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onaco, Menlo, 'Ubuntu Mono', '" svg:font-family="Monaco, Menlo, 'Ubuntu Mono', '" style:font-family-generic="system"/>
    <style:font-face style:name="Apercu, apple-system, system-ui" svg:font-family="Apercu, apple-system, system-ui" style:font-family-generic="system"/>
    <style:font-face style:name="Apercu, apple-system, BlinkMacS" svg:font-family="Apercu, apple-system, BlinkMacS" style:font-family-generic="system"/>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1" style:master-page-name="MP0" style:family="paragraph">
      <style:paragraph-properties fo:break-before="page" fo:margin-top="0in" fo:margin-bottom="0in" fo:line-height="120%"/>
      <style:text-properties style:font-name="Arial" style:font-name-complex="Arial" fo:font-weight="normal" style:font-weight-asian="normal" fo:color="#111111"/>
    </style:style>
    <style:style style:name="P2" style:parent-style-name="Textbody" style:family="paragraph">
      <style:paragraph-properties fo:margin-bottom="0in" fo:line-height="130%"/>
      <style:text-properties style:font-name="Arial" style:font-name-complex="Arial" fo:color="#111111"/>
    </style:style>
    <style:style style:name="P3" style:parent-style-name="Textbody" style:family="paragraph">
      <style:paragraph-properties fo:line-height="170%"/>
      <style:text-properties style:font-name="Arial" style:font-name-complex="Arial" fo:color="#111111" fo:font-size="14pt" style:font-size-asian="14pt"/>
    </style:style>
    <style:style style:name="P4" style:parent-style-name="Textbody" style:family="paragraph">
      <style:paragraph-properties fo:line-height="170%"/>
      <style:text-properties style:font-name="Arial" style:font-name-complex="Arial" fo:color="#111111" fo:font-size="14pt" style:font-size-asian="14pt"/>
    </style:style>
    <style:style style:name="P5" style:parent-style-name="Textbody" style:family="paragraph">
      <style:paragraph-properties fo:margin-bottom="0in" fo:line-height="170%" fo:margin-left="0in" fo:text-indent="0in">
        <style:tab-stops/>
      </style:paragraph-properties>
      <style:text-properties style:font-name="Arial" style:font-name-complex="Arial" fo:color="#111111" fo:font-size="14pt" style:font-size-asian="14pt"/>
    </style:style>
    <style:style style:name="P6" style:parent-style-name="Textbody" style:family="paragraph">
      <style:paragraph-properties fo:margin-bottom="0in" fo:line-height="170%" fo:margin-left="0in" fo:text-indent="0in">
        <style:tab-stops/>
      </style:paragraph-properties>
      <style:text-properties style:font-name="Arial" style:font-name-complex="Arial" fo:color="#111111" fo:font-size="14pt" style:font-size-asian="14pt"/>
    </style:style>
    <style:style style:name="P7" style:parent-style-name="Textbody" style:family="paragraph">
      <style:paragraph-properties fo:margin-bottom="0in" fo:line-height="170%" fo:margin-left="0in" fo:text-indent="0in">
        <style:tab-stops/>
      </style:paragraph-properties>
      <style:text-properties style:font-name="Arial" style:font-name-complex="Arial" fo:color="#111111" fo:font-size="14pt" style:font-size-asian="14pt"/>
    </style:style>
    <style:style style:name="P8" style:parent-style-name="Textbody" style:family="paragraph">
      <style:paragraph-properties fo:margin-bottom="0in" fo:line-height="170%" fo:margin-left="0in" fo:text-indent="0in">
        <style:tab-stops/>
      </style:paragraph-properties>
      <style:text-properties style:font-name="Arial" style:font-name-complex="Arial" fo:color="#111111" fo:font-size="14pt" style:font-size-asian="14pt"/>
    </style:style>
    <style:style style:name="P9" style:parent-style-name="Textbody" style:family="paragraph">
      <style:paragraph-properties fo:margin-bottom="0in" fo:line-height="170%" fo:margin-left="0in" fo:text-indent="0in">
        <style:tab-stops/>
      </style:paragraph-properties>
      <style:text-properties style:font-name="Arial" style:font-name-complex="Arial" fo:color="#111111" fo:font-size="14pt" style:font-size-asian="14pt"/>
    </style:style>
    <style:style style:name="P10" style:parent-style-name="Textbody" style:family="paragraph">
      <style:paragraph-properties fo:line-height="170%"/>
      <style:text-properties style:font-name="Arial" style:font-name-complex="Arial" fo:color="#111111" fo:font-size="14pt" style:font-size-asian="14pt"/>
    </style:style>
    <style:style style:name="P11" style:parent-style-name="Textbody" style:family="paragraph">
      <style:paragraph-properties fo:margin-bottom="0in" fo:line-height="170%"/>
    </style:style>
    <style:style style:name="T12" style:parent-style-name="Policepardéfaut" style:family="text">
      <style:text-properties style:font-name="Arial" style:font-name-complex="Arial" fo:color="#111111" fo:font-size="14pt" style:font-size-asian="14pt"/>
    </style:style>
    <style:style style:name="T13" style:parent-style-name="Policepardéfaut" style:family="text">
      <style:text-properties style:font-name="Arial" style:font-name-complex="Arial" fo:color="#111111" fo:font-size="14pt" style:font-size-asian="14pt" style:text-underline-type="single" style:text-underline-style="solid" style:text-underline-width="auto" style:text-underline-mode="continuous"/>
    </style:style>
    <style:style style:name="T14" style:parent-style-name="Policepardéfaut" style:family="text">
      <style:text-properties style:font-name="Arial" style:font-name-complex="Arial" fo:color="#111111" fo:font-size="14pt" style:font-size-asian="14pt"/>
    </style:style>
    <style:style style:name="T15" style:parent-style-name="Policepardéfaut" style:family="text">
      <style:text-properties style:font-name="Arial" style:font-name-complex="Arial" fo:color="#111111" fo:font-size="14pt" style:font-size-asian="14pt"/>
    </style:style>
    <style:style style:name="T16" style:parent-style-name="Policepardéfaut" style:family="text">
      <style:text-properties style:font-name="Arial" style:font-name-complex="Arial" fo:color="#111111" fo:font-size="14pt" style:font-size-asian="14pt" style:text-underline-type="single" style:text-underline-style="solid" style:text-underline-width="auto" style:text-underline-mode="continuous"/>
    </style:style>
    <style:style style:name="T17" style:parent-style-name="Policepardéfaut" style:family="text">
      <style:text-properties style:font-name="Arial" style:font-name-complex="Arial" fo:color="#111111" fo:font-size="14pt" style:font-size-asian="14pt"/>
    </style:style>
    <style:style style:name="T18" style:parent-style-name="Policepardéfaut" style:family="text">
      <style:text-properties style:font-name="Arial" style:font-name-complex="Arial" fo:color="#111111" fo:font-size="14pt" style:font-size-asian="14pt"/>
    </style:style>
    <style:style style:name="P19" style:parent-style-name="Titre1" style:family="paragraph">
      <style:text-properties style:font-name="Arial" style:font-name-complex="Arial" fo:font-weight="normal" style:font-weight-asian="normal" fo:color="#111111"/>
    </style:style>
    <style:style style:name="P20" style:parent-style-name="Textbody" style:family="paragraph">
      <style:paragraph-properties fo:margin-bottom="0in" fo:line-height="130%"/>
      <style:text-properties style:font-name="Arial" style:font-name-complex="Arial" fo:color="#111111"/>
    </style:style>
    <style:style style:name="P21" style:parent-style-name="Titre2" style:family="paragraph">
      <style:paragraph-properties fo:margin-top="0in" fo:margin-bottom="0.0972in" fo:line-height="120%"/>
      <style:text-properties style:font-name="Arial" style:font-name-complex="Arial" fo:color="#111111" fo:font-size="14pt" style:font-size-asian="14pt"/>
    </style:style>
    <style:style style:name="P22" style:parent-style-name="Textbody" style:family="paragraph">
      <style:paragraph-properties fo:line-height="170%"/>
      <style:text-properties style:font-name="Arial" style:font-name-complex="Arial" fo:color="#111111" fo:font-size="14pt" style:font-size-asian="14pt"/>
    </style:style>
    <style:style style:name="P23" style:parent-style-name="Textbody" style:family="paragraph">
      <style:paragraph-properties fo:line-height="170%"/>
    </style:style>
    <style:style style:name="T24" style:parent-style-name="Policepardéfaut" style:family="text">
      <style:text-properties style:font-name="Arial" style:font-name-complex="Arial" fo:color="#111111" fo:font-size="14pt" style:font-size-asian="14pt"/>
    </style:style>
    <style:style style:name="T25" style:parent-style-name="Policepardéfaut" style:family="text">
      <style:text-properties style:font-name="Arial" style:font-name-complex="Arial" fo:color="#111111" fo:font-size="14pt" style:font-size-asian="14pt"/>
    </style:style>
    <style:style style:name="T26" style:parent-style-name="Accentuation" style:family="text">
      <style:text-properties style:font-name="Arial" style:font-name-complex="Arial" fo:font-style="normal" style:font-style-asian="normal" fo:font-size="14pt" style:font-size-asian="14pt"/>
    </style:style>
    <style:style style:name="T27" style:parent-style-name="Policepardéfaut" style:family="text">
      <style:text-properties style:font-name="Arial" style:font-name-complex="Arial" fo:color="#111111" fo:font-size="14pt" style:font-size-asian="14pt"/>
    </style:style>
    <style:style style:name="P28" style:parent-style-name="Textbody" style:family="paragraph">
      <style:paragraph-properties fo:line-height="170%"/>
    </style:style>
    <style:style style:name="T29" style:parent-style-name="Policepardéfaut" style:family="text">
      <style:text-properties style:font-name="Arial" style:font-name-complex="Arial" fo:color="#111111" fo:font-size="14pt" style:font-size-asian="14pt"/>
    </style:style>
    <style:style style:name="T30" style:parent-style-name="Accentuation" style:family="text">
      <style:text-properties style:font-name="Arial" style:font-name-complex="Arial" fo:font-style="normal" style:font-style-asian="normal" fo:font-size="14pt" style:font-size-asian="14pt"/>
    </style:style>
    <style:style style:name="T31" style:parent-style-name="Policepardéfaut" style:family="text">
      <style:text-properties style:font-name="Arial" style:font-name-complex="Arial" fo:color="#111111" fo:font-size="14pt" style:font-size-asian="14pt"/>
    </style:style>
    <style:style style:name="T32" style:parent-style-name="Accentuation" style:family="text">
      <style:text-properties style:font-name="Arial" style:font-name-complex="Arial" fo:font-style="normal" style:font-style-asian="normal" fo:font-size="14pt" style:font-size-asian="14pt"/>
    </style:style>
    <style:style style:name="T33" style:parent-style-name="Policepardéfaut" style:family="text">
      <style:text-properties style:font-name="Arial" style:font-name-complex="Arial" fo:color="#111111" fo:font-size="14pt" style:font-size-asian="14pt"/>
    </style:style>
    <style:style style:name="T34" style:parent-style-name="Policepardéfaut" style:family="text">
      <style:text-properties style:font-name="Arial" style:font-name-complex="Arial" fo:color="#111111" fo:font-size="14pt" style:font-size-asian="14pt"/>
    </style:style>
    <style:style style:name="P35" style:parent-style-name="Titre2" style:family="paragraph">
      <style:paragraph-properties fo:line-height="120%"/>
      <style:text-properties style:font-name="Arial" style:font-name-complex="Arial" fo:color="#111111" fo:font-size="14pt" style:font-size-asian="14pt"/>
    </style:style>
    <style:style style:name="P36" style:parent-style-name="Textbody" style:family="paragraph">
      <style:paragraph-properties fo:line-height="170%"/>
    </style:style>
    <style:style style:name="T37" style:parent-style-name="Policepardéfaut" style:family="text">
      <style:text-properties style:font-name="Arial" style:font-name-complex="Arial" fo:color="#111111" fo:font-size="14pt" style:font-size-asian="14pt"/>
    </style:style>
    <style:style style:name="T38" style:parent-style-name="Policepardéfaut" style:family="text">
      <style:text-properties style:font-name="Arial" style:font-name-complex="Arial" fo:color="#111111" fo:font-size="14pt" style:font-size-asian="14pt"/>
    </style:style>
    <style:style style:name="T39" style:parent-style-name="Accentuation" style:family="text">
      <style:text-properties style:font-name="Arial" style:font-name-complex="Arial" fo:font-style="normal" style:font-style-asian="normal" fo:font-size="14pt" style:font-size-asian="14pt"/>
    </style:style>
    <style:style style:name="T40" style:parent-style-name="Policepardéfaut" style:family="text">
      <style:text-properties style:font-name="Arial" style:font-name-complex="Arial" fo:color="#111111" fo:font-size="14pt" style:font-size-asian="14pt"/>
    </style:style>
    <style:style style:name="P41" style:parent-style-name="Textbody" style:family="paragraph">
      <style:paragraph-properties fo:line-height="170%"/>
    </style:style>
    <style:style style:name="T42" style:parent-style-name="Policepardéfaut" style:family="text">
      <style:text-properties style:font-name="Arial" style:font-name-complex="Arial" fo:color="#111111" fo:font-size="14pt" style:font-size-asian="14pt"/>
    </style:style>
    <style:style style:name="T43" style:parent-style-name="Accentuation" style:family="text">
      <style:text-properties style:font-name="Arial" style:font-name-complex="Arial" fo:font-style="normal" style:font-style-asian="normal" fo:font-size="14pt" style:font-size-asian="14pt"/>
    </style:style>
    <style:style style:name="T44" style:parent-style-name="Policepardéfaut" style:family="text">
      <style:text-properties style:font-name="Arial" style:font-name-complex="Arial" fo:color="#111111" fo:font-size="14pt" style:font-size-asian="14pt"/>
    </style:style>
    <style:style style:name="T45" style:parent-style-name="Policepardéfaut" style:family="text">
      <style:text-properties style:font-name="Arial" style:font-name-complex="Arial" fo:color="#111111" fo:font-size="14pt" style:font-size-asian="14pt"/>
    </style:style>
    <style:style style:name="T46" style:parent-style-name="Accentuation" style:family="text">
      <style:text-properties style:font-name="Arial" style:font-name-complex="Arial" fo:font-style="normal" style:font-style-asian="normal" fo:font-size="14pt" style:font-size-asian="14pt"/>
    </style:style>
    <style:style style:name="T47" style:parent-style-name="Policepardéfaut" style:family="text">
      <style:text-properties style:font-name="Arial" style:font-name-complex="Arial" fo:color="#111111" fo:font-size="14pt" style:font-size-asian="14pt"/>
    </style:style>
    <style:style style:name="P48" style:parent-style-name="Titre2" style:family="paragraph">
      <style:paragraph-properties fo:line-height="120%"/>
      <style:text-properties style:font-name="Arial" style:font-name-complex="Arial" fo:color="#111111" fo:font-size="14pt" style:font-size-asian="14pt"/>
    </style:style>
    <style:style style:name="P49" style:parent-style-name="Textbody" style:family="paragraph">
      <style:paragraph-properties fo:line-height="170%"/>
    </style:style>
    <style:style style:name="T50" style:parent-style-name="Policepardéfaut" style:family="text">
      <style:text-properties style:font-name="Arial" style:font-name-complex="Arial" fo:color="#111111" fo:font-size="14pt" style:font-size-asian="14pt"/>
    </style:style>
    <style:style style:name="T51" style:parent-style-name="Accentuation" style:family="text">
      <style:text-properties style:font-name="Arial" style:font-name-complex="Arial" fo:font-style="normal" style:font-style-asian="normal" fo:font-size="14pt" style:font-size-asian="14pt"/>
    </style:style>
    <style:style style:name="T52" style:parent-style-name="Policepardéfaut" style:family="text">
      <style:text-properties style:font-name="Arial" style:font-name-complex="Arial" fo:color="#111111" fo:font-size="14pt" style:font-size-asian="14pt"/>
    </style:style>
    <style:style style:name="T53" style:parent-style-name="Policepardéfaut" style:family="text">
      <style:text-properties style:font-name="Arial" style:font-name-complex="Arial" fo:color="#111111" fo:font-size="14pt" style:font-size-asian="14pt"/>
    </style:style>
    <style:style style:name="T54" style:parent-style-name="Policepardéfaut" style:family="text">
      <style:text-properties style:font-name="Arial" style:font-name-complex="Arial" fo:color="#111111" fo:font-size="14pt" style:font-size-asian="14pt"/>
    </style:style>
    <style:style style:name="T55" style:parent-style-name="SourceText" style:family="text">
      <style:text-properties style:font-name="Arial" style:font-name-asian="Monaco, Menlo, 'Ubuntu Mono', '" style:font-name-complex="Arial" fo:font-size="14pt" style:font-size-asian="14pt" fo:background-color="#211E2F" fo:language="en" fo:country="US"/>
    </style:style>
    <style:style style:name="P56" style:parent-style-name="Textbody" style:family="paragraph">
      <style:paragraph-properties fo:line-height="170%"/>
      <style:text-properties style:font-name="Arial" style:font-name-complex="Arial" fo:color="#111111" fo:font-size="14pt" style:font-size-asian="14pt"/>
    </style:style>
    <style:style style:name="T57" style:parent-style-name="SourceText" style:family="text">
      <style:text-properties style:font-name="Arial" style:font-name-asian="Monaco, Menlo, 'Ubuntu Mono', '" style:font-name-complex="Arial" fo:font-size="14pt" style:font-size-asian="14pt" fo:background-color="#211E2F" fo:language="en" fo:country="US"/>
    </style:style>
    <style:style style:name="T58" style:parent-style-name="SourceText" style:family="text">
      <style:text-properties style:font-name="Arial" style:font-name-asian="Monaco, Menlo, 'Ubuntu Mono', '" style:font-name-complex="Arial" fo:font-size="14pt" style:font-size-asian="14pt" fo:background-color="#211E2F" fo:language="en" fo:country="US"/>
    </style:style>
    <style:style style:name="P59" style:parent-style-name="Textbody" style:family="paragraph">
      <style:paragraph-properties fo:line-height="170%"/>
      <style:text-properties style:font-name="Arial" style:font-name-complex="Arial" fo:color="#111111" fo:font-size="14pt" style:font-size-asian="14pt"/>
    </style:style>
    <style:style style:name="P60" style:parent-style-name="Titre2" style:family="paragraph">
      <style:paragraph-properties fo:line-height="120%"/>
      <style:text-properties style:font-name="Arial" style:font-name-complex="Arial" fo:color="#111111" fo:font-size="14pt" style:font-size-asian="14pt"/>
    </style:style>
    <style:style style:name="P61" style:parent-style-name="Textbody" style:family="paragraph">
      <style:paragraph-properties fo:line-height="170%"/>
      <style:text-properties style:font-name="Arial" style:font-name-complex="Arial" fo:color="#111111" fo:font-size="14pt" style:font-size-asian="14pt"/>
    </style:style>
    <style:style style:name="P62" style:parent-style-name="Textbody" style:family="paragraph">
      <style:paragraph-properties fo:line-height="170%"/>
      <style:text-properties style:font-name="Arial" style:font-name-complex="Arial" fo:color="#111111" fo:font-size="14pt" style:font-size-asian="14pt"/>
    </style:style>
    <style:style style:name="P63" style:parent-style-name="Textbody" style:family="paragraph">
      <style:paragraph-properties fo:margin-bottom="0in" fo:line-height="150%"/>
      <style:text-properties style:font-name="Arial" style:font-name-complex="Arial" fo:color="#111111" fo:font-size="14pt" style:font-size-asian="14pt"/>
    </style:style>
    <style:style style:name="S1" style:family="section">
      <style:section-properties fo:margin-left="0in" fo:margin-right="0in" style:writing-mode="lr-tb"/>
    </style:style>
    <style:style style:name="P64" style:parent-style-name="Textbody" style:family="paragraph">
      <style:paragraph-properties fo:margin-bottom="0in" fo:line-height="160%"/>
      <style:text-properties style:font-name="Arial" style:font-name-complex="Arial" fo:color="#111111"/>
    </style:style>
    <style:style style:name="P65" style:parent-style-name="Textbody" style:family="paragraph">
      <style:paragraph-properties fo:margin-bottom="0in" fo:line-height="150%"/>
      <style:text-properties style:font-name="Arial" style:font-name-complex="Arial" fo:color="#111111" fo:font-size="14pt" style:font-size-asian="14pt"/>
    </style:style>
    <style:style style:name="P66" style:parent-style-name="Textbody" style:family="paragraph">
      <style:text-properties style:font-name="Arial" style:font-name-complex="Arial" fo:color="#111111" fo:font-size="14pt" style:font-size-asian="14pt"/>
    </style:style>
    <style:style style:name="P67" style:parent-style-name="Textbody" style:family="paragraph">
      <style:paragraph-properties fo:margin-bottom="0in" fo:line-height="160%"/>
      <style:text-properties style:font-name="Arial" style:font-name-complex="Arial" fo:color="#111111" fo:font-size="14pt" style:font-size-asian="14pt"/>
    </style:style>
    <style:style style:name="S2" style:family="section">
      <style:section-properties fo:margin-left="0in" fo:margin-right="0in" style:writing-mode="lr-tb"/>
    </style:style>
    <style:style style:name="P68" style:parent-style-name="Titre2" style:family="paragraph">
      <style:paragraph-properties fo:line-height="120%"/>
      <style:text-properties style:font-name="Arial" style:font-name-asian="Apercu, apple-system, system-ui" style:font-name-complex="Arial" fo:font-weight="normal" style:font-weight-asian="normal" style:font-weight-complex="normal" fo:color="#111111" fo:font-size="14pt" style:font-size-asian="14pt" style:font-size-complex="14pt"/>
    </style:style>
    <style:style style:name="P69" style:parent-style-name="Textbody" style:family="paragraph">
      <style:paragraph-properties fo:margin-bottom="0in" fo:line-height="170%"/>
      <style:text-properties style:font-name="Arial" style:font-name-complex="Arial" fo:color="#111111" fo:font-size="14pt" style:font-size-asian="14pt"/>
    </style:style>
    <style:style style:name="P70" style:parent-style-name="Standard" style:family="paragraph">
      <style:text-properties style:font-name="Arial" style:font-name-complex="Arial" fo:color="#111111"/>
    </style:style>
    <style:style style:name="P71" style:parent-style-name="Titre1" style:family="paragraph">
      <style:text-properties style:font-name="Arial" style:font-name-complex="Arial" fo:font-weight="normal" style:font-weight-asian="normal" fo:color="#111111"/>
    </style:style>
    <style:style style:name="P72" style:parent-style-name="Textbody" style:family="paragraph">
      <style:paragraph-properties fo:margin-bottom="0in" fo:line-height="130%"/>
      <style:text-properties style:font-name="Arial" style:font-name-complex="Arial" fo:color="#111111"/>
    </style:style>
    <style:style style:name="P73" style:parent-style-name="Titre2" style:family="paragraph">
      <style:paragraph-properties fo:margin-top="0in" fo:margin-bottom="0.0972in" fo:line-height="120%"/>
      <style:text-properties style:font-name="Arial" style:font-name-complex="Arial" fo:color="#111111" fo:font-size="14pt" style:font-size-asian="14pt"/>
    </style:style>
    <style:style style:name="P74" style:parent-style-name="Textbody" style:family="paragraph">
      <style:paragraph-properties fo:line-height="170%"/>
    </style:style>
    <style:style style:name="T75" style:parent-style-name="Policepardéfaut" style:family="text">
      <style:text-properties style:font-name="Arial" style:font-name-complex="Arial" fo:color="#111111" fo:font-size="14pt" style:font-size-asian="14pt"/>
    </style:style>
    <style:style style:name="T76" style:parent-style-name="Policepardéfaut" style:family="text">
      <style:text-properties style:font-name="Arial" style:font-name-complex="Arial" fo:color="#111111" fo:font-size="14pt" style:font-size-asian="14pt"/>
    </style:style>
    <style:style style:name="T77" style:parent-style-name="Policepardéfaut" style:family="text">
      <style:text-properties style:font-name="Arial" style:font-name-complex="Arial" fo:color="#111111" fo:font-size="14pt" style:font-size-asian="14pt"/>
    </style:style>
    <style:style style:name="T78" style:parent-style-name="Accentuation" style:family="text">
      <style:text-properties style:font-name="Arial" style:font-name-complex="Arial" fo:font-style="normal" style:font-style-asian="normal" fo:font-size="14pt" style:font-size-asian="14pt"/>
    </style:style>
    <style:style style:name="T79" style:parent-style-name="Policepardéfaut" style:family="text">
      <style:text-properties style:font-name="Arial" style:font-name-complex="Arial" fo:color="#111111" fo:font-size="14pt" style:font-size-asian="14pt"/>
    </style:style>
    <style:style style:name="T80" style:parent-style-name="Policepardéfaut" style:family="text">
      <style:text-properties style:font-name="Arial" style:font-name-complex="Arial" fo:color="#111111" fo:font-size="14pt" style:font-size-asian="14pt"/>
    </style:style>
    <style:style style:name="P81" style:parent-style-name="Textbody" style:family="paragraph">
      <style:paragraph-properties fo:line-height="170%"/>
      <style:text-properties style:font-name="Arial" style:font-name-complex="Arial" fo:color="#111111" fo:font-size="14pt" style:font-size-asian="14pt"/>
    </style:style>
    <style:style style:name="P82" style:parent-style-name="Titre2" style:family="paragraph">
      <style:paragraph-properties fo:line-height="120%"/>
      <style:text-properties style:font-name="Arial" style:font-name-complex="Arial" fo:color="#111111" fo:font-size="14pt" style:font-size-asian="14pt"/>
    </style:style>
    <style:style style:name="P83" style:parent-style-name="Textbody" style:family="paragraph">
      <style:paragraph-properties fo:line-height="170%"/>
    </style:style>
    <style:style style:name="T84" style:parent-style-name="Policepardéfaut" style:family="text">
      <style:text-properties style:font-name="Arial" style:font-name-complex="Arial" fo:color="#111111" fo:font-size="14pt" style:font-size-asian="14pt"/>
    </style:style>
    <style:style style:name="T85" style:parent-style-name="Accentuation" style:family="text">
      <style:text-properties style:font-name="Arial" style:font-name-complex="Arial" fo:font-style="normal" style:font-style-asian="normal" fo:font-size="14pt" style:font-size-asian="14pt"/>
    </style:style>
    <style:style style:name="T86" style:parent-style-name="Policepardéfaut" style:family="text">
      <style:text-properties style:font-name="Arial" style:font-name-complex="Arial" fo:color="#111111" fo:font-size="14pt" style:font-size-asian="14pt"/>
    </style:style>
    <style:style style:name="T87" style:parent-style-name="Policepardéfaut" style:family="text">
      <style:text-properties style:font-name="Arial" style:font-name-complex="Arial" fo:color="#111111" fo:font-size="14pt" style:font-size-asian="14pt"/>
    </style:style>
    <style:style style:name="T88" style:parent-style-name="Accentuation" style:family="text">
      <style:text-properties style:font-name="Arial" style:font-name-complex="Arial" fo:font-style="normal" style:font-style-asian="normal" fo:font-size="14pt" style:font-size-asian="14pt"/>
    </style:style>
    <style:style style:name="T89" style:parent-style-name="Policepardéfaut" style:family="text">
      <style:text-properties style:font-name="Arial" style:font-name-complex="Arial" fo:color="#111111" fo:font-size="14pt" style:font-size-asian="14pt"/>
    </style:style>
    <style:style style:name="T90" style:parent-style-name="Policepardéfaut" style:family="text">
      <style:text-properties style:font-name="Arial" style:font-name-complex="Arial" fo:color="#111111" fo:font-size="14pt" style:font-size-asian="14pt"/>
    </style:style>
    <style:style style:name="T91" style:parent-style-name="Policepardéfaut" style:family="text">
      <style:text-properties style:font-name="Arial" style:font-name-complex="Arial" fo:color="#111111" fo:font-size="14pt" style:font-size-asian="14pt"/>
    </style:style>
    <style:style style:name="P92" style:parent-style-name="Titre3" style:family="paragraph">
      <style:paragraph-properties fo:line-height="120%"/>
      <style:text-properties style:font-name="Arial" style:font-name-complex="Arial" fo:color="#111111"/>
    </style:style>
    <style:style style:name="P93" style:parent-style-name="Textbody" style:family="paragraph">
      <style:paragraph-properties fo:line-height="170%"/>
    </style:style>
    <style:style style:name="T94" style:parent-style-name="Policepardéfaut" style:family="text">
      <style:text-properties style:font-name="Arial" style:font-name-complex="Arial" fo:color="#111111" fo:font-size="14pt" style:font-size-asian="14pt"/>
    </style:style>
    <style:style style:name="T95" style:parent-style-name="Accentuation" style:family="text">
      <style:text-properties style:font-name="Arial" style:font-name-complex="Arial" fo:font-style="normal" style:font-style-asian="normal" fo:font-size="14pt" style:font-size-asian="14pt"/>
    </style:style>
    <style:style style:name="T96" style:parent-style-name="Policepardéfaut" style:family="text">
      <style:text-properties style:font-name="Arial" style:font-name-complex="Arial" fo:color="#111111" fo:font-size="14pt" style:font-size-asian="14pt"/>
    </style:style>
    <style:style style:name="T97" style:parent-style-name="Policepardéfaut" style:family="text">
      <style:text-properties style:font-name="Arial" style:font-name-complex="Arial" fo:color="#111111" fo:font-size="14pt" style:font-size-asian="14pt"/>
    </style:style>
    <style:style style:name="T98" style:parent-style-name="Policepardéfaut" style:family="text">
      <style:text-properties style:font-name="Arial" style:font-name-complex="Arial" fo:color="#111111" fo:font-size="14pt" style:font-size-asian="14pt" fo:language="en" fo:country="US"/>
    </style:style>
    <style:style style:name="T99"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10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01"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10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03"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0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05" style:parent-style-name="SourceText" style:family="text">
      <style:text-properties style:font-name="Arial" style:font-name-complex="Arial" fo:color="#FFFFFF" fo:background-color="#211E2F" fo:language="en" fo:country="US"/>
    </style:style>
    <style:style style:name="T106"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10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08"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10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1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1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12" style:parent-style-name="SourceText" style:family="text">
      <style:text-properties style:font-name="Arial" style:font-name-asian="Monaco, Menlo, 'Ubuntu Mono', '" style:font-name-complex="Arial" fo:color="#FFFFFF" fo:font-size="14pt" style:font-size-asian="14pt" fo:background-color="#211E2F"/>
    </style:style>
    <style:style style:name="P113" style:parent-style-name="Textbody" style:family="paragraph">
      <style:paragraph-properties fo:margin-bottom="0in" fo:line-height="170%"/>
    </style:style>
    <style:style style:name="T114" style:parent-style-name="Policepardéfaut" style:family="text">
      <style:text-properties style:font-name="Arial" style:font-name-complex="Arial" fo:color="#FFFFFF" fo:font-size="14pt" style:font-size-asian="14pt"/>
    </style:style>
    <style:style style:name="T115" style:parent-style-name="Policepardéfaut" style:family="text">
      <style:text-properties style:font-name="Arial" style:font-name-complex="Arial" fo:color="#FFFFFF" fo:font-size="14pt" style:font-size-asian="14pt"/>
    </style:style>
    <style:style style:name="T116" style:parent-style-name="SourceText" style:family="text">
      <style:text-properties style:font-name="Arial" style:font-name-asian="Monaco, Menlo, 'Ubuntu Mono', '" style:font-name-complex="Arial" fo:color="#4FE0B0" fo:font-size="14pt" style:font-size-asian="14pt"/>
    </style:style>
    <style:style style:name="T117" style:parent-style-name="Policepardéfaut" style:family="text">
      <style:text-properties style:font-name="Arial" style:font-name-complex="Arial" fo:color="#FFFFFF" fo:font-size="14pt" style:font-size-asian="14pt"/>
    </style:style>
    <style:style style:name="T118" style:parent-style-name="Policepardéfaut" style:family="text">
      <style:text-properties style:font-name="Arial" style:font-name-complex="Arial" fo:font-size="14pt" style:font-size-asian="14pt"/>
    </style:style>
    <style:style style:name="T119" style:parent-style-name="Policepardéfaut" style:family="text">
      <style:text-properties style:font-name="Arial" style:font-name-complex="Arial" fo:color="#111111" fo:font-size="14pt" style:font-size-asian="14pt"/>
    </style:style>
    <style:style style:name="T120" style:parent-style-name="Policepardéfaut" style:family="text">
      <style:text-properties style:font-name="Arial" style:font-name-complex="Arial" fo:color="#FFFFFF" fo:font-size="14pt" style:font-size-asian="14pt"/>
    </style:style>
    <style:style style:name="T121" style:parent-style-name="Policepardéfaut" style:family="text">
      <style:text-properties style:font-name="Arial" style:font-name-complex="Arial" fo:color="#111111" fo:font-size="14pt" style:font-size-asian="14pt"/>
    </style:style>
    <style:style style:name="T122" style:parent-style-name="Policepardéfaut" style:family="text">
      <style:text-properties style:font-name="Arial" style:font-name-complex="Arial" fo:color="#FFFFFF" fo:font-size="14pt" style:font-size-asian="14pt"/>
    </style:style>
    <style:style style:name="T123" style:parent-style-name="SourceText" style:family="text">
      <style:text-properties style:font-name="Arial" style:font-name-asian="Monaco, Menlo, 'Ubuntu Mono', '" style:font-name-complex="Arial" fo:color="#4FE0B0" fo:font-size="14pt" style:font-size-asian="14pt"/>
    </style:style>
    <style:style style:name="T124" style:parent-style-name="Policepardéfaut" style:family="text">
      <style:text-properties style:font-name="Arial" style:font-name-complex="Arial" fo:color="#111111" fo:font-size="14pt" style:font-size-asian="14pt"/>
    </style:style>
    <style:style style:name="P125" style:parent-style-name="Titre3" style:family="paragraph">
      <style:paragraph-properties fo:line-height="120%"/>
      <style:text-properties style:font-name="Arial" style:font-name-complex="Arial" fo:color="#111111"/>
    </style:style>
    <style:style style:name="P126" style:parent-style-name="Textbody" style:family="paragraph">
      <style:paragraph-properties fo:margin-bottom="0in" fo:line-height="170%"/>
    </style:style>
    <style:style style:name="T127" style:parent-style-name="Policepardéfaut" style:family="text">
      <style:text-properties style:font-name="Arial" style:font-name-complex="Arial" fo:color="#111111" fo:font-size="14pt" style:font-size-asian="14pt"/>
    </style:style>
    <style:style style:name="T128" style:parent-style-name="Policepardéfaut" style:family="text">
      <style:text-properties style:font-name="Arial" style:font-name-complex="Arial" fo:color="#111111" fo:font-size="14pt" style:font-size-asian="14pt"/>
    </style:style>
    <style:style style:name="T129" style:parent-style-name="Policepardéfaut" style:family="text">
      <style:text-properties style:font-name="Arial" style:font-name-complex="Arial" fo:color="#FFFFFF" fo:font-size="14pt" style:font-size-asian="14pt"/>
    </style:style>
    <style:style style:name="T130" style:parent-style-name="SourceText" style:family="text">
      <style:text-properties style:font-name="Arial" style:font-name-asian="Monaco, Menlo, 'Ubuntu Mono', '" style:font-name-complex="Arial" fo:color="#4FE0B0" fo:font-size="14pt" style:font-size-asian="14pt" style:text-underline-type="single" style:text-underline-style="solid" style:text-underline-width="auto" style:text-underline-mode="continuous"/>
    </style:style>
    <style:style style:name="T131" style:parent-style-name="Policepardéfaut" style:family="text">
      <style:text-properties style:font-name="Arial" style:font-name-complex="Arial" fo:color="#FFFFFF" fo:font-size="14pt" style:font-size-asian="14pt"/>
    </style:style>
    <style:style style:name="T132" style:parent-style-name="Policepardéfaut" style:family="text">
      <style:text-properties style:font-name="Arial" style:font-name-complex="Arial" fo:font-size="14pt" style:font-size-asian="14pt"/>
    </style:style>
    <style:style style:name="P133" style:parent-style-name="Textbody" style:family="paragraph">
      <style:paragraph-properties fo:margin-bottom="0in" fo:line-height="170%"/>
    </style:style>
    <style:style style:name="T134" style:parent-style-name="Policepardéfaut" style:family="text">
      <style:text-properties style:font-name="Arial" style:font-name-complex="Arial" fo:color="#111111" fo:font-size="14pt" style:font-size-asian="14pt"/>
    </style:style>
    <style:style style:name="T135" style:parent-style-name="Policepardéfaut" style:family="text">
      <style:text-properties style:font-name="Arial" style:font-name-complex="Arial" fo:color="#FFFFFF" fo:font-size="14pt" style:font-size-asian="14pt"/>
    </style:style>
    <style:style style:name="T136" style:parent-style-name="SourceText" style:family="text">
      <style:text-properties style:font-name="Arial" style:font-name-asian="Monaco, Menlo, 'Ubuntu Mono', '" style:font-name-complex="Arial" fo:color="#4FE0B0" fo:font-size="14pt" style:font-size-asian="14pt"/>
    </style:style>
    <style:style style:name="T137" style:parent-style-name="Policepardéfaut" style:family="text">
      <style:text-properties style:font-name="Arial" style:font-name-complex="Arial" fo:font-size="14pt" style:font-size-asian="14pt"/>
    </style:style>
    <style:style style:name="T138" style:parent-style-name="Policepardéfaut" style:family="text">
      <style:text-properties style:font-name="Arial" style:font-name-complex="Arial" fo:color="#111111" fo:font-size="14pt" style:font-size-asian="14pt"/>
    </style:style>
    <style:style style:name="T139" style:parent-style-name="Policepardéfaut" style:family="text">
      <style:text-properties style:font-name="Arial" style:font-name-complex="Arial" fo:color="#111111" fo:font-size="14pt" style:font-size-asian="14pt"/>
    </style:style>
    <style:style style:name="T140" style:parent-style-name="Policepardéfaut" style:family="text">
      <style:text-properties style:font-name="Arial" style:font-name-complex="Arial" fo:color="#FFFFFF" fo:font-size="14pt" style:font-size-asian="14pt"/>
    </style:style>
    <style:style style:name="T141" style:parent-style-name="Policepardéfaut" style:family="text">
      <style:text-properties style:font-name="Arial" style:font-name-complex="Arial" fo:color="#111111" fo:font-size="14pt" style:font-size-asian="14pt"/>
    </style:style>
    <style:style style:name="T142" style:parent-style-name="Policepardéfaut" style:family="text">
      <style:text-properties style:font-name="Arial" style:font-name-complex="Arial" fo:color="#111111" fo:font-size="14pt" style:font-size-asian="14pt" fo:language="en" fo:country="US"/>
    </style:style>
    <style:style style:name="T143"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14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5" style:parent-style-name="SourceText" style:family="text">
      <style:text-properties style:font-name="Arial" style:font-name-complex="Arial" fo:color="#FFFFFF" fo:background-color="#211E2F" fo:language="en" fo:country="US"/>
    </style:style>
    <style:style style:name="T146"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14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8"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14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5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5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52" style:parent-style-name="SourceText" style:family="text">
      <style:text-properties style:font-name="Arial" style:font-name-asian="Monaco, Menlo, 'Ubuntu Mono', '" style:font-name-complex="Arial" fo:color="#FFFFFF" fo:font-size="14pt" style:font-size-asian="14pt" fo:background-color="#211E2F"/>
    </style:style>
    <style:style style:name="T153" style:parent-style-name="SourceText" style:family="text">
      <style:text-properties style:font-name="Arial" style:font-name-asian="Monaco, Menlo, 'Ubuntu Mono', '" style:font-name-complex="Arial" fo:color="#FF8973" fo:font-size="14pt" style:font-size-asian="14pt" fo:background-color="#211E2F"/>
    </style:style>
    <style:style style:name="T154" style:parent-style-name="SourceText" style:family="text">
      <style:text-properties style:font-name="Arial" style:font-name-asian="Monaco, Menlo, 'Ubuntu Mono', '" style:font-name-complex="Arial" fo:color="#FFFFFF" fo:font-size="14pt" style:font-size-asian="14pt" fo:background-color="#211E2F"/>
    </style:style>
    <style:style style:name="P155" style:parent-style-name="Textbody" style:family="paragraph">
      <style:paragraph-properties fo:margin-bottom="0in" fo:line-height="170%"/>
    </style:style>
    <style:style style:name="T156" style:parent-style-name="Policepardéfaut" style:family="text">
      <style:text-properties style:font-name="Arial" style:font-name-complex="Arial" fo:color="#111111" fo:font-size="14pt" style:font-size-asian="14pt"/>
    </style:style>
    <style:style style:name="T157" style:parent-style-name="Policepardéfaut" style:family="text">
      <style:text-properties style:font-name="Arial" style:font-name-complex="Arial" fo:color="#FFFFFF" fo:font-size="14pt" style:font-size-asian="14pt"/>
    </style:style>
    <style:style style:name="T158" style:parent-style-name="SourceText" style:family="text">
      <style:text-properties style:font-name="Arial" style:font-name-asian="Monaco, Menlo, 'Ubuntu Mono', '" style:font-name-complex="Arial" fo:color="#4FE0B0" fo:font-size="14pt" style:font-size-asian="14pt"/>
    </style:style>
    <style:style style:name="T159" style:parent-style-name="Policepardéfaut" style:family="text">
      <style:text-properties style:font-name="Arial" style:font-name-complex="Arial" fo:font-size="14pt" style:font-size-asian="14pt"/>
    </style:style>
    <style:style style:name="T160" style:parent-style-name="Policepardéfaut" style:family="text">
      <style:text-properties style:font-name="Arial" style:font-name-complex="Arial" fo:color="#111111" fo:font-size="14pt" style:font-size-asian="14pt"/>
    </style:style>
    <style:style style:name="T161" style:parent-style-name="Policepardéfaut" style:family="text">
      <style:text-properties style:font-name="Arial" style:font-name-complex="Arial" fo:color="#FFFFFF" fo:font-size="14pt" style:font-size-asian="14pt"/>
    </style:style>
    <style:style style:name="T162" style:parent-style-name="Policepardéfaut" style:family="text">
      <style:text-properties style:font-name="Arial" style:font-name-complex="Arial" fo:color="#111111" fo:font-size="14pt" style:font-size-asian="14pt"/>
    </style:style>
    <style:style style:name="T163" style:parent-style-name="Policepardéfaut" style:family="text">
      <style:text-properties style:font-name="Arial" style:font-name-complex="Arial" fo:color="#111111" fo:font-size="14pt" style:font-size-asian="14pt"/>
    </style:style>
    <style:style style:name="T164" style:parent-style-name="SourceText" style:family="text">
      <style:text-properties style:font-name="Arial" style:font-name-asian="Monaco, Menlo, 'Ubuntu Mono', '" style:font-name-complex="Arial" fo:color="#4FE0B0" fo:font-size="14pt" style:font-size-asian="14pt"/>
    </style:style>
    <style:style style:name="T165" style:parent-style-name="SourceText" style:family="text">
      <style:text-properties style:font-name="Arial" style:font-name-asian="Monaco, Menlo, 'Ubuntu Mono', '" style:font-name-complex="Arial" fo:font-size="14pt" style:font-size-asian="14pt"/>
    </style:style>
    <style:style style:name="T166" style:parent-style-name="SourceText" style:family="text">
      <style:text-properties style:font-name="Arial" style:font-name-asian="Monaco, Menlo, 'Ubuntu Mono', '" style:font-name-complex="Arial" fo:color="#4FE0B0" fo:font-size="14pt" style:font-size-asian="14pt"/>
    </style:style>
    <style:style style:name="T167" style:parent-style-name="Policepardéfaut" style:family="text">
      <style:text-properties style:font-name="Arial" style:font-name-complex="Arial" fo:color="#111111" fo:font-size="14pt" style:font-size-asian="14pt"/>
    </style:style>
    <style:style style:name="T168" style:parent-style-name="SourceText" style:family="text">
      <style:text-properties style:font-name="Arial" style:font-name-asian="Monaco, Menlo, 'Ubuntu Mono', '" style:font-name-complex="Arial" fo:color="#4FE0B0" fo:font-size="14pt" style:font-size-asian="14pt"/>
    </style:style>
    <style:style style:name="T169" style:parent-style-name="Policepardéfaut" style:family="text">
      <style:text-properties style:font-name="Arial" style:font-name-complex="Arial" fo:color="#FFFFFF" fo:font-size="14pt" style:font-size-asian="14pt"/>
    </style:style>
    <style:style style:name="T170" style:parent-style-name="Policepardéfaut" style:family="text">
      <style:text-properties style:font-name="Arial" style:font-name-complex="Arial" fo:font-size="14pt" style:font-size-asian="14pt"/>
    </style:style>
    <style:style style:name="T171" style:parent-style-name="Policepardéfaut" style:family="text">
      <style:text-properties style:font-name="Arial" style:font-name-complex="Arial" fo:color="#111111" fo:font-size="14pt" style:font-size-asian="14pt"/>
    </style:style>
    <style:style style:name="T172" style:parent-style-name="Policepardéfaut" style:family="text">
      <style:text-properties style:font-name="Arial" style:font-name-complex="Arial" fo:color="#FFFFFF" fo:font-size="14pt" style:font-size-asian="14pt"/>
    </style:style>
    <style:style style:name="T173" style:parent-style-name="Policepardéfaut" style:family="text">
      <style:text-properties style:font-name="Arial" style:font-name-complex="Arial" fo:color="#111111" fo:font-size="14pt" style:font-size-asian="14pt"/>
    </style:style>
    <style:style style:name="T174" style:parent-style-name="Policepardéfaut" style:family="text">
      <style:text-properties style:font-name="Arial" style:font-name-complex="Arial" fo:color="#111111" fo:font-size="14pt" style:font-size-asian="14pt"/>
    </style:style>
    <style:style style:name="P175" style:parent-style-name="Textbody" style:family="paragraph">
      <style:paragraph-properties fo:margin-bottom="0in" fo:line-height="170%"/>
    </style:style>
    <style:style style:name="T176" style:parent-style-name="Policepardéfaut" style:family="text">
      <style:text-properties style:font-name="Arial" style:font-name-complex="Arial" fo:color="#111111" fo:font-size="14pt" style:font-size-asian="14pt"/>
    </style:style>
    <style:style style:name="T177" style:parent-style-name="SourceText" style:family="text">
      <style:text-properties style:font-name="Arial" style:font-name-asian="Monaco, Menlo, 'Ubuntu Mono', '" style:font-name-complex="Arial" fo:color="#4FE0B0" fo:font-size="14pt" style:font-size-asian="14pt"/>
    </style:style>
    <style:style style:name="T178" style:parent-style-name="Policepardéfaut" style:family="text">
      <style:text-properties style:font-name="Arial" style:font-name-complex="Arial" fo:color="#FFFFFF" fo:font-size="14pt" style:font-size-asian="14pt"/>
    </style:style>
    <style:style style:name="T179" style:parent-style-name="Policepardéfaut" style:family="text">
      <style:text-properties style:font-name="Arial" style:font-name-complex="Arial" fo:color="#111111" fo:font-size="14pt" style:font-size-asian="14pt"/>
    </style:style>
    <style:style style:name="T180" style:parent-style-name="Policepardéfaut" style:family="text">
      <style:text-properties style:font-name="Arial" style:font-name-complex="Arial" fo:color="#FFFFFF" fo:font-size="14pt" style:font-size-asian="14pt"/>
    </style:style>
    <style:style style:name="T181" style:parent-style-name="Policepardéfaut" style:family="text">
      <style:text-properties style:font-name="Arial" style:font-name-complex="Arial" fo:color="#111111" fo:font-size="14pt" style:font-size-asian="14pt"/>
    </style:style>
    <style:style style:name="T182" style:parent-style-name="Policepardéfaut" style:family="text">
      <style:text-properties style:font-name="Arial" style:font-name-complex="Arial" fo:color="#111111" fo:font-size="14pt" style:font-size-asian="14pt" fo:language="en" fo:country="US"/>
    </style:style>
    <style:style style:name="T183"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18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5" style:parent-style-name="SourceText" style:family="text">
      <style:text-properties style:font-name="Arial" style:font-name-complex="Arial" fo:color="#FFFFFF" fo:background-color="#211E2F" fo:language="en" fo:country="US"/>
    </style:style>
    <style:style style:name="T186"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18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8"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18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9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3"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19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5"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19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7"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19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9"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0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1"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20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3"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20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5"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0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P207" style:parent-style-name="Textbody" style:family="paragraph">
      <style:paragraph-properties fo:line-height="170%"/>
      <style:text-properties style:font-name="Arial" style:font-name-complex="Arial" fo:color="#111111" fo:font-size="14pt" style:font-size-asian="14pt"/>
    </style:style>
    <style:style style:name="T208" style:parent-style-name="SourceText" style:family="text">
      <style:text-properties style:font-name="Arial" style:font-name-asian="Monaco, Menlo, 'Ubuntu Mono', '" style:font-name-complex="Arial" fo:color="#FFFFFF" fo:font-size="14pt" style:font-size-asian="14pt" fo:background-color="#211E2F"/>
    </style:style>
    <style:style style:name="T20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P211" style:parent-style-name="Textbody" style:family="paragraph">
      <style:paragraph-properties fo:margin-bottom="0in" fo:line-height="170%"/>
    </style:style>
    <style:style style:name="T212" style:parent-style-name="Policepardéfaut" style:family="text">
      <style:text-properties style:font-name="Arial" style:font-name-complex="Arial" fo:color="#111111" fo:font-size="14pt" style:font-size-asian="14pt"/>
    </style:style>
    <style:style style:name="P213" style:parent-style-name="Textbody" style:family="paragraph">
      <style:paragraph-properties fo:margin-bottom="0in" fo:line-height="170%"/>
    </style:style>
    <style:style style:name="T214" style:parent-style-name="SourceText" style:family="text">
      <style:text-properties style:font-name="Arial" style:font-name-asian="Monaco, Menlo, 'Ubuntu Mono', '" style:font-name-complex="Arial" fo:color="#4FE0B0" fo:font-size="14pt" style:font-size-asian="14pt"/>
    </style:style>
    <style:style style:name="T215" style:parent-style-name="Policepardéfaut" style:family="text">
      <style:text-properties style:font-name="Arial" style:font-name-complex="Arial" fo:font-size="14pt" style:font-size-asian="14pt"/>
    </style:style>
    <style:style style:name="T216" style:parent-style-name="Policepardéfaut" style:family="text">
      <style:text-properties style:font-name="Arial" style:font-name-complex="Arial" fo:color="#111111" fo:font-size="14pt" style:font-size-asian="14pt"/>
    </style:style>
    <style:style style:name="T217" style:parent-style-name="Policepardéfaut" style:family="text">
      <style:text-properties style:font-name="Arial" style:font-name-complex="Arial" fo:color="#FFFFFF" fo:font-size="14pt" style:font-size-asian="14pt"/>
    </style:style>
    <style:style style:name="T218" style:parent-style-name="Policepardéfaut" style:family="text">
      <style:text-properties style:font-name="Arial" style:font-name-complex="Arial" fo:color="#111111" fo:font-size="14pt" style:font-size-asian="14pt"/>
    </style:style>
    <style:style style:name="T219" style:parent-style-name="SourceText" style:family="text">
      <style:text-properties style:font-name="Arial" style:font-name-asian="Monaco, Menlo, 'Ubuntu Mono', '" style:font-name-complex="Arial" fo:color="#4FE0B0" fo:font-size="14pt" style:font-size-asian="14pt"/>
    </style:style>
    <style:style style:name="T220" style:parent-style-name="Policepardéfaut" style:family="text">
      <style:text-properties style:font-name="Arial" style:font-name-complex="Arial" fo:color="#111111" fo:font-size="14pt" style:font-size-asian="14pt"/>
    </style:style>
    <style:style style:name="P221" style:parent-style-name="Textbody" style:family="paragraph">
      <style:paragraph-properties fo:line-height="170%"/>
      <style:text-properties style:font-name="Arial" style:font-name-complex="Arial" fo:color="#111111" fo:font-size="14pt" style:font-size-asian="14pt"/>
    </style:style>
    <style:style style:name="P222" style:parent-style-name="Titre3" style:family="paragraph">
      <style:paragraph-properties fo:line-height="120%"/>
      <style:text-properties style:font-name="Arial" style:font-name-complex="Arial" fo:color="#111111"/>
    </style:style>
    <style:style style:name="P223" style:parent-style-name="Textbody" style:family="paragraph">
      <style:paragraph-properties fo:margin-bottom="0in" fo:line-height="170%"/>
    </style:style>
    <style:style style:name="T224" style:parent-style-name="Policepardéfaut" style:family="text">
      <style:text-properties style:font-name="Arial" style:font-name-complex="Arial" fo:color="#111111" fo:font-size="14pt" style:font-size-asian="14pt"/>
    </style:style>
    <style:style style:name="T225" style:parent-style-name="Policepardéfaut" style:family="text">
      <style:text-properties style:font-name="Arial" style:font-name-complex="Arial" fo:color="#FFFFFF" fo:font-size="14pt" style:font-size-asian="14pt"/>
    </style:style>
    <style:style style:name="T226" style:parent-style-name="SourceText" style:family="text">
      <style:text-properties style:font-name="Arial" style:font-name-asian="Monaco, Menlo, 'Ubuntu Mono', '" style:font-name-complex="Arial" fo:color="#4FE0B0" fo:font-size="14pt" style:font-size-asian="14pt" style:text-underline-type="single" style:text-underline-style="solid" style:text-underline-width="auto" style:text-underline-mode="continuous"/>
    </style:style>
    <style:style style:name="T227" style:parent-style-name="SourceText" style:family="text">
      <style:text-properties style:font-name="Arial" style:font-name-asian="Monaco, Menlo, 'Ubuntu Mono', '" style:font-name-complex="Arial" fo:color="#4FE0B0" fo:font-size="14pt" style:font-size-asian="14pt" style:text-underline-type="single" style:text-underline-style="solid" style:text-underline-width="auto" style:text-underline-mode="continuous"/>
    </style:style>
    <style:style style:name="T228" style:parent-style-name="Policepardéfaut" style:family="text">
      <style:text-properties style:font-name="Arial" style:font-name-complex="Arial" fo:color="#111111" fo:font-size="14pt" style:font-size-asian="14pt"/>
    </style:style>
    <style:style style:name="T229" style:parent-style-name="Policepardéfaut" style:family="text">
      <style:text-properties style:font-name="Arial" style:font-name-complex="Arial" fo:color="#FFFFFF" fo:font-size="14pt" style:font-size-asian="14pt"/>
    </style:style>
    <style:style style:name="T230" style:parent-style-name="Policepardéfaut" style:family="text">
      <style:text-properties style:font-name="Arial" style:font-name-complex="Arial" fo:color="#111111" fo:font-size="14pt" style:font-size-asian="14pt"/>
    </style:style>
    <style:style style:name="T231" style:parent-style-name="Policepardéfaut" style:family="text">
      <style:text-properties style:font-name="Arial" style:font-name-complex="Arial" fo:color="#111111" fo:font-size="14pt" style:font-size-asian="14pt"/>
    </style:style>
    <style:style style:name="T232" style:parent-style-name="SourceText" style:family="text">
      <style:text-properties style:font-name="Arial" style:font-name-asian="Monaco, Menlo, 'Ubuntu Mono', '" style:font-name-complex="Arial" fo:color="#FF8973" fo:font-size="14pt" style:font-size-asian="14pt" fo:background-color="#211E2F"/>
    </style:style>
    <style:style style:name="T233" style:parent-style-name="SourceText" style:family="text">
      <style:text-properties style:font-name="Arial" style:font-name-asian="Monaco, Menlo, 'Ubuntu Mono', '" style:font-name-complex="Arial" fo:color="#FFFFFF" fo:font-size="14pt" style:font-size-asian="14pt" fo:background-color="#211E2F"/>
    </style:style>
    <style:style style:name="T234" style:parent-style-name="SourceText" style:family="text">
      <style:text-properties style:font-name="Arial" style:font-name-complex="Arial" fo:color="#FFFFFF" fo:background-color="#211E2F"/>
    </style:style>
    <style:style style:name="T235" style:parent-style-name="SourceText" style:family="text">
      <style:text-properties style:font-name="Arial" style:font-name-asian="Monaco, Menlo, 'Ubuntu Mono', '" style:font-name-complex="Arial" fo:color="#FF8973" fo:font-size="14pt" style:font-size-asian="14pt" fo:background-color="#211E2F"/>
    </style:style>
    <style:style style:name="T236" style:parent-style-name="SourceText" style:family="text">
      <style:text-properties style:font-name="Arial" style:font-name-asian="Monaco, Menlo, 'Ubuntu Mono', '" style:font-name-complex="Arial" fo:color="#FFFFFF" fo:font-size="14pt" style:font-size-asian="14pt" fo:background-color="#211E2F"/>
    </style:style>
    <style:style style:name="T237" style:parent-style-name="SourceText" style:family="text">
      <style:text-properties style:font-name="Arial" style:font-name-asian="Monaco, Menlo, 'Ubuntu Mono', '" style:font-name-complex="Arial" fo:color="#FFE083" fo:font-size="14pt" style:font-size-asian="14pt" fo:background-color="#211E2F"/>
    </style:style>
    <style:style style:name="T238" style:parent-style-name="SourceText" style:family="text">
      <style:text-properties style:font-name="Arial" style:font-name-asian="Monaco, Menlo, 'Ubuntu Mono', '" style:font-name-complex="Arial" fo:color="#FFFFFF" fo:font-size="14pt" style:font-size-asian="14pt" fo:background-color="#211E2F"/>
    </style:style>
    <style:style style:name="T239" style:parent-style-name="SourceText" style:family="text">
      <style:text-properties style:font-name="Arial" style:font-name-asian="Monaco, Menlo, 'Ubuntu Mono', '" style:font-name-complex="Arial" fo:color="#FFFFFF" fo:font-size="14pt" style:font-size-asian="14pt" fo:background-color="#211E2F"/>
    </style:style>
    <style:style style:name="T240" style:parent-style-name="SourceText" style:family="text">
      <style:text-properties style:font-name="Arial" style:font-name-asian="Monaco, Menlo, 'Ubuntu Mono', '" style:font-name-complex="Arial" fo:color="#FF8973" fo:font-size="14pt" style:font-size-asian="14pt" fo:background-color="#211E2F"/>
    </style:style>
    <style:style style:name="T241" style:parent-style-name="SourceText" style:family="text">
      <style:text-properties style:font-name="Arial" style:font-name-asian="Monaco, Menlo, 'Ubuntu Mono', '" style:font-name-complex="Arial" fo:color="#FFFFFF" fo:font-size="14pt" style:font-size-asian="14pt" fo:background-color="#211E2F"/>
    </style:style>
    <style:style style:name="P242" style:parent-style-name="Textbody" style:family="paragraph">
      <style:paragraph-properties fo:margin-bottom="0in" fo:line-height="170%"/>
    </style:style>
    <style:style style:name="T243" style:parent-style-name="Policepardéfaut" style:family="text">
      <style:text-properties style:font-name="Arial" style:font-name-complex="Arial" fo:color="#111111" fo:font-size="14pt" style:font-size-asian="14pt"/>
    </style:style>
    <style:style style:name="T244" style:parent-style-name="SourceText" style:family="text">
      <style:text-properties style:font-name="Arial" style:font-name-asian="Monaco, Menlo, 'Ubuntu Mono', '" style:font-name-complex="Arial" fo:color="#4FE0B0" fo:font-size="14pt" style:font-size-asian="14pt"/>
    </style:style>
    <style:style style:name="T245" style:parent-style-name="Policepardéfaut" style:family="text">
      <style:text-properties style:font-name="Arial" style:font-name-complex="Arial" fo:color="#111111" fo:font-size="14pt" style:font-size-asian="14pt"/>
    </style:style>
    <style:style style:name="T246" style:parent-style-name="Policepardéfaut" style:family="text">
      <style:text-properties style:font-name="Arial" style:font-name-complex="Arial" fo:color="#FFFFFF" fo:font-size="14pt" style:font-size-asian="14pt"/>
    </style:style>
    <style:style style:name="T247" style:parent-style-name="SourceText" style:family="text">
      <style:text-properties style:font-name="Arial" style:font-name-asian="Monaco, Menlo, 'Ubuntu Mono', '" style:font-name-complex="Arial" fo:color="#4FE0B0" fo:font-size="14pt" style:font-size-asian="14pt"/>
    </style:style>
    <style:style style:name="T248" style:parent-style-name="Policepardéfaut" style:family="text">
      <style:text-properties style:font-name="Arial" style:font-name-complex="Arial" fo:font-size="14pt" style:font-size-asian="14pt"/>
    </style:style>
    <style:style style:name="T249" style:parent-style-name="Policepardéfaut" style:family="text">
      <style:text-properties style:font-name="Arial" style:font-name-complex="Arial" fo:color="#111111" fo:font-size="14pt" style:font-size-asian="14pt"/>
    </style:style>
    <style:style style:name="T250" style:parent-style-name="Policepardéfaut" style:family="text">
      <style:text-properties style:font-name="Arial" style:font-name-complex="Arial" fo:color="#FFFFFF" fo:font-size="14pt" style:font-size-asian="14pt"/>
    </style:style>
    <style:style style:name="T251" style:parent-style-name="Policepardéfaut" style:family="text">
      <style:text-properties style:font-name="Arial" style:font-name-complex="Arial" fo:color="#111111" fo:font-size="14pt" style:font-size-asian="14pt"/>
    </style:style>
    <style:style style:name="T252" style:parent-style-name="Policepardéfaut" style:family="text">
      <style:text-properties style:font-name="Arial" style:font-name-complex="Arial" fo:color="#111111" fo:font-size="14pt" style:font-size-asian="14pt"/>
    </style:style>
    <style:style style:name="T253" style:parent-style-name="Policepardéfaut" style:family="text">
      <style:text-properties style:font-name="Arial" style:font-name-complex="Arial" fo:color="#FFFFFF" fo:font-size="14pt" style:font-size-asian="14pt"/>
    </style:style>
    <style:style style:name="T254" style:parent-style-name="SourceText" style:family="text">
      <style:text-properties style:font-name="Arial" style:font-name-asian="Monaco, Menlo, 'Ubuntu Mono', '" style:font-name-complex="Arial" fo:color="#4FE0B0" fo:font-size="14pt" style:font-size-asian="14pt"/>
    </style:style>
    <style:style style:name="T255" style:parent-style-name="SourceText" style:family="text">
      <style:text-properties style:font-name="Arial" style:font-name-asian="Monaco, Menlo, 'Ubuntu Mono', '" style:font-name-complex="Arial" fo:font-size="14pt" style:font-size-asian="14pt"/>
    </style:style>
    <style:style style:name="T256" style:parent-style-name="SourceText" style:family="text">
      <style:text-properties style:font-name="Arial" style:font-name-asian="Monaco, Menlo, 'Ubuntu Mono', '" style:font-name-complex="Arial" fo:color="#4FE0B0" fo:font-size="14pt" style:font-size-asian="14pt"/>
    </style:style>
    <style:style style:name="T257" style:parent-style-name="Policepardéfaut" style:family="text">
      <style:text-properties style:font-name="Arial" style:font-name-complex="Arial" fo:color="#111111" fo:font-size="14pt" style:font-size-asian="14pt"/>
    </style:style>
    <style:style style:name="T258" style:parent-style-name="SourceText" style:family="text">
      <style:text-properties style:font-name="Arial" style:font-name-asian="Monaco, Menlo, 'Ubuntu Mono', '" style:font-name-complex="Arial" fo:color="#4FE0B0" fo:font-size="14pt" style:font-size-asian="14pt"/>
    </style:style>
    <style:style style:name="T259" style:parent-style-name="Policepardéfaut" style:family="text">
      <style:text-properties style:font-name="Arial" style:font-name-complex="Arial" fo:color="#FFFFFF" fo:font-size="14pt" style:font-size-asian="14pt"/>
    </style:style>
    <style:style style:name="T260" style:parent-style-name="Policepardéfaut" style:family="text">
      <style:text-properties style:font-name="Arial" style:font-name-complex="Arial" fo:color="#111111" fo:font-size="14pt" style:font-size-asian="14pt"/>
    </style:style>
    <style:style style:name="P261" style:parent-style-name="Textbody" style:family="paragraph">
      <style:paragraph-properties fo:line-height="170%"/>
      <style:text-properties style:font-name="Arial" style:font-name-complex="Arial" fo:color="#111111" fo:font-size="14pt" style:font-size-asian="14pt"/>
    </style:style>
    <style:style style:name="P262" style:parent-style-name="Textbody" style:family="paragraph">
      <style:paragraph-properties fo:margin-bottom="0in" fo:line-height="170%"/>
    </style:style>
    <style:style style:name="T263" style:parent-style-name="Policepardéfaut" style:family="text">
      <style:text-properties style:font-name="Arial" style:font-name-complex="Arial" fo:color="#111111" fo:font-size="14pt" style:font-size-asian="14pt"/>
    </style:style>
    <style:style style:name="T264" style:parent-style-name="Policepardéfaut" style:family="text">
      <style:text-properties style:font-name="Arial" style:font-name-complex="Arial" fo:color="#FFFFFF" fo:font-size="14pt" style:font-size-asian="14pt"/>
    </style:style>
    <style:style style:name="T265" style:parent-style-name="SourceText" style:family="text">
      <style:text-properties style:font-name="Arial" style:font-name-asian="Monaco, Menlo, 'Ubuntu Mono', '" style:font-name-complex="Arial" fo:color="#4FE0B0" fo:font-size="14pt" style:font-size-asian="14pt"/>
    </style:style>
    <style:style style:name="T266" style:parent-style-name="Policepardéfaut" style:family="text">
      <style:text-properties style:font-name="Arial" style:font-name-complex="Arial" fo:color="#FFFFFF" fo:font-size="14pt" style:font-size-asian="14pt"/>
    </style:style>
    <style:style style:name="T267" style:parent-style-name="Policepardéfaut" style:family="text">
      <style:text-properties style:font-name="Arial" style:font-name-complex="Arial" fo:color="#111111" fo:font-size="14pt" style:font-size-asian="14pt"/>
    </style:style>
    <style:style style:name="T268" style:parent-style-name="Policepardéfaut" style:family="text">
      <style:text-properties style:font-name="Arial" style:font-name-complex="Arial" fo:color="#FFFFFF" fo:font-size="14pt" style:font-size-asian="14pt"/>
    </style:style>
    <style:style style:name="T269" style:parent-style-name="Policepardéfaut" style:family="text">
      <style:text-properties style:font-name="Arial" style:font-name-complex="Arial" fo:color="#111111" fo:font-size="14pt" style:font-size-asian="14pt"/>
    </style:style>
    <style:style style:name="P270" style:parent-style-name="Textbody" style:family="paragraph">
      <style:paragraph-properties fo:line-height="150%"/>
      <style:text-properties style:font-name="Arial" style:font-name-complex="Arial" fo:color="#111111" fo:font-size="14pt" style:font-size-asian="14pt"/>
    </style:style>
    <style:style style:name="P271" style:parent-style-name="Textbody" style:family="paragraph">
      <style:paragraph-properties fo:margin-bottom="0in" fo:line-height="160%"/>
    </style:style>
    <style:style style:name="T272" style:parent-style-name="Policepardéfaut" style:family="text">
      <style:text-properties style:font-name="Arial" style:font-name-complex="Arial" fo:color="#111111" fo:font-size="14pt" style:font-size-asian="14pt"/>
    </style:style>
    <style:style style:name="T273" style:parent-style-name="Policepardéfaut" style:family="text">
      <style:text-properties style:font-name="Arial" style:font-name-complex="Arial" fo:color="#FFFFFF" fo:font-size="14pt" style:font-size-asian="14pt"/>
    </style:style>
    <style:style style:name="T274" style:parent-style-name="SourceText" style:family="text">
      <style:text-properties style:font-name="Arial" style:font-name-asian="Monaco, Menlo, 'Ubuntu Mono', '" style:font-name-complex="Arial" fo:color="#4FE0B0" fo:font-size="14pt" style:font-size-asian="14pt"/>
    </style:style>
    <style:style style:name="T275" style:parent-style-name="Policepardéfaut" style:family="text">
      <style:text-properties style:font-name="Arial" style:font-name-complex="Arial" fo:color="#FFFFFF" fo:font-size="14pt" style:font-size-asian="14pt"/>
    </style:style>
    <style:style style:name="T276" style:parent-style-name="Policepardéfaut" style:family="text">
      <style:text-properties style:font-name="Arial" style:font-name-complex="Arial" fo:font-size="14pt" style:font-size-asian="14pt"/>
    </style:style>
    <style:style style:name="T277" style:parent-style-name="Policepardéfaut" style:family="text">
      <style:text-properties style:font-name="Arial" style:font-name-complex="Arial" fo:color="#111111" fo:font-size="14pt" style:font-size-asian="14pt"/>
    </style:style>
    <style:style style:name="P278" style:parent-style-name="Textbody" style:family="paragraph">
      <style:paragraph-properties fo:margin-bottom="0in"/>
      <style:text-properties style:font-name="Arial" style:font-name-complex="Arial" fo:color="#111111" fo:font-size="14pt" style:font-size-asian="14pt"/>
    </style:style>
    <style:style style:name="P279" style:parent-style-name="Textbody" style:family="paragraph">
      <style:text-properties style:font-name="Arial" style:font-name-complex="Arial" fo:color="#111111" fo:font-size="14pt" style:font-size-asian="14pt"/>
    </style:style>
    <style:style style:name="P280" style:parent-style-name="Titre2" style:family="paragraph">
      <style:paragraph-properties fo:line-height="120%"/>
      <style:text-properties style:font-name="Arial" style:font-name-complex="Arial" fo:color="#111111" fo:font-size="14pt" style:font-size-asian="14pt"/>
    </style:style>
    <style:style style:name="P281" style:parent-style-name="Textbody" style:family="paragraph">
      <style:paragraph-properties fo:margin-bottom="0in" fo:line-height="170%"/>
    </style:style>
    <style:style style:name="T282" style:parent-style-name="Policepardéfaut" style:family="text">
      <style:text-properties style:font-name="Arial" style:font-name-complex="Arial" fo:color="#111111" fo:font-size="14pt" style:font-size-asian="14pt"/>
    </style:style>
    <style:style style:name="T283" style:parent-style-name="Policepardéfaut" style:family="text">
      <style:text-properties style:font-name="Arial" style:font-name-complex="Arial" fo:color="#111111" fo:font-size="14pt" style:font-size-asian="14pt"/>
    </style:style>
    <style:style style:name="T284" style:parent-style-name="SourceText" style:family="text">
      <style:text-properties style:font-name="Arial" style:font-name-asian="Monaco, Menlo, 'Ubuntu Mono', '" style:font-name-complex="Arial" fo:color="#4FE0B0" fo:font-size="14pt" style:font-size-asian="14pt"/>
    </style:style>
    <style:style style:name="T285" style:parent-style-name="Policepardéfaut" style:family="text">
      <style:text-properties style:font-name="Arial" style:font-name-complex="Arial" fo:color="#FFFFFF" fo:font-size="14pt" style:font-size-asian="14pt"/>
    </style:style>
    <style:style style:name="T286" style:parent-style-name="SourceText" style:family="text">
      <style:text-properties style:font-name="Arial" style:font-name-asian="Monaco, Menlo, 'Ubuntu Mono', '" style:font-name-complex="Arial" fo:color="#4FE0B0" fo:font-size="14pt" style:font-size-asian="14pt"/>
    </style:style>
    <style:style style:name="T287" style:parent-style-name="Policepardéfaut" style:family="text">
      <style:text-properties style:font-name="Arial" style:font-name-complex="Arial" fo:color="#111111" fo:font-size="14pt" style:font-size-asian="14pt"/>
    </style:style>
    <style:style style:name="T288" style:parent-style-name="Policepardéfaut" style:family="text">
      <style:text-properties style:font-name="Arial" style:font-name-complex="Arial" fo:color="#111111" fo:font-size="14pt" style:font-size-asian="14pt"/>
    </style:style>
    <style:style style:name="P289" style:parent-style-name="Titre1" style:family="paragraph">
      <style:text-properties style:font-name="Arial" style:font-name-complex="Arial" fo:font-weight="normal" style:font-weight-asian="normal" fo:color="#111111"/>
    </style:style>
    <style:style style:name="P290" style:parent-style-name="Textbody" style:family="paragraph">
      <style:paragraph-properties fo:margin-bottom="0in" fo:line-height="130%"/>
      <style:text-properties style:font-name="Arial" style:font-name-complex="Arial" fo:color="#111111"/>
    </style:style>
    <style:style style:name="P291" style:parent-style-name="Textbody" style:family="paragraph">
      <style:paragraph-properties fo:line-height="170%"/>
      <style:text-properties style:font-name="Arial" style:font-name-complex="Arial" fo:color="#111111" fo:font-size="14pt" style:font-size-asian="14pt"/>
    </style:style>
    <style:style style:name="P292" style:parent-style-name="Titre3" style:family="paragraph">
      <style:paragraph-properties fo:line-height="120%"/>
      <style:text-properties style:font-name="Arial" style:font-name-complex="Arial" fo:color="#111111"/>
    </style:style>
    <style:style style:name="P293" style:parent-style-name="Textbody" style:family="paragraph">
      <style:paragraph-properties fo:margin-bottom="0in" fo:line-height="170%"/>
    </style:style>
    <style:style style:name="T294" style:parent-style-name="Policepardéfaut" style:family="text">
      <style:text-properties style:font-name="Arial" style:font-name-complex="Arial" fo:color="#111111" fo:font-size="14pt" style:font-size-asian="14pt"/>
    </style:style>
    <style:style style:name="T295" style:parent-style-name="Accentuation" style:family="text">
      <style:text-properties style:font-name="Arial" style:font-name-complex="Arial" fo:font-style="normal" style:font-style-asian="normal" fo:font-size="14pt" style:font-size-asian="14pt"/>
    </style:style>
    <style:style style:name="T296" style:parent-style-name="Policepardéfaut" style:family="text">
      <style:text-properties style:font-name="Arial" style:font-name-complex="Arial" fo:color="#111111" fo:font-size="14pt" style:font-size-asian="14pt"/>
    </style:style>
    <style:style style:name="T297" style:parent-style-name="Policepardéfaut" style:family="text">
      <style:text-properties style:font-name="Arial" style:font-name-complex="Arial" fo:color="#111111" fo:font-size="14pt" style:font-size-asian="14pt"/>
    </style:style>
    <style:style style:name="T298" style:parent-style-name="Policepardéfaut" style:family="text">
      <style:text-properties style:font-name="Arial" style:font-name-complex="Arial" fo:color="#FFFFFF" fo:font-size="14pt" style:font-size-asian="14pt"/>
    </style:style>
    <style:style style:name="T299" style:parent-style-name="SourceText" style:family="text">
      <style:text-properties style:font-name="Arial" style:font-name-asian="Monaco, Menlo, 'Ubuntu Mono', '" style:font-name-complex="Arial" fo:color="#4FE0B0" fo:font-size="14pt" style:font-size-asian="14pt"/>
    </style:style>
    <style:style style:name="T300" style:parent-style-name="Policepardéfaut" style:family="text">
      <style:text-properties style:font-name="Arial" style:font-name-complex="Arial" fo:color="#111111" fo:font-size="14pt" style:font-size-asian="14pt"/>
    </style:style>
    <style:style style:name="T301" style:parent-style-name="Policepardéfaut" style:family="text">
      <style:text-properties style:font-name="Arial" style:font-name-complex="Arial" fo:color="#111111" fo:font-size="14pt" style:font-size-asian="14pt"/>
    </style:style>
    <style:style style:name="T302" style:parent-style-name="Policepardéfaut" style:family="text">
      <style:text-properties style:font-name="Arial" style:font-name-complex="Arial" fo:color="#111111" fo:font-size="14pt" style:font-size-asian="14pt"/>
    </style:style>
    <style:style style:name="T303"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30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05"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30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07"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30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09"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31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11"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31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13"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31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15"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31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17"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31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19"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32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21" style:parent-style-name="SourceText" style:family="text">
      <style:text-properties style:font-name="Arial" style:font-name-asian="Monaco, Menlo, 'Ubuntu Mono', '" style:font-name-complex="Arial" fo:color="#908E97" fo:font-size="14pt" style:font-size-asian="14pt" fo:background-color="#211E2F" fo:language="en" fo:country="US"/>
    </style:style>
    <style:style style:name="T322" style:parent-style-name="SourceText" style:family="text">
      <style:text-properties style:font-name="Arial" style:font-name-asian="Monaco, Menlo, 'Ubuntu Mono', '" style:font-name-complex="Arial" fo:color="#908E97" fo:font-size="14pt" style:font-size-asian="14pt" fo:background-color="#211E2F" fo:language="en" fo:country="US"/>
    </style:style>
    <style:style style:name="T323"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32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25"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32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27"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32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P329" style:parent-style-name="Textbody" style:family="paragraph">
      <style:paragraph-properties fo:margin-bottom="0in" fo:line-height="150%"/>
      <style:text-properties style:font-name="Arial" style:font-name-complex="Arial" fo:color="#FFFFFF" fo:font-size="14pt" style:font-size-asian="14pt"/>
    </style:style>
    <style:style style:name="S3" style:family="section">
      <style:section-properties fo:margin-left="0in" fo:margin-right="0in" style:writing-mode="lr-tb"/>
    </style:style>
    <style:style style:name="P330" style:parent-style-name="Textbody" style:family="paragraph">
      <style:paragraph-properties fo:margin-bottom="0in" fo:line-height="160%"/>
    </style:style>
    <style:style style:name="T331" style:parent-style-name="Policepardéfaut" style:family="text">
      <style:text-properties style:font-name="Arial" style:font-name-complex="Arial" fo:color="#111111"/>
    </style:style>
    <style:style style:name="T332" style:parent-style-name="SourceText" style:family="text">
      <style:text-properties style:font-name="Arial" style:font-name-asian="Monaco, Menlo, 'Ubuntu Mono', '" style:font-name-complex="Arial" fo:color="#4FE0B0"/>
    </style:style>
    <style:style style:name="T333" style:parent-style-name="Policepardéfaut" style:family="text">
      <style:text-properties style:font-name="Arial" style:font-name-complex="Arial" fo:color="#111111"/>
    </style:style>
    <style:style style:name="P334" style:parent-style-name="Textbody" style:family="paragraph">
      <style:paragraph-properties fo:margin-bottom="0in" fo:line-height="150%"/>
      <style:text-properties style:font-name="Arial" style:font-name-complex="Arial" fo:color="#111111" fo:font-size="14pt" style:font-size-asian="14pt"/>
    </style:style>
    <style:style style:name="P335" style:parent-style-name="Textbody" style:family="paragraph">
      <style:paragraph-properties fo:margin-bottom="0in" fo:line-height="160%"/>
      <style:text-properties style:font-name="Arial" style:font-name-complex="Arial" fo:color="#111111" fo:font-size="14pt" style:font-size-asian="14pt"/>
    </style:style>
    <style:style style:name="P336" style:parent-style-name="Textbody" style:family="paragraph">
      <style:text-properties style:font-name="Arial" style:font-name-complex="Arial" fo:color="#111111" fo:font-size="14pt" style:font-size-asian="14pt"/>
    </style:style>
    <style:style style:name="P337" style:parent-style-name="Textbody" style:family="paragraph">
      <style:paragraph-properties fo:margin-bottom="0in" fo:line-height="160%"/>
    </style:style>
    <style:style style:name="T338" style:parent-style-name="Policepardéfaut" style:family="text">
      <style:text-properties style:font-name="Arial" style:font-name-complex="Arial" fo:color="#111111" fo:font-size="14pt" style:font-size-asian="14pt"/>
    </style:style>
    <style:style style:name="T339" style:parent-style-name="Policepardéfaut" style:family="text">
      <style:text-properties style:font-name="Arial" style:font-name-complex="Arial" fo:color="#FFFFFF" fo:font-size="14pt" style:font-size-asian="14pt"/>
    </style:style>
    <style:style style:name="T340" style:parent-style-name="SourceText" style:family="text">
      <style:text-properties style:font-name="Arial" style:font-name-asian="Monaco, Menlo, 'Ubuntu Mono', '" style:font-name-complex="Arial" fo:color="#4FE0B0" fo:font-size="14pt" style:font-size-asian="14pt"/>
    </style:style>
    <style:style style:name="T341" style:parent-style-name="Policepardéfaut" style:family="text">
      <style:text-properties style:font-name="Arial" style:font-name-complex="Arial" fo:color="#111111" fo:font-size="14pt" style:font-size-asian="14pt"/>
    </style:style>
    <style:style style:name="S4" style:family="section">
      <style:section-properties fo:margin-left="0in" fo:margin-right="0in" style:writing-mode="lr-tb"/>
    </style:style>
    <style:style style:name="P342" style:parent-style-name="Textbody" style:family="paragraph">
      <style:paragraph-properties fo:margin-bottom="0in" fo:line-height="170%"/>
    </style:style>
    <style:style style:name="T343" style:parent-style-name="Policepardéfaut" style:family="text">
      <style:text-properties style:font-name="Arial" style:font-name-asian="Apercu, apple-system, system-ui" style:font-name-complex="Arial" fo:color="#111111" fo:font-size="14pt" style:font-size-asian="14pt" style:font-size-complex="14pt"/>
    </style:style>
    <style:style style:name="T344" style:parent-style-name="Policepardéfaut" style:family="text">
      <style:text-properties style:font-name="Arial" style:font-name-asian="Apercu, apple-system, system-ui" style:font-name-complex="Arial" fo:color="#111111" fo:font-size="14pt" style:font-size-asian="14pt" style:font-size-complex="14pt"/>
    </style:style>
    <style:style style:name="T345" style:parent-style-name="Policepardéfaut" style:family="text">
      <style:text-properties style:font-name="Arial" style:font-name-asian="Apercu, apple-system, system-ui" style:font-name-complex="Arial" fo:color="#FFFFFF" fo:font-size="14pt" style:font-size-asian="14pt" style:font-size-complex="14pt"/>
    </style:style>
    <style:style style:name="T346" style:parent-style-name="SourceText" style:family="text">
      <style:text-properties style:font-name="Arial" style:font-name-asian="Apercu, apple-system, system-ui" style:font-name-complex="Arial" fo:color="#4FE0B0" fo:font-size="14pt" style:font-size-asian="14pt" style:font-size-complex="14pt"/>
    </style:style>
    <style:style style:name="T347" style:parent-style-name="Policepardéfaut" style:family="text">
      <style:text-properties style:font-name="Arial" style:font-name-asian="Apercu, apple-system, system-ui" style:font-name-complex="Arial" fo:color="#111111" fo:font-size="14pt" style:font-size-asian="14pt" style:font-size-complex="14pt"/>
    </style:style>
    <style:style style:name="P348" style:parent-style-name="Textbody" style:family="paragraph">
      <style:paragraph-properties fo:margin-bottom="0in" fo:line-height="170%" fo:margin-left="0in" fo:text-indent="0in">
        <style:tab-stops/>
      </style:paragraph-properties>
      <style:text-properties style:font-name="Arial" style:font-name-complex="Arial" fo:color="#111111" fo:font-size="14pt" style:font-size-asian="14pt"/>
    </style:style>
    <style:style style:name="P349" style:parent-style-name="Textbody" style:family="paragraph">
      <style:paragraph-properties fo:margin-bottom="0in" fo:line-height="170%" fo:margin-left="0in" fo:text-indent="0in">
        <style:tab-stops/>
      </style:paragraph-properties>
    </style:style>
    <style:style style:name="T350" style:parent-style-name="Policepardéfaut" style:family="text">
      <style:text-properties style:font-name="Arial" style:font-name-complex="Arial" fo:color="#111111" fo:font-size="14pt" style:font-size-asian="14pt"/>
    </style:style>
    <style:style style:name="T351" style:parent-style-name="SourceText" style:family="text">
      <style:text-properties style:font-name="Arial" style:font-name-asian="Monaco, Menlo, 'Ubuntu Mono', '" style:font-name-complex="Arial" fo:font-size="14pt" style:font-size-asian="14pt"/>
    </style:style>
    <style:style style:name="T352" style:parent-style-name="Policepardéfaut" style:family="text">
      <style:text-properties style:font-name="Arial" style:font-name-complex="Arial" fo:color="#111111" fo:font-size="14pt" style:font-size-asian="14pt"/>
    </style:style>
    <style:style style:name="T353" style:parent-style-name="Policepardéfaut" style:family="text">
      <style:text-properties style:font-name="Arial" style:font-name-complex="Arial" fo:color="#111111" fo:font-size="14pt" style:font-size-asian="14pt"/>
    </style:style>
    <style:style style:name="P354" style:parent-style-name="Textbody" style:family="paragraph">
      <style:paragraph-properties fo:margin-bottom="0in" fo:line-height="170%" fo:margin-left="0in" fo:text-indent="0in">
        <style:tab-stops/>
      </style:paragraph-properties>
      <style:text-properties style:font-name="Arial" style:font-name-complex="Arial" fo:color="#111111" fo:font-size="14pt" style:font-size-asian="14pt"/>
    </style:style>
    <style:style style:name="P355" style:parent-style-name="Textbody" style:family="paragraph">
      <style:paragraph-properties fo:margin-bottom="0in" fo:line-height="170%"/>
    </style:style>
    <style:style style:name="T356" style:parent-style-name="Policepardéfaut" style:family="text">
      <style:text-properties style:font-name="Arial" style:font-name-complex="Arial" fo:color="#111111" fo:font-size="14pt" style:font-size-asian="14pt"/>
    </style:style>
    <style:style style:name="T357" style:parent-style-name="Policepardéfaut" style:family="text">
      <style:text-properties style:font-name="Arial" style:font-name-complex="Arial" fo:color="#FFFFFF" fo:font-size="14pt" style:font-size-asian="14pt"/>
    </style:style>
    <style:style style:name="T358" style:parent-style-name="SourceText" style:family="text">
      <style:text-properties style:font-name="Arial" style:font-name-asian="Monaco, Menlo, 'Ubuntu Mono', '" style:font-name-complex="Arial" fo:color="#4FE0B0" fo:font-size="14pt" style:font-size-asian="14pt"/>
    </style:style>
    <style:style style:name="T359" style:parent-style-name="Policepardéfaut" style:family="text">
      <style:text-properties style:font-name="Arial" style:font-name-complex="Arial" fo:font-size="14pt" style:font-size-asian="14pt"/>
    </style:style>
    <style:style style:name="T360" style:parent-style-name="Policepardéfaut" style:family="text">
      <style:text-properties style:font-name="Arial" style:font-name-complex="Arial" fo:color="#111111" fo:font-size="14pt" style:font-size-asian="14pt"/>
    </style:style>
    <style:style style:name="T361" style:parent-style-name="Policepardéfaut" style:family="text">
      <style:text-properties style:font-name="Arial" style:font-name-complex="Arial" fo:color="#111111" fo:font-size="14pt" style:font-size-asian="14pt" fo:language="en" fo:country="US"/>
    </style:style>
    <style:style style:name="T362" style:parent-style-name="Policepardéfaut" style:family="text">
      <style:text-properties style:font-name="Arial" style:font-name-complex="Arial" fo:color="#111111" fo:font-size="14pt" style:font-size-asian="14pt" fo:language="en" fo:country="US"/>
    </style:style>
    <style:style style:name="T363"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36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65"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36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67"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36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69"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37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71"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37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73"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37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75"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37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77"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37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79"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38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81"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38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83"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38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P385" style:parent-style-name="Textbody" style:family="paragraph">
      <style:paragraph-properties fo:margin-bottom="0in" fo:line-height="170%"/>
    </style:style>
    <style:style style:name="T386" style:parent-style-name="Policepardéfaut" style:family="text">
      <style:text-properties style:font-name="Arial" style:font-name-complex="Arial" fo:color="#111111" fo:font-size="14pt" style:font-size-asian="14pt"/>
    </style:style>
    <style:style style:name="T387" style:parent-style-name="Policepardéfaut" style:family="text">
      <style:text-properties style:font-name="Arial" style:font-name-complex="Arial" fo:color="#FFFFFF" fo:font-size="14pt" style:font-size-asian="14pt"/>
    </style:style>
    <style:style style:name="T388" style:parent-style-name="SourceText" style:family="text">
      <style:text-properties style:font-name="Arial" style:font-name-asian="Monaco, Menlo, 'Ubuntu Mono', '" style:font-name-complex="Arial" fo:color="#4FE0B0" fo:font-size="14pt" style:font-size-asian="14pt"/>
    </style:style>
    <style:style style:name="T389" style:parent-style-name="Policepardéfaut" style:family="text">
      <style:text-properties style:font-name="Arial" style:font-name-complex="Arial" fo:font-size="14pt" style:font-size-asian="14pt"/>
    </style:style>
    <style:style style:name="T390" style:parent-style-name="Policepardéfaut" style:family="text">
      <style:text-properties style:font-name="Arial" style:font-name-complex="Arial" fo:color="#111111" fo:font-size="14pt" style:font-size-asian="14pt"/>
    </style:style>
    <style:style style:name="T391" style:parent-style-name="Policepardéfaut" style:family="text">
      <style:text-properties style:font-name="Arial" style:font-name-complex="Arial" fo:color="#FFFFFF" fo:font-size="14pt" style:font-size-asian="14pt"/>
    </style:style>
    <style:style style:name="T392" style:parent-style-name="Policepardéfaut" style:family="text">
      <style:text-properties style:font-name="Arial" style:font-name-complex="Arial" fo:color="#111111" fo:font-size="14pt" style:font-size-asian="14pt"/>
    </style:style>
    <style:style style:name="T393" style:parent-style-name="Policepardéfaut" style:family="text">
      <style:text-properties style:font-name="Arial" style:font-name-complex="Arial" fo:color="#111111" fo:font-size="14pt" style:font-size-asian="14pt"/>
    </style:style>
    <style:style style:name="P394" style:parent-style-name="Textbody" style:family="paragraph">
      <style:paragraph-properties fo:margin-bottom="0in" fo:line-height="170%" fo:margin-left="0in" fo:text-indent="0in">
        <style:tab-stops/>
      </style:paragraph-properties>
      <style:text-properties style:font-name="Arial" style:font-name-complex="Arial" fo:color="#111111" fo:font-size="14pt" style:font-size-asian="14pt"/>
    </style:style>
    <style:style style:name="P395" style:parent-style-name="Textbody" style:family="paragraph">
      <style:paragraph-properties fo:margin-bottom="0in" fo:line-height="170%" fo:margin-left="0in" fo:text-indent="0in">
        <style:tab-stops/>
      </style:paragraph-properties>
    </style:style>
    <style:style style:name="T396" style:parent-style-name="Policepardéfaut" style:family="text">
      <style:text-properties style:font-name="Arial" style:font-name-complex="Arial" fo:color="#FFFFFF" fo:font-size="14pt" style:font-size-asian="14pt"/>
    </style:style>
    <style:style style:name="T397" style:parent-style-name="SourceText" style:family="text">
      <style:text-properties style:font-name="Arial" style:font-name-asian="Monaco, Menlo, 'Ubuntu Mono', '" style:font-name-complex="Arial" fo:color="#4FE0B0" fo:font-size="14pt" style:font-size-asian="14pt"/>
    </style:style>
    <style:style style:name="T398" style:parent-style-name="Policepardéfaut" style:family="text">
      <style:text-properties style:font-name="Arial" style:font-name-complex="Arial" fo:color="#111111" fo:font-size="14pt" style:font-size-asian="14pt"/>
    </style:style>
    <style:style style:name="P399" style:parent-style-name="Textbody" style:family="paragraph">
      <style:paragraph-properties fo:margin-bottom="0in" fo:line-height="170%" fo:margin-left="0in" fo:text-indent="0in">
        <style:tab-stops/>
      </style:paragraph-properties>
      <style:text-properties style:font-name="Arial" style:font-name-complex="Arial" fo:color="#111111" fo:font-size="14pt" style:font-size-asian="14pt"/>
    </style:style>
    <style:style style:name="P400" style:parent-style-name="Textbody" style:family="paragraph">
      <style:paragraph-properties fo:margin-bottom="0in" fo:line-height="170%" fo:margin-left="0in" fo:text-indent="0in">
        <style:tab-stops/>
      </style:paragraph-properties>
    </style:style>
    <style:style style:name="T401" style:parent-style-name="Policepardéfaut" style:family="text">
      <style:text-properties style:font-name="Arial" style:font-name-complex="Arial" fo:color="#111111" fo:font-size="14pt" style:font-size-asian="14pt"/>
    </style:style>
    <style:style style:name="T402" style:parent-style-name="SourceText" style:family="text">
      <style:text-properties style:font-name="Arial" style:font-name-asian="Monaco, Menlo, 'Ubuntu Mono', '" style:font-name-complex="Arial" fo:color="#4FE0B0" fo:font-size="14pt" style:font-size-asian="14pt"/>
    </style:style>
    <style:style style:name="T403" style:parent-style-name="Policepardéfaut" style:family="text">
      <style:text-properties style:font-name="Arial" style:font-name-complex="Arial" fo:font-size="14pt" style:font-size-asian="14pt"/>
    </style:style>
    <style:style style:name="T404" style:parent-style-name="Policepardéfaut" style:family="text">
      <style:text-properties style:font-name="Arial" style:font-name-complex="Arial" fo:color="#111111" fo:font-size="14pt" style:font-size-asian="14pt"/>
    </style:style>
    <style:style style:name="T405" style:parent-style-name="Policepardéfaut" style:family="text">
      <style:text-properties style:font-name="Arial" style:font-name-complex="Arial" fo:color="#111111" fo:font-size="14pt" style:font-size-asian="14pt"/>
    </style:style>
    <style:style style:name="P406" style:parent-style-name="Textbody" style:family="paragraph">
      <style:paragraph-properties fo:line-height="170%"/>
      <style:text-properties style:font-name="Arial" style:font-name-complex="Arial" fo:color="#111111" fo:font-size="14pt" style:font-size-asian="14pt"/>
    </style:style>
    <style:style style:name="P407" style:parent-style-name="Titre3" style:family="paragraph">
      <style:paragraph-properties fo:line-height="120%"/>
      <style:text-properties style:font-name="Arial" style:font-name-complex="Arial" fo:color="#111111"/>
    </style:style>
    <style:style style:name="P408" style:parent-style-name="Textbody" style:family="paragraph">
      <style:paragraph-properties fo:margin-bottom="0in" fo:line-height="170%"/>
    </style:style>
    <style:style style:name="T409" style:parent-style-name="Policepardéfaut" style:family="text">
      <style:text-properties style:font-name="Arial" style:font-name-complex="Arial" fo:color="#111111" fo:font-size="14pt" style:font-size-asian="14pt"/>
    </style:style>
    <style:style style:name="T410" style:parent-style-name="Accentuation" style:family="text">
      <style:text-properties style:font-name="Arial" style:font-name-complex="Arial" fo:font-style="normal" style:font-style-asian="normal" fo:font-size="14pt" style:font-size-asian="14pt"/>
    </style:style>
    <style:style style:name="T411" style:parent-style-name="Policepardéfaut" style:family="text">
      <style:text-properties style:font-name="Arial" style:font-name-complex="Arial" fo:color="#111111" fo:font-size="14pt" style:font-size-asian="14pt"/>
    </style:style>
    <style:style style:name="T412" style:parent-style-name="Policepardéfaut" style:family="text">
      <style:text-properties style:font-name="Arial" style:font-name-complex="Arial" fo:color="#111111" fo:font-size="14pt" style:font-size-asian="14pt"/>
    </style:style>
    <style:style style:name="T413" style:parent-style-name="Policepardéfaut" style:family="text">
      <style:text-properties style:font-name="Arial" style:font-name-complex="Arial" fo:color="#111111" fo:font-size="14pt" style:font-size-asian="14pt"/>
    </style:style>
    <style:style style:name="T414" style:parent-style-name="SourceText" style:family="text">
      <style:text-properties style:font-name="Arial" style:font-name-asian="Monaco, Menlo, 'Ubuntu Mono', '" style:font-name-complex="Arial" fo:color="#4FE0B0" fo:font-size="14pt" style:font-size-asian="14pt"/>
    </style:style>
    <style:style style:name="T415" style:parent-style-name="Policepardéfaut" style:family="text">
      <style:text-properties style:font-name="Arial" style:font-name-complex="Arial" fo:color="#111111" fo:font-size="14pt" style:font-size-asian="14pt"/>
    </style:style>
    <style:style style:name="T416" style:parent-style-name="Policepardéfaut" style:family="text">
      <style:text-properties style:font-name="Arial" style:font-name-complex="Arial" fo:color="#111111" fo:font-size="14pt" style:font-size-asian="14pt"/>
    </style:style>
    <style:style style:name="P417" style:parent-style-name="Titre3" style:family="paragraph">
      <style:paragraph-properties fo:line-height="120%"/>
      <style:text-properties style:font-name="Arial" style:font-name-complex="Arial" fo:color="#111111"/>
    </style:style>
    <style:style style:name="P418" style:parent-style-name="Textbody" style:family="paragraph">
      <style:paragraph-properties fo:line-height="170%"/>
      <style:text-properties style:font-name="Arial" style:font-name-complex="Arial" fo:color="#111111" fo:font-size="14pt" style:font-size-asian="14pt"/>
    </style:style>
    <style:style style:name="P419" style:parent-style-name="Textbody" style:family="paragraph">
      <style:paragraph-properties fo:line-height="170%"/>
      <style:text-properties style:font-name="Arial" style:font-name-complex="Arial" fo:color="#111111" fo:font-size="14pt" style:font-size-asian="14pt"/>
    </style:style>
    <style:style style:name="P420" style:parent-style-name="Textbody" style:family="paragraph">
      <style:paragraph-properties fo:line-height="170%"/>
    </style:style>
    <style:style style:name="T421" style:parent-style-name="Accentuation" style:family="text">
      <style:text-properties style:font-name="Arial" style:font-name-complex="Arial" fo:font-style="normal" style:font-style-asian="normal" fo:font-size="14pt" style:font-size-asian="14pt"/>
    </style:style>
    <style:style style:name="P422" style:parent-style-name="Titre2" style:family="paragraph">
      <style:paragraph-properties fo:line-height="120%"/>
      <style:text-properties style:font-name="Arial" style:font-name-complex="Arial" fo:color="#111111" fo:font-size="14pt" style:font-size-asian="14pt"/>
    </style:style>
    <style:style style:name="P423" style:parent-style-name="Textbody" style:family="paragraph">
      <style:paragraph-properties fo:line-height="170%"/>
    </style:style>
    <style:style style:name="T424" style:parent-style-name="Policepardéfaut" style:family="text">
      <style:text-properties style:font-name="Arial" style:font-name-complex="Arial" fo:color="#111111" fo:font-size="14pt" style:font-size-asian="14pt"/>
    </style:style>
    <style:style style:name="T425" style:parent-style-name="Accentuation" style:family="text">
      <style:text-properties style:font-name="Arial" style:font-name-complex="Arial" fo:font-style="normal" style:font-style-asian="normal" fo:font-size="14pt" style:font-size-asian="14pt"/>
    </style:style>
    <style:style style:name="T426" style:parent-style-name="Policepardéfaut" style:family="text">
      <style:text-properties style:font-name="Arial" style:font-name-complex="Arial" fo:color="#111111" fo:font-size="14pt" style:font-size-asian="14pt"/>
    </style:style>
    <style:style style:name="T427" style:parent-style-name="Policepardéfaut" style:family="text">
      <style:text-properties style:font-name="Arial" style:font-name-complex="Arial" fo:color="#111111" fo:font-size="14pt" style:font-size-asian="14pt"/>
    </style:style>
    <style:style style:name="P428" style:parent-style-name="Textbody" style:family="paragraph">
      <style:paragraph-properties fo:margin-bottom="0in" fo:line-height="170%" fo:margin-left="0in" fo:text-indent="0in">
        <style:tab-stops/>
      </style:paragraph-properties>
      <style:text-properties style:font-name="Arial" style:font-name-complex="Arial" fo:color="#111111" fo:font-size="14pt" style:font-size-asian="14pt"/>
    </style:style>
    <style:style style:name="P429" style:parent-style-name="Textbody" style:family="paragraph">
      <style:paragraph-properties fo:margin-bottom="0in" fo:line-height="170%" fo:margin-left="0in" fo:text-indent="0in">
        <style:tab-stops/>
      </style:paragraph-properties>
      <style:text-properties style:font-name="Arial" style:font-name-complex="Arial" fo:color="#111111" fo:font-size="14pt" style:font-size-asian="14pt"/>
    </style:style>
    <style:style style:name="P430" style:parent-style-name="Textbody" style:family="paragraph">
      <style:paragraph-properties fo:margin-bottom="0in" fo:line-height="170%" fo:margin-left="0in" fo:text-indent="0in">
        <style:tab-stops/>
      </style:paragraph-properties>
      <style:text-properties style:font-name="Arial" style:font-name-complex="Arial" fo:color="#111111" fo:font-size="14pt" style:font-size-asian="14pt"/>
    </style:style>
    <style:style style:name="P431" style:parent-style-name="Textbody" style:family="paragraph">
      <style:paragraph-properties fo:margin-bottom="0in" fo:line-height="170%" fo:margin-left="0in" fo:text-indent="0in">
        <style:tab-stops/>
      </style:paragraph-properties>
      <style:text-properties style:font-name="Arial" style:font-name-complex="Arial" fo:color="#111111" fo:font-size="14pt" style:font-size-asian="14pt"/>
    </style:style>
    <style:style style:name="P432" style:parent-style-name="Textbody" style:family="paragraph">
      <style:paragraph-properties fo:margin-bottom="0in" fo:line-height="170%" fo:margin-left="0in" fo:text-indent="0in">
        <style:tab-stops/>
      </style:paragraph-properties>
      <style:text-properties style:font-name="Arial" style:font-name-complex="Arial" fo:color="#111111" fo:font-size="14pt" style:font-size-asian="14pt"/>
    </style:style>
    <style:style style:name="P433" style:parent-style-name="Textbody" style:family="paragraph">
      <style:paragraph-properties fo:line-height="170%"/>
      <style:text-properties style:font-name="Arial" style:font-name-complex="Arial" fo:color="#111111" fo:font-size="14pt" style:font-size-asian="14pt"/>
    </style:style>
    <style:style style:name="P434" style:parent-style-name="Titre4" style:family="paragraph">
      <style:paragraph-properties fo:line-height="120%"/>
      <style:text-properties style:font-name="Arial" style:font-name-complex="Arial" fo:color="#111111" fo:font-size="14pt" style:font-size-asian="14pt"/>
    </style:style>
    <style:style style:name="P435" style:parent-style-name="Textbody" style:family="paragraph">
      <style:paragraph-properties fo:line-height="170%"/>
    </style:style>
    <style:style style:name="T436" style:parent-style-name="Policepardéfaut" style:family="text">
      <style:text-properties style:font-name="Arial" style:font-name-complex="Arial" fo:color="#111111" fo:font-size="14pt" style:font-size-asian="14pt"/>
    </style:style>
    <style:style style:name="T437" style:parent-style-name="Accentuation" style:family="text">
      <style:text-properties style:font-name="Arial" style:font-name-complex="Arial" fo:font-style="normal" style:font-style-asian="normal" fo:font-size="14pt" style:font-size-asian="14pt"/>
    </style:style>
    <style:style style:name="T438" style:parent-style-name="Policepardéfaut" style:family="text">
      <style:text-properties style:font-name="Arial" style:font-name-complex="Arial" fo:color="#111111" fo:font-size="14pt" style:font-size-asian="14pt"/>
    </style:style>
    <style:style style:name="T439" style:parent-style-name="Policepardéfaut" style:family="text">
      <style:text-properties style:font-name="Arial" style:font-name-complex="Arial" fo:color="#111111" fo:font-size="14pt" style:font-size-asian="14pt"/>
    </style:style>
    <style:style style:name="P440" style:parent-style-name="Titre4" style:family="paragraph">
      <style:paragraph-properties fo:line-height="120%"/>
      <style:text-properties style:font-name="Arial" style:font-name-complex="Arial" fo:color="#111111" fo:font-size="14pt" style:font-size-asian="14pt"/>
    </style:style>
    <style:style style:name="P441" style:parent-style-name="Textbody" style:family="paragraph">
      <style:paragraph-properties fo:line-height="170%"/>
    </style:style>
    <style:style style:name="T442" style:parent-style-name="Policepardéfaut" style:family="text">
      <style:text-properties style:font-name="Arial" style:font-name-complex="Arial" fo:color="#111111" fo:font-size="14pt" style:font-size-asian="14pt"/>
    </style:style>
    <style:style style:name="T443" style:parent-style-name="Accentuation" style:family="text">
      <style:text-properties style:font-name="Arial" style:font-name-complex="Arial" fo:font-style="normal" style:font-style-asian="normal" fo:font-size="14pt" style:font-size-asian="14pt"/>
    </style:style>
    <style:style style:name="T444" style:parent-style-name="Policepardéfaut" style:family="text">
      <style:text-properties style:font-name="Arial" style:font-name-complex="Arial" fo:color="#111111" fo:font-size="14pt" style:font-size-asian="14pt"/>
    </style:style>
    <style:style style:name="T445" style:parent-style-name="Accentuation" style:family="text">
      <style:text-properties style:font-name="Arial" style:font-name-complex="Arial" fo:font-style="normal" style:font-style-asian="normal" fo:font-size="14pt" style:font-size-asian="14pt"/>
    </style:style>
    <style:style style:name="T446" style:parent-style-name="Policepardéfaut" style:family="text">
      <style:text-properties style:font-name="Arial" style:font-name-complex="Arial" fo:color="#111111" fo:font-size="14pt" style:font-size-asian="14pt"/>
    </style:style>
    <style:style style:name="P447" style:parent-style-name="Textbody" style:family="paragraph">
      <style:paragraph-properties fo:margin-bottom="0in" fo:line-height="170%"/>
    </style:style>
    <style:style style:name="T448" style:parent-style-name="Policepardéfaut" style:family="text">
      <style:text-properties style:font-name="Arial" style:font-name-complex="Arial" fo:color="#111111" fo:font-size="14pt" style:font-size-asian="14pt"/>
    </style:style>
    <style:style style:name="T449" style:parent-style-name="Accentuation" style:family="text">
      <style:text-properties style:font-name="Arial" style:font-name-complex="Arial" fo:font-style="normal" style:font-style-asian="normal" fo:font-size="14pt" style:font-size-asian="14pt"/>
    </style:style>
    <style:style style:name="T450" style:parent-style-name="Policepardéfaut" style:family="text">
      <style:text-properties style:font-name="Arial" style:font-name-complex="Arial" fo:color="#111111" fo:font-size="14pt" style:font-size-asian="14pt"/>
    </style:style>
    <style:style style:name="T451" style:parent-style-name="Policepardéfaut" style:family="text">
      <style:text-properties style:font-name="Arial" style:font-name-complex="Arial" fo:color="#111111" fo:font-size="14pt" style:font-size-asian="14pt"/>
    </style:style>
    <style:style style:name="T452" style:parent-style-name="Accentuation" style:family="text">
      <style:text-properties style:font-name="Arial" style:font-name-complex="Arial" fo:font-style="normal" style:font-style-asian="normal" fo:font-size="14pt" style:font-size-asian="14pt"/>
    </style:style>
    <style:style style:name="T453" style:parent-style-name="Policepardéfaut" style:family="text">
      <style:text-properties style:font-name="Arial" style:font-name-complex="Arial" fo:color="#111111" fo:font-size="14pt" style:font-size-asian="14pt"/>
    </style:style>
    <style:style style:name="T454" style:parent-style-name="Policepardéfaut" style:family="text">
      <style:text-properties style:font-name="Arial" style:font-name-complex="Arial" fo:color="#FFFFFF" fo:font-size="14pt" style:font-size-asian="14pt"/>
    </style:style>
    <style:style style:name="T455" style:parent-style-name="SourceText" style:family="text">
      <style:text-properties style:font-name="Arial" style:font-name-asian="Monaco, Menlo, 'Ubuntu Mono', '" style:font-name-complex="Arial" fo:color="#4FE0B0" fo:font-size="14pt" style:font-size-asian="14pt"/>
    </style:style>
    <style:style style:name="T456" style:parent-style-name="SourceText" style:family="text">
      <style:text-properties style:font-name="Arial" style:font-name-asian="Monaco, Menlo, 'Ubuntu Mono', '" style:font-name-complex="Arial" fo:color="#4FE0B0" fo:font-size="14pt" style:font-size-asian="14pt"/>
    </style:style>
    <style:style style:name="T457" style:parent-style-name="Policepardéfaut" style:family="text">
      <style:text-properties style:font-name="Arial" style:font-name-complex="Arial" fo:color="#111111" fo:font-size="14pt" style:font-size-asian="14pt"/>
    </style:style>
    <style:style style:name="T458"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45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460" style:parent-style-name="SourceText" style:family="text">
      <style:text-properties style:font-name="Arial" style:font-name-complex="Arial" fo:color="#FFFFFF" fo:background-color="#211E2F" fo:language="en" fo:country="US"/>
    </style:style>
    <style:style style:name="T461"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46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463"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46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465" style:parent-style-name="SourceText" style:family="text">
      <style:text-properties style:font-name="Arial" style:font-name-complex="Arial" fo:color="#FFFFFF" fo:background-color="#211E2F" fo:language="en" fo:country="US"/>
    </style:style>
    <style:style style:name="T466"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46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468"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46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470" style:parent-style-name="SourceText" style:family="text">
      <style:text-properties style:font-name="Arial" style:font-name-complex="Arial" fo:color="#FFFFFF" fo:background-color="#211E2F" fo:language="en" fo:country="US"/>
    </style:style>
    <style:style style:name="T471"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47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473"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474" style:parent-style-name="SourceText" style:family="text">
      <style:text-properties style:font-name="Arial" style:font-name-complex="Arial" fo:color="#FFFFFF" fo:background-color="#211E2F" fo:language="en" fo:country="US"/>
    </style:style>
    <style:style style:name="T475" style:parent-style-name="SourceText" style:family="text">
      <style:text-properties style:font-name="Arial" style:font-name-asian="Monaco, Menlo, 'Ubuntu Mono', '" style:font-name-complex="Arial" fo:color="#FFFFFF" fo:font-size="14pt" style:font-size-asian="14pt" fo:background-color="#211E2F"/>
    </style:style>
    <style:style style:name="T476" style:parent-style-name="SourceText" style:family="text">
      <style:text-properties style:font-name="Arial" style:font-name-complex="Arial" fo:color="#FFFFFF" fo:background-color="#211E2F"/>
    </style:style>
    <style:style style:name="T477" style:parent-style-name="SourceText" style:family="text">
      <style:text-properties style:font-name="Arial" style:font-name-asian="Monaco, Menlo, 'Ubuntu Mono', '" style:font-name-complex="Arial" fo:color="#FFFFFF" fo:font-size="14pt" style:font-size-asian="14pt" fo:background-color="#211E2F"/>
    </style:style>
    <style:style style:name="T478" style:parent-style-name="SourceText" style:family="text">
      <style:text-properties style:font-name="Arial" style:font-name-asian="Monaco, Menlo, 'Ubuntu Mono', '" style:font-name-complex="Arial" fo:color="#FFFFFF" fo:font-size="14pt" style:font-size-asian="14pt" fo:background-color="#211E2F"/>
    </style:style>
    <style:style style:name="T479" style:parent-style-name="SourceText" style:family="text">
      <style:text-properties style:font-name="Arial" style:font-name-asian="Monaco, Menlo, 'Ubuntu Mono', '" style:font-name-complex="Arial" fo:color="#FF8973" fo:font-size="14pt" style:font-size-asian="14pt" fo:background-color="#211E2F"/>
    </style:style>
    <style:style style:name="T480" style:parent-style-name="SourceText" style:family="text">
      <style:text-properties style:font-name="Arial" style:font-name-asian="Monaco, Menlo, 'Ubuntu Mono', '" style:font-name-complex="Arial" fo:color="#FFFFFF" fo:font-size="14pt" style:font-size-asian="14pt" fo:background-color="#211E2F"/>
    </style:style>
    <style:style style:name="T481" style:parent-style-name="SourceText" style:family="text">
      <style:text-properties style:font-name="Arial" style:font-name-asian="Monaco, Menlo, 'Ubuntu Mono', '" style:font-name-complex="Arial" fo:color="#83FFF5" fo:font-size="14pt" style:font-size-asian="14pt" fo:background-color="#211E2F"/>
    </style:style>
    <style:style style:name="T482" style:parent-style-name="SourceText" style:family="text">
      <style:text-properties style:font-name="Arial" style:font-name-asian="Monaco, Menlo, 'Ubuntu Mono', '" style:font-name-complex="Arial" fo:color="#FFFFFF" fo:font-size="14pt" style:font-size-asian="14pt" fo:background-color="#211E2F"/>
    </style:style>
    <style:style style:name="T483" style:parent-style-name="SourceText" style:family="text">
      <style:text-properties style:font-name="Arial" style:font-name-asian="Monaco, Menlo, 'Ubuntu Mono', '" style:font-name-complex="Arial" fo:color="#FF8973" fo:font-size="14pt" style:font-size-asian="14pt" fo:background-color="#211E2F"/>
    </style:style>
    <style:style style:name="T484" style:parent-style-name="SourceText" style:family="text">
      <style:text-properties style:font-name="Arial" style:font-name-asian="Monaco, Menlo, 'Ubuntu Mono', '" style:font-name-complex="Arial" fo:color="#FFFFFF" fo:font-size="14pt" style:font-size-asian="14pt" fo:background-color="#211E2F"/>
    </style:style>
    <style:style style:name="P485" style:parent-style-name="Textbody" style:family="paragraph">
      <style:paragraph-properties fo:margin-bottom="0in" fo:line-height="170%"/>
    </style:style>
    <style:style style:name="T486" style:parent-style-name="Policepardéfaut" style:family="text">
      <style:text-properties style:font-name="Arial" style:font-name-complex="Arial" fo:color="#111111" fo:font-size="14pt" style:font-size-asian="14pt"/>
    </style:style>
    <style:style style:name="T487" style:parent-style-name="Policepardéfaut" style:family="text">
      <style:text-properties style:font-name="Arial" style:font-name-complex="Arial" fo:color="#111111" fo:font-size="14pt" style:font-size-asian="14pt"/>
    </style:style>
    <style:style style:name="T488" style:parent-style-name="Policepardéfaut" style:family="text">
      <style:text-properties style:font-name="Arial" style:font-name-complex="Arial" fo:color="#111111" fo:font-size="14pt" style:font-size-asian="14pt"/>
    </style:style>
    <style:style style:name="T489" style:parent-style-name="Policepardéfaut" style:family="text">
      <style:text-properties style:font-name="Arial" style:font-name-complex="Arial" fo:color="#FFFFFF" fo:font-size="14pt" style:font-size-asian="14pt"/>
    </style:style>
    <style:style style:name="T490" style:parent-style-name="SourceText" style:family="text">
      <style:text-properties style:font-name="Arial" style:font-name-asian="Monaco, Menlo, 'Ubuntu Mono', '" style:font-name-complex="Arial" fo:color="#4FE0B0" fo:font-size="14pt" style:font-size-asian="14pt"/>
    </style:style>
    <style:style style:name="T491" style:parent-style-name="Policepardéfaut" style:family="text">
      <style:text-properties style:font-name="Arial" style:font-name-complex="Arial" fo:color="#111111" fo:font-size="14pt" style:font-size-asian="14pt"/>
    </style:style>
    <style:style style:name="P492" style:parent-style-name="Textbody" style:family="paragraph">
      <style:text-properties style:font-name="Arial" style:font-name-complex="Arial" fo:color="#111111"/>
    </style:style>
    <style:style style:name="P493" style:parent-style-name="Textbody" style:family="paragraph">
      <style:paragraph-properties fo:margin-bottom="0in" fo:line-height="170%"/>
    </style:style>
    <style:style style:name="T494" style:parent-style-name="Policepardéfaut" style:family="text">
      <style:text-properties style:font-name="Arial" style:font-name-complex="Arial" fo:color="#111111" fo:font-size="14pt" style:font-size-asian="14pt"/>
    </style:style>
    <style:style style:name="T495" style:parent-style-name="Policepardéfaut" style:family="text">
      <style:text-properties style:font-name="Arial" style:font-name-complex="Arial" fo:font-size="14pt" style:font-size-asian="14pt"/>
    </style:style>
    <style:style style:name="T496" style:parent-style-name="SourceText" style:family="text">
      <style:text-properties style:font-name="Arial" style:font-name-asian="Monaco, Menlo, 'Ubuntu Mono', '" style:font-name-complex="Arial" fo:color="#4FE0B0" fo:font-size="14pt" style:font-size-asian="14pt"/>
    </style:style>
    <style:style style:name="T497" style:parent-style-name="Policepardéfaut" style:family="text">
      <style:text-properties style:font-name="Arial" style:font-name-complex="Arial" fo:font-size="14pt" style:font-size-asian="14pt"/>
    </style:style>
    <style:style style:name="T498" style:parent-style-name="Policepardéfaut" style:family="text">
      <style:text-properties style:font-name="Arial" style:font-name-complex="Arial" fo:color="#111111" fo:font-size="14pt" style:font-size-asian="14pt"/>
    </style:style>
    <style:style style:name="T499" style:parent-style-name="Policepardéfaut" style:family="text">
      <style:text-properties style:font-name="Arial" style:font-name-complex="Arial" fo:color="#FFFFFF" fo:font-size="14pt" style:font-size-asian="14pt"/>
    </style:style>
    <style:style style:name="T500" style:parent-style-name="Policepardéfaut" style:family="text">
      <style:text-properties style:font-name="Arial" style:font-name-complex="Arial" fo:color="#111111" fo:font-size="14pt" style:font-size-asian="14pt"/>
    </style:style>
    <style:style style:name="T501" style:parent-style-name="Accentuation" style:family="text">
      <style:text-properties style:font-name="Arial" style:font-name-complex="Arial" fo:font-style="normal" style:font-style-asian="normal" fo:font-size="14pt" style:font-size-asian="14pt"/>
    </style:style>
    <style:style style:name="T502" style:parent-style-name="Policepardéfaut" style:family="text">
      <style:text-properties style:font-name="Arial" style:font-name-complex="Arial" fo:color="#111111" fo:font-size="14pt" style:font-size-asian="14pt"/>
    </style:style>
    <style:style style:name="T503" style:parent-style-name="Policepardéfaut" style:family="text">
      <style:text-properties style:font-name="Arial" style:font-name-complex="Arial" fo:color="#111111" fo:font-size="14pt" style:font-size-asian="14pt"/>
    </style:style>
    <style:style style:name="T504" style:parent-style-name="Policepardéfaut" style:family="text">
      <style:text-properties style:font-name="Arial" style:font-name-complex="Arial" fo:color="#111111" fo:font-size="14pt" style:font-size-asian="14pt"/>
    </style:style>
    <style:style style:name="P505" style:parent-style-name="Textbody" style:family="paragraph">
      <style:paragraph-properties fo:line-height="170%"/>
      <style:text-properties style:font-name="Arial" style:font-name-complex="Arial" fo:color="#111111" fo:font-size="14pt" style:font-size-asian="14pt"/>
    </style:style>
    <style:style style:name="P506" style:parent-style-name="Titre3" style:family="paragraph">
      <style:paragraph-properties fo:line-height="120%"/>
      <style:text-properties style:font-name="Arial" style:font-name-complex="Arial" fo:color="#111111"/>
    </style:style>
    <style:style style:name="P507" style:parent-style-name="Textbody" style:family="paragraph">
      <style:paragraph-properties fo:line-height="170%"/>
    </style:style>
    <style:style style:name="T508" style:parent-style-name="Policepardéfaut" style:family="text">
      <style:text-properties style:font-name="Arial" style:font-name-complex="Arial" fo:color="#111111" fo:font-size="14pt" style:font-size-asian="14pt"/>
    </style:style>
    <style:style style:name="T509" style:parent-style-name="Accentuation" style:family="text">
      <style:text-properties style:font-name="Arial" style:font-name-complex="Arial" fo:font-style="normal" style:font-style-asian="normal" fo:font-size="14pt" style:font-size-asian="14pt"/>
    </style:style>
    <style:style style:name="T510" style:parent-style-name="Policepardéfaut" style:family="text">
      <style:text-properties style:font-name="Arial" style:font-name-complex="Arial" fo:color="#111111" fo:font-size="14pt" style:font-size-asian="14pt"/>
    </style:style>
    <style:style style:name="T511" style:parent-style-name="Policepardéfaut" style:family="text">
      <style:text-properties style:font-name="Arial" style:font-name-complex="Arial" fo:color="#111111" fo:font-size="14pt" style:font-size-asian="14pt"/>
    </style:style>
    <style:style style:name="T512" style:parent-style-name="Policepardéfaut" style:family="text">
      <style:text-properties style:font-name="Arial" style:font-name-complex="Arial" fo:color="#111111" fo:font-size="14pt" style:font-size-asian="14pt"/>
    </style:style>
    <style:style style:name="P513" style:parent-style-name="Titre3" style:family="paragraph">
      <style:paragraph-properties fo:line-height="120%"/>
      <style:text-properties style:font-name="Arial" style:font-name-complex="Arial" fo:color="#111111"/>
    </style:style>
    <style:style style:name="P514" style:parent-style-name="Textbody" style:family="paragraph">
      <style:paragraph-properties fo:line-height="170%"/>
      <style:text-properties style:font-name="Arial" style:font-name-complex="Arial" fo:color="#111111" fo:font-size="14pt" style:font-size-asian="14pt"/>
    </style:style>
    <style:style style:name="P515" style:parent-style-name="Textbody" style:family="paragraph">
      <style:paragraph-properties fo:margin-bottom="0in" fo:line-height="170%" fo:margin-left="0in" fo:text-indent="0in">
        <style:tab-stops/>
      </style:paragraph-properties>
      <style:text-properties style:font-name="Arial" style:font-name-complex="Arial" fo:color="#111111" fo:font-size="14pt" style:font-size-asian="14pt"/>
    </style:style>
    <style:style style:name="P516" style:parent-style-name="Textbody" style:family="paragraph">
      <style:paragraph-properties fo:margin-bottom="0in" fo:line-height="170%" fo:margin-left="0in" fo:text-indent="0in">
        <style:tab-stops/>
      </style:paragraph-properties>
      <style:text-properties style:font-name="Arial" style:font-name-complex="Arial" fo:color="#111111" fo:font-size="14pt" style:font-size-asian="14pt"/>
    </style:style>
    <style:style style:name="P517" style:parent-style-name="Textbody" style:family="paragraph">
      <style:paragraph-properties fo:margin-bottom="0in" fo:line-height="170%" fo:margin-left="0in" fo:text-indent="0in">
        <style:tab-stops/>
      </style:paragraph-properties>
      <style:text-properties style:font-name="Arial" style:font-name-complex="Arial" fo:color="#111111" fo:font-size="14pt" style:font-size-asian="14pt"/>
    </style:style>
    <style:style style:name="P518" style:parent-style-name="Titre2" style:family="paragraph">
      <style:paragraph-properties fo:line-height="120%"/>
      <style:text-properties style:font-name="Arial" style:font-name-complex="Arial" fo:color="#111111" fo:font-size="14pt" style:font-size-asian="14pt"/>
    </style:style>
    <style:style style:name="P519" style:parent-style-name="Textbody" style:family="paragraph">
      <style:paragraph-properties fo:line-height="170%"/>
      <style:text-properties style:font-name="Arial" style:font-name-complex="Arial" fo:color="#111111" fo:font-size="14pt" style:font-size-asian="14pt"/>
    </style:style>
    <style:style style:name="T520"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52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22"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52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24"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52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26"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52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28" style:parent-style-name="SourceText" style:family="text">
      <style:text-properties style:font-name="Arial" style:font-name-complex="Arial" fo:color="#FFFFFF" fo:background-color="#211E2F" fo:language="en" fo:country="US"/>
    </style:style>
    <style:style style:name="T529"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53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31"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53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33"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53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3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36"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53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38"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53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40"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54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42"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54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44"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54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46"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54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P548" style:parent-style-name="Textbody" style:family="paragraph">
      <style:paragraph-properties fo:margin-bottom="0in" fo:line-height="170%" fo:margin-left="0in" fo:text-indent="0in">
        <style:tab-stops/>
      </style:paragraph-properties>
    </style:style>
    <style:style style:name="T549" style:parent-style-name="SourceText" style:family="text">
      <style:text-properties style:font-name="Arial" style:font-name-asian="Monaco, Menlo, 'Ubuntu Mono', '" style:font-name-complex="Arial" fo:color="#4FE0B0" fo:font-size="14pt" style:font-size-asian="14pt"/>
    </style:style>
    <style:style style:name="T550" style:parent-style-name="Policepardéfaut" style:family="text">
      <style:text-properties style:font-name="Arial" style:font-name-complex="Arial" fo:color="#111111" fo:font-size="14pt" style:font-size-asian="14pt"/>
    </style:style>
    <style:style style:name="P551" style:parent-style-name="Textbody" style:family="paragraph">
      <style:paragraph-properties fo:margin-bottom="0in" fo:line-height="170%" fo:margin-left="0in" fo:text-indent="0in">
        <style:tab-stops/>
      </style:paragraph-properties>
    </style:style>
    <style:style style:name="T552" style:parent-style-name="SourceText" style:family="text">
      <style:text-properties style:font-name="Arial" style:font-name-asian="Monaco, Menlo, 'Ubuntu Mono', '" style:font-name-complex="Arial" fo:color="#4FE0B0" fo:font-size="14pt" style:font-size-asian="14pt"/>
    </style:style>
    <style:style style:name="T553" style:parent-style-name="Policepardéfaut" style:family="text">
      <style:text-properties style:font-name="Arial" style:font-name-complex="Arial" fo:color="#111111" fo:font-size="14pt" style:font-size-asian="14pt"/>
    </style:style>
    <style:style style:name="P554" style:parent-style-name="Textbody" style:family="paragraph">
      <style:paragraph-properties fo:margin-bottom="0in" fo:line-height="170%" fo:margin-left="0in" fo:text-indent="0in">
        <style:tab-stops/>
      </style:paragraph-properties>
    </style:style>
    <style:style style:name="T555" style:parent-style-name="SourceText" style:family="text">
      <style:text-properties style:font-name="Arial" style:font-name-asian="Monaco, Menlo, 'Ubuntu Mono', '" style:font-name-complex="Arial" fo:color="#4FE0B0" fo:font-size="14pt" style:font-size-asian="14pt"/>
    </style:style>
    <style:style style:name="T556" style:parent-style-name="Policepardéfaut" style:family="text">
      <style:text-properties style:font-name="Arial" style:font-name-complex="Arial" fo:color="#111111" fo:font-size="14pt" style:font-size-asian="14pt"/>
    </style:style>
    <style:style style:name="T557" style:parent-style-name="Policepardéfaut" style:family="text">
      <style:text-properties style:font-name="Arial" style:font-name-complex="Arial" fo:color="#111111" fo:font-size="14pt" style:font-size-asian="14pt"/>
    </style:style>
    <style:style style:name="T558" style:parent-style-name="Policepardéfaut" style:family="text">
      <style:text-properties style:font-name="Arial" style:font-name-complex="Arial" fo:color="#FFFFFF" fo:font-size="14pt" style:font-size-asian="14pt"/>
    </style:style>
    <style:style style:name="T559" style:parent-style-name="SourceText" style:family="text">
      <style:text-properties style:font-name="Arial" style:font-name-asian="Monaco, Menlo, 'Ubuntu Mono', '" style:font-name-complex="Arial" fo:color="#4FE0B0" fo:font-size="14pt" style:font-size-asian="14pt"/>
    </style:style>
    <style:style style:name="T560" style:parent-style-name="Policepardéfaut" style:family="text">
      <style:text-properties style:font-name="Arial" style:font-name-complex="Arial" fo:color="#FFFFFF" fo:font-size="14pt" style:font-size-asian="14pt"/>
    </style:style>
    <style:style style:name="T561" style:parent-style-name="Policepardéfaut" style:family="text">
      <style:text-properties style:font-name="Arial" style:font-name-complex="Arial" fo:color="#111111" fo:font-size="14pt" style:font-size-asian="14pt"/>
    </style:style>
    <style:style style:name="T562" style:parent-style-name="Policepardéfaut" style:family="text">
      <style:text-properties style:font-name="Arial" style:font-name-complex="Arial" fo:color="#FFFFFF" fo:font-size="14pt" style:font-size-asian="14pt"/>
    </style:style>
    <style:style style:name="T563" style:parent-style-name="Policepardéfaut" style:family="text">
      <style:text-properties style:font-name="Arial" style:font-name-complex="Arial" fo:color="#111111" fo:font-size="14pt" style:font-size-asian="14pt"/>
    </style:style>
    <style:style style:name="P564" style:parent-style-name="Textbody" style:family="paragraph">
      <style:paragraph-properties fo:margin-bottom="0in" fo:line-height="170%" fo:margin-left="0in" fo:text-indent="0in">
        <style:tab-stops/>
      </style:paragraph-properties>
      <style:text-properties style:font-name="Arial" style:font-name-complex="Arial" fo:color="#111111" fo:font-size="14pt" style:font-size-asian="14pt"/>
    </style:style>
    <style:style style:name="P565" style:parent-style-name="Textbody" style:family="paragraph">
      <style:paragraph-properties fo:margin-bottom="0in" fo:line-height="170%" fo:margin-left="0in" fo:text-indent="0in">
        <style:tab-stops/>
      </style:paragraph-properties>
    </style:style>
    <style:style style:name="T566" style:parent-style-name="SourceText" style:family="text">
      <style:text-properties style:font-name="Arial" style:font-name-asian="Monaco, Menlo, 'Ubuntu Mono', '" style:font-name-complex="Arial" fo:color="#4FE0B0" fo:font-size="14pt" style:font-size-asian="14pt"/>
    </style:style>
    <style:style style:name="T567" style:parent-style-name="Policepardéfaut" style:family="text">
      <style:text-properties style:font-name="Arial" style:font-name-complex="Arial" fo:color="#111111" fo:font-size="14pt" style:font-size-asian="14pt"/>
    </style:style>
    <style:style style:name="P568" style:parent-style-name="Textbody" style:family="paragraph">
      <style:paragraph-properties fo:margin-bottom="0in" fo:line-height="170%" fo:margin-left="0in" fo:text-indent="0in">
        <style:tab-stops/>
      </style:paragraph-properties>
    </style:style>
    <style:style style:name="T569" style:parent-style-name="Policepardéfaut" style:family="text">
      <style:text-properties style:font-name="Arial" style:font-name-complex="Arial" fo:color="#111111" fo:font-size="14pt" style:font-size-asian="14pt"/>
    </style:style>
    <style:style style:name="T570" style:parent-style-name="SourceText" style:family="text">
      <style:text-properties style:font-name="Arial" style:font-name-asian="Monaco, Menlo, 'Ubuntu Mono', '" style:font-name-complex="Arial" fo:color="#4FE0B0" fo:font-size="14pt" style:font-size-asian="14pt"/>
    </style:style>
    <style:style style:name="T571" style:parent-style-name="Policepardéfaut" style:family="text">
      <style:text-properties style:font-name="Arial" style:font-name-complex="Arial" fo:color="#111111" fo:font-size="14pt" style:font-size-asian="14pt"/>
    </style:style>
    <style:style style:name="T572" style:parent-style-name="Policepardéfaut" style:family="text">
      <style:text-properties style:font-name="Arial" style:font-name-complex="Arial" fo:color="#111111" fo:font-size="14pt" style:font-size-asian="14pt"/>
    </style:style>
    <style:style style:name="P573" style:parent-style-name="Textbody" style:family="paragraph">
      <style:paragraph-properties fo:margin-bottom="0in" fo:line-height="170%" fo:margin-left="0in" fo:text-indent="0in">
        <style:tab-stops/>
      </style:paragraph-properties>
    </style:style>
    <style:style style:name="T574" style:parent-style-name="SourceText" style:family="text">
      <style:text-properties style:font-name="Arial" style:font-name-asian="Monaco, Menlo, 'Ubuntu Mono', '" style:font-name-complex="Arial" fo:color="#4FE0B0" fo:font-size="14pt" style:font-size-asian="14pt"/>
    </style:style>
    <style:style style:name="T575" style:parent-style-name="Policepardéfaut" style:family="text">
      <style:text-properties style:font-name="Arial" style:font-name-complex="Arial" fo:color="#111111" fo:font-size="14pt" style:font-size-asian="14pt"/>
    </style:style>
    <style:style style:name="P576" style:parent-style-name="Textbody" style:family="paragraph">
      <style:paragraph-properties fo:margin-bottom="0in" fo:line-height="170%" fo:margin-left="0in" fo:text-indent="0in">
        <style:tab-stops/>
      </style:paragraph-properties>
    </style:style>
    <style:style style:name="T577" style:parent-style-name="SourceText" style:family="text">
      <style:text-properties style:font-name="Arial" style:font-name-asian="Monaco, Menlo, 'Ubuntu Mono', '" style:font-name-complex="Arial" fo:color="#4FE0B0" fo:font-size="14pt" style:font-size-asian="14pt"/>
    </style:style>
    <style:style style:name="T578" style:parent-style-name="Policepardéfaut" style:family="text">
      <style:text-properties style:font-name="Arial" style:font-name-complex="Arial" fo:color="#FFFFFF" fo:font-size="14pt" style:font-size-asian="14pt"/>
    </style:style>
    <style:style style:name="T579" style:parent-style-name="Policepardéfaut" style:family="text">
      <style:text-properties style:font-name="Arial" style:font-name-complex="Arial" fo:color="#111111" fo:font-size="14pt" style:font-size-asian="14pt"/>
    </style:style>
    <style:style style:name="P580" style:parent-style-name="Titre2" style:family="paragraph">
      <style:paragraph-properties fo:line-height="120%"/>
      <style:text-properties style:font-name="Arial" style:font-name-complex="Arial" fo:color="#111111" fo:font-size="14pt" style:font-size-asian="14pt"/>
    </style:style>
    <style:style style:name="P581" style:parent-style-name="Textbody" style:family="paragraph">
      <style:paragraph-properties fo:line-height="170%"/>
      <style:text-properties style:font-name="Arial" style:font-name-complex="Arial" fo:color="#111111" fo:font-size="14pt" style:font-size-asian="14pt"/>
    </style:style>
    <style:style style:name="P582" style:parent-style-name="Textbody" style:family="paragraph">
      <style:paragraph-properties fo:line-height="170%"/>
      <style:text-properties style:font-name="Arial" style:font-name-complex="Arial" fo:color="#111111" fo:font-size="14pt" style:font-size-asian="14pt"/>
    </style:style>
    <style:style style:name="P583" style:parent-style-name="Titre3" style:family="paragraph">
      <style:paragraph-properties fo:margin-top="0in" fo:margin-bottom="0.0972in" fo:line-height="170%"/>
      <style:text-properties style:font-name="Arial" style:font-name-complex="Arial" fo:font-weight="normal" style:font-weight-asian="normal" fo:color="#111111"/>
    </style:style>
    <style:style style:name="P584" style:parent-style-name="Textbody" style:family="paragraph">
      <style:paragraph-properties fo:line-height="170%"/>
      <style:text-properties style:font-name="Arial" style:font-name-complex="Arial" fo:color="#10162F" fo:font-size="14pt" style:font-size-asian="14pt"/>
    </style:style>
    <style:style style:name="P585" style:parent-style-name="Textbody" style:family="paragraph">
      <style:paragraph-properties fo:line-height="160%"/>
      <style:text-properties style:font-name="Arial" style:font-name-complex="Arial" fo:color="#10162F" fo:font-size="14pt" style:font-size-asian="14pt"/>
    </style:style>
    <style:style style:name="P586" style:parent-style-name="Textbody" style:family="paragraph">
      <style:paragraph-properties fo:margin-bottom="0in" fo:line-height="170%"/>
    </style:style>
    <style:style style:name="T587" style:parent-style-name="Policepardéfaut" style:family="text">
      <style:text-properties style:font-name="Arial" style:font-name-complex="Arial" fo:color="#111111" fo:font-size="14pt" style:font-size-asian="14pt" fo:language="en" fo:country="US" style:language-asian="en" style:country-asian="US" style:language-complex="ar" style:country-complex="SA"/>
    </style:style>
    <style:style style:name="T588" style:parent-style-name="SourceText" style:family="text">
      <style:text-properties style:font-name="Arial" style:font-name-asian="Monaco, Menlo, 'Ubuntu Mono', '" style:font-name-complex="Arial" fo:color="#10162F" style:text-underline-type="single" style:text-underline-style="solid" style:text-underline-width="auto" style:text-underline-mode="continuous"/>
    </style:style>
    <style:style style:name="P589" style:parent-style-name="Textbody" style:family="paragraph">
      <style:paragraph-properties fo:margin-bottom="0in" fo:line-height="170%"/>
    </style:style>
    <style:style style:name="T590" style:parent-style-name="Policepardéfaut" style:family="text">
      <style:text-properties style:font-name="Arial" style:font-name-complex="Arial" fo:color="#10162F" fo:font-size="14pt" style:font-size-asian="14pt"/>
    </style:style>
    <style:style style:name="T591" style:parent-style-name="SourceText" style:family="text">
      <style:text-properties style:font-name="Arial" style:font-name-asian="Monaco, Menlo, 'Ubuntu Mono', '" style:font-name-complex="Arial" fo:color="#10162F"/>
    </style:style>
    <style:style style:name="T592" style:parent-style-name="Policepardéfaut" style:family="text">
      <style:text-properties style:font-name="Arial" style:font-name-complex="Arial" fo:color="#10162F" fo:font-size="14pt" style:font-size-asian="14pt"/>
    </style:style>
    <style:style style:name="T593" style:parent-style-name="SourceText" style:family="text">
      <style:text-properties style:font-name="Arial" style:font-name-asian="Monaco, Menlo, 'Ubuntu Mono', '" style:font-name-complex="Arial" fo:color="#10162F"/>
    </style:style>
    <style:style style:name="T594" style:parent-style-name="Policepardéfaut" style:family="text">
      <style:text-properties style:font-name="Arial" style:font-name-complex="Arial" fo:color="#10162F" fo:font-size="14pt" style:font-size-asian="14pt"/>
    </style:style>
    <style:style style:name="P595" style:parent-style-name="PreformattedText" style:family="paragraph">
      <style:paragraph-properties fo:line-height="170%"/>
    </style:style>
    <style:style style:name="T596" style:parent-style-name="SourceText" style:family="text">
      <style:text-properties style:font-name="Arial" style:font-name-asian="Monaco, Menlo, 'Ubuntu Mono', '" style:font-name-complex="Arial" fo:color="#B3CCFF" fo:background-color="#211E2F" fo:language="en" fo:country="US"/>
    </style:style>
    <style:style style:name="T597" style:parent-style-name="SourceText" style:family="text">
      <style:text-properties style:font-name="Arial" style:font-name-asian="Monaco, Menlo, 'Ubuntu Mono', '" style:font-name-complex="Arial" fo:color="#FFFFFF" fo:background-color="#211E2F" fo:language="en" fo:country="US"/>
    </style:style>
    <style:style style:name="T598" style:parent-style-name="SourceText" style:family="text">
      <style:text-properties style:font-name="Arial" style:font-name-asian="Monaco, Menlo, 'Ubuntu Mono', '" style:font-name-complex="Arial" fo:color="#FF8973" fo:background-color="#211E2F" fo:language="en" fo:country="US"/>
    </style:style>
    <style:style style:name="T599" style:parent-style-name="SourceText" style:family="text">
      <style:text-properties style:font-name="Arial" style:font-name-asian="Monaco, Menlo, 'Ubuntu Mono', '" style:font-name-complex="Arial" fo:color="#FFFFFF" fo:background-color="#211E2F" fo:language="en" fo:country="US"/>
    </style:style>
    <style:style style:name="T600" style:parent-style-name="SourceText" style:family="text">
      <style:text-properties style:font-name="Arial" style:font-name-asian="Monaco, Menlo, 'Ubuntu Mono', '" style:font-name-complex="Arial" fo:color="#FF8973" fo:background-color="#211E2F" fo:language="en" fo:country="US"/>
    </style:style>
    <style:style style:name="T601" style:parent-style-name="SourceText" style:family="text">
      <style:text-properties style:font-name="Arial" style:font-name-asian="Monaco, Menlo, 'Ubuntu Mono', '" style:font-name-complex="Arial" fo:color="#FFFFFF" fo:background-color="#211E2F" fo:language="en" fo:country="US"/>
    </style:style>
    <style:style style:name="T602" style:parent-style-name="SourceText" style:family="text">
      <style:text-properties style:font-name="Arial" style:font-name-asian="Monaco, Menlo, 'Ubuntu Mono', '" style:font-name-complex="Arial" fo:color="#FF8973" fo:background-color="#211E2F" fo:language="en" fo:country="US"/>
    </style:style>
    <style:style style:name="T603" style:parent-style-name="SourceText" style:family="text">
      <style:text-properties style:font-name="Arial" style:font-name-asian="Monaco, Menlo, 'Ubuntu Mono', '" style:font-name-complex="Arial" fo:color="#FFFFFF" fo:background-color="#211E2F" fo:language="en" fo:country="US"/>
    </style:style>
    <style:style style:name="P604" style:parent-style-name="PreformattedText" style:family="paragraph">
      <style:paragraph-properties fo:line-height="170%"/>
    </style:style>
    <style:style style:name="T605" style:parent-style-name="SourceText" style:family="text">
      <style:text-properties style:font-name="Arial" style:font-name-asian="Monaco, Menlo, 'Ubuntu Mono', '" style:font-name-complex="Arial" fo:color="#B3CCFF" fo:background-color="#211E2F" fo:language="en" fo:country="US"/>
    </style:style>
    <style:style style:name="T606" style:parent-style-name="SourceText" style:family="text">
      <style:text-properties style:font-name="Arial" style:font-name-asian="Monaco, Menlo, 'Ubuntu Mono', '" style:font-name-complex="Arial" fo:color="#FFFFFF" fo:background-color="#211E2F" fo:language="en" fo:country="US"/>
    </style:style>
    <style:style style:name="T607" style:parent-style-name="SourceText" style:family="text">
      <style:text-properties style:font-name="Arial" style:font-name-asian="Monaco, Menlo, 'Ubuntu Mono', '" style:font-name-complex="Arial" fo:color="#FF8973" fo:background-color="#211E2F" fo:language="en" fo:country="US"/>
    </style:style>
    <style:style style:name="T608" style:parent-style-name="SourceText" style:family="text">
      <style:text-properties style:font-name="Arial" style:font-name-asian="Monaco, Menlo, 'Ubuntu Mono', '" style:font-name-complex="Arial" fo:color="#FFFFFF" fo:background-color="#211E2F" fo:language="en" fo:country="US"/>
    </style:style>
    <style:style style:name="T609" style:parent-style-name="SourceText" style:family="text">
      <style:text-properties style:font-name="Arial" style:font-name-asian="Monaco, Menlo, 'Ubuntu Mono', '" style:font-name-complex="Arial" fo:color="#B3CCFF" fo:background-color="#211E2F" fo:language="en" fo:country="US"/>
    </style:style>
    <style:style style:name="T610" style:parent-style-name="SourceText" style:family="text">
      <style:text-properties style:font-name="Arial" style:font-name-asian="Monaco, Menlo, 'Ubuntu Mono', '" style:font-name-complex="Arial" fo:color="#FFFFFF" fo:background-color="#211E2F" fo:language="en" fo:country="US"/>
    </style:style>
    <style:style style:name="T611" style:parent-style-name="SourceText" style:family="text">
      <style:text-properties style:font-name="Arial" style:font-name-asian="Monaco, Menlo, 'Ubuntu Mono', '" style:font-name-complex="Arial" fo:color="#EA6C8B" fo:background-color="#211E2F" fo:language="en" fo:country="US"/>
    </style:style>
    <style:style style:name="T612" style:parent-style-name="SourceText" style:family="text">
      <style:text-properties style:font-name="Arial" style:font-name-asian="Monaco, Menlo, 'Ubuntu Mono', '" style:font-name-complex="Arial" fo:color="#FFFFFF" fo:background-color="#211E2F" fo:language="en" fo:country="US"/>
    </style:style>
    <style:style style:name="T613" style:parent-style-name="SourceText" style:family="text">
      <style:text-properties style:font-name="Arial" style:font-name-asian="Monaco, Menlo, 'Ubuntu Mono', '" style:font-name-complex="Arial" fo:color="#FF8973" fo:background-color="#211E2F" fo:language="en" fo:country="US"/>
    </style:style>
    <style:style style:name="T614" style:parent-style-name="SourceText" style:family="text">
      <style:text-properties style:font-name="Arial" style:font-name-asian="Monaco, Menlo, 'Ubuntu Mono', '" style:font-name-complex="Arial" fo:color="#FFFFFF" fo:background-color="#211E2F" fo:language="en" fo:country="US"/>
    </style:style>
    <style:style style:name="P615" style:parent-style-name="Textbody" style:family="paragraph">
      <style:paragraph-properties fo:margin-bottom="0in" fo:line-height="160%"/>
    </style:style>
    <style:style style:name="T616" style:parent-style-name="Policepardéfaut" style:family="text">
      <style:text-properties style:font-name="Arial" style:font-name-complex="Arial" fo:color="#111111" fo:font-size="14pt" style:font-size-asian="14pt" fo:language="en" fo:country="US" style:language-asian="en" style:country-asian="US" style:language-complex="ar" style:country-complex="SA"/>
    </style:style>
    <style:style style:name="T617" style:parent-style-name="Policepardéfaut" style:family="text">
      <style:text-properties style:font-name="Arial" style:font-name-complex="Arial" fo:color="#10162F" fo:font-size="14pt" style:font-size-asian="14pt"/>
    </style:style>
    <style:style style:name="T618" style:parent-style-name="SourceText" style:family="text">
      <style:text-properties style:font-name="Arial" style:font-name-asian="Monaco, Menlo, 'Ubuntu Mono', '" style:font-name-complex="Arial" fo:color="#10162F"/>
    </style:style>
    <style:style style:name="T619" style:parent-style-name="Policepardéfaut" style:family="text">
      <style:text-properties style:font-name="Arial" style:font-name-complex="Arial" fo:color="#10162F" fo:font-size="14pt" style:font-size-asian="14pt"/>
    </style:style>
    <style:style style:name="T620" style:parent-style-name="Policepardéfaut" style:family="text">
      <style:text-properties style:font-name="Arial" style:font-name-complex="Arial" fo:color="#10162F" fo:font-size="14pt" style:font-size-asian="14pt"/>
    </style:style>
    <style:style style:name="T621" style:parent-style-name="Accentuation" style:family="text">
      <style:text-properties style:font-name="Arial" style:font-name-complex="Arial" fo:font-style="normal" style:font-style-asian="normal" fo:color="#10162F"/>
    </style:style>
    <style:style style:name="T622" style:parent-style-name="Policepardéfaut" style:family="text">
      <style:text-properties style:font-name="Arial" style:font-name-complex="Arial" fo:color="#10162F" fo:font-size="14pt" style:font-size-asian="14pt"/>
    </style:style>
    <style:style style:name="P623" style:parent-style-name="Textbody" style:family="paragraph">
      <style:paragraph-properties fo:margin-bottom="0in" fo:line-height="160%"/>
    </style:style>
    <style:style style:name="T624" style:parent-style-name="Policepardéfaut" style:family="text">
      <style:text-properties style:font-name="Arial" style:font-name-complex="Arial" fo:color="#10162F" fo:font-size="14pt" style:font-size-asian="14pt"/>
    </style:style>
    <style:style style:name="T625" style:parent-style-name="Policepardéfaut" style:family="text">
      <style:text-properties style:font-name="Arial" style:font-name-complex="Arial" fo:color="#10162F" fo:font-size="14pt" style:font-size-asian="14pt"/>
    </style:style>
    <style:style style:name="T626" style:parent-style-name="SourceText" style:family="text">
      <style:text-properties style:font-name="Arial" style:font-name-asian="Monaco, Menlo, 'Ubuntu Mono', '" style:font-name-complex="Arial" fo:color="#10162F"/>
    </style:style>
    <style:style style:name="T627" style:parent-style-name="Policepardéfaut" style:family="text">
      <style:text-properties style:font-name="Arial" style:font-name-complex="Arial" fo:color="#10162F" fo:font-size="14pt" style:font-size-asian="14pt"/>
    </style:style>
    <style:style style:name="T628" style:parent-style-name="SourceText" style:family="text">
      <style:text-properties style:font-name="Arial" style:font-name-asian="Monaco, Menlo, 'Ubuntu Mono', '" style:font-name-complex="Arial" fo:color="#10162F"/>
    </style:style>
    <style:style style:name="T629" style:parent-style-name="Policepardéfaut" style:family="text">
      <style:text-properties style:font-name="Arial" style:font-name-complex="Arial" fo:color="#10162F" fo:font-size="14pt" style:font-size-asian="14pt"/>
    </style:style>
    <style:style style:name="P630" style:parent-style-name="Textbody" style:family="paragraph">
      <style:paragraph-properties fo:margin-bottom="0in" fo:line-height="170%"/>
    </style:style>
    <style:style style:name="T631" style:parent-style-name="Policepardéfaut" style:family="text">
      <style:text-properties style:font-name="Arial" style:font-name-complex="Arial" fo:color="#111111" fo:font-size="14pt" style:font-size-asian="14pt" fo:language="en" fo:country="US" style:language-asian="en" style:country-asian="US" style:language-complex="ar" style:country-complex="SA"/>
    </style:style>
    <style:style style:name="T632"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633" style:parent-style-name="Textbody" style:family="paragraph">
      <style:paragraph-properties fo:margin-bottom="0in" fo:line-height="170%"/>
    </style:style>
    <style:style style:name="T634" style:parent-style-name="Policepardéfaut" style:family="text">
      <style:text-properties style:font-name="Arial" style:font-name-complex="Arial" fo:color="#10162F" fo:font-size="14pt" style:font-size-asian="14pt"/>
    </style:style>
    <style:style style:name="T635" style:parent-style-name="Policepardéfaut" style:family="text">
      <style:text-properties style:font-name="Arial" style:font-name-complex="Arial" fo:color="#10162F" fo:font-size="14pt" style:font-size-asian="14pt"/>
    </style:style>
    <style:style style:name="T636" style:parent-style-name="SourceText" style:family="text">
      <style:text-properties style:font-name="Arial" style:font-name-asian="Monaco, Menlo, 'Ubuntu Mono', '" style:font-name-complex="Arial" fo:color="#650953"/>
    </style:style>
    <style:style style:name="T637" style:parent-style-name="SourceText" style:family="text">
      <style:text-properties style:font-name="Arial" style:font-name-asian="Monaco, Menlo, 'Ubuntu Mono', '" style:font-name-complex="Arial" fo:color="#10162F"/>
    </style:style>
    <style:style style:name="T638" style:parent-style-name="Policepardéfaut" style:family="text">
      <style:text-properties style:font-name="Arial" style:font-name-complex="Arial" fo:color="#10162F" fo:font-size="14pt" style:font-size-asian="14pt"/>
    </style:style>
    <style:style style:name="T639" style:parent-style-name="SourceText" style:family="text">
      <style:text-properties style:font-name="Arial" style:font-name-asian="Monaco, Menlo, 'Ubuntu Mono', '" style:font-name-complex="Arial" fo:color="#10162F"/>
    </style:style>
    <style:style style:name="T640" style:parent-style-name="Policepardéfaut" style:family="text">
      <style:text-properties style:font-name="Arial" style:font-name-complex="Arial" fo:color="#10162F" fo:font-size="14pt" style:font-size-asian="14pt"/>
    </style:style>
    <style:style style:name="T641" style:parent-style-name="SourceText" style:family="text">
      <style:text-properties style:font-name="Arial" style:font-name-asian="Monaco, Menlo, 'Ubuntu Mono', '" style:font-name-complex="Arial" fo:color="#10162F"/>
    </style:style>
    <style:style style:name="T642" style:parent-style-name="Policepardéfaut" style:family="text">
      <style:text-properties style:font-name="Arial" style:font-name-complex="Arial" fo:color="#10162F" fo:font-size="14pt" style:font-size-asian="14pt"/>
    </style:style>
    <style:style style:name="T643" style:parent-style-name="Accentuation" style:family="text">
      <style:text-properties style:font-name="Arial" style:font-name-complex="Arial" fo:font-style="normal" style:font-style-asian="normal" fo:color="#10162F"/>
    </style:style>
    <style:style style:name="T644" style:parent-style-name="Policepardéfaut" style:family="text">
      <style:text-properties style:font-name="Arial" style:font-name-complex="Arial" fo:color="#10162F" fo:font-size="14pt" style:font-size-asian="14pt"/>
    </style:style>
    <style:style style:name="T645" style:parent-style-name="SourceText" style:family="text">
      <style:text-properties style:font-name="Arial" style:font-name-asian="Monaco, Menlo, 'Ubuntu Mono', '" style:font-name-complex="Arial" fo:color="#10162F"/>
    </style:style>
    <style:style style:name="T646" style:parent-style-name="Policepardéfaut" style:family="text">
      <style:text-properties style:font-name="Arial" style:font-name-complex="Arial" fo:color="#10162F" fo:font-size="14pt" style:font-size-asian="14pt"/>
    </style:style>
    <style:style style:name="T647" style:parent-style-name="SourceText" style:family="text">
      <style:text-properties style:font-name="Arial" style:font-name-asian="Monaco, Menlo, 'Ubuntu Mono', '" style:font-name-complex="Arial" fo:color="#10162F"/>
    </style:style>
    <style:style style:name="T648" style:parent-style-name="Policepardéfaut" style:family="text">
      <style:text-properties style:font-name="Arial" style:font-name-complex="Arial" fo:color="#10162F" fo:font-size="14pt" style:font-size-asian="14pt"/>
    </style:style>
    <style:style style:name="P649" style:parent-style-name="Textbody" style:family="paragraph">
      <style:paragraph-properties fo:margin-bottom="0in" fo:line-height="160%" fo:margin-left="0in" fo:text-indent="0in">
        <style:tab-stops/>
      </style:paragraph-properties>
    </style:style>
    <style:style style:name="T650" style:parent-style-name="SourceText" style:family="text">
      <style:text-properties style:font-name="Arial" style:font-name-asian="Monaco, Menlo, 'Ubuntu Mono', '" style:font-name-complex="Arial" fo:color="#10162F"/>
    </style:style>
    <style:style style:name="T651" style:parent-style-name="Policepardéfaut" style:family="text">
      <style:text-properties style:font-name="Arial" style:font-name-complex="Arial" fo:color="#10162F" fo:font-size="14pt" style:font-size-asian="14pt"/>
    </style:style>
    <style:style style:name="T652" style:parent-style-name="Policepardéfaut" style:family="text">
      <style:text-properties style:font-name="Arial" style:font-name-complex="Arial" fo:color="#10162F" fo:font-size="14pt" style:font-size-asian="14pt"/>
    </style:style>
    <style:style style:name="T653" style:parent-style-name="SourceText" style:family="text">
      <style:text-properties style:font-name="Arial" style:font-name-asian="Monaco, Menlo, 'Ubuntu Mono', '" style:font-name-complex="Arial" fo:color="#10162F"/>
    </style:style>
    <style:style style:name="T654" style:parent-style-name="Policepardéfaut" style:family="text">
      <style:text-properties style:font-name="Arial" style:font-name-complex="Arial" fo:color="#10162F" fo:font-size="14pt" style:font-size-asian="14pt"/>
    </style:style>
    <style:style style:name="T655" style:parent-style-name="SourceText" style:family="text">
      <style:text-properties style:font-name="Arial" style:font-name-asian="Monaco, Menlo, 'Ubuntu Mono', '" style:font-name-complex="Arial" fo:color="#10162F"/>
    </style:style>
    <style:style style:name="T656" style:parent-style-name="Policepardéfaut" style:family="text">
      <style:text-properties style:font-name="Arial" style:font-name-complex="Arial" fo:color="#10162F" fo:font-size="14pt" style:font-size-asian="14pt"/>
    </style:style>
    <style:style style:name="T657" style:parent-style-name="SourceText" style:family="text">
      <style:text-properties style:font-name="Arial" style:font-name-asian="Monaco, Menlo, 'Ubuntu Mono', '" style:font-name-complex="Arial" fo:color="#10162F"/>
    </style:style>
    <style:style style:name="T658" style:parent-style-name="Policepardéfaut" style:family="text">
      <style:text-properties style:font-name="Arial" style:font-name-complex="Arial" fo:color="#10162F" fo:font-size="14pt" style:font-size-asian="14pt"/>
    </style:style>
    <style:style style:name="T659" style:parent-style-name="SourceText" style:family="text">
      <style:text-properties style:font-name="Arial" style:font-name-asian="Monaco, Menlo, 'Ubuntu Mono', '" style:font-name-complex="Arial" fo:color="#10162F"/>
    </style:style>
    <style:style style:name="T660" style:parent-style-name="Policepardéfaut" style:family="text">
      <style:text-properties style:font-name="Arial" style:font-name-complex="Arial" fo:color="#10162F" fo:font-size="14pt" style:font-size-asian="14pt"/>
    </style:style>
    <style:style style:name="P661" style:parent-style-name="Textbody" style:family="paragraph">
      <style:paragraph-properties fo:margin-bottom="0in" fo:line-height="160%" fo:margin-left="0in" fo:text-indent="0in">
        <style:tab-stops/>
      </style:paragraph-properties>
    </style:style>
    <style:style style:name="T662" style:parent-style-name="SourceText" style:family="text">
      <style:text-properties style:font-name="Arial" style:font-name-asian="Monaco, Menlo, 'Ubuntu Mono', '" style:font-name-complex="Arial" fo:color="#10162F"/>
    </style:style>
    <style:style style:name="T663" style:parent-style-name="Policepardéfaut" style:family="text">
      <style:text-properties style:font-name="Arial" style:font-name-complex="Arial" fo:color="#10162F" fo:font-size="14pt" style:font-size-asian="14pt"/>
    </style:style>
    <style:style style:name="T664" style:parent-style-name="Policepardéfaut" style:family="text">
      <style:text-properties style:font-name="Arial" style:font-name-complex="Arial" fo:color="#10162F" fo:font-size="14pt" style:font-size-asian="14pt"/>
    </style:style>
    <style:style style:name="T665" style:parent-style-name="SourceText" style:family="text">
      <style:text-properties style:font-name="Arial" style:font-name-asian="Monaco, Menlo, 'Ubuntu Mono', '" style:font-name-complex="Arial" fo:color="#10162F"/>
    </style:style>
    <style:style style:name="T666" style:parent-style-name="Policepardéfaut" style:family="text">
      <style:text-properties style:font-name="Arial" style:font-name-complex="Arial" fo:color="#10162F" fo:font-size="14pt" style:font-size-asian="14pt"/>
    </style:style>
    <style:style style:name="T667" style:parent-style-name="SourceText" style:family="text">
      <style:text-properties style:font-name="Arial" style:font-name-asian="Monaco, Menlo, 'Ubuntu Mono', '" style:font-name-complex="Arial" fo:color="#10162F"/>
    </style:style>
    <style:style style:name="T668" style:parent-style-name="Policepardéfaut" style:family="text">
      <style:text-properties style:font-name="Arial" style:font-name-complex="Arial" fo:color="#10162F" fo:font-size="14pt" style:font-size-asian="14pt"/>
    </style:style>
    <style:style style:name="T669" style:parent-style-name="SourceText" style:family="text">
      <style:text-properties style:font-name="Arial" style:font-name-asian="Monaco, Menlo, 'Ubuntu Mono', '" style:font-name-complex="Arial" fo:color="#10162F"/>
    </style:style>
    <style:style style:name="T670" style:parent-style-name="Policepardéfaut" style:family="text">
      <style:text-properties style:font-name="Arial" style:font-name-complex="Arial" fo:color="#10162F" fo:font-size="14pt" style:font-size-asian="14pt"/>
    </style:style>
    <style:style style:name="T671" style:parent-style-name="SourceText" style:family="text">
      <style:text-properties style:font-name="Arial" style:font-name-asian="Monaco, Menlo, 'Ubuntu Mono', '" style:font-name-complex="Arial" fo:color="#10162F"/>
    </style:style>
    <style:style style:name="T672" style:parent-style-name="Policepardéfaut" style:family="text">
      <style:text-properties style:font-name="Arial" style:font-name-complex="Arial" fo:color="#10162F" fo:font-size="14pt" style:font-size-asian="14pt"/>
    </style:style>
    <style:style style:name="P673" style:parent-style-name="Textbody" style:family="paragraph">
      <style:paragraph-properties fo:margin-bottom="0in" fo:line-height="160%"/>
    </style:style>
    <style:style style:name="T674" style:parent-style-name="Policepardéfaut" style:family="text">
      <style:text-properties style:font-name="Arial" style:font-name-complex="Arial" fo:color="#10162F" fo:font-size="14pt" style:font-size-asian="14pt"/>
    </style:style>
    <style:style style:name="T675" style:parent-style-name="SourceText" style:family="text">
      <style:text-properties style:font-name="Arial" style:font-name-asian="Monaco, Menlo, 'Ubuntu Mono', '" style:font-name-complex="Arial" fo:color="#10162F"/>
    </style:style>
    <style:style style:name="T676" style:parent-style-name="Policepardéfaut" style:family="text">
      <style:text-properties style:font-name="Arial" style:font-name-complex="Arial" fo:color="#10162F" fo:font-size="14pt" style:font-size-asian="14pt"/>
    </style:style>
    <style:style style:name="P677" style:parent-style-name="PreformattedText" style:family="paragraph">
      <style:paragraph-properties fo:line-height="170%"/>
    </style:style>
    <style:style style:name="T678" style:parent-style-name="SourceText" style:family="text">
      <style:text-properties style:font-name="Arial" style:font-name-asian="Monaco, Menlo, 'Ubuntu Mono', '" style:font-name-complex="Arial" fo:color="#B3CCFF" fo:background-color="#211E2F" fo:language="en" fo:country="US"/>
    </style:style>
    <style:style style:name="T679" style:parent-style-name="SourceText" style:family="text">
      <style:text-properties style:font-name="Arial" style:font-name-asian="Monaco, Menlo, 'Ubuntu Mono', '" style:font-name-complex="Arial" fo:color="#FFFFFF" fo:background-color="#211E2F" fo:language="en" fo:country="US"/>
    </style:style>
    <style:style style:name="T680" style:parent-style-name="SourceText" style:family="text">
      <style:text-properties style:font-name="Arial" style:font-name-asian="Monaco, Menlo, 'Ubuntu Mono', '" style:font-name-complex="Arial" fo:color="#FF8973" fo:background-color="#211E2F" fo:language="en" fo:country="US"/>
    </style:style>
    <style:style style:name="T681" style:parent-style-name="SourceText" style:family="text">
      <style:text-properties style:font-name="Arial" style:font-name-asian="Monaco, Menlo, 'Ubuntu Mono', '" style:font-name-complex="Arial" fo:color="#FF8973" fo:background-color="#211E2F" fo:language="en" fo:country="US"/>
    </style:style>
    <style:style style:name="T682" style:parent-style-name="SourceText" style:family="text">
      <style:text-properties style:font-name="Arial" style:font-name-asian="Monaco, Menlo, 'Ubuntu Mono', '" style:font-name-complex="Arial" fo:color="#FFFFFF" fo:background-color="#211E2F" fo:language="en" fo:country="US"/>
    </style:style>
    <style:style style:name="T683" style:parent-style-name="SourceText" style:family="text">
      <style:text-properties style:font-name="Arial" style:font-name-asian="Monaco, Menlo, 'Ubuntu Mono', '" style:font-name-complex="Arial" fo:color="#FF8973" fo:background-color="#211E2F" fo:language="en" fo:country="US"/>
    </style:style>
    <style:style style:name="T684" style:parent-style-name="SourceText" style:family="text">
      <style:text-properties style:font-name="Arial" style:font-name-asian="Monaco, Menlo, 'Ubuntu Mono', '" style:font-name-complex="Arial" fo:color="#FFFFFF" fo:background-color="#211E2F" fo:language="en" fo:country="US"/>
    </style:style>
    <style:style style:name="T685" style:parent-style-name="SourceText" style:family="text">
      <style:text-properties style:font-name="Arial" style:font-name-asian="Monaco, Menlo, 'Ubuntu Mono', '" style:font-name-complex="Arial" fo:color="#FF8973" fo:background-color="#211E2F" fo:language="en" fo:country="US"/>
    </style:style>
    <style:style style:name="T686" style:parent-style-name="SourceText" style:family="text">
      <style:text-properties style:font-name="Arial" style:font-name-asian="Monaco, Menlo, 'Ubuntu Mono', '" style:font-name-complex="Arial" fo:color="#FFFFFF" fo:background-color="#211E2F" fo:language="en" fo:country="US"/>
    </style:style>
    <style:style style:name="P687" style:parent-style-name="PreformattedText" style:family="paragraph">
      <style:paragraph-properties fo:line-height="170%"/>
    </style:style>
    <style:style style:name="T688" style:parent-style-name="SourceText" style:family="text">
      <style:text-properties style:font-name="Arial" style:font-name-complex="Arial" fo:color="#FFFFFF" fo:background-color="#211E2F" fo:language="en" fo:country="US"/>
    </style:style>
    <style:style style:name="T689" style:parent-style-name="SourceText" style:family="text">
      <style:text-properties style:font-name="Arial" style:font-name-asian="Monaco, Menlo, 'Ubuntu Mono', '" style:font-name-complex="Arial" fo:color="#B3CCFF" fo:background-color="#211E2F" fo:language="en" fo:country="US"/>
    </style:style>
    <style:style style:name="T690" style:parent-style-name="SourceText" style:family="text">
      <style:text-properties style:font-name="Arial" style:font-name-asian="Monaco, Menlo, 'Ubuntu Mono', '" style:font-name-complex="Arial" fo:color="#FFFFFF" fo:background-color="#211E2F" fo:language="en" fo:country="US"/>
    </style:style>
    <style:style style:name="T691" style:parent-style-name="SourceText" style:family="text">
      <style:text-properties style:font-name="Arial" style:font-name-asian="Monaco, Menlo, 'Ubuntu Mono', '" style:font-name-complex="Arial" fo:color="#FF8973" fo:background-color="#211E2F" fo:language="en" fo:country="US"/>
    </style:style>
    <style:style style:name="T692" style:parent-style-name="SourceText" style:family="text">
      <style:text-properties style:font-name="Arial" style:font-name-asian="Monaco, Menlo, 'Ubuntu Mono', '" style:font-name-complex="Arial" fo:color="#FFFFFF" fo:background-color="#211E2F" fo:language="en" fo:country="US"/>
    </style:style>
    <style:style style:name="P693" style:parent-style-name="PreformattedText" style:family="paragraph">
      <style:paragraph-properties fo:line-height="170%"/>
    </style:style>
    <style:style style:name="T694" style:parent-style-name="SourceText" style:family="text">
      <style:text-properties style:font-name="Arial" style:font-name-complex="Arial" fo:color="#FFFFFF" fo:background-color="#211E2F" fo:language="en" fo:country="US"/>
    </style:style>
    <style:style style:name="T695" style:parent-style-name="SourceText" style:family="text">
      <style:text-properties style:font-name="Arial" style:font-name-asian="Monaco, Menlo, 'Ubuntu Mono', '" style:font-name-complex="Arial" fo:color="#FF8973" fo:background-color="#211E2F" fo:language="en" fo:country="US"/>
    </style:style>
    <style:style style:name="T696" style:parent-style-name="SourceText" style:family="text">
      <style:text-properties style:font-name="Arial" style:font-name-asian="Monaco, Menlo, 'Ubuntu Mono', '" style:font-name-complex="Arial" fo:color="#FFFFFF" fo:background-color="#211E2F" fo:language="en" fo:country="US"/>
    </style:style>
    <style:style style:name="T697" style:parent-style-name="SourceText" style:family="text">
      <style:text-properties style:font-name="Arial" style:font-name-asian="Monaco, Menlo, 'Ubuntu Mono', '" style:font-name-complex="Arial" fo:color="#FFE083" fo:background-color="#211E2F" fo:language="en" fo:country="US"/>
    </style:style>
    <style:style style:name="T698" style:parent-style-name="SourceText" style:family="text">
      <style:text-properties style:font-name="Arial" style:font-name-asian="Monaco, Menlo, 'Ubuntu Mono', '" style:font-name-complex="Arial" fo:color="#FFFFFF" fo:background-color="#211E2F" fo:language="en" fo:country="US"/>
    </style:style>
    <style:style style:name="P699" style:parent-style-name="PreformattedText" style:family="paragraph">
      <style:paragraph-properties fo:line-height="170%"/>
    </style:style>
    <style:style style:name="T700" style:parent-style-name="SourceText" style:family="text">
      <style:text-properties style:font-name="Arial" style:font-name-complex="Arial" fo:color="#FFFFFF" fo:background-color="#211E2F" fo:language="en" fo:country="US"/>
    </style:style>
    <style:style style:name="T701" style:parent-style-name="SourceText" style:family="text">
      <style:text-properties style:font-name="Arial" style:font-name-asian="Monaco, Menlo, 'Ubuntu Mono', '" style:font-name-complex="Arial" fo:color="#FFFFFF" fo:background-color="#211E2F" fo:language="en" fo:country="US"/>
    </style:style>
    <style:style style:name="T702" style:parent-style-name="SourceText" style:family="text">
      <style:text-properties style:font-name="Arial" style:font-name-asian="Monaco, Menlo, 'Ubuntu Mono', '" style:font-name-complex="Arial" fo:color="#B3CCFF" fo:background-color="#211E2F" fo:language="en" fo:country="US"/>
    </style:style>
    <style:style style:name="T703" style:parent-style-name="SourceText" style:family="text">
      <style:text-properties style:font-name="Arial" style:font-name-asian="Monaco, Menlo, 'Ubuntu Mono', '" style:font-name-complex="Arial" fo:color="#FFFFFF" fo:background-color="#211E2F" fo:language="en" fo:country="US"/>
    </style:style>
    <style:style style:name="P704" style:parent-style-name="PreformattedText" style:family="paragraph">
      <style:paragraph-properties fo:line-height="170%"/>
    </style:style>
    <style:style style:name="T705" style:parent-style-name="SourceText" style:family="text">
      <style:text-properties style:font-name="Arial" style:font-name-complex="Arial" fo:color="#FFFFFF" fo:background-color="#211E2F" fo:language="en" fo:country="US"/>
    </style:style>
    <style:style style:name="T706" style:parent-style-name="SourceText" style:family="text">
      <style:text-properties style:font-name="Arial" style:font-name-asian="Monaco, Menlo, 'Ubuntu Mono', '" style:font-name-complex="Arial" fo:color="#FF8973" fo:background-color="#211E2F" fo:language="en" fo:country="US"/>
    </style:style>
    <style:style style:name="T707" style:parent-style-name="SourceText" style:family="text">
      <style:text-properties style:font-name="Arial" style:font-name-asian="Monaco, Menlo, 'Ubuntu Mono', '" style:font-name-complex="Arial" fo:color="#FFFFFF" fo:background-color="#211E2F" fo:language="en" fo:country="US"/>
    </style:style>
    <style:style style:name="T708" style:parent-style-name="SourceText" style:family="text">
      <style:text-properties style:font-name="Arial" style:font-name-asian="Monaco, Menlo, 'Ubuntu Mono', '" style:font-name-complex="Arial" fo:color="#FFE083" fo:background-color="#211E2F" fo:language="en" fo:country="US"/>
    </style:style>
    <style:style style:name="T709" style:parent-style-name="SourceText" style:family="text">
      <style:text-properties style:font-name="Arial" style:font-name-asian="Monaco, Menlo, 'Ubuntu Mono', '" style:font-name-complex="Arial" fo:color="#FFFFFF" fo:background-color="#211E2F" fo:language="en" fo:country="US"/>
    </style:style>
    <style:style style:name="P710" style:parent-style-name="PreformattedText" style:family="paragraph">
      <style:paragraph-properties fo:line-height="170%"/>
    </style:style>
    <style:style style:name="T711" style:parent-style-name="SourceText" style:family="text">
      <style:text-properties style:font-name="Arial" style:font-name-complex="Arial" fo:color="#FFFFFF" fo:background-color="#211E2F" fo:language="en" fo:country="US"/>
    </style:style>
    <style:style style:name="T712" style:parent-style-name="SourceText" style:family="text">
      <style:text-properties style:font-name="Arial" style:font-name-asian="Monaco, Menlo, 'Ubuntu Mono', '" style:font-name-complex="Arial" fo:color="#FFFFFF" fo:background-color="#211E2F" fo:language="en" fo:country="US"/>
    </style:style>
    <style:style style:name="P713" style:parent-style-name="PreformattedText" style:family="paragraph">
      <style:paragraph-properties fo:line-height="170%"/>
    </style:style>
    <style:style style:name="T714" style:parent-style-name="SourceText" style:family="text">
      <style:text-properties style:font-name="Arial" style:font-name-asian="Monaco, Menlo, 'Ubuntu Mono', '" style:font-name-complex="Arial" fo:color="#FFFFFF" fo:background-color="#211E2F" fo:language="en" fo:country="US"/>
    </style:style>
    <style:style style:name="P715" style:parent-style-name="PreformattedText" style:family="paragraph">
      <style:paragraph-properties fo:line-height="170%"/>
    </style:style>
    <style:style style:name="T716" style:parent-style-name="SourceText" style:family="text">
      <style:text-properties style:font-name="Arial" style:font-name-asian="Monaco, Menlo, 'Ubuntu Mono', '" style:font-name-complex="Arial" fo:color="#B3CCFF" fo:background-color="#211E2F" fo:language="en" fo:country="US"/>
    </style:style>
    <style:style style:name="T717" style:parent-style-name="SourceText" style:family="text">
      <style:text-properties style:font-name="Arial" style:font-name-asian="Monaco, Menlo, 'Ubuntu Mono', '" style:font-name-complex="Arial" fo:color="#FFFFFF" fo:background-color="#211E2F" fo:language="en" fo:country="US"/>
    </style:style>
    <style:style style:name="T718" style:parent-style-name="SourceText" style:family="text">
      <style:text-properties style:font-name="Arial" style:font-name-asian="Monaco, Menlo, 'Ubuntu Mono', '" style:font-name-complex="Arial" fo:color="#FF8973" fo:background-color="#211E2F" fo:language="en" fo:country="US"/>
    </style:style>
    <style:style style:name="T719" style:parent-style-name="SourceText" style:family="text">
      <style:text-properties style:font-name="Arial" style:font-name-asian="Monaco, Menlo, 'Ubuntu Mono', '" style:font-name-complex="Arial" fo:color="#FFFFFF" fo:background-color="#211E2F" fo:language="en" fo:country="US"/>
    </style:style>
    <style:style style:name="T720" style:parent-style-name="SourceText" style:family="text">
      <style:text-properties style:font-name="Arial" style:font-name-asian="Monaco, Menlo, 'Ubuntu Mono', '" style:font-name-complex="Arial" fo:color="#B3CCFF" fo:background-color="#211E2F" fo:language="en" fo:country="US"/>
    </style:style>
    <style:style style:name="T721" style:parent-style-name="SourceText" style:family="text">
      <style:text-properties style:font-name="Arial" style:font-name-asian="Monaco, Menlo, 'Ubuntu Mono', '" style:font-name-complex="Arial" fo:color="#FFFFFF" fo:background-color="#211E2F" fo:language="en" fo:country="US"/>
    </style:style>
    <style:style style:name="T722" style:parent-style-name="SourceText" style:family="text">
      <style:text-properties style:font-name="Arial" style:font-name-asian="Monaco, Menlo, 'Ubuntu Mono', '" style:font-name-complex="Arial" fo:color="#EA6C8B" fo:background-color="#211E2F" fo:language="en" fo:country="US"/>
    </style:style>
    <style:style style:name="T723" style:parent-style-name="SourceText" style:family="text">
      <style:text-properties style:font-name="Arial" style:font-name-asian="Monaco, Menlo, 'Ubuntu Mono', '" style:font-name-complex="Arial" fo:color="#FFFFFF" fo:background-color="#211E2F" fo:language="en" fo:country="US"/>
    </style:style>
    <style:style style:name="T724" style:parent-style-name="SourceText" style:family="text">
      <style:text-properties style:font-name="Arial" style:font-name-asian="Monaco, Menlo, 'Ubuntu Mono', '" style:font-name-complex="Arial" fo:color="#FF8973" fo:background-color="#211E2F" fo:language="en" fo:country="US"/>
    </style:style>
    <style:style style:name="T725" style:parent-style-name="SourceText" style:family="text">
      <style:text-properties style:font-name="Arial" style:font-name-asian="Monaco, Menlo, 'Ubuntu Mono', '" style:font-name-complex="Arial" fo:color="#FFFFFF" fo:background-color="#211E2F" fo:language="en" fo:country="US"/>
    </style:style>
    <style:style style:name="P726" style:parent-style-name="Textbody" style:family="paragraph">
      <style:paragraph-properties fo:line-height="160%"/>
    </style:style>
    <style:style style:name="T727"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T728" style:parent-style-name="Policepardéfaut" style:family="text">
      <style:text-properties style:font-name="Arial" style:font-name-complex="Arial" fo:color="#10162F" fo:font-size="14pt" style:font-size-asian="14pt"/>
    </style:style>
    <style:style style:name="P729" style:parent-style-name="Textbody" style:family="paragraph">
      <style:paragraph-properties fo:margin-bottom="0in" fo:line-height="160%" fo:margin-left="0in" fo:text-indent="0in">
        <style:tab-stops/>
      </style:paragraph-properties>
    </style:style>
    <style:style style:name="T730" style:parent-style-name="Policepardéfaut" style:family="text">
      <style:text-properties style:font-name="Arial" style:font-name-complex="Arial" fo:color="#10162F" fo:font-size="14pt" style:font-size-asian="14pt"/>
    </style:style>
    <style:style style:name="T731" style:parent-style-name="Policepardéfaut" style:family="text">
      <style:text-properties style:font-name="Arial" style:font-name-complex="Arial" fo:color="#10162F" fo:font-size="14pt" style:font-size-asian="14pt"/>
    </style:style>
    <style:style style:name="T732" style:parent-style-name="SourceText" style:family="text">
      <style:text-properties style:font-name="Arial" style:font-name-asian="Monaco, Menlo, 'Ubuntu Mono', '" style:font-name-complex="Arial" fo:color="#10162F"/>
    </style:style>
    <style:style style:name="P733" style:parent-style-name="Textbody" style:family="paragraph">
      <style:paragraph-properties fo:margin-bottom="0in" fo:line-height="160%" fo:margin-left="0in" fo:text-indent="0in">
        <style:tab-stops/>
      </style:paragraph-properties>
    </style:style>
    <style:style style:name="T734" style:parent-style-name="SourceText" style:family="text">
      <style:text-properties style:font-name="Arial" style:font-name-asian="Monaco, Menlo, 'Ubuntu Mono', '" style:font-name-complex="Arial" fo:color="#10162F"/>
    </style:style>
    <style:style style:name="T735" style:parent-style-name="Policepardéfaut" style:family="text">
      <style:text-properties style:font-name="Arial" style:font-name-complex="Arial" fo:color="#10162F" fo:font-size="14pt" style:font-size-asian="14pt"/>
    </style:style>
    <style:style style:name="T736" style:parent-style-name="SourceText" style:family="text">
      <style:text-properties style:font-name="Arial" style:font-name-asian="Monaco, Menlo, 'Ubuntu Mono', '" style:font-name-complex="Arial" fo:color="#10162F"/>
    </style:style>
    <style:style style:name="T737" style:parent-style-name="Policepardéfaut" style:family="text">
      <style:text-properties style:font-name="Arial" style:font-name-complex="Arial" fo:color="#10162F" fo:font-size="14pt" style:font-size-asian="14pt"/>
    </style:style>
    <style:style style:name="T738" style:parent-style-name="SourceText" style:family="text">
      <style:text-properties style:font-name="Arial" style:font-name-asian="Monaco, Menlo, 'Ubuntu Mono', '" style:font-name-complex="Arial" fo:color="#10162F"/>
    </style:style>
    <style:style style:name="T739" style:parent-style-name="Policepardéfaut" style:family="text">
      <style:text-properties style:font-name="Arial" style:font-name-complex="Arial" fo:color="#10162F" fo:font-size="14pt" style:font-size-asian="14pt"/>
    </style:style>
    <style:style style:name="P740" style:parent-style-name="Textbody" style:family="paragraph">
      <style:paragraph-properties fo:margin-bottom="0in" fo:line-height="160%" fo:margin-left="0in" fo:text-indent="0in">
        <style:tab-stops/>
      </style:paragraph-properties>
    </style:style>
    <style:style style:name="T741" style:parent-style-name="SourceText" style:family="text">
      <style:text-properties style:font-name="Arial" style:font-name-asian="Monaco, Menlo, 'Ubuntu Mono', '" style:font-name-complex="Arial" fo:color="#10162F"/>
    </style:style>
    <style:style style:name="T742" style:parent-style-name="Policepardéfaut" style:family="text">
      <style:text-properties style:font-name="Arial" style:font-name-complex="Arial" fo:color="#10162F" fo:font-size="14pt" style:font-size-asian="14pt"/>
    </style:style>
    <style:style style:name="T743" style:parent-style-name="SourceText" style:family="text">
      <style:text-properties style:font-name="Arial" style:font-name-asian="Monaco, Menlo, 'Ubuntu Mono', '" style:font-name-complex="Arial" fo:color="#10162F"/>
    </style:style>
    <style:style style:name="T744" style:parent-style-name="Policepardéfaut" style:family="text">
      <style:text-properties style:font-name="Arial" style:font-name-complex="Arial" fo:color="#10162F" fo:font-size="14pt" style:font-size-asian="14pt"/>
    </style:style>
    <style:style style:name="T745" style:parent-style-name="SourceText" style:family="text">
      <style:text-properties style:font-name="Arial" style:font-name-asian="Monaco, Menlo, 'Ubuntu Mono', '" style:font-name-complex="Arial" fo:color="#10162F"/>
    </style:style>
    <style:style style:name="T746" style:parent-style-name="Policepardéfaut" style:family="text">
      <style:text-properties style:font-name="Arial" style:font-name-complex="Arial" fo:color="#10162F" fo:font-size="14pt" style:font-size-asian="14pt"/>
    </style:style>
    <style:style style:name="P747" style:parent-style-name="Textbody" style:family="paragraph">
      <style:paragraph-properties fo:margin-bottom="0in" fo:line-height="160%" fo:margin-left="0in" fo:text-indent="0in">
        <style:tab-stops/>
      </style:paragraph-properties>
    </style:style>
    <style:style style:name="T748" style:parent-style-name="Policepardéfaut" style:family="text">
      <style:text-properties style:font-name="Arial" style:font-name-complex="Arial" fo:color="#10162F" fo:font-size="14pt" style:font-size-asian="14pt"/>
    </style:style>
    <style:style style:name="T749" style:parent-style-name="SourceText" style:family="text">
      <style:text-properties style:font-name="Arial" style:font-name-asian="Monaco, Menlo, 'Ubuntu Mono', '" style:font-name-complex="Arial" fo:color="#10162F"/>
    </style:style>
    <style:style style:name="T750" style:parent-style-name="Policepardéfaut" style:family="text">
      <style:text-properties style:font-name="Arial" style:font-name-complex="Arial" fo:color="#10162F" fo:font-size="14pt" style:font-size-asian="14pt"/>
    </style:style>
    <style:style style:name="T751" style:parent-style-name="Policepardéfaut" style:family="text">
      <style:text-properties style:font-name="Arial" style:font-name-complex="Arial" fo:color="#10162F" fo:font-size="14pt" style:font-size-asian="14pt"/>
    </style:style>
    <style:style style:name="T752" style:parent-style-name="SourceText" style:family="text">
      <style:text-properties style:font-name="Arial" style:font-name-asian="Monaco, Menlo, 'Ubuntu Mono', '" style:font-name-complex="Arial" fo:color="#10162F"/>
    </style:style>
    <style:style style:name="T753" style:parent-style-name="Policepardéfaut" style:family="text">
      <style:text-properties style:font-name="Arial" style:font-name-complex="Arial" fo:color="#10162F" fo:font-size="14pt" style:font-size-asian="14pt"/>
    </style:style>
    <style:style style:name="T754" style:parent-style-name="SourceText" style:family="text">
      <style:text-properties style:font-name="Arial" style:font-name-asian="Monaco, Menlo, 'Ubuntu Mono', '" style:font-name-complex="Arial" fo:color="#10162F"/>
    </style:style>
    <style:style style:name="T755" style:parent-style-name="Policepardéfaut" style:family="text">
      <style:text-properties style:font-name="Arial" style:font-name-complex="Arial" fo:color="#10162F" fo:font-size="14pt" style:font-size-asian="14pt"/>
    </style:style>
    <style:style style:name="T756" style:parent-style-name="SourceText" style:family="text">
      <style:text-properties style:font-name="Arial" style:font-name-asian="Monaco, Menlo, 'Ubuntu Mono', '" style:font-name-complex="Arial" fo:color="#10162F"/>
    </style:style>
    <style:style style:name="P757" style:parent-style-name="Textbody" style:family="paragraph">
      <style:paragraph-properties fo:margin-bottom="0in" fo:line-height="160%" fo:margin-left="0in" fo:text-indent="0in">
        <style:tab-stops/>
      </style:paragraph-properties>
    </style:style>
    <style:style style:name="T758" style:parent-style-name="Policepardéfaut" style:family="text">
      <style:text-properties style:font-name="Arial" style:font-name-complex="Arial" fo:color="#10162F" fo:font-size="14pt" style:font-size-asian="14pt"/>
    </style:style>
    <style:style style:name="T759" style:parent-style-name="SourceText" style:family="text">
      <style:text-properties style:font-name="Arial" style:font-name-asian="Monaco, Menlo, 'Ubuntu Mono', '" style:font-name-complex="Arial" fo:color="#10162F"/>
    </style:style>
    <style:style style:name="T760" style:parent-style-name="Policepardéfaut" style:family="text">
      <style:text-properties style:font-name="Arial" style:font-name-complex="Arial" fo:color="#10162F" fo:font-size="14pt" style:font-size-asian="14pt"/>
    </style:style>
    <style:style style:name="T761" style:parent-style-name="SourceText" style:family="text">
      <style:text-properties style:font-name="Arial" style:font-name-asian="Monaco, Menlo, 'Ubuntu Mono', '" style:font-name-complex="Arial" fo:color="#10162F"/>
    </style:style>
    <style:style style:name="P762" style:parent-style-name="Textbody" style:family="paragraph">
      <style:paragraph-properties fo:margin-bottom="0in" fo:line-height="160%"/>
    </style:style>
    <style:style style:name="T763" style:parent-style-name="Policepardéfaut" style:family="text">
      <style:text-properties style:font-name="Arial" style:font-name-complex="Arial" fo:color="#10162F" fo:font-size="14pt" style:font-size-asian="14pt"/>
    </style:style>
    <style:style style:name="T764" style:parent-style-name="SourceText" style:family="text">
      <style:text-properties style:font-name="Arial" style:font-name-asian="Monaco, Menlo, 'Ubuntu Mono', '" style:font-name-complex="Arial" fo:color="#10162F"/>
    </style:style>
    <style:style style:name="T765" style:parent-style-name="Policepardéfaut" style:family="text">
      <style:text-properties style:font-name="Arial" style:font-name-complex="Arial" fo:color="#10162F" fo:font-size="14pt" style:font-size-asian="14pt"/>
    </style:style>
    <style:style style:name="T766" style:parent-style-name="Policepardéfaut" style:family="text">
      <style:text-properties style:font-name="Arial" style:font-name-complex="Arial" fo:color="#10162F" fo:font-size="14pt" style:font-size-asian="14pt"/>
    </style:style>
    <style:style style:name="T767" style:parent-style-name="Policepardéfaut" style:family="text">
      <style:text-properties style:font-name="Arial" style:font-name-complex="Arial" fo:color="#10162F" fo:font-size="14pt" style:font-size-asian="14pt"/>
    </style:style>
    <style:style style:name="T768" style:parent-style-name="Policepardéfaut" style:family="text">
      <style:text-properties style:font-name="Arial" style:font-name-complex="Arial" fo:color="#10162F" fo:font-size="14pt" style:font-size-asian="14pt"/>
    </style:style>
    <style:style style:name="P769" style:parent-style-name="Titre3" style:family="paragraph">
      <style:paragraph-properties fo:margin-top="0in" fo:margin-bottom="0.0972in" fo:line-height="170%"/>
      <style:text-properties style:font-name="Arial" style:font-name-complex="Arial" fo:font-weight="normal" style:font-weight-asian="normal" fo:color="#111111"/>
    </style:style>
    <style:style style:name="P770" style:parent-style-name="Textbody" style:family="paragraph">
      <style:paragraph-properties fo:line-height="170%"/>
      <style:text-properties style:font-name="Arial" style:font-name-complex="Arial" fo:color="#10162F" fo:font-size="14pt" style:font-size-asian="14pt"/>
    </style:style>
    <style:style style:name="P771" style:parent-style-name="Textbody" style:family="paragraph">
      <style:paragraph-properties fo:line-height="160%"/>
      <style:text-properties style:font-name="Arial" style:font-name-complex="Arial" fo:color="#10162F" fo:font-size="14pt" style:font-size-asian="14pt"/>
    </style:style>
    <style:style style:name="P772" style:parent-style-name="Textbody" style:family="paragraph">
      <style:paragraph-properties fo:margin-bottom="0in" fo:line-height="170%"/>
    </style:style>
    <style:style style:name="T773" style:parent-style-name="Policepardéfaut" style:family="text">
      <style:text-properties style:font-name="Arial" style:font-name-complex="Arial" fo:color="#111111" fo:font-size="14pt" style:font-size-asian="14pt" fo:language="en" fo:country="US" style:language-asian="en" style:country-asian="US" style:language-complex="ar" style:country-complex="SA"/>
    </style:style>
    <style:style style:name="T774"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775" style:parent-style-name="Textbody" style:family="paragraph">
      <style:paragraph-properties fo:margin-bottom="0in" fo:line-height="170%"/>
    </style:style>
    <style:style style:name="T776" style:parent-style-name="Policepardéfaut" style:family="text">
      <style:text-properties style:font-name="Arial" style:font-name-complex="Arial" fo:color="#10162F" fo:font-size="14pt" style:font-size-asian="14pt"/>
    </style:style>
    <style:style style:name="T777" style:parent-style-name="Accentuation" style:family="text">
      <style:text-properties style:font-name="Arial" style:font-name-complex="Arial" fo:font-style="normal" style:font-style-asian="normal" fo:color="#10162F"/>
    </style:style>
    <style:style style:name="T778" style:parent-style-name="Policepardéfaut" style:family="text">
      <style:text-properties style:font-name="Arial" style:font-name-complex="Arial" fo:color="#10162F" fo:font-size="14pt" style:font-size-asian="14pt"/>
    </style:style>
    <style:style style:name="T779" style:parent-style-name="SourceText" style:family="text">
      <style:text-properties style:font-name="Arial" style:font-name-asian="Monaco, Menlo, 'Ubuntu Mono', '" style:font-name-complex="Arial" fo:color="#10162F"/>
    </style:style>
    <style:style style:name="T780" style:parent-style-name="Policepardéfaut" style:family="text">
      <style:text-properties style:font-name="Arial" style:font-name-complex="Arial" fo:color="#10162F" fo:font-size="14pt" style:font-size-asian="14pt"/>
    </style:style>
    <style:style style:name="P781" style:parent-style-name="Textbody" style:family="paragraph">
      <style:paragraph-properties fo:margin-bottom="0in" fo:line-height="170%"/>
    </style:style>
    <style:style style:name="T782" style:parent-style-name="Policepardéfaut" style:family="text">
      <style:text-properties style:font-name="Arial" style:font-name-complex="Arial" fo:color="#111111" fo:font-size="14pt" style:font-size-asian="14pt" fo:language="en" fo:country="US" style:language-asian="en" style:country-asian="US" style:language-complex="ar" style:country-complex="SA"/>
    </style:style>
    <style:style style:name="T783"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784" style:parent-style-name="Textbody" style:family="paragraph">
      <style:paragraph-properties fo:line-height="170%"/>
      <style:text-properties style:font-name="Arial" style:font-name-complex="Arial" fo:color="#10162F" fo:font-size="14pt" style:font-size-asian="14pt"/>
    </style:style>
    <style:style style:name="P785" style:parent-style-name="Textbody" style:family="paragraph">
      <style:paragraph-properties fo:line-height="160%"/>
      <style:text-properties style:font-name="Arial" style:font-name-complex="Arial" fo:color="#10162F" fo:font-size="14pt" style:font-size-asian="14pt"/>
    </style:style>
    <style:style style:name="P786" style:parent-style-name="Textbody" style:family="paragraph">
      <style:paragraph-properties fo:margin-bottom="0in" fo:line-height="170%"/>
    </style:style>
    <style:style style:name="T787" style:parent-style-name="Policepardéfaut" style:family="text">
      <style:text-properties style:font-name="Arial" style:font-name-complex="Arial" fo:color="#111111" fo:font-size="14pt" style:font-size-asian="14pt" fo:language="en" fo:country="US" style:language-asian="en" style:country-asian="US" style:language-complex="ar" style:country-complex="SA"/>
    </style:style>
    <style:style style:name="T788"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789" style:parent-style-name="Textbody" style:family="paragraph">
      <style:paragraph-properties fo:margin-bottom="0in" fo:line-height="170%"/>
      <style:text-properties style:font-name="Arial" style:font-name-complex="Arial" fo:color="#10162F" fo:font-size="14pt" style:font-size-asian="14pt"/>
    </style:style>
    <style:style style:name="P790" style:parent-style-name="Textbody" style:family="paragraph">
      <style:paragraph-properties fo:margin-bottom="0in" fo:line-height="170%"/>
    </style:style>
    <style:style style:name="T791" style:parent-style-name="Policepardéfaut" style:family="text">
      <style:text-properties style:font-name="Arial" style:font-name-complex="Arial" fo:color="#111111" fo:font-size="14pt" style:font-size-asian="14pt" fo:language="en" fo:country="US" style:language-asian="en" style:country-asian="US" style:language-complex="ar" style:country-complex="SA"/>
    </style:style>
    <style:style style:name="T792" style:parent-style-name="SourceText" style:family="text">
      <style:text-properties style:font-name="Arial" style:font-name-asian="Monaco, Menlo, 'Ubuntu Mono', '" style:font-name-complex="Arial" fo:color="#10162F" style:text-underline-type="single" style:text-underline-style="solid" style:text-underline-width="auto" style:text-underline-mode="continuous"/>
    </style:style>
    <style:style style:name="P793" style:parent-style-name="Textbody" style:family="paragraph">
      <style:paragraph-properties fo:margin-bottom="0in" fo:line-height="170%"/>
    </style:style>
    <style:style style:name="T794" style:parent-style-name="Policepardéfaut" style:family="text">
      <style:text-properties style:font-name="Arial" style:font-name-complex="Arial" fo:color="#10162F" fo:font-size="14pt" style:font-size-asian="14pt"/>
    </style:style>
    <style:style style:name="T795" style:parent-style-name="SourceText" style:family="text">
      <style:text-properties style:font-name="Arial" style:font-name-asian="Monaco, Menlo, 'Ubuntu Mono', '" style:font-name-complex="Arial" fo:color="#10162F"/>
    </style:style>
    <style:style style:name="T796" style:parent-style-name="Policepardéfaut" style:family="text">
      <style:text-properties style:font-name="Arial" style:font-name-complex="Arial" fo:color="#10162F" fo:font-size="14pt" style:font-size-asian="14pt"/>
    </style:style>
    <style:style style:name="T797" style:parent-style-name="Policepardéfaut" style:family="text">
      <style:text-properties style:font-name="Arial" style:font-name-complex="Arial" fo:color="#10162F" fo:font-size="14pt" style:font-size-asian="14pt"/>
    </style:style>
    <style:style style:name="T798" style:parent-style-name="SourceText" style:family="text">
      <style:text-properties style:font-name="Arial" style:font-name-asian="Monaco, Menlo, 'Ubuntu Mono', '" style:font-name-complex="Arial" fo:color="#10162F"/>
    </style:style>
    <style:style style:name="T799" style:parent-style-name="Policepardéfaut" style:family="text">
      <style:text-properties style:font-name="Arial" style:font-name-complex="Arial" fo:color="#10162F" fo:font-size="14pt" style:font-size-asian="14pt"/>
    </style:style>
    <style:style style:name="P800" style:parent-style-name="PreformattedText" style:family="paragraph">
      <style:paragraph-properties fo:line-height="170%"/>
    </style:style>
    <style:style style:name="T801" style:parent-style-name="SourceText" style:family="text">
      <style:text-properties style:font-name="Arial" style:font-name-asian="Monaco, Menlo, 'Ubuntu Mono', '" style:font-name-complex="Arial" fo:color="#B3CCFF" fo:background-color="#211E2F" fo:language="en" fo:country="US"/>
    </style:style>
    <style:style style:name="T802" style:parent-style-name="SourceText" style:family="text">
      <style:text-properties style:font-name="Arial" style:font-name-asian="Monaco, Menlo, 'Ubuntu Mono', '" style:font-name-complex="Arial" fo:color="#FFFFFF" fo:background-color="#211E2F" fo:language="en" fo:country="US"/>
    </style:style>
    <style:style style:name="P803" style:parent-style-name="PreformattedText" style:family="paragraph">
      <style:paragraph-properties fo:line-height="170%"/>
    </style:style>
    <style:style style:name="T804" style:parent-style-name="SourceText" style:family="text">
      <style:text-properties style:font-name="Arial" style:font-name-complex="Arial" fo:color="#FFFFFF" fo:background-color="#211E2F" fo:language="en" fo:country="US"/>
    </style:style>
    <style:style style:name="T805" style:parent-style-name="SourceText" style:family="text">
      <style:text-properties style:font-name="Arial" style:font-name-asian="Monaco, Menlo, 'Ubuntu Mono', '" style:font-name-complex="Arial" fo:color="#FF8973" fo:background-color="#211E2F" fo:language="en" fo:country="US"/>
    </style:style>
    <style:style style:name="T806" style:parent-style-name="SourceText" style:family="text">
      <style:text-properties style:font-name="Arial" style:font-name-asian="Monaco, Menlo, 'Ubuntu Mono', '" style:font-name-complex="Arial" fo:color="#FFFFFF" fo:background-color="#211E2F" fo:language="en" fo:country="US"/>
    </style:style>
    <style:style style:name="T807" style:parent-style-name="SourceText" style:family="text">
      <style:text-properties style:font-name="Arial" style:font-name-asian="Monaco, Menlo, 'Ubuntu Mono', '" style:font-name-complex="Arial" fo:color="#83FFF5" fo:background-color="#211E2F" fo:language="en" fo:country="US"/>
    </style:style>
    <style:style style:name="T808" style:parent-style-name="SourceText" style:family="text">
      <style:text-properties style:font-name="Arial" style:font-name-asian="Monaco, Menlo, 'Ubuntu Mono', '" style:font-name-complex="Arial" fo:color="#FFFFFF" fo:background-color="#211E2F" fo:language="en" fo:country="US"/>
    </style:style>
    <style:style style:name="T809" style:parent-style-name="SourceText" style:family="text">
      <style:text-properties style:font-name="Arial" style:font-name-asian="Monaco, Menlo, 'Ubuntu Mono', '" style:font-name-complex="Arial" fo:color="#FFE083" fo:background-color="#211E2F" fo:language="en" fo:country="US"/>
    </style:style>
    <style:style style:name="T810" style:parent-style-name="SourceText" style:family="text">
      <style:text-properties style:font-name="Arial" style:font-name-asian="Monaco, Menlo, 'Ubuntu Mono', '" style:font-name-complex="Arial" fo:color="#FFFFFF" fo:background-color="#211E2F" fo:language="en" fo:country="US"/>
    </style:style>
    <style:style style:name="P811" style:parent-style-name="PreformattedText" style:family="paragraph">
      <style:paragraph-properties fo:line-height="170%"/>
    </style:style>
    <style:style style:name="T812" style:parent-style-name="SourceText" style:family="text">
      <style:text-properties style:font-name="Arial" style:font-name-asian="Monaco, Menlo, 'Ubuntu Mono', '" style:font-name-complex="Arial" fo:color="#FFFFFF" fo:background-color="#211E2F"/>
    </style:style>
    <style:style style:name="P813" style:parent-style-name="PreformattedText" style:family="paragraph">
      <style:paragraph-properties fo:line-height="170%"/>
    </style:style>
    <style:style style:name="T814" style:parent-style-name="SourceText" style:family="text">
      <style:text-properties style:font-name="Arial" style:font-name-asian="Monaco, Menlo, 'Ubuntu Mono', '" style:font-name-complex="Arial" fo:color="#FF8973" fo:background-color="#211E2F"/>
    </style:style>
    <style:style style:name="T815" style:parent-style-name="SourceText" style:family="text">
      <style:text-properties style:font-name="Arial" style:font-name-asian="Monaco, Menlo, 'Ubuntu Mono', '" style:font-name-complex="Arial" fo:color="#FFFFFF" fo:background-color="#211E2F"/>
    </style:style>
    <style:style style:name="T816" style:parent-style-name="SourceText" style:family="text">
      <style:text-properties style:font-name="Arial" style:font-name-asian="Monaco, Menlo, 'Ubuntu Mono', '" style:font-name-complex="Arial" fo:color="#FF8973" fo:background-color="#211E2F"/>
    </style:style>
    <style:style style:name="T817" style:parent-style-name="SourceText" style:family="text">
      <style:text-properties style:font-name="Arial" style:font-name-asian="Monaco, Menlo, 'Ubuntu Mono', '" style:font-name-complex="Arial" fo:color="#FFFFFF" fo:background-color="#211E2F"/>
    </style:style>
    <style:style style:name="T818" style:parent-style-name="SourceText" style:family="text">
      <style:text-properties style:font-name="Arial" style:font-name-asian="Monaco, Menlo, 'Ubuntu Mono', '" style:font-name-complex="Arial" fo:color="#FF8973" fo:background-color="#211E2F"/>
    </style:style>
    <style:style style:name="T819" style:parent-style-name="SourceText" style:family="text">
      <style:text-properties style:font-name="Arial" style:font-name-asian="Monaco, Menlo, 'Ubuntu Mono', '" style:font-name-complex="Arial" fo:color="#FFFFFF" fo:background-color="#211E2F"/>
    </style:style>
    <style:style style:name="P820" style:parent-style-name="Textbody" style:family="paragraph">
      <style:paragraph-properties fo:margin-bottom="0in" fo:line-height="160%"/>
    </style:style>
    <style:style style:name="T821" style:parent-style-name="Policepardéfaut" style:family="text">
      <style:text-properties style:font-name="Arial" style:font-name-complex="Arial" fo:color="#111111" fo:font-size="14pt" style:font-size-asian="14pt" fo:language="en" fo:country="US" style:language-asian="en" style:country-asian="US" style:language-complex="ar" style:country-complex="SA"/>
    </style:style>
    <style:style style:name="T822" style:parent-style-name="Policepardéfaut" style:family="text">
      <style:text-properties style:font-name="Arial" style:font-name-complex="Arial" fo:color="#10162F" fo:font-size="14pt" style:font-size-asian="14pt"/>
    </style:style>
    <style:style style:name="T823" style:parent-style-name="SourceText" style:family="text">
      <style:text-properties style:font-name="Arial" style:font-name-asian="Monaco, Menlo, 'Ubuntu Mono', '" style:font-name-complex="Arial" fo:color="#10162F"/>
    </style:style>
    <style:style style:name="T824" style:parent-style-name="Policepardéfaut" style:family="text">
      <style:text-properties style:font-name="Arial" style:font-name-complex="Arial" fo:color="#10162F" fo:font-size="14pt" style:font-size-asian="14pt"/>
    </style:style>
    <style:style style:name="T825" style:parent-style-name="SourceText" style:family="text">
      <style:text-properties style:font-name="Arial" style:font-name-asian="Monaco, Menlo, 'Ubuntu Mono', '" style:font-name-complex="Arial" fo:color="#10162F"/>
    </style:style>
    <style:style style:name="T826" style:parent-style-name="Policepardéfaut" style:family="text">
      <style:text-properties style:font-name="Arial" style:font-name-complex="Arial" fo:color="#10162F" fo:font-size="14pt" style:font-size-asian="14pt"/>
    </style:style>
    <style:style style:name="T827" style:parent-style-name="SourceText" style:family="text">
      <style:text-properties style:font-name="Arial" style:font-name-asian="Monaco, Menlo, 'Ubuntu Mono', '" style:font-name-complex="Arial" fo:color="#10162F"/>
    </style:style>
    <style:style style:name="T828" style:parent-style-name="Policepardéfaut" style:family="text">
      <style:text-properties style:font-name="Arial" style:font-name-complex="Arial" fo:color="#10162F" fo:font-size="14pt" style:font-size-asian="14pt"/>
    </style:style>
    <style:style style:name="T829" style:parent-style-name="SourceText" style:family="text">
      <style:text-properties style:font-name="Arial" style:font-name-asian="Monaco, Menlo, 'Ubuntu Mono', '" style:font-name-complex="Arial" fo:color="#10162F"/>
    </style:style>
    <style:style style:name="T830" style:parent-style-name="Policepardéfaut" style:family="text">
      <style:text-properties style:font-name="Arial" style:font-name-complex="Arial" fo:color="#10162F" fo:font-size="14pt" style:font-size-asian="14pt"/>
    </style:style>
    <style:style style:name="T831" style:parent-style-name="Policepardéfaut" style:family="text">
      <style:text-properties style:font-name="Arial" style:font-name-complex="Arial" fo:color="#10162F" fo:font-size="14pt" style:font-size-asian="14pt"/>
    </style:style>
    <style:style style:name="T832" style:parent-style-name="Policepardéfaut" style:family="text">
      <style:text-properties style:font-name="Arial" style:font-name-complex="Arial" fo:color="#10162F" fo:font-size="14pt" style:font-size-asian="14pt"/>
    </style:style>
    <style:style style:name="P833" style:parent-style-name="Textbody" style:family="paragraph">
      <style:paragraph-properties fo:margin-bottom="0in" fo:line-height="160%"/>
    </style:style>
    <style:style style:name="T834" style:parent-style-name="Policepardéfaut" style:family="text">
      <style:text-properties style:font-name="Arial" style:font-name-complex="Arial" fo:color="#10162F" fo:font-size="14pt" style:font-size-asian="14pt"/>
    </style:style>
    <style:style style:name="T835" style:parent-style-name="Accentuation" style:family="text">
      <style:text-properties style:font-name="Arial" style:font-name-complex="Arial" fo:font-style="normal" style:font-style-asian="normal" fo:color="#10162F"/>
    </style:style>
    <style:style style:name="T836" style:parent-style-name="Policepardéfaut" style:family="text">
      <style:text-properties style:font-name="Arial" style:font-name-complex="Arial" fo:color="#10162F" fo:font-size="14pt" style:font-size-asian="14pt"/>
    </style:style>
    <style:style style:name="T837" style:parent-style-name="SourceText" style:family="text">
      <style:text-properties style:font-name="Arial" style:font-name-asian="Monaco, Menlo, 'Ubuntu Mono', '" style:font-name-complex="Arial" fo:color="#10162F"/>
    </style:style>
    <style:style style:name="T838" style:parent-style-name="Policepardéfaut" style:family="text">
      <style:text-properties style:font-name="Arial" style:font-name-complex="Arial" fo:color="#10162F" fo:font-size="14pt" style:font-size-asian="14pt"/>
    </style:style>
    <style:style style:name="T839" style:parent-style-name="Policepardéfaut" style:family="text">
      <style:text-properties style:font-name="Arial" style:font-name-complex="Arial" fo:color="#10162F" fo:font-size="14pt" style:font-size-asian="14pt"/>
    </style:style>
    <style:style style:name="T840" style:parent-style-name="SourceText" style:family="text">
      <style:text-properties style:font-name="Arial" style:font-name-asian="Monaco, Menlo, 'Ubuntu Mono', '" style:font-name-complex="Arial" fo:color="#10162F"/>
    </style:style>
    <style:style style:name="T841" style:parent-style-name="Policepardéfaut" style:family="text">
      <style:text-properties style:font-name="Arial" style:font-name-complex="Arial" fo:color="#10162F" fo:font-size="14pt" style:font-size-asian="14pt"/>
    </style:style>
    <style:style style:name="T842" style:parent-style-name="Policepardéfaut" style:family="text">
      <style:text-properties style:font-name="Arial" style:font-name-complex="Arial" fo:color="#10162F" fo:font-size="14pt" style:font-size-asian="14pt"/>
    </style:style>
    <style:style style:name="P843" style:parent-style-name="Textbody" style:family="paragraph">
      <style:paragraph-properties fo:margin-bottom="0in" fo:line-height="160%"/>
    </style:style>
    <style:style style:name="T844" style:parent-style-name="Policepardéfaut" style:family="text">
      <style:text-properties style:font-name="Arial" style:font-name-complex="Arial" fo:color="#10162F" fo:font-size="14pt" style:font-size-asian="14pt"/>
    </style:style>
    <style:style style:name="T845" style:parent-style-name="SourceText" style:family="text">
      <style:text-properties style:font-name="Arial" style:font-name-asian="Monaco, Menlo, 'Ubuntu Mono', '" style:font-name-complex="Arial" fo:color="#10162F"/>
    </style:style>
    <style:style style:name="T846" style:parent-style-name="Policepardéfaut" style:family="text">
      <style:text-properties style:font-name="Arial" style:font-name-complex="Arial" fo:color="#10162F" fo:font-size="14pt" style:font-size-asian="14pt"/>
    </style:style>
    <style:style style:name="P847" style:parent-style-name="PreformattedText" style:family="paragraph">
      <style:paragraph-properties fo:line-height="170%"/>
    </style:style>
    <style:style style:name="T848" style:parent-style-name="SourceText" style:family="text">
      <style:text-properties style:font-name="Arial" style:font-name-asian="Monaco, Menlo, 'Ubuntu Mono', '" style:font-name-complex="Arial" fo:color="#B3CCFF" fo:background-color="#211E2F" fo:language="en" fo:country="US"/>
    </style:style>
    <style:style style:name="T849" style:parent-style-name="SourceText" style:family="text">
      <style:text-properties style:font-name="Arial" style:font-name-asian="Monaco, Menlo, 'Ubuntu Mono', '" style:font-name-complex="Arial" fo:color="#FFFFFF" fo:background-color="#211E2F" fo:language="en" fo:country="US"/>
    </style:style>
    <style:style style:name="P850" style:parent-style-name="PreformattedText" style:family="paragraph">
      <style:paragraph-properties fo:line-height="170%"/>
    </style:style>
    <style:style style:name="T851" style:parent-style-name="SourceText" style:family="text">
      <style:text-properties style:font-name="Arial" style:font-name-complex="Arial" fo:color="#FFFFFF" fo:background-color="#211E2F" fo:language="en" fo:country="US"/>
    </style:style>
    <style:style style:name="T852" style:parent-style-name="SourceText" style:family="text">
      <style:text-properties style:font-name="Arial" style:font-name-asian="Monaco, Menlo, 'Ubuntu Mono', '" style:font-name-complex="Arial" fo:color="#B3CCFF" fo:background-color="#211E2F" fo:language="en" fo:country="US"/>
    </style:style>
    <style:style style:name="T853" style:parent-style-name="SourceText" style:family="text">
      <style:text-properties style:font-name="Arial" style:font-name-asian="Monaco, Menlo, 'Ubuntu Mono', '" style:font-name-complex="Arial" fo:color="#FFFFFF" fo:background-color="#211E2F" fo:language="en" fo:country="US"/>
    </style:style>
    <style:style style:name="T854" style:parent-style-name="SourceText" style:family="text">
      <style:text-properties style:font-name="Arial" style:font-name-asian="Monaco, Menlo, 'Ubuntu Mono', '" style:font-name-complex="Arial" fo:color="#B3CCFF" fo:background-color="#211E2F" fo:language="en" fo:country="US"/>
    </style:style>
    <style:style style:name="T855" style:parent-style-name="SourceText" style:family="text">
      <style:text-properties style:font-name="Arial" style:font-name-asian="Monaco, Menlo, 'Ubuntu Mono', '" style:font-name-complex="Arial" fo:color="#FFFFFF" fo:background-color="#211E2F" fo:language="en" fo:country="US"/>
    </style:style>
    <style:style style:name="T856" style:parent-style-name="SourceText" style:family="text">
      <style:text-properties style:font-name="Arial" style:font-name-asian="Monaco, Menlo, 'Ubuntu Mono', '" style:font-name-complex="Arial" fo:color="#FF8973" fo:background-color="#211E2F" fo:language="en" fo:country="US"/>
    </style:style>
    <style:style style:name="T857" style:parent-style-name="SourceText" style:family="text">
      <style:text-properties style:font-name="Arial" style:font-name-asian="Monaco, Menlo, 'Ubuntu Mono', '" style:font-name-complex="Arial" fo:color="#FFFFFF" fo:background-color="#211E2F" fo:language="en" fo:country="US"/>
    </style:style>
    <style:style style:name="T858" style:parent-style-name="SourceText" style:family="text">
      <style:text-properties style:font-name="Arial" style:font-name-asian="Monaco, Menlo, 'Ubuntu Mono', '" style:font-name-complex="Arial" fo:color="#FF8973" fo:background-color="#211E2F" fo:language="en" fo:country="US"/>
    </style:style>
    <style:style style:name="T859" style:parent-style-name="SourceText" style:family="text">
      <style:text-properties style:font-name="Arial" style:font-name-asian="Monaco, Menlo, 'Ubuntu Mono', '" style:font-name-complex="Arial" fo:color="#FFFFFF" fo:background-color="#211E2F" fo:language="en" fo:country="US"/>
    </style:style>
    <style:style style:name="T860" style:parent-style-name="SourceText" style:family="text">
      <style:text-properties style:font-name="Arial" style:font-name-asian="Monaco, Menlo, 'Ubuntu Mono', '" style:font-name-complex="Arial" fo:color="#FF8973" fo:background-color="#211E2F" fo:language="en" fo:country="US"/>
    </style:style>
    <style:style style:name="T861" style:parent-style-name="SourceText" style:family="text">
      <style:text-properties style:font-name="Arial" style:font-name-asian="Monaco, Menlo, 'Ubuntu Mono', '" style:font-name-complex="Arial" fo:color="#FFFFFF" fo:background-color="#211E2F" fo:language="en" fo:country="US"/>
    </style:style>
    <style:style style:name="P862" style:parent-style-name="PreformattedText" style:family="paragraph">
      <style:paragraph-properties fo:line-height="170%"/>
    </style:style>
    <style:style style:name="T863" style:parent-style-name="SourceText" style:family="text">
      <style:text-properties style:font-name="Arial" style:font-name-complex="Arial" fo:color="#FFFFFF" fo:background-color="#211E2F" fo:language="en" fo:country="US"/>
    </style:style>
    <style:style style:name="T864" style:parent-style-name="SourceText" style:family="text">
      <style:text-properties style:font-name="Arial" style:font-name-asian="Monaco, Menlo, 'Ubuntu Mono', '" style:font-name-complex="Arial" fo:color="#FF8973" fo:background-color="#211E2F" fo:language="en" fo:country="US"/>
    </style:style>
    <style:style style:name="T865" style:parent-style-name="SourceText" style:family="text">
      <style:text-properties style:font-name="Arial" style:font-name-asian="Monaco, Menlo, 'Ubuntu Mono', '" style:font-name-complex="Arial" fo:color="#FFFFFF" fo:background-color="#211E2F" fo:language="en" fo:country="US"/>
    </style:style>
    <style:style style:name="T866" style:parent-style-name="SourceText" style:family="text">
      <style:text-properties style:font-name="Arial" style:font-name-asian="Monaco, Menlo, 'Ubuntu Mono', '" style:font-name-complex="Arial" fo:color="#FF8973" fo:background-color="#211E2F" fo:language="en" fo:country="US"/>
    </style:style>
    <style:style style:name="T867" style:parent-style-name="SourceText" style:family="text">
      <style:text-properties style:font-name="Arial" style:font-name-asian="Monaco, Menlo, 'Ubuntu Mono', '" style:font-name-complex="Arial" fo:color="#FFFFFF" fo:background-color="#211E2F" fo:language="en" fo:country="US"/>
    </style:style>
    <style:style style:name="T868" style:parent-style-name="SourceText" style:family="text">
      <style:text-properties style:font-name="Arial" style:font-name-asian="Monaco, Menlo, 'Ubuntu Mono', '" style:font-name-complex="Arial" fo:color="#FFE083" fo:background-color="#211E2F" fo:language="en" fo:country="US"/>
    </style:style>
    <style:style style:name="T869" style:parent-style-name="SourceText" style:family="text">
      <style:text-properties style:font-name="Arial" style:font-name-asian="Monaco, Menlo, 'Ubuntu Mono', '" style:font-name-complex="Arial" fo:color="#FFFFFF" fo:background-color="#211E2F" fo:language="en" fo:country="US"/>
    </style:style>
    <style:style style:name="T870" style:parent-style-name="SourceText" style:family="text">
      <style:text-properties style:font-name="Arial" style:font-name-asian="Monaco, Menlo, 'Ubuntu Mono', '" style:font-name-complex="Arial" fo:color="#FF8973" fo:background-color="#211E2F" fo:language="en" fo:country="US"/>
    </style:style>
    <style:style style:name="T871" style:parent-style-name="SourceText" style:family="text">
      <style:text-properties style:font-name="Arial" style:font-name-asian="Monaco, Menlo, 'Ubuntu Mono', '" style:font-name-complex="Arial" fo:color="#FFFFFF" fo:background-color="#211E2F" fo:language="en" fo:country="US"/>
    </style:style>
    <style:style style:name="P872" style:parent-style-name="PreformattedText" style:family="paragraph">
      <style:paragraph-properties fo:line-height="170%"/>
    </style:style>
    <style:style style:name="T873" style:parent-style-name="SourceText" style:family="text">
      <style:text-properties style:font-name="Arial" style:font-name-complex="Arial" fo:color="#FFFFFF" fo:background-color="#211E2F" fo:language="en" fo:country="US"/>
    </style:style>
    <style:style style:name="T874" style:parent-style-name="SourceText" style:family="text">
      <style:text-properties style:font-name="Arial" style:font-name-asian="Monaco, Menlo, 'Ubuntu Mono', '" style:font-name-complex="Arial" fo:color="#FFFFFF" fo:background-color="#211E2F"/>
    </style:style>
    <style:style style:name="P875" style:parent-style-name="PreformattedText" style:family="paragraph">
      <style:paragraph-properties fo:line-height="170%"/>
    </style:style>
    <style:style style:name="T876" style:parent-style-name="SourceText" style:family="text">
      <style:text-properties style:font-name="Arial" style:font-name-asian="Monaco, Menlo, 'Ubuntu Mono', '" style:font-name-complex="Arial" fo:color="#FFFFFF" fo:background-color="#211E2F"/>
    </style:style>
    <style:style style:name="P877" style:parent-style-name="PreformattedText" style:family="paragraph">
      <style:paragraph-properties fo:line-height="170%"/>
    </style:style>
    <style:style style:name="T878" style:parent-style-name="SourceText" style:family="text">
      <style:text-properties style:font-name="Arial" style:font-name-asian="Monaco, Menlo, 'Ubuntu Mono', '" style:font-name-complex="Arial" fo:color="#B3CCFF" fo:background-color="#211E2F"/>
    </style:style>
    <style:style style:name="T879" style:parent-style-name="SourceText" style:family="text">
      <style:text-properties style:font-name="Arial" style:font-name-asian="Monaco, Menlo, 'Ubuntu Mono', '" style:font-name-complex="Arial" fo:color="#FFFFFF" fo:background-color="#211E2F"/>
    </style:style>
    <style:style style:name="T880" style:parent-style-name="SourceText" style:family="text">
      <style:text-properties style:font-name="Arial" style:font-name-asian="Monaco, Menlo, 'Ubuntu Mono', '" style:font-name-complex="Arial" fo:color="#FFFFFF" fo:background-color="#211E2F"/>
    </style:style>
    <style:style style:name="T881" style:parent-style-name="SourceText" style:family="text">
      <style:text-properties style:font-name="Arial" style:font-name-asian="Monaco, Menlo, 'Ubuntu Mono', '" style:font-name-complex="Arial" fo:color="#FF8973" fo:background-color="#211E2F"/>
    </style:style>
    <style:style style:name="T882" style:parent-style-name="SourceText" style:family="text">
      <style:text-properties style:font-name="Arial" style:font-name-asian="Monaco, Menlo, 'Ubuntu Mono', '" style:font-name-complex="Arial" fo:color="#FFFFFF" fo:background-color="#211E2F"/>
    </style:style>
    <style:style style:name="P883" style:parent-style-name="Textbody" style:family="paragraph">
      <style:paragraph-properties fo:margin-bottom="0in" fo:line-height="160%"/>
    </style:style>
    <style:style style:name="T884" style:parent-style-name="Policepardéfaut" style:family="text">
      <style:text-properties style:font-name="Arial" style:font-name-complex="Arial" fo:color="#111111" fo:font-size="14pt" style:font-size-asian="14pt" fo:language="en" fo:country="US" style:language-asian="en" style:country-asian="US" style:language-complex="ar" style:country-complex="SA"/>
    </style:style>
    <style:style style:name="T885" style:parent-style-name="Policepardéfaut" style:family="text">
      <style:text-properties style:font-name="Arial" style:font-name-complex="Arial" fo:color="#10162F" fo:font-size="14pt" style:font-size-asian="14pt"/>
    </style:style>
    <style:style style:name="T886" style:parent-style-name="SourceText" style:family="text">
      <style:text-properties style:font-name="Arial" style:font-name-asian="Monaco, Menlo, 'Ubuntu Mono', '" style:font-name-complex="Arial" fo:color="#10162F"/>
    </style:style>
    <style:style style:name="T887" style:parent-style-name="Policepardéfaut" style:family="text">
      <style:text-properties style:font-name="Arial" style:font-name-complex="Arial" fo:color="#10162F" fo:font-size="14pt" style:font-size-asian="14pt"/>
    </style:style>
    <style:style style:name="T888" style:parent-style-name="SourceText" style:family="text">
      <style:text-properties style:font-name="Arial" style:font-name-asian="Monaco, Menlo, 'Ubuntu Mono', '" style:font-name-complex="Arial" fo:color="#10162F"/>
    </style:style>
    <style:style style:name="T889" style:parent-style-name="Policepardéfaut" style:family="text">
      <style:text-properties style:font-name="Arial" style:font-name-complex="Arial" fo:color="#10162F" fo:font-size="14pt" style:font-size-asian="14pt"/>
    </style:style>
    <style:style style:name="T890" style:parent-style-name="Policepardéfaut" style:family="text">
      <style:text-properties style:font-name="Arial" style:font-name-complex="Arial" fo:color="#10162F" fo:font-size="14pt" style:font-size-asian="14pt"/>
    </style:style>
    <style:style style:name="T891" style:parent-style-name="SourceText" style:family="text">
      <style:text-properties style:font-name="Arial" style:font-name-asian="Monaco, Menlo, 'Ubuntu Mono', '" style:font-name-complex="Arial" fo:color="#10162F"/>
    </style:style>
    <style:style style:name="T892" style:parent-style-name="Policepardéfaut" style:family="text">
      <style:text-properties style:font-name="Arial" style:font-name-complex="Arial" fo:color="#10162F" fo:font-size="14pt" style:font-size-asian="14pt"/>
    </style:style>
    <style:style style:name="P893" style:parent-style-name="Textbody" style:family="paragraph">
      <style:paragraph-properties fo:margin-bottom="0in" fo:line-height="160%"/>
    </style:style>
    <style:style style:name="T894" style:parent-style-name="Policepardéfaut" style:family="text">
      <style:text-properties style:font-name="Arial" style:font-name-complex="Arial" fo:color="#10162F" fo:font-size="14pt" style:font-size-asian="14pt"/>
    </style:style>
    <style:style style:name="T895" style:parent-style-name="SourceText" style:family="text">
      <style:text-properties style:font-name="Arial" style:font-name-asian="Monaco, Menlo, 'Ubuntu Mono', '" style:font-name-complex="Arial" fo:color="#10162F"/>
    </style:style>
    <style:style style:name="T896" style:parent-style-name="Policepardéfaut" style:family="text">
      <style:text-properties style:font-name="Arial" style:font-name-complex="Arial" fo:color="#10162F" fo:font-size="14pt" style:font-size-asian="14pt"/>
    </style:style>
    <style:style style:name="P897" style:parent-style-name="Titre3" style:family="paragraph">
      <style:paragraph-properties fo:margin-top="0in" fo:margin-bottom="0in" fo:line-height="160%"/>
      <style:text-properties style:font-name="Arial" style:font-name-complex="Arial" fo:font-weight="normal" style:font-weight-asian="normal" fo:color="#10162F"/>
    </style:style>
    <style:style style:name="P898" style:parent-style-name="Textbody" style:family="paragraph">
      <style:paragraph-properties fo:line-height="160%"/>
      <style:text-properties style:font-name="Arial" style:font-name-complex="Arial" fo:color="#10162F" fo:font-size="14pt" style:font-size-asian="14pt"/>
    </style:style>
    <style:style style:name="P899" style:parent-style-name="Textbody" style:family="paragraph">
      <style:paragraph-properties fo:margin-bottom="0in" fo:line-height="160%"/>
    </style:style>
    <style:style style:name="T900" style:parent-style-name="Policepardéfaut" style:family="text">
      <style:text-properties style:font-name="Arial" style:font-name-complex="Arial" fo:color="#10162F" fo:font-size="14pt" style:font-size-asian="14pt"/>
    </style:style>
    <style:style style:name="T901" style:parent-style-name="SourceText" style:family="text">
      <style:text-properties style:font-name="Arial" style:font-name-asian="Monaco, Menlo, 'Ubuntu Mono', '" style:font-name-complex="Arial"/>
    </style:style>
    <style:style style:name="T902" style:parent-style-name="Policepardéfaut" style:family="text">
      <style:text-properties style:font-name="Arial" style:font-name-complex="Arial" fo:color="#10162F" fo:font-size="14pt" style:font-size-asian="14pt"/>
    </style:style>
    <style:style style:name="T903" style:parent-style-name="Policepardéfaut" style:family="text">
      <style:text-properties style:font-name="Arial" style:font-name-complex="Arial" fo:color="#10162F" fo:font-size="14pt" style:font-size-asian="14pt"/>
    </style:style>
    <style:style style:name="P904" style:parent-style-name="Textbody" style:family="paragraph">
      <style:paragraph-properties fo:margin-bottom="0in" fo:line-height="160%"/>
    </style:style>
    <style:style style:name="T905"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T906"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907" style:parent-style-name="Textbody" style:family="paragraph">
      <style:paragraph-properties fo:margin-bottom="0in" fo:line-height="160%"/>
      <style:text-properties style:font-name="Arial" style:font-name-complex="Arial" fo:color="#10162F" fo:font-size="14pt" style:font-size-asian="14pt"/>
    </style:style>
    <style:style style:name="P908" style:parent-style-name="Textbody" style:family="paragraph">
      <style:paragraph-properties fo:margin-bottom="0in" fo:line-height="160%"/>
    </style:style>
    <style:style style:name="T909"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T910" style:parent-style-name="SourceText" style:family="text">
      <style:text-properties style:font-name="Arial" style:font-name-asian="Monaco, Menlo, 'Ubuntu Mono', '" style:font-name-complex="Arial" style:text-underline-type="single" style:text-underline-style="solid" style:text-underline-width="auto" style:text-underline-mode="continuous"/>
    </style:style>
    <style:style style:name="P911" style:parent-style-name="Textbody" style:family="paragraph">
      <style:paragraph-properties fo:line-height="160%"/>
    </style:style>
    <style:style style:name="T912" style:parent-style-name="Policepardéfaut" style:family="text">
      <style:text-properties style:font-name="Arial" style:font-name-complex="Arial" fo:color="#10162F" fo:font-size="14pt" style:font-size-asian="14pt"/>
    </style:style>
    <style:style style:name="T913" style:parent-style-name="StrongEmphasis" style:family="text">
      <style:text-properties style:font-name="Arial" style:font-name-complex="Arial"/>
    </style:style>
    <style:style style:name="T914" style:parent-style-name="Policepardéfaut" style:family="text">
      <style:text-properties style:font-name="Arial" style:font-name-complex="Arial" fo:color="#10162F" fo:font-size="14pt" style:font-size-asian="14pt"/>
    </style:style>
    <style:style style:name="T915" style:parent-style-name="Policepardéfaut" style:family="text">
      <style:text-properties style:font-name="Arial" style:font-name-complex="Arial" fo:color="#10162F" fo:font-size="14pt" style:font-size-asian="14pt"/>
    </style:style>
    <style:style style:name="P916" style:parent-style-name="Textbody" style:family="paragraph">
      <style:paragraph-properties fo:line-height="160%"/>
    </style:style>
    <style:style style:name="T917" style:parent-style-name="Policepardéfaut" style:family="text">
      <style:text-properties style:font-name="Arial" style:font-name-complex="Arial" fo:color="#10162F" fo:font-size="14pt" style:font-size-asian="14pt"/>
    </style:style>
    <style:style style:name="T918" style:parent-style-name="StrongEmphasis" style:family="text">
      <style:text-properties style:font-name="Arial" style:font-name-complex="Arial"/>
    </style:style>
    <style:style style:name="T919" style:parent-style-name="Policepardéfaut" style:family="text">
      <style:text-properties style:font-name="Arial" style:font-name-complex="Arial" fo:color="#10162F" fo:font-size="14pt" style:font-size-asian="14pt"/>
    </style:style>
    <style:style style:name="P920"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921"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922" style:parent-style-name="Textbody" style:family="paragraph">
      <style:paragraph-properties fo:margin-bottom="0in" fo:line-height="160%"/>
    </style:style>
    <style:style style:name="T923" style:parent-style-name="SourceText" style:family="text">
      <style:text-properties style:font-name="Arial" style:font-name-asian="Monaco, Menlo, 'Ubuntu Mono', '" style:font-name-complex="Arial"/>
    </style:style>
    <style:style style:name="T924" style:parent-style-name="Policepardéfaut" style:family="text">
      <style:text-properties style:font-name="Arial" style:font-name-complex="Arial" fo:color="#10162F" fo:font-size="14pt" style:font-size-asian="14pt"/>
    </style:style>
    <style:style style:name="P925" style:parent-style-name="Textbody" style:family="paragraph">
      <style:paragraph-properties fo:margin-bottom="0in" fo:line-height="160%"/>
    </style:style>
    <style:style style:name="T926"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T927"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928" style:parent-style-name="Textbody" style:family="paragraph">
      <style:paragraph-properties fo:margin-bottom="0in" fo:line-height="160%"/>
      <style:text-properties style:font-name="Arial" style:font-name-complex="Arial" fo:color="#10162F" fo:font-size="14pt" style:font-size-asian="14pt"/>
    </style:style>
    <style:style style:name="P929" style:parent-style-name="Textbody" style:family="paragraph">
      <style:paragraph-properties fo:margin-bottom="0in" fo:line-height="160%"/>
    </style:style>
    <style:style style:name="T930"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T931"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932"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933" style:parent-style-name="Textbody" style:family="paragraph">
      <style:paragraph-properties fo:line-height="160%"/>
    </style:style>
    <style:style style:name="T934" style:parent-style-name="Policepardéfaut" style:family="text">
      <style:text-properties style:font-name="Arial" style:font-name-complex="Arial" fo:color="#10162F" fo:font-size="14pt" style:font-size-asian="14pt"/>
    </style:style>
    <style:style style:name="T935" style:parent-style-name="Accentuation" style:family="text">
      <style:text-properties style:font-name="Arial" style:font-name-complex="Arial" fo:font-style="normal" style:font-style-asian="normal"/>
    </style:style>
    <style:style style:name="T936" style:parent-style-name="Policepardéfaut" style:family="text">
      <style:text-properties style:font-name="Arial" style:font-name-complex="Arial" fo:color="#10162F" fo:font-size="14pt" style:font-size-asian="14pt"/>
    </style:style>
    <style:style style:name="P937" style:parent-style-name="Textbody" style:family="paragraph">
      <style:paragraph-properties fo:margin-bottom="0in" fo:line-height="160%" fo:margin-left="0in" fo:text-indent="0in">
        <style:tab-stops/>
      </style:paragraph-properties>
    </style:style>
    <style:style style:name="T938" style:parent-style-name="Policepardéfaut" style:family="text">
      <style:text-properties style:font-name="Arial" style:font-name-complex="Arial" fo:color="#10162F" fo:font-size="14pt" style:font-size-asian="14pt"/>
    </style:style>
    <style:style style:name="T939" style:parent-style-name="SourceText" style:family="text">
      <style:text-properties style:font-name="Arial" style:font-name-asian="Monaco, Menlo, 'Ubuntu Mono', '" style:font-name-complex="Arial"/>
    </style:style>
    <style:style style:name="T940" style:parent-style-name="Policepardéfaut" style:family="text">
      <style:text-properties style:font-name="Arial" style:font-name-complex="Arial" fo:color="#10162F" fo:font-size="14pt" style:font-size-asian="14pt"/>
    </style:style>
    <style:style style:name="T941" style:parent-style-name="Accentuation" style:family="text">
      <style:text-properties style:font-name="Arial" style:font-name-complex="Arial" fo:font-style="normal" style:font-style-asian="normal"/>
    </style:style>
    <style:style style:name="T942" style:parent-style-name="Policepardéfaut" style:family="text">
      <style:text-properties style:font-name="Arial" style:font-name-complex="Arial" fo:color="#10162F" fo:font-size="14pt" style:font-size-asian="14pt"/>
    </style:style>
    <style:style style:name="T943" style:parent-style-name="Policepardéfaut" style:family="text">
      <style:text-properties style:font-name="Arial" style:font-name-complex="Arial" fo:color="#10162F" fo:font-size="14pt" style:font-size-asian="14pt"/>
    </style:style>
    <style:style style:name="P944" style:parent-style-name="Textbody" style:family="paragraph">
      <style:paragraph-properties fo:margin-bottom="0in" fo:line-height="160%" fo:margin-left="0in" fo:text-indent="0in">
        <style:tab-stops/>
      </style:paragraph-properties>
    </style:style>
    <style:style style:name="T945" style:parent-style-name="Policepardéfaut" style:family="text">
      <style:text-properties style:font-name="Arial" style:font-name-complex="Arial" fo:color="#10162F" fo:font-size="14pt" style:font-size-asian="14pt"/>
    </style:style>
    <style:style style:name="T946" style:parent-style-name="SourceText" style:family="text">
      <style:text-properties style:font-name="Arial" style:font-name-asian="Monaco, Menlo, 'Ubuntu Mono', '" style:font-name-complex="Arial"/>
    </style:style>
    <style:style style:name="T947" style:parent-style-name="Policepardéfaut" style:family="text">
      <style:text-properties style:font-name="Arial" style:font-name-complex="Arial" fo:color="#10162F" fo:font-size="14pt" style:font-size-asian="14pt"/>
    </style:style>
    <style:style style:name="T948" style:parent-style-name="Accentuation" style:family="text">
      <style:text-properties style:font-name="Arial" style:font-name-complex="Arial" fo:font-style="normal" style:font-style-asian="normal"/>
    </style:style>
    <style:style style:name="T949" style:parent-style-name="Policepardéfaut" style:family="text">
      <style:text-properties style:font-name="Arial" style:font-name-complex="Arial" fo:color="#10162F" fo:font-size="14pt" style:font-size-asian="14pt"/>
    </style:style>
    <style:style style:name="P950" style:parent-style-name="Textbody" style:family="paragraph">
      <style:paragraph-properties fo:margin-bottom="0in" fo:line-height="160%"/>
    </style:style>
    <style:style style:name="T951" style:parent-style-name="Policepardéfaut" style:family="text">
      <style:text-properties style:font-name="Arial" style:font-name-complex="Arial" fo:color="#10162F" fo:font-size="14pt" style:font-size-asian="14pt"/>
    </style:style>
    <style:style style:name="T952" style:parent-style-name="SourceText" style:family="text">
      <style:text-properties style:font-name="Arial" style:font-name-asian="Monaco, Menlo, 'Ubuntu Mono', '" style:font-name-complex="Arial"/>
    </style:style>
    <style:style style:name="T953" style:parent-style-name="Policepardéfaut" style:family="text">
      <style:text-properties style:font-name="Arial" style:font-name-complex="Arial" fo:color="#10162F" fo:font-size="14pt" style:font-size-asian="14pt"/>
    </style:style>
    <style:style style:name="T954" style:parent-style-name="Policepardéfaut" style:family="text">
      <style:text-properties style:font-name="Arial" style:font-name-complex="Arial" fo:color="#10162F" fo:font-size="14pt" style:font-size-asian="14pt"/>
    </style:style>
    <style:style style:name="T955" style:parent-style-name="SourceText" style:family="text">
      <style:text-properties style:font-name="Arial" style:font-name-asian="Monaco, Menlo, 'Ubuntu Mono', '" style:font-name-complex="Arial"/>
    </style:style>
    <style:style style:name="T956" style:parent-style-name="Policepardéfaut" style:family="text">
      <style:text-properties style:font-name="Arial" style:font-name-complex="Arial" fo:color="#10162F" fo:font-size="14pt" style:font-size-asian="14pt"/>
    </style:style>
    <style:style style:name="T957" style:parent-style-name="Policepardéfaut" style:family="text">
      <style:text-properties style:font-name="Arial" style:font-name-complex="Arial" fo:color="#10162F" fo:font-size="14pt" style:font-size-asian="14pt"/>
    </style:style>
    <style:style style:name="T958" style:parent-style-name="SourceText" style:family="text">
      <style:text-properties style:font-name="Arial" style:font-name-asian="Monaco, Menlo, 'Ubuntu Mono', '" style:font-name-complex="Arial"/>
    </style:style>
    <style:style style:name="T959" style:parent-style-name="Policepardéfaut" style:family="text">
      <style:text-properties style:font-name="Arial" style:font-name-complex="Arial" fo:color="#10162F" fo:font-size="14pt" style:font-size-asian="14pt"/>
    </style:style>
    <style:style style:name="P960" style:parent-style-name="Textbody" style:family="paragraph">
      <style:paragraph-properties fo:margin-bottom="0in" fo:line-height="160%"/>
      <style:text-properties style:font-name="Arial" style:font-name-complex="Arial" fo:color="#10162F" fo:font-size="14pt" style:font-size-asian="14pt"/>
    </style:style>
    <style:style style:name="P961" style:parent-style-name="Titre3" style:family="paragraph">
      <style:paragraph-properties fo:margin-top="0in" fo:margin-bottom="0in" fo:line-height="160%"/>
      <style:text-properties style:font-name="Arial" style:font-name-complex="Arial" fo:font-weight="normal" style:font-weight-asian="normal" fo:color="#10162F"/>
    </style:style>
    <style:style style:name="P962" style:parent-style-name="Textbody" style:family="paragraph">
      <style:paragraph-properties fo:line-height="160%"/>
      <style:text-properties style:font-name="Arial" style:font-name-complex="Arial" fo:color="#10162F" fo:font-size="14pt" style:font-size-asian="14pt"/>
    </style:style>
    <style:style style:name="P963" style:parent-style-name="Textbody" style:family="paragraph">
      <style:paragraph-properties fo:line-height="160%"/>
      <style:text-properties style:font-name="Arial" style:font-name-complex="Arial" fo:color="#10162F" fo:font-size="14pt" style:font-size-asian="14pt"/>
    </style:style>
    <style:style style:name="P964" style:parent-style-name="Textbody" style:family="paragraph">
      <style:paragraph-properties fo:margin-bottom="0in" fo:line-height="160%"/>
    </style:style>
    <style:style style:name="T965"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T966" style:parent-style-name="SourceText" style:family="text">
      <style:text-properties style:font-name="Arial" style:font-name-asian="Monaco, Menlo, 'Ubuntu Mono', '" style:font-name-complex="Arial" style:text-underline-type="single" style:text-underline-style="solid" style:text-underline-width="auto" style:text-underline-mode="continuous"/>
    </style:style>
    <style:style style:name="P967" style:parent-style-name="Textbody" style:family="paragraph">
      <style:paragraph-properties fo:line-height="160%"/>
      <style:text-properties style:font-name="Arial" style:font-name-complex="Arial" fo:color="#10162F" fo:font-size="14pt" style:font-size-asian="14pt"/>
    </style:style>
    <style:style style:name="P968" style:parent-style-name="PreformattedText" style:family="paragraph">
      <style:paragraph-properties fo:line-height="160%"/>
    </style:style>
    <style:style style:name="T969" style:parent-style-name="SourceText" style:family="text">
      <style:text-properties style:font-name="Arial" style:font-name-asian="Monaco, Menlo, 'Ubuntu Mono', '" style:font-name-complex="Arial" fo:color="#B3CCFF" fo:background-color="#211E2F" fo:language="en" fo:country="US"/>
    </style:style>
    <style:style style:name="T970" style:parent-style-name="SourceText" style:family="text">
      <style:text-properties style:font-name="Arial" style:font-name-asian="Monaco, Menlo, 'Ubuntu Mono', '" style:font-name-complex="Arial" fo:color="#FFFFFF" fo:background-color="#211E2F" fo:language="en" fo:country="US"/>
    </style:style>
    <style:style style:name="T971" style:parent-style-name="SourceText" style:family="text">
      <style:text-properties style:font-name="Arial" style:font-name-asian="Monaco, Menlo, 'Ubuntu Mono', '" style:font-name-complex="Arial" fo:color="#B3CCFF" fo:background-color="#211E2F" fo:language="en" fo:country="US"/>
    </style:style>
    <style:style style:name="T972" style:parent-style-name="SourceText" style:family="text">
      <style:text-properties style:font-name="Arial" style:font-name-asian="Monaco, Menlo, 'Ubuntu Mono', '" style:font-name-complex="Arial" fo:color="#FFFFFF" fo:background-color="#211E2F" fo:language="en" fo:country="US"/>
    </style:style>
    <style:style style:name="T973" style:parent-style-name="SourceText" style:family="text">
      <style:text-properties style:font-name="Arial" style:font-name-asian="Monaco, Menlo, 'Ubuntu Mono', '" style:font-name-complex="Arial" fo:color="#FF8973" fo:background-color="#211E2F" fo:language="en" fo:country="US"/>
    </style:style>
    <style:style style:name="T974" style:parent-style-name="SourceText" style:family="text">
      <style:text-properties style:font-name="Arial" style:font-name-asian="Monaco, Menlo, 'Ubuntu Mono', '" style:font-name-complex="Arial" fo:color="#FFFFFF" fo:background-color="#211E2F" fo:language="en" fo:country="US"/>
    </style:style>
    <style:style style:name="T975" style:parent-style-name="SourceText" style:family="text">
      <style:text-properties style:font-name="Arial" style:font-name-asian="Monaco, Menlo, 'Ubuntu Mono', '" style:font-name-complex="Arial" fo:color="#FF8973" fo:background-color="#211E2F" fo:language="en" fo:country="US"/>
    </style:style>
    <style:style style:name="T976" style:parent-style-name="SourceText" style:family="text">
      <style:text-properties style:font-name="Arial" style:font-name-asian="Monaco, Menlo, 'Ubuntu Mono', '" style:font-name-complex="Arial" fo:color="#FFFFFF" fo:background-color="#211E2F" fo:language="en" fo:country="US"/>
    </style:style>
    <style:style style:name="T977" style:parent-style-name="SourceText" style:family="text">
      <style:text-properties style:font-name="Arial" style:font-name-asian="Monaco, Menlo, 'Ubuntu Mono', '" style:font-name-complex="Arial" fo:color="#FF8973" fo:background-color="#211E2F" fo:language="en" fo:country="US"/>
    </style:style>
    <style:style style:name="T978" style:parent-style-name="SourceText" style:family="text">
      <style:text-properties style:font-name="Arial" style:font-name-asian="Monaco, Menlo, 'Ubuntu Mono', '" style:font-name-complex="Arial" fo:color="#FFFFFF" fo:background-color="#211E2F" fo:language="en" fo:country="US"/>
    </style:style>
    <style:style style:name="P979" style:parent-style-name="PreformattedText" style:family="paragraph">
      <style:paragraph-properties fo:line-height="160%"/>
    </style:style>
    <style:style style:name="T980" style:parent-style-name="SourceText" style:family="text">
      <style:text-properties style:font-name="Arial" style:font-name-complex="Arial" fo:color="#FFFFFF" fo:background-color="#211E2F" fo:language="en" fo:country="US"/>
    </style:style>
    <style:style style:name="T981" style:parent-style-name="SourceText" style:family="text">
      <style:text-properties style:font-name="Arial" style:font-name-asian="Monaco, Menlo, 'Ubuntu Mono', '" style:font-name-complex="Arial" fo:color="#FF8973" fo:background-color="#211E2F" fo:language="en" fo:country="US"/>
    </style:style>
    <style:style style:name="T982" style:parent-style-name="SourceText" style:family="text">
      <style:text-properties style:font-name="Arial" style:font-name-asian="Monaco, Menlo, 'Ubuntu Mono', '" style:font-name-complex="Arial" fo:color="#FFFFFF" fo:background-color="#211E2F" fo:language="en" fo:country="US"/>
    </style:style>
    <style:style style:name="T983" style:parent-style-name="SourceText" style:family="text">
      <style:text-properties style:font-name="Arial" style:font-name-asian="Monaco, Menlo, 'Ubuntu Mono', '" style:font-name-complex="Arial" fo:color="#FFE083" fo:background-color="#211E2F" fo:language="en" fo:country="US"/>
    </style:style>
    <style:style style:name="T984" style:parent-style-name="SourceText" style:family="text">
      <style:text-properties style:font-name="Arial" style:font-name-asian="Monaco, Menlo, 'Ubuntu Mono', '" style:font-name-complex="Arial" fo:color="#FFFFFF" fo:background-color="#211E2F" fo:language="en" fo:country="US"/>
    </style:style>
    <style:style style:name="P985" style:parent-style-name="PreformattedText" style:family="paragraph">
      <style:paragraph-properties fo:line-height="160%"/>
    </style:style>
    <style:style style:name="T986" style:parent-style-name="SourceText" style:family="text">
      <style:text-properties style:font-name="Arial" style:font-name-asian="Monaco, Menlo, 'Ubuntu Mono', '" style:font-name-complex="Arial" fo:color="#FFFFFF" fo:background-color="#211E2F" fo:language="en" fo:country="US"/>
    </style:style>
    <style:style style:name="P987" style:parent-style-name="PreformattedText" style:family="paragraph">
      <style:paragraph-properties fo:line-height="160%"/>
    </style:style>
    <style:style style:name="T988" style:parent-style-name="SourceText" style:family="text">
      <style:text-properties style:font-name="Arial" style:font-name-asian="Monaco, Menlo, 'Ubuntu Mono', '" style:font-name-complex="Arial" fo:color="#B3CCFF" fo:background-color="#211E2F" fo:language="en" fo:country="US"/>
    </style:style>
    <style:style style:name="T989" style:parent-style-name="SourceText" style:family="text">
      <style:text-properties style:font-name="Arial" style:font-name-asian="Monaco, Menlo, 'Ubuntu Mono', '" style:font-name-complex="Arial" fo:color="#FFFFFF" fo:background-color="#211E2F" fo:language="en" fo:country="US"/>
    </style:style>
    <style:style style:name="T990" style:parent-style-name="SourceText" style:family="text">
      <style:text-properties style:font-name="Arial" style:font-name-asian="Monaco, Menlo, 'Ubuntu Mono', '" style:font-name-complex="Arial" fo:color="#B3CCFF" fo:background-color="#211E2F" fo:language="en" fo:country="US"/>
    </style:style>
    <style:style style:name="T991" style:parent-style-name="SourceText" style:family="text">
      <style:text-properties style:font-name="Arial" style:font-name-asian="Monaco, Menlo, 'Ubuntu Mono', '" style:font-name-complex="Arial" fo:color="#FFFFFF" fo:background-color="#211E2F" fo:language="en" fo:country="US"/>
    </style:style>
    <style:style style:name="P992" style:parent-style-name="PreformattedText" style:family="paragraph">
      <style:paragraph-properties fo:line-height="160%"/>
    </style:style>
    <style:style style:name="T993" style:parent-style-name="SourceText" style:family="text">
      <style:text-properties style:font-name="Arial" style:font-name-complex="Arial" fo:color="#FFFFFF" fo:background-color="#211E2F" fo:language="en" fo:country="US"/>
    </style:style>
    <style:style style:name="T994" style:parent-style-name="SourceText" style:family="text">
      <style:text-properties style:font-name="Arial" style:font-name-asian="Monaco, Menlo, 'Ubuntu Mono', '" style:font-name-complex="Arial" fo:color="#FF8973" fo:background-color="#211E2F" fo:language="en" fo:country="US"/>
    </style:style>
    <style:style style:name="T995" style:parent-style-name="SourceText" style:family="text">
      <style:text-properties style:font-name="Arial" style:font-name-asian="Monaco, Menlo, 'Ubuntu Mono', '" style:font-name-complex="Arial" fo:color="#FFFFFF" fo:background-color="#211E2F" fo:language="en" fo:country="US"/>
    </style:style>
    <style:style style:name="T996" style:parent-style-name="SourceText" style:family="text">
      <style:text-properties style:font-name="Arial" style:font-name-asian="Monaco, Menlo, 'Ubuntu Mono', '" style:font-name-complex="Arial" fo:color="#83FFF5" fo:background-color="#211E2F" fo:language="en" fo:country="US"/>
    </style:style>
    <style:style style:name="T997" style:parent-style-name="SourceText" style:family="text">
      <style:text-properties style:font-name="Arial" style:font-name-asian="Monaco, Menlo, 'Ubuntu Mono', '" style:font-name-complex="Arial" fo:color="#FFFFFF" fo:background-color="#211E2F" fo:language="en" fo:country="US"/>
    </style:style>
    <style:style style:name="T998" style:parent-style-name="SourceText" style:family="text">
      <style:text-properties style:font-name="Arial" style:font-name-asian="Monaco, Menlo, 'Ubuntu Mono', '" style:font-name-complex="Arial" fo:color="#FF8973" fo:background-color="#211E2F" fo:language="en" fo:country="US"/>
    </style:style>
    <style:style style:name="T999" style:parent-style-name="SourceText" style:family="text">
      <style:text-properties style:font-name="Arial" style:font-name-asian="Monaco, Menlo, 'Ubuntu Mono', '" style:font-name-complex="Arial" fo:color="#FFFFFF" fo:background-color="#211E2F" fo:language="en" fo:country="US"/>
    </style:style>
    <style:style style:name="P1000" style:parent-style-name="PreformattedText" style:family="paragraph">
      <style:paragraph-properties fo:line-height="160%"/>
    </style:style>
    <style:style style:name="T1001" style:parent-style-name="SourceText" style:family="text">
      <style:text-properties style:font-name="Arial" style:font-name-asian="Monaco, Menlo, 'Ubuntu Mono', '" style:font-name-complex="Arial" fo:color="#FFFFFF" fo:background-color="#211E2F" fo:language="en" fo:country="US"/>
    </style:style>
    <style:style style:name="P1002" style:parent-style-name="PreformattedText" style:family="paragraph">
      <style:paragraph-properties fo:line-height="160%"/>
    </style:style>
    <style:style style:name="T1003" style:parent-style-name="SourceText" style:family="text">
      <style:text-properties style:font-name="Arial" style:font-name-asian="Monaco, Menlo, 'Ubuntu Mono', '" style:font-name-complex="Arial" fo:color="#FF8973" fo:background-color="#211E2F" fo:language="en" fo:country="US"/>
    </style:style>
    <style:style style:name="T1004" style:parent-style-name="SourceText" style:family="text">
      <style:text-properties style:font-name="Arial" style:font-name-asian="Monaco, Menlo, 'Ubuntu Mono', '" style:font-name-complex="Arial" fo:color="#FFFFFF" fo:background-color="#211E2F" fo:language="en" fo:country="US"/>
    </style:style>
    <style:style style:name="T1005" style:parent-style-name="SourceText" style:family="text">
      <style:text-properties style:font-name="Arial" style:font-name-asian="Monaco, Menlo, 'Ubuntu Mono', '" style:font-name-complex="Arial" fo:color="#83FFF5" fo:background-color="#211E2F" fo:language="en" fo:country="US"/>
    </style:style>
    <style:style style:name="T1006" style:parent-style-name="SourceText" style:family="text">
      <style:text-properties style:font-name="Arial" style:font-name-asian="Monaco, Menlo, 'Ubuntu Mono', '" style:font-name-complex="Arial" fo:color="#FFFFFF" fo:background-color="#211E2F" fo:language="en" fo:country="US"/>
    </style:style>
    <style:style style:name="T1007" style:parent-style-name="SourceText" style:family="text">
      <style:text-properties style:font-name="Arial" style:font-name-asian="Monaco, Menlo, 'Ubuntu Mono', '" style:font-name-complex="Arial" fo:color="#FF8973" fo:background-color="#211E2F" fo:language="en" fo:country="US"/>
    </style:style>
    <style:style style:name="T1008" style:parent-style-name="SourceText" style:family="text">
      <style:text-properties style:font-name="Arial" style:font-name-asian="Monaco, Menlo, 'Ubuntu Mono', '" style:font-name-complex="Arial" fo:color="#FFFFFF" fo:background-color="#211E2F" fo:language="en" fo:country="US"/>
    </style:style>
    <style:style style:name="T1009" style:parent-style-name="SourceText" style:family="text">
      <style:text-properties style:font-name="Arial" style:font-name-asian="Monaco, Menlo, 'Ubuntu Mono', '" style:font-name-complex="Arial" fo:color="#908E97" fo:background-color="#211E2F" fo:language="en" fo:country="US"/>
    </style:style>
    <style:style style:name="P1010" style:parent-style-name="Textbody" style:family="paragraph">
      <style:paragraph-properties fo:line-height="160%"/>
    </style:style>
    <style:style style:name="T1011"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T1012" style:parent-style-name="Policepardéfaut" style:family="text">
      <style:text-properties style:font-name="Arial" style:font-name-complex="Arial" fo:color="#10162F" fo:font-size="14pt" style:font-size-asian="14pt"/>
    </style:style>
    <style:style style:name="T1013" style:parent-style-name="Policepardéfaut" style:family="text">
      <style:text-properties style:font-name="Arial" style:font-name-complex="Arial" fo:color="#10162F" fo:font-size="14pt" style:font-size-asian="14pt"/>
    </style:style>
    <style:style style:name="P1014" style:parent-style-name="Textbody" style:family="paragraph">
      <style:paragraph-properties fo:margin-bottom="0in" fo:line-height="160%" fo:margin-left="0in" fo:text-indent="0in">
        <style:tab-stops/>
      </style:paragraph-properties>
    </style:style>
    <style:style style:name="T1015" style:parent-style-name="SourceText" style:family="text">
      <style:text-properties style:font-name="Arial" style:font-name-asian="Monaco, Menlo, 'Ubuntu Mono', '" style:font-name-complex="Arial"/>
    </style:style>
    <style:style style:name="T1016" style:parent-style-name="Policepardéfaut" style:family="text">
      <style:text-properties style:font-name="Arial" style:font-name-complex="Arial" fo:color="#10162F" fo:font-size="14pt" style:font-size-asian="14pt"/>
    </style:style>
    <style:style style:name="T1017" style:parent-style-name="SourceText" style:family="text">
      <style:text-properties style:font-name="Arial" style:font-name-asian="Monaco, Menlo, 'Ubuntu Mono', '" style:font-name-complex="Arial"/>
    </style:style>
    <style:style style:name="T1018" style:parent-style-name="Policepardéfaut" style:family="text">
      <style:text-properties style:font-name="Arial" style:font-name-complex="Arial" fo:color="#10162F" fo:font-size="14pt" style:font-size-asian="14pt"/>
    </style:style>
    <style:style style:name="P1019" style:parent-style-name="Textbody" style:family="paragraph">
      <style:paragraph-properties fo:margin-bottom="0in" fo:line-height="160%" fo:margin-left="0in" fo:text-indent="0in">
        <style:tab-stops/>
      </style:paragraph-properties>
    </style:style>
    <style:style style:name="T1020" style:parent-style-name="Policepardéfaut" style:family="text">
      <style:text-properties style:font-name="Arial" style:font-name-complex="Arial" fo:color="#10162F" fo:font-size="14pt" style:font-size-asian="14pt"/>
    </style:style>
    <style:style style:name="T1021" style:parent-style-name="SourceText" style:family="text">
      <style:text-properties style:font-name="Arial" style:font-name-asian="Monaco, Menlo, 'Ubuntu Mono', '" style:font-name-complex="Arial"/>
    </style:style>
    <style:style style:name="T1022" style:parent-style-name="Policepardéfaut" style:family="text">
      <style:text-properties style:font-name="Arial" style:font-name-complex="Arial" fo:color="#10162F" fo:font-size="14pt" style:font-size-asian="14pt"/>
    </style:style>
    <style:style style:name="P1023" style:parent-style-name="Textbody" style:family="paragraph">
      <style:paragraph-properties fo:margin-bottom="0in" fo:line-height="160%" fo:margin-left="0in" fo:text-indent="0in">
        <style:tab-stops/>
      </style:paragraph-properties>
    </style:style>
    <style:style style:name="T1024" style:parent-style-name="Policepardéfaut" style:family="text">
      <style:text-properties style:font-name="Arial" style:font-name-complex="Arial" fo:color="#10162F" fo:font-size="14pt" style:font-size-asian="14pt"/>
    </style:style>
    <style:style style:name="T1025" style:parent-style-name="SourceText" style:family="text">
      <style:text-properties style:font-name="Arial" style:font-name-asian="Monaco, Menlo, 'Ubuntu Mono', '" style:font-name-complex="Arial"/>
    </style:style>
    <style:style style:name="T1026" style:parent-style-name="Policepardéfaut" style:family="text">
      <style:text-properties style:font-name="Arial" style:font-name-complex="Arial" fo:color="#10162F" fo:font-size="14pt" style:font-size-asian="14pt"/>
    </style:style>
    <style:style style:name="T1027" style:parent-style-name="SourceText" style:family="text">
      <style:text-properties style:font-name="Arial" style:font-name-asian="Monaco, Menlo, 'Ubuntu Mono', '" style:font-name-complex="Arial"/>
    </style:style>
    <style:style style:name="T1028" style:parent-style-name="Policepardéfaut" style:family="text">
      <style:text-properties style:font-name="Arial" style:font-name-complex="Arial" fo:color="#10162F" fo:font-size="14pt" style:font-size-asian="14pt"/>
    </style:style>
    <style:style style:name="T1029" style:parent-style-name="SourceText" style:family="text">
      <style:text-properties style:font-name="Arial" style:font-name-asian="Monaco, Menlo, 'Ubuntu Mono', '" style:font-name-complex="Arial"/>
    </style:style>
    <style:style style:name="T1030" style:parent-style-name="Policepardéfaut" style:family="text">
      <style:text-properties style:font-name="Arial" style:font-name-complex="Arial" fo:color="#10162F" fo:font-size="14pt" style:font-size-asian="14pt"/>
    </style:style>
    <style:style style:name="P1031" style:parent-style-name="Textbody" style:family="paragraph">
      <style:paragraph-properties fo:margin-bottom="0in" fo:line-height="160%" fo:margin-left="0in" fo:text-indent="0in">
        <style:tab-stops/>
      </style:paragraph-properties>
    </style:style>
    <style:style style:name="T1032" style:parent-style-name="Policepardéfaut" style:family="text">
      <style:text-properties style:font-name="Arial" style:font-name-complex="Arial" fo:color="#10162F" fo:font-size="14pt" style:font-size-asian="14pt"/>
    </style:style>
    <style:style style:name="T1033" style:parent-style-name="Policepardéfaut" style:family="text">
      <style:text-properties style:font-name="Arial" style:font-name-complex="Arial" fo:color="#10162F" fo:font-size="14pt" style:font-size-asian="14pt"/>
    </style:style>
    <style:style style:name="T1034" style:parent-style-name="SourceText" style:family="text">
      <style:text-properties style:font-name="Arial" style:font-name-asian="Monaco, Menlo, 'Ubuntu Mono', '" style:font-name-complex="Arial"/>
    </style:style>
    <style:style style:name="T1035" style:parent-style-name="Policepardéfaut" style:family="text">
      <style:text-properties style:font-name="Arial" style:font-name-complex="Arial" fo:color="#10162F" fo:font-size="14pt" style:font-size-asian="14pt"/>
    </style:style>
    <style:style style:name="T1036" style:parent-style-name="SourceText" style:family="text">
      <style:text-properties style:font-name="Arial" style:font-name-asian="Monaco, Menlo, 'Ubuntu Mono', '" style:font-name-complex="Arial"/>
    </style:style>
    <style:style style:name="T1037" style:parent-style-name="Policepardéfaut" style:family="text">
      <style:text-properties style:font-name="Arial" style:font-name-complex="Arial" fo:color="#10162F" fo:font-size="14pt" style:font-size-asian="14pt"/>
    </style:style>
    <style:style style:name="T1038" style:parent-style-name="SourceText" style:family="text">
      <style:text-properties style:font-name="Arial" style:font-name-asian="Monaco, Menlo, 'Ubuntu Mono', '" style:font-name-complex="Arial"/>
    </style:style>
    <style:style style:name="T1039" style:parent-style-name="Policepardéfaut" style:family="text">
      <style:text-properties style:font-name="Arial" style:font-name-complex="Arial" fo:color="#10162F" fo:font-size="14pt" style:font-size-asian="14pt"/>
    </style:style>
    <style:style style:name="T1040" style:parent-style-name="SourceText" style:family="text">
      <style:text-properties style:font-name="Arial" style:font-name-asian="Monaco, Menlo, 'Ubuntu Mono', '" style:font-name-complex="Arial"/>
    </style:style>
    <style:style style:name="T1041" style:parent-style-name="Policepardéfaut" style:family="text">
      <style:text-properties style:font-name="Arial" style:font-name-complex="Arial" fo:color="#10162F" fo:font-size="14pt" style:font-size-asian="14pt"/>
    </style:style>
    <style:style style:name="T1042" style:parent-style-name="SourceText" style:family="text">
      <style:text-properties style:font-name="Arial" style:font-name-asian="Monaco, Menlo, 'Ubuntu Mono', '" style:font-name-complex="Arial"/>
    </style:style>
    <style:style style:name="T1043" style:parent-style-name="Policepardéfaut" style:family="text">
      <style:text-properties style:font-name="Arial" style:font-name-complex="Arial" fo:color="#10162F" fo:font-size="14pt" style:font-size-asian="14pt"/>
    </style:style>
    <style:style style:name="P1044" style:parent-style-name="Textbody" style:family="paragraph">
      <style:paragraph-properties fo:margin-bottom="0in" fo:line-height="160%"/>
    </style:style>
    <style:style style:name="T1045" style:parent-style-name="Policepardéfaut" style:family="text">
      <style:text-properties style:font-name="Arial" style:font-name-complex="Arial" fo:color="#10162F" fo:font-size="14pt" style:font-size-asian="14pt"/>
    </style:style>
    <style:style style:name="T1046" style:parent-style-name="Policepardéfaut" style:family="text">
      <style:text-properties style:font-name="Arial" style:font-name-complex="Arial" fo:color="#10162F" fo:font-size="14pt" style:font-size-asian="14pt"/>
    </style:style>
    <style:style style:name="T1047" style:parent-style-name="SourceText" style:family="text">
      <style:text-properties style:font-name="Arial" style:font-name-asian="Monaco, Menlo, 'Ubuntu Mono', '" style:font-name-complex="Arial"/>
    </style:style>
    <style:style style:name="T1048" style:parent-style-name="Policepardéfaut" style:family="text">
      <style:text-properties style:font-name="Arial" style:font-name-complex="Arial" fo:color="#10162F" fo:font-size="14pt" style:font-size-asian="14pt"/>
    </style:style>
    <style:style style:name="P1049" style:parent-style-name="PreformattedText" style:family="paragraph">
      <style:paragraph-properties fo:line-height="160%"/>
    </style:style>
    <style:style style:name="T1050" style:parent-style-name="SourceText" style:family="text">
      <style:text-properties style:font-name="Arial" style:font-name-asian="Monaco, Menlo, 'Ubuntu Mono', '" style:font-name-complex="Arial" fo:color="#B3CCFF" fo:background-color="#211E2F" fo:language="en" fo:country="US"/>
    </style:style>
    <style:style style:name="T1051" style:parent-style-name="SourceText" style:family="text">
      <style:text-properties style:font-name="Arial" style:font-name-asian="Monaco, Menlo, 'Ubuntu Mono', '" style:font-name-complex="Arial" fo:color="#FFFFFF" fo:background-color="#211E2F" fo:language="en" fo:country="US"/>
    </style:style>
    <style:style style:name="T1052" style:parent-style-name="SourceText" style:family="text">
      <style:text-properties style:font-name="Arial" style:font-name-asian="Monaco, Menlo, 'Ubuntu Mono', '" style:font-name-complex="Arial" fo:color="#B3CCFF" fo:background-color="#211E2F" fo:language="en" fo:country="US"/>
    </style:style>
    <style:style style:name="T1053" style:parent-style-name="SourceText" style:family="text">
      <style:text-properties style:font-name="Arial" style:font-name-asian="Monaco, Menlo, 'Ubuntu Mono', '" style:font-name-complex="Arial" fo:color="#FFFFFF" fo:background-color="#211E2F" fo:language="en" fo:country="US"/>
    </style:style>
    <style:style style:name="T1054" style:parent-style-name="SourceText" style:family="text">
      <style:text-properties style:font-name="Arial" style:font-name-asian="Monaco, Menlo, 'Ubuntu Mono', '" style:font-name-complex="Arial" fo:color="#FF8973" fo:background-color="#211E2F" fo:language="en" fo:country="US"/>
    </style:style>
    <style:style style:name="T1055" style:parent-style-name="SourceText" style:family="text">
      <style:text-properties style:font-name="Arial" style:font-name-asian="Monaco, Menlo, 'Ubuntu Mono', '" style:font-name-complex="Arial" fo:color="#FFFFFF" fo:background-color="#211E2F" fo:language="en" fo:country="US"/>
    </style:style>
    <style:style style:name="T1056" style:parent-style-name="SourceText" style:family="text">
      <style:text-properties style:font-name="Arial" style:font-name-asian="Monaco, Menlo, 'Ubuntu Mono', '" style:font-name-complex="Arial" fo:color="#FF8973" fo:background-color="#211E2F" fo:language="en" fo:country="US"/>
    </style:style>
    <style:style style:name="T1057" style:parent-style-name="SourceText" style:family="text">
      <style:text-properties style:font-name="Arial" style:font-name-asian="Monaco, Menlo, 'Ubuntu Mono', '" style:font-name-complex="Arial" fo:color="#FFFFFF" fo:background-color="#211E2F" fo:language="en" fo:country="US"/>
    </style:style>
    <style:style style:name="T1058" style:parent-style-name="SourceText" style:family="text">
      <style:text-properties style:font-name="Arial" style:font-name-asian="Monaco, Menlo, 'Ubuntu Mono', '" style:font-name-complex="Arial" fo:color="#FF8973" fo:background-color="#211E2F" fo:language="en" fo:country="US"/>
    </style:style>
    <style:style style:name="T1059" style:parent-style-name="SourceText" style:family="text">
      <style:text-properties style:font-name="Arial" style:font-name-asian="Monaco, Menlo, 'Ubuntu Mono', '" style:font-name-complex="Arial" fo:color="#FFFFFF" fo:background-color="#211E2F" fo:language="en" fo:country="US"/>
    </style:style>
    <style:style style:name="P1060" style:parent-style-name="PreformattedText" style:family="paragraph">
      <style:paragraph-properties fo:line-height="160%"/>
    </style:style>
    <style:style style:name="T1061" style:parent-style-name="SourceText" style:family="text">
      <style:text-properties style:font-name="Arial" style:font-name-complex="Arial" fo:color="#FFFFFF" fo:background-color="#211E2F" fo:language="en" fo:country="US"/>
    </style:style>
    <style:style style:name="T1062" style:parent-style-name="SourceText" style:family="text">
      <style:text-properties style:font-name="Arial" style:font-name-asian="Monaco, Menlo, 'Ubuntu Mono', '" style:font-name-complex="Arial" fo:color="#B3CCFF" fo:background-color="#211E2F" fo:language="en" fo:country="US"/>
    </style:style>
    <style:style style:name="T1063" style:parent-style-name="SourceText" style:family="text">
      <style:text-properties style:font-name="Arial" style:font-name-asian="Monaco, Menlo, 'Ubuntu Mono', '" style:font-name-complex="Arial" fo:color="#FFFFFF" fo:background-color="#211E2F" fo:language="en" fo:country="US"/>
    </style:style>
    <style:style style:name="T1064" style:parent-style-name="SourceText" style:family="text">
      <style:text-properties style:font-name="Arial" style:font-name-asian="Monaco, Menlo, 'Ubuntu Mono', '" style:font-name-complex="Arial" fo:color="#FF8973" fo:background-color="#211E2F" fo:language="en" fo:country="US"/>
    </style:style>
    <style:style style:name="T1065" style:parent-style-name="SourceText" style:family="text">
      <style:text-properties style:font-name="Arial" style:font-name-asian="Monaco, Menlo, 'Ubuntu Mono', '" style:font-name-complex="Arial" fo:color="#FFFFFF" fo:background-color="#211E2F" fo:language="en" fo:country="US"/>
    </style:style>
    <style:style style:name="T1066" style:parent-style-name="SourceText" style:family="text">
      <style:text-properties style:font-name="Arial" style:font-name-asian="Monaco, Menlo, 'Ubuntu Mono', '" style:font-name-complex="Arial" fo:color="#83FFF5" fo:background-color="#211E2F" fo:language="en" fo:country="US"/>
    </style:style>
    <style:style style:name="T1067" style:parent-style-name="SourceText" style:family="text">
      <style:text-properties style:font-name="Arial" style:font-name-asian="Monaco, Menlo, 'Ubuntu Mono', '" style:font-name-complex="Arial" fo:color="#FFFFFF" fo:background-color="#211E2F" fo:language="en" fo:country="US"/>
    </style:style>
    <style:style style:name="P1068" style:parent-style-name="PreformattedText" style:family="paragraph">
      <style:paragraph-properties fo:line-height="160%"/>
    </style:style>
    <style:style style:name="T1069" style:parent-style-name="SourceText" style:family="text">
      <style:text-properties style:font-name="Arial" style:font-name-complex="Arial" fo:color="#FFFFFF" fo:background-color="#211E2F" fo:language="en" fo:country="US"/>
    </style:style>
    <style:style style:name="T1070" style:parent-style-name="SourceText" style:family="text">
      <style:text-properties style:font-name="Arial" style:font-name-asian="Monaco, Menlo, 'Ubuntu Mono', '" style:font-name-complex="Arial" fo:color="#B3CCFF" fo:background-color="#211E2F" fo:language="en" fo:country="US"/>
    </style:style>
    <style:style style:name="T1071" style:parent-style-name="SourceText" style:family="text">
      <style:text-properties style:font-name="Arial" style:font-name-asian="Monaco, Menlo, 'Ubuntu Mono', '" style:font-name-complex="Arial" fo:color="#FFFFFF" fo:background-color="#211E2F" fo:language="en" fo:country="US"/>
    </style:style>
    <style:style style:name="T1072" style:parent-style-name="SourceText" style:family="text">
      <style:text-properties style:font-name="Arial" style:font-name-asian="Monaco, Menlo, 'Ubuntu Mono', '" style:font-name-complex="Arial" fo:color="#FF8973" fo:background-color="#211E2F" fo:language="en" fo:country="US"/>
    </style:style>
    <style:style style:name="T1073" style:parent-style-name="SourceText" style:family="text">
      <style:text-properties style:font-name="Arial" style:font-name-asian="Monaco, Menlo, 'Ubuntu Mono', '" style:font-name-complex="Arial" fo:color="#FFFFFF" fo:background-color="#211E2F" fo:language="en" fo:country="US"/>
    </style:style>
    <style:style style:name="T1074" style:parent-style-name="SourceText" style:family="text">
      <style:text-properties style:font-name="Arial" style:font-name-asian="Monaco, Menlo, 'Ubuntu Mono', '" style:font-name-complex="Arial" fo:color="#EA6C8B" fo:background-color="#211E2F" fo:language="en" fo:country="US"/>
    </style:style>
    <style:style style:name="T1075" style:parent-style-name="SourceText" style:family="text">
      <style:text-properties style:font-name="Arial" style:font-name-asian="Monaco, Menlo, 'Ubuntu Mono', '" style:font-name-complex="Arial" fo:color="#FFFFFF" fo:background-color="#211E2F" fo:language="en" fo:country="US"/>
    </style:style>
    <style:style style:name="P1076" style:parent-style-name="PreformattedText" style:family="paragraph">
      <style:paragraph-properties fo:line-height="160%"/>
    </style:style>
    <style:style style:name="T1077" style:parent-style-name="SourceText" style:family="text">
      <style:text-properties style:font-name="Arial" style:font-name-complex="Arial" fo:color="#FFFFFF" fo:background-color="#211E2F" fo:language="en" fo:country="US"/>
    </style:style>
    <style:style style:name="T1078" style:parent-style-name="SourceText" style:family="text">
      <style:text-properties style:font-name="Arial" style:font-name-asian="Monaco, Menlo, 'Ubuntu Mono', '" style:font-name-complex="Arial" fo:color="#FF8973" fo:background-color="#211E2F" fo:language="en" fo:country="US"/>
    </style:style>
    <style:style style:name="T1079" style:parent-style-name="SourceText" style:family="text">
      <style:text-properties style:font-name="Arial" style:font-name-asian="Monaco, Menlo, 'Ubuntu Mono', '" style:font-name-complex="Arial" fo:color="#FFFFFF" fo:background-color="#211E2F" fo:language="en" fo:country="US"/>
    </style:style>
    <style:style style:name="T1080" style:parent-style-name="SourceText" style:family="text">
      <style:text-properties style:font-name="Arial" style:font-name-asian="Monaco, Menlo, 'Ubuntu Mono', '" style:font-name-complex="Arial" fo:color="#FFE083" fo:background-color="#211E2F" fo:language="en" fo:country="US"/>
    </style:style>
    <style:style style:name="T1081" style:parent-style-name="SourceText" style:family="text">
      <style:text-properties style:font-name="Arial" style:font-name-asian="Monaco, Menlo, 'Ubuntu Mono', '" style:font-name-complex="Arial" fo:color="#FFFFFF" fo:background-color="#211E2F" fo:language="en" fo:country="US"/>
    </style:style>
    <style:style style:name="P1082" style:parent-style-name="PreformattedText" style:family="paragraph">
      <style:paragraph-properties fo:line-height="160%"/>
    </style:style>
    <style:style style:name="T1083" style:parent-style-name="SourceText" style:family="text">
      <style:text-properties style:font-name="Arial" style:font-name-complex="Arial" fo:color="#FFFFFF" fo:background-color="#211E2F" fo:language="en" fo:country="US"/>
    </style:style>
    <style:style style:name="T1084" style:parent-style-name="SourceText" style:family="text">
      <style:text-properties style:font-name="Arial" style:font-name-asian="Monaco, Menlo, 'Ubuntu Mono', '" style:font-name-complex="Arial" fo:color="#FFFFFF" fo:background-color="#211E2F" fo:language="en" fo:country="US"/>
    </style:style>
    <style:style style:name="T1085" style:parent-style-name="SourceText" style:family="text">
      <style:text-properties style:font-name="Arial" style:font-name-asian="Monaco, Menlo, 'Ubuntu Mono', '" style:font-name-complex="Arial" fo:color="#B3CCFF" fo:background-color="#211E2F" fo:language="en" fo:country="US"/>
    </style:style>
    <style:style style:name="T1086" style:parent-style-name="SourceText" style:family="text">
      <style:text-properties style:font-name="Arial" style:font-name-asian="Monaco, Menlo, 'Ubuntu Mono', '" style:font-name-complex="Arial" fo:color="#FFFFFF" fo:background-color="#211E2F" fo:language="en" fo:country="US"/>
    </style:style>
    <style:style style:name="P1087" style:parent-style-name="PreformattedText" style:family="paragraph">
      <style:paragraph-properties fo:line-height="160%"/>
    </style:style>
    <style:style style:name="T1088" style:parent-style-name="SourceText" style:family="text">
      <style:text-properties style:font-name="Arial" style:font-name-complex="Arial" fo:color="#FFFFFF" fo:background-color="#211E2F" fo:language="en" fo:country="US"/>
    </style:style>
    <style:style style:name="T1089" style:parent-style-name="SourceText" style:family="text">
      <style:text-properties style:font-name="Arial" style:font-name-asian="Monaco, Menlo, 'Ubuntu Mono', '" style:font-name-complex="Arial" fo:color="#FF8973" fo:background-color="#211E2F" fo:language="en" fo:country="US"/>
    </style:style>
    <style:style style:name="T1090" style:parent-style-name="SourceText" style:family="text">
      <style:text-properties style:font-name="Arial" style:font-name-asian="Monaco, Menlo, 'Ubuntu Mono', '" style:font-name-complex="Arial" fo:color="#FFFFFF" fo:background-color="#211E2F" fo:language="en" fo:country="US"/>
    </style:style>
    <style:style style:name="T1091" style:parent-style-name="SourceText" style:family="text">
      <style:text-properties style:font-name="Arial" style:font-name-asian="Monaco, Menlo, 'Ubuntu Mono', '" style:font-name-complex="Arial" fo:color="#FFE083" fo:background-color="#211E2F" fo:language="en" fo:country="US"/>
    </style:style>
    <style:style style:name="T1092" style:parent-style-name="SourceText" style:family="text">
      <style:text-properties style:font-name="Arial" style:font-name-asian="Monaco, Menlo, 'Ubuntu Mono', '" style:font-name-complex="Arial" fo:color="#FFFFFF" fo:background-color="#211E2F" fo:language="en" fo:country="US"/>
    </style:style>
    <style:style style:name="P1093" style:parent-style-name="PreformattedText" style:family="paragraph">
      <style:paragraph-properties fo:line-height="160%"/>
    </style:style>
    <style:style style:name="T1094" style:parent-style-name="SourceText" style:family="text">
      <style:text-properties style:font-name="Arial" style:font-name-complex="Arial" fo:color="#FFFFFF" fo:background-color="#211E2F" fo:language="en" fo:country="US"/>
    </style:style>
    <style:style style:name="T1095" style:parent-style-name="SourceText" style:family="text">
      <style:text-properties style:font-name="Arial" style:font-name-asian="Monaco, Menlo, 'Ubuntu Mono', '" style:font-name-complex="Arial" fo:color="#FFFFFF" fo:background-color="#211E2F" fo:language="en" fo:country="US"/>
    </style:style>
    <style:style style:name="P1096" style:parent-style-name="PreformattedText" style:family="paragraph">
      <style:paragraph-properties fo:line-height="160%"/>
    </style:style>
    <style:style style:name="T1097" style:parent-style-name="SourceText" style:family="text">
      <style:text-properties style:font-name="Arial" style:font-name-asian="Monaco, Menlo, 'Ubuntu Mono', '" style:font-name-complex="Arial" fo:color="#FFFFFF" fo:background-color="#211E2F" fo:language="en" fo:country="US"/>
    </style:style>
    <style:style style:name="P1098" style:parent-style-name="PreformattedText" style:family="paragraph">
      <style:paragraph-properties fo:line-height="160%"/>
    </style:style>
    <style:style style:name="T1099" style:parent-style-name="SourceText" style:family="text">
      <style:text-properties style:font-name="Arial" style:font-name-asian="Monaco, Menlo, 'Ubuntu Mono', '" style:font-name-complex="Arial" fo:color="#B3CCFF" fo:background-color="#211E2F" fo:language="en" fo:country="US"/>
    </style:style>
    <style:style style:name="T1100" style:parent-style-name="SourceText" style:family="text">
      <style:text-properties style:font-name="Arial" style:font-name-asian="Monaco, Menlo, 'Ubuntu Mono', '" style:font-name-complex="Arial" fo:color="#FFFFFF" fo:background-color="#211E2F" fo:language="en" fo:country="US"/>
    </style:style>
    <style:style style:name="T1101" style:parent-style-name="SourceText" style:family="text">
      <style:text-properties style:font-name="Arial" style:font-name-asian="Monaco, Menlo, 'Ubuntu Mono', '" style:font-name-complex="Arial" fo:color="#B3CCFF" fo:background-color="#211E2F" fo:language="en" fo:country="US"/>
    </style:style>
    <style:style style:name="T1102" style:parent-style-name="SourceText" style:family="text">
      <style:text-properties style:font-name="Arial" style:font-name-asian="Monaco, Menlo, 'Ubuntu Mono', '" style:font-name-complex="Arial" fo:color="#FFFFFF" fo:background-color="#211E2F" fo:language="en" fo:country="US"/>
    </style:style>
    <style:style style:name="P1103" style:parent-style-name="PreformattedText" style:family="paragraph">
      <style:paragraph-properties fo:line-height="160%"/>
    </style:style>
    <style:style style:name="T1104" style:parent-style-name="SourceText" style:family="text">
      <style:text-properties style:font-name="Arial" style:font-name-complex="Arial" fo:color="#FFFFFF" fo:background-color="#211E2F" fo:language="en" fo:country="US"/>
    </style:style>
    <style:style style:name="T1105" style:parent-style-name="SourceText" style:family="text">
      <style:text-properties style:font-name="Arial" style:font-name-asian="Monaco, Menlo, 'Ubuntu Mono', '" style:font-name-complex="Arial" fo:color="#FF8973" fo:background-color="#211E2F" fo:language="en" fo:country="US"/>
    </style:style>
    <style:style style:name="T1106" style:parent-style-name="SourceText" style:family="text">
      <style:text-properties style:font-name="Arial" style:font-name-asian="Monaco, Menlo, 'Ubuntu Mono', '" style:font-name-complex="Arial" fo:color="#FFFFFF" fo:background-color="#211E2F" fo:language="en" fo:country="US"/>
    </style:style>
    <style:style style:name="T1107" style:parent-style-name="SourceText" style:family="text">
      <style:text-properties style:font-name="Arial" style:font-name-asian="Monaco, Menlo, 'Ubuntu Mono', '" style:font-name-complex="Arial" fo:color="#83FFF5" fo:background-color="#211E2F" fo:language="en" fo:country="US"/>
    </style:style>
    <style:style style:name="T1108" style:parent-style-name="SourceText" style:family="text">
      <style:text-properties style:font-name="Arial" style:font-name-asian="Monaco, Menlo, 'Ubuntu Mono', '" style:font-name-complex="Arial" fo:color="#FFFFFF" fo:background-color="#211E2F" fo:language="en" fo:country="US"/>
    </style:style>
    <style:style style:name="T1109" style:parent-style-name="SourceText" style:family="text">
      <style:text-properties style:font-name="Arial" style:font-name-asian="Monaco, Menlo, 'Ubuntu Mono', '" style:font-name-complex="Arial" fo:color="#FF8973" fo:background-color="#211E2F" fo:language="en" fo:country="US"/>
    </style:style>
    <style:style style:name="T1110" style:parent-style-name="SourceText" style:family="text">
      <style:text-properties style:font-name="Arial" style:font-name-asian="Monaco, Menlo, 'Ubuntu Mono', '" style:font-name-complex="Arial" fo:color="#FFFFFF" fo:background-color="#211E2F" fo:language="en" fo:country="US"/>
    </style:style>
    <style:style style:name="P1111" style:parent-style-name="PreformattedText" style:family="paragraph">
      <style:paragraph-properties fo:line-height="160%"/>
    </style:style>
    <style:style style:name="T1112" style:parent-style-name="SourceText" style:family="text">
      <style:text-properties style:font-name="Arial" style:font-name-asian="Monaco, Menlo, 'Ubuntu Mono', '" style:font-name-complex="Arial" fo:color="#FFFFFF" fo:background-color="#211E2F" fo:language="en" fo:country="US"/>
    </style:style>
    <style:style style:name="P1113" style:parent-style-name="PreformattedText" style:family="paragraph">
      <style:paragraph-properties fo:line-height="160%"/>
    </style:style>
    <style:style style:name="T1114" style:parent-style-name="SourceText" style:family="text">
      <style:text-properties style:font-name="Arial" style:font-name-asian="Monaco, Menlo, 'Ubuntu Mono', '" style:font-name-complex="Arial" fo:color="#B3CCFF" fo:background-color="#211E2F" fo:language="en" fo:country="US"/>
    </style:style>
    <style:style style:name="T1115" style:parent-style-name="SourceText" style:family="text">
      <style:text-properties style:font-name="Arial" style:font-name-asian="Monaco, Menlo, 'Ubuntu Mono', '" style:font-name-complex="Arial" fo:color="#FFFFFF" fo:background-color="#211E2F" fo:language="en" fo:country="US"/>
    </style:style>
    <style:style style:name="T1116" style:parent-style-name="SourceText" style:family="text">
      <style:text-properties style:font-name="Arial" style:font-name-asian="Monaco, Menlo, 'Ubuntu Mono', '" style:font-name-complex="Arial" fo:color="#B3CCFF" fo:background-color="#211E2F" fo:language="en" fo:country="US"/>
    </style:style>
    <style:style style:name="T1117" style:parent-style-name="SourceText" style:family="text">
      <style:text-properties style:font-name="Arial" style:font-name-asian="Monaco, Menlo, 'Ubuntu Mono', '" style:font-name-complex="Arial" fo:color="#FFFFFF" fo:background-color="#211E2F" fo:language="en" fo:country="US"/>
    </style:style>
    <style:style style:name="P1118" style:parent-style-name="PreformattedText" style:family="paragraph">
      <style:paragraph-properties fo:line-height="160%"/>
    </style:style>
    <style:style style:name="T1119" style:parent-style-name="SourceText" style:family="text">
      <style:text-properties style:font-name="Arial" style:font-name-complex="Arial" fo:color="#FFFFFF" fo:background-color="#211E2F" fo:language="en" fo:country="US"/>
    </style:style>
    <style:style style:name="T1120" style:parent-style-name="SourceText" style:family="text">
      <style:text-properties style:font-name="Arial" style:font-name-asian="Monaco, Menlo, 'Ubuntu Mono', '" style:font-name-complex="Arial" fo:color="#FF8973" fo:background-color="#211E2F" fo:language="en" fo:country="US"/>
    </style:style>
    <style:style style:name="T1121" style:parent-style-name="SourceText" style:family="text">
      <style:text-properties style:font-name="Arial" style:font-name-asian="Monaco, Menlo, 'Ubuntu Mono', '" style:font-name-complex="Arial" fo:color="#FFFFFF" fo:background-color="#211E2F" fo:language="en" fo:country="US"/>
    </style:style>
    <style:style style:name="T1122" style:parent-style-name="SourceText" style:family="text">
      <style:text-properties style:font-name="Arial" style:font-name-asian="Monaco, Menlo, 'Ubuntu Mono', '" style:font-name-complex="Arial" fo:color="#83FFF5" fo:background-color="#211E2F" fo:language="en" fo:country="US"/>
    </style:style>
    <style:style style:name="T1123" style:parent-style-name="SourceText" style:family="text">
      <style:text-properties style:font-name="Arial" style:font-name-asian="Monaco, Menlo, 'Ubuntu Mono', '" style:font-name-complex="Arial" fo:color="#FFFFFF" fo:background-color="#211E2F" fo:language="en" fo:country="US"/>
    </style:style>
    <style:style style:name="T1124" style:parent-style-name="SourceText" style:family="text">
      <style:text-properties style:font-name="Arial" style:font-name-asian="Monaco, Menlo, 'Ubuntu Mono', '" style:font-name-complex="Arial" fo:color="#FF8973" fo:background-color="#211E2F" fo:language="en" fo:country="US"/>
    </style:style>
    <style:style style:name="T1125" style:parent-style-name="SourceText" style:family="text">
      <style:text-properties style:font-name="Arial" style:font-name-asian="Monaco, Menlo, 'Ubuntu Mono', '" style:font-name-complex="Arial" fo:color="#FFFFFF" fo:background-color="#211E2F" fo:language="en" fo:country="US"/>
    </style:style>
    <style:style style:name="P1126" style:parent-style-name="PreformattedText" style:family="paragraph">
      <style:paragraph-properties fo:line-height="160%"/>
    </style:style>
    <style:style style:name="T1127" style:parent-style-name="SourceText" style:family="text">
      <style:text-properties style:font-name="Arial" style:font-name-asian="Monaco, Menlo, 'Ubuntu Mono', '" style:font-name-complex="Arial" fo:color="#FFFFFF" fo:background-color="#211E2F"/>
    </style:style>
    <style:style style:name="P1128" style:parent-style-name="PreformattedText" style:family="paragraph">
      <style:paragraph-properties fo:line-height="160%"/>
    </style:style>
    <style:style style:name="T1129" style:parent-style-name="SourceText" style:family="text">
      <style:text-properties style:font-name="Arial" style:font-name-asian="Monaco, Menlo, 'Ubuntu Mono', '" style:font-name-complex="Arial" fo:color="#FF8973" fo:background-color="#211E2F"/>
    </style:style>
    <style:style style:name="T1130" style:parent-style-name="SourceText" style:family="text">
      <style:text-properties style:font-name="Arial" style:font-name-asian="Monaco, Menlo, 'Ubuntu Mono', '" style:font-name-complex="Arial" fo:color="#FFFFFF" fo:background-color="#211E2F"/>
    </style:style>
    <style:style style:name="T1131" style:parent-style-name="SourceText" style:family="text">
      <style:text-properties style:font-name="Arial" style:font-name-asian="Monaco, Menlo, 'Ubuntu Mono', '" style:font-name-complex="Arial" fo:color="#83FFF5" fo:background-color="#211E2F"/>
    </style:style>
    <style:style style:name="T1132" style:parent-style-name="SourceText" style:family="text">
      <style:text-properties style:font-name="Arial" style:font-name-asian="Monaco, Menlo, 'Ubuntu Mono', '" style:font-name-complex="Arial" fo:color="#FFFFFF" fo:background-color="#211E2F"/>
    </style:style>
    <style:style style:name="T1133" style:parent-style-name="SourceText" style:family="text">
      <style:text-properties style:font-name="Arial" style:font-name-asian="Monaco, Menlo, 'Ubuntu Mono', '" style:font-name-complex="Arial" fo:color="#FF8973" fo:background-color="#211E2F"/>
    </style:style>
    <style:style style:name="T1134" style:parent-style-name="SourceText" style:family="text">
      <style:text-properties style:font-name="Arial" style:font-name-asian="Monaco, Menlo, 'Ubuntu Mono', '" style:font-name-complex="Arial" fo:color="#FFFFFF" fo:background-color="#211E2F"/>
    </style:style>
    <style:style style:name="T1135" style:parent-style-name="SourceText" style:family="text">
      <style:text-properties style:font-name="Arial" style:font-name-asian="Monaco, Menlo, 'Ubuntu Mono', '" style:font-name-complex="Arial" fo:color="#FF8973" fo:background-color="#211E2F"/>
    </style:style>
    <style:style style:name="T1136" style:parent-style-name="SourceText" style:family="text">
      <style:text-properties style:font-name="Arial" style:font-name-asian="Monaco, Menlo, 'Ubuntu Mono', '" style:font-name-complex="Arial" fo:color="#FFFFFF" fo:background-color="#211E2F"/>
    </style:style>
    <style:style style:name="P1137" style:parent-style-name="Textbody" style:family="paragraph">
      <style:paragraph-properties fo:line-height="160%"/>
    </style:style>
    <style:style style:name="T1138"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T1139" style:parent-style-name="Policepardéfaut" style:family="text">
      <style:text-properties style:font-name="Arial" style:font-name-complex="Arial" fo:color="#10162F" fo:font-size="14pt" style:font-size-asian="14pt"/>
    </style:style>
    <style:style style:name="P1140" style:parent-style-name="Textbody" style:family="paragraph">
      <style:paragraph-properties fo:margin-bottom="0in" fo:line-height="160%" fo:margin-left="0in" fo:text-indent="0in">
        <style:tab-stops/>
      </style:paragraph-properties>
    </style:style>
    <style:style style:name="T1141" style:parent-style-name="SourceText" style:family="text">
      <style:text-properties style:font-name="Arial" style:font-name-asian="Monaco, Menlo, 'Ubuntu Mono', '" style:font-name-complex="Arial"/>
    </style:style>
    <style:style style:name="T1142" style:parent-style-name="Policepardéfaut" style:family="text">
      <style:text-properties style:font-name="Arial" style:font-name-complex="Arial" fo:color="#10162F" fo:font-size="14pt" style:font-size-asian="14pt"/>
    </style:style>
    <style:style style:name="T1143" style:parent-style-name="SourceText" style:family="text">
      <style:text-properties style:font-name="Arial" style:font-name-asian="Monaco, Menlo, 'Ubuntu Mono', '" style:font-name-complex="Arial"/>
    </style:style>
    <style:style style:name="T1144" style:parent-style-name="Policepardéfaut" style:family="text">
      <style:text-properties style:font-name="Arial" style:font-name-complex="Arial" fo:color="#10162F" fo:font-size="14pt" style:font-size-asian="14pt"/>
    </style:style>
    <style:style style:name="T1145" style:parent-style-name="SourceText" style:family="text">
      <style:text-properties style:font-name="Arial" style:font-name-asian="Monaco, Menlo, 'Ubuntu Mono', '" style:font-name-complex="Arial"/>
    </style:style>
    <style:style style:name="T1146" style:parent-style-name="Policepardéfaut" style:family="text">
      <style:text-properties style:font-name="Arial" style:font-name-complex="Arial" fo:color="#10162F" fo:font-size="14pt" style:font-size-asian="14pt"/>
    </style:style>
    <style:style style:name="P1147"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1148" style:parent-style-name="Textbody" style:family="paragraph">
      <style:paragraph-properties fo:margin-bottom="0in" fo:line-height="160%"/>
    </style:style>
    <style:style style:name="T1149"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P1150" style:parent-style-name="Textbody" style:family="paragraph">
      <style:text-properties fo:language="en" fo:country="US"/>
    </style:style>
    <style:style style:name="T1151"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1152" style:parent-style-name="Textbody" style:family="paragraph">
      <style:paragraph-properties fo:margin-bottom="0in" fo:line-height="160%"/>
    </style:style>
    <style:style style:name="T1153" style:parent-style-name="Policepardéfaut" style:family="text">
      <style:text-properties style:font-name="Arial" style:font-name-complex="Arial" fo:color="#10162F" fo:font-size="14pt" style:font-size-asian="14pt"/>
    </style:style>
    <style:style style:name="T1154" style:parent-style-name="SourceText" style:family="text">
      <style:text-properties style:font-name="Arial" style:font-name-asian="Monaco, Menlo, 'Ubuntu Mono', '" style:font-name-complex="Arial"/>
    </style:style>
    <style:style style:name="T1155" style:parent-style-name="Policepardéfaut" style:family="text">
      <style:text-properties style:font-name="Arial" style:font-name-complex="Arial" fo:color="#10162F" fo:font-size="14pt" style:font-size-asian="14pt"/>
    </style:style>
    <style:style style:name="T1156" style:parent-style-name="SourceText" style:family="text">
      <style:text-properties style:font-name="Arial" style:font-name-asian="Monaco, Menlo, 'Ubuntu Mono', '" style:font-name-complex="Arial"/>
    </style:style>
    <style:style style:name="T1157" style:parent-style-name="Policepardéfaut" style:family="text">
      <style:text-properties style:font-name="Arial" style:font-name-complex="Arial" fo:color="#10162F" fo:font-size="14pt" style:font-size-asian="14pt"/>
    </style:style>
    <style:style style:name="T1158" style:parent-style-name="SourceText" style:family="text">
      <style:text-properties style:font-name="Arial" style:font-name-asian="Monaco, Menlo, 'Ubuntu Mono', '" style:font-name-complex="Arial"/>
    </style:style>
    <style:style style:name="T1159" style:parent-style-name="SourceText" style:family="text">
      <style:text-properties style:font-name="Arial" style:font-name-asian="Monaco, Menlo, 'Ubuntu Mono', '" style:font-name-complex="Arial"/>
    </style:style>
    <style:style style:name="T1160" style:parent-style-name="Policepardéfaut" style:family="text">
      <style:text-properties style:font-name="Arial" style:font-name-complex="Arial" fo:color="#10162F" fo:font-size="14pt" style:font-size-asian="14pt"/>
    </style:style>
    <style:style style:name="P1161" style:parent-style-name="Textbody" style:family="paragraph">
      <style:paragraph-properties fo:margin-bottom="0in" fo:line-height="160%" fo:margin-left="0.3937in" fo:margin-right="0.3937in">
        <style:tab-stops/>
      </style:paragraph-properties>
    </style:style>
    <style:style style:name="T1162" style:parent-style-name="Policepardéfaut" style:family="text">
      <style:text-properties style:font-name="Arial" style:font-name-asian="Apercu, apple-system, BlinkMacS" style:font-name-complex="Arial" fo:font-style="italic" style:font-style-asian="italic" fo:color="#10162F" fo:font-size="14pt" style:font-size-asian="14pt"/>
    </style:style>
    <style:style style:name="T1163" style:parent-style-name="SourceText" style:family="text">
      <style:text-properties style:font-name="Arial" style:font-name-asian="Monaco, Menlo, 'Ubuntu Mono', '" style:font-name-complex="Arial" fo:font-style="italic" style:font-style-asian="italic"/>
    </style:style>
    <style:style style:name="T1164" style:parent-style-name="Policepardéfaut" style:family="text">
      <style:text-properties style:font-name="Arial" style:font-name-asian="Apercu, apple-system, BlinkMacS" style:font-name-complex="Arial" fo:font-style="italic" style:font-style-asian="italic" fo:color="#10162F" fo:font-size="14pt" style:font-size-asian="14pt"/>
    </style:style>
    <style:style style:name="T1165" style:parent-style-name="SourceText" style:family="text">
      <style:text-properties style:font-name="Arial" style:font-name-asian="Monaco, Menlo, 'Ubuntu Mono', '" style:font-name-complex="Arial" fo:font-style="italic" style:font-style-asian="italic"/>
    </style:style>
    <style:style style:name="T1166" style:parent-style-name="Policepardéfaut" style:family="text">
      <style:text-properties style:font-name="Arial" style:font-name-asian="Apercu, apple-system, BlinkMacS" style:font-name-complex="Arial" fo:font-style="italic" style:font-style-asian="italic" fo:color="#10162F" fo:font-size="14pt" style:font-size-asian="14pt"/>
    </style:style>
    <style:style style:name="P1167" style:parent-style-name="Textbody" style:family="paragraph">
      <style:paragraph-properties fo:margin-bottom="0in" fo:line-height="160%"/>
      <style:text-properties style:font-name="Arial" style:font-name-complex="Arial" fo:color="#10162F" fo:font-size="14pt" style:font-size-asian="14pt"/>
    </style:style>
    <style:style style:name="P1168" style:parent-style-name="Textbody" style:family="paragraph">
      <style:paragraph-properties fo:margin-bottom="0in" fo:line-height="160%"/>
      <style:text-properties style:font-name="Arial" style:font-name-complex="Arial" fo:color="#10162F" fo:font-size="14pt" style:font-size-asian="14pt"/>
    </style:style>
    <style:style style:name="P1169" style:parent-style-name="Titre3" style:family="paragraph">
      <style:paragraph-properties fo:background-color="#FFFFFF"/>
      <style:text-properties style:font-name="Segoe UI" style:font-name-complex="Segoe UI" fo:color="#0A0D1C"/>
    </style:style>
    <style:style style:name="P1170" style:parent-style-name="Normal" style:family="paragraph">
      <style:paragraph-properties fo:background-color="#FFFFFF"/>
    </style:style>
    <style:style style:name="T1171" style:parent-style-name="gamut-uidoxx-styledtext" style:family="text">
      <style:text-properties style:font-name="Segoe UI" style:font-name-complex="Segoe UI" fo:color="#10162F" fo:font-size="13.5pt" style:font-size-asian="13.5pt" style:font-size-complex="13.5pt"/>
    </style:style>
    <style:style style:name="P1172" style:parent-style-name="g-md-p" style:family="paragraph">
      <style:paragraph-properties fo:margin-top="0in" fo:background-color="#FFFFFF"/>
    </style:style>
    <style:style style:name="T1173" style:parent-style-name="Policepardéfaut" style:family="text">
      <style:text-properties style:font-name="Segoe UI" style:font-name-complex="Segoe UI" fo:color="#10162F" fo:font-size="13.5pt" style:font-size-asian="13.5pt" style:font-size-complex="13.5pt" fo:language="fr" fo:country="CD"/>
    </style:style>
    <style:style style:name="T1174" style:parent-style-name="Accentuation" style:family="text">
      <style:text-properties style:font-name="Segoe UI" style:font-name-complex="Segoe UI" fo:color="#10162F" fo:font-size="13.5pt" style:font-size-asian="13.5pt" style:font-size-complex="13.5pt" fo:language="fr" fo:country="CD"/>
    </style:style>
    <style:style style:name="T1175" style:parent-style-name="Policepardéfaut" style:family="text">
      <style:text-properties style:font-name="Segoe UI" style:font-name-complex="Segoe UI" fo:color="#10162F" fo:font-size="13.5pt" style:font-size-asian="13.5pt" style:font-size-complex="13.5pt" fo:language="fr" fo:country="CD"/>
    </style:style>
    <style:style style:name="T1176" style:parent-style-name="Policepardéfaut" style:family="text">
      <style:text-properties style:font-name="Segoe UI" style:font-name-complex="Segoe UI" fo:color="#10162F" fo:font-size="13.5pt" style:font-size-asian="13.5pt" style:font-size-complex="13.5pt" fo:language="fr" fo:country="CD"/>
    </style:style>
    <style:style style:name="P1177"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CD"/>
    </style:style>
    <style:style style:name="P1178" style:parent-style-name="Normal" style:family="paragraph">
      <style:paragraph-properties fo:background-color="#FFFFFF"/>
    </style:style>
    <style:style style:name="T1179" style:parent-style-name="CodeHTML" style:family="text">
      <style:text-properties style:font-name="Consolas" style:font-name-asian="Songti SC" fo:color="#0A0D1C" fo:font-size="11pt" style:font-size-asian="11pt" style:font-size-complex="11pt" fo:background-color="#EEEEEE" style:text-underline-type="single" style:text-underline-style="solid" style:text-underline-width="auto" style:text-underline-mode="continuous"/>
    </style:style>
    <style:style style:name="P1180" style:parent-style-name="Normal" style:family="paragraph">
      <style:paragraph-properties fo:background-color="#FFFFFF"/>
    </style:style>
    <style:style style:name="T1181" style:parent-style-name="Policepardéfaut" style:family="text">
      <style:text-properties style:font-name="Segoe UI" style:font-name-complex="Segoe UI" fo:color="#10162F" fo:font-size="13.5pt" style:font-size-asian="13.5pt" style:font-size-complex="13.5pt"/>
    </style:style>
    <style:style style:name="P1182" style:parent-style-name="Normal" style:family="paragraph">
      <style:paragraph-properties fo:background-color="#FFFFFF"/>
    </style:style>
    <style:style style:name="T1183" style:parent-style-name="Policepardéfaut" style:family="text">
      <style:text-properties style:font-name="Segoe UI" style:font-name-complex="Segoe UI" fo:color="#10162F" fo:font-size="13.5pt" style:font-size-asian="13.5pt" style:font-size-complex="13.5pt"/>
    </style:style>
    <style:style style:name="T1184" style:parent-style-name="Policepardéfaut" style:family="text">
      <style:text-properties style:font-name="Segoe UI" style:font-name-complex="Segoe UI" fo:color="#10162F" fo:font-size="13.5pt" style:font-size-asian="13.5pt" style:font-size-complex="13.5pt"/>
    </style:style>
    <style:style style:name="T1185" style:parent-style-name="CodeHTML" style:family="text">
      <style:text-properties style:font-name="Consolas" style:font-name-asian="Songti SC" fo:color="#0A0D1C" fo:font-size="11pt" style:font-size-asian="11pt" style:font-size-complex="11pt" fo:background-color="#EEEEEE"/>
    </style:style>
    <style:style style:name="T1186" style:parent-style-name="Policepardéfaut" style:family="text">
      <style:text-properties style:font-name="Segoe UI" style:font-name-complex="Segoe UI" fo:color="#10162F" fo:font-size="13.5pt" style:font-size-asian="13.5pt" style:font-size-complex="13.5pt"/>
    </style:style>
    <style:style style:name="T1187" style:parent-style-name="CodeHTML" style:family="text">
      <style:text-properties style:font-name="Consolas" style:font-name-asian="Songti SC" fo:color="#0A0D1C" fo:font-size="11pt" style:font-size-asian="11pt" style:font-size-complex="11pt" fo:background-color="#EEEEEE"/>
    </style:style>
    <style:style style:name="T1188" style:parent-style-name="Policepardéfaut" style:family="text">
      <style:text-properties style:font-name="Segoe UI" style:font-name-complex="Segoe UI" fo:color="#10162F" fo:font-size="13.5pt" style:font-size-asian="13.5pt" style:font-size-complex="13.5pt"/>
    </style:style>
    <style:style style:name="T1189" style:parent-style-name="CodeHTML" style:family="text">
      <style:text-properties style:font-name="Consolas" style:font-name-asian="Songti SC" fo:color="#0A0D1C" fo:font-size="11pt" style:font-size-asian="11pt" style:font-size-complex="11pt" fo:background-color="#EEEEEE"/>
    </style:style>
    <style:style style:name="T1190" style:parent-style-name="Policepardéfaut" style:family="text">
      <style:text-properties style:font-name="Segoe UI" style:font-name-complex="Segoe UI" fo:color="#10162F" fo:font-size="13.5pt" style:font-size-asian="13.5pt" style:font-size-complex="13.5pt"/>
    </style:style>
    <style:style style:name="P1191" style:parent-style-name="PréformatéHTML" style:family="paragraph">
      <style:paragraph-properties fo:background-color="#211E2F"/>
    </style:style>
    <style:style style:name="T1192" style:parent-style-name="mtk9" style:family="text">
      <style:text-properties style:font-name="Consolas" fo:color="#FF8973" fo:font-size="13.5pt" style:font-size-asian="13.5pt" style:font-size-complex="13.5pt"/>
    </style:style>
    <style:style style:name="T1193" style:parent-style-name="Policepardéfaut" style:family="text">
      <style:text-properties style:font-name="Consolas" fo:color="#939598" fo:font-size="13.5pt" style:font-size-asian="13.5pt" style:font-size-complex="13.5pt"/>
    </style:style>
    <style:style style:name="T1194" style:parent-style-name="mtk1" style:family="text">
      <style:text-properties style:font-name="Consolas" style:font-name-asian="Liberation Mono" fo:color="#FFFFFF" fo:font-size="13.5pt" style:font-size-asian="13.5pt" style:font-size-complex="13.5pt"/>
    </style:style>
    <style:style style:name="T1195" style:parent-style-name="mtk10" style:family="text">
      <style:text-properties style:font-name="Consolas" fo:color="#83FFF5" fo:font-size="13.5pt" style:font-size-asian="13.5pt" style:font-size-complex="13.5pt"/>
    </style:style>
    <style:style style:name="T1196" style:parent-style-name="mtk1" style:family="text">
      <style:text-properties style:font-name="Consolas" style:font-name-asian="Liberation Mono" fo:color="#FFFFFF" fo:font-size="13.5pt" style:font-size-asian="13.5pt" style:font-size-complex="13.5pt"/>
    </style:style>
    <style:style style:name="T1197" style:parent-style-name="mtk9" style:family="text">
      <style:text-properties style:font-name="Consolas" fo:color="#FF8973" fo:font-size="13.5pt" style:font-size-asian="13.5pt" style:font-size-complex="13.5pt"/>
    </style:style>
    <style:style style:name="T1198" style:parent-style-name="mtk1" style:family="text">
      <style:text-properties style:font-name="Consolas" style:font-name-asian="Liberation Mono" fo:color="#FFFFFF" fo:font-size="13.5pt" style:font-size-asian="13.5pt" style:font-size-complex="13.5pt"/>
    </style:style>
    <style:style style:name="T1199" style:parent-style-name="Policepardéfaut" style:family="text">
      <style:text-properties style:font-name="Consolas" fo:color="#939598" fo:font-size="13.5pt" style:font-size-asian="13.5pt" style:font-size-complex="13.5pt"/>
    </style:style>
    <style:style style:name="T1200" style:parent-style-name="mtk1" style:family="text">
      <style:text-properties style:font-name="Consolas" style:font-name-asian="Liberation Mono" fo:color="#FFFFFF" fo:font-size="13.5pt" style:font-size-asian="13.5pt" style:font-size-complex="13.5pt"/>
    </style:style>
    <style:style style:name="T1201" style:parent-style-name="mtk9" style:family="text">
      <style:text-properties style:font-name="Consolas" fo:color="#FF8973" fo:font-size="13.5pt" style:font-size-asian="13.5pt" style:font-size-complex="13.5pt"/>
    </style:style>
    <style:style style:name="T1202" style:parent-style-name="mtk1" style:family="text">
      <style:text-properties style:font-name="Consolas" style:font-name-asian="Liberation Mono" fo:color="#FFFFFF" fo:font-size="13.5pt" style:font-size-asian="13.5pt" style:font-size-complex="13.5pt"/>
    </style:style>
    <style:style style:name="T1203" style:parent-style-name="mtk10" style:family="text">
      <style:text-properties style:font-name="Consolas" fo:color="#83FFF5" fo:font-size="13.5pt" style:font-size-asian="13.5pt" style:font-size-complex="13.5pt"/>
    </style:style>
    <style:style style:name="T1204" style:parent-style-name="mtk1" style:family="text">
      <style:text-properties style:font-name="Consolas" style:font-name-asian="Liberation Mono" fo:color="#FFFFFF" fo:font-size="13.5pt" style:font-size-asian="13.5pt" style:font-size-complex="13.5pt"/>
    </style:style>
    <style:style style:name="T1205" style:parent-style-name="mtk9" style:family="text">
      <style:text-properties style:font-name="Consolas" fo:color="#FF8973" fo:font-size="13.5pt" style:font-size-asian="13.5pt" style:font-size-complex="13.5pt"/>
    </style:style>
    <style:style style:name="T1206" style:parent-style-name="mtk1" style:family="text">
      <style:text-properties style:font-name="Consolas" style:font-name-asian="Liberation Mono" fo:color="#FFFFFF" fo:font-size="13.5pt" style:font-size-asian="13.5pt" style:font-size-complex="13.5pt"/>
    </style:style>
    <style:style style:name="T1207" style:parent-style-name="Policepardéfaut" style:family="text">
      <style:text-properties style:font-name="Consolas" fo:color="#939598" fo:font-size="13.5pt" style:font-size-asian="13.5pt" style:font-size-complex="13.5pt"/>
    </style:style>
    <style:style style:name="T1208" style:parent-style-name="mtk1" style:family="text">
      <style:text-properties style:font-name="Consolas" style:font-name-asian="Liberation Mono" fo:color="#FFFFFF" fo:font-size="13.5pt" style:font-size-asian="13.5pt" style:font-size-complex="13.5pt"/>
    </style:style>
    <style:style style:name="T1209" style:parent-style-name="Policepardéfaut" style:family="text">
      <style:text-properties style:font-name="Consolas" fo:color="#939598" fo:font-size="13.5pt" style:font-size-asian="13.5pt" style:font-size-complex="13.5pt"/>
    </style:style>
    <style:style style:name="T1210" style:parent-style-name="mtk1" style:family="text">
      <style:text-properties style:font-name="Consolas" style:font-name-asian="Liberation Mono" fo:color="#FFFFFF" fo:font-size="13.5pt" style:font-size-asian="13.5pt" style:font-size-complex="13.5pt"/>
    </style:style>
    <style:style style:name="T1211" style:parent-style-name="mtk10" style:family="text">
      <style:text-properties style:font-name="Consolas" fo:color="#83FFF5" fo:font-size="13.5pt" style:font-size-asian="13.5pt" style:font-size-complex="13.5pt"/>
    </style:style>
    <style:style style:name="T1212" style:parent-style-name="mtk1" style:family="text">
      <style:text-properties style:font-name="Consolas" style:font-name-asian="Liberation Mono" fo:color="#FFFFFF" fo:font-size="13.5pt" style:font-size-asian="13.5pt" style:font-size-complex="13.5pt"/>
    </style:style>
    <style:style style:name="T1213" style:parent-style-name="mtk5" style:family="text">
      <style:text-properties style:font-name="Consolas" fo:color="#CC7BC2" fo:font-size="13.5pt" style:font-size-asian="13.5pt" style:font-size-complex="13.5pt"/>
    </style:style>
    <style:style style:name="T1214" style:parent-style-name="mtk1" style:family="text">
      <style:text-properties style:font-name="Consolas" style:font-name-asian="Liberation Mono" fo:color="#FFFFFF" fo:font-size="13.5pt" style:font-size-asian="13.5pt" style:font-size-complex="13.5pt"/>
    </style:style>
    <style:style style:name="T1215" style:parent-style-name="mtk9" style:family="text">
      <style:text-properties style:font-name="Consolas" fo:color="#FF8973" fo:font-size="13.5pt" style:font-size-asian="13.5pt" style:font-size-complex="13.5pt"/>
    </style:style>
    <style:style style:name="T1216" style:parent-style-name="mtk1" style:family="text">
      <style:text-properties style:font-name="Consolas" style:font-name-asian="Liberation Mono" fo:color="#FFFFFF" fo:font-size="13.5pt" style:font-size-asian="13.5pt" style:font-size-complex="13.5pt"/>
    </style:style>
    <style:style style:name="T1217" style:parent-style-name="Policepardéfaut" style:family="text">
      <style:text-properties style:font-name="Consolas" fo:color="#939598" fo:font-size="13.5pt" style:font-size-asian="13.5pt" style:font-size-complex="13.5pt"/>
    </style:style>
    <style:style style:name="T1218" style:parent-style-name="mtk1" style:family="text">
      <style:text-properties style:font-name="Consolas" style:font-name-asian="Liberation Mono" fo:color="#FFFFFF" fo:font-size="13.5pt" style:font-size-asian="13.5pt" style:font-size-complex="13.5pt"/>
    </style:style>
    <style:style style:name="T1219" style:parent-style-name="mtk9" style:family="text">
      <style:text-properties style:font-name="Consolas" fo:color="#FF8973" fo:font-size="13.5pt" style:font-size-asian="13.5pt" style:font-size-complex="13.5pt"/>
    </style:style>
    <style:style style:name="T1220" style:parent-style-name="mtk1" style:family="text">
      <style:text-properties style:font-name="Consolas" style:font-name-asian="Liberation Mono" fo:color="#FFFFFF" fo:font-size="13.5pt" style:font-size-asian="13.5pt" style:font-size-complex="13.5pt"/>
    </style:style>
    <style:style style:name="T1221" style:parent-style-name="mtk10" style:family="text">
      <style:text-properties style:font-name="Consolas" fo:color="#83FFF5" fo:font-size="13.5pt" style:font-size-asian="13.5pt" style:font-size-complex="13.5pt"/>
    </style:style>
    <style:style style:name="T1222" style:parent-style-name="mtk1" style:family="text">
      <style:text-properties style:font-name="Consolas" style:font-name-asian="Liberation Mono" fo:color="#FFFFFF" fo:font-size="13.5pt" style:font-size-asian="13.5pt" style:font-size-complex="13.5pt"/>
    </style:style>
    <style:style style:name="T1223" style:parent-style-name="mtk9" style:family="text">
      <style:text-properties style:font-name="Consolas" fo:color="#FF8973" fo:font-size="13.5pt" style:font-size-asian="13.5pt" style:font-size-complex="13.5pt"/>
    </style:style>
    <style:style style:name="T1224" style:parent-style-name="mtk1" style:family="text">
      <style:text-properties style:font-name="Consolas" style:font-name-asian="Liberation Mono" fo:color="#FFFFFF" fo:font-size="13.5pt" style:font-size-asian="13.5pt" style:font-size-complex="13.5pt"/>
    </style:style>
    <style:style style:name="T1225" style:parent-style-name="Policepardéfaut" style:family="text">
      <style:text-properties style:font-name="Consolas" fo:color="#939598" fo:font-size="13.5pt" style:font-size-asian="13.5pt" style:font-size-complex="13.5pt"/>
    </style:style>
    <style:style style:name="T1226" style:parent-style-name="mtk1" style:family="text">
      <style:text-properties style:font-name="Consolas" style:font-name-asian="Liberation Mono" fo:color="#FFFFFF" fo:font-size="13.5pt" style:font-size-asian="13.5pt" style:font-size-complex="13.5pt"/>
    </style:style>
    <style:style style:name="T1227" style:parent-style-name="Policepardéfaut" style:family="text">
      <style:text-properties style:font-name="Consolas" fo:color="#939598" fo:font-size="13.5pt" style:font-size-asian="13.5pt" style:font-size-complex="13.5pt"/>
    </style:style>
    <style:style style:name="P1228" style:parent-style-name="PréformatéHTML" style:family="paragraph">
      <style:paragraph-properties fo:background-color="#FFFFFF"/>
    </style:style>
    <style:style style:name="T1229" style:parent-style-name="gamut-18awgza-styledtext" style:family="text">
      <style:text-properties fo:color="#10162F" fo:font-size="13.5pt" style:font-size-asian="13.5pt" style:font-size-complex="13.5pt" fo:language="fr" fo:country="CD"/>
    </style:style>
    <style:style style:name="P1230"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CD"/>
    </style:style>
    <style:style style:name="P1231" style:parent-style-name="Normal" style:family="paragraph">
      <style:paragraph-properties fo:background-color="#FFFFFF"/>
    </style:style>
    <style:style style:name="T1232" style:parent-style-name="CodeHTML" style:family="text">
      <style:text-properties style:font-name="Consolas" style:font-name-asian="Songti SC" fo:color="#0A0D1C" fo:font-size="11pt" style:font-size-asian="11pt" style:font-size-complex="11pt" fo:background-color="#EEEEEE" style:text-underline-type="single" style:text-underline-style="solid" style:text-underline-width="auto" style:text-underline-mode="continuous"/>
    </style:style>
    <style:style style:name="P1233" style:parent-style-name="Normal" style:family="paragraph">
      <style:paragraph-properties fo:background-color="#FFFFFF"/>
    </style:style>
    <style:style style:name="T1234" style:parent-style-name="Policepardéfaut" style:family="text">
      <style:text-properties style:font-name="Segoe UI" style:font-name-complex="Segoe UI" fo:color="#10162F" fo:font-size="13.5pt" style:font-size-asian="13.5pt" style:font-size-complex="13.5pt"/>
    </style:style>
    <style:style style:name="T1235" style:parent-style-name="Policepardéfaut" style:family="text">
      <style:text-properties style:font-name="Segoe UI" style:font-name-complex="Segoe UI" fo:color="#10162F" fo:font-size="13.5pt" style:font-size-asian="13.5pt" style:font-size-complex="13.5pt"/>
    </style:style>
    <style:style style:name="P1236" style:parent-style-name="Normal" style:family="paragraph">
      <style:paragraph-properties fo:background-color="#FFFFFF"/>
      <style:text-properties style:font-name="Segoe UI" style:font-name-complex="Segoe UI" fo:color="#10162F" fo:font-size="13.5pt" style:font-size-asian="13.5pt" style:font-size-complex="13.5pt"/>
    </style:style>
    <style:style style:name="P1237" style:parent-style-name="g-md-p" style:family="paragraph">
      <style:paragraph-properties fo:margin-top="0in" fo:background-color="#FFFFFF"/>
    </style:style>
    <style:style style:name="T1238" style:parent-style-name="Policepardéfaut" style:family="text">
      <style:text-properties style:font-name="Segoe UI" style:font-name-complex="Segoe UI" fo:color="#10162F" fo:font-size="13.5pt" style:font-size-asian="13.5pt" style:font-size-complex="13.5pt" fo:language="fr" fo:country="CD"/>
    </style:style>
    <style:style style:name="T1239" style:parent-style-name="CodeHTML" style:family="text">
      <style:text-properties style:font-name="Consolas" fo:color="#0A0D1C" fo:font-size="11pt" style:font-size-asian="11pt" style:font-size-complex="11pt" fo:background-color="#EEEEEE" fo:language="fr" fo:country="CD"/>
    </style:style>
    <style:style style:name="T1240" style:parent-style-name="Policepardéfaut" style:family="text">
      <style:text-properties style:font-name="Segoe UI" style:font-name-complex="Segoe UI" fo:color="#10162F" fo:font-size="13.5pt" style:font-size-asian="13.5pt" style:font-size-complex="13.5pt" fo:language="fr" fo:country="CD"/>
    </style:style>
    <style:style style:name="T1241" style:parent-style-name="CodeHTML" style:family="text">
      <style:text-properties style:font-name="Consolas" fo:color="#0A0D1C" fo:font-size="11pt" style:font-size-asian="11pt" style:font-size-complex="11pt" fo:background-color="#EEEEEE" fo:language="fr" fo:country="CD"/>
    </style:style>
    <style:style style:name="T1242" style:parent-style-name="Policepardéfaut" style:family="text">
      <style:text-properties style:font-name="Segoe UI" style:font-name-complex="Segoe UI" fo:color="#10162F" fo:font-size="13.5pt" style:font-size-asian="13.5pt" style:font-size-complex="13.5pt" fo:language="fr" fo:country="CD"/>
    </style:style>
    <style:style style:name="T1243" style:parent-style-name="CodeHTML" style:family="text">
      <style:text-properties style:font-name="Consolas" fo:color="#0A0D1C" fo:font-size="11pt" style:font-size-asian="11pt" style:font-size-complex="11pt" fo:background-color="#EEEEEE" fo:language="fr" fo:country="CD"/>
    </style:style>
    <style:style style:name="T1244" style:parent-style-name="Policepardéfaut" style:family="text">
      <style:text-properties style:font-name="Segoe UI" style:font-name-complex="Segoe UI" fo:color="#10162F" fo:font-size="13.5pt" style:font-size-asian="13.5pt" style:font-size-complex="13.5pt" fo:language="fr" fo:country="CD"/>
    </style:style>
    <style:style style:name="T1245" style:parent-style-name="CodeHTML" style:family="text">
      <style:text-properties style:font-name="Consolas" fo:color="#0A0D1C" fo:font-size="11pt" style:font-size-asian="11pt" style:font-size-complex="11pt" fo:background-color="#EEEEEE" fo:language="fr" fo:country="CD"/>
    </style:style>
    <style:style style:name="T1246" style:parent-style-name="Policepardéfaut" style:family="text">
      <style:text-properties style:font-name="Segoe UI" style:font-name-complex="Segoe UI" fo:color="#10162F" fo:font-size="13.5pt" style:font-size-asian="13.5pt" style:font-size-complex="13.5pt" fo:language="fr" fo:country="CD"/>
    </style:style>
    <style:style style:name="T1247" style:parent-style-name="Policepardéfaut" style:family="text">
      <style:text-properties style:font-name="Segoe UI" style:font-name-complex="Segoe UI" fo:color="#10162F" fo:font-size="13.5pt" style:font-size-asian="13.5pt" style:font-size-complex="13.5pt" fo:language="fr" fo:country="CD"/>
    </style:style>
    <style:style style:name="P1248" style:parent-style-name="g-md-p" style:family="paragraph">
      <style:paragraph-properties fo:margin-top="0in" fo:background-color="#FFFFFF"/>
    </style:style>
    <style:style style:name="T1249" style:parent-style-name="Policepardéfaut" style:family="text">
      <style:text-properties style:font-name="Segoe UI" style:font-name-complex="Segoe UI" fo:color="#10162F" fo:font-size="13.5pt" style:font-size-asian="13.5pt" style:font-size-complex="13.5pt" fo:language="fr" fo:country="CD"/>
    </style:style>
    <style:style style:name="T1250" style:parent-style-name="CodeHTML" style:family="text">
      <style:text-properties style:font-name="Consolas" fo:color="#0A0D1C" fo:font-size="11pt" style:font-size-asian="11pt" style:font-size-complex="11pt" fo:background-color="#EEEEEE" fo:language="fr" fo:country="CD"/>
    </style:style>
    <style:style style:name="T1251" style:parent-style-name="Policepardéfaut" style:family="text">
      <style:text-properties style:font-name="Segoe UI" style:font-name-complex="Segoe UI" fo:color="#10162F" fo:font-size="13.5pt" style:font-size-asian="13.5pt" style:font-size-complex="13.5pt" fo:language="fr" fo:country="CD"/>
    </style:style>
    <style:style style:name="P1252" style:parent-style-name="PréformatéHTML" style:family="paragraph">
      <style:paragraph-properties fo:background-color="#211E2F"/>
    </style:style>
    <style:style style:name="T1253" style:parent-style-name="mtk9" style:family="text">
      <style:text-properties style:font-name="Consolas" fo:color="#FF8973" fo:font-size="13.5pt" style:font-size-asian="13.5pt" style:font-size-complex="13.5pt"/>
    </style:style>
    <style:style style:name="T1254" style:parent-style-name="Policepardéfaut" style:family="text">
      <style:text-properties style:font-name="Consolas" fo:color="#939598" fo:font-size="13.5pt" style:font-size-asian="13.5pt" style:font-size-complex="13.5pt"/>
    </style:style>
    <style:style style:name="T1255" style:parent-style-name="mtk1" style:family="text">
      <style:text-properties style:font-name="Consolas" style:font-name-asian="Liberation Mono" fo:color="#FFFFFF" fo:font-size="13.5pt" style:font-size-asian="13.5pt" style:font-size-complex="13.5pt"/>
    </style:style>
    <style:style style:name="T1256" style:parent-style-name="mtk10" style:family="text">
      <style:text-properties style:font-name="Consolas" fo:color="#83FFF5" fo:font-size="13.5pt" style:font-size-asian="13.5pt" style:font-size-complex="13.5pt"/>
    </style:style>
    <style:style style:name="T1257" style:parent-style-name="mtk1" style:family="text">
      <style:text-properties style:font-name="Consolas" style:font-name-asian="Liberation Mono" fo:color="#FFFFFF" fo:font-size="13.5pt" style:font-size-asian="13.5pt" style:font-size-complex="13.5pt"/>
    </style:style>
    <style:style style:name="T1258" style:parent-style-name="mtk9" style:family="text">
      <style:text-properties style:font-name="Consolas" fo:color="#FF8973" fo:font-size="13.5pt" style:font-size-asian="13.5pt" style:font-size-complex="13.5pt"/>
    </style:style>
    <style:style style:name="T1259" style:parent-style-name="mtk1" style:family="text">
      <style:text-properties style:font-name="Consolas" style:font-name-asian="Liberation Mono" fo:color="#FFFFFF" fo:font-size="13.5pt" style:font-size-asian="13.5pt" style:font-size-complex="13.5pt"/>
    </style:style>
    <style:style style:name="T1260" style:parent-style-name="Policepardéfaut" style:family="text">
      <style:text-properties style:font-name="Consolas" fo:color="#939598" fo:font-size="13.5pt" style:font-size-asian="13.5pt" style:font-size-complex="13.5pt"/>
    </style:style>
    <style:style style:name="T1261" style:parent-style-name="mtk1" style:family="text">
      <style:text-properties style:font-name="Consolas" style:font-name-asian="Liberation Mono" fo:color="#FFFFFF" fo:font-size="13.5pt" style:font-size-asian="13.5pt" style:font-size-complex="13.5pt"/>
    </style:style>
    <style:style style:name="T1262" style:parent-style-name="mtk9" style:family="text">
      <style:text-properties style:font-name="Consolas" fo:color="#FF8973" fo:font-size="13.5pt" style:font-size-asian="13.5pt" style:font-size-complex="13.5pt"/>
    </style:style>
    <style:style style:name="T1263" style:parent-style-name="mtk1" style:family="text">
      <style:text-properties style:font-name="Consolas" style:font-name-asian="Liberation Mono" fo:color="#FFFFFF" fo:font-size="13.5pt" style:font-size-asian="13.5pt" style:font-size-complex="13.5pt"/>
    </style:style>
    <style:style style:name="T1264" style:parent-style-name="mtk10" style:family="text">
      <style:text-properties style:font-name="Consolas" fo:color="#83FFF5" fo:font-size="13.5pt" style:font-size-asian="13.5pt" style:font-size-complex="13.5pt"/>
    </style:style>
    <style:style style:name="T1265" style:parent-style-name="mtk1" style:family="text">
      <style:text-properties style:font-name="Consolas" style:font-name-asian="Liberation Mono" fo:color="#FFFFFF" fo:font-size="13.5pt" style:font-size-asian="13.5pt" style:font-size-complex="13.5pt"/>
    </style:style>
    <style:style style:name="T1266" style:parent-style-name="mtk9" style:family="text">
      <style:text-properties style:font-name="Consolas" fo:color="#FF8973" fo:font-size="13.5pt" style:font-size-asian="13.5pt" style:font-size-complex="13.5pt"/>
    </style:style>
    <style:style style:name="T1267" style:parent-style-name="mtk1" style:family="text">
      <style:text-properties style:font-name="Consolas" style:font-name-asian="Liberation Mono" fo:color="#FFFFFF" fo:font-size="13.5pt" style:font-size-asian="13.5pt" style:font-size-complex="13.5pt"/>
    </style:style>
    <style:style style:name="T1268" style:parent-style-name="Policepardéfaut" style:family="text">
      <style:text-properties style:font-name="Consolas" fo:color="#939598" fo:font-size="13.5pt" style:font-size-asian="13.5pt" style:font-size-complex="13.5pt"/>
    </style:style>
    <style:style style:name="T1269" style:parent-style-name="mtk1" style:family="text">
      <style:text-properties style:font-name="Consolas" style:font-name-asian="Liberation Mono" fo:color="#FFFFFF" fo:font-size="13.5pt" style:font-size-asian="13.5pt" style:font-size-complex="13.5pt"/>
    </style:style>
    <style:style style:name="T1270" style:parent-style-name="Policepardéfaut" style:family="text">
      <style:text-properties style:font-name="Consolas" fo:color="#939598" fo:font-size="13.5pt" style:font-size-asian="13.5pt" style:font-size-complex="13.5pt"/>
    </style:style>
    <style:style style:name="T1271" style:parent-style-name="mtk1" style:family="text">
      <style:text-properties style:font-name="Consolas" style:font-name-asian="Liberation Mono" fo:color="#FFFFFF" fo:font-size="13.5pt" style:font-size-asian="13.5pt" style:font-size-complex="13.5pt"/>
    </style:style>
    <style:style style:name="T1272" style:parent-style-name="mtk10" style:family="text">
      <style:text-properties style:font-name="Consolas" fo:color="#83FFF5" fo:font-size="13.5pt" style:font-size-asian="13.5pt" style:font-size-complex="13.5pt"/>
    </style:style>
    <style:style style:name="T1273" style:parent-style-name="mtk1" style:family="text">
      <style:text-properties style:font-name="Consolas" style:font-name-asian="Liberation Mono" fo:color="#FFFFFF" fo:font-size="13.5pt" style:font-size-asian="13.5pt" style:font-size-complex="13.5pt"/>
    </style:style>
    <style:style style:name="T1274" style:parent-style-name="mtk9" style:family="text">
      <style:text-properties style:font-name="Consolas" fo:color="#FF8973" fo:font-size="13.5pt" style:font-size-asian="13.5pt" style:font-size-complex="13.5pt"/>
    </style:style>
    <style:style style:name="T1275" style:parent-style-name="mtk1" style:family="text">
      <style:text-properties style:font-name="Consolas" style:font-name-asian="Liberation Mono" fo:color="#FFFFFF" fo:font-size="13.5pt" style:font-size-asian="13.5pt" style:font-size-complex="13.5pt"/>
    </style:style>
    <style:style style:name="T1276" style:parent-style-name="Policepardéfaut" style:family="text">
      <style:text-properties style:font-name="Consolas" fo:color="#939598" fo:font-size="13.5pt" style:font-size-asian="13.5pt" style:font-size-complex="13.5pt"/>
    </style:style>
    <style:style style:name="T1277" style:parent-style-name="mtk1" style:family="text">
      <style:text-properties style:font-name="Consolas" style:font-name-asian="Liberation Mono" fo:color="#FFFFFF" fo:font-size="13.5pt" style:font-size-asian="13.5pt" style:font-size-complex="13.5pt"/>
    </style:style>
    <style:style style:name="T1278" style:parent-style-name="mtk9" style:family="text">
      <style:text-properties style:font-name="Consolas" fo:color="#FF8973" fo:font-size="13.5pt" style:font-size-asian="13.5pt" style:font-size-complex="13.5pt"/>
    </style:style>
    <style:style style:name="T1279" style:parent-style-name="mtk1" style:family="text">
      <style:text-properties style:font-name="Consolas" style:font-name-asian="Liberation Mono" fo:color="#FFFFFF" fo:font-size="13.5pt" style:font-size-asian="13.5pt" style:font-size-complex="13.5pt"/>
    </style:style>
    <style:style style:name="T1280" style:parent-style-name="mtk10" style:family="text">
      <style:text-properties style:font-name="Consolas" fo:color="#83FFF5" fo:font-size="13.5pt" style:font-size-asian="13.5pt" style:font-size-complex="13.5pt"/>
    </style:style>
    <style:style style:name="T1281" style:parent-style-name="mtk1" style:family="text">
      <style:text-properties style:font-name="Consolas" style:font-name-asian="Liberation Mono" fo:color="#FFFFFF" fo:font-size="13.5pt" style:font-size-asian="13.5pt" style:font-size-complex="13.5pt"/>
    </style:style>
    <style:style style:name="T1282" style:parent-style-name="mtk9" style:family="text">
      <style:text-properties style:font-name="Consolas" fo:color="#FF8973" fo:font-size="13.5pt" style:font-size-asian="13.5pt" style:font-size-complex="13.5pt"/>
    </style:style>
    <style:style style:name="T1283" style:parent-style-name="mtk1" style:family="text">
      <style:text-properties style:font-name="Consolas" style:font-name-asian="Liberation Mono" fo:color="#FFFFFF" fo:font-size="13.5pt" style:font-size-asian="13.5pt" style:font-size-complex="13.5pt"/>
    </style:style>
    <style:style style:name="T1284" style:parent-style-name="Policepardéfaut" style:family="text">
      <style:text-properties style:font-name="Consolas" fo:color="#939598" fo:font-size="13.5pt" style:font-size-asian="13.5pt" style:font-size-complex="13.5pt"/>
    </style:style>
    <style:style style:name="T1285" style:parent-style-name="mtk1" style:family="text">
      <style:text-properties style:font-name="Consolas" style:font-name-asian="Liberation Mono" fo:color="#FFFFFF" fo:font-size="13.5pt" style:font-size-asian="13.5pt" style:font-size-complex="13.5pt"/>
    </style:style>
    <style:style style:name="T1286" style:parent-style-name="Policepardéfaut" style:family="text">
      <style:text-properties style:font-name="Consolas" fo:color="#939598" fo:font-size="13.5pt" style:font-size-asian="13.5pt" style:font-size-complex="13.5pt"/>
    </style:style>
    <style:style style:name="P1287" style:parent-style-name="PréformatéHTML" style:family="paragraph">
      <style:paragraph-properties fo:background-color="#FFFFFF"/>
    </style:style>
    <style:style style:name="T1288" style:parent-style-name="gamut-18awgza-styledtext" style:family="text">
      <style:text-properties fo:color="#10162F" fo:font-size="13.5pt" style:font-size-asian="13.5pt" style:font-size-complex="13.5pt" fo:language="fr" fo:country="CD"/>
    </style:style>
    <style:style style:name="P1289"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CD"/>
    </style:style>
    <style:style style:name="P1290" style:parent-style-name="Normal" style:family="paragraph">
      <style:paragraph-properties style:vertical-align="auto" fo:margin-top="0.0694in" fo:margin-bottom="0.0694in" fo:background-color="#FFFFFF"/>
      <style:text-properties fo:hyphenate="true"/>
    </style:style>
    <style:style style:name="T1291" style:parent-style-name="CodeHTML" style:family="text">
      <style:text-properties style:font-name="Consolas" style:font-name-asian="Songti SC" fo:color="#0A0D1C" fo:font-size="11pt" style:font-size-asian="11pt" style:font-size-complex="11pt" fo:background-color="#EEEEEE"/>
    </style:style>
    <style:style style:name="T1292" style:parent-style-name="Policepardéfaut" style:family="text">
      <style:text-properties style:font-name="Segoe UI" style:font-name-complex="Segoe UI" fo:color="#10162F" fo:font-size="13.5pt" style:font-size-asian="13.5pt" style:font-size-complex="13.5pt"/>
    </style:style>
    <style:style style:name="T1293" style:parent-style-name="CodeHTML" style:family="text">
      <style:text-properties style:font-name="Consolas" style:font-name-asian="Songti SC" fo:color="#0A0D1C" fo:font-size="11pt" style:font-size-asian="11pt" style:font-size-complex="11pt" fo:background-color="#EEEEEE"/>
    </style:style>
    <style:style style:name="T1294" style:parent-style-name="Policepardéfaut" style:family="text">
      <style:text-properties style:font-name="Segoe UI" style:font-name-complex="Segoe UI" fo:color="#10162F" fo:font-size="13.5pt" style:font-size-asian="13.5pt" style:font-size-complex="13.5pt"/>
    </style:style>
    <style:style style:name="T1295" style:parent-style-name="CodeHTML" style:family="text">
      <style:text-properties style:font-name="Consolas" style:font-name-asian="Songti SC" fo:color="#0A0D1C" fo:font-size="11pt" style:font-size-asian="11pt" style:font-size-complex="11pt" fo:background-color="#EEEEEE"/>
    </style:style>
    <style:style style:name="T1296" style:parent-style-name="Policepardéfaut" style:family="text">
      <style:text-properties style:font-name="Segoe UI" style:font-name-complex="Segoe UI" fo:color="#10162F" fo:font-size="13.5pt" style:font-size-asian="13.5pt" style:font-size-complex="13.5pt"/>
    </style:style>
    <style:style style:name="P1297" style:parent-style-name="Normal" style:family="paragraph">
      <style:paragraph-properties style:vertical-align="auto" fo:margin-top="0.0694in" fo:margin-bottom="0.0694in" fo:background-color="#FFFFFF"/>
      <style:text-properties fo:hyphenate="true"/>
    </style:style>
    <style:style style:name="T1298" style:parent-style-name="Policepardéfaut" style:family="text">
      <style:text-properties style:font-name="Segoe UI" style:font-name-complex="Segoe UI" fo:color="#10162F" fo:font-size="13.5pt" style:font-size-asian="13.5pt" style:font-size-complex="13.5pt"/>
    </style:style>
    <style:style style:name="T1299" style:parent-style-name="CodeHTML" style:family="text">
      <style:text-properties style:font-name="Consolas" style:font-name-asian="Songti SC" fo:color="#0A0D1C" fo:font-size="11pt" style:font-size-asian="11pt" style:font-size-complex="11pt" fo:background-color="#EEEEEE"/>
    </style:style>
    <style:style style:name="T1300" style:parent-style-name="Policepardéfaut" style:family="text">
      <style:text-properties style:font-name="Segoe UI" style:font-name-complex="Segoe UI" fo:color="#10162F" fo:font-size="13.5pt" style:font-size-asian="13.5pt" style:font-size-complex="13.5pt"/>
    </style:style>
    <style:style style:name="T1301" style:parent-style-name="CodeHTML" style:family="text">
      <style:text-properties style:font-name="Consolas" style:font-name-asian="Songti SC" fo:color="#0A0D1C" fo:font-size="11pt" style:font-size-asian="11pt" style:font-size-complex="11pt" fo:background-color="#EEEEEE"/>
    </style:style>
    <style:style style:name="T1302" style:parent-style-name="Policepardéfaut" style:family="text">
      <style:text-properties style:font-name="Segoe UI" style:font-name-complex="Segoe UI" fo:color="#10162F" fo:font-size="13.5pt" style:font-size-asian="13.5pt" style:font-size-complex="13.5pt"/>
    </style:style>
    <style:style style:name="P1303" style:parent-style-name="Normal" style:family="paragraph">
      <style:paragraph-properties style:vertical-align="auto" fo:margin-top="0.0694in" fo:margin-bottom="0.0694in" fo:background-color="#FFFFFF"/>
      <style:text-properties fo:hyphenate="true"/>
    </style:style>
    <style:style style:name="T1304" style:parent-style-name="Policepardéfaut" style:family="text">
      <style:text-properties style:font-name="Segoe UI" style:font-name-complex="Segoe UI" fo:color="#10162F" fo:font-size="13.5pt" style:font-size-asian="13.5pt" style:font-size-complex="13.5pt"/>
    </style:style>
    <style:style style:name="T1305" style:parent-style-name="CodeHTML" style:family="text">
      <style:text-properties style:font-name="Consolas" style:font-name-asian="Songti SC" fo:color="#0A0D1C" fo:font-size="11pt" style:font-size-asian="11pt" style:font-size-complex="11pt" fo:background-color="#EEEEEE"/>
    </style:style>
    <style:style style:name="T1306" style:parent-style-name="Policepardéfaut" style:family="text">
      <style:text-properties style:font-name="Segoe UI" style:font-name-complex="Segoe UI" fo:color="#10162F" fo:font-size="13.5pt" style:font-size-asian="13.5pt" style:font-size-complex="13.5pt"/>
    </style:style>
    <style:style style:name="T1307" style:parent-style-name="Policepardéfaut" style:family="text">
      <style:text-properties style:font-name="Segoe UI" style:font-name-complex="Segoe UI" fo:color="#10162F" fo:font-size="13.5pt" style:font-size-asian="13.5pt" style:font-size-complex="13.5pt"/>
    </style:style>
    <style:style style:name="T1308" style:parent-style-name="CodeHTML" style:family="text">
      <style:text-properties style:font-name="Consolas" style:font-name-asian="Songti SC" fo:color="#0A0D1C" fo:font-size="11pt" style:font-size-asian="11pt" style:font-size-complex="11pt" fo:background-color="#EEEEEE"/>
    </style:style>
    <style:style style:name="T1309" style:parent-style-name="Policepardéfaut" style:family="text">
      <style:text-properties style:font-name="Segoe UI" style:font-name-complex="Segoe UI" fo:color="#10162F" fo:font-size="13.5pt" style:font-size-asian="13.5pt" style:font-size-complex="13.5pt"/>
    </style:style>
    <style:style style:name="P1310" style:parent-style-name="Normal" style:family="paragraph">
      <style:paragraph-properties style:vertical-align="auto" fo:margin-top="0.0694in" fo:margin-bottom="0.0694in" fo:background-color="#FFFFFF"/>
      <style:text-properties fo:hyphenate="true"/>
    </style:style>
    <style:style style:name="T1311" style:parent-style-name="Policepardéfaut" style:family="text">
      <style:text-properties style:font-name="Segoe UI" style:font-name-complex="Segoe UI" fo:color="#10162F" fo:font-size="13.5pt" style:font-size-asian="13.5pt" style:font-size-complex="13.5pt"/>
    </style:style>
    <style:style style:name="T1312" style:parent-style-name="CodeHTML" style:family="text">
      <style:text-properties style:font-name="Consolas" style:font-name-asian="Songti SC" fo:color="#0A0D1C" fo:font-size="11pt" style:font-size-asian="11pt" style:font-size-complex="11pt" fo:background-color="#EEEEEE"/>
    </style:style>
    <style:style style:name="T1313" style:parent-style-name="Policepardéfaut" style:family="text">
      <style:text-properties style:font-name="Segoe UI" style:font-name-complex="Segoe UI" fo:color="#10162F" fo:font-size="13.5pt" style:font-size-asian="13.5pt" style:font-size-complex="13.5pt"/>
    </style:style>
    <style:style style:name="T1314" style:parent-style-name="CodeHTML" style:family="text">
      <style:text-properties style:font-name="Consolas" style:font-name-asian="Songti SC" fo:color="#0A0D1C" fo:font-size="11pt" style:font-size-asian="11pt" style:font-size-complex="11pt" fo:background-color="#EEEEEE"/>
    </style:style>
    <style:style style:name="T1315" style:parent-style-name="Policepardéfaut" style:family="text">
      <style:text-properties style:font-name="Segoe UI" style:font-name-complex="Segoe UI" fo:color="#10162F" fo:font-size="13.5pt" style:font-size-asian="13.5pt" style:font-size-complex="13.5pt"/>
    </style:style>
    <style:style style:name="P1316" style:parent-style-name="g-md-p" style:family="paragraph">
      <style:paragraph-properties fo:margin-top="0in" fo:margin-bottom="0in" fo:background-color="#FFFFFF"/>
    </style:style>
    <style:style style:name="T1317" style:parent-style-name="Policepardéfaut" style:family="text">
      <style:text-properties style:font-name="Segoe UI" style:font-name-complex="Segoe UI" fo:color="#10162F" fo:font-size="13.5pt" style:font-size-asian="13.5pt" style:font-size-complex="13.5pt" fo:language="fr" fo:country="CD"/>
    </style:style>
    <style:style style:name="T1318" style:parent-style-name="Policepardéfaut" style:family="text">
      <style:text-properties style:font-name="Segoe UI" style:font-name-complex="Segoe UI" fo:color="#10162F" fo:font-size="13.5pt" style:font-size-asian="13.5pt" style:font-size-complex="13.5pt" fo:language="fr" fo:country="CD"/>
    </style:style>
    <style:style style:name="T1319" style:parent-style-name="CodeHTML" style:family="text">
      <style:text-properties style:font-name="Consolas" fo:color="#0A0D1C" fo:font-size="11pt" style:font-size-asian="11pt" style:font-size-complex="11pt" fo:background-color="#EEEEEE" fo:language="fr" fo:country="CD"/>
    </style:style>
    <style:style style:name="T1320" style:parent-style-name="Policepardéfaut" style:family="text">
      <style:text-properties style:font-name="Segoe UI" style:font-name-complex="Segoe UI" fo:color="#10162F" fo:font-size="13.5pt" style:font-size-asian="13.5pt" style:font-size-complex="13.5pt" fo:language="fr" fo:country="CD"/>
    </style:style>
    <style:style style:name="P1321" style:parent-style-name="Normal" style:family="paragraph">
      <style:paragraph-properties fo:background-color="#FFFFFF"/>
    </style:style>
    <style:style style:name="T1322" style:parent-style-name="Lienhypertexte" style:family="text">
      <style:text-properties style:font-name="Segoe UI" style:font-name-complex="Segoe UI" fo:color="#3A10E5" fo:font-size="13.5pt" style:font-size-asian="13.5pt" style:font-size-complex="13.5pt"/>
    </style:style>
    <style:style style:name="P1323" style:parent-style-name="Normal" style:family="paragraph">
      <style:paragraph-properties fo:background-color="#FFFFFF"/>
    </style:style>
    <style:style style:name="T1324" style:parent-style-name="Policepardéfaut" style:family="text">
      <style:text-properties style:font-name="Segoe UI" style:font-name-complex="Segoe UI" fo:color="#10162F" fo:font-size="13.5pt" style:font-size-asian="13.5pt" style:font-size-complex="13.5pt"/>
    </style:style>
    <style:style style:name="P1325" style:parent-style-name="Normal" style:family="paragraph">
      <style:paragraph-properties fo:background-color="#FFFFFF"/>
      <style:text-properties style:font-name="Segoe UI" style:font-name-complex="Segoe UI" fo:color="#10162F" fo:font-size="13.5pt" style:font-size-asian="13.5pt" style:font-size-complex="13.5pt"/>
    </style:style>
    <style:style style:name="P1326" style:parent-style-name="Textbody" style:family="paragraph">
      <style:paragraph-properties fo:margin-bottom="0in" fo:line-height="160%"/>
      <style:text-properties style:font-name="Arial" style:font-name-complex="Arial" fo:color="#10162F" fo:font-size="14pt" style:font-size-asian="14pt"/>
    </style:style>
    <style:style style:name="P1327" style:parent-style-name="Titre3" style:family="paragraph">
      <style:paragraph-properties fo:background-color="#FFFFFF"/>
      <style:text-properties style:font-name="Segoe UI" style:font-name-complex="Segoe UI" fo:color="#0A0D1C"/>
    </style:style>
    <style:style style:name="P1328" style:parent-style-name="Normal" style:family="paragraph">
      <style:paragraph-properties fo:background-color="#FFFFFF"/>
    </style:style>
    <style:style style:name="T1329" style:parent-style-name="gamut-uidoxx-styledtext" style:family="text">
      <style:text-properties style:font-name="Segoe UI" style:font-name-complex="Segoe UI" fo:color="#10162F" fo:font-size="13.5pt" style:font-size-asian="13.5pt" style:font-size-complex="13.5pt"/>
    </style:style>
    <style:style style:name="P1330"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CD"/>
    </style:style>
    <style:style style:name="P1331" style:parent-style-name="g-md-p" style:family="paragraph">
      <style:paragraph-properties fo:margin-top="0in" fo:background-color="#FFFFFF"/>
    </style:style>
    <style:style style:name="T1332" style:parent-style-name="Policepardéfaut" style:family="text">
      <style:text-properties style:font-name="Segoe UI" style:font-name-complex="Segoe UI" fo:color="#10162F" fo:font-size="13.5pt" style:font-size-asian="13.5pt" style:font-size-complex="13.5pt" fo:language="fr" fo:country="CD"/>
    </style:style>
    <style:style style:name="T1333" style:parent-style-name="Policepardéfaut" style:family="text">
      <style:text-properties style:font-name="Segoe UI" style:font-name-complex="Segoe UI" fo:color="#10162F" fo:font-size="13.5pt" style:font-size-asian="13.5pt" style:font-size-complex="13.5pt" fo:language="fr" fo:country="CD"/>
    </style:style>
    <style:style style:name="T1334" style:parent-style-name="Élevé" style:family="text">
      <style:text-properties style:font-name="Segoe UI" style:font-name-complex="Segoe UI" fo:color="#10162F" fo:font-size="13.5pt" style:font-size-asian="13.5pt" style:font-size-complex="13.5pt" fo:language="fr" fo:country="CD"/>
    </style:style>
    <style:style style:name="T1335" style:parent-style-name="Policepardéfaut" style:family="text">
      <style:text-properties style:font-name="Segoe UI" style:font-name-complex="Segoe UI" fo:color="#10162F" fo:font-size="13.5pt" style:font-size-asian="13.5pt" style:font-size-complex="13.5pt" fo:language="fr" fo:country="CD"/>
    </style:style>
    <style:style style:name="P1336" style:parent-style-name="g-md-p" style:family="paragraph">
      <style:paragraph-properties fo:margin-top="0in" fo:background-color="#FFFFFF"/>
    </style:style>
    <style:style style:name="T1337" style:parent-style-name="Policepardéfaut" style:family="text">
      <style:text-properties style:font-name="Segoe UI" style:font-name-complex="Segoe UI" fo:color="#10162F" fo:font-size="13.5pt" style:font-size-asian="13.5pt" style:font-size-complex="13.5pt" fo:language="fr" fo:country="CD"/>
    </style:style>
    <style:style style:name="T1338" style:parent-style-name="Accentuation" style:family="text">
      <style:text-properties style:font-name="Segoe UI" style:font-name-complex="Segoe UI" fo:color="#10162F" fo:font-size="13.5pt" style:font-size-asian="13.5pt" style:font-size-complex="13.5pt" fo:language="fr" fo:country="CD"/>
    </style:style>
    <style:style style:name="T1339" style:parent-style-name="Policepardéfaut" style:family="text">
      <style:text-properties style:font-name="Segoe UI" style:font-name-complex="Segoe UI" fo:color="#10162F" fo:font-size="13.5pt" style:font-size-asian="13.5pt" style:font-size-complex="13.5pt" fo:language="fr" fo:country="CD"/>
    </style:style>
    <style:style style:name="P1340" style:parent-style-name="PréformatéHTML" style:family="paragraph">
      <style:paragraph-properties fo:background-color="#211E2F"/>
    </style:style>
    <style:style style:name="T1341" style:parent-style-name="mtk9" style:family="text">
      <style:text-properties style:font-name="Consolas" style:font-name-asian="OpenSymbol" fo:color="#FF8973" fo:font-size="13.5pt" style:font-size-asian="13.5pt" style:font-size-complex="13.5pt"/>
    </style:style>
    <style:style style:name="T1342" style:parent-style-name="mtk1" style:family="text">
      <style:text-properties style:font-name="Consolas" fo:color="#FFFFFF" fo:font-size="13.5pt" style:font-size-asian="13.5pt" style:font-size-complex="13.5pt"/>
    </style:style>
    <style:style style:name="T1343" style:parent-style-name="Policepardéfaut" style:family="text">
      <style:text-properties style:font-name="Consolas" fo:color="#939598" fo:font-size="13.5pt" style:font-size-asian="13.5pt" style:font-size-complex="13.5pt"/>
    </style:style>
    <style:style style:name="T1344" style:parent-style-name="mtk1" style:family="text">
      <style:text-properties style:font-name="Consolas" fo:color="#FFFFFF" fo:font-size="13.5pt" style:font-size-asian="13.5pt" style:font-size-complex="13.5pt"/>
    </style:style>
    <style:style style:name="T1345" style:parent-style-name="mtk10" style:family="text">
      <style:text-properties style:font-name="Consolas" fo:color="#83FFF5" fo:font-size="13.5pt" style:font-size-asian="13.5pt" style:font-size-complex="13.5pt"/>
    </style:style>
    <style:style style:name="T1346" style:parent-style-name="mtk1" style:family="text">
      <style:text-properties style:font-name="Consolas" fo:color="#FFFFFF" fo:font-size="13.5pt" style:font-size-asian="13.5pt" style:font-size-complex="13.5pt"/>
    </style:style>
    <style:style style:name="T1347" style:parent-style-name="mtk9" style:family="text">
      <style:text-properties style:font-name="Consolas" style:font-name-asian="OpenSymbol" fo:color="#FF8973" fo:font-size="13.5pt" style:font-size-asian="13.5pt" style:font-size-complex="13.5pt"/>
    </style:style>
    <style:style style:name="T1348" style:parent-style-name="mtk1" style:family="text">
      <style:text-properties style:font-name="Consolas" fo:color="#FFFFFF" fo:font-size="13.5pt" style:font-size-asian="13.5pt" style:font-size-complex="13.5pt"/>
    </style:style>
    <style:style style:name="T1349" style:parent-style-name="Policepardéfaut" style:family="text">
      <style:text-properties style:font-name="Consolas" fo:color="#939598" fo:font-size="13.5pt" style:font-size-asian="13.5pt" style:font-size-complex="13.5pt"/>
    </style:style>
    <style:style style:name="T1350" style:parent-style-name="mtk1" style:family="text">
      <style:text-properties style:font-name="Consolas" fo:color="#FFFFFF" fo:font-size="13.5pt" style:font-size-asian="13.5pt" style:font-size-complex="13.5pt"/>
    </style:style>
    <style:style style:name="T1351" style:parent-style-name="mtk12" style:family="text">
      <style:text-properties style:font-name="Consolas" style:font-name-asian="Liberation Mono" fo:color="#B3CCFF" fo:font-size="13.5pt" style:font-size-asian="13.5pt" style:font-size-complex="13.5pt"/>
    </style:style>
    <style:style style:name="T1352" style:parent-style-name="mtk1" style:family="text">
      <style:text-properties style:font-name="Consolas" fo:color="#FFFFFF" fo:font-size="13.5pt" style:font-size-asian="13.5pt" style:font-size-complex="13.5pt"/>
    </style:style>
    <style:style style:name="T1353" style:parent-style-name="mtk9" style:family="text">
      <style:text-properties style:font-name="Consolas" style:font-name-asian="OpenSymbol" fo:color="#FF8973" fo:font-size="13.5pt" style:font-size-asian="13.5pt" style:font-size-complex="13.5pt"/>
    </style:style>
    <style:style style:name="T1354" style:parent-style-name="mtk1" style:family="text">
      <style:text-properties style:font-name="Consolas" fo:color="#FFFFFF" fo:font-size="13.5pt" style:font-size-asian="13.5pt" style:font-size-complex="13.5pt"/>
    </style:style>
    <style:style style:name="T1355" style:parent-style-name="mtk9" style:family="text">
      <style:text-properties style:font-name="Consolas" style:font-name-asian="OpenSymbol" fo:color="#FF8973" fo:font-size="13.5pt" style:font-size-asian="13.5pt" style:font-size-complex="13.5pt"/>
    </style:style>
    <style:style style:name="T1356" style:parent-style-name="mtk1" style:family="text">
      <style:text-properties style:font-name="Consolas" fo:color="#FFFFFF" fo:font-size="13.5pt" style:font-size-asian="13.5pt" style:font-size-complex="13.5pt"/>
    </style:style>
    <style:style style:name="T1357" style:parent-style-name="Policepardéfaut" style:family="text">
      <style:text-properties style:font-name="Consolas" fo:color="#939598" fo:font-size="13.5pt" style:font-size-asian="13.5pt" style:font-size-complex="13.5pt"/>
    </style:style>
    <style:style style:name="T1358" style:parent-style-name="mtk1" style:family="text">
      <style:text-properties style:font-name="Consolas" fo:color="#FFFFFF" fo:font-size="13.5pt" style:font-size-asian="13.5pt" style:font-size-complex="13.5pt"/>
    </style:style>
    <style:style style:name="T1359" style:parent-style-name="Policepardéfaut" style:family="text">
      <style:text-properties style:font-name="Consolas" fo:color="#939598" fo:font-size="13.5pt" style:font-size-asian="13.5pt" style:font-size-complex="13.5pt"/>
    </style:style>
    <style:style style:name="T1360" style:parent-style-name="mtk1" style:family="text">
      <style:text-properties style:font-name="Consolas" fo:color="#FFFFFF" fo:font-size="13.5pt" style:font-size-asian="13.5pt" style:font-size-complex="13.5pt"/>
    </style:style>
    <style:style style:name="T1361" style:parent-style-name="mtk10" style:family="text">
      <style:text-properties style:font-name="Consolas" fo:color="#83FFF5" fo:font-size="13.5pt" style:font-size-asian="13.5pt" style:font-size-complex="13.5pt"/>
    </style:style>
    <style:style style:name="T1362" style:parent-style-name="mtk1" style:family="text">
      <style:text-properties style:font-name="Consolas" fo:color="#FFFFFF" fo:font-size="13.5pt" style:font-size-asian="13.5pt" style:font-size-complex="13.5pt"/>
    </style:style>
    <style:style style:name="T1363" style:parent-style-name="mtk9" style:family="text">
      <style:text-properties style:font-name="Consolas" style:font-name-asian="OpenSymbol" fo:color="#FF8973" fo:font-size="13.5pt" style:font-size-asian="13.5pt" style:font-size-complex="13.5pt"/>
    </style:style>
    <style:style style:name="T1364" style:parent-style-name="mtk1" style:family="text">
      <style:text-properties style:font-name="Consolas" fo:color="#FFFFFF" fo:font-size="13.5pt" style:font-size-asian="13.5pt" style:font-size-complex="13.5pt"/>
    </style:style>
    <style:style style:name="T1365" style:parent-style-name="Policepardéfaut" style:family="text">
      <style:text-properties style:font-name="Consolas" fo:color="#939598" fo:font-size="13.5pt" style:font-size-asian="13.5pt" style:font-size-complex="13.5pt"/>
    </style:style>
    <style:style style:name="T1366" style:parent-style-name="mtk1" style:family="text">
      <style:text-properties style:font-name="Consolas" fo:color="#FFFFFF" fo:font-size="13.5pt" style:font-size-asian="13.5pt" style:font-size-complex="13.5pt"/>
    </style:style>
    <style:style style:name="T1367" style:parent-style-name="mtk9" style:family="text">
      <style:text-properties style:font-name="Consolas" style:font-name-asian="OpenSymbol" fo:color="#FF8973" fo:font-size="13.5pt" style:font-size-asian="13.5pt" style:font-size-complex="13.5pt"/>
    </style:style>
    <style:style style:name="T1368" style:parent-style-name="mtk1" style:family="text">
      <style:text-properties style:font-name="Consolas" fo:color="#FFFFFF" fo:font-size="13.5pt" style:font-size-asian="13.5pt" style:font-size-complex="13.5pt"/>
    </style:style>
    <style:style style:name="T1369" style:parent-style-name="mtk10" style:family="text">
      <style:text-properties style:font-name="Consolas" fo:color="#83FFF5" fo:font-size="13.5pt" style:font-size-asian="13.5pt" style:font-size-complex="13.5pt"/>
    </style:style>
    <style:style style:name="T1370" style:parent-style-name="mtk1" style:family="text">
      <style:text-properties style:font-name="Consolas" fo:color="#FFFFFF" fo:font-size="13.5pt" style:font-size-asian="13.5pt" style:font-size-complex="13.5pt"/>
    </style:style>
    <style:style style:name="T1371" style:parent-style-name="mtk9" style:family="text">
      <style:text-properties style:font-name="Consolas" style:font-name-asian="OpenSymbol" fo:color="#FF8973" fo:font-size="13.5pt" style:font-size-asian="13.5pt" style:font-size-complex="13.5pt"/>
    </style:style>
    <style:style style:name="T1372" style:parent-style-name="mtk1" style:family="text">
      <style:text-properties style:font-name="Consolas" fo:color="#FFFFFF" fo:font-size="13.5pt" style:font-size-asian="13.5pt" style:font-size-complex="13.5pt"/>
    </style:style>
    <style:style style:name="T1373" style:parent-style-name="Policepardéfaut" style:family="text">
      <style:text-properties style:font-name="Consolas" fo:color="#939598" fo:font-size="13.5pt" style:font-size-asian="13.5pt" style:font-size-complex="13.5pt"/>
    </style:style>
    <style:style style:name="T1374" style:parent-style-name="mtk1" style:family="text">
      <style:text-properties style:font-name="Consolas" fo:color="#FFFFFF" fo:font-size="13.5pt" style:font-size-asian="13.5pt" style:font-size-complex="13.5pt"/>
    </style:style>
    <style:style style:name="T1375" style:parent-style-name="Policepardéfaut" style:family="text">
      <style:text-properties style:font-name="Consolas" fo:color="#939598" fo:font-size="13.5pt" style:font-size-asian="13.5pt" style:font-size-complex="13.5pt"/>
    </style:style>
    <style:style style:name="P1376" style:parent-style-name="PréformatéHTML" style:family="paragraph">
      <style:paragraph-properties fo:background-color="#FFFFFF"/>
    </style:style>
    <style:style style:name="T1377" style:parent-style-name="gamut-18awgza-styledtext" style:family="text">
      <style:text-properties fo:color="#10162F" fo:font-size="13.5pt" style:font-size-asian="13.5pt" style:font-size-complex="13.5pt" fo:language="fr" fo:country="CD"/>
    </style:style>
    <style:style style:name="P1378"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CD"/>
    </style:style>
    <style:style style:name="P1379" style:parent-style-name="Normal" style:family="paragraph">
      <style:paragraph-properties style:vertical-align="auto" fo:margin-top="0.0694in" fo:margin-bottom="0.0694in" fo:background-color="#FFFFFF"/>
      <style:text-properties fo:hyphenate="true"/>
    </style:style>
    <style:style style:name="T1380" style:parent-style-name="Policepardéfaut" style:family="text">
      <style:text-properties style:font-name="Segoe UI" style:font-name-complex="Segoe UI" fo:color="#10162F" fo:font-size="13.5pt" style:font-size-asian="13.5pt" style:font-size-complex="13.5pt"/>
    </style:style>
    <style:style style:name="T1381" style:parent-style-name="CodeHTML" style:family="text">
      <style:text-properties style:font-name="Consolas" style:font-name-asian="Songti SC" fo:color="#0A0D1C" fo:font-size="11pt" style:font-size-asian="11pt" style:font-size-complex="11pt" fo:background-color="#EEEEEE"/>
    </style:style>
    <style:style style:name="T1382" style:parent-style-name="Policepardéfaut" style:family="text">
      <style:text-properties style:font-name="Segoe UI" style:font-name-complex="Segoe UI" fo:color="#10162F" fo:font-size="13.5pt" style:font-size-asian="13.5pt" style:font-size-complex="13.5pt"/>
    </style:style>
    <style:style style:name="P1383" style:parent-style-name="Normal" style:family="paragraph">
      <style:paragraph-properties style:vertical-align="auto" fo:margin-top="0.0694in" fo:margin-bottom="0.0694in" fo:background-color="#FFFFFF"/>
      <style:text-properties style:font-name="Segoe UI" style:font-name-complex="Segoe UI" fo:color="#10162F" fo:font-size="13.5pt" style:font-size-asian="13.5pt" style:font-size-complex="13.5pt" fo:hyphenate="true"/>
    </style:style>
    <style:style style:name="P1384" style:parent-style-name="Normal" style:family="paragraph">
      <style:paragraph-properties fo:margin-left="0.5in" fo:background-color="#FFFFFF">
        <style:tab-stops/>
      </style:paragraph-properties>
    </style:style>
    <style:style style:name="T1385" style:parent-style-name="CodeHTML" style:family="text">
      <style:text-properties style:font-name="Consolas" style:font-name-asian="Songti SC" fo:color="#0A0D1C" fo:font-size="11pt" style:font-size-asian="11pt" style:font-size-complex="11pt" fo:background-color="#EEEEEE" style:text-underline-type="single" style:text-underline-style="solid" style:text-underline-width="auto" style:text-underline-mode="continuous"/>
    </style:style>
    <style:style style:name="P1386" style:parent-style-name="Normal" style:family="paragraph">
      <style:paragraph-properties fo:margin-left="0.5in" fo:background-color="#FFFFFF">
        <style:tab-stops/>
      </style:paragraph-properties>
    </style:style>
    <style:style style:name="T1387" style:parent-style-name="Policepardéfaut" style:family="text">
      <style:text-properties style:font-name="Segoe UI" style:font-name-complex="Segoe UI" fo:color="#10162F" fo:font-size="13.5pt" style:font-size-asian="13.5pt" style:font-size-complex="13.5pt"/>
    </style:style>
    <style:style style:name="P1388" style:parent-style-name="Normal" style:family="paragraph">
      <style:paragraph-properties fo:margin-left="0.5in" fo:background-color="#FFFFFF">
        <style:tab-stops/>
      </style:paragraph-properties>
      <style:text-properties style:font-name="Segoe UI" style:font-name-complex="Segoe UI" fo:color="#10162F" fo:font-size="13.5pt" style:font-size-asian="13.5pt" style:font-size-complex="13.5pt"/>
    </style:style>
    <style:style style:name="P1389" style:parent-style-name="Normal" style:family="paragraph">
      <style:paragraph-properties style:vertical-align="auto" fo:margin-top="0.0694in" fo:margin-bottom="0.0694in" fo:background-color="#FFFFFF"/>
      <style:text-properties fo:hyphenate="true"/>
    </style:style>
    <style:style style:name="T1390" style:parent-style-name="Policepardéfaut" style:family="text">
      <style:text-properties style:font-name="Segoe UI" style:font-name-complex="Segoe UI" fo:color="#10162F" fo:font-size="13.5pt" style:font-size-asian="13.5pt" style:font-size-complex="13.5pt"/>
    </style:style>
    <style:style style:name="T1391" style:parent-style-name="Policepardéfaut" style:family="text">
      <style:text-properties style:font-name="Segoe UI" style:font-name-complex="Segoe UI" fo:color="#10162F" fo:font-size="13.5pt" style:font-size-asian="13.5pt" style:font-size-complex="13.5pt"/>
    </style:style>
    <style:style style:name="T1392" style:parent-style-name="Élevé" style:family="text">
      <style:text-properties style:font-name="Segoe UI" style:font-name-complex="Segoe UI" fo:color="#10162F" fo:font-size="13.5pt" style:font-size-asian="13.5pt" style:font-size-complex="13.5pt"/>
    </style:style>
    <style:style style:name="T1393" style:parent-style-name="Policepardéfaut" style:family="text">
      <style:text-properties style:font-name="Segoe UI" style:font-name-complex="Segoe UI" fo:color="#10162F" fo:font-size="13.5pt" style:font-size-asian="13.5pt" style:font-size-complex="13.5pt"/>
    </style:style>
    <style:style style:name="T1394" style:parent-style-name="CodeHTML" style:family="text">
      <style:text-properties style:font-name="Consolas" style:font-name-asian="Songti SC" fo:color="#0A0D1C" fo:font-size="11pt" style:font-size-asian="11pt" style:font-size-complex="11pt" fo:background-color="#EEEEEE"/>
    </style:style>
    <style:style style:name="T1395" style:parent-style-name="Policepardéfaut" style:family="text">
      <style:text-properties style:font-name="Segoe UI" style:font-name-complex="Segoe UI" fo:color="#10162F" fo:font-size="13.5pt" style:font-size-asian="13.5pt" style:font-size-complex="13.5pt"/>
    </style:style>
    <style:style style:name="P1396" style:parent-style-name="Normal" style:family="paragraph">
      <style:paragraph-properties style:vertical-align="auto" fo:margin-top="0.0694in" fo:margin-bottom="0.0694in" fo:background-color="#FFFFFF"/>
      <style:text-properties fo:hyphenate="true"/>
    </style:style>
    <style:style style:name="T1397" style:parent-style-name="Policepardéfaut" style:family="text">
      <style:text-properties style:font-name="Segoe UI" style:font-name-complex="Segoe UI" fo:color="#10162F" fo:font-size="13.5pt" style:font-size-asian="13.5pt" style:font-size-complex="13.5pt"/>
    </style:style>
    <style:style style:name="T1398" style:parent-style-name="CodeHTML" style:family="text">
      <style:text-properties style:font-name="Consolas" style:font-name-asian="Songti SC" fo:color="#0A0D1C" fo:font-size="11pt" style:font-size-asian="11pt" style:font-size-complex="11pt" fo:background-color="#EEEEEE"/>
    </style:style>
    <style:style style:name="T1399" style:parent-style-name="Policepardéfaut" style:family="text">
      <style:text-properties style:font-name="Segoe UI" style:font-name-complex="Segoe UI" fo:color="#10162F" fo:font-size="13.5pt" style:font-size-asian="13.5pt" style:font-size-complex="13.5pt"/>
    </style:style>
    <style:style style:name="T1400" style:parent-style-name="Policepardéfaut" style:family="text">
      <style:text-properties style:font-name="Segoe UI" style:font-name-complex="Segoe UI" fo:color="#10162F" fo:font-size="13.5pt" style:font-size-asian="13.5pt" style:font-size-complex="13.5pt"/>
    </style:style>
    <style:style style:name="P1401" style:parent-style-name="Normal" style:family="paragraph">
      <style:paragraph-properties style:vertical-align="auto" fo:margin-top="0.0694in" fo:margin-bottom="0.0694in" fo:background-color="#FFFFFF"/>
      <style:text-properties fo:hyphenate="true"/>
    </style:style>
    <style:style style:name="T1402" style:parent-style-name="Policepardéfaut" style:family="text">
      <style:text-properties style:font-name="Segoe UI" style:font-name-complex="Segoe UI" fo:color="#10162F" fo:font-size="13.5pt" style:font-size-asian="13.5pt" style:font-size-complex="13.5pt"/>
    </style:style>
    <style:style style:name="T1403" style:parent-style-name="CodeHTML" style:family="text">
      <style:text-properties style:font-name="Consolas" style:font-name-asian="Songti SC" fo:color="#0A0D1C" fo:font-size="11pt" style:font-size-asian="11pt" style:font-size-complex="11pt" fo:background-color="#EEEEEE"/>
    </style:style>
    <style:style style:name="T1404" style:parent-style-name="Policepardéfaut" style:family="text">
      <style:text-properties style:font-name="Segoe UI" style:font-name-complex="Segoe UI" fo:color="#10162F" fo:font-size="13.5pt" style:font-size-asian="13.5pt" style:font-size-complex="13.5pt"/>
    </style:style>
    <style:style style:name="P1405" style:parent-style-name="g-md-p" style:family="paragraph">
      <style:paragraph-properties fo:margin-top="0in" fo:background-color="#FFFFFF"/>
    </style:style>
    <style:style style:name="T1406" style:parent-style-name="Policepardéfaut" style:family="text">
      <style:text-properties style:font-name="Segoe UI" style:font-name-complex="Segoe UI" fo:color="#10162F" fo:font-size="13.5pt" style:font-size-asian="13.5pt" style:font-size-complex="13.5pt" fo:language="fr" fo:country="CD"/>
    </style:style>
    <style:style style:name="T1407" style:parent-style-name="CodeHTML" style:family="text">
      <style:text-properties style:font-name="Consolas" fo:color="#0A0D1C" fo:font-size="11pt" style:font-size-asian="11pt" style:font-size-complex="11pt" fo:background-color="#EEEEEE" fo:language="fr" fo:country="CD"/>
    </style:style>
    <style:style style:name="T1408" style:parent-style-name="Policepardéfaut" style:family="text">
      <style:text-properties style:font-name="Segoe UI" style:font-name-complex="Segoe UI" fo:color="#10162F" fo:font-size="13.5pt" style:font-size-asian="13.5pt" style:font-size-complex="13.5pt" fo:language="fr" fo:country="CD"/>
    </style:style>
    <style:style style:name="T1409" style:parent-style-name="CodeHTML" style:family="text">
      <style:text-properties style:font-name="Consolas" fo:color="#0A0D1C" fo:font-size="11pt" style:font-size-asian="11pt" style:font-size-complex="11pt" fo:background-color="#EEEEEE" fo:language="fr" fo:country="CD"/>
    </style:style>
    <style:style style:name="T1410" style:parent-style-name="Policepardéfaut" style:family="text">
      <style:text-properties style:font-name="Segoe UI" style:font-name-complex="Segoe UI" fo:color="#10162F" fo:font-size="13.5pt" style:font-size-asian="13.5pt" style:font-size-complex="13.5pt" fo:language="fr" fo:country="CD"/>
    </style:style>
    <style:style style:name="T1411" style:parent-style-name="CodeHTML" style:family="text">
      <style:text-properties style:font-name="Consolas" fo:color="#0A0D1C" fo:font-size="11pt" style:font-size-asian="11pt" style:font-size-complex="11pt" fo:background-color="#EEEEEE" fo:language="fr" fo:country="CD"/>
    </style:style>
    <style:style style:name="T1412" style:parent-style-name="Policepardéfaut" style:family="text">
      <style:text-properties style:font-name="Segoe UI" style:font-name-complex="Segoe UI" fo:color="#10162F" fo:font-size="13.5pt" style:font-size-asian="13.5pt" style:font-size-complex="13.5pt" fo:language="fr" fo:country="CD"/>
    </style:style>
    <style:style style:name="P1413" style:parent-style-name="g-md-p" style:family="paragraph">
      <style:paragraph-properties fo:margin-top="0in" fo:margin-bottom="0in" fo:background-color="#FFFFFF"/>
      <style:text-properties style:font-name="Segoe UI" style:font-name-complex="Segoe UI" fo:color="#10162F" fo:font-size="13.5pt" style:font-size-asian="13.5pt" style:font-size-complex="13.5pt" fo:language="fr" fo:country="CD"/>
    </style:style>
    <style:style style:name="P1414" style:parent-style-name="g-md-p" style:family="paragraph">
      <style:paragraph-properties fo:margin-top="0in" fo:margin-bottom="0in" fo:background-color="#FFFFFF"/>
      <style:text-properties style:font-name="Segoe UI" style:font-name-complex="Segoe UI" fo:color="#10162F" fo:font-size="13.5pt" style:font-size-asian="13.5pt" style:font-size-complex="13.5pt" fo:language="fr" fo:country="CD"/>
    </style:style>
    <style:style style:name="P1415" style:parent-style-name="Titre3" style:family="paragraph">
      <style:paragraph-properties fo:background-color="#FFFFFF"/>
      <style:text-properties style:font-name="Segoe UI" style:font-name-complex="Segoe UI" fo:color="#0A0D1C"/>
    </style:style>
    <style:style style:name="P1416" style:parent-style-name="Normal" style:family="paragraph">
      <style:paragraph-properties fo:background-color="#FFFFFF"/>
    </style:style>
    <style:style style:name="T1417" style:parent-style-name="gamut-uidoxx-styledtext" style:family="text">
      <style:text-properties style:font-name="Segoe UI" style:font-name-complex="Segoe UI" fo:color="#10162F" fo:font-size="13.5pt" style:font-size-asian="13.5pt" style:font-size-complex="13.5pt"/>
    </style:style>
    <style:style style:name="P1418"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CD"/>
    </style:style>
    <style:style style:name="P1419" style:parent-style-name="g-md-p" style:family="paragraph">
      <style:paragraph-properties fo:margin-top="0in" fo:background-color="#FFFFFF"/>
    </style:style>
    <style:style style:name="T1420" style:parent-style-name="Élevé" style:family="text">
      <style:text-properties style:font-name="Segoe UI" style:font-name-complex="Segoe UI" fo:color="#10162F" fo:font-size="13.5pt" style:font-size-asian="13.5pt" style:font-size-complex="13.5pt" fo:language="fr" fo:country="CD"/>
    </style:style>
    <style:style style:name="T1421" style:parent-style-name="Policepardéfaut" style:family="text">
      <style:text-properties style:font-name="Segoe UI" style:font-name-complex="Segoe UI" fo:color="#10162F" fo:font-size="13.5pt" style:font-size-asian="13.5pt" style:font-size-complex="13.5pt" fo:language="fr" fo:country="CD"/>
    </style:style>
    <style:style style:name="P1422" style:parent-style-name="PréformatéHTML" style:family="paragraph">
      <style:paragraph-properties fo:background-color="#211E2F"/>
    </style:style>
    <style:style style:name="T1423" style:parent-style-name="mtk9" style:family="text">
      <style:text-properties style:font-name="Consolas" fo:color="#FF8973" fo:font-size="13.5pt" style:font-size-asian="13.5pt" style:font-size-complex="13.5pt"/>
    </style:style>
    <style:style style:name="T1424" style:parent-style-name="mtk1" style:family="text">
      <style:text-properties style:font-name="Consolas" style:font-name-asian="OpenSymbol" fo:color="#FFFFFF" fo:font-size="13.5pt" style:font-size-asian="13.5pt" style:font-size-complex="13.5pt"/>
    </style:style>
    <style:style style:name="T1425" style:parent-style-name="Policepardéfaut" style:family="text">
      <style:text-properties style:font-name="Consolas" fo:color="#939598" fo:font-size="13.5pt" style:font-size-asian="13.5pt" style:font-size-complex="13.5pt"/>
    </style:style>
    <style:style style:name="T1426" style:parent-style-name="mtk1" style:family="text">
      <style:text-properties style:font-name="Consolas" style:font-name-asian="OpenSymbol" fo:color="#FFFFFF" fo:font-size="13.5pt" style:font-size-asian="13.5pt" style:font-size-complex="13.5pt"/>
    </style:style>
    <style:style style:name="T1427" style:parent-style-name="mtk10" style:family="text">
      <style:text-properties style:font-name="Consolas" fo:color="#83FFF5" fo:font-size="13.5pt" style:font-size-asian="13.5pt" style:font-size-complex="13.5pt"/>
    </style:style>
    <style:style style:name="T1428" style:parent-style-name="mtk1" style:family="text">
      <style:text-properties style:font-name="Consolas" style:font-name-asian="OpenSymbol" fo:color="#FFFFFF" fo:font-size="13.5pt" style:font-size-asian="13.5pt" style:font-size-complex="13.5pt"/>
    </style:style>
    <style:style style:name="T1429" style:parent-style-name="mtk9" style:family="text">
      <style:text-properties style:font-name="Consolas" fo:color="#FF8973" fo:font-size="13.5pt" style:font-size-asian="13.5pt" style:font-size-complex="13.5pt"/>
    </style:style>
    <style:style style:name="T1430" style:parent-style-name="mtk1" style:family="text">
      <style:text-properties style:font-name="Consolas" style:font-name-asian="OpenSymbol" fo:color="#FFFFFF" fo:font-size="13.5pt" style:font-size-asian="13.5pt" style:font-size-complex="13.5pt"/>
    </style:style>
    <style:style style:name="T1431" style:parent-style-name="Policepardéfaut" style:family="text">
      <style:text-properties style:font-name="Consolas" fo:color="#939598" fo:font-size="13.5pt" style:font-size-asian="13.5pt" style:font-size-complex="13.5pt"/>
    </style:style>
    <style:style style:name="T1432" style:parent-style-name="mtk1" style:family="text">
      <style:text-properties style:font-name="Consolas" style:font-name-asian="OpenSymbol" fo:color="#FFFFFF" fo:font-size="13.5pt" style:font-size-asian="13.5pt" style:font-size-complex="13.5pt"/>
    </style:style>
    <style:style style:name="T1433" style:parent-style-name="mtk12" style:family="text">
      <style:text-properties style:font-name="Consolas" fo:color="#B3CCFF" fo:font-size="13.5pt" style:font-size-asian="13.5pt" style:font-size-complex="13.5pt"/>
    </style:style>
    <style:style style:name="T1434" style:parent-style-name="mtk1" style:family="text">
      <style:text-properties style:font-name="Consolas" style:font-name-asian="OpenSymbol" fo:color="#FFFFFF" fo:font-size="13.5pt" style:font-size-asian="13.5pt" style:font-size-complex="13.5pt"/>
    </style:style>
    <style:style style:name="T1435" style:parent-style-name="mtk9" style:family="text">
      <style:text-properties style:font-name="Consolas" fo:color="#FF8973" fo:font-size="13.5pt" style:font-size-asian="13.5pt" style:font-size-complex="13.5pt"/>
    </style:style>
    <style:style style:name="T1436" style:parent-style-name="mtk1" style:family="text">
      <style:text-properties style:font-name="Consolas" style:font-name-asian="OpenSymbol" fo:color="#FFFFFF" fo:font-size="13.5pt" style:font-size-asian="13.5pt" style:font-size-complex="13.5pt"/>
    </style:style>
    <style:style style:name="T1437" style:parent-style-name="mtk9" style:family="text">
      <style:text-properties style:font-name="Consolas" fo:color="#FF8973" fo:font-size="13.5pt" style:font-size-asian="13.5pt" style:font-size-complex="13.5pt"/>
    </style:style>
    <style:style style:name="T1438" style:parent-style-name="mtk1" style:family="text">
      <style:text-properties style:font-name="Consolas" style:font-name-asian="OpenSymbol" fo:color="#FFFFFF" fo:font-size="13.5pt" style:font-size-asian="13.5pt" style:font-size-complex="13.5pt"/>
    </style:style>
    <style:style style:name="T1439" style:parent-style-name="Policepardéfaut" style:family="text">
      <style:text-properties style:font-name="Consolas" fo:color="#939598" fo:font-size="13.5pt" style:font-size-asian="13.5pt" style:font-size-complex="13.5pt"/>
    </style:style>
    <style:style style:name="T1440" style:parent-style-name="mtk1" style:family="text">
      <style:text-properties style:font-name="Consolas" style:font-name-asian="OpenSymbol" fo:color="#FFFFFF" fo:font-size="13.5pt" style:font-size-asian="13.5pt" style:font-size-complex="13.5pt"/>
    </style:style>
    <style:style style:name="T1441" style:parent-style-name="mtk10" style:family="text">
      <style:text-properties style:font-name="Consolas" fo:color="#83FFF5" fo:font-size="13.5pt" style:font-size-asian="13.5pt" style:font-size-complex="13.5pt"/>
    </style:style>
    <style:style style:name="T1442" style:parent-style-name="mtk1" style:family="text">
      <style:text-properties style:font-name="Consolas" style:font-name-asian="OpenSymbol" fo:color="#FFFFFF" fo:font-size="13.5pt" style:font-size-asian="13.5pt" style:font-size-complex="13.5pt"/>
    </style:style>
    <style:style style:name="T1443" style:parent-style-name="mtk9" style:family="text">
      <style:text-properties style:font-name="Consolas" fo:color="#FF8973" fo:font-size="13.5pt" style:font-size-asian="13.5pt" style:font-size-complex="13.5pt"/>
    </style:style>
    <style:style style:name="T1444" style:parent-style-name="mtk1" style:family="text">
      <style:text-properties style:font-name="Consolas" style:font-name-asian="OpenSymbol" fo:color="#FFFFFF" fo:font-size="13.5pt" style:font-size-asian="13.5pt" style:font-size-complex="13.5pt"/>
    </style:style>
    <style:style style:name="T1445" style:parent-style-name="Policepardéfaut" style:family="text">
      <style:text-properties style:font-name="Consolas" fo:color="#939598" fo:font-size="13.5pt" style:font-size-asian="13.5pt" style:font-size-complex="13.5pt"/>
    </style:style>
    <style:style style:name="T1446" style:parent-style-name="mtk1" style:family="text">
      <style:text-properties style:font-name="Consolas" style:font-name-asian="OpenSymbol" fo:color="#FFFFFF" fo:font-size="13.5pt" style:font-size-asian="13.5pt" style:font-size-complex="13.5pt"/>
    </style:style>
    <style:style style:name="T1447" style:parent-style-name="mtk9" style:family="text">
      <style:text-properties style:font-name="Consolas" fo:color="#FF8973" fo:font-size="13.5pt" style:font-size-asian="13.5pt" style:font-size-complex="13.5pt"/>
    </style:style>
    <style:style style:name="T1448" style:parent-style-name="mtk1" style:family="text">
      <style:text-properties style:font-name="Consolas" style:font-name-asian="OpenSymbol" fo:color="#FFFFFF" fo:font-size="13.5pt" style:font-size-asian="13.5pt" style:font-size-complex="13.5pt"/>
    </style:style>
    <style:style style:name="T1449" style:parent-style-name="mtk10" style:family="text">
      <style:text-properties style:font-name="Consolas" fo:color="#83FFF5" fo:font-size="13.5pt" style:font-size-asian="13.5pt" style:font-size-complex="13.5pt"/>
    </style:style>
    <style:style style:name="T1450" style:parent-style-name="mtk1" style:family="text">
      <style:text-properties style:font-name="Consolas" style:font-name-asian="OpenSymbol" fo:color="#FFFFFF" fo:font-size="13.5pt" style:font-size-asian="13.5pt" style:font-size-complex="13.5pt"/>
    </style:style>
    <style:style style:name="T1451" style:parent-style-name="mtk9" style:family="text">
      <style:text-properties style:font-name="Consolas" fo:color="#FF8973" fo:font-size="13.5pt" style:font-size-asian="13.5pt" style:font-size-complex="13.5pt"/>
    </style:style>
    <style:style style:name="T1452" style:parent-style-name="mtk1" style:family="text">
      <style:text-properties style:font-name="Consolas" style:font-name-asian="OpenSymbol" fo:color="#FFFFFF" fo:font-size="13.5pt" style:font-size-asian="13.5pt" style:font-size-complex="13.5pt"/>
    </style:style>
    <style:style style:name="T1453" style:parent-style-name="Policepardéfaut" style:family="text">
      <style:text-properties style:font-name="Consolas" fo:color="#939598" fo:font-size="13.5pt" style:font-size-asian="13.5pt" style:font-size-complex="13.5pt"/>
    </style:style>
    <style:style style:name="T1454" style:parent-style-name="mtk1" style:family="text">
      <style:text-properties style:font-name="Consolas" style:font-name-asian="OpenSymbol" fo:color="#FFFFFF" fo:font-size="13.5pt" style:font-size-asian="13.5pt" style:font-size-complex="13.5pt"/>
    </style:style>
    <style:style style:name="T1455" style:parent-style-name="Policepardéfaut" style:family="text">
      <style:text-properties style:font-name="Consolas" fo:color="#939598" fo:font-size="13.5pt" style:font-size-asian="13.5pt" style:font-size-complex="13.5pt"/>
    </style:style>
    <style:style style:name="T1456" style:parent-style-name="mtk1" style:family="text">
      <style:text-properties style:font-name="Consolas" style:font-name-asian="OpenSymbol" fo:color="#FFFFFF" fo:font-size="13.5pt" style:font-size-asian="13.5pt" style:font-size-complex="13.5pt"/>
    </style:style>
    <style:style style:name="T1457" style:parent-style-name="Policepardéfaut" style:family="text">
      <style:text-properties style:font-name="Consolas" fo:color="#939598" fo:font-size="13.5pt" style:font-size-asian="13.5pt" style:font-size-complex="13.5pt"/>
    </style:style>
    <style:style style:name="P1458" style:parent-style-name="PréformatéHTML" style:family="paragraph">
      <style:paragraph-properties fo:background-color="#FFFFFF"/>
    </style:style>
    <style:style style:name="T1459" style:parent-style-name="gamut-18awgza-styledtext" style:family="text">
      <style:text-properties style:font-name-asian="Liberation Mono" fo:color="#10162F" fo:font-size="13.5pt" style:font-size-asian="13.5pt" style:font-size-complex="13.5pt" fo:language="fr" fo:country="CD"/>
    </style:style>
    <style:style style:name="P1460"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CD"/>
    </style:style>
    <style:style style:name="P1461" style:parent-style-name="Normal" style:family="paragraph">
      <style:paragraph-properties style:vertical-align="auto" fo:margin-top="0.0694in" fo:margin-bottom="0.0694in" fo:background-color="#FFFFFF"/>
      <style:text-properties fo:hyphenate="true"/>
    </style:style>
    <style:style style:name="T1462" style:parent-style-name="Policepardéfaut" style:family="text">
      <style:text-properties style:font-name="Segoe UI" style:font-name-complex="Segoe UI" fo:color="#10162F" fo:font-size="13.5pt" style:font-size-asian="13.5pt" style:font-size-complex="13.5pt"/>
    </style:style>
    <style:style style:name="T1463" style:parent-style-name="CodeHTML" style:family="text">
      <style:text-properties style:font-name="Consolas" style:font-name-asian="Songti SC" fo:color="#0A0D1C" fo:font-size="11pt" style:font-size-asian="11pt" style:font-size-complex="11pt" fo:background-color="#EEEEEE"/>
    </style:style>
    <style:style style:name="T1464" style:parent-style-name="Policepardéfaut" style:family="text">
      <style:text-properties style:font-name="Segoe UI" style:font-name-complex="Segoe UI" fo:color="#10162F" fo:font-size="13.5pt" style:font-size-asian="13.5pt" style:font-size-complex="13.5pt"/>
    </style:style>
    <style:style style:name="P1465" style:parent-style-name="Normal" style:family="paragraph">
      <style:paragraph-properties style:vertical-align="auto" fo:margin-top="0.0694in" fo:margin-bottom="0.0694in" fo:background-color="#FFFFFF"/>
      <style:text-properties style:font-name="Segoe UI" style:font-name-complex="Segoe UI" fo:color="#10162F" fo:font-size="13.5pt" style:font-size-asian="13.5pt" style:font-size-complex="13.5pt" fo:hyphenate="true"/>
    </style:style>
    <style:style style:name="P1466" style:parent-style-name="Normal" style:family="paragraph">
      <style:paragraph-properties fo:margin-left="0.5in" fo:background-color="#FFFFFF">
        <style:tab-stops/>
      </style:paragraph-properties>
    </style:style>
    <style:style style:name="T1467" style:parent-style-name="CodeHTML" style:family="text">
      <style:text-properties style:font-name="Consolas" style:font-name-asian="Songti SC" fo:color="#0A0D1C" fo:font-size="11pt" style:font-size-asian="11pt" style:font-size-complex="11pt" fo:background-color="#EEEEEE" style:text-underline-type="single" style:text-underline-style="solid" style:text-underline-width="auto" style:text-underline-mode="continuous"/>
    </style:style>
    <style:style style:name="P1468" style:parent-style-name="Normal" style:family="paragraph">
      <style:paragraph-properties fo:margin-left="0.5in" fo:background-color="#FFFFFF">
        <style:tab-stops/>
      </style:paragraph-properties>
    </style:style>
    <style:style style:name="T1469" style:parent-style-name="Policepardéfaut" style:family="text">
      <style:text-properties style:font-name="Segoe UI" style:font-name-complex="Segoe UI" fo:color="#10162F" fo:font-size="13.5pt" style:font-size-asian="13.5pt" style:font-size-complex="13.5pt"/>
    </style:style>
    <style:style style:name="P1470" style:parent-style-name="Normal" style:family="paragraph">
      <style:paragraph-properties fo:margin-left="0.5in" fo:background-color="#FFFFFF">
        <style:tab-stops/>
      </style:paragraph-properties>
      <style:text-properties style:font-name="Segoe UI" style:font-name-complex="Segoe UI" fo:color="#10162F" fo:font-size="13.5pt" style:font-size-asian="13.5pt" style:font-size-complex="13.5pt"/>
    </style:style>
    <style:style style:name="P1471" style:parent-style-name="Normal" style:family="paragraph">
      <style:paragraph-properties style:vertical-align="auto" fo:margin-top="0.0694in" fo:margin-bottom="0.0694in" fo:background-color="#FFFFFF"/>
      <style:text-properties fo:hyphenate="true"/>
    </style:style>
    <style:style style:name="T1472" style:parent-style-name="Policepardéfaut" style:family="text">
      <style:text-properties style:font-name="Segoe UI" style:font-name-complex="Segoe UI" fo:color="#10162F" fo:font-size="13.5pt" style:font-size-asian="13.5pt" style:font-size-complex="13.5pt"/>
    </style:style>
    <style:style style:name="T1473" style:parent-style-name="CodeHTML" style:family="text">
      <style:text-properties style:font-name="Consolas" style:font-name-asian="Songti SC" fo:color="#0A0D1C" fo:font-size="11pt" style:font-size-asian="11pt" style:font-size-complex="11pt" fo:background-color="#EEEEEE"/>
    </style:style>
    <style:style style:name="T1474" style:parent-style-name="CodeHTML" style:family="text">
      <style:text-properties style:font-name="Consolas" style:font-name-asian="Songti SC" fo:color="#0A0D1C" fo:font-size="11pt" style:font-size-asian="11pt" style:font-size-complex="11pt" fo:background-color="#EEEEEE"/>
    </style:style>
    <style:style style:name="T1475" style:parent-style-name="Policepardéfaut" style:family="text">
      <style:text-properties style:font-name="Segoe UI" style:font-name-complex="Segoe UI" fo:color="#10162F" fo:font-size="13.5pt" style:font-size-asian="13.5pt" style:font-size-complex="13.5pt"/>
    </style:style>
    <style:style style:name="T1476" style:parent-style-name="CodeHTML" style:family="text">
      <style:text-properties style:font-name="Consolas" style:font-name-asian="Songti SC" fo:color="#0A0D1C" fo:font-size="11pt" style:font-size-asian="11pt" style:font-size-complex="11pt" fo:background-color="#EEEEEE"/>
    </style:style>
    <style:style style:name="T1477" style:parent-style-name="Policepardéfaut" style:family="text">
      <style:text-properties style:font-name="Segoe UI" style:font-name-complex="Segoe UI" fo:color="#10162F" fo:font-size="13.5pt" style:font-size-asian="13.5pt" style:font-size-complex="13.5pt"/>
    </style:style>
    <style:style style:name="P1478" style:parent-style-name="Normal" style:family="paragraph">
      <style:paragraph-properties style:vertical-align="auto" fo:margin-top="0.0694in" fo:margin-bottom="0.0694in" fo:background-color="#FFFFFF"/>
      <style:text-properties fo:hyphenate="true"/>
    </style:style>
    <style:style style:name="T1479" style:parent-style-name="Policepardéfaut" style:family="text">
      <style:text-properties style:font-name="Segoe UI" style:font-name-complex="Segoe UI" fo:color="#10162F" fo:font-size="13.5pt" style:font-size-asian="13.5pt" style:font-size-complex="13.5pt"/>
    </style:style>
    <style:style style:name="T1480" style:parent-style-name="CodeHTML" style:family="text">
      <style:text-properties style:font-name="Consolas" style:font-name-asian="Songti SC" fo:color="#0A0D1C" fo:font-size="11pt" style:font-size-asian="11pt" style:font-size-complex="11pt" fo:background-color="#EEEEEE"/>
    </style:style>
    <style:style style:name="T1481" style:parent-style-name="Policepardéfaut" style:family="text">
      <style:text-properties style:font-name="Segoe UI" style:font-name-complex="Segoe UI" fo:color="#10162F" fo:font-size="13.5pt" style:font-size-asian="13.5pt" style:font-size-complex="13.5pt"/>
    </style:style>
    <style:style style:name="T1482" style:parent-style-name="Accentuation" style:family="text">
      <style:text-properties style:font-name="Segoe UI" style:font-name-complex="Segoe UI" fo:color="#10162F" fo:font-size="13.5pt" style:font-size-asian="13.5pt" style:font-size-complex="13.5pt"/>
    </style:style>
    <style:style style:name="T1483" style:parent-style-name="Policepardéfaut" style:family="text">
      <style:text-properties style:font-name="Segoe UI" style:font-name-complex="Segoe UI" fo:color="#10162F" fo:font-size="13.5pt" style:font-size-asian="13.5pt" style:font-size-complex="13.5pt"/>
    </style:style>
    <style:style style:name="T1484" style:parent-style-name="CodeHTML" style:family="text">
      <style:text-properties style:font-name="Consolas" style:font-name-asian="Songti SC" fo:color="#0A0D1C" fo:font-size="11pt" style:font-size-asian="11pt" style:font-size-complex="11pt" fo:background-color="#EEEEEE"/>
    </style:style>
    <style:style style:name="T1485" style:parent-style-name="Policepardéfaut" style:family="text">
      <style:text-properties style:font-name="Segoe UI" style:font-name-complex="Segoe UI" fo:color="#10162F" fo:font-size="13.5pt" style:font-size-asian="13.5pt" style:font-size-complex="13.5pt"/>
    </style:style>
    <style:style style:name="P1486" style:parent-style-name="Normal" style:family="paragraph">
      <style:paragraph-properties style:vertical-align="auto" fo:margin-top="0.0694in" fo:margin-bottom="0.0694in" fo:background-color="#FFFFFF"/>
      <style:text-properties fo:hyphenate="true"/>
    </style:style>
    <style:style style:name="T1487" style:parent-style-name="Policepardéfaut" style:family="text">
      <style:text-properties style:font-name="Segoe UI" style:font-name-complex="Segoe UI" fo:color="#10162F" fo:font-size="13.5pt" style:font-size-asian="13.5pt" style:font-size-complex="13.5pt"/>
    </style:style>
    <style:style style:name="T1488" style:parent-style-name="CodeHTML" style:family="text">
      <style:text-properties style:font-name="Consolas" style:font-name-asian="Songti SC" fo:color="#0A0D1C" fo:font-size="11pt" style:font-size-asian="11pt" style:font-size-complex="11pt" fo:background-color="#EEEEEE"/>
    </style:style>
    <style:style style:name="T1489" style:parent-style-name="Policepardéfaut" style:family="text">
      <style:text-properties style:font-name="Segoe UI" style:font-name-complex="Segoe UI" fo:color="#10162F" fo:font-size="13.5pt" style:font-size-asian="13.5pt" style:font-size-complex="13.5pt"/>
    </style:style>
    <style:style style:name="T1490" style:parent-style-name="Policepardéfaut" style:family="text">
      <style:text-properties style:font-name="Segoe UI" style:font-name-complex="Segoe UI" fo:color="#10162F" fo:font-size="13.5pt" style:font-size-asian="13.5pt" style:font-size-complex="13.5pt"/>
    </style:style>
    <style:style style:name="P1491"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CD"/>
    </style:style>
    <style:style style:name="P1492" style:parent-style-name="g-md-p" style:family="paragraph">
      <style:paragraph-properties fo:margin-top="0in" fo:background-color="#FFFFFF"/>
    </style:style>
    <style:style style:name="T1493" style:parent-style-name="Élevé" style:family="text">
      <style:text-properties style:font-name="Segoe UI" style:font-name-complex="Segoe UI" fo:color="#10162F" fo:font-size="13.5pt" style:font-size-asian="13.5pt" style:font-size-complex="13.5pt" fo:language="fr" fo:country="CD"/>
    </style:style>
    <style:style style:name="T1494" style:parent-style-name="Policepardéfaut" style:family="text">
      <style:text-properties style:font-name="Segoe UI" style:font-name-complex="Segoe UI" fo:color="#10162F" fo:font-size="13.5pt" style:font-size-asian="13.5pt" style:font-size-complex="13.5pt" fo:language="fr" fo:country="CD"/>
    </style:style>
    <style:style style:name="T1495" style:parent-style-name="CodeHTML" style:family="text">
      <style:text-properties style:font-name="Consolas" fo:color="#0A0D1C" fo:font-size="11pt" style:font-size-asian="11pt" style:font-size-complex="11pt" fo:background-color="#EEEEEE" fo:language="fr" fo:country="CD"/>
    </style:style>
    <style:style style:name="T1496" style:parent-style-name="Policepardéfaut" style:family="text">
      <style:text-properties style:font-name="Segoe UI" style:font-name-complex="Segoe UI" fo:color="#10162F" fo:font-size="13.5pt" style:font-size-asian="13.5pt" style:font-size-complex="13.5pt" fo:language="fr" fo:country="CD"/>
    </style:style>
    <style:style style:name="P1497" style:parent-style-name="PréformatéHTML" style:family="paragraph">
      <style:paragraph-properties fo:background-color="#211E2F"/>
    </style:style>
    <style:style style:name="T1498" style:parent-style-name="mtk9" style:family="text">
      <style:text-properties style:font-name="Consolas" fo:color="#FF8973" fo:font-size="13.5pt" style:font-size-asian="13.5pt" style:font-size-complex="13.5pt"/>
    </style:style>
    <style:style style:name="T1499" style:parent-style-name="mtk1" style:family="text">
      <style:text-properties style:font-name="Consolas" style:font-name-asian="OpenSymbol" fo:color="#FFFFFF" fo:font-size="13.5pt" style:font-size-asian="13.5pt" style:font-size-complex="13.5pt"/>
    </style:style>
    <style:style style:name="T1500" style:parent-style-name="Policepardéfaut" style:family="text">
      <style:text-properties style:font-name="Consolas" fo:color="#939598" fo:font-size="13.5pt" style:font-size-asian="13.5pt" style:font-size-complex="13.5pt"/>
    </style:style>
    <style:style style:name="T1501" style:parent-style-name="mtk1" style:family="text">
      <style:text-properties style:font-name="Consolas" style:font-name-asian="OpenSymbol" fo:color="#FFFFFF" fo:font-size="13.5pt" style:font-size-asian="13.5pt" style:font-size-complex="13.5pt"/>
    </style:style>
    <style:style style:name="T1502" style:parent-style-name="mtk10" style:family="text">
      <style:text-properties style:font-name="Consolas" fo:color="#83FFF5" fo:font-size="13.5pt" style:font-size-asian="13.5pt" style:font-size-complex="13.5pt"/>
    </style:style>
    <style:style style:name="T1503" style:parent-style-name="mtk1" style:family="text">
      <style:text-properties style:font-name="Consolas" style:font-name-asian="OpenSymbol" fo:color="#FFFFFF" fo:font-size="13.5pt" style:font-size-asian="13.5pt" style:font-size-complex="13.5pt"/>
    </style:style>
    <style:style style:name="T1504" style:parent-style-name="mtk9" style:family="text">
      <style:text-properties style:font-name="Consolas" fo:color="#FF8973" fo:font-size="13.5pt" style:font-size-asian="13.5pt" style:font-size-complex="13.5pt"/>
    </style:style>
    <style:style style:name="T1505" style:parent-style-name="mtk1" style:family="text">
      <style:text-properties style:font-name="Consolas" style:font-name-asian="OpenSymbol" fo:color="#FFFFFF" fo:font-size="13.5pt" style:font-size-asian="13.5pt" style:font-size-complex="13.5pt"/>
    </style:style>
    <style:style style:name="T1506" style:parent-style-name="Policepardéfaut" style:family="text">
      <style:text-properties style:font-name="Consolas" fo:color="#939598" fo:font-size="13.5pt" style:font-size-asian="13.5pt" style:font-size-complex="13.5pt"/>
    </style:style>
    <style:style style:name="T1507" style:parent-style-name="mtk1" style:family="text">
      <style:text-properties style:font-name="Consolas" style:font-name-asian="OpenSymbol" fo:color="#FFFFFF" fo:font-size="13.5pt" style:font-size-asian="13.5pt" style:font-size-complex="13.5pt"/>
    </style:style>
    <style:style style:name="T1508" style:parent-style-name="mtk9" style:family="text">
      <style:text-properties style:font-name="Consolas" fo:color="#FF8973" fo:font-size="13.5pt" style:font-size-asian="13.5pt" style:font-size-complex="13.5pt"/>
    </style:style>
    <style:style style:name="T1509" style:parent-style-name="mtk1" style:family="text">
      <style:text-properties style:font-name="Consolas" style:font-name-asian="OpenSymbol" fo:color="#FFFFFF" fo:font-size="13.5pt" style:font-size-asian="13.5pt" style:font-size-complex="13.5pt"/>
    </style:style>
    <style:style style:name="T1510" style:parent-style-name="mtk9" style:family="text">
      <style:text-properties style:font-name="Consolas" fo:color="#FF8973" fo:font-size="13.5pt" style:font-size-asian="13.5pt" style:font-size-complex="13.5pt"/>
    </style:style>
    <style:style style:name="T1511" style:parent-style-name="mtk1" style:family="text">
      <style:text-properties style:font-name="Consolas" style:font-name-asian="OpenSymbol" fo:color="#FFFFFF" fo:font-size="13.5pt" style:font-size-asian="13.5pt" style:font-size-complex="13.5pt"/>
    </style:style>
    <style:style style:name="T1512" style:parent-style-name="Policepardéfaut" style:family="text">
      <style:text-properties style:font-name="Consolas" fo:color="#939598" fo:font-size="13.5pt" style:font-size-asian="13.5pt" style:font-size-complex="13.5pt"/>
    </style:style>
    <style:style style:name="T1513" style:parent-style-name="mtk1" style:family="text">
      <style:text-properties style:font-name="Consolas" style:font-name-asian="OpenSymbol" fo:color="#FFFFFF" fo:font-size="13.5pt" style:font-size-asian="13.5pt" style:font-size-complex="13.5pt"/>
    </style:style>
    <style:style style:name="T1514" style:parent-style-name="Policepardéfaut" style:family="text">
      <style:text-properties style:font-name="Consolas" fo:color="#939598" fo:font-size="13.5pt" style:font-size-asian="13.5pt" style:font-size-complex="13.5pt"/>
    </style:style>
    <style:style style:name="T1515" style:parent-style-name="mtk1" style:family="text">
      <style:text-properties style:font-name="Consolas" style:font-name-asian="OpenSymbol" fo:color="#FFFFFF" fo:font-size="13.5pt" style:font-size-asian="13.5pt" style:font-size-complex="13.5pt"/>
    </style:style>
    <style:style style:name="T1516" style:parent-style-name="mtk10" style:family="text">
      <style:text-properties style:font-name="Consolas" fo:color="#83FFF5" fo:font-size="13.5pt" style:font-size-asian="13.5pt" style:font-size-complex="13.5pt"/>
    </style:style>
    <style:style style:name="T1517" style:parent-style-name="mtk1" style:family="text">
      <style:text-properties style:font-name="Consolas" style:font-name-asian="OpenSymbol" fo:color="#FFFFFF" fo:font-size="13.5pt" style:font-size-asian="13.5pt" style:font-size-complex="13.5pt"/>
    </style:style>
    <style:style style:name="T1518" style:parent-style-name="mtk9" style:family="text">
      <style:text-properties style:font-name="Consolas" fo:color="#FF8973" fo:font-size="13.5pt" style:font-size-asian="13.5pt" style:font-size-complex="13.5pt"/>
    </style:style>
    <style:style style:name="T1519" style:parent-style-name="mtk1" style:family="text">
      <style:text-properties style:font-name="Consolas" style:font-name-asian="OpenSymbol" fo:color="#FFFFFF" fo:font-size="13.5pt" style:font-size-asian="13.5pt" style:font-size-complex="13.5pt"/>
    </style:style>
    <style:style style:name="T1520" style:parent-style-name="Policepardéfaut" style:family="text">
      <style:text-properties style:font-name="Consolas" fo:color="#939598" fo:font-size="13.5pt" style:font-size-asian="13.5pt" style:font-size-complex="13.5pt"/>
    </style:style>
    <style:style style:name="T1521" style:parent-style-name="mtk1" style:family="text">
      <style:text-properties style:font-name="Consolas" style:font-name-asian="OpenSymbol" fo:color="#FFFFFF" fo:font-size="13.5pt" style:font-size-asian="13.5pt" style:font-size-complex="13.5pt"/>
    </style:style>
    <style:style style:name="T1522" style:parent-style-name="mtk9" style:family="text">
      <style:text-properties style:font-name="Consolas" fo:color="#FF8973" fo:font-size="13.5pt" style:font-size-asian="13.5pt" style:font-size-complex="13.5pt"/>
    </style:style>
    <style:style style:name="T1523" style:parent-style-name="mtk1" style:family="text">
      <style:text-properties style:font-name="Consolas" style:font-name-asian="OpenSymbol" fo:color="#FFFFFF" fo:font-size="13.5pt" style:font-size-asian="13.5pt" style:font-size-complex="13.5pt"/>
    </style:style>
    <style:style style:name="T1524" style:parent-style-name="mtk10" style:family="text">
      <style:text-properties style:font-name="Consolas" fo:color="#83FFF5" fo:font-size="13.5pt" style:font-size-asian="13.5pt" style:font-size-complex="13.5pt"/>
    </style:style>
    <style:style style:name="T1525" style:parent-style-name="mtk1" style:family="text">
      <style:text-properties style:font-name="Consolas" style:font-name-asian="OpenSymbol" fo:color="#FFFFFF" fo:font-size="13.5pt" style:font-size-asian="13.5pt" style:font-size-complex="13.5pt"/>
    </style:style>
    <style:style style:name="T1526" style:parent-style-name="mtk9" style:family="text">
      <style:text-properties style:font-name="Consolas" fo:color="#FF8973" fo:font-size="13.5pt" style:font-size-asian="13.5pt" style:font-size-complex="13.5pt"/>
    </style:style>
    <style:style style:name="T1527" style:parent-style-name="mtk1" style:family="text">
      <style:text-properties style:font-name="Consolas" style:font-name-asian="OpenSymbol" fo:color="#FFFFFF" fo:font-size="13.5pt" style:font-size-asian="13.5pt" style:font-size-complex="13.5pt"/>
    </style:style>
    <style:style style:name="T1528" style:parent-style-name="Policepardéfaut" style:family="text">
      <style:text-properties style:font-name="Consolas" fo:color="#939598" fo:font-size="13.5pt" style:font-size-asian="13.5pt" style:font-size-complex="13.5pt"/>
    </style:style>
    <style:style style:name="T1529" style:parent-style-name="mtk1" style:family="text">
      <style:text-properties style:font-name="Consolas" style:font-name-asian="OpenSymbol" fo:color="#FFFFFF" fo:font-size="13.5pt" style:font-size-asian="13.5pt" style:font-size-complex="13.5pt"/>
    </style:style>
    <style:style style:name="T1530" style:parent-style-name="Policepardéfaut" style:family="text">
      <style:text-properties style:font-name="Consolas" fo:color="#939598" fo:font-size="13.5pt" style:font-size-asian="13.5pt" style:font-size-complex="13.5pt"/>
    </style:style>
    <style:style style:name="P1531" style:parent-style-name="PréformatéHTML" style:family="paragraph">
      <style:paragraph-properties fo:background-color="#FFFFFF"/>
    </style:style>
    <style:style style:name="T1532" style:parent-style-name="gamut-18awgza-styledtext" style:family="text">
      <style:text-properties style:font-name-asian="Liberation Mono" fo:color="#10162F" fo:font-size="13.5pt" style:font-size-asian="13.5pt" style:font-size-complex="13.5pt" fo:language="fr" fo:country="CD"/>
    </style:style>
    <style:style style:name="P1533"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CD"/>
    </style:style>
    <style:style style:name="P1534" style:parent-style-name="Normal" style:family="paragraph">
      <style:paragraph-properties style:vertical-align="auto" fo:margin-top="0.0694in" fo:margin-bottom="0.0694in" fo:background-color="#FFFFFF"/>
      <style:text-properties fo:hyphenate="true"/>
    </style:style>
    <style:style style:name="T1535" style:parent-style-name="Policepardéfaut" style:family="text">
      <style:text-properties style:font-name="Segoe UI" style:font-name-complex="Segoe UI" fo:color="#10162F" fo:font-size="13.5pt" style:font-size-asian="13.5pt" style:font-size-complex="13.5pt"/>
    </style:style>
    <style:style style:name="T1536" style:parent-style-name="CodeHTML" style:family="text">
      <style:text-properties style:font-name="Consolas" style:font-name-asian="Songti SC" fo:color="#0A0D1C" fo:font-size="11pt" style:font-size-asian="11pt" style:font-size-complex="11pt" fo:background-color="#EEEEEE"/>
    </style:style>
    <style:style style:name="T1537" style:parent-style-name="Policepardéfaut" style:family="text">
      <style:text-properties style:font-name="Segoe UI" style:font-name-complex="Segoe UI" fo:color="#10162F" fo:font-size="13.5pt" style:font-size-asian="13.5pt" style:font-size-complex="13.5pt"/>
    </style:style>
    <style:style style:name="P1538" style:parent-style-name="Normal" style:family="paragraph">
      <style:paragraph-properties style:vertical-align="auto" fo:margin-top="0.0694in" fo:margin-bottom="0.0694in" fo:background-color="#FFFFFF"/>
      <style:text-properties fo:hyphenate="true"/>
    </style:style>
    <style:style style:name="T1539" style:parent-style-name="Policepardéfaut" style:family="text">
      <style:text-properties style:font-name="Segoe UI" style:font-name-complex="Segoe UI" fo:color="#10162F" fo:font-size="13.5pt" style:font-size-asian="13.5pt" style:font-size-complex="13.5pt"/>
    </style:style>
    <style:style style:name="T1540" style:parent-style-name="CodeHTML" style:family="text">
      <style:text-properties style:font-name="Consolas" style:font-name-asian="Songti SC" fo:color="#0A0D1C" fo:font-size="11pt" style:font-size-asian="11pt" style:font-size-complex="11pt" fo:background-color="#EEEEEE"/>
    </style:style>
    <style:style style:name="T1541" style:parent-style-name="Policepardéfaut" style:family="text">
      <style:text-properties style:font-name="Segoe UI" style:font-name-complex="Segoe UI" fo:color="#10162F" fo:font-size="13.5pt" style:font-size-asian="13.5pt" style:font-size-complex="13.5pt"/>
    </style:style>
    <style:style style:name="P1542" style:parent-style-name="Normal" style:family="paragraph">
      <style:paragraph-properties style:vertical-align="auto" fo:margin-top="0.0694in" fo:margin-bottom="0.0694in" fo:background-color="#FFFFFF"/>
      <style:text-properties fo:hyphenate="true"/>
    </style:style>
    <style:style style:name="T1543" style:parent-style-name="Policepardéfaut" style:family="text">
      <style:text-properties style:font-name="Segoe UI" style:font-name-complex="Segoe UI" fo:color="#10162F" fo:font-size="13.5pt" style:font-size-asian="13.5pt" style:font-size-complex="13.5pt"/>
    </style:style>
    <style:style style:name="T1544" style:parent-style-name="CodeHTML" style:family="text">
      <style:text-properties style:font-name="Consolas" style:font-name-asian="Songti SC" fo:color="#0A0D1C" fo:font-size="11pt" style:font-size-asian="11pt" style:font-size-complex="11pt" fo:background-color="#EEEEEE"/>
    </style:style>
    <style:style style:name="T1545" style:parent-style-name="Policepardéfaut" style:family="text">
      <style:text-properties style:font-name="Segoe UI" style:font-name-complex="Segoe UI" fo:color="#10162F" fo:font-size="13.5pt" style:font-size-asian="13.5pt" style:font-size-complex="13.5pt"/>
    </style:style>
    <style:style style:name="P1546" style:parent-style-name="Normal" style:family="paragraph">
      <style:paragraph-properties style:vertical-align="auto" fo:margin-top="0.0694in" fo:margin-bottom="0.0694in" fo:background-color="#FFFFFF"/>
      <style:text-properties fo:hyphenate="true"/>
    </style:style>
    <style:style style:name="T1547" style:parent-style-name="Policepardéfaut" style:family="text">
      <style:text-properties style:font-name="Segoe UI" style:font-name-complex="Segoe UI" fo:color="#10162F" fo:font-size="13.5pt" style:font-size-asian="13.5pt" style:font-size-complex="13.5pt"/>
    </style:style>
    <style:style style:name="T1548" style:parent-style-name="Policepardéfaut" style:family="text">
      <style:text-properties style:font-name="Segoe UI" style:font-name-complex="Segoe UI" fo:color="#10162F" fo:font-size="13.5pt" style:font-size-asian="13.5pt" style:font-size-complex="13.5pt"/>
    </style:style>
    <style:style style:name="T1549" style:parent-style-name="CodeHTML" style:family="text">
      <style:text-properties style:font-name="Consolas" style:font-name-asian="Songti SC" fo:color="#0A0D1C" fo:font-size="11pt" style:font-size-asian="11pt" style:font-size-complex="11pt" fo:background-color="#EEEEEE"/>
    </style:style>
    <style:style style:name="T1550" style:parent-style-name="Policepardéfaut" style:family="text">
      <style:text-properties style:font-name="Segoe UI" style:font-name-complex="Segoe UI" fo:color="#10162F" fo:font-size="13.5pt" style:font-size-asian="13.5pt" style:font-size-complex="13.5pt"/>
    </style:style>
    <style:style style:name="T1551" style:parent-style-name="CodeHTML" style:family="text">
      <style:text-properties style:font-name="Consolas" style:font-name-asian="Songti SC" fo:color="#0A0D1C" fo:font-size="11pt" style:font-size-asian="11pt" style:font-size-complex="11pt" fo:background-color="#EEEEEE"/>
    </style:style>
    <style:style style:name="T1552" style:parent-style-name="Policepardéfaut" style:family="text">
      <style:text-properties style:font-name="Segoe UI" style:font-name-complex="Segoe UI" fo:color="#10162F" fo:font-size="13.5pt" style:font-size-asian="13.5pt" style:font-size-complex="13.5pt"/>
    </style:style>
    <style:style style:name="P1553" style:parent-style-name="g-md-p" style:family="paragraph">
      <style:paragraph-properties fo:margin-top="0in" fo:margin-bottom="0in" fo:background-color="#FFFFFF"/>
      <style:text-properties style:font-name="Segoe UI" style:font-name-complex="Segoe UI" fo:color="#10162F" fo:font-size="13.5pt" style:font-size-asian="13.5pt" style:font-size-complex="13.5pt" fo:language="fr" fo:country="CD"/>
    </style:style>
    <style:style style:name="P1554" style:parent-style-name="g-md-p" style:family="paragraph">
      <style:paragraph-properties fo:margin-top="0in" fo:margin-bottom="0in" fo:background-color="#FFFFFF"/>
      <style:text-properties style:font-name="Segoe UI" style:font-name-complex="Segoe UI" fo:color="#10162F" fo:font-size="13.5pt" style:font-size-asian="13.5pt" style:font-size-complex="13.5pt" fo:language="fr" fo:country="CD"/>
    </style:style>
    <style:style style:name="P1555" style:parent-style-name="Textbody" style:family="paragraph">
      <style:paragraph-properties fo:margin-bottom="0in" fo:line-height="160%"/>
      <style:text-properties style:font-name="Arial" style:font-name-complex="Arial" fo:color="#10162F" fo:font-size="14pt" style:font-size-asian="14pt"/>
    </style:style>
    <style:style style:name="P1556" style:parent-style-name="Textbody" style:family="paragraph">
      <style:paragraph-properties fo:margin-bottom="0in" fo:line-height="160%"/>
      <style:text-properties style:font-name="Arial" style:font-name-complex="Arial" fo:color="#10162F" fo:font-size="14pt" style:font-size-asian="14pt"/>
    </style:style>
    <style:style style:name="P1557" style:parent-style-name="Titre3" style:family="paragraph">
      <style:paragraph-properties fo:background-color="#FFFFFF"/>
      <style:text-properties style:font-name="Segoe UI" style:font-name-complex="Segoe UI" fo:color="#0A0D1C"/>
    </style:style>
    <style:style style:name="P1558" style:parent-style-name="Normal" style:family="paragraph">
      <style:paragraph-properties fo:background-color="#FFFFFF"/>
    </style:style>
    <style:style style:name="T1559" style:parent-style-name="gamut-uidoxx-styledtext" style:family="text">
      <style:text-properties style:font-name="Segoe UI" style:font-name-complex="Segoe UI" fo:color="#10162F" fo:font-size="13.5pt" style:font-size-asian="13.5pt" style:font-size-complex="13.5pt"/>
    </style:style>
    <style:style style:name="P1560"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CD"/>
    </style:style>
    <style:style style:name="P1561" style:parent-style-name="g-md-p" style:family="paragraph">
      <style:paragraph-properties fo:margin-top="0in" fo:background-color="#FFFFFF"/>
    </style:style>
    <style:style style:name="T1562" style:parent-style-name="Policepardéfaut" style:family="text">
      <style:text-properties style:font-name="Segoe UI" style:font-name-complex="Segoe UI" fo:color="#10162F" fo:font-size="13.5pt" style:font-size-asian="13.5pt" style:font-size-complex="13.5pt" fo:language="fr" fo:country="CD"/>
    </style:style>
    <style:style style:name="T1563" style:parent-style-name="Policepardéfaut" style:family="text">
      <style:text-properties style:font-name="Segoe UI" style:font-name-complex="Segoe UI" fo:color="#10162F" fo:font-size="13.5pt" style:font-size-asian="13.5pt" style:font-size-complex="13.5pt" fo:language="fr" fo:country="CD"/>
    </style:style>
    <style:style style:name="T1564" style:parent-style-name="Accentuation" style:family="text">
      <style:text-properties style:font-name="Segoe UI" style:font-name-complex="Segoe UI" fo:color="#10162F" fo:font-size="13.5pt" style:font-size-asian="13.5pt" style:font-size-complex="13.5pt" fo:language="fr" fo:country="CD"/>
    </style:style>
    <style:style style:name="T1565" style:parent-style-name="Policepardéfaut" style:family="text">
      <style:text-properties style:font-name="Segoe UI" style:font-name-complex="Segoe UI" fo:color="#10162F" fo:font-size="13.5pt" style:font-size-asian="13.5pt" style:font-size-complex="13.5pt" fo:language="fr" fo:country="CD"/>
    </style:style>
    <style:style style:name="T1566" style:parent-style-name="Policepardéfaut" style:family="text">
      <style:text-properties style:font-name="Segoe UI" style:font-name-complex="Segoe UI" fo:color="#10162F" fo:font-size="13.5pt" style:font-size-asian="13.5pt" style:font-size-complex="13.5pt" fo:language="fr" fo:country="CD"/>
    </style:style>
    <style:style style:name="P1567" style:parent-style-name="g-md-p" style:family="paragraph">
      <style:paragraph-properties fo:margin-top="0in" fo:background-color="#FFFFFF"/>
    </style:style>
    <style:style style:name="T1568" style:parent-style-name="Policepardéfaut" style:family="text">
      <style:text-properties style:font-name="Segoe UI" style:font-name-complex="Segoe UI" fo:color="#10162F" fo:font-size="13.5pt" style:font-size-asian="13.5pt" style:font-size-complex="13.5pt" fo:language="fr" fo:country="CD"/>
    </style:style>
    <style:style style:name="T1569" style:parent-style-name="Accentuation" style:family="text">
      <style:text-properties style:font-name="Segoe UI" style:font-name-complex="Segoe UI" fo:color="#10162F" fo:font-size="13.5pt" style:font-size-asian="13.5pt" style:font-size-complex="13.5pt" fo:language="fr" fo:country="CD"/>
    </style:style>
    <style:style style:name="T1570" style:parent-style-name="Policepardéfaut" style:family="text">
      <style:text-properties style:font-name="Segoe UI" style:font-name-complex="Segoe UI" fo:color="#10162F" fo:font-size="13.5pt" style:font-size-asian="13.5pt" style:font-size-complex="13.5pt" fo:language="fr" fo:country="CD"/>
    </style:style>
    <style:style style:name="T1571" style:parent-style-name="CodeHTML" style:family="text">
      <style:text-properties style:font-name="Consolas" fo:color="#0A0D1C" fo:font-size="11pt" style:font-size-asian="11pt" style:font-size-complex="11pt" fo:background-color="#EEEEEE" fo:language="fr" fo:country="CD"/>
    </style:style>
    <style:style style:name="T1572" style:parent-style-name="CodeHTML" style:family="text">
      <style:text-properties style:font-name="Consolas" fo:color="#0A0D1C" fo:font-size="11pt" style:font-size-asian="11pt" style:font-size-complex="11pt" fo:background-color="#EEEEEE" fo:language="fr" fo:country="CD"/>
    </style:style>
    <style:style style:name="T1573" style:parent-style-name="Policepardéfaut" style:family="text">
      <style:text-properties style:font-name="Segoe UI" style:font-name-complex="Segoe UI" fo:color="#10162F" fo:font-size="13.5pt" style:font-size-asian="13.5pt" style:font-size-complex="13.5pt" fo:language="fr" fo:country="CD"/>
    </style:style>
    <style:style style:name="P1574" style:parent-style-name="g-md-p" style:family="paragraph">
      <style:paragraph-properties fo:margin-top="0in" fo:background-color="#FFFFFF"/>
    </style:style>
    <style:style style:name="T1575" style:parent-style-name="CodeHTML" style:family="text">
      <style:text-properties style:font-name="Consolas" fo:color="#0A0D1C" fo:font-size="11pt" style:font-size-asian="11pt" style:font-size-complex="11pt" fo:background-color="#EEEEEE" fo:language="fr" fo:country="CD"/>
    </style:style>
    <style:style style:name="T1576" style:parent-style-name="Policepardéfaut" style:family="text">
      <style:text-properties style:font-name="Segoe UI" style:font-name-complex="Segoe UI" fo:color="#10162F" fo:font-size="13.5pt" style:font-size-asian="13.5pt" style:font-size-complex="13.5pt" fo:language="fr" fo:country="CD"/>
    </style:style>
    <style:style style:name="T1577" style:parent-style-name="Policepardéfaut" style:family="text">
      <style:text-properties style:font-name="Segoe UI" style:font-name-complex="Segoe UI" fo:color="#10162F" fo:font-size="13.5pt" style:font-size-asian="13.5pt" style:font-size-complex="13.5pt"/>
    </style:style>
    <style:style style:name="P1578" style:parent-style-name="Normal" style:family="paragraph">
      <style:paragraph-properties style:vertical-align="auto" fo:margin-top="0.0694in" fo:margin-bottom="0.0694in" fo:background-color="#FFFFFF"/>
      <style:text-properties fo:hyphenate="true"/>
    </style:style>
    <style:style style:name="T1579" style:parent-style-name="Policepardéfaut" style:family="text">
      <style:text-properties style:font-name="Segoe UI" style:font-name-complex="Segoe UI" fo:color="#10162F" fo:font-size="13.5pt" style:font-size-asian="13.5pt" style:font-size-complex="13.5pt"/>
    </style:style>
    <style:style style:name="T1580" style:parent-style-name="CodeHTML" style:family="text">
      <style:text-properties style:font-name="Consolas" style:font-name-asian="Songti SC" fo:color="#0A0D1C" fo:font-size="11pt" style:font-size-asian="11pt" style:font-size-complex="11pt" fo:background-color="#EEEEEE"/>
    </style:style>
    <style:style style:name="T1581" style:parent-style-name="Policepardéfaut" style:family="text">
      <style:text-properties style:font-name="Segoe UI" style:font-name-complex="Segoe UI" fo:color="#10162F" fo:font-size="13.5pt" style:font-size-asian="13.5pt" style:font-size-complex="13.5pt"/>
    </style:style>
    <style:style style:name="T1582" style:parent-style-name="Policepardéfaut" style:family="text">
      <style:text-properties style:font-name="Segoe UI" style:font-name-complex="Segoe UI" fo:color="#10162F" fo:font-size="13.5pt" style:font-size-asian="13.5pt" style:font-size-complex="13.5pt"/>
    </style:style>
    <style:style style:name="P1583" style:parent-style-name="Normal" style:family="paragraph">
      <style:paragraph-properties style:vertical-align="auto" fo:margin-top="0.0694in" fo:margin-bottom="0.0694in" fo:background-color="#FFFFFF"/>
      <style:text-properties fo:hyphenate="true"/>
    </style:style>
    <style:style style:name="T1584" style:parent-style-name="Policepardéfaut" style:family="text">
      <style:text-properties style:font-name="Segoe UI" style:font-name-complex="Segoe UI" fo:color="#10162F" fo:font-size="13.5pt" style:font-size-asian="13.5pt" style:font-size-complex="13.5pt"/>
    </style:style>
    <style:style style:name="T1585" style:parent-style-name="CodeHTML" style:family="text">
      <style:text-properties style:font-name="Consolas" style:font-name-asian="Songti SC" fo:color="#0A0D1C" fo:font-size="11pt" style:font-size-asian="11pt" style:font-size-complex="11pt" fo:background-color="#EEEEEE"/>
    </style:style>
    <style:style style:name="T1586" style:parent-style-name="Policepardéfaut" style:family="text">
      <style:text-properties style:font-name="Segoe UI" style:font-name-complex="Segoe UI" fo:color="#10162F" fo:font-size="13.5pt" style:font-size-asian="13.5pt" style:font-size-complex="13.5pt"/>
    </style:style>
    <style:style style:name="T1587" style:parent-style-name="Policepardéfaut" style:family="text">
      <style:text-properties style:font-name="Segoe UI" style:font-name-complex="Segoe UI" fo:color="#10162F" fo:font-size="13.5pt" style:font-size-asian="13.5pt" style:font-size-complex="13.5pt"/>
    </style:style>
    <style:style style:name="T1588" style:parent-style-name="Accentuation" style:family="text">
      <style:text-properties style:font-name="Segoe UI" style:font-name-complex="Segoe UI" fo:color="#10162F" fo:font-size="13.5pt" style:font-size-asian="13.5pt" style:font-size-complex="13.5pt"/>
    </style:style>
    <style:style style:name="T1589" style:parent-style-name="Policepardéfaut" style:family="text">
      <style:text-properties style:font-name="Segoe UI" style:font-name-complex="Segoe UI" fo:color="#10162F" fo:font-size="13.5pt" style:font-size-asian="13.5pt" style:font-size-complex="13.5pt"/>
    </style:style>
    <style:style style:name="P1590"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CD"/>
    </style:style>
    <style:style style:name="P1591" style:parent-style-name="PréformatéHTML" style:family="paragraph">
      <style:paragraph-properties fo:background-color="#211E2F"/>
    </style:style>
    <style:style style:name="T1592" style:parent-style-name="mtk12" style:family="text">
      <style:text-properties style:font-name="Consolas" fo:color="#B3CCFF" fo:font-size="13.5pt" style:font-size-asian="13.5pt" style:font-size-complex="13.5pt"/>
    </style:style>
    <style:style style:name="T1593" style:parent-style-name="mtk1" style:family="text">
      <style:text-properties style:font-name="Consolas" style:font-name-asian="OpenSymbol" fo:color="#FFFFFF" fo:font-size="13.5pt" style:font-size-asian="13.5pt" style:font-size-complex="13.5pt"/>
    </style:style>
    <style:style style:name="T1594" style:parent-style-name="mtk9" style:family="text">
      <style:text-properties style:font-name="Consolas" fo:color="#FF8973" fo:font-size="13.5pt" style:font-size-asian="13.5pt" style:font-size-complex="13.5pt"/>
    </style:style>
    <style:style style:name="T1595" style:parent-style-name="mtk1" style:family="text">
      <style:text-properties style:font-name="Consolas" style:font-name-asian="OpenSymbol" fo:color="#FFFFFF" fo:font-size="13.5pt" style:font-size-asian="13.5pt" style:font-size-complex="13.5pt"/>
    </style:style>
    <style:style style:name="T1596" style:parent-style-name="mtk10" style:family="text">
      <style:text-properties style:font-name="Consolas" fo:color="#83FFF5" fo:font-size="13.5pt" style:font-size-asian="13.5pt" style:font-size-complex="13.5pt"/>
    </style:style>
    <style:style style:name="T1597" style:parent-style-name="mtk1" style:family="text">
      <style:text-properties style:font-name="Consolas" style:font-name-asian="OpenSymbol" fo:color="#FFFFFF" fo:font-size="13.5pt" style:font-size-asian="13.5pt" style:font-size-complex="13.5pt"/>
    </style:style>
    <style:style style:name="T1598" style:parent-style-name="mtk9" style:family="text">
      <style:text-properties style:font-name="Consolas" fo:color="#FF8973" fo:font-size="13.5pt" style:font-size-asian="13.5pt" style:font-size-complex="13.5pt"/>
    </style:style>
    <style:style style:name="T1599" style:parent-style-name="mtk1" style:family="text">
      <style:text-properties style:font-name="Consolas" style:font-name-asian="OpenSymbol" fo:color="#FFFFFF" fo:font-size="13.5pt" style:font-size-asian="13.5pt" style:font-size-complex="13.5pt"/>
    </style:style>
    <style:style style:name="T1600" style:parent-style-name="mtk9" style:family="text">
      <style:text-properties style:font-name="Consolas" fo:color="#FF8973" fo:font-size="13.5pt" style:font-size-asian="13.5pt" style:font-size-complex="13.5pt"/>
    </style:style>
    <style:style style:name="T1601" style:parent-style-name="mtk1" style:family="text">
      <style:text-properties style:font-name="Consolas" style:font-name-asian="OpenSymbol" fo:color="#FFFFFF" fo:font-size="13.5pt" style:font-size-asian="13.5pt" style:font-size-complex="13.5pt"/>
    </style:style>
    <style:style style:name="T1602" style:parent-style-name="mtk9" style:family="text">
      <style:text-properties style:font-name="Consolas" fo:color="#FF8973" fo:font-size="13.5pt" style:font-size-asian="13.5pt" style:font-size-complex="13.5pt"/>
    </style:style>
    <style:style style:name="T1603" style:parent-style-name="mtk1" style:family="text">
      <style:text-properties style:font-name="Consolas" style:font-name-asian="OpenSymbol" fo:color="#FFFFFF" fo:font-size="13.5pt" style:font-size-asian="13.5pt" style:font-size-complex="13.5pt"/>
    </style:style>
    <style:style style:name="T1604" style:parent-style-name="Policepardéfaut" style:family="text">
      <style:text-properties style:font-name="Consolas" fo:color="#939598" fo:font-size="13.5pt" style:font-size-asian="13.5pt" style:font-size-complex="13.5pt"/>
    </style:style>
    <style:style style:name="T1605" style:parent-style-name="Policepardéfaut" style:family="text">
      <style:text-properties style:font-name="Consolas" fo:color="#939598" fo:font-size="13.5pt" style:font-size-asian="13.5pt" style:font-size-complex="13.5pt"/>
    </style:style>
    <style:style style:name="T1606" style:parent-style-name="mtk9" style:family="text">
      <style:text-properties style:font-name="Consolas" fo:color="#FF8973" fo:font-size="13.5pt" style:font-size-asian="13.5pt" style:font-size-complex="13.5pt"/>
    </style:style>
    <style:style style:name="T1607" style:parent-style-name="Policepardéfaut" style:family="text">
      <style:text-properties style:font-name="Consolas" fo:color="#939598" fo:font-size="13.5pt" style:font-size-asian="13.5pt" style:font-size-complex="13.5pt"/>
    </style:style>
    <style:style style:name="T1608" style:parent-style-name="mtk1" style:family="text">
      <style:text-properties style:font-name="Consolas" style:font-name-asian="OpenSymbol" fo:color="#FFFFFF" fo:font-size="13.5pt" style:font-size-asian="13.5pt" style:font-size-complex="13.5pt"/>
    </style:style>
    <style:style style:name="T1609" style:parent-style-name="mtk10" style:family="text">
      <style:text-properties style:font-name="Consolas" fo:color="#83FFF5" fo:font-size="13.5pt" style:font-size-asian="13.5pt" style:font-size-complex="13.5pt"/>
    </style:style>
    <style:style style:name="T1610" style:parent-style-name="mtk1" style:family="text">
      <style:text-properties style:font-name="Consolas" style:font-name-asian="OpenSymbol" fo:color="#FFFFFF" fo:font-size="13.5pt" style:font-size-asian="13.5pt" style:font-size-complex="13.5pt"/>
    </style:style>
    <style:style style:name="T1611" style:parent-style-name="mtk9" style:family="text">
      <style:text-properties style:font-name="Consolas" fo:color="#FF8973" fo:font-size="13.5pt" style:font-size-asian="13.5pt" style:font-size-complex="13.5pt"/>
    </style:style>
    <style:style style:name="T1612" style:parent-style-name="mtk1" style:family="text">
      <style:text-properties style:font-name="Consolas" style:font-name-asian="OpenSymbol" fo:color="#FFFFFF" fo:font-size="13.5pt" style:font-size-asian="13.5pt" style:font-size-complex="13.5pt"/>
    </style:style>
    <style:style style:name="T1613" style:parent-style-name="Policepardéfaut" style:family="text">
      <style:text-properties style:font-name="Consolas" fo:color="#939598" fo:font-size="13.5pt" style:font-size-asian="13.5pt" style:font-size-complex="13.5pt"/>
    </style:style>
    <style:style style:name="T1614" style:parent-style-name="mtk1" style:family="text">
      <style:text-properties style:font-name="Consolas" style:font-name-asian="OpenSymbol" fo:color="#FFFFFF" fo:font-size="13.5pt" style:font-size-asian="13.5pt" style:font-size-complex="13.5pt"/>
    </style:style>
    <style:style style:name="T1615" style:parent-style-name="mtk9" style:family="text">
      <style:text-properties style:font-name="Consolas" fo:color="#FF8973" fo:font-size="13.5pt" style:font-size-asian="13.5pt" style:font-size-complex="13.5pt"/>
    </style:style>
    <style:style style:name="T1616" style:parent-style-name="mtk1" style:family="text">
      <style:text-properties style:font-name="Consolas" style:font-name-asian="OpenSymbol" fo:color="#FFFFFF" fo:font-size="13.5pt" style:font-size-asian="13.5pt" style:font-size-complex="13.5pt"/>
    </style:style>
    <style:style style:name="T1617" style:parent-style-name="mtk10" style:family="text">
      <style:text-properties style:font-name="Consolas" fo:color="#83FFF5" fo:font-size="13.5pt" style:font-size-asian="13.5pt" style:font-size-complex="13.5pt"/>
    </style:style>
    <style:style style:name="T1618" style:parent-style-name="mtk1" style:family="text">
      <style:text-properties style:font-name="Consolas" style:font-name-asian="OpenSymbol" fo:color="#FFFFFF" fo:font-size="13.5pt" style:font-size-asian="13.5pt" style:font-size-complex="13.5pt"/>
    </style:style>
    <style:style style:name="T1619" style:parent-style-name="mtk9" style:family="text">
      <style:text-properties style:font-name="Consolas" fo:color="#FF8973" fo:font-size="13.5pt" style:font-size-asian="13.5pt" style:font-size-complex="13.5pt"/>
    </style:style>
    <style:style style:name="T1620" style:parent-style-name="mtk1" style:family="text">
      <style:text-properties style:font-name="Consolas" style:font-name-asian="OpenSymbol" fo:color="#FFFFFF" fo:font-size="13.5pt" style:font-size-asian="13.5pt" style:font-size-complex="13.5pt"/>
    </style:style>
    <style:style style:name="T1621" style:parent-style-name="Policepardéfaut" style:family="text">
      <style:text-properties style:font-name="Consolas" fo:color="#939598" fo:font-size="13.5pt" style:font-size-asian="13.5pt" style:font-size-complex="13.5pt"/>
    </style:style>
    <style:style style:name="T1622" style:parent-style-name="mtk1" style:family="text">
      <style:text-properties style:font-name="Consolas" style:font-name-asian="OpenSymbol" fo:color="#FFFFFF" fo:font-size="13.5pt" style:font-size-asian="13.5pt" style:font-size-complex="13.5pt"/>
    </style:style>
    <style:style style:name="T1623" style:parent-style-name="Policepardéfaut" style:family="text">
      <style:text-properties style:font-name="Consolas" fo:color="#939598" fo:font-size="13.5pt" style:font-size-asian="13.5pt" style:font-size-complex="13.5pt"/>
    </style:style>
    <style:style style:name="T1624" style:parent-style-name="mtk1" style:family="text">
      <style:text-properties style:font-name="Consolas" style:font-name-asian="OpenSymbol" fo:color="#FFFFFF" fo:font-size="13.5pt" style:font-size-asian="13.5pt" style:font-size-complex="13.5pt"/>
    </style:style>
    <style:style style:name="T1625" style:parent-style-name="mtk10" style:family="text">
      <style:text-properties style:font-name="Consolas" fo:color="#83FFF5" fo:font-size="13.5pt" style:font-size-asian="13.5pt" style:font-size-complex="13.5pt"/>
    </style:style>
    <style:style style:name="T1626" style:parent-style-name="mtk1" style:family="text">
      <style:text-properties style:font-name="Consolas" style:font-name-asian="OpenSymbol" fo:color="#FFFFFF" fo:font-size="13.5pt" style:font-size-asian="13.5pt" style:font-size-complex="13.5pt"/>
    </style:style>
    <style:style style:name="T1627" style:parent-style-name="mtk9" style:family="text">
      <style:text-properties style:font-name="Consolas" fo:color="#FF8973" fo:font-size="13.5pt" style:font-size-asian="13.5pt" style:font-size-complex="13.5pt"/>
    </style:style>
    <style:style style:name="T1628" style:parent-style-name="mtk1" style:family="text">
      <style:text-properties style:font-name="Consolas" style:font-name-asian="OpenSymbol" fo:color="#FFFFFF" fo:font-size="13.5pt" style:font-size-asian="13.5pt" style:font-size-complex="13.5pt"/>
    </style:style>
    <style:style style:name="T1629" style:parent-style-name="Policepardéfaut" style:family="text">
      <style:text-properties style:font-name="Consolas" fo:color="#939598" fo:font-size="13.5pt" style:font-size-asian="13.5pt" style:font-size-complex="13.5pt"/>
    </style:style>
    <style:style style:name="T1630" style:parent-style-name="mtk1" style:family="text">
      <style:text-properties style:font-name="Consolas" style:font-name-asian="OpenSymbol" fo:color="#FFFFFF" fo:font-size="13.5pt" style:font-size-asian="13.5pt" style:font-size-complex="13.5pt"/>
    </style:style>
    <style:style style:name="T1631" style:parent-style-name="mtk9" style:family="text">
      <style:text-properties style:font-name="Consolas" fo:color="#FF8973" fo:font-size="13.5pt" style:font-size-asian="13.5pt" style:font-size-complex="13.5pt"/>
    </style:style>
    <style:style style:name="T1632" style:parent-style-name="mtk1" style:family="text">
      <style:text-properties style:font-name="Consolas" style:font-name-asian="OpenSymbol" fo:color="#FFFFFF" fo:font-size="13.5pt" style:font-size-asian="13.5pt" style:font-size-complex="13.5pt"/>
    </style:style>
    <style:style style:name="T1633" style:parent-style-name="mtk10" style:family="text">
      <style:text-properties style:font-name="Consolas" fo:color="#83FFF5" fo:font-size="13.5pt" style:font-size-asian="13.5pt" style:font-size-complex="13.5pt"/>
    </style:style>
    <style:style style:name="T1634" style:parent-style-name="mtk1" style:family="text">
      <style:text-properties style:font-name="Consolas" style:font-name-asian="OpenSymbol" fo:color="#FFFFFF" fo:font-size="13.5pt" style:font-size-asian="13.5pt" style:font-size-complex="13.5pt"/>
    </style:style>
    <style:style style:name="T1635" style:parent-style-name="mtk9" style:family="text">
      <style:text-properties style:font-name="Consolas" fo:color="#FF8973" fo:font-size="13.5pt" style:font-size-asian="13.5pt" style:font-size-complex="13.5pt"/>
    </style:style>
    <style:style style:name="T1636" style:parent-style-name="mtk1" style:family="text">
      <style:text-properties style:font-name="Consolas" style:font-name-asian="OpenSymbol" fo:color="#FFFFFF" fo:font-size="13.5pt" style:font-size-asian="13.5pt" style:font-size-complex="13.5pt"/>
    </style:style>
    <style:style style:name="T1637" style:parent-style-name="Policepardéfaut" style:family="text">
      <style:text-properties style:font-name="Consolas" fo:color="#939598" fo:font-size="13.5pt" style:font-size-asian="13.5pt" style:font-size-complex="13.5pt"/>
    </style:style>
    <style:style style:name="T1638" style:parent-style-name="mtk1" style:family="text">
      <style:text-properties style:font-name="Consolas" style:font-name-asian="OpenSymbol" fo:color="#FFFFFF" fo:font-size="13.5pt" style:font-size-asian="13.5pt" style:font-size-complex="13.5pt"/>
    </style:style>
    <style:style style:name="T1639" style:parent-style-name="Policepardéfaut" style:family="text">
      <style:text-properties style:font-name="Consolas" fo:color="#939598" fo:font-size="13.5pt" style:font-size-asian="13.5pt" style:font-size-complex="13.5pt"/>
    </style:style>
    <style:style style:name="P1640" style:parent-style-name="PréformatéHTML" style:family="paragraph">
      <style:paragraph-properties fo:background-color="#FFFFFF"/>
    </style:style>
    <style:style style:name="T1641" style:parent-style-name="gamut-18awgza-styledtext" style:family="text">
      <style:text-properties style:font-name-asian="Liberation Mono" fo:color="#10162F" fo:font-size="13.5pt" style:font-size-asian="13.5pt" style:font-size-complex="13.5pt" fo:language="fr" fo:country="FR"/>
    </style:style>
    <style:style style:name="P1642"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CD"/>
    </style:style>
    <style:style style:name="P1643" style:parent-style-name="Normal" style:family="paragraph">
      <style:paragraph-properties style:vertical-align="auto" fo:margin-top="0.0694in" fo:margin-bottom="0.0694in" fo:background-color="#FFFFFF"/>
      <style:text-properties fo:hyphenate="true"/>
    </style:style>
    <style:style style:name="T1644" style:parent-style-name="Policepardéfaut" style:family="text">
      <style:text-properties style:font-name="Segoe UI" style:font-name-complex="Segoe UI" fo:color="#10162F" fo:font-size="13.5pt" style:font-size-asian="13.5pt" style:font-size-complex="13.5pt"/>
    </style:style>
    <style:style style:name="T1645" style:parent-style-name="CodeHTML" style:family="text">
      <style:text-properties style:font-name="Consolas" style:font-name-asian="Songti SC" fo:color="#0A0D1C" fo:font-size="11pt" style:font-size-asian="11pt" style:font-size-complex="11pt" fo:background-color="#EEEEEE"/>
    </style:style>
    <style:style style:name="T1646" style:parent-style-name="Policepardéfaut" style:family="text">
      <style:text-properties style:font-name="Segoe UI" style:font-name-complex="Segoe UI" fo:color="#10162F" fo:font-size="13.5pt" style:font-size-asian="13.5pt" style:font-size-complex="13.5pt"/>
    </style:style>
    <style:style style:name="T1647" style:parent-style-name="CodeHTML" style:family="text">
      <style:text-properties style:font-name="Consolas" style:font-name-asian="Songti SC" fo:color="#0A0D1C" fo:font-size="11pt" style:font-size-asian="11pt" style:font-size-complex="11pt" fo:background-color="#EEEEEE"/>
    </style:style>
    <style:style style:name="T1648" style:parent-style-name="Policepardéfaut" style:family="text">
      <style:text-properties style:font-name="Segoe UI" style:font-name-complex="Segoe UI" fo:color="#10162F" fo:font-size="13.5pt" style:font-size-asian="13.5pt" style:font-size-complex="13.5pt"/>
    </style:style>
    <style:style style:name="P1649" style:parent-style-name="Normal" style:family="paragraph">
      <style:paragraph-properties style:vertical-align="auto" fo:margin-top="0.0694in" fo:margin-bottom="0.0694in" fo:background-color="#FFFFFF"/>
      <style:text-properties fo:hyphenate="true"/>
    </style:style>
    <style:style style:name="T1650" style:parent-style-name="Policepardéfaut" style:family="text">
      <style:text-properties style:font-name="Segoe UI" style:font-name-complex="Segoe UI" fo:color="#10162F" fo:font-size="13.5pt" style:font-size-asian="13.5pt" style:font-size-complex="13.5pt"/>
    </style:style>
    <style:style style:name="T1651" style:parent-style-name="CodeHTML" style:family="text">
      <style:text-properties style:font-name="Consolas" style:font-name-asian="Songti SC" fo:color="#0A0D1C" fo:font-size="11pt" style:font-size-asian="11pt" style:font-size-complex="11pt" fo:background-color="#EEEEEE"/>
    </style:style>
    <style:style style:name="T1652" style:parent-style-name="Policepardéfaut" style:family="text">
      <style:text-properties style:font-name="Segoe UI" style:font-name-complex="Segoe UI" fo:color="#10162F" fo:font-size="13.5pt" style:font-size-asian="13.5pt" style:font-size-complex="13.5pt"/>
    </style:style>
    <style:style style:name="P1653" style:parent-style-name="Normal" style:family="paragraph">
      <style:paragraph-properties fo:margin-left="0.5in" fo:background-color="#FFFFFF">
        <style:tab-stops/>
      </style:paragraph-properties>
    </style:style>
    <style:style style:name="T1654" style:parent-style-name="Lienhypertexte" style:family="text">
      <style:text-properties style:font-name="Segoe UI" style:font-name-complex="Segoe UI" fo:color="#3A10E5" fo:font-size="13.5pt" style:font-size-asian="13.5pt" style:font-size-complex="13.5pt"/>
    </style:style>
    <style:style style:name="P1655" style:parent-style-name="Normal" style:family="paragraph">
      <style:paragraph-properties fo:margin-left="0.5in" fo:background-color="#FFFFFF">
        <style:tab-stops/>
      </style:paragraph-properties>
    </style:style>
    <style:style style:name="T1656" style:parent-style-name="Policepardéfaut" style:family="text">
      <style:text-properties style:font-name="Segoe UI" style:font-name-complex="Segoe UI" fo:color="#10162F" fo:font-size="13.5pt" style:font-size-asian="13.5pt" style:font-size-complex="13.5pt"/>
    </style:style>
    <style:style style:name="T1657" style:parent-style-name="Policepardéfaut" style:family="text">
      <style:text-properties style:font-name="Segoe UI" style:font-name-complex="Segoe UI" fo:color="#10162F" fo:font-size="13.5pt" style:font-size-asian="13.5pt" style:font-size-complex="13.5pt"/>
    </style:style>
    <style:style style:name="P1658" style:parent-style-name="Normal" style:family="paragraph">
      <style:paragraph-properties style:vertical-align="auto" fo:margin-top="0.0694in" fo:margin-bottom="0.0694in" fo:background-color="#FFFFFF"/>
      <style:text-properties style:font-name="Segoe UI" style:font-name-complex="Segoe UI" fo:color="#10162F" fo:font-size="13.5pt" style:font-size-asian="13.5pt" style:font-size-complex="13.5pt" fo:hyphenate="true"/>
    </style:style>
    <style:style style:name="P1659" style:parent-style-name="Normal" style:family="paragraph">
      <style:paragraph-properties fo:margin-left="0.5in" fo:background-color="#FFFFFF">
        <style:tab-stops/>
      </style:paragraph-properties>
    </style:style>
    <style:style style:name="T1660" style:parent-style-name="CodeHTML" style:family="text">
      <style:text-properties style:font-name="Consolas" style:font-name-asian="Songti SC" fo:color="#0A0D1C" fo:font-size="11pt" style:font-size-asian="11pt" style:font-size-complex="11pt" fo:background-color="#EEEEEE" style:text-underline-type="single" style:text-underline-style="solid" style:text-underline-width="auto" style:text-underline-mode="continuous"/>
    </style:style>
    <style:style style:name="P1661" style:parent-style-name="Normal" style:family="paragraph">
      <style:paragraph-properties fo:margin-left="0.5in" fo:background-color="#FFFFFF">
        <style:tab-stops/>
      </style:paragraph-properties>
    </style:style>
    <style:style style:name="T1662" style:parent-style-name="Policepardéfaut" style:family="text">
      <style:text-properties style:font-name="Segoe UI" style:font-name-complex="Segoe UI" fo:color="#10162F" fo:font-size="13.5pt" style:font-size-asian="13.5pt" style:font-size-complex="13.5pt"/>
    </style:style>
    <style:style style:name="P1663" style:parent-style-name="Normal" style:family="paragraph">
      <style:paragraph-properties fo:margin-left="0.5in" fo:background-color="#FFFFFF">
        <style:tab-stops/>
      </style:paragraph-properties>
      <style:text-properties style:font-name="Segoe UI" style:font-name-complex="Segoe UI" fo:color="#10162F" fo:font-size="13.5pt" style:font-size-asian="13.5pt" style:font-size-complex="13.5pt"/>
    </style:style>
    <style:style style:name="P1664" style:parent-style-name="Normal" style:family="paragraph">
      <style:paragraph-properties style:vertical-align="auto" fo:margin-top="0.0694in" fo:margin-bottom="0.0694in" fo:background-color="#FFFFFF"/>
      <style:text-properties style:font-name="Segoe UI" style:font-name-complex="Segoe UI" fo:color="#10162F" fo:font-size="13.5pt" style:font-size-asian="13.5pt" style:font-size-complex="13.5pt" fo:hyphenate="true"/>
    </style:style>
    <style:style style:name="P1665" style:parent-style-name="Normal" style:family="paragraph">
      <style:paragraph-properties fo:margin-left="0.5in" fo:background-color="#FFFFFF">
        <style:tab-stops/>
      </style:paragraph-properties>
    </style:style>
    <style:style style:name="T1666" style:parent-style-name="CodeHTML" style:family="text">
      <style:text-properties style:font-name="Consolas" style:font-name-asian="Songti SC" fo:color="#0A0D1C" fo:font-size="11pt" style:font-size-asian="11pt" style:font-size-complex="11pt" fo:background-color="#EEEEEE" style:text-underline-type="single" style:text-underline-style="solid" style:text-underline-width="auto" style:text-underline-mode="continuous"/>
    </style:style>
    <style:style style:name="P1667" style:parent-style-name="Normal" style:family="paragraph">
      <style:paragraph-properties fo:margin-left="0.5in" fo:background-color="#FFFFFF">
        <style:tab-stops/>
      </style:paragraph-properties>
    </style:style>
    <style:style style:name="T1668" style:parent-style-name="Policepardéfaut" style:family="text">
      <style:text-properties style:font-name="Segoe UI" style:font-name-complex="Segoe UI" fo:color="#10162F" fo:font-size="13.5pt" style:font-size-asian="13.5pt" style:font-size-complex="13.5pt"/>
    </style:style>
    <style:style style:name="P1669" style:parent-style-name="Normal" style:family="paragraph">
      <style:paragraph-properties fo:margin-left="0.5in" fo:background-color="#FFFFFF">
        <style:tab-stops/>
      </style:paragraph-properties>
      <style:text-properties style:font-name="Segoe UI" style:font-name-complex="Segoe UI" fo:color="#10162F" fo:font-size="13.5pt" style:font-size-asian="13.5pt" style:font-size-complex="13.5pt"/>
    </style:style>
    <style:style style:name="P1670" style:parent-style-name="Textbody" style:family="paragraph">
      <style:paragraph-properties fo:margin-bottom="0in" fo:line-height="160%"/>
      <style:text-properties style:font-name="Arial" style:font-name-complex="Arial" fo:color="#10162F" fo:font-size="14pt" style:font-size-asian="14pt"/>
    </style:style>
    <style:style style:name="P1671" style:parent-style-name="g-md-p" style:family="paragraph">
      <style:paragraph-properties fo:margin-top="0in" fo:background-color="#FFFFFF"/>
    </style:style>
    <style:style style:name="T1672" style:parent-style-name="Policepardéfaut" style:family="text">
      <style:text-properties style:font-name="Segoe UI" style:font-name-complex="Segoe UI" fo:color="#10162F" fo:font-size="13pt" style:font-size-asian="13pt" style:font-size-complex="13pt" fo:language="fr" fo:country="CD"/>
    </style:style>
    <style:style style:name="T1673" style:parent-style-name="Policepardéfaut" style:family="text">
      <style:text-properties style:font-name="Segoe UI" style:font-name-complex="Segoe UI" fo:color="#10162F" fo:font-size="13pt" style:font-size-asian="13pt" style:font-size-complex="13pt"/>
    </style:style>
    <style:style style:name="P1674" style:parent-style-name="Normal" style:family="paragraph">
      <style:paragraph-properties style:vertical-align="auto" fo:margin-top="0.0694in" fo:margin-bottom="0.0694in" fo:background-color="#FFFFFF"/>
      <style:text-properties style:font-name="Segoe UI" style:font-name-complex="Segoe UI" fo:color="#10162F" fo:font-size="13pt" style:font-size-asian="13pt" style:font-size-complex="13pt" fo:hyphenate="true"/>
    </style:style>
    <style:style style:name="P1675" style:parent-style-name="Normal" style:family="paragraph">
      <style:paragraph-properties fo:margin-left="0.5in" fo:background-color="#FFFFFF">
        <style:tab-stops/>
      </style:paragraph-properties>
    </style:style>
    <style:style style:name="T1676" style:parent-style-name="Lienhypertexte" style:family="text">
      <style:text-properties style:font-name="Segoe UI" style:font-name-complex="Segoe UI" fo:color="#3A10E5" fo:font-size="13pt" style:font-size-asian="13pt" style:font-size-complex="13pt"/>
    </style:style>
    <style:style style:name="P1677" style:parent-style-name="Normal" style:family="paragraph">
      <style:paragraph-properties fo:margin-left="0.5in" fo:background-color="#FFFFFF">
        <style:tab-stops/>
      </style:paragraph-properties>
    </style:style>
    <style:style style:name="T1678" style:parent-style-name="Policepardéfaut" style:family="text">
      <style:text-properties style:font-name="Segoe UI" style:font-name-complex="Segoe UI" fo:color="#10162F" fo:font-size="13pt" style:font-size-asian="13pt" style:font-size-complex="13pt" fo:language="en" fo:country="US"/>
    </style:style>
    <style:style style:name="P1679" style:parent-style-name="Normal" style:family="paragraph">
      <style:paragraph-properties fo:margin-left="0.5in" fo:background-color="#FFFFFF">
        <style:tab-stops/>
      </style:paragraph-properties>
      <style:text-properties style:font-name="Segoe UI" style:font-name-complex="Segoe UI" fo:color="#10162F" fo:font-size="13pt" style:font-size-asian="13pt" style:font-size-complex="13pt"/>
    </style:style>
    <style:style style:name="P1680" style:parent-style-name="Normal" style:family="paragraph">
      <style:paragraph-properties style:vertical-align="auto" fo:margin-top="0.0694in" fo:margin-bottom="0.0694in" fo:background-color="#FFFFFF"/>
      <style:text-properties style:font-name="Segoe UI" style:font-name-complex="Segoe UI" fo:color="#10162F" fo:font-size="13pt" style:font-size-asian="13pt" style:font-size-complex="13pt" fo:hyphenate="true"/>
    </style:style>
    <style:style style:name="P1681" style:parent-style-name="Normal" style:family="paragraph">
      <style:paragraph-properties style:vertical-align="auto" fo:margin-top="0.0694in" fo:margin-bottom="0.0694in" fo:background-color="#FFFFFF"/>
      <style:text-properties style:font-name="Segoe UI" style:font-name-complex="Segoe UI" fo:color="#10162F" fo:font-size="13pt" style:font-size-asian="13pt" style:font-size-complex="13pt" fo:hyphenate="true"/>
    </style:style>
    <style:style style:name="P1682" style:parent-style-name="Normal" style:family="paragraph">
      <style:paragraph-properties style:vertical-align="auto" fo:margin-top="0.0694in" fo:margin-bottom="0.0694in" fo:background-color="#FFFFFF"/>
      <style:text-properties fo:hyphenate="true"/>
    </style:style>
    <style:style style:name="T1683" style:parent-style-name="Policepardéfaut" style:family="text">
      <style:text-properties style:font-name="Segoe UI" style:font-name-complex="Segoe UI" fo:color="#10162F" fo:font-size="13pt" style:font-size-asian="13pt" style:font-size-complex="13pt"/>
    </style:style>
    <style:style style:name="T1684" style:parent-style-name="CodeHTML" style:family="text">
      <style:text-properties style:font-name="Consolas" style:font-name-asian="Songti SC" fo:color="#0A0D1C" fo:font-size="10.5pt" style:font-size-asian="10.5pt" style:font-size-complex="10.5pt" fo:background-color="#EEEEEE"/>
    </style:style>
    <style:style style:name="T1685" style:parent-style-name="Policepardéfaut" style:family="text">
      <style:text-properties style:font-name="Segoe UI" style:font-name-complex="Segoe UI" fo:color="#10162F" fo:font-size="13pt" style:font-size-asian="13pt" style:font-size-complex="13pt"/>
    </style:style>
    <style:style style:name="T1686" style:parent-style-name="Policepardéfaut" style:family="text">
      <style:text-properties style:font-name="Segoe UI" style:font-name-complex="Segoe UI" fo:color="#10162F" fo:font-size="13pt" style:font-size-asian="13pt" style:font-size-complex="13pt"/>
    </style:style>
    <style:style style:name="T1687" style:parent-style-name="CodeHTML" style:family="text">
      <style:text-properties style:font-name="Consolas" style:font-name-asian="Songti SC" fo:color="#0A0D1C" fo:font-size="10.5pt" style:font-size-asian="10.5pt" style:font-size-complex="10.5pt" fo:background-color="#EEEEEE"/>
    </style:style>
    <style:style style:name="T1688" style:parent-style-name="Policepardéfaut" style:family="text">
      <style:text-properties style:font-name="Segoe UI" style:font-name-complex="Segoe UI" fo:color="#10162F" fo:font-size="13pt" style:font-size-asian="13pt" style:font-size-complex="13pt"/>
    </style:style>
    <style:style style:name="P1689" style:parent-style-name="Normal" style:family="paragraph">
      <style:paragraph-properties style:vertical-align="auto" fo:background-color="#FFFFFF"/>
      <style:text-properties fo:hyphenate="true"/>
    </style:style>
    <style:style style:name="T1690" style:parent-style-name="CodeHTML" style:family="text">
      <style:text-properties style:font-name="Consolas" style:font-name-asian="Songti SC" fo:color="#0A0D1C" fo:font-size="10.5pt" style:font-size-asian="10.5pt" style:font-size-complex="10.5pt" fo:background-color="#EEEEEE" style:text-underline-type="single" style:text-underline-style="solid" style:text-underline-width="auto" style:text-underline-mode="continuous"/>
    </style:style>
    <style:style style:name="P1691" style:parent-style-name="Normal" style:family="paragraph">
      <style:paragraph-properties fo:margin-left="0.5in" fo:background-color="#FFFFFF">
        <style:tab-stops/>
      </style:paragraph-properties>
    </style:style>
    <style:style style:name="T1692" style:parent-style-name="Policepardéfaut" style:family="text">
      <style:text-properties style:font-name="Segoe UI" style:font-name-complex="Segoe UI" fo:color="#10162F" fo:font-size="13pt" style:font-size-asian="13pt" style:font-size-complex="13pt"/>
    </style:style>
    <style:style style:name="P1693" style:parent-style-name="Normal" style:family="paragraph">
      <style:paragraph-properties fo:margin-left="0.5in" fo:background-color="#FFFFFF">
        <style:tab-stops/>
      </style:paragraph-properties>
      <style:text-properties style:font-name="Segoe UI" style:font-name-complex="Segoe UI" fo:color="#10162F" fo:font-size="13pt" style:font-size-asian="13pt" style:font-size-complex="13pt"/>
    </style:style>
    <style:style style:name="P1694" style:parent-style-name="Normal" style:family="paragraph">
      <style:paragraph-properties style:vertical-align="auto" fo:margin-top="0.0694in" fo:margin-bottom="0.0694in" fo:background-color="#FFFFFF"/>
      <style:text-properties style:font-name="Segoe UI" style:font-name-complex="Segoe UI" fo:color="#10162F" fo:font-size="13pt" style:font-size-asian="13pt" style:font-size-complex="13pt" fo:hyphenate="true"/>
    </style:style>
    <style:style style:name="P1695" style:parent-style-name="Normal" style:family="paragraph">
      <style:paragraph-properties fo:margin-left="0.5in" fo:background-color="#FFFFFF">
        <style:tab-stops/>
      </style:paragraph-properties>
    </style:style>
    <style:style style:name="T1696" style:parent-style-name="CodeHTML" style:family="text">
      <style:text-properties style:font-name="Consolas" style:font-name-asian="Songti SC" fo:color="#0A0D1C" fo:font-size="10.5pt" style:font-size-asian="10.5pt" style:font-size-complex="10.5pt" fo:background-color="#EEEEEE" style:text-underline-type="single" style:text-underline-style="solid" style:text-underline-width="auto" style:text-underline-mode="continuous"/>
    </style:style>
    <style:style style:name="P1697" style:parent-style-name="Normal" style:family="paragraph">
      <style:paragraph-properties fo:margin-left="0.5in" fo:background-color="#FFFFFF">
        <style:tab-stops/>
      </style:paragraph-properties>
    </style:style>
    <style:style style:name="T1698" style:parent-style-name="Policepardéfaut" style:family="text">
      <style:text-properties style:font-name="Segoe UI" style:font-name-complex="Segoe UI" fo:color="#10162F" fo:font-size="13pt" style:font-size-asian="13pt" style:font-size-complex="13pt"/>
    </style:style>
    <style:style style:name="P1699" style:parent-style-name="Normal" style:family="paragraph">
      <style:paragraph-properties fo:margin-left="0.5in" fo:background-color="#FFFFFF">
        <style:tab-stops/>
      </style:paragraph-properties>
      <style:text-properties style:font-name="Segoe UI" style:font-name-complex="Segoe UI" fo:color="#10162F" fo:font-size="13pt" style:font-size-asian="13pt" style:font-size-complex="13pt"/>
    </style:style>
    <style:style style:name="P1700" style:parent-style-name="Normal" style:family="paragraph">
      <style:paragraph-properties style:vertical-align="auto" fo:margin-top="0.0694in" fo:margin-bottom="0.0694in" fo:background-color="#FFFFFF"/>
      <style:text-properties style:font-name="Segoe UI" style:font-name-complex="Segoe UI" fo:color="#10162F" fo:font-size="13pt" style:font-size-asian="13pt" style:font-size-complex="13pt" fo:hyphenate="true"/>
    </style:style>
    <style:style style:name="P1701" style:parent-style-name="Normal" style:family="paragraph">
      <style:paragraph-properties fo:margin-left="0.5in" fo:background-color="#FFFFFF">
        <style:tab-stops/>
      </style:paragraph-properties>
    </style:style>
    <style:style style:name="T1702" style:parent-style-name="CodeHTML" style:family="text">
      <style:text-properties style:font-name="Consolas" style:font-name-asian="Songti SC" fo:color="#0A0D1C" fo:font-size="10.5pt" style:font-size-asian="10.5pt" style:font-size-complex="10.5pt" fo:background-color="#EEEEEE" style:text-underline-type="single" style:text-underline-style="solid" style:text-underline-width="auto" style:text-underline-mode="continuous"/>
    </style:style>
    <style:style style:name="P1703" style:parent-style-name="Normal" style:family="paragraph">
      <style:paragraph-properties fo:margin-left="0.5in" fo:background-color="#FFFFFF">
        <style:tab-stops/>
      </style:paragraph-properties>
    </style:style>
    <style:style style:name="T1704" style:parent-style-name="Policepardéfaut" style:family="text">
      <style:text-properties style:font-name="Segoe UI" style:font-name-complex="Segoe UI" fo:color="#10162F" fo:font-size="13pt" style:font-size-asian="13pt" style:font-size-complex="13pt"/>
    </style:style>
    <style:style style:name="P1705" style:parent-style-name="Normal" style:family="paragraph">
      <style:paragraph-properties fo:margin-left="0.5in" fo:background-color="#FFFFFF">
        <style:tab-stops/>
      </style:paragraph-properties>
      <style:text-properties style:font-name="Segoe UI" style:font-name-complex="Segoe UI" fo:color="#10162F" fo:font-size="13pt" style:font-size-asian="13pt" style:font-size-complex="13pt"/>
    </style:style>
    <style:style style:name="P1706" style:parent-style-name="Normal" style:family="paragraph">
      <style:paragraph-properties style:vertical-align="auto" fo:margin-top="0.0694in" fo:margin-bottom="0.0694in" fo:background-color="#FFFFFF"/>
      <style:text-properties fo:hyphenate="true"/>
    </style:style>
    <style:style style:name="T1707" style:parent-style-name="Policepardéfaut" style:family="text">
      <style:text-properties style:font-name="Segoe UI" style:font-name-complex="Segoe UI" fo:color="#10162F" fo:font-size="13pt" style:font-size-asian="13pt" style:font-size-complex="13pt"/>
    </style:style>
    <style:style style:name="T1708" style:parent-style-name="CodeHTML" style:family="text">
      <style:text-properties style:font-name="Consolas" style:font-name-asian="Songti SC" fo:color="#0A0D1C" fo:font-size="10.5pt" style:font-size-asian="10.5pt" style:font-size-complex="10.5pt" fo:background-color="#EEEEEE"/>
    </style:style>
    <style:style style:name="T1709" style:parent-style-name="Policepardéfaut" style:family="text">
      <style:text-properties style:font-name="Segoe UI" style:font-name-complex="Segoe UI" fo:color="#10162F" fo:font-size="13pt" style:font-size-asian="13pt" style:font-size-complex="13pt"/>
    </style:style>
    <style:style style:name="T1710" style:parent-style-name="CodeHTML" style:family="text">
      <style:text-properties style:font-name="Consolas" style:font-name-asian="Songti SC" fo:color="#0A0D1C" fo:font-size="10.5pt" style:font-size-asian="10.5pt" style:font-size-complex="10.5pt" fo:background-color="#EEEEEE"/>
    </style:style>
    <style:style style:name="T1711" style:parent-style-name="Policepardéfaut" style:family="text">
      <style:text-properties style:font-name="Segoe UI" style:font-name-complex="Segoe UI" fo:color="#10162F" fo:font-size="13pt" style:font-size-asian="13pt" style:font-size-complex="13pt"/>
    </style:style>
    <style:style style:name="P1712" style:parent-style-name="Normal" style:family="paragraph">
      <style:paragraph-properties style:vertical-align="auto" fo:margin-top="0.0694in" fo:margin-bottom="0.0694in" fo:background-color="#FFFFFF"/>
      <style:text-properties fo:hyphenate="true"/>
    </style:style>
    <style:style style:name="T1713" style:parent-style-name="Policepardéfaut" style:family="text">
      <style:text-properties style:font-name="Segoe UI" style:font-name-complex="Segoe UI" fo:color="#10162F" fo:font-size="13pt" style:font-size-asian="13pt" style:font-size-complex="13pt"/>
    </style:style>
    <style:style style:name="T1714" style:parent-style-name="CodeHTML" style:family="text">
      <style:text-properties style:font-name="Consolas" style:font-name-asian="Songti SC" fo:color="#0A0D1C" fo:font-size="10.5pt" style:font-size-asian="10.5pt" style:font-size-complex="10.5pt" fo:background-color="#EEEEEE"/>
    </style:style>
    <style:style style:name="T1715" style:parent-style-name="Policepardéfaut" style:family="text">
      <style:text-properties style:font-name="Segoe UI" style:font-name-complex="Segoe UI" fo:color="#10162F" fo:font-size="13pt" style:font-size-asian="13pt" style:font-size-complex="13pt"/>
    </style:style>
    <style:style style:name="T1716" style:parent-style-name="CodeHTML" style:family="text">
      <style:text-properties style:font-name="Consolas" style:font-name-asian="Songti SC" fo:color="#0A0D1C" fo:font-size="10.5pt" style:font-size-asian="10.5pt" style:font-size-complex="10.5pt" fo:background-color="#EEEEEE"/>
    </style:style>
    <style:style style:name="T1717" style:parent-style-name="Policepardéfaut" style:family="text">
      <style:text-properties style:font-name="Segoe UI" style:font-name-complex="Segoe UI" fo:color="#10162F" fo:font-size="13pt" style:font-size-asian="13pt" style:font-size-complex="13pt"/>
    </style:style>
    <style:style style:name="P1718" style:parent-style-name="Normal" style:family="paragraph">
      <style:paragraph-properties style:vertical-align="auto" fo:margin-top="0.0694in" fo:margin-bottom="0.0694in" fo:background-color="#FFFFFF"/>
      <style:text-properties style:font-name="Segoe UI" style:font-name-complex="Segoe UI" fo:color="#10162F" fo:font-size="13pt" style:font-size-asian="13pt" style:font-size-complex="13pt" fo:hyphenate="true"/>
    </style:style>
    <style:style style:name="P1719" style:parent-style-name="Normal" style:family="paragraph">
      <style:paragraph-properties style:vertical-align="auto" fo:margin-top="0.0694in" fo:margin-bottom="0.0694in" fo:background-color="#FFFFFF"/>
      <style:text-properties fo:hyphenate="true"/>
    </style:style>
    <style:style style:name="T1720" style:parent-style-name="Policepardéfaut" style:family="text">
      <style:text-properties style:font-name="Segoe UI" style:font-name-complex="Segoe UI" fo:color="#10162F" fo:font-size="13pt" style:font-size-asian="13pt" style:font-size-complex="13pt"/>
    </style:style>
    <style:style style:name="T1721" style:parent-style-name="Policepardéfaut" style:family="text">
      <style:text-properties style:font-name="Segoe UI" style:font-name-complex="Segoe UI" fo:color="#10162F" fo:font-size="13pt" style:font-size-asian="13pt" style:font-size-complex="13pt"/>
    </style:style>
    <style:style style:name="T1722" style:parent-style-name="CodeHTML" style:family="text">
      <style:text-properties style:font-name="Consolas" style:font-name-asian="Songti SC" fo:color="#0A0D1C" fo:font-size="10.5pt" style:font-size-asian="10.5pt" style:font-size-complex="10.5pt" fo:background-color="#EEEEEE"/>
    </style:style>
    <style:style style:name="T1723" style:parent-style-name="Policepardéfaut" style:family="text">
      <style:text-properties style:font-name="Segoe UI" style:font-name-complex="Segoe UI" fo:color="#10162F" fo:font-size="13pt" style:font-size-asian="13pt" style:font-size-complex="13pt"/>
    </style:style>
    <style:style style:name="P1724" style:parent-style-name="Textbody" style:family="paragraph">
      <style:paragraph-properties fo:margin-bottom="0in" fo:line-height="160%"/>
      <style:text-properties style:font-name="Arial" style:font-name-complex="Arial" fo:color="#10162F" fo:font-size="14pt" style:font-size-asian="14pt"/>
    </style:style>
    <style:style style:name="P1725" style:parent-style-name="Titre3" style:family="paragraph">
      <style:paragraph-properties fo:background-color="#FFFFFF"/>
      <style:text-properties style:font-name="Segoe UI" style:font-name-complex="Segoe UI" fo:color="#0A0D1C"/>
    </style:style>
    <style:style style:name="P1726" style:parent-style-name="Normal" style:family="paragraph">
      <style:paragraph-properties fo:background-color="#FFFFFF"/>
    </style:style>
    <style:style style:name="T1727" style:parent-style-name="gamut-uidoxx-styledtext" style:family="text">
      <style:text-properties style:font-name="Segoe UI" style:font-name-complex="Segoe UI" fo:color="#10162F" fo:font-size="13.5pt" style:font-size-asian="13.5pt" style:font-size-complex="13.5pt"/>
    </style:style>
    <style:style style:name="P1728"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FR"/>
    </style:style>
    <style:style style:name="P1729" style:parent-style-name="Normal" style:family="paragraph">
      <style:paragraph-properties fo:background-color="#FFFFFF"/>
    </style:style>
    <style:style style:name="T1730" style:parent-style-name="Lienhypertexte" style:family="text">
      <style:text-properties style:font-name="Segoe UI" style:font-name-complex="Segoe UI" fo:color="#3A10E5" fo:font-size="13.5pt" style:font-size-asian="13.5pt" style:font-size-complex="13.5pt"/>
    </style:style>
    <style:style style:name="P1731" style:parent-style-name="Normal" style:family="paragraph">
      <style:paragraph-properties fo:background-color="#FFFFFF"/>
    </style:style>
    <style:style style:name="T1732" style:parent-style-name="Policepardéfaut" style:family="text">
      <style:text-properties style:font-name="Segoe UI" style:font-name-complex="Segoe UI" fo:color="#10162F" fo:font-size="13.5pt" style:font-size-asian="13.5pt" style:font-size-complex="13.5pt"/>
    </style:style>
    <style:style style:name="P1733" style:parent-style-name="Normal" style:family="paragraph">
      <style:paragraph-properties fo:background-color="#FFFFFF"/>
    </style:style>
    <style:style style:name="T1734" style:parent-style-name="Policepardéfaut" style:family="text">
      <style:text-properties style:font-name="Segoe UI" style:font-name-complex="Segoe UI" fo:color="#10162F" fo:font-size="13.5pt" style:font-size-asian="13.5pt" style:font-size-complex="13.5pt"/>
    </style:style>
    <style:style style:name="T1735" style:parent-style-name="Policepardéfaut" style:family="text">
      <style:text-properties style:font-name="Segoe UI" style:font-name-complex="Segoe UI" fo:color="#10162F" fo:font-size="13.5pt" style:font-size-asian="13.5pt" style:font-size-complex="13.5pt"/>
    </style:style>
    <style:style style:name="T1736" style:parent-style-name="Lienhypertexte" style:family="text">
      <style:text-properties style:font-name="Segoe UI" style:font-name-complex="Segoe UI" fo:color="#3A10E5" fo:font-size="13.5pt" style:font-size-asian="13.5pt" style:font-size-complex="13.5pt"/>
    </style:style>
    <style:style style:name="T1737" style:parent-style-name="Policepardéfaut" style:family="text">
      <style:text-properties style:font-name="Segoe UI" style:font-name-complex="Segoe UI" fo:color="#10162F" fo:font-size="13.5pt" style:font-size-asian="13.5pt" style:font-size-complex="13.5pt"/>
    </style:style>
    <style:style style:name="P1738"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FR"/>
    </style:style>
    <style:style style:name="P1739" style:parent-style-name="Normal" style:family="paragraph">
      <style:paragraph-properties fo:background-color="#FFFFFF"/>
    </style:style>
    <style:style style:name="T1740" style:parent-style-name="Lienhypertexte" style:family="text">
      <style:text-properties style:font-name="Segoe UI" style:font-name-complex="Segoe UI" fo:color="#3A10E5" fo:font-size="13.5pt" style:font-size-asian="13.5pt" style:font-size-complex="13.5pt"/>
    </style:style>
    <style:style style:name="P1741" style:parent-style-name="Normal" style:family="paragraph">
      <style:paragraph-properties fo:background-color="#FFFFFF"/>
    </style:style>
    <style:style style:name="T1742" style:parent-style-name="Policepardéfaut" style:family="text">
      <style:text-properties style:font-name="Segoe UI" style:font-name-complex="Segoe UI" fo:color="#10162F" fo:font-size="13.5pt" style:font-size-asian="13.5pt" style:font-size-complex="13.5pt"/>
    </style:style>
    <style:style style:name="P1743" style:parent-style-name="Normal" style:family="paragraph">
      <style:paragraph-properties fo:background-color="#FFFFFF"/>
      <style:text-properties style:font-name="Segoe UI" style:font-name-complex="Segoe UI" fo:color="#10162F" fo:font-size="13.5pt" style:font-size-asian="13.5pt" style:font-size-complex="13.5pt"/>
    </style:style>
    <style:style style:name="P1744" style:parent-style-name="Normal" style:family="paragraph">
      <style:paragraph-properties fo:background-color="#FFFFFF"/>
    </style:style>
    <style:style style:name="T1745" style:parent-style-name="Lienhypertexte" style:family="text">
      <style:text-properties style:font-name="Segoe UI" style:font-name-complex="Segoe UI" fo:color="#3A10E5" fo:font-size="13.5pt" style:font-size-asian="13.5pt" style:font-size-complex="13.5pt"/>
    </style:style>
    <style:style style:name="P1746" style:parent-style-name="Normal" style:family="paragraph">
      <style:paragraph-properties fo:background-color="#FFFFFF"/>
    </style:style>
    <style:style style:name="T1747" style:parent-style-name="Policepardéfaut" style:family="text">
      <style:text-properties style:font-name="Segoe UI" style:font-name-complex="Segoe UI" fo:color="#10162F" fo:font-size="13.5pt" style:font-size-asian="13.5pt" style:font-size-complex="13.5pt"/>
    </style:style>
    <style:style style:name="P1748" style:parent-style-name="Normal" style:family="paragraph">
      <style:paragraph-properties fo:background-color="#FFFFFF"/>
    </style:style>
    <style:style style:name="T1749" style:parent-style-name="Policepardéfaut" style:family="text">
      <style:text-properties style:font-name="Segoe UI" style:font-name-complex="Segoe UI" fo:color="#10162F" fo:font-size="13.5pt" style:font-size-asian="13.5pt" style:font-size-complex="13.5pt"/>
    </style:style>
    <style:style style:name="T1750" style:parent-style-name="Policepardéfaut" style:family="text">
      <style:text-properties style:font-name="Segoe UI" style:font-name-complex="Segoe UI" fo:color="#10162F" fo:font-size="13.5pt" style:font-size-asian="13.5pt" style:font-size-complex="13.5pt"/>
    </style:style>
    <style:style style:name="T1751" style:parent-style-name="Lienhypertexte" style:family="text">
      <style:text-properties style:font-name="Segoe UI" style:font-name-complex="Segoe UI" fo:color="#3A10E5" fo:font-size="13.5pt" style:font-size-asian="13.5pt" style:font-size-complex="13.5pt"/>
    </style:style>
    <style:style style:name="T1752" style:parent-style-name="Policepardéfaut" style:family="text">
      <style:text-properties style:font-name="Segoe UI" style:font-name-complex="Segoe UI" fo:color="#10162F" fo:font-size="13.5pt" style:font-size-asian="13.5pt" style:font-size-complex="13.5pt"/>
    </style:style>
    <style:style style:name="T1753" style:parent-style-name="Lienhypertexte" style:family="text">
      <style:text-properties style:font-name="Segoe UI" style:font-name-complex="Segoe UI" fo:color="#3A10E5" fo:font-size="13.5pt" style:font-size-asian="13.5pt" style:font-size-complex="13.5pt"/>
    </style:style>
    <style:style style:name="T1754" style:parent-style-name="Policepardéfaut" style:family="text">
      <style:text-properties style:font-name="Segoe UI" style:font-name-complex="Segoe UI" fo:color="#10162F" fo:font-size="13.5pt" style:font-size-asian="13.5pt" style:font-size-complex="13.5pt"/>
    </style:style>
    <style:style style:name="T1755" style:parent-style-name="CodeHTML" style:family="text">
      <style:text-properties style:font-name="Consolas" style:font-name-asian="Songti SC" fo:color="#0A0D1C" fo:font-size="11pt" style:font-size-asian="11pt" style:font-size-complex="11pt" fo:background-color="#EEEEEE"/>
    </style:style>
    <style:style style:name="T1756" style:parent-style-name="Policepardéfaut" style:family="text">
      <style:text-properties style:font-name="Segoe UI" style:font-name-complex="Segoe UI" fo:color="#10162F" fo:font-size="13.5pt" style:font-size-asian="13.5pt" style:font-size-complex="13.5pt"/>
    </style:style>
    <style:style style:name="T1757" style:parent-style-name="CodeHTML" style:family="text">
      <style:text-properties style:font-name="Consolas" style:font-name-asian="Songti SC" fo:color="#0A0D1C" fo:font-size="11pt" style:font-size-asian="11pt" style:font-size-complex="11pt" fo:background-color="#EEEEEE"/>
    </style:style>
    <style:style style:name="T1758" style:parent-style-name="Policepardéfaut" style:family="text">
      <style:text-properties style:font-name="Segoe UI" style:font-name-complex="Segoe UI" fo:color="#10162F" fo:font-size="13.5pt" style:font-size-asian="13.5pt" style:font-size-complex="13.5pt"/>
    </style:style>
    <style:style style:name="T1759" style:parent-style-name="Policepardéfaut" style:family="text">
      <style:text-properties style:font-name="Segoe UI" style:font-name-complex="Segoe UI" fo:color="#10162F" fo:font-size="13.5pt" style:font-size-asian="13.5pt" style:font-size-complex="13.5pt"/>
    </style:style>
    <style:style style:name="P1760" style:parent-style-name="g-md-p" style:family="paragraph">
      <style:paragraph-properties fo:margin-top="0in" fo:margin-bottom="0in" fo:background-color="#FFFFFF"/>
    </style:style>
    <style:style style:name="T1761" style:parent-style-name="Policepardéfaut" style:family="text">
      <style:text-properties style:font-name="Segoe UI" style:font-name-complex="Segoe UI" fo:color="#10162F" fo:font-size="13.5pt" style:font-size-asian="13.5pt" style:font-size-complex="13.5pt" fo:language="fr" fo:country="FR"/>
    </style:style>
    <style:style style:name="T1762" style:parent-style-name="CodeHTML" style:family="text">
      <style:text-properties style:font-name="Consolas" fo:color="#0A0D1C" fo:font-size="11pt" style:font-size-asian="11pt" style:font-size-complex="11pt" fo:background-color="#EEEEEE" fo:language="fr" fo:country="FR"/>
    </style:style>
    <style:style style:name="T1763" style:parent-style-name="Policepardéfaut" style:family="text">
      <style:text-properties style:font-name="Segoe UI" style:font-name-complex="Segoe UI" fo:color="#10162F" fo:font-size="13.5pt" style:font-size-asian="13.5pt" style:font-size-complex="13.5pt" fo:language="fr" fo:country="FR"/>
    </style:style>
    <style:style style:name="T1764" style:parent-style-name="Lienhypertexte" style:family="text">
      <style:text-properties style:font-name="Segoe UI" style:font-name-complex="Segoe UI" fo:color="#3A10E5" fo:font-size="13.5pt" style:font-size-asian="13.5pt" style:font-size-complex="13.5pt" fo:language="fr" fo:country="FR"/>
    </style:style>
    <style:style style:name="T1765" style:parent-style-name="Policepardéfaut" style:family="text">
      <style:text-properties style:font-name="Segoe UI" style:font-name-complex="Segoe UI" fo:color="#10162F" fo:font-size="13.5pt" style:font-size-asian="13.5pt" style:font-size-complex="13.5pt" fo:language="fr" fo:country="FR"/>
    </style:style>
    <style:style style:name="T1766" style:parent-style-name="Policepardéfaut" style:family="text">
      <style:text-properties style:font-name="Segoe UI" style:font-name-complex="Segoe UI" fo:color="#10162F" fo:font-size="13.5pt" style:font-size-asian="13.5pt" style:font-size-complex="13.5pt" fo:language="fr" fo:country="FR"/>
    </style:style>
    <style:style style:name="T1767" style:parent-style-name="Policepardéfaut" style:family="text">
      <style:text-properties style:font-name="Segoe UI" style:font-name-complex="Segoe UI" fo:color="#10162F" fo:font-size="13.5pt" style:font-size-asian="13.5pt" style:font-size-complex="13.5pt" fo:language="fr" fo:country="FR"/>
    </style:style>
    <style:style style:name="T1768" style:parent-style-name="Lienhypertexte" style:family="text">
      <style:text-properties style:font-name="Segoe UI" style:font-name-complex="Segoe UI" fo:color="#3A10E5" fo:font-size="13.5pt" style:font-size-asian="13.5pt" style:font-size-complex="13.5pt" fo:language="fr" fo:country="FR"/>
    </style:style>
    <style:style style:name="T1769" style:parent-style-name="Policepardéfaut" style:family="text">
      <style:text-properties style:font-name="Segoe UI" style:font-name-complex="Segoe UI" fo:color="#10162F" fo:font-size="13.5pt" style:font-size-asian="13.5pt" style:font-size-complex="13.5pt" fo:language="fr" fo:country="FR"/>
    </style:style>
    <style:style style:name="T1770" style:parent-style-name="Policepardéfaut" style:family="text">
      <style:text-properties style:font-name="Segoe UI" style:font-name-complex="Segoe UI" fo:color="#10162F" fo:font-size="13.5pt" style:font-size-asian="13.5pt" style:font-size-complex="13.5pt" fo:language="fr" fo:country="FR"/>
    </style:style>
    <style:style style:name="T1771" style:parent-style-name="CodeHTML" style:family="text">
      <style:text-properties style:font-name="Consolas" fo:color="#0A0D1C" fo:font-size="11pt" style:font-size-asian="11pt" style:font-size-complex="11pt" fo:background-color="#EEEEEE" fo:language="fr" fo:country="FR"/>
    </style:style>
    <style:style style:name="T1772" style:parent-style-name="Policepardéfaut" style:family="text">
      <style:text-properties style:font-name="Segoe UI" style:font-name-complex="Segoe UI" fo:color="#10162F" fo:font-size="13.5pt" style:font-size-asian="13.5pt" style:font-size-complex="13.5pt" fo:language="fr" fo:country="FR"/>
    </style:style>
    <style:style style:name="P1773" style:parent-style-name="Textbody" style:family="paragraph">
      <style:paragraph-properties fo:margin-bottom="0in" fo:line-height="160%"/>
      <style:text-properties style:font-name="Arial" style:font-name-complex="Arial" fo:color="#10162F" fo:font-size="14pt" style:font-size-asian="14pt"/>
    </style:style>
    <style:style style:name="P1774" style:parent-style-name="Titre3" style:family="paragraph">
      <style:paragraph-properties fo:background-color="#FFFFFF"/>
      <style:text-properties style:font-name="Segoe UI" style:font-name-complex="Segoe UI" fo:color="#0A0D1C"/>
    </style:style>
    <style:style style:name="P1775" style:parent-style-name="Normal" style:family="paragraph">
      <style:paragraph-properties fo:background-color="#FFFFFF"/>
    </style:style>
    <style:style style:name="T1776" style:parent-style-name="gamut-uidoxx-styledtext" style:family="text">
      <style:text-properties style:font-name="Segoe UI" style:font-name-complex="Segoe UI" fo:color="#10162F" fo:font-size="13.5pt" style:font-size-asian="13.5pt" style:font-size-complex="13.5pt"/>
    </style:style>
    <style:style style:name="P1777" style:parent-style-name="g-md-p" style:family="paragraph">
      <style:paragraph-properties fo:margin-top="0in" fo:background-color="#FFFFFF"/>
    </style:style>
    <style:style style:name="T1778" style:parent-style-name="Policepardéfaut" style:family="text">
      <style:text-properties style:font-name="Segoe UI" style:font-name-complex="Segoe UI" fo:color="#10162F" fo:font-size="13.5pt" style:font-size-asian="13.5pt" style:font-size-complex="13.5pt" fo:language="fr" fo:country="FR"/>
    </style:style>
    <style:style style:name="T1779" style:parent-style-name="CodeHTML" style:family="text">
      <style:text-properties style:font-name="Consolas" fo:color="#0A0D1C" fo:font-size="11pt" style:font-size-asian="11pt" style:font-size-complex="11pt" fo:background-color="#EEEEEE" fo:language="fr" fo:country="FR"/>
    </style:style>
    <style:style style:name="T1780" style:parent-style-name="Policepardéfaut" style:family="text">
      <style:text-properties style:font-name="Segoe UI" style:font-name-complex="Segoe UI" fo:color="#10162F" fo:font-size="13.5pt" style:font-size-asian="13.5pt" style:font-size-complex="13.5pt" fo:language="fr" fo:country="FR"/>
    </style:style>
    <style:style style:name="P1781" style:parent-style-name="Normal" style:family="paragraph">
      <style:paragraph-properties fo:background-color="#FFFFFF"/>
    </style:style>
    <style:style style:name="T1782" style:parent-style-name="Lienhypertexte" style:family="text">
      <style:text-properties style:font-name="Segoe UI" style:font-name-complex="Segoe UI" fo:color="#3A10E5" fo:font-size="13.5pt" style:font-size-asian="13.5pt" style:font-size-complex="13.5pt" fo:language="en" fo:country="US"/>
    </style:style>
    <style:style style:name="P1783" style:parent-style-name="Normal" style:family="paragraph">
      <style:paragraph-properties fo:background-color="#FFFFFF"/>
    </style:style>
    <style:style style:name="T1784" style:parent-style-name="Policepardéfaut" style:family="text">
      <style:text-properties style:font-name="Segoe UI" style:font-name-complex="Segoe UI" fo:color="#10162F" fo:font-size="13.5pt" style:font-size-asian="13.5pt" style:font-size-complex="13.5pt" fo:language="en" fo:country="US"/>
    </style:style>
    <style:style style:name="P1785" style:parent-style-name="Normal" style:family="paragraph">
      <style:paragraph-properties fo:background-color="#FFFFFF"/>
    </style:style>
    <style:style style:name="T1786" style:parent-style-name="Policepardéfaut" style:family="text">
      <style:text-properties style:font-name="Segoe UI" style:font-name-complex="Segoe UI" fo:color="#10162F" fo:font-size="13.5pt" style:font-size-asian="13.5pt" style:font-size-complex="13.5pt"/>
    </style:style>
    <style:style style:name="T1787" style:parent-style-name="Policepardéfaut" style:family="text">
      <style:text-properties style:font-name="Segoe UI" style:font-name-complex="Segoe UI" fo:color="#10162F" fo:font-size="13.5pt" style:font-size-asian="13.5pt" style:font-size-complex="13.5pt"/>
    </style:style>
    <style:style style:name="T1788" style:parent-style-name="CodeHTML" style:family="text">
      <style:text-properties style:font-name="Consolas" style:font-name-asian="Songti SC" fo:color="#0A0D1C" fo:font-size="11pt" style:font-size-asian="11pt" style:font-size-complex="11pt" fo:background-color="#EEEEEE"/>
    </style:style>
    <style:style style:name="T1789" style:parent-style-name="Policepardéfaut" style:family="text">
      <style:text-properties style:font-name="Segoe UI" style:font-name-complex="Segoe UI" fo:color="#10162F" fo:font-size="13.5pt" style:font-size-asian="13.5pt" style:font-size-complex="13.5pt"/>
    </style:style>
    <style:style style:name="T1790" style:parent-style-name="Policepardéfaut" style:family="text">
      <style:text-properties style:font-name="Segoe UI" style:font-name-complex="Segoe UI" fo:color="#10162F" fo:font-size="13.5pt" style:font-size-asian="13.5pt" style:font-size-complex="13.5pt" fo:language="en" fo:country="US"/>
    </style:style>
    <style:style style:name="P1791" style:parent-style-name="PréformatéHTML" style:family="paragraph">
      <style:paragraph-properties fo:background-color="#211E2F"/>
    </style:style>
    <style:style style:name="T1792" style:parent-style-name="mtk12" style:family="text">
      <style:text-properties style:font-name="Consolas" fo:color="#B3CCFF" fo:font-size="13.5pt" style:font-size-asian="13.5pt" style:font-size-complex="13.5pt"/>
    </style:style>
    <style:style style:name="T1793" style:parent-style-name="mtk1" style:family="text">
      <style:text-properties style:font-name="Consolas" fo:color="#FFFFFF" fo:font-size="13.5pt" style:font-size-asian="13.5pt" style:font-size-complex="13.5pt"/>
    </style:style>
    <style:style style:name="T1794" style:parent-style-name="mtk12" style:family="text">
      <style:text-properties style:font-name="Consolas" fo:color="#B3CCFF" fo:font-size="13.5pt" style:font-size-asian="13.5pt" style:font-size-complex="13.5pt"/>
    </style:style>
    <style:style style:name="T1795" style:parent-style-name="mtk1" style:family="text">
      <style:text-properties style:font-name="Consolas" fo:color="#FFFFFF" fo:font-size="13.5pt" style:font-size-asian="13.5pt" style:font-size-complex="13.5pt"/>
    </style:style>
    <style:style style:name="T1796" style:parent-style-name="Policepardéfaut" style:family="text">
      <style:text-properties style:font-name="Consolas" fo:color="#939598" fo:font-size="13.5pt" style:font-size-asian="13.5pt" style:font-size-complex="13.5pt"/>
    </style:style>
    <style:style style:name="T1797" style:parent-style-name="mtk1" style:family="text">
      <style:text-properties style:font-name="Consolas" fo:color="#FFFFFF" fo:font-size="13.5pt" style:font-size-asian="13.5pt" style:font-size-complex="13.5pt"/>
    </style:style>
    <style:style style:name="T1798" style:parent-style-name="mtk16" style:family="text">
      <style:text-properties style:font-name="Consolas" style:font-name-asian="Liberation Mono" fo:color="#908E97" fo:font-size="13.5pt" style:font-size-asian="13.5pt" style:font-size-complex="13.5pt"/>
    </style:style>
    <style:style style:name="T1799" style:parent-style-name="Policepardéfaut" style:family="text">
      <style:text-properties style:font-name="Consolas" fo:color="#939598" fo:font-size="13.5pt" style:font-size-asian="13.5pt" style:font-size-complex="13.5pt"/>
    </style:style>
    <style:style style:name="T1800" style:parent-style-name="mtk1" style:family="text">
      <style:text-properties style:font-name="Consolas" fo:color="#FFFFFF" fo:font-size="13.5pt" style:font-size-asian="13.5pt" style:font-size-complex="13.5pt"/>
    </style:style>
    <style:style style:name="T1801" style:parent-style-name="Policepardéfaut" style:family="text">
      <style:text-properties style:font-name="Consolas" fo:color="#939598" fo:font-size="13.5pt" style:font-size-asian="13.5pt" style:font-size-complex="13.5pt"/>
    </style:style>
    <style:style style:name="T1802" style:parent-style-name="Policepardéfaut" style:family="text">
      <style:text-properties style:font-name="Consolas" fo:color="#939598" fo:font-size="13.5pt" style:font-size-asian="13.5pt" style:font-size-complex="13.5pt"/>
    </style:style>
    <style:style style:name="T1803" style:parent-style-name="mtk9" style:family="text">
      <style:text-properties style:font-name="Consolas" fo:color="#FF8973" fo:font-size="13.5pt" style:font-size-asian="13.5pt" style:font-size-complex="13.5pt"/>
    </style:style>
    <style:style style:name="T1804" style:parent-style-name="mtk1" style:family="text">
      <style:text-properties style:font-name="Consolas" fo:color="#FFFFFF" fo:font-size="13.5pt" style:font-size-asian="13.5pt" style:font-size-complex="13.5pt"/>
    </style:style>
    <style:style style:name="T1805" style:parent-style-name="Policepardéfaut" style:family="text">
      <style:text-properties style:font-name="Consolas" fo:color="#939598" fo:font-size="13.5pt" style:font-size-asian="13.5pt" style:font-size-complex="13.5pt"/>
    </style:style>
    <style:style style:name="P1806" style:parent-style-name="PréformatéHTML" style:family="paragraph">
      <style:paragraph-properties fo:background-color="#FFFFFF"/>
    </style:style>
    <style:style style:name="T1807" style:parent-style-name="gamut-18awgza-styledtext" style:family="text">
      <style:text-properties fo:color="#10162F" fo:font-size="13.5pt" style:font-size-asian="13.5pt" style:font-size-complex="13.5pt"/>
    </style:style>
    <style:style style:name="P1808" style:parent-style-name="g-md-p" style:family="paragraph">
      <style:paragraph-properties fo:margin-top="0in" fo:background-color="#FFFFFF"/>
    </style:style>
    <style:style style:name="T1809" style:parent-style-name="Policepardéfaut" style:family="text">
      <style:text-properties style:font-name="Segoe UI" style:font-name-complex="Segoe UI" fo:color="#10162F" fo:font-size="13.5pt" style:font-size-asian="13.5pt" style:font-size-complex="13.5pt" fo:language="fr" fo:country="FR"/>
    </style:style>
    <style:style style:name="T1810" style:parent-style-name="CodeHTML" style:family="text">
      <style:text-properties style:font-name="Consolas" fo:color="#0A0D1C" fo:font-size="11pt" style:font-size-asian="11pt" style:font-size-complex="11pt" fo:background-color="#EEEEEE" fo:language="fr" fo:country="FR"/>
    </style:style>
    <style:style style:name="T1811" style:parent-style-name="Policepardéfaut" style:family="text">
      <style:text-properties style:font-name="Segoe UI" style:font-name-complex="Segoe UI" fo:color="#10162F" fo:font-size="13.5pt" style:font-size-asian="13.5pt" style:font-size-complex="13.5pt" fo:language="fr" fo:country="FR"/>
    </style:style>
    <style:style style:name="T1812" style:parent-style-name="CodeHTML" style:family="text">
      <style:text-properties style:font-name="Consolas" fo:color="#0A0D1C" fo:font-size="11pt" style:font-size-asian="11pt" style:font-size-complex="11pt" fo:background-color="#EEEEEE" fo:language="fr" fo:country="FR"/>
    </style:style>
    <style:style style:name="T1813" style:parent-style-name="Policepardéfaut" style:family="text">
      <style:text-properties style:font-name="Segoe UI" style:font-name-complex="Segoe UI" fo:color="#10162F" fo:font-size="13.5pt" style:font-size-asian="13.5pt" style:font-size-complex="13.5pt" fo:language="fr" fo:country="FR"/>
    </style:style>
    <style:style style:name="P1814" style:parent-style-name="PréformatéHTML" style:family="paragraph">
      <style:paragraph-properties fo:background-color="#211E2F"/>
    </style:style>
    <style:style style:name="T1815" style:parent-style-name="mtk12" style:family="text">
      <style:text-properties style:font-name="Consolas" fo:color="#B3CCFF" fo:font-size="13.5pt" style:font-size-asian="13.5pt" style:font-size-complex="13.5pt"/>
    </style:style>
    <style:style style:name="T1816" style:parent-style-name="mtk1" style:family="text">
      <style:text-properties style:font-name="Consolas" fo:color="#FFFFFF" fo:font-size="13.5pt" style:font-size-asian="13.5pt" style:font-size-complex="13.5pt"/>
    </style:style>
    <style:style style:name="T1817" style:parent-style-name="mtk12" style:family="text">
      <style:text-properties style:font-name="Consolas" fo:color="#B3CCFF" fo:font-size="13.5pt" style:font-size-asian="13.5pt" style:font-size-complex="13.5pt"/>
    </style:style>
    <style:style style:name="T1818" style:parent-style-name="mtk1" style:family="text">
      <style:text-properties style:font-name="Consolas" fo:color="#FFFFFF" fo:font-size="13.5pt" style:font-size-asian="13.5pt" style:font-size-complex="13.5pt"/>
    </style:style>
    <style:style style:name="T1819" style:parent-style-name="Policepardéfaut" style:family="text">
      <style:text-properties style:font-name="Consolas" fo:color="#939598" fo:font-size="13.5pt" style:font-size-asian="13.5pt" style:font-size-complex="13.5pt"/>
    </style:style>
    <style:style style:name="T1820" style:parent-style-name="mtk1" style:family="text">
      <style:text-properties style:font-name="Consolas" fo:color="#FFFFFF" fo:font-size="13.5pt" style:font-size-asian="13.5pt" style:font-size-complex="13.5pt"/>
    </style:style>
    <style:style style:name="T1821" style:parent-style-name="mtk16" style:family="text">
      <style:text-properties style:font-name="Consolas" style:font-name-asian="Liberation Mono" fo:color="#908E97" fo:font-size="13.5pt" style:font-size-asian="13.5pt" style:font-size-complex="13.5pt"/>
    </style:style>
    <style:style style:name="T1822" style:parent-style-name="Policepardéfaut" style:family="text">
      <style:text-properties style:font-name="Consolas" fo:color="#939598" fo:font-size="13.5pt" style:font-size-asian="13.5pt" style:font-size-complex="13.5pt"/>
    </style:style>
    <style:style style:name="T1823" style:parent-style-name="mtk1" style:family="text">
      <style:text-properties style:font-name="Consolas" fo:color="#FFFFFF" fo:font-size="13.5pt" style:font-size-asian="13.5pt" style:font-size-complex="13.5pt"/>
    </style:style>
    <style:style style:name="T1824" style:parent-style-name="Policepardéfaut" style:family="text">
      <style:text-properties style:font-name="Consolas" fo:color="#939598" fo:font-size="13.5pt" style:font-size-asian="13.5pt" style:font-size-complex="13.5pt"/>
    </style:style>
    <style:style style:name="T1825" style:parent-style-name="Policepardéfaut" style:family="text">
      <style:text-properties style:font-name="Consolas" fo:color="#939598" fo:font-size="13.5pt" style:font-size-asian="13.5pt" style:font-size-complex="13.5pt"/>
    </style:style>
    <style:style style:name="T1826" style:parent-style-name="mtk9" style:family="text">
      <style:text-properties style:font-name="Consolas" fo:color="#FF8973" fo:font-size="13.5pt" style:font-size-asian="13.5pt" style:font-size-complex="13.5pt"/>
    </style:style>
    <style:style style:name="T1827" style:parent-style-name="mtk1" style:family="text">
      <style:text-properties style:font-name="Consolas" fo:color="#FFFFFF" fo:font-size="13.5pt" style:font-size-asian="13.5pt" style:font-size-complex="13.5pt"/>
    </style:style>
    <style:style style:name="T1828" style:parent-style-name="Policepardéfaut" style:family="text">
      <style:text-properties style:font-name="Consolas" fo:color="#939598" fo:font-size="13.5pt" style:font-size-asian="13.5pt" style:font-size-complex="13.5pt"/>
    </style:style>
    <style:style style:name="P1829" style:parent-style-name="PréformatéHTML" style:family="paragraph">
      <style:paragraph-properties fo:background-color="#FFFFFF"/>
    </style:style>
    <style:style style:name="T1830" style:parent-style-name="gamut-18awgza-styledtext" style:family="text">
      <style:text-properties fo:color="#10162F" fo:font-size="13.5pt" style:font-size-asian="13.5pt" style:font-size-complex="13.5pt" fo:language="fr" fo:country="FR"/>
    </style:style>
    <style:style style:name="P1831" style:parent-style-name="g-md-p" style:family="paragraph">
      <style:paragraph-properties fo:margin-top="0in" fo:background-color="#FFFFFF"/>
    </style:style>
    <style:style style:name="T1832" style:parent-style-name="CodeHTML" style:family="text">
      <style:text-properties style:font-name="Consolas" fo:color="#0A0D1C" fo:font-size="11pt" style:font-size-asian="11pt" style:font-size-complex="11pt" fo:background-color="#EEEEEE" fo:language="fr" fo:country="FR"/>
    </style:style>
    <style:style style:name="T1833" style:parent-style-name="Policepardéfaut" style:family="text">
      <style:text-properties style:font-name="Segoe UI" style:font-name-complex="Segoe UI" fo:color="#10162F" fo:font-size="13.5pt" style:font-size-asian="13.5pt" style:font-size-complex="13.5pt" fo:language="fr" fo:country="FR"/>
    </style:style>
    <style:style style:name="T1834" style:parent-style-name="Policepardéfaut" style:family="text">
      <style:text-properties style:font-name="Segoe UI" style:font-name-complex="Segoe UI" fo:color="#10162F" fo:font-size="13.5pt" style:font-size-asian="13.5pt" style:font-size-complex="13.5pt" fo:language="fr" fo:country="FR"/>
    </style:style>
    <style:style style:name="P1835" style:parent-style-name="Normal" style:family="paragraph">
      <style:paragraph-properties fo:background-color="#FFFFFF"/>
    </style:style>
    <style:style style:name="T1836" style:parent-style-name="CodeHTML" style:family="text">
      <style:text-properties style:font-name="Consolas" style:font-name-asian="Songti SC" fo:color="#0A0D1C" fo:font-size="11pt" style:font-size-asian="11pt" style:font-size-complex="11pt" fo:background-color="#EEEEEE" style:text-underline-type="single" style:text-underline-style="solid" style:text-underline-width="auto" style:text-underline-mode="continuous"/>
    </style:style>
    <style:style style:name="P1837" style:parent-style-name="Normal" style:family="paragraph">
      <style:paragraph-properties fo:background-color="#FFFFFF"/>
    </style:style>
    <style:style style:name="T1838" style:parent-style-name="Policepardéfaut" style:family="text">
      <style:text-properties style:font-name="Segoe UI" style:font-name-complex="Segoe UI" fo:color="#10162F" fo:font-size="13.5pt" style:font-size-asian="13.5pt" style:font-size-complex="13.5pt"/>
    </style:style>
    <style:style style:name="P1839" style:parent-style-name="Normal" style:family="paragraph">
      <style:paragraph-properties fo:background-color="#FFFFFF"/>
    </style:style>
    <style:style style:name="T1840" style:parent-style-name="Policepardéfaut" style:family="text">
      <style:text-properties style:font-name="Segoe UI" style:font-name-complex="Segoe UI" fo:color="#10162F" fo:font-size="13.5pt" style:font-size-asian="13.5pt" style:font-size-complex="13.5pt"/>
    </style:style>
    <style:style style:name="T1841" style:parent-style-name="CodeHTML" style:family="text">
      <style:text-properties style:font-name="Consolas" style:font-name-asian="Songti SC" fo:color="#0A0D1C" fo:font-size="11pt" style:font-size-asian="11pt" style:font-size-complex="11pt" fo:background-color="#EEEEEE"/>
    </style:style>
    <style:style style:name="T1842" style:parent-style-name="Policepardéfaut" style:family="text">
      <style:text-properties style:font-name="Segoe UI" style:font-name-complex="Segoe UI" fo:color="#10162F" fo:font-size="13.5pt" style:font-size-asian="13.5pt" style:font-size-complex="13.5pt"/>
    </style:style>
    <style:style style:name="T1843" style:parent-style-name="CodeHTML" style:family="text">
      <style:text-properties style:font-name="Consolas" style:font-name-asian="Songti SC" fo:color="#0A0D1C" fo:font-size="11pt" style:font-size-asian="11pt" style:font-size-complex="11pt" fo:background-color="#EEEEEE"/>
    </style:style>
    <style:style style:name="T1844" style:parent-style-name="Policepardéfaut" style:family="text">
      <style:text-properties style:font-name="Segoe UI" style:font-name-complex="Segoe UI" fo:color="#10162F" fo:font-size="13.5pt" style:font-size-asian="13.5pt" style:font-size-complex="13.5pt"/>
    </style:style>
    <style:style style:name="T1845" style:parent-style-name="CodeHTML" style:family="text">
      <style:text-properties style:font-name="Consolas" style:font-name-asian="Songti SC" fo:color="#0A0D1C" fo:font-size="11pt" style:font-size-asian="11pt" style:font-size-complex="11pt" fo:background-color="#EEEEEE"/>
    </style:style>
    <style:style style:name="T1846" style:parent-style-name="Policepardéfaut" style:family="text">
      <style:text-properties style:font-name="Segoe UI" style:font-name-complex="Segoe UI" fo:color="#10162F" fo:font-size="13.5pt" style:font-size-asian="13.5pt" style:font-size-complex="13.5pt"/>
    </style:style>
    <style:style style:name="P1847" style:parent-style-name="Normal" style:family="paragraph">
      <style:paragraph-properties style:vertical-align="auto" fo:margin-top="0.0694in" fo:margin-bottom="0.0694in" fo:background-color="#FFFFFF"/>
      <style:text-properties fo:hyphenate="true"/>
    </style:style>
    <style:style style:name="T1848" style:parent-style-name="Policepardéfaut" style:family="text">
      <style:text-properties style:font-name="Segoe UI" style:font-name-complex="Segoe UI" fo:color="#10162F" fo:font-size="13.5pt" style:font-size-asian="13.5pt" style:font-size-complex="13.5pt"/>
    </style:style>
    <style:style style:name="T1849" style:parent-style-name="Policepardéfaut" style:family="text">
      <style:text-properties style:font-name="Segoe UI" style:font-name-complex="Segoe UI" fo:color="#10162F" fo:font-size="13.5pt" style:font-size-asian="13.5pt" style:font-size-complex="13.5pt"/>
    </style:style>
    <style:style style:name="T1850" style:parent-style-name="CodeHTML" style:family="text">
      <style:text-properties style:font-name="Consolas" style:font-name-asian="Songti SC" fo:color="#0A0D1C" fo:font-size="11pt" style:font-size-asian="11pt" style:font-size-complex="11pt" fo:background-color="#EEEEEE"/>
    </style:style>
    <style:style style:name="T1851" style:parent-style-name="Policepardéfaut" style:family="text">
      <style:text-properties style:font-name="Segoe UI" style:font-name-complex="Segoe UI" fo:color="#10162F" fo:font-size="13.5pt" style:font-size-asian="13.5pt" style:font-size-complex="13.5pt"/>
    </style:style>
    <style:style style:name="P1852" style:parent-style-name="Normal" style:family="paragraph">
      <style:paragraph-properties style:vertical-align="auto" fo:margin-top="0.0694in" fo:margin-bottom="0.0694in" fo:background-color="#FFFFFF"/>
      <style:text-properties style:font-name="Segoe UI" style:font-name-complex="Segoe UI" fo:color="#10162F" fo:font-size="13.5pt" style:font-size-asian="13.5pt" style:font-size-complex="13.5pt" fo:hyphenate="true"/>
    </style:style>
    <style:style style:name="P1853" style:parent-style-name="Normal" style:family="paragraph">
      <style:paragraph-properties style:vertical-align="auto" fo:margin-top="0.0694in" fo:margin-bottom="0.0694in" fo:background-color="#FFFFFF"/>
      <style:text-properties style:font-name="Segoe UI" style:font-name-complex="Segoe UI" fo:color="#10162F" fo:font-size="13.5pt" style:font-size-asian="13.5pt" style:font-size-complex="13.5pt" fo:hyphenate="true"/>
    </style:style>
    <style:style style:name="P1854" style:parent-style-name="PréformatéHTML" style:family="paragraph">
      <style:paragraph-properties fo:background-color="#211E2F"/>
    </style:style>
    <style:style style:name="T1855" style:parent-style-name="mtk12" style:family="text">
      <style:text-properties style:font-name="Consolas" fo:color="#B3CCFF" fo:font-size="13.5pt" style:font-size-asian="13.5pt" style:font-size-complex="13.5pt"/>
    </style:style>
    <style:style style:name="T1856" style:parent-style-name="mtk1" style:family="text">
      <style:text-properties style:font-name="Consolas" fo:color="#FFFFFF" fo:font-size="13.5pt" style:font-size-asian="13.5pt" style:font-size-complex="13.5pt"/>
    </style:style>
    <style:style style:name="T1857" style:parent-style-name="mtk12" style:family="text">
      <style:text-properties style:font-name="Consolas" fo:color="#B3CCFF" fo:font-size="13.5pt" style:font-size-asian="13.5pt" style:font-size-complex="13.5pt"/>
    </style:style>
    <style:style style:name="T1858" style:parent-style-name="mtk1" style:family="text">
      <style:text-properties style:font-name="Consolas" fo:color="#FFFFFF" fo:font-size="13.5pt" style:font-size-asian="13.5pt" style:font-size-complex="13.5pt"/>
    </style:style>
    <style:style style:name="T1859" style:parent-style-name="Policepardéfaut" style:family="text">
      <style:text-properties style:font-name="Consolas" fo:color="#939598" fo:font-size="13.5pt" style:font-size-asian="13.5pt" style:font-size-complex="13.5pt"/>
    </style:style>
    <style:style style:name="T1860" style:parent-style-name="mtk1" style:family="text">
      <style:text-properties style:font-name="Consolas" fo:color="#FFFFFF" fo:font-size="13.5pt" style:font-size-asian="13.5pt" style:font-size-complex="13.5pt"/>
    </style:style>
    <style:style style:name="T1861" style:parent-style-name="mtk12" style:family="text">
      <style:text-properties style:font-name="Consolas" fo:color="#B3CCFF" fo:font-size="13.5pt" style:font-size-asian="13.5pt" style:font-size-complex="13.5pt"/>
    </style:style>
    <style:style style:name="T1862" style:parent-style-name="mtk1" style:family="text">
      <style:text-properties style:font-name="Consolas" fo:color="#FFFFFF" fo:font-size="13.5pt" style:font-size-asian="13.5pt" style:font-size-complex="13.5pt"/>
    </style:style>
    <style:style style:name="T1863" style:parent-style-name="mtk9" style:family="text">
      <style:text-properties style:font-name="Consolas" fo:color="#FF8973" fo:font-size="13.5pt" style:font-size-asian="13.5pt" style:font-size-complex="13.5pt"/>
    </style:style>
    <style:style style:name="T1864" style:parent-style-name="mtk1" style:family="text">
      <style:text-properties style:font-name="Consolas" fo:color="#FFFFFF" fo:font-size="13.5pt" style:font-size-asian="13.5pt" style:font-size-complex="13.5pt"/>
    </style:style>
    <style:style style:name="T1865" style:parent-style-name="Policepardéfaut" style:family="text">
      <style:text-properties style:font-name="Consolas" fo:color="#939598" fo:font-size="13.5pt" style:font-size-asian="13.5pt" style:font-size-complex="13.5pt"/>
    </style:style>
    <style:style style:name="T1866" style:parent-style-name="mtk1" style:family="text">
      <style:text-properties style:font-name="Consolas" fo:color="#FFFFFF" fo:font-size="13.5pt" style:font-size-asian="13.5pt" style:font-size-complex="13.5pt"/>
    </style:style>
    <style:style style:name="T1867" style:parent-style-name="Policepardéfaut" style:family="text">
      <style:text-properties style:font-name="Consolas" fo:color="#939598" fo:font-size="13.5pt" style:font-size-asian="13.5pt" style:font-size-complex="13.5pt"/>
    </style:style>
    <style:style style:name="T1868" style:parent-style-name="Policepardéfaut" style:family="text">
      <style:text-properties style:font-name="Consolas" fo:color="#939598" fo:font-size="13.5pt" style:font-size-asian="13.5pt" style:font-size-complex="13.5pt"/>
    </style:style>
    <style:style style:name="T1869" style:parent-style-name="mtk9" style:family="text">
      <style:text-properties style:font-name="Consolas" fo:color="#FF8973" fo:font-size="13.5pt" style:font-size-asian="13.5pt" style:font-size-complex="13.5pt"/>
    </style:style>
    <style:style style:name="T1870" style:parent-style-name="mtk1" style:family="text">
      <style:text-properties style:font-name="Consolas" fo:color="#FFFFFF" fo:font-size="13.5pt" style:font-size-asian="13.5pt" style:font-size-complex="13.5pt"/>
    </style:style>
    <style:style style:name="T1871" style:parent-style-name="Policepardéfaut" style:family="text">
      <style:text-properties style:font-name="Consolas" fo:color="#939598" fo:font-size="13.5pt" style:font-size-asian="13.5pt" style:font-size-complex="13.5pt"/>
    </style:style>
    <style:style style:name="T1872" style:parent-style-name="mtk1" style:family="text">
      <style:text-properties style:font-name="Consolas" fo:color="#FFFFFF" fo:font-size="13.5pt" style:font-size-asian="13.5pt" style:font-size-complex="13.5pt"/>
    </style:style>
    <style:style style:name="T1873" style:parent-style-name="mtk10" style:family="text">
      <style:text-properties style:font-name="Consolas" fo:color="#83FFF5" fo:font-size="13.5pt" style:font-size-asian="13.5pt" style:font-size-complex="13.5pt"/>
    </style:style>
    <style:style style:name="T1874" style:parent-style-name="mtk1" style:family="text">
      <style:text-properties style:font-name="Consolas" fo:color="#FFFFFF" fo:font-size="13.5pt" style:font-size-asian="13.5pt" style:font-size-complex="13.5pt"/>
    </style:style>
    <style:style style:name="T1875" style:parent-style-name="mtk9" style:family="text">
      <style:text-properties style:font-name="Consolas" fo:color="#FF8973" fo:font-size="13.5pt" style:font-size-asian="13.5pt" style:font-size-complex="13.5pt"/>
    </style:style>
    <style:style style:name="T1876" style:parent-style-name="mtk1" style:family="text">
      <style:text-properties style:font-name="Consolas" fo:color="#FFFFFF" fo:font-size="13.5pt" style:font-size-asian="13.5pt" style:font-size-complex="13.5pt"/>
    </style:style>
    <style:style style:name="T1877" style:parent-style-name="Policepardéfaut" style:family="text">
      <style:text-properties style:font-name="Consolas" fo:color="#939598" fo:font-size="13.5pt" style:font-size-asian="13.5pt" style:font-size-complex="13.5pt"/>
    </style:style>
    <style:style style:name="T1878" style:parent-style-name="mtk1" style:family="text">
      <style:text-properties style:font-name="Consolas" fo:color="#FFFFFF" fo:font-size="13.5pt" style:font-size-asian="13.5pt" style:font-size-complex="13.5pt"/>
    </style:style>
    <style:style style:name="T1879" style:parent-style-name="mtk9" style:family="text">
      <style:text-properties style:font-name="Consolas" fo:color="#FF8973" fo:font-size="13.5pt" style:font-size-asian="13.5pt" style:font-size-complex="13.5pt"/>
    </style:style>
    <style:style style:name="T1880" style:parent-style-name="mtk1" style:family="text">
      <style:text-properties style:font-name="Consolas" fo:color="#FFFFFF" fo:font-size="13.5pt" style:font-size-asian="13.5pt" style:font-size-complex="13.5pt"/>
    </style:style>
    <style:style style:name="T1881" style:parent-style-name="mtk10" style:family="text">
      <style:text-properties style:font-name="Consolas" fo:color="#83FFF5" fo:font-size="13.5pt" style:font-size-asian="13.5pt" style:font-size-complex="13.5pt"/>
    </style:style>
    <style:style style:name="T1882" style:parent-style-name="mtk1" style:family="text">
      <style:text-properties style:font-name="Consolas" fo:color="#FFFFFF" fo:font-size="13.5pt" style:font-size-asian="13.5pt" style:font-size-complex="13.5pt"/>
    </style:style>
    <style:style style:name="T1883" style:parent-style-name="mtk9" style:family="text">
      <style:text-properties style:font-name="Consolas" fo:color="#FF8973" fo:font-size="13.5pt" style:font-size-asian="13.5pt" style:font-size-complex="13.5pt"/>
    </style:style>
    <style:style style:name="T1884" style:parent-style-name="mtk1" style:family="text">
      <style:text-properties style:font-name="Consolas" fo:color="#FFFFFF" fo:font-size="13.5pt" style:font-size-asian="13.5pt" style:font-size-complex="13.5pt"/>
    </style:style>
    <style:style style:name="T1885" style:parent-style-name="Policepardéfaut" style:family="text">
      <style:text-properties style:font-name="Consolas" fo:color="#939598" fo:font-size="13.5pt" style:font-size-asian="13.5pt" style:font-size-complex="13.5pt"/>
    </style:style>
    <style:style style:name="T1886" style:parent-style-name="mtk1" style:family="text">
      <style:text-properties style:font-name="Consolas" fo:color="#FFFFFF" fo:font-size="13.5pt" style:font-size-asian="13.5pt" style:font-size-complex="13.5pt"/>
    </style:style>
    <style:style style:name="T1887" style:parent-style-name="mtk16" style:family="text">
      <style:text-properties style:font-name="Consolas" style:font-name-asian="Liberation Mono" fo:color="#908E97" fo:font-size="13.5pt" style:font-size-asian="13.5pt" style:font-size-complex="13.5pt"/>
    </style:style>
    <style:style style:name="T1888" style:parent-style-name="Policepardéfaut" style:family="text">
      <style:text-properties style:font-name="Consolas" fo:color="#939598" fo:font-size="13.5pt" style:font-size-asian="13.5pt" style:font-size-complex="13.5pt"/>
    </style:style>
    <style:style style:name="P1889" style:parent-style-name="PréformatéHTML" style:family="paragraph">
      <style:paragraph-properties fo:background-color="#FFFFFF"/>
    </style:style>
    <style:style style:name="T1890" style:parent-style-name="gamut-18awgza-styledtext" style:family="text">
      <style:text-properties fo:color="#10162F" fo:font-size="13.5pt" style:font-size-asian="13.5pt" style:font-size-complex="13.5pt" fo:language="fr" fo:country="FR"/>
    </style:style>
    <style:style style:name="P1891" style:parent-style-name="g-md-p" style:family="paragraph">
      <style:paragraph-properties fo:margin-top="0in" fo:background-color="#FFFFFF"/>
    </style:style>
    <style:style style:name="T1892" style:parent-style-name="Policepardéfaut" style:family="text">
      <style:text-properties style:font-name="Segoe UI" style:font-name-complex="Segoe UI" fo:color="#10162F" fo:font-size="13.5pt" style:font-size-asian="13.5pt" style:font-size-complex="13.5pt" fo:language="fr" fo:country="FR"/>
    </style:style>
    <style:style style:name="T1893" style:parent-style-name="CodeHTML" style:family="text">
      <style:text-properties style:font-name="Consolas" fo:color="#0A0D1C" fo:font-size="11pt" style:font-size-asian="11pt" style:font-size-complex="11pt" fo:background-color="#EEEEEE" fo:language="fr" fo:country="FR"/>
    </style:style>
    <style:style style:name="T1894" style:parent-style-name="Policepardéfaut" style:family="text">
      <style:text-properties style:font-name="Segoe UI" style:font-name-complex="Segoe UI" fo:color="#10162F" fo:font-size="13.5pt" style:font-size-asian="13.5pt" style:font-size-complex="13.5pt" fo:language="fr" fo:country="FR"/>
    </style:style>
    <style:style style:name="T1895" style:parent-style-name="Policepardéfaut" style:family="text">
      <style:text-properties style:font-name="Segoe UI" style:font-name-complex="Segoe UI" fo:color="#10162F" fo:font-size="13.5pt" style:font-size-asian="13.5pt" style:font-size-complex="13.5pt" fo:language="fr" fo:country="FR"/>
    </style:style>
    <style:style style:name="T1896" style:parent-style-name="CodeHTML" style:family="text">
      <style:text-properties style:font-name="Consolas" fo:color="#0A0D1C" fo:font-size="11pt" style:font-size-asian="11pt" style:font-size-complex="11pt" fo:background-color="#EEEEEE" fo:language="fr" fo:country="FR"/>
    </style:style>
    <style:style style:name="T1897" style:parent-style-name="Policepardéfaut" style:family="text">
      <style:text-properties style:font-name="Segoe UI" style:font-name-complex="Segoe UI" fo:color="#10162F" fo:font-size="13.5pt" style:font-size-asian="13.5pt" style:font-size-complex="13.5pt" fo:language="fr" fo:country="FR"/>
    </style:style>
    <style:style style:name="T1898" style:parent-style-name="CodeHTML" style:family="text">
      <style:text-properties style:font-name="Consolas" fo:color="#0A0D1C" fo:font-size="11pt" style:font-size-asian="11pt" style:font-size-complex="11pt" fo:background-color="#EEEEEE" fo:language="fr" fo:country="FR"/>
    </style:style>
    <style:style style:name="T1899" style:parent-style-name="Policepardéfaut" style:family="text">
      <style:text-properties style:font-name="Segoe UI" style:font-name-complex="Segoe UI" fo:color="#10162F" fo:font-size="13.5pt" style:font-size-asian="13.5pt" style:font-size-complex="13.5pt" fo:language="fr" fo:country="FR"/>
    </style:style>
    <style:style style:name="P1900" style:parent-style-name="g-md-p" style:family="paragraph">
      <style:paragraph-properties fo:margin-top="0in" fo:margin-bottom="0in" fo:background-color="#FFFFFF"/>
    </style:style>
    <style:style style:name="T1901" style:parent-style-name="Policepardéfaut" style:family="text">
      <style:text-properties style:font-name="Segoe UI" style:font-name-complex="Segoe UI" fo:color="#10162F" fo:font-size="13.5pt" style:font-size-asian="13.5pt" style:font-size-complex="13.5pt" fo:language="fr" fo:country="FR"/>
    </style:style>
    <style:style style:name="T1902" style:parent-style-name="CodeHTML" style:family="text">
      <style:text-properties style:font-name="Consolas" fo:color="#0A0D1C" fo:font-size="11pt" style:font-size-asian="11pt" style:font-size-complex="11pt" fo:background-color="#EEEEEE" fo:language="fr" fo:country="FR"/>
    </style:style>
    <style:style style:name="T1903" style:parent-style-name="Policepardéfaut" style:family="text">
      <style:text-properties style:font-name="Segoe UI" style:font-name-complex="Segoe UI" fo:color="#10162F" fo:font-size="13.5pt" style:font-size-asian="13.5pt" style:font-size-complex="13.5pt" fo:language="fr" fo:country="FR"/>
    </style:style>
    <style:style style:name="P1904" style:parent-style-name="Textbody" style:family="paragraph">
      <style:paragraph-properties fo:margin-bottom="0in" fo:line-height="160%"/>
      <style:text-properties style:font-name="Arial" style:font-name-complex="Arial" fo:color="#10162F" fo:font-size="14pt" style:font-size-asian="14pt"/>
    </style:style>
    <style:style style:name="P1905" style:parent-style-name="Titre3" style:family="paragraph">
      <style:paragraph-properties fo:background-color="#FFFFFF"/>
      <style:text-properties style:font-name="Segoe UI" style:font-name-complex="Segoe UI" fo:color="#0A0D1C"/>
    </style:style>
    <style:style style:name="P1906" style:parent-style-name="Normal" style:family="paragraph">
      <style:paragraph-properties fo:background-color="#FFFFFF"/>
    </style:style>
    <style:style style:name="T1907" style:parent-style-name="gamut-uidoxx-styledtext" style:family="text">
      <style:text-properties style:font-name="Segoe UI" style:font-name-complex="Segoe UI" fo:color="#10162F" fo:font-size="13.5pt" style:font-size-asian="13.5pt" style:font-size-complex="13.5pt"/>
    </style:style>
    <style:style style:name="P1908" style:parent-style-name="g-md-p" style:family="paragraph">
      <style:paragraph-properties fo:margin-top="0in" fo:background-color="#FFFFFF"/>
    </style:style>
    <style:style style:name="T1909" style:parent-style-name="Policepardéfaut" style:family="text">
      <style:text-properties style:font-name="Segoe UI" style:font-name-complex="Segoe UI" fo:color="#10162F" fo:font-size="13.5pt" style:font-size-asian="13.5pt" style:font-size-complex="13.5pt" fo:language="fr" fo:country="FR"/>
    </style:style>
    <style:style style:name="T1910" style:parent-style-name="CodeHTML" style:family="text">
      <style:text-properties style:font-name="Consolas" fo:color="#0A0D1C" fo:font-size="11pt" style:font-size-asian="11pt" style:font-size-complex="11pt" fo:background-color="#EEEEEE" fo:language="fr" fo:country="FR"/>
    </style:style>
    <style:style style:name="T1911" style:parent-style-name="Policepardéfaut" style:family="text">
      <style:text-properties style:font-name="Segoe UI" style:font-name-complex="Segoe UI" fo:color="#10162F" fo:font-size="13.5pt" style:font-size-asian="13.5pt" style:font-size-complex="13.5pt" fo:language="fr" fo:country="FR"/>
    </style:style>
    <style:style style:name="T1912" style:parent-style-name="Policepardéfaut" style:family="text">
      <style:text-properties style:font-name="Segoe UI" style:font-name-complex="Segoe UI" fo:color="#10162F" fo:font-size="13.5pt" style:font-size-asian="13.5pt" style:font-size-complex="13.5pt" fo:language="fr" fo:country="FR"/>
    </style:style>
    <style:style style:name="T1913" style:parent-style-name="CodeHTML" style:family="text">
      <style:text-properties style:font-name="Consolas" fo:color="#0A0D1C" fo:font-size="11pt" style:font-size-asian="11pt" style:font-size-complex="11pt" fo:background-color="#EEEEEE" fo:language="fr" fo:country="FR"/>
    </style:style>
    <style:style style:name="T1914" style:parent-style-name="Policepardéfaut" style:family="text">
      <style:text-properties style:font-name="Segoe UI" style:font-name-complex="Segoe UI" fo:color="#10162F" fo:font-size="13.5pt" style:font-size-asian="13.5pt" style:font-size-complex="13.5pt" fo:language="fr" fo:country="FR"/>
    </style:style>
    <style:style style:name="P1915" style:parent-style-name="Normal" style:family="paragraph">
      <style:paragraph-properties fo:background-color="#FFFFFF"/>
    </style:style>
    <style:style style:name="T1916" style:parent-style-name="Lienhypertexte" style:family="text">
      <style:text-properties style:font-name="Segoe UI" style:font-name-complex="Segoe UI" fo:color="#3A10E5" fo:font-size="13.5pt" style:font-size-asian="13.5pt" style:font-size-complex="13.5pt" fo:language="en" fo:country="US"/>
    </style:style>
    <style:style style:name="P1917" style:parent-style-name="Normal" style:family="paragraph">
      <style:paragraph-properties fo:background-color="#FFFFFF"/>
    </style:style>
    <style:style style:name="T1918" style:parent-style-name="Policepardéfaut" style:family="text">
      <style:text-properties style:font-name="Segoe UI" style:font-name-complex="Segoe UI" fo:color="#10162F" fo:font-size="13.5pt" style:font-size-asian="13.5pt" style:font-size-complex="13.5pt" fo:language="en" fo:country="US"/>
    </style:style>
    <style:style style:name="P1919" style:parent-style-name="Normal" style:family="paragraph">
      <style:paragraph-properties fo:background-color="#FFFFFF"/>
    </style:style>
    <style:style style:name="T1920" style:parent-style-name="Policepardéfaut" style:family="text">
      <style:text-properties style:font-name="Segoe UI" style:font-name-complex="Segoe UI" fo:color="#10162F" fo:font-size="13.5pt" style:font-size-asian="13.5pt" style:font-size-complex="13.5pt"/>
    </style:style>
    <style:style style:name="T1921" style:parent-style-name="Policepardéfaut" style:family="text">
      <style:text-properties style:font-name="Segoe UI" style:font-name-complex="Segoe UI" fo:color="#10162F" fo:font-size="13.5pt" style:font-size-asian="13.5pt" style:font-size-complex="13.5pt"/>
    </style:style>
    <style:style style:name="T1922" style:parent-style-name="CodeHTML" style:family="text">
      <style:text-properties style:font-name="Consolas" style:font-name-asian="Songti SC" fo:color="#0A0D1C" fo:font-size="11pt" style:font-size-asian="11pt" style:font-size-complex="11pt" fo:background-color="#EEEEEE"/>
    </style:style>
    <style:style style:name="T1923" style:parent-style-name="Policepardéfaut" style:family="text">
      <style:text-properties style:font-name="Segoe UI" style:font-name-complex="Segoe UI" fo:color="#10162F" fo:font-size="13.5pt" style:font-size-asian="13.5pt" style:font-size-complex="13.5pt"/>
    </style:style>
    <style:style style:name="P1924" style:parent-style-name="g-md-p" style:family="paragraph">
      <style:paragraph-properties fo:margin-top="0in" fo:background-color="#FFFFFF"/>
    </style:style>
    <style:style style:name="T1925" style:parent-style-name="Policepardéfaut" style:family="text">
      <style:text-properties style:font-name="Segoe UI" style:font-name-complex="Segoe UI" fo:color="#10162F" fo:font-size="13.5pt" style:font-size-asian="13.5pt" style:font-size-complex="13.5pt" fo:language="fr" fo:country="FR"/>
    </style:style>
    <style:style style:name="T1926" style:parent-style-name="CodeHTML" style:family="text">
      <style:text-properties style:font-name="Consolas" fo:color="#0A0D1C" fo:font-size="11pt" style:font-size-asian="11pt" style:font-size-complex="11pt" fo:background-color="#EEEEEE" fo:language="fr" fo:country="FR"/>
    </style:style>
    <style:style style:name="T1927" style:parent-style-name="Policepardéfaut" style:family="text">
      <style:text-properties style:font-name="Segoe UI" style:font-name-complex="Segoe UI" fo:color="#10162F" fo:font-size="13.5pt" style:font-size-asian="13.5pt" style:font-size-complex="13.5pt" fo:language="fr" fo:country="FR"/>
    </style:style>
    <style:style style:name="T1928" style:parent-style-name="CodeHTML" style:family="text">
      <style:text-properties style:font-name="Consolas" fo:color="#0A0D1C" fo:font-size="11pt" style:font-size-asian="11pt" style:font-size-complex="11pt" fo:background-color="#EEEEEE" fo:language="fr" fo:country="FR"/>
    </style:style>
    <style:style style:name="T1929" style:parent-style-name="Policepardéfaut" style:family="text">
      <style:text-properties style:font-name="Segoe UI" style:font-name-complex="Segoe UI" fo:color="#10162F" fo:font-size="13.5pt" style:font-size-asian="13.5pt" style:font-size-complex="13.5pt" fo:language="fr" fo:country="FR"/>
    </style:style>
    <style:style style:name="T1930" style:parent-style-name="CodeHTML" style:family="text">
      <style:text-properties style:font-name="Consolas" fo:color="#0A0D1C" fo:font-size="11pt" style:font-size-asian="11pt" style:font-size-complex="11pt" fo:background-color="#EEEEEE" fo:language="fr" fo:country="FR"/>
    </style:style>
    <style:style style:name="T1931" style:parent-style-name="Policepardéfaut" style:family="text">
      <style:text-properties style:font-name="Segoe UI" style:font-name-complex="Segoe UI" fo:color="#10162F" fo:font-size="13.5pt" style:font-size-asian="13.5pt" style:font-size-complex="13.5pt" fo:language="fr" fo:country="FR"/>
    </style:style>
    <style:style style:name="P1932" style:parent-style-name="Normal" style:family="paragraph">
      <style:paragraph-properties fo:background-color="#FFFFFF"/>
    </style:style>
    <style:style style:name="T1933" style:parent-style-name="Lienhypertexte" style:family="text">
      <style:text-properties style:font-name="Segoe UI" style:font-name-complex="Segoe UI" fo:color="#3A10E5" fo:font-size="13.5pt" style:font-size-asian="13.5pt" style:font-size-complex="13.5pt"/>
    </style:style>
    <style:style style:name="P1934" style:parent-style-name="Normal" style:family="paragraph">
      <style:paragraph-properties fo:background-color="#FFFFFF"/>
    </style:style>
    <style:style style:name="T1935" style:parent-style-name="Policepardéfaut" style:family="text">
      <style:text-properties style:font-name="Segoe UI" style:font-name-complex="Segoe UI" fo:color="#10162F" fo:font-size="13.5pt" style:font-size-asian="13.5pt" style:font-size-complex="13.5pt"/>
    </style:style>
    <style:style style:name="P1936" style:parent-style-name="Normal" style:family="paragraph">
      <style:paragraph-properties fo:background-color="#FFFFFF"/>
    </style:style>
    <style:style style:name="T1937" style:parent-style-name="Policepardéfaut" style:family="text">
      <style:text-properties style:font-name="Segoe UI" style:font-name-complex="Segoe UI" fo:color="#10162F" fo:font-size="13.5pt" style:font-size-asian="13.5pt" style:font-size-complex="13.5pt"/>
    </style:style>
    <style:style style:name="T1938" style:parent-style-name="CodeHTML" style:family="text">
      <style:text-properties style:font-name="Consolas" style:font-name-asian="Songti SC" fo:color="#0A0D1C" fo:font-size="11pt" style:font-size-asian="11pt" style:font-size-complex="11pt" fo:background-color="#EEEEEE"/>
    </style:style>
    <style:style style:name="T1939" style:parent-style-name="Policepardéfaut" style:family="text">
      <style:text-properties style:font-name="Segoe UI" style:font-name-complex="Segoe UI" fo:color="#10162F" fo:font-size="13.5pt" style:font-size-asian="13.5pt" style:font-size-complex="13.5pt"/>
    </style:style>
    <style:style style:name="T1940" style:parent-style-name="Policepardéfaut" style:family="text">
      <style:text-properties style:font-name="Segoe UI" style:font-name-complex="Segoe UI" fo:color="#10162F" fo:font-size="13.5pt" style:font-size-asian="13.5pt" style:font-size-complex="13.5pt"/>
    </style:style>
    <style:style style:name="T1941" style:parent-style-name="CodeHTML" style:family="text">
      <style:text-properties style:font-name="Consolas" style:font-name-asian="Songti SC" fo:color="#0A0D1C" fo:font-size="11pt" style:font-size-asian="11pt" style:font-size-complex="11pt" fo:background-color="#EEEEEE"/>
    </style:style>
    <style:style style:name="T1942" style:parent-style-name="Policepardéfaut" style:family="text">
      <style:text-properties style:font-name="Segoe UI" style:font-name-complex="Segoe UI" fo:color="#10162F" fo:font-size="13.5pt" style:font-size-asian="13.5pt" style:font-size-complex="13.5pt"/>
    </style:style>
    <style:style style:name="P1943" style:parent-style-name="g-md-p" style:family="paragraph">
      <style:paragraph-properties fo:margin-top="0in" fo:background-color="#FFFFFF"/>
    </style:style>
    <style:style style:name="T1944" style:parent-style-name="Policepardéfaut" style:family="text">
      <style:text-properties style:font-name="Segoe UI" style:font-name-complex="Segoe UI" fo:color="#10162F" fo:font-size="13.5pt" style:font-size-asian="13.5pt" style:font-size-complex="13.5pt" fo:language="fr" fo:country="FR"/>
    </style:style>
    <style:style style:name="T1945" style:parent-style-name="Policepardéfaut" style:family="text">
      <style:text-properties style:font-name="Segoe UI" style:font-name-complex="Segoe UI" fo:color="#10162F" fo:font-size="13.5pt" style:font-size-asian="13.5pt" style:font-size-complex="13.5pt" fo:language="fr" fo:country="FR"/>
    </style:style>
    <style:style style:name="T1946" style:parent-style-name="CodeHTML" style:family="text">
      <style:text-properties style:font-name="Consolas" fo:color="#0A0D1C" fo:font-size="11pt" style:font-size-asian="11pt" style:font-size-complex="11pt" fo:background-color="#EEEEEE" fo:language="fr" fo:country="FR"/>
    </style:style>
    <style:style style:name="T1947" style:parent-style-name="Policepardéfaut" style:family="text">
      <style:text-properties style:font-name="Segoe UI" style:font-name-complex="Segoe UI" fo:color="#10162F" fo:font-size="13.5pt" style:font-size-asian="13.5pt" style:font-size-complex="13.5pt" fo:language="fr" fo:country="FR"/>
    </style:style>
    <style:style style:name="T1948" style:parent-style-name="CodeHTML" style:family="text">
      <style:text-properties style:font-name="Consolas" fo:color="#0A0D1C" fo:font-size="11pt" style:font-size-asian="11pt" style:font-size-complex="11pt" fo:background-color="#EEEEEE" fo:language="fr" fo:country="FR"/>
    </style:style>
    <style:style style:name="T1949" style:parent-style-name="Policepardéfaut" style:family="text">
      <style:text-properties style:font-name="Segoe UI" style:font-name-complex="Segoe UI" fo:color="#10162F" fo:font-size="13.5pt" style:font-size-asian="13.5pt" style:font-size-complex="13.5pt" fo:language="fr" fo:country="FR"/>
    </style:style>
    <style:style style:name="T1950" style:parent-style-name="CodeHTML" style:family="text">
      <style:text-properties style:font-name="Consolas" fo:color="#0A0D1C" fo:font-size="11pt" style:font-size-asian="11pt" style:font-size-complex="11pt" fo:background-color="#EEEEEE" fo:language="fr" fo:country="FR"/>
    </style:style>
    <style:style style:name="T1951" style:parent-style-name="Policepardéfaut" style:family="text">
      <style:text-properties style:font-name="Segoe UI" style:font-name-complex="Segoe UI" fo:color="#10162F" fo:font-size="13.5pt" style:font-size-asian="13.5pt" style:font-size-complex="13.5pt" fo:language="fr" fo:country="FR"/>
    </style:style>
    <style:style style:name="T1952" style:parent-style-name="CodeHTML" style:family="text">
      <style:text-properties style:font-name="Consolas" fo:color="#0A0D1C" fo:font-size="11pt" style:font-size-asian="11pt" style:font-size-complex="11pt" fo:background-color="#EEEEEE" fo:language="fr" fo:country="FR"/>
    </style:style>
    <style:style style:name="T1953" style:parent-style-name="Policepardéfaut" style:family="text">
      <style:text-properties style:font-name="Segoe UI" style:font-name-complex="Segoe UI" fo:color="#10162F" fo:font-size="13.5pt" style:font-size-asian="13.5pt" style:font-size-complex="13.5pt" fo:language="fr" fo:country="FR"/>
    </style:style>
    <style:style style:name="P1954" style:parent-style-name="PréformatéHTML" style:family="paragraph">
      <style:paragraph-properties fo:background-color="#211E2F"/>
    </style:style>
    <style:style style:name="T1955" style:parent-style-name="mtk12" style:family="text">
      <style:text-properties style:font-name="Consolas" fo:color="#B3CCFF" fo:font-size="13.5pt" style:font-size-asian="13.5pt" style:font-size-complex="13.5pt"/>
    </style:style>
    <style:style style:name="T1956" style:parent-style-name="mtk1" style:family="text">
      <style:text-properties style:font-name="Consolas" fo:color="#FFFFFF" fo:font-size="13.5pt" style:font-size-asian="13.5pt" style:font-size-complex="13.5pt"/>
    </style:style>
    <style:style style:name="T1957" style:parent-style-name="mtk12" style:family="text">
      <style:text-properties style:font-name="Consolas" fo:color="#B3CCFF" fo:font-size="13.5pt" style:font-size-asian="13.5pt" style:font-size-complex="13.5pt"/>
    </style:style>
    <style:style style:name="T1958" style:parent-style-name="mtk1" style:family="text">
      <style:text-properties style:font-name="Consolas" fo:color="#FFFFFF" fo:font-size="13.5pt" style:font-size-asian="13.5pt" style:font-size-complex="13.5pt"/>
    </style:style>
    <style:style style:name="T1959" style:parent-style-name="Policepardéfaut" style:family="text">
      <style:text-properties style:font-name="Consolas" fo:color="#939598" fo:font-size="13.5pt" style:font-size-asian="13.5pt" style:font-size-complex="13.5pt"/>
    </style:style>
    <style:style style:name="T1960" style:parent-style-name="mtk1" style:family="text">
      <style:text-properties style:font-name="Consolas" fo:color="#FFFFFF" fo:font-size="13.5pt" style:font-size-asian="13.5pt" style:font-size-complex="13.5pt"/>
    </style:style>
    <style:style style:name="T1961" style:parent-style-name="mtk12" style:family="text">
      <style:text-properties style:font-name="Consolas" fo:color="#B3CCFF" fo:font-size="13.5pt" style:font-size-asian="13.5pt" style:font-size-complex="13.5pt"/>
    </style:style>
    <style:style style:name="T1962" style:parent-style-name="mtk12" style:family="text">
      <style:text-properties style:font-name="Consolas" fo:color="#B3CCFF" fo:font-size="13.5pt" style:font-size-asian="13.5pt" style:font-size-complex="13.5pt"/>
    </style:style>
    <style:style style:name="T1963" style:parent-style-name="mtk1" style:family="text">
      <style:text-properties style:font-name="Consolas" fo:color="#FFFFFF" fo:font-size="13.5pt" style:font-size-asian="13.5pt" style:font-size-complex="13.5pt"/>
    </style:style>
    <style:style style:name="T1964" style:parent-style-name="mtk12" style:family="text">
      <style:text-properties style:font-name="Consolas" fo:color="#B3CCFF" fo:font-size="13.5pt" style:font-size-asian="13.5pt" style:font-size-complex="13.5pt"/>
    </style:style>
    <style:style style:name="T1965" style:parent-style-name="mtk1" style:family="text">
      <style:text-properties style:font-name="Consolas" fo:color="#FFFFFF" fo:font-size="13.5pt" style:font-size-asian="13.5pt" style:font-size-complex="13.5pt"/>
    </style:style>
    <style:style style:name="T1966" style:parent-style-name="mtk9" style:family="text">
      <style:text-properties style:font-name="Consolas" style:font-name-asian="Liberation Mono" fo:color="#FF8973" fo:font-size="13.5pt" style:font-size-asian="13.5pt" style:font-size-complex="13.5pt"/>
    </style:style>
    <style:style style:name="T1967" style:parent-style-name="mtk1" style:family="text">
      <style:text-properties style:font-name="Consolas" fo:color="#FFFFFF" fo:font-size="13.5pt" style:font-size-asian="13.5pt" style:font-size-complex="13.5pt"/>
    </style:style>
    <style:style style:name="T1968" style:parent-style-name="Policepardéfaut" style:family="text">
      <style:text-properties style:font-name="Consolas" fo:color="#939598" fo:font-size="13.5pt" style:font-size-asian="13.5pt" style:font-size-complex="13.5pt"/>
    </style:style>
    <style:style style:name="T1969" style:parent-style-name="mtk1" style:family="text">
      <style:text-properties style:font-name="Consolas" fo:color="#FFFFFF" fo:font-size="13.5pt" style:font-size-asian="13.5pt" style:font-size-complex="13.5pt"/>
    </style:style>
    <style:style style:name="T1970" style:parent-style-name="mtk9" style:family="text">
      <style:text-properties style:font-name="Consolas" style:font-name-asian="Liberation Mono" fo:color="#FF8973" fo:font-size="13.5pt" style:font-size-asian="13.5pt" style:font-size-complex="13.5pt"/>
    </style:style>
    <style:style style:name="T1971" style:parent-style-name="mtk1" style:family="text">
      <style:text-properties style:font-name="Consolas" fo:color="#FFFFFF" fo:font-size="13.5pt" style:font-size-asian="13.5pt" style:font-size-complex="13.5pt"/>
    </style:style>
    <style:style style:name="T1972" style:parent-style-name="mtk10" style:family="text">
      <style:text-properties style:font-name="Consolas" fo:color="#83FFF5" fo:font-size="13.5pt" style:font-size-asian="13.5pt" style:font-size-complex="13.5pt"/>
    </style:style>
    <style:style style:name="T1973" style:parent-style-name="mtk1" style:family="text">
      <style:text-properties style:font-name="Consolas" fo:color="#FFFFFF" fo:font-size="13.5pt" style:font-size-asian="13.5pt" style:font-size-complex="13.5pt"/>
    </style:style>
    <style:style style:name="T1974" style:parent-style-name="mtk9" style:family="text">
      <style:text-properties style:font-name="Consolas" style:font-name-asian="Liberation Mono" fo:color="#FF8973" fo:font-size="13.5pt" style:font-size-asian="13.5pt" style:font-size-complex="13.5pt"/>
    </style:style>
    <style:style style:name="T1975" style:parent-style-name="mtk1" style:family="text">
      <style:text-properties style:font-name="Consolas" fo:color="#FFFFFF" fo:font-size="13.5pt" style:font-size-asian="13.5pt" style:font-size-complex="13.5pt"/>
    </style:style>
    <style:style style:name="T1976" style:parent-style-name="Policepardéfaut" style:family="text">
      <style:text-properties style:font-name="Consolas" fo:color="#939598" fo:font-size="13.5pt" style:font-size-asian="13.5pt" style:font-size-complex="13.5pt"/>
    </style:style>
    <style:style style:name="T1977" style:parent-style-name="mtk1" style:family="text">
      <style:text-properties style:font-name="Consolas" fo:color="#FFFFFF" fo:font-size="13.5pt" style:font-size-asian="13.5pt" style:font-size-complex="13.5pt"/>
    </style:style>
    <style:style style:name="T1978" style:parent-style-name="Policepardéfaut" style:family="text">
      <style:text-properties style:font-name="Consolas" fo:color="#939598" fo:font-size="13.5pt" style:font-size-asian="13.5pt" style:font-size-complex="13.5pt"/>
    </style:style>
    <style:style style:name="T1979" style:parent-style-name="Policepardéfaut" style:family="text">
      <style:text-properties style:font-name="Consolas" fo:color="#939598" fo:font-size="13.5pt" style:font-size-asian="13.5pt" style:font-size-complex="13.5pt"/>
    </style:style>
    <style:style style:name="T1980" style:parent-style-name="mtk9" style:family="text">
      <style:text-properties style:font-name="Consolas" style:font-name-asian="Liberation Mono" fo:color="#FF8973" fo:font-size="13.5pt" style:font-size-asian="13.5pt" style:font-size-complex="13.5pt"/>
    </style:style>
    <style:style style:name="T1981" style:parent-style-name="mtk1" style:family="text">
      <style:text-properties style:font-name="Consolas" fo:color="#FFFFFF" fo:font-size="13.5pt" style:font-size-asian="13.5pt" style:font-size-complex="13.5pt"/>
    </style:style>
    <style:style style:name="T1982" style:parent-style-name="mtk16" style:family="text">
      <style:text-properties style:font-name="Consolas" fo:color="#908E97" fo:font-size="13.5pt" style:font-size-asian="13.5pt" style:font-size-complex="13.5pt"/>
    </style:style>
    <style:style style:name="T1983" style:parent-style-name="Policepardéfaut" style:family="text">
      <style:text-properties style:font-name="Consolas" fo:color="#939598" fo:font-size="13.5pt" style:font-size-asian="13.5pt" style:font-size-complex="13.5pt"/>
    </style:style>
    <style:style style:name="P1984" style:parent-style-name="PréformatéHTML" style:family="paragraph">
      <style:paragraph-properties fo:background-color="#FFFFFF"/>
    </style:style>
    <style:style style:name="T1985" style:parent-style-name="gamut-18awgza-styledtext" style:family="text">
      <style:text-properties fo:color="#10162F" fo:font-size="13.5pt" style:font-size-asian="13.5pt" style:font-size-complex="13.5pt" fo:language="fr" fo:country="FR"/>
    </style:style>
    <style:style style:name="P1986" style:parent-style-name="g-md-p" style:family="paragraph">
      <style:paragraph-properties fo:margin-top="0in" fo:margin-bottom="0in" fo:background-color="#FFFFFF"/>
    </style:style>
    <style:style style:name="T1987" style:parent-style-name="Policepardéfaut" style:family="text">
      <style:text-properties style:font-name="Segoe UI" style:font-name-complex="Segoe UI" fo:color="#10162F" fo:font-size="13.5pt" style:font-size-asian="13.5pt" style:font-size-complex="13.5pt" fo:language="fr" fo:country="FR"/>
    </style:style>
    <style:style style:name="T1988" style:parent-style-name="CodeHTML" style:family="text">
      <style:text-properties style:font-name="Consolas" fo:color="#0A0D1C" fo:font-size="11pt" style:font-size-asian="11pt" style:font-size-complex="11pt" fo:background-color="#EEEEEE" fo:language="fr" fo:country="FR"/>
    </style:style>
    <style:style style:name="T1989" style:parent-style-name="Policepardéfaut" style:family="text">
      <style:text-properties style:font-name="Segoe UI" style:font-name-complex="Segoe UI" fo:color="#10162F" fo:font-size="13.5pt" style:font-size-asian="13.5pt" style:font-size-complex="13.5pt" fo:language="fr" fo:country="FR"/>
    </style:style>
    <style:style style:name="T1990" style:parent-style-name="CodeHTML" style:family="text">
      <style:text-properties style:font-name="Consolas" fo:color="#0A0D1C" fo:font-size="11pt" style:font-size-asian="11pt" style:font-size-complex="11pt" fo:background-color="#EEEEEE" fo:language="fr" fo:country="FR"/>
    </style:style>
    <style:style style:name="T1991" style:parent-style-name="Policepardéfaut" style:family="text">
      <style:text-properties style:font-name="Segoe UI" style:font-name-complex="Segoe UI" fo:color="#10162F" fo:font-size="13.5pt" style:font-size-asian="13.5pt" style:font-size-complex="13.5pt" fo:language="fr" fo:country="FR"/>
    </style:style>
    <style:style style:name="T1992" style:parent-style-name="CodeHTML" style:family="text">
      <style:text-properties style:font-name="Consolas" fo:color="#0A0D1C" fo:font-size="11pt" style:font-size-asian="11pt" style:font-size-complex="11pt" fo:background-color="#EEEEEE" fo:language="fr" fo:country="FR"/>
    </style:style>
    <style:style style:name="T1993" style:parent-style-name="Policepardéfaut" style:family="text">
      <style:text-properties style:font-name="Segoe UI" style:font-name-complex="Segoe UI" fo:color="#10162F" fo:font-size="13.5pt" style:font-size-asian="13.5pt" style:font-size-complex="13.5pt" fo:language="fr" fo:country="FR"/>
    </style:style>
    <style:style style:name="T1994" style:parent-style-name="CodeHTML" style:family="text">
      <style:text-properties style:font-name="Consolas" fo:color="#0A0D1C" fo:font-size="11pt" style:font-size-asian="11pt" style:font-size-complex="11pt" fo:background-color="#EEEEEE" fo:language="fr" fo:country="FR"/>
    </style:style>
    <style:style style:name="T1995" style:parent-style-name="Policepardéfaut" style:family="text">
      <style:text-properties style:font-name="Segoe UI" style:font-name-complex="Segoe UI" fo:color="#10162F" fo:font-size="13.5pt" style:font-size-asian="13.5pt" style:font-size-complex="13.5pt" fo:language="fr" fo:country="FR"/>
    </style:style>
    <style:style style:name="T1996" style:parent-style-name="Policepardéfaut" style:family="text">
      <style:text-properties style:font-name="Segoe UI" style:font-name-complex="Segoe UI" fo:color="#10162F" fo:font-size="13.5pt" style:font-size-asian="13.5pt" style:font-size-complex="13.5pt" fo:language="fr" fo:country="FR"/>
    </style:style>
    <style:style style:name="T1997" style:parent-style-name="CodeHTML" style:family="text">
      <style:text-properties style:font-name="Consolas" fo:color="#0A0D1C" fo:font-size="11pt" style:font-size-asian="11pt" style:font-size-complex="11pt" fo:background-color="#EEEEEE" fo:language="fr" fo:country="FR"/>
    </style:style>
    <style:style style:name="T1998" style:parent-style-name="Policepardéfaut" style:family="text">
      <style:text-properties style:font-name="Segoe UI" style:font-name-complex="Segoe UI" fo:color="#10162F" fo:font-size="13.5pt" style:font-size-asian="13.5pt" style:font-size-complex="13.5pt" fo:language="fr" fo:country="FR"/>
    </style:style>
    <style:style style:name="T1999" style:parent-style-name="CodeHTML" style:family="text">
      <style:text-properties style:font-name="Consolas" fo:color="#0A0D1C" fo:font-size="11pt" style:font-size-asian="11pt" style:font-size-complex="11pt" fo:background-color="#EEEEEE" fo:language="fr" fo:country="FR"/>
    </style:style>
    <style:style style:name="T2000" style:parent-style-name="Policepardéfaut" style:family="text">
      <style:text-properties style:font-name="Segoe UI" style:font-name-complex="Segoe UI" fo:color="#10162F" fo:font-size="13.5pt" style:font-size-asian="13.5pt" style:font-size-complex="13.5pt" fo:language="fr" fo:country="FR"/>
    </style:style>
    <style:style style:name="P2001"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2002" style:parent-style-name="Titre3" style:family="paragraph">
      <style:paragraph-properties fo:background-color="#FFFFFF"/>
      <style:text-properties style:font-name="Segoe UI" style:font-name-complex="Segoe UI" fo:color="#0A0D1C"/>
    </style:style>
    <style:style style:name="P2003" style:parent-style-name="Normal" style:family="paragraph">
      <style:paragraph-properties fo:background-color="#FFFFFF"/>
    </style:style>
    <style:style style:name="T2004" style:parent-style-name="gamut-uidoxx-styledtext" style:family="text">
      <style:text-properties style:font-name="Segoe UI" style:font-name-complex="Segoe UI" fo:color="#10162F" fo:font-size="13.5pt" style:font-size-asian="13.5pt" style:font-size-complex="13.5pt"/>
    </style:style>
    <style:style style:name="P2005" style:parent-style-name="g-md-p" style:family="paragraph">
      <style:paragraph-properties fo:margin-top="0in" fo:background-color="#FFFFFF"/>
    </style:style>
    <style:style style:name="T2006" style:parent-style-name="Policepardéfaut" style:family="text">
      <style:text-properties style:font-name="Segoe UI" style:font-name-complex="Segoe UI" fo:color="#10162F" fo:font-size="13.5pt" style:font-size-asian="13.5pt" style:font-size-complex="13.5pt" fo:language="fr" fo:country="FR"/>
    </style:style>
    <style:style style:name="T2007" style:parent-style-name="Policepardéfaut" style:family="text">
      <style:text-properties style:font-name="Segoe UI" style:font-name-complex="Segoe UI" fo:color="#10162F" fo:font-size="13.5pt" style:font-size-asian="13.5pt" style:font-size-complex="13.5pt" fo:language="fr" fo:country="FR"/>
    </style:style>
    <style:style style:name="T2008" style:parent-style-name="CodeHTML" style:family="text">
      <style:text-properties style:font-name="Consolas" fo:color="#0A0D1C" fo:font-size="11pt" style:font-size-asian="11pt" style:font-size-complex="11pt" fo:background-color="#EEEEEE" fo:language="fr" fo:country="FR"/>
    </style:style>
    <style:style style:name="T2009" style:parent-style-name="Policepardéfaut" style:family="text">
      <style:text-properties style:font-name="Segoe UI" style:font-name-complex="Segoe UI" fo:color="#10162F" fo:font-size="13.5pt" style:font-size-asian="13.5pt" style:font-size-complex="13.5pt" fo:language="fr" fo:country="FR"/>
    </style:style>
    <style:style style:name="T2010" style:parent-style-name="CodeHTML" style:family="text">
      <style:text-properties style:font-name="Consolas" fo:color="#0A0D1C" fo:font-size="11pt" style:font-size-asian="11pt" style:font-size-complex="11pt" fo:background-color="#EEEEEE" fo:language="fr" fo:country="FR"/>
    </style:style>
    <style:style style:name="T2011" style:parent-style-name="Policepardéfaut" style:family="text">
      <style:text-properties style:font-name="Segoe UI" style:font-name-complex="Segoe UI" fo:color="#10162F" fo:font-size="13.5pt" style:font-size-asian="13.5pt" style:font-size-complex="13.5pt" fo:language="fr" fo:country="FR"/>
    </style:style>
    <style:style style:name="P2012" style:parent-style-name="Normal" style:family="paragraph">
      <style:paragraph-properties fo:background-color="#FFFFFF"/>
    </style:style>
    <style:style style:name="T2013" style:parent-style-name="Lienhypertexte" style:family="text">
      <style:text-properties style:font-name="Segoe UI" style:font-name-complex="Segoe UI" fo:color="#3A10E5" fo:font-size="13.5pt" style:font-size-asian="13.5pt" style:font-size-complex="13.5pt"/>
    </style:style>
    <style:style style:name="P2014" style:parent-style-name="Normal" style:family="paragraph">
      <style:paragraph-properties fo:background-color="#FFFFFF"/>
    </style:style>
    <style:style style:name="T2015" style:parent-style-name="Policepardéfaut" style:family="text">
      <style:text-properties style:font-name="Segoe UI" style:font-name-complex="Segoe UI" fo:color="#10162F" fo:font-size="13.5pt" style:font-size-asian="13.5pt" style:font-size-complex="13.5pt"/>
    </style:style>
    <style:style style:name="P2016" style:parent-style-name="Normal" style:family="paragraph">
      <style:paragraph-properties fo:background-color="#FFFFFF"/>
    </style:style>
    <style:style style:name="T2017" style:parent-style-name="Policepardéfaut" style:family="text">
      <style:text-properties style:font-name="Segoe UI" style:font-name-complex="Segoe UI" fo:color="#10162F" fo:font-size="13.5pt" style:font-size-asian="13.5pt" style:font-size-complex="13.5pt"/>
    </style:style>
    <style:style style:name="T2018" style:parent-style-name="Policepardéfaut" style:family="text">
      <style:text-properties style:font-name="Segoe UI" style:font-name-complex="Segoe UI" fo:color="#10162F" fo:font-size="13.5pt" style:font-size-asian="13.5pt" style:font-size-complex="13.5pt"/>
    </style:style>
    <style:style style:name="T2019" style:parent-style-name="CodeHTML" style:family="text">
      <style:text-properties style:font-name="Consolas" style:font-name-asian="Songti SC" fo:color="#0A0D1C" fo:font-size="11pt" style:font-size-asian="11pt" style:font-size-complex="11pt" fo:background-color="#EEEEEE"/>
    </style:style>
    <style:style style:name="T2020" style:parent-style-name="Policepardéfaut" style:family="text">
      <style:text-properties style:font-name="Segoe UI" style:font-name-complex="Segoe UI" fo:color="#10162F" fo:font-size="13.5pt" style:font-size-asian="13.5pt" style:font-size-complex="13.5pt"/>
    </style:style>
    <style:style style:name="P2021" style:parent-style-name="g-md-p" style:family="paragraph">
      <style:paragraph-properties fo:margin-top="0in" fo:background-color="#FFFFFF"/>
    </style:style>
    <style:style style:name="T2022" style:parent-style-name="Policepardéfaut" style:family="text">
      <style:text-properties style:font-name="Segoe UI" style:font-name-complex="Segoe UI" fo:color="#10162F" fo:font-size="13.5pt" style:font-size-asian="13.5pt" style:font-size-complex="13.5pt" fo:language="fr" fo:country="FR"/>
    </style:style>
    <style:style style:name="T2023" style:parent-style-name="Policepardéfaut" style:family="text">
      <style:text-properties style:font-name="Segoe UI" style:font-name-complex="Segoe UI" fo:color="#10162F" fo:font-size="13.5pt" style:font-size-asian="13.5pt" style:font-size-complex="13.5pt" fo:language="fr" fo:country="FR"/>
    </style:style>
    <style:style style:name="T2024" style:parent-style-name="CodeHTML" style:family="text">
      <style:text-properties style:font-name="Consolas" fo:color="#0A0D1C" fo:font-size="11pt" style:font-size-asian="11pt" style:font-size-complex="11pt" fo:background-color="#EEEEEE" fo:language="fr" fo:country="FR"/>
    </style:style>
    <style:style style:name="T2025" style:parent-style-name="Policepardéfaut" style:family="text">
      <style:text-properties style:font-name="Segoe UI" style:font-name-complex="Segoe UI" fo:color="#10162F" fo:font-size="13.5pt" style:font-size-asian="13.5pt" style:font-size-complex="13.5pt" fo:language="fr" fo:country="FR"/>
    </style:style>
    <style:style style:name="P2026" style:parent-style-name="PréformatéHTML" style:family="paragraph">
      <style:paragraph-properties fo:background-color="#211E2F"/>
    </style:style>
    <style:style style:name="T2027" style:parent-style-name="mtk12" style:family="text">
      <style:text-properties style:font-name="Consolas" fo:color="#B3CCFF" fo:font-size="13.5pt" style:font-size-asian="13.5pt" style:font-size-complex="13.5pt"/>
    </style:style>
    <style:style style:name="T2028" style:parent-style-name="mtk1" style:family="text">
      <style:text-properties style:font-name="Consolas" fo:color="#FFFFFF" fo:font-size="13.5pt" style:font-size-asian="13.5pt" style:font-size-complex="13.5pt"/>
    </style:style>
    <style:style style:name="T2029" style:parent-style-name="Policepardéfaut" style:family="text">
      <style:text-properties style:font-name="Consolas" fo:color="#939598" fo:font-size="13.5pt" style:font-size-asian="13.5pt" style:font-size-complex="13.5pt"/>
    </style:style>
    <style:style style:name="T2030" style:parent-style-name="mtk1" style:family="text">
      <style:text-properties style:font-name="Consolas" fo:color="#FFFFFF" fo:font-size="13.5pt" style:font-size-asian="13.5pt" style:font-size-complex="13.5pt"/>
    </style:style>
    <style:style style:name="T2031" style:parent-style-name="mtk12" style:family="text">
      <style:text-properties style:font-name="Consolas" fo:color="#B3CCFF" fo:font-size="13.5pt" style:font-size-asian="13.5pt" style:font-size-complex="13.5pt"/>
    </style:style>
    <style:style style:name="T2032" style:parent-style-name="mtk1" style:family="text">
      <style:text-properties style:font-name="Consolas" fo:color="#FFFFFF" fo:font-size="13.5pt" style:font-size-asian="13.5pt" style:font-size-complex="13.5pt"/>
    </style:style>
    <style:style style:name="T2033" style:parent-style-name="mtk12" style:family="text">
      <style:text-properties style:font-name="Consolas" fo:color="#B3CCFF" fo:font-size="13.5pt" style:font-size-asian="13.5pt" style:font-size-complex="13.5pt"/>
    </style:style>
    <style:style style:name="T2034" style:parent-style-name="mtk1" style:family="text">
      <style:text-properties style:font-name="Consolas" fo:color="#FFFFFF" fo:font-size="13.5pt" style:font-size-asian="13.5pt" style:font-size-complex="13.5pt"/>
    </style:style>
    <style:style style:name="T2035" style:parent-style-name="mtk9" style:family="text">
      <style:text-properties style:font-name="Consolas" style:font-name-asian="Liberation Mono" fo:color="#FF8973" fo:font-size="13.5pt" style:font-size-asian="13.5pt" style:font-size-complex="13.5pt"/>
    </style:style>
    <style:style style:name="T2036" style:parent-style-name="mtk1" style:family="text">
      <style:text-properties style:font-name="Consolas" fo:color="#FFFFFF" fo:font-size="13.5pt" style:font-size-asian="13.5pt" style:font-size-complex="13.5pt"/>
    </style:style>
    <style:style style:name="T2037" style:parent-style-name="mtk9" style:family="text">
      <style:text-properties style:font-name="Consolas" style:font-name-asian="Liberation Mono" fo:color="#FF8973" fo:font-size="13.5pt" style:font-size-asian="13.5pt" style:font-size-complex="13.5pt"/>
    </style:style>
    <style:style style:name="T2038" style:parent-style-name="mtk1" style:family="text">
      <style:text-properties style:font-name="Consolas" fo:color="#FFFFFF" fo:font-size="13.5pt" style:font-size-asian="13.5pt" style:font-size-complex="13.5pt"/>
    </style:style>
    <style:style style:name="T2039" style:parent-style-name="mtk9" style:family="text">
      <style:text-properties style:font-name="Consolas" style:font-name-asian="Liberation Mono" fo:color="#FF8973" fo:font-size="13.5pt" style:font-size-asian="13.5pt" style:font-size-complex="13.5pt"/>
    </style:style>
    <style:style style:name="T2040" style:parent-style-name="mtk1" style:family="text">
      <style:text-properties style:font-name="Consolas" fo:color="#FFFFFF" fo:font-size="13.5pt" style:font-size-asian="13.5pt" style:font-size-complex="13.5pt"/>
    </style:style>
    <style:style style:name="T2041" style:parent-style-name="Policepardéfaut" style:family="text">
      <style:text-properties style:font-name="Consolas" fo:color="#939598" fo:font-size="13.5pt" style:font-size-asian="13.5pt" style:font-size-complex="13.5pt"/>
    </style:style>
    <style:style style:name="T2042" style:parent-style-name="mtk1" style:family="text">
      <style:text-properties style:font-name="Consolas" fo:color="#FFFFFF" fo:font-size="13.5pt" style:font-size-asian="13.5pt" style:font-size-complex="13.5pt"/>
    </style:style>
    <style:style style:name="T2043" style:parent-style-name="mtk9" style:family="text">
      <style:text-properties style:font-name="Consolas" style:font-name-asian="Liberation Mono" fo:color="#FF8973" fo:font-size="13.5pt" style:font-size-asian="13.5pt" style:font-size-complex="13.5pt"/>
    </style:style>
    <style:style style:name="T2044" style:parent-style-name="mtk1" style:family="text">
      <style:text-properties style:font-name="Consolas" fo:color="#FFFFFF" fo:font-size="13.5pt" style:font-size-asian="13.5pt" style:font-size-complex="13.5pt"/>
    </style:style>
    <style:style style:name="T2045" style:parent-style-name="Policepardéfaut" style:family="text">
      <style:text-properties style:font-name="Consolas" fo:color="#939598" fo:font-size="13.5pt" style:font-size-asian="13.5pt" style:font-size-complex="13.5pt"/>
    </style:style>
    <style:style style:name="T2046" style:parent-style-name="mtk1" style:family="text">
      <style:text-properties style:font-name="Consolas" fo:color="#FFFFFF" fo:font-size="13.5pt" style:font-size-asian="13.5pt" style:font-size-complex="13.5pt"/>
    </style:style>
    <style:style style:name="T2047" style:parent-style-name="mtk9" style:family="text">
      <style:text-properties style:font-name="Consolas" style:font-name-asian="Liberation Mono" fo:color="#FF8973" fo:font-size="13.5pt" style:font-size-asian="13.5pt" style:font-size-complex="13.5pt"/>
    </style:style>
    <style:style style:name="T2048" style:parent-style-name="mtk1" style:family="text">
      <style:text-properties style:font-name="Consolas" fo:color="#FFFFFF" fo:font-size="13.5pt" style:font-size-asian="13.5pt" style:font-size-complex="13.5pt"/>
    </style:style>
    <style:style style:name="T2049" style:parent-style-name="mtk8" style:family="text">
      <style:text-properties style:font-name="Consolas" fo:color="#FFE083" fo:font-size="13.5pt" style:font-size-asian="13.5pt" style:font-size-complex="13.5pt"/>
    </style:style>
    <style:style style:name="T2050" style:parent-style-name="mtk1" style:family="text">
      <style:text-properties style:font-name="Consolas" fo:color="#FFFFFF" fo:font-size="13.5pt" style:font-size-asian="13.5pt" style:font-size-complex="13.5pt"/>
    </style:style>
    <style:style style:name="T2051" style:parent-style-name="Policepardéfaut" style:family="text">
      <style:text-properties style:font-name="Consolas" fo:color="#939598" fo:font-size="13.5pt" style:font-size-asian="13.5pt" style:font-size-complex="13.5pt"/>
    </style:style>
    <style:style style:name="T2052" style:parent-style-name="mtk1" style:family="text">
      <style:text-properties style:font-name="Consolas" fo:color="#FFFFFF" fo:font-size="13.5pt" style:font-size-asian="13.5pt" style:font-size-complex="13.5pt"/>
    </style:style>
    <style:style style:name="T2053" style:parent-style-name="mtk1" style:family="text">
      <style:text-properties style:font-name="Consolas" fo:color="#FFFFFF" fo:font-size="13.5pt" style:font-size-asian="13.5pt" style:font-size-complex="13.5pt" fo:language="fr" fo:country="FR"/>
    </style:style>
    <style:style style:name="T2054" style:parent-style-name="mtk9" style:family="text">
      <style:text-properties style:font-name="Consolas" style:font-name-asian="Liberation Mono" fo:color="#FF8973" fo:font-size="13.5pt" style:font-size-asian="13.5pt" style:font-size-complex="13.5pt" fo:language="fr" fo:country="FR"/>
    </style:style>
    <style:style style:name="T2055" style:parent-style-name="mtk1" style:family="text">
      <style:text-properties style:font-name="Consolas" fo:color="#FFFFFF" fo:font-size="13.5pt" style:font-size-asian="13.5pt" style:font-size-complex="13.5pt" fo:language="fr" fo:country="FR"/>
    </style:style>
    <style:style style:name="T2056" style:parent-style-name="Policepardéfaut" style:family="text">
      <style:text-properties style:font-name="Consolas" fo:color="#939598" fo:font-size="13.5pt" style:font-size-asian="13.5pt" style:font-size-complex="13.5pt" fo:language="fr" fo:country="FR"/>
    </style:style>
    <style:style style:name="T2057" style:parent-style-name="mtk1" style:family="text">
      <style:text-properties style:font-name="Consolas" fo:color="#FFFFFF" fo:font-size="13.5pt" style:font-size-asian="13.5pt" style:font-size-complex="13.5pt" fo:language="fr" fo:country="FR"/>
    </style:style>
    <style:style style:name="T2058" style:parent-style-name="Policepardéfaut" style:family="text">
      <style:text-properties style:font-name="Consolas" fo:color="#939598" fo:font-size="13.5pt" style:font-size-asian="13.5pt" style:font-size-complex="13.5pt" fo:language="fr" fo:country="FR"/>
    </style:style>
    <style:style style:name="T2059" style:parent-style-name="mtk1" style:family="text">
      <style:text-properties style:font-name="Consolas" fo:color="#FFFFFF" fo:font-size="13.5pt" style:font-size-asian="13.5pt" style:font-size-complex="13.5pt" fo:language="fr" fo:country="FR"/>
    </style:style>
    <style:style style:name="T2060" style:parent-style-name="Policepardéfaut" style:family="text">
      <style:text-properties style:font-name="Consolas" fo:color="#939598" fo:font-size="13.5pt" style:font-size-asian="13.5pt" style:font-size-complex="13.5pt" fo:language="fr" fo:country="FR"/>
    </style:style>
    <style:style style:name="P2061" style:parent-style-name="PréformatéHTML" style:family="paragraph">
      <style:paragraph-properties fo:background-color="#FFFFFF"/>
    </style:style>
    <style:style style:name="T2062" style:parent-style-name="gamut-18awgza-styledtext" style:family="text">
      <style:text-properties fo:color="#10162F" fo:font-size="13.5pt" style:font-size-asian="13.5pt" style:font-size-complex="13.5pt" fo:language="fr" fo:country="FR"/>
    </style:style>
    <style:style style:name="P2063" style:parent-style-name="g-md-p" style:family="paragraph">
      <style:paragraph-properties fo:margin-top="0in" fo:background-color="#FFFFFF"/>
    </style:style>
    <style:style style:name="T2064" style:parent-style-name="Policepardéfaut" style:family="text">
      <style:text-properties style:font-name="Segoe UI" style:font-name-complex="Segoe UI" fo:color="#10162F" fo:font-size="13.5pt" style:font-size-asian="13.5pt" style:font-size-complex="13.5pt" fo:language="fr" fo:country="FR"/>
    </style:style>
    <style:style style:name="T2065" style:parent-style-name="CodeHTML" style:family="text">
      <style:text-properties style:font-name="Consolas" fo:color="#0A0D1C" fo:font-size="11pt" style:font-size-asian="11pt" style:font-size-complex="11pt" fo:background-color="#EEEEEE" fo:language="fr" fo:country="FR"/>
    </style:style>
    <style:style style:name="T2066" style:parent-style-name="Policepardéfaut" style:family="text">
      <style:text-properties style:font-name="Segoe UI" style:font-name-complex="Segoe UI" fo:color="#10162F" fo:font-size="13.5pt" style:font-size-asian="13.5pt" style:font-size-complex="13.5pt" fo:language="fr" fo:country="FR"/>
    </style:style>
    <style:style style:name="P2067" style:parent-style-name="Normal" style:family="paragraph">
      <style:paragraph-properties fo:background-color="#FFFFFF"/>
    </style:style>
    <style:style style:name="T2068" style:parent-style-name="Lienhypertexte" style:family="text">
      <style:text-properties style:font-name="Segoe UI" style:font-name-complex="Segoe UI" fo:color="#3A10E5" fo:font-size="13.5pt" style:font-size-asian="13.5pt" style:font-size-complex="13.5pt"/>
    </style:style>
    <style:style style:name="P2069" style:parent-style-name="Normal" style:family="paragraph">
      <style:paragraph-properties fo:background-color="#FFFFFF"/>
    </style:style>
    <style:style style:name="T2070" style:parent-style-name="Policepardéfaut" style:family="text">
      <style:text-properties style:font-name="Segoe UI" style:font-name-complex="Segoe UI" fo:color="#10162F" fo:font-size="13.5pt" style:font-size-asian="13.5pt" style:font-size-complex="13.5pt"/>
    </style:style>
    <style:style style:name="P2071" style:parent-style-name="Normal" style:family="paragraph">
      <style:paragraph-properties fo:background-color="#FFFFFF"/>
    </style:style>
    <style:style style:name="T2072" style:parent-style-name="Policepardéfaut" style:family="text">
      <style:text-properties style:font-name="Segoe UI" style:font-name-complex="Segoe UI" fo:color="#10162F" fo:font-size="13.5pt" style:font-size-asian="13.5pt" style:font-size-complex="13.5pt"/>
    </style:style>
    <style:style style:name="T2073" style:parent-style-name="CodeHTML" style:family="text">
      <style:text-properties style:font-name="Consolas" style:font-name-asian="Songti SC" fo:color="#0A0D1C" fo:font-size="11pt" style:font-size-asian="11pt" style:font-size-complex="11pt" fo:background-color="#EEEEEE"/>
    </style:style>
    <style:style style:name="T2074" style:parent-style-name="Policepardéfaut" style:family="text">
      <style:text-properties style:font-name="Segoe UI" style:font-name-complex="Segoe UI" fo:color="#10162F" fo:font-size="13.5pt" style:font-size-asian="13.5pt" style:font-size-complex="13.5pt"/>
    </style:style>
    <style:style style:name="P2075" style:parent-style-name="PréformatéHTML" style:family="paragraph">
      <style:paragraph-properties fo:background-color="#211E2F"/>
    </style:style>
    <style:style style:name="T2076" style:parent-style-name="mtk12" style:family="text">
      <style:text-properties style:font-name="Consolas" fo:color="#B3CCFF" fo:font-size="13.5pt" style:font-size-asian="13.5pt" style:font-size-complex="13.5pt" fo:language="fr" fo:country="CD"/>
    </style:style>
    <style:style style:name="T2077" style:parent-style-name="mtk1" style:family="text">
      <style:text-properties style:font-name="Consolas" fo:color="#FFFFFF" fo:font-size="13.5pt" style:font-size-asian="13.5pt" style:font-size-complex="13.5pt" fo:language="fr" fo:country="CD"/>
    </style:style>
    <style:style style:name="T2078" style:parent-style-name="mtk12" style:family="text">
      <style:text-properties style:font-name="Consolas" fo:color="#B3CCFF" fo:font-size="13.5pt" style:font-size-asian="13.5pt" style:font-size-complex="13.5pt" fo:language="fr" fo:country="CD"/>
    </style:style>
    <style:style style:name="T2079" style:parent-style-name="mtk1" style:family="text">
      <style:text-properties style:font-name="Consolas" fo:color="#FFFFFF" fo:font-size="13.5pt" style:font-size-asian="13.5pt" style:font-size-complex="13.5pt" fo:language="fr" fo:country="CD"/>
    </style:style>
    <style:style style:name="T2080" style:parent-style-name="Policepardéfaut" style:family="text">
      <style:text-properties style:font-name="Consolas" fo:color="#939598" fo:font-size="13.5pt" style:font-size-asian="13.5pt" style:font-size-complex="13.5pt" fo:language="fr" fo:country="CD"/>
    </style:style>
    <style:style style:name="T2081" style:parent-style-name="mtk1" style:family="text">
      <style:text-properties style:font-name="Consolas" fo:color="#FFFFFF" fo:font-size="13.5pt" style:font-size-asian="13.5pt" style:font-size-complex="13.5pt" fo:language="fr" fo:country="CD"/>
    </style:style>
    <style:style style:name="T2082" style:parent-style-name="mtk12" style:family="text">
      <style:text-properties style:font-name="Consolas" fo:color="#B3CCFF" fo:font-size="13.5pt" style:font-size-asian="13.5pt" style:font-size-complex="13.5pt" fo:language="fr" fo:country="CD"/>
    </style:style>
    <style:style style:name="T2083" style:parent-style-name="mtk1" style:family="text">
      <style:text-properties style:font-name="Consolas" fo:color="#FFFFFF" fo:font-size="13.5pt" style:font-size-asian="13.5pt" style:font-size-complex="13.5pt" fo:language="fr" fo:country="CD"/>
    </style:style>
    <style:style style:name="T2084" style:parent-style-name="mtk9" style:family="text">
      <style:text-properties style:font-name="Consolas" style:font-name-asian="Liberation Mono" fo:color="#FF8973" fo:font-size="13.5pt" style:font-size-asian="13.5pt" style:font-size-complex="13.5pt" fo:language="fr" fo:country="CD"/>
    </style:style>
    <style:style style:name="T2085" style:parent-style-name="mtk1" style:family="text">
      <style:text-properties style:font-name="Consolas" fo:color="#FFFFFF" fo:font-size="13.5pt" style:font-size-asian="13.5pt" style:font-size-complex="13.5pt" fo:language="fr" fo:country="CD"/>
    </style:style>
    <style:style style:name="T2086" style:parent-style-name="Policepardéfaut" style:family="text">
      <style:text-properties style:font-name="Consolas" fo:color="#939598" fo:font-size="13.5pt" style:font-size-asian="13.5pt" style:font-size-complex="13.5pt" fo:language="fr" fo:country="CD"/>
    </style:style>
    <style:style style:name="T2087" style:parent-style-name="mtk1" style:family="text">
      <style:text-properties style:font-name="Consolas" fo:color="#FFFFFF" fo:font-size="13.5pt" style:font-size-asian="13.5pt" style:font-size-complex="13.5pt" fo:language="fr" fo:country="CD"/>
    </style:style>
    <style:style style:name="T2088" style:parent-style-name="mtk9" style:family="text">
      <style:text-properties style:font-name="Consolas" style:font-name-asian="Liberation Mono" fo:color="#FF8973" fo:font-size="13.5pt" style:font-size-asian="13.5pt" style:font-size-complex="13.5pt" fo:language="fr" fo:country="CD"/>
    </style:style>
    <style:style style:name="T2089" style:parent-style-name="mtk1" style:family="text">
      <style:text-properties style:font-name="Consolas" fo:color="#FFFFFF" fo:font-size="13.5pt" style:font-size-asian="13.5pt" style:font-size-complex="13.5pt" fo:language="fr" fo:country="CD"/>
    </style:style>
    <style:style style:name="T2090" style:parent-style-name="mtk10" style:family="text">
      <style:text-properties style:font-name="Consolas" fo:color="#83FFF5" fo:font-size="13.5pt" style:font-size-asian="13.5pt" style:font-size-complex="13.5pt" fo:language="fr" fo:country="CD"/>
    </style:style>
    <style:style style:name="T2091" style:parent-style-name="mtk1" style:family="text">
      <style:text-properties style:font-name="Consolas" fo:color="#FFFFFF" fo:font-size="13.5pt" style:font-size-asian="13.5pt" style:font-size-complex="13.5pt" fo:language="fr" fo:country="CD"/>
    </style:style>
    <style:style style:name="T2092" style:parent-style-name="mtk9" style:family="text">
      <style:text-properties style:font-name="Consolas" style:font-name-asian="Liberation Mono" fo:color="#FF8973" fo:font-size="13.5pt" style:font-size-asian="13.5pt" style:font-size-complex="13.5pt" fo:language="fr" fo:country="CD"/>
    </style:style>
    <style:style style:name="T2093" style:parent-style-name="mtk1" style:family="text">
      <style:text-properties style:font-name="Consolas" fo:color="#FFFFFF" fo:font-size="13.5pt" style:font-size-asian="13.5pt" style:font-size-complex="13.5pt" fo:language="fr" fo:country="CD"/>
    </style:style>
    <style:style style:name="T2094" style:parent-style-name="Policepardéfaut" style:family="text">
      <style:text-properties style:font-name="Consolas" fo:color="#939598" fo:font-size="13.5pt" style:font-size-asian="13.5pt" style:font-size-complex="13.5pt" fo:language="fr" fo:country="CD"/>
    </style:style>
    <style:style style:name="T2095" style:parent-style-name="mtk1" style:family="text">
      <style:text-properties style:font-name="Consolas" fo:color="#FFFFFF" fo:font-size="13.5pt" style:font-size-asian="13.5pt" style:font-size-complex="13.5pt" fo:language="fr" fo:country="CD"/>
    </style:style>
    <style:style style:name="T2096" style:parent-style-name="Policepardéfaut" style:family="text">
      <style:text-properties style:font-name="Consolas" fo:color="#939598" fo:font-size="13.5pt" style:font-size-asian="13.5pt" style:font-size-complex="13.5pt" fo:language="fr" fo:country="CD"/>
    </style:style>
    <style:style style:name="T2097" style:parent-style-name="Policepardéfaut" style:family="text">
      <style:text-properties style:font-name="Consolas" fo:color="#939598" fo:font-size="13.5pt" style:font-size-asian="13.5pt" style:font-size-complex="13.5pt" fo:language="fr" fo:country="CD"/>
    </style:style>
    <style:style style:name="T2098" style:parent-style-name="mtk12" style:family="text">
      <style:text-properties style:font-name="Consolas" fo:color="#B3CCFF" fo:font-size="13.5pt" style:font-size-asian="13.5pt" style:font-size-complex="13.5pt" fo:language="fr" fo:country="CD"/>
    </style:style>
    <style:style style:name="T2099" style:parent-style-name="mtk1" style:family="text">
      <style:text-properties style:font-name="Consolas" fo:color="#FFFFFF" fo:font-size="13.5pt" style:font-size-asian="13.5pt" style:font-size-complex="13.5pt" fo:language="fr" fo:country="CD"/>
    </style:style>
    <style:style style:name="T2100" style:parent-style-name="mtk12" style:family="text">
      <style:text-properties style:font-name="Consolas" fo:color="#B3CCFF" fo:font-size="13.5pt" style:font-size-asian="13.5pt" style:font-size-complex="13.5pt" fo:language="fr" fo:country="CD"/>
    </style:style>
    <style:style style:name="T2101" style:parent-style-name="mtk1" style:family="text">
      <style:text-properties style:font-name="Consolas" fo:color="#FFFFFF" fo:font-size="13.5pt" style:font-size-asian="13.5pt" style:font-size-complex="13.5pt" fo:language="fr" fo:country="CD"/>
    </style:style>
    <style:style style:name="T2102" style:parent-style-name="Policepardéfaut" style:family="text">
      <style:text-properties style:font-name="Consolas" fo:color="#939598" fo:font-size="13.5pt" style:font-size-asian="13.5pt" style:font-size-complex="13.5pt" fo:language="fr" fo:country="CD"/>
    </style:style>
    <style:style style:name="T2103" style:parent-style-name="mtk1" style:family="text">
      <style:text-properties style:font-name="Consolas" fo:color="#FFFFFF" fo:font-size="13.5pt" style:font-size-asian="13.5pt" style:font-size-complex="13.5pt" fo:language="fr" fo:country="CD"/>
    </style:style>
    <style:style style:name="T2104" style:parent-style-name="mtk12" style:family="text">
      <style:text-properties style:font-name="Consolas" fo:color="#B3CCFF" fo:font-size="13.5pt" style:font-size-asian="13.5pt" style:font-size-complex="13.5pt" fo:language="fr" fo:country="CD"/>
    </style:style>
    <style:style style:name="T2105" style:parent-style-name="mtk1" style:family="text">
      <style:text-properties style:font-name="Consolas" fo:color="#FFFFFF" fo:font-size="13.5pt" style:font-size-asian="13.5pt" style:font-size-complex="13.5pt" fo:language="fr" fo:country="CD"/>
    </style:style>
    <style:style style:name="T2106" style:parent-style-name="mtk12" style:family="text">
      <style:text-properties style:font-name="Consolas" fo:color="#B3CCFF" fo:font-size="13.5pt" style:font-size-asian="13.5pt" style:font-size-complex="13.5pt" fo:language="fr" fo:country="CD"/>
    </style:style>
    <style:style style:name="T2107" style:parent-style-name="mtk1" style:family="text">
      <style:text-properties style:font-name="Consolas" fo:color="#FFFFFF" fo:font-size="13.5pt" style:font-size-asian="13.5pt" style:font-size-complex="13.5pt" fo:language="fr" fo:country="CD"/>
    </style:style>
    <style:style style:name="T2108" style:parent-style-name="mtk9" style:family="text">
      <style:text-properties style:font-name="Consolas" style:font-name-asian="Liberation Mono" fo:color="#FF8973" fo:font-size="13.5pt" style:font-size-asian="13.5pt" style:font-size-complex="13.5pt" fo:language="fr" fo:country="CD"/>
    </style:style>
    <style:style style:name="T2109" style:parent-style-name="mtk1" style:family="text">
      <style:text-properties style:font-name="Consolas" fo:color="#FFFFFF" fo:font-size="13.5pt" style:font-size-asian="13.5pt" style:font-size-complex="13.5pt" fo:language="fr" fo:country="CD"/>
    </style:style>
    <style:style style:name="T2110" style:parent-style-name="Policepardéfaut" style:family="text">
      <style:text-properties style:font-name="Consolas" fo:color="#939598" fo:font-size="13.5pt" style:font-size-asian="13.5pt" style:font-size-complex="13.5pt" fo:language="fr" fo:country="CD"/>
    </style:style>
    <style:style style:name="T2111" style:parent-style-name="mtk1" style:family="text">
      <style:text-properties style:font-name="Consolas" fo:color="#FFFFFF" fo:font-size="13.5pt" style:font-size-asian="13.5pt" style:font-size-complex="13.5pt" fo:language="fr" fo:country="CD"/>
    </style:style>
    <style:style style:name="T2112" style:parent-style-name="mtk9" style:family="text">
      <style:text-properties style:font-name="Consolas" style:font-name-asian="Liberation Mono" fo:color="#FF8973" fo:font-size="13.5pt" style:font-size-asian="13.5pt" style:font-size-complex="13.5pt" fo:language="fr" fo:country="CD"/>
    </style:style>
    <style:style style:name="T2113" style:parent-style-name="mtk1" style:family="text">
      <style:text-properties style:font-name="Consolas" fo:color="#FFFFFF" fo:font-size="13.5pt" style:font-size-asian="13.5pt" style:font-size-complex="13.5pt" fo:language="fr" fo:country="CD"/>
    </style:style>
    <style:style style:name="T2114" style:parent-style-name="mtk10" style:family="text">
      <style:text-properties style:font-name="Consolas" fo:color="#83FFF5" fo:font-size="13.5pt" style:font-size-asian="13.5pt" style:font-size-complex="13.5pt" fo:language="fr" fo:country="CD"/>
    </style:style>
    <style:style style:name="T2115" style:parent-style-name="mtk1" style:family="text">
      <style:text-properties style:font-name="Consolas" fo:color="#FFFFFF" fo:font-size="13.5pt" style:font-size-asian="13.5pt" style:font-size-complex="13.5pt" fo:language="fr" fo:country="CD"/>
    </style:style>
    <style:style style:name="T2116" style:parent-style-name="mtk9" style:family="text">
      <style:text-properties style:font-name="Consolas" style:font-name-asian="Liberation Mono" fo:color="#FF8973" fo:font-size="13.5pt" style:font-size-asian="13.5pt" style:font-size-complex="13.5pt" fo:language="fr" fo:country="CD"/>
    </style:style>
    <style:style style:name="T2117" style:parent-style-name="mtk1" style:family="text">
      <style:text-properties style:font-name="Consolas" fo:color="#FFFFFF" fo:font-size="13.5pt" style:font-size-asian="13.5pt" style:font-size-complex="13.5pt" fo:language="fr" fo:country="CD"/>
    </style:style>
    <style:style style:name="T2118" style:parent-style-name="Policepardéfaut" style:family="text">
      <style:text-properties style:font-name="Consolas" fo:color="#939598" fo:font-size="13.5pt" style:font-size-asian="13.5pt" style:font-size-complex="13.5pt" fo:language="fr" fo:country="CD"/>
    </style:style>
    <style:style style:name="T2119" style:parent-style-name="mtk1" style:family="text">
      <style:text-properties style:font-name="Consolas" fo:color="#FFFFFF" fo:font-size="13.5pt" style:font-size-asian="13.5pt" style:font-size-complex="13.5pt" fo:language="fr" fo:country="CD"/>
    </style:style>
    <style:style style:name="T2120" style:parent-style-name="Policepardéfaut" style:family="text">
      <style:text-properties style:font-name="Consolas" fo:color="#939598" fo:font-size="13.5pt" style:font-size-asian="13.5pt" style:font-size-complex="13.5pt" fo:language="fr" fo:country="CD"/>
    </style:style>
    <style:style style:name="T2121" style:parent-style-name="Policepardéfaut" style:family="text">
      <style:text-properties style:font-name="Consolas" fo:color="#939598" fo:font-size="13.5pt" style:font-size-asian="13.5pt" style:font-size-complex="13.5pt" fo:language="fr" fo:country="CD"/>
    </style:style>
    <style:style style:name="T2122" style:parent-style-name="mtk9" style:family="text">
      <style:text-properties style:font-name="Consolas" style:font-name-asian="Liberation Mono" fo:color="#FF8973" fo:font-size="13.5pt" style:font-size-asian="13.5pt" style:font-size-complex="13.5pt" fo:language="fr" fo:country="CD"/>
    </style:style>
    <style:style style:name="T2123" style:parent-style-name="mtk1" style:family="text">
      <style:text-properties style:font-name="Consolas" fo:color="#FFFFFF" fo:font-size="13.5pt" style:font-size-asian="13.5pt" style:font-size-complex="13.5pt" fo:language="fr" fo:country="CD"/>
    </style:style>
    <style:style style:name="T2124" style:parent-style-name="mtk16" style:family="text">
      <style:text-properties style:font-name="Consolas" fo:color="#908E97" fo:font-size="13.5pt" style:font-size-asian="13.5pt" style:font-size-complex="13.5pt" fo:language="fr" fo:country="CD"/>
    </style:style>
    <style:style style:name="T2125" style:parent-style-name="Policepardéfaut" style:family="text">
      <style:text-properties style:font-name="Consolas" fo:color="#939598" fo:font-size="13.5pt" style:font-size-asian="13.5pt" style:font-size-complex="13.5pt" fo:language="fr" fo:country="CD"/>
    </style:style>
    <style:style style:name="T2126" style:parent-style-name="mtk9" style:family="text">
      <style:text-properties style:font-name="Consolas" style:font-name-asian="Liberation Mono" fo:color="#FF8973" fo:font-size="13.5pt" style:font-size-asian="13.5pt" style:font-size-complex="13.5pt" fo:language="fr" fo:country="CD"/>
    </style:style>
    <style:style style:name="T2127" style:parent-style-name="mtk1" style:family="text">
      <style:text-properties style:font-name="Consolas" fo:color="#FFFFFF" fo:font-size="13.5pt" style:font-size-asian="13.5pt" style:font-size-complex="13.5pt" fo:language="fr" fo:country="CD"/>
    </style:style>
    <style:style style:name="T2128" style:parent-style-name="mtk16" style:family="text">
      <style:text-properties style:font-name="Consolas" fo:color="#908E97" fo:font-size="13.5pt" style:font-size-asian="13.5pt" style:font-size-complex="13.5pt" fo:language="fr" fo:country="CD"/>
    </style:style>
    <style:style style:name="T2129" style:parent-style-name="Policepardéfaut" style:family="text">
      <style:text-properties style:font-name="Consolas" fo:color="#939598" fo:font-size="13.5pt" style:font-size-asian="13.5pt" style:font-size-complex="13.5pt" fo:language="fr" fo:country="CD"/>
    </style:style>
    <style:style style:name="P2130" style:parent-style-name="PréformatéHTML" style:family="paragraph">
      <style:paragraph-properties fo:background-color="#FFFFFF"/>
    </style:style>
    <style:style style:name="T2131" style:parent-style-name="gamut-18awgza-styledtext" style:family="text">
      <style:text-properties fo:color="#10162F" fo:font-size="13.5pt" style:font-size-asian="13.5pt" style:font-size-complex="13.5pt" fo:language="fr" fo:country="FR"/>
    </style:style>
    <style:style style:name="P2132" style:parent-style-name="g-md-p" style:family="paragraph">
      <style:paragraph-properties fo:margin-top="0in" fo:background-color="#FFFFFF"/>
    </style:style>
    <style:style style:name="T2133" style:parent-style-name="Policepardéfaut" style:family="text">
      <style:text-properties style:font-name="Segoe UI" style:font-name-complex="Segoe UI" fo:color="#10162F" fo:font-size="13.5pt" style:font-size-asian="13.5pt" style:font-size-complex="13.5pt" fo:language="fr" fo:country="FR"/>
    </style:style>
    <style:style style:name="T2134" style:parent-style-name="CodeHTML" style:family="text">
      <style:text-properties style:font-name="Consolas" fo:color="#0A0D1C" fo:font-size="11pt" style:font-size-asian="11pt" style:font-size-complex="11pt" fo:background-color="#EEEEEE" fo:language="fr" fo:country="FR"/>
    </style:style>
    <style:style style:name="T2135" style:parent-style-name="Policepardéfaut" style:family="text">
      <style:text-properties style:font-name="Segoe UI" style:font-name-complex="Segoe UI" fo:color="#10162F" fo:font-size="13.5pt" style:font-size-asian="13.5pt" style:font-size-complex="13.5pt" fo:language="fr" fo:country="FR"/>
    </style:style>
    <style:style style:name="T2136" style:parent-style-name="CodeHTML" style:family="text">
      <style:text-properties style:font-name="Consolas" fo:color="#0A0D1C" fo:font-size="11pt" style:font-size-asian="11pt" style:font-size-complex="11pt" fo:background-color="#EEEEEE" fo:language="fr" fo:country="FR"/>
    </style:style>
    <style:style style:name="T2137" style:parent-style-name="Policepardéfaut" style:family="text">
      <style:text-properties style:font-name="Segoe UI" style:font-name-complex="Segoe UI" fo:color="#10162F" fo:font-size="13.5pt" style:font-size-asian="13.5pt" style:font-size-complex="13.5pt" fo:language="fr" fo:country="FR"/>
    </style:style>
    <style:style style:name="T2138" style:parent-style-name="CodeHTML" style:family="text">
      <style:text-properties style:font-name="Consolas" fo:color="#0A0D1C" fo:font-size="11pt" style:font-size-asian="11pt" style:font-size-complex="11pt" fo:background-color="#EEEEEE" fo:language="fr" fo:country="FR"/>
    </style:style>
    <style:style style:name="T2139" style:parent-style-name="Policepardéfaut" style:family="text">
      <style:text-properties style:font-name="Segoe UI" style:font-name-complex="Segoe UI" fo:color="#10162F" fo:font-size="13.5pt" style:font-size-asian="13.5pt" style:font-size-complex="13.5pt" fo:language="fr" fo:country="FR"/>
    </style:style>
    <style:style style:name="T2140" style:parent-style-name="CodeHTML" style:family="text">
      <style:text-properties style:font-name="Consolas" fo:color="#0A0D1C" fo:font-size="11pt" style:font-size-asian="11pt" style:font-size-complex="11pt" fo:background-color="#EEEEEE" fo:language="fr" fo:country="FR"/>
    </style:style>
    <style:style style:name="T2141" style:parent-style-name="Policepardéfaut" style:family="text">
      <style:text-properties style:font-name="Segoe UI" style:font-name-complex="Segoe UI" fo:color="#10162F" fo:font-size="13.5pt" style:font-size-asian="13.5pt" style:font-size-complex="13.5pt" fo:language="fr" fo:country="FR"/>
    </style:style>
    <style:style style:name="T2142" style:parent-style-name="CodeHTML" style:family="text">
      <style:text-properties style:font-name="Consolas" fo:color="#0A0D1C" fo:font-size="11pt" style:font-size-asian="11pt" style:font-size-complex="11pt" fo:background-color="#EEEEEE" fo:language="fr" fo:country="FR"/>
    </style:style>
    <style:style style:name="T2143" style:parent-style-name="Policepardéfaut" style:family="text">
      <style:text-properties style:font-name="Segoe UI" style:font-name-complex="Segoe UI" fo:color="#10162F" fo:font-size="13.5pt" style:font-size-asian="13.5pt" style:font-size-complex="13.5pt" fo:language="fr" fo:country="FR"/>
    </style:style>
    <style:style style:name="T2144" style:parent-style-name="CodeHTML" style:family="text">
      <style:text-properties style:font-name="Consolas" fo:color="#0A0D1C" fo:font-size="11pt" style:font-size-asian="11pt" style:font-size-complex="11pt" fo:background-color="#EEEEEE" fo:language="fr" fo:country="FR"/>
    </style:style>
    <style:style style:name="T2145" style:parent-style-name="Policepardéfaut" style:family="text">
      <style:text-properties style:font-name="Segoe UI" style:font-name-complex="Segoe UI" fo:color="#10162F" fo:font-size="13.5pt" style:font-size-asian="13.5pt" style:font-size-complex="13.5pt" fo:language="fr" fo:country="FR"/>
    </style:style>
    <style:style style:name="T2146" style:parent-style-name="CodeHTML" style:family="text">
      <style:text-properties style:font-name="Consolas" fo:color="#0A0D1C" fo:font-size="11pt" style:font-size-asian="11pt" style:font-size-complex="11pt" fo:background-color="#EEEEEE" fo:language="fr" fo:country="FR"/>
    </style:style>
    <style:style style:name="T2147" style:parent-style-name="Policepardéfaut" style:family="text">
      <style:text-properties style:font-name="Segoe UI" style:font-name-complex="Segoe UI" fo:color="#10162F" fo:font-size="13.5pt" style:font-size-asian="13.5pt" style:font-size-complex="13.5pt" fo:language="fr" fo:country="FR"/>
    </style:style>
    <style:style style:name="T2148" style:parent-style-name="CodeHTML" style:family="text">
      <style:text-properties style:font-name="Consolas" fo:color="#0A0D1C" fo:font-size="11pt" style:font-size-asian="11pt" style:font-size-complex="11pt" fo:background-color="#EEEEEE" fo:language="fr" fo:country="FR"/>
    </style:style>
    <style:style style:name="T2149" style:parent-style-name="Policepardéfaut" style:family="text">
      <style:text-properties style:font-name="Segoe UI" style:font-name-complex="Segoe UI" fo:color="#10162F" fo:font-size="13.5pt" style:font-size-asian="13.5pt" style:font-size-complex="13.5pt" fo:language="fr" fo:country="FR"/>
    </style:style>
    <style:style style:name="T2150" style:parent-style-name="Policepardéfaut" style:family="text">
      <style:text-properties style:font-name="Segoe UI" style:font-name-complex="Segoe UI" fo:color="#10162F" fo:font-size="13.5pt" style:font-size-asian="13.5pt" style:font-size-complex="13.5pt" fo:language="fr" fo:country="FR"/>
    </style:style>
    <style:style style:name="T2151" style:parent-style-name="CodeHTML" style:family="text">
      <style:text-properties style:font-name="Consolas" fo:color="#0A0D1C" fo:font-size="11pt" style:font-size-asian="11pt" style:font-size-complex="11pt" fo:background-color="#EEEEEE" fo:language="fr" fo:country="FR"/>
    </style:style>
    <style:style style:name="T2152" style:parent-style-name="Policepardéfaut" style:family="text">
      <style:text-properties style:font-name="Segoe UI" style:font-name-complex="Segoe UI" fo:color="#10162F" fo:font-size="13.5pt" style:font-size-asian="13.5pt" style:font-size-complex="13.5pt" fo:language="fr" fo:country="FR"/>
    </style:style>
    <style:style style:name="P2153" style:parent-style-name="g-md-p" style:family="paragraph">
      <style:paragraph-properties fo:margin-top="0in" fo:margin-bottom="0in" fo:background-color="#FFFFFF"/>
    </style:style>
    <style:style style:name="T2154" style:parent-style-name="Policepardéfaut" style:family="text">
      <style:text-properties style:font-name="Segoe UI" style:font-name-complex="Segoe UI" fo:color="#10162F" fo:font-size="13.5pt" style:font-size-asian="13.5pt" style:font-size-complex="13.5pt" fo:language="fr" fo:country="FR"/>
    </style:style>
    <style:style style:name="T2155" style:parent-style-name="CodeHTML" style:family="text">
      <style:text-properties style:font-name="Consolas" fo:color="#0A0D1C" fo:font-size="11pt" style:font-size-asian="11pt" style:font-size-complex="11pt" fo:background-color="#EEEEEE" fo:language="fr" fo:country="FR"/>
    </style:style>
    <style:style style:name="T2156" style:parent-style-name="Policepardéfaut" style:family="text">
      <style:text-properties style:font-name="Segoe UI" style:font-name-complex="Segoe UI" fo:color="#10162F" fo:font-size="13.5pt" style:font-size-asian="13.5pt" style:font-size-complex="13.5pt" fo:language="fr" fo:country="FR"/>
    </style:style>
    <style:style style:name="T2157" style:parent-style-name="CodeHTML" style:family="text">
      <style:text-properties style:font-name="Consolas" fo:color="#0A0D1C" fo:font-size="11pt" style:font-size-asian="11pt" style:font-size-complex="11pt" fo:background-color="#EEEEEE" fo:language="fr" fo:country="FR"/>
    </style:style>
    <style:style style:name="T2158" style:parent-style-name="Policepardéfaut" style:family="text">
      <style:text-properties style:font-name="Segoe UI" style:font-name-complex="Segoe UI" fo:color="#10162F" fo:font-size="13.5pt" style:font-size-asian="13.5pt" style:font-size-complex="13.5pt" fo:language="fr" fo:country="FR"/>
    </style:style>
    <style:style style:name="T2159" style:parent-style-name="CodeHTML" style:family="text">
      <style:text-properties style:font-name="Consolas" fo:color="#0A0D1C" fo:font-size="11pt" style:font-size-asian="11pt" style:font-size-complex="11pt" fo:background-color="#EEEEEE" fo:language="fr" fo:country="FR"/>
    </style:style>
    <style:style style:name="T2160" style:parent-style-name="Policepardéfaut" style:family="text">
      <style:text-properties style:font-name="Segoe UI" style:font-name-complex="Segoe UI" fo:color="#10162F" fo:font-size="13.5pt" style:font-size-asian="13.5pt" style:font-size-complex="13.5pt" fo:language="fr" fo:country="FR"/>
    </style:style>
    <style:style style:name="T2161" style:parent-style-name="Policepardéfaut" style:family="text">
      <style:text-properties style:font-name="Segoe UI" style:font-name-complex="Segoe UI" fo:color="#10162F" fo:font-size="13.5pt" style:font-size-asian="13.5pt" style:font-size-complex="13.5pt" fo:language="fr" fo:country="FR"/>
    </style:style>
    <style:style style:name="T2162" style:parent-style-name="CodeHTML" style:family="text">
      <style:text-properties style:font-name="Consolas" fo:color="#0A0D1C" fo:font-size="11pt" style:font-size-asian="11pt" style:font-size-complex="11pt" fo:background-color="#EEEEEE" fo:language="fr" fo:country="FR"/>
    </style:style>
    <style:style style:name="T2163" style:parent-style-name="Policepardéfaut" style:family="text">
      <style:text-properties style:font-name="Segoe UI" style:font-name-complex="Segoe UI" fo:color="#10162F" fo:font-size="13.5pt" style:font-size-asian="13.5pt" style:font-size-complex="13.5pt" fo:language="fr" fo:country="FR"/>
    </style:style>
    <style:style style:name="T2164" style:parent-style-name="CodeHTML" style:family="text">
      <style:text-properties style:font-name="Consolas" fo:color="#0A0D1C" fo:font-size="11pt" style:font-size-asian="11pt" style:font-size-complex="11pt" fo:background-color="#EEEEEE" fo:language="fr" fo:country="FR"/>
    </style:style>
    <style:style style:name="T2165" style:parent-style-name="Policepardéfaut" style:family="text">
      <style:text-properties style:font-name="Segoe UI" style:font-name-complex="Segoe UI" fo:color="#10162F" fo:font-size="13.5pt" style:font-size-asian="13.5pt" style:font-size-complex="13.5pt" fo:language="fr" fo:country="FR"/>
    </style:style>
    <style:style style:name="T2166" style:parent-style-name="CodeHTML" style:family="text">
      <style:text-properties style:font-name="Consolas" fo:color="#0A0D1C" fo:font-size="11pt" style:font-size-asian="11pt" style:font-size-complex="11pt" fo:background-color="#EEEEEE" fo:language="fr" fo:country="FR"/>
    </style:style>
    <style:style style:name="T2167" style:parent-style-name="Policepardéfaut" style:family="text">
      <style:text-properties style:font-name="Segoe UI" style:font-name-complex="Segoe UI" fo:color="#10162F" fo:font-size="13.5pt" style:font-size-asian="13.5pt" style:font-size-complex="13.5pt" fo:language="fr" fo:country="FR"/>
    </style:style>
    <style:style style:name="P2168"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2169" style:parent-style-name="Normal" style:family="paragraph">
      <style:paragraph-properties style:vertical-align="auto" style:line-height-at-least="0.25in" fo:background-color="#211E2F"/>
      <style:text-properties fo:hyphenate="true"/>
    </style:style>
    <style:style style:name="T2170" style:parent-style-name="Policepardéfaut" style:family="text">
      <style:text-properties style:font-name="Consolas" style:font-name-asian="Times New Roman" style:font-name-complex="Times New Roman" fo:color="#B3CCFF" style:letter-kerning="false" fo:font-size="10.5pt" style:font-size-asian="10.5pt" style:font-size-complex="10.5pt" fo:language="en" fo:country="US" style:language-asian="en" style:country-asian="US" style:language-complex="ar" style:country-complex="SA"/>
    </style:style>
    <style:style style:name="T2171" style:parent-style-name="Policepardéfaut" style:family="text">
      <style:text-properties style:font-name="Consolas" style:font-name-asian="Times New Roman" style:font-name-complex="Times New Roman" fo:color="#FFFFFF" style:letter-kerning="false" fo:font-size="10.5pt" style:font-size-asian="10.5pt" style:font-size-complex="10.5pt" fo:language="en" fo:country="US" style:language-asian="en" style:country-asian="US" style:language-complex="ar" style:country-complex="SA"/>
    </style:style>
    <style:style style:name="T2172" style:parent-style-name="Policepardéfaut" style:family="text">
      <style:text-properties style:font-name="Consolas" style:font-name-asian="Times New Roman" style:font-name-complex="Times New Roman" fo:color="#B3CCFF" style:letter-kerning="false" fo:font-size="10.5pt" style:font-size-asian="10.5pt" style:font-size-complex="10.5pt" fo:language="en" fo:country="US" style:language-asian="en" style:country-asian="US" style:language-complex="ar" style:country-complex="SA"/>
    </style:style>
    <style:style style:name="T2173" style:parent-style-name="Policepardéfaut" style:family="text">
      <style:text-properties style:font-name="Consolas" style:font-name-asian="Times New Roman" style:font-name-complex="Times New Roman" fo:color="#FFFFFF" style:letter-kerning="false" fo:font-size="10.5pt" style:font-size-asian="10.5pt" style:font-size-complex="10.5pt" fo:language="en" fo:country="US" style:language-asian="en" style:country-asian="US" style:language-complex="ar" style:country-complex="SA"/>
    </style:style>
    <style:style style:name="T2174" style:parent-style-name="Policepardéfaut" style:family="text">
      <style:text-properties style:font-name="Consolas" style:font-name-asian="Times New Roman" style:font-name-complex="Times New Roman" fo:color="#B3CCFF" style:letter-kerning="false" fo:font-size="10.5pt" style:font-size-asian="10.5pt" style:font-size-complex="10.5pt" fo:language="en" fo:country="US" style:language-asian="en" style:country-asian="US" style:language-complex="ar" style:country-complex="SA"/>
    </style:style>
    <style:style style:name="T2175" style:parent-style-name="Policepardéfaut" style:family="text">
      <style:text-properties style:font-name="Consolas" style:font-name-asian="Times New Roman" style:font-name-complex="Times New Roman" fo:color="#FFFFFF" style:letter-kerning="false" fo:font-size="10.5pt" style:font-size-asian="10.5pt" style:font-size-complex="10.5pt" fo:language="en" fo:country="US" style:language-asian="en" style:country-asian="US" style:language-complex="ar" style:country-complex="SA"/>
    </style:style>
    <style:style style:name="T2176" style:parent-style-name="Policepardéfaut" style:family="text">
      <style:text-properties style:font-name="Consolas" style:font-name-asian="Times New Roman" style:font-name-complex="Times New Roman" fo:color="#B3CCFF" style:letter-kerning="false" fo:font-size="10.5pt" style:font-size-asian="10.5pt" style:font-size-complex="10.5pt" fo:language="en" fo:country="US" style:language-asian="en" style:country-asian="US" style:language-complex="ar" style:country-complex="SA"/>
    </style:style>
    <style:style style:name="T2177" style:parent-style-name="Policepardéfaut" style:family="text">
      <style:text-properties style:font-name="Consolas" style:font-name-asian="Times New Roman" style:font-name-complex="Times New Roman" fo:color="#FFFFFF" style:letter-kerning="false" fo:font-size="10.5pt" style:font-size-asian="10.5pt" style:font-size-complex="10.5pt" fo:language="en" fo:country="US" style:language-asian="en" style:country-asian="US" style:language-complex="ar" style:country-complex="SA"/>
    </style:style>
    <style:style style:name="T2178" style:parent-style-name="Policepardéfaut" style:family="text">
      <style:text-properties style:font-name="Consolas" style:font-name-asian="Times New Roman" style:font-name-complex="Times New Roman" fo:color="#FF8973" style:letter-kerning="false" fo:font-size="10.5pt" style:font-size-asian="10.5pt" style:font-size-complex="10.5pt" fo:language="en" fo:country="US" style:language-asian="en" style:country-asian="US" style:language-complex="ar" style:country-complex="SA"/>
    </style:style>
    <style:style style:name="T2179" style:parent-style-name="Policepardéfaut" style:family="text">
      <style:text-properties style:font-name="Consolas" style:font-name-asian="Times New Roman" style:font-name-complex="Times New Roman" fo:color="#FFFFFF" style:letter-kerning="false" fo:font-size="10.5pt" style:font-size-asian="10.5pt" style:font-size-complex="10.5pt" fo:language="en" fo:country="US" style:language-asian="en" style:country-asian="US" style:language-complex="ar" style:country-complex="SA"/>
    </style:style>
    <style:style style:name="T2180" style:parent-style-name="Policepardéfaut" style:family="text">
      <style:text-properties style:font-name="Consolas" style:font-name-asian="Times New Roman" style:font-name-complex="Times New Roman" fo:color="#FFE083" style:letter-kerning="false" fo:font-size="10.5pt" style:font-size-asian="10.5pt" style:font-size-complex="10.5pt" fo:language="en" fo:country="US" style:language-asian="en" style:country-asian="US" style:language-complex="ar" style:country-complex="SA"/>
    </style:style>
    <style:style style:name="T2181" style:parent-style-name="Policepardéfaut" style:family="text">
      <style:text-properties style:font-name="Consolas" style:font-name-asian="Times New Roman" style:font-name-complex="Times New Roman" fo:color="#FFFFFF" style:letter-kerning="false" fo:font-size="10.5pt" style:font-size-asian="10.5pt" style:font-size-complex="10.5pt" fo:language="en" fo:country="US" style:language-asian="en" style:country-asian="US" style:language-complex="ar" style:country-complex="SA"/>
    </style:style>
    <style:style style:name="P2182" style:parent-style-name="Textbody" style:family="paragraph">
      <style:paragraph-properties fo:margin-bottom="0in" fo:line-height="160%"/>
      <style:text-properties style:font-name="Arial" style:font-name-complex="Arial" fo:color="#10162F" fo:font-size="14pt" style:font-size-asian="14pt" fo:language="en" fo:country="US"/>
    </style:style>
    <style:style style:name="P2183" style:parent-style-name="Titre3" style:family="paragraph">
      <style:paragraph-properties fo:background-color="#FFFFFF"/>
      <style:text-properties style:font-name="Segoe UI" style:font-name-complex="Segoe UI" fo:color="#0A0D1C"/>
    </style:style>
    <style:style style:name="P2184" style:parent-style-name="Normal" style:family="paragraph">
      <style:paragraph-properties fo:background-color="#FFFFFF"/>
    </style:style>
    <style:style style:name="T2185" style:parent-style-name="gamut-uidoxx-styledtext" style:family="text">
      <style:text-properties style:font-name="Segoe UI" style:font-name-complex="Segoe UI" fo:color="#10162F" fo:font-size="13.5pt" style:font-size-asian="13.5pt" style:font-size-complex="13.5pt"/>
    </style:style>
    <style:style style:name="P2186" style:parent-style-name="g-md-p" style:family="paragraph">
      <style:paragraph-properties fo:margin-top="0in" fo:background-color="#FFFFFF"/>
    </style:style>
    <style:style style:name="T2187" style:parent-style-name="Policepardéfaut" style:family="text">
      <style:text-properties style:font-name="Segoe UI" style:font-name-complex="Segoe UI" fo:color="#10162F" fo:font-size="13.5pt" style:font-size-asian="13.5pt" style:font-size-complex="13.5pt" fo:language="fr" fo:country="FR"/>
    </style:style>
    <style:style style:name="T2188" style:parent-style-name="Policepardéfaut" style:family="text">
      <style:text-properties style:font-name="Segoe UI" style:font-name-complex="Segoe UI" fo:color="#10162F" fo:font-size="13.5pt" style:font-size-asian="13.5pt" style:font-size-complex="13.5pt" fo:language="fr" fo:country="FR"/>
    </style:style>
    <style:style style:name="T2189" style:parent-style-name="CodeHTML" style:family="text">
      <style:text-properties style:font-name="Consolas" fo:color="#0A0D1C" fo:font-size="11pt" style:font-size-asian="11pt" style:font-size-complex="11pt" fo:background-color="#EEEEEE" fo:language="fr" fo:country="FR"/>
    </style:style>
    <style:style style:name="T2190" style:parent-style-name="Policepardéfaut" style:family="text">
      <style:text-properties style:font-name="Segoe UI" style:font-name-complex="Segoe UI" fo:color="#10162F" fo:font-size="13.5pt" style:font-size-asian="13.5pt" style:font-size-complex="13.5pt" fo:language="fr" fo:country="FR"/>
    </style:style>
    <style:style style:name="T2191" style:parent-style-name="Policepardéfaut" style:family="text">
      <style:text-properties style:font-name="Segoe UI" style:font-name-complex="Segoe UI" fo:color="#10162F" fo:font-size="13.5pt" style:font-size-asian="13.5pt" style:font-size-complex="13.5pt" fo:language="fr" fo:country="FR"/>
    </style:style>
    <style:style style:name="P2192" style:parent-style-name="Normal" style:family="paragraph">
      <style:paragraph-properties fo:background-color="#FFFFFF"/>
    </style:style>
    <style:style style:name="T2193" style:parent-style-name="CodeHTML" style:family="text">
      <style:text-properties style:font-name="Consolas" style:font-name-asian="Songti SC" fo:color="#0A0D1C" fo:font-size="11pt" style:font-size-asian="11pt" style:font-size-complex="11pt" fo:background-color="#EEEEEE" style:text-underline-type="single" style:text-underline-style="solid" style:text-underline-width="auto" style:text-underline-mode="continuous"/>
    </style:style>
    <style:style style:name="P2194" style:parent-style-name="Normal" style:family="paragraph">
      <style:paragraph-properties fo:background-color="#FFFFFF"/>
    </style:style>
    <style:style style:name="T2195" style:parent-style-name="Policepardéfaut" style:family="text">
      <style:text-properties style:font-name="Segoe UI" style:font-name-complex="Segoe UI" fo:color="#10162F" fo:font-size="13.5pt" style:font-size-asian="13.5pt" style:font-size-complex="13.5pt"/>
    </style:style>
    <style:style style:name="T2196" style:parent-style-name="Policepardéfaut" style:family="text">
      <style:text-properties style:font-name="Segoe UI" style:font-name-complex="Segoe UI" fo:color="#10162F" fo:font-size="13.5pt" style:font-size-asian="13.5pt" style:font-size-complex="13.5pt"/>
    </style:style>
    <style:style style:name="P2197" style:parent-style-name="Normal" style:family="paragraph">
      <style:paragraph-properties fo:background-color="#FFFFFF"/>
      <style:text-properties style:font-name="Segoe UI" style:font-name-complex="Segoe UI" fo:color="#10162F" fo:font-size="13.5pt" style:font-size-asian="13.5pt" style:font-size-complex="13.5pt"/>
    </style:style>
    <style:style style:name="P2198" style:parent-style-name="Normal" style:family="paragraph">
      <style:paragraph-properties fo:background-color="#FFFFFF"/>
    </style:style>
    <style:style style:name="T2199" style:parent-style-name="Lienhypertexte" style:family="text">
      <style:text-properties style:font-name="Segoe UI" style:font-name-complex="Segoe UI" fo:color="#3A10E5" fo:font-size="13.5pt" style:font-size-asian="13.5pt" style:font-size-complex="13.5pt"/>
    </style:style>
    <style:style style:name="P2200" style:parent-style-name="Normal" style:family="paragraph">
      <style:paragraph-properties fo:background-color="#FFFFFF"/>
    </style:style>
    <style:style style:name="T2201" style:parent-style-name="Policepardéfaut" style:family="text">
      <style:text-properties style:font-name="Segoe UI" style:font-name-complex="Segoe UI" fo:color="#10162F" fo:font-size="13.5pt" style:font-size-asian="13.5pt" style:font-size-complex="13.5pt"/>
    </style:style>
    <style:style style:name="P2202" style:parent-style-name="Normal" style:family="paragraph">
      <style:paragraph-properties fo:background-color="#FFFFFF"/>
      <style:text-properties style:font-name="Segoe UI" style:font-name-complex="Segoe UI" fo:color="#10162F" fo:font-size="13.5pt" style:font-size-asian="13.5pt" style:font-size-complex="13.5pt"/>
    </style:style>
    <style:style style:name="P2203" style:parent-style-name="PréformatéHTML" style:family="paragraph">
      <style:paragraph-properties fo:background-color="#211E2F"/>
    </style:style>
    <style:style style:name="T2204" style:parent-style-name="mtk12" style:family="text">
      <style:text-properties style:font-name="Consolas" fo:color="#B3CCFF" fo:font-size="13.5pt" style:font-size-asian="13.5pt" style:font-size-complex="13.5pt"/>
    </style:style>
    <style:style style:name="T2205" style:parent-style-name="mtk1" style:family="text">
      <style:text-properties style:font-name="Consolas" fo:color="#FFFFFF" fo:font-size="13.5pt" style:font-size-asian="13.5pt" style:font-size-complex="13.5pt"/>
    </style:style>
    <style:style style:name="T2206" style:parent-style-name="Policepardéfaut" style:family="text">
      <style:text-properties style:font-name="Consolas" fo:color="#939598" fo:font-size="13.5pt" style:font-size-asian="13.5pt" style:font-size-complex="13.5pt"/>
    </style:style>
    <style:style style:name="T2207" style:parent-style-name="mtk1" style:family="text">
      <style:text-properties style:font-name="Consolas" fo:color="#FFFFFF" fo:font-size="13.5pt" style:font-size-asian="13.5pt" style:font-size-complex="13.5pt"/>
    </style:style>
    <style:style style:name="T2208" style:parent-style-name="mtk9" style:family="text">
      <style:text-properties style:font-name="Consolas" style:font-name-asian="Liberation Mono" fo:color="#FF8973" fo:font-size="13.5pt" style:font-size-asian="13.5pt" style:font-size-complex="13.5pt"/>
    </style:style>
    <style:style style:name="T2209" style:parent-style-name="mtk1" style:family="text">
      <style:text-properties style:font-name="Consolas" fo:color="#FFFFFF" fo:font-size="13.5pt" style:font-size-asian="13.5pt" style:font-size-complex="13.5pt"/>
    </style:style>
    <style:style style:name="T2210" style:parent-style-name="Policepardéfaut" style:family="text">
      <style:text-properties style:font-name="Consolas" fo:color="#939598" fo:font-size="13.5pt" style:font-size-asian="13.5pt" style:font-size-complex="13.5pt"/>
    </style:style>
    <style:style style:name="T2211" style:parent-style-name="mtk1" style:family="text">
      <style:text-properties style:font-name="Consolas" fo:color="#FFFFFF" fo:font-size="13.5pt" style:font-size-asian="13.5pt" style:font-size-complex="13.5pt"/>
    </style:style>
    <style:style style:name="T2212" style:parent-style-name="mtk10" style:family="text">
      <style:text-properties style:font-name="Consolas" fo:color="#83FFF5" fo:font-size="13.5pt" style:font-size-asian="13.5pt" style:font-size-complex="13.5pt"/>
    </style:style>
    <style:style style:name="T2213" style:parent-style-name="mtk1" style:family="text">
      <style:text-properties style:font-name="Consolas" fo:color="#FFFFFF" fo:font-size="13.5pt" style:font-size-asian="13.5pt" style:font-size-complex="13.5pt"/>
    </style:style>
    <style:style style:name="T2214" style:parent-style-name="mtk9" style:family="text">
      <style:text-properties style:font-name="Consolas" style:font-name-asian="Liberation Mono" fo:color="#FF8973" fo:font-size="13.5pt" style:font-size-asian="13.5pt" style:font-size-complex="13.5pt"/>
    </style:style>
    <style:style style:name="T2215" style:parent-style-name="mtk1" style:family="text">
      <style:text-properties style:font-name="Consolas" fo:color="#FFFFFF" fo:font-size="13.5pt" style:font-size-asian="13.5pt" style:font-size-complex="13.5pt"/>
    </style:style>
    <style:style style:name="T2216" style:parent-style-name="Policepardéfaut" style:family="text">
      <style:text-properties style:font-name="Consolas" fo:color="#939598" fo:font-size="13.5pt" style:font-size-asian="13.5pt" style:font-size-complex="13.5pt"/>
    </style:style>
    <style:style style:name="T2217" style:parent-style-name="mtk1" style:family="text">
      <style:text-properties style:font-name="Consolas" fo:color="#FFFFFF" fo:font-size="13.5pt" style:font-size-asian="13.5pt" style:font-size-complex="13.5pt"/>
    </style:style>
    <style:style style:name="T2218" style:parent-style-name="mtk9" style:family="text">
      <style:text-properties style:font-name="Consolas" style:font-name-asian="Liberation Mono" fo:color="#FF8973" fo:font-size="13.5pt" style:font-size-asian="13.5pt" style:font-size-complex="13.5pt"/>
    </style:style>
    <style:style style:name="T2219" style:parent-style-name="mtk1" style:family="text">
      <style:text-properties style:font-name="Consolas" fo:color="#FFFFFF" fo:font-size="13.5pt" style:font-size-asian="13.5pt" style:font-size-complex="13.5pt"/>
    </style:style>
    <style:style style:name="T2220" style:parent-style-name="mtk10" style:family="text">
      <style:text-properties style:font-name="Consolas" fo:color="#83FFF5" fo:font-size="13.5pt" style:font-size-asian="13.5pt" style:font-size-complex="13.5pt"/>
    </style:style>
    <style:style style:name="T2221" style:parent-style-name="mtk1" style:family="text">
      <style:text-properties style:font-name="Consolas" fo:color="#FFFFFF" fo:font-size="13.5pt" style:font-size-asian="13.5pt" style:font-size-complex="13.5pt"/>
    </style:style>
    <style:style style:name="T2222" style:parent-style-name="mtk9" style:family="text">
      <style:text-properties style:font-name="Consolas" style:font-name-asian="Liberation Mono" fo:color="#FF8973" fo:font-size="13.5pt" style:font-size-asian="13.5pt" style:font-size-complex="13.5pt"/>
    </style:style>
    <style:style style:name="T2223" style:parent-style-name="mtk1" style:family="text">
      <style:text-properties style:font-name="Consolas" fo:color="#FFFFFF" fo:font-size="13.5pt" style:font-size-asian="13.5pt" style:font-size-complex="13.5pt"/>
    </style:style>
    <style:style style:name="T2224" style:parent-style-name="Policepardéfaut" style:family="text">
      <style:text-properties style:font-name="Consolas" fo:color="#939598" fo:font-size="13.5pt" style:font-size-asian="13.5pt" style:font-size-complex="13.5pt"/>
    </style:style>
    <style:style style:name="T2225" style:parent-style-name="mtk1" style:family="text">
      <style:text-properties style:font-name="Consolas" fo:color="#FFFFFF" fo:font-size="13.5pt" style:font-size-asian="13.5pt" style:font-size-complex="13.5pt"/>
    </style:style>
    <style:style style:name="T2226" style:parent-style-name="mtk12" style:family="text">
      <style:text-properties style:font-name="Consolas" fo:color="#B3CCFF" fo:font-size="13.5pt" style:font-size-asian="13.5pt" style:font-size-complex="13.5pt"/>
    </style:style>
    <style:style style:name="T2227" style:parent-style-name="mtk1" style:family="text">
      <style:text-properties style:font-name="Consolas" fo:color="#FFFFFF" fo:font-size="13.5pt" style:font-size-asian="13.5pt" style:font-size-complex="13.5pt"/>
    </style:style>
    <style:style style:name="T2228" style:parent-style-name="mtk9" style:family="text">
      <style:text-properties style:font-name="Consolas" style:font-name-asian="Liberation Mono" fo:color="#FF8973" fo:font-size="13.5pt" style:font-size-asian="13.5pt" style:font-size-complex="13.5pt"/>
    </style:style>
    <style:style style:name="T2229" style:parent-style-name="mtk1" style:family="text">
      <style:text-properties style:font-name="Consolas" fo:color="#FFFFFF" fo:font-size="13.5pt" style:font-size-asian="13.5pt" style:font-size-complex="13.5pt"/>
    </style:style>
    <style:style style:name="T2230" style:parent-style-name="mtk9" style:family="text">
      <style:text-properties style:font-name="Consolas" style:font-name-asian="Liberation Mono" fo:color="#FF8973" fo:font-size="13.5pt" style:font-size-asian="13.5pt" style:font-size-complex="13.5pt"/>
    </style:style>
    <style:style style:name="T2231" style:parent-style-name="mtk1" style:family="text">
      <style:text-properties style:font-name="Consolas" fo:color="#FFFFFF" fo:font-size="13.5pt" style:font-size-asian="13.5pt" style:font-size-complex="13.5pt"/>
    </style:style>
    <style:style style:name="T2232" style:parent-style-name="Policepardéfaut" style:family="text">
      <style:text-properties style:font-name="Consolas" fo:color="#939598" fo:font-size="13.5pt" style:font-size-asian="13.5pt" style:font-size-complex="13.5pt"/>
    </style:style>
    <style:style style:name="T2233" style:parent-style-name="mtk1" style:family="text">
      <style:text-properties style:font-name="Consolas" fo:color="#FFFFFF" fo:font-size="13.5pt" style:font-size-asian="13.5pt" style:font-size-complex="13.5pt"/>
    </style:style>
    <style:style style:name="T2234" style:parent-style-name="Policepardéfaut" style:family="text">
      <style:text-properties style:font-name="Consolas" fo:color="#939598" fo:font-size="13.5pt" style:font-size-asian="13.5pt" style:font-size-complex="13.5pt"/>
    </style:style>
    <style:style style:name="T2235" style:parent-style-name="mtk1" style:family="text">
      <style:text-properties style:font-name="Consolas" fo:color="#FFFFFF" fo:font-size="13.5pt" style:font-size-asian="13.5pt" style:font-size-complex="13.5pt"/>
    </style:style>
    <style:style style:name="T2236" style:parent-style-name="mtk10" style:family="text">
      <style:text-properties style:font-name="Consolas" fo:color="#83FFF5" fo:font-size="13.5pt" style:font-size-asian="13.5pt" style:font-size-complex="13.5pt"/>
    </style:style>
    <style:style style:name="T2237" style:parent-style-name="mtk1" style:family="text">
      <style:text-properties style:font-name="Consolas" fo:color="#FFFFFF" fo:font-size="13.5pt" style:font-size-asian="13.5pt" style:font-size-complex="13.5pt"/>
    </style:style>
    <style:style style:name="T2238" style:parent-style-name="mtk9" style:family="text">
      <style:text-properties style:font-name="Consolas" style:font-name-asian="Liberation Mono" fo:color="#FF8973" fo:font-size="13.5pt" style:font-size-asian="13.5pt" style:font-size-complex="13.5pt"/>
    </style:style>
    <style:style style:name="T2239" style:parent-style-name="mtk1" style:family="text">
      <style:text-properties style:font-name="Consolas" fo:color="#FFFFFF" fo:font-size="13.5pt" style:font-size-asian="13.5pt" style:font-size-complex="13.5pt"/>
    </style:style>
    <style:style style:name="T2240" style:parent-style-name="Policepardéfaut" style:family="text">
      <style:text-properties style:font-name="Consolas" fo:color="#939598" fo:font-size="13.5pt" style:font-size-asian="13.5pt" style:font-size-complex="13.5pt"/>
    </style:style>
    <style:style style:name="T2241" style:parent-style-name="mtk1" style:family="text">
      <style:text-properties style:font-name="Consolas" fo:color="#FFFFFF" fo:font-size="13.5pt" style:font-size-asian="13.5pt" style:font-size-complex="13.5pt"/>
    </style:style>
    <style:style style:name="T2242" style:parent-style-name="mtk9" style:family="text">
      <style:text-properties style:font-name="Consolas" style:font-name-asian="Liberation Mono" fo:color="#FF8973" fo:font-size="13.5pt" style:font-size-asian="13.5pt" style:font-size-complex="13.5pt"/>
    </style:style>
    <style:style style:name="T2243" style:parent-style-name="mtk1" style:family="text">
      <style:text-properties style:font-name="Consolas" fo:color="#FFFFFF" fo:font-size="13.5pt" style:font-size-asian="13.5pt" style:font-size-complex="13.5pt"/>
    </style:style>
    <style:style style:name="T2244" style:parent-style-name="mtk10" style:family="text">
      <style:text-properties style:font-name="Consolas" fo:color="#83FFF5" fo:font-size="13.5pt" style:font-size-asian="13.5pt" style:font-size-complex="13.5pt"/>
    </style:style>
    <style:style style:name="T2245" style:parent-style-name="mtk1" style:family="text">
      <style:text-properties style:font-name="Consolas" fo:color="#FFFFFF" fo:font-size="13.5pt" style:font-size-asian="13.5pt" style:font-size-complex="13.5pt"/>
    </style:style>
    <style:style style:name="T2246" style:parent-style-name="mtk9" style:family="text">
      <style:text-properties style:font-name="Consolas" style:font-name-asian="Liberation Mono" fo:color="#FF8973" fo:font-size="13.5pt" style:font-size-asian="13.5pt" style:font-size-complex="13.5pt"/>
    </style:style>
    <style:style style:name="T2247" style:parent-style-name="mtk1" style:family="text">
      <style:text-properties style:font-name="Consolas" fo:color="#FFFFFF" fo:font-size="13.5pt" style:font-size-asian="13.5pt" style:font-size-complex="13.5pt"/>
    </style:style>
    <style:style style:name="T2248" style:parent-style-name="Policepardéfaut" style:family="text">
      <style:text-properties style:font-name="Consolas" fo:color="#939598" fo:font-size="13.5pt" style:font-size-asian="13.5pt" style:font-size-complex="13.5pt"/>
    </style:style>
    <style:style style:name="T2249" style:parent-style-name="mtk1" style:family="text">
      <style:text-properties style:font-name="Consolas" fo:color="#FFFFFF" fo:font-size="13.5pt" style:font-size-asian="13.5pt" style:font-size-complex="13.5pt"/>
    </style:style>
    <style:style style:name="T2250" style:parent-style-name="Policepardéfaut" style:family="text">
      <style:text-properties style:font-name="Consolas" fo:color="#939598" fo:font-size="13.5pt" style:font-size-asian="13.5pt" style:font-size-complex="13.5pt"/>
    </style:style>
    <style:style style:name="T2251" style:parent-style-name="mtk1" style:family="text">
      <style:text-properties style:font-name="Consolas" fo:color="#FFFFFF" fo:font-size="13.5pt" style:font-size-asian="13.5pt" style:font-size-complex="13.5pt"/>
    </style:style>
    <style:style style:name="T2252" style:parent-style-name="Policepardéfaut" style:family="text">
      <style:text-properties style:font-name="Consolas" fo:color="#939598" fo:font-size="13.5pt" style:font-size-asian="13.5pt" style:font-size-complex="13.5pt"/>
    </style:style>
    <style:style style:name="P2253" style:parent-style-name="PréformatéHTML" style:family="paragraph">
      <style:paragraph-properties fo:background-color="#FFFFFF"/>
    </style:style>
    <style:style style:name="T2254" style:parent-style-name="gamut-18awgza-styledtext" style:family="text">
      <style:text-properties fo:color="#10162F" fo:font-size="13.5pt" style:font-size-asian="13.5pt" style:font-size-complex="13.5pt" fo:language="fr" fo:country="FR"/>
    </style:style>
    <style:style style:name="P2255" style:parent-style-name="g-md-p" style:family="paragraph">
      <style:paragraph-properties fo:margin-top="0in" fo:background-color="#FFFFFF"/>
    </style:style>
    <style:style style:name="T2256" style:parent-style-name="Policepardéfaut" style:family="text">
      <style:text-properties style:font-name="Segoe UI" style:font-name-complex="Segoe UI" fo:color="#10162F" fo:font-size="13.5pt" style:font-size-asian="13.5pt" style:font-size-complex="13.5pt" fo:language="fr" fo:country="FR"/>
    </style:style>
    <style:style style:name="T2257" style:parent-style-name="Policepardéfaut" style:family="text">
      <style:text-properties style:font-name="Segoe UI" style:font-name-complex="Segoe UI" fo:color="#10162F" fo:font-size="13.5pt" style:font-size-asian="13.5pt" style:font-size-complex="13.5pt" fo:language="fr" fo:country="FR"/>
    </style:style>
    <style:style style:name="T2258" style:parent-style-name="CodeHTML" style:family="text">
      <style:text-properties style:font-name="Consolas" fo:color="#0A0D1C" fo:font-size="11pt" style:font-size-asian="11pt" style:font-size-complex="11pt" fo:background-color="#EEEEEE" fo:language="fr" fo:country="FR"/>
    </style:style>
    <style:style style:name="T2259" style:parent-style-name="Policepardéfaut" style:family="text">
      <style:text-properties style:font-name="Segoe UI" style:font-name-complex="Segoe UI" fo:color="#10162F" fo:font-size="13.5pt" style:font-size-asian="13.5pt" style:font-size-complex="13.5pt" fo:language="fr" fo:country="FR"/>
    </style:style>
    <style:style style:name="P2260" style:parent-style-name="Normal" style:family="paragraph">
      <style:paragraph-properties style:vertical-align="auto" fo:margin-top="0.0694in" fo:margin-bottom="0.0694in" fo:background-color="#FFFFFF"/>
      <style:text-properties fo:hyphenate="true"/>
    </style:style>
    <style:style style:name="T2261" style:parent-style-name="Policepardéfaut" style:family="text">
      <style:text-properties style:font-name="Segoe UI" style:font-name-complex="Segoe UI" fo:color="#10162F" fo:font-size="13.5pt" style:font-size-asian="13.5pt" style:font-size-complex="13.5pt"/>
    </style:style>
    <style:style style:name="T2262" style:parent-style-name="CodeHTML" style:family="text">
      <style:text-properties style:font-name="Consolas" style:font-name-asian="Songti SC" fo:color="#0A0D1C" fo:font-size="11pt" style:font-size-asian="11pt" style:font-size-complex="11pt" fo:background-color="#EEEEEE"/>
    </style:style>
    <style:style style:name="T2263" style:parent-style-name="Policepardéfaut" style:family="text">
      <style:text-properties style:font-name="Segoe UI" style:font-name-complex="Segoe UI" fo:color="#10162F" fo:font-size="13.5pt" style:font-size-asian="13.5pt" style:font-size-complex="13.5pt"/>
    </style:style>
    <style:style style:name="T2264" style:parent-style-name="CodeHTML" style:family="text">
      <style:text-properties style:font-name="Consolas" style:font-name-asian="Songti SC" fo:color="#0A0D1C" fo:font-size="11pt" style:font-size-asian="11pt" style:font-size-complex="11pt" fo:background-color="#EEEEEE"/>
    </style:style>
    <style:style style:name="T2265" style:parent-style-name="Policepardéfaut" style:family="text">
      <style:text-properties style:font-name="Segoe UI" style:font-name-complex="Segoe UI" fo:color="#10162F" fo:font-size="13.5pt" style:font-size-asian="13.5pt" style:font-size-complex="13.5pt"/>
    </style:style>
    <style:style style:name="P2266" style:parent-style-name="Normal" style:family="paragraph">
      <style:paragraph-properties style:vertical-align="auto" fo:margin-top="0.0694in" fo:margin-bottom="0.0694in" fo:background-color="#FFFFFF"/>
      <style:text-properties fo:hyphenate="true"/>
    </style:style>
    <style:style style:name="T2267" style:parent-style-name="Policepardéfaut" style:family="text">
      <style:text-properties style:font-name="Segoe UI" style:font-name-complex="Segoe UI" fo:color="#10162F" fo:font-size="13.5pt" style:font-size-asian="13.5pt" style:font-size-complex="13.5pt"/>
    </style:style>
    <style:style style:name="T2268" style:parent-style-name="CodeHTML" style:family="text">
      <style:text-properties style:font-name="Consolas" style:font-name-asian="Songti SC" fo:color="#0A0D1C" fo:font-size="11pt" style:font-size-asian="11pt" style:font-size-complex="11pt" fo:background-color="#EEEEEE"/>
    </style:style>
    <style:style style:name="T2269" style:parent-style-name="Policepardéfaut" style:family="text">
      <style:text-properties style:font-name="Segoe UI" style:font-name-complex="Segoe UI" fo:color="#10162F" fo:font-size="13.5pt" style:font-size-asian="13.5pt" style:font-size-complex="13.5pt"/>
    </style:style>
    <style:style style:name="T2270" style:parent-style-name="Policepardéfaut" style:family="text">
      <style:text-properties style:font-name="Segoe UI" style:font-name-complex="Segoe UI" fo:color="#10162F" fo:font-size="13.5pt" style:font-size-asian="13.5pt" style:font-size-complex="13.5pt"/>
    </style:style>
    <style:style style:name="T2271" style:parent-style-name="CodeHTML" style:family="text">
      <style:text-properties style:font-name="Consolas" style:font-name-asian="Songti SC" fo:color="#0A0D1C" fo:font-size="11pt" style:font-size-asian="11pt" style:font-size-complex="11pt" fo:background-color="#EEEEEE"/>
    </style:style>
    <style:style style:name="T2272" style:parent-style-name="Policepardéfaut" style:family="text">
      <style:text-properties style:font-name="Segoe UI" style:font-name-complex="Segoe UI" fo:color="#10162F" fo:font-size="13.5pt" style:font-size-asian="13.5pt" style:font-size-complex="13.5pt"/>
    </style:style>
    <style:style style:name="P2273" style:parent-style-name="Normal" style:family="paragraph">
      <style:paragraph-properties style:vertical-align="auto" fo:margin-top="0.0694in" fo:margin-bottom="0.0694in" fo:background-color="#FFFFFF"/>
      <style:text-properties fo:hyphenate="true"/>
    </style:style>
    <style:style style:name="T2274" style:parent-style-name="Policepardéfaut" style:family="text">
      <style:text-properties style:font-name="Segoe UI" style:font-name-complex="Segoe UI" fo:color="#10162F" fo:font-size="13.5pt" style:font-size-asian="13.5pt" style:font-size-complex="13.5pt"/>
    </style:style>
    <style:style style:name="T2275" style:parent-style-name="CodeHTML" style:family="text">
      <style:text-properties style:font-name="Consolas" style:font-name-asian="Songti SC" fo:color="#0A0D1C" fo:font-size="11pt" style:font-size-asian="11pt" style:font-size-complex="11pt" fo:background-color="#EEEEEE"/>
    </style:style>
    <style:style style:name="T2276" style:parent-style-name="Policepardéfaut" style:family="text">
      <style:text-properties style:font-name="Segoe UI" style:font-name-complex="Segoe UI" fo:color="#10162F" fo:font-size="13.5pt" style:font-size-asian="13.5pt" style:font-size-complex="13.5pt"/>
    </style:style>
    <style:style style:name="T2277" style:parent-style-name="CodeHTML" style:family="text">
      <style:text-properties style:font-name="Consolas" style:font-name-asian="Songti SC" fo:color="#0A0D1C" fo:font-size="11pt" style:font-size-asian="11pt" style:font-size-complex="11pt" fo:background-color="#EEEEEE"/>
    </style:style>
    <style:style style:name="T2278" style:parent-style-name="Policepardéfaut" style:family="text">
      <style:text-properties style:font-name="Segoe UI" style:font-name-complex="Segoe UI" fo:color="#10162F" fo:font-size="13.5pt" style:font-size-asian="13.5pt" style:font-size-complex="13.5pt"/>
    </style:style>
    <style:style style:name="T2279" style:parent-style-name="CodeHTML" style:family="text">
      <style:text-properties style:font-name="Consolas" style:font-name-asian="Songti SC" fo:color="#0A0D1C" fo:font-size="11pt" style:font-size-asian="11pt" style:font-size-complex="11pt" fo:background-color="#EEEEEE"/>
    </style:style>
    <style:style style:name="T2280" style:parent-style-name="Policepardéfaut" style:family="text">
      <style:text-properties style:font-name="Segoe UI" style:font-name-complex="Segoe UI" fo:color="#10162F" fo:font-size="13.5pt" style:font-size-asian="13.5pt" style:font-size-complex="13.5pt"/>
    </style:style>
    <style:style style:name="P2281" style:parent-style-name="Normal" style:family="paragraph">
      <style:paragraph-properties style:vertical-align="auto" fo:margin-top="0.0694in" fo:margin-bottom="0.0694in" fo:background-color="#FFFFFF"/>
      <style:text-properties fo:hyphenate="true"/>
    </style:style>
    <style:style style:name="T2282" style:parent-style-name="Policepardéfaut" style:family="text">
      <style:text-properties style:font-name="Segoe UI" style:font-name-complex="Segoe UI" fo:color="#10162F" fo:font-size="13.5pt" style:font-size-asian="13.5pt" style:font-size-complex="13.5pt"/>
    </style:style>
    <style:style style:name="T2283" style:parent-style-name="CodeHTML" style:family="text">
      <style:text-properties style:font-name="Consolas" style:font-name-asian="Songti SC" fo:color="#0A0D1C" fo:font-size="11pt" style:font-size-asian="11pt" style:font-size-complex="11pt" fo:background-color="#EEEEEE"/>
    </style:style>
    <style:style style:name="T2284" style:parent-style-name="Policepardéfaut" style:family="text">
      <style:text-properties style:font-name="Segoe UI" style:font-name-complex="Segoe UI" fo:color="#10162F" fo:font-size="13.5pt" style:font-size-asian="13.5pt" style:font-size-complex="13.5pt"/>
    </style:style>
    <style:style style:name="T2285" style:parent-style-name="Policepardéfaut" style:family="text">
      <style:text-properties style:font-name="Segoe UI" style:font-name-complex="Segoe UI" fo:color="#10162F" fo:font-size="13.5pt" style:font-size-asian="13.5pt" style:font-size-complex="13.5pt"/>
    </style:style>
    <style:style style:name="P2286" style:parent-style-name="g-md-p" style:family="paragraph">
      <style:paragraph-properties fo:margin-top="0in" fo:background-color="#FFFFFF"/>
    </style:style>
    <style:style style:name="T2287" style:parent-style-name="Policepardéfaut" style:family="text">
      <style:text-properties style:font-name="Segoe UI" style:font-name-complex="Segoe UI" fo:color="#10162F" fo:font-size="13.5pt" style:font-size-asian="13.5pt" style:font-size-complex="13.5pt" fo:language="fr" fo:country="FR"/>
    </style:style>
    <style:style style:name="T2288" style:parent-style-name="CodeHTML" style:family="text">
      <style:text-properties style:font-name="Consolas" fo:color="#0A0D1C" fo:font-size="11pt" style:font-size-asian="11pt" style:font-size-complex="11pt" fo:background-color="#EEEEEE" fo:language="fr" fo:country="FR"/>
    </style:style>
    <style:style style:name="T2289" style:parent-style-name="Policepardéfaut" style:family="text">
      <style:text-properties style:font-name="Segoe UI" style:font-name-complex="Segoe UI" fo:color="#10162F" fo:font-size="13.5pt" style:font-size-asian="13.5pt" style:font-size-complex="13.5pt" fo:language="fr" fo:country="FR"/>
    </style:style>
    <style:style style:name="P2290" style:parent-style-name="PréformatéHTML" style:family="paragraph">
      <style:paragraph-properties fo:background-color="#211E2F"/>
    </style:style>
    <style:style style:name="T2291" style:parent-style-name="mtk12" style:family="text">
      <style:text-properties style:font-name="Consolas" fo:color="#B3CCFF" fo:font-size="13.5pt" style:font-size-asian="13.5pt" style:font-size-complex="13.5pt"/>
    </style:style>
    <style:style style:name="T2292" style:parent-style-name="mtk1" style:family="text">
      <style:text-properties style:font-name="Consolas" fo:color="#FFFFFF" fo:font-size="13.5pt" style:font-size-asian="13.5pt" style:font-size-complex="13.5pt"/>
    </style:style>
    <style:style style:name="T2293" style:parent-style-name="mtk12" style:family="text">
      <style:text-properties style:font-name="Consolas" fo:color="#B3CCFF" fo:font-size="13.5pt" style:font-size-asian="13.5pt" style:font-size-complex="13.5pt"/>
    </style:style>
    <style:style style:name="T2294" style:parent-style-name="mtk1" style:family="text">
      <style:text-properties style:font-name="Consolas" fo:color="#FFFFFF" fo:font-size="13.5pt" style:font-size-asian="13.5pt" style:font-size-complex="13.5pt"/>
    </style:style>
    <style:style style:name="T2295" style:parent-style-name="Policepardéfaut" style:family="text">
      <style:text-properties style:font-name="Consolas" fo:color="#939598" fo:font-size="13.5pt" style:font-size-asian="13.5pt" style:font-size-complex="13.5pt"/>
    </style:style>
    <style:style style:name="T2296" style:parent-style-name="mtk1" style:family="text">
      <style:text-properties style:font-name="Consolas" fo:color="#FFFFFF" fo:font-size="13.5pt" style:font-size-asian="13.5pt" style:font-size-complex="13.5pt"/>
    </style:style>
    <style:style style:name="T2297" style:parent-style-name="mtk12" style:family="text">
      <style:text-properties style:font-name="Consolas" fo:color="#B3CCFF" fo:font-size="13.5pt" style:font-size-asian="13.5pt" style:font-size-complex="13.5pt"/>
    </style:style>
    <style:style style:name="T2298" style:parent-style-name="mtk1" style:family="text">
      <style:text-properties style:font-name="Consolas" fo:color="#FFFFFF" fo:font-size="13.5pt" style:font-size-asian="13.5pt" style:font-size-complex="13.5pt"/>
    </style:style>
    <style:style style:name="T2299" style:parent-style-name="mtk12" style:family="text">
      <style:text-properties style:font-name="Consolas" fo:color="#B3CCFF" fo:font-size="13.5pt" style:font-size-asian="13.5pt" style:font-size-complex="13.5pt"/>
    </style:style>
    <style:style style:name="T2300" style:parent-style-name="mtk1" style:family="text">
      <style:text-properties style:font-name="Consolas" fo:color="#FFFFFF" fo:font-size="13.5pt" style:font-size-asian="13.5pt" style:font-size-complex="13.5pt"/>
    </style:style>
    <style:style style:name="T2301" style:parent-style-name="mtk9" style:family="text">
      <style:text-properties style:font-name="Consolas" style:font-name-asian="Liberation Mono" fo:color="#FF8973" fo:font-size="13.5pt" style:font-size-asian="13.5pt" style:font-size-complex="13.5pt"/>
    </style:style>
    <style:style style:name="T2302" style:parent-style-name="mtk1" style:family="text">
      <style:text-properties style:font-name="Consolas" fo:color="#FFFFFF" fo:font-size="13.5pt" style:font-size-asian="13.5pt" style:font-size-complex="13.5pt"/>
    </style:style>
    <style:style style:name="T2303" style:parent-style-name="Policepardéfaut" style:family="text">
      <style:text-properties style:font-name="Consolas" fo:color="#939598" fo:font-size="13.5pt" style:font-size-asian="13.5pt" style:font-size-complex="13.5pt"/>
    </style:style>
    <style:style style:name="T2304" style:parent-style-name="mtk1" style:family="text">
      <style:text-properties style:font-name="Consolas" fo:color="#FFFFFF" fo:font-size="13.5pt" style:font-size-asian="13.5pt" style:font-size-complex="13.5pt"/>
    </style:style>
    <style:style style:name="T2305" style:parent-style-name="mtk9" style:family="text">
      <style:text-properties style:font-name="Consolas" style:font-name-asian="Liberation Mono" fo:color="#FF8973" fo:font-size="13.5pt" style:font-size-asian="13.5pt" style:font-size-complex="13.5pt"/>
    </style:style>
    <style:style style:name="T2306" style:parent-style-name="mtk1" style:family="text">
      <style:text-properties style:font-name="Consolas" fo:color="#FFFFFF" fo:font-size="13.5pt" style:font-size-asian="13.5pt" style:font-size-complex="13.5pt"/>
    </style:style>
    <style:style style:name="T2307" style:parent-style-name="mtk10" style:family="text">
      <style:text-properties style:font-name="Consolas" fo:color="#83FFF5" fo:font-size="13.5pt" style:font-size-asian="13.5pt" style:font-size-complex="13.5pt"/>
    </style:style>
    <style:style style:name="T2308" style:parent-style-name="mtk1" style:family="text">
      <style:text-properties style:font-name="Consolas" fo:color="#FFFFFF" fo:font-size="13.5pt" style:font-size-asian="13.5pt" style:font-size-complex="13.5pt"/>
    </style:style>
    <style:style style:name="T2309" style:parent-style-name="mtk9" style:family="text">
      <style:text-properties style:font-name="Consolas" style:font-name-asian="Liberation Mono" fo:color="#FF8973" fo:font-size="13.5pt" style:font-size-asian="13.5pt" style:font-size-complex="13.5pt"/>
    </style:style>
    <style:style style:name="T2310" style:parent-style-name="mtk1" style:family="text">
      <style:text-properties style:font-name="Consolas" fo:color="#FFFFFF" fo:font-size="13.5pt" style:font-size-asian="13.5pt" style:font-size-complex="13.5pt"/>
    </style:style>
    <style:style style:name="T2311" style:parent-style-name="Policepardéfaut" style:family="text">
      <style:text-properties style:font-name="Consolas" fo:color="#939598" fo:font-size="13.5pt" style:font-size-asian="13.5pt" style:font-size-complex="13.5pt"/>
    </style:style>
    <style:style style:name="T2312" style:parent-style-name="mtk1" style:family="text">
      <style:text-properties style:font-name="Consolas" fo:color="#FFFFFF" fo:font-size="13.5pt" style:font-size-asian="13.5pt" style:font-size-complex="13.5pt"/>
    </style:style>
    <style:style style:name="T2313" style:parent-style-name="mtk12" style:family="text">
      <style:text-properties style:font-name="Consolas" fo:color="#B3CCFF" fo:font-size="13.5pt" style:font-size-asian="13.5pt" style:font-size-complex="13.5pt"/>
    </style:style>
    <style:style style:name="T2314" style:parent-style-name="mtk1" style:family="text">
      <style:text-properties style:font-name="Consolas" fo:color="#FFFFFF" fo:font-size="13.5pt" style:font-size-asian="13.5pt" style:font-size-complex="13.5pt"/>
    </style:style>
    <style:style style:name="T2315" style:parent-style-name="mtk12" style:family="text">
      <style:text-properties style:font-name="Consolas" fo:color="#B3CCFF" fo:font-size="13.5pt" style:font-size-asian="13.5pt" style:font-size-complex="13.5pt"/>
    </style:style>
    <style:style style:name="T2316" style:parent-style-name="mtk1" style:family="text">
      <style:text-properties style:font-name="Consolas" fo:color="#FFFFFF" fo:font-size="13.5pt" style:font-size-asian="13.5pt" style:font-size-complex="13.5pt"/>
    </style:style>
    <style:style style:name="T2317" style:parent-style-name="mtk9" style:family="text">
      <style:text-properties style:font-name="Consolas" style:font-name-asian="Liberation Mono" fo:color="#FF8973" fo:font-size="13.5pt" style:font-size-asian="13.5pt" style:font-size-complex="13.5pt"/>
    </style:style>
    <style:style style:name="T2318" style:parent-style-name="mtk9" style:family="text">
      <style:text-properties style:font-name="Consolas" style:font-name-asian="Liberation Mono" fo:color="#FF8973" fo:font-size="13.5pt" style:font-size-asian="13.5pt" style:font-size-complex="13.5pt"/>
    </style:style>
    <style:style style:name="T2319" style:parent-style-name="mtk1" style:family="text">
      <style:text-properties style:font-name="Consolas" fo:color="#FFFFFF" fo:font-size="13.5pt" style:font-size-asian="13.5pt" style:font-size-complex="13.5pt"/>
    </style:style>
    <style:style style:name="T2320" style:parent-style-name="mtk9" style:family="text">
      <style:text-properties style:font-name="Consolas" style:font-name-asian="Liberation Mono" fo:color="#FF8973" fo:font-size="13.5pt" style:font-size-asian="13.5pt" style:font-size-complex="13.5pt"/>
    </style:style>
    <style:style style:name="T2321" style:parent-style-name="mtk1" style:family="text">
      <style:text-properties style:font-name="Consolas" fo:color="#FFFFFF" fo:font-size="13.5pt" style:font-size-asian="13.5pt" style:font-size-complex="13.5pt"/>
    </style:style>
    <style:style style:name="T2322" style:parent-style-name="Policepardéfaut" style:family="text">
      <style:text-properties style:font-name="Consolas" fo:color="#939598" fo:font-size="13.5pt" style:font-size-asian="13.5pt" style:font-size-complex="13.5pt"/>
    </style:style>
    <style:style style:name="T2323" style:parent-style-name="mtk1" style:family="text">
      <style:text-properties style:font-name="Consolas" fo:color="#FFFFFF" fo:font-size="13.5pt" style:font-size-asian="13.5pt" style:font-size-complex="13.5pt"/>
    </style:style>
    <style:style style:name="T2324" style:parent-style-name="mtk9" style:family="text">
      <style:text-properties style:font-name="Consolas" style:font-name-asian="Liberation Mono" fo:color="#FF8973" fo:font-size="13.5pt" style:font-size-asian="13.5pt" style:font-size-complex="13.5pt"/>
    </style:style>
    <style:style style:name="T2325" style:parent-style-name="mtk1" style:family="text">
      <style:text-properties style:font-name="Consolas" fo:color="#FFFFFF" fo:font-size="13.5pt" style:font-size-asian="13.5pt" style:font-size-complex="13.5pt"/>
    </style:style>
    <style:style style:name="T2326" style:parent-style-name="mtk10" style:family="text">
      <style:text-properties style:font-name="Consolas" fo:color="#83FFF5" fo:font-size="13.5pt" style:font-size-asian="13.5pt" style:font-size-complex="13.5pt"/>
    </style:style>
    <style:style style:name="T2327" style:parent-style-name="mtk1" style:family="text">
      <style:text-properties style:font-name="Consolas" fo:color="#FFFFFF" fo:font-size="13.5pt" style:font-size-asian="13.5pt" style:font-size-complex="13.5pt"/>
    </style:style>
    <style:style style:name="T2328" style:parent-style-name="mtk9" style:family="text">
      <style:text-properties style:font-name="Consolas" style:font-name-asian="Liberation Mono" fo:color="#FF8973" fo:font-size="13.5pt" style:font-size-asian="13.5pt" style:font-size-complex="13.5pt"/>
    </style:style>
    <style:style style:name="T2329" style:parent-style-name="mtk1" style:family="text">
      <style:text-properties style:font-name="Consolas" fo:color="#FFFFFF" fo:font-size="13.5pt" style:font-size-asian="13.5pt" style:font-size-complex="13.5pt"/>
    </style:style>
    <style:style style:name="T2330" style:parent-style-name="Policepardéfaut" style:family="text">
      <style:text-properties style:font-name="Consolas" fo:color="#939598" fo:font-size="13.5pt" style:font-size-asian="13.5pt" style:font-size-complex="13.5pt"/>
    </style:style>
    <style:style style:name="T2331" style:parent-style-name="mtk1" style:family="text">
      <style:text-properties style:font-name="Consolas" fo:color="#FFFFFF" fo:font-size="13.5pt" style:font-size-asian="13.5pt" style:font-size-complex="13.5pt"/>
    </style:style>
    <style:style style:name="T2332" style:parent-style-name="Policepardéfaut" style:family="text">
      <style:text-properties style:font-name="Consolas" fo:color="#939598" fo:font-size="13.5pt" style:font-size-asian="13.5pt" style:font-size-complex="13.5pt"/>
    </style:style>
    <style:style style:name="P2333" style:parent-style-name="PréformatéHTML" style:family="paragraph">
      <style:paragraph-properties fo:background-color="#FFFFFF"/>
    </style:style>
    <style:style style:name="T2334" style:parent-style-name="gamut-18awgza-styledtext" style:family="text">
      <style:text-properties fo:color="#10162F" fo:font-size="13.5pt" style:font-size-asian="13.5pt" style:font-size-complex="13.5pt" fo:language="fr" fo:country="FR"/>
    </style:style>
    <style:style style:name="P2335" style:parent-style-name="g-md-p" style:family="paragraph">
      <style:paragraph-properties fo:margin-top="0in" fo:background-color="#FFFFFF"/>
    </style:style>
    <style:style style:name="T2336" style:parent-style-name="Policepardéfaut" style:family="text">
      <style:text-properties style:font-name="Segoe UI" style:font-name-complex="Segoe UI" fo:color="#10162F" fo:font-size="13.5pt" style:font-size-asian="13.5pt" style:font-size-complex="13.5pt" fo:language="fr" fo:country="FR"/>
    </style:style>
    <style:style style:name="T2337" style:parent-style-name="CodeHTML" style:family="text">
      <style:text-properties style:font-name="Consolas" fo:color="#0A0D1C" fo:font-size="11pt" style:font-size-asian="11pt" style:font-size-complex="11pt" fo:background-color="#EEEEEE" fo:language="fr" fo:country="FR"/>
    </style:style>
    <style:style style:name="T2338" style:parent-style-name="Policepardéfaut" style:family="text">
      <style:text-properties style:font-name="Segoe UI" style:font-name-complex="Segoe UI" fo:color="#10162F" fo:font-size="13.5pt" style:font-size-asian="13.5pt" style:font-size-complex="13.5pt" fo:language="fr" fo:country="FR"/>
    </style:style>
    <style:style style:name="P2339" style:parent-style-name="Normal" style:family="paragraph">
      <style:paragraph-properties style:vertical-align="auto" fo:margin-top="0.0694in" fo:margin-bottom="0.0694in" fo:background-color="#FFFFFF"/>
      <style:text-properties fo:hyphenate="true"/>
    </style:style>
    <style:style style:name="T2340" style:parent-style-name="Policepardéfaut" style:family="text">
      <style:text-properties style:font-name="Segoe UI" style:font-name-complex="Segoe UI" fo:color="#10162F" fo:font-size="13.5pt" style:font-size-asian="13.5pt" style:font-size-complex="13.5pt"/>
    </style:style>
    <style:style style:name="T2341" style:parent-style-name="CodeHTML" style:family="text">
      <style:text-properties style:font-name="Consolas" style:font-name-asian="Songti SC" fo:color="#0A0D1C" fo:font-size="11pt" style:font-size-asian="11pt" style:font-size-complex="11pt" fo:background-color="#EEEEEE"/>
    </style:style>
    <style:style style:name="T2342" style:parent-style-name="Policepardéfaut" style:family="text">
      <style:text-properties style:font-name="Segoe UI" style:font-name-complex="Segoe UI" fo:color="#10162F" fo:font-size="13.5pt" style:font-size-asian="13.5pt" style:font-size-complex="13.5pt"/>
    </style:style>
    <style:style style:name="P2343" style:parent-style-name="Normal" style:family="paragraph">
      <style:paragraph-properties style:vertical-align="auto" fo:margin-top="0.0694in" fo:margin-bottom="0.0694in" fo:background-color="#FFFFFF"/>
      <style:text-properties fo:hyphenate="true"/>
    </style:style>
    <style:style style:name="T2344" style:parent-style-name="Policepardéfaut" style:family="text">
      <style:text-properties style:font-name="Segoe UI" style:font-name-complex="Segoe UI" fo:color="#10162F" fo:font-size="13.5pt" style:font-size-asian="13.5pt" style:font-size-complex="13.5pt"/>
    </style:style>
    <style:style style:name="T2345" style:parent-style-name="CodeHTML" style:family="text">
      <style:text-properties style:font-name="Consolas" style:font-name-asian="Songti SC" fo:color="#0A0D1C" fo:font-size="11pt" style:font-size-asian="11pt" style:font-size-complex="11pt" fo:background-color="#EEEEEE"/>
    </style:style>
    <style:style style:name="T2346" style:parent-style-name="Policepardéfaut" style:family="text">
      <style:text-properties style:font-name="Segoe UI" style:font-name-complex="Segoe UI" fo:color="#10162F" fo:font-size="13.5pt" style:font-size-asian="13.5pt" style:font-size-complex="13.5pt"/>
    </style:style>
    <style:style style:name="T2347" style:parent-style-name="Policepardéfaut" style:family="text">
      <style:text-properties style:font-name="Segoe UI" style:font-name-complex="Segoe UI" fo:color="#10162F" fo:font-size="13.5pt" style:font-size-asian="13.5pt" style:font-size-complex="13.5pt"/>
    </style:style>
    <style:style style:name="T2348" style:parent-style-name="CodeHTML" style:family="text">
      <style:text-properties style:font-name="Consolas" style:font-name-asian="Songti SC" fo:color="#0A0D1C" fo:font-size="11pt" style:font-size-asian="11pt" style:font-size-complex="11pt" fo:background-color="#EEEEEE"/>
    </style:style>
    <style:style style:name="T2349" style:parent-style-name="Policepardéfaut" style:family="text">
      <style:text-properties style:font-name="Segoe UI" style:font-name-complex="Segoe UI" fo:color="#10162F" fo:font-size="13.5pt" style:font-size-asian="13.5pt" style:font-size-complex="13.5pt"/>
    </style:style>
    <style:style style:name="T2350" style:parent-style-name="CodeHTML" style:family="text">
      <style:text-properties style:font-name="Consolas" style:font-name-asian="Songti SC" fo:color="#0A0D1C" fo:font-size="11pt" style:font-size-asian="11pt" style:font-size-complex="11pt" fo:background-color="#EEEEEE"/>
    </style:style>
    <style:style style:name="T2351" style:parent-style-name="Policepardéfaut" style:family="text">
      <style:text-properties style:font-name="Segoe UI" style:font-name-complex="Segoe UI" fo:color="#10162F" fo:font-size="13.5pt" style:font-size-asian="13.5pt" style:font-size-complex="13.5pt"/>
    </style:style>
    <style:style style:name="P2352" style:parent-style-name="Normal" style:family="paragraph">
      <style:paragraph-properties style:vertical-align="auto" fo:margin-top="0.0694in" fo:margin-bottom="0.0694in" fo:background-color="#FFFFFF"/>
      <style:text-properties fo:hyphenate="true"/>
    </style:style>
    <style:style style:name="T2353" style:parent-style-name="Policepardéfaut" style:family="text">
      <style:text-properties style:font-name="Segoe UI" style:font-name-complex="Segoe UI" fo:color="#10162F" fo:font-size="13.5pt" style:font-size-asian="13.5pt" style:font-size-complex="13.5pt"/>
    </style:style>
    <style:style style:name="T2354" style:parent-style-name="CodeHTML" style:family="text">
      <style:text-properties style:font-name="Consolas" style:font-name-asian="Songti SC" fo:color="#0A0D1C" fo:font-size="11pt" style:font-size-asian="11pt" style:font-size-complex="11pt" fo:background-color="#EEEEEE"/>
    </style:style>
    <style:style style:name="T2355" style:parent-style-name="Policepardéfaut" style:family="text">
      <style:text-properties style:font-name="Segoe UI" style:font-name-complex="Segoe UI" fo:color="#10162F" fo:font-size="13.5pt" style:font-size-asian="13.5pt" style:font-size-complex="13.5pt"/>
    </style:style>
    <style:style style:name="P2356" style:parent-style-name="Normal" style:family="paragraph">
      <style:paragraph-properties style:vertical-align="auto" fo:margin-top="0.0694in" fo:margin-bottom="0.0694in" fo:background-color="#FFFFFF"/>
      <style:text-properties fo:hyphenate="true"/>
    </style:style>
    <style:style style:name="T2357" style:parent-style-name="Policepardéfaut" style:family="text">
      <style:text-properties style:font-name="Segoe UI" style:font-name-complex="Segoe UI" fo:color="#10162F" fo:font-size="13.5pt" style:font-size-asian="13.5pt" style:font-size-complex="13.5pt"/>
    </style:style>
    <style:style style:name="T2358" style:parent-style-name="CodeHTML" style:family="text">
      <style:text-properties style:font-name="Consolas" style:font-name-asian="Songti SC" fo:color="#0A0D1C" fo:font-size="11pt" style:font-size-asian="11pt" style:font-size-complex="11pt" fo:background-color="#EEEEEE"/>
    </style:style>
    <style:style style:name="T2359" style:parent-style-name="Policepardéfaut" style:family="text">
      <style:text-properties style:font-name="Segoe UI" style:font-name-complex="Segoe UI" fo:color="#10162F" fo:font-size="13.5pt" style:font-size-asian="13.5pt" style:font-size-complex="13.5pt"/>
    </style:style>
    <style:style style:name="T2360" style:parent-style-name="CodeHTML" style:family="text">
      <style:text-properties style:font-name="Consolas" style:font-name-asian="Songti SC" fo:color="#0A0D1C" fo:font-size="11pt" style:font-size-asian="11pt" style:font-size-complex="11pt" fo:background-color="#EEEEEE"/>
    </style:style>
    <style:style style:name="T2361" style:parent-style-name="CodeHTML" style:family="text">
      <style:text-properties style:font-name="Consolas" style:font-name-asian="Songti SC" fo:color="#0A0D1C" fo:font-size="11pt" style:font-size-asian="11pt" style:font-size-complex="11pt" fo:background-color="#EEEEEE"/>
    </style:style>
    <style:style style:name="T2362" style:parent-style-name="Policepardéfaut" style:family="text">
      <style:text-properties style:font-name="Segoe UI" style:font-name-complex="Segoe UI" fo:color="#10162F" fo:font-size="13.5pt" style:font-size-asian="13.5pt" style:font-size-complex="13.5pt"/>
    </style:style>
    <style:style style:name="T2363" style:parent-style-name="CodeHTML" style:family="text">
      <style:text-properties style:font-name="Consolas" style:font-name-asian="Songti SC" fo:color="#0A0D1C" fo:font-size="11pt" style:font-size-asian="11pt" style:font-size-complex="11pt" fo:background-color="#EEEEEE"/>
    </style:style>
    <style:style style:name="T2364" style:parent-style-name="Policepardéfaut" style:family="text">
      <style:text-properties style:font-name="Segoe UI" style:font-name-complex="Segoe UI" fo:color="#10162F" fo:font-size="13.5pt" style:font-size-asian="13.5pt" style:font-size-complex="13.5pt"/>
    </style:style>
    <style:style style:name="P2365" style:parent-style-name="Normal" style:family="paragraph">
      <style:paragraph-properties style:vertical-align="auto" fo:margin-top="0.0694in" fo:margin-bottom="0.0694in" fo:background-color="#FFFFFF"/>
      <style:text-properties fo:hyphenate="true"/>
    </style:style>
    <style:style style:name="T2366" style:parent-style-name="Policepardéfaut" style:family="text">
      <style:text-properties style:font-name="Segoe UI" style:font-name-complex="Segoe UI" fo:color="#10162F" fo:font-size="13.5pt" style:font-size-asian="13.5pt" style:font-size-complex="13.5pt"/>
    </style:style>
    <style:style style:name="T2367" style:parent-style-name="CodeHTML" style:family="text">
      <style:text-properties style:font-name="Consolas" style:font-name-asian="Songti SC" fo:color="#0A0D1C" fo:font-size="11pt" style:font-size-asian="11pt" style:font-size-complex="11pt" fo:background-color="#EEEEEE"/>
    </style:style>
    <style:style style:name="T2368" style:parent-style-name="Policepardéfaut" style:family="text">
      <style:text-properties style:font-name="Segoe UI" style:font-name-complex="Segoe UI" fo:color="#10162F" fo:font-size="13.5pt" style:font-size-asian="13.5pt" style:font-size-complex="13.5pt"/>
    </style:style>
    <style:style style:name="P2369" style:parent-style-name="g-md-p" style:family="paragraph">
      <style:paragraph-properties fo:margin-top="0in" fo:margin-bottom="0in" fo:background-color="#FFFFFF"/>
    </style:style>
    <style:style style:name="T2370" style:parent-style-name="Policepardéfaut" style:family="text">
      <style:text-properties style:font-name="Segoe UI" style:font-name-complex="Segoe UI" fo:color="#10162F" fo:font-size="13.5pt" style:font-size-asian="13.5pt" style:font-size-complex="13.5pt" fo:language="fr" fo:country="FR"/>
    </style:style>
    <style:style style:name="T2371" style:parent-style-name="CodeHTML" style:family="text">
      <style:text-properties style:font-name="Consolas" fo:color="#0A0D1C" fo:font-size="11pt" style:font-size-asian="11pt" style:font-size-complex="11pt" fo:background-color="#EEEEEE" fo:language="fr" fo:country="FR"/>
    </style:style>
    <style:style style:name="T2372" style:parent-style-name="Policepardéfaut" style:family="text">
      <style:text-properties style:font-name="Segoe UI" style:font-name-complex="Segoe UI" fo:color="#10162F" fo:font-size="13.5pt" style:font-size-asian="13.5pt" style:font-size-complex="13.5pt" fo:language="fr" fo:country="FR"/>
    </style:style>
    <style:style style:name="T2373" style:parent-style-name="Policepardéfaut" style:family="text">
      <style:text-properties style:font-name="Segoe UI" style:font-name-complex="Segoe UI" fo:color="#10162F" fo:font-size="13.5pt" style:font-size-asian="13.5pt" style:font-size-complex="13.5pt" fo:language="fr" fo:country="FR"/>
    </style:style>
    <style:style style:name="T2374" style:parent-style-name="CodeHTML" style:family="text">
      <style:text-properties style:font-name="Consolas" fo:color="#0A0D1C" fo:font-size="11pt" style:font-size-asian="11pt" style:font-size-complex="11pt" fo:background-color="#EEEEEE" fo:language="fr" fo:country="FR"/>
    </style:style>
    <style:style style:name="T2375" style:parent-style-name="Policepardéfaut" style:family="text">
      <style:text-properties style:font-name="Segoe UI" style:font-name-complex="Segoe UI" fo:color="#10162F" fo:font-size="13.5pt" style:font-size-asian="13.5pt" style:font-size-complex="13.5pt" fo:language="fr" fo:country="FR"/>
    </style:style>
    <style:style style:name="T2376" style:parent-style-name="CodeHTML" style:family="text">
      <style:text-properties style:font-name="Consolas" fo:color="#0A0D1C" fo:font-size="11pt" style:font-size-asian="11pt" style:font-size-complex="11pt" fo:background-color="#EEEEEE" fo:language="fr" fo:country="FR"/>
    </style:style>
    <style:style style:name="T2377" style:parent-style-name="CodeHTML" style:family="text">
      <style:text-properties style:font-name="Consolas" fo:color="#0A0D1C" fo:font-size="11pt" style:font-size-asian="11pt" style:font-size-complex="11pt" fo:background-color="#EEEEEE" fo:language="fr" fo:country="FR"/>
    </style:style>
    <style:style style:name="T2378" style:parent-style-name="Policepardéfaut" style:family="text">
      <style:text-properties style:font-name="Segoe UI" style:font-name-complex="Segoe UI" fo:color="#10162F" fo:font-size="13.5pt" style:font-size-asian="13.5pt" style:font-size-complex="13.5pt" fo:language="fr" fo:country="FR"/>
    </style:style>
    <style:style style:name="T2379" style:parent-style-name="CodeHTML" style:family="text">
      <style:text-properties style:font-name="Consolas" fo:color="#0A0D1C" fo:font-size="11pt" style:font-size-asian="11pt" style:font-size-complex="11pt" fo:background-color="#EEEEEE" fo:language="fr" fo:country="FR"/>
    </style:style>
    <style:style style:name="T2380" style:parent-style-name="Policepardéfaut" style:family="text">
      <style:text-properties style:font-name="Segoe UI" style:font-name-complex="Segoe UI" fo:color="#10162F" fo:font-size="13.5pt" style:font-size-asian="13.5pt" style:font-size-complex="13.5pt" fo:language="fr" fo:country="FR"/>
    </style:style>
    <style:style style:name="T2381" style:parent-style-name="CodeHTML" style:family="text">
      <style:text-properties style:font-name="Consolas" fo:color="#0A0D1C" fo:font-size="11pt" style:font-size-asian="11pt" style:font-size-complex="11pt" fo:background-color="#EEEEEE" fo:language="fr" fo:country="FR"/>
    </style:style>
    <style:style style:name="T2382" style:parent-style-name="Policepardéfaut" style:family="text">
      <style:text-properties style:font-name="Segoe UI" style:font-name-complex="Segoe UI" fo:color="#10162F" fo:font-size="13.5pt" style:font-size-asian="13.5pt" style:font-size-complex="13.5pt" fo:language="fr" fo:country="FR"/>
    </style:style>
    <style:style style:name="P2383"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2384" style:parent-style-name="Titre3" style:family="paragraph">
      <style:paragraph-properties fo:background-color="#FFFFFF"/>
      <style:text-properties style:font-name="Segoe UI" style:font-name-complex="Segoe UI" fo:color="#0A0D1C"/>
    </style:style>
    <style:style style:name="P2385" style:parent-style-name="Normal" style:family="paragraph">
      <style:paragraph-properties fo:background-color="#FFFFFF"/>
    </style:style>
    <style:style style:name="T2386" style:parent-style-name="gamut-uidoxx-styledtext" style:family="text">
      <style:text-properties style:font-name="Segoe UI" style:font-name-complex="Segoe UI" fo:color="#10162F" fo:font-size="13.5pt" style:font-size-asian="13.5pt" style:font-size-complex="13.5pt"/>
    </style:style>
    <style:style style:name="P2387"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FR"/>
    </style:style>
    <style:style style:name="P2388" style:parent-style-name="Normal" style:family="paragraph">
      <style:paragraph-properties fo:background-color="#FFFFFF"/>
    </style:style>
    <style:style style:name="T2389" style:parent-style-name="CodeHTML" style:family="text">
      <style:text-properties style:font-name="Consolas" style:font-name-asian="Songti SC" fo:color="#0A0D1C" fo:font-size="11pt" style:font-size-asian="11pt" style:font-size-complex="11pt" fo:background-color="#EEEEEE" style:text-underline-type="single" style:text-underline-style="solid" style:text-underline-width="auto" style:text-underline-mode="continuous"/>
    </style:style>
    <style:style style:name="P2390" style:parent-style-name="Normal" style:family="paragraph">
      <style:paragraph-properties fo:background-color="#FFFFFF"/>
    </style:style>
    <style:style style:name="T2391" style:parent-style-name="Policepardéfaut" style:family="text">
      <style:text-properties style:font-name="Segoe UI" style:font-name-complex="Segoe UI" fo:color="#10162F" fo:font-size="13.5pt" style:font-size-asian="13.5pt" style:font-size-complex="13.5pt"/>
    </style:style>
    <style:style style:name="P2392" style:parent-style-name="Normal" style:family="paragraph">
      <style:paragraph-properties fo:background-color="#FFFFFF"/>
      <style:text-properties style:font-name="Segoe UI" style:font-name-complex="Segoe UI" fo:color="#10162F" fo:font-size="13.5pt" style:font-size-asian="13.5pt" style:font-size-complex="13.5pt"/>
    </style:style>
    <style:style style:name="P2393" style:parent-style-name="g-md-p" style:family="paragraph">
      <style:paragraph-properties fo:margin-top="0in" fo:background-color="#FFFFFF"/>
    </style:style>
    <style:style style:name="T2394" style:parent-style-name="Policepardéfaut" style:family="text">
      <style:text-properties style:font-name="Segoe UI" style:font-name-complex="Segoe UI" fo:color="#10162F" fo:font-size="13.5pt" style:font-size-asian="13.5pt" style:font-size-complex="13.5pt" fo:language="fr" fo:country="FR"/>
    </style:style>
    <style:style style:name="T2395" style:parent-style-name="CodeHTML" style:family="text">
      <style:text-properties style:font-name="Consolas" fo:color="#0A0D1C" fo:font-size="11pt" style:font-size-asian="11pt" style:font-size-complex="11pt" fo:background-color="#EEEEEE" fo:language="fr" fo:country="FR"/>
    </style:style>
    <style:style style:name="T2396" style:parent-style-name="Policepardéfaut" style:family="text">
      <style:text-properties style:font-name="Segoe UI" style:font-name-complex="Segoe UI" fo:color="#10162F" fo:font-size="13.5pt" style:font-size-asian="13.5pt" style:font-size-complex="13.5pt" fo:language="fr" fo:country="FR"/>
    </style:style>
    <style:style style:name="T2397" style:parent-style-name="CodeHTML" style:family="text">
      <style:text-properties style:font-name="Consolas" fo:color="#0A0D1C" fo:font-size="11pt" style:font-size-asian="11pt" style:font-size-complex="11pt" fo:background-color="#EEEEEE" fo:language="fr" fo:country="FR"/>
    </style:style>
    <style:style style:name="T2398" style:parent-style-name="Policepardéfaut" style:family="text">
      <style:text-properties style:font-name="Segoe UI" style:font-name-complex="Segoe UI" fo:color="#10162F" fo:font-size="13.5pt" style:font-size-asian="13.5pt" style:font-size-complex="13.5pt" fo:language="fr" fo:country="FR"/>
    </style:style>
    <style:style style:name="P2399" style:parent-style-name="Normal" style:family="paragraph">
      <style:paragraph-properties fo:background-color="#FFFFFF"/>
    </style:style>
    <style:style style:name="T2400" style:parent-style-name="Lienhypertexte" style:family="text">
      <style:text-properties style:font-name="Segoe UI" style:font-name-complex="Segoe UI" fo:color="#3A10E5" fo:font-size="13.5pt" style:font-size-asian="13.5pt" style:font-size-complex="13.5pt"/>
    </style:style>
    <style:style style:name="P2401" style:parent-style-name="Normal" style:family="paragraph">
      <style:paragraph-properties fo:background-color="#FFFFFF"/>
    </style:style>
    <style:style style:name="T2402" style:parent-style-name="Policepardéfaut" style:family="text">
      <style:text-properties style:font-name="Segoe UI" style:font-name-complex="Segoe UI" fo:color="#10162F" fo:font-size="13.5pt" style:font-size-asian="13.5pt" style:font-size-complex="13.5pt"/>
    </style:style>
    <style:style style:name="T2403" style:parent-style-name="Policepardéfaut" style:family="text">
      <style:text-properties style:font-name="Segoe UI" style:font-name-complex="Segoe UI" fo:color="#10162F" fo:font-size="13.5pt" style:font-size-asian="13.5pt" style:font-size-complex="13.5pt"/>
    </style:style>
    <style:style style:name="P2404" style:parent-style-name="Normal" style:family="paragraph">
      <style:paragraph-properties fo:background-color="#FFFFFF"/>
      <style:text-properties style:font-name="Segoe UI" style:font-name-complex="Segoe UI" fo:color="#10162F" fo:font-size="13.5pt" style:font-size-asian="13.5pt" style:font-size-complex="13.5pt"/>
    </style:style>
    <style:style style:name="P2405" style:parent-style-name="Normal" style:family="paragraph">
      <style:paragraph-properties fo:background-color="#FFFFFF"/>
    </style:style>
    <style:style style:name="T2406" style:parent-style-name="Lienhypertexte" style:family="text">
      <style:text-properties style:font-name="Segoe UI" style:font-name-complex="Segoe UI" fo:color="#3A10E5" fo:font-size="13.5pt" style:font-size-asian="13.5pt" style:font-size-complex="13.5pt"/>
    </style:style>
    <style:style style:name="P2407" style:parent-style-name="Normal" style:family="paragraph">
      <style:paragraph-properties fo:background-color="#FFFFFF"/>
    </style:style>
    <style:style style:name="T2408" style:parent-style-name="Policepardéfaut" style:family="text">
      <style:text-properties style:font-name="Segoe UI" style:font-name-complex="Segoe UI" fo:color="#10162F" fo:font-size="13.5pt" style:font-size-asian="13.5pt" style:font-size-complex="13.5pt"/>
    </style:style>
    <style:style style:name="P2409" style:parent-style-name="Normal" style:family="paragraph">
      <style:paragraph-properties fo:background-color="#FFFFFF"/>
    </style:style>
    <style:style style:name="T2410" style:parent-style-name="Policepardéfaut" style:family="text">
      <style:text-properties style:font-name="Segoe UI" style:font-name-complex="Segoe UI" fo:color="#10162F" fo:font-size="13.5pt" style:font-size-asian="13.5pt" style:font-size-complex="13.5pt"/>
    </style:style>
    <style:style style:name="T2411" style:parent-style-name="Policepardéfaut" style:family="text">
      <style:text-properties style:font-name="Segoe UI" style:font-name-complex="Segoe UI" fo:color="#10162F" fo:font-size="13.5pt" style:font-size-asian="13.5pt" style:font-size-complex="13.5pt" fo:language="en" fo:country="US"/>
    </style:style>
    <style:style style:name="P2412" style:parent-style-name="PréformatéHTML" style:family="paragraph">
      <style:paragraph-properties fo:background-color="#211E2F"/>
    </style:style>
    <style:style style:name="T2413" style:parent-style-name="mtk12" style:family="text">
      <style:text-properties style:font-name="Consolas" fo:color="#B3CCFF" fo:font-size="13.5pt" style:font-size-asian="13.5pt" style:font-size-complex="13.5pt"/>
    </style:style>
    <style:style style:name="T2414" style:parent-style-name="mtk1" style:family="text">
      <style:text-properties style:font-name="Consolas" fo:color="#FFFFFF" fo:font-size="13.5pt" style:font-size-asian="13.5pt" style:font-size-complex="13.5pt"/>
    </style:style>
    <style:style style:name="T2415" style:parent-style-name="mtk12" style:family="text">
      <style:text-properties style:font-name="Consolas" fo:color="#B3CCFF" fo:font-size="13.5pt" style:font-size-asian="13.5pt" style:font-size-complex="13.5pt"/>
    </style:style>
    <style:style style:name="T2416" style:parent-style-name="mtk1" style:family="text">
      <style:text-properties style:font-name="Consolas" fo:color="#FFFFFF" fo:font-size="13.5pt" style:font-size-asian="13.5pt" style:font-size-complex="13.5pt"/>
    </style:style>
    <style:style style:name="T2417" style:parent-style-name="Policepardéfaut" style:family="text">
      <style:text-properties style:font-name="Consolas" fo:color="#939598" fo:font-size="13.5pt" style:font-size-asian="13.5pt" style:font-size-complex="13.5pt"/>
    </style:style>
    <style:style style:name="T2418" style:parent-style-name="mtk1" style:family="text">
      <style:text-properties style:font-name="Consolas" fo:color="#FFFFFF" fo:font-size="13.5pt" style:font-size-asian="13.5pt" style:font-size-complex="13.5pt"/>
    </style:style>
    <style:style style:name="T2419" style:parent-style-name="mtk12" style:family="text">
      <style:text-properties style:font-name="Consolas" fo:color="#B3CCFF" fo:font-size="13.5pt" style:font-size-asian="13.5pt" style:font-size-complex="13.5pt"/>
    </style:style>
    <style:style style:name="T2420" style:parent-style-name="mtk1" style:family="text">
      <style:text-properties style:font-name="Consolas" fo:color="#FFFFFF" fo:font-size="13.5pt" style:font-size-asian="13.5pt" style:font-size-complex="13.5pt"/>
    </style:style>
    <style:style style:name="T2421" style:parent-style-name="Policepardéfaut" style:family="text">
      <style:text-properties style:font-name="Consolas" fo:color="#939598" fo:font-size="13.5pt" style:font-size-asian="13.5pt" style:font-size-complex="13.5pt"/>
    </style:style>
    <style:style style:name="T2422" style:parent-style-name="mtk1" style:family="text">
      <style:text-properties style:font-name="Consolas" fo:color="#FFFFFF" fo:font-size="13.5pt" style:font-size-asian="13.5pt" style:font-size-complex="13.5pt"/>
    </style:style>
    <style:style style:name="T2423" style:parent-style-name="mtk12" style:family="text">
      <style:text-properties style:font-name="Consolas" fo:color="#B3CCFF" fo:font-size="13.5pt" style:font-size-asian="13.5pt" style:font-size-complex="13.5pt"/>
    </style:style>
    <style:style style:name="T2424" style:parent-style-name="mtk1" style:family="text">
      <style:text-properties style:font-name="Consolas" fo:color="#FFFFFF" fo:font-size="13.5pt" style:font-size-asian="13.5pt" style:font-size-complex="13.5pt"/>
    </style:style>
    <style:style style:name="T2425" style:parent-style-name="mtk12" style:family="text">
      <style:text-properties style:font-name="Consolas" fo:color="#B3CCFF" fo:font-size="13.5pt" style:font-size-asian="13.5pt" style:font-size-complex="13.5pt"/>
    </style:style>
    <style:style style:name="T2426" style:parent-style-name="mtk1" style:family="text">
      <style:text-properties style:font-name="Consolas" fo:color="#FFFFFF" fo:font-size="13.5pt" style:font-size-asian="13.5pt" style:font-size-complex="13.5pt"/>
    </style:style>
    <style:style style:name="T2427" style:parent-style-name="mtk9" style:family="text">
      <style:text-properties style:font-name="Consolas" style:font-name-asian="Liberation Mono" fo:color="#FF8973" fo:font-size="13.5pt" style:font-size-asian="13.5pt" style:font-size-complex="13.5pt"/>
    </style:style>
    <style:style style:name="T2428" style:parent-style-name="mtk1" style:family="text">
      <style:text-properties style:font-name="Consolas" fo:color="#FFFFFF" fo:font-size="13.5pt" style:font-size-asian="13.5pt" style:font-size-complex="13.5pt"/>
    </style:style>
    <style:style style:name="T2429" style:parent-style-name="mtk8" style:family="text">
      <style:text-properties style:font-name="Consolas" fo:color="#FFE083" fo:font-size="13.5pt" style:font-size-asian="13.5pt" style:font-size-complex="13.5pt"/>
    </style:style>
    <style:style style:name="T2430" style:parent-style-name="mtk1" style:family="text">
      <style:text-properties style:font-name="Consolas" fo:color="#FFFFFF" fo:font-size="13.5pt" style:font-size-asian="13.5pt" style:font-size-complex="13.5pt"/>
    </style:style>
    <style:style style:name="T2431" style:parent-style-name="Policepardéfaut" style:family="text">
      <style:text-properties style:font-name="Consolas" fo:color="#939598" fo:font-size="13.5pt" style:font-size-asian="13.5pt" style:font-size-complex="13.5pt"/>
    </style:style>
    <style:style style:name="T2432" style:parent-style-name="mtk1" style:family="text">
      <style:text-properties style:font-name="Consolas" fo:color="#FFFFFF" fo:font-size="13.5pt" style:font-size-asian="13.5pt" style:font-size-complex="13.5pt"/>
    </style:style>
    <style:style style:name="T2433" style:parent-style-name="mtk12" style:family="text">
      <style:text-properties style:font-name="Consolas" fo:color="#B3CCFF" fo:font-size="13.5pt" style:font-size-asian="13.5pt" style:font-size-complex="13.5pt"/>
    </style:style>
    <style:style style:name="T2434" style:parent-style-name="mtk1" style:family="text">
      <style:text-properties style:font-name="Consolas" fo:color="#FFFFFF" fo:font-size="13.5pt" style:font-size-asian="13.5pt" style:font-size-complex="13.5pt"/>
    </style:style>
    <style:style style:name="T2435" style:parent-style-name="mtk12" style:family="text">
      <style:text-properties style:font-name="Consolas" fo:color="#B3CCFF" fo:font-size="13.5pt" style:font-size-asian="13.5pt" style:font-size-complex="13.5pt"/>
    </style:style>
    <style:style style:name="T2436" style:parent-style-name="mtk1" style:family="text">
      <style:text-properties style:font-name="Consolas" fo:color="#FFFFFF" fo:font-size="13.5pt" style:font-size-asian="13.5pt" style:font-size-complex="13.5pt"/>
    </style:style>
    <style:style style:name="T2437" style:parent-style-name="mtk9" style:family="text">
      <style:text-properties style:font-name="Consolas" style:font-name-asian="Liberation Mono" fo:color="#FF8973" fo:font-size="13.5pt" style:font-size-asian="13.5pt" style:font-size-complex="13.5pt"/>
    </style:style>
    <style:style style:name="T2438" style:parent-style-name="mtk1" style:family="text">
      <style:text-properties style:font-name="Consolas" fo:color="#FFFFFF" fo:font-size="13.5pt" style:font-size-asian="13.5pt" style:font-size-complex="13.5pt"/>
    </style:style>
    <style:style style:name="T2439" style:parent-style-name="mtk9" style:family="text">
      <style:text-properties style:font-name="Consolas" style:font-name-asian="Liberation Mono" fo:color="#FF8973" fo:font-size="13.5pt" style:font-size-asian="13.5pt" style:font-size-complex="13.5pt"/>
    </style:style>
    <style:style style:name="T2440" style:parent-style-name="mtk1" style:family="text">
      <style:text-properties style:font-name="Consolas" fo:color="#FFFFFF" fo:font-size="13.5pt" style:font-size-asian="13.5pt" style:font-size-complex="13.5pt"/>
    </style:style>
    <style:style style:name="T2441" style:parent-style-name="Policepardéfaut" style:family="text">
      <style:text-properties style:font-name="Consolas" fo:color="#939598" fo:font-size="13.5pt" style:font-size-asian="13.5pt" style:font-size-complex="13.5pt"/>
    </style:style>
    <style:style style:name="T2442" style:parent-style-name="mtk1" style:family="text">
      <style:text-properties style:font-name="Consolas" fo:color="#FFFFFF" fo:font-size="13.5pt" style:font-size-asian="13.5pt" style:font-size-complex="13.5pt"/>
    </style:style>
    <style:style style:name="T2443" style:parent-style-name="mtk12" style:family="text">
      <style:text-properties style:font-name="Consolas" fo:color="#B3CCFF" fo:font-size="13.5pt" style:font-size-asian="13.5pt" style:font-size-complex="13.5pt"/>
    </style:style>
    <style:style style:name="T2444" style:parent-style-name="mtk1" style:family="text">
      <style:text-properties style:font-name="Consolas" fo:color="#FFFFFF" fo:font-size="13.5pt" style:font-size-asian="13.5pt" style:font-size-complex="13.5pt"/>
    </style:style>
    <style:style style:name="T2445" style:parent-style-name="mtk9" style:family="text">
      <style:text-properties style:font-name="Consolas" style:font-name-asian="Liberation Mono" fo:color="#FF8973" fo:font-size="13.5pt" style:font-size-asian="13.5pt" style:font-size-complex="13.5pt"/>
    </style:style>
    <style:style style:name="T2446" style:parent-style-name="mtk1" style:family="text">
      <style:text-properties style:font-name="Consolas" fo:color="#FFFFFF" fo:font-size="13.5pt" style:font-size-asian="13.5pt" style:font-size-complex="13.5pt"/>
    </style:style>
    <style:style style:name="T2447" style:parent-style-name="Policepardéfaut" style:family="text">
      <style:text-properties style:font-name="Consolas" fo:color="#939598" fo:font-size="13.5pt" style:font-size-asian="13.5pt" style:font-size-complex="13.5pt"/>
    </style:style>
    <style:style style:name="T2448" style:parent-style-name="mtk1" style:family="text">
      <style:text-properties style:font-name="Consolas" fo:color="#FFFFFF" fo:font-size="13.5pt" style:font-size-asian="13.5pt" style:font-size-complex="13.5pt"/>
    </style:style>
    <style:style style:name="T2449" style:parent-style-name="mtk16" style:family="text">
      <style:text-properties style:font-name="Consolas" fo:color="#908E97" fo:font-size="13.5pt" style:font-size-asian="13.5pt" style:font-size-complex="13.5pt"/>
    </style:style>
    <style:style style:name="T2450" style:parent-style-name="Policepardéfaut" style:family="text">
      <style:text-properties style:font-name="Consolas" fo:color="#939598" fo:font-size="13.5pt" style:font-size-asian="13.5pt" style:font-size-complex="13.5pt"/>
    </style:style>
    <style:style style:name="T2451" style:parent-style-name="mtk1" style:family="text">
      <style:text-properties style:font-name="Consolas" fo:color="#FFFFFF" fo:font-size="13.5pt" style:font-size-asian="13.5pt" style:font-size-complex="13.5pt"/>
    </style:style>
    <style:style style:name="T2452" style:parent-style-name="mtk9" style:family="text">
      <style:text-properties style:font-name="Consolas" style:font-name-asian="Liberation Mono" fo:color="#FF8973" fo:font-size="13.5pt" style:font-size-asian="13.5pt" style:font-size-complex="13.5pt"/>
    </style:style>
    <style:style style:name="T2453" style:parent-style-name="mtk1" style:family="text">
      <style:text-properties style:font-name="Consolas" fo:color="#FFFFFF" fo:font-size="13.5pt" style:font-size-asian="13.5pt" style:font-size-complex="13.5pt"/>
    </style:style>
    <style:style style:name="T2454" style:parent-style-name="mtk10" style:family="text">
      <style:text-properties style:font-name="Consolas" fo:color="#83FFF5" fo:font-size="13.5pt" style:font-size-asian="13.5pt" style:font-size-complex="13.5pt"/>
    </style:style>
    <style:style style:name="T2455" style:parent-style-name="mtk1" style:family="text">
      <style:text-properties style:font-name="Consolas" fo:color="#FFFFFF" fo:font-size="13.5pt" style:font-size-asian="13.5pt" style:font-size-complex="13.5pt"/>
    </style:style>
    <style:style style:name="T2456" style:parent-style-name="mtk9" style:family="text">
      <style:text-properties style:font-name="Consolas" style:font-name-asian="Liberation Mono" fo:color="#FF8973" fo:font-size="13.5pt" style:font-size-asian="13.5pt" style:font-size-complex="13.5pt"/>
    </style:style>
    <style:style style:name="T2457" style:parent-style-name="mtk1" style:family="text">
      <style:text-properties style:font-name="Consolas" fo:color="#FFFFFF" fo:font-size="13.5pt" style:font-size-asian="13.5pt" style:font-size-complex="13.5pt"/>
    </style:style>
    <style:style style:name="T2458" style:parent-style-name="Policepardéfaut" style:family="text">
      <style:text-properties style:font-name="Consolas" fo:color="#939598" fo:font-size="13.5pt" style:font-size-asian="13.5pt" style:font-size-complex="13.5pt"/>
    </style:style>
    <style:style style:name="T2459" style:parent-style-name="mtk1" style:family="text">
      <style:text-properties style:font-name="Consolas" fo:color="#FFFFFF" fo:font-size="13.5pt" style:font-size-asian="13.5pt" style:font-size-complex="13.5pt"/>
    </style:style>
    <style:style style:name="T2460" style:parent-style-name="Policepardéfaut" style:family="text">
      <style:text-properties style:font-name="Consolas" fo:color="#939598" fo:font-size="13.5pt" style:font-size-asian="13.5pt" style:font-size-complex="13.5pt"/>
    </style:style>
    <style:style style:name="T2461" style:parent-style-name="mtk1" style:family="text">
      <style:text-properties style:font-name="Consolas" fo:color="#FFFFFF" fo:font-size="13.5pt" style:font-size-asian="13.5pt" style:font-size-complex="13.5pt"/>
    </style:style>
    <style:style style:name="T2462" style:parent-style-name="Policepardéfaut" style:family="text">
      <style:text-properties style:font-name="Consolas" fo:color="#939598" fo:font-size="13.5pt" style:font-size-asian="13.5pt" style:font-size-complex="13.5pt"/>
    </style:style>
    <style:style style:name="T2463" style:parent-style-name="Policepardéfaut" style:family="text">
      <style:text-properties style:font-name="Consolas" fo:color="#939598" fo:font-size="13.5pt" style:font-size-asian="13.5pt" style:font-size-complex="13.5pt"/>
    </style:style>
    <style:style style:name="T2464" style:parent-style-name="mtk9" style:family="text">
      <style:text-properties style:font-name="Consolas" style:font-name-asian="Liberation Mono" fo:color="#FF8973" fo:font-size="13.5pt" style:font-size-asian="13.5pt" style:font-size-complex="13.5pt"/>
    </style:style>
    <style:style style:name="T2465" style:parent-style-name="mtk1" style:family="text">
      <style:text-properties style:font-name="Consolas" fo:color="#FFFFFF" fo:font-size="13.5pt" style:font-size-asian="13.5pt" style:font-size-complex="13.5pt"/>
    </style:style>
    <style:style style:name="T2466" style:parent-style-name="Policepardéfaut" style:family="text">
      <style:text-properties style:font-name="Consolas" fo:color="#939598" fo:font-size="13.5pt" style:font-size-asian="13.5pt" style:font-size-complex="13.5pt"/>
    </style:style>
    <style:style style:name="P2467" style:parent-style-name="PréformatéHTML" style:family="paragraph">
      <style:paragraph-properties fo:background-color="#FFFFFF"/>
    </style:style>
    <style:style style:name="T2468" style:parent-style-name="gamut-18awgza-styledtext" style:family="text">
      <style:text-properties fo:color="#10162F" fo:font-size="13.5pt" style:font-size-asian="13.5pt" style:font-size-complex="13.5pt" fo:language="fr" fo:country="FR"/>
    </style:style>
    <style:style style:name="P2469" style:parent-style-name="g-md-p" style:family="paragraph">
      <style:paragraph-properties fo:margin-top="0in" fo:background-color="#FFFFFF"/>
    </style:style>
    <style:style style:name="T2470" style:parent-style-name="Policepardéfaut" style:family="text">
      <style:text-properties style:font-name="Segoe UI" style:font-name-complex="Segoe UI" fo:color="#10162F" fo:font-size="13.5pt" style:font-size-asian="13.5pt" style:font-size-complex="13.5pt" fo:language="fr" fo:country="FR"/>
    </style:style>
    <style:style style:name="T2471" style:parent-style-name="CodeHTML" style:family="text">
      <style:text-properties style:font-name="Consolas" fo:color="#0A0D1C" fo:font-size="11pt" style:font-size-asian="11pt" style:font-size-complex="11pt" fo:background-color="#EEEEEE" fo:language="fr" fo:country="FR"/>
    </style:style>
    <style:style style:name="T2472" style:parent-style-name="Policepardéfaut" style:family="text">
      <style:text-properties style:font-name="Segoe UI" style:font-name-complex="Segoe UI" fo:color="#10162F" fo:font-size="13.5pt" style:font-size-asian="13.5pt" style:font-size-complex="13.5pt" fo:language="fr" fo:country="FR"/>
    </style:style>
    <style:style style:name="P2473" style:parent-style-name="Normal" style:family="paragraph">
      <style:paragraph-properties fo:background-color="#FFFFFF"/>
    </style:style>
    <style:style style:name="T2474" style:parent-style-name="Lienhypertexte" style:family="text">
      <style:text-properties style:font-name="Segoe UI" style:font-name-complex="Segoe UI" fo:color="#3A10E5" fo:font-size="13.5pt" style:font-size-asian="13.5pt" style:font-size-complex="13.5pt"/>
    </style:style>
    <style:style style:name="P2475" style:parent-style-name="Normal" style:family="paragraph">
      <style:paragraph-properties fo:background-color="#FFFFFF"/>
    </style:style>
    <style:style style:name="T2476" style:parent-style-name="Policepardéfaut" style:family="text">
      <style:text-properties style:font-name="Segoe UI" style:font-name-complex="Segoe UI" fo:color="#10162F" fo:font-size="13.5pt" style:font-size-asian="13.5pt" style:font-size-complex="13.5pt"/>
    </style:style>
    <style:style style:name="P2477" style:parent-style-name="Normal" style:family="paragraph">
      <style:paragraph-properties fo:background-color="#FFFFFF"/>
    </style:style>
    <style:style style:name="T2478" style:parent-style-name="Policepardéfaut" style:family="text">
      <style:text-properties style:font-name="Segoe UI" style:font-name-complex="Segoe UI" fo:color="#10162F" fo:font-size="13.5pt" style:font-size-asian="13.5pt" style:font-size-complex="13.5pt"/>
    </style:style>
    <style:style style:name="T2479" style:parent-style-name="CodeHTML" style:family="text">
      <style:text-properties style:font-name="Consolas" style:font-name-asian="Songti SC" fo:color="#0A0D1C" fo:font-size="11pt" style:font-size-asian="11pt" style:font-size-complex="11pt" fo:background-color="#EEEEEE"/>
    </style:style>
    <style:style style:name="T2480" style:parent-style-name="Policepardéfaut" style:family="text">
      <style:text-properties style:font-name="Segoe UI" style:font-name-complex="Segoe UI" fo:color="#10162F" fo:font-size="13.5pt" style:font-size-asian="13.5pt" style:font-size-complex="13.5pt"/>
    </style:style>
    <style:style style:name="T2481" style:parent-style-name="CodeHTML" style:family="text">
      <style:text-properties style:font-name="Consolas" style:font-name-asian="Songti SC" fo:color="#0A0D1C" fo:font-size="11pt" style:font-size-asian="11pt" style:font-size-complex="11pt" fo:background-color="#EEEEEE"/>
    </style:style>
    <style:style style:name="T2482" style:parent-style-name="Policepardéfaut" style:family="text">
      <style:text-properties style:font-name="Segoe UI" style:font-name-complex="Segoe UI" fo:color="#10162F" fo:font-size="13.5pt" style:font-size-asian="13.5pt" style:font-size-complex="13.5pt"/>
    </style:style>
    <style:style style:name="P2483" style:parent-style-name="PréformatéHTML" style:family="paragraph">
      <style:paragraph-properties fo:background-color="#211E2F"/>
    </style:style>
    <style:style style:name="T2484" style:parent-style-name="mtk12" style:family="text">
      <style:text-properties style:font-name="Consolas" fo:color="#B3CCFF" fo:font-size="13.5pt" style:font-size-asian="13.5pt" style:font-size-complex="13.5pt"/>
    </style:style>
    <style:style style:name="T2485" style:parent-style-name="mtk1" style:family="text">
      <style:text-properties style:font-name="Consolas" fo:color="#FFFFFF" fo:font-size="13.5pt" style:font-size-asian="13.5pt" style:font-size-complex="13.5pt"/>
    </style:style>
    <style:style style:name="T2486" style:parent-style-name="mtk12" style:family="text">
      <style:text-properties style:font-name="Consolas" fo:color="#B3CCFF" fo:font-size="13.5pt" style:font-size-asian="13.5pt" style:font-size-complex="13.5pt"/>
    </style:style>
    <style:style style:name="T2487" style:parent-style-name="mtk1" style:family="text">
      <style:text-properties style:font-name="Consolas" fo:color="#FFFFFF" fo:font-size="13.5pt" style:font-size-asian="13.5pt" style:font-size-complex="13.5pt"/>
    </style:style>
    <style:style style:name="T2488" style:parent-style-name="Policepardéfaut" style:family="text">
      <style:text-properties style:font-name="Consolas" fo:color="#939598" fo:font-size="13.5pt" style:font-size-asian="13.5pt" style:font-size-complex="13.5pt"/>
    </style:style>
    <style:style style:name="T2489" style:parent-style-name="mtk1" style:family="text">
      <style:text-properties style:font-name="Consolas" fo:color="#FFFFFF" fo:font-size="13.5pt" style:font-size-asian="13.5pt" style:font-size-complex="13.5pt"/>
    </style:style>
    <style:style style:name="T2490" style:parent-style-name="mtk12" style:family="text">
      <style:text-properties style:font-name="Consolas" fo:color="#B3CCFF" fo:font-size="13.5pt" style:font-size-asian="13.5pt" style:font-size-complex="13.5pt"/>
    </style:style>
    <style:style style:name="T2491" style:parent-style-name="mtk1" style:family="text">
      <style:text-properties style:font-name="Consolas" fo:color="#FFFFFF" fo:font-size="13.5pt" style:font-size-asian="13.5pt" style:font-size-complex="13.5pt"/>
    </style:style>
    <style:style style:name="T2492" style:parent-style-name="mtk12" style:family="text">
      <style:text-properties style:font-name="Consolas" fo:color="#B3CCFF" fo:font-size="13.5pt" style:font-size-asian="13.5pt" style:font-size-complex="13.5pt"/>
    </style:style>
    <style:style style:name="T2493" style:parent-style-name="mtk1" style:family="text">
      <style:text-properties style:font-name="Consolas" fo:color="#FFFFFF" fo:font-size="13.5pt" style:font-size-asian="13.5pt" style:font-size-complex="13.5pt"/>
    </style:style>
    <style:style style:name="T2494" style:parent-style-name="mtk9" style:family="text">
      <style:text-properties style:font-name="Consolas" style:font-name-asian="Liberation Mono" fo:color="#FF8973" fo:font-size="13.5pt" style:font-size-asian="13.5pt" style:font-size-complex="13.5pt"/>
    </style:style>
    <style:style style:name="T2495" style:parent-style-name="mtk1" style:family="text">
      <style:text-properties style:font-name="Consolas" fo:color="#FFFFFF" fo:font-size="13.5pt" style:font-size-asian="13.5pt" style:font-size-complex="13.5pt"/>
    </style:style>
    <style:style style:name="T2496" style:parent-style-name="mtk8" style:family="text">
      <style:text-properties style:font-name="Consolas" fo:color="#FFE083" fo:font-size="13.5pt" style:font-size-asian="13.5pt" style:font-size-complex="13.5pt"/>
    </style:style>
    <style:style style:name="T2497" style:parent-style-name="mtk1" style:family="text">
      <style:text-properties style:font-name="Consolas" fo:color="#FFFFFF" fo:font-size="13.5pt" style:font-size-asian="13.5pt" style:font-size-complex="13.5pt"/>
    </style:style>
    <style:style style:name="T2498" style:parent-style-name="Policepardéfaut" style:family="text">
      <style:text-properties style:font-name="Consolas" fo:color="#939598" fo:font-size="13.5pt" style:font-size-asian="13.5pt" style:font-size-complex="13.5pt"/>
    </style:style>
    <style:style style:name="T2499" style:parent-style-name="mtk1" style:family="text">
      <style:text-properties style:font-name="Consolas" fo:color="#FFFFFF" fo:font-size="13.5pt" style:font-size-asian="13.5pt" style:font-size-complex="13.5pt"/>
    </style:style>
    <style:style style:name="T2500" style:parent-style-name="Policepardéfaut" style:family="text">
      <style:text-properties style:font-name="Consolas" fo:color="#939598" fo:font-size="13.5pt" style:font-size-asian="13.5pt" style:font-size-complex="13.5pt"/>
    </style:style>
    <style:style style:name="T2501" style:parent-style-name="Policepardéfaut" style:family="text">
      <style:text-properties style:font-name="Consolas" fo:color="#939598" fo:font-size="13.5pt" style:font-size-asian="13.5pt" style:font-size-complex="13.5pt"/>
    </style:style>
    <style:style style:name="T2502" style:parent-style-name="mtk12" style:family="text">
      <style:text-properties style:font-name="Consolas" fo:color="#B3CCFF" fo:font-size="13.5pt" style:font-size-asian="13.5pt" style:font-size-complex="13.5pt"/>
    </style:style>
    <style:style style:name="T2503" style:parent-style-name="mtk1" style:family="text">
      <style:text-properties style:font-name="Consolas" fo:color="#FFFFFF" fo:font-size="13.5pt" style:font-size-asian="13.5pt" style:font-size-complex="13.5pt"/>
    </style:style>
    <style:style style:name="T2504" style:parent-style-name="mtk9" style:family="text">
      <style:text-properties style:font-name="Consolas" style:font-name-asian="Liberation Mono" fo:color="#FF8973" fo:font-size="13.5pt" style:font-size-asian="13.5pt" style:font-size-complex="13.5pt"/>
    </style:style>
    <style:style style:name="T2505" style:parent-style-name="mtk1" style:family="text">
      <style:text-properties style:font-name="Consolas" fo:color="#FFFFFF" fo:font-size="13.5pt" style:font-size-asian="13.5pt" style:font-size-complex="13.5pt"/>
    </style:style>
    <style:style style:name="T2506" style:parent-style-name="Policepardéfaut" style:family="text">
      <style:text-properties style:font-name="Consolas" fo:color="#939598" fo:font-size="13.5pt" style:font-size-asian="13.5pt" style:font-size-complex="13.5pt"/>
    </style:style>
    <style:style style:name="T2507" style:parent-style-name="mtk9" style:family="text">
      <style:text-properties style:font-name="Consolas" style:font-name-asian="Liberation Mono" fo:color="#FF8973" fo:font-size="13.5pt" style:font-size-asian="13.5pt" style:font-size-complex="13.5pt"/>
    </style:style>
    <style:style style:name="T2508" style:parent-style-name="mtk1" style:family="text">
      <style:text-properties style:font-name="Consolas" fo:color="#FFFFFF" fo:font-size="13.5pt" style:font-size-asian="13.5pt" style:font-size-complex="13.5pt"/>
    </style:style>
    <style:style style:name="T2509" style:parent-style-name="mtk10" style:family="text">
      <style:text-properties style:font-name="Consolas" fo:color="#83FFF5" fo:font-size="13.5pt" style:font-size-asian="13.5pt" style:font-size-complex="13.5pt"/>
    </style:style>
    <style:style style:name="T2510" style:parent-style-name="mtk1" style:family="text">
      <style:text-properties style:font-name="Consolas" fo:color="#FFFFFF" fo:font-size="13.5pt" style:font-size-asian="13.5pt" style:font-size-complex="13.5pt"/>
    </style:style>
    <style:style style:name="T2511" style:parent-style-name="mtk9" style:family="text">
      <style:text-properties style:font-name="Consolas" style:font-name-asian="Liberation Mono" fo:color="#FF8973" fo:font-size="13.5pt" style:font-size-asian="13.5pt" style:font-size-complex="13.5pt"/>
    </style:style>
    <style:style style:name="T2512" style:parent-style-name="mtk1" style:family="text">
      <style:text-properties style:font-name="Consolas" fo:color="#FFFFFF" fo:font-size="13.5pt" style:font-size-asian="13.5pt" style:font-size-complex="13.5pt"/>
    </style:style>
    <style:style style:name="T2513" style:parent-style-name="Policepardéfaut" style:family="text">
      <style:text-properties style:font-name="Consolas" fo:color="#939598" fo:font-size="13.5pt" style:font-size-asian="13.5pt" style:font-size-complex="13.5pt"/>
    </style:style>
    <style:style style:name="T2514" style:parent-style-name="mtk9" style:family="text">
      <style:text-properties style:font-name="Consolas" style:font-name-asian="Liberation Mono" fo:color="#FF8973" fo:font-size="13.5pt" style:font-size-asian="13.5pt" style:font-size-complex="13.5pt"/>
    </style:style>
    <style:style style:name="T2515" style:parent-style-name="mtk1" style:family="text">
      <style:text-properties style:font-name="Consolas" fo:color="#FFFFFF" fo:font-size="13.5pt" style:font-size-asian="13.5pt" style:font-size-complex="13.5pt"/>
    </style:style>
    <style:style style:name="T2516" style:parent-style-name="mtk10" style:family="text">
      <style:text-properties style:font-name="Consolas" fo:color="#83FFF5" fo:font-size="13.5pt" style:font-size-asian="13.5pt" style:font-size-complex="13.5pt"/>
    </style:style>
    <style:style style:name="T2517" style:parent-style-name="mtk1" style:family="text">
      <style:text-properties style:font-name="Consolas" fo:color="#FFFFFF" fo:font-size="13.5pt" style:font-size-asian="13.5pt" style:font-size-complex="13.5pt"/>
    </style:style>
    <style:style style:name="T2518" style:parent-style-name="mtk9" style:family="text">
      <style:text-properties style:font-name="Consolas" style:font-name-asian="Liberation Mono" fo:color="#FF8973" fo:font-size="13.5pt" style:font-size-asian="13.5pt" style:font-size-complex="13.5pt"/>
    </style:style>
    <style:style style:name="T2519" style:parent-style-name="mtk1" style:family="text">
      <style:text-properties style:font-name="Consolas" fo:color="#FFFFFF" fo:font-size="13.5pt" style:font-size-asian="13.5pt" style:font-size-complex="13.5pt"/>
    </style:style>
    <style:style style:name="T2520" style:parent-style-name="Policepardéfaut" style:family="text">
      <style:text-properties style:font-name="Consolas" fo:color="#939598" fo:font-size="13.5pt" style:font-size-asian="13.5pt" style:font-size-complex="13.5pt"/>
    </style:style>
    <style:style style:name="T2521" style:parent-style-name="mtk1" style:family="text">
      <style:text-properties style:font-name="Consolas" fo:color="#FFFFFF" fo:font-size="13.5pt" style:font-size-asian="13.5pt" style:font-size-complex="13.5pt"/>
    </style:style>
    <style:style style:name="T2522" style:parent-style-name="Policepardéfaut" style:family="text">
      <style:text-properties style:font-name="Consolas" fo:color="#939598" fo:font-size="13.5pt" style:font-size-asian="13.5pt" style:font-size-complex="13.5pt"/>
    </style:style>
    <style:style style:name="P2523" style:parent-style-name="PréformatéHTML" style:family="paragraph">
      <style:paragraph-properties fo:background-color="#FFFFFF"/>
    </style:style>
    <style:style style:name="T2524" style:parent-style-name="gamut-18awgza-styledtext" style:family="text">
      <style:text-properties fo:color="#10162F" fo:font-size="13.5pt" style:font-size-asian="13.5pt" style:font-size-complex="13.5pt" fo:language="fr" fo:country="FR"/>
    </style:style>
    <style:style style:name="P2525" style:parent-style-name="g-md-p" style:family="paragraph">
      <style:paragraph-properties fo:margin-top="0in" fo:margin-bottom="0in" fo:background-color="#FFFFFF"/>
      <style:text-properties style:font-name="Segoe UI" style:font-name-complex="Segoe UI" fo:color="#10162F" fo:font-size="13.5pt" style:font-size-asian="13.5pt" style:font-size-complex="13.5pt" fo:language="fr" fo:country="FR"/>
    </style:style>
    <style:style style:name="P2526"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2527" style:parent-style-name="Titre3" style:family="paragraph">
      <style:paragraph-properties fo:background-color="#FFFFFF"/>
      <style:text-properties style:font-name="Segoe UI" style:font-name-complex="Segoe UI" fo:color="#0A0D1C"/>
    </style:style>
    <style:style style:name="P2528" style:parent-style-name="Normal" style:family="paragraph">
      <style:paragraph-properties fo:background-color="#FFFFFF"/>
    </style:style>
    <style:style style:name="T2529" style:parent-style-name="gamut-uidoxx-styledtext" style:family="text">
      <style:text-properties style:font-name="Segoe UI" style:font-name-complex="Segoe UI" fo:color="#10162F" fo:font-size="13.5pt" style:font-size-asian="13.5pt" style:font-size-complex="13.5pt"/>
    </style:style>
    <style:style style:name="P2530" style:parent-style-name="g-md-p" style:family="paragraph">
      <style:paragraph-properties fo:margin-top="0in" fo:background-color="#FFFFFF"/>
    </style:style>
    <style:style style:name="T2531" style:parent-style-name="Policepardéfaut" style:family="text">
      <style:text-properties style:font-name="Segoe UI" style:font-name-complex="Segoe UI" fo:color="#10162F" fo:font-size="13.5pt" style:font-size-asian="13.5pt" style:font-size-complex="13.5pt" fo:language="fr" fo:country="FR"/>
    </style:style>
    <style:style style:name="T2532" style:parent-style-name="Policepardéfaut" style:family="text">
      <style:text-properties style:font-name="Segoe UI" style:font-name-complex="Segoe UI" fo:color="#10162F" fo:font-size="13.5pt" style:font-size-asian="13.5pt" style:font-size-complex="13.5pt" fo:language="fr" fo:country="FR"/>
    </style:style>
    <style:style style:name="T2533" style:parent-style-name="CodeHTML" style:family="text">
      <style:text-properties style:font-name="Consolas" fo:color="#0A0D1C" fo:font-size="11pt" style:font-size-asian="11pt" style:font-size-complex="11pt" fo:background-color="#EEEEEE" fo:language="fr" fo:country="FR"/>
    </style:style>
    <style:style style:name="T2534" style:parent-style-name="Policepardéfaut" style:family="text">
      <style:text-properties style:font-name="Segoe UI" style:font-name-complex="Segoe UI" fo:color="#10162F" fo:font-size="13.5pt" style:font-size-asian="13.5pt" style:font-size-complex="13.5pt" fo:language="fr" fo:country="FR"/>
    </style:style>
    <style:style style:name="T2535" style:parent-style-name="CodeHTML" style:family="text">
      <style:text-properties style:font-name="Consolas" fo:color="#0A0D1C" fo:font-size="11pt" style:font-size-asian="11pt" style:font-size-complex="11pt" fo:background-color="#EEEEEE" fo:language="fr" fo:country="FR"/>
    </style:style>
    <style:style style:name="T2536" style:parent-style-name="Policepardéfaut" style:family="text">
      <style:text-properties style:font-name="Segoe UI" style:font-name-complex="Segoe UI" fo:color="#10162F" fo:font-size="13.5pt" style:font-size-asian="13.5pt" style:font-size-complex="13.5pt" fo:language="fr" fo:country="FR"/>
    </style:style>
    <style:style style:name="T2537" style:parent-style-name="CodeHTML" style:family="text">
      <style:text-properties style:font-name="Consolas" fo:color="#0A0D1C" fo:font-size="11pt" style:font-size-asian="11pt" style:font-size-complex="11pt" fo:background-color="#EEEEEE" fo:language="fr" fo:country="FR"/>
    </style:style>
    <style:style style:name="T2538" style:parent-style-name="Policepardéfaut" style:family="text">
      <style:text-properties style:font-name="Segoe UI" style:font-name-complex="Segoe UI" fo:color="#10162F" fo:font-size="13.5pt" style:font-size-asian="13.5pt" style:font-size-complex="13.5pt" fo:language="fr" fo:country="FR"/>
    </style:style>
    <style:style style:name="T2539" style:parent-style-name="Policepardéfaut" style:family="text">
      <style:text-properties style:font-name="Segoe UI" style:font-name-complex="Segoe UI" fo:color="#10162F" fo:font-size="13.5pt" style:font-size-asian="13.5pt" style:font-size-complex="13.5pt" fo:language="fr" fo:country="FR"/>
    </style:style>
    <style:style style:name="P2540" style:parent-style-name="PréformatéHTML" style:family="paragraph">
      <style:paragraph-properties fo:background-color="#211E2F"/>
    </style:style>
    <style:style style:name="T2541" style:parent-style-name="mtk12" style:family="text">
      <style:text-properties style:font-name="Consolas" fo:color="#B3CCFF" fo:font-size="13.5pt" style:font-size-asian="13.5pt" style:font-size-complex="13.5pt"/>
    </style:style>
    <style:style style:name="T2542" style:parent-style-name="mtk1" style:family="text">
      <style:text-properties style:font-name="Consolas" fo:color="#FFFFFF" fo:font-size="13.5pt" style:font-size-asian="13.5pt" style:font-size-complex="13.5pt"/>
    </style:style>
    <style:style style:name="T2543" style:parent-style-name="mtk12" style:family="text">
      <style:text-properties style:font-name="Consolas" fo:color="#B3CCFF" fo:font-size="13.5pt" style:font-size-asian="13.5pt" style:font-size-complex="13.5pt"/>
    </style:style>
    <style:style style:name="T2544" style:parent-style-name="mtk1" style:family="text">
      <style:text-properties style:font-name="Consolas" fo:color="#FFFFFF" fo:font-size="13.5pt" style:font-size-asian="13.5pt" style:font-size-complex="13.5pt"/>
    </style:style>
    <style:style style:name="T2545" style:parent-style-name="Policepardéfaut" style:family="text">
      <style:text-properties style:font-name="Consolas" fo:color="#939598" fo:font-size="13.5pt" style:font-size-asian="13.5pt" style:font-size-complex="13.5pt"/>
    </style:style>
    <style:style style:name="T2546" style:parent-style-name="mtk1" style:family="text">
      <style:text-properties style:font-name="Consolas" fo:color="#FFFFFF" fo:font-size="13.5pt" style:font-size-asian="13.5pt" style:font-size-complex="13.5pt"/>
    </style:style>
    <style:style style:name="T2547" style:parent-style-name="mtk12" style:family="text">
      <style:text-properties style:font-name="Consolas" fo:color="#B3CCFF" fo:font-size="13.5pt" style:font-size-asian="13.5pt" style:font-size-complex="13.5pt"/>
    </style:style>
    <style:style style:name="T2548" style:parent-style-name="mtk1" style:family="text">
      <style:text-properties style:font-name="Consolas" fo:color="#FFFFFF" fo:font-size="13.5pt" style:font-size-asian="13.5pt" style:font-size-complex="13.5pt"/>
    </style:style>
    <style:style style:name="T2549" style:parent-style-name="mtk12" style:family="text">
      <style:text-properties style:font-name="Consolas" fo:color="#B3CCFF" fo:font-size="13.5pt" style:font-size-asian="13.5pt" style:font-size-complex="13.5pt"/>
    </style:style>
    <style:style style:name="T2550" style:parent-style-name="mtk1" style:family="text">
      <style:text-properties style:font-name="Consolas" fo:color="#FFFFFF" fo:font-size="13.5pt" style:font-size-asian="13.5pt" style:font-size-complex="13.5pt"/>
    </style:style>
    <style:style style:name="T2551" style:parent-style-name="mtk9" style:family="text">
      <style:text-properties style:font-name="Consolas" style:font-name-asian="OpenSymbol" fo:color="#FF8973" fo:font-size="13.5pt" style:font-size-asian="13.5pt" style:font-size-complex="13.5pt"/>
    </style:style>
    <style:style style:name="T2552" style:parent-style-name="mtk1" style:family="text">
      <style:text-properties style:font-name="Consolas" fo:color="#FFFFFF" fo:font-size="13.5pt" style:font-size-asian="13.5pt" style:font-size-complex="13.5pt"/>
    </style:style>
    <style:style style:name="T2553" style:parent-style-name="Policepardéfaut" style:family="text">
      <style:text-properties style:font-name="Consolas" fo:color="#939598" fo:font-size="13.5pt" style:font-size-asian="13.5pt" style:font-size-complex="13.5pt"/>
    </style:style>
    <style:style style:name="T2554" style:parent-style-name="mtk1" style:family="text">
      <style:text-properties style:font-name="Consolas" fo:color="#FFFFFF" fo:font-size="13.5pt" style:font-size-asian="13.5pt" style:font-size-complex="13.5pt"/>
    </style:style>
    <style:style style:name="T2555" style:parent-style-name="mtk12" style:family="text">
      <style:text-properties style:font-name="Consolas" fo:color="#B3CCFF" fo:font-size="13.5pt" style:font-size-asian="13.5pt" style:font-size-complex="13.5pt"/>
    </style:style>
    <style:style style:name="T2556" style:parent-style-name="mtk1" style:family="text">
      <style:text-properties style:font-name="Consolas" fo:color="#FFFFFF" fo:font-size="13.5pt" style:font-size-asian="13.5pt" style:font-size-complex="13.5pt"/>
    </style:style>
    <style:style style:name="T2557" style:parent-style-name="mtk12" style:family="text">
      <style:text-properties style:font-name="Consolas" fo:color="#B3CCFF" fo:font-size="13.5pt" style:font-size-asian="13.5pt" style:font-size-complex="13.5pt"/>
    </style:style>
    <style:style style:name="T2558" style:parent-style-name="mtk1" style:family="text">
      <style:text-properties style:font-name="Consolas" fo:color="#FFFFFF" fo:font-size="13.5pt" style:font-size-asian="13.5pt" style:font-size-complex="13.5pt"/>
    </style:style>
    <style:style style:name="T2559" style:parent-style-name="mtk9" style:family="text">
      <style:text-properties style:font-name="Consolas" style:font-name-asian="OpenSymbol" fo:color="#FF8973" fo:font-size="13.5pt" style:font-size-asian="13.5pt" style:font-size-complex="13.5pt"/>
    </style:style>
    <style:style style:name="T2560" style:parent-style-name="mtk1" style:family="text">
      <style:text-properties style:font-name="Consolas" fo:color="#FFFFFF" fo:font-size="13.5pt" style:font-size-asian="13.5pt" style:font-size-complex="13.5pt"/>
    </style:style>
    <style:style style:name="T2561" style:parent-style-name="Policepardéfaut" style:family="text">
      <style:text-properties style:font-name="Consolas" fo:color="#939598" fo:font-size="13.5pt" style:font-size-asian="13.5pt" style:font-size-complex="13.5pt"/>
    </style:style>
    <style:style style:name="T2562" style:parent-style-name="mtk1" style:family="text">
      <style:text-properties style:font-name="Consolas" fo:color="#FFFFFF" fo:font-size="13.5pt" style:font-size-asian="13.5pt" style:font-size-complex="13.5pt"/>
    </style:style>
    <style:style style:name="T2563" style:parent-style-name="mtk9" style:family="text">
      <style:text-properties style:font-name="Consolas" style:font-name-asian="OpenSymbol" fo:color="#FF8973" fo:font-size="13.5pt" style:font-size-asian="13.5pt" style:font-size-complex="13.5pt"/>
    </style:style>
    <style:style style:name="T2564" style:parent-style-name="mtk1" style:family="text">
      <style:text-properties style:font-name="Consolas" fo:color="#FFFFFF" fo:font-size="13.5pt" style:font-size-asian="13.5pt" style:font-size-complex="13.5pt"/>
    </style:style>
    <style:style style:name="T2565" style:parent-style-name="mtk10" style:family="text">
      <style:text-properties style:font-name="Consolas" fo:color="#83FFF5" fo:font-size="13.5pt" style:font-size-asian="13.5pt" style:font-size-complex="13.5pt"/>
    </style:style>
    <style:style style:name="T2566" style:parent-style-name="mtk1" style:family="text">
      <style:text-properties style:font-name="Consolas" fo:color="#FFFFFF" fo:font-size="13.5pt" style:font-size-asian="13.5pt" style:font-size-complex="13.5pt"/>
    </style:style>
    <style:style style:name="T2567" style:parent-style-name="mtk9" style:family="text">
      <style:text-properties style:font-name="Consolas" style:font-name-asian="OpenSymbol" fo:color="#FF8973" fo:font-size="13.5pt" style:font-size-asian="13.5pt" style:font-size-complex="13.5pt"/>
    </style:style>
    <style:style style:name="T2568" style:parent-style-name="mtk1" style:family="text">
      <style:text-properties style:font-name="Consolas" fo:color="#FFFFFF" fo:font-size="13.5pt" style:font-size-asian="13.5pt" style:font-size-complex="13.5pt"/>
    </style:style>
    <style:style style:name="T2569" style:parent-style-name="mtk9" style:family="text">
      <style:text-properties style:font-name="Consolas" style:font-name-asian="OpenSymbol" fo:color="#FF8973" fo:font-size="13.5pt" style:font-size-asian="13.5pt" style:font-size-complex="13.5pt"/>
    </style:style>
    <style:style style:name="T2570" style:parent-style-name="mtk1" style:family="text">
      <style:text-properties style:font-name="Consolas" fo:color="#FFFFFF" fo:font-size="13.5pt" style:font-size-asian="13.5pt" style:font-size-complex="13.5pt"/>
    </style:style>
    <style:style style:name="T2571" style:parent-style-name="Policepardéfaut" style:family="text">
      <style:text-properties style:font-name="Consolas" fo:color="#939598" fo:font-size="13.5pt" style:font-size-asian="13.5pt" style:font-size-complex="13.5pt"/>
    </style:style>
    <style:style style:name="T2572" style:parent-style-name="mtk1" style:family="text">
      <style:text-properties style:font-name="Consolas" fo:color="#FFFFFF" fo:font-size="13.5pt" style:font-size-asian="13.5pt" style:font-size-complex="13.5pt"/>
    </style:style>
    <style:style style:name="T2573" style:parent-style-name="Policepardéfaut" style:family="text">
      <style:text-properties style:font-name="Consolas" fo:color="#939598" fo:font-size="13.5pt" style:font-size-asian="13.5pt" style:font-size-complex="13.5pt"/>
    </style:style>
    <style:style style:name="T2574" style:parent-style-name="Policepardéfaut" style:family="text">
      <style:text-properties style:font-name="Consolas" fo:color="#939598" fo:font-size="13.5pt" style:font-size-asian="13.5pt" style:font-size-complex="13.5pt"/>
    </style:style>
    <style:style style:name="T2575" style:parent-style-name="mtk12" style:family="text">
      <style:text-properties style:font-name="Consolas" fo:color="#B3CCFF" fo:font-size="13.5pt" style:font-size-asian="13.5pt" style:font-size-complex="13.5pt"/>
    </style:style>
    <style:style style:name="T2576" style:parent-style-name="mtk1" style:family="text">
      <style:text-properties style:font-name="Consolas" fo:color="#FFFFFF" fo:font-size="13.5pt" style:font-size-asian="13.5pt" style:font-size-complex="13.5pt"/>
    </style:style>
    <style:style style:name="T2577" style:parent-style-name="mtk12" style:family="text">
      <style:text-properties style:font-name="Consolas" fo:color="#B3CCFF" fo:font-size="13.5pt" style:font-size-asian="13.5pt" style:font-size-complex="13.5pt"/>
    </style:style>
    <style:style style:name="T2578" style:parent-style-name="mtk1" style:family="text">
      <style:text-properties style:font-name="Consolas" fo:color="#FFFFFF" fo:font-size="13.5pt" style:font-size-asian="13.5pt" style:font-size-complex="13.5pt"/>
    </style:style>
    <style:style style:name="T2579" style:parent-style-name="Policepardéfaut" style:family="text">
      <style:text-properties style:font-name="Consolas" fo:color="#939598" fo:font-size="13.5pt" style:font-size-asian="13.5pt" style:font-size-complex="13.5pt"/>
    </style:style>
    <style:style style:name="T2580" style:parent-style-name="mtk1" style:family="text">
      <style:text-properties style:font-name="Consolas" fo:color="#FFFFFF" fo:font-size="13.5pt" style:font-size-asian="13.5pt" style:font-size-complex="13.5pt"/>
    </style:style>
    <style:style style:name="T2581" style:parent-style-name="mtk12" style:family="text">
      <style:text-properties style:font-name="Consolas" fo:color="#B3CCFF" fo:font-size="13.5pt" style:font-size-asian="13.5pt" style:font-size-complex="13.5pt"/>
    </style:style>
    <style:style style:name="T2582" style:parent-style-name="mtk1" style:family="text">
      <style:text-properties style:font-name="Consolas" fo:color="#FFFFFF" fo:font-size="13.5pt" style:font-size-asian="13.5pt" style:font-size-complex="13.5pt"/>
    </style:style>
    <style:style style:name="T2583" style:parent-style-name="mtk9" style:family="text">
      <style:text-properties style:font-name="Consolas" style:font-name-asian="OpenSymbol" fo:color="#FF8973" fo:font-size="13.5pt" style:font-size-asian="13.5pt" style:font-size-complex="13.5pt"/>
    </style:style>
    <style:style style:name="T2584" style:parent-style-name="mtk1" style:family="text">
      <style:text-properties style:font-name="Consolas" fo:color="#FFFFFF" fo:font-size="13.5pt" style:font-size-asian="13.5pt" style:font-size-complex="13.5pt"/>
    </style:style>
    <style:style style:name="T2585" style:parent-style-name="Policepardéfaut" style:family="text">
      <style:text-properties style:font-name="Consolas" fo:color="#939598" fo:font-size="13.5pt" style:font-size-asian="13.5pt" style:font-size-complex="13.5pt"/>
    </style:style>
    <style:style style:name="T2586" style:parent-style-name="mtk1" style:family="text">
      <style:text-properties style:font-name="Consolas" fo:color="#FFFFFF" fo:font-size="13.5pt" style:font-size-asian="13.5pt" style:font-size-complex="13.5pt"/>
    </style:style>
    <style:style style:name="T2587" style:parent-style-name="mtk12" style:family="text">
      <style:text-properties style:font-name="Consolas" fo:color="#B3CCFF" fo:font-size="13.5pt" style:font-size-asian="13.5pt" style:font-size-complex="13.5pt"/>
    </style:style>
    <style:style style:name="T2588" style:parent-style-name="mtk1" style:family="text">
      <style:text-properties style:font-name="Consolas" fo:color="#FFFFFF" fo:font-size="13.5pt" style:font-size-asian="13.5pt" style:font-size-complex="13.5pt"/>
    </style:style>
    <style:style style:name="T2589" style:parent-style-name="mtk9" style:family="text">
      <style:text-properties style:font-name="Consolas" style:font-name-asian="OpenSymbol" fo:color="#FF8973" fo:font-size="13.5pt" style:font-size-asian="13.5pt" style:font-size-complex="13.5pt"/>
    </style:style>
    <style:style style:name="T2590" style:parent-style-name="mtk1" style:family="text">
      <style:text-properties style:font-name="Consolas" fo:color="#FFFFFF" fo:font-size="13.5pt" style:font-size-asian="13.5pt" style:font-size-complex="13.5pt"/>
    </style:style>
    <style:style style:name="T2591" style:parent-style-name="Policepardéfaut" style:family="text">
      <style:text-properties style:font-name="Consolas" fo:color="#939598" fo:font-size="13.5pt" style:font-size-asian="13.5pt" style:font-size-complex="13.5pt"/>
    </style:style>
    <style:style style:name="T2592" style:parent-style-name="mtk1" style:family="text">
      <style:text-properties style:font-name="Consolas" fo:color="#FFFFFF" fo:font-size="13.5pt" style:font-size-asian="13.5pt" style:font-size-complex="13.5pt"/>
    </style:style>
    <style:style style:name="T2593" style:parent-style-name="mtk9" style:family="text">
      <style:text-properties style:font-name="Consolas" style:font-name-asian="OpenSymbol" fo:color="#FF8973" fo:font-size="13.5pt" style:font-size-asian="13.5pt" style:font-size-complex="13.5pt"/>
    </style:style>
    <style:style style:name="T2594" style:parent-style-name="mtk1" style:family="text">
      <style:text-properties style:font-name="Consolas" fo:color="#FFFFFF" fo:font-size="13.5pt" style:font-size-asian="13.5pt" style:font-size-complex="13.5pt"/>
    </style:style>
    <style:style style:name="T2595" style:parent-style-name="mtk10" style:family="text">
      <style:text-properties style:font-name="Consolas" fo:color="#83FFF5" fo:font-size="13.5pt" style:font-size-asian="13.5pt" style:font-size-complex="13.5pt"/>
    </style:style>
    <style:style style:name="T2596" style:parent-style-name="mtk1" style:family="text">
      <style:text-properties style:font-name="Consolas" fo:color="#FFFFFF" fo:font-size="13.5pt" style:font-size-asian="13.5pt" style:font-size-complex="13.5pt"/>
    </style:style>
    <style:style style:name="T2597" style:parent-style-name="mtk12" style:family="text">
      <style:text-properties style:font-name="Consolas" fo:color="#B3CCFF" fo:font-size="13.5pt" style:font-size-asian="13.5pt" style:font-size-complex="13.5pt"/>
    </style:style>
    <style:style style:name="T2598" style:parent-style-name="mtk1" style:family="text">
      <style:text-properties style:font-name="Consolas" fo:color="#FFFFFF" fo:font-size="13.5pt" style:font-size-asian="13.5pt" style:font-size-complex="13.5pt"/>
    </style:style>
    <style:style style:name="T2599" style:parent-style-name="mtk9" style:family="text">
      <style:text-properties style:font-name="Consolas" style:font-name-asian="OpenSymbol" fo:color="#FF8973" fo:font-size="13.5pt" style:font-size-asian="13.5pt" style:font-size-complex="13.5pt"/>
    </style:style>
    <style:style style:name="T2600" style:parent-style-name="mtk1" style:family="text">
      <style:text-properties style:font-name="Consolas" fo:color="#FFFFFF" fo:font-size="13.5pt" style:font-size-asian="13.5pt" style:font-size-complex="13.5pt"/>
    </style:style>
    <style:style style:name="T2601" style:parent-style-name="mtk12" style:family="text">
      <style:text-properties style:font-name="Consolas" fo:color="#B3CCFF" fo:font-size="13.5pt" style:font-size-asian="13.5pt" style:font-size-complex="13.5pt"/>
    </style:style>
    <style:style style:name="T2602" style:parent-style-name="mtk1" style:family="text">
      <style:text-properties style:font-name="Consolas" fo:color="#FFFFFF" fo:font-size="13.5pt" style:font-size-asian="13.5pt" style:font-size-complex="13.5pt"/>
    </style:style>
    <style:style style:name="T2603" style:parent-style-name="mtk9" style:family="text">
      <style:text-properties style:font-name="Consolas" style:font-name-asian="OpenSymbol" fo:color="#FF8973" fo:font-size="13.5pt" style:font-size-asian="13.5pt" style:font-size-complex="13.5pt"/>
    </style:style>
    <style:style style:name="T2604" style:parent-style-name="mtk1" style:family="text">
      <style:text-properties style:font-name="Consolas" fo:color="#FFFFFF" fo:font-size="13.5pt" style:font-size-asian="13.5pt" style:font-size-complex="13.5pt"/>
    </style:style>
    <style:style style:name="T2605" style:parent-style-name="Policepardéfaut" style:family="text">
      <style:text-properties style:font-name="Consolas" fo:color="#939598" fo:font-size="13.5pt" style:font-size-asian="13.5pt" style:font-size-complex="13.5pt"/>
    </style:style>
    <style:style style:name="T2606" style:parent-style-name="mtk1" style:family="text">
      <style:text-properties style:font-name="Consolas" fo:color="#FFFFFF" fo:font-size="13.5pt" style:font-size-asian="13.5pt" style:font-size-complex="13.5pt"/>
    </style:style>
    <style:style style:name="T2607" style:parent-style-name="Policepardéfaut" style:family="text">
      <style:text-properties style:font-name="Consolas" fo:color="#939598" fo:font-size="13.5pt" style:font-size-asian="13.5pt" style:font-size-complex="13.5pt"/>
    </style:style>
    <style:style style:name="P2608" style:parent-style-name="PréformatéHTML" style:family="paragraph">
      <style:paragraph-properties fo:background-color="#FFFFFF"/>
    </style:style>
    <style:style style:name="T2609" style:parent-style-name="gamut-18awgza-styledtext" style:family="text">
      <style:text-properties fo:color="#10162F" fo:font-size="13.5pt" style:font-size-asian="13.5pt" style:font-size-complex="13.5pt" fo:language="fr" fo:country="FR"/>
    </style:style>
    <style:style style:name="P2610" style:parent-style-name="g-md-p" style:family="paragraph">
      <style:paragraph-properties fo:margin-top="0in" fo:background-color="#FFFFFF"/>
    </style:style>
    <style:style style:name="T2611" style:parent-style-name="Policepardéfaut" style:family="text">
      <style:text-properties style:font-name="Segoe UI" style:font-name-complex="Segoe UI" fo:color="#10162F" fo:font-size="13.5pt" style:font-size-asian="13.5pt" style:font-size-complex="13.5pt" fo:language="fr" fo:country="FR"/>
    </style:style>
    <style:style style:name="T2612" style:parent-style-name="CodeHTML" style:family="text">
      <style:text-properties style:font-name="Consolas" fo:color="#0A0D1C" fo:font-size="11pt" style:font-size-asian="11pt" style:font-size-complex="11pt" fo:background-color="#EEEEEE" fo:language="fr" fo:country="FR"/>
    </style:style>
    <style:style style:name="T2613" style:parent-style-name="Policepardéfaut" style:family="text">
      <style:text-properties style:font-name="Segoe UI" style:font-name-complex="Segoe UI" fo:color="#10162F" fo:font-size="13.5pt" style:font-size-asian="13.5pt" style:font-size-complex="13.5pt" fo:language="fr" fo:country="FR"/>
    </style:style>
    <style:style style:name="T2614" style:parent-style-name="Policepardéfaut" style:family="text">
      <style:text-properties style:font-name="Segoe UI" style:font-name-complex="Segoe UI" fo:color="#10162F" fo:font-size="13.5pt" style:font-size-asian="13.5pt" style:font-size-complex="13.5pt" fo:language="fr" fo:country="FR"/>
    </style:style>
    <style:style style:name="P2615" style:parent-style-name="g-md-p" style:family="paragraph">
      <style:paragraph-properties fo:margin-top="0in" fo:background-color="#FFFFFF"/>
    </style:style>
    <style:style style:name="T2616" style:parent-style-name="Policepardéfaut" style:family="text">
      <style:text-properties style:font-name="Segoe UI" style:font-name-complex="Segoe UI" fo:color="#10162F" fo:font-size="13.5pt" style:font-size-asian="13.5pt" style:font-size-complex="13.5pt" fo:language="fr" fo:country="FR"/>
    </style:style>
    <style:style style:name="T2617" style:parent-style-name="CodeHTML" style:family="text">
      <style:text-properties style:font-name="Consolas" fo:color="#0A0D1C" fo:font-size="11pt" style:font-size-asian="11pt" style:font-size-complex="11pt" fo:background-color="#EEEEEE" fo:language="fr" fo:country="FR"/>
    </style:style>
    <style:style style:name="T2618" style:parent-style-name="Policepardéfaut" style:family="text">
      <style:text-properties style:font-name="Segoe UI" style:font-name-complex="Segoe UI" fo:color="#10162F" fo:font-size="13.5pt" style:font-size-asian="13.5pt" style:font-size-complex="13.5pt" fo:language="fr" fo:country="FR"/>
    </style:style>
    <style:style style:name="T2619" style:parent-style-name="CodeHTML" style:family="text">
      <style:text-properties style:font-name="Consolas" fo:color="#0A0D1C" fo:font-size="11pt" style:font-size-asian="11pt" style:font-size-complex="11pt" fo:background-color="#EEEEEE" fo:language="fr" fo:country="FR"/>
    </style:style>
    <style:style style:name="T2620" style:parent-style-name="Policepardéfaut" style:family="text">
      <style:text-properties style:font-name="Segoe UI" style:font-name-complex="Segoe UI" fo:color="#10162F" fo:font-size="13.5pt" style:font-size-asian="13.5pt" style:font-size-complex="13.5pt" fo:language="fr" fo:country="FR"/>
    </style:style>
    <style:style style:name="T2621" style:parent-style-name="CodeHTML" style:family="text">
      <style:text-properties style:font-name="Consolas" fo:color="#0A0D1C" fo:font-size="11pt" style:font-size-asian="11pt" style:font-size-complex="11pt" fo:background-color="#EEEEEE" fo:language="fr" fo:country="FR"/>
    </style:style>
    <style:style style:name="T2622" style:parent-style-name="Policepardéfaut" style:family="text">
      <style:text-properties style:font-name="Segoe UI" style:font-name-complex="Segoe UI" fo:color="#10162F" fo:font-size="13.5pt" style:font-size-asian="13.5pt" style:font-size-complex="13.5pt" fo:language="fr" fo:country="FR"/>
    </style:style>
    <style:style style:name="T2623" style:parent-style-name="Policepardéfaut" style:family="text">
      <style:text-properties style:font-name="Segoe UI" style:font-name-complex="Segoe UI" fo:color="#10162F" fo:font-size="13.5pt" style:font-size-asian="13.5pt" style:font-size-complex="13.5pt" fo:language="fr" fo:country="FR"/>
    </style:style>
    <style:style style:name="P2624" style:parent-style-name="g-md-p" style:family="paragraph">
      <style:paragraph-properties fo:margin-top="0in" fo:background-color="#FFFFFF"/>
    </style:style>
    <style:style style:name="T2625" style:parent-style-name="Policepardéfaut" style:family="text">
      <style:text-properties style:font-name="Segoe UI" style:font-name-complex="Segoe UI" fo:color="#10162F" fo:font-size="13.5pt" style:font-size-asian="13.5pt" style:font-size-complex="13.5pt" fo:language="fr" fo:country="FR"/>
    </style:style>
    <style:style style:name="T2626" style:parent-style-name="CodeHTML" style:family="text">
      <style:text-properties style:font-name="Consolas" fo:color="#0A0D1C" fo:font-size="11pt" style:font-size-asian="11pt" style:font-size-complex="11pt" fo:background-color="#EEEEEE" fo:language="fr" fo:country="FR"/>
    </style:style>
    <style:style style:name="T2627" style:parent-style-name="Policepardéfaut" style:family="text">
      <style:text-properties style:font-name="Segoe UI" style:font-name-complex="Segoe UI" fo:color="#10162F" fo:font-size="13.5pt" style:font-size-asian="13.5pt" style:font-size-complex="13.5pt" fo:language="fr" fo:country="FR"/>
    </style:style>
    <style:style style:name="T2628" style:parent-style-name="CodeHTML" style:family="text">
      <style:text-properties style:font-name="Consolas" fo:color="#0A0D1C" fo:font-size="11pt" style:font-size-asian="11pt" style:font-size-complex="11pt" fo:background-color="#EEEEEE" fo:language="fr" fo:country="FR"/>
    </style:style>
    <style:style style:name="T2629" style:parent-style-name="Policepardéfaut" style:family="text">
      <style:text-properties style:font-name="Segoe UI" style:font-name-complex="Segoe UI" fo:color="#10162F" fo:font-size="13.5pt" style:font-size-asian="13.5pt" style:font-size-complex="13.5pt" fo:language="fr" fo:country="FR"/>
    </style:style>
    <style:style style:name="P2630" style:parent-style-name="Normal" style:family="paragraph">
      <style:paragraph-properties fo:background-color="#FFFFFF"/>
    </style:style>
    <style:style style:name="T2631" style:parent-style-name="Lienhypertexte" style:family="text">
      <style:text-properties style:font-name="Segoe UI" style:font-name-complex="Segoe UI" fo:color="#3A10E5" fo:font-size="13.5pt" style:font-size-asian="13.5pt" style:font-size-complex="13.5pt"/>
    </style:style>
    <style:style style:name="P2632" style:parent-style-name="Normal" style:family="paragraph">
      <style:paragraph-properties fo:background-color="#FFFFFF"/>
    </style:style>
    <style:style style:name="T2633" style:parent-style-name="Policepardéfaut" style:family="text">
      <style:text-properties style:font-name="Segoe UI" style:font-name-complex="Segoe UI" fo:color="#10162F" fo:font-size="13.5pt" style:font-size-asian="13.5pt" style:font-size-complex="13.5pt"/>
    </style:style>
    <style:style style:name="P2634" style:parent-style-name="Normal" style:family="paragraph">
      <style:paragraph-properties fo:background-color="#FFFFFF"/>
    </style:style>
    <style:style style:name="T2635" style:parent-style-name="Policepardéfaut" style:family="text">
      <style:text-properties style:font-name="Segoe UI" style:font-name-complex="Segoe UI" fo:color="#10162F" fo:font-size="13.5pt" style:font-size-asian="13.5pt" style:font-size-complex="13.5pt"/>
    </style:style>
    <style:style style:name="T2636" style:parent-style-name="Accentuation" style:family="text">
      <style:text-properties style:font-name="Segoe UI" style:font-name-complex="Segoe UI" fo:color="#10162F" fo:font-size="13.5pt" style:font-size-asian="13.5pt" style:font-size-complex="13.5pt"/>
    </style:style>
    <style:style style:name="T2637" style:parent-style-name="Policepardéfaut" style:family="text">
      <style:text-properties style:font-name="Segoe UI" style:font-name-complex="Segoe UI" fo:color="#10162F" fo:font-size="13.5pt" style:font-size-asian="13.5pt" style:font-size-complex="13.5pt"/>
    </style:style>
    <style:style style:name="T2638" style:parent-style-name="Policepardéfaut" style:family="text">
      <style:text-properties style:font-name="Segoe UI" style:font-name-complex="Segoe UI" fo:color="#10162F" fo:font-size="13.5pt" style:font-size-asian="13.5pt" style:font-size-complex="13.5pt"/>
    </style:style>
    <style:style style:name="P2639" style:parent-style-name="g-md-p" style:family="paragraph">
      <style:paragraph-properties fo:margin-top="0in" fo:margin-bottom="0in" fo:background-color="#FFFFFF"/>
      <style:text-properties style:font-name="Segoe UI" style:font-name-complex="Segoe UI" fo:color="#10162F" fo:font-size="13.5pt" style:font-size-asian="13.5pt" style:font-size-complex="13.5pt" fo:language="fr" fo:country="FR"/>
    </style:style>
    <style:style style:name="P2640" style:parent-style-name="Normal" style:family="paragraph">
      <style:paragraph-properties fo:background-color="#FFFFFF"/>
    </style:style>
    <style:style style:name="T2641" style:parent-style-name="CodeHTML" style:family="text">
      <style:text-properties style:font-name="Consolas" style:font-name-asian="Songti SC" fo:color="#0A0D1C" fo:font-size="11pt" style:font-size-asian="11pt" style:font-size-complex="11pt" fo:background-color="#EEEEEE" style:text-underline-type="single" style:text-underline-style="solid" style:text-underline-width="auto" style:text-underline-mode="continuous"/>
    </style:style>
    <style:style style:name="P2642" style:parent-style-name="Normal" style:family="paragraph">
      <style:paragraph-properties fo:background-color="#FFFFFF"/>
    </style:style>
    <style:style style:name="T2643" style:parent-style-name="Policepardéfaut" style:family="text">
      <style:text-properties style:font-name="Segoe UI" style:font-name-complex="Segoe UI" fo:color="#10162F" fo:font-size="13.5pt" style:font-size-asian="13.5pt" style:font-size-complex="13.5pt"/>
    </style:style>
    <style:style style:name="P2644" style:parent-style-name="Normal" style:family="paragraph">
      <style:paragraph-properties fo:background-color="#FFFFFF"/>
    </style:style>
    <style:style style:name="T2645" style:parent-style-name="Policepardéfaut" style:family="text">
      <style:text-properties style:font-name="Segoe UI" style:font-name-complex="Segoe UI" fo:color="#10162F" fo:font-size="13.5pt" style:font-size-asian="13.5pt" style:font-size-complex="13.5pt"/>
    </style:style>
    <style:style style:name="T2646" style:parent-style-name="CodeHTML" style:family="text">
      <style:text-properties style:font-name="Consolas" style:font-name-asian="Songti SC" fo:color="#0A0D1C" fo:font-size="11pt" style:font-size-asian="11pt" style:font-size-complex="11pt" fo:background-color="#EEEEEE"/>
    </style:style>
    <style:style style:name="T2647" style:parent-style-name="Policepardéfaut" style:family="text">
      <style:text-properties style:font-name="Segoe UI" style:font-name-complex="Segoe UI" fo:color="#10162F" fo:font-size="13.5pt" style:font-size-asian="13.5pt" style:font-size-complex="13.5pt"/>
    </style:style>
    <style:style style:name="P2648" style:parent-style-name="Textbody" style:family="paragraph">
      <style:paragraph-properties fo:margin-bottom="0in" fo:line-height="160%"/>
      <style:text-properties style:font-name="Arial" style:font-name-complex="Arial" fo:color="#10162F" fo:font-size="14pt" style:font-size-asian="14pt"/>
    </style:style>
    <style:style style:name="P2649" style:parent-style-name="Titre3" style:family="paragraph">
      <style:paragraph-properties fo:background-color="#FFFFFF"/>
      <style:text-properties style:font-name="Segoe UI" style:font-name-complex="Segoe UI" fo:color="#0A0D1C"/>
    </style:style>
    <style:style style:name="P2650" style:parent-style-name="Normal" style:family="paragraph">
      <style:paragraph-properties fo:background-color="#FFFFFF"/>
    </style:style>
    <style:style style:name="T2651" style:parent-style-name="gamut-uidoxx-styledtext" style:family="text">
      <style:text-properties style:font-name="Segoe UI" style:font-name-complex="Segoe UI" fo:color="#10162F" fo:font-size="13.5pt" style:font-size-asian="13.5pt" style:font-size-complex="13.5pt"/>
    </style:style>
    <style:style style:name="P2652" style:parent-style-name="g-md-p" style:family="paragraph">
      <style:paragraph-properties fo:margin-top="0in" fo:background-color="#FFFFFF"/>
    </style:style>
    <style:style style:name="T2653" style:parent-style-name="Policepardéfaut" style:family="text">
      <style:text-properties style:font-name="Segoe UI" style:font-name-complex="Segoe UI" fo:color="#10162F" fo:font-size="13.5pt" style:font-size-asian="13.5pt" style:font-size-complex="13.5pt" fo:language="fr" fo:country="FR"/>
    </style:style>
    <style:style style:name="T2654" style:parent-style-name="Policepardéfaut" style:family="text">
      <style:text-properties style:font-name="Segoe UI" style:font-name-complex="Segoe UI" fo:color="#10162F" fo:font-size="13.5pt" style:font-size-asian="13.5pt" style:font-size-complex="13.5pt" fo:language="fr" fo:country="FR"/>
    </style:style>
    <style:style style:name="T2655" style:parent-style-name="CodeHTML" style:family="text">
      <style:text-properties style:font-name="Consolas" fo:color="#0A0D1C" fo:font-size="11pt" style:font-size-asian="11pt" style:font-size-complex="11pt" fo:background-color="#EEEEEE" fo:language="fr" fo:country="FR"/>
    </style:style>
    <style:style style:name="T2656" style:parent-style-name="Policepardéfaut" style:family="text">
      <style:text-properties style:font-name="Segoe UI" style:font-name-complex="Segoe UI" fo:color="#10162F" fo:font-size="13.5pt" style:font-size-asian="13.5pt" style:font-size-complex="13.5pt" fo:language="fr" fo:country="FR"/>
    </style:style>
    <style:style style:name="T2657" style:parent-style-name="CodeHTML" style:family="text">
      <style:text-properties style:font-name="Consolas" fo:color="#0A0D1C" fo:font-size="11pt" style:font-size-asian="11pt" style:font-size-complex="11pt" fo:background-color="#EEEEEE" fo:language="fr" fo:country="FR"/>
    </style:style>
    <style:style style:name="T2658" style:parent-style-name="Policepardéfaut" style:family="text">
      <style:text-properties style:font-name="Segoe UI" style:font-name-complex="Segoe UI" fo:color="#10162F" fo:font-size="13.5pt" style:font-size-asian="13.5pt" style:font-size-complex="13.5pt" fo:language="fr" fo:country="FR"/>
    </style:style>
    <style:style style:name="P2659" style:parent-style-name="g-md-p" style:family="paragraph">
      <style:paragraph-properties fo:margin-top="0in" fo:background-color="#FFFFFF"/>
    </style:style>
    <style:style style:name="T2660" style:parent-style-name="Policepardéfaut" style:family="text">
      <style:text-properties style:font-name="Segoe UI" style:font-name-complex="Segoe UI" fo:color="#10162F" fo:font-size="13.5pt" style:font-size-asian="13.5pt" style:font-size-complex="13.5pt" fo:language="fr" fo:country="FR"/>
    </style:style>
    <style:style style:name="T2661" style:parent-style-name="CodeHTML" style:family="text">
      <style:text-properties style:font-name="Consolas" fo:color="#0A0D1C" fo:font-size="11pt" style:font-size-asian="11pt" style:font-size-complex="11pt" fo:background-color="#EEEEEE" fo:language="fr" fo:country="FR"/>
    </style:style>
    <style:style style:name="T2662" style:parent-style-name="Policepardéfaut" style:family="text">
      <style:text-properties style:font-name="Segoe UI" style:font-name-complex="Segoe UI" fo:color="#10162F" fo:font-size="13.5pt" style:font-size-asian="13.5pt" style:font-size-complex="13.5pt" fo:language="fr" fo:country="FR"/>
    </style:style>
    <style:style style:name="P2663" style:parent-style-name="Normal" style:family="paragraph">
      <style:paragraph-properties fo:background-color="#FFFFFF"/>
    </style:style>
    <style:style style:name="T2664" style:parent-style-name="Lienhypertexte" style:family="text">
      <style:text-properties style:font-name="Segoe UI" style:font-name-complex="Segoe UI" fo:color="#3A10E5" fo:font-size="13.5pt" style:font-size-asian="13.5pt" style:font-size-complex="13.5pt"/>
    </style:style>
    <style:style style:name="P2665" style:parent-style-name="Normal" style:family="paragraph">
      <style:paragraph-properties fo:background-color="#FFFFFF"/>
    </style:style>
    <style:style style:name="T2666" style:parent-style-name="Policepardéfaut" style:family="text">
      <style:text-properties style:font-name="Segoe UI" style:font-name-complex="Segoe UI" fo:color="#10162F" fo:font-size="13.5pt" style:font-size-asian="13.5pt" style:font-size-complex="13.5pt"/>
    </style:style>
    <style:style style:name="T2667" style:parent-style-name="Policepardéfaut" style:family="text">
      <style:text-properties style:font-name="Segoe UI" style:font-name-complex="Segoe UI" fo:color="#10162F" fo:font-size="13.5pt" style:font-size-asian="13.5pt" style:font-size-complex="13.5pt"/>
    </style:style>
    <style:style style:name="P2668" style:parent-style-name="Normal" style:family="paragraph">
      <style:paragraph-properties fo:background-color="#FFFFFF"/>
      <style:text-properties style:font-name="Segoe UI" style:font-name-complex="Segoe UI" fo:color="#10162F" fo:font-size="13.5pt" style:font-size-asian="13.5pt" style:font-size-complex="13.5pt"/>
    </style:style>
    <style:style style:name="P2669" style:parent-style-name="PréformatéHTML" style:family="paragraph">
      <style:paragraph-properties fo:background-color="#211E2F"/>
    </style:style>
    <style:style style:name="T2670" style:parent-style-name="mtk12" style:family="text">
      <style:text-properties style:font-name="Consolas" fo:color="#B3CCFF" fo:font-size="13.5pt" style:font-size-asian="13.5pt" style:font-size-complex="13.5pt"/>
    </style:style>
    <style:style style:name="T2671" style:parent-style-name="mtk1" style:family="text">
      <style:text-properties style:font-name="Consolas" fo:color="#FFFFFF" fo:font-size="13.5pt" style:font-size-asian="13.5pt" style:font-size-complex="13.5pt"/>
    </style:style>
    <style:style style:name="T2672" style:parent-style-name="mtk12" style:family="text">
      <style:text-properties style:font-name="Consolas" fo:color="#B3CCFF" fo:font-size="13.5pt" style:font-size-asian="13.5pt" style:font-size-complex="13.5pt"/>
    </style:style>
    <style:style style:name="T2673" style:parent-style-name="mtk1" style:family="text">
      <style:text-properties style:font-name="Consolas" fo:color="#FFFFFF" fo:font-size="13.5pt" style:font-size-asian="13.5pt" style:font-size-complex="13.5pt"/>
    </style:style>
    <style:style style:name="T2674" style:parent-style-name="mtk9" style:family="text">
      <style:text-properties style:font-name="Consolas" style:font-name-asian="Liberation Mono" fo:color="#FF8973" fo:font-size="13.5pt" style:font-size-asian="13.5pt" style:font-size-complex="13.5pt"/>
    </style:style>
    <style:style style:name="T2675" style:parent-style-name="mtk1" style:family="text">
      <style:text-properties style:font-name="Consolas" fo:color="#FFFFFF" fo:font-size="13.5pt" style:font-size-asian="13.5pt" style:font-size-complex="13.5pt"/>
    </style:style>
    <style:style style:name="T2676" style:parent-style-name="Policepardéfaut" style:family="text">
      <style:text-properties style:font-name="Consolas" fo:color="#939598" fo:font-size="13.5pt" style:font-size-asian="13.5pt" style:font-size-complex="13.5pt"/>
    </style:style>
    <style:style style:name="T2677" style:parent-style-name="mtk1" style:family="text">
      <style:text-properties style:font-name="Consolas" fo:color="#FFFFFF" fo:font-size="13.5pt" style:font-size-asian="13.5pt" style:font-size-complex="13.5pt"/>
    </style:style>
    <style:style style:name="T2678" style:parent-style-name="mtk12" style:family="text">
      <style:text-properties style:font-name="Consolas" fo:color="#B3CCFF" fo:font-size="13.5pt" style:font-size-asian="13.5pt" style:font-size-complex="13.5pt"/>
    </style:style>
    <style:style style:name="T2679" style:parent-style-name="mtk1" style:family="text">
      <style:text-properties style:font-name="Consolas" fo:color="#FFFFFF" fo:font-size="13.5pt" style:font-size-asian="13.5pt" style:font-size-complex="13.5pt"/>
    </style:style>
    <style:style style:name="T2680" style:parent-style-name="mtk9" style:family="text">
      <style:text-properties style:font-name="Consolas" style:font-name-asian="Liberation Mono" fo:color="#FF8973" fo:font-size="13.5pt" style:font-size-asian="13.5pt" style:font-size-complex="13.5pt"/>
    </style:style>
    <style:style style:name="T2681" style:parent-style-name="mtk1" style:family="text">
      <style:text-properties style:font-name="Consolas" fo:color="#FFFFFF" fo:font-size="13.5pt" style:font-size-asian="13.5pt" style:font-size-complex="13.5pt"/>
    </style:style>
    <style:style style:name="T2682" style:parent-style-name="mtk12" style:family="text">
      <style:text-properties style:font-name="Consolas" fo:color="#B3CCFF" fo:font-size="13.5pt" style:font-size-asian="13.5pt" style:font-size-complex="13.5pt"/>
    </style:style>
    <style:style style:name="T2683" style:parent-style-name="mtk1" style:family="text">
      <style:text-properties style:font-name="Consolas" fo:color="#FFFFFF" fo:font-size="13.5pt" style:font-size-asian="13.5pt" style:font-size-complex="13.5pt"/>
    </style:style>
    <style:style style:name="T2684" style:parent-style-name="mtk4" style:family="text">
      <style:text-properties style:font-name="Consolas" fo:color="#EA6C8B" fo:font-size="13.5pt" style:font-size-asian="13.5pt" style:font-size-complex="13.5pt"/>
    </style:style>
    <style:style style:name="T2685" style:parent-style-name="mtk1" style:family="text">
      <style:text-properties style:font-name="Consolas" fo:color="#FFFFFF" fo:font-size="13.5pt" style:font-size-asian="13.5pt" style:font-size-complex="13.5pt"/>
    </style:style>
    <style:style style:name="T2686" style:parent-style-name="mtk9" style:family="text">
      <style:text-properties style:font-name="Consolas" style:font-name-asian="Liberation Mono" fo:color="#FF8973" fo:font-size="13.5pt" style:font-size-asian="13.5pt" style:font-size-complex="13.5pt"/>
    </style:style>
    <style:style style:name="T2687" style:parent-style-name="mtk1" style:family="text">
      <style:text-properties style:font-name="Consolas" fo:color="#FFFFFF" fo:font-size="13.5pt" style:font-size-asian="13.5pt" style:font-size-complex="13.5pt"/>
    </style:style>
    <style:style style:name="T2688" style:parent-style-name="mtk9" style:family="text">
      <style:text-properties style:font-name="Consolas" style:font-name-asian="Liberation Mono" fo:color="#FF8973" fo:font-size="13.5pt" style:font-size-asian="13.5pt" style:font-size-complex="13.5pt"/>
    </style:style>
    <style:style style:name="T2689" style:parent-style-name="mtk1" style:family="text">
      <style:text-properties style:font-name="Consolas" fo:color="#FFFFFF" fo:font-size="13.5pt" style:font-size-asian="13.5pt" style:font-size-complex="13.5pt"/>
    </style:style>
    <style:style style:name="T2690" style:parent-style-name="mtk9" style:family="text">
      <style:text-properties style:font-name="Consolas" style:font-name-asian="Liberation Mono" fo:color="#FF8973" fo:font-size="13.5pt" style:font-size-asian="13.5pt" style:font-size-complex="13.5pt"/>
    </style:style>
    <style:style style:name="T2691" style:parent-style-name="mtk1" style:family="text">
      <style:text-properties style:font-name="Consolas" fo:color="#FFFFFF" fo:font-size="13.5pt" style:font-size-asian="13.5pt" style:font-size-complex="13.5pt"/>
    </style:style>
    <style:style style:name="T2692" style:parent-style-name="mtk9" style:family="text">
      <style:text-properties style:font-name="Consolas" style:font-name-asian="Liberation Mono" fo:color="#FF8973" fo:font-size="13.5pt" style:font-size-asian="13.5pt" style:font-size-complex="13.5pt"/>
    </style:style>
    <style:style style:name="T2693" style:parent-style-name="mtk1" style:family="text">
      <style:text-properties style:font-name="Consolas" fo:color="#FFFFFF" fo:font-size="13.5pt" style:font-size-asian="13.5pt" style:font-size-complex="13.5pt"/>
    </style:style>
    <style:style style:name="T2694" style:parent-style-name="mtk9" style:family="text">
      <style:text-properties style:font-name="Consolas" style:font-name-asian="Liberation Mono" fo:color="#FF8973" fo:font-size="13.5pt" style:font-size-asian="13.5pt" style:font-size-complex="13.5pt"/>
    </style:style>
    <style:style style:name="T2695" style:parent-style-name="mtk1" style:family="text">
      <style:text-properties style:font-name="Consolas" fo:color="#FFFFFF" fo:font-size="13.5pt" style:font-size-asian="13.5pt" style:font-size-complex="13.5pt"/>
    </style:style>
    <style:style style:name="T2696" style:parent-style-name="Policepardéfaut" style:family="text">
      <style:text-properties style:font-name="Consolas" fo:color="#939598" fo:font-size="13.5pt" style:font-size-asian="13.5pt" style:font-size-complex="13.5pt"/>
    </style:style>
    <style:style style:name="T2697" style:parent-style-name="mtk1" style:family="text">
      <style:text-properties style:font-name="Consolas" fo:color="#FFFFFF" fo:font-size="13.5pt" style:font-size-asian="13.5pt" style:font-size-complex="13.5pt"/>
    </style:style>
    <style:style style:name="T2698" style:parent-style-name="mtk12" style:family="text">
      <style:text-properties style:font-name="Consolas" fo:color="#B3CCFF" fo:font-size="13.5pt" style:font-size-asian="13.5pt" style:font-size-complex="13.5pt"/>
    </style:style>
    <style:style style:name="T2699" style:parent-style-name="mtk1" style:family="text">
      <style:text-properties style:font-name="Consolas" fo:color="#FFFFFF" fo:font-size="13.5pt" style:font-size-asian="13.5pt" style:font-size-complex="13.5pt"/>
    </style:style>
    <style:style style:name="T2700" style:parent-style-name="mtk12" style:family="text">
      <style:text-properties style:font-name="Consolas" fo:color="#B3CCFF" fo:font-size="13.5pt" style:font-size-asian="13.5pt" style:font-size-complex="13.5pt"/>
    </style:style>
    <style:style style:name="T2701" style:parent-style-name="mtk1" style:family="text">
      <style:text-properties style:font-name="Consolas" fo:color="#FFFFFF" fo:font-size="13.5pt" style:font-size-asian="13.5pt" style:font-size-complex="13.5pt"/>
    </style:style>
    <style:style style:name="T2702" style:parent-style-name="mtk9" style:family="text">
      <style:text-properties style:font-name="Consolas" style:font-name-asian="Liberation Mono" fo:color="#FF8973" fo:font-size="13.5pt" style:font-size-asian="13.5pt" style:font-size-complex="13.5pt"/>
    </style:style>
    <style:style style:name="T2703" style:parent-style-name="mtk1" style:family="text">
      <style:text-properties style:font-name="Consolas" fo:color="#FFFFFF" fo:font-size="13.5pt" style:font-size-asian="13.5pt" style:font-size-complex="13.5pt"/>
    </style:style>
    <style:style style:name="T2704" style:parent-style-name="mtk9" style:family="text">
      <style:text-properties style:font-name="Consolas" style:font-name-asian="Liberation Mono" fo:color="#FF8973" fo:font-size="13.5pt" style:font-size-asian="13.5pt" style:font-size-complex="13.5pt"/>
    </style:style>
    <style:style style:name="T2705" style:parent-style-name="mtk1" style:family="text">
      <style:text-properties style:font-name="Consolas" fo:color="#FFFFFF" fo:font-size="13.5pt" style:font-size-asian="13.5pt" style:font-size-complex="13.5pt"/>
    </style:style>
    <style:style style:name="T2706" style:parent-style-name="mtk9" style:family="text">
      <style:text-properties style:font-name="Consolas" style:font-name-asian="Liberation Mono" fo:color="#FF8973" fo:font-size="13.5pt" style:font-size-asian="13.5pt" style:font-size-complex="13.5pt"/>
    </style:style>
    <style:style style:name="T2707" style:parent-style-name="mtk1" style:family="text">
      <style:text-properties style:font-name="Consolas" fo:color="#FFFFFF" fo:font-size="13.5pt" style:font-size-asian="13.5pt" style:font-size-complex="13.5pt"/>
    </style:style>
    <style:style style:name="T2708" style:parent-style-name="mtk9" style:family="text">
      <style:text-properties style:font-name="Consolas" style:font-name-asian="Liberation Mono" fo:color="#FF8973" fo:font-size="13.5pt" style:font-size-asian="13.5pt" style:font-size-complex="13.5pt"/>
    </style:style>
    <style:style style:name="T2709" style:parent-style-name="mtk1" style:family="text">
      <style:text-properties style:font-name="Consolas" fo:color="#FFFFFF" fo:font-size="13.5pt" style:font-size-asian="13.5pt" style:font-size-complex="13.5pt"/>
    </style:style>
    <style:style style:name="T2710" style:parent-style-name="mtk9" style:family="text">
      <style:text-properties style:font-name="Consolas" style:font-name-asian="Liberation Mono" fo:color="#FF8973" fo:font-size="13.5pt" style:font-size-asian="13.5pt" style:font-size-complex="13.5pt"/>
    </style:style>
    <style:style style:name="T2711" style:parent-style-name="mtk1" style:family="text">
      <style:text-properties style:font-name="Consolas" fo:color="#FFFFFF" fo:font-size="13.5pt" style:font-size-asian="13.5pt" style:font-size-complex="13.5pt"/>
    </style:style>
    <style:style style:name="T2712" style:parent-style-name="mtk9" style:family="text">
      <style:text-properties style:font-name="Consolas" style:font-name-asian="Liberation Mono" fo:color="#FF8973" fo:font-size="13.5pt" style:font-size-asian="13.5pt" style:font-size-complex="13.5pt"/>
    </style:style>
    <style:style style:name="T2713" style:parent-style-name="mtk1" style:family="text">
      <style:text-properties style:font-name="Consolas" fo:color="#FFFFFF" fo:font-size="13.5pt" style:font-size-asian="13.5pt" style:font-size-complex="13.5pt"/>
    </style:style>
    <style:style style:name="T2714" style:parent-style-name="Policepardéfaut" style:family="text">
      <style:text-properties style:font-name="Consolas" fo:color="#939598" fo:font-size="13.5pt" style:font-size-asian="13.5pt" style:font-size-complex="13.5pt"/>
    </style:style>
    <style:style style:name="T2715" style:parent-style-name="mtk1" style:family="text">
      <style:text-properties style:font-name="Consolas" fo:color="#FFFFFF" fo:font-size="13.5pt" style:font-size-asian="13.5pt" style:font-size-complex="13.5pt"/>
    </style:style>
    <style:style style:name="T2716" style:parent-style-name="mtk9" style:family="text">
      <style:text-properties style:font-name="Consolas" style:font-name-asian="Liberation Mono" fo:color="#FF8973" fo:font-size="13.5pt" style:font-size-asian="13.5pt" style:font-size-complex="13.5pt"/>
    </style:style>
    <style:style style:name="T2717" style:parent-style-name="mtk1" style:family="text">
      <style:text-properties style:font-name="Consolas" fo:color="#FFFFFF" fo:font-size="13.5pt" style:font-size-asian="13.5pt" style:font-size-complex="13.5pt"/>
    </style:style>
    <style:style style:name="T2718" style:parent-style-name="mtk9" style:family="text">
      <style:text-properties style:font-name="Consolas" style:font-name-asian="Liberation Mono" fo:color="#FF8973" fo:font-size="13.5pt" style:font-size-asian="13.5pt" style:font-size-complex="13.5pt"/>
    </style:style>
    <style:style style:name="T2719" style:parent-style-name="mtk1" style:family="text">
      <style:text-properties style:font-name="Consolas" fo:color="#FFFFFF" fo:font-size="13.5pt" style:font-size-asian="13.5pt" style:font-size-complex="13.5pt"/>
    </style:style>
    <style:style style:name="T2720" style:parent-style-name="mtk9" style:family="text">
      <style:text-properties style:font-name="Consolas" style:font-name-asian="Liberation Mono" fo:color="#FF8973" fo:font-size="13.5pt" style:font-size-asian="13.5pt" style:font-size-complex="13.5pt"/>
    </style:style>
    <style:style style:name="T2721" style:parent-style-name="mtk1" style:family="text">
      <style:text-properties style:font-name="Consolas" fo:color="#FFFFFF" fo:font-size="13.5pt" style:font-size-asian="13.5pt" style:font-size-complex="13.5pt"/>
    </style:style>
    <style:style style:name="T2722" style:parent-style-name="mtk9" style:family="text">
      <style:text-properties style:font-name="Consolas" style:font-name-asian="Liberation Mono" fo:color="#FF8973" fo:font-size="13.5pt" style:font-size-asian="13.5pt" style:font-size-complex="13.5pt"/>
    </style:style>
    <style:style style:name="T2723" style:parent-style-name="mtk1" style:family="text">
      <style:text-properties style:font-name="Consolas" fo:color="#FFFFFF" fo:font-size="13.5pt" style:font-size-asian="13.5pt" style:font-size-complex="13.5pt"/>
    </style:style>
    <style:style style:name="T2724" style:parent-style-name="Policepardéfaut" style:family="text">
      <style:text-properties style:font-name="Consolas" fo:color="#939598" fo:font-size="13.5pt" style:font-size-asian="13.5pt" style:font-size-complex="13.5pt"/>
    </style:style>
    <style:style style:name="T2725" style:parent-style-name="mtk1" style:family="text">
      <style:text-properties style:font-name="Consolas" fo:color="#FFFFFF" fo:font-size="13.5pt" style:font-size-asian="13.5pt" style:font-size-complex="13.5pt"/>
    </style:style>
    <style:style style:name="T2726" style:parent-style-name="Policepardéfaut" style:family="text">
      <style:text-properties style:font-name="Consolas" fo:color="#939598" fo:font-size="13.5pt" style:font-size-asian="13.5pt" style:font-size-complex="13.5pt"/>
    </style:style>
    <style:style style:name="T2727" style:parent-style-name="mtk1" style:family="text">
      <style:text-properties style:font-name="Consolas" fo:color="#FFFFFF" fo:font-size="13.5pt" style:font-size-asian="13.5pt" style:font-size-complex="13.5pt"/>
    </style:style>
    <style:style style:name="T2728" style:parent-style-name="Policepardéfaut" style:family="text">
      <style:text-properties style:font-name="Consolas" fo:color="#939598" fo:font-size="13.5pt" style:font-size-asian="13.5pt" style:font-size-complex="13.5pt"/>
    </style:style>
    <style:style style:name="P2729" style:parent-style-name="PréformatéHTML" style:family="paragraph">
      <style:paragraph-properties fo:background-color="#FFFFFF"/>
    </style:style>
    <style:style style:name="T2730" style:parent-style-name="gamut-18awgza-styledtext" style:family="text">
      <style:text-properties fo:color="#10162F" fo:font-size="13.5pt" style:font-size-asian="13.5pt" style:font-size-complex="13.5pt" fo:language="fr" fo:country="FR"/>
    </style:style>
    <style:style style:name="P2731" style:parent-style-name="g-md-p" style:family="paragraph">
      <style:paragraph-properties fo:margin-top="0in" fo:background-color="#FFFFFF"/>
    </style:style>
    <style:style style:name="T2732" style:parent-style-name="Policepardéfaut" style:family="text">
      <style:text-properties style:font-name="Segoe UI" style:font-name-complex="Segoe UI" fo:color="#10162F" fo:font-size="13.5pt" style:font-size-asian="13.5pt" style:font-size-complex="13.5pt" fo:language="fr" fo:country="FR"/>
    </style:style>
    <style:style style:name="T2733" style:parent-style-name="CodeHTML" style:family="text">
      <style:text-properties style:font-name="Consolas" fo:color="#0A0D1C" fo:font-size="11pt" style:font-size-asian="11pt" style:font-size-complex="11pt" fo:background-color="#EEEEEE" fo:language="fr" fo:country="FR"/>
    </style:style>
    <style:style style:name="T2734" style:parent-style-name="Policepardéfaut" style:family="text">
      <style:text-properties style:font-name="Segoe UI" style:font-name-complex="Segoe UI" fo:color="#10162F" fo:font-size="13.5pt" style:font-size-asian="13.5pt" style:font-size-complex="13.5pt" fo:language="fr" fo:country="FR"/>
    </style:style>
    <style:style style:name="T2735" style:parent-style-name="CodeHTML" style:family="text">
      <style:text-properties style:font-name="Consolas" fo:color="#0A0D1C" fo:font-size="11pt" style:font-size-asian="11pt" style:font-size-complex="11pt" fo:background-color="#EEEEEE" fo:language="fr" fo:country="FR"/>
    </style:style>
    <style:style style:name="T2736" style:parent-style-name="Policepardéfaut" style:family="text">
      <style:text-properties style:font-name="Segoe UI" style:font-name-complex="Segoe UI" fo:color="#10162F" fo:font-size="13.5pt" style:font-size-asian="13.5pt" style:font-size-complex="13.5pt" fo:language="fr" fo:country="FR"/>
    </style:style>
    <style:style style:name="T2737" style:parent-style-name="CodeHTML" style:family="text">
      <style:text-properties style:font-name="Consolas" fo:color="#0A0D1C" fo:font-size="11pt" style:font-size-asian="11pt" style:font-size-complex="11pt" fo:background-color="#EEEEEE" fo:language="fr" fo:country="FR"/>
    </style:style>
    <style:style style:name="T2738" style:parent-style-name="Policepardéfaut" style:family="text">
      <style:text-properties style:font-name="Segoe UI" style:font-name-complex="Segoe UI" fo:color="#10162F" fo:font-size="13.5pt" style:font-size-asian="13.5pt" style:font-size-complex="13.5pt" fo:language="fr" fo:country="FR"/>
    </style:style>
    <style:style style:name="T2739" style:parent-style-name="CodeHTML" style:family="text">
      <style:text-properties style:font-name="Consolas" fo:color="#0A0D1C" fo:font-size="11pt" style:font-size-asian="11pt" style:font-size-complex="11pt" fo:background-color="#EEEEEE" fo:language="fr" fo:country="FR"/>
    </style:style>
    <style:style style:name="T2740" style:parent-style-name="Policepardéfaut" style:family="text">
      <style:text-properties style:font-name="Segoe UI" style:font-name-complex="Segoe UI" fo:color="#10162F" fo:font-size="13.5pt" style:font-size-asian="13.5pt" style:font-size-complex="13.5pt" fo:language="fr" fo:country="FR"/>
    </style:style>
    <style:style style:name="T2741" style:parent-style-name="CodeHTML" style:family="text">
      <style:text-properties style:font-name="Consolas" fo:color="#0A0D1C" fo:font-size="11pt" style:font-size-asian="11pt" style:font-size-complex="11pt" fo:background-color="#EEEEEE" fo:language="fr" fo:country="FR"/>
    </style:style>
    <style:style style:name="T2742" style:parent-style-name="Policepardéfaut" style:family="text">
      <style:text-properties style:font-name="Segoe UI" style:font-name-complex="Segoe UI" fo:color="#10162F" fo:font-size="13.5pt" style:font-size-asian="13.5pt" style:font-size-complex="13.5pt" fo:language="fr" fo:country="FR"/>
    </style:style>
    <style:style style:name="T2743" style:parent-style-name="CodeHTML" style:family="text">
      <style:text-properties style:font-name="Consolas" fo:color="#0A0D1C" fo:font-size="11pt" style:font-size-asian="11pt" style:font-size-complex="11pt" fo:background-color="#EEEEEE" fo:language="fr" fo:country="FR"/>
    </style:style>
    <style:style style:name="T2744" style:parent-style-name="Policepardéfaut" style:family="text">
      <style:text-properties style:font-name="Segoe UI" style:font-name-complex="Segoe UI" fo:color="#10162F" fo:font-size="13.5pt" style:font-size-asian="13.5pt" style:font-size-complex="13.5pt" fo:language="fr" fo:country="FR"/>
    </style:style>
    <style:style style:name="T2745" style:parent-style-name="CodeHTML" style:family="text">
      <style:text-properties style:font-name="Consolas" fo:color="#0A0D1C" fo:font-size="11pt" style:font-size-asian="11pt" style:font-size-complex="11pt" fo:background-color="#EEEEEE" fo:language="fr" fo:country="FR"/>
    </style:style>
    <style:style style:name="T2746" style:parent-style-name="Policepardéfaut" style:family="text">
      <style:text-properties style:font-name="Segoe UI" style:font-name-complex="Segoe UI" fo:color="#10162F" fo:font-size="13.5pt" style:font-size-asian="13.5pt" style:font-size-complex="13.5pt" fo:language="fr" fo:country="FR"/>
    </style:style>
    <style:style style:name="P2747" style:parent-style-name="g-md-p" style:family="paragraph">
      <style:paragraph-properties fo:margin-top="0in" fo:margin-bottom="0in" fo:background-color="#FFFFFF"/>
    </style:style>
    <style:style style:name="T2748" style:parent-style-name="CodeHTML" style:family="text">
      <style:text-properties style:font-name="Consolas" fo:color="#0A0D1C" fo:font-size="11pt" style:font-size-asian="11pt" style:font-size-complex="11pt" fo:background-color="#EEEEEE" fo:language="fr" fo:country="FR"/>
    </style:style>
    <style:style style:name="T2749" style:parent-style-name="Policepardéfaut" style:family="text">
      <style:text-properties style:font-name="Segoe UI" style:font-name-complex="Segoe UI" fo:color="#10162F" fo:font-size="13.5pt" style:font-size-asian="13.5pt" style:font-size-complex="13.5pt" fo:language="fr" fo:country="FR"/>
    </style:style>
    <style:style style:name="T2750" style:parent-style-name="Policepardéfaut" style:family="text">
      <style:text-properties style:font-name="Segoe UI" style:font-name-complex="Segoe UI" fo:color="#10162F" fo:font-size="13.5pt" style:font-size-asian="13.5pt" style:font-size-complex="13.5pt" fo:language="fr" fo:country="FR"/>
    </style:style>
    <style:style style:name="T2751" style:parent-style-name="CodeHTML" style:family="text">
      <style:text-properties style:font-name="Consolas" fo:color="#0A0D1C" fo:font-size="11pt" style:font-size-asian="11pt" style:font-size-complex="11pt" fo:background-color="#EEEEEE" fo:language="fr" fo:country="FR"/>
    </style:style>
    <style:style style:name="T2752" style:parent-style-name="Policepardéfaut" style:family="text">
      <style:text-properties style:font-name="Segoe UI" style:font-name-complex="Segoe UI" fo:color="#10162F" fo:font-size="13.5pt" style:font-size-asian="13.5pt" style:font-size-complex="13.5pt" fo:language="fr" fo:country="FR"/>
    </style:style>
    <style:style style:name="T2753" style:parent-style-name="Accentuation" style:family="text">
      <style:text-properties style:font-name="Segoe UI" style:font-name-complex="Segoe UI" fo:color="#10162F" fo:font-size="13.5pt" style:font-size-asian="13.5pt" style:font-size-complex="13.5pt" fo:language="fr" fo:country="FR"/>
    </style:style>
    <style:style style:name="T2754" style:parent-style-name="Policepardéfaut" style:family="text">
      <style:text-properties style:font-name="Segoe UI" style:font-name-complex="Segoe UI" fo:color="#10162F" fo:font-size="13.5pt" style:font-size-asian="13.5pt" style:font-size-complex="13.5pt" fo:language="fr" fo:country="FR"/>
    </style:style>
    <style:style style:name="T2755" style:parent-style-name="Policepardéfaut" style:family="text">
      <style:text-properties style:font-name="Segoe UI" style:font-name-complex="Segoe UI" fo:color="#10162F" fo:font-size="13.5pt" style:font-size-asian="13.5pt" style:font-size-complex="13.5pt" fo:language="fr" fo:country="FR"/>
    </style:style>
    <style:style style:name="T2756" style:parent-style-name="CodeHTML" style:family="text">
      <style:text-properties style:font-name="Consolas" fo:color="#0A0D1C" fo:font-size="11pt" style:font-size-asian="11pt" style:font-size-complex="11pt" fo:background-color="#EEEEEE" fo:language="fr" fo:country="FR"/>
    </style:style>
    <style:style style:name="T2757" style:parent-style-name="Policepardéfaut" style:family="text">
      <style:text-properties style:font-name="Segoe UI" style:font-name-complex="Segoe UI" fo:color="#10162F" fo:font-size="13.5pt" style:font-size-asian="13.5pt" style:font-size-complex="13.5pt" fo:language="fr" fo:country="FR"/>
    </style:style>
    <style:style style:name="T2758" style:parent-style-name="CodeHTML" style:family="text">
      <style:text-properties style:font-name="Consolas" fo:color="#0A0D1C" fo:font-size="11pt" style:font-size-asian="11pt" style:font-size-complex="11pt" fo:background-color="#EEEEEE" fo:language="fr" fo:country="FR"/>
    </style:style>
    <style:style style:name="T2759" style:parent-style-name="Policepardéfaut" style:family="text">
      <style:text-properties style:font-name="Segoe UI" style:font-name-complex="Segoe UI" fo:color="#10162F" fo:font-size="13.5pt" style:font-size-asian="13.5pt" style:font-size-complex="13.5pt" fo:language="fr" fo:country="FR"/>
    </style:style>
    <style:style style:name="T2760" style:parent-style-name="Policepardéfaut" style:family="text">
      <style:text-properties style:font-name="Segoe UI" style:font-name-complex="Segoe UI" fo:color="#10162F" fo:font-size="13.5pt" style:font-size-asian="13.5pt" style:font-size-complex="13.5pt" fo:language="fr" fo:country="FR"/>
    </style:style>
    <style:style style:name="P2761"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2762" style:parent-style-name="Titre3" style:family="paragraph">
      <style:paragraph-properties fo:background-color="#FFFFFF"/>
      <style:text-properties style:font-name="Segoe UI" style:font-name-complex="Segoe UI" fo:color="#0A0D1C"/>
    </style:style>
    <style:style style:name="P2763" style:parent-style-name="Normal" style:family="paragraph">
      <style:paragraph-properties fo:background-color="#FFFFFF"/>
    </style:style>
    <style:style style:name="T2764" style:parent-style-name="gamut-uidoxx-styledtext" style:family="text">
      <style:text-properties style:font-name="Segoe UI" style:font-name-complex="Segoe UI" fo:color="#10162F" fo:font-size="13.5pt" style:font-size-asian="13.5pt" style:font-size-complex="13.5pt"/>
    </style:style>
    <style:style style:name="P2765" style:parent-style-name="g-md-p" style:family="paragraph">
      <style:paragraph-properties fo:margin-top="0in" fo:background-color="#FFFFFF"/>
    </style:style>
    <style:style style:name="T2766" style:parent-style-name="Policepardéfaut" style:family="text">
      <style:text-properties style:font-name="Segoe UI" style:font-name-complex="Segoe UI" fo:color="#10162F" fo:font-size="13.5pt" style:font-size-asian="13.5pt" style:font-size-complex="13.5pt" fo:language="fr" fo:country="FR"/>
    </style:style>
    <style:style style:name="T2767" style:parent-style-name="CodeHTML" style:family="text">
      <style:text-properties style:font-name="Consolas" fo:color="#0A0D1C" fo:font-size="11pt" style:font-size-asian="11pt" style:font-size-complex="11pt" fo:background-color="#EEEEEE" fo:language="fr" fo:country="FR"/>
    </style:style>
    <style:style style:name="T2768" style:parent-style-name="Policepardéfaut" style:family="text">
      <style:text-properties style:font-name="Segoe UI" style:font-name-complex="Segoe UI" fo:color="#10162F" fo:font-size="13.5pt" style:font-size-asian="13.5pt" style:font-size-complex="13.5pt" fo:language="fr" fo:country="FR"/>
    </style:style>
    <style:style style:name="P2769" style:parent-style-name="Normal" style:family="paragraph">
      <style:paragraph-properties style:vertical-align="auto" fo:margin-top="0.0694in" fo:margin-bottom="0.0694in" fo:background-color="#FFFFFF"/>
      <style:text-properties fo:hyphenate="true"/>
    </style:style>
    <style:style style:name="T2770" style:parent-style-name="CodeHTML" style:family="text">
      <style:text-properties style:font-name="Consolas" style:font-name-asian="Songti SC" fo:color="#0A0D1C" fo:font-size="11pt" style:font-size-asian="11pt" style:font-size-complex="11pt" fo:background-color="#EEEEEE"/>
    </style:style>
    <style:style style:name="T2771" style:parent-style-name="Policepardéfaut" style:family="text">
      <style:text-properties style:font-name="Segoe UI" style:font-name-complex="Segoe UI" fo:color="#10162F" fo:font-size="13.5pt" style:font-size-asian="13.5pt" style:font-size-complex="13.5pt"/>
    </style:style>
    <style:style style:name="P2772" style:parent-style-name="Normal" style:family="paragraph">
      <style:paragraph-properties style:vertical-align="auto" fo:margin-top="0.0694in" fo:margin-bottom="0.0694in" fo:background-color="#FFFFFF"/>
      <style:text-properties fo:hyphenate="true"/>
    </style:style>
    <style:style style:name="T2773" style:parent-style-name="Policepardéfaut" style:family="text">
      <style:text-properties style:font-name="Segoe UI" style:font-name-complex="Segoe UI" fo:color="#10162F" fo:font-size="13.5pt" style:font-size-asian="13.5pt" style:font-size-complex="13.5pt"/>
    </style:style>
    <style:style style:name="T2774" style:parent-style-name="CodeHTML" style:family="text">
      <style:text-properties style:font-name="Consolas" style:font-name-asian="Songti SC" fo:color="#0A0D1C" fo:font-size="11pt" style:font-size-asian="11pt" style:font-size-complex="11pt" fo:background-color="#EEEEEE"/>
    </style:style>
    <style:style style:name="T2775" style:parent-style-name="Policepardéfaut" style:family="text">
      <style:text-properties style:font-name="Segoe UI" style:font-name-complex="Segoe UI" fo:color="#10162F" fo:font-size="13.5pt" style:font-size-asian="13.5pt" style:font-size-complex="13.5pt"/>
    </style:style>
    <style:style style:name="P2776" style:parent-style-name="Normal" style:family="paragraph">
      <style:paragraph-properties style:vertical-align="auto" fo:margin-top="0.0694in" fo:margin-bottom="0.0694in" fo:background-color="#FFFFFF"/>
      <style:text-properties fo:hyphenate="true"/>
    </style:style>
    <style:style style:name="T2777" style:parent-style-name="Policepardéfaut" style:family="text">
      <style:text-properties style:font-name="Segoe UI" style:font-name-complex="Segoe UI" fo:color="#10162F" fo:font-size="13.5pt" style:font-size-asian="13.5pt" style:font-size-complex="13.5pt"/>
    </style:style>
    <style:style style:name="T2778" style:parent-style-name="CodeHTML" style:family="text">
      <style:text-properties style:font-name="Consolas" style:font-name-asian="Songti SC" fo:color="#0A0D1C" fo:font-size="11pt" style:font-size-asian="11pt" style:font-size-complex="11pt" fo:background-color="#EEEEEE"/>
    </style:style>
    <style:style style:name="T2779" style:parent-style-name="Policepardéfaut" style:family="text">
      <style:text-properties style:font-name="Segoe UI" style:font-name-complex="Segoe UI" fo:color="#10162F" fo:font-size="13.5pt" style:font-size-asian="13.5pt" style:font-size-complex="13.5pt"/>
    </style:style>
    <style:style style:name="T2780" style:parent-style-name="CodeHTML" style:family="text">
      <style:text-properties style:font-name="Consolas" style:font-name-asian="Songti SC" fo:color="#0A0D1C" fo:font-size="11pt" style:font-size-asian="11pt" style:font-size-complex="11pt" fo:background-color="#EEEEEE"/>
    </style:style>
    <style:style style:name="T2781" style:parent-style-name="Policepardéfaut" style:family="text">
      <style:text-properties style:font-name="Segoe UI" style:font-name-complex="Segoe UI" fo:color="#10162F" fo:font-size="13.5pt" style:font-size-asian="13.5pt" style:font-size-complex="13.5pt"/>
    </style:style>
    <style:style style:name="T2782" style:parent-style-name="Policepardéfaut" style:family="text">
      <style:text-properties style:font-name="Segoe UI" style:font-name-complex="Segoe UI" fo:color="#10162F" fo:font-size="13.5pt" style:font-size-asian="13.5pt" style:font-size-complex="13.5pt"/>
    </style:style>
    <style:style style:name="P2783" style:parent-style-name="Normal" style:family="paragraph">
      <style:paragraph-properties fo:margin-left="0.5in" fo:background-color="#FFFFFF">
        <style:tab-stops/>
      </style:paragraph-properties>
    </style:style>
    <style:style style:name="T2784" style:parent-style-name="Lienhypertexte" style:family="text">
      <style:text-properties style:font-name="Segoe UI" style:font-name-complex="Segoe UI" fo:color="#3A10E5" fo:font-size="13.5pt" style:font-size-asian="13.5pt" style:font-size-complex="13.5pt"/>
    </style:style>
    <style:style style:name="P2785" style:parent-style-name="Normal" style:family="paragraph">
      <style:paragraph-properties fo:margin-left="0.5in" fo:background-color="#FFFFFF">
        <style:tab-stops/>
      </style:paragraph-properties>
    </style:style>
    <style:style style:name="T2786" style:parent-style-name="Policepardéfaut" style:family="text">
      <style:text-properties style:font-name="Segoe UI" style:font-name-complex="Segoe UI" fo:color="#10162F" fo:font-size="13.5pt" style:font-size-asian="13.5pt" style:font-size-complex="13.5pt"/>
    </style:style>
    <style:style style:name="P2787" style:parent-style-name="Normal" style:family="paragraph">
      <style:paragraph-properties fo:margin-left="0.5in" fo:background-color="#FFFFFF">
        <style:tab-stops/>
      </style:paragraph-properties>
      <style:text-properties style:font-name="Segoe UI" style:font-name-complex="Segoe UI" fo:color="#10162F" fo:font-size="13.5pt" style:font-size-asian="13.5pt" style:font-size-complex="13.5pt"/>
    </style:style>
    <style:style style:name="P2788" style:parent-style-name="Normal" style:family="paragraph">
      <style:paragraph-properties style:vertical-align="auto" fo:margin-top="0.0694in" fo:margin-bottom="0.0694in" fo:background-color="#FFFFFF"/>
      <style:text-properties fo:hyphenate="true"/>
    </style:style>
    <style:style style:name="T2789" style:parent-style-name="CodeHTML" style:family="text">
      <style:text-properties style:font-name="Consolas" style:font-name-asian="Songti SC" fo:color="#0A0D1C" fo:font-size="11pt" style:font-size-asian="11pt" style:font-size-complex="11pt" fo:background-color="#EEEEEE"/>
    </style:style>
    <style:style style:name="T2790" style:parent-style-name="Policepardéfaut" style:family="text">
      <style:text-properties style:font-name="Segoe UI" style:font-name-complex="Segoe UI" fo:color="#10162F" fo:font-size="13.5pt" style:font-size-asian="13.5pt" style:font-size-complex="13.5pt"/>
    </style:style>
    <style:style style:name="P2791" style:parent-style-name="Normal" style:family="paragraph">
      <style:paragraph-properties style:vertical-align="auto" fo:margin-top="0.0694in" fo:margin-bottom="0.0694in" fo:background-color="#FFFFFF"/>
      <style:text-properties fo:hyphenate="true"/>
    </style:style>
    <style:style style:name="T2792" style:parent-style-name="Policepardéfaut" style:family="text">
      <style:text-properties style:font-name="Segoe UI" style:font-name-complex="Segoe UI" fo:color="#10162F" fo:font-size="13.5pt" style:font-size-asian="13.5pt" style:font-size-complex="13.5pt"/>
    </style:style>
    <style:style style:name="T2793" style:parent-style-name="CodeHTML" style:family="text">
      <style:text-properties style:font-name="Consolas" style:font-name-asian="Songti SC" fo:color="#0A0D1C" fo:font-size="11pt" style:font-size-asian="11pt" style:font-size-complex="11pt" fo:background-color="#EEEEEE"/>
    </style:style>
    <style:style style:name="T2794" style:parent-style-name="Policepardéfaut" style:family="text">
      <style:text-properties style:font-name="Segoe UI" style:font-name-complex="Segoe UI" fo:color="#10162F" fo:font-size="13.5pt" style:font-size-asian="13.5pt" style:font-size-complex="13.5pt"/>
    </style:style>
    <style:style style:name="P2795" style:parent-style-name="Normal" style:family="paragraph">
      <style:paragraph-properties fo:margin-left="0.5in" fo:background-color="#FFFFFF">
        <style:tab-stops/>
      </style:paragraph-properties>
    </style:style>
    <style:style style:name="T2796" style:parent-style-name="Lienhypertexte" style:family="text">
      <style:text-properties style:font-name="Segoe UI" style:font-name-complex="Segoe UI" fo:color="#3A10E5" fo:font-size="13.5pt" style:font-size-asian="13.5pt" style:font-size-complex="13.5pt"/>
    </style:style>
    <style:style style:name="P2797" style:parent-style-name="Normal" style:family="paragraph">
      <style:paragraph-properties fo:margin-left="0.5in" fo:background-color="#FFFFFF">
        <style:tab-stops/>
      </style:paragraph-properties>
    </style:style>
    <style:style style:name="T2798" style:parent-style-name="Policepardéfaut" style:family="text">
      <style:text-properties style:font-name="Segoe UI" style:font-name-complex="Segoe UI" fo:color="#10162F" fo:font-size="13.5pt" style:font-size-asian="13.5pt" style:font-size-complex="13.5pt"/>
    </style:style>
    <style:style style:name="P2799" style:parent-style-name="Normal" style:family="paragraph">
      <style:paragraph-properties fo:margin-left="0.5in" fo:background-color="#FFFFFF">
        <style:tab-stops/>
      </style:paragraph-properties>
      <style:text-properties style:font-name="Segoe UI" style:font-name-complex="Segoe UI" fo:color="#10162F" fo:font-size="13.5pt" style:font-size-asian="13.5pt" style:font-size-complex="13.5pt"/>
    </style:style>
    <style:style style:name="P2800" style:parent-style-name="Normal" style:family="paragraph">
      <style:paragraph-properties style:vertical-align="auto" fo:margin-top="0.0694in" fo:margin-bottom="0.0694in" fo:background-color="#FFFFFF"/>
      <style:text-properties fo:hyphenate="true"/>
    </style:style>
    <style:style style:name="T2801" style:parent-style-name="Policepardéfaut" style:family="text">
      <style:text-properties style:font-name="Segoe UI" style:font-name-complex="Segoe UI" fo:color="#10162F" fo:font-size="13.5pt" style:font-size-asian="13.5pt" style:font-size-complex="13.5pt"/>
    </style:style>
    <style:style style:name="T2802" style:parent-style-name="CodeHTML" style:family="text">
      <style:text-properties style:font-name="Consolas" style:font-name-asian="Songti SC" fo:color="#0A0D1C" fo:font-size="11pt" style:font-size-asian="11pt" style:font-size-complex="11pt" fo:background-color="#EEEEEE"/>
    </style:style>
    <style:style style:name="T2803" style:parent-style-name="Policepardéfaut" style:family="text">
      <style:text-properties style:font-name="Segoe UI" style:font-name-complex="Segoe UI" fo:color="#10162F" fo:font-size="13.5pt" style:font-size-asian="13.5pt" style:font-size-complex="13.5pt"/>
    </style:style>
    <style:style style:name="T2804" style:parent-style-name="Policepardéfaut" style:family="text">
      <style:text-properties style:font-name="Segoe UI" style:font-name-complex="Segoe UI" fo:color="#10162F" fo:font-size="13.5pt" style:font-size-asian="13.5pt" style:font-size-complex="13.5pt"/>
    </style:style>
    <style:style style:name="T2805" style:parent-style-name="CodeHTML" style:family="text">
      <style:text-properties style:font-name="Consolas" style:font-name-asian="Songti SC" fo:color="#0A0D1C" fo:font-size="11pt" style:font-size-asian="11pt" style:font-size-complex="11pt" fo:background-color="#EEEEEE"/>
    </style:style>
    <style:style style:name="T2806" style:parent-style-name="Policepardéfaut" style:family="text">
      <style:text-properties style:font-name="Segoe UI" style:font-name-complex="Segoe UI" fo:color="#10162F" fo:font-size="13.5pt" style:font-size-asian="13.5pt" style:font-size-complex="13.5pt"/>
    </style:style>
    <style:style style:name="P2807" style:parent-style-name="Normal" style:family="paragraph">
      <style:paragraph-properties fo:margin-left="0.5in" fo:background-color="#FFFFFF">
        <style:tab-stops/>
      </style:paragraph-properties>
    </style:style>
    <style:style style:name="T2808" style:parent-style-name="Lienhypertexte" style:family="text">
      <style:text-properties style:font-name="Segoe UI" style:font-name-complex="Segoe UI" fo:color="#3A10E5" fo:font-size="13.5pt" style:font-size-asian="13.5pt" style:font-size-complex="13.5pt"/>
    </style:style>
    <style:style style:name="P2809" style:parent-style-name="Normal" style:family="paragraph">
      <style:paragraph-properties fo:margin-left="0.5in" fo:background-color="#FFFFFF">
        <style:tab-stops/>
      </style:paragraph-properties>
    </style:style>
    <style:style style:name="T2810" style:parent-style-name="Policepardéfaut" style:family="text">
      <style:text-properties style:font-name="Segoe UI" style:font-name-complex="Segoe UI" fo:color="#10162F" fo:font-size="13.5pt" style:font-size-asian="13.5pt" style:font-size-complex="13.5pt"/>
    </style:style>
    <style:style style:name="P2811" style:parent-style-name="Normal" style:family="paragraph">
      <style:paragraph-properties fo:margin-left="0.5in" fo:background-color="#FFFFFF">
        <style:tab-stops/>
      </style:paragraph-properties>
      <style:text-properties style:font-name="Segoe UI" style:font-name-complex="Segoe UI" fo:color="#10162F" fo:font-size="13.5pt" style:font-size-asian="13.5pt" style:font-size-complex="13.5pt"/>
    </style:style>
    <style:style style:name="P2812" style:parent-style-name="Normal" style:family="paragraph">
      <style:paragraph-properties style:vertical-align="auto" fo:margin-top="0.0694in" fo:margin-bottom="0.0694in" fo:background-color="#FFFFFF"/>
      <style:text-properties fo:hyphenate="true"/>
    </style:style>
    <style:style style:name="T2813" style:parent-style-name="Policepardéfaut" style:family="text">
      <style:text-properties style:font-name="Segoe UI" style:font-name-complex="Segoe UI" fo:color="#10162F" fo:font-size="13.5pt" style:font-size-asian="13.5pt" style:font-size-complex="13.5pt"/>
    </style:style>
    <style:style style:name="T2814" style:parent-style-name="Policepardéfaut" style:family="text">
      <style:text-properties style:font-name="Segoe UI" style:font-name-complex="Segoe UI" fo:color="#10162F" fo:font-size="13.5pt" style:font-size-asian="13.5pt" style:font-size-complex="13.5pt"/>
    </style:style>
    <style:style style:name="T2815" style:parent-style-name="CodeHTML" style:family="text">
      <style:text-properties style:font-name="Consolas" style:font-name-asian="Songti SC" fo:color="#0A0D1C" fo:font-size="11pt" style:font-size-asian="11pt" style:font-size-complex="11pt" fo:background-color="#EEEEEE"/>
    </style:style>
    <style:style style:name="T2816" style:parent-style-name="Policepardéfaut" style:family="text">
      <style:text-properties style:font-name="Segoe UI" style:font-name-complex="Segoe UI" fo:color="#10162F" fo:font-size="13.5pt" style:font-size-asian="13.5pt" style:font-size-complex="13.5pt"/>
    </style:style>
    <style:style style:name="P2817" style:parent-style-name="Paragraphedeliste" style:family="paragraph">
      <style:paragraph-properties fo:line-height="0%"/>
      <style:text-properties style:font-name="Segoe UI" style:font-name-complex="Segoe UI" fo:color="#FFFFFF" fo:font-size="13.5pt" style:font-size-asian="13.5pt" style:font-size-complex="13.5pt"/>
    </style:style>
    <style:style style:name="P2818" style:parent-style-name="Titre1" style:family="paragraph">
      <style:paragraph-properties fo:margin-top="0in" fo:margin-bottom="0in" fo:background-color="#10162F"/>
      <style:text-properties style:font-name="Segoe UI" style:font-name-complex="Segoe UI" fo:color="#66C4FF"/>
    </style:style>
    <style:style style:name="P2819" style:parent-style-name="gamut-1dzl6xd-styledtext" style:family="paragraph">
      <style:paragraph-properties fo:background-color="#10162F"/>
    </style:style>
    <style:style style:name="T2820" style:parent-style-name="styles_markdown__y5hhd" style:family="text">
      <style:text-properties style:font-name="Segoe UI" style:font-name-complex="Segoe UI" fo:font-weight="bold" style:font-weight-asian="bold" style:font-weight-complex="bold" fo:color="#66C4FF" fo:font-size="13.5pt" style:font-size-asian="13.5pt" style:font-size-complex="13.5pt" fo:language="fr" fo:country="FR"/>
    </style:style>
    <style:style style:name="T2821" style:parent-style-name="styles_markdown__y5hhd" style:family="text">
      <style:text-properties style:font-name="Segoe UI" style:font-name-complex="Segoe UI" fo:font-weight="bold" style:font-weight-asian="bold" style:font-weight-complex="bold" fo:color="#66C4FF" fo:font-size="13.5pt" style:font-size-asian="13.5pt" style:font-size-complex="13.5pt" fo:language="fr" fo:country="FR"/>
    </style:style>
    <style:style style:name="P2822" style:parent-style-name="Titre2" style:family="paragraph">
      <style:paragraph-properties fo:margin-top="0in" fo:background-color="#10162F"/>
      <style:text-properties style:font-name="Segoe UI" style:font-name-complex="Segoe UI" fo:color="#FFFFFF"/>
    </style:style>
    <style:style style:name="P2823" style:parent-style-name="g-md-p" style:family="paragraph">
      <style:paragraph-properties fo:margin-top="0in" fo:background-color="#10162F"/>
    </style:style>
    <style:style style:name="T2824" style:parent-style-name="Policepardéfaut" style:family="text">
      <style:text-properties style:font-name="Segoe UI" style:font-name-complex="Segoe UI" fo:color="#FFFFFF" fo:font-size="13.5pt" style:font-size-asian="13.5pt" style:font-size-complex="13.5pt" fo:language="fr" fo:country="FR"/>
    </style:style>
    <style:style style:name="T2825" style:parent-style-name="Policepardéfaut" style:family="text">
      <style:text-properties style:font-name="Segoe UI" style:font-name-complex="Segoe UI" fo:color="#FFFFFF" fo:font-size="13.5pt" style:font-size-asian="13.5pt" style:font-size-complex="13.5pt" fo:language="fr" fo:country="FR"/>
    </style:style>
    <style:style style:name="T2826" style:parent-style-name="Policepardéfaut" style:family="text">
      <style:text-properties style:font-name="Segoe UI" style:font-name-complex="Segoe UI" fo:color="#FFFFFF" fo:font-size="13.5pt" style:font-size-asian="13.5pt" style:font-size-complex="13.5pt" fo:language="fr" fo:country="FR"/>
    </style:style>
    <style:style style:name="T2827" style:parent-style-name="Accentuation" style:family="text">
      <style:text-properties style:font-name="Segoe UI" style:font-name-complex="Segoe UI" fo:color="#FFFFFF" fo:font-size="13.5pt" style:font-size-asian="13.5pt" style:font-size-complex="13.5pt" fo:language="fr" fo:country="FR"/>
    </style:style>
    <style:style style:name="T2828" style:parent-style-name="Policepardéfaut" style:family="text">
      <style:text-properties style:font-name="Segoe UI" style:font-name-complex="Segoe UI" fo:color="#FFFFFF" fo:font-size="13.5pt" style:font-size-asian="13.5pt" style:font-size-complex="13.5pt" fo:language="fr" fo:country="FR"/>
    </style:style>
    <style:style style:name="P2829"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2830" style:parent-style-name="Titre2" style:family="paragraph">
      <style:paragraph-properties fo:background-color="#10162F"/>
      <style:text-properties style:font-name="Segoe UI" style:font-name-complex="Segoe UI" fo:color="#FFFFFF"/>
    </style:style>
    <style:style style:name="P2831"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2832"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2833" style:parent-style-name="Titre2" style:family="paragraph">
      <style:paragraph-properties fo:background-color="#10162F"/>
      <style:text-properties style:font-name="Segoe UI" style:font-name-complex="Segoe UI" fo:color="#FFFFFF"/>
    </style:style>
    <style:style style:name="P2834" style:parent-style-name="g-md-p" style:family="paragraph">
      <style:paragraph-properties fo:margin-top="0in" fo:background-color="#10162F"/>
    </style:style>
    <style:style style:name="T2835" style:parent-style-name="Policepardéfaut" style:family="text">
      <style:text-properties style:font-name="Segoe UI" style:font-name-complex="Segoe UI" fo:color="#FFFFFF" fo:font-size="13.5pt" style:font-size-asian="13.5pt" style:font-size-complex="13.5pt" fo:language="fr" fo:country="FR"/>
    </style:style>
    <style:style style:name="T2836" style:parent-style-name="Lienhypertexte" style:family="text">
      <style:text-properties style:font-name="Segoe UI" style:font-name-complex="Segoe UI" fo:color="#FFD300" fo:font-size="13.5pt" style:font-size-asian="13.5pt" style:font-size-complex="13.5pt" fo:language="fr" fo:country="FR"/>
    </style:style>
    <style:style style:name="T2837" style:parent-style-name="Policepardéfaut" style:family="text">
      <style:text-properties style:font-name="Segoe UI" style:font-name-complex="Segoe UI" fo:color="#FFFFFF" fo:font-size="13.5pt" style:font-size-asian="13.5pt" style:font-size-complex="13.5pt" fo:language="fr" fo:country="FR"/>
    </style:style>
    <style:style style:name="T2838" style:parent-style-name="Policepardéfaut" style:family="text">
      <style:text-properties style:font-name="Segoe UI" style:font-name-complex="Segoe UI" fo:color="#FFFFFF" fo:font-size="13.5pt" style:font-size-asian="13.5pt" style:font-size-complex="13.5pt" fo:language="fr" fo:country="FR"/>
    </style:style>
    <style:style style:name="T2839" style:parent-style-name="Lienhypertexte" style:family="text">
      <style:text-properties style:font-name="Segoe UI" style:font-name-complex="Segoe UI" fo:color="#FFD300" fo:font-size="13.5pt" style:font-size-asian="13.5pt" style:font-size-complex="13.5pt" fo:language="fr" fo:country="FR"/>
    </style:style>
    <style:style style:name="T2840" style:parent-style-name="Policepardéfaut" style:family="text">
      <style:text-properties style:font-name="Segoe UI" style:font-name-complex="Segoe UI" fo:color="#FFFFFF" fo:font-size="13.5pt" style:font-size-asian="13.5pt" style:font-size-complex="13.5pt" fo:language="fr" fo:country="FR"/>
    </style:style>
    <style:style style:name="T2841" style:parent-style-name="Policepardéfaut" style:family="text">
      <style:text-properties style:font-name="Segoe UI" style:font-name-complex="Segoe UI" fo:color="#FFFFFF" fo:font-size="13.5pt" style:font-size-asian="13.5pt" style:font-size-complex="13.5pt" fo:language="fr" fo:country="FR"/>
    </style:style>
    <style:style style:name="T2842" style:parent-style-name="Policepardéfaut" style:family="text">
      <style:text-properties style:font-name="Segoe UI" style:font-name-complex="Segoe UI" fo:color="#FFFFFF" fo:font-size="13.5pt" style:font-size-asian="13.5pt" style:font-size-complex="13.5pt" fo:language="fr" fo:country="FR"/>
    </style:style>
    <style:style style:name="P2843" style:parent-style-name="g-md-p" style:family="paragraph">
      <style:paragraph-properties fo:margin-top="0in" fo:background-color="#10162F"/>
    </style:style>
    <style:style style:name="T2844" style:parent-style-name="Policepardéfaut" style:family="text">
      <style:text-properties style:font-name="Segoe UI" style:font-name-complex="Segoe UI" fo:color="#FFFFFF" fo:font-size="13.5pt" style:font-size-asian="13.5pt" style:font-size-complex="13.5pt" fo:language="fr" fo:country="FR"/>
    </style:style>
    <style:style style:name="T2845" style:parent-style-name="Accentuation" style:family="text">
      <style:text-properties style:font-name="Segoe UI" style:font-name-complex="Segoe UI" fo:color="#FFFFFF" fo:font-size="13.5pt" style:font-size-asian="13.5pt" style:font-size-complex="13.5pt" fo:language="fr" fo:country="FR"/>
    </style:style>
    <style:style style:name="T2846" style:parent-style-name="Policepardéfaut" style:family="text">
      <style:text-properties style:font-name="Segoe UI" style:font-name-complex="Segoe UI" fo:color="#FFFFFF" fo:font-size="13.5pt" style:font-size-asian="13.5pt" style:font-size-complex="13.5pt" fo:language="fr" fo:country="FR"/>
    </style:style>
    <style:style style:name="T2847" style:parent-style-name="Policepardéfaut" style:family="text">
      <style:text-properties style:font-name="Segoe UI" style:font-name-complex="Segoe UI" fo:color="#FFFFFF" fo:font-size="13.5pt" style:font-size-asian="13.5pt" style:font-size-complex="13.5pt" fo:language="fr" fo:country="FR"/>
    </style:style>
    <style:style style:name="T2848" style:parent-style-name="Policepardéfaut" style:family="text">
      <style:text-properties style:font-name="Segoe UI" style:font-name-complex="Segoe UI" fo:color="#FFFFFF" fo:font-size="13.5pt" style:font-size-asian="13.5pt" style:font-size-complex="13.5pt" fo:language="fr" fo:country="FR"/>
    </style:style>
    <style:style style:name="T2849" style:parent-style-name="Accentuation" style:family="text">
      <style:text-properties style:font-name="Segoe UI" style:font-name-complex="Segoe UI" fo:color="#FFFFFF" fo:font-size="13.5pt" style:font-size-asian="13.5pt" style:font-size-complex="13.5pt" fo:language="fr" fo:country="FR"/>
    </style:style>
    <style:style style:name="T2850" style:parent-style-name="Policepardéfaut" style:family="text">
      <style:text-properties style:font-name="Segoe UI" style:font-name-complex="Segoe UI" fo:color="#FFFFFF" fo:font-size="13.5pt" style:font-size-asian="13.5pt" style:font-size-complex="13.5pt" fo:language="fr" fo:country="FR"/>
    </style:style>
    <style:style style:name="T2851" style:parent-style-name="Accentuation" style:family="text">
      <style:text-properties style:font-name="Segoe UI" style:font-name-complex="Segoe UI" fo:color="#FFFFFF" fo:font-size="13.5pt" style:font-size-asian="13.5pt" style:font-size-complex="13.5pt" fo:language="fr" fo:country="FR"/>
    </style:style>
    <style:style style:name="T2852" style:parent-style-name="Policepardéfaut" style:family="text">
      <style:text-properties style:font-name="Segoe UI" style:font-name-complex="Segoe UI" fo:color="#FFFFFF" fo:font-size="13.5pt" style:font-size-asian="13.5pt" style:font-size-complex="13.5pt" fo:language="fr" fo:country="FR"/>
    </style:style>
    <style:style style:name="T2853" style:parent-style-name="Accentuation" style:family="text">
      <style:text-properties style:font-name="Segoe UI" style:font-name-complex="Segoe UI" fo:color="#FFFFFF" fo:font-size="13.5pt" style:font-size-asian="13.5pt" style:font-size-complex="13.5pt" fo:language="fr" fo:country="FR"/>
    </style:style>
    <style:style style:name="T2854" style:parent-style-name="Policepardéfaut" style:family="text">
      <style:text-properties style:font-name="Segoe UI" style:font-name-complex="Segoe UI" fo:color="#FFFFFF" fo:font-size="13.5pt" style:font-size-asian="13.5pt" style:font-size-complex="13.5pt" fo:language="fr" fo:country="FR"/>
    </style:style>
    <style:style style:name="T2855" style:parent-style-name="Lienhypertexte" style:family="text">
      <style:text-properties style:font-name="Segoe UI" style:font-name-complex="Segoe UI" fo:color="#FFD300" fo:font-size="13.5pt" style:font-size-asian="13.5pt" style:font-size-complex="13.5pt" fo:language="fr" fo:country="FR"/>
    </style:style>
    <style:style style:name="T2856" style:parent-style-name="Policepardéfaut" style:family="text">
      <style:text-properties style:font-name="Segoe UI" style:font-name-complex="Segoe UI" fo:color="#FFFFFF" fo:font-size="13.5pt" style:font-size-asian="13.5pt" style:font-size-complex="13.5pt" fo:language="fr" fo:country="FR"/>
    </style:style>
    <style:style style:name="P2857"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2858" style:parent-style-name="g-md-p" style:family="paragraph">
      <style:paragraph-properties fo:margin-top="0in" fo:margin-bottom="0in" fo:background-color="#10162F"/>
    </style:style>
    <style:style style:name="T2859" style:parent-style-name="Policepardéfaut" style:family="text">
      <style:text-properties style:font-name="Segoe UI" style:font-name-complex="Segoe UI" fo:color="#FFFFFF" fo:font-size="13.5pt" style:font-size-asian="13.5pt" style:font-size-complex="13.5pt" fo:language="fr" fo:country="FR"/>
    </style:style>
    <style:style style:name="T2860" style:parent-style-name="Lienhypertexte" style:family="text">
      <style:text-properties style:font-name="Segoe UI" style:font-name-complex="Segoe UI" fo:color="#FFD300" fo:font-size="13.5pt" style:font-size-asian="13.5pt" style:font-size-complex="13.5pt" fo:language="fr" fo:country="FR"/>
    </style:style>
    <style:style style:name="T2861" style:parent-style-name="Policepardéfaut" style:family="text">
      <style:text-properties style:font-name="Segoe UI" style:font-name-complex="Segoe UI" fo:color="#FFFFFF" fo:font-size="13.5pt" style:font-size-asian="13.5pt" style:font-size-complex="13.5pt" fo:language="fr" fo:country="FR"/>
    </style:style>
    <style:style style:name="T2862" style:parent-style-name="CodeHTML" style:family="text">
      <style:text-properties style:font-name="Consolas" style:font-name-asian="OpenSymbol" fo:color="#4FE0B0" fo:font-size="11pt" style:font-size-asian="11pt" style:font-size-complex="11pt" fo:language="fr" fo:country="FR"/>
    </style:style>
    <style:style style:name="T2863" style:parent-style-name="Policepardéfaut" style:family="text">
      <style:text-properties style:font-name="Segoe UI" style:font-name-complex="Segoe UI" fo:color="#FFFFFF" fo:font-size="13.5pt" style:font-size-asian="13.5pt" style:font-size-complex="13.5pt" fo:language="fr" fo:country="FR"/>
    </style:style>
    <style:style style:name="T2864" style:parent-style-name="Policepardéfaut" style:family="text">
      <style:text-properties style:font-name="Segoe UI" style:font-name-complex="Segoe UI" fo:color="#FFFFFF" fo:font-size="13.5pt" style:font-size-asian="13.5pt" style:font-size-complex="13.5pt" fo:language="fr" fo:country="FR"/>
    </style:style>
    <style:style style:name="P2865" style:parent-style-name="g-md-p" style:family="paragraph">
      <style:paragraph-properties fo:margin-top="0in" fo:margin-bottom="0in" fo:background-color="#10162F"/>
    </style:style>
    <style:style style:name="T2866" style:parent-style-name="Policepardéfaut" style:family="text">
      <style:text-properties style:font-name="Segoe UI" style:font-name-complex="Segoe UI" fo:color="#FFFFFF" fo:font-size="13.5pt" style:font-size-asian="13.5pt" style:font-size-complex="13.5pt" fo:language="fr" fo:country="FR"/>
    </style:style>
    <style:style style:name="T2867" style:parent-style-name="Policepardéfaut" style:family="text">
      <style:text-properties style:font-name="Segoe UI" style:font-name-complex="Segoe UI" fo:color="#FFFFFF" fo:font-size="13.5pt" style:font-size-asian="13.5pt" style:font-size-complex="13.5pt" fo:language="fr" fo:country="FR"/>
    </style:style>
    <style:style style:name="T2868" style:parent-style-name="CodeHTML" style:family="text">
      <style:text-properties style:font-name="Consolas" style:font-name-asian="OpenSymbol" fo:color="#4FE0B0" fo:font-size="11pt" style:font-size-asian="11pt" style:font-size-complex="11pt" fo:language="fr" fo:country="FR"/>
    </style:style>
    <style:style style:name="T2869" style:parent-style-name="Policepardéfaut" style:family="text">
      <style:text-properties style:font-name="Segoe UI" style:font-name-complex="Segoe UI" fo:color="#FFFFFF" fo:font-size="13.5pt" style:font-size-asian="13.5pt" style:font-size-complex="13.5pt" fo:language="fr" fo:country="FR"/>
    </style:style>
    <style:style style:name="T2870" style:parent-style-name="Policepardéfaut" style:family="text">
      <style:text-properties style:font-name="Segoe UI" style:font-name-complex="Segoe UI" fo:color="#FFFFFF" fo:font-size="13.5pt" style:font-size-asian="13.5pt" style:font-size-complex="13.5pt"/>
    </style:style>
    <style:style style:name="T2871" style:parent-style-name="Policepardéfaut" style:family="text">
      <style:text-properties style:font-name="Segoe UI" style:font-name-complex="Segoe UI" fo:color="#FFFFFF" fo:font-size="13.5pt" style:font-size-asian="13.5pt" style:font-size-complex="13.5pt"/>
    </style:style>
    <style:style style:name="P2872" style:parent-style-name="PréformatéHTML" style:family="paragraph">
      <style:paragraph-properties fo:background-color="#211E2F"/>
    </style:style>
    <style:style style:name="T2873" style:parent-style-name="mtk1" style:family="text">
      <style:text-properties style:font-name="Consolas" style:font-name-asian="Liberation Mono" fo:color="#FFFFFF" fo:font-size="13.5pt" style:font-size-asian="13.5pt" style:font-size-complex="13.5pt"/>
    </style:style>
    <style:style style:name="T2874" style:parent-style-name="Policepardéfaut" style:family="text">
      <style:text-properties style:font-name="Consolas" fo:color="#939598" fo:font-size="13.5pt" style:font-size-asian="13.5pt" style:font-size-complex="13.5pt"/>
    </style:style>
    <style:style style:name="T2875" style:parent-style-name="mtk1" style:family="text">
      <style:text-properties style:font-name="Consolas" style:font-name-asian="Liberation Mono" fo:color="#FFFFFF" fo:font-size="13.5pt" style:font-size-asian="13.5pt" style:font-size-complex="13.5pt"/>
    </style:style>
    <style:style style:name="T2876" style:parent-style-name="Policepardéfaut" style:family="text">
      <style:text-properties style:font-name="Consolas" fo:color="#939598" fo:font-size="13.5pt" style:font-size-asian="13.5pt" style:font-size-complex="13.5pt"/>
    </style:style>
    <style:style style:name="P2877" style:parent-style-name="g-md-p" style:family="paragraph">
      <style:paragraph-properties fo:margin-top="0in" fo:background-color="#10162F"/>
    </style:style>
    <style:style style:name="T2878" style:parent-style-name="Policepardéfaut" style:family="text">
      <style:text-properties style:font-name="Segoe UI" style:font-name-complex="Segoe UI" fo:color="#FFFFFF" fo:font-size="13.5pt" style:font-size-asian="13.5pt" style:font-size-complex="13.5pt" fo:language="fr" fo:country="FR"/>
    </style:style>
    <style:style style:name="T2879" style:parent-style-name="Lienhypertexte" style:family="text">
      <style:text-properties style:font-name="Segoe UI" style:font-name-complex="Segoe UI" fo:color="#FFD300" fo:font-size="13.5pt" style:font-size-asian="13.5pt" style:font-size-complex="13.5pt" fo:language="fr" fo:country="FR"/>
    </style:style>
    <style:style style:name="T2880" style:parent-style-name="Policepardéfaut" style:family="text">
      <style:text-properties style:font-name="Segoe UI" style:font-name-complex="Segoe UI" fo:color="#FFFFFF" fo:font-size="13.5pt" style:font-size-asian="13.5pt" style:font-size-complex="13.5pt" fo:language="fr" fo:country="FR"/>
    </style:style>
    <style:style style:name="T2881" style:parent-style-name="Policepardéfaut" style:family="text">
      <style:text-properties style:font-name="Segoe UI" style:font-name-complex="Segoe UI" fo:color="#FFFFFF" fo:font-size="13.5pt" style:font-size-asian="13.5pt" style:font-size-complex="13.5pt" fo:language="fr" fo:country="FR"/>
    </style:style>
    <style:style style:name="T2882" style:parent-style-name="Policepardéfaut" style:family="text">
      <style:text-properties style:font-name="Segoe UI" style:font-name-complex="Segoe UI" fo:color="#FFFFFF" fo:font-size="13.5pt" style:font-size-asian="13.5pt" style:font-size-complex="13.5pt" fo:language="fr" fo:country="FR"/>
    </style:style>
    <style:style style:name="P2883" style:parent-style-name="g-md-p" style:family="paragraph">
      <style:paragraph-properties fo:margin-top="0in" fo:margin-bottom="0in" fo:background-color="#10162F"/>
    </style:style>
    <style:style style:name="T2884" style:parent-style-name="Policepardéfaut" style:family="text">
      <style:text-properties style:font-name="Segoe UI" style:font-name-complex="Segoe UI" fo:color="#FFFFFF" fo:font-size="13.5pt" style:font-size-asian="13.5pt" style:font-size-complex="13.5pt" fo:language="fr" fo:country="FR"/>
    </style:style>
    <style:style style:name="T2885" style:parent-style-name="CodeHTML" style:family="text">
      <style:text-properties style:font-name="Consolas" style:font-name-asian="OpenSymbol" fo:color="#4FE0B0" fo:font-size="11pt" style:font-size-asian="11pt" style:font-size-complex="11pt" fo:language="fr" fo:country="FR"/>
    </style:style>
    <style:style style:name="T2886" style:parent-style-name="Policepardéfaut" style:family="text">
      <style:text-properties style:font-name="Segoe UI" style:font-name-complex="Segoe UI" fo:color="#FFFFFF" fo:font-size="13.5pt" style:font-size-asian="13.5pt" style:font-size-complex="13.5pt" fo:language="fr" fo:country="FR"/>
    </style:style>
    <style:style style:name="T2887" style:parent-style-name="Policepardéfaut" style:family="text">
      <style:text-properties style:font-name="Segoe UI" style:font-name-complex="Segoe UI" fo:color="#FFFFFF" fo:font-size="13.5pt" style:font-size-asian="13.5pt" style:font-size-complex="13.5pt" fo:language="fr" fo:country="FR"/>
    </style:style>
    <style:style style:name="P2888"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2889" style:parent-style-name="PréformatéHTML" style:family="paragraph">
      <style:paragraph-properties fo:background-color="#211E2F"/>
    </style:style>
    <style:style style:name="T2890" style:parent-style-name="mtk1" style:family="text">
      <style:text-properties style:font-name="Consolas" style:font-name-asian="Liberation Mono" fo:color="#FFFFFF" fo:font-size="13.5pt" style:font-size-asian="13.5pt" style:font-size-complex="13.5pt"/>
    </style:style>
    <style:style style:name="T2891" style:parent-style-name="Policepardéfaut" style:family="text">
      <style:text-properties style:font-name="Consolas" fo:color="#939598" fo:font-size="13.5pt" style:font-size-asian="13.5pt" style:font-size-complex="13.5pt"/>
    </style:style>
    <style:style style:name="T2892" style:parent-style-name="mtk1" style:family="text">
      <style:text-properties style:font-name="Consolas" style:font-name-asian="Liberation Mono" fo:color="#FFFFFF" fo:font-size="13.5pt" style:font-size-asian="13.5pt" style:font-size-complex="13.5pt"/>
    </style:style>
    <style:style style:name="T2893" style:parent-style-name="Policepardéfaut" style:family="text">
      <style:text-properties style:font-name="Consolas" fo:color="#939598" fo:font-size="13.5pt" style:font-size-asian="13.5pt" style:font-size-complex="13.5pt"/>
    </style:style>
    <style:style style:name="P2894" style:parent-style-name="g-md-p" style:family="paragraph">
      <style:paragraph-properties fo:margin-top="0in" fo:background-color="#10162F"/>
    </style:style>
    <style:style style:name="T2895" style:parent-style-name="Policepardéfaut" style:family="text">
      <style:text-properties style:font-name="Segoe UI" style:font-name-complex="Segoe UI" fo:color="#FFFFFF" fo:font-size="13.5pt" style:font-size-asian="13.5pt" style:font-size-complex="13.5pt" fo:language="fr" fo:country="FR"/>
    </style:style>
    <style:style style:name="T2896" style:parent-style-name="Policepardéfaut" style:family="text">
      <style:text-properties style:font-name="Segoe UI" style:font-name-complex="Segoe UI" fo:color="#FFFFFF" fo:font-size="13.5pt" style:font-size-asian="13.5pt" style:font-size-complex="13.5pt" fo:language="fr" fo:country="FR"/>
    </style:style>
    <style:style style:name="T2897" style:parent-style-name="Lienhypertexte" style:family="text">
      <style:text-properties style:font-name="Segoe UI" style:font-name-complex="Segoe UI" fo:color="#FFD300" fo:font-size="13.5pt" style:font-size-asian="13.5pt" style:font-size-complex="13.5pt" fo:language="fr" fo:country="FR"/>
    </style:style>
    <style:style style:name="T2898" style:parent-style-name="Policepardéfaut" style:family="text">
      <style:text-properties style:font-name="Segoe UI" style:font-name-complex="Segoe UI" fo:color="#FFFFFF" fo:font-size="13.5pt" style:font-size-asian="13.5pt" style:font-size-complex="13.5pt" fo:language="fr" fo:country="FR"/>
    </style:style>
    <style:style style:name="P2899" style:parent-style-name="g-md-p" style:family="paragraph">
      <style:paragraph-properties fo:margin-top="0in" fo:margin-bottom="0in" fo:background-color="#10162F"/>
    </style:style>
    <style:style style:name="T2900" style:parent-style-name="Policepardéfaut" style:family="text">
      <style:text-properties style:font-name="Segoe UI" style:font-name-complex="Segoe UI" fo:color="#FFFFFF" fo:font-size="13.5pt" style:font-size-asian="13.5pt" style:font-size-complex="13.5pt" fo:language="fr" fo:country="FR"/>
    </style:style>
    <style:style style:name="T2901" style:parent-style-name="CodeHTML" style:family="text">
      <style:text-properties style:font-name="Consolas" style:font-name-asian="OpenSymbol" fo:color="#4FE0B0" fo:font-size="11pt" style:font-size-asian="11pt" style:font-size-complex="11pt" fo:language="fr" fo:country="FR"/>
    </style:style>
    <style:style style:name="T2902" style:parent-style-name="Policepardéfaut" style:family="text">
      <style:text-properties style:font-name="Segoe UI" style:font-name-complex="Segoe UI" fo:color="#FFFFFF" fo:font-size="13.5pt" style:font-size-asian="13.5pt" style:font-size-complex="13.5pt" fo:language="fr" fo:country="FR"/>
    </style:style>
    <style:style style:name="T2903" style:parent-style-name="Policepardéfaut" style:family="text">
      <style:text-properties style:font-name="Segoe UI" style:font-name-complex="Segoe UI" fo:color="#FFFFFF" fo:font-size="13.5pt" style:font-size-asian="13.5pt" style:font-size-complex="13.5pt" fo:language="fr" fo:country="FR"/>
    </style:style>
    <style:style style:name="T2904" style:parent-style-name="CodeHTML" style:family="text">
      <style:text-properties style:font-name="Consolas" style:font-name-asian="OpenSymbol" fo:color="#4FE0B0" fo:font-size="11pt" style:font-size-asian="11pt" style:font-size-complex="11pt" fo:language="fr" fo:country="FR"/>
    </style:style>
    <style:style style:name="T2905" style:parent-style-name="Policepardéfaut" style:family="text">
      <style:text-properties style:font-name="Segoe UI" style:font-name-complex="Segoe UI" fo:color="#FFFFFF" fo:font-size="13.5pt" style:font-size-asian="13.5pt" style:font-size-complex="13.5pt" fo:language="fr" fo:country="FR"/>
    </style:style>
    <style:style style:name="T2906" style:parent-style-name="Lienhypertexte" style:family="text">
      <style:text-properties style:font-name="Segoe UI" style:font-name-complex="Segoe UI" fo:color="#FFD300" fo:font-size="13.5pt" style:font-size-asian="13.5pt" style:font-size-complex="13.5pt" fo:language="fr" fo:country="FR"/>
    </style:style>
    <style:style style:name="T2907" style:parent-style-name="Policepardéfaut" style:family="text">
      <style:text-properties style:font-name="Segoe UI" style:font-name-complex="Segoe UI" fo:color="#FFFFFF" fo:font-size="13.5pt" style:font-size-asian="13.5pt" style:font-size-complex="13.5pt" fo:language="fr" fo:country="FR"/>
    </style:style>
    <style:style style:name="T2908" style:parent-style-name="CodeHTML" style:family="text">
      <style:text-properties style:font-name="Consolas" style:font-name-asian="OpenSymbol" fo:color="#4FE0B0" fo:font-size="11pt" style:font-size-asian="11pt" style:font-size-complex="11pt" fo:language="fr" fo:country="FR"/>
    </style:style>
    <style:style style:name="T2909" style:parent-style-name="Policepardéfaut" style:family="text">
      <style:text-properties style:font-name="Segoe UI" style:font-name-complex="Segoe UI" fo:color="#FFFFFF" fo:font-size="13.5pt" style:font-size-asian="13.5pt" style:font-size-complex="13.5pt" fo:language="fr" fo:country="FR"/>
    </style:style>
    <style:style style:name="T2910" style:parent-style-name="Policepardéfaut" style:family="text">
      <style:text-properties style:font-name="Segoe UI" style:font-name-complex="Segoe UI" fo:color="#FFFFFF" fo:font-size="13.5pt" style:font-size-asian="13.5pt" style:font-size-complex="13.5pt" fo:language="fr" fo:country="FR"/>
    </style:style>
    <style:style style:name="P2911"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2912" style:parent-style-name="PréformatéHTML" style:family="paragraph">
      <style:paragraph-properties fo:background-color="#211E2F"/>
    </style:style>
    <style:style style:name="T2913" style:parent-style-name="mtk1" style:family="text">
      <style:text-properties style:font-name="Consolas" style:font-name-asian="Liberation Mono" fo:color="#FFFFFF" fo:font-size="13.5pt" style:font-size-asian="13.5pt" style:font-size-complex="13.5pt"/>
    </style:style>
    <style:style style:name="T2914" style:parent-style-name="Policepardéfaut" style:family="text">
      <style:text-properties style:font-name="Consolas" fo:color="#939598" fo:font-size="13.5pt" style:font-size-asian="13.5pt" style:font-size-complex="13.5pt"/>
    </style:style>
    <style:style style:name="P2915" style:parent-style-name="g-md-p" style:family="paragraph">
      <style:paragraph-properties fo:margin-top="0in" fo:margin-bottom="0in" fo:background-color="#10162F"/>
    </style:style>
    <style:style style:name="T2916" style:parent-style-name="Policepardéfaut" style:family="text">
      <style:text-properties style:font-name="Segoe UI" style:font-name-complex="Segoe UI" fo:color="#FFFFFF" fo:font-size="13.5pt" style:font-size-asian="13.5pt" style:font-size-complex="13.5pt" fo:language="fr" fo:country="FR"/>
    </style:style>
    <style:style style:name="T2917" style:parent-style-name="CodeHTML" style:family="text">
      <style:text-properties style:font-name="Consolas" style:font-name-asian="OpenSymbol" fo:color="#4FE0B0" fo:font-size="11pt" style:font-size-asian="11pt" style:font-size-complex="11pt" fo:language="fr" fo:country="FR"/>
    </style:style>
    <style:style style:name="T2918" style:parent-style-name="Policepardéfaut" style:family="text">
      <style:text-properties style:font-name="Segoe UI" style:font-name-complex="Segoe UI" fo:color="#FFFFFF" fo:font-size="13.5pt" style:font-size-asian="13.5pt" style:font-size-complex="13.5pt" fo:language="fr" fo:country="FR"/>
    </style:style>
    <style:style style:name="T2919" style:parent-style-name="Policepardéfaut" style:family="text">
      <style:text-properties style:font-name="Segoe UI" style:font-name-complex="Segoe UI" fo:color="#FFFFFF" fo:font-size="13.5pt" style:font-size-asian="13.5pt" style:font-size-complex="13.5pt" fo:language="fr" fo:country="FR"/>
    </style:style>
    <style:style style:name="T2920" style:parent-style-name="Lienhypertexte" style:family="text">
      <style:text-properties style:font-name="Segoe UI" style:font-name-complex="Segoe UI" fo:color="#FFD300" fo:font-size="13.5pt" style:font-size-asian="13.5pt" style:font-size-complex="13.5pt" fo:language="fr" fo:country="FR"/>
    </style:style>
    <style:style style:name="T2921" style:parent-style-name="Policepardéfaut" style:family="text">
      <style:text-properties style:font-name="Segoe UI" style:font-name-complex="Segoe UI" fo:color="#FFFFFF" fo:font-size="13.5pt" style:font-size-asian="13.5pt" style:font-size-complex="13.5pt" fo:language="fr" fo:country="FR"/>
    </style:style>
    <style:style style:name="P2922" style:parent-style-name="Titre2" style:family="paragraph">
      <style:paragraph-properties fo:background-color="#10162F"/>
      <style:text-properties style:font-name="Segoe UI" style:font-name-complex="Segoe UI" fo:color="#FFFFFF"/>
    </style:style>
    <style:style style:name="P2923"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2924"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2925"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2926"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2927"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2928"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2929" style:parent-style-name="Titre2" style:family="paragraph">
      <style:paragraph-properties fo:background-color="#10162F"/>
      <style:text-properties style:font-name="Segoe UI" style:font-name-complex="Segoe UI" fo:color="#FFFFFF"/>
    </style:style>
    <style:style style:name="P2930" style:parent-style-name="g-md-p" style:family="paragraph">
      <style:paragraph-properties fo:margin-top="0in" fo:background-color="#10162F"/>
    </style:style>
    <style:style style:name="T2931" style:parent-style-name="Policepardéfaut" style:family="text">
      <style:text-properties style:font-name="Segoe UI" style:font-name-complex="Segoe UI" fo:color="#FFFFFF" fo:font-size="13.5pt" style:font-size-asian="13.5pt" style:font-size-complex="13.5pt" fo:language="fr" fo:country="FR"/>
    </style:style>
    <style:style style:name="T2932" style:parent-style-name="Policepardéfaut" style:family="text">
      <style:text-properties style:font-name="Segoe UI" style:font-name-complex="Segoe UI" fo:color="#FFFFFF" fo:font-size="13.5pt" style:font-size-asian="13.5pt" style:font-size-complex="13.5pt" fo:language="fr" fo:country="FR"/>
    </style:style>
    <style:style style:name="T2933" style:parent-style-name="Policepardéfaut" style:family="text">
      <style:text-properties style:font-name="Segoe UI" style:font-name-complex="Segoe UI" fo:color="#FFFFFF" fo:font-size="13.5pt" style:font-size-asian="13.5pt" style:font-size-complex="13.5pt"/>
    </style:style>
    <style:style style:name="T2934" style:parent-style-name="Policepardéfaut" style:family="text">
      <style:text-properties style:font-name="Segoe UI" style:font-name-complex="Segoe UI" fo:color="#FFFFFF" fo:font-size="13.5pt" style:font-size-asian="13.5pt" style:font-size-complex="13.5pt"/>
    </style:style>
    <style:style style:name="T2935" style:parent-style-name="Lienhypertexte" style:family="text">
      <style:text-properties style:font-name="Segoe UI" style:font-name-complex="Segoe UI" fo:color="#FFD300" fo:font-size="13.5pt" style:font-size-asian="13.5pt" style:font-size-complex="13.5pt"/>
    </style:style>
    <style:style style:name="T2936" style:parent-style-name="Policepardéfaut" style:family="text">
      <style:text-properties style:font-name="Segoe UI" style:font-name-complex="Segoe UI" fo:color="#FFFFFF" fo:font-size="13.5pt" style:font-size-asian="13.5pt" style:font-size-complex="13.5pt"/>
    </style:style>
    <style:style style:name="P2937" style:parent-style-name="g-md-p" style:family="paragraph">
      <style:paragraph-properties fo:margin-top="0in" fo:margin-bottom="0in" fo:background-color="#10162F"/>
    </style:style>
    <style:style style:name="T2938" style:parent-style-name="Policepardéfaut" style:family="text">
      <style:text-properties style:font-name="Segoe UI" style:font-name-complex="Segoe UI" fo:color="#FFFFFF" fo:font-size="13.5pt" style:font-size-asian="13.5pt" style:font-size-complex="13.5pt" fo:language="fr" fo:country="FR"/>
    </style:style>
    <style:style style:name="T2939" style:parent-style-name="Policepardéfaut" style:family="text">
      <style:text-properties style:font-name="Segoe UI" style:font-name-complex="Segoe UI" fo:color="#FFFFFF" fo:font-size="13.5pt" style:font-size-asian="13.5pt" style:font-size-complex="13.5pt" fo:language="fr" fo:country="FR"/>
    </style:style>
    <style:style style:name="T2940" style:parent-style-name="Lienhypertexte" style:family="text">
      <style:text-properties style:font-name="Segoe UI" style:font-name-complex="Segoe UI" fo:color="#FFD300" fo:font-size="13.5pt" style:font-size-asian="13.5pt" style:font-size-complex="13.5pt" fo:language="fr" fo:country="FR"/>
    </style:style>
    <style:style style:name="T2941" style:parent-style-name="Policepardéfaut" style:family="text">
      <style:text-properties style:font-name="Segoe UI" style:font-name-complex="Segoe UI" fo:color="#FFFFFF" fo:font-size="13.5pt" style:font-size-asian="13.5pt" style:font-size-complex="13.5pt" fo:language="fr" fo:country="FR"/>
    </style:style>
    <style:style style:name="P2942" style:parent-style-name="Paragraphedeliste" style:family="paragraph">
      <style:text-properties style:font-name="Segoe UI" style:font-name-complex="Segoe UI" fo:color="#FFFFFF" fo:font-size="13.5pt" style:font-size-asian="13.5pt" style:font-size-complex="13.5pt"/>
    </style:style>
    <style:style style:name="P2943" style:parent-style-name="Paragraphedeliste" style:family="paragraph">
      <style:text-properties style:font-name="Segoe UI" style:font-name-complex="Segoe UI" fo:color="#FFFFFF" fo:font-size="13.5pt" style:font-size-asian="13.5pt" style:font-size-complex="13.5pt"/>
    </style:style>
    <style:style style:name="P2944" style:parent-style-name="Titre1" style:family="paragraph">
      <style:paragraph-properties fo:margin-top="0in" fo:margin-bottom="0in" fo:background-color="#10162F"/>
      <style:text-properties style:font-name="Segoe UI" style:font-name-complex="Segoe UI" fo:color="#66C4FF"/>
    </style:style>
    <style:style style:name="P2945" style:parent-style-name="gamut-1dzl6xd-styledtext" style:family="paragraph">
      <style:paragraph-properties fo:background-color="#10162F"/>
    </style:style>
    <style:style style:name="T2946" style:parent-style-name="styles_markdown__y5hhd" style:family="text">
      <style:text-properties style:font-name="Segoe UI" style:font-name-complex="Segoe UI" fo:font-weight="bold" style:font-weight-asian="bold" style:font-weight-complex="bold" fo:color="#66C4FF" fo:language="fr" fo:country="FR"/>
    </style:style>
    <style:style style:name="P2947" style:parent-style-name="Titre2" style:family="paragraph">
      <style:paragraph-properties fo:margin-top="0in" fo:background-color="#10162F"/>
      <style:text-properties style:font-name="Segoe UI" style:font-name-complex="Segoe UI" fo:color="#FFFFFF"/>
    </style:style>
    <style:style style:name="P2948" style:parent-style-name="g-md-p" style:family="paragraph">
      <style:paragraph-properties fo:margin-top="0in" fo:background-color="#10162F"/>
    </style:style>
    <style:style style:name="T2949" style:parent-style-name="Policepardéfaut" style:family="text">
      <style:text-properties style:font-name="Segoe UI" style:font-name-complex="Segoe UI" fo:color="#FFFFFF" fo:font-size="13.5pt" style:font-size-asian="13.5pt" style:font-size-complex="13.5pt" fo:language="fr" fo:country="FR"/>
    </style:style>
    <style:style style:name="T2950" style:parent-style-name="Accentuation" style:family="text">
      <style:text-properties style:font-name="Segoe UI" style:font-name-complex="Segoe UI" fo:color="#FFFFFF" fo:font-size="13.5pt" style:font-size-asian="13.5pt" style:font-size-complex="13.5pt" fo:language="fr" fo:country="FR"/>
    </style:style>
    <style:style style:name="T2951" style:parent-style-name="Policepardéfaut" style:family="text">
      <style:text-properties style:font-name="Segoe UI" style:font-name-complex="Segoe UI" fo:color="#FFFFFF" fo:font-size="13.5pt" style:font-size-asian="13.5pt" style:font-size-complex="13.5pt" fo:language="fr" fo:country="FR"/>
    </style:style>
    <style:style style:name="T2952" style:parent-style-name="Accentuation" style:family="text">
      <style:text-properties style:font-name="Segoe UI" style:font-name-complex="Segoe UI" fo:color="#FFFFFF" fo:font-size="13.5pt" style:font-size-asian="13.5pt" style:font-size-complex="13.5pt" fo:language="fr" fo:country="FR"/>
    </style:style>
    <style:style style:name="T2953" style:parent-style-name="Policepardéfaut" style:family="text">
      <style:text-properties style:font-name="Segoe UI" style:font-name-complex="Segoe UI" fo:color="#FFFFFF" fo:font-size="13.5pt" style:font-size-asian="13.5pt" style:font-size-complex="13.5pt" fo:language="fr" fo:country="FR"/>
    </style:style>
    <style:style style:name="T2954" style:parent-style-name="Policepardéfaut" style:family="text">
      <style:text-properties style:font-name="Segoe UI" style:font-name-complex="Segoe UI" fo:color="#FFFFFF" fo:font-size="13.5pt" style:font-size-asian="13.5pt" style:font-size-complex="13.5pt" fo:language="fr" fo:country="FR"/>
    </style:style>
    <style:style style:name="P2955"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2956"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2957" style:parent-style-name="Titre2" style:family="paragraph">
      <style:paragraph-properties fo:background-color="#10162F"/>
      <style:text-properties style:font-name="Segoe UI" style:font-name-complex="Segoe UI" fo:color="#FFFFFF"/>
    </style:style>
    <style:style style:name="P2958"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2959" style:parent-style-name="g-md-p" style:family="paragraph">
      <style:paragraph-properties fo:margin-top="0in" fo:background-color="#10162F"/>
    </style:style>
    <style:style style:name="T2960" style:parent-style-name="Accentuation" style:family="text">
      <style:text-properties style:font-name="Segoe UI" style:font-name-complex="Segoe UI" fo:color="#FFFFFF" fo:font-size="13.5pt" style:font-size-asian="13.5pt" style:font-size-complex="13.5pt" fo:language="fr" fo:country="FR"/>
    </style:style>
    <style:style style:name="T2961" style:parent-style-name="Policepardéfaut" style:family="text">
      <style:text-properties style:font-name="Segoe UI" style:font-name-complex="Segoe UI" fo:color="#FFFFFF" fo:font-size="13.5pt" style:font-size-asian="13.5pt" style:font-size-complex="13.5pt" fo:language="fr" fo:country="FR"/>
    </style:style>
    <style:style style:name="T2962" style:parent-style-name="Lienhypertexte" style:family="text">
      <style:text-properties style:font-name="Segoe UI" style:font-name-complex="Segoe UI" fo:color="#FFD300" fo:font-size="13.5pt" style:font-size-asian="13.5pt" style:font-size-complex="13.5pt" fo:language="fr" fo:country="FR"/>
    </style:style>
    <style:style style:name="T2963" style:parent-style-name="Policepardéfaut" style:family="text">
      <style:text-properties style:font-name="Segoe UI" style:font-name-complex="Segoe UI" fo:color="#FFFFFF" fo:font-size="13.5pt" style:font-size-asian="13.5pt" style:font-size-complex="13.5pt" fo:language="fr" fo:country="FR"/>
    </style:style>
    <style:style style:name="T2964" style:parent-style-name="Policepardéfaut" style:family="text">
      <style:text-properties style:font-name="Segoe UI" style:font-name-complex="Segoe UI" fo:color="#FFFFFF" fo:font-size="13.5pt" style:font-size-asian="13.5pt" style:font-size-complex="13.5pt" fo:language="fr" fo:country="FR"/>
    </style:style>
    <style:style style:name="T2965" style:parent-style-name="Lienhypertexte" style:family="text">
      <style:text-properties style:font-name="Segoe UI" style:font-name-complex="Segoe UI" fo:color="#FFD300" fo:font-size="13.5pt" style:font-size-asian="13.5pt" style:font-size-complex="13.5pt" fo:language="fr" fo:country="FR"/>
    </style:style>
    <style:style style:name="T2966" style:parent-style-name="Policepardéfaut" style:family="text">
      <style:text-properties style:font-name="Segoe UI" style:font-name-complex="Segoe UI" fo:color="#FFFFFF" fo:font-size="13.5pt" style:font-size-asian="13.5pt" style:font-size-complex="13.5pt" fo:language="fr" fo:country="FR"/>
    </style:style>
    <style:style style:name="P2967" style:parent-style-name="g-md-p" style:family="paragraph">
      <style:paragraph-properties fo:margin-top="0in" fo:background-color="#10162F"/>
    </style:style>
    <style:style style:name="T2968" style:parent-style-name="Accentuation" style:family="text">
      <style:text-properties style:font-name="Segoe UI" style:font-name-complex="Segoe UI" fo:color="#FFFFFF" fo:font-size="13.5pt" style:font-size-asian="13.5pt" style:font-size-complex="13.5pt" fo:language="fr" fo:country="FR"/>
    </style:style>
    <style:style style:name="T2969" style:parent-style-name="Policepardéfaut" style:family="text">
      <style:text-properties style:font-name="Segoe UI" style:font-name-complex="Segoe UI" fo:color="#FFFFFF" fo:font-size="13.5pt" style:font-size-asian="13.5pt" style:font-size-complex="13.5pt" fo:language="fr" fo:country="FR"/>
    </style:style>
    <style:style style:name="T2970" style:parent-style-name="Policepardéfaut" style:family="text">
      <style:text-properties style:font-name="Segoe UI" style:font-name-complex="Segoe UI" fo:color="#FFFFFF" fo:font-size="13.5pt" style:font-size-asian="13.5pt" style:font-size-complex="13.5pt" fo:language="fr" fo:country="FR"/>
    </style:style>
    <style:style style:name="T2971" style:parent-style-name="Lienhypertexte" style:family="text">
      <style:text-properties style:font-name="Segoe UI" style:font-name-complex="Segoe UI" fo:color="#FFD300" fo:font-size="13.5pt" style:font-size-asian="13.5pt" style:font-size-complex="13.5pt" fo:language="fr" fo:country="FR"/>
    </style:style>
    <style:style style:name="T2972" style:parent-style-name="Policepardéfaut" style:family="text">
      <style:text-properties style:font-name="Segoe UI" style:font-name-complex="Segoe UI" fo:color="#FFFFFF" fo:font-size="13.5pt" style:font-size-asian="13.5pt" style:font-size-complex="13.5pt" fo:language="fr" fo:country="FR"/>
    </style:style>
    <style:style style:name="T2973" style:parent-style-name="Policepardéfaut" style:family="text">
      <style:text-properties style:font-name="Segoe UI" style:font-name-complex="Segoe UI" fo:color="#FFFFFF" fo:font-size="13.5pt" style:font-size-asian="13.5pt" style:font-size-complex="13.5pt" fo:language="fr" fo:country="FR"/>
    </style:style>
    <style:style style:name="T2974" style:parent-style-name="Policepardéfaut" style:family="text">
      <style:text-properties style:font-name="Segoe UI" style:font-name-complex="Segoe UI" fo:color="#FFFFFF" fo:font-size="13.5pt" style:font-size-asian="13.5pt" style:font-size-complex="13.5pt" fo:language="fr" fo:country="FR"/>
    </style:style>
    <style:style style:name="P2975" style:parent-style-name="Titre2" style:family="paragraph">
      <style:paragraph-properties fo:background-color="#10162F"/>
      <style:text-properties style:font-name="Segoe UI" style:font-name-complex="Segoe UI" fo:color="#FFFFFF"/>
    </style:style>
    <style:style style:name="P2976"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2977" style:parent-style-name="Titre3" style:family="paragraph">
      <style:paragraph-properties fo:background-color="#10162F"/>
    </style:style>
    <style:style style:name="T2978" style:parent-style-name="Policepardéfaut" style:family="text">
      <style:text-properties style:font-name="Segoe UI" style:font-name-complex="Segoe UI" fo:color="#FFFFFF"/>
    </style:style>
    <style:style style:name="P2979" style:parent-style-name="g-md-p" style:family="paragraph">
      <style:paragraph-properties fo:margin-top="0in" fo:background-color="#10162F"/>
    </style:style>
    <style:style style:name="T2980" style:parent-style-name="Policepardéfaut" style:family="text">
      <style:text-properties style:font-name="Segoe UI" style:font-name-complex="Segoe UI" fo:color="#FFFFFF" fo:font-size="13.5pt" style:font-size-asian="13.5pt" style:font-size-complex="13.5pt" fo:language="fr" fo:country="FR"/>
    </style:style>
    <style:style style:name="T2981" style:parent-style-name="Policepardéfaut" style:family="text">
      <style:text-properties style:font-name="Segoe UI" style:font-name-complex="Segoe UI" fo:color="#FFFFFF" fo:font-size="13.5pt" style:font-size-asian="13.5pt" style:font-size-complex="13.5pt" fo:language="fr" fo:country="FR"/>
    </style:style>
    <style:style style:name="T2982" style:parent-style-name="Accentuation" style:family="text">
      <style:text-properties style:font-name="Segoe UI" style:font-name-complex="Segoe UI" fo:color="#FFFFFF" fo:font-size="13.5pt" style:font-size-asian="13.5pt" style:font-size-complex="13.5pt" fo:language="fr" fo:country="FR"/>
    </style:style>
    <style:style style:name="T2983" style:parent-style-name="Policepardéfaut" style:family="text">
      <style:text-properties style:font-name="Segoe UI" style:font-name-complex="Segoe UI" fo:color="#FFFFFF" fo:font-size="13.5pt" style:font-size-asian="13.5pt" style:font-size-complex="13.5pt" fo:language="fr" fo:country="FR"/>
    </style:style>
    <style:style style:name="T2984" style:parent-style-name="Policepardéfaut" style:family="text">
      <style:text-properties style:font-name="Segoe UI" style:font-name-complex="Segoe UI" fo:color="#FFFFFF" fo:font-size="13.5pt" style:font-size-asian="13.5pt" style:font-size-complex="13.5pt" fo:language="fr" fo:country="FR"/>
    </style:style>
    <style:style style:name="T2985" style:parent-style-name="Lienhypertexte" style:family="text">
      <style:text-properties style:font-name="Segoe UI" style:font-name-complex="Segoe UI" fo:color="#FFD300" fo:font-size="13.5pt" style:font-size-asian="13.5pt" style:font-size-complex="13.5pt" fo:language="fr" fo:country="FR"/>
    </style:style>
    <style:style style:name="T2986" style:parent-style-name="Policepardéfaut" style:family="text">
      <style:text-properties style:font-name="Segoe UI" style:font-name-complex="Segoe UI" fo:color="#FFFFFF" fo:font-size="13.5pt" style:font-size-asian="13.5pt" style:font-size-complex="13.5pt" fo:language="fr" fo:country="FR"/>
    </style:style>
    <style:style style:name="P2987" style:parent-style-name="Titre3" style:family="paragraph">
      <style:paragraph-properties fo:background-color="#10162F"/>
    </style:style>
    <style:style style:name="T2988" style:parent-style-name="Policepardéfaut" style:family="text">
      <style:text-properties style:font-name="Segoe UI" style:font-name-complex="Segoe UI" fo:color="#FFFFFF"/>
    </style:style>
    <style:style style:name="P2989" style:parent-style-name="g-md-p" style:family="paragraph">
      <style:paragraph-properties fo:margin-top="0in" fo:background-color="#10162F"/>
    </style:style>
    <style:style style:name="T2990" style:parent-style-name="Policepardéfaut" style:family="text">
      <style:text-properties style:font-name="Segoe UI" style:font-name-complex="Segoe UI" fo:color="#FFFFFF" fo:font-size="13.5pt" style:font-size-asian="13.5pt" style:font-size-complex="13.5pt" fo:language="fr" fo:country="FR"/>
    </style:style>
    <style:style style:name="T2991" style:parent-style-name="Policepardéfaut" style:family="text">
      <style:text-properties style:font-name="Segoe UI" style:font-name-complex="Segoe UI" fo:color="#FFFFFF" fo:font-size="13.5pt" style:font-size-asian="13.5pt" style:font-size-complex="13.5pt" fo:language="fr" fo:country="FR"/>
    </style:style>
    <style:style style:name="T2992" style:parent-style-name="Accentuation" style:family="text">
      <style:text-properties style:font-name="Segoe UI" style:font-name-complex="Segoe UI" fo:color="#FFFFFF" fo:font-size="13.5pt" style:font-size-asian="13.5pt" style:font-size-complex="13.5pt" fo:language="fr" fo:country="FR"/>
    </style:style>
    <style:style style:name="T2993" style:parent-style-name="Policepardéfaut" style:family="text">
      <style:text-properties style:font-name="Segoe UI" style:font-name-complex="Segoe UI" fo:color="#FFFFFF" fo:font-size="13.5pt" style:font-size-asian="13.5pt" style:font-size-complex="13.5pt" fo:language="fr" fo:country="FR"/>
    </style:style>
    <style:style style:name="T2994" style:parent-style-name="Policepardéfaut" style:family="text">
      <style:text-properties style:font-name="Segoe UI" style:font-name-complex="Segoe UI" fo:color="#FFFFFF" fo:font-size="13.5pt" style:font-size-asian="13.5pt" style:font-size-complex="13.5pt" fo:language="fr" fo:country="FR"/>
    </style:style>
    <style:style style:name="P2995" style:parent-style-name="Titre3" style:family="paragraph">
      <style:paragraph-properties fo:background-color="#10162F"/>
    </style:style>
    <style:style style:name="T2996" style:parent-style-name="Policepardéfaut" style:family="text">
      <style:text-properties style:font-name="Segoe UI" style:font-name-complex="Segoe UI" fo:color="#FFFFFF"/>
    </style:style>
    <style:style style:name="T2997" style:parent-style-name="Policepardéfaut" style:family="text">
      <style:text-properties style:font-name="Segoe UI" style:font-name-complex="Segoe UI" fo:color="#FFFFFF"/>
    </style:style>
    <style:style style:name="P2998" style:parent-style-name="g-md-p" style:family="paragraph">
      <style:paragraph-properties fo:margin-top="0in" fo:background-color="#10162F"/>
    </style:style>
    <style:style style:name="T2999" style:parent-style-name="Policepardéfaut" style:family="text">
      <style:text-properties style:font-name="Segoe UI" style:font-name-complex="Segoe UI" fo:color="#FFFFFF" fo:font-size="13.5pt" style:font-size-asian="13.5pt" style:font-size-complex="13.5pt" fo:language="fr" fo:country="FR"/>
    </style:style>
    <style:style style:name="T3000" style:parent-style-name="Accentuation" style:family="text">
      <style:text-properties style:font-name="Segoe UI" style:font-name-complex="Segoe UI" fo:color="#FFD300" fo:font-size="13.5pt" style:font-size-asian="13.5pt" style:font-size-complex="13.5pt" style:text-underline-type="single" style:text-underline-style="solid" style:text-underline-width="auto" style:text-underline-mode="continuous" fo:language="fr" fo:country="FR"/>
    </style:style>
    <style:style style:name="T3001" style:parent-style-name="Lienhypertexte" style:family="text">
      <style:text-properties style:font-name="Segoe UI" style:font-name-complex="Segoe UI" fo:color="#FFD300" fo:font-size="13.5pt" style:font-size-asian="13.5pt" style:font-size-complex="13.5pt" fo:language="fr" fo:country="FR"/>
    </style:style>
    <style:style style:name="T3002" style:parent-style-name="Accentuation" style:family="text">
      <style:text-properties style:font-name="Segoe UI" style:font-name-complex="Segoe UI" fo:color="#FFD300" fo:font-size="13.5pt" style:font-size-asian="13.5pt" style:font-size-complex="13.5pt" style:text-underline-type="single" style:text-underline-style="solid" style:text-underline-width="auto" style:text-underline-mode="continuous" fo:language="fr" fo:country="FR"/>
    </style:style>
    <style:style style:name="T3003" style:parent-style-name="Lienhypertexte" style:family="text">
      <style:text-properties style:font-name="Segoe UI" style:font-name-complex="Segoe UI" fo:color="#FFD300" fo:font-size="13.5pt" style:font-size-asian="13.5pt" style:font-size-complex="13.5pt" fo:language="fr" fo:country="FR"/>
    </style:style>
    <style:style style:name="T3004" style:parent-style-name="Policepardéfaut" style:family="text">
      <style:text-properties style:font-name="Segoe UI" style:font-name-complex="Segoe UI" fo:color="#FFFFFF" fo:font-size="13.5pt" style:font-size-asian="13.5pt" style:font-size-complex="13.5pt" fo:language="fr" fo:country="FR"/>
    </style:style>
    <style:style style:name="T3005" style:parent-style-name="Policepardéfaut" style:family="text">
      <style:text-properties style:font-name="Segoe UI" style:font-name-complex="Segoe UI" fo:color="#FFFFFF" fo:font-size="13.5pt" style:font-size-asian="13.5pt" style:font-size-complex="13.5pt" fo:language="fr" fo:country="FR"/>
    </style:style>
    <style:style style:name="P3006" style:parent-style-name="PréformatéHTML" style:family="paragraph">
      <style:paragraph-properties fo:background-color="#211E2F"/>
    </style:style>
    <style:style style:name="T3007" style:parent-style-name="mtk1" style:family="text">
      <style:text-properties style:font-name="Consolas" fo:color="#FFFFFF" fo:font-size="13.5pt" style:font-size-asian="13.5pt" style:font-size-complex="13.5pt" fo:language="fr" fo:country="FR"/>
    </style:style>
    <style:style style:name="T3008" style:parent-style-name="Policepardéfaut" style:family="text">
      <style:text-properties style:font-name="Consolas" fo:color="#939598" fo:font-size="13.5pt" style:font-size-asian="13.5pt" style:font-size-complex="13.5pt" fo:language="fr" fo:country="FR"/>
    </style:style>
    <style:style style:name="T3009" style:parent-style-name="mtk1" style:family="text">
      <style:text-properties style:font-name="Consolas" fo:color="#FFFFFF" fo:font-size="13.5pt" style:font-size-asian="13.5pt" style:font-size-complex="13.5pt" fo:language="fr" fo:country="FR"/>
    </style:style>
    <style:style style:name="T3010" style:parent-style-name="mtk8" style:family="text">
      <style:text-properties style:font-name="Consolas" fo:color="#FFE083" fo:font-size="13.5pt" style:font-size-asian="13.5pt" style:font-size-complex="13.5pt" fo:language="fr" fo:country="FR"/>
    </style:style>
    <style:style style:name="T3011" style:parent-style-name="mtk1" style:family="text">
      <style:text-properties style:font-name="Consolas" fo:color="#FFFFFF" fo:font-size="13.5pt" style:font-size-asian="13.5pt" style:font-size-complex="13.5pt" fo:language="fr" fo:country="FR"/>
    </style:style>
    <style:style style:name="T3012" style:parent-style-name="Policepardéfaut" style:family="text">
      <style:text-properties style:font-name="Consolas" fo:color="#939598" fo:font-size="13.5pt" style:font-size-asian="13.5pt" style:font-size-complex="13.5pt" fo:language="fr" fo:country="FR"/>
    </style:style>
    <style:style style:name="T3013" style:parent-style-name="mtk1" style:family="text">
      <style:text-properties style:font-name="Consolas" fo:color="#FFFFFF" fo:font-size="13.5pt" style:font-size-asian="13.5pt" style:font-size-complex="13.5pt" fo:language="fr" fo:country="FR"/>
    </style:style>
    <style:style style:name="T3014" style:parent-style-name="mtk8" style:family="text">
      <style:text-properties style:font-name="Consolas" fo:color="#FFE083" fo:font-size="13.5pt" style:font-size-asian="13.5pt" style:font-size-complex="13.5pt" fo:language="fr" fo:country="FR"/>
    </style:style>
    <style:style style:name="T3015" style:parent-style-name="mtk1" style:family="text">
      <style:text-properties style:font-name="Consolas" fo:color="#FFFFFF" fo:font-size="13.5pt" style:font-size-asian="13.5pt" style:font-size-complex="13.5pt" fo:language="fr" fo:country="FR"/>
    </style:style>
    <style:style style:name="T3016" style:parent-style-name="mtk9" style:family="text">
      <style:text-properties style:font-name="Consolas" fo:color="#FF8973" fo:font-size="13.5pt" style:font-size-asian="13.5pt" style:font-size-complex="13.5pt" fo:language="fr" fo:country="FR"/>
    </style:style>
    <style:style style:name="T3017" style:parent-style-name="mtk1" style:family="text">
      <style:text-properties style:font-name="Consolas" fo:color="#FFFFFF" fo:font-size="13.5pt" style:font-size-asian="13.5pt" style:font-size-complex="13.5pt" fo:language="fr" fo:country="FR"/>
    </style:style>
    <style:style style:name="T3018" style:parent-style-name="Policepardéfaut" style:family="text">
      <style:text-properties style:font-name="Consolas" fo:color="#939598" fo:font-size="13.5pt" style:font-size-asian="13.5pt" style:font-size-complex="13.5pt" fo:language="fr" fo:country="FR"/>
    </style:style>
    <style:style style:name="T3019" style:parent-style-name="mtk1" style:family="text">
      <style:text-properties style:font-name="Consolas" fo:color="#FFFFFF" fo:font-size="13.5pt" style:font-size-asian="13.5pt" style:font-size-complex="13.5pt" fo:language="fr" fo:country="FR"/>
    </style:style>
    <style:style style:name="T3020" style:parent-style-name="Policepardéfaut" style:family="text">
      <style:text-properties style:font-name="Consolas" fo:color="#939598" fo:font-size="13.5pt" style:font-size-asian="13.5pt" style:font-size-complex="13.5pt" fo:language="fr" fo:country="FR"/>
    </style:style>
    <style:style style:name="T3021" style:parent-style-name="mtk1" style:family="text">
      <style:text-properties style:font-name="Consolas" fo:color="#FFFFFF" fo:font-size="13.5pt" style:font-size-asian="13.5pt" style:font-size-complex="13.5pt" fo:language="fr" fo:country="FR"/>
    </style:style>
    <style:style style:name="T3022" style:parent-style-name="mtk8" style:family="text">
      <style:text-properties style:font-name="Consolas" fo:color="#FFE083" fo:font-size="13.5pt" style:font-size-asian="13.5pt" style:font-size-complex="13.5pt" fo:language="fr" fo:country="FR"/>
    </style:style>
    <style:style style:name="T3023" style:parent-style-name="mtk1" style:family="text">
      <style:text-properties style:font-name="Consolas" fo:color="#FFFFFF" fo:font-size="13.5pt" style:font-size-asian="13.5pt" style:font-size-complex="13.5pt" fo:language="fr" fo:country="FR"/>
    </style:style>
    <style:style style:name="T3024" style:parent-style-name="mtk8" style:family="text">
      <style:text-properties style:font-name="Consolas" fo:color="#FFE083" fo:font-size="13.5pt" style:font-size-asian="13.5pt" style:font-size-complex="13.5pt" fo:language="fr" fo:country="FR"/>
    </style:style>
    <style:style style:name="T3025" style:parent-style-name="mtk1" style:family="text">
      <style:text-properties style:font-name="Consolas" fo:color="#FFFFFF" fo:font-size="13.5pt" style:font-size-asian="13.5pt" style:font-size-complex="13.5pt" fo:language="fr" fo:country="FR"/>
    </style:style>
    <style:style style:name="T3026" style:parent-style-name="Policepardéfaut" style:family="text">
      <style:text-properties style:font-name="Consolas" fo:color="#939598" fo:font-size="13.5pt" style:font-size-asian="13.5pt" style:font-size-complex="13.5pt" fo:language="fr" fo:country="FR"/>
    </style:style>
    <style:style style:name="T3027" style:parent-style-name="mtk1" style:family="text">
      <style:text-properties style:font-name="Consolas" fo:color="#FFFFFF" fo:font-size="13.5pt" style:font-size-asian="13.5pt" style:font-size-complex="13.5pt" fo:language="fr" fo:country="FR"/>
    </style:style>
    <style:style style:name="T3028" style:parent-style-name="Policepardéfaut" style:family="text">
      <style:text-properties style:font-name="Consolas" fo:color="#939598" fo:font-size="13.5pt" style:font-size-asian="13.5pt" style:font-size-complex="13.5pt" fo:language="fr" fo:country="FR"/>
    </style:style>
    <style:style style:name="P3029" style:parent-style-name="g-md-p" style:family="paragraph">
      <style:paragraph-properties fo:margin-top="0in" fo:background-color="#10162F"/>
    </style:style>
    <style:style style:name="T3030" style:parent-style-name="Policepardéfaut" style:family="text">
      <style:text-properties style:font-name="Segoe UI" style:font-name-complex="Segoe UI" fo:color="#FFFFFF" fo:font-size="13.5pt" style:font-size-asian="13.5pt" style:font-size-complex="13.5pt" fo:language="fr" fo:country="FR"/>
    </style:style>
    <style:style style:name="T3031" style:parent-style-name="Accentuation" style:family="text">
      <style:text-properties style:font-name="Segoe UI" style:font-name-complex="Segoe UI" fo:color="#FFFFFF" fo:font-size="13.5pt" style:font-size-asian="13.5pt" style:font-size-complex="13.5pt" fo:language="fr" fo:country="FR"/>
    </style:style>
    <style:style style:name="T3032" style:parent-style-name="Policepardéfaut" style:family="text">
      <style:text-properties style:font-name="Segoe UI" style:font-name-complex="Segoe UI" fo:color="#FFFFFF" fo:font-size="13.5pt" style:font-size-asian="13.5pt" style:font-size-complex="13.5pt" fo:language="fr" fo:country="FR"/>
    </style:style>
    <style:style style:name="T3033" style:parent-style-name="Policepardéfaut" style:family="text">
      <style:text-properties style:font-name="Segoe UI" style:font-name-complex="Segoe UI" fo:color="#FFFFFF" fo:font-size="13.5pt" style:font-size-asian="13.5pt" style:font-size-complex="13.5pt" fo:language="fr" fo:country="FR"/>
    </style:style>
    <style:style style:name="P3034" style:parent-style-name="Titre2" style:family="paragraph">
      <style:paragraph-properties fo:background-color="#10162F"/>
      <style:text-properties style:font-name="Segoe UI" style:font-name-complex="Segoe UI" fo:color="#FFFFFF"/>
    </style:style>
    <style:style style:name="P3035" style:parent-style-name="g-md-p" style:family="paragraph">
      <style:paragraph-properties fo:margin-top="0in" fo:background-color="#10162F"/>
    </style:style>
    <style:style style:name="T3036" style:parent-style-name="Policepardéfaut" style:family="text">
      <style:text-properties style:font-name="Segoe UI" style:font-name-complex="Segoe UI" fo:color="#FFFFFF" fo:font-size="13.5pt" style:font-size-asian="13.5pt" style:font-size-complex="13.5pt" fo:language="fr" fo:country="FR"/>
    </style:style>
    <style:style style:name="T3037" style:parent-style-name="Policepardéfaut" style:family="text">
      <style:text-properties style:font-name="Segoe UI" style:font-name-complex="Segoe UI" fo:color="#FFFFFF" fo:font-size="13.5pt" style:font-size-asian="13.5pt" style:font-size-complex="13.5pt"/>
    </style:style>
    <style:style style:name="P3038"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039"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040"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041" style:parent-style-name="Normal" style:family="paragraph">
      <style:paragraph-properties style:vertical-align="auto" fo:margin-top="0.0694in" fo:background-color="#10162F"/>
      <style:text-properties style:font-name="Segoe UI" style:font-name-complex="Segoe UI" fo:color="#FFFFFF" fo:font-size="13.5pt" style:font-size-asian="13.5pt" style:font-size-complex="13.5pt" fo:hyphenate="true"/>
    </style:style>
    <style:style style:name="P3042"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043"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044" style:parent-style-name="g-md-p" style:family="paragraph">
      <style:paragraph-properties fo:margin-top="0in" fo:margin-bottom="0in" fo:background-color="#10162F"/>
      <style:text-properties style:font-name="Segoe UI" style:font-name-complex="Segoe UI" fo:color="#FFFFFF" fo:font-size="13.5pt" style:font-size-asian="13.5pt" style:font-size-complex="13.5pt" fo:language="fr" fo:country="FR"/>
    </style:style>
    <style:style style:name="P3045"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3046"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3047" style:parent-style-name="Titre1" style:family="paragraph">
      <style:paragraph-properties fo:margin-top="0in" fo:margin-bottom="0in" fo:background-color="#10162F"/>
      <style:text-properties style:font-name="Segoe UI" style:font-name-complex="Segoe UI" fo:color="#66C4FF"/>
    </style:style>
    <style:style style:name="P3048" style:parent-style-name="gamut-1dzl6xd-styledtext" style:family="paragraph">
      <style:paragraph-properties fo:background-color="#10162F"/>
    </style:style>
    <style:style style:name="T3049" style:parent-style-name="styles_markdown__y5hhd" style:family="text">
      <style:text-properties style:font-name="Segoe UI" style:font-name-complex="Segoe UI" fo:font-weight="bold" style:font-weight-asian="bold" style:font-weight-complex="bold" fo:color="#66C4FF" fo:language="fr" fo:country="FR"/>
    </style:style>
    <style:style style:name="P3050" style:parent-style-name="g-md-p" style:family="paragraph">
      <style:paragraph-properties fo:margin-top="0in" fo:background-color="#10162F"/>
    </style:style>
    <style:style style:name="T3051" style:parent-style-name="Policepardéfaut" style:family="text">
      <style:text-properties style:font-name="Segoe UI" style:font-name-complex="Segoe UI" fo:color="#FFFFFF" fo:font-size="13.5pt" style:font-size-asian="13.5pt" style:font-size-complex="13.5pt"/>
    </style:style>
    <style:style style:name="P3052" style:parent-style-name="Titre2" style:family="paragraph">
      <style:paragraph-properties fo:background-color="#10162F"/>
      <style:text-properties style:font-name="Segoe UI" style:font-name-complex="Segoe UI" fo:color="#FFFFFF"/>
    </style:style>
    <style:style style:name="P3053"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054" style:parent-style-name="Titre3" style:family="paragraph">
      <style:paragraph-properties fo:background-color="#10162F"/>
    </style:style>
    <style:style style:name="T3055" style:parent-style-name="Policepardéfaut" style:family="text">
      <style:text-properties style:font-name="Segoe UI" style:font-name-complex="Segoe UI" fo:color="#FFFFFF"/>
    </style:style>
    <style:style style:name="P3056"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057"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058"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059" style:parent-style-name="Titre3" style:family="paragraph">
      <style:paragraph-properties fo:background-color="#10162F"/>
    </style:style>
    <style:style style:name="T3060" style:parent-style-name="Policepardéfaut" style:family="text">
      <style:text-properties style:font-name="Segoe UI" style:font-name-complex="Segoe UI" fo:color="#FFFFFF"/>
    </style:style>
    <style:style style:name="P3061" style:parent-style-name="g-md-p" style:family="paragraph">
      <style:paragraph-properties fo:margin-top="0in" fo:background-color="#10162F"/>
    </style:style>
    <style:style style:name="T3062" style:parent-style-name="Policepardéfaut" style:family="text">
      <style:text-properties style:font-name="Segoe UI" style:font-name-complex="Segoe UI" fo:color="#FFFFFF" fo:font-size="13.5pt" style:font-size-asian="13.5pt" style:font-size-complex="13.5pt" fo:language="fr" fo:country="FR"/>
    </style:style>
    <style:style style:name="T3063" style:parent-style-name="Policepardéfaut" style:family="text">
      <style:text-properties style:font-name="Segoe UI" style:font-name-complex="Segoe UI" fo:color="#FFFFFF" fo:font-size="13.5pt" style:font-size-asian="13.5pt" style:font-size-complex="13.5pt" fo:language="fr" fo:country="FR"/>
    </style:style>
    <style:style style:name="T3064" style:parent-style-name="Policepardéfaut" style:family="text">
      <style:text-properties style:font-name="Segoe UI" style:font-name-complex="Segoe UI" fo:color="#FFFFFF" fo:font-size="13.5pt" style:font-size-asian="13.5pt" style:font-size-complex="13.5pt" fo:language="fr" fo:country="FR"/>
    </style:style>
    <style:style style:name="T3065" style:parent-style-name="Accentuation" style:family="text">
      <style:text-properties style:font-name="Segoe UI" style:font-name-complex="Segoe UI" fo:color="#FFFFFF" fo:font-size="13.5pt" style:font-size-asian="13.5pt" style:font-size-complex="13.5pt" fo:language="fr" fo:country="FR"/>
    </style:style>
    <style:style style:name="T3066" style:parent-style-name="Policepardéfaut" style:family="text">
      <style:text-properties style:font-name="Segoe UI" style:font-name-complex="Segoe UI" fo:color="#FFFFFF" fo:font-size="13.5pt" style:font-size-asian="13.5pt" style:font-size-complex="13.5pt" fo:language="fr" fo:country="FR"/>
    </style:style>
    <style:style style:name="T3067" style:parent-style-name="Accentuation" style:family="text">
      <style:text-properties style:font-name="Segoe UI" style:font-name-complex="Segoe UI" fo:color="#FFFFFF" fo:font-size="13.5pt" style:font-size-asian="13.5pt" style:font-size-complex="13.5pt" fo:language="fr" fo:country="FR"/>
    </style:style>
    <style:style style:name="T3068" style:parent-style-name="Policepardéfaut" style:family="text">
      <style:text-properties style:font-name="Segoe UI" style:font-name-complex="Segoe UI" fo:color="#FFFFFF" fo:font-size="13.5pt" style:font-size-asian="13.5pt" style:font-size-complex="13.5pt" fo:language="fr" fo:country="FR"/>
    </style:style>
    <style:style style:name="T3069" style:parent-style-name="Accentuation" style:family="text">
      <style:text-properties style:font-name="Segoe UI" style:font-name-complex="Segoe UI" fo:color="#FFFFFF" fo:font-size="13.5pt" style:font-size-asian="13.5pt" style:font-size-complex="13.5pt" fo:language="fr" fo:country="FR"/>
    </style:style>
    <style:style style:name="T3070" style:parent-style-name="Policepardéfaut" style:family="text">
      <style:text-properties style:font-name="Segoe UI" style:font-name-complex="Segoe UI" fo:color="#FFFFFF" fo:font-size="13.5pt" style:font-size-asian="13.5pt" style:font-size-complex="13.5pt" fo:language="fr" fo:country="FR"/>
    </style:style>
    <style:style style:name="T3071" style:parent-style-name="Policepardéfaut" style:family="text">
      <style:text-properties style:font-name="Segoe UI" style:font-name-complex="Segoe UI" fo:color="#FFFFFF" fo:font-size="13.5pt" style:font-size-asian="13.5pt" style:font-size-complex="13.5pt" fo:language="fr" fo:country="FR"/>
    </style:style>
    <style:style style:name="P3072"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073"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074"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075" style:parent-style-name="Titre2" style:family="paragraph">
      <style:paragraph-properties fo:background-color="#10162F"/>
      <style:text-properties style:font-name="Segoe UI" style:font-name-complex="Segoe UI" fo:color="#FFFFFF"/>
    </style:style>
    <style:style style:name="P3076"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077" style:parent-style-name="Titre3" style:family="paragraph">
      <style:paragraph-properties fo:background-color="#10162F"/>
    </style:style>
    <style:style style:name="T3078" style:parent-style-name="Policepardéfaut" style:family="text">
      <style:text-properties style:font-name="Segoe UI" style:font-name-complex="Segoe UI" fo:color="#FFFFFF"/>
    </style:style>
    <style:style style:name="P3079" style:parent-style-name="g-md-p" style:family="paragraph">
      <style:paragraph-properties fo:margin-top="0in" fo:background-color="#10162F"/>
    </style:style>
    <style:style style:name="T3080" style:parent-style-name="Policepardéfaut" style:family="text">
      <style:text-properties style:font-name="Segoe UI" style:font-name-complex="Segoe UI" fo:color="#FFFFFF" fo:font-size="13.5pt" style:font-size-asian="13.5pt" style:font-size-complex="13.5pt" fo:language="fr" fo:country="FR"/>
    </style:style>
    <style:style style:name="T3081" style:parent-style-name="Policepardéfaut" style:family="text">
      <style:text-properties style:font-name="Segoe UI" style:font-name-complex="Segoe UI" fo:color="#FFFFFF" fo:font-size="13.5pt" style:font-size-asian="13.5pt" style:font-size-complex="13.5pt"/>
    </style:style>
    <style:style style:name="T3082" style:parent-style-name="Policepardéfaut" style:family="text">
      <style:text-properties style:font-name="Segoe UI" style:font-name-complex="Segoe UI" fo:color="#FFFFFF" fo:font-size="13.5pt" style:font-size-asian="13.5pt" style:font-size-complex="13.5pt"/>
    </style:style>
    <style:style style:name="P3083"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084" style:parent-style-name="Normal" style:family="paragraph">
      <style:paragraph-properties style:vertical-align="auto" fo:margin-top="0.0694in" fo:margin-bottom="0.0694in" fo:background-color="#10162F"/>
      <style:text-properties fo:hyphenate="true"/>
    </style:style>
    <style:style style:name="T3085" style:parent-style-name="Policepardéfaut" style:family="text">
      <style:text-properties style:font-name="Segoe UI" style:font-name-complex="Segoe UI" fo:color="#FFFFFF" fo:font-size="13.5pt" style:font-size-asian="13.5pt" style:font-size-complex="13.5pt"/>
    </style:style>
    <style:style style:name="T3086" style:parent-style-name="Accentuation" style:family="text">
      <style:text-properties style:font-name="Segoe UI" style:font-name-complex="Segoe UI" fo:color="#FFFFFF" fo:font-size="13.5pt" style:font-size-asian="13.5pt" style:font-size-complex="13.5pt"/>
    </style:style>
    <style:style style:name="T3087" style:parent-style-name="Policepardéfaut" style:family="text">
      <style:text-properties style:font-name="Segoe UI" style:font-name-complex="Segoe UI" fo:color="#FFFFFF" fo:font-size="13.5pt" style:font-size-asian="13.5pt" style:font-size-complex="13.5pt"/>
    </style:style>
    <style:style style:name="P3088"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089"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090" style:parent-style-name="Titre4" style:family="paragraph">
      <style:paragraph-properties fo:background-color="#10162F"/>
      <style:text-properties style:font-name="Segoe UI" style:font-name-complex="Segoe UI" fo:color="#FFFFFF"/>
    </style:style>
    <style:style style:name="P3091"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092"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093"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094"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095"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096"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097" style:parent-style-name="Normal" style:family="paragraph">
      <style:paragraph-properties style:vertical-align="auto" fo:margin-top="0.0694in" fo:margin-bottom="0.0694in" fo:background-color="#10162F"/>
      <style:text-properties fo:hyphenate="true"/>
    </style:style>
    <style:style style:name="T3098" style:parent-style-name="Lienhypertexte" style:family="text">
      <style:text-properties style:font-name="Segoe UI" style:font-name-complex="Segoe UI" fo:color="#FFD300" fo:font-size="13.5pt" style:font-size-asian="13.5pt" style:font-size-complex="13.5pt"/>
    </style:style>
    <style:style style:name="P3099" style:parent-style-name="Titre4" style:family="paragraph">
      <style:paragraph-properties fo:background-color="#10162F"/>
      <style:text-properties style:font-name="Segoe UI" style:font-name-complex="Segoe UI" fo:color="#FFFFFF"/>
    </style:style>
    <style:style style:name="P3100" style:parent-style-name="g-md-p" style:family="paragraph">
      <style:paragraph-properties fo:margin-top="0in" fo:margin-bottom="0in" fo:background-color="#10162F"/>
    </style:style>
    <style:style style:name="T3101" style:parent-style-name="Policepardéfaut" style:family="text">
      <style:text-properties style:font-name="Segoe UI" style:font-name-complex="Segoe UI" fo:color="#FFFFFF" fo:font-size="13.5pt" style:font-size-asian="13.5pt" style:font-size-complex="13.5pt" fo:language="fr" fo:country="FR"/>
    </style:style>
    <style:style style:name="T3102" style:parent-style-name="CodeHTML" style:family="text">
      <style:text-properties style:font-name="Consolas" fo:color="#4FE0B0" fo:font-size="11pt" style:font-size-asian="11pt" style:font-size-complex="11pt" fo:language="fr" fo:country="FR"/>
    </style:style>
    <style:style style:name="T3103" style:parent-style-name="Policepardéfaut" style:family="text">
      <style:text-properties style:font-name="Segoe UI" style:font-name-complex="Segoe UI" fo:color="#FFFFFF" fo:font-size="13.5pt" style:font-size-asian="13.5pt" style:font-size-complex="13.5pt" fo:language="fr" fo:country="FR"/>
    </style:style>
    <style:style style:name="T3104" style:parent-style-name="Policepardéfaut" style:family="text">
      <style:text-properties style:font-name="Segoe UI" style:font-name-complex="Segoe UI" fo:color="#FFFFFF" fo:font-size="13.5pt" style:font-size-asian="13.5pt" style:font-size-complex="13.5pt" fo:language="fr" fo:country="FR"/>
    </style:style>
    <style:style style:name="T3105" style:parent-style-name="Lienhypertexte" style:family="text">
      <style:text-properties style:font-name="Segoe UI" style:font-name-asian="OpenSymbol" style:font-name-complex="Segoe UI" fo:color="#FFD300" fo:font-size="13.5pt" style:font-size-asian="13.5pt" style:font-size-complex="13.5pt" fo:language="fr" fo:country="FR"/>
    </style:style>
    <style:style style:name="T3106" style:parent-style-name="Policepardéfaut" style:family="text">
      <style:text-properties style:font-name="Segoe UI" style:font-name-complex="Segoe UI" fo:color="#FFFFFF" fo:font-size="13.5pt" style:font-size-asian="13.5pt" style:font-size-complex="13.5pt" fo:language="fr" fo:country="FR"/>
    </style:style>
    <style:style style:name="P3107" style:parent-style-name="g-md-p" style:family="paragraph">
      <style:paragraph-properties fo:margin-top="0in" fo:margin-bottom="0in" fo:background-color="#10162F"/>
    </style:style>
    <style:style style:name="T3108" style:parent-style-name="Policepardéfaut" style:family="text">
      <style:text-properties style:font-name="Segoe UI" style:font-name-complex="Segoe UI" fo:color="#FFFFFF" fo:font-size="13.5pt" style:font-size-asian="13.5pt" style:font-size-complex="13.5pt" fo:language="fr" fo:country="FR"/>
    </style:style>
    <style:style style:name="T3109" style:parent-style-name="CodeHTML" style:family="text">
      <style:text-properties style:font-name="Consolas" fo:color="#4FE0B0" fo:font-size="11pt" style:font-size-asian="11pt" style:font-size-complex="11pt" fo:language="fr" fo:country="FR"/>
    </style:style>
    <style:style style:name="T3110" style:parent-style-name="Policepardéfaut" style:family="text">
      <style:text-properties style:font-name="Segoe UI" style:font-name-complex="Segoe UI" fo:color="#FFFFFF" fo:font-size="13.5pt" style:font-size-asian="13.5pt" style:font-size-complex="13.5pt" fo:language="fr" fo:country="FR"/>
    </style:style>
    <style:style style:name="T3111" style:parent-style-name="CodeHTML" style:family="text">
      <style:text-properties style:font-name="Consolas" fo:color="#4FE0B0" fo:font-size="11pt" style:font-size-asian="11pt" style:font-size-complex="11pt" fo:language="fr" fo:country="FR"/>
    </style:style>
    <style:style style:name="T3112" style:parent-style-name="Policepardéfaut" style:family="text">
      <style:text-properties style:font-name="Segoe UI" style:font-name-complex="Segoe UI" fo:color="#FFFFFF" fo:font-size="13.5pt" style:font-size-asian="13.5pt" style:font-size-complex="13.5pt" fo:language="fr" fo:country="FR"/>
    </style:style>
    <style:style style:name="T3113" style:parent-style-name="CodeHTML" style:family="text">
      <style:text-properties style:font-name="Consolas" fo:color="#4FE0B0" fo:font-size="11pt" style:font-size-asian="11pt" style:font-size-complex="11pt" fo:language="fr" fo:country="FR"/>
    </style:style>
    <style:style style:name="T3114" style:parent-style-name="Policepardéfaut" style:family="text">
      <style:text-properties style:font-name="Segoe UI" style:font-name-complex="Segoe UI" fo:color="#FFFFFF" fo:font-size="13.5pt" style:font-size-asian="13.5pt" style:font-size-complex="13.5pt" fo:language="fr" fo:country="FR"/>
    </style:style>
    <style:style style:name="T3115" style:parent-style-name="Policepardéfaut" style:family="text">
      <style:text-properties style:font-name="Segoe UI" style:font-name-complex="Segoe UI" fo:color="#FFFFFF" fo:font-size="13.5pt" style:font-size-asian="13.5pt" style:font-size-complex="13.5pt" fo:language="fr" fo:country="FR"/>
    </style:style>
    <style:style style:name="P3116" style:parent-style-name="g-md-p" style:family="paragraph">
      <style:paragraph-properties fo:margin-top="0in" fo:margin-bottom="0in" fo:background-color="#10162F"/>
    </style:style>
    <style:style style:name="T3117" style:parent-style-name="Policepardéfaut" style:family="text">
      <style:text-properties style:font-name="Segoe UI" style:font-name-complex="Segoe UI" fo:color="#FFFFFF" fo:font-size="13.5pt" style:font-size-asian="13.5pt" style:font-size-complex="13.5pt" fo:language="fr" fo:country="FR"/>
    </style:style>
    <style:style style:name="T3118" style:parent-style-name="CodeHTML" style:family="text">
      <style:text-properties style:font-name="Consolas" fo:color="#4FE0B0" fo:font-size="11pt" style:font-size-asian="11pt" style:font-size-complex="11pt" fo:language="fr" fo:country="FR"/>
    </style:style>
    <style:style style:name="T3119" style:parent-style-name="Policepardéfaut" style:family="text">
      <style:text-properties style:font-name="Segoe UI" style:font-name-complex="Segoe UI" fo:color="#FFFFFF" fo:font-size="13.5pt" style:font-size-asian="13.5pt" style:font-size-complex="13.5pt" fo:language="fr" fo:country="FR"/>
    </style:style>
    <style:style style:name="T3120" style:parent-style-name="CodeHTML" style:family="text">
      <style:text-properties style:font-name="Consolas" fo:color="#4FE0B0" fo:font-size="11pt" style:font-size-asian="11pt" style:font-size-complex="11pt" fo:language="fr" fo:country="FR"/>
    </style:style>
    <style:style style:name="T3121" style:parent-style-name="Policepardéfaut" style:family="text">
      <style:text-properties style:font-name="Segoe UI" style:font-name-complex="Segoe UI" fo:color="#FFFFFF" fo:font-size="13.5pt" style:font-size-asian="13.5pt" style:font-size-complex="13.5pt" fo:language="fr" fo:country="FR"/>
    </style:style>
    <style:style style:name="T3122" style:parent-style-name="CodeHTML" style:family="text">
      <style:text-properties style:font-name="Consolas" fo:color="#4FE0B0" fo:font-size="11pt" style:font-size-asian="11pt" style:font-size-complex="11pt" fo:language="fr" fo:country="FR"/>
    </style:style>
    <style:style style:name="T3123" style:parent-style-name="Policepardéfaut" style:family="text">
      <style:text-properties style:font-name="Segoe UI" style:font-name-complex="Segoe UI" fo:color="#FFFFFF" fo:font-size="13.5pt" style:font-size-asian="13.5pt" style:font-size-complex="13.5pt" fo:language="fr" fo:country="FR"/>
    </style:style>
    <style:style style:name="T3124" style:parent-style-name="CodeHTML" style:family="text">
      <style:text-properties style:font-name="Consolas" fo:color="#4FE0B0" fo:font-size="11pt" style:font-size-asian="11pt" style:font-size-complex="11pt" fo:language="fr" fo:country="FR"/>
    </style:style>
    <style:style style:name="T3125" style:parent-style-name="Policepardéfaut" style:family="text">
      <style:text-properties style:font-name="Segoe UI" style:font-name-complex="Segoe UI" fo:color="#FFFFFF" fo:font-size="13.5pt" style:font-size-asian="13.5pt" style:font-size-complex="13.5pt" fo:language="fr" fo:country="FR"/>
    </style:style>
    <style:style style:name="T3126" style:parent-style-name="CodeHTML" style:family="text">
      <style:text-properties style:font-name="Consolas" fo:color="#4FE0B0" fo:font-size="11pt" style:font-size-asian="11pt" style:font-size-complex="11pt" fo:language="fr" fo:country="FR"/>
    </style:style>
    <style:style style:name="T3127" style:parent-style-name="Policepardéfaut" style:family="text">
      <style:text-properties style:font-name="Segoe UI" style:font-name-complex="Segoe UI" fo:color="#FFFFFF" fo:font-size="13.5pt" style:font-size-asian="13.5pt" style:font-size-complex="13.5pt" fo:language="fr" fo:country="FR"/>
    </style:style>
    <style:style style:name="T3128" style:parent-style-name="CodeHTML" style:family="text">
      <style:text-properties style:font-name="Consolas" fo:color="#4FE0B0" fo:font-size="11pt" style:font-size-asian="11pt" style:font-size-complex="11pt" fo:language="fr" fo:country="FR"/>
    </style:style>
    <style:style style:name="T3129" style:parent-style-name="Policepardéfaut" style:family="text">
      <style:text-properties style:font-name="Segoe UI" style:font-name-complex="Segoe UI" fo:color="#FFFFFF" fo:font-size="13.5pt" style:font-size-asian="13.5pt" style:font-size-complex="13.5pt" fo:language="fr" fo:country="FR"/>
    </style:style>
    <style:style style:name="P3130"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131" style:parent-style-name="Normal" style:family="paragraph">
      <style:paragraph-properties style:vertical-align="auto" fo:background-color="#10162F"/>
      <style:text-properties fo:hyphenate="true"/>
    </style:style>
    <style:style style:name="T3132" style:parent-style-name="CodeHTML" style:family="text">
      <style:text-properties style:font-name="Consolas" style:font-name-asian="Songti SC" fo:color="#4FE0B0" fo:font-size="11pt" style:font-size-asian="11pt" style:font-size-complex="11pt"/>
    </style:style>
    <style:style style:name="T3133" style:parent-style-name="Policepardéfaut" style:family="text">
      <style:text-properties style:font-name="Segoe UI" style:font-name-complex="Segoe UI" fo:color="#FFFFFF" fo:font-size="13.5pt" style:font-size-asian="13.5pt" style:font-size-complex="13.5pt"/>
    </style:style>
    <style:style style:name="T3134" style:parent-style-name="CodeHTML" style:family="text">
      <style:text-properties style:font-name="Consolas" style:font-name-asian="Songti SC" fo:color="#4FE0B0" fo:font-size="11pt" style:font-size-asian="11pt" style:font-size-complex="11pt"/>
    </style:style>
    <style:style style:name="T3135" style:parent-style-name="Policepardéfaut" style:family="text">
      <style:text-properties style:font-name="Segoe UI" style:font-name-complex="Segoe UI" fo:color="#FFFFFF" fo:font-size="13.5pt" style:font-size-asian="13.5pt" style:font-size-complex="13.5pt"/>
    </style:style>
    <style:style style:name="T3136" style:parent-style-name="CodeHTML" style:family="text">
      <style:text-properties style:font-name="Consolas" style:font-name-asian="Songti SC" fo:color="#4FE0B0" fo:font-size="11pt" style:font-size-asian="11pt" style:font-size-complex="11pt"/>
    </style:style>
    <style:style style:name="T3137" style:parent-style-name="Policepardéfaut" style:family="text">
      <style:text-properties style:font-name="Segoe UI" style:font-name-complex="Segoe UI" fo:color="#FFFFFF" fo:font-size="13.5pt" style:font-size-asian="13.5pt" style:font-size-complex="13.5pt"/>
    </style:style>
    <style:style style:name="T3138" style:parent-style-name="CodeHTML" style:family="text">
      <style:text-properties style:font-name="Consolas" style:font-name-asian="Songti SC" fo:color="#4FE0B0" fo:font-size="11pt" style:font-size-asian="11pt" style:font-size-complex="11pt"/>
    </style:style>
    <style:style style:name="P3139" style:parent-style-name="Normal" style:family="paragraph">
      <style:paragraph-properties style:vertical-align="auto" fo:background-color="#10162F"/>
      <style:text-properties fo:hyphenate="true"/>
    </style:style>
    <style:style style:name="T3140" style:parent-style-name="CodeHTML" style:family="text">
      <style:text-properties style:font-name="Consolas" style:font-name-asian="Songti SC" fo:color="#4FE0B0" fo:font-size="11pt" style:font-size-asian="11pt" style:font-size-complex="11pt"/>
    </style:style>
    <style:style style:name="T3141" style:parent-style-name="Policepardéfaut" style:family="text">
      <style:text-properties style:font-name="Segoe UI" style:font-name-complex="Segoe UI" fo:color="#FFFFFF" fo:font-size="13.5pt" style:font-size-asian="13.5pt" style:font-size-complex="13.5pt"/>
    </style:style>
    <style:style style:name="T3142" style:parent-style-name="CodeHTML" style:family="text">
      <style:text-properties style:font-name="Consolas" style:font-name-asian="Songti SC" fo:color="#4FE0B0" fo:font-size="11pt" style:font-size-asian="11pt" style:font-size-complex="11pt"/>
    </style:style>
    <style:style style:name="T3143" style:parent-style-name="Policepardéfaut" style:family="text">
      <style:text-properties style:font-name="Segoe UI" style:font-name-complex="Segoe UI" fo:color="#FFFFFF" fo:font-size="13.5pt" style:font-size-asian="13.5pt" style:font-size-complex="13.5pt"/>
    </style:style>
    <style:style style:name="T3144" style:parent-style-name="CodeHTML" style:family="text">
      <style:text-properties style:font-name="Consolas" style:font-name-asian="Songti SC" fo:color="#4FE0B0" fo:font-size="11pt" style:font-size-asian="11pt" style:font-size-complex="11pt"/>
    </style:style>
    <style:style style:name="P3145" style:parent-style-name="Normal" style:family="paragraph">
      <style:paragraph-properties style:vertical-align="auto" fo:background-color="#10162F"/>
      <style:text-properties fo:hyphenate="true"/>
    </style:style>
    <style:style style:name="T3146" style:parent-style-name="CodeHTML" style:family="text">
      <style:text-properties style:font-name="Consolas" style:font-name-asian="Songti SC" fo:color="#4FE0B0" fo:font-size="11pt" style:font-size-asian="11pt" style:font-size-complex="11pt"/>
    </style:style>
    <style:style style:name="T3147" style:parent-style-name="CodeHTML" style:family="text">
      <style:text-properties style:font-name="Consolas" style:font-name-asian="Songti SC" fo:color="#4FE0B0" fo:font-size="11pt" style:font-size-asian="11pt" style:font-size-complex="11pt"/>
    </style:style>
    <style:style style:name="T3148" style:parent-style-name="Policepardéfaut" style:family="text">
      <style:text-properties style:font-name="Segoe UI" style:font-name-complex="Segoe UI" fo:color="#FFFFFF" fo:font-size="13.5pt" style:font-size-asian="13.5pt" style:font-size-complex="13.5pt"/>
    </style:style>
    <style:style style:name="T3149" style:parent-style-name="CodeHTML" style:family="text">
      <style:text-properties style:font-name="Consolas" style:font-name-asian="Songti SC" fo:color="#4FE0B0" fo:font-size="11pt" style:font-size-asian="11pt" style:font-size-complex="11pt"/>
    </style:style>
    <style:style style:name="T3150" style:parent-style-name="Policepardéfaut" style:family="text">
      <style:text-properties style:font-name="Segoe UI" style:font-name-complex="Segoe UI" fo:color="#FFFFFF" fo:font-size="13.5pt" style:font-size-asian="13.5pt" style:font-size-complex="13.5pt"/>
    </style:style>
    <style:style style:name="T3151" style:parent-style-name="CodeHTML" style:family="text">
      <style:text-properties style:font-name="Consolas" style:font-name-asian="Songti SC" fo:color="#4FE0B0" fo:font-size="11pt" style:font-size-asian="11pt" style:font-size-complex="11pt"/>
    </style:style>
    <style:style style:name="P3152" style:parent-style-name="Normal" style:family="paragraph">
      <style:paragraph-properties style:vertical-align="auto" fo:background-color="#10162F"/>
      <style:text-properties fo:hyphenate="true"/>
    </style:style>
    <style:style style:name="T3153" style:parent-style-name="CodeHTML" style:family="text">
      <style:text-properties style:font-name="Consolas" style:font-name-asian="Songti SC" fo:color="#4FE0B0" fo:font-size="11pt" style:font-size-asian="11pt" style:font-size-complex="11pt"/>
    </style:style>
    <style:style style:name="T3154" style:parent-style-name="Policepardéfaut" style:family="text">
      <style:text-properties style:font-name="Segoe UI" style:font-name-complex="Segoe UI" fo:color="#FFFFFF" fo:font-size="13.5pt" style:font-size-asian="13.5pt" style:font-size-complex="13.5pt"/>
    </style:style>
    <style:style style:name="T3155" style:parent-style-name="CodeHTML" style:family="text">
      <style:text-properties style:font-name="Consolas" style:font-name-asian="Songti SC" fo:color="#4FE0B0" fo:font-size="11pt" style:font-size-asian="11pt" style:font-size-complex="11pt"/>
    </style:style>
    <style:style style:name="T3156" style:parent-style-name="Policepardéfaut" style:family="text">
      <style:text-properties style:font-name="Segoe UI" style:font-name-complex="Segoe UI" fo:color="#FFFFFF" fo:font-size="13.5pt" style:font-size-asian="13.5pt" style:font-size-complex="13.5pt"/>
    </style:style>
    <style:style style:name="T3157" style:parent-style-name="CodeHTML" style:family="text">
      <style:text-properties style:font-name="Consolas" style:font-name-asian="Songti SC" fo:color="#4FE0B0" fo:font-size="11pt" style:font-size-asian="11pt" style:font-size-complex="11pt"/>
    </style:style>
    <style:style style:name="T3158" style:parent-style-name="Policepardéfaut" style:family="text">
      <style:text-properties style:font-name="Segoe UI" style:font-name-complex="Segoe UI" fo:color="#FFFFFF" fo:font-size="13.5pt" style:font-size-asian="13.5pt" style:font-size-complex="13.5pt"/>
    </style:style>
    <style:style style:name="T3159" style:parent-style-name="CodeHTML" style:family="text">
      <style:text-properties style:font-name="Consolas" style:font-name-asian="Songti SC" fo:color="#4FE0B0" fo:font-size="11pt" style:font-size-asian="11pt" style:font-size-complex="11pt"/>
    </style:style>
    <style:style style:name="T3160" style:parent-style-name="Policepardéfaut" style:family="text">
      <style:text-properties style:font-name="Segoe UI" style:font-name-complex="Segoe UI" fo:color="#FFFFFF" fo:font-size="13.5pt" style:font-size-asian="13.5pt" style:font-size-complex="13.5pt"/>
    </style:style>
    <style:style style:name="T3161" style:parent-style-name="CodeHTML" style:family="text">
      <style:text-properties style:font-name="Consolas" style:font-name-asian="Songti SC" fo:color="#4FE0B0" fo:font-size="11pt" style:font-size-asian="11pt" style:font-size-complex="11pt"/>
    </style:style>
    <style:style style:name="P3162" style:parent-style-name="g-md-p" style:family="paragraph">
      <style:paragraph-properties fo:margin-top="0in" fo:margin-bottom="0in" fo:background-color="#10162F"/>
    </style:style>
    <style:style style:name="T3163" style:parent-style-name="Policepardéfaut" style:family="text">
      <style:text-properties style:font-name="Segoe UI" style:font-name-complex="Segoe UI" fo:color="#FFFFFF" fo:font-size="13.5pt" style:font-size-asian="13.5pt" style:font-size-complex="13.5pt" fo:language="fr" fo:country="FR"/>
    </style:style>
    <style:style style:name="T3164" style:parent-style-name="CodeHTML" style:family="text">
      <style:text-properties style:font-name="Consolas" fo:color="#4FE0B0" fo:font-size="11pt" style:font-size-asian="11pt" style:font-size-complex="11pt" fo:language="fr" fo:country="FR"/>
    </style:style>
    <style:style style:name="T3165" style:parent-style-name="Policepardéfaut" style:family="text">
      <style:text-properties style:font-name="Segoe UI" style:font-name-complex="Segoe UI" fo:color="#FFFFFF" fo:font-size="13.5pt" style:font-size-asian="13.5pt" style:font-size-complex="13.5pt" fo:language="fr" fo:country="FR"/>
    </style:style>
    <style:style style:name="T3166" style:parent-style-name="CodeHTML" style:family="text">
      <style:text-properties style:font-name="Consolas" fo:color="#4FE0B0" fo:font-size="11pt" style:font-size-asian="11pt" style:font-size-complex="11pt" fo:language="fr" fo:country="FR"/>
    </style:style>
    <style:style style:name="T3167" style:parent-style-name="Policepardéfaut" style:family="text">
      <style:text-properties style:font-name="Segoe UI" style:font-name-complex="Segoe UI" fo:color="#FFFFFF" fo:font-size="13.5pt" style:font-size-asian="13.5pt" style:font-size-complex="13.5pt" fo:language="fr" fo:country="FR"/>
    </style:style>
    <style:style style:name="T3168" style:parent-style-name="Policepardéfaut" style:family="text">
      <style:text-properties style:font-name="Segoe UI" style:font-name-complex="Segoe UI" fo:color="#FFFFFF" fo:font-size="13.5pt" style:font-size-asian="13.5pt" style:font-size-complex="13.5pt" fo:language="fr" fo:country="FR"/>
    </style:style>
    <style:style style:name="P3169" style:parent-style-name="PréformatéHTML" style:family="paragraph">
      <style:paragraph-properties fo:background-color="#211E2F"/>
    </style:style>
    <style:style style:name="T3170" style:parent-style-name="mtk1" style:family="text">
      <style:text-properties style:font-name="Consolas" fo:color="#FFFFFF" fo:font-size="13.5pt" style:font-size-asian="13.5pt" style:font-size-complex="13.5pt" fo:language="fr" fo:country="FR"/>
    </style:style>
    <style:style style:name="T3171" style:parent-style-name="Policepardéfaut" style:family="text">
      <style:text-properties style:font-name="Consolas" fo:color="#939598" fo:font-size="13.5pt" style:font-size-asian="13.5pt" style:font-size-complex="13.5pt" fo:language="fr" fo:country="FR"/>
    </style:style>
    <style:style style:name="T3172" style:parent-style-name="mtk1" style:family="text">
      <style:text-properties style:font-name="Consolas" fo:color="#FFFFFF" fo:font-size="13.5pt" style:font-size-asian="13.5pt" style:font-size-complex="13.5pt" fo:language="fr" fo:country="FR"/>
    </style:style>
    <style:style style:name="T3173" style:parent-style-name="Policepardéfaut" style:family="text">
      <style:text-properties style:font-name="Consolas" fo:color="#939598" fo:font-size="13.5pt" style:font-size-asian="13.5pt" style:font-size-complex="13.5pt" fo:language="fr" fo:country="FR"/>
    </style:style>
    <style:style style:name="P3174" style:parent-style-name="g-md-p" style:family="paragraph">
      <style:paragraph-properties fo:margin-top="0in" fo:margin-bottom="0in" fo:background-color="#10162F"/>
    </style:style>
    <style:style style:name="T3175" style:parent-style-name="Policepardéfaut" style:family="text">
      <style:text-properties style:font-name="Segoe UI" style:font-name-complex="Segoe UI" fo:color="#FFFFFF" fo:font-size="13.5pt" style:font-size-asian="13.5pt" style:font-size-complex="13.5pt" fo:language="fr" fo:country="FR"/>
    </style:style>
    <style:style style:name="T3176" style:parent-style-name="CodeHTML" style:family="text">
      <style:text-properties style:font-name="Consolas" fo:color="#4FE0B0" fo:font-size="11pt" style:font-size-asian="11pt" style:font-size-complex="11pt" fo:language="fr" fo:country="FR"/>
    </style:style>
    <style:style style:name="T3177" style:parent-style-name="Policepardéfaut" style:family="text">
      <style:text-properties style:font-name="Segoe UI" style:font-name-complex="Segoe UI" fo:color="#FFFFFF" fo:font-size="13.5pt" style:font-size-asian="13.5pt" style:font-size-complex="13.5pt" fo:language="fr" fo:country="FR"/>
    </style:style>
    <style:style style:name="T3178" style:parent-style-name="CodeHTML" style:family="text">
      <style:text-properties style:font-name="Consolas" fo:color="#4FE0B0" fo:font-size="11pt" style:font-size-asian="11pt" style:font-size-complex="11pt" fo:language="fr" fo:country="FR"/>
    </style:style>
    <style:style style:name="T3179" style:parent-style-name="Policepardéfaut" style:family="text">
      <style:text-properties style:font-name="Segoe UI" style:font-name-complex="Segoe UI" fo:color="#FFFFFF" fo:font-size="13.5pt" style:font-size-asian="13.5pt" style:font-size-complex="13.5pt" fo:language="fr" fo:country="FR"/>
    </style:style>
    <style:style style:name="T3180" style:parent-style-name="CodeHTML" style:family="text">
      <style:text-properties style:font-name="Consolas" fo:color="#4FE0B0" fo:font-size="11pt" style:font-size-asian="11pt" style:font-size-complex="11pt" fo:language="fr" fo:country="FR"/>
    </style:style>
    <style:style style:name="T3181" style:parent-style-name="Policepardéfaut" style:family="text">
      <style:text-properties style:font-name="Segoe UI" style:font-name-complex="Segoe UI" fo:color="#FFFFFF" fo:font-size="13.5pt" style:font-size-asian="13.5pt" style:font-size-complex="13.5pt" fo:language="fr" fo:country="FR"/>
    </style:style>
    <style:style style:name="P3182" style:parent-style-name="Titre4" style:family="paragraph">
      <style:paragraph-properties fo:background-color="#10162F"/>
      <style:text-properties style:font-name="Segoe UI" style:font-name-complex="Segoe UI" fo:color="#FFFFFF"/>
    </style:style>
    <style:style style:name="P3183"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184"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185" style:parent-style-name="g-md-p" style:family="paragraph">
      <style:paragraph-properties fo:margin-top="0in" fo:margin-bottom="0in" fo:background-color="#10162F"/>
    </style:style>
    <style:style style:name="T3186" style:parent-style-name="Policepardéfaut" style:family="text">
      <style:text-properties style:font-name="Segoe UI" style:font-name-complex="Segoe UI" fo:color="#FFFFFF" fo:font-size="13.5pt" style:font-size-asian="13.5pt" style:font-size-complex="13.5pt" fo:language="fr" fo:country="FR"/>
    </style:style>
    <style:style style:name="T3187" style:parent-style-name="CodeHTML" style:family="text">
      <style:text-properties style:font-name="Consolas" fo:color="#4FE0B0" fo:font-size="11pt" style:font-size-asian="11pt" style:font-size-complex="11pt" fo:language="fr" fo:country="FR"/>
    </style:style>
    <style:style style:name="T3188" style:parent-style-name="Policepardéfaut" style:family="text">
      <style:text-properties style:font-name="Segoe UI" style:font-name-complex="Segoe UI" fo:color="#FFFFFF" fo:font-size="13.5pt" style:font-size-asian="13.5pt" style:font-size-complex="13.5pt" fo:language="fr" fo:country="FR"/>
    </style:style>
    <style:style style:name="T3189" style:parent-style-name="Policepardéfaut" style:family="text">
      <style:text-properties style:font-name="Segoe UI" style:font-name-complex="Segoe UI" fo:color="#FFFFFF" fo:font-size="13.5pt" style:font-size-asian="13.5pt" style:font-size-complex="13.5pt" fo:language="fr" fo:country="FR"/>
    </style:style>
    <style:style style:name="T3190" style:parent-style-name="CodeHTML" style:family="text">
      <style:text-properties style:font-name="Consolas" fo:color="#4FE0B0" fo:font-size="11pt" style:font-size-asian="11pt" style:font-size-complex="11pt" fo:language="fr" fo:country="FR"/>
    </style:style>
    <style:style style:name="T3191" style:parent-style-name="Policepardéfaut" style:family="text">
      <style:text-properties style:font-name="Segoe UI" style:font-name-complex="Segoe UI" fo:color="#FFFFFF" fo:font-size="13.5pt" style:font-size-asian="13.5pt" style:font-size-complex="13.5pt" fo:language="fr" fo:country="FR"/>
    </style:style>
    <style:style style:name="T3192" style:parent-style-name="CodeHTML" style:family="text">
      <style:text-properties style:font-name="Consolas" fo:color="#4FE0B0" fo:font-size="11pt" style:font-size-asian="11pt" style:font-size-complex="11pt" fo:language="fr" fo:country="FR"/>
    </style:style>
    <style:style style:name="T3193" style:parent-style-name="Policepardéfaut" style:family="text">
      <style:text-properties style:font-name="Segoe UI" style:font-name-complex="Segoe UI" fo:color="#FFFFFF" fo:font-size="13.5pt" style:font-size-asian="13.5pt" style:font-size-complex="13.5pt" fo:language="fr" fo:country="FR"/>
    </style:style>
    <style:style style:name="P3194" style:parent-style-name="g-md-p" style:family="paragraph">
      <style:paragraph-properties fo:margin-top="0in" fo:margin-bottom="0in" fo:background-color="#10162F"/>
    </style:style>
    <style:style style:name="T3195" style:parent-style-name="Policepardéfaut" style:family="text">
      <style:text-properties style:font-name="Segoe UI" style:font-name-complex="Segoe UI" fo:color="#FFFFFF" fo:font-size="13.5pt" style:font-size-asian="13.5pt" style:font-size-complex="13.5pt" fo:language="fr" fo:country="FR"/>
    </style:style>
    <style:style style:name="T3196" style:parent-style-name="Policepardéfaut" style:family="text">
      <style:text-properties style:font-name="Segoe UI" style:font-name-complex="Segoe UI" fo:color="#FFFFFF" fo:font-size="13.5pt" style:font-size-asian="13.5pt" style:font-size-complex="13.5pt" fo:language="fr" fo:country="FR"/>
    </style:style>
    <style:style style:name="T3197" style:parent-style-name="CodeHTML" style:family="text">
      <style:text-properties style:font-name="Consolas" fo:color="#4FE0B0" fo:font-size="11pt" style:font-size-asian="11pt" style:font-size-complex="11pt" fo:language="fr" fo:country="FR"/>
    </style:style>
    <style:style style:name="T3198" style:parent-style-name="Policepardéfaut" style:family="text">
      <style:text-properties style:font-name="Segoe UI" style:font-name-complex="Segoe UI" fo:color="#FFFFFF" fo:font-size="13.5pt" style:font-size-asian="13.5pt" style:font-size-complex="13.5pt" fo:language="fr" fo:country="FR"/>
    </style:style>
    <style:style style:name="T3199" style:parent-style-name="CodeHTML" style:family="text">
      <style:text-properties style:font-name="Consolas" fo:color="#4FE0B0" fo:font-size="11pt" style:font-size-asian="11pt" style:font-size-complex="11pt" fo:language="fr" fo:country="FR"/>
    </style:style>
    <style:style style:name="T3200" style:parent-style-name="Policepardéfaut" style:family="text">
      <style:text-properties style:font-name="Segoe UI" style:font-name-complex="Segoe UI" fo:color="#FFFFFF" fo:font-size="13.5pt" style:font-size-asian="13.5pt" style:font-size-complex="13.5pt" fo:language="fr" fo:country="FR"/>
    </style:style>
    <style:style style:name="T3201" style:parent-style-name="CodeHTML" style:family="text">
      <style:text-properties style:font-name="Consolas" fo:color="#4FE0B0" fo:font-size="11pt" style:font-size-asian="11pt" style:font-size-complex="11pt" fo:language="fr" fo:country="FR"/>
    </style:style>
    <style:style style:name="T3202" style:parent-style-name="Policepardéfaut" style:family="text">
      <style:text-properties style:font-name="Segoe UI" style:font-name-complex="Segoe UI" fo:color="#FFFFFF" fo:font-size="13.5pt" style:font-size-asian="13.5pt" style:font-size-complex="13.5pt" fo:language="fr" fo:country="FR"/>
    </style:style>
    <style:style style:name="P3203" style:parent-style-name="g-md-p" style:family="paragraph">
      <style:paragraph-properties fo:margin-top="0in" fo:margin-bottom="0in" fo:background-color="#10162F"/>
    </style:style>
    <style:style style:name="T3204" style:parent-style-name="Policepardéfaut" style:family="text">
      <style:text-properties style:font-name="Segoe UI" style:font-name-complex="Segoe UI" fo:color="#FFFFFF" fo:font-size="13.5pt" style:font-size-asian="13.5pt" style:font-size-complex="13.5pt" fo:language="fr" fo:country="FR"/>
    </style:style>
    <style:style style:name="T3205" style:parent-style-name="Policepardéfaut" style:family="text">
      <style:text-properties style:font-name="Segoe UI" style:font-name-complex="Segoe UI" fo:color="#FFFFFF" fo:font-size="13.5pt" style:font-size-asian="13.5pt" style:font-size-complex="13.5pt" fo:language="fr" fo:country="FR"/>
    </style:style>
    <style:style style:name="T3206" style:parent-style-name="CodeHTML" style:family="text">
      <style:text-properties style:font-name="Consolas" fo:color="#4FE0B0" fo:font-size="11pt" style:font-size-asian="11pt" style:font-size-complex="11pt" fo:language="fr" fo:country="FR"/>
    </style:style>
    <style:style style:name="T3207" style:parent-style-name="Policepardéfaut" style:family="text">
      <style:text-properties style:font-name="Segoe UI" style:font-name-complex="Segoe UI" fo:color="#FFFFFF" fo:font-size="13.5pt" style:font-size-asian="13.5pt" style:font-size-complex="13.5pt" fo:language="fr" fo:country="FR"/>
    </style:style>
    <style:style style:name="T3208" style:parent-style-name="CodeHTML" style:family="text">
      <style:text-properties style:font-name="Consolas" fo:color="#4FE0B0" fo:font-size="11pt" style:font-size-asian="11pt" style:font-size-complex="11pt" fo:language="fr" fo:country="FR"/>
    </style:style>
    <style:style style:name="T3209" style:parent-style-name="Policepardéfaut" style:family="text">
      <style:text-properties style:font-name="Segoe UI" style:font-name-complex="Segoe UI" fo:color="#FFFFFF" fo:font-size="13.5pt" style:font-size-asian="13.5pt" style:font-size-complex="13.5pt" fo:language="fr" fo:country="FR"/>
    </style:style>
    <style:style style:name="T3210" style:parent-style-name="CodeHTML" style:family="text">
      <style:text-properties style:font-name="Consolas" fo:color="#4FE0B0" fo:font-size="11pt" style:font-size-asian="11pt" style:font-size-complex="11pt" fo:language="fr" fo:country="FR"/>
    </style:style>
    <style:style style:name="T3211" style:parent-style-name="Policepardéfaut" style:family="text">
      <style:text-properties style:font-name="Segoe UI" style:font-name-complex="Segoe UI" fo:color="#FFFFFF" fo:font-size="13.5pt" style:font-size-asian="13.5pt" style:font-size-complex="13.5pt" fo:language="fr" fo:country="FR"/>
    </style:style>
    <style:style style:name="T3212" style:parent-style-name="CodeHTML" style:family="text">
      <style:text-properties style:font-name="Consolas" fo:color="#4FE0B0" fo:font-size="11pt" style:font-size-asian="11pt" style:font-size-complex="11pt" fo:language="fr" fo:country="FR"/>
    </style:style>
    <style:style style:name="T3213" style:parent-style-name="Policepardéfaut" style:family="text">
      <style:text-properties style:font-name="Segoe UI" style:font-name-complex="Segoe UI" fo:color="#FFFFFF" fo:font-size="13.5pt" style:font-size-asian="13.5pt" style:font-size-complex="13.5pt" fo:language="fr" fo:country="FR"/>
    </style:style>
    <style:style style:name="T3214" style:parent-style-name="CodeHTML" style:family="text">
      <style:text-properties style:font-name="Consolas" fo:color="#4FE0B0" fo:font-size="11pt" style:font-size-asian="11pt" style:font-size-complex="11pt" fo:language="fr" fo:country="FR"/>
    </style:style>
    <style:style style:name="T3215" style:parent-style-name="Policepardéfaut" style:family="text">
      <style:text-properties style:font-name="Segoe UI" style:font-name-complex="Segoe UI" fo:color="#FFFFFF" fo:font-size="13.5pt" style:font-size-asian="13.5pt" style:font-size-complex="13.5pt" fo:language="fr" fo:country="FR"/>
    </style:style>
    <style:style style:name="T3216" style:parent-style-name="CodeHTML" style:family="text">
      <style:text-properties style:font-name="Consolas" fo:color="#4FE0B0" fo:font-size="11pt" style:font-size-asian="11pt" style:font-size-complex="11pt" fo:language="fr" fo:country="FR"/>
    </style:style>
    <style:style style:name="T3217" style:parent-style-name="Policepardéfaut" style:family="text">
      <style:text-properties style:font-name="Segoe UI" style:font-name-complex="Segoe UI" fo:color="#FFFFFF" fo:font-size="13.5pt" style:font-size-asian="13.5pt" style:font-size-complex="13.5pt" fo:language="fr" fo:country="FR"/>
    </style:style>
    <style:style style:name="T3218" style:parent-style-name="Policepardéfaut" style:family="text">
      <style:text-properties style:font-name="Segoe UI" style:font-name-complex="Segoe UI" fo:color="#FFFFFF" fo:font-size="13.5pt" style:font-size-asian="13.5pt" style:font-size-complex="13.5pt" fo:language="fr" fo:country="FR"/>
    </style:style>
    <style:style style:name="T3219" style:parent-style-name="CodeHTML" style:family="text">
      <style:text-properties style:font-name="Consolas" fo:color="#4FE0B0" fo:font-size="11pt" style:font-size-asian="11pt" style:font-size-complex="11pt" fo:language="fr" fo:country="FR"/>
    </style:style>
    <style:style style:name="T3220" style:parent-style-name="Policepardéfaut" style:family="text">
      <style:text-properties style:font-name="Segoe UI" style:font-name-complex="Segoe UI" fo:color="#FFFFFF" fo:font-size="13.5pt" style:font-size-asian="13.5pt" style:font-size-complex="13.5pt" fo:language="fr" fo:country="FR"/>
    </style:style>
    <style:style style:name="P3221" style:parent-style-name="Titre3" style:family="paragraph">
      <style:paragraph-properties fo:background-color="#10162F"/>
    </style:style>
    <style:style style:name="T3222" style:parent-style-name="Policepardéfaut" style:family="text">
      <style:text-properties style:font-name="Segoe UI" style:font-name-complex="Segoe UI" fo:color="#FFFFFF"/>
    </style:style>
    <style:style style:name="P3223" style:parent-style-name="Titre4" style:family="paragraph">
      <style:paragraph-properties fo:background-color="#10162F"/>
      <style:text-properties style:font-name="Segoe UI" style:font-name-complex="Segoe UI" fo:color="#FFFFFF"/>
    </style:style>
    <style:style style:name="P3224" style:parent-style-name="g-md-p" style:family="paragraph">
      <style:paragraph-properties fo:margin-top="0in" fo:margin-bottom="0in" fo:background-color="#10162F"/>
    </style:style>
    <style:style style:name="T3225" style:parent-style-name="Policepardéfaut" style:family="text">
      <style:text-properties style:font-name="Segoe UI" style:font-name-complex="Segoe UI" fo:color="#FFFFFF" fo:font-size="13.5pt" style:font-size-asian="13.5pt" style:font-size-complex="13.5pt" fo:language="fr" fo:country="FR"/>
    </style:style>
    <style:style style:name="T3226" style:parent-style-name="CodeHTML" style:family="text">
      <style:text-properties style:font-name="Consolas" fo:color="#4FE0B0" fo:font-size="11pt" style:font-size-asian="11pt" style:font-size-complex="11pt" fo:language="fr" fo:country="FR"/>
    </style:style>
    <style:style style:name="T3227" style:parent-style-name="Policepardéfaut" style:family="text">
      <style:text-properties style:font-name="Segoe UI" style:font-name-complex="Segoe UI" fo:color="#FFFFFF" fo:font-size="13.5pt" style:font-size-asian="13.5pt" style:font-size-complex="13.5pt" fo:language="fr" fo:country="FR"/>
    </style:style>
    <style:style style:name="T3228" style:parent-style-name="CodeHTML" style:family="text">
      <style:text-properties style:font-name="Consolas" fo:color="#4FE0B0" fo:font-size="11pt" style:font-size-asian="11pt" style:font-size-complex="11pt" fo:language="fr" fo:country="FR"/>
    </style:style>
    <style:style style:name="T3229" style:parent-style-name="Policepardéfaut" style:family="text">
      <style:text-properties style:font-name="Segoe UI" style:font-name-complex="Segoe UI" fo:color="#FFFFFF" fo:font-size="13.5pt" style:font-size-asian="13.5pt" style:font-size-complex="13.5pt" fo:language="fr" fo:country="FR"/>
    </style:style>
    <style:style style:name="T3230" style:parent-style-name="Policepardéfaut" style:family="text">
      <style:text-properties style:font-name="Segoe UI" style:font-name-complex="Segoe UI" fo:color="#FFFFFF" fo:font-size="13.5pt" style:font-size-asian="13.5pt" style:font-size-complex="13.5pt" fo:language="fr" fo:country="FR"/>
    </style:style>
    <style:style style:name="T3231" style:parent-style-name="Policepardéfaut" style:family="text">
      <style:text-properties style:font-name="Segoe UI" style:font-name-complex="Segoe UI" fo:color="#FFFFFF" fo:font-size="13.5pt" style:font-size-asian="13.5pt" style:font-size-complex="13.5pt" fo:language="fr" fo:country="FR"/>
    </style:style>
    <style:style style:name="T3232" style:parent-style-name="CodeHTML" style:family="text">
      <style:text-properties style:font-name="Consolas" fo:color="#4FE0B0" fo:font-size="11pt" style:font-size-asian="11pt" style:font-size-complex="11pt" fo:language="fr" fo:country="FR"/>
    </style:style>
    <style:style style:name="T3233" style:parent-style-name="Policepardéfaut" style:family="text">
      <style:text-properties style:font-name="Segoe UI" style:font-name-complex="Segoe UI" fo:color="#FFFFFF" fo:font-size="13.5pt" style:font-size-asian="13.5pt" style:font-size-complex="13.5pt" fo:language="fr" fo:country="FR"/>
    </style:style>
    <style:style style:name="T3234" style:parent-style-name="CodeHTML" style:family="text">
      <style:text-properties style:font-name="Consolas" fo:color="#4FE0B0" fo:font-size="11pt" style:font-size-asian="11pt" style:font-size-complex="11pt" fo:language="fr" fo:country="FR"/>
    </style:style>
    <style:style style:name="T3235" style:parent-style-name="Policepardéfaut" style:family="text">
      <style:text-properties style:font-name="Segoe UI" style:font-name-complex="Segoe UI" fo:color="#FFFFFF" fo:font-size="13.5pt" style:font-size-asian="13.5pt" style:font-size-complex="13.5pt" fo:language="fr" fo:country="FR"/>
    </style:style>
    <style:style style:name="T3236" style:parent-style-name="Policepardéfaut" style:family="text">
      <style:text-properties style:font-name="Segoe UI" style:font-name-complex="Segoe UI" fo:color="#FFFFFF" fo:font-size="13.5pt" style:font-size-asian="13.5pt" style:font-size-complex="13.5pt" fo:language="fr" fo:country="FR"/>
    </style:style>
    <style:style style:name="T3237" style:parent-style-name="CodeHTML" style:family="text">
      <style:text-properties style:font-name="Consolas" fo:color="#4FE0B0" fo:font-size="11pt" style:font-size-asian="11pt" style:font-size-complex="11pt" fo:language="fr" fo:country="FR"/>
    </style:style>
    <style:style style:name="T3238" style:parent-style-name="Policepardéfaut" style:family="text">
      <style:text-properties style:font-name="Segoe UI" style:font-name-complex="Segoe UI" fo:color="#FFFFFF" fo:font-size="13.5pt" style:font-size-asian="13.5pt" style:font-size-complex="13.5pt" fo:language="fr" fo:country="FR"/>
    </style:style>
    <style:style style:name="P3239" style:parent-style-name="g-md-p" style:family="paragraph">
      <style:paragraph-properties fo:margin-top="0in" fo:margin-bottom="0in" fo:background-color="#10162F"/>
    </style:style>
    <style:style style:name="T3240" style:parent-style-name="Policepardéfaut" style:family="text">
      <style:text-properties style:font-name="Segoe UI" style:font-name-complex="Segoe UI" fo:color="#FFFFFF" fo:font-size="13.5pt" style:font-size-asian="13.5pt" style:font-size-complex="13.5pt" fo:language="fr" fo:country="FR"/>
    </style:style>
    <style:style style:name="T3241" style:parent-style-name="CodeHTML" style:family="text">
      <style:text-properties style:font-name="Consolas" fo:color="#4FE0B0" fo:font-size="11pt" style:font-size-asian="11pt" style:font-size-complex="11pt" fo:language="fr" fo:country="FR"/>
    </style:style>
    <style:style style:name="T3242" style:parent-style-name="Policepardéfaut" style:family="text">
      <style:text-properties style:font-name="Segoe UI" style:font-name-complex="Segoe UI" fo:color="#FFFFFF" fo:font-size="13.5pt" style:font-size-asian="13.5pt" style:font-size-complex="13.5pt" fo:language="fr" fo:country="FR"/>
    </style:style>
    <style:style style:name="T3243" style:parent-style-name="CodeHTML" style:family="text">
      <style:text-properties style:font-name="Consolas" fo:color="#4FE0B0" fo:font-size="11pt" style:font-size-asian="11pt" style:font-size-complex="11pt" fo:language="fr" fo:country="FR"/>
    </style:style>
    <style:style style:name="T3244" style:parent-style-name="Policepardéfaut" style:family="text">
      <style:text-properties style:font-name="Segoe UI" style:font-name-complex="Segoe UI" fo:color="#FFFFFF" fo:font-size="13.5pt" style:font-size-asian="13.5pt" style:font-size-complex="13.5pt" fo:language="fr" fo:country="FR"/>
    </style:style>
    <style:style style:name="P3245" style:parent-style-name="PréformatéHTML" style:family="paragraph">
      <style:paragraph-properties fo:background-color="#211E2F"/>
    </style:style>
    <style:style style:name="T3246" style:parent-style-name="mtk1" style:family="text">
      <style:text-properties style:font-name="Consolas" fo:color="#FFFFFF" fo:font-size="13.5pt" style:font-size-asian="13.5pt" style:font-size-complex="13.5pt"/>
    </style:style>
    <style:style style:name="T3247" style:parent-style-name="Policepardéfaut" style:family="text">
      <style:text-properties style:font-name="Consolas" fo:color="#939598" fo:font-size="13.5pt" style:font-size-asian="13.5pt" style:font-size-complex="13.5pt"/>
    </style:style>
    <style:style style:name="T3248" style:parent-style-name="mtk1" style:family="text">
      <style:text-properties style:font-name="Consolas" fo:color="#FFFFFF" fo:font-size="13.5pt" style:font-size-asian="13.5pt" style:font-size-complex="13.5pt"/>
    </style:style>
    <style:style style:name="T3249" style:parent-style-name="Policepardéfaut" style:family="text">
      <style:text-properties style:font-name="Consolas" fo:color="#939598" fo:font-size="13.5pt" style:font-size-asian="13.5pt" style:font-size-complex="13.5pt"/>
    </style:style>
    <style:style style:name="P3250"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251" style:parent-style-name="PréformatéHTML" style:family="paragraph">
      <style:paragraph-properties fo:background-color="#211E2F"/>
    </style:style>
    <style:style style:name="T3252" style:parent-style-name="mtk1" style:family="text">
      <style:text-properties style:font-name="Consolas" fo:color="#FFFFFF" fo:font-size="13.5pt" style:font-size-asian="13.5pt" style:font-size-complex="13.5pt"/>
    </style:style>
    <style:style style:name="T3253" style:parent-style-name="Policepardéfaut" style:family="text">
      <style:text-properties style:font-name="Consolas" fo:color="#939598" fo:font-size="13.5pt" style:font-size-asian="13.5pt" style:font-size-complex="13.5pt"/>
    </style:style>
    <style:style style:name="T3254" style:parent-style-name="mtk1" style:family="text">
      <style:text-properties style:font-name="Consolas" fo:color="#FFFFFF" fo:font-size="13.5pt" style:font-size-asian="13.5pt" style:font-size-complex="13.5pt"/>
    </style:style>
    <style:style style:name="T3255" style:parent-style-name="Policepardéfaut" style:family="text">
      <style:text-properties style:font-name="Consolas" fo:color="#939598" fo:font-size="13.5pt" style:font-size-asian="13.5pt" style:font-size-complex="13.5pt"/>
    </style:style>
    <style:style style:name="P3256" style:parent-style-name="g-md-p" style:family="paragraph">
      <style:paragraph-properties fo:margin-top="0in" fo:margin-bottom="0in" fo:background-color="#10162F"/>
    </style:style>
    <style:style style:name="T3257" style:parent-style-name="Policepardéfaut" style:family="text">
      <style:text-properties style:font-name="Segoe UI" style:font-name-complex="Segoe UI" fo:color="#FFFFFF" fo:font-size="13.5pt" style:font-size-asian="13.5pt" style:font-size-complex="13.5pt" fo:language="fr" fo:country="FR"/>
    </style:style>
    <style:style style:name="T3258" style:parent-style-name="CodeHTML" style:family="text">
      <style:text-properties style:font-name="Consolas" fo:color="#4FE0B0" fo:font-size="11pt" style:font-size-asian="11pt" style:font-size-complex="11pt" fo:language="fr" fo:country="FR"/>
    </style:style>
    <style:style style:name="T3259" style:parent-style-name="Policepardéfaut" style:family="text">
      <style:text-properties style:font-name="Segoe UI" style:font-name-complex="Segoe UI" fo:color="#FFFFFF" fo:font-size="13.5pt" style:font-size-asian="13.5pt" style:font-size-complex="13.5pt" fo:language="fr" fo:country="FR"/>
    </style:style>
    <style:style style:name="T3260" style:parent-style-name="CodeHTML" style:family="text">
      <style:text-properties style:font-name="Consolas" fo:color="#4FE0B0" fo:font-size="11pt" style:font-size-asian="11pt" style:font-size-complex="11pt" fo:language="fr" fo:country="FR"/>
    </style:style>
    <style:style style:name="T3261" style:parent-style-name="Policepardéfaut" style:family="text">
      <style:text-properties style:font-name="Segoe UI" style:font-name-complex="Segoe UI" fo:color="#FFFFFF" fo:font-size="13.5pt" style:font-size-asian="13.5pt" style:font-size-complex="13.5pt" fo:language="fr" fo:country="FR"/>
    </style:style>
    <style:style style:name="P3262" style:parent-style-name="Titre4" style:family="paragraph">
      <style:paragraph-properties fo:background-color="#10162F"/>
      <style:text-properties style:font-name="Segoe UI" style:font-name-complex="Segoe UI" fo:color="#FFFFFF"/>
    </style:style>
    <style:style style:name="P3263" style:parent-style-name="g-md-p" style:family="paragraph">
      <style:paragraph-properties fo:margin-top="0in" fo:background-color="#10162F"/>
    </style:style>
    <style:style style:name="T3264" style:parent-style-name="Policepardéfaut" style:family="text">
      <style:text-properties style:font-name="Segoe UI" style:font-name-complex="Segoe UI" fo:color="#FFFFFF" fo:font-size="13.5pt" style:font-size-asian="13.5pt" style:font-size-complex="13.5pt" fo:language="fr" fo:country="FR"/>
    </style:style>
    <style:style style:name="T3265" style:parent-style-name="Lienhypertexte" style:family="text">
      <style:text-properties style:font-name="Segoe UI" style:font-name-asian="OpenSymbol" style:font-name-complex="Segoe UI" fo:color="#FFD300" fo:font-size="13.5pt" style:font-size-asian="13.5pt" style:font-size-complex="13.5pt" fo:language="fr" fo:country="FR"/>
    </style:style>
    <style:style style:name="T3266" style:parent-style-name="Policepardéfaut" style:family="text">
      <style:text-properties style:font-name="Segoe UI" style:font-name-complex="Segoe UI" fo:color="#FFFFFF" fo:font-size="13.5pt" style:font-size-asian="13.5pt" style:font-size-complex="13.5pt" fo:language="fr" fo:country="FR"/>
    </style:style>
    <style:style style:name="TableColumn3268" style:family="table-column">
      <style:table-column-properties style:column-width="1.9215in"/>
    </style:style>
    <style:style style:name="TableColumn3269" style:family="table-column">
      <style:table-column-properties style:column-width="6.9743in"/>
    </style:style>
    <style:style style:name="Table3267" style:family="table">
      <style:table-properties style:width="8.8958in" fo:margin-left="0in" table:align="left"/>
    </style:style>
    <style:style style:name="TableRow3270" style:family="table-row">
      <style:table-row-properties/>
    </style:style>
    <style:style style:name="TableCell3271" style:family="table-cell">
      <style:table-cell-properties fo:border="none" fo:background-color="#FFFFFF" style:writing-mode="lr-tb" style:vertical-align="middle" fo:padding-top="0.0104in" fo:padding-left="0.0104in" fo:padding-bottom="0.0104in" fo:padding-right="0.0104in"/>
    </style:style>
    <style:style style:name="T3272" style:parent-style-name="Policepardéfaut" style:family="text">
      <style:text-properties style:font-name="Consolas" fo:font-weight="bold" style:font-weight-asian="bold" style:font-weight-complex="bold" fo:color="#000000"/>
    </style:style>
    <style:style style:name="TableCell3273" style:family="table-cell">
      <style:table-cell-properties fo:border="none" fo:background-color="#FFFFFF" style:writing-mode="lr-tb" style:vertical-align="middle" fo:padding-top="0.0104in" fo:padding-left="0.0104in" fo:padding-bottom="0.0104in" fo:padding-right="0.0104in"/>
    </style:style>
    <style:style style:name="P3274" style:parent-style-name="Normal" style:family="paragraph">
      <style:text-properties style:font-name="Consolas" fo:font-weight="bold" style:font-weight-asian="bold" style:font-weight-complex="bold" fo:color="#000000"/>
    </style:style>
    <style:style style:name="TableRow3275" style:family="table-row">
      <style:table-row-properties/>
    </style:style>
    <style:style style:name="TableCell3276" style:family="table-cell">
      <style:table-cell-properties fo:border="none" fo:background-color="#F5F5F5" style:writing-mode="lr-tb" style:vertical-align="middle" fo:padding-top="0.0104in" fo:padding-left="0.0104in" fo:padding-bottom="0.0104in" fo:padding-right="0.0104in"/>
    </style:style>
    <style:style style:name="P3277" style:parent-style-name="Normal" style:family="paragraph">
      <style:text-properties style:font-name="Consolas" fo:color="#000000"/>
    </style:style>
    <style:style style:name="TableCell3278" style:family="table-cell">
      <style:table-cell-properties fo:border="none" fo:background-color="#F5F5F5" style:writing-mode="lr-tb" style:vertical-align="middle" fo:padding-top="0.0104in" fo:padding-left="0.0104in" fo:padding-bottom="0.0104in" fo:padding-right="0.0104in"/>
    </style:style>
    <style:style style:name="P3279" style:parent-style-name="Normal" style:family="paragraph">
      <style:text-properties style:font-name="Consolas" fo:color="#000000"/>
    </style:style>
    <style:style style:name="TableRow3280" style:family="table-row">
      <style:table-row-properties/>
    </style:style>
    <style:style style:name="TableCell3281" style:family="table-cell">
      <style:table-cell-properties fo:border="none" fo:background-color="#FFFFFF" style:writing-mode="lr-tb" style:vertical-align="middle" fo:padding-top="0.0104in" fo:padding-left="0.0104in" fo:padding-bottom="0.0104in" fo:padding-right="0.0104in"/>
    </style:style>
    <style:style style:name="P3282" style:parent-style-name="Normal" style:family="paragraph">
      <style:text-properties style:font-name="Consolas" fo:color="#000000"/>
    </style:style>
    <style:style style:name="TableCell3283" style:family="table-cell">
      <style:table-cell-properties fo:border="none" fo:background-color="#FFFFFF" style:writing-mode="lr-tb" style:vertical-align="middle" fo:padding-top="0.0104in" fo:padding-left="0.0104in" fo:padding-bottom="0.0104in" fo:padding-right="0.0104in"/>
    </style:style>
    <style:style style:name="P3284" style:parent-style-name="Normal" style:family="paragraph">
      <style:text-properties style:font-name="Consolas" fo:color="#000000"/>
    </style:style>
    <style:style style:name="TableRow3285" style:family="table-row">
      <style:table-row-properties/>
    </style:style>
    <style:style style:name="TableCell3286" style:family="table-cell">
      <style:table-cell-properties fo:border="none" fo:background-color="#F5F5F5" style:writing-mode="lr-tb" style:vertical-align="middle" fo:padding-top="0.0104in" fo:padding-left="0.0104in" fo:padding-bottom="0.0104in" fo:padding-right="0.0104in"/>
    </style:style>
    <style:style style:name="P3287" style:parent-style-name="Normal" style:family="paragraph">
      <style:text-properties style:font-name="Consolas" fo:color="#000000"/>
    </style:style>
    <style:style style:name="TableCell3288" style:family="table-cell">
      <style:table-cell-properties fo:border="none" fo:background-color="#F5F5F5" style:writing-mode="lr-tb" style:vertical-align="middle" fo:padding-top="0.0104in" fo:padding-left="0.0104in" fo:padding-bottom="0.0104in" fo:padding-right="0.0104in"/>
    </style:style>
    <style:style style:name="P3289" style:parent-style-name="Normal" style:family="paragraph">
      <style:text-properties style:font-name="Consolas" fo:color="#000000"/>
    </style:style>
    <style:style style:name="TableRow3290" style:family="table-row">
      <style:table-row-properties/>
    </style:style>
    <style:style style:name="TableCell3291" style:family="table-cell">
      <style:table-cell-properties fo:border="none" fo:background-color="#FFFFFF" style:writing-mode="lr-tb" style:vertical-align="middle" fo:padding-top="0.0104in" fo:padding-left="0.0104in" fo:padding-bottom="0.0104in" fo:padding-right="0.0104in"/>
    </style:style>
    <style:style style:name="P3292" style:parent-style-name="Normal" style:family="paragraph">
      <style:text-properties style:font-name="Consolas" fo:color="#000000"/>
    </style:style>
    <style:style style:name="TableCell3293" style:family="table-cell">
      <style:table-cell-properties fo:border="none" fo:background-color="#FFFFFF" style:writing-mode="lr-tb" style:vertical-align="middle" fo:padding-top="0.0104in" fo:padding-left="0.0104in" fo:padding-bottom="0.0104in" fo:padding-right="0.0104in"/>
    </style:style>
    <style:style style:name="P3294" style:parent-style-name="Normal" style:family="paragraph">
      <style:text-properties style:font-name="Consolas" fo:color="#000000"/>
    </style:style>
    <style:style style:name="TableRow3295" style:family="table-row">
      <style:table-row-properties/>
    </style:style>
    <style:style style:name="TableCell3296" style:family="table-cell">
      <style:table-cell-properties fo:border="none" fo:background-color="#F5F5F5" style:writing-mode="lr-tb" style:vertical-align="middle" fo:padding-top="0.0104in" fo:padding-left="0.0104in" fo:padding-bottom="0.0104in" fo:padding-right="0.0104in"/>
    </style:style>
    <style:style style:name="P3297" style:parent-style-name="Normal" style:family="paragraph">
      <style:text-properties style:font-name="Consolas" fo:color="#000000"/>
    </style:style>
    <style:style style:name="TableCell3298" style:family="table-cell">
      <style:table-cell-properties fo:border="none" fo:background-color="#F5F5F5" style:writing-mode="lr-tb" style:vertical-align="middle" fo:padding-top="0.0104in" fo:padding-left="0.0104in" fo:padding-bottom="0.0104in" fo:padding-right="0.0104in"/>
    </style:style>
    <style:style style:name="P3299" style:parent-style-name="Normal" style:family="paragraph">
      <style:text-properties style:font-name="Consolas" fo:color="#000000"/>
    </style:style>
    <style:style style:name="TableRow3300" style:family="table-row">
      <style:table-row-properties/>
    </style:style>
    <style:style style:name="TableCell3301" style:family="table-cell">
      <style:table-cell-properties fo:border="none" fo:background-color="#FFFFFF" style:writing-mode="lr-tb" style:vertical-align="middle" fo:padding-top="0.0104in" fo:padding-left="0.0104in" fo:padding-bottom="0.0104in" fo:padding-right="0.0104in"/>
    </style:style>
    <style:style style:name="P3302" style:parent-style-name="Normal" style:family="paragraph">
      <style:text-properties style:font-name="Consolas" fo:color="#000000"/>
    </style:style>
    <style:style style:name="TableCell3303" style:family="table-cell">
      <style:table-cell-properties fo:border="none" fo:background-color="#FFFFFF" style:writing-mode="lr-tb" style:vertical-align="middle" fo:padding-top="0.0104in" fo:padding-left="0.0104in" fo:padding-bottom="0.0104in" fo:padding-right="0.0104in"/>
    </style:style>
    <style:style style:name="P3304" style:parent-style-name="Normal" style:family="paragraph">
      <style:text-properties style:font-name="Consolas" fo:color="#000000"/>
    </style:style>
    <style:style style:name="TableRow3305" style:family="table-row">
      <style:table-row-properties/>
    </style:style>
    <style:style style:name="TableCell3306" style:family="table-cell">
      <style:table-cell-properties fo:border="none" fo:background-color="#F5F5F5" style:writing-mode="lr-tb" style:vertical-align="middle" fo:padding-top="0.0104in" fo:padding-left="0.0104in" fo:padding-bottom="0.0104in" fo:padding-right="0.0104in"/>
    </style:style>
    <style:style style:name="P3307" style:parent-style-name="Normal" style:family="paragraph">
      <style:text-properties style:font-name="Consolas" fo:color="#000000"/>
    </style:style>
    <style:style style:name="TableCell3308" style:family="table-cell">
      <style:table-cell-properties fo:border="none" fo:background-color="#F5F5F5" style:writing-mode="lr-tb" style:vertical-align="middle" fo:padding-top="0.0104in" fo:padding-left="0.0104in" fo:padding-bottom="0.0104in" fo:padding-right="0.0104in"/>
    </style:style>
    <style:style style:name="P3309" style:parent-style-name="Normal" style:family="paragraph">
      <style:text-properties style:font-name="Consolas" fo:color="#000000"/>
    </style:style>
    <style:style style:name="P3310"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311"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312"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313"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314"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315" style:parent-style-name="Titre4" style:family="paragraph">
      <style:paragraph-properties fo:background-color="#10162F"/>
      <style:text-properties style:font-name="Segoe UI" style:font-name-complex="Segoe UI" fo:color="#FFFFFF"/>
    </style:style>
    <style:style style:name="P3316" style:parent-style-name="g-md-p" style:family="paragraph">
      <style:paragraph-properties fo:margin-top="0in" fo:margin-bottom="0in" fo:background-color="#10162F"/>
    </style:style>
    <style:style style:name="T3317" style:parent-style-name="Policepardéfaut" style:family="text">
      <style:text-properties style:font-name="Segoe UI" style:font-name-complex="Segoe UI" fo:color="#FFFFFF" fo:font-size="13.5pt" style:font-size-asian="13.5pt" style:font-size-complex="13.5pt" fo:language="fr" fo:country="FR"/>
    </style:style>
    <style:style style:name="T3318" style:parent-style-name="CodeHTML" style:family="text">
      <style:text-properties style:font-name="Consolas" fo:color="#4FE0B0" fo:font-size="11pt" style:font-size-asian="11pt" style:font-size-complex="11pt" fo:language="fr" fo:country="FR"/>
    </style:style>
    <style:style style:name="T3319" style:parent-style-name="Policepardéfaut" style:family="text">
      <style:text-properties style:font-name="Segoe UI" style:font-name-complex="Segoe UI" fo:color="#FFFFFF" fo:font-size="13.5pt" style:font-size-asian="13.5pt" style:font-size-complex="13.5pt" fo:language="fr" fo:country="FR"/>
    </style:style>
    <style:style style:name="T3320" style:parent-style-name="Policepardéfaut" style:family="text">
      <style:text-properties style:font-name="Segoe UI" style:font-name-complex="Segoe UI" fo:color="#FFFFFF" fo:font-size="13.5pt" style:font-size-asian="13.5pt" style:font-size-complex="13.5pt" fo:language="fr" fo:country="FR"/>
    </style:style>
    <style:style style:name="P3321"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322" style:parent-style-name="PréformatéHTML" style:family="paragraph">
      <style:paragraph-properties fo:background-color="#211E2F"/>
    </style:style>
    <style:style style:name="T3323" style:parent-style-name="mtk1" style:family="text">
      <style:text-properties style:font-name="Consolas" fo:color="#FFFFFF" fo:font-size="13.5pt" style:font-size-asian="13.5pt" style:font-size-complex="13.5pt" fo:language="fr" fo:country="FR"/>
    </style:style>
    <style:style style:name="T3324" style:parent-style-name="Policepardéfaut" style:family="text">
      <style:text-properties style:font-name="Consolas" fo:color="#939598" fo:font-size="13.5pt" style:font-size-asian="13.5pt" style:font-size-complex="13.5pt" fo:language="fr" fo:country="FR"/>
    </style:style>
    <style:style style:name="T3325" style:parent-style-name="mtk1" style:family="text">
      <style:text-properties style:font-name="Consolas" fo:color="#FFFFFF" fo:font-size="13.5pt" style:font-size-asian="13.5pt" style:font-size-complex="13.5pt" fo:language="fr" fo:country="FR"/>
    </style:style>
    <style:style style:name="T3326" style:parent-style-name="Policepardéfaut" style:family="text">
      <style:text-properties style:font-name="Consolas" fo:color="#939598" fo:font-size="13.5pt" style:font-size-asian="13.5pt" style:font-size-complex="13.5pt" fo:language="fr" fo:country="FR"/>
    </style:style>
    <style:style style:name="P3327"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328" style:parent-style-name="PréformatéHTML" style:family="paragraph">
      <style:paragraph-properties fo:background-color="#211E2F"/>
    </style:style>
    <style:style style:name="T3329" style:parent-style-name="mtk1" style:family="text">
      <style:text-properties style:font-name="Consolas" fo:color="#FFFFFF" fo:font-size="13.5pt" style:font-size-asian="13.5pt" style:font-size-complex="13.5pt" fo:language="fr" fo:country="FR"/>
    </style:style>
    <style:style style:name="T3330" style:parent-style-name="Policepardéfaut" style:family="text">
      <style:text-properties style:font-name="Consolas" fo:color="#939598" fo:font-size="13.5pt" style:font-size-asian="13.5pt" style:font-size-complex="13.5pt" fo:language="fr" fo:country="FR"/>
    </style:style>
    <style:style style:name="T3331" style:parent-style-name="mtk1" style:family="text">
      <style:text-properties style:font-name="Consolas" fo:color="#FFFFFF" fo:font-size="13.5pt" style:font-size-asian="13.5pt" style:font-size-complex="13.5pt" fo:language="fr" fo:country="FR"/>
    </style:style>
    <style:style style:name="T3332" style:parent-style-name="Policepardéfaut" style:family="text">
      <style:text-properties style:font-name="Consolas" fo:color="#939598" fo:font-size="13.5pt" style:font-size-asian="13.5pt" style:font-size-complex="13.5pt" fo:language="fr" fo:country="FR"/>
    </style:style>
    <style:style style:name="P3333" style:parent-style-name="g-md-p" style:family="paragraph">
      <style:paragraph-properties fo:margin-top="0in" fo:margin-bottom="0in" fo:background-color="#10162F"/>
    </style:style>
    <style:style style:name="T3334" style:parent-style-name="Policepardéfaut" style:family="text">
      <style:text-properties style:font-name="Segoe UI" style:font-name-complex="Segoe UI" fo:color="#FFFFFF" fo:font-size="13.5pt" style:font-size-asian="13.5pt" style:font-size-complex="13.5pt" fo:language="fr" fo:country="FR"/>
    </style:style>
    <style:style style:name="T3335" style:parent-style-name="CodeHTML" style:family="text">
      <style:text-properties style:font-name="Consolas" fo:color="#4FE0B0" fo:font-size="11pt" style:font-size-asian="11pt" style:font-size-complex="11pt" fo:language="fr" fo:country="FR"/>
    </style:style>
    <style:style style:name="T3336" style:parent-style-name="Policepardéfaut" style:family="text">
      <style:text-properties style:font-name="Segoe UI" style:font-name-complex="Segoe UI" fo:color="#FFFFFF" fo:font-size="13.5pt" style:font-size-asian="13.5pt" style:font-size-complex="13.5pt" fo:language="fr" fo:country="FR"/>
    </style:style>
    <style:style style:name="T3337" style:parent-style-name="CodeHTML" style:family="text">
      <style:text-properties style:font-name="Consolas" fo:color="#4FE0B0" fo:font-size="11pt" style:font-size-asian="11pt" style:font-size-complex="11pt" fo:language="fr" fo:country="FR"/>
    </style:style>
    <style:style style:name="T3338" style:parent-style-name="Policepardéfaut" style:family="text">
      <style:text-properties style:font-name="Segoe UI" style:font-name-complex="Segoe UI" fo:color="#FFFFFF" fo:font-size="13.5pt" style:font-size-asian="13.5pt" style:font-size-complex="13.5pt" fo:language="fr" fo:country="FR"/>
    </style:style>
    <style:style style:name="P3339"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340" style:parent-style-name="PréformatéHTML" style:family="paragraph">
      <style:paragraph-properties fo:background-color="#211E2F"/>
    </style:style>
    <style:style style:name="T3341" style:parent-style-name="mtk1" style:family="text">
      <style:text-properties style:font-name="Consolas" fo:color="#FFFFFF" fo:font-size="13.5pt" style:font-size-asian="13.5pt" style:font-size-complex="13.5pt"/>
    </style:style>
    <style:style style:name="T3342" style:parent-style-name="Policepardéfaut" style:family="text">
      <style:text-properties style:font-name="Consolas" fo:color="#939598" fo:font-size="13.5pt" style:font-size-asian="13.5pt" style:font-size-complex="13.5pt"/>
    </style:style>
    <style:style style:name="T3343" style:parent-style-name="mtk1" style:family="text">
      <style:text-properties style:font-name="Consolas" fo:color="#FFFFFF" fo:font-size="13.5pt" style:font-size-asian="13.5pt" style:font-size-complex="13.5pt"/>
    </style:style>
    <style:style style:name="T3344" style:parent-style-name="Policepardéfaut" style:family="text">
      <style:text-properties style:font-name="Consolas" fo:color="#939598" fo:font-size="13.5pt" style:font-size-asian="13.5pt" style:font-size-complex="13.5pt"/>
    </style:style>
    <style:style style:name="T3345" style:parent-style-name="mtk1" style:family="text">
      <style:text-properties style:font-name="Consolas" fo:color="#FFFFFF" fo:font-size="13.5pt" style:font-size-asian="13.5pt" style:font-size-complex="13.5pt"/>
    </style:style>
    <style:style style:name="T3346" style:parent-style-name="Policepardéfaut" style:family="text">
      <style:text-properties style:font-name="Consolas" fo:color="#939598" fo:font-size="13.5pt" style:font-size-asian="13.5pt" style:font-size-complex="13.5pt"/>
    </style:style>
    <style:style style:name="T3347" style:parent-style-name="mtk1" style:family="text">
      <style:text-properties style:font-name="Consolas" fo:color="#FFFFFF" fo:font-size="13.5pt" style:font-size-asian="13.5pt" style:font-size-complex="13.5pt"/>
    </style:style>
    <style:style style:name="T3348" style:parent-style-name="Policepardéfaut" style:family="text">
      <style:text-properties style:font-name="Consolas" fo:color="#939598" fo:font-size="13.5pt" style:font-size-asian="13.5pt" style:font-size-complex="13.5pt"/>
    </style:style>
    <style:style style:name="T3349" style:parent-style-name="mtk1" style:family="text">
      <style:text-properties style:font-name="Consolas" fo:color="#FFFFFF" fo:font-size="13.5pt" style:font-size-asian="13.5pt" style:font-size-complex="13.5pt"/>
    </style:style>
    <style:style style:name="T3350" style:parent-style-name="Policepardéfaut" style:family="text">
      <style:text-properties style:font-name="Consolas" fo:color="#939598" fo:font-size="13.5pt" style:font-size-asian="13.5pt" style:font-size-complex="13.5pt"/>
    </style:style>
    <style:style style:name="T3351" style:parent-style-name="mtk1" style:family="text">
      <style:text-properties style:font-name="Consolas" fo:color="#FFFFFF" fo:font-size="13.5pt" style:font-size-asian="13.5pt" style:font-size-complex="13.5pt"/>
    </style:style>
    <style:style style:name="T3352" style:parent-style-name="Policepardéfaut" style:family="text">
      <style:text-properties style:font-name="Consolas" fo:color="#939598" fo:font-size="13.5pt" style:font-size-asian="13.5pt" style:font-size-complex="13.5pt"/>
    </style:style>
    <style:style style:name="T3353" style:parent-style-name="mtk1" style:family="text">
      <style:text-properties style:font-name="Consolas" fo:color="#FFFFFF" fo:font-size="13.5pt" style:font-size-asian="13.5pt" style:font-size-complex="13.5pt"/>
    </style:style>
    <style:style style:name="T3354" style:parent-style-name="Policepardéfaut" style:family="text">
      <style:text-properties style:font-name="Consolas" fo:color="#939598" fo:font-size="13.5pt" style:font-size-asian="13.5pt" style:font-size-complex="13.5pt"/>
    </style:style>
    <style:style style:name="T3355" style:parent-style-name="mtk1" style:family="text">
      <style:text-properties style:font-name="Consolas" fo:color="#FFFFFF" fo:font-size="13.5pt" style:font-size-asian="13.5pt" style:font-size-complex="13.5pt"/>
    </style:style>
    <style:style style:name="T3356" style:parent-style-name="Policepardéfaut" style:family="text">
      <style:text-properties style:font-name="Consolas" fo:color="#939598" fo:font-size="13.5pt" style:font-size-asian="13.5pt" style:font-size-complex="13.5pt"/>
    </style:style>
    <style:style style:name="P3357" style:parent-style-name="g-md-p" style:family="paragraph">
      <style:paragraph-properties fo:margin-top="0in" fo:margin-bottom="0in" fo:background-color="#10162F"/>
    </style:style>
    <style:style style:name="T3358" style:parent-style-name="Policepardéfaut" style:family="text">
      <style:text-properties style:font-name="Segoe UI" style:font-name-complex="Segoe UI" fo:color="#FFFFFF" fo:font-size="13.5pt" style:font-size-asian="13.5pt" style:font-size-complex="13.5pt" fo:language="fr" fo:country="FR"/>
    </style:style>
    <style:style style:name="T3359" style:parent-style-name="CodeHTML" style:family="text">
      <style:text-properties style:font-name="Consolas" fo:color="#4FE0B0" fo:font-size="11pt" style:font-size-asian="11pt" style:font-size-complex="11pt" fo:language="fr" fo:country="FR"/>
    </style:style>
    <style:style style:name="T3360" style:parent-style-name="Policepardéfaut" style:family="text">
      <style:text-properties style:font-name="Segoe UI" style:font-name-complex="Segoe UI" fo:color="#FFFFFF" fo:font-size="13.5pt" style:font-size-asian="13.5pt" style:font-size-complex="13.5pt" fo:language="fr" fo:country="FR"/>
    </style:style>
    <style:style style:name="P3361" style:parent-style-name="PréformatéHTML" style:family="paragraph">
      <style:paragraph-properties fo:background-color="#211E2F"/>
    </style:style>
    <style:style style:name="T3362" style:parent-style-name="mtk1" style:family="text">
      <style:text-properties style:font-name="Consolas" fo:color="#FFFFFF" fo:font-size="13.5pt" style:font-size-asian="13.5pt" style:font-size-complex="13.5pt"/>
    </style:style>
    <style:style style:name="T3363" style:parent-style-name="Policepardéfaut" style:family="text">
      <style:text-properties style:font-name="Consolas" fo:color="#939598" fo:font-size="13.5pt" style:font-size-asian="13.5pt" style:font-size-complex="13.5pt"/>
    </style:style>
    <style:style style:name="T3364" style:parent-style-name="mtk1" style:family="text">
      <style:text-properties style:font-name="Consolas" fo:color="#FFFFFF" fo:font-size="13.5pt" style:font-size-asian="13.5pt" style:font-size-complex="13.5pt"/>
    </style:style>
    <style:style style:name="T3365" style:parent-style-name="Policepardéfaut" style:family="text">
      <style:text-properties style:font-name="Consolas" fo:color="#939598" fo:font-size="13.5pt" style:font-size-asian="13.5pt" style:font-size-complex="13.5pt"/>
    </style:style>
    <style:style style:name="P3366" style:parent-style-name="g-md-p" style:family="paragraph">
      <style:paragraph-properties fo:margin-top="0in" fo:background-color="#10162F"/>
    </style:style>
    <style:style style:name="T3367" style:parent-style-name="Policepardéfaut" style:family="text">
      <style:text-properties style:font-name="Segoe UI" style:font-name-complex="Segoe UI" fo:color="#FFFFFF" fo:font-size="13.5pt" style:font-size-asian="13.5pt" style:font-size-complex="13.5pt" fo:language="fr" fo:country="FR"/>
    </style:style>
    <style:style style:name="T3368" style:parent-style-name="Policepardéfaut" style:family="text">
      <style:text-properties style:font-name="Segoe UI" style:font-name-complex="Segoe UI" fo:color="#FFFFFF" fo:font-size="13.5pt" style:font-size-asian="13.5pt" style:font-size-complex="13.5pt" fo:language="fr" fo:country="FR"/>
    </style:style>
    <style:style style:name="T3369" style:parent-style-name="Accentuation" style:family="text">
      <style:text-properties style:font-name="Segoe UI" style:font-name-complex="Segoe UI" fo:color="#FFFFFF" fo:font-size="13.5pt" style:font-size-asian="13.5pt" style:font-size-complex="13.5pt" fo:language="fr" fo:country="FR"/>
    </style:style>
    <style:style style:name="T3370" style:parent-style-name="Policepardéfaut" style:family="text">
      <style:text-properties style:font-name="Segoe UI" style:font-name-complex="Segoe UI" fo:color="#FFFFFF" fo:font-size="13.5pt" style:font-size-asian="13.5pt" style:font-size-complex="13.5pt" fo:language="fr" fo:country="FR"/>
    </style:style>
    <style:style style:name="P3371" style:parent-style-name="PréformatéHTML" style:family="paragraph">
      <style:paragraph-properties fo:background-color="#211E2F"/>
    </style:style>
    <style:style style:name="T3372" style:parent-style-name="mtk1" style:family="text">
      <style:text-properties style:font-name="Consolas" fo:color="#FFFFFF" fo:font-size="13.5pt" style:font-size-asian="13.5pt" style:font-size-complex="13.5pt" fo:language="fr" fo:country="FR"/>
    </style:style>
    <style:style style:name="T3373" style:parent-style-name="Policepardéfaut" style:family="text">
      <style:text-properties style:font-name="Consolas" fo:color="#939598" fo:font-size="13.5pt" style:font-size-asian="13.5pt" style:font-size-complex="13.5pt" fo:language="fr" fo:country="FR"/>
    </style:style>
    <style:style style:name="T3374" style:parent-style-name="mtk1" style:family="text">
      <style:text-properties style:font-name="Consolas" fo:color="#FFFFFF" fo:font-size="13.5pt" style:font-size-asian="13.5pt" style:font-size-complex="13.5pt" fo:language="fr" fo:country="FR"/>
    </style:style>
    <style:style style:name="T3375" style:parent-style-name="Policepardéfaut" style:family="text">
      <style:text-properties style:font-name="Consolas" fo:color="#939598" fo:font-size="13.5pt" style:font-size-asian="13.5pt" style:font-size-complex="13.5pt" fo:language="fr" fo:country="FR"/>
    </style:style>
    <style:style style:name="P3376"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377" style:parent-style-name="PréformatéHTML" style:family="paragraph">
      <style:paragraph-properties fo:background-color="#211E2F"/>
    </style:style>
    <style:style style:name="T3378" style:parent-style-name="mtk1" style:family="text">
      <style:text-properties style:font-name="Consolas" fo:color="#FFFFFF" fo:font-size="13.5pt" style:font-size-asian="13.5pt" style:font-size-complex="13.5pt" fo:language="fr" fo:country="FR"/>
    </style:style>
    <style:style style:name="T3379" style:parent-style-name="Policepardéfaut" style:family="text">
      <style:text-properties style:font-name="Consolas" fo:color="#939598" fo:font-size="13.5pt" style:font-size-asian="13.5pt" style:font-size-complex="13.5pt" fo:language="fr" fo:country="FR"/>
    </style:style>
    <style:style style:name="T3380" style:parent-style-name="mtk1" style:family="text">
      <style:text-properties style:font-name="Consolas" fo:color="#FFFFFF" fo:font-size="13.5pt" style:font-size-asian="13.5pt" style:font-size-complex="13.5pt" fo:language="fr" fo:country="FR"/>
    </style:style>
    <style:style style:name="T3381" style:parent-style-name="Policepardéfaut" style:family="text">
      <style:text-properties style:font-name="Consolas" fo:color="#939598" fo:font-size="13.5pt" style:font-size-asian="13.5pt" style:font-size-complex="13.5pt" fo:language="fr" fo:country="FR"/>
    </style:style>
    <style:style style:name="P3382" style:parent-style-name="g-md-p" style:family="paragraph">
      <style:paragraph-properties fo:margin-top="0in" fo:margin-bottom="0in" fo:background-color="#10162F"/>
    </style:style>
    <style:style style:name="T3383" style:parent-style-name="Policepardéfaut" style:family="text">
      <style:text-properties style:font-name="Segoe UI" style:font-name-complex="Segoe UI" fo:color="#FFFFFF" fo:font-size="13.5pt" style:font-size-asian="13.5pt" style:font-size-complex="13.5pt" fo:language="fr" fo:country="FR"/>
    </style:style>
    <style:style style:name="T3384" style:parent-style-name="CodeHTML" style:family="text">
      <style:text-properties style:font-name="Consolas" fo:color="#4FE0B0" fo:font-size="11pt" style:font-size-asian="11pt" style:font-size-complex="11pt" fo:language="fr" fo:country="FR"/>
    </style:style>
    <style:style style:name="T3385" style:parent-style-name="Policepardéfaut" style:family="text">
      <style:text-properties style:font-name="Segoe UI" style:font-name-complex="Segoe UI" fo:color="#FFFFFF" fo:font-size="13.5pt" style:font-size-asian="13.5pt" style:font-size-complex="13.5pt" fo:language="fr" fo:country="FR"/>
    </style:style>
    <style:style style:name="T3386" style:parent-style-name="Policepardéfaut" style:family="text">
      <style:text-properties style:font-name="Segoe UI" style:font-name-complex="Segoe UI" fo:color="#FFFFFF" fo:font-size="13.5pt" style:font-size-asian="13.5pt" style:font-size-complex="13.5pt" fo:language="fr" fo:country="FR"/>
    </style:style>
    <style:style style:name="T3387" style:parent-style-name="CodeHTML" style:family="text">
      <style:text-properties style:font-name="Consolas" fo:color="#4FE0B0" fo:font-size="11pt" style:font-size-asian="11pt" style:font-size-complex="11pt" fo:language="fr" fo:country="FR"/>
    </style:style>
    <style:style style:name="T3388" style:parent-style-name="Policepardéfaut" style:family="text">
      <style:text-properties style:font-name="Segoe UI" style:font-name-complex="Segoe UI" fo:color="#FFFFFF" fo:font-size="13.5pt" style:font-size-asian="13.5pt" style:font-size-complex="13.5pt" fo:language="fr" fo:country="FR"/>
    </style:style>
    <style:style style:name="T3389" style:parent-style-name="CodeHTML" style:family="text">
      <style:text-properties style:font-name="Consolas" fo:color="#4FE0B0" fo:font-size="11pt" style:font-size-asian="11pt" style:font-size-complex="11pt" fo:language="fr" fo:country="FR"/>
    </style:style>
    <style:style style:name="T3390" style:parent-style-name="Policepardéfaut" style:family="text">
      <style:text-properties style:font-name="Segoe UI" style:font-name-complex="Segoe UI" fo:color="#FFFFFF" fo:font-size="13.5pt" style:font-size-asian="13.5pt" style:font-size-complex="13.5pt" fo:language="fr" fo:country="FR"/>
    </style:style>
    <style:style style:name="P3391" style:parent-style-name="g-md-p" style:family="paragraph">
      <style:paragraph-properties fo:margin-top="0in" fo:background-color="#10162F"/>
    </style:style>
    <style:style style:name="T3392" style:parent-style-name="Policepardéfaut" style:family="text">
      <style:text-properties style:font-name="Segoe UI" style:font-name-complex="Segoe UI" fo:color="#FFFFFF" fo:font-size="13.5pt" style:font-size-asian="13.5pt" style:font-size-complex="13.5pt" fo:language="fr" fo:country="FR"/>
    </style:style>
    <style:style style:name="T3393" style:parent-style-name="Accentuation" style:family="text">
      <style:text-properties style:font-name="Segoe UI" style:font-name-complex="Segoe UI" fo:color="#FFFFFF" fo:font-size="13.5pt" style:font-size-asian="13.5pt" style:font-size-complex="13.5pt" fo:language="fr" fo:country="FR"/>
    </style:style>
    <style:style style:name="T3394" style:parent-style-name="Policepardéfaut" style:family="text">
      <style:text-properties style:font-name="Segoe UI" style:font-name-complex="Segoe UI" fo:color="#FFFFFF" fo:font-size="13.5pt" style:font-size-asian="13.5pt" style:font-size-complex="13.5pt" fo:language="fr" fo:country="FR"/>
    </style:style>
    <style:style style:name="P3395" style:parent-style-name="PréformatéHTML" style:family="paragraph">
      <style:paragraph-properties fo:background-color="#211E2F"/>
    </style:style>
    <style:style style:name="T3396" style:parent-style-name="mtk1" style:family="text">
      <style:text-properties style:font-name="Consolas" fo:color="#FFFFFF" fo:font-size="13.5pt" style:font-size-asian="13.5pt" style:font-size-complex="13.5pt"/>
    </style:style>
    <style:style style:name="T3397" style:parent-style-name="Policepardéfaut" style:family="text">
      <style:text-properties style:font-name="Consolas" fo:color="#939598" fo:font-size="13.5pt" style:font-size-asian="13.5pt" style:font-size-complex="13.5pt"/>
    </style:style>
    <style:style style:name="T3398" style:parent-style-name="mtk1" style:family="text">
      <style:text-properties style:font-name="Consolas" fo:color="#FFFFFF" fo:font-size="13.5pt" style:font-size-asian="13.5pt" style:font-size-complex="13.5pt"/>
    </style:style>
    <style:style style:name="T3399" style:parent-style-name="Policepardéfaut" style:family="text">
      <style:text-properties style:font-name="Consolas" fo:color="#939598" fo:font-size="13.5pt" style:font-size-asian="13.5pt" style:font-size-complex="13.5pt"/>
    </style:style>
    <style:style style:name="T3400" style:parent-style-name="mtk1" style:family="text">
      <style:text-properties style:font-name="Consolas" fo:color="#FFFFFF" fo:font-size="13.5pt" style:font-size-asian="13.5pt" style:font-size-complex="13.5pt"/>
    </style:style>
    <style:style style:name="T3401" style:parent-style-name="Policepardéfaut" style:family="text">
      <style:text-properties style:font-name="Consolas" fo:color="#939598" fo:font-size="13.5pt" style:font-size-asian="13.5pt" style:font-size-complex="13.5pt"/>
    </style:style>
    <style:style style:name="T3402" style:parent-style-name="mtk1" style:family="text">
      <style:text-properties style:font-name="Consolas" fo:color="#FFFFFF" fo:font-size="13.5pt" style:font-size-asian="13.5pt" style:font-size-complex="13.5pt"/>
    </style:style>
    <style:style style:name="T3403" style:parent-style-name="Policepardéfaut" style:family="text">
      <style:text-properties style:font-name="Consolas" fo:color="#939598" fo:font-size="13.5pt" style:font-size-asian="13.5pt" style:font-size-complex="13.5pt"/>
    </style:style>
    <style:style style:name="T3404" style:parent-style-name="mtk1" style:family="text">
      <style:text-properties style:font-name="Consolas" fo:color="#FFFFFF" fo:font-size="13.5pt" style:font-size-asian="13.5pt" style:font-size-complex="13.5pt"/>
    </style:style>
    <style:style style:name="T3405" style:parent-style-name="Policepardéfaut" style:family="text">
      <style:text-properties style:font-name="Consolas" fo:color="#939598" fo:font-size="13.5pt" style:font-size-asian="13.5pt" style:font-size-complex="13.5pt"/>
    </style:style>
    <style:style style:name="T3406" style:parent-style-name="mtk1" style:family="text">
      <style:text-properties style:font-name="Consolas" fo:color="#FFFFFF" fo:font-size="13.5pt" style:font-size-asian="13.5pt" style:font-size-complex="13.5pt"/>
    </style:style>
    <style:style style:name="T3407" style:parent-style-name="Policepardéfaut" style:family="text">
      <style:text-properties style:font-name="Consolas" fo:color="#939598" fo:font-size="13.5pt" style:font-size-asian="13.5pt" style:font-size-complex="13.5pt"/>
    </style:style>
    <style:style style:name="T3408" style:parent-style-name="mtk1" style:family="text">
      <style:text-properties style:font-name="Consolas" fo:color="#FFFFFF" fo:font-size="13.5pt" style:font-size-asian="13.5pt" style:font-size-complex="13.5pt"/>
    </style:style>
    <style:style style:name="T3409" style:parent-style-name="Policepardéfaut" style:family="text">
      <style:text-properties style:font-name="Consolas" fo:color="#939598" fo:font-size="13.5pt" style:font-size-asian="13.5pt" style:font-size-complex="13.5pt"/>
    </style:style>
    <style:style style:name="T3410" style:parent-style-name="mtk1" style:family="text">
      <style:text-properties style:font-name="Consolas" fo:color="#FFFFFF" fo:font-size="13.5pt" style:font-size-asian="13.5pt" style:font-size-complex="13.5pt"/>
    </style:style>
    <style:style style:name="T3411" style:parent-style-name="Policepardéfaut" style:family="text">
      <style:text-properties style:font-name="Consolas" fo:color="#939598" fo:font-size="13.5pt" style:font-size-asian="13.5pt" style:font-size-complex="13.5pt"/>
    </style:style>
    <style:style style:name="P3412" style:parent-style-name="g-md-p" style:family="paragraph">
      <style:paragraph-properties fo:margin-top="0in" fo:margin-bottom="0in" fo:background-color="#10162F"/>
    </style:style>
    <style:style style:name="T3413" style:parent-style-name="Policepardéfaut" style:family="text">
      <style:text-properties style:font-name="Segoe UI" style:font-name-complex="Segoe UI" fo:color="#FFFFFF" fo:font-size="13.5pt" style:font-size-asian="13.5pt" style:font-size-complex="13.5pt" fo:language="fr" fo:country="FR"/>
    </style:style>
    <style:style style:name="T3414" style:parent-style-name="CodeHTML" style:family="text">
      <style:text-properties style:font-name="Consolas" fo:color="#4FE0B0" fo:font-size="11pt" style:font-size-asian="11pt" style:font-size-complex="11pt" fo:language="fr" fo:country="FR"/>
    </style:style>
    <style:style style:name="T3415" style:parent-style-name="Policepardéfaut" style:family="text">
      <style:text-properties style:font-name="Segoe UI" style:font-name-complex="Segoe UI" fo:color="#FFFFFF" fo:font-size="13.5pt" style:font-size-asian="13.5pt" style:font-size-complex="13.5pt" fo:language="fr" fo:country="FR"/>
    </style:style>
    <style:style style:name="T3416" style:parent-style-name="CodeHTML" style:family="text">
      <style:text-properties style:font-name="Consolas" fo:color="#4FE0B0" fo:font-size="11pt" style:font-size-asian="11pt" style:font-size-complex="11pt" fo:language="fr" fo:country="FR"/>
    </style:style>
    <style:style style:name="T3417" style:parent-style-name="Policepardéfaut" style:family="text">
      <style:text-properties style:font-name="Segoe UI" style:font-name-complex="Segoe UI" fo:color="#FFFFFF" fo:font-size="13.5pt" style:font-size-asian="13.5pt" style:font-size-complex="13.5pt" fo:language="fr" fo:country="FR"/>
    </style:style>
    <style:style style:name="P3418" style:parent-style-name="g-md-p" style:family="paragraph">
      <style:paragraph-properties fo:margin-top="0in" fo:margin-bottom="0in" fo:background-color="#10162F"/>
    </style:style>
    <style:style style:name="T3419" style:parent-style-name="Policepardéfaut" style:family="text">
      <style:text-properties style:font-name="Segoe UI" style:font-name-complex="Segoe UI" fo:color="#FFFFFF" fo:font-size="13.5pt" style:font-size-asian="13.5pt" style:font-size-complex="13.5pt" fo:language="fr" fo:country="FR"/>
    </style:style>
    <style:style style:name="T3420" style:parent-style-name="Accentuation" style:family="text">
      <style:text-properties style:font-name="Segoe UI" style:font-name-complex="Segoe UI" fo:color="#FFFFFF" fo:font-size="13.5pt" style:font-size-asian="13.5pt" style:font-size-complex="13.5pt" fo:language="fr" fo:country="FR"/>
    </style:style>
    <style:style style:name="T3421" style:parent-style-name="Policepardéfaut" style:family="text">
      <style:text-properties style:font-name="Segoe UI" style:font-name-complex="Segoe UI" fo:color="#FFFFFF" fo:font-size="13.5pt" style:font-size-asian="13.5pt" style:font-size-complex="13.5pt" fo:language="fr" fo:country="FR"/>
    </style:style>
    <style:style style:name="T3422" style:parent-style-name="CodeHTML" style:family="text">
      <style:text-properties style:font-name="Consolas" fo:color="#4FE0B0" fo:font-size="11pt" style:font-size-asian="11pt" style:font-size-complex="11pt" fo:language="fr" fo:country="FR"/>
    </style:style>
    <style:style style:name="T3423" style:parent-style-name="Policepardéfaut" style:family="text">
      <style:text-properties style:font-name="Segoe UI" style:font-name-complex="Segoe UI" fo:color="#FFFFFF" fo:font-size="13.5pt" style:font-size-asian="13.5pt" style:font-size-complex="13.5pt" fo:language="fr" fo:country="FR"/>
    </style:style>
    <style:style style:name="P3424" style:parent-style-name="PréformatéHTML" style:family="paragraph">
      <style:paragraph-properties fo:background-color="#211E2F"/>
    </style:style>
    <style:style style:name="T3425" style:parent-style-name="mtk1" style:family="text">
      <style:text-properties style:font-name="Consolas" fo:color="#FFFFFF" fo:font-size="13.5pt" style:font-size-asian="13.5pt" style:font-size-complex="13.5pt"/>
    </style:style>
    <style:style style:name="T3426" style:parent-style-name="Policepardéfaut" style:family="text">
      <style:text-properties style:font-name="Consolas" fo:color="#939598" fo:font-size="13.5pt" style:font-size-asian="13.5pt" style:font-size-complex="13.5pt"/>
    </style:style>
    <style:style style:name="P3427" style:parent-style-name="g-md-p" style:family="paragraph">
      <style:paragraph-properties fo:margin-top="0in" fo:margin-bottom="0in" fo:background-color="#10162F"/>
    </style:style>
    <style:style style:name="T3428" style:parent-style-name="Policepardéfaut" style:family="text">
      <style:text-properties style:font-name="Segoe UI" style:font-name-complex="Segoe UI" fo:color="#FFFFFF" fo:font-size="13.5pt" style:font-size-asian="13.5pt" style:font-size-complex="13.5pt" fo:language="fr" fo:country="FR"/>
    </style:style>
    <style:style style:name="T3429" style:parent-style-name="CodeHTML" style:family="text">
      <style:text-properties style:font-name="Consolas" fo:color="#4FE0B0" fo:font-size="11pt" style:font-size-asian="11pt" style:font-size-complex="11pt" fo:language="fr" fo:country="FR"/>
    </style:style>
    <style:style style:name="T3430" style:parent-style-name="Policepardéfaut" style:family="text">
      <style:text-properties style:font-name="Segoe UI" style:font-name-complex="Segoe UI" fo:color="#FFFFFF" fo:font-size="13.5pt" style:font-size-asian="13.5pt" style:font-size-complex="13.5pt" fo:language="fr" fo:country="FR"/>
    </style:style>
    <style:style style:name="T3431" style:parent-style-name="CodeHTML" style:family="text">
      <style:text-properties style:font-name="Consolas" fo:color="#4FE0B0" fo:font-size="11pt" style:font-size-asian="11pt" style:font-size-complex="11pt" fo:language="fr" fo:country="FR"/>
    </style:style>
    <style:style style:name="T3432" style:parent-style-name="Policepardéfaut" style:family="text">
      <style:text-properties style:font-name="Segoe UI" style:font-name-complex="Segoe UI" fo:color="#FFFFFF" fo:font-size="13.5pt" style:font-size-asian="13.5pt" style:font-size-complex="13.5pt" fo:language="fr" fo:country="FR"/>
    </style:style>
    <style:style style:name="P3433" style:parent-style-name="Titre2" style:family="paragraph">
      <style:paragraph-properties fo:background-color="#10162F"/>
      <style:text-properties style:font-name="Segoe UI" style:font-name-complex="Segoe UI" fo:color="#FFFFFF"/>
    </style:style>
    <style:style style:name="P3434" style:parent-style-name="g-md-p" style:family="paragraph">
      <style:paragraph-properties fo:margin-top="0in" fo:margin-bottom="0in" fo:background-color="#10162F"/>
    </style:style>
    <style:style style:name="T3435" style:parent-style-name="Policepardéfaut" style:family="text">
      <style:text-properties style:font-name="Segoe UI" style:font-name-complex="Segoe UI" fo:color="#FFFFFF" fo:font-size="13.5pt" style:font-size-asian="13.5pt" style:font-size-complex="13.5pt" fo:language="fr" fo:country="FR"/>
    </style:style>
    <style:style style:name="T3436" style:parent-style-name="Policepardéfaut" style:family="text">
      <style:text-properties style:font-name="Segoe UI" style:font-name-complex="Segoe UI" fo:color="#FFFFFF" fo:font-size="13.5pt" style:font-size-asian="13.5pt" style:font-size-complex="13.5pt" fo:language="fr" fo:country="FR"/>
    </style:style>
    <style:style style:name="T3437" style:parent-style-name="CodeHTML" style:family="text">
      <style:text-properties style:font-name="Consolas" fo:color="#4FE0B0" fo:font-size="11pt" style:font-size-asian="11pt" style:font-size-complex="11pt" fo:language="fr" fo:country="FR"/>
    </style:style>
    <style:style style:name="T3438" style:parent-style-name="Policepardéfaut" style:family="text">
      <style:text-properties style:font-name="Segoe UI" style:font-name-complex="Segoe UI" fo:color="#FFFFFF" fo:font-size="13.5pt" style:font-size-asian="13.5pt" style:font-size-complex="13.5pt" fo:language="fr" fo:country="FR"/>
    </style:style>
    <style:style style:name="T3439" style:parent-style-name="CodeHTML" style:family="text">
      <style:text-properties style:font-name="Consolas" fo:color="#4FE0B0" fo:font-size="11pt" style:font-size-asian="11pt" style:font-size-complex="11pt" fo:language="fr" fo:country="FR"/>
    </style:style>
    <style:style style:name="T3440" style:parent-style-name="Policepardéfaut" style:family="text">
      <style:text-properties style:font-name="Segoe UI" style:font-name-complex="Segoe UI" fo:color="#FFFFFF" fo:font-size="13.5pt" style:font-size-asian="13.5pt" style:font-size-complex="13.5pt" fo:language="fr" fo:country="FR"/>
    </style:style>
    <style:style style:name="T3441" style:parent-style-name="Policepardéfaut" style:family="text">
      <style:text-properties style:font-name="Segoe UI" style:font-name-complex="Segoe UI" fo:color="#FFFFFF" fo:font-size="13.5pt" style:font-size-asian="13.5pt" style:font-size-complex="13.5pt" fo:language="fr" fo:country="FR"/>
    </style:style>
    <style:style style:name="P3442"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443"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444" style:parent-style-name="g-md-p" style:family="paragraph">
      <style:paragraph-properties fo:margin-top="0in" fo:background-color="#10162F"/>
      <style:text-properties style:font-name="Segoe UI" style:font-name-complex="Segoe UI" fo:color="#FFFFFF" fo:font-size="13.5pt" style:font-size-asian="13.5pt" style:font-size-complex="13.5pt"/>
    </style:style>
    <style:style style:name="P3445"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446"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447" style:parent-style-name="Normal" style:family="paragraph">
      <style:paragraph-properties style:vertical-align="auto" fo:background-color="#10162F"/>
      <style:text-properties fo:hyphenate="true"/>
    </style:style>
    <style:style style:name="T3448" style:parent-style-name="Policepardéfaut" style:family="text">
      <style:text-properties style:font-name="Segoe UI" style:font-name-complex="Segoe UI" fo:color="#FFFFFF" fo:font-size="13.5pt" style:font-size-asian="13.5pt" style:font-size-complex="13.5pt"/>
    </style:style>
    <style:style style:name="T3449" style:parent-style-name="CodeHTML" style:family="text">
      <style:text-properties style:font-name="Consolas" style:font-name-asian="Songti SC" fo:color="#4FE0B0" fo:font-size="11pt" style:font-size-asian="11pt" style:font-size-complex="11pt"/>
    </style:style>
    <style:style style:name="T3450" style:parent-style-name="Policepardéfaut" style:family="text">
      <style:text-properties style:font-name="Segoe UI" style:font-name-complex="Segoe UI" fo:color="#FFFFFF" fo:font-size="13.5pt" style:font-size-asian="13.5pt" style:font-size-complex="13.5pt"/>
    </style:style>
    <style:style style:name="P3451" style:parent-style-name="Titre2" style:family="paragraph">
      <style:paragraph-properties fo:background-color="#10162F"/>
      <style:text-properties style:font-name="Segoe UI" style:font-name-complex="Segoe UI" fo:color="#FFFFFF" fo:language="en" fo:country="US"/>
    </style:style>
    <style:style style:name="P3452" style:parent-style-name="PréformatéHTML" style:family="paragraph">
      <style:paragraph-properties fo:background-color="#211E2F"/>
    </style:style>
    <style:style style:name="T3453" style:parent-style-name="mtk1" style:family="text">
      <style:text-properties style:font-name="Consolas" fo:color="#FFFFFF" fo:font-size="13.5pt" style:font-size-asian="13.5pt" style:font-size-complex="13.5pt"/>
    </style:style>
    <style:style style:name="T3454" style:parent-style-name="Policepardéfaut" style:family="text">
      <style:text-properties style:font-name="Consolas" fo:color="#939598" fo:font-size="13.5pt" style:font-size-asian="13.5pt" style:font-size-complex="13.5pt"/>
    </style:style>
    <style:style style:name="T3455" style:parent-style-name="mtk1" style:family="text">
      <style:text-properties style:font-name="Consolas" fo:color="#FFFFFF" fo:font-size="13.5pt" style:font-size-asian="13.5pt" style:font-size-complex="13.5pt"/>
    </style:style>
    <style:style style:name="T3456" style:parent-style-name="Policepardéfaut" style:family="text">
      <style:text-properties style:font-name="Consolas" fo:color="#939598" fo:font-size="13.5pt" style:font-size-asian="13.5pt" style:font-size-complex="13.5pt"/>
    </style:style>
    <style:style style:name="T3457" style:parent-style-name="mtk1" style:family="text">
      <style:text-properties style:font-name="Consolas" fo:color="#FFFFFF" fo:font-size="13.5pt" style:font-size-asian="13.5pt" style:font-size-complex="13.5pt"/>
    </style:style>
    <style:style style:name="T3458" style:parent-style-name="Policepardéfaut" style:family="text">
      <style:text-properties style:font-name="Consolas" fo:color="#939598" fo:font-size="13.5pt" style:font-size-asian="13.5pt" style:font-size-complex="13.5pt"/>
    </style:style>
    <style:style style:name="T3459" style:parent-style-name="mtk1" style:family="text">
      <style:text-properties style:font-name="Consolas" fo:color="#FFFFFF" fo:font-size="13.5pt" style:font-size-asian="13.5pt" style:font-size-complex="13.5pt"/>
    </style:style>
    <style:style style:name="T3460" style:parent-style-name="mtk1" style:family="text">
      <style:text-properties style:font-name="Consolas" fo:color="#FFFFFF" fo:font-size="13.5pt" style:font-size-asian="13.5pt" style:font-size-complex="13.5pt"/>
    </style:style>
    <style:style style:name="T3461" style:parent-style-name="Policepardéfaut" style:family="text">
      <style:text-properties style:font-name="Consolas" fo:color="#939598" fo:font-size="13.5pt" style:font-size-asian="13.5pt" style:font-size-complex="13.5pt"/>
    </style:style>
    <style:style style:name="T3462" style:parent-style-name="mtk1" style:family="text">
      <style:text-properties style:font-name="Consolas" fo:color="#FFFFFF" fo:font-size="13.5pt" style:font-size-asian="13.5pt" style:font-size-complex="13.5pt"/>
    </style:style>
    <style:style style:name="T3463" style:parent-style-name="Policepardéfaut" style:family="text">
      <style:text-properties style:font-name="Consolas" fo:color="#939598" fo:font-size="13.5pt" style:font-size-asian="13.5pt" style:font-size-complex="13.5pt"/>
    </style:style>
    <style:style style:name="T3464" style:parent-style-name="mtk1" style:family="text">
      <style:text-properties style:font-name="Consolas" fo:color="#FFFFFF" fo:font-size="13.5pt" style:font-size-asian="13.5pt" style:font-size-complex="13.5pt"/>
    </style:style>
    <style:style style:name="T3465" style:parent-style-name="Policepardéfaut" style:family="text">
      <style:text-properties style:font-name="Consolas" fo:color="#939598" fo:font-size="13.5pt" style:font-size-asian="13.5pt" style:font-size-complex="13.5pt"/>
    </style:style>
    <style:style style:name="T3466" style:parent-style-name="mtk1" style:family="text">
      <style:text-properties style:font-name="Consolas" fo:color="#FFFFFF" fo:font-size="13.5pt" style:font-size-asian="13.5pt" style:font-size-complex="13.5pt"/>
    </style:style>
    <style:style style:name="T3467" style:parent-style-name="Policepardéfaut" style:family="text">
      <style:text-properties style:font-name="Consolas" fo:color="#939598" fo:font-size="13.5pt" style:font-size-asian="13.5pt" style:font-size-complex="13.5pt"/>
    </style:style>
    <style:style style:name="P3468" style:parent-style-name="PréformatéHTML" style:family="paragraph">
      <style:paragraph-properties fo:background-color="#211E2F"/>
    </style:style>
    <style:style style:name="T3469" style:parent-style-name="mtk1" style:family="text">
      <style:text-properties style:font-name="Consolas" fo:color="#FFFFFF" fo:font-size="13.5pt" style:font-size-asian="13.5pt" style:font-size-complex="13.5pt"/>
    </style:style>
    <style:style style:name="T3470" style:parent-style-name="Policepardéfaut" style:family="text">
      <style:text-properties style:font-name="Consolas" fo:color="#939598" fo:font-size="13.5pt" style:font-size-asian="13.5pt" style:font-size-complex="13.5pt"/>
    </style:style>
    <style:style style:name="T3471" style:parent-style-name="mtk1" style:family="text">
      <style:text-properties style:font-name="Consolas" fo:color="#FFFFFF" fo:font-size="13.5pt" style:font-size-asian="13.5pt" style:font-size-complex="13.5pt"/>
    </style:style>
    <style:style style:name="T3472" style:parent-style-name="Policepardéfaut" style:family="text">
      <style:text-properties style:font-name="Consolas" fo:color="#939598" fo:font-size="13.5pt" style:font-size-asian="13.5pt" style:font-size-complex="13.5pt"/>
    </style:style>
    <style:style style:name="T3473" style:parent-style-name="mtk1" style:family="text">
      <style:text-properties style:font-name="Consolas" fo:color="#FFFFFF" fo:font-size="13.5pt" style:font-size-asian="13.5pt" style:font-size-complex="13.5pt"/>
    </style:style>
    <style:style style:name="T3474" style:parent-style-name="Policepardéfaut" style:family="text">
      <style:text-properties style:font-name="Consolas" fo:color="#939598" fo:font-size="13.5pt" style:font-size-asian="13.5pt" style:font-size-complex="13.5pt"/>
    </style:style>
    <style:style style:name="T3475" style:parent-style-name="mtk1" style:family="text">
      <style:text-properties style:font-name="Consolas" fo:color="#FFFFFF" fo:font-size="13.5pt" style:font-size-asian="13.5pt" style:font-size-complex="13.5pt"/>
    </style:style>
    <style:style style:name="T3476" style:parent-style-name="Policepardéfaut" style:family="text">
      <style:text-properties style:font-name="Consolas" fo:color="#939598" fo:font-size="13.5pt" style:font-size-asian="13.5pt" style:font-size-complex="13.5pt"/>
    </style:style>
    <style:style style:name="T3477" style:parent-style-name="mtk1" style:family="text">
      <style:text-properties style:font-name="Consolas" fo:color="#FFFFFF" fo:font-size="13.5pt" style:font-size-asian="13.5pt" style:font-size-complex="13.5pt"/>
    </style:style>
    <style:style style:name="T3478" style:parent-style-name="Policepardéfaut" style:family="text">
      <style:text-properties style:font-name="Consolas" fo:color="#939598" fo:font-size="13.5pt" style:font-size-asian="13.5pt" style:font-size-complex="13.5pt"/>
    </style:style>
    <style:style style:name="T3479" style:parent-style-name="mtk1" style:family="text">
      <style:text-properties style:font-name="Consolas" fo:color="#FFFFFF" fo:font-size="13.5pt" style:font-size-asian="13.5pt" style:font-size-complex="13.5pt"/>
    </style:style>
    <style:style style:name="T3480" style:parent-style-name="Policepardéfaut" style:family="text">
      <style:text-properties style:font-name="Consolas" fo:color="#939598" fo:font-size="13.5pt" style:font-size-asian="13.5pt" style:font-size-complex="13.5pt"/>
    </style:style>
    <style:style style:name="T3481" style:parent-style-name="mtk1" style:family="text">
      <style:text-properties style:font-name="Consolas" fo:color="#FFFFFF" fo:font-size="13.5pt" style:font-size-asian="13.5pt" style:font-size-complex="13.5pt"/>
    </style:style>
    <style:style style:name="T3482" style:parent-style-name="Policepardéfaut" style:family="text">
      <style:text-properties style:font-name="Consolas" fo:color="#939598" fo:font-size="13.5pt" style:font-size-asian="13.5pt" style:font-size-complex="13.5pt"/>
    </style:style>
    <style:style style:name="P3483" style:parent-style-name="PréformatéHTML" style:family="paragraph">
      <style:paragraph-properties fo:background-color="#211E2F"/>
    </style:style>
    <style:style style:name="T3484" style:parent-style-name="mtk1" style:family="text">
      <style:text-properties style:font-name="Consolas" fo:color="#FFFFFF" fo:font-size="13.5pt" style:font-size-asian="13.5pt" style:font-size-complex="13.5pt"/>
    </style:style>
    <style:style style:name="T3485" style:parent-style-name="Policepardéfaut" style:family="text">
      <style:text-properties style:font-name="Consolas" fo:color="#939598" fo:font-size="13.5pt" style:font-size-asian="13.5pt" style:font-size-complex="13.5pt"/>
    </style:style>
    <style:style style:name="T3486" style:parent-style-name="mtk1" style:family="text">
      <style:text-properties style:font-name="Consolas" fo:color="#FFFFFF" fo:font-size="13.5pt" style:font-size-asian="13.5pt" style:font-size-complex="13.5pt"/>
    </style:style>
    <style:style style:name="T3487" style:parent-style-name="Policepardéfaut" style:family="text">
      <style:text-properties style:font-name="Consolas" fo:color="#939598" fo:font-size="13.5pt" style:font-size-asian="13.5pt" style:font-size-complex="13.5pt"/>
    </style:style>
    <style:style style:name="T3488" style:parent-style-name="mtk1" style:family="text">
      <style:text-properties style:font-name="Consolas" fo:color="#FFFFFF" fo:font-size="13.5pt" style:font-size-asian="13.5pt" style:font-size-complex="13.5pt"/>
    </style:style>
    <style:style style:name="T3489" style:parent-style-name="Policepardéfaut" style:family="text">
      <style:text-properties style:font-name="Consolas" fo:color="#939598" fo:font-size="13.5pt" style:font-size-asian="13.5pt" style:font-size-complex="13.5pt"/>
    </style:style>
    <style:style style:name="T3490" style:parent-style-name="mtk1" style:family="text">
      <style:text-properties style:font-name="Consolas" fo:color="#FFFFFF" fo:font-size="13.5pt" style:font-size-asian="13.5pt" style:font-size-complex="13.5pt"/>
    </style:style>
    <style:style style:name="T3491" style:parent-style-name="Policepardéfaut" style:family="text">
      <style:text-properties style:font-name="Consolas" fo:color="#939598" fo:font-size="13.5pt" style:font-size-asian="13.5pt" style:font-size-complex="13.5pt"/>
    </style:style>
    <style:style style:name="T3492" style:parent-style-name="mtk1" style:family="text">
      <style:text-properties style:font-name="Consolas" fo:color="#FFFFFF" fo:font-size="13.5pt" style:font-size-asian="13.5pt" style:font-size-complex="13.5pt"/>
    </style:style>
    <style:style style:name="T3493" style:parent-style-name="Policepardéfaut" style:family="text">
      <style:text-properties style:font-name="Consolas" fo:color="#939598" fo:font-size="13.5pt" style:font-size-asian="13.5pt" style:font-size-complex="13.5pt"/>
    </style:style>
    <style:style style:name="T3494" style:parent-style-name="mtk1" style:family="text">
      <style:text-properties style:font-name="Consolas" fo:color="#FFFFFF" fo:font-size="13.5pt" style:font-size-asian="13.5pt" style:font-size-complex="13.5pt"/>
    </style:style>
    <style:style style:name="T3495" style:parent-style-name="Policepardéfaut" style:family="text">
      <style:text-properties style:font-name="Consolas" fo:color="#939598" fo:font-size="13.5pt" style:font-size-asian="13.5pt" style:font-size-complex="13.5pt"/>
    </style:style>
    <style:style style:name="T3496" style:parent-style-name="mtk1" style:family="text">
      <style:text-properties style:font-name="Consolas" fo:color="#FFFFFF" fo:font-size="13.5pt" style:font-size-asian="13.5pt" style:font-size-complex="13.5pt"/>
    </style:style>
    <style:style style:name="T3497" style:parent-style-name="Policepardéfaut" style:family="text">
      <style:text-properties style:font-name="Consolas" fo:color="#939598" fo:font-size="13.5pt" style:font-size-asian="13.5pt" style:font-size-complex="13.5pt"/>
    </style:style>
    <style:style style:name="P3498" style:parent-style-name="Titre2" style:family="paragraph">
      <style:paragraph-properties fo:background-color="#10162F"/>
      <style:text-properties style:font-name="Segoe UI" style:font-name-complex="Segoe UI" fo:color="#FFFFFF"/>
    </style:style>
    <style:style style:name="P3499" style:parent-style-name="Titre4" style:family="paragraph">
      <style:paragraph-properties fo:background-color="#10162F"/>
      <style:text-properties style:font-name="Segoe UI" style:font-name-complex="Segoe UI" fo:color="#FFFFFF"/>
    </style:style>
    <style:style style:name="P3500" style:parent-style-name="g-md-p" style:family="paragraph">
      <style:paragraph-properties fo:margin-top="0in" fo:margin-bottom="0in" fo:background-color="#10162F"/>
    </style:style>
    <style:style style:name="T3501" style:parent-style-name="Policepardéfaut" style:family="text">
      <style:text-properties style:font-name="Segoe UI" style:font-name-complex="Segoe UI" fo:color="#FFFFFF" fo:font-size="13.5pt" style:font-size-asian="13.5pt" style:font-size-complex="13.5pt" fo:language="fr" fo:country="FR"/>
    </style:style>
    <style:style style:name="T3502" style:parent-style-name="CodeHTML" style:family="text">
      <style:text-properties style:font-name="Consolas" fo:color="#4FE0B0" fo:font-size="11pt" style:font-size-asian="11pt" style:font-size-complex="11pt" fo:language="fr" fo:country="FR"/>
    </style:style>
    <style:style style:name="T3503" style:parent-style-name="Policepardéfaut" style:family="text">
      <style:text-properties style:font-name="Segoe UI" style:font-name-complex="Segoe UI" fo:color="#FFFFFF" fo:font-size="13.5pt" style:font-size-asian="13.5pt" style:font-size-complex="13.5pt" fo:language="fr" fo:country="FR"/>
    </style:style>
    <style:style style:name="T3504" style:parent-style-name="CodeHTML" style:family="text">
      <style:text-properties style:font-name="Consolas" fo:color="#4FE0B0" fo:font-size="11pt" style:font-size-asian="11pt" style:font-size-complex="11pt" fo:language="fr" fo:country="FR"/>
    </style:style>
    <style:style style:name="T3505" style:parent-style-name="Policepardéfaut" style:family="text">
      <style:text-properties style:font-name="Segoe UI" style:font-name-complex="Segoe UI" fo:color="#FFFFFF" fo:font-size="13.5pt" style:font-size-asian="13.5pt" style:font-size-complex="13.5pt" fo:language="fr" fo:country="FR"/>
    </style:style>
    <style:style style:name="T3506" style:parent-style-name="CodeHTML" style:family="text">
      <style:text-properties style:font-name="Consolas" fo:color="#4FE0B0" fo:font-size="11pt" style:font-size-asian="11pt" style:font-size-complex="11pt" fo:language="fr" fo:country="FR"/>
    </style:style>
    <style:style style:name="P3507" style:parent-style-name="g-md-p" style:family="paragraph">
      <style:paragraph-properties fo:margin-top="0in" fo:margin-bottom="0in" fo:background-color="#10162F"/>
    </style:style>
    <style:style style:name="T3508" style:parent-style-name="Policepardéfaut" style:family="text">
      <style:text-properties style:font-name="Segoe UI" style:font-name-complex="Segoe UI" fo:color="#FFFFFF" fo:font-size="13.5pt" style:font-size-asian="13.5pt" style:font-size-complex="13.5pt" fo:language="fr" fo:country="FR"/>
    </style:style>
    <style:style style:name="T3509" style:parent-style-name="CodeHTML" style:family="text">
      <style:text-properties style:font-name="Consolas" fo:color="#4FE0B0" fo:font-size="11pt" style:font-size-asian="11pt" style:font-size-complex="11pt" fo:language="fr" fo:country="FR"/>
    </style:style>
    <style:style style:name="T3510" style:parent-style-name="Policepardéfaut" style:family="text">
      <style:text-properties style:font-name="Segoe UI" style:font-name-complex="Segoe UI" fo:color="#FFFFFF" fo:font-size="13.5pt" style:font-size-asian="13.5pt" style:font-size-complex="13.5pt" fo:language="fr" fo:country="FR"/>
    </style:style>
    <style:style style:name="T3511" style:parent-style-name="CodeHTML" style:family="text">
      <style:text-properties style:font-name="Consolas" fo:color="#4FE0B0" fo:font-size="11pt" style:font-size-asian="11pt" style:font-size-complex="11pt" fo:language="fr" fo:country="FR"/>
    </style:style>
    <style:style style:name="T3512" style:parent-style-name="Policepardéfaut" style:family="text">
      <style:text-properties style:font-name="Segoe UI" style:font-name-complex="Segoe UI" fo:color="#FFFFFF" fo:font-size="13.5pt" style:font-size-asian="13.5pt" style:font-size-complex="13.5pt" fo:language="fr" fo:country="FR"/>
    </style:style>
    <style:style style:name="T3513" style:parent-style-name="CodeHTML" style:family="text">
      <style:text-properties style:font-name="Consolas" fo:color="#4FE0B0" fo:font-size="11pt" style:font-size-asian="11pt" style:font-size-complex="11pt" fo:language="fr" fo:country="FR"/>
    </style:style>
    <style:style style:name="P3514" style:parent-style-name="g-md-p" style:family="paragraph">
      <style:paragraph-properties fo:margin-top="0in" fo:margin-bottom="0in" fo:background-color="#10162F"/>
    </style:style>
    <style:style style:name="T3515" style:parent-style-name="Policepardéfaut" style:family="text">
      <style:text-properties style:font-name="Segoe UI" style:font-name-complex="Segoe UI" fo:color="#FFFFFF" fo:font-size="13.5pt" style:font-size-asian="13.5pt" style:font-size-complex="13.5pt" fo:language="fr" fo:country="FR"/>
    </style:style>
    <style:style style:name="T3516" style:parent-style-name="CodeHTML" style:family="text">
      <style:text-properties style:font-name="Consolas" fo:color="#4FE0B0" fo:font-size="11pt" style:font-size-asian="11pt" style:font-size-complex="11pt" fo:language="fr" fo:country="FR"/>
    </style:style>
    <style:style style:name="T3517" style:parent-style-name="Policepardéfaut" style:family="text">
      <style:text-properties style:font-name="Segoe UI" style:font-name-complex="Segoe UI" fo:color="#FFFFFF" fo:font-size="13.5pt" style:font-size-asian="13.5pt" style:font-size-complex="13.5pt" fo:language="fr" fo:country="FR"/>
    </style:style>
    <style:style style:name="T3518" style:parent-style-name="CodeHTML" style:family="text">
      <style:text-properties style:font-name="Consolas" fo:color="#4FE0B0" fo:font-size="11pt" style:font-size-asian="11pt" style:font-size-complex="11pt" fo:language="fr" fo:country="FR"/>
    </style:style>
    <style:style style:name="T3519" style:parent-style-name="CodeHTML" style:family="text">
      <style:text-properties style:font-name="Consolas" fo:color="#4FE0B0" fo:font-size="11pt" style:font-size-asian="11pt" style:font-size-complex="11pt" fo:language="fr" fo:country="FR"/>
    </style:style>
    <style:style style:name="T3520" style:parent-style-name="Policepardéfaut" style:family="text">
      <style:text-properties style:font-name="Segoe UI" style:font-name-complex="Segoe UI" fo:color="#FFFFFF" fo:font-size="13.5pt" style:font-size-asian="13.5pt" style:font-size-complex="13.5pt" fo:language="fr" fo:country="FR"/>
    </style:style>
    <style:style style:name="T3521" style:parent-style-name="CodeHTML" style:family="text">
      <style:text-properties style:font-name="Consolas" fo:color="#4FE0B0" fo:font-size="11pt" style:font-size-asian="11pt" style:font-size-complex="11pt" fo:language="fr" fo:country="FR"/>
    </style:style>
    <style:style style:name="P3522" style:parent-style-name="g-md-p" style:family="paragraph">
      <style:paragraph-properties fo:margin-top="0in" fo:margin-bottom="0in" fo:background-color="#10162F"/>
    </style:style>
    <style:style style:name="T3523" style:parent-style-name="Policepardéfaut" style:family="text">
      <style:text-properties style:font-name="Segoe UI" style:font-name-complex="Segoe UI" fo:color="#FFFFFF" fo:font-size="13.5pt" style:font-size-asian="13.5pt" style:font-size-complex="13.5pt" fo:language="fr" fo:country="FR"/>
    </style:style>
    <style:style style:name="T3524" style:parent-style-name="CodeHTML" style:family="text">
      <style:text-properties style:font-name="Consolas" fo:color="#4FE0B0" fo:font-size="11pt" style:font-size-asian="11pt" style:font-size-complex="11pt" fo:language="fr" fo:country="FR"/>
    </style:style>
    <style:style style:name="T3525" style:parent-style-name="Policepardéfaut" style:family="text">
      <style:text-properties style:font-name="Segoe UI" style:font-name-complex="Segoe UI" fo:color="#FFFFFF" fo:font-size="13.5pt" style:font-size-asian="13.5pt" style:font-size-complex="13.5pt" fo:language="fr" fo:country="FR"/>
    </style:style>
    <style:style style:name="T3526" style:parent-style-name="CodeHTML" style:family="text">
      <style:text-properties style:font-name="Consolas" fo:color="#4FE0B0" fo:font-size="11pt" style:font-size-asian="11pt" style:font-size-complex="11pt" fo:language="fr" fo:country="FR"/>
    </style:style>
    <style:style style:name="T3527" style:parent-style-name="Policepardéfaut" style:family="text">
      <style:text-properties style:font-name="Segoe UI" style:font-name-complex="Segoe UI" fo:color="#FFFFFF" fo:font-size="13.5pt" style:font-size-asian="13.5pt" style:font-size-complex="13.5pt" fo:language="fr" fo:country="FR"/>
    </style:style>
    <style:style style:name="T3528" style:parent-style-name="CodeHTML" style:family="text">
      <style:text-properties style:font-name="Consolas" fo:color="#4FE0B0" fo:font-size="11pt" style:font-size-asian="11pt" style:font-size-complex="11pt" fo:language="fr" fo:country="FR"/>
    </style:style>
    <style:style style:name="P3529" style:parent-style-name="g-md-p" style:family="paragraph">
      <style:paragraph-properties fo:margin-top="0in" fo:margin-bottom="0in" fo:background-color="#10162F"/>
    </style:style>
    <style:style style:name="T3530" style:parent-style-name="Policepardéfaut" style:family="text">
      <style:text-properties style:font-name="Segoe UI" style:font-name-complex="Segoe UI" fo:color="#FFFFFF" fo:font-size="13.5pt" style:font-size-asian="13.5pt" style:font-size-complex="13.5pt" fo:language="fr" fo:country="FR"/>
    </style:style>
    <style:style style:name="T3531" style:parent-style-name="CodeHTML" style:family="text">
      <style:text-properties style:font-name="Consolas" fo:color="#4FE0B0" fo:font-size="11pt" style:font-size-asian="11pt" style:font-size-complex="11pt" fo:language="fr" fo:country="FR"/>
    </style:style>
    <style:style style:name="T3532" style:parent-style-name="Policepardéfaut" style:family="text">
      <style:text-properties style:font-name="Segoe UI" style:font-name-complex="Segoe UI" fo:color="#FFFFFF" fo:font-size="13.5pt" style:font-size-asian="13.5pt" style:font-size-complex="13.5pt" fo:language="fr" fo:country="FR"/>
    </style:style>
    <style:style style:name="T3533" style:parent-style-name="CodeHTML" style:family="text">
      <style:text-properties style:font-name="Consolas" fo:color="#4FE0B0" fo:font-size="11pt" style:font-size-asian="11pt" style:font-size-complex="11pt" fo:language="fr" fo:country="FR"/>
    </style:style>
    <style:style style:name="T3534" style:parent-style-name="Policepardéfaut" style:family="text">
      <style:text-properties style:font-name="Segoe UI" style:font-name-complex="Segoe UI" fo:color="#FFFFFF" fo:font-size="13.5pt" style:font-size-asian="13.5pt" style:font-size-complex="13.5pt" fo:language="fr" fo:country="FR"/>
    </style:style>
    <style:style style:name="T3535" style:parent-style-name="Policepardéfaut" style:family="text">
      <style:text-properties style:font-name="Segoe UI" style:font-name-complex="Segoe UI" fo:color="#FFFFFF" fo:font-size="13.5pt" style:font-size-asian="13.5pt" style:font-size-complex="13.5pt" fo:language="fr" fo:country="FR"/>
    </style:style>
    <style:style style:name="T3536" style:parent-style-name="CodeHTML" style:family="text">
      <style:text-properties style:font-name="Consolas" fo:color="#4FE0B0" fo:font-size="11pt" style:font-size-asian="11pt" style:font-size-complex="11pt" fo:language="fr" fo:country="FR"/>
    </style:style>
    <style:style style:name="P3537" style:parent-style-name="Titre4" style:family="paragraph">
      <style:paragraph-properties fo:background-color="#10162F"/>
      <style:text-properties style:font-name="Segoe UI" style:font-name-complex="Segoe UI" fo:color="#FFFFFF"/>
    </style:style>
    <style:style style:name="P3538" style:parent-style-name="g-md-p" style:family="paragraph">
      <style:paragraph-properties fo:margin-top="0in" fo:margin-bottom="0in" fo:background-color="#10162F"/>
    </style:style>
    <style:style style:name="T3539" style:parent-style-name="Policepardéfaut" style:family="text">
      <style:text-properties style:font-name="Segoe UI" style:font-name-complex="Segoe UI" fo:color="#FFFFFF" fo:font-size="13.5pt" style:font-size-asian="13.5pt" style:font-size-complex="13.5pt" fo:language="fr" fo:country="FR"/>
    </style:style>
    <style:style style:name="T3540" style:parent-style-name="CodeHTML" style:family="text">
      <style:text-properties style:font-name="Consolas" fo:color="#4FE0B0" fo:font-size="11pt" style:font-size-asian="11pt" style:font-size-complex="11pt" fo:language="fr" fo:country="FR"/>
    </style:style>
    <style:style style:name="T3541" style:parent-style-name="Policepardéfaut" style:family="text">
      <style:text-properties style:font-name="Segoe UI" style:font-name-complex="Segoe UI" fo:color="#FFFFFF" fo:font-size="13.5pt" style:font-size-asian="13.5pt" style:font-size-complex="13.5pt" fo:language="fr" fo:country="FR"/>
    </style:style>
    <style:style style:name="T3542" style:parent-style-name="CodeHTML" style:family="text">
      <style:text-properties style:font-name="Consolas" fo:color="#4FE0B0" fo:font-size="11pt" style:font-size-asian="11pt" style:font-size-complex="11pt" fo:language="fr" fo:country="FR"/>
    </style:style>
    <style:style style:name="P3543" style:parent-style-name="g-md-p" style:family="paragraph">
      <style:paragraph-properties fo:margin-top="0in" fo:margin-bottom="0in" fo:background-color="#10162F"/>
    </style:style>
    <style:style style:name="T3544" style:parent-style-name="Policepardéfaut" style:family="text">
      <style:text-properties style:font-name="Segoe UI" style:font-name-complex="Segoe UI" fo:color="#FFFFFF" fo:font-size="13.5pt" style:font-size-asian="13.5pt" style:font-size-complex="13.5pt" fo:language="fr" fo:country="FR"/>
    </style:style>
    <style:style style:name="T3545" style:parent-style-name="CodeHTML" style:family="text">
      <style:text-properties style:font-name="Consolas" fo:color="#4FE0B0" fo:font-size="11pt" style:font-size-asian="11pt" style:font-size-complex="11pt" fo:language="fr" fo:country="FR"/>
    </style:style>
    <style:style style:name="T3546" style:parent-style-name="Policepardéfaut" style:family="text">
      <style:text-properties style:font-name="Segoe UI" style:font-name-complex="Segoe UI" fo:color="#FFFFFF" fo:font-size="13.5pt" style:font-size-asian="13.5pt" style:font-size-complex="13.5pt" fo:language="fr" fo:country="FR"/>
    </style:style>
    <style:style style:name="T3547" style:parent-style-name="CodeHTML" style:family="text">
      <style:text-properties style:font-name="Consolas" fo:color="#4FE0B0" fo:font-size="11pt" style:font-size-asian="11pt" style:font-size-complex="11pt" fo:language="fr" fo:country="FR"/>
    </style:style>
    <style:style style:name="P3548" style:parent-style-name="g-md-p" style:family="paragraph">
      <style:paragraph-properties fo:margin-top="0in" fo:margin-bottom="0in" fo:background-color="#10162F"/>
    </style:style>
    <style:style style:name="T3549" style:parent-style-name="Policepardéfaut" style:family="text">
      <style:text-properties style:font-name="Segoe UI" style:font-name-complex="Segoe UI" fo:color="#FFFFFF" fo:font-size="13.5pt" style:font-size-asian="13.5pt" style:font-size-complex="13.5pt" fo:language="fr" fo:country="FR"/>
    </style:style>
    <style:style style:name="T3550" style:parent-style-name="CodeHTML" style:family="text">
      <style:text-properties style:font-name="Consolas" fo:color="#4FE0B0" fo:font-size="11pt" style:font-size-asian="11pt" style:font-size-complex="11pt" fo:language="fr" fo:country="FR"/>
    </style:style>
    <style:style style:name="T3551" style:parent-style-name="Policepardéfaut" style:family="text">
      <style:text-properties style:font-name="Segoe UI" style:font-name-complex="Segoe UI" fo:color="#FFFFFF" fo:font-size="13.5pt" style:font-size-asian="13.5pt" style:font-size-complex="13.5pt" fo:language="fr" fo:country="FR"/>
    </style:style>
    <style:style style:name="T3552" style:parent-style-name="CodeHTML" style:family="text">
      <style:text-properties style:font-name="Consolas" fo:color="#4FE0B0" fo:font-size="11pt" style:font-size-asian="11pt" style:font-size-complex="11pt" fo:language="fr" fo:country="FR"/>
    </style:style>
    <style:style style:name="P3553" style:parent-style-name="Titre4" style:family="paragraph">
      <style:paragraph-properties fo:background-color="#10162F"/>
      <style:text-properties style:font-name="Segoe UI" style:font-name-complex="Segoe UI" fo:color="#FFFFFF"/>
    </style:style>
    <style:style style:name="P3554" style:parent-style-name="g-md-p" style:family="paragraph">
      <style:paragraph-properties fo:margin-top="0in" fo:margin-bottom="0in" fo:background-color="#10162F"/>
    </style:style>
    <style:style style:name="T3555" style:parent-style-name="Policepardéfaut" style:family="text">
      <style:text-properties style:font-name="Segoe UI" style:font-name-complex="Segoe UI" fo:color="#FFFFFF" fo:font-size="13.5pt" style:font-size-asian="13.5pt" style:font-size-complex="13.5pt" fo:language="fr" fo:country="FR"/>
    </style:style>
    <style:style style:name="T3556" style:parent-style-name="CodeHTML" style:family="text">
      <style:text-properties style:font-name="Consolas" fo:color="#4FE0B0" fo:font-size="11pt" style:font-size-asian="11pt" style:font-size-complex="11pt" fo:language="fr" fo:country="FR"/>
    </style:style>
    <style:style style:name="T3557" style:parent-style-name="Policepardéfaut" style:family="text">
      <style:text-properties style:font-name="Segoe UI" style:font-name-complex="Segoe UI" fo:color="#FFFFFF" fo:font-size="13.5pt" style:font-size-asian="13.5pt" style:font-size-complex="13.5pt" fo:language="fr" fo:country="FR"/>
    </style:style>
    <style:style style:name="P3558" style:parent-style-name="g-md-p" style:family="paragraph">
      <style:paragraph-properties fo:margin-top="0in" fo:margin-bottom="0in" fo:background-color="#10162F"/>
    </style:style>
    <style:style style:name="T3559" style:parent-style-name="Policepardéfaut" style:family="text">
      <style:text-properties style:font-name="Segoe UI" style:font-name-complex="Segoe UI" fo:color="#FFFFFF" fo:font-size="13.5pt" style:font-size-asian="13.5pt" style:font-size-complex="13.5pt" fo:language="fr" fo:country="FR"/>
    </style:style>
    <style:style style:name="T3560" style:parent-style-name="CodeHTML" style:family="text">
      <style:text-properties style:font-name="Consolas" fo:color="#4FE0B0" fo:font-size="11pt" style:font-size-asian="11pt" style:font-size-complex="11pt" fo:language="fr" fo:country="FR"/>
    </style:style>
    <style:style style:name="T3561" style:parent-style-name="Policepardéfaut" style:family="text">
      <style:text-properties style:font-name="Segoe UI" style:font-name-complex="Segoe UI" fo:color="#FFFFFF" fo:font-size="13.5pt" style:font-size-asian="13.5pt" style:font-size-complex="13.5pt" fo:language="fr" fo:country="FR"/>
    </style:style>
    <style:style style:name="P3562" style:parent-style-name="g-md-p" style:family="paragraph">
      <style:paragraph-properties fo:margin-top="0in" fo:margin-bottom="0in" fo:background-color="#10162F"/>
    </style:style>
    <style:style style:name="T3563" style:parent-style-name="Policepardéfaut" style:family="text">
      <style:text-properties style:font-name="Segoe UI" style:font-name-complex="Segoe UI" fo:color="#FFFFFF" fo:font-size="13.5pt" style:font-size-asian="13.5pt" style:font-size-complex="13.5pt" fo:language="fr" fo:country="FR"/>
    </style:style>
    <style:style style:name="T3564" style:parent-style-name="CodeHTML" style:family="text">
      <style:text-properties style:font-name="Consolas" fo:color="#4FE0B0" fo:font-size="11pt" style:font-size-asian="11pt" style:font-size-complex="11pt" fo:language="fr" fo:country="FR"/>
    </style:style>
    <style:style style:name="T3565" style:parent-style-name="Policepardéfaut" style:family="text">
      <style:text-properties style:font-name="Segoe UI" style:font-name-complex="Segoe UI" fo:color="#FFFFFF" fo:font-size="13.5pt" style:font-size-asian="13.5pt" style:font-size-complex="13.5pt" fo:language="fr" fo:country="FR"/>
    </style:style>
    <style:style style:name="P3566" style:parent-style-name="Titre4" style:family="paragraph">
      <style:paragraph-properties fo:background-color="#10162F"/>
      <style:text-properties style:font-name="Segoe UI" style:font-name-complex="Segoe UI" fo:color="#FFFFFF"/>
    </style:style>
    <style:style style:name="P3567" style:parent-style-name="g-md-p" style:family="paragraph">
      <style:paragraph-properties fo:margin-top="0in" fo:margin-bottom="0in" fo:background-color="#10162F"/>
    </style:style>
    <style:style style:name="T3568" style:parent-style-name="Policepardéfaut" style:family="text">
      <style:text-properties style:font-name="Segoe UI" style:font-name-complex="Segoe UI" fo:color="#FFFFFF" fo:font-size="13.5pt" style:font-size-asian="13.5pt" style:font-size-complex="13.5pt" fo:language="fr" fo:country="FR"/>
    </style:style>
    <style:style style:name="T3569" style:parent-style-name="CodeHTML" style:family="text">
      <style:text-properties style:font-name="Consolas" fo:color="#4FE0B0" fo:font-size="11pt" style:font-size-asian="11pt" style:font-size-complex="11pt" fo:language="fr" fo:country="FR"/>
    </style:style>
    <style:style style:name="T3570" style:parent-style-name="Policepardéfaut" style:family="text">
      <style:text-properties style:font-name="Segoe UI" style:font-name-complex="Segoe UI" fo:color="#FFFFFF" fo:font-size="13.5pt" style:font-size-asian="13.5pt" style:font-size-complex="13.5pt" fo:language="fr" fo:country="FR"/>
    </style:style>
    <style:style style:name="P3571" style:parent-style-name="g-md-p" style:family="paragraph">
      <style:paragraph-properties fo:margin-top="0in" fo:margin-bottom="0in" fo:background-color="#10162F"/>
    </style:style>
    <style:style style:name="T3572" style:parent-style-name="Policepardéfaut" style:family="text">
      <style:text-properties style:font-name="Segoe UI" style:font-name-complex="Segoe UI" fo:color="#FFFFFF" fo:font-size="13.5pt" style:font-size-asian="13.5pt" style:font-size-complex="13.5pt" fo:language="fr" fo:country="FR"/>
    </style:style>
    <style:style style:name="T3573" style:parent-style-name="CodeHTML" style:family="text">
      <style:text-properties style:font-name="Consolas" fo:color="#4FE0B0" fo:font-size="11pt" style:font-size-asian="11pt" style:font-size-complex="11pt" fo:language="fr" fo:country="FR"/>
    </style:style>
    <style:style style:name="T3574" style:parent-style-name="CodeHTML" style:family="text">
      <style:text-properties style:font-name="Consolas" fo:color="#4FE0B0" fo:font-size="11pt" style:font-size-asian="11pt" style:font-size-complex="11pt" fo:language="fr" fo:country="FR"/>
    </style:style>
    <style:style style:name="T3575" style:parent-style-name="Policepardéfaut" style:family="text">
      <style:text-properties style:font-name="Segoe UI" style:font-name-complex="Segoe UI" fo:color="#FFFFFF" fo:font-size="13.5pt" style:font-size-asian="13.5pt" style:font-size-complex="13.5pt" fo:language="fr" fo:country="FR"/>
    </style:style>
    <style:style style:name="P3576"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3577"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3578" style:parent-style-name="Titre1" style:family="paragraph">
      <style:paragraph-properties fo:margin-top="0in" fo:margin-bottom="0in" fo:background-color="#10162F"/>
      <style:text-properties style:font-name="Segoe UI" style:font-name-complex="Segoe UI" fo:color="#66C4FF"/>
    </style:style>
    <style:style style:name="P3579" style:parent-style-name="gamut-1dzl6xd-styledtext" style:family="paragraph">
      <style:paragraph-properties fo:background-color="#10162F"/>
    </style:style>
    <style:style style:name="T3580" style:parent-style-name="styles_markdown__y5hhd" style:family="text">
      <style:text-properties style:font-name="Segoe UI" style:font-name-complex="Segoe UI" fo:font-weight="bold" style:font-weight-asian="bold" style:font-weight-complex="bold" fo:color="#66C4FF" fo:language="fr" fo:country="FR"/>
    </style:style>
    <style:style style:name="P3581" style:parent-style-name="Titre2" style:family="paragraph">
      <style:paragraph-properties fo:margin-top="0in" fo:background-color="#10162F"/>
      <style:text-properties style:font-name="Segoe UI" style:font-name-complex="Segoe UI" fo:color="#FFFFFF"/>
    </style:style>
    <style:style style:name="P3582"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583" style:parent-style-name="Titre2" style:family="paragraph">
      <style:paragraph-properties fo:background-color="#10162F"/>
      <style:text-properties style:font-name="Segoe UI" style:font-name-complex="Segoe UI" fo:color="#FFFFFF"/>
    </style:style>
    <style:style style:name="P3584" style:parent-style-name="g-md-p" style:family="paragraph">
      <style:paragraph-properties fo:margin-top="0in" fo:background-color="#10162F"/>
    </style:style>
    <style:style style:name="T3585" style:parent-style-name="Policepardéfaut" style:family="text">
      <style:text-properties style:font-name="Segoe UI" style:font-name-complex="Segoe UI" fo:color="#FFFFFF" fo:font-size="13.5pt" style:font-size-asian="13.5pt" style:font-size-complex="13.5pt" fo:language="fr" fo:country="FR"/>
    </style:style>
    <style:style style:name="T3586" style:parent-style-name="Lienhypertexte" style:family="text">
      <style:text-properties style:font-name="Segoe UI" style:font-name-complex="Segoe UI" fo:color="#FFD300" fo:font-size="13.5pt" style:font-size-asian="13.5pt" style:font-size-complex="13.5pt" fo:language="fr" fo:country="FR"/>
    </style:style>
    <style:style style:name="T3587" style:parent-style-name="Policepardéfaut" style:family="text">
      <style:text-properties style:font-name="Segoe UI" style:font-name-complex="Segoe UI" fo:color="#FFFFFF" fo:font-size="13.5pt" style:font-size-asian="13.5pt" style:font-size-complex="13.5pt" fo:language="fr" fo:country="FR"/>
    </style:style>
    <style:style style:name="T3588" style:parent-style-name="Lienhypertexte" style:family="text">
      <style:text-properties style:font-name="Segoe UI" style:font-name-complex="Segoe UI" fo:color="#FFD300" fo:font-size="13.5pt" style:font-size-asian="13.5pt" style:font-size-complex="13.5pt" fo:language="fr" fo:country="FR"/>
    </style:style>
    <style:style style:name="T3589" style:parent-style-name="Policepardéfaut" style:family="text">
      <style:text-properties style:font-name="Segoe UI" style:font-name-complex="Segoe UI" fo:color="#FFFFFF" fo:font-size="13.5pt" style:font-size-asian="13.5pt" style:font-size-complex="13.5pt" fo:language="fr" fo:country="FR"/>
    </style:style>
    <style:style style:name="T3590" style:parent-style-name="Policepardéfaut" style:family="text">
      <style:text-properties style:font-name="Segoe UI" style:font-name-complex="Segoe UI" fo:color="#FFFFFF" fo:font-size="13.5pt" style:font-size-asian="13.5pt" style:font-size-complex="13.5pt" fo:language="fr" fo:country="FR"/>
    </style:style>
    <style:style style:name="T3591" style:parent-style-name="Lienhypertexte" style:family="text">
      <style:text-properties style:font-name="Segoe UI" style:font-name-complex="Segoe UI" fo:color="#FFD300" fo:font-size="13.5pt" style:font-size-asian="13.5pt" style:font-size-complex="13.5pt" fo:language="fr" fo:country="FR"/>
    </style:style>
    <style:style style:name="T3592" style:parent-style-name="Policepardéfaut" style:family="text">
      <style:text-properties style:font-name="Segoe UI" style:font-name-complex="Segoe UI" fo:color="#FFFFFF" fo:font-size="13.5pt" style:font-size-asian="13.5pt" style:font-size-complex="13.5pt" fo:language="fr" fo:country="FR"/>
    </style:style>
    <style:style style:name="P3593" style:parent-style-name="Titre2" style:family="paragraph">
      <style:paragraph-properties fo:background-color="#10162F"/>
      <style:text-properties style:font-name="Segoe UI" style:font-name-complex="Segoe UI" fo:color="#FFFFFF"/>
    </style:style>
    <style:style style:name="P3594"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595"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596"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597" style:parent-style-name="Normal" style:family="paragraph">
      <style:paragraph-properties style:vertical-align="auto" fo:margin-top="0.0694in" fo:margin-bottom="0.0694in" fo:background-color="#10162F"/>
      <style:text-properties fo:hyphenate="true"/>
    </style:style>
    <style:style style:name="T3598" style:parent-style-name="Lienhypertexte" style:family="text">
      <style:text-properties style:font-name="Segoe UI" style:font-name-complex="Segoe UI" fo:color="#FFD300" fo:font-size="13.5pt" style:font-size-asian="13.5pt" style:font-size-complex="13.5pt"/>
    </style:style>
    <style:style style:name="P3599" style:parent-style-name="Normal" style:family="paragraph">
      <style:paragraph-properties style:vertical-align="auto" fo:margin-top="0.0694in" fo:margin-bottom="0.0694in" fo:background-color="#10162F"/>
      <style:text-properties fo:hyphenate="true"/>
    </style:style>
    <style:style style:name="T3600" style:parent-style-name="Lienhypertexte" style:family="text">
      <style:text-properties style:font-name="Segoe UI" style:font-name-complex="Segoe UI" fo:color="#FFD300" fo:font-size="13.5pt" style:font-size-asian="13.5pt" style:font-size-complex="13.5pt"/>
    </style:style>
    <style:style style:name="P3601" style:parent-style-name="Normal" style:family="paragraph">
      <style:paragraph-properties style:vertical-align="auto" fo:margin-top="0.0694in" fo:margin-bottom="0.0694in" fo:background-color="#10162F"/>
      <style:text-properties fo:hyphenate="true"/>
    </style:style>
    <style:style style:name="T3602" style:parent-style-name="Lienhypertexte" style:family="text">
      <style:text-properties style:font-name="Segoe UI" style:font-name-complex="Segoe UI" fo:color="#FFD300" fo:font-size="13.5pt" style:font-size-asian="13.5pt" style:font-size-complex="13.5pt"/>
    </style:style>
    <style:style style:name="P3603" style:parent-style-name="Normal" style:family="paragraph">
      <style:paragraph-properties style:vertical-align="auto" fo:margin-top="0.0694in" fo:margin-bottom="0.0694in" fo:background-color="#10162F"/>
      <style:text-properties fo:hyphenate="true"/>
    </style:style>
    <style:style style:name="T3604" style:parent-style-name="Lienhypertexte" style:family="text">
      <style:text-properties style:font-name="Segoe UI" style:font-name-complex="Segoe UI" fo:color="#FFD300" fo:font-size="13.5pt" style:font-size-asian="13.5pt" style:font-size-complex="13.5pt"/>
    </style:style>
    <style:style style:name="P3605" style:parent-style-name="Normal" style:family="paragraph">
      <style:paragraph-properties style:vertical-align="auto" fo:margin-top="0.0694in" fo:margin-bottom="0.0694in" fo:background-color="#10162F"/>
      <style:text-properties fo:hyphenate="true"/>
    </style:style>
    <style:style style:name="T3606" style:parent-style-name="Lienhypertexte" style:family="text">
      <style:text-properties style:font-name="Segoe UI" style:font-name-complex="Segoe UI" fo:color="#FFD300" fo:font-size="13.5pt" style:font-size-asian="13.5pt" style:font-size-complex="13.5pt"/>
    </style:style>
    <style:style style:name="P3607" style:parent-style-name="Titre2" style:family="paragraph">
      <style:paragraph-properties fo:background-color="#10162F"/>
      <style:text-properties style:font-name="Segoe UI" style:font-name-complex="Segoe UI" fo:color="#FFFFFF"/>
    </style:style>
    <style:style style:name="P3608"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609"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610" style:parent-style-name="PréformatéHTML" style:family="paragraph">
      <style:paragraph-properties fo:background-color="#211E2F"/>
    </style:style>
    <style:style style:name="T3611" style:parent-style-name="mtk1" style:family="text">
      <style:text-properties style:font-name="Consolas" fo:color="#FFFFFF" fo:font-size="13.5pt" style:font-size-asian="13.5pt" style:font-size-complex="13.5pt"/>
    </style:style>
    <style:style style:name="T3612" style:parent-style-name="Policepardéfaut" style:family="text">
      <style:text-properties style:font-name="Consolas" fo:color="#939598" fo:font-size="13.5pt" style:font-size-asian="13.5pt" style:font-size-complex="13.5pt"/>
    </style:style>
    <style:style style:name="T3613" style:parent-style-name="mtk1" style:family="text">
      <style:text-properties style:font-name="Consolas" fo:color="#FFFFFF" fo:font-size="13.5pt" style:font-size-asian="13.5pt" style:font-size-complex="13.5pt"/>
    </style:style>
    <style:style style:name="T3614" style:parent-style-name="mtk8" style:family="text">
      <style:text-properties style:font-name="Consolas" style:font-name-asian="Liberation Mono" fo:color="#FFE083" fo:font-size="13.5pt" style:font-size-asian="13.5pt" style:font-size-complex="13.5pt"/>
    </style:style>
    <style:style style:name="T3615" style:parent-style-name="mtk1" style:family="text">
      <style:text-properties style:font-name="Consolas" fo:color="#FFFFFF" fo:font-size="13.5pt" style:font-size-asian="13.5pt" style:font-size-complex="13.5pt"/>
    </style:style>
    <style:style style:name="T3616" style:parent-style-name="Policepardéfaut" style:family="text">
      <style:text-properties style:font-name="Consolas" fo:color="#939598" fo:font-size="13.5pt" style:font-size-asian="13.5pt" style:font-size-complex="13.5pt"/>
    </style:style>
    <style:style style:name="T3617" style:parent-style-name="mtk1" style:family="text">
      <style:text-properties style:font-name="Consolas" fo:color="#FFFFFF" fo:font-size="13.5pt" style:font-size-asian="13.5pt" style:font-size-complex="13.5pt"/>
    </style:style>
    <style:style style:name="T3618" style:parent-style-name="mtk8" style:family="text">
      <style:text-properties style:font-name="Consolas" style:font-name-asian="Liberation Mono" fo:color="#FFE083" fo:font-size="13.5pt" style:font-size-asian="13.5pt" style:font-size-complex="13.5pt"/>
    </style:style>
    <style:style style:name="T3619" style:parent-style-name="mtk1" style:family="text">
      <style:text-properties style:font-name="Consolas" fo:color="#FFFFFF" fo:font-size="13.5pt" style:font-size-asian="13.5pt" style:font-size-complex="13.5pt"/>
    </style:style>
    <style:style style:name="T3620" style:parent-style-name="mtk8" style:family="text">
      <style:text-properties style:font-name="Consolas" style:font-name-asian="Liberation Mono" fo:color="#FFE083" fo:font-size="13.5pt" style:font-size-asian="13.5pt" style:font-size-complex="13.5pt"/>
    </style:style>
    <style:style style:name="T3621" style:parent-style-name="mtk1" style:family="text">
      <style:text-properties style:font-name="Consolas" fo:color="#FFFFFF" fo:font-size="13.5pt" style:font-size-asian="13.5pt" style:font-size-complex="13.5pt"/>
    </style:style>
    <style:style style:name="T3622" style:parent-style-name="Policepardéfaut" style:family="text">
      <style:text-properties style:font-name="Consolas" fo:color="#939598" fo:font-size="13.5pt" style:font-size-asian="13.5pt" style:font-size-complex="13.5pt"/>
    </style:style>
    <style:style style:name="T3623" style:parent-style-name="mtk1" style:family="text">
      <style:text-properties style:font-name="Consolas" fo:color="#FFFFFF" fo:font-size="13.5pt" style:font-size-asian="13.5pt" style:font-size-complex="13.5pt"/>
    </style:style>
    <style:style style:name="T3624" style:parent-style-name="mtk8" style:family="text">
      <style:text-properties style:font-name="Consolas" style:font-name-asian="Liberation Mono" fo:color="#FFE083" fo:font-size="13.5pt" style:font-size-asian="13.5pt" style:font-size-complex="13.5pt"/>
    </style:style>
    <style:style style:name="T3625" style:parent-style-name="mtk1" style:family="text">
      <style:text-properties style:font-name="Consolas" fo:color="#FFFFFF" fo:font-size="13.5pt" style:font-size-asian="13.5pt" style:font-size-complex="13.5pt"/>
    </style:style>
    <style:style style:name="T3626" style:parent-style-name="mtk9" style:family="text">
      <style:text-properties style:font-name="Consolas" fo:color="#FF8973" fo:font-size="13.5pt" style:font-size-asian="13.5pt" style:font-size-complex="13.5pt"/>
    </style:style>
    <style:style style:name="T3627" style:parent-style-name="mtk1" style:family="text">
      <style:text-properties style:font-name="Consolas" fo:color="#FFFFFF" fo:font-size="13.5pt" style:font-size-asian="13.5pt" style:font-size-complex="13.5pt"/>
    </style:style>
    <style:style style:name="T3628" style:parent-style-name="Policepardéfaut" style:family="text">
      <style:text-properties style:font-name="Consolas" fo:color="#939598" fo:font-size="13.5pt" style:font-size-asian="13.5pt" style:font-size-complex="13.5pt"/>
    </style:style>
    <style:style style:name="T3629" style:parent-style-name="mtk1" style:family="text">
      <style:text-properties style:font-name="Consolas" fo:color="#FFFFFF" fo:font-size="13.5pt" style:font-size-asian="13.5pt" style:font-size-complex="13.5pt"/>
    </style:style>
    <style:style style:name="T3630" style:parent-style-name="mtk8" style:family="text">
      <style:text-properties style:font-name="Consolas" style:font-name-asian="Liberation Mono" fo:color="#FFE083" fo:font-size="13.5pt" style:font-size-asian="13.5pt" style:font-size-complex="13.5pt"/>
    </style:style>
    <style:style style:name="T3631" style:parent-style-name="mtk1" style:family="text">
      <style:text-properties style:font-name="Consolas" fo:color="#FFFFFF" fo:font-size="13.5pt" style:font-size-asian="13.5pt" style:font-size-complex="13.5pt"/>
    </style:style>
    <style:style style:name="T3632" style:parent-style-name="mtk5" style:family="text">
      <style:text-properties style:font-name="Consolas" fo:color="#CC7BC2" fo:font-size="13.5pt" style:font-size-asian="13.5pt" style:font-size-complex="13.5pt"/>
    </style:style>
    <style:style style:name="T3633" style:parent-style-name="mtk1" style:family="text">
      <style:text-properties style:font-name="Consolas" fo:color="#FFFFFF" fo:font-size="13.5pt" style:font-size-asian="13.5pt" style:font-size-complex="13.5pt"/>
    </style:style>
    <style:style style:name="T3634" style:parent-style-name="Policepardéfaut" style:family="text">
      <style:text-properties style:font-name="Consolas" fo:color="#939598" fo:font-size="13.5pt" style:font-size-asian="13.5pt" style:font-size-complex="13.5pt"/>
    </style:style>
    <style:style style:name="T3635" style:parent-style-name="mtk1" style:family="text">
      <style:text-properties style:font-name="Consolas" fo:color="#FFFFFF" fo:font-size="13.5pt" style:font-size-asian="13.5pt" style:font-size-complex="13.5pt"/>
    </style:style>
    <style:style style:name="T3636" style:parent-style-name="mtk8" style:family="text">
      <style:text-properties style:font-name="Consolas" style:font-name-asian="Liberation Mono" fo:color="#FFE083" fo:font-size="13.5pt" style:font-size-asian="13.5pt" style:font-size-complex="13.5pt"/>
    </style:style>
    <style:style style:name="T3637" style:parent-style-name="mtk1" style:family="text">
      <style:text-properties style:font-name="Consolas" fo:color="#FFFFFF" fo:font-size="13.5pt" style:font-size-asian="13.5pt" style:font-size-complex="13.5pt"/>
    </style:style>
    <style:style style:name="T3638" style:parent-style-name="mtk8" style:family="text">
      <style:text-properties style:font-name="Consolas" style:font-name-asian="Liberation Mono" fo:color="#FFE083" fo:font-size="13.5pt" style:font-size-asian="13.5pt" style:font-size-complex="13.5pt"/>
    </style:style>
    <style:style style:name="T3639" style:parent-style-name="mtk1" style:family="text">
      <style:text-properties style:font-name="Consolas" fo:color="#FFFFFF" fo:font-size="13.5pt" style:font-size-asian="13.5pt" style:font-size-complex="13.5pt"/>
    </style:style>
    <style:style style:name="T3640" style:parent-style-name="mtk8" style:family="text">
      <style:text-properties style:font-name="Consolas" style:font-name-asian="Liberation Mono" fo:color="#FFE083" fo:font-size="13.5pt" style:font-size-asian="13.5pt" style:font-size-complex="13.5pt"/>
    </style:style>
    <style:style style:name="T3641" style:parent-style-name="mtk1" style:family="text">
      <style:text-properties style:font-name="Consolas" fo:color="#FFFFFF" fo:font-size="13.5pt" style:font-size-asian="13.5pt" style:font-size-complex="13.5pt"/>
    </style:style>
    <style:style style:name="T3642" style:parent-style-name="mtk8" style:family="text">
      <style:text-properties style:font-name="Consolas" style:font-name-asian="Liberation Mono" fo:color="#FFE083" fo:font-size="13.5pt" style:font-size-asian="13.5pt" style:font-size-complex="13.5pt"/>
    </style:style>
    <style:style style:name="T3643" style:parent-style-name="mtk1" style:family="text">
      <style:text-properties style:font-name="Consolas" fo:color="#FFFFFF" fo:font-size="13.5pt" style:font-size-asian="13.5pt" style:font-size-complex="13.5pt"/>
    </style:style>
    <style:style style:name="T3644" style:parent-style-name="Policepardéfaut" style:family="text">
      <style:text-properties style:font-name="Consolas" fo:color="#939598" fo:font-size="13.5pt" style:font-size-asian="13.5pt" style:font-size-complex="13.5pt"/>
    </style:style>
    <style:style style:name="T3645" style:parent-style-name="mtk1" style:family="text">
      <style:text-properties style:font-name="Consolas" fo:color="#FFFFFF" fo:font-size="13.5pt" style:font-size-asian="13.5pt" style:font-size-complex="13.5pt"/>
    </style:style>
    <style:style style:name="T3646" style:parent-style-name="mtk8" style:family="text">
      <style:text-properties style:font-name="Consolas" style:font-name-asian="Liberation Mono" fo:color="#FFE083" fo:font-size="13.5pt" style:font-size-asian="13.5pt" style:font-size-complex="13.5pt"/>
    </style:style>
    <style:style style:name="T3647" style:parent-style-name="mtk1" style:family="text">
      <style:text-properties style:font-name="Consolas" fo:color="#FFFFFF" fo:font-size="13.5pt" style:font-size-asian="13.5pt" style:font-size-complex="13.5pt"/>
    </style:style>
    <style:style style:name="T3648" style:parent-style-name="mtk4" style:family="text">
      <style:text-properties style:font-name="Consolas" fo:color="#EA6C8B" fo:font-size="13.5pt" style:font-size-asian="13.5pt" style:font-size-complex="13.5pt"/>
    </style:style>
    <style:style style:name="T3649" style:parent-style-name="mtk1" style:family="text">
      <style:text-properties style:font-name="Consolas" fo:color="#FFFFFF" fo:font-size="13.5pt" style:font-size-asian="13.5pt" style:font-size-complex="13.5pt"/>
    </style:style>
    <style:style style:name="T3650" style:parent-style-name="Policepardéfaut" style:family="text">
      <style:text-properties style:font-name="Consolas" fo:color="#939598" fo:font-size="13.5pt" style:font-size-asian="13.5pt" style:font-size-complex="13.5pt"/>
    </style:style>
    <style:style style:name="T3651" style:parent-style-name="mtk1" style:family="text">
      <style:text-properties style:font-name="Consolas" fo:color="#FFFFFF" fo:font-size="13.5pt" style:font-size-asian="13.5pt" style:font-size-complex="13.5pt"/>
    </style:style>
    <style:style style:name="T3652" style:parent-style-name="mtk8" style:family="text">
      <style:text-properties style:font-name="Consolas" style:font-name-asian="Liberation Mono" fo:color="#FFE083" fo:font-size="13.5pt" style:font-size-asian="13.5pt" style:font-size-complex="13.5pt"/>
    </style:style>
    <style:style style:name="T3653" style:parent-style-name="mtk8" style:family="text">
      <style:text-properties style:font-name="Consolas" style:font-name-asian="Liberation Mono" fo:color="#FFE083" fo:font-size="13.5pt" style:font-size-asian="13.5pt" style:font-size-complex="13.5pt"/>
    </style:style>
    <style:style style:name="T3654" style:parent-style-name="mtk1" style:family="text">
      <style:text-properties style:font-name="Consolas" fo:color="#FFFFFF" fo:font-size="13.5pt" style:font-size-asian="13.5pt" style:font-size-complex="13.5pt"/>
    </style:style>
    <style:style style:name="T3655" style:parent-style-name="mtk5" style:family="text">
      <style:text-properties style:font-name="Consolas" fo:color="#CC7BC2" fo:font-size="13.5pt" style:font-size-asian="13.5pt" style:font-size-complex="13.5pt"/>
    </style:style>
    <style:style style:name="T3656" style:parent-style-name="Policepardéfaut" style:family="text">
      <style:text-properties style:font-name="Consolas" fo:color="#939598" fo:font-size="13.5pt" style:font-size-asian="13.5pt" style:font-size-complex="13.5pt"/>
    </style:style>
    <style:style style:name="T3657" style:parent-style-name="mtk1" style:family="text">
      <style:text-properties style:font-name="Consolas" fo:color="#FFFFFF" fo:font-size="13.5pt" style:font-size-asian="13.5pt" style:font-size-complex="13.5pt"/>
    </style:style>
    <style:style style:name="T3658" style:parent-style-name="Policepardéfaut" style:family="text">
      <style:text-properties style:font-name="Consolas" fo:color="#939598" fo:font-size="13.5pt" style:font-size-asian="13.5pt" style:font-size-complex="13.5pt"/>
    </style:style>
    <style:style style:name="T3659" style:parent-style-name="mtk1" style:family="text">
      <style:text-properties style:font-name="Consolas" fo:color="#FFFFFF" fo:font-size="13.5pt" style:font-size-asian="13.5pt" style:font-size-complex="13.5pt"/>
    </style:style>
    <style:style style:name="T3660" style:parent-style-name="Policepardéfaut" style:family="text">
      <style:text-properties style:font-name="Consolas" fo:color="#939598" fo:font-size="13.5pt" style:font-size-asian="13.5pt" style:font-size-complex="13.5pt"/>
    </style:style>
    <style:style style:name="P3661"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662" style:parent-style-name="Normal" style:family="paragraph">
      <style:paragraph-properties style:vertical-align="auto" fo:background-color="#10162F"/>
      <style:text-properties fo:hyphenate="true"/>
    </style:style>
    <style:style style:name="T3663" style:parent-style-name="Policepardéfaut" style:family="text">
      <style:text-properties style:font-name="Segoe UI" style:font-name-complex="Segoe UI" fo:color="#FFFFFF" fo:font-size="13.5pt" style:font-size-asian="13.5pt" style:font-size-complex="13.5pt"/>
    </style:style>
    <style:style style:name="T3664" style:parent-style-name="CodeHTML" style:family="text">
      <style:text-properties style:font-name="Consolas" style:font-name-asian="Songti SC" fo:color="#4FE0B0" fo:font-size="11pt" style:font-size-asian="11pt" style:font-size-complex="11pt"/>
    </style:style>
    <style:style style:name="T3665" style:parent-style-name="Policepardéfaut" style:family="text">
      <style:text-properties style:font-name="Segoe UI" style:font-name-complex="Segoe UI" fo:color="#FFFFFF" fo:font-size="13.5pt" style:font-size-asian="13.5pt" style:font-size-complex="13.5pt"/>
    </style:style>
    <style:style style:name="P3666" style:parent-style-name="Normal" style:family="paragraph">
      <style:paragraph-properties style:vertical-align="auto" fo:background-color="#10162F"/>
      <style:text-properties fo:hyphenate="true"/>
    </style:style>
    <style:style style:name="T3667" style:parent-style-name="Policepardéfaut" style:family="text">
      <style:text-properties style:font-name="Segoe UI" style:font-name-complex="Segoe UI" fo:color="#FFFFFF" fo:font-size="13.5pt" style:font-size-asian="13.5pt" style:font-size-complex="13.5pt"/>
    </style:style>
    <style:style style:name="T3668" style:parent-style-name="CodeHTML" style:family="text">
      <style:text-properties style:font-name="Consolas" style:font-name-asian="Songti SC" fo:color="#4FE0B0" fo:font-size="11pt" style:font-size-asian="11pt" style:font-size-complex="11pt"/>
    </style:style>
    <style:style style:name="T3669" style:parent-style-name="Policepardéfaut" style:family="text">
      <style:text-properties style:font-name="Segoe UI" style:font-name-complex="Segoe UI" fo:color="#FFFFFF" fo:font-size="13.5pt" style:font-size-asian="13.5pt" style:font-size-complex="13.5pt"/>
    </style:style>
    <style:style style:name="P3670" style:parent-style-name="Normal" style:family="paragraph">
      <style:paragraph-properties style:vertical-align="auto" fo:background-color="#10162F"/>
      <style:text-properties fo:hyphenate="true"/>
    </style:style>
    <style:style style:name="T3671" style:parent-style-name="Policepardéfaut" style:family="text">
      <style:text-properties style:font-name="Segoe UI" style:font-name-complex="Segoe UI" fo:color="#FFFFFF" fo:font-size="13.5pt" style:font-size-asian="13.5pt" style:font-size-complex="13.5pt"/>
    </style:style>
    <style:style style:name="T3672" style:parent-style-name="CodeHTML" style:family="text">
      <style:text-properties style:font-name="Consolas" style:font-name-asian="Songti SC" fo:color="#4FE0B0" fo:font-size="11pt" style:font-size-asian="11pt" style:font-size-complex="11pt"/>
    </style:style>
    <style:style style:name="T3673" style:parent-style-name="Policepardéfaut" style:family="text">
      <style:text-properties style:font-name="Segoe UI" style:font-name-complex="Segoe UI" fo:color="#FFFFFF" fo:font-size="13.5pt" style:font-size-asian="13.5pt" style:font-size-complex="13.5pt"/>
    </style:style>
    <style:style style:name="P3674" style:parent-style-name="Normal" style:family="paragraph">
      <style:paragraph-properties style:vertical-align="auto" fo:background-color="#10162F"/>
      <style:text-properties fo:hyphenate="true"/>
    </style:style>
    <style:style style:name="T3675" style:parent-style-name="Policepardéfaut" style:family="text">
      <style:text-properties style:font-name="Segoe UI" style:font-name-complex="Segoe UI" fo:color="#FFFFFF" fo:font-size="13.5pt" style:font-size-asian="13.5pt" style:font-size-complex="13.5pt"/>
    </style:style>
    <style:style style:name="T3676" style:parent-style-name="Policepardéfaut" style:family="text">
      <style:text-properties style:font-name="Segoe UI" style:font-name-complex="Segoe UI" fo:color="#FFFFFF" fo:font-size="13.5pt" style:font-size-asian="13.5pt" style:font-size-complex="13.5pt"/>
    </style:style>
    <style:style style:name="T3677" style:parent-style-name="CodeHTML" style:family="text">
      <style:text-properties style:font-name="Consolas" style:font-name-asian="Songti SC" fo:color="#4FE0B0" fo:font-size="11pt" style:font-size-asian="11pt" style:font-size-complex="11pt"/>
    </style:style>
    <style:style style:name="T3678" style:parent-style-name="Policepardéfaut" style:family="text">
      <style:text-properties style:font-name="Segoe UI" style:font-name-complex="Segoe UI" fo:color="#FFFFFF" fo:font-size="13.5pt" style:font-size-asian="13.5pt" style:font-size-complex="13.5pt"/>
    </style:style>
    <style:style style:name="T3679" style:parent-style-name="Lienhypertexte" style:family="text">
      <style:text-properties style:font-name="Segoe UI" style:font-name-complex="Segoe UI" fo:color="#FFD300" fo:font-size="13.5pt" style:font-size-asian="13.5pt" style:font-size-complex="13.5pt"/>
    </style:style>
    <style:style style:name="T3680" style:parent-style-name="Policepardéfaut" style:family="text">
      <style:text-properties style:font-name="Segoe UI" style:font-name-complex="Segoe UI" fo:color="#FFFFFF" fo:font-size="13.5pt" style:font-size-asian="13.5pt" style:font-size-complex="13.5pt"/>
    </style:style>
    <style:style style:name="T3681" style:parent-style-name="Policepardéfaut" style:family="text">
      <style:text-properties style:font-name="Segoe UI" style:font-name-complex="Segoe UI" fo:color="#FFFFFF" fo:font-size="13.5pt" style:font-size-asian="13.5pt" style:font-size-complex="13.5pt"/>
    </style:style>
    <style:style style:name="P3682" style:parent-style-name="Normal" style:family="paragraph">
      <style:paragraph-properties style:vertical-align="auto" fo:background-color="#10162F"/>
      <style:text-properties fo:hyphenate="true"/>
    </style:style>
    <style:style style:name="T3683" style:parent-style-name="Policepardéfaut" style:family="text">
      <style:text-properties style:font-name="Segoe UI" style:font-name-complex="Segoe UI" fo:color="#FFFFFF" fo:font-size="13.5pt" style:font-size-asian="13.5pt" style:font-size-complex="13.5pt"/>
    </style:style>
    <style:style style:name="T3684" style:parent-style-name="CodeHTML" style:family="text">
      <style:text-properties style:font-name="Consolas" style:font-name-asian="Songti SC" fo:color="#4FE0B0" fo:font-size="11pt" style:font-size-asian="11pt" style:font-size-complex="11pt"/>
    </style:style>
    <style:style style:name="T3685" style:parent-style-name="Policepardéfaut" style:family="text">
      <style:text-properties style:font-name="Segoe UI" style:font-name-complex="Segoe UI" fo:color="#FFFFFF" fo:font-size="13.5pt" style:font-size-asian="13.5pt" style:font-size-complex="13.5pt"/>
    </style:style>
    <style:style style:name="P3686" style:parent-style-name="Titre2" style:family="paragraph">
      <style:paragraph-properties fo:background-color="#10162F"/>
      <style:text-properties style:font-name="Segoe UI" style:font-name-complex="Segoe UI" fo:color="#FFFFFF"/>
    </style:style>
    <style:style style:name="P3687"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688"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689"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690"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691"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692"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693"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694"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695" style:parent-style-name="PréformatéHTML" style:family="paragraph">
      <style:paragraph-properties fo:background-color="#211E2F"/>
    </style:style>
    <style:style style:name="T3696" style:parent-style-name="mtk1" style:family="text">
      <style:text-properties style:font-name="Consolas" fo:color="#FFFFFF" fo:font-size="13.5pt" style:font-size-asian="13.5pt" style:font-size-complex="13.5pt"/>
    </style:style>
    <style:style style:name="T3697" style:parent-style-name="Policepardéfaut" style:family="text">
      <style:text-properties style:font-name="Consolas" fo:color="#939598" fo:font-size="13.5pt" style:font-size-asian="13.5pt" style:font-size-complex="13.5pt"/>
    </style:style>
    <style:style style:name="T3698" style:parent-style-name="mtk1" style:family="text">
      <style:text-properties style:font-name="Consolas" fo:color="#FFFFFF" fo:font-size="13.5pt" style:font-size-asian="13.5pt" style:font-size-complex="13.5pt"/>
    </style:style>
    <style:style style:name="T3699" style:parent-style-name="mtk8" style:family="text">
      <style:text-properties style:font-name="Consolas" style:font-name-asian="Liberation Mono" fo:color="#FFE083" fo:font-size="13.5pt" style:font-size-asian="13.5pt" style:font-size-complex="13.5pt"/>
    </style:style>
    <style:style style:name="T3700" style:parent-style-name="mtk1" style:family="text">
      <style:text-properties style:font-name="Consolas" fo:color="#FFFFFF" fo:font-size="13.5pt" style:font-size-asian="13.5pt" style:font-size-complex="13.5pt"/>
    </style:style>
    <style:style style:name="T3701" style:parent-style-name="Policepardéfaut" style:family="text">
      <style:text-properties style:font-name="Consolas" fo:color="#939598" fo:font-size="13.5pt" style:font-size-asian="13.5pt" style:font-size-complex="13.5pt"/>
    </style:style>
    <style:style style:name="T3702" style:parent-style-name="mtk1" style:family="text">
      <style:text-properties style:font-name="Consolas" fo:color="#FFFFFF" fo:font-size="13.5pt" style:font-size-asian="13.5pt" style:font-size-complex="13.5pt"/>
    </style:style>
    <style:style style:name="T3703" style:parent-style-name="mtk8" style:family="text">
      <style:text-properties style:font-name="Consolas" style:font-name-asian="Liberation Mono" fo:color="#FFE083" fo:font-size="13.5pt" style:font-size-asian="13.5pt" style:font-size-complex="13.5pt"/>
    </style:style>
    <style:style style:name="T3704" style:parent-style-name="mtk1" style:family="text">
      <style:text-properties style:font-name="Consolas" fo:color="#FFFFFF" fo:font-size="13.5pt" style:font-size-asian="13.5pt" style:font-size-complex="13.5pt"/>
    </style:style>
    <style:style style:name="T3705" style:parent-style-name="mtk8" style:family="text">
      <style:text-properties style:font-name="Consolas" style:font-name-asian="Liberation Mono" fo:color="#FFE083" fo:font-size="13.5pt" style:font-size-asian="13.5pt" style:font-size-complex="13.5pt"/>
    </style:style>
    <style:style style:name="T3706" style:parent-style-name="mtk1" style:family="text">
      <style:text-properties style:font-name="Consolas" fo:color="#FFFFFF" fo:font-size="13.5pt" style:font-size-asian="13.5pt" style:font-size-complex="13.5pt"/>
    </style:style>
    <style:style style:name="T3707" style:parent-style-name="Policepardéfaut" style:family="text">
      <style:text-properties style:font-name="Consolas" fo:color="#939598" fo:font-size="13.5pt" style:font-size-asian="13.5pt" style:font-size-complex="13.5pt"/>
    </style:style>
    <style:style style:name="T3708" style:parent-style-name="mtk1" style:family="text">
      <style:text-properties style:font-name="Consolas" fo:color="#FFFFFF" fo:font-size="13.5pt" style:font-size-asian="13.5pt" style:font-size-complex="13.5pt"/>
    </style:style>
    <style:style style:name="T3709" style:parent-style-name="mtk8" style:family="text">
      <style:text-properties style:font-name="Consolas" style:font-name-asian="Liberation Mono" fo:color="#FFE083" fo:font-size="13.5pt" style:font-size-asian="13.5pt" style:font-size-complex="13.5pt"/>
    </style:style>
    <style:style style:name="T3710" style:parent-style-name="mtk1" style:family="text">
      <style:text-properties style:font-name="Consolas" fo:color="#FFFFFF" fo:font-size="13.5pt" style:font-size-asian="13.5pt" style:font-size-complex="13.5pt"/>
    </style:style>
    <style:style style:name="T3711" style:parent-style-name="mtk9" style:family="text">
      <style:text-properties style:font-name="Consolas" fo:color="#FF8973" fo:font-size="13.5pt" style:font-size-asian="13.5pt" style:font-size-complex="13.5pt"/>
    </style:style>
    <style:style style:name="T3712" style:parent-style-name="mtk1" style:family="text">
      <style:text-properties style:font-name="Consolas" fo:color="#FFFFFF" fo:font-size="13.5pt" style:font-size-asian="13.5pt" style:font-size-complex="13.5pt"/>
    </style:style>
    <style:style style:name="T3713" style:parent-style-name="Policepardéfaut" style:family="text">
      <style:text-properties style:font-name="Consolas" fo:color="#939598" fo:font-size="13.5pt" style:font-size-asian="13.5pt" style:font-size-complex="13.5pt"/>
    </style:style>
    <style:style style:name="T3714" style:parent-style-name="mtk1" style:family="text">
      <style:text-properties style:font-name="Consolas" fo:color="#FFFFFF" fo:font-size="13.5pt" style:font-size-asian="13.5pt" style:font-size-complex="13.5pt"/>
    </style:style>
    <style:style style:name="T3715" style:parent-style-name="mtk8" style:family="text">
      <style:text-properties style:font-name="Consolas" style:font-name-asian="Liberation Mono" fo:color="#FFE083" fo:font-size="13.5pt" style:font-size-asian="13.5pt" style:font-size-complex="13.5pt"/>
    </style:style>
    <style:style style:name="T3716" style:parent-style-name="mtk1" style:family="text">
      <style:text-properties style:font-name="Consolas" fo:color="#FFFFFF" fo:font-size="13.5pt" style:font-size-asian="13.5pt" style:font-size-complex="13.5pt"/>
    </style:style>
    <style:style style:name="T3717" style:parent-style-name="mtk5" style:family="text">
      <style:text-properties style:font-name="Consolas" fo:color="#CC7BC2" fo:font-size="13.5pt" style:font-size-asian="13.5pt" style:font-size-complex="13.5pt"/>
    </style:style>
    <style:style style:name="T3718" style:parent-style-name="mtk1" style:family="text">
      <style:text-properties style:font-name="Consolas" fo:color="#FFFFFF" fo:font-size="13.5pt" style:font-size-asian="13.5pt" style:font-size-complex="13.5pt"/>
    </style:style>
    <style:style style:name="T3719" style:parent-style-name="Policepardéfaut" style:family="text">
      <style:text-properties style:font-name="Consolas" fo:color="#939598" fo:font-size="13.5pt" style:font-size-asian="13.5pt" style:font-size-complex="13.5pt"/>
    </style:style>
    <style:style style:name="T3720" style:parent-style-name="mtk1" style:family="text">
      <style:text-properties style:font-name="Consolas" fo:color="#FFFFFF" fo:font-size="13.5pt" style:font-size-asian="13.5pt" style:font-size-complex="13.5pt"/>
    </style:style>
    <style:style style:name="T3721" style:parent-style-name="mtk8" style:family="text">
      <style:text-properties style:font-name="Consolas" style:font-name-asian="Liberation Mono" fo:color="#FFE083" fo:font-size="13.5pt" style:font-size-asian="13.5pt" style:font-size-complex="13.5pt"/>
    </style:style>
    <style:style style:name="T3722" style:parent-style-name="mtk1" style:family="text">
      <style:text-properties style:font-name="Consolas" fo:color="#FFFFFF" fo:font-size="13.5pt" style:font-size-asian="13.5pt" style:font-size-complex="13.5pt"/>
    </style:style>
    <style:style style:name="T3723" style:parent-style-name="mtk8" style:family="text">
      <style:text-properties style:font-name="Consolas" style:font-name-asian="Liberation Mono" fo:color="#FFE083" fo:font-size="13.5pt" style:font-size-asian="13.5pt" style:font-size-complex="13.5pt"/>
    </style:style>
    <style:style style:name="T3724" style:parent-style-name="mtk1" style:family="text">
      <style:text-properties style:font-name="Consolas" fo:color="#FFFFFF" fo:font-size="13.5pt" style:font-size-asian="13.5pt" style:font-size-complex="13.5pt"/>
    </style:style>
    <style:style style:name="T3725" style:parent-style-name="mtk8" style:family="text">
      <style:text-properties style:font-name="Consolas" style:font-name-asian="Liberation Mono" fo:color="#FFE083" fo:font-size="13.5pt" style:font-size-asian="13.5pt" style:font-size-complex="13.5pt"/>
    </style:style>
    <style:style style:name="T3726" style:parent-style-name="mtk1" style:family="text">
      <style:text-properties style:font-name="Consolas" fo:color="#FFFFFF" fo:font-size="13.5pt" style:font-size-asian="13.5pt" style:font-size-complex="13.5pt"/>
    </style:style>
    <style:style style:name="T3727" style:parent-style-name="mtk8" style:family="text">
      <style:text-properties style:font-name="Consolas" style:font-name-asian="Liberation Mono" fo:color="#FFE083" fo:font-size="13.5pt" style:font-size-asian="13.5pt" style:font-size-complex="13.5pt"/>
    </style:style>
    <style:style style:name="T3728" style:parent-style-name="mtk1" style:family="text">
      <style:text-properties style:font-name="Consolas" fo:color="#FFFFFF" fo:font-size="13.5pt" style:font-size-asian="13.5pt" style:font-size-complex="13.5pt"/>
    </style:style>
    <style:style style:name="T3729" style:parent-style-name="Policepardéfaut" style:family="text">
      <style:text-properties style:font-name="Consolas" fo:color="#939598" fo:font-size="13.5pt" style:font-size-asian="13.5pt" style:font-size-complex="13.5pt"/>
    </style:style>
    <style:style style:name="T3730" style:parent-style-name="mtk1" style:family="text">
      <style:text-properties style:font-name="Consolas" fo:color="#FFFFFF" fo:font-size="13.5pt" style:font-size-asian="13.5pt" style:font-size-complex="13.5pt"/>
    </style:style>
    <style:style style:name="T3731" style:parent-style-name="mtk8" style:family="text">
      <style:text-properties style:font-name="Consolas" style:font-name-asian="Liberation Mono" fo:color="#FFE083" fo:font-size="13.5pt" style:font-size-asian="13.5pt" style:font-size-complex="13.5pt"/>
    </style:style>
    <style:style style:name="T3732" style:parent-style-name="mtk1" style:family="text">
      <style:text-properties style:font-name="Consolas" fo:color="#FFFFFF" fo:font-size="13.5pt" style:font-size-asian="13.5pt" style:font-size-complex="13.5pt"/>
    </style:style>
    <style:style style:name="T3733" style:parent-style-name="mtk4" style:family="text">
      <style:text-properties style:font-name="Consolas" fo:color="#EA6C8B" fo:font-size="13.5pt" style:font-size-asian="13.5pt" style:font-size-complex="13.5pt"/>
    </style:style>
    <style:style style:name="T3734" style:parent-style-name="mtk1" style:family="text">
      <style:text-properties style:font-name="Consolas" fo:color="#FFFFFF" fo:font-size="13.5pt" style:font-size-asian="13.5pt" style:font-size-complex="13.5pt"/>
    </style:style>
    <style:style style:name="T3735" style:parent-style-name="Policepardéfaut" style:family="text">
      <style:text-properties style:font-name="Consolas" fo:color="#939598" fo:font-size="13.5pt" style:font-size-asian="13.5pt" style:font-size-complex="13.5pt"/>
    </style:style>
    <style:style style:name="T3736" style:parent-style-name="mtk1" style:family="text">
      <style:text-properties style:font-name="Consolas" fo:color="#FFFFFF" fo:font-size="13.5pt" style:font-size-asian="13.5pt" style:font-size-complex="13.5pt"/>
    </style:style>
    <style:style style:name="T3737" style:parent-style-name="mtk8" style:family="text">
      <style:text-properties style:font-name="Consolas" style:font-name-asian="Liberation Mono" fo:color="#FFE083" fo:font-size="13.5pt" style:font-size-asian="13.5pt" style:font-size-complex="13.5pt"/>
    </style:style>
    <style:style style:name="T3738" style:parent-style-name="mtk1" style:family="text">
      <style:text-properties style:font-name="Consolas" fo:color="#FFFFFF" fo:font-size="13.5pt" style:font-size-asian="13.5pt" style:font-size-complex="13.5pt"/>
    </style:style>
    <style:style style:name="T3739" style:parent-style-name="mtk5" style:family="text">
      <style:text-properties style:font-name="Consolas" fo:color="#CC7BC2" fo:font-size="13.5pt" style:font-size-asian="13.5pt" style:font-size-complex="13.5pt"/>
    </style:style>
    <style:style style:name="T3740" style:parent-style-name="Policepardéfaut" style:family="text">
      <style:text-properties style:font-name="Consolas" fo:color="#939598" fo:font-size="13.5pt" style:font-size-asian="13.5pt" style:font-size-complex="13.5pt"/>
    </style:style>
    <style:style style:name="T3741" style:parent-style-name="mtk1" style:family="text">
      <style:text-properties style:font-name="Consolas" fo:color="#FFFFFF" fo:font-size="13.5pt" style:font-size-asian="13.5pt" style:font-size-complex="13.5pt"/>
    </style:style>
    <style:style style:name="T3742" style:parent-style-name="Policepardéfaut" style:family="text">
      <style:text-properties style:font-name="Consolas" fo:color="#939598" fo:font-size="13.5pt" style:font-size-asian="13.5pt" style:font-size-complex="13.5pt"/>
    </style:style>
    <style:style style:name="T3743" style:parent-style-name="mtk1" style:family="text">
      <style:text-properties style:font-name="Consolas" fo:color="#FFFFFF" fo:font-size="13.5pt" style:font-size-asian="13.5pt" style:font-size-complex="13.5pt"/>
    </style:style>
    <style:style style:name="T3744" style:parent-style-name="Policepardéfaut" style:family="text">
      <style:text-properties style:font-name="Consolas" fo:color="#939598" fo:font-size="13.5pt" style:font-size-asian="13.5pt" style:font-size-complex="13.5pt"/>
    </style:style>
    <style:style style:name="P3745" style:parent-style-name="g-md-p" style:family="paragraph">
      <style:paragraph-properties fo:margin-top="0in" fo:background-color="#10162F"/>
    </style:style>
    <style:style style:name="T3746" style:parent-style-name="Policepardéfaut" style:family="text">
      <style:text-properties style:font-name="Segoe UI" style:font-name-complex="Segoe UI" fo:color="#FFFFFF" fo:font-size="13.5pt" style:font-size-asian="13.5pt" style:font-size-complex="13.5pt" fo:language="fr" fo:country="FR"/>
    </style:style>
    <style:style style:name="T3747" style:parent-style-name="Policepardéfaut" style:family="text">
      <style:text-properties style:font-name="Segoe UI" style:font-name-complex="Segoe UI" fo:color="#FFFFFF" fo:font-size="13.5pt" style:font-size-asian="13.5pt" style:font-size-complex="13.5pt" fo:language="fr" fo:country="FR"/>
    </style:style>
    <style:style style:name="T3748" style:parent-style-name="Lienhypertexte" style:family="text">
      <style:text-properties style:font-name="Segoe UI" style:font-name-complex="Segoe UI" fo:color="#FFD300" fo:font-size="13.5pt" style:font-size-asian="13.5pt" style:font-size-complex="13.5pt" fo:language="fr" fo:country="FR"/>
    </style:style>
    <style:style style:name="T3749" style:parent-style-name="Policepardéfaut" style:family="text">
      <style:text-properties style:font-name="Segoe UI" style:font-name-complex="Segoe UI" fo:color="#FFFFFF" fo:font-size="13.5pt" style:font-size-asian="13.5pt" style:font-size-complex="13.5pt" fo:language="fr" fo:country="FR"/>
    </style:style>
    <style:style style:name="P3750" style:parent-style-name="PréformatéHTML" style:family="paragraph">
      <style:paragraph-properties fo:background-color="#211E2F"/>
    </style:style>
    <style:style style:name="T3751" style:parent-style-name="mtk1" style:family="text">
      <style:text-properties style:font-name="Consolas" fo:color="#FFFFFF" fo:font-size="13.5pt" style:font-size-asian="13.5pt" style:font-size-complex="13.5pt" fo:language="fr" fo:country="FR"/>
    </style:style>
    <style:style style:name="T3752" style:parent-style-name="mtk1" style:family="text">
      <style:text-properties style:font-name="Consolas" fo:color="#FFFFFF" fo:font-size="13.5pt" style:font-size-asian="13.5pt" style:font-size-complex="13.5pt" fo:language="fr" fo:country="FR"/>
    </style:style>
    <style:style style:name="T3753" style:parent-style-name="Policepardéfaut" style:family="text">
      <style:text-properties style:font-name="Consolas" fo:color="#939598" fo:font-size="13.5pt" style:font-size-asian="13.5pt" style:font-size-complex="13.5pt" fo:language="fr" fo:country="FR"/>
    </style:style>
    <style:style style:name="P3754"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755" style:parent-style-name="PréformatéHTML" style:family="paragraph">
      <style:paragraph-properties fo:background-color="#211E2F"/>
    </style:style>
    <style:style style:name="T3756" style:parent-style-name="mtk1" style:family="text">
      <style:text-properties style:font-name="Consolas" fo:color="#FFFFFF" fo:font-size="13.5pt" style:font-size-asian="13.5pt" style:font-size-complex="13.5pt"/>
    </style:style>
    <style:style style:name="T3757" style:parent-style-name="Policepardéfaut" style:family="text">
      <style:text-properties style:font-name="Consolas" fo:color="#939598" fo:font-size="13.5pt" style:font-size-asian="13.5pt" style:font-size-complex="13.5pt"/>
    </style:style>
    <style:style style:name="P3758" style:parent-style-name="g-md-p" style:family="paragraph">
      <style:paragraph-properties fo:margin-top="0in" fo:margin-bottom="0in" fo:background-color="#10162F"/>
    </style:style>
    <style:style style:name="T3759" style:parent-style-name="Policepardéfaut" style:family="text">
      <style:text-properties style:font-name="Segoe UI" style:font-name-complex="Segoe UI" fo:color="#FFFFFF" fo:font-size="13.5pt" style:font-size-asian="13.5pt" style:font-size-complex="13.5pt" fo:language="fr" fo:country="FR"/>
    </style:style>
    <style:style style:name="T3760" style:parent-style-name="Policepardéfaut" style:family="text">
      <style:text-properties style:font-name="Segoe UI" style:font-name-complex="Segoe UI" fo:color="#FFFFFF" fo:font-size="13.5pt" style:font-size-asian="13.5pt" style:font-size-complex="13.5pt" fo:language="fr" fo:country="FR"/>
    </style:style>
    <style:style style:name="P3761"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3762" style:parent-style-name="Titre1" style:family="paragraph">
      <style:paragraph-properties fo:margin-top="0in" fo:margin-bottom="0in" fo:background-color="#10162F"/>
      <style:text-properties style:font-name="Segoe UI" style:font-name-complex="Segoe UI" fo:color="#66C4FF"/>
    </style:style>
    <style:style style:name="P3763" style:parent-style-name="gamut-1dzl6xd-styledtext" style:family="paragraph">
      <style:paragraph-properties fo:background-color="#10162F"/>
    </style:style>
    <style:style style:name="T3764" style:parent-style-name="styles_markdown__y5hhd" style:family="text">
      <style:text-properties style:font-name="Segoe UI" style:font-name-complex="Segoe UI" fo:font-weight="bold" style:font-weight-asian="bold" style:font-weight-complex="bold" fo:color="#66C4FF" fo:language="fr" fo:country="FR"/>
    </style:style>
    <style:style style:name="P3765" style:parent-style-name="Titre2" style:family="paragraph">
      <style:paragraph-properties fo:margin-top="0in" fo:background-color="#10162F"/>
      <style:text-properties style:font-name="Segoe UI" style:font-name-complex="Segoe UI" fo:color="#FFFFFF"/>
    </style:style>
    <style:style style:name="P3766" style:parent-style-name="g-md-p" style:family="paragraph">
      <style:paragraph-properties fo:margin-top="0in" fo:background-color="#10162F"/>
    </style:style>
    <style:style style:name="T3767" style:parent-style-name="Policepardéfaut" style:family="text">
      <style:text-properties style:font-name="Segoe UI" style:font-name-complex="Segoe UI" fo:color="#FFFFFF" fo:font-size="13.5pt" style:font-size-asian="13.5pt" style:font-size-complex="13.5pt" fo:language="fr" fo:country="FR"/>
    </style:style>
    <style:style style:name="T3768" style:parent-style-name="Policepardéfaut" style:family="text">
      <style:text-properties style:font-name="Segoe UI" style:font-name-complex="Segoe UI" fo:color="#FFFFFF" fo:font-size="13.5pt" style:font-size-asian="13.5pt" style:font-size-complex="13.5pt" fo:language="fr" fo:country="FR"/>
    </style:style>
    <style:style style:name="T3769" style:parent-style-name="Lienhypertexte" style:family="text">
      <style:text-properties style:font-name="Segoe UI" style:font-name-complex="Segoe UI" fo:color="#FFD300" fo:font-size="13.5pt" style:font-size-asian="13.5pt" style:font-size-complex="13.5pt" fo:language="fr" fo:country="FR"/>
    </style:style>
    <style:style style:name="T3770" style:parent-style-name="Policepardéfaut" style:family="text">
      <style:text-properties style:font-name="Segoe UI" style:font-name-complex="Segoe UI" fo:color="#FFFFFF" fo:font-size="13.5pt" style:font-size-asian="13.5pt" style:font-size-complex="13.5pt" fo:language="fr" fo:country="FR"/>
    </style:style>
    <style:style style:name="T3771" style:parent-style-name="Policepardéfaut" style:family="text">
      <style:text-properties style:font-name="Segoe UI" style:font-name-complex="Segoe UI" fo:color="#FFFFFF" fo:font-size="13.5pt" style:font-size-asian="13.5pt" style:font-size-complex="13.5pt" fo:language="fr" fo:country="FR"/>
    </style:style>
    <style:style style:name="P3772" style:parent-style-name="Titre2" style:family="paragraph">
      <style:paragraph-properties fo:background-color="#10162F"/>
      <style:text-properties style:font-name="Segoe UI" style:font-name-complex="Segoe UI" fo:color="#FFFFFF"/>
    </style:style>
    <style:style style:name="P3773"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774" style:parent-style-name="PréformatéHTML" style:family="paragraph">
      <style:paragraph-properties fo:background-color="#211E2F"/>
    </style:style>
    <style:style style:name="T3775" style:parent-style-name="mtk1" style:family="text">
      <style:text-properties style:font-name="Consolas" fo:color="#FFFFFF" fo:font-size="13.5pt" style:font-size-asian="13.5pt" style:font-size-complex="13.5pt"/>
    </style:style>
    <style:style style:name="T3776" style:parent-style-name="Policepardéfaut" style:family="text">
      <style:text-properties style:font-name="Consolas" fo:color="#939598" fo:font-size="13.5pt" style:font-size-asian="13.5pt" style:font-size-complex="13.5pt"/>
    </style:style>
    <style:style style:name="T3777" style:parent-style-name="mtk1" style:family="text">
      <style:text-properties style:font-name="Consolas" fo:color="#FFFFFF" fo:font-size="13.5pt" style:font-size-asian="13.5pt" style:font-size-complex="13.5pt"/>
    </style:style>
    <style:style style:name="T3778" style:parent-style-name="mtk8" style:family="text">
      <style:text-properties style:font-name="Consolas" style:font-name-asian="Liberation Mono" fo:color="#FFE083" fo:font-size="13.5pt" style:font-size-asian="13.5pt" style:font-size-complex="13.5pt"/>
    </style:style>
    <style:style style:name="T3779" style:parent-style-name="mtk1" style:family="text">
      <style:text-properties style:font-name="Consolas" fo:color="#FFFFFF" fo:font-size="13.5pt" style:font-size-asian="13.5pt" style:font-size-complex="13.5pt"/>
    </style:style>
    <style:style style:name="T3780" style:parent-style-name="Policepardéfaut" style:family="text">
      <style:text-properties style:font-name="Consolas" fo:color="#939598" fo:font-size="13.5pt" style:font-size-asian="13.5pt" style:font-size-complex="13.5pt"/>
    </style:style>
    <style:style style:name="T3781" style:parent-style-name="mtk1" style:family="text">
      <style:text-properties style:font-name="Consolas" fo:color="#FFFFFF" fo:font-size="13.5pt" style:font-size-asian="13.5pt" style:font-size-complex="13.5pt"/>
    </style:style>
    <style:style style:name="T3782" style:parent-style-name="mtk8" style:family="text">
      <style:text-properties style:font-name="Consolas" style:font-name-asian="Liberation Mono" fo:color="#FFE083" fo:font-size="13.5pt" style:font-size-asian="13.5pt" style:font-size-complex="13.5pt"/>
    </style:style>
    <style:style style:name="T3783" style:parent-style-name="mtk1" style:family="text">
      <style:text-properties style:font-name="Consolas" fo:color="#FFFFFF" fo:font-size="13.5pt" style:font-size-asian="13.5pt" style:font-size-complex="13.5pt"/>
    </style:style>
    <style:style style:name="T3784" style:parent-style-name="mtk8" style:family="text">
      <style:text-properties style:font-name="Consolas" style:font-name-asian="Liberation Mono" fo:color="#FFE083" fo:font-size="13.5pt" style:font-size-asian="13.5pt" style:font-size-complex="13.5pt"/>
    </style:style>
    <style:style style:name="T3785" style:parent-style-name="mtk1" style:family="text">
      <style:text-properties style:font-name="Consolas" fo:color="#FFFFFF" fo:font-size="13.5pt" style:font-size-asian="13.5pt" style:font-size-complex="13.5pt"/>
    </style:style>
    <style:style style:name="T3786" style:parent-style-name="Policepardéfaut" style:family="text">
      <style:text-properties style:font-name="Consolas" fo:color="#939598" fo:font-size="13.5pt" style:font-size-asian="13.5pt" style:font-size-complex="13.5pt"/>
    </style:style>
    <style:style style:name="T3787" style:parent-style-name="mtk1" style:family="text">
      <style:text-properties style:font-name="Consolas" fo:color="#FFFFFF" fo:font-size="13.5pt" style:font-size-asian="13.5pt" style:font-size-complex="13.5pt"/>
    </style:style>
    <style:style style:name="T3788" style:parent-style-name="mtk8" style:family="text">
      <style:text-properties style:font-name="Consolas" style:font-name-asian="Liberation Mono" fo:color="#FFE083" fo:font-size="13.5pt" style:font-size-asian="13.5pt" style:font-size-complex="13.5pt"/>
    </style:style>
    <style:style style:name="T3789" style:parent-style-name="mtk1" style:family="text">
      <style:text-properties style:font-name="Consolas" fo:color="#FFFFFF" fo:font-size="13.5pt" style:font-size-asian="13.5pt" style:font-size-complex="13.5pt"/>
    </style:style>
    <style:style style:name="T3790" style:parent-style-name="mtk9" style:family="text">
      <style:text-properties style:font-name="Consolas" fo:color="#FF8973" fo:font-size="13.5pt" style:font-size-asian="13.5pt" style:font-size-complex="13.5pt"/>
    </style:style>
    <style:style style:name="T3791" style:parent-style-name="mtk1" style:family="text">
      <style:text-properties style:font-name="Consolas" fo:color="#FFFFFF" fo:font-size="13.5pt" style:font-size-asian="13.5pt" style:font-size-complex="13.5pt"/>
    </style:style>
    <style:style style:name="T3792" style:parent-style-name="Policepardéfaut" style:family="text">
      <style:text-properties style:font-name="Consolas" fo:color="#939598" fo:font-size="13.5pt" style:font-size-asian="13.5pt" style:font-size-complex="13.5pt"/>
    </style:style>
    <style:style style:name="T3793" style:parent-style-name="mtk1" style:family="text">
      <style:text-properties style:font-name="Consolas" fo:color="#FFFFFF" fo:font-size="13.5pt" style:font-size-asian="13.5pt" style:font-size-complex="13.5pt"/>
    </style:style>
    <style:style style:name="T3794" style:parent-style-name="mtk8" style:family="text">
      <style:text-properties style:font-name="Consolas" style:font-name-asian="Liberation Mono" fo:color="#FFE083" fo:font-size="13.5pt" style:font-size-asian="13.5pt" style:font-size-complex="13.5pt"/>
    </style:style>
    <style:style style:name="T3795" style:parent-style-name="mtk1" style:family="text">
      <style:text-properties style:font-name="Consolas" fo:color="#FFFFFF" fo:font-size="13.5pt" style:font-size-asian="13.5pt" style:font-size-complex="13.5pt"/>
    </style:style>
    <style:style style:name="T3796" style:parent-style-name="mtk8" style:family="text">
      <style:text-properties style:font-name="Consolas" style:font-name-asian="Liberation Mono" fo:color="#FFE083" fo:font-size="13.5pt" style:font-size-asian="13.5pt" style:font-size-complex="13.5pt"/>
    </style:style>
    <style:style style:name="T3797" style:parent-style-name="mtk1" style:family="text">
      <style:text-properties style:font-name="Consolas" fo:color="#FFFFFF" fo:font-size="13.5pt" style:font-size-asian="13.5pt" style:font-size-complex="13.5pt"/>
    </style:style>
    <style:style style:name="T3798" style:parent-style-name="mtk8" style:family="text">
      <style:text-properties style:font-name="Consolas" style:font-name-asian="Liberation Mono" fo:color="#FFE083" fo:font-size="13.5pt" style:font-size-asian="13.5pt" style:font-size-complex="13.5pt"/>
    </style:style>
    <style:style style:name="T3799" style:parent-style-name="mtk1" style:family="text">
      <style:text-properties style:font-name="Consolas" fo:color="#FFFFFF" fo:font-size="13.5pt" style:font-size-asian="13.5pt" style:font-size-complex="13.5pt"/>
    </style:style>
    <style:style style:name="T3800" style:parent-style-name="mtk8" style:family="text">
      <style:text-properties style:font-name="Consolas" style:font-name-asian="Liberation Mono" fo:color="#FFE083" fo:font-size="13.5pt" style:font-size-asian="13.5pt" style:font-size-complex="13.5pt"/>
    </style:style>
    <style:style style:name="T3801" style:parent-style-name="mtk1" style:family="text">
      <style:text-properties style:font-name="Consolas" fo:color="#FFFFFF" fo:font-size="13.5pt" style:font-size-asian="13.5pt" style:font-size-complex="13.5pt"/>
    </style:style>
    <style:style style:name="T3802" style:parent-style-name="mtk8" style:family="text">
      <style:text-properties style:font-name="Consolas" style:font-name-asian="Liberation Mono" fo:color="#FFE083" fo:font-size="13.5pt" style:font-size-asian="13.5pt" style:font-size-complex="13.5pt"/>
    </style:style>
    <style:style style:name="T3803" style:parent-style-name="mtk1" style:family="text">
      <style:text-properties style:font-name="Consolas" fo:color="#FFFFFF" fo:font-size="13.5pt" style:font-size-asian="13.5pt" style:font-size-complex="13.5pt"/>
    </style:style>
    <style:style style:name="T3804" style:parent-style-name="mtk1" style:family="text">
      <style:text-properties style:font-name="Consolas" fo:color="#FFFFFF" fo:font-size="13.5pt" style:font-size-asian="13.5pt" style:font-size-complex="13.5pt"/>
    </style:style>
    <style:style style:name="T3805" style:parent-style-name="Policepardéfaut" style:family="text">
      <style:text-properties style:font-name="Consolas" fo:color="#939598" fo:font-size="13.5pt" style:font-size-asian="13.5pt" style:font-size-complex="13.5pt"/>
    </style:style>
    <style:style style:name="T3806" style:parent-style-name="mtk1" style:family="text">
      <style:text-properties style:font-name="Consolas" fo:color="#FFFFFF" fo:font-size="13.5pt" style:font-size-asian="13.5pt" style:font-size-complex="13.5pt"/>
    </style:style>
    <style:style style:name="T3807" style:parent-style-name="Policepardéfaut" style:family="text">
      <style:text-properties style:font-name="Consolas" fo:color="#939598" fo:font-size="13.5pt" style:font-size-asian="13.5pt" style:font-size-complex="13.5pt"/>
    </style:style>
    <style:style style:name="T3808" style:parent-style-name="mtk1" style:family="text">
      <style:text-properties style:font-name="Consolas" fo:color="#FFFFFF" fo:font-size="13.5pt" style:font-size-asian="13.5pt" style:font-size-complex="13.5pt"/>
    </style:style>
    <style:style style:name="T3809" style:parent-style-name="Policepardéfaut" style:family="text">
      <style:text-properties style:font-name="Consolas" fo:color="#939598" fo:font-size="13.5pt" style:font-size-asian="13.5pt" style:font-size-complex="13.5pt"/>
    </style:style>
    <style:style style:name="P3810"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811" style:parent-style-name="PréformatéHTML" style:family="paragraph">
      <style:paragraph-properties fo:background-color="#211E2F"/>
    </style:style>
    <style:style style:name="T3812" style:parent-style-name="mtk1" style:family="text">
      <style:text-properties style:font-name="Consolas" fo:color="#FFFFFF" fo:font-size="13.5pt" style:font-size-asian="13.5pt" style:font-size-complex="13.5pt"/>
    </style:style>
    <style:style style:name="T3813" style:parent-style-name="Policepardéfaut" style:family="text">
      <style:text-properties style:font-name="Consolas" fo:color="#939598" fo:font-size="13.5pt" style:font-size-asian="13.5pt" style:font-size-complex="13.5pt"/>
    </style:style>
    <style:style style:name="T3814" style:parent-style-name="mtk1" style:family="text">
      <style:text-properties style:font-name="Consolas" fo:color="#FFFFFF" fo:font-size="13.5pt" style:font-size-asian="13.5pt" style:font-size-complex="13.5pt"/>
    </style:style>
    <style:style style:name="T3815" style:parent-style-name="mtk10" style:family="text">
      <style:text-properties style:font-name="Consolas" fo:color="#83FFF5" fo:font-size="13.5pt" style:font-size-asian="13.5pt" style:font-size-complex="13.5pt"/>
    </style:style>
    <style:style style:name="T3816" style:parent-style-name="mtk1" style:family="text">
      <style:text-properties style:font-name="Consolas" fo:color="#FFFFFF" fo:font-size="13.5pt" style:font-size-asian="13.5pt" style:font-size-complex="13.5pt"/>
    </style:style>
    <style:style style:name="T3817" style:parent-style-name="Policepardéfaut" style:family="text">
      <style:text-properties style:font-name="Consolas" fo:color="#939598" fo:font-size="13.5pt" style:font-size-asian="13.5pt" style:font-size-complex="13.5pt"/>
    </style:style>
    <style:style style:name="T3818" style:parent-style-name="mtk1" style:family="text">
      <style:text-properties style:font-name="Consolas" fo:color="#FFFFFF" fo:font-size="13.5pt" style:font-size-asian="13.5pt" style:font-size-complex="13.5pt"/>
    </style:style>
    <style:style style:name="T3819" style:parent-style-name="mtk10" style:family="text">
      <style:text-properties style:font-name="Consolas" fo:color="#83FFF5" fo:font-size="13.5pt" style:font-size-asian="13.5pt" style:font-size-complex="13.5pt"/>
    </style:style>
    <style:style style:name="T3820" style:parent-style-name="mtk1" style:family="text">
      <style:text-properties style:font-name="Consolas" fo:color="#FFFFFF" fo:font-size="13.5pt" style:font-size-asian="13.5pt" style:font-size-complex="13.5pt"/>
    </style:style>
    <style:style style:name="T3821" style:parent-style-name="mtk8" style:family="text">
      <style:text-properties style:font-name="Consolas" style:font-name-asian="Liberation Mono" fo:color="#FFE083" fo:font-size="13.5pt" style:font-size-asian="13.5pt" style:font-size-complex="13.5pt"/>
    </style:style>
    <style:style style:name="T3822" style:parent-style-name="mtk1" style:family="text">
      <style:text-properties style:font-name="Consolas" fo:color="#FFFFFF" fo:font-size="13.5pt" style:font-size-asian="13.5pt" style:font-size-complex="13.5pt"/>
    </style:style>
    <style:style style:name="T3823" style:parent-style-name="Policepardéfaut" style:family="text">
      <style:text-properties style:font-name="Consolas" fo:color="#939598" fo:font-size="13.5pt" style:font-size-asian="13.5pt" style:font-size-complex="13.5pt"/>
    </style:style>
    <style:style style:name="T3824" style:parent-style-name="mtk1" style:family="text">
      <style:text-properties style:font-name="Consolas" fo:color="#FFFFFF" fo:font-size="13.5pt" style:font-size-asian="13.5pt" style:font-size-complex="13.5pt"/>
    </style:style>
    <style:style style:name="T3825" style:parent-style-name="mtk10" style:family="text">
      <style:text-properties style:font-name="Consolas" fo:color="#83FFF5" fo:font-size="13.5pt" style:font-size-asian="13.5pt" style:font-size-complex="13.5pt"/>
    </style:style>
    <style:style style:name="T3826" style:parent-style-name="mtk1" style:family="text">
      <style:text-properties style:font-name="Consolas" fo:color="#FFFFFF" fo:font-size="13.5pt" style:font-size-asian="13.5pt" style:font-size-complex="13.5pt"/>
    </style:style>
    <style:style style:name="T3827" style:parent-style-name="mtk9" style:family="text">
      <style:text-properties style:font-name="Consolas" fo:color="#FF8973" fo:font-size="13.5pt" style:font-size-asian="13.5pt" style:font-size-complex="13.5pt"/>
    </style:style>
    <style:style style:name="T3828" style:parent-style-name="mtk1" style:family="text">
      <style:text-properties style:font-name="Consolas" fo:color="#FFFFFF" fo:font-size="13.5pt" style:font-size-asian="13.5pt" style:font-size-complex="13.5pt"/>
    </style:style>
    <style:style style:name="T3829" style:parent-style-name="Policepardéfaut" style:family="text">
      <style:text-properties style:font-name="Consolas" fo:color="#939598" fo:font-size="13.5pt" style:font-size-asian="13.5pt" style:font-size-complex="13.5pt"/>
    </style:style>
    <style:style style:name="T3830" style:parent-style-name="mtk1" style:family="text">
      <style:text-properties style:font-name="Consolas" fo:color="#FFFFFF" fo:font-size="13.5pt" style:font-size-asian="13.5pt" style:font-size-complex="13.5pt"/>
    </style:style>
    <style:style style:name="T3831" style:parent-style-name="mtk10" style:family="text">
      <style:text-properties style:font-name="Consolas" fo:color="#83FFF5" fo:font-size="13.5pt" style:font-size-asian="13.5pt" style:font-size-complex="13.5pt"/>
    </style:style>
    <style:style style:name="T3832" style:parent-style-name="mtk1" style:family="text">
      <style:text-properties style:font-name="Consolas" fo:color="#FFFFFF" fo:font-size="13.5pt" style:font-size-asian="13.5pt" style:font-size-complex="13.5pt"/>
    </style:style>
    <style:style style:name="T3833" style:parent-style-name="mtk8" style:family="text">
      <style:text-properties style:font-name="Consolas" style:font-name-asian="Liberation Mono" fo:color="#FFE083" fo:font-size="13.5pt" style:font-size-asian="13.5pt" style:font-size-complex="13.5pt"/>
    </style:style>
    <style:style style:name="T3834" style:parent-style-name="mtk1" style:family="text">
      <style:text-properties style:font-name="Consolas" fo:color="#FFFFFF" fo:font-size="13.5pt" style:font-size-asian="13.5pt" style:font-size-complex="13.5pt"/>
    </style:style>
    <style:style style:name="T3835" style:parent-style-name="mtk8" style:family="text">
      <style:text-properties style:font-name="Consolas" style:font-name-asian="Liberation Mono" fo:color="#FFE083" fo:font-size="13.5pt" style:font-size-asian="13.5pt" style:font-size-complex="13.5pt"/>
    </style:style>
    <style:style style:name="T3836" style:parent-style-name="mtk1" style:family="text">
      <style:text-properties style:font-name="Consolas" fo:color="#FFFFFF" fo:font-size="13.5pt" style:font-size-asian="13.5pt" style:font-size-complex="13.5pt"/>
    </style:style>
    <style:style style:name="T3837" style:parent-style-name="mtk8" style:family="text">
      <style:text-properties style:font-name="Consolas" style:font-name-asian="Liberation Mono" fo:color="#FFE083" fo:font-size="13.5pt" style:font-size-asian="13.5pt" style:font-size-complex="13.5pt"/>
    </style:style>
    <style:style style:name="T3838" style:parent-style-name="mtk1" style:family="text">
      <style:text-properties style:font-name="Consolas" fo:color="#FFFFFF" fo:font-size="13.5pt" style:font-size-asian="13.5pt" style:font-size-complex="13.5pt"/>
    </style:style>
    <style:style style:name="T3839" style:parent-style-name="mtk8" style:family="text">
      <style:text-properties style:font-name="Consolas" style:font-name-asian="Liberation Mono" fo:color="#FFE083" fo:font-size="13.5pt" style:font-size-asian="13.5pt" style:font-size-complex="13.5pt"/>
    </style:style>
    <style:style style:name="T3840" style:parent-style-name="mtk1" style:family="text">
      <style:text-properties style:font-name="Consolas" fo:color="#FFFFFF" fo:font-size="13.5pt" style:font-size-asian="13.5pt" style:font-size-complex="13.5pt"/>
    </style:style>
    <style:style style:name="T3841" style:parent-style-name="Policepardéfaut" style:family="text">
      <style:text-properties style:font-name="Consolas" fo:color="#939598" fo:font-size="13.5pt" style:font-size-asian="13.5pt" style:font-size-complex="13.5pt"/>
    </style:style>
    <style:style style:name="T3842" style:parent-style-name="mtk1" style:family="text">
      <style:text-properties style:font-name="Consolas" fo:color="#FFFFFF" fo:font-size="13.5pt" style:font-size-asian="13.5pt" style:font-size-complex="13.5pt"/>
    </style:style>
    <style:style style:name="T3843" style:parent-style-name="Policepardéfaut" style:family="text">
      <style:text-properties style:font-name="Consolas" fo:color="#939598" fo:font-size="13.5pt" style:font-size-asian="13.5pt" style:font-size-complex="13.5pt"/>
    </style:style>
    <style:style style:name="T3844" style:parent-style-name="mtk1" style:family="text">
      <style:text-properties style:font-name="Consolas" fo:color="#FFFFFF" fo:font-size="13.5pt" style:font-size-asian="13.5pt" style:font-size-complex="13.5pt"/>
    </style:style>
    <style:style style:name="T3845" style:parent-style-name="Policepardéfaut" style:family="text">
      <style:text-properties style:font-name="Consolas" fo:color="#939598" fo:font-size="13.5pt" style:font-size-asian="13.5pt" style:font-size-complex="13.5pt"/>
    </style:style>
    <style:style style:name="P3846"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847"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3848" style:parent-style-name="Normal" style:family="paragraph">
      <style:paragraph-properties style:vertical-align="auto" fo:margin-top="0.0694in" fo:margin-bottom="0.0694in" fo:background-color="#10162F"/>
      <style:text-properties fo:hyphenate="true"/>
    </style:style>
    <style:style style:name="T3849" style:parent-style-name="Policepardéfaut" style:family="text">
      <style:text-properties style:font-name="Segoe UI" style:font-name-complex="Segoe UI" fo:color="#FFFFFF" fo:font-size="13.5pt" style:font-size-asian="13.5pt" style:font-size-complex="13.5pt"/>
    </style:style>
    <style:style style:name="T3850" style:parent-style-name="Policepardéfaut" style:family="text">
      <style:text-properties style:font-name="Segoe UI" style:font-name-complex="Segoe UI" fo:color="#FFFFFF" fo:font-size="13.5pt" style:font-size-asian="13.5pt" style:font-size-complex="13.5pt"/>
    </style:style>
    <style:style style:name="T3851" style:parent-style-name="Lienhypertexte" style:family="text">
      <style:text-properties style:font-name="Segoe UI" style:font-name-complex="Segoe UI" fo:color="#FFD300" fo:font-size="13.5pt" style:font-size-asian="13.5pt" style:font-size-complex="13.5pt"/>
    </style:style>
    <style:style style:name="T3852" style:parent-style-name="Policepardéfaut" style:family="text">
      <style:text-properties style:font-name="Segoe UI" style:font-name-complex="Segoe UI" fo:color="#FFFFFF" fo:font-size="13.5pt" style:font-size-asian="13.5pt" style:font-size-complex="13.5pt"/>
    </style:style>
    <style:style style:name="P3853" style:parent-style-name="Titre2" style:family="paragraph">
      <style:paragraph-properties fo:background-color="#10162F"/>
      <style:text-properties style:font-name="Segoe UI" style:font-name-complex="Segoe UI" fo:color="#FFFFFF"/>
    </style:style>
    <style:style style:name="P3854" style:parent-style-name="g-md-p" style:family="paragraph">
      <style:paragraph-properties fo:margin-top="0in" fo:margin-bottom="0in" fo:background-color="#10162F"/>
    </style:style>
    <style:style style:name="T3855" style:parent-style-name="Policepardéfaut" style:family="text">
      <style:text-properties style:font-name="Segoe UI" style:font-name-complex="Segoe UI" fo:color="#FFFFFF" fo:font-size="13.5pt" style:font-size-asian="13.5pt" style:font-size-complex="13.5pt" fo:language="fr" fo:country="FR"/>
    </style:style>
    <style:style style:name="T3856" style:parent-style-name="Policepardéfaut" style:family="text">
      <style:text-properties style:font-name="Segoe UI" style:font-name-complex="Segoe UI" fo:color="#FFFFFF" fo:font-size="13.5pt" style:font-size-asian="13.5pt" style:font-size-complex="13.5pt" fo:language="fr" fo:country="FR"/>
    </style:style>
    <style:style style:name="T3857" style:parent-style-name="Policepardéfaut" style:family="text">
      <style:text-properties style:font-name="Segoe UI" style:font-name-complex="Segoe UI" fo:color="#FFFFFF" fo:font-size="13.5pt" style:font-size-asian="13.5pt" style:font-size-complex="13.5pt" fo:language="fr" fo:country="FR"/>
    </style:style>
    <style:style style:name="T3858" style:parent-style-name="Élevé" style:family="text">
      <style:text-properties style:font-name="Segoe UI" style:font-name-complex="Segoe UI" fo:color="#FFFFFF" fo:font-size="13.5pt" style:font-size-asian="13.5pt" style:font-size-complex="13.5pt" fo:language="fr" fo:country="FR"/>
    </style:style>
    <style:style style:name="T3859" style:parent-style-name="Policepardéfaut" style:family="text">
      <style:text-properties style:font-name="Segoe UI" style:font-name-complex="Segoe UI" fo:color="#FFFFFF" fo:font-size="13.5pt" style:font-size-asian="13.5pt" style:font-size-complex="13.5pt" fo:language="fr" fo:country="FR"/>
    </style:style>
    <style:style style:name="T3860" style:parent-style-name="Policepardéfaut" style:family="text">
      <style:text-properties style:font-name="Segoe UI" style:font-name-complex="Segoe UI" fo:color="#FFFFFF" fo:font-size="13.5pt" style:font-size-asian="13.5pt" style:font-size-complex="13.5pt" fo:language="fr" fo:country="FR"/>
    </style:style>
    <style:style style:name="T3861" style:parent-style-name="CodeHTML" style:family="text">
      <style:text-properties style:font-name="Consolas" fo:color="#4FE0B0" fo:font-size="11pt" style:font-size-asian="11pt" style:font-size-complex="11pt" fo:language="fr" fo:country="FR"/>
    </style:style>
    <style:style style:name="T3862" style:parent-style-name="Policepardéfaut" style:family="text">
      <style:text-properties style:font-name="Segoe UI" style:font-name-complex="Segoe UI" fo:color="#FFFFFF" fo:font-size="13.5pt" style:font-size-asian="13.5pt" style:font-size-complex="13.5pt" fo:language="fr" fo:country="FR"/>
    </style:style>
    <style:style style:name="T3863" style:parent-style-name="Policepardéfaut" style:family="text">
      <style:text-properties style:font-name="Segoe UI" style:font-name-complex="Segoe UI" fo:color="#FFFFFF" fo:font-size="13.5pt" style:font-size-asian="13.5pt" style:font-size-complex="13.5pt" fo:language="fr" fo:country="FR"/>
    </style:style>
    <style:style style:name="P3864" style:parent-style-name="g-md-p" style:family="paragraph">
      <style:paragraph-properties fo:margin-top="0in" fo:margin-bottom="0in" fo:background-color="#10162F"/>
    </style:style>
    <style:style style:name="T3865" style:parent-style-name="Policepardéfaut" style:family="text">
      <style:text-properties style:font-name="Segoe UI" style:font-name-complex="Segoe UI" fo:color="#FFFFFF" fo:font-size="13.5pt" style:font-size-asian="13.5pt" style:font-size-complex="13.5pt" fo:language="fr" fo:country="FR"/>
    </style:style>
    <style:style style:name="T3866" style:parent-style-name="CodeHTML" style:family="text">
      <style:text-properties style:font-name="Consolas" fo:color="#4FE0B0" fo:font-size="11pt" style:font-size-asian="11pt" style:font-size-complex="11pt" fo:language="fr" fo:country="FR"/>
    </style:style>
    <style:style style:name="T3867" style:parent-style-name="Policepardéfaut" style:family="text">
      <style:text-properties style:font-name="Segoe UI" style:font-name-complex="Segoe UI" fo:color="#FFFFFF" fo:font-size="13.5pt" style:font-size-asian="13.5pt" style:font-size-complex="13.5pt" fo:language="fr" fo:country="FR"/>
    </style:style>
    <style:style style:name="T3868" style:parent-style-name="CodeHTML" style:family="text">
      <style:text-properties style:font-name="Consolas" fo:color="#4FE0B0" fo:font-size="11pt" style:font-size-asian="11pt" style:font-size-complex="11pt" fo:language="fr" fo:country="FR"/>
    </style:style>
    <style:style style:name="T3869" style:parent-style-name="Policepardéfaut" style:family="text">
      <style:text-properties style:font-name="Segoe UI" style:font-name-complex="Segoe UI" fo:color="#FFFFFF" fo:font-size="13.5pt" style:font-size-asian="13.5pt" style:font-size-complex="13.5pt" fo:language="fr" fo:country="FR"/>
    </style:style>
    <style:style style:name="T3870" style:parent-style-name="CodeHTML" style:family="text">
      <style:text-properties style:font-name="Consolas" fo:color="#4FE0B0" fo:font-size="11pt" style:font-size-asian="11pt" style:font-size-complex="11pt" fo:language="fr" fo:country="FR"/>
    </style:style>
    <style:style style:name="T3871" style:parent-style-name="Policepardéfaut" style:family="text">
      <style:text-properties style:font-name="Segoe UI" style:font-name-complex="Segoe UI" fo:color="#FFFFFF" fo:font-size="13.5pt" style:font-size-asian="13.5pt" style:font-size-complex="13.5pt" fo:language="fr" fo:country="FR"/>
    </style:style>
    <style:style style:name="P3872" style:parent-style-name="g-md-p" style:family="paragraph">
      <style:paragraph-properties fo:margin-top="0in" fo:margin-bottom="0in" fo:background-color="#10162F"/>
      <style:text-properties style:font-name="Segoe UI" style:font-name-complex="Segoe UI" fo:color="#FFFFFF" fo:font-size="13.5pt" style:font-size-asian="13.5pt" style:font-size-complex="13.5pt" fo:language="fr" fo:country="FR"/>
    </style:style>
    <style:style style:name="P3873" style:parent-style-name="PréformatéHTML" style:family="paragraph">
      <style:paragraph-properties fo:background-color="#211E2F"/>
    </style:style>
    <style:style style:name="T3874" style:parent-style-name="mtk12" style:family="text">
      <style:text-properties style:font-name="Consolas" fo:color="#B3CCFF" fo:font-size="13.5pt" style:font-size-asian="13.5pt" style:font-size-complex="13.5pt"/>
    </style:style>
    <style:style style:name="T3875" style:parent-style-name="mtk1" style:family="text">
      <style:text-properties style:font-name="Consolas" fo:color="#FFFFFF" fo:font-size="13.5pt" style:font-size-asian="13.5pt" style:font-size-complex="13.5pt"/>
    </style:style>
    <style:style style:name="T3876" style:parent-style-name="mtk8" style:family="text">
      <style:text-properties style:font-name="Consolas" style:font-name-asian="Liberation Mono" fo:color="#FFE083" fo:font-size="13.5pt" style:font-size-asian="13.5pt" style:font-size-complex="13.5pt"/>
    </style:style>
    <style:style style:name="T3877" style:parent-style-name="mtk8" style:family="text">
      <style:text-properties style:font-name="Consolas" style:font-name-asian="Liberation Mono" fo:color="#FFE083" fo:font-size="13.5pt" style:font-size-asian="13.5pt" style:font-size-complex="13.5pt"/>
    </style:style>
    <style:style style:name="T3878" style:parent-style-name="mtk1" style:family="text">
      <style:text-properties style:font-name="Consolas" fo:color="#FFFFFF" fo:font-size="13.5pt" style:font-size-asian="13.5pt" style:font-size-complex="13.5pt"/>
    </style:style>
    <style:style style:name="T3879" style:parent-style-name="Policepardéfaut" style:family="text">
      <style:text-properties style:font-name="Consolas" fo:color="#939598" fo:font-size="13.5pt" style:font-size-asian="13.5pt" style:font-size-complex="13.5pt"/>
    </style:style>
    <style:style style:name="T3880" style:parent-style-name="Policepardéfaut" style:family="text">
      <style:text-properties style:font-name="Consolas" fo:color="#939598" fo:font-size="13.5pt" style:font-size-asian="13.5pt" style:font-size-complex="13.5pt"/>
    </style:style>
    <style:style style:name="T3881" style:parent-style-name="mtk12" style:family="text">
      <style:text-properties style:font-name="Consolas" fo:color="#B3CCFF" fo:font-size="13.5pt" style:font-size-asian="13.5pt" style:font-size-complex="13.5pt"/>
    </style:style>
    <style:style style:name="T3882" style:parent-style-name="mtk1" style:family="text">
      <style:text-properties style:font-name="Consolas" fo:color="#FFFFFF" fo:font-size="13.5pt" style:font-size-asian="13.5pt" style:font-size-complex="13.5pt"/>
    </style:style>
    <style:style style:name="T3883" style:parent-style-name="mtk9" style:family="text">
      <style:text-properties style:font-name="Consolas" fo:color="#FF8973" fo:font-size="13.5pt" style:font-size-asian="13.5pt" style:font-size-complex="13.5pt"/>
    </style:style>
    <style:style style:name="T3884" style:parent-style-name="mtk1" style:family="text">
      <style:text-properties style:font-name="Consolas" fo:color="#FFFFFF" fo:font-size="13.5pt" style:font-size-asian="13.5pt" style:font-size-complex="13.5pt"/>
    </style:style>
    <style:style style:name="T3885" style:parent-style-name="mtk10" style:family="text">
      <style:text-properties style:font-name="Consolas" fo:color="#83FFF5" fo:font-size="13.5pt" style:font-size-asian="13.5pt" style:font-size-complex="13.5pt"/>
    </style:style>
    <style:style style:name="T3886" style:parent-style-name="mtk1" style:family="text">
      <style:text-properties style:font-name="Consolas" fo:color="#FFFFFF" fo:font-size="13.5pt" style:font-size-asian="13.5pt" style:font-size-complex="13.5pt"/>
    </style:style>
    <style:style style:name="T3887" style:parent-style-name="mtk9" style:family="text">
      <style:text-properties style:font-name="Consolas" fo:color="#FF8973" fo:font-size="13.5pt" style:font-size-asian="13.5pt" style:font-size-complex="13.5pt"/>
    </style:style>
    <style:style style:name="T3888" style:parent-style-name="mtk1" style:family="text">
      <style:text-properties style:font-name="Consolas" fo:color="#FFFFFF" fo:font-size="13.5pt" style:font-size-asian="13.5pt" style:font-size-complex="13.5pt"/>
    </style:style>
    <style:style style:name="T3889" style:parent-style-name="Policepardéfaut" style:family="text">
      <style:text-properties style:font-name="Consolas" fo:color="#939598" fo:font-size="13.5pt" style:font-size-asian="13.5pt" style:font-size-complex="13.5pt"/>
    </style:style>
    <style:style style:name="T3890" style:parent-style-name="Policepardéfaut" style:family="text">
      <style:text-properties style:font-name="Consolas" fo:color="#939598" fo:font-size="13.5pt" style:font-size-asian="13.5pt" style:font-size-complex="13.5pt"/>
    </style:style>
    <style:style style:name="T3891" style:parent-style-name="mtk9" style:family="text">
      <style:text-properties style:font-name="Consolas" fo:color="#FF8973" fo:font-size="13.5pt" style:font-size-asian="13.5pt" style:font-size-complex="13.5pt"/>
    </style:style>
    <style:style style:name="T3892" style:parent-style-name="mtk1" style:family="text">
      <style:text-properties style:font-name="Consolas" fo:color="#FFFFFF" fo:font-size="13.5pt" style:font-size-asian="13.5pt" style:font-size-complex="13.5pt"/>
    </style:style>
    <style:style style:name="T3893" style:parent-style-name="mtk10" style:family="text">
      <style:text-properties style:font-name="Consolas" fo:color="#83FFF5" fo:font-size="13.5pt" style:font-size-asian="13.5pt" style:font-size-complex="13.5pt"/>
    </style:style>
    <style:style style:name="T3894" style:parent-style-name="mtk1" style:family="text">
      <style:text-properties style:font-name="Consolas" fo:color="#FFFFFF" fo:font-size="13.5pt" style:font-size-asian="13.5pt" style:font-size-complex="13.5pt"/>
    </style:style>
    <style:style style:name="T3895" style:parent-style-name="mtk9" style:family="text">
      <style:text-properties style:font-name="Consolas" fo:color="#FF8973" fo:font-size="13.5pt" style:font-size-asian="13.5pt" style:font-size-complex="13.5pt"/>
    </style:style>
    <style:style style:name="T3896" style:parent-style-name="mtk1" style:family="text">
      <style:text-properties style:font-name="Consolas" fo:color="#FFFFFF" fo:font-size="13.5pt" style:font-size-asian="13.5pt" style:font-size-complex="13.5pt"/>
    </style:style>
    <style:style style:name="T3897" style:parent-style-name="Policepardéfaut" style:family="text">
      <style:text-properties style:font-name="Consolas" fo:color="#939598" fo:font-size="13.5pt" style:font-size-asian="13.5pt" style:font-size-complex="13.5pt"/>
    </style:style>
    <style:style style:name="P3898" style:parent-style-name="g-md-p" style:family="paragraph">
      <style:paragraph-properties fo:margin-top="0in" fo:margin-bottom="0in" fo:background-color="#10162F"/>
    </style:style>
    <style:style style:name="T3899" style:parent-style-name="Policepardéfaut" style:family="text">
      <style:text-properties style:font-name="Segoe UI" style:font-name-complex="Segoe UI" fo:color="#FFFFFF" fo:font-size="13.5pt" style:font-size-asian="13.5pt" style:font-size-complex="13.5pt" fo:language="fr" fo:country="FR"/>
    </style:style>
    <style:style style:name="T3900" style:parent-style-name="CodeHTML" style:family="text">
      <style:text-properties style:font-name="Consolas" fo:color="#4FE0B0" fo:font-size="11pt" style:font-size-asian="11pt" style:font-size-complex="11pt" fo:language="fr" fo:country="FR"/>
    </style:style>
    <style:style style:name="T3901" style:parent-style-name="Policepardéfaut" style:family="text">
      <style:text-properties style:font-name="Segoe UI" style:font-name-complex="Segoe UI" fo:color="#FFFFFF" fo:font-size="13.5pt" style:font-size-asian="13.5pt" style:font-size-complex="13.5pt" fo:language="fr" fo:country="FR"/>
    </style:style>
    <style:style style:name="P3902" style:parent-style-name="PréformatéHTML" style:family="paragraph">
      <style:paragraph-properties fo:background-color="#211E2F"/>
    </style:style>
    <style:style style:name="T3903" style:parent-style-name="mtk1" style:family="text">
      <style:text-properties style:font-name="Consolas" fo:color="#FFFFFF" fo:font-size="13.5pt" style:font-size-asian="13.5pt" style:font-size-complex="13.5pt"/>
    </style:style>
    <style:style style:name="T3904" style:parent-style-name="Policepardéfaut" style:family="text">
      <style:text-properties style:font-name="Consolas" fo:color="#939598" fo:font-size="13.5pt" style:font-size-asian="13.5pt" style:font-size-complex="13.5pt"/>
    </style:style>
    <style:style style:name="T3905" style:parent-style-name="mtk1" style:family="text">
      <style:text-properties style:font-name="Consolas" fo:color="#FFFFFF" fo:font-size="13.5pt" style:font-size-asian="13.5pt" style:font-size-complex="13.5pt"/>
    </style:style>
    <style:style style:name="T3906" style:parent-style-name="Policepardéfaut" style:family="text">
      <style:text-properties style:font-name="Consolas" fo:color="#939598" fo:font-size="13.5pt" style:font-size-asian="13.5pt" style:font-size-complex="13.5pt"/>
    </style:style>
    <style:style style:name="T3907" style:parent-style-name="mtk1" style:family="text">
      <style:text-properties style:font-name="Consolas" fo:color="#FFFFFF" fo:font-size="13.5pt" style:font-size-asian="13.5pt" style:font-size-complex="13.5pt"/>
    </style:style>
    <style:style style:name="T3908" style:parent-style-name="Policepardéfaut" style:family="text">
      <style:text-properties style:font-name="Consolas" fo:color="#939598" fo:font-size="13.5pt" style:font-size-asian="13.5pt" style:font-size-complex="13.5pt"/>
    </style:style>
    <style:style style:name="P3909" style:parent-style-name="g-md-p" style:family="paragraph">
      <style:paragraph-properties fo:margin-top="0in" fo:margin-bottom="0in" fo:background-color="#10162F"/>
    </style:style>
    <style:style style:name="T3910" style:parent-style-name="Policepardéfaut" style:family="text">
      <style:text-properties style:font-name="Segoe UI" style:font-name-complex="Segoe UI" fo:color="#FFFFFF" fo:font-size="13.5pt" style:font-size-asian="13.5pt" style:font-size-complex="13.5pt" fo:language="fr" fo:country="FR"/>
    </style:style>
    <style:style style:name="T3911" style:parent-style-name="Policepardéfaut" style:family="text">
      <style:text-properties style:font-name="Segoe UI" style:font-name-complex="Segoe UI" fo:color="#FFFFFF" fo:font-size="13.5pt" style:font-size-asian="13.5pt" style:font-size-complex="13.5pt" fo:language="fr" fo:country="FR"/>
    </style:style>
    <style:style style:name="T3912" style:parent-style-name="CodeHTML" style:family="text">
      <style:text-properties style:font-name="Consolas" fo:color="#4FE0B0" fo:font-size="11pt" style:font-size-asian="11pt" style:font-size-complex="11pt" fo:language="fr" fo:country="FR"/>
    </style:style>
    <style:style style:name="T3913" style:parent-style-name="Policepardéfaut" style:family="text">
      <style:text-properties style:font-name="Segoe UI" style:font-name-complex="Segoe UI" fo:color="#FFFFFF" fo:font-size="13.5pt" style:font-size-asian="13.5pt" style:font-size-complex="13.5pt" fo:language="fr" fo:country="FR"/>
    </style:style>
    <style:style style:name="T3914" style:parent-style-name="CodeHTML" style:family="text">
      <style:text-properties style:font-name="Consolas" fo:color="#4FE0B0" fo:font-size="11pt" style:font-size-asian="11pt" style:font-size-complex="11pt" fo:language="fr" fo:country="FR"/>
    </style:style>
    <style:style style:name="T3915" style:parent-style-name="CodeHTML" style:family="text">
      <style:text-properties style:font-name="Consolas" fo:color="#4FE0B0" fo:font-size="11pt" style:font-size-asian="11pt" style:font-size-complex="11pt" fo:language="fr" fo:country="FR"/>
    </style:style>
    <style:style style:name="T3916" style:parent-style-name="Policepardéfaut" style:family="text">
      <style:text-properties style:font-name="Segoe UI" style:font-name-complex="Segoe UI" fo:color="#FFFFFF" fo:font-size="13.5pt" style:font-size-asian="13.5pt" style:font-size-complex="13.5pt" fo:language="fr" fo:country="FR"/>
    </style:style>
    <style:style style:name="P3917" style:parent-style-name="g-md-p" style:family="paragraph">
      <style:paragraph-properties fo:margin-top="0in" fo:margin-bottom="0in" fo:background-color="#10162F"/>
    </style:style>
    <style:style style:name="T3918" style:parent-style-name="Policepardéfaut" style:family="text">
      <style:text-properties style:font-name="Segoe UI" style:font-name-complex="Segoe UI" fo:color="#FFFFFF" fo:font-size="13.5pt" style:font-size-asian="13.5pt" style:font-size-complex="13.5pt" fo:language="fr" fo:country="FR"/>
    </style:style>
    <style:style style:name="T3919" style:parent-style-name="CodeHTML" style:family="text">
      <style:text-properties style:font-name="Consolas" fo:color="#4FE0B0" fo:font-size="11pt" style:font-size-asian="11pt" style:font-size-complex="11pt" fo:language="fr" fo:country="FR"/>
    </style:style>
    <style:style style:name="T3920" style:parent-style-name="Policepardéfaut" style:family="text">
      <style:text-properties style:font-name="Segoe UI" style:font-name-complex="Segoe UI" fo:color="#FFFFFF" fo:font-size="13.5pt" style:font-size-asian="13.5pt" style:font-size-complex="13.5pt" fo:language="fr" fo:country="FR"/>
    </style:style>
    <style:style style:name="T3921" style:parent-style-name="CodeHTML" style:family="text">
      <style:text-properties style:font-name="Consolas" fo:color="#4FE0B0" fo:font-size="11pt" style:font-size-asian="11pt" style:font-size-complex="11pt" fo:language="fr" fo:country="FR"/>
    </style:style>
    <style:style style:name="T3922" style:parent-style-name="Policepardéfaut" style:family="text">
      <style:text-properties style:font-name="Segoe UI" style:font-name-complex="Segoe UI" fo:color="#FFFFFF" fo:font-size="13.5pt" style:font-size-asian="13.5pt" style:font-size-complex="13.5pt" fo:language="fr" fo:country="FR"/>
    </style:style>
    <style:style style:name="P3923" style:parent-style-name="PréformatéHTML" style:family="paragraph">
      <style:paragraph-properties fo:background-color="#211E2F"/>
    </style:style>
    <style:style style:name="T3924" style:parent-style-name="mtk16" style:family="text">
      <style:text-properties style:font-name="Consolas" fo:color="#908E97" fo:font-size="13.5pt" style:font-size-asian="13.5pt" style:font-size-complex="13.5pt"/>
    </style:style>
    <style:style style:name="T3925" style:parent-style-name="Policepardéfaut" style:family="text">
      <style:text-properties style:font-name="Consolas" fo:color="#939598" fo:font-size="13.5pt" style:font-size-asian="13.5pt" style:font-size-complex="13.5pt"/>
    </style:style>
    <style:style style:name="T3926" style:parent-style-name="mtk12" style:family="text">
      <style:text-properties style:font-name="Consolas" fo:color="#B3CCFF" fo:font-size="13.5pt" style:font-size-asian="13.5pt" style:font-size-complex="13.5pt"/>
    </style:style>
    <style:style style:name="T3927" style:parent-style-name="mtk1" style:family="text">
      <style:text-properties style:font-name="Consolas" fo:color="#FFFFFF" fo:font-size="13.5pt" style:font-size-asian="13.5pt" style:font-size-complex="13.5pt"/>
    </style:style>
    <style:style style:name="T3928" style:parent-style-name="mtk9" style:family="text">
      <style:text-properties style:font-name="Consolas" fo:color="#FF8973" fo:font-size="13.5pt" style:font-size-asian="13.5pt" style:font-size-complex="13.5pt"/>
    </style:style>
    <style:style style:name="T3929" style:parent-style-name="mtk1" style:family="text">
      <style:text-properties style:font-name="Consolas" fo:color="#FFFFFF" fo:font-size="13.5pt" style:font-size-asian="13.5pt" style:font-size-complex="13.5pt"/>
    </style:style>
    <style:style style:name="T3930" style:parent-style-name="mtk10" style:family="text">
      <style:text-properties style:font-name="Consolas" fo:color="#83FFF5" fo:font-size="13.5pt" style:font-size-asian="13.5pt" style:font-size-complex="13.5pt"/>
    </style:style>
    <style:style style:name="T3931" style:parent-style-name="mtk1" style:family="text">
      <style:text-properties style:font-name="Consolas" fo:color="#FFFFFF" fo:font-size="13.5pt" style:font-size-asian="13.5pt" style:font-size-complex="13.5pt"/>
    </style:style>
    <style:style style:name="T3932" style:parent-style-name="Policepardéfaut" style:family="text">
      <style:text-properties style:font-name="Consolas" fo:color="#939598" fo:font-size="13.5pt" style:font-size-asian="13.5pt" style:font-size-complex="13.5pt"/>
    </style:style>
    <style:style style:name="T3933" style:parent-style-name="mtk9" style:family="text">
      <style:text-properties style:font-name="Consolas" fo:color="#FF8973" fo:font-size="13.5pt" style:font-size-asian="13.5pt" style:font-size-complex="13.5pt"/>
    </style:style>
    <style:style style:name="T3934" style:parent-style-name="mtk1" style:family="text">
      <style:text-properties style:font-name="Consolas" fo:color="#FFFFFF" fo:font-size="13.5pt" style:font-size-asian="13.5pt" style:font-size-complex="13.5pt"/>
    </style:style>
    <style:style style:name="T3935" style:parent-style-name="mtk10" style:family="text">
      <style:text-properties style:font-name="Consolas" fo:color="#83FFF5" fo:font-size="13.5pt" style:font-size-asian="13.5pt" style:font-size-complex="13.5pt"/>
    </style:style>
    <style:style style:name="T3936" style:parent-style-name="mtk1" style:family="text">
      <style:text-properties style:font-name="Consolas" fo:color="#FFFFFF" fo:font-size="13.5pt" style:font-size-asian="13.5pt" style:font-size-complex="13.5pt"/>
    </style:style>
    <style:style style:name="T3937" style:parent-style-name="mtk9" style:family="text">
      <style:text-properties style:font-name="Consolas" fo:color="#FF8973" fo:font-size="13.5pt" style:font-size-asian="13.5pt" style:font-size-complex="13.5pt"/>
    </style:style>
    <style:style style:name="T3938" style:parent-style-name="mtk1" style:family="text">
      <style:text-properties style:font-name="Consolas" fo:color="#FFFFFF" fo:font-size="13.5pt" style:font-size-asian="13.5pt" style:font-size-complex="13.5pt"/>
    </style:style>
    <style:style style:name="T3939" style:parent-style-name="Policepardéfaut" style:family="text">
      <style:text-properties style:font-name="Consolas" fo:color="#939598" fo:font-size="13.5pt" style:font-size-asian="13.5pt" style:font-size-complex="13.5pt"/>
    </style:style>
    <style:style style:name="T3940" style:parent-style-name="mtk9" style:family="text">
      <style:text-properties style:font-name="Consolas" fo:color="#FF8973" fo:font-size="13.5pt" style:font-size-asian="13.5pt" style:font-size-complex="13.5pt"/>
    </style:style>
    <style:style style:name="T3941" style:parent-style-name="mtk1" style:family="text">
      <style:text-properties style:font-name="Consolas" fo:color="#FFFFFF" fo:font-size="13.5pt" style:font-size-asian="13.5pt" style:font-size-complex="13.5pt"/>
    </style:style>
    <style:style style:name="T3942" style:parent-style-name="mtk10" style:family="text">
      <style:text-properties style:font-name="Consolas" fo:color="#83FFF5" fo:font-size="13.5pt" style:font-size-asian="13.5pt" style:font-size-complex="13.5pt"/>
    </style:style>
    <style:style style:name="T3943" style:parent-style-name="mtk1" style:family="text">
      <style:text-properties style:font-name="Consolas" fo:color="#FFFFFF" fo:font-size="13.5pt" style:font-size-asian="13.5pt" style:font-size-complex="13.5pt"/>
    </style:style>
    <style:style style:name="T3944" style:parent-style-name="mtk9" style:family="text">
      <style:text-properties style:font-name="Consolas" fo:color="#FF8973" fo:font-size="13.5pt" style:font-size-asian="13.5pt" style:font-size-complex="13.5pt"/>
    </style:style>
    <style:style style:name="T3945" style:parent-style-name="mtk1" style:family="text">
      <style:text-properties style:font-name="Consolas" fo:color="#FFFFFF" fo:font-size="13.5pt" style:font-size-asian="13.5pt" style:font-size-complex="13.5pt"/>
    </style:style>
    <style:style style:name="T3946" style:parent-style-name="mtk10" style:family="text">
      <style:text-properties style:font-name="Consolas" fo:color="#83FFF5" fo:font-size="13.5pt" style:font-size-asian="13.5pt" style:font-size-complex="13.5pt"/>
    </style:style>
    <style:style style:name="T3947" style:parent-style-name="mtk1" style:family="text">
      <style:text-properties style:font-name="Consolas" fo:color="#FFFFFF" fo:font-size="13.5pt" style:font-size-asian="13.5pt" style:font-size-complex="13.5pt"/>
    </style:style>
    <style:style style:name="T3948" style:parent-style-name="mtk9" style:family="text">
      <style:text-properties style:font-name="Consolas" fo:color="#FF8973" fo:font-size="13.5pt" style:font-size-asian="13.5pt" style:font-size-complex="13.5pt"/>
    </style:style>
    <style:style style:name="T3949" style:parent-style-name="mtk1" style:family="text">
      <style:text-properties style:font-name="Consolas" fo:color="#FFFFFF" fo:font-size="13.5pt" style:font-size-asian="13.5pt" style:font-size-complex="13.5pt"/>
    </style:style>
    <style:style style:name="T3950" style:parent-style-name="mtk10" style:family="text">
      <style:text-properties style:font-name="Consolas" fo:color="#83FFF5" fo:font-size="13.5pt" style:font-size-asian="13.5pt" style:font-size-complex="13.5pt"/>
    </style:style>
    <style:style style:name="T3951" style:parent-style-name="mtk1" style:family="text">
      <style:text-properties style:font-name="Consolas" fo:color="#FFFFFF" fo:font-size="13.5pt" style:font-size-asian="13.5pt" style:font-size-complex="13.5pt"/>
    </style:style>
    <style:style style:name="T3952" style:parent-style-name="mtk9" style:family="text">
      <style:text-properties style:font-name="Consolas" fo:color="#FF8973" fo:font-size="13.5pt" style:font-size-asian="13.5pt" style:font-size-complex="13.5pt"/>
    </style:style>
    <style:style style:name="T3953" style:parent-style-name="mtk1" style:family="text">
      <style:text-properties style:font-name="Consolas" fo:color="#FFFFFF" fo:font-size="13.5pt" style:font-size-asian="13.5pt" style:font-size-complex="13.5pt"/>
    </style:style>
    <style:style style:name="T3954" style:parent-style-name="mtk10" style:family="text">
      <style:text-properties style:font-name="Consolas" fo:color="#83FFF5" fo:font-size="13.5pt" style:font-size-asian="13.5pt" style:font-size-complex="13.5pt"/>
    </style:style>
    <style:style style:name="T3955" style:parent-style-name="mtk1" style:family="text">
      <style:text-properties style:font-name="Consolas" fo:color="#FFFFFF" fo:font-size="13.5pt" style:font-size-asian="13.5pt" style:font-size-complex="13.5pt"/>
    </style:style>
    <style:style style:name="T3956" style:parent-style-name="Policepardéfaut" style:family="text">
      <style:text-properties style:font-name="Consolas" fo:color="#939598" fo:font-size="13.5pt" style:font-size-asian="13.5pt" style:font-size-complex="13.5pt"/>
    </style:style>
    <style:style style:name="T3957" style:parent-style-name="Policepardéfaut" style:family="text">
      <style:text-properties style:font-name="Consolas" fo:color="#939598" fo:font-size="13.5pt" style:font-size-asian="13.5pt" style:font-size-complex="13.5pt"/>
    </style:style>
    <style:style style:name="T3958" style:parent-style-name="mtk16" style:family="text">
      <style:text-properties style:font-name="Consolas" fo:color="#908E97" fo:font-size="13.5pt" style:font-size-asian="13.5pt" style:font-size-complex="13.5pt"/>
    </style:style>
    <style:style style:name="T3959" style:parent-style-name="mtk16" style:family="text">
      <style:text-properties style:font-name="Consolas" fo:color="#908E97" fo:font-size="13.5pt" style:font-size-asian="13.5pt" style:font-size-complex="13.5pt"/>
    </style:style>
    <style:style style:name="T3960" style:parent-style-name="Policepardéfaut" style:family="text">
      <style:text-properties style:font-name="Consolas" fo:color="#939598" fo:font-size="13.5pt" style:font-size-asian="13.5pt" style:font-size-complex="13.5pt"/>
    </style:style>
    <style:style style:name="T3961" style:parent-style-name="mtk12" style:family="text">
      <style:text-properties style:font-name="Consolas" fo:color="#B3CCFF" fo:font-size="13.5pt" style:font-size-asian="13.5pt" style:font-size-complex="13.5pt"/>
    </style:style>
    <style:style style:name="T3962" style:parent-style-name="mtk1" style:family="text">
      <style:text-properties style:font-name="Consolas" fo:color="#FFFFFF" fo:font-size="13.5pt" style:font-size-asian="13.5pt" style:font-size-complex="13.5pt"/>
    </style:style>
    <style:style style:name="T3963" style:parent-style-name="mtk9" style:family="text">
      <style:text-properties style:font-name="Consolas" fo:color="#FF8973" fo:font-size="13.5pt" style:font-size-asian="13.5pt" style:font-size-complex="13.5pt"/>
    </style:style>
    <style:style style:name="T3964" style:parent-style-name="mtk1" style:family="text">
      <style:text-properties style:font-name="Consolas" fo:color="#FFFFFF" fo:font-size="13.5pt" style:font-size-asian="13.5pt" style:font-size-complex="13.5pt"/>
    </style:style>
    <style:style style:name="T3965" style:parent-style-name="mtk8" style:family="text">
      <style:text-properties style:font-name="Consolas" style:font-name-asian="Liberation Mono" fo:color="#FFE083" fo:font-size="13.5pt" style:font-size-asian="13.5pt" style:font-size-complex="13.5pt"/>
    </style:style>
    <style:style style:name="T3966" style:parent-style-name="mtk1" style:family="text">
      <style:text-properties style:font-name="Consolas" fo:color="#FFFFFF" fo:font-size="13.5pt" style:font-size-asian="13.5pt" style:font-size-complex="13.5pt"/>
    </style:style>
    <style:style style:name="T3967" style:parent-style-name="Policepardéfaut" style:family="text">
      <style:text-properties style:font-name="Consolas" fo:color="#939598" fo:font-size="13.5pt" style:font-size-asian="13.5pt" style:font-size-complex="13.5pt"/>
    </style:style>
    <style:style style:name="T3968" style:parent-style-name="mtk9" style:family="text">
      <style:text-properties style:font-name="Consolas" fo:color="#FF8973" fo:font-size="13.5pt" style:font-size-asian="13.5pt" style:font-size-complex="13.5pt"/>
    </style:style>
    <style:style style:name="T3969" style:parent-style-name="mtk1" style:family="text">
      <style:text-properties style:font-name="Consolas" fo:color="#FFFFFF" fo:font-size="13.5pt" style:font-size-asian="13.5pt" style:font-size-complex="13.5pt"/>
    </style:style>
    <style:style style:name="T3970" style:parent-style-name="mtk10" style:family="text">
      <style:text-properties style:font-name="Consolas" fo:color="#83FFF5" fo:font-size="13.5pt" style:font-size-asian="13.5pt" style:font-size-complex="13.5pt"/>
    </style:style>
    <style:style style:name="T3971" style:parent-style-name="mtk1" style:family="text">
      <style:text-properties style:font-name="Consolas" fo:color="#FFFFFF" fo:font-size="13.5pt" style:font-size-asian="13.5pt" style:font-size-complex="13.5pt"/>
    </style:style>
    <style:style style:name="T3972" style:parent-style-name="mtk9" style:family="text">
      <style:text-properties style:font-name="Consolas" fo:color="#FF8973" fo:font-size="13.5pt" style:font-size-asian="13.5pt" style:font-size-complex="13.5pt"/>
    </style:style>
    <style:style style:name="T3973" style:parent-style-name="mtk1" style:family="text">
      <style:text-properties style:font-name="Consolas" fo:color="#FFFFFF" fo:font-size="13.5pt" style:font-size-asian="13.5pt" style:font-size-complex="13.5pt"/>
    </style:style>
    <style:style style:name="T3974" style:parent-style-name="Policepardéfaut" style:family="text">
      <style:text-properties style:font-name="Consolas" fo:color="#939598" fo:font-size="13.5pt" style:font-size-asian="13.5pt" style:font-size-complex="13.5pt"/>
    </style:style>
    <style:style style:name="T3975" style:parent-style-name="mtk9" style:family="text">
      <style:text-properties style:font-name="Consolas" fo:color="#FF8973" fo:font-size="13.5pt" style:font-size-asian="13.5pt" style:font-size-complex="13.5pt"/>
    </style:style>
    <style:style style:name="T3976" style:parent-style-name="mtk1" style:family="text">
      <style:text-properties style:font-name="Consolas" fo:color="#FFFFFF" fo:font-size="13.5pt" style:font-size-asian="13.5pt" style:font-size-complex="13.5pt"/>
    </style:style>
    <style:style style:name="T3977" style:parent-style-name="mtk10" style:family="text">
      <style:text-properties style:font-name="Consolas" fo:color="#83FFF5" fo:font-size="13.5pt" style:font-size-asian="13.5pt" style:font-size-complex="13.5pt"/>
    </style:style>
    <style:style style:name="T3978" style:parent-style-name="mtk1" style:family="text">
      <style:text-properties style:font-name="Consolas" fo:color="#FFFFFF" fo:font-size="13.5pt" style:font-size-asian="13.5pt" style:font-size-complex="13.5pt"/>
    </style:style>
    <style:style style:name="T3979" style:parent-style-name="mtk9" style:family="text">
      <style:text-properties style:font-name="Consolas" fo:color="#FF8973" fo:font-size="13.5pt" style:font-size-asian="13.5pt" style:font-size-complex="13.5pt"/>
    </style:style>
    <style:style style:name="T3980" style:parent-style-name="mtk1" style:family="text">
      <style:text-properties style:font-name="Consolas" fo:color="#FFFFFF" fo:font-size="13.5pt" style:font-size-asian="13.5pt" style:font-size-complex="13.5pt"/>
    </style:style>
    <style:style style:name="T3981" style:parent-style-name="mtk8" style:family="text">
      <style:text-properties style:font-name="Consolas" style:font-name-asian="Liberation Mono" fo:color="#FFE083" fo:font-size="13.5pt" style:font-size-asian="13.5pt" style:font-size-complex="13.5pt"/>
    </style:style>
    <style:style style:name="T3982" style:parent-style-name="mtk1" style:family="text">
      <style:text-properties style:font-name="Consolas" fo:color="#FFFFFF" fo:font-size="13.5pt" style:font-size-asian="13.5pt" style:font-size-complex="13.5pt"/>
    </style:style>
    <style:style style:name="T3983" style:parent-style-name="mtk9" style:family="text">
      <style:text-properties style:font-name="Consolas" fo:color="#FF8973" fo:font-size="13.5pt" style:font-size-asian="13.5pt" style:font-size-complex="13.5pt"/>
    </style:style>
    <style:style style:name="T3984" style:parent-style-name="mtk1" style:family="text">
      <style:text-properties style:font-name="Consolas" fo:color="#FFFFFF" fo:font-size="13.5pt" style:font-size-asian="13.5pt" style:font-size-complex="13.5pt"/>
    </style:style>
    <style:style style:name="T3985" style:parent-style-name="mtk8" style:family="text">
      <style:text-properties style:font-name="Consolas" style:font-name-asian="Liberation Mono" fo:color="#FFE083" fo:font-size="13.5pt" style:font-size-asian="13.5pt" style:font-size-complex="13.5pt"/>
    </style:style>
    <style:style style:name="T3986" style:parent-style-name="mtk1" style:family="text">
      <style:text-properties style:font-name="Consolas" fo:color="#FFFFFF" fo:font-size="13.5pt" style:font-size-asian="13.5pt" style:font-size-complex="13.5pt"/>
    </style:style>
    <style:style style:name="T3987" style:parent-style-name="mtk9" style:family="text">
      <style:text-properties style:font-name="Consolas" fo:color="#FF8973" fo:font-size="13.5pt" style:font-size-asian="13.5pt" style:font-size-complex="13.5pt"/>
    </style:style>
    <style:style style:name="T3988" style:parent-style-name="mtk1" style:family="text">
      <style:text-properties style:font-name="Consolas" fo:color="#FFFFFF" fo:font-size="13.5pt" style:font-size-asian="13.5pt" style:font-size-complex="13.5pt"/>
    </style:style>
    <style:style style:name="T3989" style:parent-style-name="mtk8" style:family="text">
      <style:text-properties style:font-name="Consolas" style:font-name-asian="Liberation Mono" fo:color="#FFE083" fo:font-size="13.5pt" style:font-size-asian="13.5pt" style:font-size-complex="13.5pt"/>
    </style:style>
    <style:style style:name="T3990" style:parent-style-name="mtk1" style:family="text">
      <style:text-properties style:font-name="Consolas" fo:color="#FFFFFF" fo:font-size="13.5pt" style:font-size-asian="13.5pt" style:font-size-complex="13.5pt"/>
    </style:style>
    <style:style style:name="T3991" style:parent-style-name="Policepardéfaut" style:family="text">
      <style:text-properties style:font-name="Consolas" fo:color="#939598" fo:font-size="13.5pt" style:font-size-asian="13.5pt" style:font-size-complex="13.5pt"/>
    </style:style>
    <style:style style:name="P3992"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3993" style:parent-style-name="PréformatéHTML" style:family="paragraph">
      <style:paragraph-properties fo:background-color="#211E2F"/>
    </style:style>
    <style:style style:name="T3994" style:parent-style-name="mtk1" style:family="text">
      <style:text-properties style:font-name="Consolas" fo:color="#FFFFFF" fo:font-size="13.5pt" style:font-size-asian="13.5pt" style:font-size-complex="13.5pt"/>
    </style:style>
    <style:style style:name="T3995" style:parent-style-name="mtk1" style:family="text">
      <style:text-properties style:font-name="Consolas" fo:color="#FFFFFF" fo:font-size="13.5pt" style:font-size-asian="13.5pt" style:font-size-complex="13.5pt"/>
    </style:style>
    <style:style style:name="T3996" style:parent-style-name="Policepardéfaut" style:family="text">
      <style:text-properties style:font-name="Consolas" fo:color="#939598" fo:font-size="13.5pt" style:font-size-asian="13.5pt" style:font-size-complex="13.5pt"/>
    </style:style>
    <style:style style:name="T3997" style:parent-style-name="mtk1" style:family="text">
      <style:text-properties style:font-name="Consolas" fo:color="#FFFFFF" fo:font-size="13.5pt" style:font-size-asian="13.5pt" style:font-size-complex="13.5pt"/>
    </style:style>
    <style:style style:name="T3998" style:parent-style-name="Policepardéfaut" style:family="text">
      <style:text-properties style:font-name="Consolas" fo:color="#939598" fo:font-size="13.5pt" style:font-size-asian="13.5pt" style:font-size-complex="13.5pt"/>
    </style:style>
    <style:style style:name="P3999" style:parent-style-name="g-md-p" style:family="paragraph">
      <style:paragraph-properties fo:margin-top="0in" fo:margin-bottom="0in" fo:background-color="#10162F"/>
    </style:style>
    <style:style style:name="T4000" style:parent-style-name="Policepardéfaut" style:family="text">
      <style:text-properties style:font-name="Segoe UI" style:font-name-complex="Segoe UI" fo:color="#FFFFFF" fo:font-size="13.5pt" style:font-size-asian="13.5pt" style:font-size-complex="13.5pt" fo:language="fr" fo:country="FR"/>
    </style:style>
    <style:style style:name="T4001" style:parent-style-name="CodeHTML" style:family="text">
      <style:text-properties style:font-name="Consolas" fo:color="#4FE0B0" fo:font-size="11pt" style:font-size-asian="11pt" style:font-size-complex="11pt" fo:language="fr" fo:country="FR"/>
    </style:style>
    <style:style style:name="T4002" style:parent-style-name="Policepardéfaut" style:family="text">
      <style:text-properties style:font-name="Segoe UI" style:font-name-complex="Segoe UI" fo:color="#FFFFFF" fo:font-size="13.5pt" style:font-size-asian="13.5pt" style:font-size-complex="13.5pt" fo:language="fr" fo:country="FR"/>
    </style:style>
    <style:style style:name="T4003" style:parent-style-name="CodeHTML" style:family="text">
      <style:text-properties style:font-name="Consolas" fo:color="#4FE0B0" fo:font-size="11pt" style:font-size-asian="11pt" style:font-size-complex="11pt" fo:language="fr" fo:country="FR"/>
    </style:style>
    <style:style style:name="T4004" style:parent-style-name="Policepardéfaut" style:family="text">
      <style:text-properties style:font-name="Segoe UI" style:font-name-complex="Segoe UI" fo:color="#FFFFFF" fo:font-size="13.5pt" style:font-size-asian="13.5pt" style:font-size-complex="13.5pt" fo:language="fr" fo:country="FR"/>
    </style:style>
    <style:style style:name="T4005" style:parent-style-name="CodeHTML" style:family="text">
      <style:text-properties style:font-name="Consolas" fo:color="#4FE0B0" fo:font-size="11pt" style:font-size-asian="11pt" style:font-size-complex="11pt" fo:language="fr" fo:country="FR"/>
    </style:style>
    <style:style style:name="T4006" style:parent-style-name="Policepardéfaut" style:family="text">
      <style:text-properties style:font-name="Segoe UI" style:font-name-complex="Segoe UI" fo:color="#FFFFFF" fo:font-size="13.5pt" style:font-size-asian="13.5pt" style:font-size-complex="13.5pt" fo:language="fr" fo:country="FR"/>
    </style:style>
    <style:style style:name="T4007" style:parent-style-name="Policepardéfaut" style:family="text">
      <style:text-properties style:font-name="Segoe UI" style:font-name-complex="Segoe UI" fo:color="#FFFFFF" fo:font-size="13.5pt" style:font-size-asian="13.5pt" style:font-size-complex="13.5pt" fo:language="fr" fo:country="FR"/>
    </style:style>
    <style:style style:name="P4008" style:parent-style-name="Titre2" style:family="paragraph">
      <style:paragraph-properties fo:background-color="#10162F"/>
      <style:text-properties style:font-name="Segoe UI" style:font-name-complex="Segoe UI" fo:color="#FFFFFF"/>
    </style:style>
    <style:style style:name="P4009"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4010" style:parent-style-name="Normal" style:family="paragraph">
      <style:paragraph-properties fo:background-color="#10162F"/>
    </style:style>
    <style:style style:name="T4011" style:parent-style-name="gamut-x5l22h-styledtext" style:family="text">
      <style:text-properties style:font-name="Segoe UI" style:font-name-complex="Segoe UI" fo:color="#FFFFFF" fo:font-size="13.5pt" style:font-size-asian="13.5pt" style:font-size-complex="13.5pt"/>
    </style:style>
    <style:style style:name="P4012" style:parent-style-name="Titre2" style:family="paragraph">
      <style:paragraph-properties fo:background-color="#10162F"/>
      <style:text-properties style:font-name="Segoe UI" style:font-name-complex="Segoe UI" fo:color="#FFFFFF"/>
    </style:style>
    <style:style style:name="P4013" style:parent-style-name="g-md-p" style:family="paragraph">
      <style:paragraph-properties fo:margin-top="0in" fo:margin-bottom="0in" fo:background-color="#10162F"/>
    </style:style>
    <style:style style:name="T4014" style:parent-style-name="Policepardéfaut" style:family="text">
      <style:text-properties style:font-name="Segoe UI" style:font-name-complex="Segoe UI" fo:color="#FFFFFF" fo:font-size="13.5pt" style:font-size-asian="13.5pt" style:font-size-complex="13.5pt" fo:language="fr" fo:country="FR"/>
    </style:style>
    <style:style style:name="T4015" style:parent-style-name="CodeHTML" style:family="text">
      <style:text-properties style:font-name="Consolas" fo:color="#4FE0B0" fo:font-size="11pt" style:font-size-asian="11pt" style:font-size-complex="11pt" fo:language="fr" fo:country="FR"/>
    </style:style>
    <style:style style:name="T4016" style:parent-style-name="Policepardéfaut" style:family="text">
      <style:text-properties style:font-name="Segoe UI" style:font-name-complex="Segoe UI" fo:color="#FFFFFF" fo:font-size="13.5pt" style:font-size-asian="13.5pt" style:font-size-complex="13.5pt" fo:language="fr" fo:country="FR"/>
    </style:style>
    <style:style style:name="T4017" style:parent-style-name="CodeHTML" style:family="text">
      <style:text-properties style:font-name="Consolas" fo:color="#4FE0B0" fo:font-size="11pt" style:font-size-asian="11pt" style:font-size-complex="11pt" fo:language="fr" fo:country="FR"/>
    </style:style>
    <style:style style:name="T4018" style:parent-style-name="Policepardéfaut" style:family="text">
      <style:text-properties style:font-name="Segoe UI" style:font-name-complex="Segoe UI" fo:color="#FFFFFF" fo:font-size="13.5pt" style:font-size-asian="13.5pt" style:font-size-complex="13.5pt" fo:language="fr" fo:country="FR"/>
    </style:style>
    <style:style style:name="P4019" style:parent-style-name="g-md-p" style:family="paragraph">
      <style:paragraph-properties fo:margin-top="0in" fo:margin-bottom="0in" fo:background-color="#10162F"/>
    </style:style>
    <style:style style:name="T4020" style:parent-style-name="Policepardéfaut" style:family="text">
      <style:text-properties style:font-name="Segoe UI" style:font-name-complex="Segoe UI" fo:color="#FFFFFF" fo:font-size="13.5pt" style:font-size-asian="13.5pt" style:font-size-complex="13.5pt" fo:language="fr" fo:country="FR"/>
    </style:style>
    <style:style style:name="T4021" style:parent-style-name="CodeHTML" style:family="text">
      <style:text-properties style:font-name="Consolas" fo:color="#4FE0B0" fo:font-size="11pt" style:font-size-asian="11pt" style:font-size-complex="11pt" fo:language="fr" fo:country="FR"/>
    </style:style>
    <style:style style:name="T4022" style:parent-style-name="Policepardéfaut" style:family="text">
      <style:text-properties style:font-name="Segoe UI" style:font-name-complex="Segoe UI" fo:color="#FFFFFF" fo:font-size="13.5pt" style:font-size-asian="13.5pt" style:font-size-complex="13.5pt" fo:language="fr" fo:country="FR"/>
    </style:style>
    <style:style style:name="T4023" style:parent-style-name="CodeHTML" style:family="text">
      <style:text-properties style:font-name="Consolas" fo:color="#4FE0B0" fo:font-size="11pt" style:font-size-asian="11pt" style:font-size-complex="11pt" fo:language="fr" fo:country="FR"/>
    </style:style>
    <style:style style:name="T4024" style:parent-style-name="Policepardéfaut" style:family="text">
      <style:text-properties style:font-name="Segoe UI" style:font-name-complex="Segoe UI" fo:color="#FFFFFF" fo:font-size="13.5pt" style:font-size-asian="13.5pt" style:font-size-complex="13.5pt" fo:language="fr" fo:country="FR"/>
    </style:style>
    <style:style style:name="T4025" style:parent-style-name="Policepardéfaut" style:family="text">
      <style:text-properties style:font-name="Segoe UI" style:font-name-complex="Segoe UI" fo:color="#FFFFFF" fo:font-size="13.5pt" style:font-size-asian="13.5pt" style:font-size-complex="13.5pt" fo:language="fr" fo:country="FR"/>
    </style:style>
    <style:style style:name="P4026" style:parent-style-name="Titre3" style:family="paragraph">
      <style:paragraph-properties fo:background-color="#10162F"/>
    </style:style>
    <style:style style:name="T4027" style:parent-style-name="Policepardéfaut" style:family="text">
      <style:text-properties style:font-name="Segoe UI" style:font-name-complex="Segoe UI" fo:color="#FFFFFF"/>
    </style:style>
    <style:style style:name="P4028" style:parent-style-name="Normal" style:family="paragraph">
      <style:paragraph-properties style:vertical-align="middle" style:line-height-at-least="0.25in" fo:background-color="#0A0D1C"/>
      <style:text-properties style:font-name="Consolas" style:font-name-complex="Segoe UI" fo:color="#CECFD2" fo:font-size="10.5pt" style:font-size-asian="10.5pt" style:font-size-complex="10.5pt"/>
    </style:style>
    <style:style style:name="P4029" style:parent-style-name="Normal" style:family="paragraph">
      <style:paragraph-properties style:vertical-align="middle" style:line-height-at-least="0.25in" fo:background-color="#0A0D1C"/>
      <style:text-properties style:font-name="Consolas" style:font-name-complex="Segoe UI" fo:color="#908E97" fo:font-size="10.5pt" style:font-size-asian="10.5pt" style:font-size-complex="10.5pt"/>
    </style:style>
    <style:style style:name="P4030" style:parent-style-name="Normal" style:family="paragraph">
      <style:paragraph-properties style:vertical-align="middle" style:line-height-at-least="0.25in" fo:background-color="#0A0D1C"/>
      <style:text-properties style:font-name="Consolas" style:font-name-complex="Segoe UI" fo:color="#908E97" fo:font-size="10.5pt" style:font-size-asian="10.5pt" style:font-size-complex="10.5pt"/>
    </style:style>
    <style:style style:name="P4031" style:parent-style-name="Normal" style:family="paragraph">
      <style:paragraph-properties style:vertical-align="auto" fo:background-color="#0A0D1C"/>
    </style:style>
    <style:style style:name="P4032" style:parent-style-name="Normal" style:family="paragraph">
      <style:paragraph-properties fo:background-color="#0A0D1C"/>
    </style:style>
    <style:style style:name="T4033" style:parent-style-name="gamut-xz9pfx-hiddentext" style:family="text">
      <style:text-properties style:font-name="Segoe UI" style:font-name-complex="Segoe UI" fo:color="#FFFFFF" fo:font-size="1pt" style:font-size-asian="1pt" style:font-size-complex="1pt"/>
    </style:style>
    <style:style style:name="P4034" style:parent-style-name="PréformatéHTML" style:family="paragraph">
      <style:paragraph-properties fo:background-color="#000000"/>
    </style:style>
    <style:style style:name="T4035" style:parent-style-name="jqconsole-cursor" style:family="text">
      <style:text-properties fo:color="#A2A2A6" fo:font-size="13.5pt" style:font-size-asian="13.5pt" style:font-size-complex="13.5pt" fo:language="fr" fo:country="FR"/>
    </style:style>
    <style:style style:name="P4036" style:parent-style-name="Normal" style:family="paragraph">
      <style:paragraph-properties fo:background-color="#000000"/>
    </style:style>
    <style:style style:name="P4037" style:parent-style-name="Normal" style:family="paragraph">
      <style:paragraph-properties fo:background-color="#0A0D1C"/>
      <style:text-properties style:font-name="Segoe UI" style:font-name-complex="Segoe UI" fo:color="#FFFFFF" fo:font-size="13.5pt" style:font-size-asian="13.5pt" style:font-size-complex="13.5pt"/>
    </style:style>
    <style:style style:name="P4038" style:parent-style-name="Normal" style:family="paragraph">
      <style:paragraph-properties fo:background-color="#0A0D1C"/>
      <style:text-properties style:font-name="Segoe UI" style:font-name-complex="Segoe UI" fo:color="#FFFFFF" fo:font-size="13.5pt" style:font-size-asian="13.5pt" style:font-size-complex="13.5pt"/>
    </style:style>
    <style:style style:name="P4039" style:parent-style-name="Titre2" style:family="paragraph">
      <style:paragraph-properties fo:background-color="#10162F"/>
      <style:text-properties style:font-name="Segoe UI" style:font-name-complex="Segoe UI" fo:color="#FFFFFF"/>
    </style:style>
    <style:style style:name="P4040" style:parent-style-name="g-md-p" style:family="paragraph">
      <style:paragraph-properties fo:margin-top="0in" fo:margin-bottom="0in" fo:background-color="#10162F"/>
    </style:style>
    <style:style style:name="T4041" style:parent-style-name="CodeHTML" style:family="text">
      <style:text-properties style:font-name="Consolas" fo:color="#4FE0B0" fo:font-size="11pt" style:font-size-asian="11pt" style:font-size-complex="11pt" fo:language="fr" fo:country="FR"/>
    </style:style>
    <style:style style:name="T4042" style:parent-style-name="Policepardéfaut" style:family="text">
      <style:text-properties style:font-name="Segoe UI" style:font-name-complex="Segoe UI" fo:color="#FFFFFF" fo:font-size="13.5pt" style:font-size-asian="13.5pt" style:font-size-complex="13.5pt" fo:language="fr" fo:country="FR"/>
    </style:style>
    <style:style style:name="T4043" style:parent-style-name="Policepardéfaut" style:family="text">
      <style:text-properties style:font-name="Segoe UI" style:font-name-complex="Segoe UI" fo:color="#FFFFFF" fo:font-size="13.5pt" style:font-size-asian="13.5pt" style:font-size-complex="13.5pt" fo:language="fr" fo:country="FR"/>
    </style:style>
    <style:style style:name="T4044" style:parent-style-name="CodeHTML" style:family="text">
      <style:text-properties style:font-name="Consolas" fo:color="#4FE0B0" fo:font-size="11pt" style:font-size-asian="11pt" style:font-size-complex="11pt" fo:language="fr" fo:country="FR"/>
    </style:style>
    <style:style style:name="T4045" style:parent-style-name="Policepardéfaut" style:family="text">
      <style:text-properties style:font-name="Segoe UI" style:font-name-complex="Segoe UI" fo:color="#FFFFFF" fo:font-size="13.5pt" style:font-size-asian="13.5pt" style:font-size-complex="13.5pt" fo:language="fr" fo:country="FR"/>
    </style:style>
    <style:style style:name="P4046" style:parent-style-name="g-md-p" style:family="paragraph">
      <style:paragraph-properties fo:margin-top="0in" fo:margin-bottom="0in" fo:background-color="#10162F"/>
    </style:style>
    <style:style style:name="T4047" style:parent-style-name="Policepardéfaut" style:family="text">
      <style:text-properties style:font-name="Segoe UI" style:font-name-complex="Segoe UI" fo:color="#FFFFFF" fo:font-size="13.5pt" style:font-size-asian="13.5pt" style:font-size-complex="13.5pt" fo:language="fr" fo:country="FR"/>
    </style:style>
    <style:style style:name="T4048" style:parent-style-name="Policepardéfaut" style:family="text">
      <style:text-properties style:font-name="Segoe UI" style:font-name-complex="Segoe UI" fo:color="#FFFFFF" fo:font-size="13.5pt" style:font-size-asian="13.5pt" style:font-size-complex="13.5pt" fo:language="fr" fo:country="FR"/>
    </style:style>
    <style:style style:name="T4049" style:parent-style-name="CodeHTML" style:family="text">
      <style:text-properties style:font-name="Consolas" fo:color="#4FE0B0" fo:font-size="11pt" style:font-size-asian="11pt" style:font-size-complex="11pt" fo:language="fr" fo:country="FR"/>
    </style:style>
    <style:style style:name="T4050" style:parent-style-name="Policepardéfaut" style:family="text">
      <style:text-properties style:font-name="Segoe UI" style:font-name-complex="Segoe UI" fo:color="#FFFFFF" fo:font-size="13.5pt" style:font-size-asian="13.5pt" style:font-size-complex="13.5pt" fo:language="fr" fo:country="FR"/>
    </style:style>
    <style:style style:name="T4051" style:parent-style-name="CodeHTML" style:family="text">
      <style:text-properties style:font-name="Consolas" fo:color="#4FE0B0" fo:font-size="11pt" style:font-size-asian="11pt" style:font-size-complex="11pt" fo:language="fr" fo:country="FR"/>
    </style:style>
    <style:style style:name="T4052" style:parent-style-name="Policepardéfaut" style:family="text">
      <style:text-properties style:font-name="Segoe UI" style:font-name-complex="Segoe UI" fo:color="#FFFFFF" fo:font-size="13.5pt" style:font-size-asian="13.5pt" style:font-size-complex="13.5pt" fo:language="fr" fo:country="FR"/>
    </style:style>
    <style:style style:name="P4053" style:parent-style-name="PréformatéHTML" style:family="paragraph">
      <style:paragraph-properties fo:background-color="#211E2F"/>
    </style:style>
    <style:style style:name="T4054" style:parent-style-name="mtk12" style:family="text">
      <style:text-properties style:font-name="Consolas" fo:color="#B3CCFF" fo:font-size="13.5pt" style:font-size-asian="13.5pt" style:font-size-complex="13.5pt"/>
    </style:style>
    <style:style style:name="T4055" style:parent-style-name="mtk1" style:family="text">
      <style:text-properties style:font-name="Consolas" fo:color="#FFFFFF" fo:font-size="13.5pt" style:font-size-asian="13.5pt" style:font-size-complex="13.5pt"/>
    </style:style>
    <style:style style:name="T4056" style:parent-style-name="mtk10" style:family="text">
      <style:text-properties style:font-name="Consolas" fo:color="#83FFF5" fo:font-size="13.5pt" style:font-size-asian="13.5pt" style:font-size-complex="13.5pt"/>
    </style:style>
    <style:style style:name="T4057" style:parent-style-name="mtk1" style:family="text">
      <style:text-properties style:font-name="Consolas" fo:color="#FFFFFF" fo:font-size="13.5pt" style:font-size-asian="13.5pt" style:font-size-complex="13.5pt"/>
    </style:style>
    <style:style style:name="T4058" style:parent-style-name="mtk8" style:family="text">
      <style:text-properties style:font-name="Consolas" style:font-name-asian="Liberation Mono" fo:color="#FFE083" fo:font-size="13.5pt" style:font-size-asian="13.5pt" style:font-size-complex="13.5pt"/>
    </style:style>
    <style:style style:name="T4059" style:parent-style-name="mtk1" style:family="text">
      <style:text-properties style:font-name="Consolas" fo:color="#FFFFFF" fo:font-size="13.5pt" style:font-size-asian="13.5pt" style:font-size-complex="13.5pt"/>
    </style:style>
    <style:style style:name="T4060" style:parent-style-name="mtk10" style:family="text">
      <style:text-properties style:font-name="Consolas" fo:color="#83FFF5" fo:font-size="13.5pt" style:font-size-asian="13.5pt" style:font-size-complex="13.5pt"/>
    </style:style>
    <style:style style:name="T4061" style:parent-style-name="mtk1" style:family="text">
      <style:text-properties style:font-name="Consolas" fo:color="#FFFFFF" fo:font-size="13.5pt" style:font-size-asian="13.5pt" style:font-size-complex="13.5pt"/>
    </style:style>
    <style:style style:name="T4062" style:parent-style-name="mtk4" style:family="text">
      <style:text-properties style:font-name="Consolas" fo:color="#EA6C8B" fo:font-size="13.5pt" style:font-size-asian="13.5pt" style:font-size-complex="13.5pt"/>
    </style:style>
    <style:style style:name="T4063" style:parent-style-name="mtk1" style:family="text">
      <style:text-properties style:font-name="Consolas" fo:color="#FFFFFF" fo:font-size="13.5pt" style:font-size-asian="13.5pt" style:font-size-complex="13.5pt"/>
    </style:style>
    <style:style style:name="T4064" style:parent-style-name="mtk10" style:family="text">
      <style:text-properties style:font-name="Consolas" fo:color="#83FFF5" fo:font-size="13.5pt" style:font-size-asian="13.5pt" style:font-size-complex="13.5pt"/>
    </style:style>
    <style:style style:name="T4065" style:parent-style-name="mtk1" style:family="text">
      <style:text-properties style:font-name="Consolas" fo:color="#FFFFFF" fo:font-size="13.5pt" style:font-size-asian="13.5pt" style:font-size-complex="13.5pt"/>
    </style:style>
    <style:style style:name="T4066" style:parent-style-name="mtk5" style:family="text">
      <style:text-properties style:font-name="Consolas" fo:color="#CC7BC2" fo:font-size="13.5pt" style:font-size-asian="13.5pt" style:font-size-complex="13.5pt"/>
    </style:style>
    <style:style style:name="T4067" style:parent-style-name="mtk1" style:family="text">
      <style:text-properties style:font-name="Consolas" fo:color="#FFFFFF" fo:font-size="13.5pt" style:font-size-asian="13.5pt" style:font-size-complex="13.5pt"/>
    </style:style>
    <style:style style:name="T4068" style:parent-style-name="mtk10" style:family="text">
      <style:text-properties style:font-name="Consolas" fo:color="#83FFF5" fo:font-size="13.5pt" style:font-size-asian="13.5pt" style:font-size-complex="13.5pt"/>
    </style:style>
    <style:style style:name="T4069" style:parent-style-name="mtk1" style:family="text">
      <style:text-properties style:font-name="Consolas" fo:color="#FFFFFF" fo:font-size="13.5pt" style:font-size-asian="13.5pt" style:font-size-complex="13.5pt"/>
    </style:style>
    <style:style style:name="T4070" style:parent-style-name="mtk5" style:family="text">
      <style:text-properties style:font-name="Consolas" fo:color="#CC7BC2" fo:font-size="13.5pt" style:font-size-asian="13.5pt" style:font-size-complex="13.5pt"/>
    </style:style>
    <style:style style:name="T4071" style:parent-style-name="mtk1" style:family="text">
      <style:text-properties style:font-name="Consolas" fo:color="#FFFFFF" fo:font-size="13.5pt" style:font-size-asian="13.5pt" style:font-size-complex="13.5pt"/>
    </style:style>
    <style:style style:name="T4072" style:parent-style-name="Policepardéfaut" style:family="text">
      <style:text-properties style:font-name="Consolas" fo:color="#939598" fo:font-size="13.5pt" style:font-size-asian="13.5pt" style:font-size-complex="13.5pt"/>
    </style:style>
    <style:style style:name="T4073" style:parent-style-name="mtk12" style:family="text">
      <style:text-properties style:font-name="Consolas" fo:color="#B3CCFF" fo:font-size="13.5pt" style:font-size-asian="13.5pt" style:font-size-complex="13.5pt"/>
    </style:style>
    <style:style style:name="T4074" style:parent-style-name="mtk1" style:family="text">
      <style:text-properties style:font-name="Consolas" fo:color="#FFFFFF" fo:font-size="13.5pt" style:font-size-asian="13.5pt" style:font-size-complex="13.5pt"/>
    </style:style>
    <style:style style:name="T4075" style:parent-style-name="mtk9" style:family="text">
      <style:text-properties style:font-name="Consolas" fo:color="#FF8973" fo:font-size="13.5pt" style:font-size-asian="13.5pt" style:font-size-complex="13.5pt"/>
    </style:style>
    <style:style style:name="T4076" style:parent-style-name="mtk1" style:family="text">
      <style:text-properties style:font-name="Consolas" fo:color="#FFFFFF" fo:font-size="13.5pt" style:font-size-asian="13.5pt" style:font-size-complex="13.5pt"/>
    </style:style>
    <style:style style:name="T4077" style:parent-style-name="mtk10" style:family="text">
      <style:text-properties style:font-name="Consolas" fo:color="#83FFF5" fo:font-size="13.5pt" style:font-size-asian="13.5pt" style:font-size-complex="13.5pt"/>
    </style:style>
    <style:style style:name="T4078" style:parent-style-name="mtk1" style:family="text">
      <style:text-properties style:font-name="Consolas" fo:color="#FFFFFF" fo:font-size="13.5pt" style:font-size-asian="13.5pt" style:font-size-complex="13.5pt"/>
    </style:style>
    <style:style style:name="T4079" style:parent-style-name="mtk9" style:family="text">
      <style:text-properties style:font-name="Consolas" fo:color="#FF8973" fo:font-size="13.5pt" style:font-size-asian="13.5pt" style:font-size-complex="13.5pt"/>
    </style:style>
    <style:style style:name="T4080" style:parent-style-name="mtk1" style:family="text">
      <style:text-properties style:font-name="Consolas" fo:color="#FFFFFF" fo:font-size="13.5pt" style:font-size-asian="13.5pt" style:font-size-complex="13.5pt"/>
    </style:style>
    <style:style style:name="T4081" style:parent-style-name="Policepardéfaut" style:family="text">
      <style:text-properties style:font-name="Consolas" fo:color="#939598" fo:font-size="13.5pt" style:font-size-asian="13.5pt" style:font-size-complex="13.5pt"/>
    </style:style>
    <style:style style:name="T4082" style:parent-style-name="mtk9" style:family="text">
      <style:text-properties style:font-name="Consolas" fo:color="#FF8973" fo:font-size="13.5pt" style:font-size-asian="13.5pt" style:font-size-complex="13.5pt"/>
    </style:style>
    <style:style style:name="T4083" style:parent-style-name="mtk1" style:family="text">
      <style:text-properties style:font-name="Consolas" fo:color="#FFFFFF" fo:font-size="13.5pt" style:font-size-asian="13.5pt" style:font-size-complex="13.5pt"/>
    </style:style>
    <style:style style:name="T4084" style:parent-style-name="mtk10" style:family="text">
      <style:text-properties style:font-name="Consolas" fo:color="#83FFF5" fo:font-size="13.5pt" style:font-size-asian="13.5pt" style:font-size-complex="13.5pt"/>
    </style:style>
    <style:style style:name="T4085" style:parent-style-name="mtk1" style:family="text">
      <style:text-properties style:font-name="Consolas" fo:color="#FFFFFF" fo:font-size="13.5pt" style:font-size-asian="13.5pt" style:font-size-complex="13.5pt"/>
    </style:style>
    <style:style style:name="T4086" style:parent-style-name="mtk9" style:family="text">
      <style:text-properties style:font-name="Consolas" fo:color="#FF8973" fo:font-size="13.5pt" style:font-size-asian="13.5pt" style:font-size-complex="13.5pt"/>
    </style:style>
    <style:style style:name="T4087" style:parent-style-name="mtk1" style:family="text">
      <style:text-properties style:font-name="Consolas" fo:color="#FFFFFF" fo:font-size="13.5pt" style:font-size-asian="13.5pt" style:font-size-complex="13.5pt"/>
    </style:style>
    <style:style style:name="T4088" style:parent-style-name="Policepardéfaut" style:family="text">
      <style:text-properties style:font-name="Consolas" fo:color="#939598" fo:font-size="13.5pt" style:font-size-asian="13.5pt" style:font-size-complex="13.5pt"/>
    </style:style>
    <style:style style:name="P4089"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4090" style:parent-style-name="PréformatéHTML" style:family="paragraph">
      <style:paragraph-properties fo:background-color="#211E2F"/>
    </style:style>
    <style:style style:name="T4091" style:parent-style-name="mtk1" style:family="text">
      <style:text-properties style:font-name="Consolas" fo:color="#FFFFFF" fo:font-size="13.5pt" style:font-size-asian="13.5pt" style:font-size-complex="13.5pt"/>
    </style:style>
    <style:style style:name="T4092" style:parent-style-name="Policepardéfaut" style:family="text">
      <style:text-properties style:font-name="Consolas" fo:color="#939598" fo:font-size="13.5pt" style:font-size-asian="13.5pt" style:font-size-complex="13.5pt"/>
    </style:style>
    <style:style style:name="P4093" style:parent-style-name="Titre2" style:family="paragraph">
      <style:paragraph-properties fo:background-color="#10162F"/>
      <style:text-properties style:font-name="Segoe UI" style:font-name-complex="Segoe UI" fo:color="#FFFFFF"/>
    </style:style>
    <style:style style:name="P4094"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4095" style:parent-style-name="Normal" style:family="paragraph">
      <style:paragraph-properties fo:background-color="#10162F"/>
    </style:style>
    <style:style style:name="T4096" style:parent-style-name="gamut-x5l22h-styledtext" style:family="text">
      <style:text-properties style:font-name="Segoe UI" style:font-name-complex="Segoe UI" fo:color="#FFFFFF" fo:font-size="13.5pt" style:font-size-asian="13.5pt" style:font-size-complex="13.5pt"/>
    </style:style>
    <style:style style:name="P4097" style:parent-style-name="Titre2" style:family="paragraph">
      <style:paragraph-properties fo:background-color="#10162F"/>
      <style:text-properties style:font-name="Segoe UI" style:font-name-complex="Segoe UI" fo:color="#FFFFFF"/>
    </style:style>
    <style:style style:name="P4098" style:parent-style-name="g-md-p" style:family="paragraph">
      <style:paragraph-properties fo:margin-top="0in" fo:margin-bottom="0in" fo:background-color="#10162F"/>
    </style:style>
    <style:style style:name="T4099" style:parent-style-name="Policepardéfaut" style:family="text">
      <style:text-properties style:font-name="Segoe UI" style:font-name-complex="Segoe UI" fo:color="#FFFFFF" fo:font-size="13.5pt" style:font-size-asian="13.5pt" style:font-size-complex="13.5pt" fo:language="fr" fo:country="FR"/>
    </style:style>
    <style:style style:name="T4100" style:parent-style-name="CodeHTML" style:family="text">
      <style:text-properties style:font-name="Consolas" fo:color="#4FE0B0" fo:font-size="11pt" style:font-size-asian="11pt" style:font-size-complex="11pt" fo:language="fr" fo:country="FR"/>
    </style:style>
    <style:style style:name="T4101" style:parent-style-name="Policepardéfaut" style:family="text">
      <style:text-properties style:font-name="Segoe UI" style:font-name-complex="Segoe UI" fo:color="#FFFFFF" fo:font-size="13.5pt" style:font-size-asian="13.5pt" style:font-size-complex="13.5pt" fo:language="fr" fo:country="FR"/>
    </style:style>
    <style:style style:name="T4102" style:parent-style-name="CodeHTML" style:family="text">
      <style:text-properties style:font-name="Consolas" fo:color="#4FE0B0" fo:font-size="11pt" style:font-size-asian="11pt" style:font-size-complex="11pt" fo:language="fr" fo:country="FR"/>
    </style:style>
    <style:style style:name="T4103" style:parent-style-name="Policepardéfaut" style:family="text">
      <style:text-properties style:font-name="Segoe UI" style:font-name-complex="Segoe UI" fo:color="#FFFFFF" fo:font-size="13.5pt" style:font-size-asian="13.5pt" style:font-size-complex="13.5pt" fo:language="fr" fo:country="FR"/>
    </style:style>
    <style:style style:name="T4104" style:parent-style-name="CodeHTML" style:family="text">
      <style:text-properties style:font-name="Consolas" fo:color="#4FE0B0" fo:font-size="11pt" style:font-size-asian="11pt" style:font-size-complex="11pt" fo:language="fr" fo:country="FR"/>
    </style:style>
    <style:style style:name="T4105" style:parent-style-name="Policepardéfaut" style:family="text">
      <style:text-properties style:font-name="Segoe UI" style:font-name-complex="Segoe UI" fo:color="#FFFFFF" fo:font-size="13.5pt" style:font-size-asian="13.5pt" style:font-size-complex="13.5pt" fo:language="fr" fo:country="FR"/>
    </style:style>
    <style:style style:name="T4106" style:parent-style-name="CodeHTML" style:family="text">
      <style:text-properties style:font-name="Consolas" fo:color="#4FE0B0" fo:font-size="11pt" style:font-size-asian="11pt" style:font-size-complex="11pt" fo:language="fr" fo:country="FR"/>
    </style:style>
    <style:style style:name="T4107" style:parent-style-name="Policepardéfaut" style:family="text">
      <style:text-properties style:font-name="Segoe UI" style:font-name-complex="Segoe UI" fo:color="#FFFFFF" fo:font-size="13.5pt" style:font-size-asian="13.5pt" style:font-size-complex="13.5pt" fo:language="fr" fo:country="FR"/>
    </style:style>
    <style:style style:name="T4108" style:parent-style-name="Policepardéfaut" style:family="text">
      <style:text-properties style:font-name="Segoe UI" style:font-name-complex="Segoe UI" fo:color="#FFFFFF" fo:font-size="13.5pt" style:font-size-asian="13.5pt" style:font-size-complex="13.5pt" fo:language="fr" fo:country="FR"/>
    </style:style>
    <style:style style:name="T4109" style:parent-style-name="CodeHTML" style:family="text">
      <style:text-properties style:font-name="Consolas" fo:color="#4FE0B0" fo:font-size="11pt" style:font-size-asian="11pt" style:font-size-complex="11pt" fo:language="fr" fo:country="FR"/>
    </style:style>
    <style:style style:name="T4110" style:parent-style-name="Policepardéfaut" style:family="text">
      <style:text-properties style:font-name="Segoe UI" style:font-name-complex="Segoe UI" fo:color="#FFFFFF" fo:font-size="13.5pt" style:font-size-asian="13.5pt" style:font-size-complex="13.5pt" fo:language="fr" fo:country="FR"/>
    </style:style>
    <style:style style:name="T4111" style:parent-style-name="CodeHTML" style:family="text">
      <style:text-properties style:font-name="Consolas" fo:color="#4FE0B0" fo:font-size="11pt" style:font-size-asian="11pt" style:font-size-complex="11pt" fo:language="fr" fo:country="FR"/>
    </style:style>
    <style:style style:name="P4112"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4113" style:parent-style-name="g-md-p" style:family="paragraph">
      <style:paragraph-properties fo:margin-top="0in" fo:margin-bottom="0in" fo:background-color="#10162F"/>
    </style:style>
    <style:style style:name="T4114" style:parent-style-name="Policepardéfaut" style:family="text">
      <style:text-properties style:font-name="Segoe UI" style:font-name-complex="Segoe UI" fo:color="#FFFFFF" fo:font-size="13.5pt" style:font-size-asian="13.5pt" style:font-size-complex="13.5pt" fo:language="fr" fo:country="FR"/>
    </style:style>
    <style:style style:name="T4115" style:parent-style-name="CodeHTML" style:family="text">
      <style:text-properties style:font-name="Consolas" fo:color="#4FE0B0" fo:font-size="11pt" style:font-size-asian="11pt" style:font-size-complex="11pt" fo:language="fr" fo:country="FR"/>
    </style:style>
    <style:style style:name="T4116" style:parent-style-name="Policepardéfaut" style:family="text">
      <style:text-properties style:font-name="Segoe UI" style:font-name-complex="Segoe UI" fo:color="#FFFFFF" fo:font-size="13.5pt" style:font-size-asian="13.5pt" style:font-size-complex="13.5pt" fo:language="fr" fo:country="FR"/>
    </style:style>
    <style:style style:name="T4117" style:parent-style-name="Policepardéfaut" style:family="text">
      <style:text-properties style:font-name="Segoe UI" style:font-name-complex="Segoe UI" fo:color="#FFFFFF" fo:font-size="13.5pt" style:font-size-asian="13.5pt" style:font-size-complex="13.5pt" fo:language="fr" fo:country="FR"/>
    </style:style>
    <style:style style:name="T4118" style:parent-style-name="CodeHTML" style:family="text">
      <style:text-properties style:font-name="Consolas" fo:color="#4FE0B0" fo:font-size="11pt" style:font-size-asian="11pt" style:font-size-complex="11pt" fo:language="fr" fo:country="FR"/>
    </style:style>
    <style:style style:name="T4119" style:parent-style-name="Policepardéfaut" style:family="text">
      <style:text-properties style:font-name="Segoe UI" style:font-name-complex="Segoe UI" fo:color="#FFFFFF" fo:font-size="13.5pt" style:font-size-asian="13.5pt" style:font-size-complex="13.5pt" fo:language="fr" fo:country="FR"/>
    </style:style>
    <style:style style:name="T4120" style:parent-style-name="CodeHTML" style:family="text">
      <style:text-properties style:font-name="Consolas" fo:color="#4FE0B0" fo:font-size="11pt" style:font-size-asian="11pt" style:font-size-complex="11pt" fo:language="fr" fo:country="FR"/>
    </style:style>
    <style:style style:name="T4121" style:parent-style-name="Policepardéfaut" style:family="text">
      <style:text-properties style:font-name="Segoe UI" style:font-name-complex="Segoe UI" fo:color="#FFFFFF" fo:font-size="13.5pt" style:font-size-asian="13.5pt" style:font-size-complex="13.5pt" fo:language="fr" fo:country="FR"/>
    </style:style>
    <style:style style:name="P4122" style:parent-style-name="g-md-p" style:family="paragraph">
      <style:paragraph-properties fo:margin-top="0in" fo:margin-bottom="0in" fo:background-color="#10162F"/>
    </style:style>
    <style:style style:name="T4123" style:parent-style-name="Policepardéfaut" style:family="text">
      <style:text-properties style:font-name="Segoe UI" style:font-name-complex="Segoe UI" fo:color="#FFFFFF" fo:font-size="13.5pt" style:font-size-asian="13.5pt" style:font-size-complex="13.5pt" fo:language="fr" fo:country="FR"/>
    </style:style>
    <style:style style:name="T4124" style:parent-style-name="CodeHTML" style:family="text">
      <style:text-properties style:font-name="Consolas" fo:color="#4FE0B0" fo:font-size="11pt" style:font-size-asian="11pt" style:font-size-complex="11pt" fo:language="fr" fo:country="FR"/>
    </style:style>
    <style:style style:name="T4125" style:parent-style-name="Policepardéfaut" style:family="text">
      <style:text-properties style:font-name="Segoe UI" style:font-name-complex="Segoe UI" fo:color="#FFFFFF" fo:font-size="13.5pt" style:font-size-asian="13.5pt" style:font-size-complex="13.5pt" fo:language="fr" fo:country="FR"/>
    </style:style>
    <style:style style:name="T4126" style:parent-style-name="CodeHTML" style:family="text">
      <style:text-properties style:font-name="Consolas" fo:color="#4FE0B0" fo:font-size="11pt" style:font-size-asian="11pt" style:font-size-complex="11pt" fo:language="fr" fo:country="FR"/>
    </style:style>
    <style:style style:name="T4127" style:parent-style-name="Policepardéfaut" style:family="text">
      <style:text-properties style:font-name="Segoe UI" style:font-name-complex="Segoe UI" fo:color="#FFFFFF" fo:font-size="13.5pt" style:font-size-asian="13.5pt" style:font-size-complex="13.5pt" fo:language="fr" fo:country="FR"/>
    </style:style>
    <style:style style:name="T4128" style:parent-style-name="CodeHTML" style:family="text">
      <style:text-properties style:font-name="Consolas" fo:color="#4FE0B0" fo:font-size="11pt" style:font-size-asian="11pt" style:font-size-complex="11pt" fo:language="fr" fo:country="FR"/>
    </style:style>
    <style:style style:name="T4129" style:parent-style-name="Policepardéfaut" style:family="text">
      <style:text-properties style:font-name="Segoe UI" style:font-name-complex="Segoe UI" fo:color="#FFFFFF" fo:font-size="13.5pt" style:font-size-asian="13.5pt" style:font-size-complex="13.5pt" fo:language="fr" fo:country="FR"/>
    </style:style>
    <style:style style:name="T4130" style:parent-style-name="CodeHTML" style:family="text">
      <style:text-properties style:font-name="Consolas" fo:color="#4FE0B0" fo:font-size="11pt" style:font-size-asian="11pt" style:font-size-complex="11pt" fo:language="fr" fo:country="FR"/>
    </style:style>
    <style:style style:name="T4131" style:parent-style-name="Policepardéfaut" style:family="text">
      <style:text-properties style:font-name="Segoe UI" style:font-name-complex="Segoe UI" fo:color="#FFFFFF" fo:font-size="13.5pt" style:font-size-asian="13.5pt" style:font-size-complex="13.5pt" fo:language="fr" fo:country="FR"/>
    </style:style>
    <style:style style:name="T4132" style:parent-style-name="CodeHTML" style:family="text">
      <style:text-properties style:font-name="Consolas" fo:color="#4FE0B0" fo:font-size="11pt" style:font-size-asian="11pt" style:font-size-complex="11pt" fo:language="fr" fo:country="FR"/>
    </style:style>
    <style:style style:name="T4133" style:parent-style-name="Policepardéfaut" style:family="text">
      <style:text-properties style:font-name="Segoe UI" style:font-name-complex="Segoe UI" fo:color="#FFFFFF" fo:font-size="13.5pt" style:font-size-asian="13.5pt" style:font-size-complex="13.5pt" fo:language="fr" fo:country="FR"/>
    </style:style>
    <style:style style:name="T4134" style:parent-style-name="CodeHTML" style:family="text">
      <style:text-properties style:font-name="Consolas" fo:color="#4FE0B0" fo:font-size="11pt" style:font-size-asian="11pt" style:font-size-complex="11pt" fo:language="fr" fo:country="FR"/>
    </style:style>
    <style:style style:name="T4135" style:parent-style-name="Policepardéfaut" style:family="text">
      <style:text-properties style:font-name="Segoe UI" style:font-name-complex="Segoe UI" fo:color="#FFFFFF" fo:font-size="13.5pt" style:font-size-asian="13.5pt" style:font-size-complex="13.5pt" fo:language="fr" fo:country="FR"/>
    </style:style>
    <style:style style:name="T4136" style:parent-style-name="CodeHTML" style:family="text">
      <style:text-properties style:font-name="Consolas" fo:color="#4FE0B0" fo:font-size="11pt" style:font-size-asian="11pt" style:font-size-complex="11pt" fo:language="fr" fo:country="FR"/>
    </style:style>
    <style:style style:name="T4137" style:parent-style-name="Policepardéfaut" style:family="text">
      <style:text-properties style:font-name="Segoe UI" style:font-name-complex="Segoe UI" fo:color="#FFFFFF" fo:font-size="13.5pt" style:font-size-asian="13.5pt" style:font-size-complex="13.5pt" fo:language="fr" fo:country="FR"/>
    </style:style>
    <style:style style:name="P4138" style:parent-style-name="g-md-p" style:family="paragraph">
      <style:paragraph-properties fo:margin-top="0in" fo:margin-bottom="0in" fo:background-color="#10162F"/>
    </style:style>
    <style:style style:name="T4139" style:parent-style-name="Policepardéfaut" style:family="text">
      <style:text-properties style:font-name="Segoe UI" style:font-name-complex="Segoe UI" fo:color="#FFFFFF" fo:font-size="13.5pt" style:font-size-asian="13.5pt" style:font-size-complex="13.5pt" fo:language="fr" fo:country="FR"/>
    </style:style>
    <style:style style:name="T4140" style:parent-style-name="CodeHTML" style:family="text">
      <style:text-properties style:font-name="Consolas" fo:color="#4FE0B0" fo:font-size="11pt" style:font-size-asian="11pt" style:font-size-complex="11pt" fo:language="fr" fo:country="FR"/>
    </style:style>
    <style:style style:name="T4141" style:parent-style-name="Policepardéfaut" style:family="text">
      <style:text-properties style:font-name="Segoe UI" style:font-name-complex="Segoe UI" fo:color="#FFFFFF" fo:font-size="13.5pt" style:font-size-asian="13.5pt" style:font-size-complex="13.5pt" fo:language="fr" fo:country="FR"/>
    </style:style>
    <style:style style:name="T4142" style:parent-style-name="CodeHTML" style:family="text">
      <style:text-properties style:font-name="Consolas" fo:color="#4FE0B0" fo:font-size="11pt" style:font-size-asian="11pt" style:font-size-complex="11pt" fo:language="fr" fo:country="FR"/>
    </style:style>
    <style:style style:name="T4143" style:parent-style-name="Policepardéfaut" style:family="text">
      <style:text-properties style:font-name="Segoe UI" style:font-name-complex="Segoe UI" fo:color="#FFFFFF" fo:font-size="13.5pt" style:font-size-asian="13.5pt" style:font-size-complex="13.5pt" fo:language="fr" fo:country="FR"/>
    </style:style>
    <style:style style:name="T4144" style:parent-style-name="CodeHTML" style:family="text">
      <style:text-properties style:font-name="Consolas" fo:color="#4FE0B0" fo:font-size="11pt" style:font-size-asian="11pt" style:font-size-complex="11pt" fo:language="fr" fo:country="FR"/>
    </style:style>
    <style:style style:name="T4145" style:parent-style-name="Policepardéfaut" style:family="text">
      <style:text-properties style:font-name="Segoe UI" style:font-name-complex="Segoe UI" fo:color="#FFFFFF" fo:font-size="13.5pt" style:font-size-asian="13.5pt" style:font-size-complex="13.5pt" fo:language="fr" fo:country="FR"/>
    </style:style>
    <style:style style:name="P4146" style:parent-style-name="g-md-p" style:family="paragraph">
      <style:paragraph-properties fo:margin-top="0in" fo:margin-bottom="0in" fo:background-color="#10162F"/>
    </style:style>
    <style:style style:name="T4147" style:parent-style-name="Policepardéfaut" style:family="text">
      <style:text-properties style:font-name="Segoe UI" style:font-name-complex="Segoe UI" fo:color="#FFFFFF" fo:font-size="13.5pt" style:font-size-asian="13.5pt" style:font-size-complex="13.5pt" fo:language="fr" fo:country="FR"/>
    </style:style>
    <style:style style:name="T4148" style:parent-style-name="CodeHTML" style:family="text">
      <style:text-properties style:font-name="Consolas" fo:color="#4FE0B0" fo:font-size="11pt" style:font-size-asian="11pt" style:font-size-complex="11pt" fo:language="fr" fo:country="FR"/>
    </style:style>
    <style:style style:name="T4149" style:parent-style-name="Policepardéfaut" style:family="text">
      <style:text-properties style:font-name="Segoe UI" style:font-name-complex="Segoe UI" fo:color="#FFFFFF" fo:font-size="13.5pt" style:font-size-asian="13.5pt" style:font-size-complex="13.5pt" fo:language="fr" fo:country="FR"/>
    </style:style>
    <style:style style:name="P4150" style:parent-style-name="Titre3" style:family="paragraph">
      <style:paragraph-properties fo:background-color="#10162F"/>
    </style:style>
    <style:style style:name="T4151" style:parent-style-name="Policepardéfaut" style:family="text">
      <style:text-properties style:font-name="Segoe UI" style:font-name-complex="Segoe UI" fo:color="#FFFFFF"/>
    </style:style>
    <style:style style:name="P4152" style:parent-style-name="Normal" style:family="paragraph">
      <style:paragraph-properties style:vertical-align="middle" style:line-height-at-least="0.25in" fo:background-color="#0A0D1C"/>
      <style:text-properties style:font-name="Consolas" style:font-name-complex="Segoe UI" fo:color="#908E97" fo:font-size="10.5pt" style:font-size-asian="10.5pt" style:font-size-complex="10.5pt"/>
    </style:style>
    <style:style style:name="P4153" style:parent-style-name="Normal" style:family="paragraph">
      <style:paragraph-properties style:vertical-align="middle" style:line-height-at-least="0.25in" fo:background-color="#0A0D1C"/>
      <style:text-properties style:font-name="Consolas" style:font-name-complex="Segoe UI" fo:color="#908E97" fo:font-size="10.5pt" style:font-size-asian="10.5pt" style:font-size-complex="10.5pt"/>
    </style:style>
    <style:style style:name="P4154" style:parent-style-name="Normal" style:family="paragraph">
      <style:paragraph-properties style:vertical-align="middle" style:line-height-at-least="0.25in" fo:background-color="#0A0D1C"/>
      <style:text-properties style:font-name="Consolas" style:font-name-complex="Segoe UI" fo:color="#908E97" fo:font-size="10.5pt" style:font-size-asian="10.5pt" style:font-size-complex="10.5pt"/>
    </style:style>
    <style:style style:name="P4155" style:parent-style-name="Normal" style:family="paragraph">
      <style:paragraph-properties style:vertical-align="middle" style:line-height-at-least="0.25in" fo:background-color="#0A0D1C"/>
      <style:text-properties style:font-name="Consolas" style:font-name-complex="Segoe UI" fo:color="#CECFD2" fo:font-size="10.5pt" style:font-size-asian="10.5pt" style:font-size-complex="10.5pt"/>
    </style:style>
    <style:style style:name="P4156" style:parent-style-name="Normal" style:family="paragraph">
      <style:paragraph-properties style:vertical-align="middle" style:line-height-at-least="0.25in" fo:background-color="#0A0D1C"/>
      <style:text-properties style:font-name="Consolas" style:font-name-complex="Segoe UI" fo:color="#908E97" fo:font-size="10.5pt" style:font-size-asian="10.5pt" style:font-size-complex="10.5pt"/>
    </style:style>
    <style:style style:name="P4157" style:parent-style-name="Normal" style:family="paragraph">
      <style:paragraph-properties style:vertical-align="middle" style:line-height-at-least="0.25in" fo:background-color="#0A0D1C"/>
      <style:text-properties style:font-name="Consolas" style:font-name-complex="Segoe UI" fo:color="#908E97" fo:font-size="10.5pt" style:font-size-asian="10.5pt" style:font-size-complex="10.5pt"/>
    </style:style>
    <style:style style:name="P4158" style:parent-style-name="Normal" style:family="paragraph">
      <style:paragraph-properties style:vertical-align="auto" fo:background-color="#0A0D1C"/>
    </style:style>
    <style:style style:name="P4159" style:parent-style-name="Normal" style:family="paragraph">
      <style:paragraph-properties fo:background-color="#0A0D1C"/>
    </style:style>
    <style:style style:name="T4160" style:parent-style-name="gamut-xz9pfx-hiddentext" style:family="text">
      <style:text-properties style:font-name="Segoe UI" style:font-name-complex="Segoe UI" fo:color="#FFFFFF" fo:font-size="1pt" style:font-size-asian="1pt" style:font-size-complex="1pt" fo:language="fr" fo:country="FR"/>
    </style:style>
    <style:style style:name="P4161" style:parent-style-name="PréformatéHTML" style:family="paragraph">
      <style:paragraph-properties fo:background-color="#000000"/>
    </style:style>
    <style:style style:name="T4162" style:parent-style-name="jqconsole-stdout" style:family="text">
      <style:text-properties fo:color="#FFFFFF" fo:font-size="13.5pt" style:font-size-asian="13.5pt" style:font-size-complex="13.5pt" fo:language="fr" fo:country="FR"/>
    </style:style>
    <style:style style:name="T4163" style:parent-style-name="jqconsole-stdout" style:family="text">
      <style:text-properties fo:color="#FFFFFF" fo:font-size="13.5pt" style:font-size-asian="13.5pt" style:font-size-complex="13.5pt" fo:language="fr" fo:country="FR"/>
    </style:style>
    <style:style style:name="P4164" style:parent-style-name="PréformatéHTML" style:family="paragraph">
      <style:paragraph-properties fo:background-color="#000000"/>
    </style:style>
    <style:style style:name="T4165" style:parent-style-name="jqconsole-cursor" style:family="text">
      <style:text-properties fo:color="#A2A2A6" fo:font-size="13.5pt" style:font-size-asian="13.5pt" style:font-size-complex="13.5pt" fo:language="fr" fo:country="FR"/>
    </style:style>
    <style:style style:name="P4166" style:parent-style-name="Normal" style:family="paragraph">
      <style:paragraph-properties fo:background-color="#000000"/>
    </style:style>
    <style:style style:name="P4167" style:parent-style-name="Normal" style:family="paragraph">
      <style:paragraph-properties fo:background-color="#10162F"/>
    </style:style>
    <style:style style:name="T4168" style:parent-style-name="gamut-1cmg8yk-box" style:family="text">
      <style:text-properties style:font-name="Segoe UI Symbol" style:font-name-complex="Segoe UI Symbol" fo:color="#FFFFFF" fo:font-size="13.5pt" style:font-size-asian="13.5pt" style:font-size-complex="13.5pt"/>
    </style:style>
    <style:style style:name="P4169" style:parent-style-name="Normal" style:family="paragraph">
      <style:paragraph-properties fo:background-color="#10162F"/>
    </style:style>
    <style:style style:name="T4170" style:parent-style-name="styles_markdown__y5hhd" style:family="text">
      <style:text-properties style:font-name="Segoe UI" style:font-name-complex="Segoe UI" fo:color="#FFFFFF" fo:font-size="13.5pt" style:font-size-asian="13.5pt" style:font-size-complex="13.5pt"/>
    </style:style>
    <style:style style:name="P4171" style:parent-style-name="Titre2" style:family="paragraph">
      <style:paragraph-properties fo:background-color="#10162F"/>
      <style:text-properties style:font-name="Segoe UI" style:font-name-complex="Segoe UI" fo:color="#FFFFFF"/>
    </style:style>
    <style:style style:name="P4172" style:parent-style-name="g-md-p" style:family="paragraph">
      <style:paragraph-properties fo:margin-top="0in" fo:background-color="#10162F"/>
      <style:text-properties style:font-name="Segoe UI" style:font-name-complex="Segoe UI" fo:color="#FFFFFF" fo:font-size="13.5pt" style:font-size-asian="13.5pt" style:font-size-complex="13.5pt" fo:language="fr" fo:country="FR"/>
    </style:style>
    <style:style style:name="P4173"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4174"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4175" style:parent-style-name="Normal" style:family="paragraph">
      <style:paragraph-properties style:vertical-align="auto" fo:margin-top="0.0694in" fo:margin-bottom="0.0694in" fo:background-color="#10162F"/>
      <style:text-properties style:font-name="Segoe UI" style:font-name-complex="Segoe UI" fo:color="#FFFFFF" fo:font-size="13.5pt" style:font-size-asian="13.5pt" style:font-size-complex="13.5pt" fo:hyphenate="true"/>
    </style:style>
    <style:style style:name="P4176" style:parent-style-name="g-md-p" style:family="paragraph">
      <style:paragraph-properties fo:margin-top="0in" fo:margin-bottom="0in" fo:background-color="#10162F"/>
      <style:text-properties style:font-name="Segoe UI" style:font-name-complex="Segoe UI" fo:color="#FFFFFF" fo:font-size="13.5pt" style:font-size-asian="13.5pt" style:font-size-complex="13.5pt" fo:language="fr" fo:country="FR"/>
    </style:style>
    <style:style style:name="P4177"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4178" style:parent-style-name="Titre3" style:family="paragraph">
      <style:paragraph-properties fo:background-color="#FFFFFF"/>
      <style:text-properties style:font-name="Segoe UI" style:font-name-complex="Segoe UI" fo:color="#0A0D1C"/>
    </style:style>
    <style:style style:name="P4179" style:parent-style-name="Normal" style:family="paragraph">
      <style:paragraph-properties fo:background-color="#FFFFFF"/>
    </style:style>
    <style:style style:name="T4180" style:parent-style-name="gamut-uidoxx-styledtext" style:family="text">
      <style:text-properties style:font-name="Segoe UI" style:font-name-complex="Segoe UI" fo:color="#10162F" fo:font-size="13.5pt" style:font-size-asian="13.5pt" style:font-size-complex="13.5pt"/>
    </style:style>
    <style:style style:name="P4181" style:parent-style-name="g-md-p" style:family="paragraph">
      <style:paragraph-properties fo:margin-top="0in" fo:background-color="#FFFFFF"/>
    </style:style>
    <style:style style:name="T4182" style:parent-style-name="Policepardéfaut" style:family="text">
      <style:text-properties style:font-name="Segoe UI" style:font-name-complex="Segoe UI" fo:color="#10162F" fo:font-size="13.5pt" style:font-size-asian="13.5pt" style:font-size-complex="13.5pt" fo:language="fr" fo:country="FR"/>
    </style:style>
    <style:style style:name="T4183" style:parent-style-name="Policepardéfaut" style:family="text">
      <style:text-properties style:font-name="Segoe UI" style:font-name-complex="Segoe UI" fo:color="#10162F" fo:font-size="13.5pt" style:font-size-asian="13.5pt" style:font-size-complex="13.5pt" fo:language="fr" fo:country="FR"/>
    </style:style>
    <style:style style:name="T4184" style:parent-style-name="Lienhypertexte" style:family="text">
      <style:text-properties style:font-name="Segoe UI" style:font-name-complex="Segoe UI" fo:color="#3A10E5" fo:font-size="13.5pt" style:font-size-asian="13.5pt" style:font-size-complex="13.5pt" fo:language="fr" fo:country="FR"/>
    </style:style>
    <style:style style:name="T4185" style:parent-style-name="Policepardéfaut" style:family="text">
      <style:text-properties style:font-name="Segoe UI" style:font-name-complex="Segoe UI" fo:color="#10162F" fo:font-size="13.5pt" style:font-size-asian="13.5pt" style:font-size-complex="13.5pt" fo:language="fr" fo:country="FR"/>
    </style:style>
    <style:style style:name="P4186"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FR"/>
    </style:style>
    <style:style style:name="P4187" style:parent-style-name="Normal" style:family="paragraph">
      <style:paragraph-properties fo:background-color="#FFFFFF"/>
    </style:style>
    <style:style style:name="T4188" style:parent-style-name="Lienhypertexte" style:family="text">
      <style:text-properties style:font-name="Segoe UI" style:font-name-complex="Segoe UI" fo:color="#3A10E5" fo:font-size="13.5pt" style:font-size-asian="13.5pt" style:font-size-complex="13.5pt"/>
    </style:style>
    <style:style style:name="P4189" style:parent-style-name="Normal" style:family="paragraph">
      <style:paragraph-properties fo:background-color="#FFFFFF"/>
    </style:style>
    <style:style style:name="T4190" style:parent-style-name="Policepardéfaut" style:family="text">
      <style:text-properties style:font-name="Segoe UI" style:font-name-complex="Segoe UI" fo:color="#10162F" fo:font-size="13.5pt" style:font-size-asian="13.5pt" style:font-size-complex="13.5pt"/>
    </style:style>
    <style:style style:name="P4191" style:parent-style-name="Normal" style:family="paragraph">
      <style:paragraph-properties fo:background-color="#FFFFFF"/>
      <style:text-properties style:font-name="Segoe UI" style:font-name-complex="Segoe UI" fo:color="#10162F" fo:font-size="13.5pt" style:font-size-asian="13.5pt" style:font-size-complex="13.5pt"/>
    </style:style>
    <style:style style:name="P4192" style:parent-style-name="g-md-p" style:family="paragraph">
      <style:paragraph-properties fo:margin-top="0in" fo:background-color="#FFFFFF"/>
    </style:style>
    <style:style style:name="T4193" style:parent-style-name="Policepardéfaut" style:family="text">
      <style:text-properties style:font-name="Segoe UI" style:font-name-complex="Segoe UI" fo:color="#10162F" fo:font-size="13.5pt" style:font-size-asian="13.5pt" style:font-size-complex="13.5pt" fo:language="fr" fo:country="FR"/>
    </style:style>
    <style:style style:name="T4194" style:parent-style-name="Accentuation" style:family="text">
      <style:text-properties style:font-name="Segoe UI" style:font-name-complex="Segoe UI" fo:color="#10162F" fo:font-size="13.5pt" style:font-size-asian="13.5pt" style:font-size-complex="13.5pt" fo:language="fr" fo:country="FR"/>
    </style:style>
    <style:style style:name="T4195" style:parent-style-name="Policepardéfaut" style:family="text">
      <style:text-properties style:font-name="Segoe UI" style:font-name-complex="Segoe UI" fo:color="#10162F" fo:font-size="13.5pt" style:font-size-asian="13.5pt" style:font-size-complex="13.5pt" fo:language="fr" fo:country="FR"/>
    </style:style>
    <style:style style:name="T4196" style:parent-style-name="Policepardéfaut" style:family="text">
      <style:text-properties style:font-name="Segoe UI" style:font-name-complex="Segoe UI" fo:color="#10162F" fo:font-size="13.5pt" style:font-size-asian="13.5pt" style:font-size-complex="13.5pt" fo:language="fr" fo:country="FR"/>
    </style:style>
    <style:style style:name="T4197" style:parent-style-name="Accentuation" style:family="text">
      <style:text-properties style:font-name="Segoe UI" style:font-name-complex="Segoe UI" fo:color="#10162F" fo:font-size="13.5pt" style:font-size-asian="13.5pt" style:font-size-complex="13.5pt" fo:language="fr" fo:country="FR"/>
    </style:style>
    <style:style style:name="T4198" style:parent-style-name="Policepardéfaut" style:family="text">
      <style:text-properties style:font-name="Segoe UI" style:font-name-complex="Segoe UI" fo:color="#10162F" fo:font-size="13.5pt" style:font-size-asian="13.5pt" style:font-size-complex="13.5pt" fo:language="fr" fo:country="FR"/>
    </style:style>
    <style:style style:name="P4199" style:parent-style-name="g-md-p" style:family="paragraph">
      <style:paragraph-properties fo:margin-top="0in" fo:background-color="#FFFFFF"/>
    </style:style>
    <style:style style:name="T4200" style:parent-style-name="Policepardéfaut" style:family="text">
      <style:text-properties style:font-name="Segoe UI" style:font-name-complex="Segoe UI" fo:color="#10162F" fo:font-size="13.5pt" style:font-size-asian="13.5pt" style:font-size-complex="13.5pt" fo:language="fr" fo:country="FR"/>
    </style:style>
    <style:style style:name="T4201" style:parent-style-name="Lienhypertexte" style:family="text">
      <style:text-properties style:font-name="Segoe UI" style:font-name-complex="Segoe UI" fo:color="#3A10E5" fo:font-size="13.5pt" style:font-size-asian="13.5pt" style:font-size-complex="13.5pt" fo:language="fr" fo:country="FR"/>
    </style:style>
    <style:style style:name="T4202" style:parent-style-name="Policepardéfaut" style:family="text">
      <style:text-properties style:font-name="Segoe UI" style:font-name-complex="Segoe UI" fo:color="#10162F" fo:font-size="13.5pt" style:font-size-asian="13.5pt" style:font-size-complex="13.5pt" fo:language="fr" fo:country="FR"/>
    </style:style>
    <style:style style:name="T4203" style:parent-style-name="Policepardéfaut" style:family="text">
      <style:text-properties style:font-name="Segoe UI" style:font-name-complex="Segoe UI" fo:color="#10162F" fo:font-size="13.5pt" style:font-size-asian="13.5pt" style:font-size-complex="13.5pt" fo:language="fr" fo:country="FR"/>
    </style:style>
    <style:style style:name="P4204" style:parent-style-name="Normal" style:family="paragraph">
      <style:paragraph-properties fo:background-color="#FFFFFF"/>
    </style:style>
    <style:style style:name="T4205" style:parent-style-name="Lienhypertexte" style:family="text">
      <style:text-properties style:font-name="Segoe UI" style:font-name-complex="Segoe UI" fo:color="#3A10E5" fo:font-size="13.5pt" style:font-size-asian="13.5pt" style:font-size-complex="13.5pt"/>
    </style:style>
    <style:style style:name="P4206" style:parent-style-name="Normal" style:family="paragraph">
      <style:paragraph-properties fo:background-color="#FFFFFF"/>
    </style:style>
    <style:style style:name="T4207" style:parent-style-name="Policepardéfaut" style:family="text">
      <style:text-properties style:font-name="Segoe UI" style:font-name-complex="Segoe UI" fo:color="#10162F" fo:font-size="13.5pt" style:font-size-asian="13.5pt" style:font-size-complex="13.5pt"/>
    </style:style>
    <style:style style:name="P4208" style:parent-style-name="Normal" style:family="paragraph">
      <style:paragraph-properties fo:background-color="#FFFFFF"/>
      <style:text-properties style:font-name="Segoe UI" style:font-name-complex="Segoe UI" fo:color="#10162F" fo:font-size="13.5pt" style:font-size-asian="13.5pt" style:font-size-complex="13.5pt"/>
    </style:style>
    <style:style style:name="P4209"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FR"/>
    </style:style>
    <style:style style:name="P4210" style:parent-style-name="Normal" style:family="paragraph">
      <style:paragraph-properties fo:background-color="#FFFFFF"/>
    </style:style>
    <style:style style:name="T4211" style:parent-style-name="Lienhypertexte" style:family="text">
      <style:text-properties style:font-name="Segoe UI" style:font-name-complex="Segoe UI" fo:color="#3A10E5" fo:font-size="13.5pt" style:font-size-asian="13.5pt" style:font-size-complex="13.5pt"/>
    </style:style>
    <style:style style:name="P4212" style:parent-style-name="Normal" style:family="paragraph">
      <style:paragraph-properties fo:background-color="#FFFFFF"/>
    </style:style>
    <style:style style:name="T4213" style:parent-style-name="Policepardéfaut" style:family="text">
      <style:text-properties style:font-name="Segoe UI" style:font-name-complex="Segoe UI" fo:color="#10162F" fo:font-size="13.5pt" style:font-size-asian="13.5pt" style:font-size-complex="13.5pt"/>
    </style:style>
    <style:style style:name="P4214" style:parent-style-name="Normal" style:family="paragraph">
      <style:paragraph-properties fo:background-color="#FFFFFF"/>
      <style:text-properties style:font-name="Segoe UI" style:font-name-complex="Segoe UI" fo:color="#10162F" fo:font-size="13.5pt" style:font-size-asian="13.5pt" style:font-size-complex="13.5pt"/>
    </style:style>
    <style:style style:name="P4215" style:parent-style-name="Normal" style:family="paragraph">
      <style:paragraph-properties fo:background-color="#FFFFFF"/>
    </style:style>
    <style:style style:name="T4216" style:parent-style-name="Lienhypertexte" style:family="text">
      <style:text-properties style:font-name="Segoe UI" style:font-name-complex="Segoe UI" fo:color="#3A10E5" fo:font-size="13.5pt" style:font-size-asian="13.5pt" style:font-size-complex="13.5pt"/>
    </style:style>
    <style:style style:name="P4217" style:parent-style-name="Normal" style:family="paragraph">
      <style:paragraph-properties fo:background-color="#FFFFFF"/>
    </style:style>
    <style:style style:name="T4218" style:parent-style-name="Policepardéfaut" style:family="text">
      <style:text-properties style:font-name="Segoe UI" style:font-name-complex="Segoe UI" fo:color="#10162F" fo:font-size="13.5pt" style:font-size-asian="13.5pt" style:font-size-complex="13.5pt"/>
    </style:style>
    <style:style style:name="P4219" style:parent-style-name="Normal" style:family="paragraph">
      <style:paragraph-properties fo:background-color="#FFFFFF"/>
    </style:style>
    <style:style style:name="T4220" style:parent-style-name="Policepardéfaut" style:family="text">
      <style:text-properties style:font-name="Segoe UI" style:font-name-complex="Segoe UI" fo:color="#10162F" fo:font-size="13.5pt" style:font-size-asian="13.5pt" style:font-size-complex="13.5pt"/>
    </style:style>
    <style:style style:name="T4221" style:parent-style-name="Lienhypertexte" style:family="text">
      <style:text-properties style:font-name="Segoe UI" style:font-name-complex="Segoe UI" fo:color="#3A10E5" fo:font-size="13.5pt" style:font-size-asian="13.5pt" style:font-size-complex="13.5pt"/>
    </style:style>
    <style:style style:name="T4222" style:parent-style-name="Policepardéfaut" style:family="text">
      <style:text-properties style:font-name="Segoe UI" style:font-name-complex="Segoe UI" fo:color="#10162F" fo:font-size="13.5pt" style:font-size-asian="13.5pt" style:font-size-complex="13.5pt"/>
    </style:style>
    <style:style style:name="P4223"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FR"/>
    </style:style>
    <style:style style:name="P4224" style:parent-style-name="Normal" style:family="paragraph">
      <style:paragraph-properties fo:background-color="#FFFFFF"/>
    </style:style>
    <style:style style:name="T4225" style:parent-style-name="Lienhypertexte" style:family="text">
      <style:text-properties style:font-name="Segoe UI" style:font-name-complex="Segoe UI" fo:color="#3A10E5" fo:font-size="13.5pt" style:font-size-asian="13.5pt" style:font-size-complex="13.5pt"/>
    </style:style>
    <style:style style:name="T4226" style:parent-style-name="Lienhypertexte" style:family="text">
      <style:text-properties style:font-name="Segoe UI" style:font-name-complex="Segoe UI" fo:color="#3A10E5" fo:font-size="13.5pt" style:font-size-asian="13.5pt" style:font-size-complex="13.5pt"/>
    </style:style>
    <style:style style:name="P4227" style:parent-style-name="Normal" style:family="paragraph">
      <style:paragraph-properties fo:background-color="#FFFFFF"/>
    </style:style>
    <style:style style:name="T4228" style:parent-style-name="Policepardéfaut" style:family="text">
      <style:text-properties style:font-name="Segoe UI" style:font-name-complex="Segoe UI" fo:color="#10162F" fo:font-size="13.5pt" style:font-size-asian="13.5pt" style:font-size-complex="13.5pt"/>
    </style:style>
    <style:style style:name="P4229" style:parent-style-name="Normal" style:family="paragraph">
      <style:paragraph-properties fo:background-color="#FFFFFF"/>
      <style:text-properties style:font-name="Segoe UI" style:font-name-complex="Segoe UI" fo:color="#10162F" fo:font-size="13.5pt" style:font-size-asian="13.5pt" style:font-size-complex="13.5pt"/>
    </style:style>
    <style:style style:name="P4230" style:parent-style-name="Normal" style:family="paragraph">
      <style:paragraph-properties fo:background-color="#FFFFFF"/>
    </style:style>
    <style:style style:name="T4231" style:parent-style-name="Lienhypertexte" style:family="text">
      <style:text-properties style:font-name="Segoe UI" style:font-name-complex="Segoe UI" fo:color="#3A10E5" fo:font-size="13.5pt" style:font-size-asian="13.5pt" style:font-size-complex="13.5pt"/>
    </style:style>
    <style:style style:name="P4232" style:parent-style-name="Normal" style:family="paragraph">
      <style:paragraph-properties fo:background-color="#FFFFFF"/>
    </style:style>
    <style:style style:name="T4233" style:parent-style-name="Policepardéfaut" style:family="text">
      <style:text-properties style:font-name="Segoe UI" style:font-name-complex="Segoe UI" fo:color="#10162F" fo:font-size="13.5pt" style:font-size-asian="13.5pt" style:font-size-complex="13.5pt"/>
    </style:style>
    <style:style style:name="P4234" style:parent-style-name="Normal" style:family="paragraph">
      <style:paragraph-properties fo:background-color="#FFFFFF"/>
      <style:text-properties style:font-name="Segoe UI" style:font-name-complex="Segoe UI" fo:color="#10162F" fo:font-size="13.5pt" style:font-size-asian="13.5pt" style:font-size-complex="13.5pt"/>
    </style:style>
    <style:style style:name="P4235" style:parent-style-name="g-md-p" style:family="paragraph">
      <style:paragraph-properties fo:margin-top="0in" fo:margin-bottom="0in" fo:background-color="#FFFFFF"/>
    </style:style>
    <style:style style:name="T4236" style:parent-style-name="Policepardéfaut" style:family="text">
      <style:text-properties style:font-name="Segoe UI" style:font-name-complex="Segoe UI" fo:color="#10162F" fo:font-size="13.5pt" style:font-size-asian="13.5pt" style:font-size-complex="13.5pt" fo:language="fr" fo:country="FR"/>
    </style:style>
    <style:style style:name="T4237" style:parent-style-name="CodeHTML" style:family="text">
      <style:text-properties style:font-name="Consolas" fo:color="#0A0D1C" fo:font-size="11pt" style:font-size-asian="11pt" style:font-size-complex="11pt" fo:background-color="#EEEEEE" fo:language="fr" fo:country="FR"/>
    </style:style>
    <style:style style:name="T4238" style:parent-style-name="Policepardéfaut" style:family="text">
      <style:text-properties style:font-name="Segoe UI" style:font-name-complex="Segoe UI" fo:color="#10162F" fo:font-size="13.5pt" style:font-size-asian="13.5pt" style:font-size-complex="13.5pt" fo:language="fr" fo:country="FR"/>
    </style:style>
    <style:style style:name="T4239" style:parent-style-name="CodeHTML" style:family="text">
      <style:text-properties style:font-name="Consolas" fo:color="#0A0D1C" fo:font-size="11pt" style:font-size-asian="11pt" style:font-size-complex="11pt" fo:background-color="#EEEEEE" fo:language="fr" fo:country="FR"/>
    </style:style>
    <style:style style:name="T4240" style:parent-style-name="Policepardéfaut" style:family="text">
      <style:text-properties style:font-name="Segoe UI" style:font-name-complex="Segoe UI" fo:color="#10162F" fo:font-size="13.5pt" style:font-size-asian="13.5pt" style:font-size-complex="13.5pt" fo:language="fr" fo:country="FR"/>
    </style:style>
    <style:style style:name="T4241" style:parent-style-name="CodeHTML" style:family="text">
      <style:text-properties style:font-name="Consolas" fo:color="#0A0D1C" fo:font-size="11pt" style:font-size-asian="11pt" style:font-size-complex="11pt" fo:background-color="#EEEEEE" fo:language="fr" fo:country="FR"/>
    </style:style>
    <style:style style:name="T4242" style:parent-style-name="Policepardéfaut" style:family="text">
      <style:text-properties style:font-name="Segoe UI" style:font-name-complex="Segoe UI" fo:color="#10162F" fo:font-size="13.5pt" style:font-size-asian="13.5pt" style:font-size-complex="13.5pt" fo:language="fr" fo:country="FR"/>
    </style:style>
    <style:style style:name="P4243"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4244" style:parent-style-name="Titre3" style:family="paragraph">
      <style:text-properties fo:color="#0A0D1C"/>
    </style:style>
    <style:style style:name="P4245" style:parent-style-name="g-md-p" style:family="paragraph">
      <style:paragraph-properties fo:margin-top="0in"/>
      <style:text-properties fo:language="fr" fo:country="FR"/>
    </style:style>
    <style:style style:name="T4246" style:parent-style-name="Lienhypertexte" style:family="text">
      <style:text-properties fo:color="#3A10E5"/>
    </style:style>
    <style:style style:name="T4247" style:parent-style-name="CodeHTML" style:family="text">
      <style:text-properties style:font-name="Consolas" style:font-name-asian="Songti SC" fo:color="#0A0D1C" fo:font-size="9.5pt" style:font-size-asian="9.5pt" style:font-size-complex="9.5pt" fo:background-color="#EEEEEE" style:text-underline-type="single" style:text-underline-style="solid" style:text-underline-width="auto" style:text-underline-mode="continuous"/>
    </style:style>
    <style:style style:name="P4248" style:parent-style-name="g-md-p" style:family="paragraph">
      <style:paragraph-properties fo:margin-top="0in"/>
    </style:style>
    <style:style style:name="T4249" style:parent-style-name="CodeHTML" style:family="text">
      <style:text-properties style:font-name="Consolas" fo:color="#0A0D1C" fo:font-size="9.5pt" style:font-size-asian="9.5pt" style:font-size-complex="9.5pt" fo:background-color="#EEEEEE"/>
    </style:style>
    <style:style style:name="P4250" style:parent-style-name="Normal" style:family="paragraph">
      <style:paragraph-properties style:vertical-align="auto" fo:margin-top="0.0694in" fo:margin-bottom="0.0694in"/>
      <style:text-properties fo:hyphenate="true"/>
    </style:style>
    <style:style style:name="P4251" style:parent-style-name="Normal" style:family="paragraph">
      <style:paragraph-properties style:vertical-align="auto" fo:margin-top="0.0694in" fo:margin-bottom="0.0694in"/>
      <style:text-properties fo:hyphenate="true"/>
    </style:style>
    <style:style style:name="P4252" style:parent-style-name="Normal" style:family="paragraph">
      <style:paragraph-properties style:vertical-align="auto" fo:margin-top="0.0694in" fo:margin-bottom="0.0694in"/>
      <style:text-properties fo:hyphenate="true"/>
    </style:style>
    <style:style style:name="P4253" style:parent-style-name="g-md-p" style:family="paragraph">
      <style:paragraph-properties fo:margin-top="0in"/>
    </style:style>
    <style:style style:name="T4254" style:parent-style-name="Policepardéfaut" style:family="text">
      <style:text-properties fo:language="fr" fo:country="FR"/>
    </style:style>
    <style:style style:name="T4255" style:parent-style-name="CodeHTML" style:family="text">
      <style:text-properties style:font-name="Consolas" fo:color="#0A0D1C" fo:font-size="9.5pt" style:font-size-asian="9.5pt" style:font-size-complex="9.5pt" fo:background-color="#EEEEEE" fo:language="fr" fo:country="FR"/>
    </style:style>
    <style:style style:name="T4256" style:parent-style-name="Policepardéfaut" style:family="text">
      <style:text-properties fo:language="fr" fo:country="FR"/>
    </style:style>
    <style:style style:name="P4257" style:parent-style-name="g-md-p" style:family="paragraph">
      <style:paragraph-properties fo:margin-top="0in"/>
    </style:style>
    <style:style style:name="T4258" style:parent-style-name="Policepardéfaut" style:family="text">
      <style:text-properties fo:language="fr" fo:country="FR"/>
    </style:style>
    <style:style style:name="T4259" style:parent-style-name="Policepardéfaut" style:family="text">
      <style:text-properties fo:language="fr" fo:country="FR"/>
    </style:style>
    <style:style style:name="T4260" style:parent-style-name="CodeHTML" style:family="text">
      <style:text-properties style:font-name="Consolas" fo:color="#0A0D1C" fo:font-size="9.5pt" style:font-size-asian="9.5pt" style:font-size-complex="9.5pt" fo:background-color="#EEEEEE" fo:language="fr" fo:country="FR"/>
    </style:style>
    <style:style style:name="T4261" style:parent-style-name="Policepardéfaut" style:family="text">
      <style:text-properties fo:language="fr" fo:country="FR"/>
    </style:style>
    <style:style style:name="P4262" style:parent-style-name="PréformatéHTML" style:family="paragraph">
      <style:paragraph-properties fo:background-color="#211E2F"/>
    </style:style>
    <style:style style:name="T4263" style:parent-style-name="mtk9" style:family="text">
      <style:text-properties style:font-name="Consolas" fo:color="#FF8973" fo:font-size="12pt" style:font-size-asian="12pt" style:font-size-complex="12pt" fo:language="fr" fo:country="FR"/>
    </style:style>
    <style:style style:name="T4264" style:parent-style-name="mtk1" style:family="text">
      <style:text-properties style:font-name="Consolas" fo:color="#FFFFFF" fo:font-size="12pt" style:font-size-asian="12pt" style:font-size-complex="12pt" fo:language="fr" fo:country="FR"/>
    </style:style>
    <style:style style:name="T4265" style:parent-style-name="mtk8" style:family="text">
      <style:text-properties style:font-name="Consolas" style:font-name-asian="Liberation Mono" fo:color="#FFE083" fo:font-size="12pt" style:font-size-asian="12pt" style:font-size-complex="12pt" fo:language="fr" fo:country="FR"/>
    </style:style>
    <style:style style:name="T4266" style:parent-style-name="mtk1" style:family="text">
      <style:text-properties style:font-name="Consolas" fo:color="#FFFFFF" fo:font-size="12pt" style:font-size-asian="12pt" style:font-size-complex="12pt" fo:language="fr" fo:country="FR"/>
    </style:style>
    <style:style style:name="T4267" style:parent-style-name="Policepardéfaut" style:family="text">
      <style:text-properties style:font-name="Consolas" fo:color="#939598" fo:font-size="12pt" style:font-size-asian="12pt" style:font-size-complex="12pt" fo:language="fr" fo:country="FR"/>
    </style:style>
    <style:style style:name="T4268" style:parent-style-name="gamut-18awgza-styledtext" style:family="text">
      <style:text-properties fo:font-size="12pt" style:font-size-asian="12pt" style:font-size-complex="12pt"/>
    </style:style>
    <style:style style:name="P4269" style:parent-style-name="g-md-p" style:family="paragraph">
      <style:paragraph-properties fo:margin-top="0in"/>
    </style:style>
    <style:style style:name="T4270" style:parent-style-name="CodeHTML" style:family="text">
      <style:text-properties style:font-name="Consolas" style:font-name-asian="Songti SC" fo:color="#0A0D1C" fo:font-size="9.5pt" style:font-size-asian="9.5pt" style:font-size-complex="9.5pt" fo:background-color="#EEEEEE" style:text-underline-type="single" style:text-underline-style="solid" style:text-underline-width="auto" style:text-underline-mode="continuous" fo:language="en" fo:country="US"/>
    </style:style>
    <style:style style:name="T4271" style:parent-style-name="CodeHTML" style:family="text">
      <style:text-properties style:font-name="Consolas" style:font-name-asian="Songti SC" fo:color="#0A0D1C" fo:font-size="9.5pt" style:font-size-asian="9.5pt" style:font-size-complex="9.5pt" fo:background-color="#EEEEEE"/>
    </style:style>
    <style:style style:name="T4272" style:parent-style-name="CodeHTML" style:family="text">
      <style:text-properties style:font-name="Consolas" style:font-name-asian="Songti SC" fo:color="#0A0D1C" fo:font-size="9.5pt" style:font-size-asian="9.5pt" style:font-size-complex="9.5pt" fo:background-color="#EEEEEE"/>
    </style:style>
    <style:style style:name="T4273" style:parent-style-name="CodeHTML" style:family="text">
      <style:text-properties style:font-name="Consolas" style:font-name-asian="Songti SC" fo:color="#0A0D1C" fo:font-size="9.5pt" style:font-size-asian="9.5pt" style:font-size-complex="9.5pt" fo:background-color="#EEEEEE"/>
    </style:style>
    <style:style style:name="P4274" style:parent-style-name="g-md-p" style:family="paragraph">
      <style:paragraph-properties fo:margin-top="0in"/>
    </style:style>
    <style:style style:name="T4275" style:parent-style-name="Policepardéfaut" style:family="text">
      <style:text-properties fo:language="fr" fo:country="FR"/>
    </style:style>
    <style:style style:name="T4276" style:parent-style-name="CodeHTML" style:family="text">
      <style:text-properties style:font-name="Consolas" fo:color="#0A0D1C" fo:font-size="9.5pt" style:font-size-asian="9.5pt" style:font-size-complex="9.5pt" fo:background-color="#EEEEEE" fo:language="fr" fo:country="FR"/>
    </style:style>
    <style:style style:name="T4277" style:parent-style-name="Policepardéfaut" style:family="text">
      <style:text-properties fo:language="fr" fo:country="FR"/>
    </style:style>
    <style:style style:name="T4278" style:parent-style-name="CodeHTML" style:family="text">
      <style:text-properties style:font-name="Consolas" fo:color="#0A0D1C" fo:font-size="9.5pt" style:font-size-asian="9.5pt" style:font-size-complex="9.5pt" fo:background-color="#EEEEEE" fo:language="fr" fo:country="FR"/>
    </style:style>
    <style:style style:name="T4279" style:parent-style-name="Policepardéfaut" style:family="text">
      <style:text-properties fo:language="fr" fo:country="FR"/>
    </style:style>
    <style:style style:name="T4280" style:parent-style-name="Lienhypertexte" style:family="text">
      <style:text-properties fo:color="#3A10E5"/>
    </style:style>
    <style:style style:name="T4281" style:parent-style-name="CodeHTML" style:family="text">
      <style:text-properties style:font-name="Consolas" style:font-name-asian="Songti SC" fo:color="#0A0D1C" fo:font-size="9.5pt" style:font-size-asian="9.5pt" style:font-size-complex="9.5pt" fo:background-color="#EEEEEE"/>
    </style:style>
    <style:style style:name="T4282" style:parent-style-name="CodeHTML" style:family="text">
      <style:text-properties style:font-name="Consolas" style:font-name-asian="Songti SC" fo:color="#0A0D1C" fo:font-size="9.5pt" style:font-size-asian="9.5pt" style:font-size-complex="9.5pt" fo:background-color="#EEEEEE"/>
    </style:style>
    <style:style style:name="T4283" style:parent-style-name="CodeHTML" style:family="text">
      <style:text-properties style:font-name="Consolas" style:font-name-asian="Songti SC" fo:color="#0A0D1C" fo:font-size="9.5pt" style:font-size-asian="9.5pt" style:font-size-complex="9.5pt" fo:background-color="#EEEEEE"/>
    </style:style>
    <style:style style:name="P4284" style:parent-style-name="g-md-p" style:family="paragraph">
      <style:paragraph-properties fo:margin-top="0in"/>
    </style:style>
    <style:style style:name="T4285" style:parent-style-name="Policepardéfaut" style:family="text">
      <style:text-properties fo:language="fr" fo:country="FR"/>
    </style:style>
    <style:style style:name="T4286" style:parent-style-name="CodeHTML" style:family="text">
      <style:text-properties style:font-name="Consolas" fo:color="#0A0D1C" fo:font-size="9.5pt" style:font-size-asian="9.5pt" style:font-size-complex="9.5pt" fo:background-color="#EEEEEE" fo:language="fr" fo:country="FR"/>
    </style:style>
    <style:style style:name="T4287" style:parent-style-name="Policepardéfaut" style:family="text">
      <style:text-properties fo:language="fr" fo:country="FR"/>
    </style:style>
    <style:style style:name="T4288" style:parent-style-name="CodeHTML" style:family="text">
      <style:text-properties style:font-name="Consolas" fo:color="#0A0D1C" fo:font-size="9.5pt" style:font-size-asian="9.5pt" style:font-size-complex="9.5pt" fo:background-color="#EEEEEE" fo:language="fr" fo:country="FR"/>
    </style:style>
    <style:style style:name="T4289" style:parent-style-name="Policepardéfaut" style:family="text">
      <style:text-properties fo:language="fr" fo:country="FR"/>
    </style:style>
    <style:style style:name="T4290" style:parent-style-name="Policepardéfaut" style:family="text">
      <style:text-properties fo:language="fr" fo:country="FR"/>
    </style:style>
    <style:style style:name="P4291" style:parent-style-name="PréformatéHTML" style:family="paragraph">
      <style:paragraph-properties fo:background-color="#211E2F"/>
    </style:style>
    <style:style style:name="T4292" style:parent-style-name="mtk12" style:family="text">
      <style:text-properties style:font-name="Consolas" fo:color="#B3CCFF" fo:font-size="12pt" style:font-size-asian="12pt" style:font-size-complex="12pt"/>
    </style:style>
    <style:style style:name="T4293" style:parent-style-name="mtk1" style:family="text">
      <style:text-properties style:font-name="Consolas" fo:color="#FFFFFF" fo:font-size="12pt" style:font-size-asian="12pt" style:font-size-complex="12pt"/>
    </style:style>
    <style:style style:name="T4294" style:parent-style-name="mtk12" style:family="text">
      <style:text-properties style:font-name="Consolas" fo:color="#B3CCFF" fo:font-size="12pt" style:font-size-asian="12pt" style:font-size-complex="12pt"/>
    </style:style>
    <style:style style:name="T4295" style:parent-style-name="mtk1" style:family="text">
      <style:text-properties style:font-name="Consolas" fo:color="#FFFFFF" fo:font-size="12pt" style:font-size-asian="12pt" style:font-size-complex="12pt"/>
    </style:style>
    <style:style style:name="T4296" style:parent-style-name="mtk9" style:family="text">
      <style:text-properties style:font-name="Consolas" fo:color="#FF8973" fo:font-size="12pt" style:font-size-asian="12pt" style:font-size-complex="12pt"/>
    </style:style>
    <style:style style:name="T4297" style:parent-style-name="mtk1" style:family="text">
      <style:text-properties style:font-name="Consolas" fo:color="#FFFFFF" fo:font-size="12pt" style:font-size-asian="12pt" style:font-size-complex="12pt"/>
    </style:style>
    <style:style style:name="T4298" style:parent-style-name="mtk8" style:family="text">
      <style:text-properties style:font-name="Consolas" style:font-name-asian="Liberation Mono" fo:color="#FFE083" fo:font-size="12pt" style:font-size-asian="12pt" style:font-size-complex="12pt"/>
    </style:style>
    <style:style style:name="T4299" style:parent-style-name="mtk1" style:family="text">
      <style:text-properties style:font-name="Consolas" fo:color="#FFFFFF" fo:font-size="12pt" style:font-size-asian="12pt" style:font-size-complex="12pt"/>
    </style:style>
    <style:style style:name="T4300" style:parent-style-name="Policepardéfaut" style:family="text">
      <style:text-properties style:font-name="Consolas" fo:color="#939598" fo:font-size="12pt" style:font-size-asian="12pt" style:font-size-complex="12pt"/>
    </style:style>
    <style:style style:name="T4301" style:parent-style-name="gamut-18awgza-styledtext" style:family="text">
      <style:text-properties fo:font-size="12pt" style:font-size-asian="12pt" style:font-size-complex="12pt" fo:language="fr" fo:country="FR"/>
    </style:style>
    <style:style style:name="P4302" style:parent-style-name="g-md-p" style:family="paragraph">
      <style:paragraph-properties fo:margin-top="0in"/>
    </style:style>
    <style:style style:name="T4303" style:parent-style-name="Policepardéfaut" style:family="text">
      <style:text-properties fo:language="fr" fo:country="FR"/>
    </style:style>
    <style:style style:name="T4304" style:parent-style-name="CodeHTML" style:family="text">
      <style:text-properties style:font-name="Consolas" fo:color="#0A0D1C" fo:font-size="9.5pt" style:font-size-asian="9.5pt" style:font-size-complex="9.5pt" fo:background-color="#EEEEEE" fo:language="fr" fo:country="FR"/>
    </style:style>
    <style:style style:name="T4305" style:parent-style-name="Policepardéfaut" style:family="text">
      <style:text-properties fo:language="fr" fo:country="FR"/>
    </style:style>
    <style:style style:name="T4306" style:parent-style-name="CodeHTML" style:family="text">
      <style:text-properties style:font-name="Consolas" fo:color="#0A0D1C" fo:font-size="9.5pt" style:font-size-asian="9.5pt" style:font-size-complex="9.5pt" fo:background-color="#EEEEEE" fo:language="fr" fo:country="FR"/>
    </style:style>
    <style:style style:name="T4307" style:parent-style-name="Policepardéfaut" style:family="text">
      <style:text-properties fo:language="fr" fo:country="FR"/>
    </style:style>
    <style:style style:name="T4308" style:parent-style-name="CodeHTML" style:family="text">
      <style:text-properties style:font-name="Consolas" fo:color="#0A0D1C" fo:font-size="9.5pt" style:font-size-asian="9.5pt" style:font-size-complex="9.5pt" fo:background-color="#EEEEEE" fo:language="fr" fo:country="FR"/>
    </style:style>
    <style:style style:name="T4309" style:parent-style-name="Policepardéfaut" style:family="text">
      <style:text-properties fo:language="fr" fo:country="FR"/>
    </style:style>
    <style:style style:name="P4310" style:parent-style-name="g-md-p" style:family="paragraph">
      <style:paragraph-properties fo:margin-top="0in" fo:margin-bottom="0in"/>
    </style:style>
    <style:style style:name="T4311" style:parent-style-name="Policepardéfaut" style:family="text">
      <style:text-properties fo:language="fr" fo:country="FR"/>
    </style:style>
    <style:style style:name="T4312" style:parent-style-name="CodeHTML" style:family="text">
      <style:text-properties style:font-name="Consolas" fo:color="#0A0D1C" fo:font-size="9.5pt" style:font-size-asian="9.5pt" style:font-size-complex="9.5pt" fo:background-color="#EEEEEE" fo:language="fr" fo:country="FR"/>
    </style:style>
    <style:style style:name="T4313" style:parent-style-name="Policepardéfaut" style:family="text">
      <style:text-properties fo:language="fr" fo:country="FR"/>
    </style:style>
    <style:style style:name="T4314" style:parent-style-name="CodeHTML" style:family="text">
      <style:text-properties style:font-name="Consolas" fo:color="#0A0D1C" fo:font-size="9.5pt" style:font-size-asian="9.5pt" style:font-size-complex="9.5pt" fo:background-color="#EEEEEE" fo:language="fr" fo:country="FR"/>
    </style:style>
    <style:style style:name="T4315" style:parent-style-name="Policepardéfaut" style:family="text">
      <style:text-properties fo:language="fr" fo:country="FR"/>
    </style:style>
    <style:style style:name="T4316" style:parent-style-name="CodeHTML" style:family="text">
      <style:text-properties style:font-name="Consolas" fo:color="#0A0D1C" fo:font-size="9.5pt" style:font-size-asian="9.5pt" style:font-size-complex="9.5pt" fo:background-color="#EEEEEE" fo:language="fr" fo:country="FR"/>
    </style:style>
    <style:style style:name="T4317" style:parent-style-name="Policepardéfaut" style:family="text">
      <style:text-properties fo:language="fr" fo:country="FR"/>
    </style:style>
    <style:style style:name="T4318" style:parent-style-name="Policepardéfaut" style:family="text">
      <style:text-properties fo:language="fr" fo:country="FR"/>
    </style:style>
    <style:style style:name="T4319" style:parent-style-name="CodeHTML" style:family="text">
      <style:text-properties style:font-name="Consolas" fo:color="#0A0D1C" fo:font-size="9.5pt" style:font-size-asian="9.5pt" style:font-size-complex="9.5pt" fo:background-color="#EEEEEE" fo:language="fr" fo:country="FR"/>
    </style:style>
    <style:style style:name="T4320" style:parent-style-name="Policepardéfaut" style:family="text">
      <style:text-properties fo:language="fr" fo:country="FR"/>
    </style:style>
    <style:style style:name="T4321" style:parent-style-name="CodeHTML" style:family="text">
      <style:text-properties style:font-name="Consolas" fo:color="#0A0D1C" fo:font-size="9.5pt" style:font-size-asian="9.5pt" style:font-size-complex="9.5pt" fo:background-color="#EEEEEE" fo:language="fr" fo:country="FR"/>
    </style:style>
    <style:style style:name="P4322"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4323" style:parent-style-name="Normal" style:family="paragraph">
      <style:paragraph-properties style:vertical-align="auto" style:line-height-at-least="0.25in" fo:background-color="#211E2F"/>
      <style:text-properties fo:hyphenate="true"/>
    </style:style>
    <style:style style:name="T4324" style:parent-style-name="Policepardéfaut" style:family="text">
      <style:text-properties style:font-name="Consolas" style:font-name-asian="Times New Roman" style:font-name-complex="Times New Roman" fo:color="#FFFFFF" style:letter-kerning="false" fo:font-size="10.5pt" style:font-size-asian="10.5pt" style:font-size-complex="10.5pt" fo:language="en" fo:country="US" style:language-asian="en" style:country-asian="US" style:language-complex="ar" style:country-complex="SA"/>
    </style:style>
    <style:style style:name="T4325" style:parent-style-name="Policepardéfaut" style:family="text">
      <style:text-properties style:font-name="Consolas" style:font-name-asian="Times New Roman" style:font-name-complex="Times New Roman" fo:color="#83FFF5" style:letter-kerning="false" fo:font-size="10.5pt" style:font-size-asian="10.5pt" style:font-size-complex="10.5pt" fo:language="en" fo:country="US" style:language-asian="en" style:country-asian="US" style:language-complex="ar" style:country-complex="SA"/>
    </style:style>
    <style:style style:name="T4326" style:parent-style-name="Policepardéfaut" style:family="text">
      <style:text-properties style:font-name="Consolas" style:font-name-asian="Times New Roman" style:font-name-complex="Times New Roman" fo:color="#FFFFFF" style:letter-kerning="false" fo:font-size="10.5pt" style:font-size-asian="10.5pt" style:font-size-complex="10.5pt" fo:language="en" fo:country="US" style:language-asian="en" style:country-asian="US" style:language-complex="ar" style:country-complex="SA"/>
    </style:style>
    <style:style style:name="T4327" style:parent-style-name="Policepardéfaut" style:family="text">
      <style:text-properties style:font-name="Consolas" style:font-name-asian="Times New Roman" style:font-name-complex="Times New Roman" fo:color="#FF8973" style:letter-kerning="false" fo:font-size="10.5pt" style:font-size-asian="10.5pt" style:font-size-complex="10.5pt" fo:language="en" fo:country="US" style:language-asian="en" style:country-asian="US" style:language-complex="ar" style:country-complex="SA"/>
    </style:style>
    <style:style style:name="T4328" style:parent-style-name="Policepardéfaut" style:family="text">
      <style:text-properties style:font-name="Consolas" style:font-name-asian="Times New Roman" style:font-name-complex="Times New Roman" fo:color="#FFFFFF" style:letter-kerning="false" fo:font-size="10.5pt" style:font-size-asian="10.5pt" style:font-size-complex="10.5pt" fo:language="en" fo:country="US" style:language-asian="en" style:country-asian="US" style:language-complex="ar" style:country-complex="SA"/>
    </style:style>
    <style:style style:name="P4329" style:parent-style-name="Normal" style:family="paragraph">
      <style:paragraph-properties style:vertical-align="auto" style:line-height-at-least="0.25in" fo:background-color="#211E2F"/>
      <style:text-properties fo:hyphenate="true"/>
    </style:style>
    <style:style style:name="T4330" style:parent-style-name="Policepardéfaut" style:family="text">
      <style:text-properties style:font-name="Consolas" style:font-name-asian="Times New Roman" style:font-name-complex="Times New Roman" fo:color="#FFFFFF" style:letter-kerning="false" fo:font-size="10.5pt" style:font-size-asian="10.5pt" style:font-size-complex="10.5pt" fo:language="en" fo:country="US" style:language-asian="en" style:country-asian="US" style:language-complex="ar" style:country-complex="SA"/>
    </style:style>
    <style:style style:name="T4331" style:parent-style-name="Policepardéfaut" style:family="text">
      <style:text-properties style:font-name="Consolas" style:font-name-asian="Times New Roman" style:font-name-complex="Times New Roman" fo:color="#FF8973" style:letter-kerning="false" fo:font-size="10.5pt" style:font-size-asian="10.5pt" style:font-size-complex="10.5pt" fo:language="en" fo:country="US" style:language-asian="en" style:country-asian="US" style:language-complex="ar" style:country-complex="SA"/>
    </style:style>
    <style:style style:name="T4332" style:parent-style-name="Policepardéfaut" style:family="text">
      <style:text-properties style:font-name="Consolas" style:font-name-asian="Times New Roman" style:font-name-complex="Times New Roman" fo:color="#FFFFFF" style:letter-kerning="false" fo:font-size="10.5pt" style:font-size-asian="10.5pt" style:font-size-complex="10.5pt" fo:language="en" fo:country="US" style:language-asian="en" style:country-asian="US" style:language-complex="ar" style:country-complex="SA"/>
    </style:style>
    <style:style style:name="T4333" style:parent-style-name="Policepardéfaut" style:family="text">
      <style:text-properties style:font-name="Consolas" style:font-name-asian="Times New Roman" style:font-name-complex="Times New Roman" fo:color="#83FFF5" style:letter-kerning="false" fo:font-size="10.5pt" style:font-size-asian="10.5pt" style:font-size-complex="10.5pt" fo:language="en" fo:country="US" style:language-asian="en" style:country-asian="US" style:language-complex="ar" style:country-complex="SA"/>
    </style:style>
    <style:style style:name="T4334" style:parent-style-name="Policepardéfaut" style:family="text">
      <style:text-properties style:font-name="Consolas" style:font-name-asian="Times New Roman" style:font-name-complex="Times New Roman" fo:color="#FFFFFF" style:letter-kerning="false" fo:font-size="10.5pt" style:font-size-asian="10.5pt" style:font-size-complex="10.5pt" fo:language="en" fo:country="US" style:language-asian="en" style:country-asian="US" style:language-complex="ar" style:country-complex="SA"/>
    </style:style>
    <style:style style:name="T4335" style:parent-style-name="Policepardéfaut" style:family="text">
      <style:text-properties style:font-name="Consolas" style:font-name-asian="Times New Roman" style:font-name-complex="Times New Roman" fo:color="#FF8973" style:letter-kerning="false" fo:font-size="10.5pt" style:font-size-asian="10.5pt" style:font-size-complex="10.5pt" fo:language="en" fo:country="US" style:language-asian="en" style:country-asian="US" style:language-complex="ar" style:country-complex="SA"/>
    </style:style>
    <style:style style:name="T4336" style:parent-style-name="Policepardéfaut" style:family="text">
      <style:text-properties style:font-name="Consolas" style:font-name-asian="Times New Roman" style:font-name-complex="Times New Roman" fo:color="#FFFFFF" style:letter-kerning="false" fo:font-size="10.5pt" style:font-size-asian="10.5pt" style:font-size-complex="10.5pt" fo:language="en" fo:country="US" style:language-asian="en" style:country-asian="US" style:language-complex="ar" style:country-complex="SA"/>
    </style:style>
    <style:style style:name="T4337" style:parent-style-name="Policepardéfaut" style:family="text">
      <style:text-properties style:font-name="Consolas" style:font-name-asian="Times New Roman" style:font-name-complex="Times New Roman" fo:color="#83FFF5" style:letter-kerning="false" fo:font-size="10.5pt" style:font-size-asian="10.5pt" style:font-size-complex="10.5pt" fo:language="en" fo:country="US" style:language-asian="en" style:country-asian="US" style:language-complex="ar" style:country-complex="SA"/>
    </style:style>
    <style:style style:name="T4338" style:parent-style-name="Policepardéfaut" style:family="text">
      <style:text-properties style:font-name="Consolas" style:font-name-asian="Times New Roman" style:font-name-complex="Times New Roman" fo:color="#FFFFFF" style:letter-kerning="false" fo:font-size="10.5pt" style:font-size-asian="10.5pt" style:font-size-complex="10.5pt" fo:language="en" fo:country="US" style:language-asian="en" style:country-asian="US" style:language-complex="ar" style:country-complex="SA"/>
    </style:style>
    <style:style style:name="P4339" style:parent-style-name="Normal" style:family="paragraph">
      <style:paragraph-properties style:vertical-align="auto" style:line-height-at-least="0.25in" fo:background-color="#211E2F"/>
      <style:text-properties fo:hyphenate="true"/>
    </style:style>
    <style:style style:name="T4340" style:parent-style-name="Policepardéfaut" style:family="text">
      <style:text-properties style:font-name="Consolas" style:font-name-asian="Times New Roman" style:font-name-complex="Times New Roman" fo:color="#FFFFFF" style:letter-kerning="false" fo:font-size="10.5pt" style:font-size-asian="10.5pt" style:font-size-complex="10.5pt" fo:language="en" fo:country="US" style:language-asian="en" style:country-asian="US" style:language-complex="ar" style:country-complex="SA"/>
    </style:style>
    <style:style style:name="T4341" style:parent-style-name="Policepardéfaut" style:family="text">
      <style:text-properties style:font-name="Consolas" style:font-name-asian="Times New Roman" style:font-name-complex="Times New Roman" fo:color="#FFFFFF" style:letter-kerning="false" fo:font-size="10.5pt" style:font-size-asian="10.5pt" style:font-size-complex="10.5pt" fo:language="fr" fo:country="FR" style:language-asian="en" style:country-asian="US" style:language-complex="ar" style:country-complex="SA"/>
    </style:style>
    <style:style style:name="P4342"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4343" style:parent-style-name="Titre3" style:family="paragraph">
      <style:paragraph-properties fo:background-color="#FFFFFF"/>
      <style:text-properties style:font-name="Segoe UI" style:font-name-complex="Segoe UI" fo:color="#0A0D1C"/>
    </style:style>
    <style:style style:name="P4344" style:parent-style-name="Normal" style:family="paragraph">
      <style:paragraph-properties fo:background-color="#FFFFFF"/>
    </style:style>
    <style:style style:name="T4345" style:parent-style-name="gamut-uidoxx-styledtext" style:family="text">
      <style:text-properties style:font-name="Segoe UI" style:font-name-complex="Segoe UI" fo:color="#10162F" fo:font-size="13.5pt" style:font-size-asian="13.5pt" style:font-size-complex="13.5pt"/>
    </style:style>
    <style:style style:name="P4346"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FR"/>
    </style:style>
    <style:style style:name="P4347" style:parent-style-name="g-md-p" style:family="paragraph">
      <style:paragraph-properties fo:margin-top="0in" fo:background-color="#FFFFFF"/>
    </style:style>
    <style:style style:name="T4348" style:parent-style-name="Policepardéfaut" style:family="text">
      <style:text-properties style:font-name="Segoe UI" style:font-name-complex="Segoe UI" fo:color="#10162F" fo:font-size="13.5pt" style:font-size-asian="13.5pt" style:font-size-complex="13.5pt" fo:language="fr" fo:country="FR"/>
    </style:style>
    <style:style style:name="T4349" style:parent-style-name="CodeHTML" style:family="text">
      <style:text-properties style:font-name="Consolas" fo:color="#0A0D1C" fo:font-size="11pt" style:font-size-asian="11pt" style:font-size-complex="11pt" fo:background-color="#EEEEEE" fo:language="fr" fo:country="FR"/>
    </style:style>
    <style:style style:name="T4350" style:parent-style-name="Policepardéfaut" style:family="text">
      <style:text-properties style:font-name="Segoe UI" style:font-name-complex="Segoe UI" fo:color="#10162F" fo:font-size="13.5pt" style:font-size-asian="13.5pt" style:font-size-complex="13.5pt" fo:language="fr" fo:country="FR"/>
    </style:style>
    <style:style style:name="P4351" style:parent-style-name="Normal" style:family="paragraph">
      <style:paragraph-properties fo:background-color="#FFFFFF"/>
    </style:style>
    <style:style style:name="T4352" style:parent-style-name="CodeHTML" style:family="text">
      <style:text-properties style:font-name="Consolas" style:font-name-asian="Songti SC" fo:color="#0A0D1C" fo:font-size="11pt" style:font-size-asian="11pt" style:font-size-complex="11pt" fo:background-color="#EEEEEE" style:text-underline-type="single" style:text-underline-style="solid" style:text-underline-width="auto" style:text-underline-mode="continuous"/>
    </style:style>
    <style:style style:name="P4353" style:parent-style-name="Normal" style:family="paragraph">
      <style:paragraph-properties fo:background-color="#FFFFFF"/>
    </style:style>
    <style:style style:name="T4354" style:parent-style-name="Policepardéfaut" style:family="text">
      <style:text-properties style:font-name="Segoe UI" style:font-name-complex="Segoe UI" fo:color="#10162F" fo:font-size="13.5pt" style:font-size-asian="13.5pt" style:font-size-complex="13.5pt"/>
    </style:style>
    <style:style style:name="P4355" style:parent-style-name="Normal" style:family="paragraph">
      <style:paragraph-properties fo:background-color="#FFFFFF"/>
      <style:text-properties style:font-name="Segoe UI" style:font-name-complex="Segoe UI" fo:color="#10162F" fo:font-size="13.5pt" style:font-size-asian="13.5pt" style:font-size-complex="13.5pt"/>
    </style:style>
    <style:style style:name="P4356" style:parent-style-name="Normal" style:family="paragraph">
      <style:paragraph-properties fo:background-color="#FFFFFF"/>
    </style:style>
    <style:style style:name="T4357" style:parent-style-name="Lienhypertexte" style:family="text">
      <style:text-properties style:font-name="Segoe UI" style:font-name-complex="Segoe UI" fo:color="#3A10E5" fo:font-size="13.5pt" style:font-size-asian="13.5pt" style:font-size-complex="13.5pt"/>
    </style:style>
    <style:style style:name="T4358" style:parent-style-name="Lienhypertexte" style:family="text">
      <style:text-properties style:font-name="Segoe UI" style:font-name-complex="Segoe UI" fo:color="#3A10E5" fo:font-size="13.5pt" style:font-size-asian="13.5pt" style:font-size-complex="13.5pt"/>
    </style:style>
    <style:style style:name="P4359" style:parent-style-name="Normal" style:family="paragraph">
      <style:paragraph-properties fo:background-color="#FFFFFF"/>
    </style:style>
    <style:style style:name="T4360" style:parent-style-name="Policepardéfaut" style:family="text">
      <style:text-properties style:font-name="Segoe UI" style:font-name-complex="Segoe UI" fo:color="#10162F" fo:font-size="13.5pt" style:font-size-asian="13.5pt" style:font-size-complex="13.5pt"/>
    </style:style>
    <style:style style:name="P4361" style:parent-style-name="Normal" style:family="paragraph">
      <style:paragraph-properties fo:background-color="#FFFFFF"/>
      <style:text-properties style:font-name="Segoe UI" style:font-name-complex="Segoe UI" fo:color="#10162F" fo:font-size="13.5pt" style:font-size-asian="13.5pt" style:font-size-complex="13.5pt"/>
    </style:style>
    <style:style style:name="P4362" style:parent-style-name="Normal" style:family="paragraph">
      <style:paragraph-properties fo:background-color="#FFFFFF"/>
    </style:style>
    <style:style style:name="T4363" style:parent-style-name="Lienhypertexte" style:family="text">
      <style:text-properties style:font-name="Segoe UI" style:font-name-complex="Segoe UI" fo:color="#3A10E5" fo:font-size="13.5pt" style:font-size-asian="13.5pt" style:font-size-complex="13.5pt"/>
    </style:style>
    <style:style style:name="P4364" style:parent-style-name="Normal" style:family="paragraph">
      <style:paragraph-properties fo:background-color="#FFFFFF"/>
    </style:style>
    <style:style style:name="T4365" style:parent-style-name="Policepardéfaut" style:family="text">
      <style:text-properties style:font-name="Segoe UI" style:font-name-complex="Segoe UI" fo:color="#10162F" fo:font-size="13.5pt" style:font-size-asian="13.5pt" style:font-size-complex="13.5pt"/>
    </style:style>
    <style:style style:name="T4366" style:parent-style-name="Policepardéfaut" style:family="text">
      <style:text-properties style:font-name="Segoe UI" style:font-name-complex="Segoe UI" fo:color="#10162F" fo:font-size="13.5pt" style:font-size-asian="13.5pt" style:font-size-complex="13.5pt"/>
    </style:style>
    <style:style style:name="P4367" style:parent-style-name="Normal" style:family="paragraph">
      <style:paragraph-properties fo:background-color="#FFFFFF"/>
      <style:text-properties style:font-name="Segoe UI" style:font-name-complex="Segoe UI" fo:color="#10162F" fo:font-size="13.5pt" style:font-size-asian="13.5pt" style:font-size-complex="13.5pt"/>
    </style:style>
    <style:style style:name="P4368" style:parent-style-name="g-md-p" style:family="paragraph">
      <style:paragraph-properties fo:margin-top="0in" fo:margin-bottom="0in" fo:background-color="#FFFFFF"/>
    </style:style>
    <style:style style:name="T4369" style:parent-style-name="Policepardéfaut" style:family="text">
      <style:text-properties style:font-name="Segoe UI" style:font-name-complex="Segoe UI" fo:color="#10162F" fo:font-size="13.5pt" style:font-size-asian="13.5pt" style:font-size-complex="13.5pt" fo:language="fr" fo:country="FR"/>
    </style:style>
    <style:style style:name="T4370" style:parent-style-name="CodeHTML" style:family="text">
      <style:text-properties style:font-name="Consolas" fo:color="#0A0D1C" fo:font-size="11pt" style:font-size-asian="11pt" style:font-size-complex="11pt" fo:background-color="#EEEEEE" fo:language="fr" fo:country="FR"/>
    </style:style>
    <style:style style:name="T4371" style:parent-style-name="Policepardéfaut" style:family="text">
      <style:text-properties style:font-name="Segoe UI" style:font-name-complex="Segoe UI" fo:color="#10162F" fo:font-size="13.5pt" style:font-size-asian="13.5pt" style:font-size-complex="13.5pt" fo:language="fr" fo:country="FR"/>
    </style:style>
    <style:style style:name="T4372" style:parent-style-name="Policepardéfaut" style:family="text">
      <style:text-properties style:font-name="Segoe UI" style:font-name-complex="Segoe UI" fo:color="#10162F" fo:font-size="13.5pt" style:font-size-asian="13.5pt" style:font-size-complex="13.5pt" fo:language="fr" fo:country="FR"/>
    </style:style>
    <style:style style:name="T4373" style:parent-style-name="CodeHTML" style:family="text">
      <style:text-properties style:font-name="Consolas" fo:color="#0A0D1C" fo:font-size="11pt" style:font-size-asian="11pt" style:font-size-complex="11pt" fo:background-color="#EEEEEE" fo:language="fr" fo:country="FR"/>
    </style:style>
    <style:style style:name="T4374" style:parent-style-name="Policepardéfaut" style:family="text">
      <style:text-properties style:font-name="Segoe UI" style:font-name-complex="Segoe UI" fo:color="#10162F" fo:font-size="13.5pt" style:font-size-asian="13.5pt" style:font-size-complex="13.5pt" fo:language="fr" fo:country="FR"/>
    </style:style>
    <style:style style:name="T4375" style:parent-style-name="CodeHTML" style:family="text">
      <style:text-properties style:font-name="Consolas" fo:color="#0A0D1C" fo:font-size="11pt" style:font-size-asian="11pt" style:font-size-complex="11pt" fo:background-color="#EEEEEE" fo:language="fr" fo:country="FR"/>
    </style:style>
    <style:style style:name="T4376" style:parent-style-name="Policepardéfaut" style:family="text">
      <style:text-properties style:font-name="Segoe UI" style:font-name-complex="Segoe UI" fo:color="#10162F" fo:font-size="13.5pt" style:font-size-asian="13.5pt" style:font-size-complex="13.5pt" fo:language="fr" fo:country="FR"/>
    </style:style>
    <style:style style:name="P4377"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4378" style:parent-style-name="Titre3" style:family="paragraph">
      <style:paragraph-properties fo:background-color="#FFFFFF"/>
      <style:text-properties style:font-name="Segoe UI" style:font-name-complex="Segoe UI" fo:color="#0A0D1C"/>
    </style:style>
    <style:style style:name="P4379" style:parent-style-name="Normal" style:family="paragraph">
      <style:paragraph-properties fo:background-color="#FFFFFF"/>
    </style:style>
    <style:style style:name="T4380" style:parent-style-name="gamut-uidoxx-styledtext" style:family="text">
      <style:text-properties style:font-name="Segoe UI" style:font-name-complex="Segoe UI" fo:color="#10162F" fo:font-size="13.5pt" style:font-size-asian="13.5pt" style:font-size-complex="13.5pt"/>
    </style:style>
    <style:style style:name="P4381"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FR"/>
    </style:style>
    <style:style style:name="P4382" style:parent-style-name="g-md-p" style:family="paragraph">
      <style:paragraph-properties fo:margin-top="0in" fo:background-color="#FFFFFF"/>
    </style:style>
    <style:style style:name="T4383" style:parent-style-name="Policepardéfaut" style:family="text">
      <style:text-properties style:font-name="Segoe UI" style:font-name-complex="Segoe UI" fo:color="#10162F" fo:font-size="13.5pt" style:font-size-asian="13.5pt" style:font-size-complex="13.5pt" fo:language="fr" fo:country="FR"/>
    </style:style>
    <style:style style:name="T4384" style:parent-style-name="CodeHTML" style:family="text">
      <style:text-properties style:font-name="Consolas" fo:color="#0A0D1C" fo:font-size="11pt" style:font-size-asian="11pt" style:font-size-complex="11pt" fo:background-color="#EEEEEE" fo:language="fr" fo:country="FR"/>
    </style:style>
    <style:style style:name="T4385" style:parent-style-name="Policepardéfaut" style:family="text">
      <style:text-properties style:font-name="Segoe UI" style:font-name-complex="Segoe UI" fo:color="#10162F" fo:font-size="13.5pt" style:font-size-asian="13.5pt" style:font-size-complex="13.5pt" fo:language="fr" fo:country="FR"/>
    </style:style>
    <style:style style:name="P4386" style:parent-style-name="g-md-p" style:family="paragraph">
      <style:paragraph-properties fo:margin-top="0in" fo:background-color="#FFFFFF"/>
    </style:style>
    <style:style style:name="T4387" style:parent-style-name="Policepardéfaut" style:family="text">
      <style:text-properties style:font-name="Segoe UI" style:font-name-complex="Segoe UI" fo:color="#10162F" fo:font-size="13.5pt" style:font-size-asian="13.5pt" style:font-size-complex="13.5pt" fo:language="fr" fo:country="FR"/>
    </style:style>
    <style:style style:name="T4388" style:parent-style-name="CodeHTML" style:family="text">
      <style:text-properties style:font-name="Consolas" fo:color="#0A0D1C" fo:font-size="11pt" style:font-size-asian="11pt" style:font-size-complex="11pt" fo:background-color="#EEEEEE" fo:language="fr" fo:country="FR"/>
    </style:style>
    <style:style style:name="T4389" style:parent-style-name="Policepardéfaut" style:family="text">
      <style:text-properties style:font-name="Segoe UI" style:font-name-complex="Segoe UI" fo:color="#10162F" fo:font-size="13.5pt" style:font-size-asian="13.5pt" style:font-size-complex="13.5pt" fo:language="fr" fo:country="FR"/>
    </style:style>
    <style:style style:name="P4390" style:parent-style-name="g-md-p" style:family="paragraph">
      <style:paragraph-properties fo:margin-top="0in" fo:background-color="#FFFFFF"/>
    </style:style>
    <style:style style:name="T4391" style:parent-style-name="Policepardéfaut" style:family="text">
      <style:text-properties style:font-name="Segoe UI" style:font-name-complex="Segoe UI" fo:color="#10162F" fo:font-size="13.5pt" style:font-size-asian="13.5pt" style:font-size-complex="13.5pt" fo:language="fr" fo:country="FR"/>
    </style:style>
    <style:style style:name="T4392" style:parent-style-name="Policepardéfaut" style:family="text">
      <style:text-properties style:font-name="Segoe UI" style:font-name-complex="Segoe UI" fo:color="#10162F" fo:font-size="13.5pt" style:font-size-asian="13.5pt" style:font-size-complex="13.5pt" fo:language="fr" fo:country="FR"/>
    </style:style>
    <style:style style:name="T4393" style:parent-style-name="CodeHTML" style:family="text">
      <style:text-properties style:font-name="Consolas" fo:color="#0A0D1C" fo:font-size="11pt" style:font-size-asian="11pt" style:font-size-complex="11pt" fo:background-color="#EEEEEE" fo:language="fr" fo:country="FR"/>
    </style:style>
    <style:style style:name="T4394" style:parent-style-name="Policepardéfaut" style:family="text">
      <style:text-properties style:font-name="Segoe UI" style:font-name-complex="Segoe UI" fo:color="#10162F" fo:font-size="13.5pt" style:font-size-asian="13.5pt" style:font-size-complex="13.5pt" fo:language="fr" fo:country="FR"/>
    </style:style>
    <style:style style:name="P4395" style:parent-style-name="g-md-p" style:family="paragraph">
      <style:paragraph-properties fo:margin-top="0in" fo:background-color="#FFFFFF"/>
    </style:style>
    <style:style style:name="T4396" style:parent-style-name="Policepardéfaut" style:family="text">
      <style:text-properties style:font-name="Segoe UI" style:font-name-complex="Segoe UI" fo:color="#10162F" fo:font-size="13.5pt" style:font-size-asian="13.5pt" style:font-size-complex="13.5pt" fo:language="fr" fo:country="FR"/>
    </style:style>
    <style:style style:name="T4397" style:parent-style-name="CodeHTML" style:family="text">
      <style:text-properties style:font-name="Consolas" fo:color="#0A0D1C" fo:font-size="11pt" style:font-size-asian="11pt" style:font-size-complex="11pt" fo:background-color="#EEEEEE" fo:language="fr" fo:country="FR"/>
    </style:style>
    <style:style style:name="T4398" style:parent-style-name="Policepardéfaut" style:family="text">
      <style:text-properties style:font-name="Segoe UI" style:font-name-complex="Segoe UI" fo:color="#10162F" fo:font-size="13.5pt" style:font-size-asian="13.5pt" style:font-size-complex="13.5pt" fo:language="fr" fo:country="FR"/>
    </style:style>
    <style:style style:name="T4399" style:parent-style-name="CodeHTML" style:family="text">
      <style:text-properties style:font-name="Consolas" fo:color="#0A0D1C" fo:font-size="11pt" style:font-size-asian="11pt" style:font-size-complex="11pt" fo:background-color="#EEEEEE" fo:language="fr" fo:country="FR"/>
    </style:style>
    <style:style style:name="T4400" style:parent-style-name="Policepardéfaut" style:family="text">
      <style:text-properties style:font-name="Segoe UI" style:font-name-complex="Segoe UI" fo:color="#10162F" fo:font-size="13.5pt" style:font-size-asian="13.5pt" style:font-size-complex="13.5pt" fo:language="fr" fo:country="FR"/>
    </style:style>
    <style:style style:name="T4401" style:parent-style-name="CodeHTML" style:family="text">
      <style:text-properties style:font-name="Consolas" fo:color="#0A0D1C" fo:font-size="11pt" style:font-size-asian="11pt" style:font-size-complex="11pt" fo:background-color="#EEEEEE" fo:language="fr" fo:country="FR"/>
    </style:style>
    <style:style style:name="T4402" style:parent-style-name="Policepardéfaut" style:family="text">
      <style:text-properties style:font-name="Segoe UI" style:font-name-complex="Segoe UI" fo:color="#10162F" fo:font-size="13.5pt" style:font-size-asian="13.5pt" style:font-size-complex="13.5pt" fo:language="fr" fo:country="FR"/>
    </style:style>
    <style:style style:name="T4403" style:parent-style-name="CodeHTML" style:family="text">
      <style:text-properties style:font-name="Consolas" fo:color="#0A0D1C" fo:font-size="11pt" style:font-size-asian="11pt" style:font-size-complex="11pt" fo:background-color="#EEEEEE" fo:language="fr" fo:country="FR"/>
    </style:style>
    <style:style style:name="T4404" style:parent-style-name="CodeHTML" style:family="text">
      <style:text-properties style:font-name="Consolas" fo:color="#0A0D1C" fo:font-size="11pt" style:font-size-asian="11pt" style:font-size-complex="11pt" fo:background-color="#EEEEEE" fo:language="fr" fo:country="FR"/>
    </style:style>
    <style:style style:name="T4405" style:parent-style-name="Policepardéfaut" style:family="text">
      <style:text-properties style:font-name="Segoe UI" style:font-name-complex="Segoe UI" fo:color="#10162F" fo:font-size="13.5pt" style:font-size-asian="13.5pt" style:font-size-complex="13.5pt" fo:language="fr" fo:country="FR"/>
    </style:style>
    <style:style style:name="T4406" style:parent-style-name="CodeHTML" style:family="text">
      <style:text-properties style:font-name="Consolas" fo:color="#0A0D1C" fo:font-size="11pt" style:font-size-asian="11pt" style:font-size-complex="11pt" fo:background-color="#EEEEEE" fo:language="fr" fo:country="FR"/>
    </style:style>
    <style:style style:name="T4407" style:parent-style-name="Policepardéfaut" style:family="text">
      <style:text-properties style:font-name="Segoe UI" style:font-name-complex="Segoe UI" fo:color="#10162F" fo:font-size="13.5pt" style:font-size-asian="13.5pt" style:font-size-complex="13.5pt" fo:language="fr" fo:country="FR"/>
    </style:style>
    <style:style style:name="P4408"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FR"/>
    </style:style>
    <style:style style:name="P4409" style:parent-style-name="g-md-p" style:family="paragraph">
      <style:paragraph-properties fo:margin-top="0in" fo:margin-bottom="0in" fo:background-color="#FFFFFF"/>
      <style:text-properties style:font-name="Segoe UI" style:font-name-complex="Segoe UI" fo:color="#10162F" fo:font-size="13.5pt" style:font-size-asian="13.5pt" style:font-size-complex="13.5pt" fo:language="fr" fo:country="FR"/>
    </style:style>
    <style:style style:name="P4410" style:parent-style-name="Normal" style:family="paragraph">
      <style:paragraph-properties fo:background-color="#FFFFFF"/>
    </style:style>
    <style:style style:name="T4411" style:parent-style-name="CodeHTML" style:family="text">
      <style:text-properties style:font-name="Consolas" style:font-name-asian="Songti SC" fo:color="#0A0D1C" fo:font-size="11pt" style:font-size-asian="11pt" style:font-size-complex="11pt" fo:background-color="#EEEEEE" style:text-underline-type="single" style:text-underline-style="solid" style:text-underline-width="auto" style:text-underline-mode="continuous"/>
    </style:style>
    <style:style style:name="P4412" style:parent-style-name="Normal" style:family="paragraph">
      <style:paragraph-properties fo:background-color="#FFFFFF"/>
    </style:style>
    <style:style style:name="T4413" style:parent-style-name="Policepardéfaut" style:family="text">
      <style:text-properties style:font-name="Segoe UI" style:font-name-complex="Segoe UI" fo:color="#10162F" fo:font-size="13.5pt" style:font-size-asian="13.5pt" style:font-size-complex="13.5pt"/>
    </style:style>
    <style:style style:name="P4414" style:parent-style-name="Normal" style:family="paragraph">
      <style:paragraph-properties fo:background-color="#FFFFFF"/>
    </style:style>
    <style:style style:name="T4415" style:parent-style-name="Policepardéfaut" style:family="text">
      <style:text-properties style:font-name="Segoe UI" style:font-name-complex="Segoe UI" fo:color="#10162F" fo:font-size="13.5pt" style:font-size-asian="13.5pt" style:font-size-complex="13.5pt"/>
    </style:style>
    <style:style style:name="T4416" style:parent-style-name="CodeHTML" style:family="text">
      <style:text-properties style:font-name="Consolas" style:font-name-asian="Songti SC" fo:color="#0A0D1C" fo:font-size="11pt" style:font-size-asian="11pt" style:font-size-complex="11pt" fo:background-color="#EEEEEE"/>
    </style:style>
    <style:style style:name="T4417" style:parent-style-name="Policepardéfaut" style:family="text">
      <style:text-properties style:font-name="Segoe UI" style:font-name-complex="Segoe UI" fo:color="#10162F" fo:font-size="13.5pt" style:font-size-asian="13.5pt" style:font-size-complex="13.5pt"/>
    </style:style>
    <style:style style:name="T4418" style:parent-style-name="CodeHTML" style:family="text">
      <style:text-properties style:font-name="Consolas" style:font-name-asian="Songti SC" fo:color="#0A0D1C" fo:font-size="11pt" style:font-size-asian="11pt" style:font-size-complex="11pt" fo:background-color="#EEEEEE"/>
    </style:style>
    <style:style style:name="T4419" style:parent-style-name="Policepardéfaut" style:family="text">
      <style:text-properties style:font-name="Segoe UI" style:font-name-complex="Segoe UI" fo:color="#10162F" fo:font-size="13.5pt" style:font-size-asian="13.5pt" style:font-size-complex="13.5pt"/>
    </style:style>
    <style:style style:name="T4420" style:parent-style-name="CodeHTML" style:family="text">
      <style:text-properties style:font-name="Consolas" style:font-name-asian="Songti SC" fo:color="#0A0D1C" fo:font-size="11pt" style:font-size-asian="11pt" style:font-size-complex="11pt" fo:background-color="#EEEEEE"/>
    </style:style>
    <style:style style:name="T4421" style:parent-style-name="Policepardéfaut" style:family="text">
      <style:text-properties style:font-name="Segoe UI" style:font-name-complex="Segoe UI" fo:color="#10162F" fo:font-size="13.5pt" style:font-size-asian="13.5pt" style:font-size-complex="13.5pt"/>
    </style:style>
    <style:style style:name="P4422" style:parent-style-name="Textbody" style:family="paragraph">
      <style:paragraph-properties fo:margin-bottom="0in" fo:line-height="160%"/>
      <style:text-properties style:font-name="Arial" style:font-name-complex="Arial" fo:color="#10162F" fo:font-size="14pt" style:font-size-asian="14pt"/>
    </style:style>
    <style:style style:name="P4423" style:parent-style-name="Titre3" style:family="paragraph">
      <style:text-properties style:font-name="Segoe UI" style:font-name-complex="Segoe UI" fo:color="#0A0D1C"/>
    </style:style>
    <style:style style:name="T4424" style:parent-style-name="gamut-uidoxx-styledtext" style:family="text">
      <style:text-properties style:font-name="Segoe UI" style:font-name-complex="Segoe UI" fo:color="#10162F" fo:font-size="13.5pt" style:font-size-asian="13.5pt" style:font-size-complex="13.5pt"/>
    </style:style>
    <style:style style:name="P4425" style:parent-style-name="g-md-p" style:family="paragraph">
      <style:paragraph-properties fo:margin-top="0in"/>
    </style:style>
    <style:style style:name="T4426" style:parent-style-name="Policepardéfaut" style:family="text">
      <style:text-properties style:font-name="Segoe UI" style:font-name-complex="Segoe UI" fo:color="#10162F" fo:font-size="13.5pt" style:font-size-asian="13.5pt" style:font-size-complex="13.5pt" fo:language="fr" fo:country="FR"/>
    </style:style>
    <style:style style:name="T4427" style:parent-style-name="CodeHTML" style:family="text">
      <style:text-properties style:font-name="Consolas" fo:color="#0A0D1C" fo:font-size="11pt" style:font-size-asian="11pt" style:font-size-complex="11pt" fo:background-color="#EEEEEE" fo:language="fr" fo:country="FR"/>
    </style:style>
    <style:style style:name="T4428" style:parent-style-name="Policepardéfaut" style:family="text">
      <style:text-properties style:font-name="Segoe UI" style:font-name-complex="Segoe UI" fo:color="#10162F" fo:font-size="13.5pt" style:font-size-asian="13.5pt" style:font-size-complex="13.5pt" fo:language="fr" fo:country="FR"/>
    </style:style>
    <style:style style:name="T4429" style:parent-style-name="CodeHTML" style:family="text">
      <style:text-properties style:font-name="Consolas" style:font-name-asian="Songti SC" fo:color="#0A0D1C" fo:font-size="11pt" style:font-size-asian="11pt" style:font-size-complex="11pt" fo:background-color="#EEEEEE" style:text-underline-type="single" style:text-underline-style="solid" style:text-underline-width="auto" style:text-underline-mode="continuous"/>
    </style:style>
    <style:style style:name="T4430" style:parent-style-name="Policepardéfaut" style:family="text">
      <style:text-properties style:font-name="Segoe UI" style:font-name-complex="Segoe UI" fo:color="#10162F" fo:font-size="13.5pt" style:font-size-asian="13.5pt" style:font-size-complex="13.5pt"/>
    </style:style>
    <style:style style:name="T4431" style:parent-style-name="Policepardéfaut" style:family="text">
      <style:text-properties style:font-name="Segoe UI" style:font-name-complex="Segoe UI" fo:color="#10162F" fo:font-size="13.5pt" style:font-size-asian="13.5pt" style:font-size-complex="13.5pt"/>
    </style:style>
    <style:style style:name="T4432" style:parent-style-name="Policepardéfaut" style:family="text">
      <style:text-properties style:font-name="Segoe UI" style:font-name-complex="Segoe UI" fo:color="#10162F" fo:font-size="13.5pt" style:font-size-asian="13.5pt" style:font-size-complex="13.5pt"/>
    </style:style>
    <style:style style:name="T4433" style:parent-style-name="Lienhypertexte" style:family="text">
      <style:text-properties style:font-name="Segoe UI" style:font-name-complex="Segoe UI" fo:color="#3A10E5" fo:font-size="13.5pt" style:font-size-asian="13.5pt" style:font-size-complex="13.5pt"/>
    </style:style>
    <style:style style:name="T4434" style:parent-style-name="Policepardéfaut" style:family="text">
      <style:text-properties style:font-name="Segoe UI" style:font-name-complex="Segoe UI" fo:color="#10162F" fo:font-size="13.5pt" style:font-size-asian="13.5pt" style:font-size-complex="13.5pt"/>
    </style:style>
    <style:style style:name="P4435" style:parent-style-name="g-md-p" style:family="paragraph">
      <style:paragraph-properties fo:margin-top="0in"/>
    </style:style>
    <style:style style:name="T4436" style:parent-style-name="Policepardéfaut" style:family="text">
      <style:text-properties style:font-name="Segoe UI" style:font-name-complex="Segoe UI" fo:color="#10162F" fo:font-size="13.5pt" style:font-size-asian="13.5pt" style:font-size-complex="13.5pt" fo:language="fr" fo:country="FR"/>
    </style:style>
    <style:style style:name="T4437" style:parent-style-name="Policepardéfaut" style:family="text">
      <style:text-properties style:font-name="Segoe UI" style:font-name-complex="Segoe UI" fo:color="#10162F" fo:font-size="13.5pt" style:font-size-asian="13.5pt" style:font-size-complex="13.5pt" fo:language="fr" fo:country="FR"/>
    </style:style>
    <style:style style:name="T4438" style:parent-style-name="Lienhypertexte" style:family="text">
      <style:text-properties style:font-name="Segoe UI" style:font-name-complex="Segoe UI" fo:color="#3A10E5" fo:font-size="13.5pt" style:font-size-asian="13.5pt" style:font-size-complex="13.5pt" fo:language="fr" fo:country="FR"/>
    </style:style>
    <style:style style:name="T4439" style:parent-style-name="Policepardéfaut" style:family="text">
      <style:text-properties style:font-name="Segoe UI" style:font-name-complex="Segoe UI" fo:color="#10162F" fo:font-size="13.5pt" style:font-size-asian="13.5pt" style:font-size-complex="13.5pt" fo:language="fr" fo:country="FR"/>
    </style:style>
    <style:style style:name="P4440" style:parent-style-name="g-md-p" style:family="paragraph">
      <style:paragraph-properties fo:margin-top="0in" fo:margin-bottom="0in"/>
    </style:style>
    <style:style style:name="T4441" style:parent-style-name="Policepardéfaut" style:family="text">
      <style:text-properties style:font-name="Segoe UI" style:font-name-complex="Segoe UI" fo:color="#10162F" fo:font-size="13.5pt" style:font-size-asian="13.5pt" style:font-size-complex="13.5pt" fo:language="fr" fo:country="FR"/>
    </style:style>
    <style:style style:name="T4442" style:parent-style-name="Élevé" style:family="text">
      <style:text-properties style:font-name="Segoe UI" style:font-name-complex="Segoe UI" fo:color="#10162F" fo:font-size="13.5pt" style:font-size-asian="13.5pt" style:font-size-complex="13.5pt" fo:language="fr" fo:country="FR"/>
    </style:style>
    <style:style style:name="T4443" style:parent-style-name="Policepardéfaut" style:family="text">
      <style:text-properties style:font-name="Segoe UI" style:font-name-complex="Segoe UI" fo:color="#10162F" fo:font-size="13.5pt" style:font-size-asian="13.5pt" style:font-size-complex="13.5pt" fo:language="fr" fo:country="FR"/>
    </style:style>
    <style:style style:name="T4444" style:parent-style-name="Policepardéfaut" style:family="text">
      <style:text-properties style:font-name="Segoe UI" style:font-name-complex="Segoe UI" fo:color="#10162F" fo:font-size="13.5pt" style:font-size-asian="13.5pt" style:font-size-complex="13.5pt" fo:language="fr" fo:country="FR"/>
    </style:style>
    <style:style style:name="P4445" style:parent-style-name="Normal" style:family="paragraph">
      <style:paragraph-properties fo:background-color="#FFFFFF"/>
      <style:text-properties style:font-name="Segoe UI" style:font-name-complex="Segoe UI" fo:font-weight="bold" style:font-weight-asian="bold" style:font-weight-complex="bold" fo:color="#10162F" fo:font-size="13.5pt" style:font-size-asian="13.5pt" style:font-size-complex="13.5pt"/>
    </style:style>
    <style:style style:name="P4446"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447" style:parent-style-name="gamut-18awgza-styledtext" style:family="text">
      <style:text-properties style:font-name="Segoe UI" style:font-name-complex="Segoe UI" fo:color="#10162F" fo:font-size="13.5pt" style:font-size-asian="13.5pt" style:font-size-complex="13.5pt"/>
    </style:style>
    <style:style style:name="P4448" style:parent-style-name="styles_checkpointnumber__zdlwv" style:family="paragraph">
      <style:paragraph-properties fo:text-align="end" fo:margin-top="0in" fo:margin-bottom="0in"/>
      <style:text-properties style:font-name="Segoe UI" style:font-name-complex="Segoe UI" fo:font-weight="bold" style:font-weight-asian="bold" style:font-weight-complex="bold" fo:color="#10162F" fo:font-size="13.5pt" style:font-size-asian="13.5pt" style:font-size-complex="13.5pt"/>
    </style:style>
    <style:style style:name="P4449" style:parent-style-name="g-md-p" style:family="paragraph">
      <style:paragraph-properties fo:margin-top="0in"/>
    </style:style>
    <style:style style:name="T4450" style:parent-style-name="Policepardéfaut" style:family="text">
      <style:text-properties style:font-name="Segoe UI" style:font-name-complex="Segoe UI" fo:color="#10162F" fo:font-size="13.5pt" style:font-size-asian="13.5pt" style:font-size-complex="13.5pt" fo:language="fr" fo:country="FR"/>
    </style:style>
    <style:style style:name="T4451" style:parent-style-name="CodeHTML" style:family="text">
      <style:text-properties style:font-name="Consolas" fo:color="#0A0D1C" fo:font-size="11pt" style:font-size-asian="11pt" style:font-size-complex="11pt" fo:background-color="#EEEEEE" fo:language="fr" fo:country="FR"/>
    </style:style>
    <style:style style:name="T4452" style:parent-style-name="Policepardéfaut" style:family="text">
      <style:text-properties style:font-name="Segoe UI" style:font-name-complex="Segoe UI" fo:color="#10162F" fo:font-size="13.5pt" style:font-size-asian="13.5pt" style:font-size-complex="13.5pt" fo:language="fr" fo:country="FR"/>
    </style:style>
    <style:style style:name="T4453" style:parent-style-name="Policepardéfaut" style:family="text">
      <style:text-properties style:font-name="Segoe UI" style:font-name-complex="Segoe UI" fo:color="#10162F" fo:font-size="13.5pt" style:font-size-asian="13.5pt" style:font-size-complex="13.5pt" fo:language="fr" fo:country="FR"/>
    </style:style>
    <style:style style:name="P4454" style:parent-style-name="g-md-p" style:family="paragraph">
      <style:paragraph-properties fo:margin-top="0in" fo:margin-bottom="0in"/>
      <style:text-properties style:font-name="Segoe UI" style:font-name-complex="Segoe UI" fo:color="#10162F" fo:font-size="13.5pt" style:font-size-asian="13.5pt" style:font-size-complex="13.5pt" fo:language="fr" fo:country="FR"/>
    </style:style>
    <style:style style:name="P4455"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456" style:parent-style-name="gamut-18awgza-styledtext" style:family="text">
      <style:text-properties style:font-name="Segoe UI" style:font-name-complex="Segoe UI" fo:color="#10162F" fo:font-size="13.5pt" style:font-size-asian="13.5pt" style:font-size-complex="13.5pt"/>
    </style:style>
    <style:style style:name="P4457" style:parent-style-name="styles_checkpointnumber__zdlwv" style:family="paragraph">
      <style:paragraph-properties fo:text-align="end" fo:margin-top="0in" fo:margin-bottom="0in"/>
      <style:text-properties style:font-name="Segoe UI" style:font-name-complex="Segoe UI" fo:font-weight="bold" style:font-weight-asian="bold" style:font-weight-complex="bold" fo:color="#10162F" fo:font-size="13.5pt" style:font-size-asian="13.5pt" style:font-size-complex="13.5pt"/>
    </style:style>
    <style:style style:name="P4458" style:parent-style-name="g-md-p" style:family="paragraph">
      <style:paragraph-properties fo:margin-top="0in"/>
    </style:style>
    <style:style style:name="T4459" style:parent-style-name="Policepardéfaut" style:family="text">
      <style:text-properties style:font-name="Segoe UI" style:font-name-complex="Segoe UI" fo:color="#10162F" fo:font-size="13.5pt" style:font-size-asian="13.5pt" style:font-size-complex="13.5pt" fo:language="fr" fo:country="FR"/>
    </style:style>
    <style:style style:name="T4460" style:parent-style-name="CodeHTML" style:family="text">
      <style:text-properties style:font-name="Consolas" fo:color="#0A0D1C" fo:font-size="11pt" style:font-size-asian="11pt" style:font-size-complex="11pt" fo:background-color="#EEEEEE" fo:language="fr" fo:country="FR"/>
    </style:style>
    <style:style style:name="T4461" style:parent-style-name="Policepardéfaut" style:family="text">
      <style:text-properties style:font-name="Segoe UI" style:font-name-complex="Segoe UI" fo:color="#10162F" fo:font-size="13.5pt" style:font-size-asian="13.5pt" style:font-size-complex="13.5pt" fo:language="fr" fo:country="FR"/>
    </style:style>
    <style:style style:name="T4462" style:parent-style-name="Policepardéfaut" style:family="text">
      <style:text-properties style:font-name="Segoe UI" style:font-name-complex="Segoe UI" fo:color="#10162F" fo:font-size="13.5pt" style:font-size-asian="13.5pt" style:font-size-complex="13.5pt" fo:language="fr" fo:country="FR"/>
    </style:style>
    <style:style style:name="T4463" style:parent-style-name="CodeHTML" style:family="text">
      <style:text-properties style:font-name="Consolas" fo:color="#0A0D1C" fo:font-size="11pt" style:font-size-asian="11pt" style:font-size-complex="11pt" fo:background-color="#EEEEEE" fo:language="fr" fo:country="FR"/>
    </style:style>
    <style:style style:name="T4464" style:parent-style-name="Policepardéfaut" style:family="text">
      <style:text-properties style:font-name="Segoe UI" style:font-name-complex="Segoe UI" fo:color="#10162F" fo:font-size="13.5pt" style:font-size-asian="13.5pt" style:font-size-complex="13.5pt" fo:language="fr" fo:country="FR"/>
    </style:style>
    <style:style style:name="T4465" style:parent-style-name="CodeHTML" style:family="text">
      <style:text-properties style:font-name="Consolas" fo:color="#0A0D1C" fo:font-size="11pt" style:font-size-asian="11pt" style:font-size-complex="11pt" fo:background-color="#EEEEEE" fo:language="fr" fo:country="FR"/>
    </style:style>
    <style:style style:name="T4466" style:parent-style-name="Policepardéfaut" style:family="text">
      <style:text-properties style:font-name="Segoe UI" style:font-name-complex="Segoe UI" fo:color="#10162F" fo:font-size="13.5pt" style:font-size-asian="13.5pt" style:font-size-complex="13.5pt" fo:language="fr" fo:country="FR"/>
    </style:style>
    <style:style style:name="T4467" style:parent-style-name="CodeHTML" style:family="text">
      <style:text-properties style:font-name="Consolas" fo:color="#0A0D1C" fo:font-size="11pt" style:font-size-asian="11pt" style:font-size-complex="11pt" fo:background-color="#EEEEEE" fo:language="fr" fo:country="FR"/>
    </style:style>
    <style:style style:name="T4468" style:parent-style-name="Policepardéfaut" style:family="text">
      <style:text-properties style:font-name="Segoe UI" style:font-name-complex="Segoe UI" fo:color="#10162F" fo:font-size="13.5pt" style:font-size-asian="13.5pt" style:font-size-complex="13.5pt" fo:language="fr" fo:country="FR"/>
    </style:style>
    <style:style style:name="T4469" style:parent-style-name="CodeHTML" style:family="text">
      <style:text-properties style:font-name="Consolas" fo:color="#0A0D1C" fo:font-size="11pt" style:font-size-asian="11pt" style:font-size-complex="11pt" fo:background-color="#EEEEEE" fo:language="fr" fo:country="FR"/>
    </style:style>
    <style:style style:name="T4470" style:parent-style-name="Policepardéfaut" style:family="text">
      <style:text-properties style:font-name="Segoe UI" style:font-name-complex="Segoe UI" fo:color="#10162F" fo:font-size="13.5pt" style:font-size-asian="13.5pt" style:font-size-complex="13.5pt" fo:language="fr" fo:country="FR"/>
    </style:style>
    <style:style style:name="T4471" style:parent-style-name="CodeHTML" style:family="text">
      <style:text-properties style:font-name="Consolas" fo:color="#0A0D1C" fo:font-size="11pt" style:font-size-asian="11pt" style:font-size-complex="11pt" fo:background-color="#EEEEEE" fo:language="fr" fo:country="FR"/>
    </style:style>
    <style:style style:name="T4472" style:parent-style-name="Policepardéfaut" style:family="text">
      <style:text-properties style:font-name="Segoe UI" style:font-name-complex="Segoe UI" fo:color="#10162F" fo:font-size="13.5pt" style:font-size-asian="13.5pt" style:font-size-complex="13.5pt" fo:language="fr" fo:country="FR"/>
    </style:style>
    <style:style style:name="P4473" style:parent-style-name="g-md-p" style:family="paragraph">
      <style:paragraph-properties fo:margin-top="0in" fo:margin-bottom="0in"/>
    </style:style>
    <style:style style:name="T4474" style:parent-style-name="Policepardéfaut" style:family="text">
      <style:text-properties style:font-name="Segoe UI" style:font-name-complex="Segoe UI" fo:color="#10162F" fo:font-size="13.5pt" style:font-size-asian="13.5pt" style:font-size-complex="13.5pt" fo:language="fr" fo:country="FR"/>
    </style:style>
    <style:style style:name="T4475" style:parent-style-name="CodeHTML" style:family="text">
      <style:text-properties style:font-name="Consolas" fo:color="#0A0D1C" fo:font-size="11pt" style:font-size-asian="11pt" style:font-size-complex="11pt" fo:background-color="#EEEEEE" fo:language="fr" fo:country="FR"/>
    </style:style>
    <style:style style:name="T4476" style:parent-style-name="Policepardéfaut" style:family="text">
      <style:text-properties style:font-name="Segoe UI" style:font-name-complex="Segoe UI" fo:color="#10162F" fo:font-size="13.5pt" style:font-size-asian="13.5pt" style:font-size-complex="13.5pt" fo:language="fr" fo:country="FR"/>
    </style:style>
    <style:style style:name="T4477" style:parent-style-name="Policepardéfaut" style:family="text">
      <style:text-properties style:font-name="Segoe UI" style:font-name-complex="Segoe UI" fo:color="#10162F" fo:font-size="13.5pt" style:font-size-asian="13.5pt" style:font-size-complex="13.5pt" fo:language="fr" fo:country="FR"/>
    </style:style>
    <style:style style:name="P4478"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479" style:parent-style-name="gamut-18awgza-styledtext" style:family="text">
      <style:text-properties style:font-name="Segoe UI" style:font-name-complex="Segoe UI" fo:color="#10162F" fo:font-size="13.5pt" style:font-size-asian="13.5pt" style:font-size-complex="13.5pt"/>
    </style:style>
    <style:style style:name="P4480" style:parent-style-name="g-md-p" style:family="paragraph">
      <style:paragraph-properties fo:margin-top="0in"/>
    </style:style>
    <style:style style:name="T4481" style:parent-style-name="Policepardéfaut" style:family="text">
      <style:text-properties style:font-name="Segoe UI" style:font-name-complex="Segoe UI" fo:color="#10162F" fo:font-size="13.5pt" style:font-size-asian="13.5pt" style:font-size-complex="13.5pt" fo:language="fr" fo:country="FR"/>
    </style:style>
    <style:style style:name="T4482" style:parent-style-name="CodeHTML" style:family="text">
      <style:text-properties style:font-name="Consolas" fo:color="#0A0D1C" fo:font-size="11pt" style:font-size-asian="11pt" style:font-size-complex="11pt" fo:background-color="#EEEEEE" fo:language="fr" fo:country="FR"/>
    </style:style>
    <style:style style:name="T4483" style:parent-style-name="Policepardéfaut" style:family="text">
      <style:text-properties style:font-name="Segoe UI" style:font-name-complex="Segoe UI" fo:color="#10162F" fo:font-size="13.5pt" style:font-size-asian="13.5pt" style:font-size-complex="13.5pt" fo:language="fr" fo:country="FR"/>
    </style:style>
    <style:style style:name="T4484" style:parent-style-name="CodeHTML" style:family="text">
      <style:text-properties style:font-name="Consolas" fo:color="#0A0D1C" fo:font-size="11pt" style:font-size-asian="11pt" style:font-size-complex="11pt" fo:background-color="#EEEEEE" fo:language="fr" fo:country="FR"/>
    </style:style>
    <style:style style:name="T4485" style:parent-style-name="Policepardéfaut" style:family="text">
      <style:text-properties style:font-name="Segoe UI" style:font-name-complex="Segoe UI" fo:color="#10162F" fo:font-size="13.5pt" style:font-size-asian="13.5pt" style:font-size-complex="13.5pt" fo:language="fr" fo:country="FR"/>
    </style:style>
    <style:style style:name="T4486" style:parent-style-name="CodeHTML" style:family="text">
      <style:text-properties style:font-name="Consolas" fo:color="#0A0D1C" fo:font-size="11pt" style:font-size-asian="11pt" style:font-size-complex="11pt" fo:background-color="#EEEEEE" fo:language="fr" fo:country="FR"/>
    </style:style>
    <style:style style:name="T4487" style:parent-style-name="Policepardéfaut" style:family="text">
      <style:text-properties style:font-name="Segoe UI" style:font-name-complex="Segoe UI" fo:color="#10162F" fo:font-size="13.5pt" style:font-size-asian="13.5pt" style:font-size-complex="13.5pt" fo:language="fr" fo:country="FR"/>
    </style:style>
    <style:style style:name="T4488" style:parent-style-name="CodeHTML" style:family="text">
      <style:text-properties style:font-name="Consolas" fo:color="#0A0D1C" fo:font-size="11pt" style:font-size-asian="11pt" style:font-size-complex="11pt" fo:background-color="#EEEEEE" fo:language="fr" fo:country="FR"/>
    </style:style>
    <style:style style:name="T4489" style:parent-style-name="Policepardéfaut" style:family="text">
      <style:text-properties style:font-name="Segoe UI" style:font-name-complex="Segoe UI" fo:color="#10162F" fo:font-size="13.5pt" style:font-size-asian="13.5pt" style:font-size-complex="13.5pt" fo:language="fr" fo:country="FR"/>
    </style:style>
    <style:style style:name="T4490" style:parent-style-name="CodeHTML" style:family="text">
      <style:text-properties style:font-name="Consolas" fo:color="#0A0D1C" fo:font-size="11pt" style:font-size-asian="11pt" style:font-size-complex="11pt" fo:background-color="#EEEEEE" style:text-underline-type="single" style:text-underline-style="solid" style:text-underline-width="auto" style:text-underline-mode="continuous" fo:language="fr" fo:country="FR"/>
    </style:style>
    <style:style style:name="T4491" style:parent-style-name="Lienhypertexte" style:family="text">
      <style:text-properties style:font-name="Segoe UI" style:font-name-complex="Segoe UI" fo:color="#3A10E5" fo:font-size="13.5pt" style:font-size-asian="13.5pt" style:font-size-complex="13.5pt" fo:language="fr" fo:country="FR"/>
    </style:style>
    <style:style style:name="T4492" style:parent-style-name="Policepardéfaut" style:family="text">
      <style:text-properties style:font-name="Segoe UI" style:font-name-complex="Segoe UI" fo:color="#10162F" fo:font-size="13.5pt" style:font-size-asian="13.5pt" style:font-size-complex="13.5pt" fo:language="fr" fo:country="FR"/>
    </style:style>
    <style:style style:name="P4493" style:parent-style-name="g-md-p" style:family="paragraph">
      <style:paragraph-properties fo:margin-top="0in" fo:margin-bottom="0in"/>
    </style:style>
    <style:style style:name="T4494" style:parent-style-name="Policepardéfaut" style:family="text">
      <style:text-properties style:font-name="Segoe UI" style:font-name-complex="Segoe UI" fo:color="#10162F" fo:font-size="13.5pt" style:font-size-asian="13.5pt" style:font-size-complex="13.5pt" fo:language="fr" fo:country="FR"/>
    </style:style>
    <style:style style:name="T4495" style:parent-style-name="CodeHTML" style:family="text">
      <style:text-properties style:font-name="Consolas" fo:color="#0A0D1C" fo:font-size="11pt" style:font-size-asian="11pt" style:font-size-complex="11pt" fo:background-color="#EEEEEE" fo:language="fr" fo:country="FR"/>
    </style:style>
    <style:style style:name="T4496" style:parent-style-name="Policepardéfaut" style:family="text">
      <style:text-properties style:font-name="Segoe UI" style:font-name-complex="Segoe UI" fo:color="#10162F" fo:font-size="13.5pt" style:font-size-asian="13.5pt" style:font-size-complex="13.5pt" fo:language="fr" fo:country="FR"/>
    </style:style>
    <style:style style:name="P4497"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498" style:parent-style-name="gamut-18awgza-styledtext" style:family="text">
      <style:text-properties style:font-name="Segoe UI" style:font-name-complex="Segoe UI" fo:color="#10162F" fo:font-size="13.5pt" style:font-size-asian="13.5pt" style:font-size-complex="13.5pt"/>
    </style:style>
    <style:style style:name="P4499" style:parent-style-name="g-md-p" style:family="paragraph">
      <style:paragraph-properties fo:margin-top="0in" fo:margin-bottom="0in"/>
    </style:style>
    <style:style style:name="T4500" style:parent-style-name="Policepardéfaut" style:family="text">
      <style:text-properties style:font-name="Segoe UI" style:font-name-complex="Segoe UI" fo:color="#10162F" fo:font-size="13.5pt" style:font-size-asian="13.5pt" style:font-size-complex="13.5pt" fo:language="fr" fo:country="FR"/>
    </style:style>
    <style:style style:name="T4501" style:parent-style-name="Policepardéfaut" style:family="text">
      <style:text-properties style:font-name="Segoe UI" style:font-name-complex="Segoe UI" fo:color="#10162F" fo:font-size="13.5pt" style:font-size-asian="13.5pt" style:font-size-complex="13.5pt" fo:language="fr" fo:country="FR"/>
    </style:style>
    <style:style style:name="T4502" style:parent-style-name="CodeHTML" style:family="text">
      <style:text-properties style:font-name="Consolas" fo:color="#0A0D1C" fo:font-size="11pt" style:font-size-asian="11pt" style:font-size-complex="11pt" fo:background-color="#EEEEEE" fo:language="fr" fo:country="FR"/>
    </style:style>
    <style:style style:name="T4503" style:parent-style-name="Policepardéfaut" style:family="text">
      <style:text-properties style:font-name="Segoe UI" style:font-name-complex="Segoe UI" fo:color="#10162F" fo:font-size="13.5pt" style:font-size-asian="13.5pt" style:font-size-complex="13.5pt" fo:language="fr" fo:country="FR"/>
    </style:style>
    <style:style style:name="T4504" style:parent-style-name="CodeHTML" style:family="text">
      <style:text-properties style:font-name="Consolas" fo:color="#0A0D1C" fo:font-size="11pt" style:font-size-asian="11pt" style:font-size-complex="11pt" fo:background-color="#EEEEEE" fo:language="fr" fo:country="FR"/>
    </style:style>
    <style:style style:name="T4505" style:parent-style-name="Policepardéfaut" style:family="text">
      <style:text-properties style:font-name="Segoe UI" style:font-name-complex="Segoe UI" fo:color="#10162F" fo:font-size="13.5pt" style:font-size-asian="13.5pt" style:font-size-complex="13.5pt" fo:language="fr" fo:country="FR"/>
    </style:style>
    <style:style style:name="T4506" style:parent-style-name="CodeHTML" style:family="text">
      <style:text-properties style:font-name="Consolas" fo:color="#0A0D1C" fo:font-size="11pt" style:font-size-asian="11pt" style:font-size-complex="11pt" fo:background-color="#EEEEEE" fo:language="fr" fo:country="FR"/>
    </style:style>
    <style:style style:name="T4507" style:parent-style-name="Policepardéfaut" style:family="text">
      <style:text-properties style:font-name="Segoe UI" style:font-name-complex="Segoe UI" fo:color="#10162F" fo:font-size="13.5pt" style:font-size-asian="13.5pt" style:font-size-complex="13.5pt" fo:language="fr" fo:country="FR"/>
    </style:style>
    <style:style style:name="P4508"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509" style:parent-style-name="gamut-18awgza-styledtext" style:family="text">
      <style:text-properties style:font-name="Segoe UI" style:font-name-complex="Segoe UI" fo:color="#10162F" fo:font-size="13.5pt" style:font-size-asian="13.5pt" style:font-size-complex="13.5pt"/>
    </style:style>
    <style:style style:name="P4510" style:parent-style-name="g-md-p" style:family="paragraph">
      <style:paragraph-properties fo:margin-top="0in" fo:margin-bottom="0in"/>
    </style:style>
    <style:style style:name="T4511" style:parent-style-name="Policepardéfaut" style:family="text">
      <style:text-properties style:font-name="Segoe UI" style:font-name-complex="Segoe UI" fo:color="#10162F" fo:font-size="13.5pt" style:font-size-asian="13.5pt" style:font-size-complex="13.5pt" fo:language="fr" fo:country="FR"/>
    </style:style>
    <style:style style:name="T4512" style:parent-style-name="Policepardéfaut" style:family="text">
      <style:text-properties style:font-name="Segoe UI" style:font-name-complex="Segoe UI" fo:color="#10162F" fo:font-size="13.5pt" style:font-size-asian="13.5pt" style:font-size-complex="13.5pt" fo:language="fr" fo:country="FR"/>
    </style:style>
    <style:style style:name="T4513" style:parent-style-name="CodeHTML" style:family="text">
      <style:text-properties style:font-name="Consolas" fo:color="#0A0D1C" fo:font-size="11pt" style:font-size-asian="11pt" style:font-size-complex="11pt" fo:background-color="#EEEEEE" fo:language="fr" fo:country="FR"/>
    </style:style>
    <style:style style:name="T4514" style:parent-style-name="Policepardéfaut" style:family="text">
      <style:text-properties style:font-name="Segoe UI" style:font-name-complex="Segoe UI" fo:color="#10162F" fo:font-size="13.5pt" style:font-size-asian="13.5pt" style:font-size-complex="13.5pt" fo:language="fr" fo:country="FR"/>
    </style:style>
    <style:style style:name="T4515" style:parent-style-name="CodeHTML" style:family="text">
      <style:text-properties style:font-name="Consolas" fo:color="#0A0D1C" fo:font-size="11pt" style:font-size-asian="11pt" style:font-size-complex="11pt" fo:background-color="#EEEEEE" fo:language="fr" fo:country="FR"/>
    </style:style>
    <style:style style:name="T4516" style:parent-style-name="Policepardéfaut" style:family="text">
      <style:text-properties style:font-name="Segoe UI" style:font-name-complex="Segoe UI" fo:color="#10162F" fo:font-size="13.5pt" style:font-size-asian="13.5pt" style:font-size-complex="13.5pt" fo:language="fr" fo:country="FR"/>
    </style:style>
    <style:style style:name="P4517"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518" style:parent-style-name="gamut-18awgza-styledtext" style:family="text">
      <style:text-properties style:font-name="Segoe UI" style:font-name-complex="Segoe UI" fo:color="#10162F" fo:font-size="13.5pt" style:font-size-asian="13.5pt" style:font-size-complex="13.5pt"/>
    </style:style>
    <style:style style:name="P4519" style:parent-style-name="styles_checkpointnumber__zdlwv" style:family="paragraph">
      <style:paragraph-properties fo:text-align="end" fo:margin-top="0in" fo:margin-bottom="0in"/>
      <style:text-properties style:font-name="Segoe UI" style:font-name-complex="Segoe UI" fo:font-weight="bold" style:font-weight-asian="bold" style:font-weight-complex="bold" fo:color="#10162F" fo:font-size="13.5pt" style:font-size-asian="13.5pt" style:font-size-complex="13.5pt"/>
    </style:style>
    <style:style style:name="P4520" style:parent-style-name="g-md-p" style:family="paragraph">
      <style:paragraph-properties fo:margin-top="0in"/>
    </style:style>
    <style:style style:name="T4521" style:parent-style-name="Policepardéfaut" style:family="text">
      <style:text-properties style:font-name="Segoe UI" style:font-name-complex="Segoe UI" fo:color="#10162F" fo:font-size="13.5pt" style:font-size-asian="13.5pt" style:font-size-complex="13.5pt" fo:language="fr" fo:country="FR"/>
    </style:style>
    <style:style style:name="T4522" style:parent-style-name="CodeHTML" style:family="text">
      <style:text-properties style:font-name="Consolas" fo:color="#0A0D1C" fo:font-size="11pt" style:font-size-asian="11pt" style:font-size-complex="11pt" fo:background-color="#EEEEEE" fo:language="fr" fo:country="FR"/>
    </style:style>
    <style:style style:name="T4523" style:parent-style-name="Policepardéfaut" style:family="text">
      <style:text-properties style:font-name="Segoe UI" style:font-name-complex="Segoe UI" fo:color="#10162F" fo:font-size="13.5pt" style:font-size-asian="13.5pt" style:font-size-complex="13.5pt" fo:language="fr" fo:country="FR"/>
    </style:style>
    <style:style style:name="P4524" style:parent-style-name="PréformatéHTML" style:family="paragraph">
      <style:paragraph-properties fo:background-color="#211E2F"/>
    </style:style>
    <style:style style:name="T4525" style:parent-style-name="mtk1" style:family="text">
      <style:text-properties style:font-name="Consolas" style:font-name-asian="Liberation Mono" fo:color="#FFFFFF" fo:font-size="13.5pt" style:font-size-asian="13.5pt" style:font-size-complex="13.5pt"/>
    </style:style>
    <style:style style:name="T4526" style:parent-style-name="Policepardéfaut" style:family="text">
      <style:text-properties style:font-name="Consolas" fo:color="#939598" fo:font-size="13.5pt" style:font-size-asian="13.5pt" style:font-size-complex="13.5pt"/>
    </style:style>
    <style:style style:name="T4527" style:parent-style-name="mtk1" style:family="text">
      <style:text-properties style:font-name="Consolas" style:font-name-asian="Liberation Mono" fo:color="#FFFFFF" fo:font-size="13.5pt" style:font-size-asian="13.5pt" style:font-size-complex="13.5pt"/>
    </style:style>
    <style:style style:name="T4528" style:parent-style-name="mtk8" style:family="text">
      <style:text-properties style:font-name="Consolas" fo:color="#FFE083" fo:font-size="13.5pt" style:font-size-asian="13.5pt" style:font-size-complex="13.5pt"/>
    </style:style>
    <style:style style:name="T4529" style:parent-style-name="mtk1" style:family="text">
      <style:text-properties style:font-name="Consolas" style:font-name-asian="Liberation Mono" fo:color="#FFFFFF" fo:font-size="13.5pt" style:font-size-asian="13.5pt" style:font-size-complex="13.5pt"/>
    </style:style>
    <style:style style:name="T4530" style:parent-style-name="mtk8" style:family="text">
      <style:text-properties style:font-name="Consolas" fo:color="#FFE083" fo:font-size="13.5pt" style:font-size-asian="13.5pt" style:font-size-complex="13.5pt"/>
    </style:style>
    <style:style style:name="T4531" style:parent-style-name="mtk1" style:family="text">
      <style:text-properties style:font-name="Consolas" style:font-name-asian="Liberation Mono" fo:color="#FFFFFF" fo:font-size="13.5pt" style:font-size-asian="13.5pt" style:font-size-complex="13.5pt"/>
    </style:style>
    <style:style style:name="T4532" style:parent-style-name="Policepardéfaut" style:family="text">
      <style:text-properties style:font-name="Consolas" fo:color="#939598" fo:font-size="13.5pt" style:font-size-asian="13.5pt" style:font-size-complex="13.5pt"/>
    </style:style>
    <style:style style:name="T4533" style:parent-style-name="mtk1" style:family="text">
      <style:text-properties style:font-name="Consolas" style:font-name-asian="Liberation Mono" fo:color="#FFFFFF" fo:font-size="13.5pt" style:font-size-asian="13.5pt" style:font-size-complex="13.5pt"/>
    </style:style>
    <style:style style:name="T4534" style:parent-style-name="mtk8" style:family="text">
      <style:text-properties style:font-name="Consolas" fo:color="#FFE083" fo:font-size="13.5pt" style:font-size-asian="13.5pt" style:font-size-complex="13.5pt"/>
    </style:style>
    <style:style style:name="T4535" style:parent-style-name="mtk1" style:family="text">
      <style:text-properties style:font-name="Consolas" style:font-name-asian="Liberation Mono" fo:color="#FFFFFF" fo:font-size="13.5pt" style:font-size-asian="13.5pt" style:font-size-complex="13.5pt"/>
    </style:style>
    <style:style style:name="T4536" style:parent-style-name="mtk9" style:family="text">
      <style:text-properties style:font-name="Consolas" fo:color="#FF8973" fo:font-size="13.5pt" style:font-size-asian="13.5pt" style:font-size-complex="13.5pt"/>
    </style:style>
    <style:style style:name="T4537" style:parent-style-name="Policepardéfaut" style:family="text">
      <style:text-properties style:font-name="Consolas" fo:color="#939598" fo:font-size="13.5pt" style:font-size-asian="13.5pt" style:font-size-complex="13.5pt"/>
    </style:style>
    <style:style style:name="T4538" style:parent-style-name="mtk1" style:family="text">
      <style:text-properties style:font-name="Consolas" style:font-name-asian="Liberation Mono" fo:color="#FFFFFF" fo:font-size="13.5pt" style:font-size-asian="13.5pt" style:font-size-complex="13.5pt"/>
    </style:style>
    <style:style style:name="T4539" style:parent-style-name="Policepardéfaut" style:family="text">
      <style:text-properties style:font-name="Consolas" fo:color="#939598" fo:font-size="13.5pt" style:font-size-asian="13.5pt" style:font-size-complex="13.5pt"/>
    </style:style>
    <style:style style:name="T4540" style:parent-style-name="gamut-18awgza-styledtext" style:family="text">
      <style:text-properties fo:color="#10162F" fo:font-size="13.5pt" style:font-size-asian="13.5pt" style:font-size-complex="13.5pt"/>
    </style:style>
    <style:style style:name="P4541" style:parent-style-name="g-md-p" style:family="paragraph">
      <style:paragraph-properties fo:margin-top="0in" fo:margin-bottom="0in"/>
      <style:text-properties style:font-name="Segoe UI" style:font-name-complex="Segoe UI" fo:color="#10162F" fo:font-size="13.5pt" style:font-size-asian="13.5pt" style:font-size-complex="13.5pt" fo:language="fr" fo:country="FR"/>
    </style:style>
    <style:style style:name="P4542"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543" style:parent-style-name="gamut-18awgza-styledtext" style:family="text">
      <style:text-properties style:font-name="Segoe UI" style:font-name-complex="Segoe UI" fo:color="#10162F" fo:font-size="13.5pt" style:font-size-asian="13.5pt" style:font-size-complex="13.5pt"/>
    </style:style>
    <style:style style:name="P4544" style:parent-style-name="styles_checkpointnumber__zdlwv" style:family="paragraph">
      <style:paragraph-properties fo:text-align="end" fo:margin-top="0in" fo:margin-bottom="0in"/>
      <style:text-properties style:font-name="Segoe UI" style:font-name-complex="Segoe UI" fo:font-weight="bold" style:font-weight-asian="bold" style:font-weight-complex="bold" fo:color="#10162F" fo:font-size="13.5pt" style:font-size-asian="13.5pt" style:font-size-complex="13.5pt"/>
    </style:style>
    <style:style style:name="P4545" style:parent-style-name="g-md-p" style:family="paragraph">
      <style:paragraph-properties fo:margin-top="0in"/>
    </style:style>
    <style:style style:name="T4546" style:parent-style-name="Policepardéfaut" style:family="text">
      <style:text-properties style:font-name="Segoe UI" style:font-name-complex="Segoe UI" fo:color="#10162F" fo:font-size="13.5pt" style:font-size-asian="13.5pt" style:font-size-complex="13.5pt" fo:language="fr" fo:country="FR"/>
    </style:style>
    <style:style style:name="T4547" style:parent-style-name="CodeHTML" style:family="text">
      <style:text-properties style:font-name="Consolas" fo:color="#0A0D1C" fo:font-size="11pt" style:font-size-asian="11pt" style:font-size-complex="11pt" fo:background-color="#EEEEEE" fo:language="fr" fo:country="FR"/>
    </style:style>
    <style:style style:name="T4548" style:parent-style-name="Policepardéfaut" style:family="text">
      <style:text-properties style:font-name="Segoe UI" style:font-name-complex="Segoe UI" fo:color="#10162F" fo:font-size="13.5pt" style:font-size-asian="13.5pt" style:font-size-complex="13.5pt" fo:language="fr" fo:country="FR"/>
    </style:style>
    <style:style style:name="T4549" style:parent-style-name="CodeHTML" style:family="text">
      <style:text-properties style:font-name="Consolas" fo:color="#0A0D1C" fo:font-size="11pt" style:font-size-asian="11pt" style:font-size-complex="11pt" fo:background-color="#EEEEEE" fo:language="fr" fo:country="FR"/>
    </style:style>
    <style:style style:name="T4550" style:parent-style-name="Policepardéfaut" style:family="text">
      <style:text-properties style:font-name="Segoe UI" style:font-name-complex="Segoe UI" fo:color="#10162F" fo:font-size="13.5pt" style:font-size-asian="13.5pt" style:font-size-complex="13.5pt" fo:language="fr" fo:country="FR"/>
    </style:style>
    <style:style style:name="T4551" style:parent-style-name="CodeHTML" style:family="text">
      <style:text-properties style:font-name="Consolas" fo:color="#0A0D1C" fo:font-size="11pt" style:font-size-asian="11pt" style:font-size-complex="11pt" fo:background-color="#EEEEEE" fo:language="fr" fo:country="FR"/>
    </style:style>
    <style:style style:name="T4552" style:parent-style-name="Policepardéfaut" style:family="text">
      <style:text-properties style:font-name="Segoe UI" style:font-name-complex="Segoe UI" fo:color="#10162F" fo:font-size="13.5pt" style:font-size-asian="13.5pt" style:font-size-complex="13.5pt" fo:language="fr" fo:country="FR"/>
    </style:style>
    <style:style style:name="T4553" style:parent-style-name="CodeHTML" style:family="text">
      <style:text-properties style:font-name="Consolas" fo:color="#0A0D1C" fo:font-size="11pt" style:font-size-asian="11pt" style:font-size-complex="11pt" fo:background-color="#EEEEEE" fo:language="fr" fo:country="FR"/>
    </style:style>
    <style:style style:name="T4554" style:parent-style-name="Policepardéfaut" style:family="text">
      <style:text-properties style:font-name="Segoe UI" style:font-name-complex="Segoe UI" fo:color="#10162F" fo:font-size="13.5pt" style:font-size-asian="13.5pt" style:font-size-complex="13.5pt" fo:language="fr" fo:country="FR"/>
    </style:style>
    <style:style style:name="P4555" style:parent-style-name="g-md-p" style:family="paragraph">
      <style:paragraph-properties fo:margin-top="0in" fo:margin-bottom="0in"/>
      <style:text-properties style:font-name="Segoe UI" style:font-name-complex="Segoe UI" fo:color="#10162F" fo:font-size="13.5pt" style:font-size-asian="13.5pt" style:font-size-complex="13.5pt" fo:language="fr" fo:country="FR"/>
    </style:style>
    <style:style style:name="P4556"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4557" style:parent-style-name="Titre3" style:family="paragraph">
      <style:text-properties style:font-name="Segoe UI" style:font-name-complex="Segoe UI" fo:color="#0A0D1C"/>
    </style:style>
    <style:style style:name="T4558" style:parent-style-name="gamut-uidoxx-styledtext" style:family="text">
      <style:text-properties style:font-name="Segoe UI" style:font-name-complex="Segoe UI" fo:color="#10162F" fo:font-size="13.5pt" style:font-size-asian="13.5pt" style:font-size-complex="13.5pt"/>
    </style:style>
    <style:style style:name="P4559" style:parent-style-name="g-md-p" style:family="paragraph">
      <style:paragraph-properties fo:margin-top="0in"/>
      <style:text-properties style:font-name="Segoe UI" style:font-name-complex="Segoe UI" fo:color="#10162F" fo:font-size="13.5pt" style:font-size-asian="13.5pt" style:font-size-complex="13.5pt" fo:language="fr" fo:country="FR"/>
    </style:style>
    <style:style style:name="P4560" style:parent-style-name="g-md-p" style:family="paragraph">
      <style:paragraph-properties fo:margin-top="0in"/>
      <style:text-properties style:font-name="Segoe UI" style:font-name-complex="Segoe UI" fo:color="#10162F" fo:font-size="13.5pt" style:font-size-asian="13.5pt" style:font-size-complex="13.5pt" fo:language="fr" fo:country="FR"/>
    </style:style>
    <style:style style:name="T4561" style:parent-style-name="CodeHTML" style:family="text">
      <style:text-properties style:font-name="Consolas" style:font-name-asian="Songti SC" fo:color="#0A0D1C" fo:font-size="11pt" style:font-size-asian="11pt" style:font-size-complex="11pt" fo:background-color="#EEEEEE" style:text-underline-type="single" style:text-underline-style="solid" style:text-underline-width="auto" style:text-underline-mode="continuous"/>
    </style:style>
    <style:style style:name="T4562" style:parent-style-name="Policepardéfaut" style:family="text">
      <style:text-properties style:font-name="Segoe UI" style:font-name-complex="Segoe UI" fo:color="#10162F" fo:font-size="13.5pt" style:font-size-asian="13.5pt" style:font-size-complex="13.5pt"/>
    </style:style>
    <style:style style:name="P4563" style:parent-style-name="Normal" style:family="paragraph">
      <style:text-properties style:font-name="Segoe UI" style:font-name-complex="Segoe UI" fo:color="#10162F" fo:font-size="13.5pt" style:font-size-asian="13.5pt" style:font-size-complex="13.5pt"/>
    </style:style>
    <style:style style:name="T4564" style:parent-style-name="Lienhypertexte" style:family="text">
      <style:text-properties style:font-name="Segoe UI" style:font-name-complex="Segoe UI" fo:color="#3A10E5" fo:font-size="13.5pt" style:font-size-asian="13.5pt" style:font-size-complex="13.5pt"/>
    </style:style>
    <style:style style:name="T4565" style:parent-style-name="Lienhypertexte" style:family="text">
      <style:text-properties style:font-name="Segoe UI" style:font-name-complex="Segoe UI" fo:color="#3A10E5" fo:font-size="13.5pt" style:font-size-asian="13.5pt" style:font-size-complex="13.5pt"/>
    </style:style>
    <style:style style:name="T4566" style:parent-style-name="Policepardéfaut" style:family="text">
      <style:text-properties style:font-name="Segoe UI" style:font-name-complex="Segoe UI" fo:color="#10162F" fo:font-size="13.5pt" style:font-size-asian="13.5pt" style:font-size-complex="13.5pt"/>
    </style:style>
    <style:style style:name="P4567" style:parent-style-name="Normal" style:family="paragraph">
      <style:text-properties style:font-name="Segoe UI" style:font-name-complex="Segoe UI" fo:color="#10162F" fo:font-size="13.5pt" style:font-size-asian="13.5pt" style:font-size-complex="13.5pt"/>
    </style:style>
    <style:style style:name="P4568" style:parent-style-name="g-md-p" style:family="paragraph">
      <style:paragraph-properties fo:margin-top="0in"/>
      <style:text-properties style:font-name="Segoe UI" style:font-name-complex="Segoe UI" fo:color="#10162F" fo:font-size="13.5pt" style:font-size-asian="13.5pt" style:font-size-complex="13.5pt" fo:language="fr" fo:country="FR"/>
    </style:style>
    <style:style style:name="P4569" style:parent-style-name="g-md-p" style:family="paragraph">
      <style:paragraph-properties fo:margin-top="0in" fo:margin-bottom="0in"/>
      <style:text-properties style:font-name="Segoe UI" style:font-name-complex="Segoe UI" fo:color="#10162F" fo:font-size="13.5pt" style:font-size-asian="13.5pt" style:font-size-complex="13.5pt" fo:language="fr" fo:country="FR"/>
    </style:style>
    <style:style style:name="P4570" style:parent-style-name="Normal" style:family="paragraph">
      <style:paragraph-properties fo:background-color="#FFFFFF"/>
      <style:text-properties style:font-name="Segoe UI" style:font-name-complex="Segoe UI" fo:font-weight="bold" style:font-weight-asian="bold" style:font-weight-complex="bold" fo:color="#10162F" fo:font-size="13.5pt" style:font-size-asian="13.5pt" style:font-size-complex="13.5pt"/>
    </style:style>
    <style:style style:name="P4571"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572" style:parent-style-name="gamut-18awgza-styledtext" style:family="text">
      <style:text-properties style:font-name="Segoe UI" style:font-name-complex="Segoe UI" fo:color="#10162F" fo:font-size="13.5pt" style:font-size-asian="13.5pt" style:font-size-complex="13.5pt"/>
    </style:style>
    <style:style style:name="P4573" style:parent-style-name="styles_checkpointnumber__zdlwv" style:family="paragraph">
      <style:paragraph-properties fo:text-align="end" fo:margin-top="0in" fo:margin-bottom="0in"/>
      <style:text-properties style:font-name="Segoe UI" style:font-name-complex="Segoe UI" fo:font-weight="bold" style:font-weight-asian="bold" style:font-weight-complex="bold" fo:color="#10162F" fo:font-size="13.5pt" style:font-size-asian="13.5pt" style:font-size-complex="13.5pt"/>
    </style:style>
    <style:style style:name="P4574" style:parent-style-name="g-md-p" style:family="paragraph">
      <style:paragraph-properties fo:margin-top="0in" fo:margin-bottom="0in"/>
    </style:style>
    <style:style style:name="T4575" style:parent-style-name="Policepardéfaut" style:family="text">
      <style:text-properties style:font-name="Segoe UI" style:font-name-complex="Segoe UI" fo:color="#10162F" fo:font-size="13.5pt" style:font-size-asian="13.5pt" style:font-size-complex="13.5pt" fo:language="fr" fo:country="FR"/>
    </style:style>
    <style:style style:name="T4576" style:parent-style-name="CodeHTML" style:family="text">
      <style:text-properties style:font-name="Consolas" fo:color="#0A0D1C" fo:font-size="11pt" style:font-size-asian="11pt" style:font-size-complex="11pt" fo:background-color="#EEEEEE" fo:language="fr" fo:country="FR"/>
    </style:style>
    <style:style style:name="T4577" style:parent-style-name="Policepardéfaut" style:family="text">
      <style:text-properties style:font-name="Segoe UI" style:font-name-complex="Segoe UI" fo:color="#10162F" fo:font-size="13.5pt" style:font-size-asian="13.5pt" style:font-size-complex="13.5pt" fo:language="fr" fo:country="FR"/>
    </style:style>
    <style:style style:name="T4578" style:parent-style-name="CodeHTML" style:family="text">
      <style:text-properties style:font-name="Consolas" fo:color="#0A0D1C" fo:font-size="11pt" style:font-size-asian="11pt" style:font-size-complex="11pt" fo:background-color="#EEEEEE" fo:language="fr" fo:country="FR"/>
    </style:style>
    <style:style style:name="T4579" style:parent-style-name="Policepardéfaut" style:family="text">
      <style:text-properties style:font-name="Segoe UI" style:font-name-complex="Segoe UI" fo:color="#10162F" fo:font-size="13.5pt" style:font-size-asian="13.5pt" style:font-size-complex="13.5pt" fo:language="fr" fo:country="FR"/>
    </style:style>
    <style:style style:name="T4580" style:parent-style-name="CodeHTML" style:family="text">
      <style:text-properties style:font-name="Consolas" fo:color="#0A0D1C" fo:font-size="11pt" style:font-size-asian="11pt" style:font-size-complex="11pt" fo:background-color="#EEEEEE" fo:language="fr" fo:country="FR"/>
    </style:style>
    <style:style style:name="T4581" style:parent-style-name="Policepardéfaut" style:family="text">
      <style:text-properties style:font-name="Segoe UI" style:font-name-complex="Segoe UI" fo:color="#10162F" fo:font-size="13.5pt" style:font-size-asian="13.5pt" style:font-size-complex="13.5pt" fo:language="fr" fo:country="FR"/>
    </style:style>
    <style:style style:name="T4582" style:parent-style-name="Policepardéfaut" style:family="text">
      <style:text-properties style:font-name="Segoe UI" style:font-name-complex="Segoe UI" fo:color="#10162F" fo:font-size="13.5pt" style:font-size-asian="13.5pt" style:font-size-complex="13.5pt" fo:language="fr" fo:country="FR"/>
    </style:style>
    <style:style style:name="P4583"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584" style:parent-style-name="gamut-18awgza-styledtext" style:family="text">
      <style:text-properties style:font-name="Segoe UI" style:font-name-complex="Segoe UI" fo:color="#10162F" fo:font-size="13.5pt" style:font-size-asian="13.5pt" style:font-size-complex="13.5pt"/>
    </style:style>
    <style:style style:name="P4585" style:parent-style-name="styles_checkpointnumber__zdlwv" style:family="paragraph">
      <style:paragraph-properties fo:text-align="end" fo:margin-top="0in" fo:margin-bottom="0in"/>
      <style:text-properties style:font-name="Segoe UI" style:font-name-complex="Segoe UI" fo:font-weight="bold" style:font-weight-asian="bold" style:font-weight-complex="bold" fo:color="#10162F" fo:font-size="13.5pt" style:font-size-asian="13.5pt" style:font-size-complex="13.5pt"/>
    </style:style>
    <style:style style:name="P4586" style:parent-style-name="g-md-p" style:family="paragraph">
      <style:paragraph-properties fo:margin-top="0in"/>
    </style:style>
    <style:style style:name="T4587" style:parent-style-name="Policepardéfaut" style:family="text">
      <style:text-properties style:font-name="Segoe UI" style:font-name-complex="Segoe UI" fo:color="#10162F" fo:font-size="13.5pt" style:font-size-asian="13.5pt" style:font-size-complex="13.5pt" fo:language="fr" fo:country="FR"/>
    </style:style>
    <style:style style:name="T4588" style:parent-style-name="CodeHTML" style:family="text">
      <style:text-properties style:font-name="Consolas" fo:color="#0A0D1C" fo:font-size="11pt" style:font-size-asian="11pt" style:font-size-complex="11pt" fo:background-color="#EEEEEE" fo:language="fr" fo:country="FR"/>
    </style:style>
    <style:style style:name="T4589" style:parent-style-name="Policepardéfaut" style:family="text">
      <style:text-properties style:font-name="Segoe UI" style:font-name-complex="Segoe UI" fo:color="#10162F" fo:font-size="13.5pt" style:font-size-asian="13.5pt" style:font-size-complex="13.5pt" fo:language="fr" fo:country="FR"/>
    </style:style>
    <style:style style:name="T4590" style:parent-style-name="CodeHTML" style:family="text">
      <style:text-properties style:font-name="Consolas" fo:color="#0A0D1C" fo:font-size="11pt" style:font-size-asian="11pt" style:font-size-complex="11pt" fo:background-color="#EEEEEE" fo:language="fr" fo:country="FR"/>
    </style:style>
    <style:style style:name="T4591" style:parent-style-name="Policepardéfaut" style:family="text">
      <style:text-properties style:font-name="Segoe UI" style:font-name-complex="Segoe UI" fo:color="#10162F" fo:font-size="13.5pt" style:font-size-asian="13.5pt" style:font-size-complex="13.5pt" fo:language="fr" fo:country="FR"/>
    </style:style>
    <style:style style:name="T4592" style:parent-style-name="CodeHTML" style:family="text">
      <style:text-properties style:font-name="Consolas" fo:color="#0A0D1C" fo:font-size="11pt" style:font-size-asian="11pt" style:font-size-complex="11pt" fo:background-color="#EEEEEE" fo:language="fr" fo:country="FR"/>
    </style:style>
    <style:style style:name="T4593" style:parent-style-name="Policepardéfaut" style:family="text">
      <style:text-properties style:font-name="Segoe UI" style:font-name-complex="Segoe UI" fo:color="#10162F" fo:font-size="13.5pt" style:font-size-asian="13.5pt" style:font-size-complex="13.5pt" fo:language="fr" fo:country="FR"/>
    </style:style>
    <style:style style:name="T4594" style:parent-style-name="CodeHTML" style:family="text">
      <style:text-properties style:font-name="Consolas" fo:color="#0A0D1C" fo:font-size="11pt" style:font-size-asian="11pt" style:font-size-complex="11pt" fo:background-color="#EEEEEE" fo:language="fr" fo:country="FR"/>
    </style:style>
    <style:style style:name="T4595" style:parent-style-name="Policepardéfaut" style:family="text">
      <style:text-properties style:font-name="Segoe UI" style:font-name-complex="Segoe UI" fo:color="#10162F" fo:font-size="13.5pt" style:font-size-asian="13.5pt" style:font-size-complex="13.5pt" fo:language="fr" fo:country="FR"/>
    </style:style>
    <style:style style:name="P4596" style:parent-style-name="g-md-p" style:family="paragraph">
      <style:paragraph-properties fo:margin-top="0in" fo:margin-bottom="0in"/>
      <style:text-properties style:font-name="Segoe UI" style:font-name-complex="Segoe UI" fo:color="#10162F" fo:font-size="13.5pt" style:font-size-asian="13.5pt" style:font-size-complex="13.5pt"/>
    </style:style>
    <style:style style:name="P4597"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598" style:parent-style-name="gamut-18awgza-styledtext" style:family="text">
      <style:text-properties style:font-name="Segoe UI" style:font-name-complex="Segoe UI" fo:color="#10162F" fo:font-size="13.5pt" style:font-size-asian="13.5pt" style:font-size-complex="13.5pt"/>
    </style:style>
    <style:style style:name="P4599" style:parent-style-name="styles_checkpointnumber__zdlwv" style:family="paragraph">
      <style:paragraph-properties fo:text-align="end" fo:margin-top="0in" fo:margin-bottom="0in"/>
      <style:text-properties style:font-name="Segoe UI" style:font-name-complex="Segoe UI" fo:font-weight="bold" style:font-weight-asian="bold" style:font-weight-complex="bold" fo:color="#10162F" fo:font-size="13.5pt" style:font-size-asian="13.5pt" style:font-size-complex="13.5pt"/>
    </style:style>
    <style:style style:name="P4600" style:parent-style-name="g-md-p" style:family="paragraph">
      <style:paragraph-properties fo:margin-top="0in"/>
    </style:style>
    <style:style style:name="T4601" style:parent-style-name="Policepardéfaut" style:family="text">
      <style:text-properties style:font-name="Segoe UI" style:font-name-complex="Segoe UI" fo:color="#10162F" fo:font-size="13.5pt" style:font-size-asian="13.5pt" style:font-size-complex="13.5pt" fo:language="fr" fo:country="FR"/>
    </style:style>
    <style:style style:name="T4602" style:parent-style-name="CodeHTML" style:family="text">
      <style:text-properties style:font-name="Consolas" fo:color="#0A0D1C" fo:font-size="11pt" style:font-size-asian="11pt" style:font-size-complex="11pt" fo:background-color="#EEEEEE" fo:language="fr" fo:country="FR"/>
    </style:style>
    <style:style style:name="T4603" style:parent-style-name="Policepardéfaut" style:family="text">
      <style:text-properties style:font-name="Segoe UI" style:font-name-complex="Segoe UI" fo:color="#10162F" fo:font-size="13.5pt" style:font-size-asian="13.5pt" style:font-size-complex="13.5pt" fo:language="fr" fo:country="FR"/>
    </style:style>
    <style:style style:name="T4604" style:parent-style-name="CodeHTML" style:family="text">
      <style:text-properties style:font-name="Consolas" fo:color="#0A0D1C" fo:font-size="11pt" style:font-size-asian="11pt" style:font-size-complex="11pt" fo:background-color="#EEEEEE" fo:language="fr" fo:country="FR"/>
    </style:style>
    <style:style style:name="T4605" style:parent-style-name="Policepardéfaut" style:family="text">
      <style:text-properties style:font-name="Segoe UI" style:font-name-complex="Segoe UI" fo:color="#10162F" fo:font-size="13.5pt" style:font-size-asian="13.5pt" style:font-size-complex="13.5pt" fo:language="fr" fo:country="FR"/>
    </style:style>
    <style:style style:name="T4606" style:parent-style-name="CodeHTML" style:family="text">
      <style:text-properties style:font-name="Consolas" fo:color="#0A0D1C" fo:font-size="11pt" style:font-size-asian="11pt" style:font-size-complex="11pt" fo:background-color="#EEEEEE" fo:language="fr" fo:country="FR"/>
    </style:style>
    <style:style style:name="T4607" style:parent-style-name="Policepardéfaut" style:family="text">
      <style:text-properties style:font-name="Segoe UI" style:font-name-complex="Segoe UI" fo:color="#10162F" fo:font-size="13.5pt" style:font-size-asian="13.5pt" style:font-size-complex="13.5pt" fo:language="fr" fo:country="FR"/>
    </style:style>
    <style:style style:name="P4608" style:parent-style-name="g-md-p" style:family="paragraph">
      <style:paragraph-properties fo:margin-top="0in" fo:margin-bottom="0in"/>
    </style:style>
    <style:style style:name="T4609" style:parent-style-name="Policepardéfaut" style:family="text">
      <style:text-properties style:font-name="Segoe UI" style:font-name-complex="Segoe UI" fo:color="#10162F" fo:font-size="13.5pt" style:font-size-asian="13.5pt" style:font-size-complex="13.5pt" fo:language="fr" fo:country="FR"/>
    </style:style>
    <style:style style:name="T4610" style:parent-style-name="CodeHTML" style:family="text">
      <style:text-properties style:font-name="Consolas" fo:color="#0A0D1C" fo:font-size="11pt" style:font-size-asian="11pt" style:font-size-complex="11pt" fo:background-color="#EEEEEE" fo:language="fr" fo:country="FR"/>
    </style:style>
    <style:style style:name="T4611" style:parent-style-name="Policepardéfaut" style:family="text">
      <style:text-properties style:font-name="Segoe UI" style:font-name-complex="Segoe UI" fo:color="#10162F" fo:font-size="13.5pt" style:font-size-asian="13.5pt" style:font-size-complex="13.5pt" fo:language="fr" fo:country="FR"/>
    </style:style>
    <style:style style:name="P4612"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613" style:parent-style-name="gamut-18awgza-styledtext" style:family="text">
      <style:text-properties style:font-name="Segoe UI" style:font-name-complex="Segoe UI" fo:color="#10162F" fo:font-size="13.5pt" style:font-size-asian="13.5pt" style:font-size-complex="13.5pt"/>
    </style:style>
    <style:style style:name="P4614" style:parent-style-name="styles_checkpointnumber__zdlwv" style:family="paragraph">
      <style:paragraph-properties fo:text-align="end" fo:margin-top="0in" fo:margin-bottom="0in"/>
      <style:text-properties style:font-name="Segoe UI" style:font-name-complex="Segoe UI" fo:font-weight="bold" style:font-weight-asian="bold" style:font-weight-complex="bold" fo:color="#10162F" fo:font-size="13.5pt" style:font-size-asian="13.5pt" style:font-size-complex="13.5pt"/>
    </style:style>
    <style:style style:name="P4615" style:parent-style-name="g-md-p" style:family="paragraph">
      <style:paragraph-properties fo:margin-top="0in"/>
    </style:style>
    <style:style style:name="T4616" style:parent-style-name="Policepardéfaut" style:family="text">
      <style:text-properties style:font-name="Segoe UI" style:font-name-complex="Segoe UI" fo:color="#10162F" fo:font-size="13.5pt" style:font-size-asian="13.5pt" style:font-size-complex="13.5pt" fo:language="fr" fo:country="FR"/>
    </style:style>
    <style:style style:name="T4617" style:parent-style-name="CodeHTML" style:family="text">
      <style:text-properties style:font-name="Consolas" fo:color="#0A0D1C" fo:font-size="11pt" style:font-size-asian="11pt" style:font-size-complex="11pt" fo:background-color="#EEEEEE" fo:language="fr" fo:country="FR"/>
    </style:style>
    <style:style style:name="T4618" style:parent-style-name="Policepardéfaut" style:family="text">
      <style:text-properties style:font-name="Segoe UI" style:font-name-complex="Segoe UI" fo:color="#10162F" fo:font-size="13.5pt" style:font-size-asian="13.5pt" style:font-size-complex="13.5pt" fo:language="fr" fo:country="FR"/>
    </style:style>
    <style:style style:name="T4619" style:parent-style-name="CodeHTML" style:family="text">
      <style:text-properties style:font-name="Consolas" fo:color="#0A0D1C" fo:font-size="11pt" style:font-size-asian="11pt" style:font-size-complex="11pt" fo:background-color="#EEEEEE" fo:language="fr" fo:country="FR"/>
    </style:style>
    <style:style style:name="T4620" style:parent-style-name="Policepardéfaut" style:family="text">
      <style:text-properties style:font-name="Segoe UI" style:font-name-complex="Segoe UI" fo:color="#10162F" fo:font-size="13.5pt" style:font-size-asian="13.5pt" style:font-size-complex="13.5pt" fo:language="fr" fo:country="FR"/>
    </style:style>
    <style:style style:name="P4621" style:parent-style-name="g-md-p" style:family="paragraph">
      <style:paragraph-properties fo:margin-top="0in"/>
    </style:style>
    <style:style style:name="T4622" style:parent-style-name="Policepardéfaut" style:family="text">
      <style:text-properties style:font-name="Segoe UI" style:font-name-complex="Segoe UI" fo:color="#10162F" fo:font-size="13.5pt" style:font-size-asian="13.5pt" style:font-size-complex="13.5pt" fo:language="fr" fo:country="FR"/>
    </style:style>
    <style:style style:name="T4623" style:parent-style-name="CodeHTML" style:family="text">
      <style:text-properties style:font-name="Consolas" fo:color="#0A0D1C" fo:font-size="11pt" style:font-size-asian="11pt" style:font-size-complex="11pt" fo:background-color="#EEEEEE" fo:language="fr" fo:country="FR"/>
    </style:style>
    <style:style style:name="T4624" style:parent-style-name="Policepardéfaut" style:family="text">
      <style:text-properties style:font-name="Segoe UI" style:font-name-complex="Segoe UI" fo:color="#10162F" fo:font-size="13.5pt" style:font-size-asian="13.5pt" style:font-size-complex="13.5pt" fo:language="fr" fo:country="FR"/>
    </style:style>
    <style:style style:name="P4625" style:parent-style-name="g-md-p" style:family="paragraph">
      <style:paragraph-properties fo:margin-top="0in" fo:margin-bottom="0in"/>
      <style:text-properties style:font-name="Segoe UI" style:font-name-complex="Segoe UI" fo:color="#10162F" fo:font-size="13.5pt" style:font-size-asian="13.5pt" style:font-size-complex="13.5pt" fo:language="fr" fo:country="FR"/>
    </style:style>
    <style:style style:name="P4626"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627" style:parent-style-name="gamut-18awgza-styledtext" style:family="text">
      <style:text-properties style:font-name="Segoe UI" style:font-name-complex="Segoe UI" fo:color="#10162F" fo:font-size="13.5pt" style:font-size-asian="13.5pt" style:font-size-complex="13.5pt"/>
    </style:style>
    <style:style style:name="P4628" style:parent-style-name="styles_checkpointnumber__zdlwv" style:family="paragraph">
      <style:paragraph-properties fo:text-align="end" fo:margin-top="0in" fo:margin-bottom="0in"/>
      <style:text-properties style:font-name="Segoe UI" style:font-name-complex="Segoe UI" fo:font-weight="bold" style:font-weight-asian="bold" style:font-weight-complex="bold" fo:color="#10162F" fo:font-size="13.5pt" style:font-size-asian="13.5pt" style:font-size-complex="13.5pt"/>
    </style:style>
    <style:style style:name="P4629" style:parent-style-name="g-md-p" style:family="paragraph">
      <style:paragraph-properties fo:margin-top="0in" fo:margin-bottom="0in"/>
    </style:style>
    <style:style style:name="T4630" style:parent-style-name="Policepardéfaut" style:family="text">
      <style:text-properties style:font-name="Segoe UI" style:font-name-complex="Segoe UI" fo:color="#10162F" fo:font-size="13.5pt" style:font-size-asian="13.5pt" style:font-size-complex="13.5pt" fo:language="fr" fo:country="FR"/>
    </style:style>
    <style:style style:name="T4631" style:parent-style-name="CodeHTML" style:family="text">
      <style:text-properties style:font-name="Consolas" fo:color="#0A0D1C" fo:font-size="11pt" style:font-size-asian="11pt" style:font-size-complex="11pt" fo:background-color="#EEEEEE" fo:language="fr" fo:country="FR"/>
    </style:style>
    <style:style style:name="T4632" style:parent-style-name="Policepardéfaut" style:family="text">
      <style:text-properties style:font-name="Segoe UI" style:font-name-complex="Segoe UI" fo:color="#10162F" fo:font-size="13.5pt" style:font-size-asian="13.5pt" style:font-size-complex="13.5pt" fo:language="fr" fo:country="FR"/>
    </style:style>
    <style:style style:name="T4633" style:parent-style-name="CodeHTML" style:family="text">
      <style:text-properties style:font-name="Consolas" fo:color="#0A0D1C" fo:font-size="11pt" style:font-size-asian="11pt" style:font-size-complex="11pt" fo:background-color="#EEEEEE" fo:language="fr" fo:country="FR"/>
    </style:style>
    <style:style style:name="T4634" style:parent-style-name="Policepardéfaut" style:family="text">
      <style:text-properties style:font-name="Segoe UI" style:font-name-complex="Segoe UI" fo:color="#10162F" fo:font-size="13.5pt" style:font-size-asian="13.5pt" style:font-size-complex="13.5pt" fo:language="fr" fo:country="FR"/>
    </style:style>
    <style:style style:name="P4635"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636" style:parent-style-name="gamut-18awgza-styledtext" style:family="text">
      <style:text-properties style:font-name="Segoe UI" style:font-name-complex="Segoe UI" fo:color="#10162F" fo:font-size="13.5pt" style:font-size-asian="13.5pt" style:font-size-complex="13.5pt"/>
    </style:style>
    <style:style style:name="P4637" style:parent-style-name="styles_checkpointnumber__zdlwv" style:family="paragraph">
      <style:paragraph-properties fo:text-align="end" fo:margin-top="0in" fo:margin-bottom="0in"/>
      <style:text-properties style:font-name="Segoe UI" style:font-name-complex="Segoe UI" fo:font-weight="bold" style:font-weight-asian="bold" style:font-weight-complex="bold" fo:color="#10162F" fo:font-size="13.5pt" style:font-size-asian="13.5pt" style:font-size-complex="13.5pt"/>
    </style:style>
    <style:style style:name="P4638" style:parent-style-name="g-md-p" style:family="paragraph">
      <style:paragraph-properties fo:margin-top="0in"/>
    </style:style>
    <style:style style:name="T4639" style:parent-style-name="Policepardéfaut" style:family="text">
      <style:text-properties style:font-name="Segoe UI" style:font-name-complex="Segoe UI" fo:color="#10162F" fo:font-size="13.5pt" style:font-size-asian="13.5pt" style:font-size-complex="13.5pt" fo:language="fr" fo:country="FR"/>
    </style:style>
    <style:style style:name="T4640" style:parent-style-name="CodeHTML" style:family="text">
      <style:text-properties style:font-name="Consolas" fo:color="#0A0D1C" fo:font-size="11pt" style:font-size-asian="11pt" style:font-size-complex="11pt" fo:background-color="#EEEEEE" fo:language="fr" fo:country="FR"/>
    </style:style>
    <style:style style:name="T4641" style:parent-style-name="Policepardéfaut" style:family="text">
      <style:text-properties style:font-name="Segoe UI" style:font-name-complex="Segoe UI" fo:color="#10162F" fo:font-size="13.5pt" style:font-size-asian="13.5pt" style:font-size-complex="13.5pt" fo:language="fr" fo:country="FR"/>
    </style:style>
    <style:style style:name="T4642" style:parent-style-name="Policepardéfaut" style:family="text">
      <style:text-properties style:font-name="Segoe UI" style:font-name-complex="Segoe UI" fo:color="#10162F" fo:font-size="13.5pt" style:font-size-asian="13.5pt" style:font-size-complex="13.5pt" fo:language="fr" fo:country="FR"/>
    </style:style>
    <style:style style:name="T4643" style:parent-style-name="CodeHTML" style:family="text">
      <style:text-properties style:font-name="Consolas" fo:color="#0A0D1C" fo:font-size="11pt" style:font-size-asian="11pt" style:font-size-complex="11pt" fo:background-color="#EEEEEE" fo:language="fr" fo:country="FR"/>
    </style:style>
    <style:style style:name="T4644" style:parent-style-name="Policepardéfaut" style:family="text">
      <style:text-properties style:font-name="Segoe UI" style:font-name-complex="Segoe UI" fo:color="#10162F" fo:font-size="13.5pt" style:font-size-asian="13.5pt" style:font-size-complex="13.5pt" fo:language="fr" fo:country="FR"/>
    </style:style>
    <style:style style:name="P4645" style:parent-style-name="g-md-p" style:family="paragraph">
      <style:paragraph-properties fo:margin-top="0in"/>
    </style:style>
    <style:style style:name="T4646" style:parent-style-name="Policepardéfaut" style:family="text">
      <style:text-properties style:font-name="Segoe UI" style:font-name-complex="Segoe UI" fo:color="#10162F" fo:font-size="13.5pt" style:font-size-asian="13.5pt" style:font-size-complex="13.5pt" fo:language="fr" fo:country="FR"/>
    </style:style>
    <style:style style:name="T4647" style:parent-style-name="CodeHTML" style:family="text">
      <style:text-properties style:font-name="Consolas" fo:color="#0A0D1C" fo:font-size="11pt" style:font-size-asian="11pt" style:font-size-complex="11pt" fo:background-color="#EEEEEE" fo:language="fr" fo:country="FR"/>
    </style:style>
    <style:style style:name="T4648" style:parent-style-name="Policepardéfaut" style:family="text">
      <style:text-properties style:font-name="Segoe UI" style:font-name-complex="Segoe UI" fo:color="#10162F" fo:font-size="13.5pt" style:font-size-asian="13.5pt" style:font-size-complex="13.5pt" fo:language="fr" fo:country="FR"/>
    </style:style>
    <style:style style:name="T4649" style:parent-style-name="CodeHTML" style:family="text">
      <style:text-properties style:font-name="Consolas" fo:color="#0A0D1C" fo:font-size="11pt" style:font-size-asian="11pt" style:font-size-complex="11pt" fo:background-color="#EEEEEE" fo:language="fr" fo:country="FR"/>
    </style:style>
    <style:style style:name="T4650" style:parent-style-name="Policepardéfaut" style:family="text">
      <style:text-properties style:font-name="Segoe UI" style:font-name-complex="Segoe UI" fo:color="#10162F" fo:font-size="13.5pt" style:font-size-asian="13.5pt" style:font-size-complex="13.5pt" fo:language="fr" fo:country="FR"/>
    </style:style>
    <style:style style:name="P4651" style:parent-style-name="g-md-p" style:family="paragraph">
      <style:paragraph-properties fo:margin-top="0in"/>
    </style:style>
    <style:style style:name="T4652" style:parent-style-name="Policepardéfaut" style:family="text">
      <style:text-properties style:font-name="Segoe UI" style:font-name-complex="Segoe UI" fo:color="#10162F" fo:font-size="13.5pt" style:font-size-asian="13.5pt" style:font-size-complex="13.5pt" fo:language="fr" fo:country="FR"/>
    </style:style>
    <style:style style:name="T4653" style:parent-style-name="CodeHTML" style:family="text">
      <style:text-properties style:font-name="Consolas" fo:color="#0A0D1C" fo:font-size="11pt" style:font-size-asian="11pt" style:font-size-complex="11pt" fo:background-color="#EEEEEE" fo:language="fr" fo:country="FR"/>
    </style:style>
    <style:style style:name="T4654" style:parent-style-name="Policepardéfaut" style:family="text">
      <style:text-properties style:font-name="Segoe UI" style:font-name-complex="Segoe UI" fo:color="#10162F" fo:font-size="13.5pt" style:font-size-asian="13.5pt" style:font-size-complex="13.5pt" fo:language="fr" fo:country="FR"/>
    </style:style>
    <style:style style:name="T4655" style:parent-style-name="CodeHTML" style:family="text">
      <style:text-properties style:font-name="Consolas" fo:color="#0A0D1C" fo:font-size="11pt" style:font-size-asian="11pt" style:font-size-complex="11pt" fo:background-color="#EEEEEE" fo:language="fr" fo:country="FR"/>
    </style:style>
    <style:style style:name="T4656" style:parent-style-name="Policepardéfaut" style:family="text">
      <style:text-properties style:font-name="Segoe UI" style:font-name-complex="Segoe UI" fo:color="#10162F" fo:font-size="13.5pt" style:font-size-asian="13.5pt" style:font-size-complex="13.5pt" fo:language="fr" fo:country="FR"/>
    </style:style>
    <style:style style:name="P4657" style:parent-style-name="g-md-p" style:family="paragraph">
      <style:paragraph-properties fo:margin-top="0in"/>
      <style:text-properties style:font-name="Segoe UI" style:font-name-complex="Segoe UI" fo:color="#10162F" fo:font-size="13.5pt" style:font-size-asian="13.5pt" style:font-size-complex="13.5pt" fo:language="fr" fo:country="FR"/>
    </style:style>
    <style:style style:name="P4658" style:parent-style-name="g-md-p" style:family="paragraph">
      <style:paragraph-properties fo:margin-top="0in" fo:margin-bottom="0in"/>
    </style:style>
    <style:style style:name="T4659" style:parent-style-name="Policepardéfaut" style:family="text">
      <style:text-properties style:font-name="Segoe UI" style:font-name-complex="Segoe UI" fo:color="#10162F" fo:font-size="13.5pt" style:font-size-asian="13.5pt" style:font-size-complex="13.5pt" fo:language="fr" fo:country="FR"/>
    </style:style>
    <style:style style:name="T4660" style:parent-style-name="CodeHTML" style:family="text">
      <style:text-properties style:font-name="Consolas" fo:color="#0A0D1C" fo:font-size="11pt" style:font-size-asian="11pt" style:font-size-complex="11pt" fo:background-color="#EEEEEE" fo:language="fr" fo:country="FR"/>
    </style:style>
    <style:style style:name="T4661" style:parent-style-name="Policepardéfaut" style:family="text">
      <style:text-properties style:font-name="Segoe UI" style:font-name-complex="Segoe UI" fo:color="#10162F" fo:font-size="13.5pt" style:font-size-asian="13.5pt" style:font-size-complex="13.5pt" fo:language="fr" fo:country="FR"/>
    </style:style>
    <style:style style:name="T4662" style:parent-style-name="CodeHTML" style:family="text">
      <style:text-properties style:font-name="Consolas" fo:color="#0A0D1C" fo:font-size="11pt" style:font-size-asian="11pt" style:font-size-complex="11pt" fo:background-color="#EEEEEE" fo:language="fr" fo:country="FR"/>
    </style:style>
    <style:style style:name="T4663" style:parent-style-name="Policepardéfaut" style:family="text">
      <style:text-properties style:font-name="Segoe UI" style:font-name-complex="Segoe UI" fo:color="#10162F" fo:font-size="13.5pt" style:font-size-asian="13.5pt" style:font-size-complex="13.5pt" fo:language="fr" fo:country="FR"/>
    </style:style>
    <style:style style:name="P4664"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4665" style:parent-style-name="Titre3" style:family="paragraph">
      <style:paragraph-properties fo:background-color="#FFFFFF"/>
      <style:text-properties style:font-name="Segoe UI" style:font-name-complex="Segoe UI" fo:color="#0A0D1C"/>
    </style:style>
    <style:style style:name="P4666" style:parent-style-name="Normal" style:family="paragraph">
      <style:paragraph-properties fo:background-color="#FFFFFF"/>
    </style:style>
    <style:style style:name="T4667" style:parent-style-name="gamut-uidoxx-styledtext" style:family="text">
      <style:text-properties style:font-name="Segoe UI" style:font-name-complex="Segoe UI" fo:color="#10162F" fo:font-size="13.5pt" style:font-size-asian="13.5pt" style:font-size-complex="13.5pt"/>
    </style:style>
    <style:style style:name="T4668" style:parent-style-name="gamut-uidoxx-styledtext" style:family="text">
      <style:text-properties style:font-name="Segoe UI" style:font-name-complex="Segoe UI" fo:color="#10162F" fo:font-size="13.5pt" style:font-size-asian="13.5pt" style:font-size-complex="13.5pt"/>
    </style:style>
    <style:style style:name="P4669" style:parent-style-name="g-md-p" style:family="paragraph">
      <style:paragraph-properties fo:margin-top="0in" fo:background-color="#FFFFFF"/>
    </style:style>
    <style:style style:name="T4670" style:parent-style-name="Policepardéfaut" style:family="text">
      <style:text-properties style:font-name="Segoe UI" style:font-name-complex="Segoe UI" fo:color="#10162F" fo:font-size="13.5pt" style:font-size-asian="13.5pt" style:font-size-complex="13.5pt" fo:language="fr" fo:country="FR"/>
    </style:style>
    <style:style style:name="T4671" style:parent-style-name="CodeHTML" style:family="text">
      <style:text-properties style:font-name="Consolas" fo:color="#0A0D1C" fo:font-size="11pt" style:font-size-asian="11pt" style:font-size-complex="11pt" fo:background-color="#EEEEEE" style:text-underline-type="single" style:text-underline-style="solid" style:text-underline-width="auto" style:text-underline-mode="continuous" fo:language="fr" fo:country="FR"/>
    </style:style>
    <style:style style:name="T4672" style:parent-style-name="Policepardéfaut" style:family="text">
      <style:text-properties style:font-name="Segoe UI" style:font-name-complex="Segoe UI" fo:color="#10162F" fo:font-size="13.5pt" style:font-size-asian="13.5pt" style:font-size-complex="13.5pt" fo:language="fr" fo:country="FR"/>
    </style:style>
    <style:style style:name="T4673" style:parent-style-name="CodeHTML" style:family="text">
      <style:text-properties style:font-name="Consolas" fo:color="#0A0D1C" fo:font-size="11pt" style:font-size-asian="11pt" style:font-size-complex="11pt" fo:background-color="#EEEEEE" style:text-underline-type="single" style:text-underline-style="solid" style:text-underline-width="auto" style:text-underline-mode="continuous" fo:language="fr" fo:country="FR"/>
    </style:style>
    <style:style style:name="T4674" style:parent-style-name="Policepardéfaut" style:family="text">
      <style:text-properties style:font-name="Segoe UI" style:font-name-complex="Segoe UI" fo:color="#10162F" fo:font-size="13.5pt" style:font-size-asian="13.5pt" style:font-size-complex="13.5pt" fo:language="fr" fo:country="FR"/>
    </style:style>
    <style:style style:name="T4675" style:parent-style-name="Policepardéfaut" style:family="text">
      <style:text-properties style:font-name="Segoe UI" style:font-name-complex="Segoe UI" fo:color="#10162F" fo:font-size="13.5pt" style:font-size-asian="13.5pt" style:font-size-complex="13.5pt" fo:language="fr" fo:country="FR"/>
    </style:style>
    <style:style style:name="P4676" style:parent-style-name="g-md-p" style:family="paragraph">
      <style:paragraph-properties fo:margin-top="0in" fo:background-color="#FFFFFF"/>
    </style:style>
    <style:style style:name="T4677" style:parent-style-name="Policepardéfaut" style:family="text">
      <style:text-properties style:font-name="Segoe UI" style:font-name-complex="Segoe UI" fo:color="#10162F" fo:font-size="13.5pt" style:font-size-asian="13.5pt" style:font-size-complex="13.5pt" fo:language="fr" fo:country="FR"/>
    </style:style>
    <style:style style:name="T4678" style:parent-style-name="CodeHTML" style:family="text">
      <style:text-properties style:font-name="Consolas" fo:color="#0A0D1C" fo:font-size="11pt" style:font-size-asian="11pt" style:font-size-complex="11pt" fo:background-color="#EEEEEE" fo:language="fr" fo:country="FR"/>
    </style:style>
    <style:style style:name="T4679" style:parent-style-name="Policepardéfaut" style:family="text">
      <style:text-properties style:font-name="Segoe UI" style:font-name-complex="Segoe UI" fo:color="#10162F" fo:font-size="13.5pt" style:font-size-asian="13.5pt" style:font-size-complex="13.5pt" fo:language="fr" fo:country="FR"/>
    </style:style>
    <style:style style:name="T4680" style:parent-style-name="CodeHTML" style:family="text">
      <style:text-properties style:font-name="Consolas" fo:color="#0A0D1C" fo:font-size="11pt" style:font-size-asian="11pt" style:font-size-complex="11pt" fo:background-color="#EEEEEE" fo:language="fr" fo:country="FR"/>
    </style:style>
    <style:style style:name="T4681" style:parent-style-name="Policepardéfaut" style:family="text">
      <style:text-properties style:font-name="Segoe UI" style:font-name-complex="Segoe UI" fo:color="#10162F" fo:font-size="13.5pt" style:font-size-asian="13.5pt" style:font-size-complex="13.5pt" fo:language="fr" fo:country="FR"/>
    </style:style>
    <style:style style:name="T4682" style:parent-style-name="CodeHTML" style:family="text">
      <style:text-properties style:font-name="Consolas" fo:color="#0A0D1C" fo:font-size="11pt" style:font-size-asian="11pt" style:font-size-complex="11pt" fo:background-color="#EEEEEE" fo:language="fr" fo:country="FR"/>
    </style:style>
    <style:style style:name="T4683" style:parent-style-name="Policepardéfaut" style:family="text">
      <style:text-properties style:font-name="Segoe UI" style:font-name-complex="Segoe UI" fo:color="#10162F" fo:font-size="13.5pt" style:font-size-asian="13.5pt" style:font-size-complex="13.5pt" fo:language="fr" fo:country="FR"/>
    </style:style>
    <style:style style:name="T4684" style:parent-style-name="CodeHTML" style:family="text">
      <style:text-properties style:font-name="Consolas" fo:color="#0A0D1C" fo:font-size="11pt" style:font-size-asian="11pt" style:font-size-complex="11pt" fo:background-color="#EEEEEE" fo:language="fr" fo:country="FR"/>
    </style:style>
    <style:style style:name="T4685" style:parent-style-name="Policepardéfaut" style:family="text">
      <style:text-properties style:font-name="Segoe UI" style:font-name-complex="Segoe UI" fo:color="#10162F" fo:font-size="13.5pt" style:font-size-asian="13.5pt" style:font-size-complex="13.5pt" fo:language="fr" fo:country="FR"/>
    </style:style>
    <style:style style:name="P4686" style:parent-style-name="Normal" style:family="paragraph">
      <style:paragraph-properties fo:background-color="#FFFFFF"/>
    </style:style>
    <style:style style:name="T4687" style:parent-style-name="Lienhypertexte" style:family="text">
      <style:text-properties style:font-name="Segoe UI" style:font-name-complex="Segoe UI" fo:color="#3A10E5" fo:font-size="13.5pt" style:font-size-asian="13.5pt" style:font-size-complex="13.5pt"/>
    </style:style>
    <style:style style:name="P4688" style:parent-style-name="Normal" style:family="paragraph">
      <style:paragraph-properties fo:background-color="#FFFFFF"/>
    </style:style>
    <style:style style:name="T4689" style:parent-style-name="Policepardéfaut" style:family="text">
      <style:text-properties style:font-name="Segoe UI" style:font-name-complex="Segoe UI" fo:color="#10162F" fo:font-size="13.5pt" style:font-size-asian="13.5pt" style:font-size-complex="13.5pt"/>
    </style:style>
    <style:style style:name="P4690" style:parent-style-name="Normal" style:family="paragraph">
      <style:paragraph-properties fo:background-color="#FFFFFF"/>
      <style:text-properties style:font-name="Segoe UI" style:font-name-complex="Segoe UI" fo:color="#10162F" fo:font-size="13.5pt" style:font-size-asian="13.5pt" style:font-size-complex="13.5pt"/>
    </style:style>
    <style:style style:name="P4691"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FR"/>
    </style:style>
    <style:style style:name="P4692"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FR"/>
    </style:style>
    <style:style style:name="P4693" style:parent-style-name="Normal" style:family="paragraph">
      <style:paragraph-properties style:vertical-align="auto" fo:margin-top="0.0694in" fo:margin-bottom="0.0694in" fo:background-color="#FFFFFF"/>
      <style:text-properties fo:hyphenate="true"/>
    </style:style>
    <style:style style:name="T4694" style:parent-style-name="Policepardéfaut" style:family="text">
      <style:text-properties style:font-name="Segoe UI" style:font-name-complex="Segoe UI" fo:color="#10162F" fo:font-size="13.5pt" style:font-size-asian="13.5pt" style:font-size-complex="13.5pt"/>
    </style:style>
    <style:style style:name="T4695" style:parent-style-name="CodeHTML" style:family="text">
      <style:text-properties style:font-name="Consolas" style:font-name-asian="Songti SC" fo:color="#0A0D1C" fo:font-size="11pt" style:font-size-asian="11pt" style:font-size-complex="11pt" fo:background-color="#EEEEEE"/>
    </style:style>
    <style:style style:name="T4696" style:parent-style-name="Policepardéfaut" style:family="text">
      <style:text-properties style:font-name="Segoe UI" style:font-name-complex="Segoe UI" fo:color="#10162F" fo:font-size="13.5pt" style:font-size-asian="13.5pt" style:font-size-complex="13.5pt"/>
    </style:style>
    <style:style style:name="T4697" style:parent-style-name="Policepardéfaut" style:family="text">
      <style:text-properties style:font-name="Segoe UI" style:font-name-complex="Segoe UI" fo:color="#10162F" fo:font-size="13.5pt" style:font-size-asian="13.5pt" style:font-size-complex="13.5pt"/>
    </style:style>
    <style:style style:name="T4698" style:parent-style-name="CodeHTML" style:family="text">
      <style:text-properties style:font-name="Consolas" style:font-name-asian="Songti SC" fo:color="#0A0D1C" fo:font-size="11pt" style:font-size-asian="11pt" style:font-size-complex="11pt" fo:background-color="#EEEEEE"/>
    </style:style>
    <style:style style:name="T4699" style:parent-style-name="Policepardéfaut" style:family="text">
      <style:text-properties style:font-name="Segoe UI" style:font-name-complex="Segoe UI" fo:color="#10162F" fo:font-size="13.5pt" style:font-size-asian="13.5pt" style:font-size-complex="13.5pt"/>
    </style:style>
    <style:style style:name="P4700" style:parent-style-name="Normal" style:family="paragraph">
      <style:paragraph-properties fo:margin-left="0.5in" fo:background-color="#FFFFFF">
        <style:tab-stops/>
      </style:paragraph-properties>
    </style:style>
    <style:style style:name="T4701" style:parent-style-name="Lienhypertexte" style:family="text">
      <style:text-properties style:font-name="Segoe UI" style:font-name-complex="Segoe UI" fo:color="#3A10E5" fo:font-size="13.5pt" style:font-size-asian="13.5pt" style:font-size-complex="13.5pt"/>
    </style:style>
    <style:style style:name="P4702" style:parent-style-name="Normal" style:family="paragraph">
      <style:paragraph-properties fo:margin-left="0.5in" fo:background-color="#FFFFFF">
        <style:tab-stops/>
      </style:paragraph-properties>
    </style:style>
    <style:style style:name="T4703" style:parent-style-name="Policepardéfaut" style:family="text">
      <style:text-properties style:font-name="Segoe UI" style:font-name-complex="Segoe UI" fo:color="#10162F" fo:font-size="13.5pt" style:font-size-asian="13.5pt" style:font-size-complex="13.5pt"/>
    </style:style>
    <style:style style:name="P4704" style:parent-style-name="Normal" style:family="paragraph">
      <style:paragraph-properties fo:margin-left="0.5in" fo:background-color="#FFFFFF">
        <style:tab-stops/>
      </style:paragraph-properties>
      <style:text-properties style:font-name="Segoe UI" style:font-name-complex="Segoe UI" fo:color="#10162F" fo:font-size="13.5pt" style:font-size-asian="13.5pt" style:font-size-complex="13.5pt"/>
    </style:style>
    <style:style style:name="P4705" style:parent-style-name="Normal" style:family="paragraph">
      <style:paragraph-properties style:vertical-align="auto" fo:margin-top="0.0694in" fo:margin-bottom="0.0694in" fo:background-color="#FFFFFF"/>
      <style:text-properties fo:hyphenate="true"/>
    </style:style>
    <style:style style:name="T4706" style:parent-style-name="Policepardéfaut" style:family="text">
      <style:text-properties style:font-name="Segoe UI" style:font-name-complex="Segoe UI" fo:color="#10162F" fo:font-size="13.5pt" style:font-size-asian="13.5pt" style:font-size-complex="13.5pt"/>
    </style:style>
    <style:style style:name="T4707" style:parent-style-name="CodeHTML" style:family="text">
      <style:text-properties style:font-name="Consolas" style:font-name-asian="Songti SC" fo:color="#0A0D1C" fo:font-size="11pt" style:font-size-asian="11pt" style:font-size-complex="11pt" fo:background-color="#EEEEEE"/>
    </style:style>
    <style:style style:name="T4708" style:parent-style-name="Policepardéfaut" style:family="text">
      <style:text-properties style:font-name="Segoe UI" style:font-name-complex="Segoe UI" fo:color="#10162F" fo:font-size="13.5pt" style:font-size-asian="13.5pt" style:font-size-complex="13.5pt"/>
    </style:style>
    <style:style style:name="T4709" style:parent-style-name="CodeHTML" style:family="text">
      <style:text-properties style:font-name="Consolas" style:font-name-asian="Songti SC" fo:color="#0A0D1C" fo:font-size="11pt" style:font-size-asian="11pt" style:font-size-complex="11pt" fo:background-color="#EEEEEE"/>
    </style:style>
    <style:style style:name="T4710" style:parent-style-name="Policepardéfaut" style:family="text">
      <style:text-properties style:font-name="Segoe UI" style:font-name-complex="Segoe UI" fo:color="#10162F" fo:font-size="13.5pt" style:font-size-asian="13.5pt" style:font-size-complex="13.5pt"/>
    </style:style>
    <style:style style:name="T4711" style:parent-style-name="Policepardéfaut" style:family="text">
      <style:text-properties style:font-name="Segoe UI" style:font-name-complex="Segoe UI" fo:color="#10162F" fo:font-size="13.5pt" style:font-size-asian="13.5pt" style:font-size-complex="13.5pt"/>
    </style:style>
    <style:style style:name="T4712" style:parent-style-name="CodeHTML" style:family="text">
      <style:text-properties style:font-name="Consolas" style:font-name-asian="Songti SC" fo:color="#0A0D1C" fo:font-size="11pt" style:font-size-asian="11pt" style:font-size-complex="11pt" fo:background-color="#EEEEEE"/>
    </style:style>
    <style:style style:name="T4713" style:parent-style-name="Policepardéfaut" style:family="text">
      <style:text-properties style:font-name="Segoe UI" style:font-name-complex="Segoe UI" fo:color="#10162F" fo:font-size="13.5pt" style:font-size-asian="13.5pt" style:font-size-complex="13.5pt"/>
    </style:style>
    <style:style style:name="P4714" style:parent-style-name="Normal" style:family="paragraph">
      <style:paragraph-properties style:vertical-align="auto" fo:margin-top="0.0694in" fo:margin-bottom="0.0694in" fo:background-color="#FFFFFF"/>
      <style:text-properties fo:hyphenate="true"/>
    </style:style>
    <style:style style:name="T4715" style:parent-style-name="Policepardéfaut" style:family="text">
      <style:text-properties style:font-name="Segoe UI" style:font-name-complex="Segoe UI" fo:color="#10162F" fo:font-size="13.5pt" style:font-size-asian="13.5pt" style:font-size-complex="13.5pt"/>
    </style:style>
    <style:style style:name="T4716" style:parent-style-name="CodeHTML" style:family="text">
      <style:text-properties style:font-name="Consolas" style:font-name-asian="Songti SC" fo:color="#0A0D1C" fo:font-size="11pt" style:font-size-asian="11pt" style:font-size-complex="11pt" fo:background-color="#EEEEEE" style:text-underline-type="single" style:text-underline-style="solid" style:text-underline-width="auto" style:text-underline-mode="continuous"/>
    </style:style>
    <style:style style:name="T4717" style:parent-style-name="Lienhypertexte" style:family="text">
      <style:text-properties style:font-name="Segoe UI" style:font-name-complex="Segoe UI" fo:color="#3A10E5" fo:font-size="13.5pt" style:font-size-asian="13.5pt" style:font-size-complex="13.5pt"/>
    </style:style>
    <style:style style:name="T4718" style:parent-style-name="Policepardéfaut" style:family="text">
      <style:text-properties style:font-name="Segoe UI" style:font-name-complex="Segoe UI" fo:color="#10162F" fo:font-size="13.5pt" style:font-size-asian="13.5pt" style:font-size-complex="13.5pt"/>
    </style:style>
    <style:style style:name="T4719" style:parent-style-name="CodeHTML" style:family="text">
      <style:text-properties style:font-name="Consolas" style:font-name-asian="Songti SC" fo:color="#0A0D1C" fo:font-size="11pt" style:font-size-asian="11pt" style:font-size-complex="11pt" fo:background-color="#EEEEEE"/>
    </style:style>
    <style:style style:name="T4720" style:parent-style-name="Policepardéfaut" style:family="text">
      <style:text-properties style:font-name="Segoe UI" style:font-name-complex="Segoe UI" fo:color="#10162F" fo:font-size="13.5pt" style:font-size-asian="13.5pt" style:font-size-complex="13.5pt"/>
    </style:style>
    <style:style style:name="T4721" style:parent-style-name="Policepardéfaut" style:family="text">
      <style:text-properties style:font-name="Segoe UI" style:font-name-complex="Segoe UI" fo:color="#10162F" fo:font-size="13.5pt" style:font-size-asian="13.5pt" style:font-size-complex="13.5pt"/>
    </style:style>
    <style:style style:name="T4722" style:parent-style-name="CodeHTML" style:family="text">
      <style:text-properties style:font-name="Consolas" style:font-name-asian="Songti SC" fo:color="#0A0D1C" fo:font-size="11pt" style:font-size-asian="11pt" style:font-size-complex="11pt" fo:background-color="#EEEEEE"/>
    </style:style>
    <style:style style:name="T4723" style:parent-style-name="Policepardéfaut" style:family="text">
      <style:text-properties style:font-name="Segoe UI" style:font-name-complex="Segoe UI" fo:color="#10162F" fo:font-size="13.5pt" style:font-size-asian="13.5pt" style:font-size-complex="13.5pt"/>
    </style:style>
    <style:style style:name="P4724" style:parent-style-name="g-md-p" style:family="paragraph">
      <style:paragraph-properties fo:margin-top="0in" fo:margin-bottom="0in" fo:background-color="#FFFFFF"/>
    </style:style>
    <style:style style:name="T4725" style:parent-style-name="Policepardéfaut" style:family="text">
      <style:text-properties style:font-name="Segoe UI" style:font-name-complex="Segoe UI" fo:color="#10162F" fo:font-size="13.5pt" style:font-size-asian="13.5pt" style:font-size-complex="13.5pt" fo:language="fr" fo:country="FR"/>
    </style:style>
    <style:style style:name="T4726" style:parent-style-name="CodeHTML" style:family="text">
      <style:text-properties style:font-name="Consolas" fo:color="#0A0D1C" fo:font-size="11pt" style:font-size-asian="11pt" style:font-size-complex="11pt" fo:background-color="#EEEEEE" fo:language="fr" fo:country="FR"/>
    </style:style>
    <style:style style:name="T4727" style:parent-style-name="Policepardéfaut" style:family="text">
      <style:text-properties style:font-name="Segoe UI" style:font-name-complex="Segoe UI" fo:color="#10162F" fo:font-size="13.5pt" style:font-size-asian="13.5pt" style:font-size-complex="13.5pt" fo:language="fr" fo:country="FR"/>
    </style:style>
    <style:style style:name="T4728" style:parent-style-name="CodeHTML" style:family="text">
      <style:text-properties style:font-name="Consolas" fo:color="#0A0D1C" fo:font-size="11pt" style:font-size-asian="11pt" style:font-size-complex="11pt" fo:background-color="#EEEEEE" fo:language="fr" fo:country="FR"/>
    </style:style>
    <style:style style:name="T4729" style:parent-style-name="Policepardéfaut" style:family="text">
      <style:text-properties style:font-name="Segoe UI" style:font-name-complex="Segoe UI" fo:color="#10162F" fo:font-size="13.5pt" style:font-size-asian="13.5pt" style:font-size-complex="13.5pt" fo:language="fr" fo:country="FR"/>
    </style:style>
    <style:style style:name="T4730" style:parent-style-name="CodeHTML" style:family="text">
      <style:text-properties style:font-name="Consolas" fo:color="#0A0D1C" fo:font-size="11pt" style:font-size-asian="11pt" style:font-size-complex="11pt" fo:background-color="#EEEEEE" fo:language="fr" fo:country="FR"/>
    </style:style>
    <style:style style:name="T4731" style:parent-style-name="Policepardéfaut" style:family="text">
      <style:text-properties style:font-name="Segoe UI" style:font-name-complex="Segoe UI" fo:color="#10162F" fo:font-size="13.5pt" style:font-size-asian="13.5pt" style:font-size-complex="13.5pt" fo:language="fr" fo:country="FR"/>
    </style:style>
    <style:style style:name="T4732" style:parent-style-name="CodeHTML" style:family="text">
      <style:text-properties style:font-name="Consolas" fo:color="#0A0D1C" fo:font-size="11pt" style:font-size-asian="11pt" style:font-size-complex="11pt" fo:background-color="#EEEEEE" fo:language="fr" fo:country="FR"/>
    </style:style>
    <style:style style:name="T4733" style:parent-style-name="Policepardéfaut" style:family="text">
      <style:text-properties style:font-name="Segoe UI" style:font-name-complex="Segoe UI" fo:color="#10162F" fo:font-size="13.5pt" style:font-size-asian="13.5pt" style:font-size-complex="13.5pt" fo:language="fr" fo:country="FR"/>
    </style:style>
    <style:style style:name="P4734"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4735" style:parent-style-name="Titre3" style:family="paragraph">
      <style:text-properties style:font-name="Segoe UI" style:font-name-complex="Segoe UI" fo:color="#0A0D1C"/>
    </style:style>
    <style:style style:name="T4736" style:parent-style-name="gamut-uidoxx-styledtext" style:family="text">
      <style:text-properties style:font-name="Segoe UI" style:font-name-complex="Segoe UI" fo:color="#10162F" fo:font-size="13.5pt" style:font-size-asian="13.5pt" style:font-size-complex="13.5pt"/>
    </style:style>
    <style:style style:name="P4737" style:parent-style-name="g-md-p" style:family="paragraph">
      <style:paragraph-properties fo:margin-top="0in"/>
    </style:style>
    <style:style style:name="T4738" style:parent-style-name="Policepardéfaut" style:family="text">
      <style:text-properties style:font-name="Segoe UI" style:font-name-complex="Segoe UI" fo:color="#10162F" fo:font-size="13.5pt" style:font-size-asian="13.5pt" style:font-size-complex="13.5pt" fo:language="fr" fo:country="FR"/>
    </style:style>
    <style:style style:name="T4739" style:parent-style-name="Policepardéfaut" style:family="text">
      <style:text-properties style:font-name="Segoe UI" style:font-name-complex="Segoe UI" fo:color="#10162F" fo:font-size="13.5pt" style:font-size-asian="13.5pt" style:font-size-complex="13.5pt" fo:language="fr" fo:country="FR"/>
    </style:style>
    <style:style style:name="T4740" style:parent-style-name="CodeHTML" style:family="text">
      <style:text-properties style:font-name="Consolas" fo:color="#0A0D1C" fo:font-size="11pt" style:font-size-asian="11pt" style:font-size-complex="11pt" fo:background-color="#EEEEEE" fo:language="fr" fo:country="FR"/>
    </style:style>
    <style:style style:name="T4741" style:parent-style-name="Policepardéfaut" style:family="text">
      <style:text-properties style:font-name="Segoe UI" style:font-name-complex="Segoe UI" fo:color="#10162F" fo:font-size="13.5pt" style:font-size-asian="13.5pt" style:font-size-complex="13.5pt" fo:language="fr" fo:country="FR"/>
    </style:style>
    <style:style style:name="T4742" style:parent-style-name="CodeHTML" style:family="text">
      <style:text-properties style:font-name="Consolas" fo:color="#0A0D1C" fo:font-size="11pt" style:font-size-asian="11pt" style:font-size-complex="11pt" fo:background-color="#EEEEEE" fo:language="fr" fo:country="FR"/>
    </style:style>
    <style:style style:name="T4743" style:parent-style-name="Policepardéfaut" style:family="text">
      <style:text-properties style:font-name="Segoe UI" style:font-name-complex="Segoe UI" fo:color="#10162F" fo:font-size="13.5pt" style:font-size-asian="13.5pt" style:font-size-complex="13.5pt" fo:language="fr" fo:country="FR"/>
    </style:style>
    <style:style style:name="P4744" style:parent-style-name="g-md-p" style:family="paragraph">
      <style:paragraph-properties fo:margin-top="0in" fo:margin-bottom="0in"/>
    </style:style>
    <style:style style:name="T4745" style:parent-style-name="Policepardéfaut" style:family="text">
      <style:text-properties style:font-name="Segoe UI" style:font-name-complex="Segoe UI" fo:color="#10162F" fo:font-size="13.5pt" style:font-size-asian="13.5pt" style:font-size-complex="13.5pt" fo:language="fr" fo:country="FR"/>
    </style:style>
    <style:style style:name="T4746" style:parent-style-name="Lienhypertexte" style:family="text">
      <style:text-properties style:font-name="Segoe UI" style:font-name-complex="Segoe UI" fo:color="#3A10E5" fo:font-size="13.5pt" style:font-size-asian="13.5pt" style:font-size-complex="13.5pt" fo:language="fr" fo:country="FR"/>
    </style:style>
    <style:style style:name="T4747" style:parent-style-name="Policepardéfaut" style:family="text">
      <style:text-properties style:font-name="Segoe UI" style:font-name-complex="Segoe UI" fo:color="#10162F" fo:font-size="13.5pt" style:font-size-asian="13.5pt" style:font-size-complex="13.5pt" fo:language="fr" fo:country="FR"/>
    </style:style>
    <style:style style:name="P4748" style:parent-style-name="Normal" style:family="paragraph">
      <style:paragraph-properties fo:background-color="#FFFFFF"/>
      <style:text-properties style:font-name="Segoe UI" style:font-name-complex="Segoe UI" fo:font-weight="bold" style:font-weight-asian="bold" style:font-weight-complex="bold" fo:color="#10162F" fo:font-size="13.5pt" style:font-size-asian="13.5pt" style:font-size-complex="13.5pt"/>
    </style:style>
    <style:style style:name="P4749"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750" style:parent-style-name="gamut-18awgza-styledtext" style:family="text">
      <style:text-properties style:font-name="Segoe UI" style:font-name-complex="Segoe UI" fo:color="#10162F" fo:font-size="13.5pt" style:font-size-asian="13.5pt" style:font-size-complex="13.5pt"/>
    </style:style>
    <style:style style:name="P4751" style:parent-style-name="styles_checkpointnumber__zdlwv" style:family="paragraph">
      <style:paragraph-properties fo:text-align="end" fo:margin-top="0in" fo:margin-bottom="0in"/>
      <style:text-properties style:font-name="Segoe UI" style:font-name-complex="Segoe UI" fo:font-weight="bold" style:font-weight-asian="bold" style:font-weight-complex="bold" fo:color="#10162F" fo:font-size="13.5pt" style:font-size-asian="13.5pt" style:font-size-complex="13.5pt"/>
    </style:style>
    <style:style style:name="P4752" style:parent-style-name="g-md-p" style:family="paragraph">
      <style:paragraph-properties fo:margin-top="0in"/>
    </style:style>
    <style:style style:name="T4753" style:parent-style-name="Policepardéfaut" style:family="text">
      <style:text-properties style:font-name="Segoe UI" style:font-name-complex="Segoe UI" fo:color="#10162F" fo:font-size="13.5pt" style:font-size-asian="13.5pt" style:font-size-complex="13.5pt" fo:language="fr" fo:country="FR"/>
    </style:style>
    <style:style style:name="T4754" style:parent-style-name="CodeHTML" style:family="text">
      <style:text-properties style:font-name="Consolas" fo:color="#0A0D1C" fo:font-size="11pt" style:font-size-asian="11pt" style:font-size-complex="11pt" fo:background-color="#EEEEEE" fo:language="fr" fo:country="FR"/>
    </style:style>
    <style:style style:name="T4755" style:parent-style-name="Policepardéfaut" style:family="text">
      <style:text-properties style:font-name="Segoe UI" style:font-name-complex="Segoe UI" fo:color="#10162F" fo:font-size="13.5pt" style:font-size-asian="13.5pt" style:font-size-complex="13.5pt" fo:language="fr" fo:country="FR"/>
    </style:style>
    <style:style style:name="T4756" style:parent-style-name="CodeHTML" style:family="text">
      <style:text-properties style:font-name="Consolas" fo:color="#0A0D1C" fo:font-size="11pt" style:font-size-asian="11pt" style:font-size-complex="11pt" fo:background-color="#EEEEEE" fo:language="fr" fo:country="FR"/>
    </style:style>
    <style:style style:name="T4757" style:parent-style-name="Policepardéfaut" style:family="text">
      <style:text-properties style:font-name="Segoe UI" style:font-name-complex="Segoe UI" fo:color="#10162F" fo:font-size="13.5pt" style:font-size-asian="13.5pt" style:font-size-complex="13.5pt" fo:language="fr" fo:country="FR"/>
    </style:style>
    <style:style style:name="T4758" style:parent-style-name="CodeHTML" style:family="text">
      <style:text-properties style:font-name="Consolas" fo:color="#0A0D1C" fo:font-size="11pt" style:font-size-asian="11pt" style:font-size-complex="11pt" fo:background-color="#EEEEEE" fo:language="fr" fo:country="FR"/>
    </style:style>
    <style:style style:name="T4759" style:parent-style-name="Policepardéfaut" style:family="text">
      <style:text-properties style:font-name="Segoe UI" style:font-name-complex="Segoe UI" fo:color="#10162F" fo:font-size="13.5pt" style:font-size-asian="13.5pt" style:font-size-complex="13.5pt" fo:language="fr" fo:country="FR"/>
    </style:style>
    <style:style style:name="P4760" style:parent-style-name="g-md-p" style:family="paragraph">
      <style:paragraph-properties fo:margin-top="0in" fo:margin-bottom="0in"/>
    </style:style>
    <style:style style:name="T4761" style:parent-style-name="Policepardéfaut" style:family="text">
      <style:text-properties style:font-name="Segoe UI" style:font-name-complex="Segoe UI" fo:color="#10162F" fo:font-size="13.5pt" style:font-size-asian="13.5pt" style:font-size-complex="13.5pt" fo:language="fr" fo:country="FR"/>
    </style:style>
    <style:style style:name="T4762" style:parent-style-name="Policepardéfaut" style:family="text">
      <style:text-properties style:font-name="Segoe UI" style:font-name-complex="Segoe UI" fo:color="#10162F" fo:font-size="13.5pt" style:font-size-asian="13.5pt" style:font-size-complex="13.5pt" fo:language="fr" fo:country="FR"/>
    </style:style>
    <style:style style:name="T4763" style:parent-style-name="CodeHTML" style:family="text">
      <style:text-properties style:font-name="Consolas" fo:color="#0A0D1C" fo:font-size="11pt" style:font-size-asian="11pt" style:font-size-complex="11pt" fo:background-color="#EEEEEE" fo:language="fr" fo:country="FR"/>
    </style:style>
    <style:style style:name="T4764" style:parent-style-name="Policepardéfaut" style:family="text">
      <style:text-properties style:font-name="Segoe UI" style:font-name-complex="Segoe UI" fo:color="#10162F" fo:font-size="13.5pt" style:font-size-asian="13.5pt" style:font-size-complex="13.5pt" fo:language="fr" fo:country="FR"/>
    </style:style>
    <style:style style:name="P4765"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766" style:parent-style-name="gamut-18awgza-styledtext" style:family="text">
      <style:text-properties style:font-name="Segoe UI" style:font-name-complex="Segoe UI" fo:color="#10162F" fo:font-size="13.5pt" style:font-size-asian="13.5pt" style:font-size-complex="13.5pt"/>
    </style:style>
    <style:style style:name="P4767" style:parent-style-name="styles_checkpointnumber__zdlwv" style:family="paragraph">
      <style:paragraph-properties fo:text-align="end" fo:margin-top="0in" fo:margin-bottom="0in"/>
      <style:text-properties style:font-name="Segoe UI" style:font-name-complex="Segoe UI" fo:font-weight="bold" style:font-weight-asian="bold" style:font-weight-complex="bold" fo:color="#10162F" fo:font-size="13.5pt" style:font-size-asian="13.5pt" style:font-size-complex="13.5pt"/>
    </style:style>
    <style:style style:name="P4768" style:parent-style-name="g-md-p" style:family="paragraph">
      <style:paragraph-properties fo:margin-top="0in" fo:margin-bottom="0in"/>
    </style:style>
    <style:style style:name="T4769" style:parent-style-name="Policepardéfaut" style:family="text">
      <style:text-properties style:font-name="Segoe UI" style:font-name-complex="Segoe UI" fo:color="#10162F" fo:font-size="13.5pt" style:font-size-asian="13.5pt" style:font-size-complex="13.5pt" fo:language="fr" fo:country="FR"/>
    </style:style>
    <style:style style:name="T4770" style:parent-style-name="CodeHTML" style:family="text">
      <style:text-properties style:font-name="Consolas" fo:color="#0A0D1C" fo:font-size="11pt" style:font-size-asian="11pt" style:font-size-complex="11pt" fo:background-color="#EEEEEE" fo:language="fr" fo:country="FR"/>
    </style:style>
    <style:style style:name="T4771" style:parent-style-name="Policepardéfaut" style:family="text">
      <style:text-properties style:font-name="Segoe UI" style:font-name-complex="Segoe UI" fo:color="#10162F" fo:font-size="13.5pt" style:font-size-asian="13.5pt" style:font-size-complex="13.5pt" fo:language="fr" fo:country="FR"/>
    </style:style>
    <style:style style:name="T4772" style:parent-style-name="CodeHTML" style:family="text">
      <style:text-properties style:font-name="Consolas" fo:color="#0A0D1C" fo:font-size="11pt" style:font-size-asian="11pt" style:font-size-complex="11pt" fo:background-color="#EEEEEE" fo:language="fr" fo:country="FR"/>
    </style:style>
    <style:style style:name="T4773" style:parent-style-name="Policepardéfaut" style:family="text">
      <style:text-properties style:font-name="Segoe UI" style:font-name-complex="Segoe UI" fo:color="#10162F" fo:font-size="13.5pt" style:font-size-asian="13.5pt" style:font-size-complex="13.5pt" fo:language="fr" fo:country="FR"/>
    </style:style>
    <style:style style:name="T4774" style:parent-style-name="CodeHTML" style:family="text">
      <style:text-properties style:font-name="Consolas" fo:color="#0A0D1C" fo:font-size="11pt" style:font-size-asian="11pt" style:font-size-complex="11pt" fo:background-color="#EEEEEE" fo:language="fr" fo:country="FR"/>
    </style:style>
    <style:style style:name="T4775" style:parent-style-name="Policepardéfaut" style:family="text">
      <style:text-properties style:font-name="Segoe UI" style:font-name-complex="Segoe UI" fo:color="#10162F" fo:font-size="13.5pt" style:font-size-asian="13.5pt" style:font-size-complex="13.5pt" fo:language="fr" fo:country="FR"/>
    </style:style>
    <style:style style:name="T4776" style:parent-style-name="CodeHTML" style:family="text">
      <style:text-properties style:font-name="Consolas" fo:color="#0A0D1C" fo:font-size="11pt" style:font-size-asian="11pt" style:font-size-complex="11pt" fo:background-color="#EEEEEE" fo:language="fr" fo:country="FR"/>
    </style:style>
    <style:style style:name="T4777" style:parent-style-name="Policepardéfaut" style:family="text">
      <style:text-properties style:font-name="Segoe UI" style:font-name-complex="Segoe UI" fo:color="#10162F" fo:font-size="13.5pt" style:font-size-asian="13.5pt" style:font-size-complex="13.5pt" fo:language="fr" fo:country="FR"/>
    </style:style>
    <style:style style:name="P4778"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779" style:parent-style-name="gamut-18awgza-styledtext" style:family="text">
      <style:text-properties style:font-name="Segoe UI" style:font-name-complex="Segoe UI" fo:color="#10162F" fo:font-size="13.5pt" style:font-size-asian="13.5pt" style:font-size-complex="13.5pt"/>
    </style:style>
    <style:style style:name="P4780" style:parent-style-name="styles_checkpointnumber__zdlwv" style:family="paragraph">
      <style:paragraph-properties fo:text-align="end" fo:margin-top="0in" fo:margin-bottom="0in"/>
      <style:text-properties style:font-name="Segoe UI" style:font-name-complex="Segoe UI" fo:font-weight="bold" style:font-weight-asian="bold" style:font-weight-complex="bold" fo:color="#10162F" fo:font-size="13.5pt" style:font-size-asian="13.5pt" style:font-size-complex="13.5pt"/>
    </style:style>
    <style:style style:name="P4781" style:parent-style-name="g-md-p" style:family="paragraph">
      <style:paragraph-properties fo:margin-top="0in" fo:margin-bottom="0in"/>
    </style:style>
    <style:style style:name="T4782" style:parent-style-name="Policepardéfaut" style:family="text">
      <style:text-properties style:font-name="Segoe UI" style:font-name-complex="Segoe UI" fo:color="#10162F" fo:font-size="13.5pt" style:font-size-asian="13.5pt" style:font-size-complex="13.5pt" fo:language="fr" fo:country="FR"/>
    </style:style>
    <style:style style:name="T4783" style:parent-style-name="CodeHTML" style:family="text">
      <style:text-properties style:font-name="Consolas" fo:color="#0A0D1C" fo:font-size="11pt" style:font-size-asian="11pt" style:font-size-complex="11pt" fo:background-color="#EEEEEE" fo:language="fr" fo:country="FR"/>
    </style:style>
    <style:style style:name="T4784" style:parent-style-name="Policepardéfaut" style:family="text">
      <style:text-properties style:font-name="Segoe UI" style:font-name-complex="Segoe UI" fo:color="#10162F" fo:font-size="13.5pt" style:font-size-asian="13.5pt" style:font-size-complex="13.5pt" fo:language="fr" fo:country="FR"/>
    </style:style>
    <style:style style:name="T4785" style:parent-style-name="CodeHTML" style:family="text">
      <style:text-properties style:font-name="Consolas" fo:color="#0A0D1C" fo:font-size="11pt" style:font-size-asian="11pt" style:font-size-complex="11pt" fo:background-color="#EEEEEE" fo:language="fr" fo:country="FR"/>
    </style:style>
    <style:style style:name="T4786" style:parent-style-name="Policepardéfaut" style:family="text">
      <style:text-properties style:font-name="Segoe UI" style:font-name-complex="Segoe UI" fo:color="#10162F" fo:font-size="13.5pt" style:font-size-asian="13.5pt" style:font-size-complex="13.5pt" fo:language="fr" fo:country="FR"/>
    </style:style>
    <style:style style:name="T4787" style:parent-style-name="CodeHTML" style:family="text">
      <style:text-properties style:font-name="Consolas" fo:color="#0A0D1C" fo:font-size="11pt" style:font-size-asian="11pt" style:font-size-complex="11pt" fo:background-color="#EEEEEE" fo:language="fr" fo:country="FR"/>
    </style:style>
    <style:style style:name="T4788" style:parent-style-name="Policepardéfaut" style:family="text">
      <style:text-properties style:font-name="Segoe UI" style:font-name-complex="Segoe UI" fo:color="#10162F" fo:font-size="13.5pt" style:font-size-asian="13.5pt" style:font-size-complex="13.5pt" fo:language="fr" fo:country="FR"/>
    </style:style>
    <style:style style:name="T4789" style:parent-style-name="CodeHTML" style:family="text">
      <style:text-properties style:font-name="Consolas" fo:color="#0A0D1C" fo:font-size="11pt" style:font-size-asian="11pt" style:font-size-complex="11pt" fo:background-color="#EEEEEE" fo:language="fr" fo:country="FR"/>
    </style:style>
    <style:style style:name="T4790" style:parent-style-name="Policepardéfaut" style:family="text">
      <style:text-properties style:font-name="Segoe UI" style:font-name-complex="Segoe UI" fo:color="#10162F" fo:font-size="13.5pt" style:font-size-asian="13.5pt" style:font-size-complex="13.5pt" fo:language="fr" fo:country="FR"/>
    </style:style>
    <style:style style:name="T4791" style:parent-style-name="CodeHTML" style:family="text">
      <style:text-properties style:font-name="Consolas" fo:color="#0A0D1C" fo:font-size="11pt" style:font-size-asian="11pt" style:font-size-complex="11pt" fo:background-color="#EEEEEE" fo:language="fr" fo:country="FR"/>
    </style:style>
    <style:style style:name="T4792" style:parent-style-name="Policepardéfaut" style:family="text">
      <style:text-properties style:font-name="Segoe UI" style:font-name-complex="Segoe UI" fo:color="#10162F" fo:font-size="13.5pt" style:font-size-asian="13.5pt" style:font-size-complex="13.5pt" fo:language="fr" fo:country="FR"/>
    </style:style>
    <style:style style:name="P4793"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794" style:parent-style-name="gamut-18awgza-styledtext" style:family="text">
      <style:text-properties style:font-name="Segoe UI" style:font-name-complex="Segoe UI" fo:color="#10162F" fo:font-size="13.5pt" style:font-size-asian="13.5pt" style:font-size-complex="13.5pt"/>
    </style:style>
    <style:style style:name="P4795" style:parent-style-name="styles_checkpointnumber__zdlwv" style:family="paragraph">
      <style:paragraph-properties fo:text-align="end" fo:margin-top="0in" fo:margin-bottom="0in"/>
      <style:text-properties style:font-name="Segoe UI" style:font-name-complex="Segoe UI" fo:font-weight="bold" style:font-weight-asian="bold" style:font-weight-complex="bold" fo:color="#10162F" fo:font-size="13.5pt" style:font-size-asian="13.5pt" style:font-size-complex="13.5pt"/>
    </style:style>
    <style:style style:name="P4796" style:parent-style-name="g-md-p" style:family="paragraph">
      <style:paragraph-properties fo:margin-top="0in" fo:margin-bottom="0in"/>
    </style:style>
    <style:style style:name="T4797" style:parent-style-name="Policepardéfaut" style:family="text">
      <style:text-properties style:font-name="Segoe UI" style:font-name-complex="Segoe UI" fo:color="#10162F" fo:font-size="13.5pt" style:font-size-asian="13.5pt" style:font-size-complex="13.5pt" fo:language="fr" fo:country="FR"/>
    </style:style>
    <style:style style:name="T4798" style:parent-style-name="CodeHTML" style:family="text">
      <style:text-properties style:font-name="Consolas" fo:color="#0A0D1C" fo:font-size="11pt" style:font-size-asian="11pt" style:font-size-complex="11pt" fo:background-color="#EEEEEE" fo:language="fr" fo:country="FR"/>
    </style:style>
    <style:style style:name="T4799" style:parent-style-name="Policepardéfaut" style:family="text">
      <style:text-properties style:font-name="Segoe UI" style:font-name-complex="Segoe UI" fo:color="#10162F" fo:font-size="13.5pt" style:font-size-asian="13.5pt" style:font-size-complex="13.5pt" fo:language="fr" fo:country="FR"/>
    </style:style>
    <style:style style:name="T4800" style:parent-style-name="CodeHTML" style:family="text">
      <style:text-properties style:font-name="Consolas" fo:color="#0A0D1C" fo:font-size="11pt" style:font-size-asian="11pt" style:font-size-complex="11pt" fo:background-color="#EEEEEE" fo:language="fr" fo:country="FR"/>
    </style:style>
    <style:style style:name="T4801" style:parent-style-name="Policepardéfaut" style:family="text">
      <style:text-properties style:font-name="Segoe UI" style:font-name-complex="Segoe UI" fo:color="#10162F" fo:font-size="13.5pt" style:font-size-asian="13.5pt" style:font-size-complex="13.5pt" fo:language="fr" fo:country="FR"/>
    </style:style>
    <style:style style:name="T4802" style:parent-style-name="Policepardéfaut" style:family="text">
      <style:text-properties style:font-name="Segoe UI" style:font-name-complex="Segoe UI" fo:color="#10162F" fo:font-size="13.5pt" style:font-size-asian="13.5pt" style:font-size-complex="13.5pt" fo:language="fr" fo:country="FR"/>
    </style:style>
    <style:style style:name="T4803" style:parent-style-name="CodeHTML" style:family="text">
      <style:text-properties style:font-name="Consolas" fo:color="#0A0D1C" fo:font-size="11pt" style:font-size-asian="11pt" style:font-size-complex="11pt" fo:background-color="#EEEEEE" fo:language="fr" fo:country="FR"/>
    </style:style>
    <style:style style:name="T4804" style:parent-style-name="Policepardéfaut" style:family="text">
      <style:text-properties style:font-name="Segoe UI" style:font-name-complex="Segoe UI" fo:color="#10162F" fo:font-size="13.5pt" style:font-size-asian="13.5pt" style:font-size-complex="13.5pt" fo:language="fr" fo:country="FR"/>
    </style:style>
    <style:style style:name="T4805" style:parent-style-name="CodeHTML" style:family="text">
      <style:text-properties style:font-name="Consolas" fo:color="#0A0D1C" fo:font-size="11pt" style:font-size-asian="11pt" style:font-size-complex="11pt" fo:background-color="#EEEEEE" fo:language="fr" fo:country="FR"/>
    </style:style>
    <style:style style:name="T4806" style:parent-style-name="Policepardéfaut" style:family="text">
      <style:text-properties style:font-name="Segoe UI" style:font-name-complex="Segoe UI" fo:color="#10162F" fo:font-size="13.5pt" style:font-size-asian="13.5pt" style:font-size-complex="13.5pt" fo:language="fr" fo:country="FR"/>
    </style:style>
    <style:style style:name="P4807"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808" style:parent-style-name="gamut-18awgza-styledtext" style:family="text">
      <style:text-properties style:font-name="Segoe UI" style:font-name-complex="Segoe UI" fo:color="#10162F" fo:font-size="13.5pt" style:font-size-asian="13.5pt" style:font-size-complex="13.5pt"/>
    </style:style>
    <style:style style:name="P4809" style:parent-style-name="styles_checkpointnumber__zdlwv" style:family="paragraph">
      <style:paragraph-properties fo:text-align="end" fo:margin-top="0in" fo:margin-bottom="0in"/>
      <style:text-properties style:font-name="Segoe UI" style:font-name-complex="Segoe UI" fo:font-weight="bold" style:font-weight-asian="bold" style:font-weight-complex="bold" fo:color="#10162F" fo:font-size="13.5pt" style:font-size-asian="13.5pt" style:font-size-complex="13.5pt"/>
    </style:style>
    <style:style style:name="P4810" style:parent-style-name="g-md-p" style:family="paragraph">
      <style:paragraph-properties fo:margin-top="0in" fo:margin-bottom="0in"/>
    </style:style>
    <style:style style:name="T4811" style:parent-style-name="Policepardéfaut" style:family="text">
      <style:text-properties style:font-name="Segoe UI" style:font-name-complex="Segoe UI" fo:color="#10162F" fo:font-size="13.5pt" style:font-size-asian="13.5pt" style:font-size-complex="13.5pt" fo:language="fr" fo:country="FR"/>
    </style:style>
    <style:style style:name="T4812" style:parent-style-name="CodeHTML" style:family="text">
      <style:text-properties style:font-name="Consolas" fo:color="#0A0D1C" fo:font-size="11pt" style:font-size-asian="11pt" style:font-size-complex="11pt" fo:background-color="#EEEEEE" fo:language="fr" fo:country="FR"/>
    </style:style>
    <style:style style:name="T4813" style:parent-style-name="Policepardéfaut" style:family="text">
      <style:text-properties style:font-name="Segoe UI" style:font-name-complex="Segoe UI" fo:color="#10162F" fo:font-size="13.5pt" style:font-size-asian="13.5pt" style:font-size-complex="13.5pt" fo:language="fr" fo:country="FR"/>
    </style:style>
    <style:style style:name="T4814" style:parent-style-name="CodeHTML" style:family="text">
      <style:text-properties style:font-name="Consolas" fo:color="#0A0D1C" fo:font-size="11pt" style:font-size-asian="11pt" style:font-size-complex="11pt" fo:background-color="#EEEEEE" fo:language="fr" fo:country="FR"/>
    </style:style>
    <style:style style:name="T4815" style:parent-style-name="Policepardéfaut" style:family="text">
      <style:text-properties style:font-name="Segoe UI" style:font-name-complex="Segoe UI" fo:color="#10162F" fo:font-size="13.5pt" style:font-size-asian="13.5pt" style:font-size-complex="13.5pt" fo:language="fr" fo:country="FR"/>
    </style:style>
    <style:style style:name="T4816" style:parent-style-name="CodeHTML" style:family="text">
      <style:text-properties style:font-name="Consolas" fo:color="#0A0D1C" fo:font-size="11pt" style:font-size-asian="11pt" style:font-size-complex="11pt" fo:background-color="#EEEEEE" fo:language="fr" fo:country="FR"/>
    </style:style>
    <style:style style:name="T4817" style:parent-style-name="Policepardéfaut" style:family="text">
      <style:text-properties style:font-name="Segoe UI" style:font-name-complex="Segoe UI" fo:color="#10162F" fo:font-size="13.5pt" style:font-size-asian="13.5pt" style:font-size-complex="13.5pt" fo:language="fr" fo:country="FR"/>
    </style:style>
    <style:style style:name="T4818" style:parent-style-name="CodeHTML" style:family="text">
      <style:text-properties style:font-name="Consolas" fo:color="#0A0D1C" fo:font-size="11pt" style:font-size-asian="11pt" style:font-size-complex="11pt" fo:background-color="#EEEEEE" fo:language="fr" fo:country="FR"/>
    </style:style>
    <style:style style:name="T4819" style:parent-style-name="Policepardéfaut" style:family="text">
      <style:text-properties style:font-name="Segoe UI" style:font-name-complex="Segoe UI" fo:color="#10162F" fo:font-size="13.5pt" style:font-size-asian="13.5pt" style:font-size-complex="13.5pt" fo:language="fr" fo:country="FR"/>
    </style:style>
    <style:style style:name="T4820" style:parent-style-name="CodeHTML" style:family="text">
      <style:text-properties style:font-name="Consolas" fo:color="#0A0D1C" fo:font-size="11pt" style:font-size-asian="11pt" style:font-size-complex="11pt" fo:background-color="#EEEEEE" fo:language="fr" fo:country="FR"/>
    </style:style>
    <style:style style:name="T4821" style:parent-style-name="Policepardéfaut" style:family="text">
      <style:text-properties style:font-name="Segoe UI" style:font-name-complex="Segoe UI" fo:color="#10162F" fo:font-size="13.5pt" style:font-size-asian="13.5pt" style:font-size-complex="13.5pt" fo:language="fr" fo:country="FR"/>
    </style:style>
    <style:style style:name="T4822" style:parent-style-name="CodeHTML" style:family="text">
      <style:text-properties style:font-name="Consolas" fo:color="#0A0D1C" fo:font-size="11pt" style:font-size-asian="11pt" style:font-size-complex="11pt" fo:background-color="#EEEEEE" fo:language="fr" fo:country="FR"/>
    </style:style>
    <style:style style:name="T4823" style:parent-style-name="Policepardéfaut" style:family="text">
      <style:text-properties style:font-name="Segoe UI" style:font-name-complex="Segoe UI" fo:color="#10162F" fo:font-size="13.5pt" style:font-size-asian="13.5pt" style:font-size-complex="13.5pt" fo:language="fr" fo:country="FR"/>
    </style:style>
    <style:style style:name="T4824" style:parent-style-name="Policepardéfaut" style:family="text">
      <style:text-properties style:font-name="Segoe UI" style:font-name-complex="Segoe UI" fo:color="#10162F" fo:font-size="13.5pt" style:font-size-asian="13.5pt" style:font-size-complex="13.5pt" fo:language="fr" fo:country="FR"/>
    </style:style>
    <style:style style:name="T4825" style:parent-style-name="CodeHTML" style:family="text">
      <style:text-properties style:font-name="Consolas" fo:color="#0A0D1C" fo:font-size="11pt" style:font-size-asian="11pt" style:font-size-complex="11pt" fo:background-color="#EEEEEE" fo:language="fr" fo:country="FR"/>
    </style:style>
    <style:style style:name="T4826" style:parent-style-name="Policepardéfaut" style:family="text">
      <style:text-properties style:font-name="Segoe UI" style:font-name-complex="Segoe UI" fo:color="#10162F" fo:font-size="13.5pt" style:font-size-asian="13.5pt" style:font-size-complex="13.5pt" fo:language="fr" fo:country="FR"/>
    </style:style>
    <style:style style:name="P4827"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828" style:parent-style-name="gamut-18awgza-styledtext" style:family="text">
      <style:text-properties style:font-name="Segoe UI" style:font-name-complex="Segoe UI" fo:color="#10162F" fo:font-size="13.5pt" style:font-size-asian="13.5pt" style:font-size-complex="13.5pt"/>
    </style:style>
    <style:style style:name="P4829" style:parent-style-name="styles_checkpointnumber__zdlwv" style:family="paragraph">
      <style:paragraph-properties fo:text-align="end" fo:margin-top="0in" fo:margin-bottom="0in"/>
      <style:text-properties style:font-name="Segoe UI" style:font-name-complex="Segoe UI" fo:font-weight="bold" style:font-weight-asian="bold" style:font-weight-complex="bold" fo:color="#10162F" fo:font-size="13.5pt" style:font-size-asian="13.5pt" style:font-size-complex="13.5pt" fo:language="fr" fo:country="FR"/>
    </style:style>
    <style:style style:name="P4830" style:parent-style-name="g-md-p" style:family="paragraph">
      <style:paragraph-properties fo:margin-top="0in"/>
    </style:style>
    <style:style style:name="T4831" style:parent-style-name="Policepardéfaut" style:family="text">
      <style:text-properties style:font-name="Segoe UI" style:font-name-complex="Segoe UI" fo:color="#10162F" fo:font-size="13.5pt" style:font-size-asian="13.5pt" style:font-size-complex="13.5pt" fo:language="fr" fo:country="FR"/>
    </style:style>
    <style:style style:name="T4832" style:parent-style-name="CodeHTML" style:family="text">
      <style:text-properties style:font-name="Consolas" fo:color="#0A0D1C" fo:font-size="11pt" style:font-size-asian="11pt" style:font-size-complex="11pt" fo:background-color="#EEEEEE" fo:language="fr" fo:country="FR"/>
    </style:style>
    <style:style style:name="T4833" style:parent-style-name="Policepardéfaut" style:family="text">
      <style:text-properties style:font-name="Segoe UI" style:font-name-complex="Segoe UI" fo:color="#10162F" fo:font-size="13.5pt" style:font-size-asian="13.5pt" style:font-size-complex="13.5pt" fo:language="fr" fo:country="FR"/>
    </style:style>
    <style:style style:name="T4834" style:parent-style-name="Policepardéfaut" style:family="text">
      <style:text-properties style:font-name="Segoe UI" style:font-name-complex="Segoe UI" fo:color="#10162F" fo:font-size="13.5pt" style:font-size-asian="13.5pt" style:font-size-complex="13.5pt" fo:language="fr" fo:country="FR"/>
    </style:style>
    <style:style style:name="T4835" style:parent-style-name="CodeHTML" style:family="text">
      <style:text-properties style:font-name="Consolas" fo:color="#0A0D1C" fo:font-size="11pt" style:font-size-asian="11pt" style:font-size-complex="11pt" fo:background-color="#EEEEEE" fo:language="fr" fo:country="FR"/>
    </style:style>
    <style:style style:name="T4836" style:parent-style-name="Policepardéfaut" style:family="text">
      <style:text-properties style:font-name="Segoe UI" style:font-name-complex="Segoe UI" fo:color="#10162F" fo:font-size="13.5pt" style:font-size-asian="13.5pt" style:font-size-complex="13.5pt" fo:language="fr" fo:country="FR"/>
    </style:style>
    <style:style style:name="T4837" style:parent-style-name="CodeHTML" style:family="text">
      <style:text-properties style:font-name="Consolas" fo:color="#0A0D1C" fo:font-size="11pt" style:font-size-asian="11pt" style:font-size-complex="11pt" fo:background-color="#EEEEEE" fo:language="fr" fo:country="FR"/>
    </style:style>
    <style:style style:name="T4838" style:parent-style-name="Policepardéfaut" style:family="text">
      <style:text-properties style:font-name="Segoe UI" style:font-name-complex="Segoe UI" fo:color="#10162F" fo:font-size="13.5pt" style:font-size-asian="13.5pt" style:font-size-complex="13.5pt" fo:language="fr" fo:country="FR"/>
    </style:style>
    <style:style style:name="P4839" style:parent-style-name="g-md-p" style:family="paragraph">
      <style:paragraph-properties fo:margin-top="0in" fo:margin-bottom="0in"/>
    </style:style>
    <style:style style:name="T4840" style:parent-style-name="Policepardéfaut" style:family="text">
      <style:text-properties style:font-name="Segoe UI" style:font-name-complex="Segoe UI" fo:color="#10162F" fo:font-size="13.5pt" style:font-size-asian="13.5pt" style:font-size-complex="13.5pt" fo:language="fr" fo:country="FR"/>
    </style:style>
    <style:style style:name="T4841" style:parent-style-name="CodeHTML" style:family="text">
      <style:text-properties style:font-name="Consolas" fo:color="#0A0D1C" fo:font-size="11pt" style:font-size-asian="11pt" style:font-size-complex="11pt" fo:background-color="#EEEEEE" fo:language="fr" fo:country="FR"/>
    </style:style>
    <style:style style:name="T4842" style:parent-style-name="Policepardéfaut" style:family="text">
      <style:text-properties style:font-name="Segoe UI" style:font-name-complex="Segoe UI" fo:color="#10162F" fo:font-size="13.5pt" style:font-size-asian="13.5pt" style:font-size-complex="13.5pt" fo:language="fr" fo:country="FR"/>
    </style:style>
    <style:style style:name="T4843" style:parent-style-name="CodeHTML" style:family="text">
      <style:text-properties style:font-name="Consolas" fo:color="#0A0D1C" fo:font-size="11pt" style:font-size-asian="11pt" style:font-size-complex="11pt" fo:background-color="#EEEEEE" fo:language="fr" fo:country="FR"/>
    </style:style>
    <style:style style:name="T4844" style:parent-style-name="Policepardéfaut" style:family="text">
      <style:text-properties style:font-name="Segoe UI" style:font-name-complex="Segoe UI" fo:color="#10162F" fo:font-size="13.5pt" style:font-size-asian="13.5pt" style:font-size-complex="13.5pt" fo:language="fr" fo:country="FR"/>
    </style:style>
    <style:style style:name="T4845" style:parent-style-name="CodeHTML" style:family="text">
      <style:text-properties style:font-name="Consolas" fo:color="#0A0D1C" fo:font-size="11pt" style:font-size-asian="11pt" style:font-size-complex="11pt" fo:background-color="#EEEEEE" fo:language="fr" fo:country="FR"/>
    </style:style>
    <style:style style:name="T4846" style:parent-style-name="Policepardéfaut" style:family="text">
      <style:text-properties style:font-name="Segoe UI" style:font-name-complex="Segoe UI" fo:color="#10162F" fo:font-size="13.5pt" style:font-size-asian="13.5pt" style:font-size-complex="13.5pt" fo:language="fr" fo:country="FR"/>
    </style:style>
    <style:style style:name="T4847" style:parent-style-name="CodeHTML" style:family="text">
      <style:text-properties style:font-name="Consolas" fo:color="#0A0D1C" fo:font-size="11pt" style:font-size-asian="11pt" style:font-size-complex="11pt" fo:background-color="#EEEEEE" fo:language="fr" fo:country="FR"/>
    </style:style>
    <style:style style:name="T4848" style:parent-style-name="Policepardéfaut" style:family="text">
      <style:text-properties style:font-name="Segoe UI" style:font-name-complex="Segoe UI" fo:color="#10162F" fo:font-size="13.5pt" style:font-size-asian="13.5pt" style:font-size-complex="13.5pt" fo:language="fr" fo:country="FR"/>
    </style:style>
    <style:style style:name="P4849" style:parent-style-name="Normal" style:family="paragraph">
      <style:paragraph-properties style:vertical-align="auto" fo:margin-left="0in">
        <style:tab-stops>
          <style:tab-stop style:type="left" style:position="0.5in"/>
        </style:tab-stops>
      </style:paragraph-properties>
      <style:text-properties fo:hyphenate="true"/>
    </style:style>
    <style:style style:name="T4850" style:parent-style-name="gamut-18awgza-styledtext" style:family="text">
      <style:text-properties style:font-name="Segoe UI" style:font-name-complex="Segoe UI" fo:color="#10162F" fo:font-size="13.5pt" style:font-size-asian="13.5pt" style:font-size-complex="13.5pt"/>
    </style:style>
    <style:style style:name="P4851" style:parent-style-name="styles_checkpointnumber__zdlwv" style:family="paragraph">
      <style:paragraph-properties fo:text-align="end" fo:margin-top="0in" fo:margin-bottom="0in"/>
      <style:text-properties style:font-name="Segoe UI" style:font-name-complex="Segoe UI" fo:font-weight="bold" style:font-weight-asian="bold" style:font-weight-complex="bold" fo:color="#10162F" fo:font-size="13.5pt" style:font-size-asian="13.5pt" style:font-size-complex="13.5pt"/>
    </style:style>
    <style:style style:name="P4852" style:parent-style-name="g-md-p" style:family="paragraph">
      <style:paragraph-properties fo:margin-top="0in"/>
    </style:style>
    <style:style style:name="T4853" style:parent-style-name="Policepardéfaut" style:family="text">
      <style:text-properties style:font-name="Segoe UI" style:font-name-complex="Segoe UI" fo:color="#10162F" fo:font-size="13.5pt" style:font-size-asian="13.5pt" style:font-size-complex="13.5pt" fo:language="fr" fo:country="FR"/>
    </style:style>
    <style:style style:name="T4854" style:parent-style-name="CodeHTML" style:family="text">
      <style:text-properties style:font-name="Consolas" fo:color="#0A0D1C" fo:font-size="11pt" style:font-size-asian="11pt" style:font-size-complex="11pt" fo:background-color="#EEEEEE" fo:language="fr" fo:country="FR"/>
    </style:style>
    <style:style style:name="T4855" style:parent-style-name="Policepardéfaut" style:family="text">
      <style:text-properties style:font-name="Segoe UI" style:font-name-complex="Segoe UI" fo:color="#10162F" fo:font-size="13.5pt" style:font-size-asian="13.5pt" style:font-size-complex="13.5pt" fo:language="fr" fo:country="FR"/>
    </style:style>
    <style:style style:name="T4856" style:parent-style-name="CodeHTML" style:family="text">
      <style:text-properties style:font-name="Consolas" fo:color="#0A0D1C" fo:font-size="11pt" style:font-size-asian="11pt" style:font-size-complex="11pt" fo:background-color="#EEEEEE" fo:language="fr" fo:country="FR"/>
    </style:style>
    <style:style style:name="T4857" style:parent-style-name="Policepardéfaut" style:family="text">
      <style:text-properties style:font-name="Segoe UI" style:font-name-complex="Segoe UI" fo:color="#10162F" fo:font-size="13.5pt" style:font-size-asian="13.5pt" style:font-size-complex="13.5pt" fo:language="fr" fo:country="FR"/>
    </style:style>
    <style:style style:name="P4858" style:parent-style-name="g-md-p" style:family="paragraph">
      <style:paragraph-properties fo:margin-top="0in"/>
      <style:text-properties style:font-name="Segoe UI" style:font-name-complex="Segoe UI" fo:color="#10162F" fo:font-size="13.5pt" style:font-size-asian="13.5pt" style:font-size-complex="13.5pt" fo:language="fr" fo:country="FR"/>
    </style:style>
    <style:style style:name="P4859" style:parent-style-name="g-md-p" style:family="paragraph">
      <style:paragraph-properties fo:margin-top="0in"/>
      <style:text-properties style:font-name="Segoe UI" style:font-name-complex="Segoe UI" fo:color="#10162F" fo:font-size="13.5pt" style:font-size-asian="13.5pt" style:font-size-complex="13.5pt" fo:language="fr" fo:country="FR"/>
    </style:style>
    <style:style style:name="P4860" style:parent-style-name="g-md-p" style:family="paragraph">
      <style:paragraph-properties fo:margin-top="0in" fo:margin-bottom="0in"/>
    </style:style>
    <style:style style:name="T4861" style:parent-style-name="Policepardéfaut" style:family="text">
      <style:text-properties style:font-name="Segoe UI" style:font-name-complex="Segoe UI" fo:color="#10162F" fo:font-size="13.5pt" style:font-size-asian="13.5pt" style:font-size-complex="13.5pt" fo:language="fr" fo:country="FR"/>
    </style:style>
    <style:style style:name="T4862" style:parent-style-name="CodeHTML" style:family="text">
      <style:text-properties style:font-name="Consolas" fo:color="#0A0D1C" fo:font-size="11pt" style:font-size-asian="11pt" style:font-size-complex="11pt" fo:background-color="#EEEEEE" fo:language="fr" fo:country="FR"/>
    </style:style>
    <style:style style:name="T4863" style:parent-style-name="Policepardéfaut" style:family="text">
      <style:text-properties style:font-name="Segoe UI" style:font-name-complex="Segoe UI" fo:color="#10162F" fo:font-size="13.5pt" style:font-size-asian="13.5pt" style:font-size-complex="13.5pt" fo:language="fr" fo:country="FR"/>
    </style:style>
    <style:style style:name="T4864" style:parent-style-name="CodeHTML" style:family="text">
      <style:text-properties style:font-name="Consolas" fo:color="#0A0D1C" fo:font-size="11pt" style:font-size-asian="11pt" style:font-size-complex="11pt" fo:background-color="#EEEEEE" fo:language="fr" fo:country="FR"/>
    </style:style>
    <style:style style:name="T4865" style:parent-style-name="Policepardéfaut" style:family="text">
      <style:text-properties style:font-name="Segoe UI" style:font-name-complex="Segoe UI" fo:color="#10162F" fo:font-size="13.5pt" style:font-size-asian="13.5pt" style:font-size-complex="13.5pt" fo:language="fr" fo:country="FR"/>
    </style:style>
    <style:style style:name="P4866"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4867" style:parent-style-name="Titre3" style:family="paragraph">
      <style:paragraph-properties fo:background-color="#FFFFFF"/>
      <style:text-properties style:font-name="Segoe UI" style:font-name-complex="Segoe UI" fo:color="#0A0D1C"/>
    </style:style>
    <style:style style:name="P4868" style:parent-style-name="Normal" style:family="paragraph">
      <style:paragraph-properties fo:background-color="#FFFFFF"/>
    </style:style>
    <style:style style:name="T4869" style:parent-style-name="gamut-uidoxx-styledtext" style:family="text">
      <style:text-properties style:font-name="Segoe UI" style:font-name-complex="Segoe UI" fo:color="#10162F" fo:font-size="13.5pt" style:font-size-asian="13.5pt" style:font-size-complex="13.5pt"/>
    </style:style>
    <style:style style:name="P4870" style:parent-style-name="g-md-p" style:family="paragraph">
      <style:paragraph-properties fo:margin-top="0in" fo:background-color="#FFFFFF"/>
    </style:style>
    <style:style style:name="T4871" style:parent-style-name="Policepardéfaut" style:family="text">
      <style:text-properties style:font-name="Segoe UI" style:font-name-complex="Segoe UI" fo:color="#10162F" fo:font-size="13.5pt" style:font-size-asian="13.5pt" style:font-size-complex="13.5pt" fo:language="fr" fo:country="FR"/>
    </style:style>
    <style:style style:name="T4872" style:parent-style-name="CodeHTML" style:family="text">
      <style:text-properties style:font-name="Consolas" fo:color="#0A0D1C" fo:font-size="11pt" style:font-size-asian="11pt" style:font-size-complex="11pt" fo:background-color="#EEEEEE" fo:language="fr" fo:country="FR"/>
    </style:style>
    <style:style style:name="T4873" style:parent-style-name="Policepardéfaut" style:family="text">
      <style:text-properties style:font-name="Segoe UI" style:font-name-complex="Segoe UI" fo:color="#10162F" fo:font-size="13.5pt" style:font-size-asian="13.5pt" style:font-size-complex="13.5pt" fo:language="fr" fo:country="FR"/>
    </style:style>
    <style:style style:name="T4874" style:parent-style-name="Policepardéfaut" style:family="text">
      <style:text-properties style:font-name="Segoe UI" style:font-name-complex="Segoe UI" fo:color="#10162F" fo:font-size="13.5pt" style:font-size-asian="13.5pt" style:font-size-complex="13.5pt" fo:language="fr" fo:country="FR"/>
    </style:style>
    <style:style style:name="T4875" style:parent-style-name="CodeHTML" style:family="text">
      <style:text-properties style:font-name="Consolas" fo:color="#0A0D1C" fo:font-size="11pt" style:font-size-asian="11pt" style:font-size-complex="11pt" fo:background-color="#EEEEEE" fo:language="fr" fo:country="FR"/>
    </style:style>
    <style:style style:name="T4876" style:parent-style-name="Policepardéfaut" style:family="text">
      <style:text-properties style:font-name="Segoe UI" style:font-name-complex="Segoe UI" fo:color="#10162F" fo:font-size="13.5pt" style:font-size-asian="13.5pt" style:font-size-complex="13.5pt" fo:language="fr" fo:country="FR"/>
    </style:style>
    <style:style style:name="P4877" style:parent-style-name="g-md-p" style:family="paragraph">
      <style:paragraph-properties fo:margin-top="0in" fo:background-color="#FFFFFF"/>
      <style:text-properties style:font-name="Segoe UI" style:font-name-complex="Segoe UI" fo:color="#10162F" fo:font-size="13.5pt" style:font-size-asian="13.5pt" style:font-size-complex="13.5pt" fo:language="fr" fo:country="FR"/>
    </style:style>
    <style:style style:name="P4878" style:parent-style-name="g-md-p" style:family="paragraph">
      <style:paragraph-properties fo:margin-top="0in" fo:background-color="#FFFFFF"/>
    </style:style>
    <style:style style:name="T4879" style:parent-style-name="Policepardéfaut" style:family="text">
      <style:text-properties style:font-name="Segoe UI" style:font-name-complex="Segoe UI" fo:color="#10162F" fo:font-size="13.5pt" style:font-size-asian="13.5pt" style:font-size-complex="13.5pt" fo:language="fr" fo:country="FR"/>
    </style:style>
    <style:style style:name="T4880" style:parent-style-name="CodeHTML" style:family="text">
      <style:text-properties style:font-name="Consolas" fo:color="#0A0D1C" fo:font-size="11pt" style:font-size-asian="11pt" style:font-size-complex="11pt" fo:background-color="#EEEEEE" fo:language="fr" fo:country="FR"/>
    </style:style>
    <style:style style:name="T4881" style:parent-style-name="Policepardéfaut" style:family="text">
      <style:text-properties style:font-name="Segoe UI" style:font-name-complex="Segoe UI" fo:color="#10162F" fo:font-size="13.5pt" style:font-size-asian="13.5pt" style:font-size-complex="13.5pt" fo:language="fr" fo:country="FR"/>
    </style:style>
    <style:style style:name="T4882" style:parent-style-name="CodeHTML" style:family="text">
      <style:text-properties style:font-name="Consolas" fo:color="#0A0D1C" fo:font-size="11pt" style:font-size-asian="11pt" style:font-size-complex="11pt" fo:background-color="#EEEEEE" fo:language="fr" fo:country="FR"/>
    </style:style>
    <style:style style:name="T4883" style:parent-style-name="Policepardéfaut" style:family="text">
      <style:text-properties style:font-name="Segoe UI" style:font-name-complex="Segoe UI" fo:color="#10162F" fo:font-size="13.5pt" style:font-size-asian="13.5pt" style:font-size-complex="13.5pt" fo:language="fr" fo:country="FR"/>
    </style:style>
    <style:style style:name="T4884" style:parent-style-name="CodeHTML" style:family="text">
      <style:text-properties style:font-name="Consolas" fo:color="#0A0D1C" fo:font-size="11pt" style:font-size-asian="11pt" style:font-size-complex="11pt" fo:background-color="#EEEEEE" fo:language="fr" fo:country="FR"/>
    </style:style>
    <style:style style:name="T4885" style:parent-style-name="Policepardéfaut" style:family="text">
      <style:text-properties style:font-name="Segoe UI" style:font-name-complex="Segoe UI" fo:color="#10162F" fo:font-size="13.5pt" style:font-size-asian="13.5pt" style:font-size-complex="13.5pt" fo:language="fr" fo:country="FR"/>
    </style:style>
    <style:style style:name="T4886" style:parent-style-name="CodeHTML" style:family="text">
      <style:text-properties style:font-name="Consolas" fo:color="#0A0D1C" fo:font-size="11pt" style:font-size-asian="11pt" style:font-size-complex="11pt" fo:background-color="#EEEEEE" fo:language="fr" fo:country="FR"/>
    </style:style>
    <style:style style:name="T4887" style:parent-style-name="Policepardéfaut" style:family="text">
      <style:text-properties style:font-name="Segoe UI" style:font-name-complex="Segoe UI" fo:color="#10162F" fo:font-size="13.5pt" style:font-size-asian="13.5pt" style:font-size-complex="13.5pt" fo:language="fr" fo:country="FR"/>
    </style:style>
    <style:style style:name="T4888" style:parent-style-name="CodeHTML" style:family="text">
      <style:text-properties style:font-name="Consolas" fo:color="#0A0D1C" fo:font-size="11pt" style:font-size-asian="11pt" style:font-size-complex="11pt" fo:background-color="#EEEEEE" fo:language="fr" fo:country="FR"/>
    </style:style>
    <style:style style:name="T4889" style:parent-style-name="Policepardéfaut" style:family="text">
      <style:text-properties style:font-name="Segoe UI" style:font-name-complex="Segoe UI" fo:color="#10162F" fo:font-size="13.5pt" style:font-size-asian="13.5pt" style:font-size-complex="13.5pt" fo:language="fr" fo:country="FR"/>
    </style:style>
    <style:style style:name="T4890" style:parent-style-name="CodeHTML" style:family="text">
      <style:text-properties style:font-name="Consolas" fo:color="#0A0D1C" fo:font-size="11pt" style:font-size-asian="11pt" style:font-size-complex="11pt" fo:background-color="#EEEEEE" fo:language="fr" fo:country="FR"/>
    </style:style>
    <style:style style:name="T4891" style:parent-style-name="Policepardéfaut" style:family="text">
      <style:text-properties style:font-name="Segoe UI" style:font-name-complex="Segoe UI" fo:color="#10162F" fo:font-size="13.5pt" style:font-size-asian="13.5pt" style:font-size-complex="13.5pt" fo:language="fr" fo:country="FR"/>
    </style:style>
    <style:style style:name="P4892" style:parent-style-name="g-md-p" style:family="paragraph">
      <style:paragraph-properties fo:margin-top="0in" fo:margin-bottom="0in" fo:background-color="#FFFFFF"/>
    </style:style>
    <style:style style:name="T4893" style:parent-style-name="Policepardéfaut" style:family="text">
      <style:text-properties style:font-name="Segoe UI" style:font-name-complex="Segoe UI" fo:color="#10162F" fo:font-size="13.5pt" style:font-size-asian="13.5pt" style:font-size-complex="13.5pt" fo:language="fr" fo:country="FR"/>
    </style:style>
    <style:style style:name="T4894" style:parent-style-name="CodeHTML" style:family="text">
      <style:text-properties style:font-name="Consolas" fo:color="#0A0D1C" fo:font-size="11pt" style:font-size-asian="11pt" style:font-size-complex="11pt" fo:background-color="#EEEEEE" fo:language="fr" fo:country="FR"/>
    </style:style>
    <style:style style:name="T4895" style:parent-style-name="Policepardéfaut" style:family="text">
      <style:text-properties style:font-name="Segoe UI" style:font-name-complex="Segoe UI" fo:color="#10162F" fo:font-size="13.5pt" style:font-size-asian="13.5pt" style:font-size-complex="13.5pt" fo:language="fr" fo:country="FR"/>
    </style:style>
    <style:style style:name="T4896" style:parent-style-name="CodeHTML" style:family="text">
      <style:text-properties style:font-name="Consolas" fo:color="#0A0D1C" fo:font-size="11pt" style:font-size-asian="11pt" style:font-size-complex="11pt" fo:background-color="#EEEEEE" fo:language="fr" fo:country="FR"/>
    </style:style>
    <style:style style:name="T4897" style:parent-style-name="Policepardéfaut" style:family="text">
      <style:text-properties style:font-name="Segoe UI" style:font-name-complex="Segoe UI" fo:color="#10162F" fo:font-size="13.5pt" style:font-size-asian="13.5pt" style:font-size-complex="13.5pt" fo:language="fr" fo:country="FR"/>
    </style:style>
    <style:style style:name="T4898" style:parent-style-name="Policepardéfaut" style:family="text">
      <style:text-properties style:font-name="Segoe UI" style:font-name-complex="Segoe UI" fo:color="#10162F" fo:font-size="13.5pt" style:font-size-asian="13.5pt" style:font-size-complex="13.5pt" fo:language="fr" fo:country="FR"/>
    </style:style>
    <style:style style:name="T4899" style:parent-style-name="CodeHTML" style:family="text">
      <style:text-properties style:font-name="Consolas" fo:color="#0A0D1C" fo:font-size="11pt" style:font-size-asian="11pt" style:font-size-complex="11pt" fo:background-color="#EEEEEE" fo:language="fr" fo:country="FR"/>
    </style:style>
    <style:style style:name="T4900" style:parent-style-name="Policepardéfaut" style:family="text">
      <style:text-properties style:font-name="Segoe UI" style:font-name-complex="Segoe UI" fo:color="#10162F" fo:font-size="13.5pt" style:font-size-asian="13.5pt" style:font-size-complex="13.5pt" fo:language="fr" fo:country="FR"/>
    </style:style>
    <style:style style:name="T4901" style:parent-style-name="CodeHTML" style:family="text">
      <style:text-properties style:font-name="Consolas" fo:color="#0A0D1C" fo:font-size="11pt" style:font-size-asian="11pt" style:font-size-complex="11pt" fo:background-color="#EEEEEE" fo:language="fr" fo:country="FR"/>
    </style:style>
    <style:style style:name="T4902" style:parent-style-name="Policepardéfaut" style:family="text">
      <style:text-properties style:font-name="Segoe UI" style:font-name-complex="Segoe UI" fo:color="#10162F" fo:font-size="13.5pt" style:font-size-asian="13.5pt" style:font-size-complex="13.5pt" fo:language="fr" fo:country="FR"/>
    </style:style>
    <style:style style:name="P4903"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4904" style:parent-style-name="Titre3" style:family="paragraph">
      <style:paragraph-properties fo:background-color="#FFFFFF"/>
      <style:text-properties style:font-name="Segoe UI" style:font-name-complex="Segoe UI" fo:color="#0A0D1C"/>
    </style:style>
    <style:style style:name="P4905" style:parent-style-name="Normal" style:family="paragraph">
      <style:paragraph-properties fo:background-color="#FFFFFF"/>
    </style:style>
    <style:style style:name="T4906" style:parent-style-name="gamut-uidoxx-styledtext" style:family="text">
      <style:text-properties style:font-name="Segoe UI" style:font-name-complex="Segoe UI" fo:color="#10162F" fo:font-size="13.5pt" style:font-size-asian="13.5pt" style:font-size-complex="13.5pt"/>
    </style:style>
    <style:style style:name="P4907" style:parent-style-name="g-md-p" style:family="paragraph">
      <style:paragraph-properties fo:margin-top="0in" fo:background-color="#FFFFFF"/>
    </style:style>
    <style:style style:name="T4908" style:parent-style-name="Policepardéfaut" style:family="text">
      <style:text-properties style:font-name="Segoe UI" style:font-name-complex="Segoe UI" fo:color="#10162F" fo:font-size="13.5pt" style:font-size-asian="13.5pt" style:font-size-complex="13.5pt" fo:language="fr" fo:country="FR"/>
    </style:style>
    <style:style style:name="T4909" style:parent-style-name="CodeHTML" style:family="text">
      <style:text-properties style:font-name="Consolas" fo:color="#0A0D1C" fo:font-size="11pt" style:font-size-asian="11pt" style:font-size-complex="11pt" fo:background-color="#EEEEEE" fo:language="fr" fo:country="FR"/>
    </style:style>
    <style:style style:name="T4910" style:parent-style-name="Policepardéfaut" style:family="text">
      <style:text-properties style:font-name="Segoe UI" style:font-name-complex="Segoe UI" fo:color="#10162F" fo:font-size="13.5pt" style:font-size-asian="13.5pt" style:font-size-complex="13.5pt" fo:language="fr" fo:country="FR"/>
    </style:style>
    <style:style style:name="T4911" style:parent-style-name="Policepardéfaut" style:family="text">
      <style:text-properties style:font-name="Segoe UI" style:font-name-complex="Segoe UI" fo:color="#10162F" fo:font-size="13.5pt" style:font-size-asian="13.5pt" style:font-size-complex="13.5pt" fo:language="fr" fo:country="FR"/>
    </style:style>
    <style:style style:name="P4912" style:parent-style-name="g-md-p" style:family="paragraph">
      <style:paragraph-properties fo:margin-top="0in" fo:background-color="#FFFFFF"/>
    </style:style>
    <style:style style:name="T4913" style:parent-style-name="Policepardéfaut" style:family="text">
      <style:text-properties style:font-name="Segoe UI" style:font-name-complex="Segoe UI" fo:color="#10162F" fo:font-size="13.5pt" style:font-size-asian="13.5pt" style:font-size-complex="13.5pt" fo:language="fr" fo:country="FR"/>
    </style:style>
    <style:style style:name="T4914" style:parent-style-name="Lienhypertexte" style:family="text">
      <style:text-properties style:font-name="Segoe UI" style:font-name-complex="Segoe UI" fo:color="#3A10E5" fo:font-size="13.5pt" style:font-size-asian="13.5pt" style:font-size-complex="13.5pt" fo:language="fr" fo:country="FR"/>
    </style:style>
    <style:style style:name="T4915" style:parent-style-name="Policepardéfaut" style:family="text">
      <style:text-properties style:font-name="Segoe UI" style:font-name-complex="Segoe UI" fo:color="#10162F" fo:font-size="13.5pt" style:font-size-asian="13.5pt" style:font-size-complex="13.5pt" fo:language="fr" fo:country="FR"/>
    </style:style>
    <style:style style:name="P4916" style:parent-style-name="g-md-p" style:family="paragraph">
      <style:paragraph-properties fo:margin-top="0in" fo:background-color="#FFFFFF"/>
    </style:style>
    <style:style style:name="T4917" style:parent-style-name="Policepardéfaut" style:family="text">
      <style:text-properties style:font-name="Segoe UI" style:font-name-complex="Segoe UI" fo:color="#10162F" fo:font-size="13.5pt" style:font-size-asian="13.5pt" style:font-size-complex="13.5pt" fo:language="fr" fo:country="FR"/>
    </style:style>
    <style:style style:name="T4918" style:parent-style-name="Policepardéfaut" style:family="text">
      <style:text-properties style:font-name="Segoe UI" style:font-name-complex="Segoe UI" fo:color="#10162F" fo:font-size="13.5pt" style:font-size-asian="13.5pt" style:font-size-complex="13.5pt" fo:language="fr" fo:country="FR"/>
    </style:style>
    <style:style style:name="T4919" style:parent-style-name="CodeHTML" style:family="text">
      <style:text-properties style:font-name="Consolas" fo:color="#0A0D1C" fo:font-size="11pt" style:font-size-asian="11pt" style:font-size-complex="11pt" fo:background-color="#EEEEEE" fo:language="fr" fo:country="FR"/>
    </style:style>
    <style:style style:name="T4920" style:parent-style-name="Policepardéfaut" style:family="text">
      <style:text-properties style:font-name="Segoe UI" style:font-name-complex="Segoe UI" fo:color="#10162F" fo:font-size="13.5pt" style:font-size-asian="13.5pt" style:font-size-complex="13.5pt" fo:language="fr" fo:country="FR"/>
    </style:style>
    <style:style style:name="P4921" style:parent-style-name="g-md-p" style:family="paragraph">
      <style:paragraph-properties fo:margin-top="0in" fo:margin-bottom="0in" fo:background-color="#FFFFFF"/>
      <style:text-properties style:font-name="Segoe UI" style:font-name-complex="Segoe UI" fo:color="#10162F" fo:font-size="13.5pt" style:font-size-asian="13.5pt" style:font-size-complex="13.5pt" fo:language="fr" fo:country="FR"/>
    </style:style>
    <style:style style:name="P4922"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4923" style:parent-style-name="Titre3" style:family="paragraph">
      <style:paragraph-properties fo:background-color="#FFFFFF"/>
      <style:text-properties style:font-name="Segoe UI" style:font-name-complex="Segoe UI" fo:color="#0A0D1C"/>
    </style:style>
    <style:style style:name="P4924" style:parent-style-name="Normal" style:family="paragraph">
      <style:paragraph-properties fo:background-color="#FFFFFF"/>
    </style:style>
    <style:style style:name="T4925" style:parent-style-name="gamut-uidoxx-styledtext" style:family="text">
      <style:text-properties style:font-name="Segoe UI" style:font-name-complex="Segoe UI" fo:color="#10162F" fo:font-size="13.5pt" style:font-size-asian="13.5pt" style:font-size-complex="13.5pt"/>
    </style:style>
    <style:style style:name="P4926" style:parent-style-name="g-md-p" style:family="paragraph">
      <style:paragraph-properties fo:margin-top="0in" fo:background-color="#FFFFFF"/>
    </style:style>
    <style:style style:name="T4927" style:parent-style-name="Policepardéfaut" style:family="text">
      <style:text-properties style:font-name="Segoe UI" style:font-name-complex="Segoe UI" fo:color="#10162F" fo:font-size="13.5pt" style:font-size-asian="13.5pt" style:font-size-complex="13.5pt" fo:language="fr" fo:country="FR"/>
    </style:style>
    <style:style style:name="T4928" style:parent-style-name="Policepardéfaut" style:family="text">
      <style:text-properties style:font-name="Segoe UI" style:font-name-complex="Segoe UI" fo:color="#10162F" fo:font-size="13.5pt" style:font-size-asian="13.5pt" style:font-size-complex="13.5pt" fo:language="fr" fo:country="FR"/>
    </style:style>
    <style:style style:name="T4929" style:parent-style-name="CodeHTML" style:family="text">
      <style:text-properties style:font-name="Consolas" fo:color="#0A0D1C" fo:font-size="11pt" style:font-size-asian="11pt" style:font-size-complex="11pt" fo:background-color="#EEEEEE" fo:language="fr" fo:country="FR"/>
    </style:style>
    <style:style style:name="T4930" style:parent-style-name="Policepardéfaut" style:family="text">
      <style:text-properties style:font-name="Segoe UI" style:font-name-complex="Segoe UI" fo:color="#10162F" fo:font-size="13.5pt" style:font-size-asian="13.5pt" style:font-size-complex="13.5pt" fo:language="fr" fo:country="FR"/>
    </style:style>
    <style:style style:name="P4931" style:parent-style-name="g-md-p" style:family="paragraph">
      <style:paragraph-properties fo:margin-top="0in" fo:background-color="#FFFFFF"/>
    </style:style>
    <style:style style:name="T4932" style:parent-style-name="Policepardéfaut" style:family="text">
      <style:text-properties style:font-name="Segoe UI" style:font-name-complex="Segoe UI" fo:color="#10162F" fo:font-size="13.5pt" style:font-size-asian="13.5pt" style:font-size-complex="13.5pt" fo:language="fr" fo:country="FR"/>
    </style:style>
    <style:style style:name="T4933" style:parent-style-name="Lienhypertexte" style:family="text">
      <style:text-properties style:font-name="Segoe UI" style:font-name-complex="Segoe UI" fo:color="#3A10E5" fo:font-size="13.5pt" style:font-size-asian="13.5pt" style:font-size-complex="13.5pt" fo:language="fr" fo:country="FR"/>
    </style:style>
    <style:style style:name="T4934" style:parent-style-name="Policepardéfaut" style:family="text">
      <style:text-properties style:font-name="Segoe UI" style:font-name-complex="Segoe UI" fo:color="#10162F" fo:font-size="13.5pt" style:font-size-asian="13.5pt" style:font-size-complex="13.5pt" fo:language="fr" fo:country="FR"/>
    </style:style>
    <style:style style:name="P4935" style:parent-style-name="g-md-p" style:family="paragraph">
      <style:paragraph-properties fo:margin-top="0in" fo:background-color="#FFFFFF"/>
    </style:style>
    <style:style style:name="T4936" style:parent-style-name="Policepardéfaut" style:family="text">
      <style:text-properties style:font-name="Segoe UI" style:font-name-complex="Segoe UI" fo:color="#10162F" fo:font-size="13.5pt" style:font-size-asian="13.5pt" style:font-size-complex="13.5pt" fo:language="fr" fo:country="FR"/>
    </style:style>
    <style:style style:name="T4937" style:parent-style-name="CodeHTML" style:family="text">
      <style:text-properties style:font-name="Consolas" fo:color="#0A0D1C" fo:font-size="11pt" style:font-size-asian="11pt" style:font-size-complex="11pt" fo:background-color="#EEEEEE" fo:language="fr" fo:country="FR"/>
    </style:style>
    <style:style style:name="T4938" style:parent-style-name="Policepardéfaut" style:family="text">
      <style:text-properties style:font-name="Segoe UI" style:font-name-complex="Segoe UI" fo:color="#10162F" fo:font-size="13.5pt" style:font-size-asian="13.5pt" style:font-size-complex="13.5pt" fo:language="fr" fo:country="FR"/>
    </style:style>
    <style:style style:name="P4939" style:parent-style-name="g-md-p" style:family="paragraph">
      <style:paragraph-properties fo:margin-top="0in" fo:margin-bottom="0in" fo:background-color="#FFFFFF"/>
      <style:text-properties style:font-name="Segoe UI" style:font-name-complex="Segoe UI" fo:color="#10162F" fo:font-size="13.5pt" style:font-size-asian="13.5pt" style:font-size-complex="13.5pt" fo:language="fr" fo:country="FR"/>
    </style:style>
    <style:style style:name="P4940" style:parent-style-name="Textbody" style:family="paragraph">
      <style:paragraph-properties fo:margin-bottom="0in" fo:line-height="160%"/>
      <style:text-properties style:font-name="Arial" style:font-name-complex="Arial" fo:color="#10162F" fo:font-size="14pt" style:font-size-asian="14pt" fo:language="fr" fo:country="FR"/>
    </style:style>
    <style:style style:name="P4941" style:parent-style-name="Titre3" style:family="paragraph">
      <style:text-properties style:font-name="Segoe UI" style:font-name-complex="Segoe UI" fo:color="#0A0D1C"/>
    </style:style>
    <style:style style:name="T4942" style:parent-style-name="gamut-uidoxx-styledtext" style:family="text">
      <style:text-properties style:font-name="Segoe UI" style:font-name-complex="Segoe UI" fo:color="#10162F" fo:font-size="13.5pt" style:font-size-asian="13.5pt" style:font-size-complex="13.5pt"/>
    </style:style>
    <style:style style:name="P4943" style:parent-style-name="g-md-p" style:family="paragraph">
      <style:paragraph-properties fo:margin-top="0in"/>
      <style:text-properties style:font-name="Segoe UI" style:font-name-complex="Segoe UI" fo:color="#10162F" fo:font-size="13.5pt" style:font-size-asian="13.5pt" style:font-size-complex="13.5pt" fo:language="fr" fo:country="FR"/>
    </style:style>
    <style:style style:name="T4944" style:parent-style-name="Lienhypertexte" style:family="text">
      <style:text-properties style:font-name="Segoe UI" style:font-name-complex="Segoe UI" fo:color="#3A10E5" fo:font-size="13.5pt" style:font-size-asian="13.5pt" style:font-size-complex="13.5pt"/>
    </style:style>
    <style:style style:name="T4945" style:parent-style-name="Policepardéfaut" style:family="text">
      <style:text-properties style:font-name="Segoe UI" style:font-name-complex="Segoe UI" fo:color="#10162F" fo:font-size="13.5pt" style:font-size-asian="13.5pt" style:font-size-complex="13.5pt"/>
    </style:style>
    <style:style style:name="T4946" style:parent-style-name="Policepardéfaut" style:family="text">
      <style:text-properties style:font-name="Segoe UI" style:font-name-complex="Segoe UI" fo:color="#10162F" fo:font-size="13.5pt" style:font-size-asian="13.5pt" style:font-size-complex="13.5pt"/>
    </style:style>
    <style:style style:name="T4947" style:parent-style-name="Policepardéfaut" style:family="text">
      <style:text-properties style:font-name="Segoe UI" style:font-name-complex="Segoe UI" fo:color="#10162F" fo:font-size="13.5pt" style:font-size-asian="13.5pt" style:font-size-complex="13.5pt"/>
    </style:style>
    <style:style style:name="T4948" style:parent-style-name="CodeHTML" style:family="text">
      <style:text-properties style:font-name="Consolas" style:font-name-asian="Songti SC" fo:color="#0A0D1C" fo:font-size="11pt" style:font-size-asian="11pt" style:font-size-complex="11pt" fo:background-color="#EEEEEE"/>
    </style:style>
    <style:style style:name="T4949" style:parent-style-name="Policepardéfaut" style:family="text">
      <style:text-properties style:font-name="Segoe UI" style:font-name-complex="Segoe UI" fo:color="#10162F" fo:font-size="13.5pt" style:font-size-asian="13.5pt" style:font-size-complex="13.5pt"/>
    </style:style>
    <style:style style:name="T4950" style:parent-style-name="CodeHTML" style:family="text">
      <style:text-properties style:font-name="Consolas" style:font-name-asian="Songti SC" fo:color="#0A0D1C" fo:font-size="11pt" style:font-size-asian="11pt" style:font-size-complex="11pt" fo:background-color="#EEEEEE"/>
    </style:style>
    <style:style style:name="T4951" style:parent-style-name="Policepardéfaut" style:family="text">
      <style:text-properties style:font-name="Segoe UI" style:font-name-complex="Segoe UI" fo:color="#10162F" fo:font-size="13.5pt" style:font-size-asian="13.5pt" style:font-size-complex="13.5pt"/>
    </style:style>
    <style:style style:name="P4952" style:parent-style-name="Normal" style:family="paragraph">
      <style:paragraph-properties style:vertical-align="auto" fo:margin-top="0.0694in" fo:margin-bottom="0.0694in"/>
      <style:text-properties style:font-name="Segoe UI" style:font-name-complex="Segoe UI" fo:color="#10162F" fo:font-size="13.5pt" style:font-size-asian="13.5pt" style:font-size-complex="13.5pt" fo:hyphenate="true"/>
    </style:style>
    <style:style style:name="P4953" style:parent-style-name="Normal" style:family="paragraph">
      <style:paragraph-properties style:vertical-align="auto" fo:margin-top="0.0694in" fo:margin-bottom="0.0694in"/>
      <style:text-properties fo:hyphenate="true"/>
    </style:style>
    <style:style style:name="T4954" style:parent-style-name="Policepardéfaut" style:family="text">
      <style:text-properties style:font-name="Segoe UI" style:font-name-complex="Segoe UI" fo:color="#10162F" fo:font-size="13.5pt" style:font-size-asian="13.5pt" style:font-size-complex="13.5pt"/>
    </style:style>
    <style:style style:name="T4955" style:parent-style-name="CodeHTML" style:family="text">
      <style:text-properties style:font-name="Consolas" style:font-name-asian="Songti SC" fo:color="#0A0D1C" fo:font-size="11pt" style:font-size-asian="11pt" style:font-size-complex="11pt" fo:background-color="#EEEEEE"/>
    </style:style>
    <style:style style:name="T4956" style:parent-style-name="Policepardéfaut" style:family="text">
      <style:text-properties style:font-name="Segoe UI" style:font-name-complex="Segoe UI" fo:color="#10162F" fo:font-size="13.5pt" style:font-size-asian="13.5pt" style:font-size-complex="13.5pt"/>
    </style:style>
    <style:style style:name="T4957" style:parent-style-name="CodeHTML" style:family="text">
      <style:text-properties style:font-name="Consolas" style:font-name-asian="Songti SC" fo:color="#0A0D1C" fo:font-size="11pt" style:font-size-asian="11pt" style:font-size-complex="11pt" fo:background-color="#EEEEEE"/>
    </style:style>
    <style:style style:name="T4958" style:parent-style-name="Policepardéfaut" style:family="text">
      <style:text-properties style:font-name="Segoe UI" style:font-name-complex="Segoe UI" fo:color="#10162F" fo:font-size="13.5pt" style:font-size-asian="13.5pt" style:font-size-complex="13.5pt"/>
    </style:style>
    <style:style style:name="T4959" style:parent-style-name="CodeHTML" style:family="text">
      <style:text-properties style:font-name="Consolas" style:font-name-asian="Songti SC" fo:color="#0A0D1C" fo:font-size="11pt" style:font-size-asian="11pt" style:font-size-complex="11pt" fo:background-color="#EEEEEE"/>
    </style:style>
    <style:style style:name="T4960" style:parent-style-name="Policepardéfaut" style:family="text">
      <style:text-properties style:font-name="Segoe UI" style:font-name-complex="Segoe UI" fo:color="#10162F" fo:font-size="13.5pt" style:font-size-asian="13.5pt" style:font-size-complex="13.5pt"/>
    </style:style>
    <style:style style:name="P4961" style:parent-style-name="Normal" style:family="paragraph">
      <style:paragraph-properties style:vertical-align="auto" fo:margin-top="0.0694in" fo:margin-bottom="0.0694in"/>
      <style:text-properties style:font-name="Segoe UI" style:font-name-complex="Segoe UI" fo:color="#10162F" fo:font-size="13.5pt" style:font-size-asian="13.5pt" style:font-size-complex="13.5pt" fo:hyphenate="true"/>
    </style:style>
    <style:style style:name="P4962" style:parent-style-name="Normal" style:family="paragraph">
      <style:paragraph-properties style:vertical-align="auto" fo:margin-top="0.0694in" fo:margin-bottom="0.0694in"/>
      <style:text-properties fo:hyphenate="true"/>
    </style:style>
    <style:style style:name="T4963" style:parent-style-name="Policepardéfaut" style:family="text">
      <style:text-properties style:font-name="Segoe UI" style:font-name-complex="Segoe UI" fo:color="#10162F" fo:font-size="13.5pt" style:font-size-asian="13.5pt" style:font-size-complex="13.5pt"/>
    </style:style>
    <style:style style:name="T4964" style:parent-style-name="CodeHTML" style:family="text">
      <style:text-properties style:font-name="Consolas" style:font-name-asian="Songti SC" fo:color="#0A0D1C" fo:font-size="11pt" style:font-size-asian="11pt" style:font-size-complex="11pt" fo:background-color="#EEEEEE"/>
    </style:style>
    <style:style style:name="T4965" style:parent-style-name="Policepardéfaut" style:family="text">
      <style:text-properties style:font-name="Segoe UI" style:font-name-complex="Segoe UI" fo:color="#10162F" fo:font-size="13.5pt" style:font-size-asian="13.5pt" style:font-size-complex="13.5pt"/>
    </style:style>
    <style:style style:name="T4966" style:parent-style-name="Policepardéfaut" style:family="text">
      <style:text-properties style:font-name="Segoe UI" style:font-name-complex="Segoe UI" fo:color="#10162F" fo:font-size="13.5pt" style:font-size-asian="13.5pt" style:font-size-complex="13.5pt"/>
    </style:style>
    <style:style style:name="P4967" style:parent-style-name="Normal" style:family="paragraph">
      <style:paragraph-properties style:vertical-align="auto" fo:margin-top="0.0694in" fo:margin-bottom="0.0694in"/>
      <style:text-properties style:font-name="Segoe UI" style:font-name-complex="Segoe UI" fo:color="#10162F" fo:font-size="13.5pt" style:font-size-asian="13.5pt" style:font-size-complex="13.5pt" fo:hyphenate="true"/>
    </style:style>
    <style:style style:name="P4968" style:parent-style-name="Normal" style:family="paragraph">
      <style:paragraph-properties fo:margin-left="0.5in">
        <style:tab-stops/>
      </style:paragraph-properties>
    </style:style>
    <style:style style:name="T4969" style:parent-style-name="CodeHTML" style:family="text">
      <style:text-properties style:font-name="Consolas" style:font-name-asian="Songti SC" fo:color="#0A0D1C" fo:font-size="11pt" style:font-size-asian="11pt" style:font-size-complex="11pt" fo:background-color="#EEEEEE" style:text-underline-type="single" style:text-underline-style="solid" style:text-underline-width="auto" style:text-underline-mode="continuous"/>
    </style:style>
    <style:style style:name="P4970" style:parent-style-name="Normal" style:family="paragraph">
      <style:paragraph-properties fo:margin-left="0.5in">
        <style:tab-stops/>
      </style:paragraph-properties>
    </style:style>
    <style:style style:name="T4971" style:parent-style-name="Policepardéfaut" style:family="text">
      <style:text-properties style:font-name="Segoe UI" style:font-name-complex="Segoe UI" fo:color="#10162F" fo:font-size="13.5pt" style:font-size-asian="13.5pt" style:font-size-complex="13.5pt"/>
    </style:style>
    <style:style style:name="P4972" style:parent-style-name="Normal" style:family="paragraph">
      <style:paragraph-properties fo:margin-left="0.5in">
        <style:tab-stops/>
      </style:paragraph-properties>
      <style:text-properties style:font-name="Segoe UI" style:font-name-complex="Segoe UI" fo:color="#10162F" fo:font-size="13.5pt" style:font-size-asian="13.5pt" style:font-size-complex="13.5pt"/>
    </style:style>
    <style:style style:name="P4973" style:parent-style-name="Normal" style:family="paragraph">
      <style:paragraph-properties fo:margin-left="0.5in">
        <style:tab-stops/>
      </style:paragraph-properties>
    </style:style>
    <style:style style:name="T4974" style:parent-style-name="Lienhypertexte" style:family="text">
      <style:text-properties style:font-name="Segoe UI" style:font-name-complex="Segoe UI" fo:color="#3A10E5" fo:font-size="13.5pt" style:font-size-asian="13.5pt" style:font-size-complex="13.5pt"/>
    </style:style>
    <style:style style:name="P4975" style:parent-style-name="Normal" style:family="paragraph">
      <style:paragraph-properties fo:margin-left="0.5in">
        <style:tab-stops/>
      </style:paragraph-properties>
    </style:style>
    <style:style style:name="T4976" style:parent-style-name="Policepardéfaut" style:family="text">
      <style:text-properties style:font-name="Segoe UI" style:font-name-complex="Segoe UI" fo:color="#10162F" fo:font-size="13.5pt" style:font-size-asian="13.5pt" style:font-size-complex="13.5pt"/>
    </style:style>
    <style:style style:name="P4977" style:parent-style-name="Normal" style:family="paragraph">
      <style:paragraph-properties fo:margin-left="0.5in">
        <style:tab-stops/>
      </style:paragraph-properties>
    </style:style>
    <style:style style:name="T4978" style:parent-style-name="Policepardéfaut" style:family="text">
      <style:text-properties style:font-name="Segoe UI" style:font-name-complex="Segoe UI" fo:color="#10162F" fo:font-size="13.5pt" style:font-size-asian="13.5pt" style:font-size-complex="13.5pt"/>
    </style:style>
    <style:style style:name="T4979" style:parent-style-name="CodeHTML" style:family="text">
      <style:text-properties style:font-name="Consolas" style:font-name-asian="Songti SC" fo:color="#0A0D1C" fo:font-size="11pt" style:font-size-asian="11pt" style:font-size-complex="11pt" fo:background-color="#EEEEEE"/>
    </style:style>
    <style:style style:name="T4980" style:parent-style-name="Policepardéfaut" style:family="text">
      <style:text-properties style:font-name="Segoe UI" style:font-name-complex="Segoe UI" fo:color="#10162F" fo:font-size="13.5pt" style:font-size-asian="13.5pt" style:font-size-complex="13.5pt"/>
    </style:style>
    <style:style style:name="P4981" style:parent-style-name="Normal" style:family="paragraph">
      <style:paragraph-properties style:vertical-align="auto" fo:margin-top="0.0694in" fo:margin-bottom="0.0694in"/>
      <style:text-properties fo:hyphenate="true"/>
    </style:style>
    <style:style style:name="T4982" style:parent-style-name="Policepardéfaut" style:family="text">
      <style:text-properties style:font-name="Segoe UI" style:font-name-complex="Segoe UI" fo:color="#10162F" fo:font-size="13.5pt" style:font-size-asian="13.5pt" style:font-size-complex="13.5pt"/>
    </style:style>
    <style:style style:name="T4983" style:parent-style-name="CodeHTML" style:family="text">
      <style:text-properties style:font-name="Consolas" style:font-name-asian="Songti SC" fo:color="#0A0D1C" fo:font-size="11pt" style:font-size-asian="11pt" style:font-size-complex="11pt" fo:background-color="#EEEEEE"/>
    </style:style>
    <style:style style:name="T4984" style:parent-style-name="Policepardéfaut" style:family="text">
      <style:text-properties style:font-name="Segoe UI" style:font-name-complex="Segoe UI" fo:color="#10162F" fo:font-size="13.5pt" style:font-size-asian="13.5pt" style:font-size-complex="13.5pt"/>
    </style:style>
    <style:style style:name="P4985" style:parent-style-name="Normal" style:family="paragraph">
      <style:paragraph-properties fo:margin-left="0.5in">
        <style:tab-stops/>
      </style:paragraph-properties>
    </style:style>
    <style:style style:name="T4986" style:parent-style-name="Lienhypertexte" style:family="text">
      <style:text-properties style:font-name="Segoe UI" style:font-name-complex="Segoe UI" fo:color="#3A10E5" fo:font-size="13.5pt" style:font-size-asian="13.5pt" style:font-size-complex="13.5pt"/>
    </style:style>
    <style:style style:name="P4987" style:parent-style-name="Normal" style:family="paragraph">
      <style:paragraph-properties fo:margin-left="0.5in">
        <style:tab-stops/>
      </style:paragraph-properties>
    </style:style>
    <style:style style:name="T4988" style:parent-style-name="Policepardéfaut" style:family="text">
      <style:text-properties style:font-name="Segoe UI" style:font-name-complex="Segoe UI" fo:color="#10162F" fo:font-size="13.5pt" style:font-size-asian="13.5pt" style:font-size-complex="13.5pt"/>
    </style:style>
    <style:style style:name="P4989" style:parent-style-name="Normal" style:family="paragraph">
      <style:paragraph-properties fo:margin-left="0.5in">
        <style:tab-stops/>
      </style:paragraph-properties>
      <style:text-properties style:font-name="Segoe UI" style:font-name-complex="Segoe UI" fo:color="#10162F" fo:font-size="13.5pt" style:font-size-asian="13.5pt" style:font-size-complex="13.5pt"/>
    </style:style>
    <style:style style:name="P4990" style:parent-style-name="Normal" style:family="paragraph">
      <style:paragraph-properties style:vertical-align="auto" fo:margin-top="0.0694in" fo:margin-bottom="0.0694in"/>
      <style:text-properties fo:hyphenate="true"/>
    </style:style>
    <style:style style:name="T4991" style:parent-style-name="Policepardéfaut" style:family="text">
      <style:text-properties style:font-name="Segoe UI" style:font-name-complex="Segoe UI" fo:color="#10162F" fo:font-size="13.5pt" style:font-size-asian="13.5pt" style:font-size-complex="13.5pt"/>
    </style:style>
    <style:style style:name="T4992" style:parent-style-name="CodeHTML" style:family="text">
      <style:text-properties style:font-name="Consolas" style:font-name-asian="Songti SC" fo:color="#0A0D1C" fo:font-size="11pt" style:font-size-asian="11pt" style:font-size-complex="11pt" fo:background-color="#EEEEEE"/>
    </style:style>
    <style:style style:name="T4993" style:parent-style-name="Policepardéfaut" style:family="text">
      <style:text-properties style:font-name="Segoe UI" style:font-name-complex="Segoe UI" fo:color="#10162F" fo:font-size="13.5pt" style:font-size-asian="13.5pt" style:font-size-complex="13.5pt"/>
    </style:style>
    <style:style style:name="T4994" style:parent-style-name="CodeHTML" style:family="text">
      <style:text-properties style:font-name="Consolas" style:font-name-asian="Songti SC" fo:color="#0A0D1C" fo:font-size="11pt" style:font-size-asian="11pt" style:font-size-complex="11pt" fo:background-color="#EEEEEE"/>
    </style:style>
    <style:style style:name="T4995" style:parent-style-name="Policepardéfaut" style:family="text">
      <style:text-properties style:font-name="Segoe UI" style:font-name-complex="Segoe UI" fo:color="#10162F" fo:font-size="13.5pt" style:font-size-asian="13.5pt" style:font-size-complex="13.5pt"/>
    </style:style>
    <style:style style:name="T4996" style:parent-style-name="Policepardéfaut" style:family="text">
      <style:text-properties style:font-name="Segoe UI" style:font-name-complex="Segoe UI" fo:color="#10162F" fo:font-size="13.5pt" style:font-size-asian="13.5pt" style:font-size-complex="13.5pt"/>
    </style:style>
    <style:style style:name="P4997" style:parent-style-name="Normal" style:family="paragraph">
      <style:paragraph-properties style:vertical-align="auto" fo:margin-top="0.0694in" fo:margin-bottom="0.0694in"/>
      <style:text-properties fo:hyphenate="true"/>
    </style:style>
    <style:style style:name="T4998" style:parent-style-name="Policepardéfaut" style:family="text">
      <style:text-properties style:font-name="Segoe UI" style:font-name-complex="Segoe UI" fo:color="#10162F" fo:font-size="13.5pt" style:font-size-asian="13.5pt" style:font-size-complex="13.5pt"/>
    </style:style>
    <style:style style:name="T4999" style:parent-style-name="CodeHTML" style:family="text">
      <style:text-properties style:font-name="Consolas" style:font-name-asian="Songti SC" fo:color="#0A0D1C" fo:font-size="11pt" style:font-size-asian="11pt" style:font-size-complex="11pt" fo:background-color="#EEEEEE"/>
    </style:style>
    <style:style style:name="T5000" style:parent-style-name="Policepardéfaut" style:family="text">
      <style:text-properties style:font-name="Segoe UI" style:font-name-complex="Segoe UI" fo:color="#10162F" fo:font-size="13.5pt" style:font-size-asian="13.5pt" style:font-size-complex="13.5pt"/>
    </style:style>
    <style:style style:name="P5001" style:parent-style-name="g-md-p" style:family="paragraph">
      <style:paragraph-properties fo:margin-top="0in" fo:margin-bottom="0in"/>
    </style:style>
    <style:style style:name="T5002" style:parent-style-name="Policepardéfaut" style:family="text">
      <style:text-properties style:font-name="Segoe UI" style:font-name-complex="Segoe UI" fo:color="#10162F" fo:font-size="13.5pt" style:font-size-asian="13.5pt" style:font-size-complex="13.5pt" fo:language="fr" fo:country="FR"/>
    </style:style>
    <style:style style:name="T5003" style:parent-style-name="CodeHTML" style:family="text">
      <style:text-properties style:font-name="Consolas" fo:color="#0A0D1C" fo:font-size="11pt" style:font-size-asian="11pt" style:font-size-complex="11pt" fo:background-color="#EEEEEE" fo:language="fr" fo:country="FR"/>
    </style:style>
    <style:style style:name="T5004" style:parent-style-name="Policepardéfaut" style:family="text">
      <style:text-properties style:font-name="Segoe UI" style:font-name-complex="Segoe UI" fo:color="#10162F" fo:font-size="13.5pt" style:font-size-asian="13.5pt" style:font-size-complex="13.5pt" fo:language="fr" fo:country="FR"/>
    </style:style>
    <style:style style:name="T5005" style:parent-style-name="CodeHTML" style:family="text">
      <style:text-properties style:font-name="Consolas" fo:color="#0A0D1C" fo:font-size="11pt" style:font-size-asian="11pt" style:font-size-complex="11pt" fo:background-color="#EEEEEE" fo:language="fr" fo:country="FR"/>
    </style:style>
    <style:style style:name="T5006" style:parent-style-name="Policepardéfaut" style:family="text">
      <style:text-properties style:font-name="Segoe UI" style:font-name-complex="Segoe UI" fo:color="#10162F" fo:font-size="13.5pt" style:font-size-asian="13.5pt" style:font-size-complex="13.5pt" fo:language="fr" fo:country="FR"/>
    </style:style>
    <style:style style:name="T5007" style:parent-style-name="CodeHTML" style:family="text">
      <style:text-properties style:font-name="Consolas" fo:color="#0A0D1C" fo:font-size="11pt" style:font-size-asian="11pt" style:font-size-complex="11pt" fo:background-color="#EEEEEE" fo:language="fr" fo:country="FR"/>
    </style:style>
    <style:style style:name="T5008" style:parent-style-name="Policepardéfaut" style:family="text">
      <style:text-properties style:font-name="Segoe UI" style:font-name-complex="Segoe UI" fo:color="#10162F" fo:font-size="13.5pt" style:font-size-asian="13.5pt" style:font-size-complex="13.5pt" fo:language="fr" fo:country="FR"/>
    </style:style>
    <style:style style:name="T5009" style:parent-style-name="Policepardéfaut" style:family="text">
      <style:text-properties style:font-name="Segoe UI" style:font-name-complex="Segoe UI" fo:color="#10162F" fo:font-size="13.5pt" style:font-size-asian="13.5pt" style:font-size-complex="13.5pt" fo:language="fr" fo:country="FR"/>
    </style:style>
    <style:style style:name="P5010" style:parent-style-name="Normal" style:family="paragraph">
      <style:paragraph-properties fo:background-color="#FFFFFF"/>
      <style:text-properties style:font-name="Segoe UI" style:font-name-complex="Segoe UI" fo:font-weight="bold" style:font-weight-asian="bold" style:font-weight-complex="bold" fo:color="#10162F" fo:font-size="13.5pt" style:font-size-asian="13.5pt" style:font-size-complex="13.5pt"/>
    </style:style>
    <style:style style:name="P5011" style:parent-style-name="g-md-p" style:family="paragraph">
      <style:paragraph-properties fo:margin-top="0in"/>
    </style:style>
    <style:style style:name="T5012" style:parent-style-name="Policepardéfaut" style:family="text">
      <style:text-properties style:font-name="Segoe UI" style:font-name-complex="Segoe UI" fo:color="#10162F" fo:font-size="13.5pt" style:font-size-asian="13.5pt" style:font-size-complex="13.5pt" fo:language="fr" fo:country="FR"/>
    </style:style>
    <style:style style:name="T5013" style:parent-style-name="CodeHTML" style:family="text">
      <style:text-properties style:font-name="Consolas" fo:color="#0A0D1C" fo:font-size="11pt" style:font-size-asian="11pt" style:font-size-complex="11pt" fo:background-color="#EEEEEE" fo:language="fr" fo:country="FR"/>
    </style:style>
    <style:style style:name="T5014" style:parent-style-name="Policepardéfaut" style:family="text">
      <style:text-properties style:font-name="Segoe UI" style:font-name-complex="Segoe UI" fo:color="#10162F" fo:font-size="13.5pt" style:font-size-asian="13.5pt" style:font-size-complex="13.5pt" fo:language="fr" fo:country="FR"/>
    </style:style>
    <style:style style:name="P5015" style:parent-style-name="g-md-p" style:family="paragraph">
      <style:paragraph-properties fo:margin-top="0in"/>
      <style:text-properties style:font-name="Segoe UI" style:font-name-complex="Segoe UI" fo:color="#10162F" fo:font-size="13.5pt" style:font-size-asian="13.5pt" style:font-size-complex="13.5pt" fo:language="fr" fo:country="FR"/>
    </style:style>
    <style:style style:name="P5016" style:parent-style-name="Normal" style:family="paragraph">
      <style:paragraph-properties style:vertical-align="auto" fo:margin-top="0.0694in" fo:margin-bottom="0.0694in" fo:margin-left="0.5in">
        <style:tab-stops>
          <style:tab-stop style:type="left" style:position="0.5in"/>
        </style:tab-stops>
      </style:paragraph-properties>
      <style:text-properties style:font-name="Segoe UI" style:font-name-complex="Segoe UI" fo:color="#10162F" fo:font-size="13.5pt" style:font-size-asian="13.5pt" style:font-size-complex="13.5pt" fo:hyphenate="true"/>
    </style:style>
    <style:style style:name="P5017" style:parent-style-name="Normal" style:family="paragraph">
      <style:paragraph-properties style:vertical-align="auto" fo:margin-top="0.0694in" fo:margin-bottom="0.0694in" fo:margin-left="0.5in">
        <style:tab-stops>
          <style:tab-stop style:type="left" style:position="0.5in"/>
        </style:tab-stops>
      </style:paragraph-properties>
      <style:text-properties fo:hyphenate="true"/>
    </style:style>
    <style:style style:name="T5018" style:parent-style-name="Policepardéfaut" style:family="text">
      <style:text-properties style:font-name="Segoe UI" style:font-name-complex="Segoe UI" fo:color="#10162F" fo:font-size="13.5pt" style:font-size-asian="13.5pt" style:font-size-complex="13.5pt"/>
    </style:style>
    <style:style style:name="T5019" style:parent-style-name="CodeHTML" style:family="text">
      <style:text-properties style:font-name="Consolas" style:font-name-asian="Songti SC" fo:color="#0A0D1C" fo:font-size="11pt" style:font-size-asian="11pt" style:font-size-complex="11pt" fo:background-color="#EEEEEE"/>
    </style:style>
    <style:style style:name="T5020" style:parent-style-name="Policepardéfaut" style:family="text">
      <style:text-properties style:font-name="Segoe UI" style:font-name-complex="Segoe UI" fo:color="#10162F" fo:font-size="13.5pt" style:font-size-asian="13.5pt" style:font-size-complex="13.5pt"/>
    </style:style>
    <style:style style:name="T5021" style:parent-style-name="CodeHTML" style:family="text">
      <style:text-properties style:font-name="Consolas" style:font-name-asian="Songti SC" fo:color="#0A0D1C" fo:font-size="11pt" style:font-size-asian="11pt" style:font-size-complex="11pt" fo:background-color="#EEEEEE"/>
    </style:style>
    <style:style style:name="T5022" style:parent-style-name="Policepardéfaut" style:family="text">
      <style:text-properties style:font-name="Segoe UI" style:font-name-complex="Segoe UI" fo:color="#10162F" fo:font-size="13.5pt" style:font-size-asian="13.5pt" style:font-size-complex="13.5pt"/>
    </style:style>
    <style:style style:name="P5023" style:parent-style-name="Normal" style:family="paragraph">
      <style:paragraph-properties style:vertical-align="auto" fo:margin-top="0.0694in" fo:margin-bottom="0.0694in" fo:margin-left="0.5in">
        <style:tab-stops>
          <style:tab-stop style:type="left" style:position="0.5in"/>
        </style:tab-stops>
      </style:paragraph-properties>
      <style:text-properties fo:hyphenate="true"/>
    </style:style>
    <style:style style:name="T5024" style:parent-style-name="Policepardéfaut" style:family="text">
      <style:text-properties style:font-name="Segoe UI" style:font-name-complex="Segoe UI" fo:color="#10162F" fo:font-size="13.5pt" style:font-size-asian="13.5pt" style:font-size-complex="13.5pt"/>
    </style:style>
    <style:style style:name="T5025" style:parent-style-name="CodeHTML" style:family="text">
      <style:text-properties style:font-name="Consolas" style:font-name-asian="Songti SC" fo:color="#0A0D1C" fo:font-size="11pt" style:font-size-asian="11pt" style:font-size-complex="11pt" fo:background-color="#EEEEEE"/>
    </style:style>
    <style:style style:name="T5026" style:parent-style-name="Policepardéfaut" style:family="text">
      <style:text-properties style:font-name="Segoe UI" style:font-name-complex="Segoe UI" fo:color="#10162F" fo:font-size="13.5pt" style:font-size-asian="13.5pt" style:font-size-complex="13.5pt"/>
    </style:style>
    <style:style style:name="T5027" style:parent-style-name="CodeHTML" style:family="text">
      <style:text-properties style:font-name="Consolas" style:font-name-asian="Songti SC" fo:color="#0A0D1C" fo:font-size="11pt" style:font-size-asian="11pt" style:font-size-complex="11pt" fo:background-color="#EEEEEE"/>
    </style:style>
    <style:style style:name="T5028" style:parent-style-name="Policepardéfaut" style:family="text">
      <style:text-properties style:font-name="Segoe UI" style:font-name-complex="Segoe UI" fo:color="#10162F" fo:font-size="13.5pt" style:font-size-asian="13.5pt" style:font-size-complex="13.5pt"/>
    </style:style>
    <style:style style:name="P5029" style:parent-style-name="Textbody" style:family="paragraph">
      <style:paragraph-properties fo:margin-bottom="0in" fo:line-height="160%"/>
      <style:text-properties style:font-name="Arial" style:font-name-complex="Arial" fo:color="#10162F" fo:font-size="14pt" style:font-size-asian="14pt"/>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8">
      <style:graphic-properties draw:fill="none" draw:stroke="none"/>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office:automatic-styles>
  <office:body>
    <office:text text:use-soft-page-breaks="true">
      <text:h text:style-name="P1" text:outline-level="1">Introduction : JavaScript asynchrone et requêtes HTTP</text:h>
      <text:p text:style-name="P2">Dans cette unité, vous découvrirez JavaScript asynchrone et comment l'utiliser dans le développement Web.</text:p>
      <text:p text:style-name="P3">L'objectif de cette<text:s/>unité est d'apprendre à utiliser JavaScript asynchrone. Cela vous permettra, à terme, d'effectuer des requêtes HTTP vers des API (interfaces de programmation d'applications). L'utilisation des API vous permettra d'exploiter des données stockées sur des serveurs distants, y compris des données provenant de sites tiers (tels qu'Instagram et Reddit).</text:p>
      <text:p text:style-name="P4">Après cette unité, vous serez capable de :</text:p>
      <text:list text:style-name="LFO1" text:continue-numbering="true">
        <text:list-item>
          <text:p text:style-name="P5">Écrire du JavaScript asynchrone avec la syntaxe async-await et promises</text:p>
        </text:list-item>
        <text:list-item>
          <text:p text:style-name="P6">Expliquez les différents types de requêtes HTTP</text:p>
        </text:list-item>
        <text:list-item>
          <text:p text:style-name="P7">Décrire le protocole REST</text:p>
        </text:list-item>
        <text:list-item>
          <text:p text:style-name="P8">Travailler avec des données JSON</text:p>
        </text:list-item>
        <text:list-item>
          <text:p text:style-name="P9">Effectuer des requêtes HTTP vers des API Web externes</text:p>
        </text:list-item>
      </text:list>
      <text:p text:style-name="P10">Vous mettrez toutes ces connaissances en pratique grâce à un prochain projet de portfolio. Vous pouvez le réaliser en parallèle ou après avoir<text:s/>suivi les prérequis ; à vous de choisir !</text:p>
      <text:p text:style-name="P11"><text:span text:style-name="T12">L'apprentissage est une activité sociale. Quel que soit votre projet, n'hésitez pas à communiquer avec la communauté Codecademy sur les </text:span><text:a xlink:href="https://discuss.codecademy.com/" office:target-frame-name="_top" xlink:show="replace"><text:span text:style-name="T13">forums</text:span></text:a><text:span text:style-name="T14"> . N'oubliez pas de co</text:span><text:span text:style-name="T15">nsulter régulièrement la communauté, notamment en demandant des révisions de code pour vos projets et en partageant vos révisions avec d'autres personnes dans la </text:span><text:a xlink:href="https://discuss.codecademy.com/c/project/1833" office:target-frame-name="_top" xlink:show="replace"><text:span text:style-name="T16">catégorie « projets »</text:span></text:a><text:span text:style-name="T17"> , ce qui<text:s/></text:span><text:span text:style-name="T18">peut vous aider à consolider vos acquis.</text:span></text:p>
      <text:soft-page-break/>
      <text:h text:style-name="P19" text:outline-level="1">Concepts généraux de programmation asynchrone</text:h>
      <text:p text:style-name="P20">Explorez la programmation asynchrone et comment elle permet aux applications/applications d'exécuter des opérations dans un ordre non séquentiel.</text:p>
      <text:h text:style-name="P21" text:outline-level="2"><text:bookmark-start text:name="heading-what-is-synchronous-code"/><text:bookmark-end text:name="heading-what-is-synchronous-code"/>Qu'est-ce que le code synchrone ?</text:h>
      <text:p text:style-name="P22">Avant de définir le code asynchrone, commençons par le code synchrone. Inutile de commencer par le code ; prenons un exemple concret.</text:p>
      <text:p text:style-name="P23"><text:span text:style-name="T24">Imaginez la construction d'une maison. Il faut d'abord poser les briques qui constituent les fondations.<text:s/></text:span><text:span text:style-name="T25">Ensuite, on superpose d'autres briques, construisant la maison de A à Z. On ne peut pas sauter un niveau et espérer que la maison soit stable. Par conséquent, la pose des briques se fait </text:span><text:span text:style-name="T26">de manière synchrone</text:span><text:span text:style-name="T27"> , ou séquentielle.</text:span></text:p>
      <text:p text:style-name="P28"><text:span text:style-name="T29">De même, </text:span><text:span text:style-name="T30">le code synchrone</text:span><text:span text:style-name="T31"> s'exécute de manière séquentielle : il commence par le code du début du fichier et s'exécute ligne par ligne jusqu'à la fin. Ce type de comportement est appelé </text:span><text:span text:style-name="T32">blocage</text:span><text:span text:style-name="T33"> (ou code bloquant), car chaque ligne de code ne peut s'exécuter tant que la ligne précé</text:span><text:span text:style-name="T34">dente n'est pas terminée.</text:span></text:p>
      <text:h text:style-name="P35" text:outline-level="2"><text:bookmark-start text:name="heading-what-is-asynchronous-code"/><text:bookmark-end text:name="heading-what-is-asynchronous-code"/>Qu'est-ce que le code asynchrone ?</text:h>
      <text:p text:style-name="P36"><text:span text:style-name="T37">Reprenons un scénario réel, comme la cuisson d'un gâteau. Nous pourrions préchauffer le four et préparer les ingrédients pendant que nous attendons que le four chauffe. L'attente et la préparatio</text:span><text:span text:style-name="T38">n des ingrédients peuvent se dérouler simultanément, et donc de manière </text:span><text:span text:style-name="T39">asynchrone</text:span><text:span text:style-name="T40"> .</text:span></text:p>
      <text:p text:style-name="P41"><text:span text:style-name="T42">De même, </text:span><text:span text:style-name="T43">du code asynchrone</text:span><text:span text:style-name="T44"> peut être exécuté en parallèle d'un code déjà en cours d'exécution. Sans avoir à attendre la fin de l'exécution du code, nos applications gagne</text:span><text:span text:style-name="T45">nt en temps et en efficacité. Ce type de comportement est considéré comme </text:span><text:span text:style-name="T46">non bloquant</text:span><text:span text:style-name="T47"> .</text:span></text:p>
      <text:h text:style-name="P48" text:outline-level="2"><text:bookmark-start text:name="heading-asynchronous-code-under-the-hood"/><text:bookmark-end text:name="heading-asynchronous-code-under-the-hood"/><text:soft-page-break/>Code asynchrone sous le capot</text:h>
      <text:p text:style-name="P49"><text:span text:style-name="T50">Pour la plupart des langages de programmation, la capacité d'exécuter du code asynchrone dépend du nombre de </text:span><text:span text:style-name="T51">threads</text:span><text:span text:style-name="T52"> auxquels une applica</text:span><text:span text:style-name="T53">tion a accès. Un thread est une ressource fournie par un ordinateur à une application pour effectuer une tâche. Généralement, un thread permet à une application d'effectuer une tâche. Si nous reprenons notre exemple de maison, les tâches de thread de notre</text:span><text:span text:style-name="T54"><text:s/>ordinateur pourraient ressembler à ceci :</text:span></text:p>
      <text:p text:style-name="PreformattedText"><text:span text:style-name="T55">Thread 1: build house foundation -&gt; build walls -&gt; construct floor</text:span></text:p>
      <text:p text:style-name="P56">Un seul thread pourrait fonctionner pour une tâche synchrone comme la construction d'une maison. Cependant, dans notre exemple de pâtisserie, nos<text:s/>threads devraient ressembler à ceci :</text:p>
      <text:p text:style-name="PreformattedText"><text:span text:style-name="T57">Thread 1: preheat oven</text:span></text:p>
      <text:p text:style-name="PreformattedText"><text:span text:style-name="T58">Thread 2: prepare ingredients -&gt; bake cake</text:span></text:p>
      <text:p text:style-name="P59">Nous n'aborderons pas en détail le nombre de threads auxquels une application peut accéder, mais il est important de noter que plus le nombre de threads<text:s/>est élevé, plus le nombre de tâches pouvant être exécutées simultanément est important. De plus, sur la plupart des ordinateurs modernes, le multithreading est obtenu grâce à un processeur multi cœur ou à une autre technologie.</text:p>
      <text:h text:style-name="P60" text:outline-level="2">Code asynchrone dans le développement Web</text:h>
      <text:p text:style-name="P61">Tout comme le comportement asynchrone est utile pour la pâtisserie, il peut également être utile pour la programmation web. Si nous utilisons du code synchrone (bloquant) dans le navigateur, nous risquons d'empêcher l'utilisateur d'interagir<text:s/>avec une application web jusqu'à la fin de son exécution. Ce n'est pas une expérience utilisateur optimale. Si notre<text:s/><text:soft-page-break/>application met trop de temps à charger, nos utilisateurs pourraient penser qu'il y a un problème et choisir de naviguer sur un autre site !</text:p>
      <text:p text:style-name="P62">Cependant, si nous optons pour une approche asynchrone, nous pouvons réduire le temps d'attente. Nous chargerons uniquement le code nécessaire aux interactions utilisateur, puis les autres parties du code seront chargées en arrière-plan. Grâce au code asynchrone, nous pouvons créer de meilleures expériences utilisateur et des applications plus performantes !</text:p>
      <text:p text:style-name="P63">Réponse libre</text:p>
      <text:section text:name="Sect1" text:style-name="S1">
        <text:p text:style-name="P64">En vos propres mots, en quoi les actions synchrones diffèrent-elles des actions asynchrones ? Essayez également de trouver vos propres exemples des deux types d'actions.</text:p>
        <text:p text:style-name="P65">Votre réponse Les actions synchrones sont des actions qui s'effectuent étapes par étapes tandis que les actions asynchrones sont des actions qui s'effectuent simultanément. Exemple d'actions synchronisées; la couture d'un vêtement exemple des actions asynchrones; préparation de la soupe</text:p>
        <text:p text:style-name="P66">Notre réponse</text:p>
        <text:p text:style-name="P67">Les actions synchrones se déroulent séquentiellement, l'une après l'autre. En revanche, les actions asynchrones peuvent se dérouler simultanément sans qu'une action ne bloque l'autre.</text:p>
      </text:section>
      <text:section text:name="Sect2" text:style-name="S2">
        <text:h text:style-name="P68" text:outline-level="2"><text:bookmark-start text:name="heading-review"/><text:bookmark-end text:name="heading-review"/>Revoir</text:h>
        <text:p text:style-name="P69">Le code synchrone et le code asynchrone ont tous deux un rôle à jouer en programmation. Comprendre le fonctionnement du code asynchrone nous offre un outil supplémentaire pour accélérer et optimiser nos applications. Nous pouvons ainsi<text:s/>éviter de bloquer les utilisateurs et leur offrir une expérience de navigation plus fluide. Cependant, il faut tenir compte du nombre de threads auxquels notre langage de programmation peut accéder, qui dépend également des ressources de notre ordinateur.<text:s/>Dans ce contexte,<text:s/><text:soft-page-break/>réfléchissez au type de code dont vous avez besoin : synchrone ou asynchrone ?</text:p>
        <text:p text:style-name="P70"/>
        <text:h text:style-name="P71" text:outline-level="1">Introduction au JavaScript asynchrone</text:h>
        <text:p text:style-name="P72">Découvrez comment JavaScript permet des actions asynchrones.</text:p>
        <text:h text:style-name="P73" text:outline-level="2"><text:bookmark-start text:name="heading-asynchronous-code-in-web-develop"/><text:bookmark-end text:name="heading-asynchronous-code-in-web-develop"/>Code asynchrone dans le développement Web</text:h>
        <text:p text:style-name="P74"><text:span text:style-name="T75">JavaScript nous<text:s/></text:span><text:span text:style-name="T76">offre une expérience de navigation web fluide grâce à du code asynchrone. Les sites web nous permettent souvent d'effectuer différentes interactions, comme faire défiler du contenu, cliquer pour créer une fenêtre contextuelle, saisir du texte, etc. Lorsqu'</text:span><text:span text:style-name="T77">un site est configuré pour répondre simultanément à différentes actions utilisateur, il est probable qu'il utilise du code JavaScript asynchrone. Ce code prend en compte la manière dont les utilisateurs pourraient utiliser le site sans les </text:span><text:span text:style-name="T78">bloquer</text:span><text:span text:style-name="T79"> (en les<text:s/></text:span><text:span text:style-name="T80">obligeant à attendre la fin d'une interaction avant de passer à la suivante).</text:span></text:p>
        <text:p text:style-name="P81">En tant que développeurs, il est de notre devoir d'évaluer le temps nécessaire à l'exécution d'une tâche et de planifier cette attente. Des tâches comme contacter le back-end pour récupérer des informations, interroger notre base de données pour obtenir des informations utilisateur ou envoyer une requête à un serveur externe, comme une API tierce, prennent des temps variables. Comme nous ne savons pas quand nous recevrons ces informations, nous pouvons utiliser du code asynchrone pour exécuter ces tâches en arrière-plan. Voyons comment JavaScript gère le code asynchrone.</text:p>
        <text:h text:style-name="P82" text:outline-level="2"><text:bookmark-start text:name="heading-javascript-and-asynchronous-code"/><text:bookmark-end text:name="heading-javascript-and-asynchronous-code"/>JavaScript et code asynchrone</text:h>
        <text:p text:style-name="P83"><text:span text:style-name="T84">JavaScript est un langage </text:span><text:span text:style-name="T85">mono thread</text:span><text:span text:style-name="T86">. Cela signifie qu'il possède un seul thread<text:s/></text:span><text:span text:style-name="T87">capable d'exécuter une tâche à la fois. Cependant, JavaScript possède ce qu'on appelle la </text:span><text:span text:style-name="T88">boucle d’événements,</text:span><text:span text:style-name="T89"><text:s/>une conception spécifique<text:s/></text:span><text:soft-page-break/><text:span text:style-name="T90">qui lui permet d'exécuter des tâches asynchrones même avec un seul thread (nous y reviendrons plus tard !). Examinons q</text:span><text:span text:style-name="T91">uelques exemples de code asynchrone en JavaScript !</text:span></text:p>
        <text:h text:style-name="P92" text:outline-level="3"><text:bookmark-start text:name="heading-asynchronous-callbacks"/><text:bookmark-end text:name="heading-asynchronous-callbacks"/>Rappels asynchrones</text:h>
        <text:p text:style-name="P93"><text:span text:style-name="T94">Un exemple courant d'asynchronisme en JavaScript est l'utilisation de </text:span><text:span text:style-name="T95">fonctions de rappel asynchrones</text:span><text:span text:style-name="T96">. Il s'agit d'une fonction de rappel qui s'exécute lorsqu'une condition spécifique<text:s/></text:span><text:span text:style-name="T97">est remplie et qui s'exécute simultanément avec tout autre code en cours d'exécution.<text:s/></text:span><text:span text:style-name="T98">Prenons un exemple :</text:span></text:p>
        <text:p text:style-name="PreformattedText"><text:span text:style-name="T99">easterEgg</text:span><text:span text:style-name="T100">.</text:span><text:span text:style-name="T101">addEventListener</text:span><text:span text:style-name="T102">(</text:span><text:span text:style-name="T103">'click'</text:span><text:span text:style-name="T104">, () =&gt; {</text:span></text:p>
        <text:p text:style-name="PreformattedText"><text:span text:style-name="T105">  </text:span><text:span text:style-name="T106">console</text:span><text:span text:style-name="T107">.</text:span><text:span text:style-name="T108">log</text:span><text:span text:style-name="T109">(</text:span><text:span text:style-name="T110">'Up, Up, Down, Down, Left, Right, Left, Right, B, A'</text:span><text:span text:style-name="T111">);</text:span></text:p>
        <text:p text:style-name="PreformattedText"><text:span text:style-name="T112">});</text:span></text:p>
        <text:p text:style-name="P113"><text:span text:style-name="T114">Dans le code ci-dessus, la<text:s/></text:span><text:span text:style-name="T115">fonction passée comme deuxième argument de </text:span><text:span text:style-name="T116">.addEventListener()</text:span><text:span text:style-name="T117"><text:s/></text:span><text:span text:style-name="T118">est</text:span><text:span text:style-name="T119"><text:s/>un rappel asynchrone — cette fonction ne</text:span><text:span text:style-name="T120"><text:s/></text:span><text:span text:style-name="T121">s'exécute pas tant que l'</text:span><text:span text:style-name="T122"> </text:span><text:span text:style-name="T123">easterEgg<text:s/></text:span><text:span text:style-name="T124">on ne clique pas dessus .</text:span></text:p>
        <text:h text:style-name="P125" text:outline-level="3"><text:bookmark-start text:name="heading-settimeout"/><text:bookmark-end text:name="heading-settimeout"/>Définir Timeout</text:h>
        <text:p text:style-name="P126"><text:span text:style-name="T127">Outre les rappels asynchrones, JavaScript propose plusieurs fonctions<text:s/></text:span><text:span text:style-name="T128">intégrées permettant d'exécuter des tâches de manière asynchrone. L'une d'elles est couramment utilisée :</text:span><text:span text:style-name="T129"> </text:span><text:a xlink:href="https://developer.mozilla.org/en-US/docs/Web/API/setTimeout" office:target-frame-name="_top" xlink:show="replace"><text:span text:style-name="T130">set Timeout()</text:span></text:a><text:span text:style-name="T131">f</text:span><text:span text:style-name="T132">Function.</text:span></text:p>
        <text:p text:style-name="P133"><text:span text:style-name="T134">Avec cela,</text:span><text:span text:style-name="T135"> </text:span><text:span text:style-name="T136">setTimeout()<text:s/></text:span><text:span text:style-name="T137">nous</text:span><text:span text:style-name="T138"><text:s/>pouvons écrire du co</text:span><text:span text:style-name="T139">de indiquant à notre</text:span><text:span text:style-name="T140"><text:s/></text:span><text:span text:style-name="T141">programme JavaScript d'attendre un délai minimum avant d'exécuter sa fonction de rappel.<text:s/></text:span><text:span text:style-name="T142">Prenons cet example:</text:span></text:p>
        <text:p text:style-name="PreformattedText"><text:span text:style-name="T143">setTimeout</text:span><text:span text:style-name="T144">(() =&gt; {</text:span></text:p>
        <text:p text:style-name="PreformattedText"><text:span text:style-name="T145">  </text:span><text:span text:style-name="T146">console</text:span><text:span text:style-name="T147">.</text:span><text:span text:style-name="T148">log</text:span><text:span text:style-name="T149">(</text:span><text:span text:style-name="T150">'Delay the printing of this string, please.'</text:span><text:span text:style-name="T151">);</text:span></text:p>
        <text:p text:style-name="PreformattedText"><text:span text:style-name="T152">},<text:s/></text:span><text:span text:style-name="T153">1000</text:span><text:span text:style-name="T154">);</text:span></text:p>
        <text:p text:style-name="P155"><text:span text:style-name="T156">Notez que cette</text:span><text:span text:style-name="T157"> </text:span><text:span text:style-name="T158">setTimeout ()<text:s/></text:span><text:span text:style-name="T159">fonction<text:s/></text:span><text:span text:style-name="T160">prend deux arguments : une</text:span><text:span text:style-name="T161"><text:s/></text:span><text:span text:style-name="T162">fonction de rappel et un nombre indiquant le délai d'attente avant son exécution. Dans<text:s/></text:span><text:soft-page-break/><text:span text:style-name="T163">l'exemple ci-dessus, la fonction s'affichera </text:span><text:span text:style-name="T164">'Delay the</text:span><text:span text:style-name="T165"><text:s/></text:span><text:span text:style-name="T166">printing of this string, please.'</text:span><text:span text:style-name="T167">après </text:span><text:span text:style-name="T168">1000</text:span><text:span text:style-name="T169"><text:s/></text:span><text:span text:style-name="T170">q</text:span><text:span text:style-name="T171">uelques</text:span><text:span text:style-name="T172"><text:s/></text:span><text:span text:style-name="T173">millisecondes (ou une<text:s/></text:span><text:span text:style-name="T174">seconde).</text:span></text:p>
        <text:p text:style-name="P175"><text:span text:style-name="T176">Comme </text:span><text:span text:style-name="T177">setTimeout ()</text:span><text:span text:style-name="T178">il</text:span><text:span text:style-name="T179"><text:s/>est non bloquant, nous pouvons exécuter</text:span><text:span text:style-name="T180"><text:s/></text:span><text:span text:style-name="T181">plusieurs lignes de code simultanément !<text:s/></text:span><text:span text:style-name="T182">Imaginez un programme comme celui-ci :</text:span></text:p>
        <text:p text:style-name="PreformattedText"><text:span text:style-name="T183">setTimeout</text:span><text:span text:style-name="T184">(() =&gt; {</text:span></text:p>
        <text:p text:style-name="PreformattedText"><text:span text:style-name="T185">  </text:span><text:span text:style-name="T186">console</text:span><text:span text:style-name="T187">.</text:span><text:span text:style-name="T188">log</text:span><text:span text:style-name="T189">(</text:span><text:span text:style-name="T190">'Delay the printing of this string, please.'</text:span><text:span text:style-name="T191">);</text:span></text:p>
        <text:p text:style-name="PreformattedText"><text:span text:style-name="T192">},<text:s/></text:span><text:span text:style-name="T193">1000</text:span><text:span text:style-name="T194">);</text:span></text:p>
        <text:p text:style-name="PreformattedText"><text:span text:style-name="T195">console</text:span><text:span text:style-name="T196">.</text:span><text:span text:style-name="T197">log</text:span><text:span text:style-name="T198">(</text:span><text:span text:style-name="T199">'Doing important stuff.'</text:span><text:span text:style-name="T200">);</text:span></text:p>
        <text:p text:style-name="PreformattedText"><text:span text:style-name="T201">console</text:span><text:span text:style-name="T202">.</text:span><text:span text:style-name="T203">log</text:span><text:span text:style-name="T204">(</text:span><text:span text:style-name="T205">'Still doing important stuff.'</text:span><text:span text:style-name="T206">);</text:span></text:p>
        <text:p text:style-name="P207">Quelles sorties :</text:p>
        <text:p text:style-name="PreformattedText"><text:span text:style-name="T208">'Doing important stuff.'</text:span></text:p>
        <text:p text:style-name="PreformattedText"><text:span text:style-name="T209">'Still doing important stuff.'</text:span></text:p>
        <text:p text:style-name="PreformattedText"><text:span text:style-name="T210">'Delay the printing of this string, please.'</text:span></text:p>
        <text:p text:style-name="P211"><text:span text:style-name="T212">Si nous examinons de plus près la sortie, nous verrons que notre </text:span></text:p>
        <text:p text:style-name="P213"><text:span text:style-name="T214">setTimeout ()</text:span><text:span text:style-name="T215">fonction<text:s/></text:span><text:span text:style-name="T216">de rappel ne s'est exécutée qu'après</text:span><text:span text:style-name="T217"><text:s/></text:span><text:span text:style-name="T218">l' </text:span><text:span text:style-name="T219">console.log()</text:span><text:span text:style-name="T220">exécution de nos autres instructions très importantes.</text:span></text:p>
        <text:p text:style-name="P221">En développement web, cela signifie que nous pouvons écrire du code qui attend le déclenchement d'un événement pendant qu'un<text:s/>utilisateur interagit avec notre application. Par exemple, si un utilisateur se rend sur un site de vente et reçoit une notification indiquant qu'un article est en promotion, et ce pour une durée limitée, notre code asynchrone permet à l'utilisateur d'interagir avec notre site et, une fois le délai écoulé, supprime l'article en promotion.</text:p>
        <text:h text:style-name="P222" text:outline-level="3"><text:bookmark-start text:name="heading-setinterval"/><text:bookmark-end text:name="heading-setinterval"/>setInterval ()</text:h>
        <text:p text:style-name="P223"><text:span text:style-name="T224">Une autre fonction intégrée courante es</text:span><text:span text:style-name="T225">t </text:span><text:a xlink:href="https://developer.mozilla.org/en-US/docs/Web/API/setInterval" office:target-frame-name="_top" xlink:show="replace"><text:span text:style-name="T226">setInterval()</text:span></text:a><text:span text:style-name="T227"><text:s/></text:span><text:span text:style-name="T228">which, qui utilise</text:span><text:span text:style-name="T229"><text:s/></text:span><text:span text:style-name="T230">égal</text:span><text:span text:style-name="T231">ement une fonction de rappel et un nombre spécifiant la fréquence d'exécution de cette fonction. Par exemple :</text:span></text:p>
        <text:p text:style-name="PreformattedText"><text:span text:style-name="T232">setInterval</text:span><text:span text:style-name="T233">(() =&gt; {</text:span></text:p>
        <text:p text:style-name="PreformattedText"><text:span text:style-name="T234">  </text:span><text:span text:style-name="T235">alert</text:span><text:span text:style-name="T236">(</text:span><text:span text:style-name="T237">'Are you paying attention???'</text:span><text:span text:style-name="T238">)</text:span></text:p>
        <text:p text:style-name="PreformattedText"><text:span text:style-name="T239">},<text:s/></text:span><text:span text:style-name="T240">300000</text:span><text:span text:style-name="T241">)</text:span></text:p>
        <text:soft-page-break/>
        <text:p text:style-name="P242"><text:span text:style-name="T243">La fonction </text:span><text:span text:style-name="T244">setInterval()</text:span><text:span text:style-name="T245">serait appelée</text:span><text:span text:style-name="T246"> </text:span><text:span text:style-name="T247">alert()</text:span><text:span text:style-name="T248">et<text:s/></text:span><text:span text:style-name="T249">un message</text:span><text:span text:style-name="T250"><text:s/></text:span><text:span text:style-name="T251">contextuel<text:s/></text:span><text:span text:style-name="T252">s'afficherait</text:span><text:span text:style-name="T253"> </text:span><text:span text:style-name="T254">'Are you paying</text:span><text:span text:style-name="T255"><text:s/></text:span><text:span text:style-name="T256">attention???'</text:span><text:span text:style-name="T257">toutes </text:span><text:span text:style-name="T258">300000</text:span><text:span text:style-name="T259">l</text:span><text:span text:style-name="T260">es millisecondes (ou 5 minutes). Remarque : merci de ne pas le faire dans vos applications.</text:span></text:p>
        <text:p text:style-name="P261">En attendant que notre alerte retentisse toutes les 5 minutes, nos utilisateurs peuvent continuer à utiliser notre application ! Attention : encore une fois, ne faites pas cela.</text:p>
        <text:p text:style-name="P262"><text:span text:style-name="T263">Avec</text:span><text:span text:style-name="T264"> </text:span><text:span text:style-name="T265">setInterval()</text:span><text:span text:style-name="T266">,</text:span><text:span text:style-name="T267"><text:s/>nous pouvons créer par programmation une alarme,</text:span><text:span text:style-name="T268"><text:s/></text:span><text:span text:style-name="T269">un compte à rebours, définir la fréquence d'une animation et bien plus encore !</text:span></text:p>
        <text:p text:style-name="P270">Réponse libre</text:p>
        <text:p text:style-name="P271"><text:span text:style-name="T272">Comment est</text:span><text:span text:style-name="T273"> </text:span><text:span text:style-name="T274">setInterval()</text:span><text:span text:style-name="T275"><text:s/></text:span><text:span text:style-name="T276">considéré<text:s/></text:span><text:span text:style-name="T277">le code asynchrone ?</text:span></text:p>
        <text:p text:style-name="P278"><text:bookmark-start text:name="How_is_`setInterval()`_considered_asynch"/><text:bookmark-end text:name="How_is_`setInterval()`_considered_asynch"/>Soumettre une réponse</text:p>
        <text:p text:style-name="P279">Bloqué ? Trouvez un indice</text:p>
        <text:h text:style-name="P280" text:outline-level="2"><text:bookmark-start text:name="heading-review_Copy_1"/><text:bookmark-end text:name="heading-review_Copy_1"/>Revoir</text:h>
        <text:p text:style-name="P281"><text:span text:style-name="T282">Le code asynchrone peut s'avérer très utile pour les sites et applications qui s'appuient sur des actions chronophages. Bien que JavaScript soit un langage</text:span><text:span text:style-name="T283"><text:s/>monothread, il peut exécuter du code asynchrone grâce à la boucle d'événements. Nous avons examiné les principales méthodes utilisées par JavaScript pour réaliser l'asynchronisme via les rappels, </text:span><text:span text:style-name="T284">setTimeout()</text:span><text:span text:style-name="T285">et </text:span><text:span text:style-name="T286">setInterval()</text:span><text:span text:style-name="T287">. Forts de ces nouvelles connai</text:span><text:span text:style-name="T288">ssances, continuons à implémenter l'asynchronisme dans nos programmes !</text:span></text:p>
        <text:h text:style-name="P289" text:outline-level="1">Modèle de concurrence et boucle d'événements en JavaScript</text:h>
        <text:p text:style-name="P290">Comment JavaScript utilise sa boucle d'événements pour émuler la concurrence</text:p>
        <text:p text:style-name="P291">Si vous connaissez la programmation asynchrone,<text:s/>vous vous demandez peut-être comment votre code peut être non bloquant et passer à d'autres tâches en attendant la fin des opérations asynchrones. Cet article lève<text:s/><text:soft-page-break/>certaines abstractions sur la façon dont JavaScript peut émuler la concurrence en analysant<text:s/>le fonctionnement de la boucle d'événements en arrière-plan. Mais qu'est-ce que la boucle d'événements exactement ? Et pourquoi en avons-nous besoin ?</text:p>
        <text:h text:style-name="P292" text:outline-level="3"><text:bookmark-start text:name="heading-why-do-we-need-an-event-loop"/><text:bookmark-end text:name="heading-why-do-we-need-an-event-loop"/>Pourquoi avons-nous besoin d’une boucle d’événements ?</text:h>
        <text:p text:style-name="P293"><text:span text:style-name="T294">JavaScript est un langage </text:span><text:span text:style-name="T295">monothread</text:span><text:span text:style-name="T296"> , ce qui sign</text:span><text:span text:style-name="T297">ifie que deux instructions ne peuvent pas être exécutées simultanément. Par exemple, si une</text:span><text:span text:style-name="T298"> </text:span><text:span text:style-name="T299">for</text:span><text:span text:style-name="T300">boucle prend du temps à traiter, elle devra terminer son exécution avant que le reste du code ne s'exécute. Cela crée du code bloquant. Mais comme nous l'avons<text:s/></text:span><text:span text:style-name="T301">déjà vu, JavaScript permet d'exécuter du code non bloquant, d'où l'intérêt de la boucle d'événements. Les entrées/sorties (E/S) sont gérées par des événements et des rappels afin que l'exécution du code puisse se poursuivre. Prenons un exemple de code bloq</text:span><text:span text:style-name="T302">uant et non bloquant. Exécutez ce bloc de code vous-même en local.</text:span></text:p>
        <text:p text:style-name="PreformattedText"><text:span text:style-name="T303">console</text:span><text:span text:style-name="T304">.</text:span><text:span text:style-name="T305">log</text:span><text:span text:style-name="T306">(</text:span><text:span text:style-name="T307">"I'm learning about"</text:span><text:span text:style-name="T308">);</text:span></text:p>
        <text:p text:style-name="PreformattedText"><text:span text:style-name="T309">for<text:s/></text:span><text:span text:style-name="T310">(</text:span><text:span text:style-name="T311">let idx</text:span><text:span text:style-name="T312">=</text:span><text:span text:style-name="T313">0</text:span><text:span text:style-name="T314">;<text:s/></text:span><text:span text:style-name="T315">idx</text:span><text:span text:style-name="T316"><text:s/>&lt;<text:s/></text:span><text:span text:style-name="T317">999999999</text:span><text:span text:style-name="T318">;<text:s/></text:span><text:span text:style-name="T319">idx</text:span><text:span text:style-name="T320">++) {}</text:span></text:p>
        <text:p text:style-name="PreformattedText"><text:span text:style-name="T321">// The second console.log() statement is</text:span></text:p>
        <text:p text:style-name="PreformattedText"><text:span text:style-name="T322">// delayed by the for loop's execution</text:span></text:p>
        <text:p text:style-name="PreformattedText"><text:span text:style-name="T323">console</text:span><text:span text:style-name="T324">.</text:span><text:span text:style-name="T325">log</text:span><text:span text:style-name="T326">(</text:span><text:span text:style-name="T327">"the Event Loop"</text:span><text:span text:style-name="T328">);</text:span></text:p>
        <text:p text:style-name="P329">Réponse libre</text:p>
      </text:section>
      <text:section text:name="Sect3" text:style-name="S3">
        <text:p text:style-name="P330"><text:span text:style-name="T331">Que s'est-il passé lors de l'exécution du code ? Qu'avez-vous remarqué concernant le timing d'exécution de vos </text:span><text:span text:style-name="T332">console.log()</text:span><text:span text:style-name="T333">instructions ?</text:span></text:p>
        <text:p text:style-name="P334">Votre réponse</text:p>
        <text:p text:style-name="P335">la deuxième console est affichée avec un petit retard par rapport à la première console</text:p>
        <text:p text:style-name="P336">Notre réponse</text:p>
        <text:p text:style-name="P337"><text:span text:style-name="T338">Le code a enregistré deux lignes dans la console. La première ligne a été enregistrée, puis la</text:span><text:span text:style-name="T339"> </text:span><text:span text:style-name="T340">for</text:span><text:span text:style-name="T341">boucle a été exécutée, et après un certain temps, la dernière ligne a été enregistrée dans la console.</text:span></text:p>
      </text:section>
      <text:section text:name="Sect4" text:style-name="S4">
        <text:soft-page-break/>
        <text:p text:style-name="P342"><text:span text:style-name="T343">L'exemple ci-dessus présente du code syn</text:span><text:span text:style-name="T344">chrone avec une longue</text:span><text:span text:style-name="T345"> </text:span><text:span text:style-name="T346">for</text:span><text:span text:style-name="T347">boucle. Voici ce qui se passe :</text:span></text:p>
        <text:list text:style-name="LFO2" text:continue-numbering="true">
          <text:list-item>
            <text:p text:style-name="P348">Le code s'exécute et « J'apprends quelque chose à propos de » est enregistré dans la console.</text:p>
          </text:list-item>
          <text:list-item>
            <text:p text:style-name="P349"><text:span text:style-name="T350">Ensuite, une </text:span><text:span text:style-name="T351">for<text:s/></text:span><text:span text:style-name="T352">boucle s'exécute et exécute 999999999 boucles, ce qui génère du code bloquant. Si vous<text:s/></text:span><text:span text:style-name="T353">l'exécutez localement, c'est là que la pause se produit.</text:span></text:p>
          </text:list-item>
          <text:list-item>
            <text:p text:style-name="P354">Enfin, « la boucle d’événements » est enregistrée.</text:p>
          </text:list-item>
        </text:list>
        <text:p text:style-name="P355"><text:span text:style-name="T356">Examinons maintenant l'exemple non bloquant. Certaines fonctions</text:span><text:span text:style-name="T357"> </text:span><text:span text:style-name="T358">setTimeout()</text:span><text:span text:style-name="T359">fonctionnent<text:s/></text:span><text:span text:style-name="T360">différemment grâce à la boucle d'événements.<text:s/></text:span><text:span text:style-name="T361">Exécutez le<text:s/></text:span><text:span text:style-name="T362">code:</text:span></text:p>
        <text:p text:style-name="PreformattedText"><text:span text:style-name="T363">console</text:span><text:span text:style-name="T364">.</text:span><text:span text:style-name="T365">log</text:span><text:span text:style-name="T366">(</text:span><text:span text:style-name="T367">"I’m learning about"</text:span><text:span text:style-name="T368">);</text:span></text:p>
        <text:p text:style-name="PreformattedText"><text:span text:style-name="T369">setTimeout</text:span><text:span text:style-name="T370">(() =&gt; { </text:span><text:span text:style-name="T371">console</text:span><text:span text:style-name="T372">.</text:span><text:span text:style-name="T373">log</text:span><text:span text:style-name="T374">(</text:span><text:span text:style-name="T375">"Event Loop"</text:span><text:span text:style-name="T376">);},<text:s/></text:span><text:span text:style-name="T377">2000</text:span><text:span text:style-name="T378">);</text:span></text:p>
        <text:p text:style-name="PreformattedText"><text:span text:style-name="T379">console</text:span><text:span text:style-name="T380">.</text:span><text:span text:style-name="T381">log</text:span><text:span text:style-name="T382">(</text:span><text:span text:style-name="T383">"the"</text:span><text:span text:style-name="T384">);</text:span></text:p>
        <text:p text:style-name="P385"><text:span text:style-name="T386">Dans ce cas, l'extrait de code utilise la</text:span><text:span text:style-name="T387"> </text:span><text:span text:style-name="T388">setTimeout()</text:span><text:span text:style-name="T389">fonction<text:s/></text:span><text:span text:style-name="T390">pour</text:span><text:span text:style-name="T391"><text:s/></text:span><text:span text:style-name="T392">démontrer comment JavaScript peut être non bloquant grâce à la boucle<text:s/></text:span><text:span text:style-name="T393">d'événements. Voici ce qui se passe :</text:span></text:p>
        <text:list text:style-name="LFO3" text:continue-numbering="true">
          <text:list-item>
            <text:p text:style-name="P394">Une déclaration est enregistrée.</text:p>
          </text:list-item>
          <text:list-item>
            <text:p text:style-name="P395"><text:span text:style-name="T396"> </text:span><text:span text:style-name="T397">setTimeout()</text:span><text:span text:style-name="T398">fonction est exécutée.</text:span></text:p>
          </text:list-item>
          <text:list-item>
            <text:p text:style-name="P399">Une troisième ligne de code s'exécute et enregistre le texte : « le ».</text:p>
          </text:list-item>
          <text:list-item>
            <text:p text:style-name="P400"><text:span text:style-name="T401">Enfin, la </text:span><text:span text:style-name="T402">setTimeout()</text:span><text:span text:style-name="T403">fonction<text:s/></text:span><text:span text:style-name="T404">de minuterie se termine et un texte<text:s/></text:span><text:span text:style-name="T405">supplémentaire est enregistré : « Boucle d'événement ».</text:span></text:p>
          </text:list-item>
        </text:list>
        <text:p text:style-name="P406">Dans ce cas, JavaScript est toujours mono thread, mais la boucle d'événements permet quelque chose appelé concurrence.</text:p>
        <text:h text:style-name="P407" text:outline-level="3"><text:bookmark-start text:name="heading-concurrency-in-javascript"/><text:bookmark-end text:name="heading-concurrency-in-javascript"/>Concurrence en JavaScript</text:h>
        <text:p text:style-name="P408"><text:span text:style-name="T409">Généralement, lorsqu'on parle de </text:span><text:span text:style-name="T410">concurrence</text:span><text:span text:style-name="T411"> en program</text:span><text:span text:style-name="T412">mation, on pense à l'exécution simultanée de deux procédures ou plus sur les mêmes ressources partagées. JavaScript étant mono thread, comme nous l'avons vu<text:s/></text:span><text:soft-page-break/><text:span text:style-name="T413">dans l' </text:span><text:span text:style-name="T414">for<text:s/></text:span><text:span text:style-name="T415">exemple de boucle, nous n'aurons jamais ce type de concurrence « réelle ». Cependant, n</text:span><text:span text:style-name="T416">ous pouvons simuler la concurrence grâce à la boucle d'événements.</text:span></text:p>
        <text:h text:style-name="P417" text:outline-level="3"><text:bookmark-start text:name="heading-what-is-the-event-loop"/><text:bookmark-end text:name="heading-what-is-the-event-loop"/>Qu'est-ce que la boucle d'événements ?</text:h>
        <text:p text:style-name="P418">À un niveau général, la boucle d'événements est un système de gestion de l'exécution du code. Le schéma ci-dessous présente un aperçu de l'articulation des différents éléments qui la composent.</text:p>
        <text:p text:style-name="P419">Nous disposons de structures de données a ppelées tas et pile d'appels, qui font partie du moteur JavaScript. Le tas et la pile d'appels interagissent avec les API Node et Web, qui renvoient les messages à la pile via une file d'attente d'événements. L'interaction de la file d'attente d'événements avec la pile d'appels est gérée par une boucle d'événements. Ensemble, ces éléments maintiennent l'ordre d'exécution du code lors de l'exécution de fonctions asynchrones. Ne vous souciez pas encore de comprendre la signification de ces termes ; nous les aborderons bientôt.</text:p>
        <text:p text:style-name="P420"><text:span text:style-name="T421">Remarque : vous pouvez cliquer sur l'image pour l'agrandir.</text:span></text:p>
        <text:h text:style-name="P422" text:outline-level="2"><text:bookmark-start text:name="heading-understand-the-components-of-the"/><text:bookmark-end text:name="heading-understand-the-components-of-the"/>Comprendre les composants de la boucle d'événements</text:h>
        <text:p text:style-name="P423"><text:span text:style-name="T424">La </text:span><text:span text:style-name="T425">boucle d'événements</text:span><text:span text:style-name="T426"> est composée de<text:s/></text:span><text:span text:style-name="T427">ces parties :</text:span></text:p>
        <text:list text:style-name="LFO4" text:continue-numbering="true">
          <text:list-item>
            <text:p text:style-name="P428">Tas de mémoire</text:p>
          </text:list-item>
          <text:list-item>
            <text:p text:style-name="P429">Pile d'appels</text:p>
          </text:list-item>
          <text:list-item>
            <text:p text:style-name="P430">File d'attente des événements</text:p>
          </text:list-item>
          <text:list-item>
            <text:p text:style-name="P431">Boucle d'événements</text:p>
          </text:list-item>
          <text:list-item>
            <text:p text:style-name="P432">API de nœuds ou Web</text:p>
          </text:list-item>
        </text:list>
        <text:p text:style-name="P433">Examinons de plus près chaque partie avant de tout assembler.</text:p>
        <text:h text:style-name="P434" text:outline-level="4"><text:bookmark-start text:name="heading-the-heap"/><text:bookmark-end text:name="heading-the-heap"/><text:soft-page-break/>Le tas</text:h>
        <text:p text:style-name="P435"><text:span text:style-name="T436">Le </text:span><text:span text:style-name="T437">tas</text:span><text:span text:style-name="T438"> est un bloc de mémoire où sont stockés des objets de manière<text:s/></text:span><text:span text:style-name="T439">désordonnée. Les variables et objets JavaScript en cours d'utilisation y sont stockés.</text:span></text:p>
        <text:h text:style-name="P440" text:outline-level="4"><text:bookmark-start text:name="heading-the-call-stack"/><text:bookmark-end text:name="heading-the-call-stack"/>La pile d'appels</text:h>
        <text:p text:style-name="P441"><text:span text:style-name="T442">La </text:span><text:span text:style-name="T443">pile</text:span><text:span text:style-name="T444"> , ou </text:span><text:span text:style-name="T445">pile d'appels</text:span><text:span text:style-name="T446"> , suit la fonction actuellement exécutée dans votre code.</text:span></text:p>
        <text:p text:style-name="P447"><text:span text:style-name="T448">Lors de l'appel d'une fonction, un </text:span><text:span text:style-name="T449">cadre</text:span><text:span text:style-name="T450"> est ajouté à la pile. Les<text:s/></text:span><text:span text:style-name="T451">cadres connectent les arguments de cette fonction et les variables locales du tas. Les cadres entrent dans la pile selon l'ordre LIFO (dernier</text:span><text:span text:style-name="T452"><text:s/>entré, premier sorti</text:span><text:span text:style-name="T453">). Dans l'extrait de code ci-dessous, une série de fonctions imbriquées est déclarée, puis</text:span><text:span text:style-name="T454"> </text:span><text:span text:style-name="T455">fo</text:span><text:span text:style-name="T456">o()<text:s/></text:span><text:span text:style-name="T457">appelée et journalisée.</text:span></text:p>
        <text:p text:style-name="PreformattedText"><text:span text:style-name="T458">function foo</text:span><text:span text:style-name="T459">() {</text:span></text:p>
        <text:p text:style-name="PreformattedText"><text:span text:style-name="T460"><text:s/></text:span><text:span text:style-name="T461">return</text:span><text:span text:style-name="T462"><text:s/></text:span><text:span text:style-name="T463">function bar</text:span><text:span text:style-name="T464">() {</text:span></text:p>
        <text:p text:style-name="PreformattedText"><text:span text:style-name="T465">   </text:span><text:span text:style-name="T466">return</text:span><text:span text:style-name="T467"><text:s/></text:span><text:span text:style-name="T468">function baz</text:span><text:span text:style-name="T469">() {</text:span></text:p>
        <text:p text:style-name="PreformattedText"><text:span text:style-name="T470">     </text:span><text:span text:style-name="T471">return</text:span><text:span text:style-name="T472"><text:s/></text:span><text:span text:style-name="T473">'I love CodeCademy'</text:span></text:p>
        <text:p text:style-name="PreformattedText"><text:span text:style-name="T474">   </text:span><text:span text:style-name="T475">}</text:span></text:p>
        <text:p text:style-name="PreformattedText"><text:span text:style-name="T476"><text:s/></text:span><text:span text:style-name="T477">}</text:span></text:p>
        <text:p text:style-name="PreformattedText"><text:span text:style-name="T478">}</text:span></text:p>
        <text:p text:style-name="PreformattedText"><text:span text:style-name="T479">console</text:span><text:span text:style-name="T480">.</text:span><text:span text:style-name="T481">log</text:span><text:span text:style-name="T482">(</text:span><text:span text:style-name="T483">foo</text:span><text:span text:style-name="T484">()()());</text:span></text:p>
        <text:p text:style-name="P485"><text:span text:style-name="T486">La fonction exécutée à un instant donné se trouve en haut de la pile. Dans notre exemple de<text:s/></text:span><text:span text:style-name="T487">code, comme nous avons des fonctions imbriquées, elles seront toutes ajoutées à la pile jusqu'à l'exécution de la fonction la plus interne. Lorsque la fonction termine son exécution (par exemple, returns), son cadre est supprimé de la pile. Lors de l'exécu</text:span><text:span text:style-name="T488">tion</text:span><text:span text:style-name="T489"> </text:span><text:span text:style-name="T490">console.log(foo()()())</text:span><text:span text:style-name="T491">, la pile se construit comme suit :</text:span></text:p>
        <text:p text:style-name="P492"/>
        <text:p text:style-name="P493"><text:span text:style-name="T494">Vous avez peut-être remarqué que ce<text:s/></text:span><text:span text:style-name="T495">paramètre </text:span><text:span text:style-name="T496">global()</text:span><text:span text:style-name="T497">se<text:s/></text:span><text:span text:style-name="T498">trouve en bas</text:span><text:span text:style-name="T499"><text:s/></text:span><text:span text:style-name="T500">de la pile : lors du premier lancement d'un programme, le </text:span><text:span text:style-name="T501">contexte d'exécution global</text:span><text:span text:style-name="T502"> est ajouté à la pile d'appels, qui<text:s/></text:span><text:span text:style-name="T503">contient la variable globale et<text:s/></text:span><text:soft-page-break/><text:span text:style-name="T504">l'environnement lexical. Chaque image suivante d'une fonction appelée possède un contexte d'exécution de fonction incluant l'environnement lexical et variable de la fonction.</text:span></text:p>
        <text:p text:style-name="P505">Ainsi, lorsque nous affirmons que la pile d'appels suit la fonction en cours d'exécution dans notre code, nous suivons le contexte d'exécution actuel. Lorsqu'une fonction est exécutée jusqu'à son terme, elle est retirée de la pile d'appels. La mémoire, ou frame, est vidée.</text:p>
        <text:h text:style-name="P506" text:outline-level="3"><text:bookmark-start text:name="heading-the-event-queue"/><text:bookmark-end text:name="heading-the-event-queue"/>La file d'attente des événements</text:h>
        <text:p text:style-name="P507"><text:span text:style-name="T508">La </text:span><text:span text:style-name="T509">file d'attente des événements</text:span><text:span text:style-name="T510"> est une liste de messages correspondant à des fonctions en attente de traitement. Dans le diagramme, ces messages entrent dans la file d'attente depuis des sources telles que diverses API web ou des fonctions asynchrones<text:s/></text:span><text:span text:style-name="T511">appelées et renvoient des événements supplémentaires à gérer par la pile. Les messages entrent dans la file d'attente selon l'ordre FIFO (premier entré, premier sorti). Aucun code n'est exécuté dans la file d'attente des événements ; elle contient des fonc</text:span><text:span text:style-name="T512">tions en attente de réintégration dans la pile.</text:span></text:p>
        <text:h text:style-name="P513" text:outline-level="3"><text:bookmark-start text:name="heading-the-event-queue-in-context"/><text:bookmark-end text:name="heading-the-event-queue-in-context"/>La file d'attente des événements en contexte</text:h>
        <text:p text:style-name="P514">Cette file d'attente d'événements est un élément spécifique de notre concept global de boucle d'événements. Les messages en attente d'être réintégrés dans la pile<text:s/>sont réintégrés via la boucle d'événements. Lorsque la pile d'appels est vide, si des messages se trouvent dans la file d'attente, la boucle d'événements les ajoute un par un à la pile pour exécution.</text:p>
        <text:list text:style-name="LFO5" text:continue-numbering="true">
          <text:list-item>
            <text:p text:style-name="P515">Tout d’abord, la boucle d’événements interrogera la<text:s/>pile pour voir si elle est vide.</text:p>
          </text:list-item>
          <text:list-item>
            <text:p text:style-name="P516">Il ajoutera le premier message en attente.</text:p>
          </text:list-item>
          <text:list-item>
            <text:p text:style-name="P517">Il répétera les étapes 1 et 2 jusqu'à ce que la pile soit vide.</text:p>
          </text:list-item>
        </text:list>
        <text:h text:style-name="P518" text:outline-level="2"><text:bookmark-start text:name="heading-the-event-loop-in-action"/><text:bookmark-end text:name="heading-the-event-loop-in-action"/><text:soft-page-break/>La boucle d'événements en action</text:h>
        <text:p text:style-name="P519">Maintenant que nous connaissons tous les éléments de la boucle d’événements, parcourons un peu de code pour comprendre la boucle d’événements en action.</text:p>
        <text:p text:style-name="PreformattedText"><text:span text:style-name="T520">console</text:span><text:span text:style-name="T521">.</text:span><text:span text:style-name="T522">log</text:span><text:span text:style-name="T523">(</text:span><text:span text:style-name="T524">"This is the first line of code in app.js."</text:span><text:span text:style-name="T525">);</text:span></text:p>
        <text:p text:style-name="PreformattedText"><text:span text:style-name="T526">function usingsetTimeout</text:span><text:span text:style-name="T527">() {</text:span></text:p>
        <text:p text:style-name="PreformattedText"><text:span text:style-name="T528">    </text:span><text:span text:style-name="T529">console</text:span><text:span text:style-name="T530">.</text:span><text:span text:style-name="T531">log</text:span><text:span text:style-name="T532">(</text:span><text:span text:style-name="T533">"I'm going to be queued in the Event Loop."</text:span><text:span text:style-name="T534">);</text:span></text:p>
        <text:p text:style-name="PreformattedText"><text:span text:style-name="T535">}</text:span></text:p>
        <text:p text:style-name="PreformattedText"><text:span text:style-name="T536">setTimeout</text:span><text:span text:style-name="T537">(</text:span><text:span text:style-name="T538">usingsetTimeout</text:span><text:span text:style-name="T539">,<text:s/></text:span><text:span text:style-name="T540">3000</text:span><text:span text:style-name="T541">);</text:span></text:p>
        <text:p text:style-name="PreformattedText"><text:span text:style-name="T542">console</text:span><text:span text:style-name="T543">.</text:span><text:span text:style-name="T544">log</text:span><text:span text:style-name="T545">(</text:span><text:span text:style-name="T546">"This is the last line of code in app.js."</text:span><text:span text:style-name="T547">);</text:span></text:p>
        <text:list text:style-name="LFO6" text:continue-numbering="true">
          <text:list-item>
            <text:p text:style-name="P548"><text:span text:style-name="T549">console.log("This is the first line of code in app.js.");</text:span><text:span text:style-name="T550">est ajouté à la pile, s'exécute, puis sort de la pile.</text:span></text:p>
          </text:list-item>
          <text:list-item>
            <text:p text:style-name="P551"><text:span text:style-name="T552">setTimeout()</text:span><text:span text:style-name="T553">est ajouté à la pile.</text:span></text:p>
          </text:list-item>
          <text:list-item>
            <text:p text:style-name="P554"><text:span text:style-name="T555">setTimeout()</text:span><text:span text:style-name="T556">La fonction de rappel est transmise à une</text:span><text:span text:style-name="T557"><text:s/>API Web pour être exécutée. Le minuteur s'exécute pendant 3 secondes. Après 3 secondes, la fonction de rappel</text:span><text:span text:style-name="T558"> </text:span><text:span text:style-name="T559">usingsetTimeout()</text:span><text:span text:style-name="T560">e</text:span><text:span text:style-name="T561">st envoyée à</text:span><text:span text:style-name="T562"><text:s/></text:span><text:span text:style-name="T563">la file d'attente des événements.</text:span></text:p>
          </text:list-item>
          <text:list-item>
            <text:p text:style-name="P564">La boucle d'événements, quant à elle, vérifiera périodiquement si la pile est vidée pour gérer les messages de la file d'attente d'événements.</text:p>
          </text:list-item>
          <text:list-item>
            <text:p text:style-name="P565"><text:span text:style-name="T566">console.log("This is the last line of code in app.js.");</text:span><text:span text:style-name="T567">est ajouté à la pile, s'exécute, puis sort de la pile.</text:span></text:p>
          </text:list-item>
          <text:list-item>
            <text:p text:style-name="P568"><text:span text:style-name="T569">La pile est maintenant vide, donc la boucle d'événements pousse </text:span><text:span text:style-name="T570">usingsetTimeout</text:span><text:span text:style-name="T571">sur</text:span><text:span text:style-name="T572"><text:s/>la pile.</text:span></text:p>
          </text:list-item>
          <text:list-item>
            <text:p text:style-name="P573"><text:span text:style-name="T574">console.log("I'm going to be queued in the Event Loop.");</text:span><text:span text:style-name="T575">est ajouté à la pile, s'exécute, est extrait</text:span></text:p>
          </text:list-item>
          <text:list-item>
            <text:p text:style-name="P576"><text:span text:style-name="T577">usingsetTimeout</text:span><text:span text:style-name="T578">s</text:span><text:span text:style-name="T579">ort de la pile.</text:span></text:p>
          </text:list-item>
        </text:list>
        <text:h text:style-name="P580" text:outline-level="2"><text:bookmark-start text:name="heading-summary"/><text:bookmark-end text:name="heading-summary"/>Résumé</text:h>
        <text:p text:style-name="P581">Grâce à la boucle d'événements, JavaScript est un langage monothread et piloté par les événements, capable d'exécuter du code non bloquant de<text:s/><text:soft-page-break/>manière asynchrone. La boucle d'événements peut être résumée ainsi : lorsque le code est exécuté, il est géré par le tas et la pile d'appels, qui interagissent avec les API Node et Web. Ces API permettent la concurrence<text:s/>et renvoient les messages asynchrones à la pile via une file d'attente d'événements. L'interaction de la file d'attente d'événements avec la pile d'appels est gérée par une boucle d'événements. Ensemble, ces éléments maintiennent l'ordre d'exécution du code lors de l'exécution de fonctions asynchrones.</text:p>
        <text:p text:style-name="P582"/>
        <text:h text:style-name="P583" text:outline-level="3">Construire un objet de promesse</text:h>
        <text:p text:style-name="P584">21 min</text:p>
        <text:p text:style-name="P585">Construisons une promesse ! Pour créer une nouvelle</text:p>
        <text:p text:style-name="P586"><text:a xlink:href="https://www.codecademy.com/resources/docs/javascript/promise" office:target-frame-name="_top" xlink:show="replace"><text:span text:style-name="T587"><draw:frame draw:z-index="251658240" draw:id="id0" draw:style-name="a0" draw:name="Frame1" text:anchor-type="paragraph" svg:x="-104.1563in" svg:y="0in" svg:width="0.01528in" svg:height="0.01528in" style:rel-width="scale" style:rel-height="scale"><draw:text-box><text:p text:style-name="Textbody">Aperçu : Documents Chargement de<text:s/>la description du lien</text:p></draw:text-box><svg:title/><svg:desc/></draw:frame></text:span><text:span text:style-name="T588">Promise</text:span></text:a></text:p>
        <text:p text:style-name="P589"><text:span text:style-name="T590">objet, nous utilisons le </text:span><text:span text:style-name="T591">new</text:span><text:span text:style-name="T592">mot-clé et la </text:span><text:span text:style-name="T593">Promise</text:span><text:span text:style-name="T594">méthode constructeur :</text:span></text:p>
        <text:p text:style-name="P595"><text:span text:style-name="T596">const</text:span><text:span text:style-name="T597"><text:s/></text:span><text:span text:style-name="T598">executorFunction</text:span><text:span text:style-name="T599"><text:s/>= (</text:span><text:span text:style-name="T600">resolve</text:span><text:span text:style-name="T601">,<text:s/></text:span><text:span text:style-name="T602">reject</text:span><text:span text:style-name="T603">) =&gt; { };</text:span></text:p>
        <text:p text:style-name="P604"><text:span text:style-name="T605">const</text:span><text:span text:style-name="T606"><text:s/></text:span><text:span text:style-name="T607">myFirstPromise</text:span><text:span text:style-name="T608"><text:s/>= </text:span><text:span text:style-name="T609">new</text:span><text:span text:style-name="T610"><text:s/></text:span><text:span text:style-name="T611">Promise</text:span><text:span text:style-name="T612">(</text:span><text:span text:style-name="T613">executorFunction</text:span><text:span text:style-name="T614">);</text:span></text:p>
        <text:p text:style-name="P615"><text:span text:style-name="T616"><draw:frame draw:z-index="251659264" draw:id="id1" draw:style-name="a1" draw:name="Frame2" text:anchor-type="paragraph" svg:x="-104.1563in" svg:y="0in" svg:width="0.01528in" svg:height="0.01528in" style:rel-width="scale" style:rel-height="scale"><draw:text-box><text:p text:style-name="Textbody">Copy to Clipboard</text:p></draw:text-box><svg:title/><svg:desc/></draw:frame></text:span><text:span text:style-name="T617">La </text:span><text:span text:style-name="T618">Promise</text:span><text:span text:style-name="T619">méthode<text:s/></text:span><text:span text:style-name="T620">constructeur prend en paramètre une fonction appelée </text:span><text:span text:style-name="T621">fonction exécuteur</text:span><text:span text:style-name="T622"> , qui s'exécute automatiquement à l'appel du constructeur. La fonction exécuteur démarre généralement une opération asynchrone et détermine comment la promesse doit être honorée.</text:span></text:p>
        <text:p text:style-name="P623"><text:span text:style-name="T624">La fo</text:span><text:span text:style-name="T625">nction exécuteur possède deux paramètres de fonction, généralement appelés </text:span><text:span text:style-name="T626">resolve()<text:s/></text:span><text:span text:style-name="T627">et<text:s/></text:span><text:span text:style-name="T628">reject()</text:span><text:span text:style-name="T629"> </text:span></text:p>
        <text:p text:style-name="P630"><text:a xlink:href="https://www.codecademy.com/resources/docs/javascript/functions" office:target-frame-name="_top" xlink:show="replace"><text:span text:style-name="T631"><draw:frame draw:z-index="2" draw:id="id2" draw:style-name="a2" draw:name="Frame3"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632">fonctions</text:span></text:a></text:p>
        <text:p text:style-name="P633"><text:span text:style-name="T634">Les fonct</text:span><text:span text:style-name="T635">ions </text:span><text:span text:style-name="T636">resolve()</text:span><text:span text:style-name="T637"><text:s/></text:span><text:span text:style-name="T638">et </text:span><text:span text:style-name="T639">reject()</text:span><text:span text:style-name="T640">ne sont pas définies par le programmeur. Lors de </text:span><text:span text:style-name="T641">Promise</text:span><text:span text:style-name="T642">l'exécution du constructeur, JavaScript transmet </text:span><text:span text:style-name="T643">ses propres</text:span><text:span text:style-name="T644"> </text:span><text:span text:style-name="T645">resolve()</text:span><text:span text:style-name="T646"> fonctions et </text:span><text:span text:style-name="T647">reject()</text:span><text:span text:style-name="T648">à la fonction d'exécution.</text:span></text:p>
        <text:soft-page-break/>
        <text:list text:style-name="LFO7" text:continue-numbering="true">
          <text:list-item>
            <text:p text:style-name="P649"><text:span text:style-name="T650">resolve</text:span><text:span text:style-name="T651">est une fonction avec un argument. En pratique,<text:s/></text:span><text:span text:style-name="T652">si elle est invoquée, </text:span><text:span text:style-name="T653">resolve()</text:span><text:span text:style-name="T654">elle modifiera l'état de la promesse de </text:span><text:span text:style-name="T655">pending</text:span><text:span text:style-name="T656">à </text:span><text:span text:style-name="T657">fulfilled</text:span><text:span text:style-name="T658">, et la valeur résolue de la promesse sera définie sur l'argument passé à </text:span><text:span text:style-name="T659">resolve()</text:span><text:span text:style-name="T660">.</text:span></text:p>
          </text:list-item>
          <text:list-item>
            <text:p text:style-name="P661"><text:span text:style-name="T662">reject</text:span><text:span text:style-name="T663">est une fonction qui prend une raison ou une erreur comme argument. En prati</text:span><text:span text:style-name="T664">que, si elle est invoquée, </text:span><text:span text:style-name="T665">reject()</text:span><text:span text:style-name="T666">elle modifie l'état de la promesse de </text:span><text:span text:style-name="T667">pending</text:span><text:span text:style-name="T668">à </text:span><text:span text:style-name="T669">rejected</text:span><text:span text:style-name="T670">, et la raison du rejet de la promesse est définie sur l'argument passé à </text:span><text:span text:style-name="T671">reject()</text:span><text:span text:style-name="T672">.</text:span></text:p>
          </text:list-item>
        </text:list>
        <text:p text:style-name="P673"><text:span text:style-name="T674">Regardons un exemple de fonction d'exécution dans un </text:span><text:span text:style-name="T675">Promise</text:span><text:span text:style-name="T676">constructeur :</text:span></text:p>
        <text:p text:style-name="P677"><text:span text:style-name="T678">const</text:span><text:span text:style-name="T679"><text:s/></text:span><text:span text:style-name="T680">e</text:span><text:span text:style-name="T681">xecutorFunction</text:span><text:span text:style-name="T682"><text:s/>= (</text:span><text:span text:style-name="T683">resolve</text:span><text:span text:style-name="T684">,<text:s/></text:span><text:span text:style-name="T685">reject</text:span><text:span text:style-name="T686">) =&gt; {</text:span></text:p>
        <text:p text:style-name="P687"><text:span text:style-name="T688"><text:s/></text:span><text:span text:style-name="T689">if</text:span><text:span text:style-name="T690"><text:s/>(</text:span><text:span text:style-name="T691">someCondition</text:span><text:span text:style-name="T692">) {</text:span></text:p>
        <text:p text:style-name="P693"><text:span text:style-name="T694">     </text:span><text:span text:style-name="T695">resolve</text:span><text:span text:style-name="T696">(</text:span><text:span text:style-name="T697">'I resolved!'</text:span><text:span text:style-name="T698">);</text:span></text:p>
        <text:p text:style-name="P699"><text:span text:style-name="T700"><text:s/></text:span><text:span text:style-name="T701">} </text:span><text:span text:style-name="T702">else</text:span><text:span text:style-name="T703"><text:s/>{</text:span></text:p>
        <text:p text:style-name="P704"><text:span text:style-name="T705">     </text:span><text:span text:style-name="T706">reject</text:span><text:span text:style-name="T707">(</text:span><text:span text:style-name="T708">'I rejected!'</text:span><text:span text:style-name="T709">);</text:span></text:p>
        <text:p text:style-name="P710"><text:span text:style-name="T711"><text:s/></text:span><text:span text:style-name="T712">}</text:span></text:p>
        <text:p text:style-name="P713"><text:span text:style-name="T714">}</text:span></text:p>
        <text:p text:style-name="P715"><text:span text:style-name="T716">const</text:span><text:span text:style-name="T717"><text:s/></text:span><text:span text:style-name="T718">myFirstPromise</text:span><text:span text:style-name="T719"><text:s/>= </text:span><text:span text:style-name="T720">new</text:span><text:span text:style-name="T721"><text:s/></text:span><text:span text:style-name="T722">Promise</text:span><text:span text:style-name="T723">(</text:span><text:span text:style-name="T724">executorFunction</text:span><text:span text:style-name="T725">);</text:span></text:p>
        <text:p text:style-name="P726"><text:span text:style-name="T727"><draw:frame draw:z-index="3" draw:id="id3" draw:style-name="a3" draw:name="Frame4" text:anchor-type="paragraph" svg:x="-104.1563in" svg:y="0in" svg:width="0.01528in" svg:height="0.01528in" style:rel-width="scale" style:rel-height="scale"><draw:text-box><text:p text:style-name="Textbody">Copy to Clipboard</text:p></draw:text-box><svg:title/><svg:desc/></draw:frame></text:span><text:span text:style-name="T728">Décomposons ce qui se passe ci-dessus :</text:span></text:p>
        <text:list text:style-name="LFO8" text:continue-numbering="true">
          <text:list-item>
            <text:p text:style-name="P729"><text:span text:style-name="T730">Nous<text:s/></text:span><text:span text:style-name="T731">déclarons une variable</text:span><text:span text:style-name="T732">myFirstPromise</text:span></text:p>
          </text:list-item>
          <text:list-item>
            <text:p text:style-name="P733"><text:span text:style-name="T734">myFirstPromise</text:span><text:span text:style-name="T735">est construit en utilisant </text:span><text:span text:style-name="T736">new Promise()</text:span><text:span text:style-name="T737">ce qui est la </text:span><text:span text:style-name="T738">Promise</text:span><text:span text:style-name="T739">méthode constructeur.</text:span></text:p>
          </text:list-item>
          <text:list-item>
            <text:p text:style-name="P740"><text:span text:style-name="T741">executorFunction()</text:span><text:span text:style-name="T742">est passé au constructeur et a deux fonctions comme paramètres : </text:span><text:span text:style-name="T743">resolve</text:span><text:span text:style-name="T744">et </text:span><text:span text:style-name="T745">reject</text:span><text:span text:style-name="T746">.</text:span></text:p>
          </text:list-item>
          <text:list-item>
            <text:p text:style-name="P747"><text:span text:style-name="T748">Si </text:span><text:span text:style-name="T749">someCondition</text:span><text:span text:style-name="T750">évalu</text:span><text:span text:style-name="T751">é à </text:span><text:span text:style-name="T752">true</text:span><text:span text:style-name="T753">, nous invoquons </text:span><text:span text:style-name="T754">resolve()<text:s/></text:span><text:span text:style-name="T755">avec la chaîne</text:span><text:span text:style-name="T756">'I resolved!'</text:span></text:p>
          </text:list-item>
          <text:list-item>
            <text:p text:style-name="P757"><text:span text:style-name="T758">Sinon, nous invoquons </text:span><text:span text:style-name="T759">reject()</text:span><text:span text:style-name="T760">avec la chaîne</text:span><text:span text:style-name="T761">'I rejected!'</text:span></text:p>
          </text:list-item>
        </text:list>
        <text:p text:style-name="P762"><text:span text:style-name="T763">Dans notre exemple, </text:span><text:span text:style-name="T764">myFirstPromise<text:s/></text:span><text:span text:style-name="T765">la résolution ou le rejet repose sur une condition simple, mais en pratique, les promesses sont régl</text:span><text:span text:style-name="T766">ées en fonction des résultats d'opérations asynchrones. Par exemple, une requête de base de données peut être satisfaite avec les données d'une requête ou rejetée<text:s/></text:span><text:soft-page-break/><text:span text:style-name="T767">avec une erreur. Dans cet exercice, nous allons construire des promesses à résolution synchro</text:span><text:span text:style-name="T768">ne afin de mieux comprendre leur fonctionnement.</text:span></text:p>
        <text:h text:style-name="P769" text:outline-level="3">La fonction Node setTimeout()</text:h>
        <text:p text:style-name="P770">13 minutes</text:p>
        <text:p text:style-name="P771">Savoir construire un</text:p>
        <text:p text:style-name="P772"><text:a xlink:href="https://www.codecademy.com/resources/docs/javascript/promise" office:target-frame-name="_top" xlink:show="replace"><text:span text:style-name="T773"><draw:frame draw:z-index="4" draw:id="id4" draw:style-name="a4" draw:name="Frame5"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774">promesse</text:span></text:a></text:p>
        <text:p text:style-name="P775"><text:span text:style-name="T776">est utile, mais la plupart du temps, savoir comment </text:span><text:span text:style-name="T777">consommer</text:span><text:span text:style-name="T778"> , ou utiliser, les promesses sera essentiel. Plutôt que de construire des promesses, nous devons souvent les gérer.</text:span><text:span text:style-name="T779">Promise</text:span><text:span text:style-name="T780"> </text:span></text:p>
        <text:p text:style-name="P781"><text:a xlink:href="https://www.codecademy.com/resources/docs/javascript/objects" office:target-frame-name="_top" xlink:show="replace"><text:span text:style-name="T782"><draw:frame draw:z-index="5" draw:id="id5" draw:style-name="a5" draw:name="Frame6"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783">objets</text:span></text:a></text:p>
        <text:p text:style-name="P784">Nous sommes renvoyés suite à une opération asynchrone. Ces promesses seront initialement en attente, mais finiront par être réglées.</text:p>
        <text:p text:style-name="P785">À l’avenir, nous simulerons cela en fournissant</text:p>
        <text:p text:style-name="P786"><text:a xlink:href="https://www.codecademy.com/resources/docs/javascript/functions" office:target-frame-name="_top" xlink:show="replace"><text:span text:style-name="T787"><draw:frame draw:z-index="6" draw:id="id6" draw:style-name="a6" draw:name="Frame7"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788">fonctions</text:span></text:a></text:p>
        <text:p text:style-name="P789">qui renvoient des promesses qui se concrétisent après un certain temps. Pour ce faire, nous utiliserons</text:p>
        <text:p text:style-name="P790"><text:a xlink:href="https://www.codecademy.com/resources/docs/javascript/window/setTimeout" office:target-frame-name="_top" xlink:show="replace"><text:span text:style-name="T791"><draw:frame draw:z-index="7" draw:id="id7" draw:style-name="a7" draw:name="Frame8"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792">setTimeout()</text:span></text:a></text:p>
        <text:p text:style-name="P793"><text:span text:style-name="T794">. </text:span><text:span text:style-name="T795">setTimeout()</text:span><text:span text:style-name="T796">est une API Node (une API comparable est fournie par les navigateurs Web) qui utilise</text:span><text:span text:style-name="T797"><text:s/>des fonctions de rappel pour planifier des tâches à exécuter après un délai. </text:span><text:span text:style-name="T798">setTimeout()</text:span><text:span text:style-name="T799">a deux paramètres : une fonction de rappel et un délai en millisecondes.</text:span></text:p>
        <text:p text:style-name="P800"><text:span text:style-name="T801">const delayedHello</text:span><text:span text:style-name="T802"><text:s/>= () =&gt; {</text:span></text:p>
        <text:p text:style-name="P803"><text:span text:style-name="T804">  </text:span><text:span text:style-name="T805">console</text:span><text:span text:style-name="T806">.</text:span><text:span text:style-name="T807">log</text:span><text:span text:style-name="T808">(</text:span><text:span text:style-name="T809">'Hi! This is an asynchronous greeting!'</text:span><text:span text:style-name="T810">);</text:span></text:p>
        <text:p text:style-name="P811"><text:span text:style-name="T812">};</text:span></text:p>
        <text:p text:style-name="P813"><text:span text:style-name="T814">setTimeout</text:span><text:span text:style-name="T815">(</text:span><text:span text:style-name="T816">delayedHello</text:span><text:span text:style-name="T817">,<text:s/></text:span><text:span text:style-name="T818">2000</text:span><text:span text:style-name="T819">);</text:span></text:p>
        <text:p text:style-name="P820"><text:span text:style-name="T821"><draw:frame draw:z-index="8" draw:id="id8" draw:style-name="a8" draw:name="Frame9" text:anchor-type="paragraph" svg:x="-104.1563in" svg:y="0in" svg:width="0.01528in" svg:height="0.01528in" style:rel-width="scale" style:rel-height="scale"><draw:text-box><text:p text:style-name="Textbody">Copy to Clipboard</text:p></draw:text-box><svg:title/><svg:desc/></draw:frame></text:span><text:span text:style-name="T822">Ici, nous appelons </text:span><text:span text:style-name="T823">setTimeout()</text:span><text:span text:style-name="T824">la fonction de rappel </text:span><text:span text:style-name="T825">delayedHello()</text:span><text:span text:style-name="T826">et </text:span><text:span text:style-name="T827">2000</text:span><text:span text:style-name="T828">. Dans au moins deux secondes, la </text:span><text:span text:style-name="T829">delayedHello()</text:span><text:span text:style-name="T830">fonction sera invoquée. Mais<text:s/></text:span><text:soft-page-break/><text:span text:style-name="T831">pourquoi est-ce « au moins » deux secondes et non<text:s/></text:span><text:span text:style-name="T832">pas exactement deux secondes ?</text:span></text:p>
        <text:p text:style-name="P833"><text:span text:style-name="T834">Ce délai est exécuté de manière asynchrone : le reste du programme ne s'arrête pas pendant ce délai. JavaScript asynchrone utilise une </text:span><text:span text:style-name="T835">boucle d'événements</text:span><text:span text:style-name="T836"> . Après deux secondes, </text:span><text:span text:style-name="T837">delayedHello()</text:span><text:span text:style-name="T838">est ajouté à une ligne de code en</text:span><text:span text:style-name="T839"><text:s/>attente d'exécution. Avant son exécution, tout code synchrone du programme s'exécute. Ensuite, tout code précédant ce code dans la ligne s'exécute. Cela signifie qu'il peut s'écouler plus de deux secondes avant qu'il </text:span><text:span text:style-name="T840">delayedHello()</text:span><text:span text:style-name="T841">ne soit réellement exécu</text:span><text:span text:style-name="T842">té.</text:span></text:p>
        <text:p text:style-name="P843"><text:span text:style-name="T844">Voyons comment nous allons l'utiliser </text:span><text:span text:style-name="T845">setTimeout()</text:span><text:span text:style-name="T846">pour construire des promesses asynchrones :</text:span></text:p>
        <text:p text:style-name="P847"><text:span text:style-name="T848">const returnPromiseFunction</text:span><text:span text:style-name="T849"><text:s/>= () =&gt; {</text:span></text:p>
        <text:p text:style-name="P850"><text:span text:style-name="T851">  </text:span><text:span text:style-name="T852">return</text:span><text:span text:style-name="T853"><text:s/></text:span><text:span text:style-name="T854">new</text:span><text:span text:style-name="T855"><text:s/></text:span><text:span text:style-name="T856">Promise</text:span><text:span text:style-name="T857">((</text:span><text:span text:style-name="T858">resolve</text:span><text:span text:style-name="T859">,<text:s/></text:span><text:span text:style-name="T860">reject</text:span><text:span text:style-name="T861">) =&gt; {</text:span></text:p>
        <text:p text:style-name="P862"><text:span text:style-name="T863">    </text:span><text:span text:style-name="T864">setTimeout</text:span><text:span text:style-name="T865">(( ) =&gt; {</text:span><text:span text:style-name="T866">resolve</text:span><text:span text:style-name="T867">(</text:span><text:span text:style-name="T868">'I resolved!'</text:span><text:span text:style-name="T869">)},<text:s/></text:span><text:span text:style-name="T870">1000</text:span><text:span text:style-name="T871">);</text:span></text:p>
        <text:p text:style-name="P872"><text:span text:style-name="T873">  </text:span><text:span text:style-name="T874">});</text:span></text:p>
        <text:p text:style-name="P875"><text:span text:style-name="T876">};</text:span></text:p>
        <text:p text:style-name="P877"><text:span text:style-name="T878">const prom</text:span><text:span text:style-name="T879"><text:s/></text:span><text:span text:style-name="T880">= </text:span><text:span text:style-name="T881">returnPromiseFunction</text:span><text:span text:style-name="T882">();</text:span></text:p>
        <text:p text:style-name="P883"><text:span text:style-name="T884"><draw:frame draw:z-index="9" draw:id="id9" draw:style-name="a9" draw:name="Frame10" text:anchor-type="paragraph" svg:x="-104.1563in" svg:y="0in" svg:width="0.01528in" svg:height="0.01528in" style:rel-width="scale" style:rel-height="scale"><draw:text-box><text:p text:style-name="Textbody">Copy to Clipboard</text:p></draw:text-box><svg:title/><svg:desc/></draw:frame></text:span><text:span text:style-name="T885">Dans l'exemple de code, nous avons invoqué </text:span><text:span text:style-name="T886">returnPromiseFunction()</text:span><text:span text:style-name="T887">, qui renvoie une promesse. Nous avons assigné cette promesse à la variable </text:span><text:span text:style-name="T888">prom</text:span><text:span text:style-name="T889">. Similairement aux promesses asynchrones que nous pouvons<text:s/></text:span><text:span text:style-name="T890">rencontrer en production, ``` </text:span><text:span text:style-name="T891">prom</text:span><text:span text:style-name="T892">aura initialement le statut ``en attente``.</text:span></text:p>
        <text:p text:style-name="P893"><text:span text:style-name="T894">Explorons </text:span><text:span text:style-name="T895">setTimeout()<text:s/></text:span><text:span text:style-name="T896">un peu plus.</text:span></text:p>
        <text:h text:style-name="P897" text:outline-level="3">Consommer des promesses</text:h>
        <text:p text:style-name="P898">4 min</text:p>
        <text:p text:style-name="P899"><text:span text:style-name="T900">L'état initial d'une promesse asynchrone est </text:span><text:span text:style-name="T901">pending</text:span><text:span text:style-name="T902">, mais nous avons la garantie qu'elle sera honorée. Comment<text:s/></text:span><text:span text:style-name="T903">indiquer à l'ordinateur ce qui doit se passer ensuite ? Promesse</text:span></text:p>
        <text:p text:style-name="P904"><text:a xlink:href="https://www.codecademy.com/resources/docs/javascript/objects" office:target-frame-name="_top" xlink:show="replace"><text:span text:style-name="T905"><draw:frame draw:z-index="10" draw:id="id10" draw:style-name="a10" draw:name="Frame11"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906">objets</text:span></text:a></text:p>
        <text:p text:style-name="P907">viennent avec un nom bien nommé</text:p>
        <text:p text:style-name="P908"><text:a xlink:href="https://www.codecademy.com/resources/docs/javascript/promise/then" office:target-frame-name="_top" xlink:show="replace"><text:span text:style-name="T909"><draw:frame draw:z-index="11" draw:id="id11" draw:style-name="a11" draw:name="Frame12"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910">.then()</text:span></text:a></text:p>
        <text:p text:style-name="P911"><text:span text:style-name="T912">Méthode. Elle nous permet de dire : « J'ai une promesse, et une fois celle-ci tenue, </text:span><text:span text:style-name="T913">voici</text:span><text:span text:style-name="T914"> ce que je veux<text:s/></text:span><text:span text:style-name="T915">qu'il se passe… »</text:span></text:p>
        <text:p text:style-name="P916"><text:span text:style-name="T917">Dans le cas de notre promesse lave-vaisselle, le lave-vaisselle fonctionnera </text:span><text:span text:style-name="T918">alors</text:span><text:span text:style-name="T919"> :</text:span></text:p>
        <text:list text:style-name="LFO9" text:continue-numbering="true">
          <text:list-item>
            <text:p text:style-name="P920">Si notre promesse est rejetée, cela signifie que nous avons de la vaisselle sale, et nous ajouterons du savon et ferons fonctionner à nouveau le lave-vaisselle.</text:p>
          </text:list-item>
          <text:list-item>
            <text:p text:style-name="P921">Si notre promesse est tenue, cela signifie que nous avons de la vaisselle propre et que nous la rangerons.</text:p>
          </text:list-item>
        </text:list>
        <text:p text:style-name="P922"><text:span text:style-name="T923">.then()</text:span><text:span text:style-name="T924">est une fonction d'ordre supérieur — elle nécessite deux rappels</text:span></text:p>
        <text:p text:style-name="P925"><text:a xlink:href="https://www.codecademy.com/resources/docs/javascript/functions" office:target-frame-name="_top" xlink:show="replace"><text:span text:style-name="T926"><draw:frame draw:z-index="12" draw:id="id12" draw:style-name="a12" draw:name="Frame13"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927">fonctions</text:span></text:a></text:p>
        <text:p text:style-name="P928">comme arguments. Nous les appelons</text:p>
        <text:p text:style-name="P929"><text:a xlink:href="https://www.codecademy.com/resources/docs/javascript/callbacks" office:target-frame-name="_top" xlink:show="replace"><text:span text:style-name="T930"><draw:frame draw:z-index="13" draw:id="id13" draw:style-name="a13" draw:name="Frame14"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931">ra</text:span><text:span text:style-name="T932">ppels</text:span></text:a></text:p>
        <text:p text:style-name="P933"><text:span text:style-name="T934">en tant que </text:span><text:span text:style-name="T935">gestionnaires</text:span><text:span text:style-name="T936"> . Lorsque la promesse est réglée, le gestionnaire approprié sera invoqué avec cette valeur réglée.</text:span></text:p>
        <text:list text:style-name="LFO10" text:continue-numbering="true">
          <text:list-item>
            <text:p text:style-name="P937"><text:span text:style-name="T938">Le premier gestionnaire, parfois appelé </text:span><text:span text:style-name="T939">onFulfilled</text:span><text:span text:style-name="T940">, est un </text:span><text:span text:style-name="T941">gestionnaire de réussite</text:span><text:span text:style-name="T942"> et doit contenir la logique de<text:s/></text:span><text:span text:style-name="T943">résolution de la promesse.</text:span></text:p>
          </text:list-item>
          <text:list-item>
            <text:p text:style-name="P944"><text:span text:style-name="T945">Le deuxième gestionnaire, parfois appelé </text:span><text:span text:style-name="T946">onRejected</text:span><text:span text:style-name="T947">, est un </text:span><text:span text:style-name="T948">gestionnaire d'échec</text:span><text:span text:style-name="T949"> et doit contenir la logique de rejet de la promesse.</text:span></text:p>
          </text:list-item>
        </text:list>
        <text:p text:style-name="P950"><text:span text:style-name="T951">Nous pouvons invoquer </text:span><text:span text:style-name="T952">.then()</text:span><text:span text:style-name="T953">un gestionnaire, les deux ou aucun ! Cela offre une certaine flexi</text:span><text:span text:style-name="T954">bilité, mais peut aussi compliquer le débogage. Si le gestionnaire approprié n'est pas fourni, au lieu de générer une erreur, </text:span><text:span text:style-name="T955">.then()</text:span><text:span text:style-name="T956">renvoie simplement une promesse avec la même valeur définie que celle pour laquelle il a été appelé. Une caractéristique im</text:span><text:span text:style-name="T957">portante de </text:span><text:span text:style-name="T958">.then()<text:s/></text:span><text:span text:style-name="T959">est qu'il renvoie toujours une promesse. Nous y reviendrons plus en détail dans un exercice ultérieur et verrons pourquoi c'est si important.</text:span></text:p>
        <text:p text:style-name="P960"/>
        <text:h text:style-name="P961" text:outline-level="3">Fonctions de rappel de réussite et d'échec</text:h>
        <text:p text:style-name="P962">18 minutes</text:p>
        <text:p text:style-name="P963">Pour gérer une promesse « réussie », ou<text:s/>une promesse qui a été résolue, nous invoquons</text:p>
        <text:p text:style-name="P964"><text:a xlink:href="https://www.codecademy.com/resources/docs/javascript/promise/then" office:target-frame-name="_top" xlink:show="replace"><text:span text:style-name="T965"><draw:frame draw:z-index="14" draw:id="id14" draw:style-name="a14" draw:name="Frame15"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966">.then()</text:span></text:a></text:p>
        <text:p text:style-name="P967">sur la promesse, en passant une fonction de rappel de gestionnaire de réussite :</text:p>
        <text:p text:style-name="P968"><text:span text:style-name="T969">const prom</text:span><text:span text:style-name="T970"><text:s/>= </text:span><text:span text:style-name="T971">new</text:span><text:span text:style-name="T972"><text:s/></text:span><text:span text:style-name="T973">Promise</text:span><text:span text:style-name="T974">((</text:span><text:span text:style-name="T975">resolve</text:span><text:span text:style-name="T976">,<text:s/></text:span><text:span text:style-name="T977">reject</text:span><text:span text:style-name="T978">) =&gt; {</text:span></text:p>
        <text:p text:style-name="P979"><text:span text:style-name="T980">  </text:span><text:span text:style-name="T981">resolve</text:span><text:span text:style-name="T982">(</text:span><text:span text:style-name="T983">'Yay!'</text:span><text:span text:style-name="T984">);</text:span></text:p>
        <text:p text:style-name="P985"><text:span text:style-name="T986">});</text:span></text:p>
        <text:p text:style-name="P987"><text:span text:style-name="T988">const handleSuccess</text:span><text:span text:style-name="T989"><text:s/>= (</text:span><text:span text:style-name="T990">resolvedValue</text:span><text:span text:style-name="T991">) =&gt; {</text:span></text:p>
        <text:p text:style-name="P992"><text:span text:style-name="T993">  </text:span><text:span text:style-name="T994">console</text:span><text:span text:style-name="T995">.</text:span><text:span text:style-name="T996">log</text:span><text:span text:style-name="T997">(</text:span><text:span text:style-name="T998">resolvedValue</text:span><text:span text:style-name="T999">);</text:span></text:p>
        <text:p text:style-name="P1000"><text:span text:style-name="T1001">};</text:span></text:p>
        <text:p text:style-name="P1002"><text:span text:style-name="T1003">prom</text:span><text:span text:style-name="T1004">.</text:span><text:span text:style-name="T1005">then</text:span><text:span text:style-name="T1006">(</text:span><text:span text:style-name="T1007">handleSuccess</text:span><text:span text:style-name="T1008">);<text:s/></text:span><text:span text:style-name="T1009">// Prints: 'Yay!'</text:span></text:p>
        <text:p text:style-name="P1010"><text:span text:style-name="T1011"><draw:frame draw:z-index="15" draw:id="id15" draw:style-name="a15" draw:name="Frame16" text:anchor-type="paragraph" svg:x="-104.1563in" svg:y="0in" svg:width="0.01528in" svg:height="0.01528in" style:rel-width="scale" style:rel-height="scale"><draw:text-box><text:p text:style-name="Textbody">Copy to Clipboard</text:p></draw:text-box><svg:title/><svg:desc/></draw:frame></text:span><text:span text:style-name="T1012">Décomposons ce qui se</text:span><text:span text:style-name="T1013"><text:s/>passe dans l’exemple de code :</text:span></text:p>
        <text:list text:style-name="LFO11" text:continue-numbering="true">
          <text:list-item>
            <text:p text:style-name="P1014"><text:span text:style-name="T1015">prom</text:span><text:span text:style-name="T1016">est une promesse qui se résoudra à </text:span><text:span text:style-name="T1017">'Yay!'</text:span><text:span text:style-name="T1018">.</text:span></text:p>
          </text:list-item>
          <text:list-item>
            <text:p text:style-name="P1019"><text:span text:style-name="T1020">Nous définissons une fonction, </text:span><text:span text:style-name="T1021">handleSuccess()</text:span><text:span text:style-name="T1022">, qui imprime l'argument qui lui est passé.</text:span></text:p>
          </text:list-item>
          <text:list-item>
            <text:p text:style-name="P1023"><text:span text:style-name="T1024">Nous invoquons </text:span><text:span text:style-name="T1025">prom</text:span><text:span text:style-name="T1026">la </text:span><text:span text:style-name="T1027">.then()</text:span><text:span text:style-name="T1028">fonction de en passant notre </text:span><text:span text:style-name="T1029">handleSuccess()</text:span><text:span text:style-name="T1030">fonction.</text:span></text:p>
          </text:list-item>
          <text:list-item>
            <text:p text:style-name="P1031"><text:span text:style-name="T1032">Étan</text:span><text:span text:style-name="T1033">t donné que </text:span><text:span text:style-name="T1034">prom</text:span><text:span text:style-name="T1035">la résolution </text:span><text:span text:style-name="T1036">handleSuccess()</text:span><text:span text:style-name="T1037">est invoquée avec </text:span><text:span text:style-name="T1038">prom</text:span><text:span text:style-name="T1039">la valeur résolue de , elle est </text:span><text:span text:style-name="T1040">'Yay'</text:span><text:span text:style-name="T1041">donc </text:span><text:span text:style-name="T1042">'Yay'</text:span><text:span text:style-name="T1043">enregistrée dans la console.</text:span></text:p>
          </text:list-item>
        </text:list>
        <text:p text:style-name="P1044"><text:span text:style-name="T1045">Avec une consommation de promesse classique, nous ne savons pas si une promesse sera résolue ou rejetée ; nous de</text:span><text:span text:style-name="T1046">vons donc fournir la logique pour chaque cas. Nous pouvons transmettre un rappel de réussite et un rappel d'échec à </text:span><text:span text:style-name="T1047">.then()</text:span><text:span text:style-name="T1048">.</text:span></text:p>
        <text:p text:style-name="P1049"><text:span text:style-name="T1050">let prom</text:span><text:span text:style-name="T1051"><text:s/>= </text:span><text:span text:style-name="T1052">new</text:span><text:span text:style-name="T1053"><text:s/></text:span><text:span text:style-name="T1054">Promise</text:span><text:span text:style-name="T1055">((</text:span><text:span text:style-name="T1056">resolve</text:span><text:span text:style-name="T1057">,<text:s/></text:span><text:span text:style-name="T1058">reject</text:span><text:span text:style-name="T1059">) =&gt; {</text:span></text:p>
        <text:p text:style-name="P1060"><text:span text:style-name="T1061">  </text:span><text:span text:style-name="T1062">let num</text:span><text:span text:style-name="T1063"><text:s/>= </text:span><text:span text:style-name="T1064">Math</text:span><text:span text:style-name="T1065">.</text:span><text:span text:style-name="T1066">random</text:span><text:span text:style-name="T1067">();</text:span></text:p>
        <text:soft-page-break/>
        <text:p text:style-name="P1068"><text:span text:style-name="T1069">  </text:span><text:span text:style-name="T1070">if</text:span><text:span text:style-name="T1071"><text:s/>(</text:span><text:span text:style-name="T1072">num</text:span><text:span text:style-name="T1073"><text:s/>&lt; .</text:span><text:span text:style-name="T1074">5</text:span><text:span text:style-name="T1075"><text:s/>){</text:span></text:p>
        <text:p text:style-name="P1076"><text:span text:style-name="T1077">    </text:span><text:span text:style-name="T1078">resolve</text:span><text:span text:style-name="T1079">(</text:span><text:span text:style-name="T1080">'Yay!'</text:span><text:span text:style-name="T1081">);</text:span></text:p>
        <text:p text:style-name="P1082"><text:span text:style-name="T1083">  </text:span><text:span text:style-name="T1084">}<text:s/></text:span><text:span text:style-name="T1085">else</text:span><text:span text:style-name="T1086"><text:s/>{</text:span></text:p>
        <text:p text:style-name="P1087"><text:span text:style-name="T1088">    </text:span><text:span text:style-name="T1089">reject</text:span><text:span text:style-name="T1090">(</text:span><text:span text:style-name="T1091">'Ohhh noooo!'</text:span><text:span text:style-name="T1092">);</text:span></text:p>
        <text:p text:style-name="P1093"><text:span text:style-name="T1094">  </text:span><text:span text:style-name="T1095">}</text:span></text:p>
        <text:p text:style-name="P1096"><text:span text:style-name="T1097">});</text:span></text:p>
        <text:p text:style-name="P1098"><text:span text:style-name="T1099">const handleSuccess</text:span><text:span text:style-name="T1100"><text:s/>= (</text:span><text:span text:style-name="T1101">resolvedValue</text:span><text:span text:style-name="T1102">) =&gt; {</text:span></text:p>
        <text:p text:style-name="P1103"><text:span text:style-name="T1104">  </text:span><text:span text:style-name="T1105">console</text:span><text:span text:style-name="T1106">.</text:span><text:span text:style-name="T1107">log</text:span><text:span text:style-name="T1108">(</text:span><text:span text:style-name="T1109">resolvedValue</text:span><text:span text:style-name="T1110">);</text:span></text:p>
        <text:p text:style-name="P1111"><text:span text:style-name="T1112">};</text:span></text:p>
        <text:p text:style-name="P1113"><text:span text:style-name="T1114">const handleFailure</text:span><text:span text:style-name="T1115"><text:s/>= (</text:span><text:span text:style-name="T1116">rejectionReason</text:span><text:span text:style-name="T1117">) =&gt; {</text:span></text:p>
        <text:p text:style-name="P1118"><text:span text:style-name="T1119">  </text:span><text:span text:style-name="T1120">console</text:span><text:span text:style-name="T1121">.</text:span><text:span text:style-name="T1122">log</text:span><text:span text:style-name="T1123">(</text:span><text:span text:style-name="T1124">rejectionReason</text:span><text:span text:style-name="T1125">);</text:span></text:p>
        <text:p text:style-name="P1126"><text:span text:style-name="T1127">};</text:span></text:p>
        <text:p text:style-name="P1128"><text:span text:style-name="T1129">prom</text:span><text:span text:style-name="T1130">.</text:span><text:span text:style-name="T1131">then</text:span><text:span text:style-name="T1132">(</text:span><text:span text:style-name="T1133">handleSuccess</text:span><text:span text:style-name="T1134">,<text:s/></text:span><text:span text:style-name="T1135">handleFailure</text:span><text:span text:style-name="T1136">);</text:span></text:p>
        <text:p text:style-name="P1137"><text:span text:style-name="T1138"><draw:frame draw:z-index="16" draw:id="id16" draw:style-name="a16" draw:name="Frame17" text:anchor-type="paragraph" svg:x="-104.1563in" svg:y="0in" svg:width="0.01528in" svg:height="0.01528in" style:rel-width="scale" style:rel-height="scale"><draw:text-box><text:p text:style-name="Textbody">Copy to Clipboard</text:p></draw:text-box><svg:title/><svg:desc/></draw:frame></text:span><text:span text:style-name="T1139">Décomposons ce qui se passe dans l’exemple de code :</text:span></text:p>
        <text:list text:style-name="LFO12" text:continue-numbering="true">
          <text:list-item>
            <text:p text:style-name="P1140"><text:span text:style-name="T1141">prom</text:span><text:span text:style-name="T1142">est une promesse qui sera résolue de manière aléatoire avec </text:span><text:span text:style-name="T1143">'Yay!'</text:span><text:span text:style-name="T1144">ou rejetée avec </text:span><text:span text:style-name="T1145">'Ohhh noooo!'</text:span><text:span text:style-name="T1146">.</text:span></text:p>
          </text:list-item>
          <text:list-item>
            <text:p text:style-name="P1147">Nous croisons deux manutentionnaires</text:p>
          </text:list-item>
        </text:list>
        <text:p text:style-name="P1148"><text:a xlink:href="https://www.codecademy.com/resources/docs/javascript/functions" office:target-frame-name="_top" xlink:show="replace"><text:span text:style-name="T1149"><draw:frame draw:z-index="17" draw:id="id17" draw:style-name="a17" draw:name="Frame18" text:anchor-type="paragraph" svg:x="-104.1563in" svg:y="0in" svg:width="0.01528in" svg:height="0.01528in" style:rel-width="scale" style:rel-height="scale"><draw:text-box><text:p text:style-name="P1150">Preview: Docs Functions are reusable pieces of code that perform tasks, process data, and possibly return values.</text:p></draw:text-box><svg:title/><svg:desc/></draw:frame></text:span><text:span text:style-name="T1151">fonctions</text:span></text:a></text:p>
        <text:p text:style-name="P1152"><text:span text:style-name="T1153">à </text:span><text:span text:style-name="T1154">.then()</text:span><text:span text:style-name="T1155">. Le premier sera invoqué avec </text:span><text:span text:style-name="T1156">'Yay!'</text:span><text:span text:style-name="T1157">si la promesse est résolue, et le second sera invoqué avec </text:span><text:span text:style-name="T1158">'Ohhh<text:s/></text:span><text:span text:style-name="T1159">noooo!'</text:span><text:span text:style-name="T1160">si la promesse est rejetée.</text:span></text:p>
        <text:p text:style-name="P1161"><text:span text:style-name="T1162">Remarque : Le rappel de réussite est parfois appelé « fonction de gestion de réussite » ou «</text:span><text:span text:style-name="T1163">onFulfilled</text:span><text:span text:style-name="T1164"> fonction ». Le rappel d'échec est parfois appelé « fonction de gestion d'échec » ou «</text:span><text:span text:style-name="T1165">onRejected</text:span><text:span text:style-name="T1166"> fonction ».</text:span></text:p>
        <text:p text:style-name="P1167">Écrivons<text:s/>quelques rappels de réussite et d’échec !</text:p>
        <text:p text:style-name="P1168"/>
        <text:h text:style-name="P1169" text:outline-level="3">Utilisation de catch() avec des promesses</text:h>
        <text:p text:style-name="P1170"><text:span text:style-name="T1171">11 min</text:span></text:p>
        <text:p text:style-name="P1172"><text:span text:style-name="T1173">Une façon d'écrire du code plus propre est de suivre un principe appelé </text:span><text:span text:style-name="T1174">séparation des tâches</text:span><text:span text:style-name="T1175"> . Cette séparation consiste à organiser le code en sections distinctes</text:span><text:span text:style-name="T1176">, chacune gérant une tâche spécifique. Elle nous permet de naviguer rapidement dans notre code et de savoir où chercher si quelque chose ne fonctionne pas.</text:span></text:p>
        <text:soft-page-break/>
        <text:p text:style-name="P1177">Souviens-toi,</text:p>
        <text:p text:style-name="P1178"><text:a xlink:href="https://www.codecademy.com/resources/docs/javascript/promise/then" office:target-frame-name="_top" xlink:show="replace"><text:span text:style-name="T1179">.then()</text:span></text:a></text:p>
        <text:p text:style-name="P1180"><text:span text:style-name="T1181">Aperçu : Documents Chargement de la description du lien</text:span></text:p>
        <text:p text:style-name="P1182"><text:span text:style-name="T1183">Si aucun gestionnaire approprié n'a été fourni, une promesse sera renvoyée avec la même valeur définie que celle invoquée. Cette implémentation permet de séparer la logique résolue de la logiq</text:span><text:span text:style-name="T1184">ue rejetée. Au lieu de passer les deux gestionnaires en un seul </text:span><text:span text:style-name="T1185">.then()</text:span><text:span text:style-name="T1186">, nous pouvons enchaîner un second </text:span><text:span text:style-name="T1187">.then()</text:span><text:span text:style-name="T1188">gestionnaire d'échec à un premier </text:span><text:span text:style-name="T1189">.then()</text:span><text:span text:style-name="T1190">gestionnaire de réussite, et les deux cas seront traités.</text:span></text:p>
        <text:p text:style-name="P1191"><text:span text:style-name="T1192">prom</text:span><text:span text:style-name="T1193"><text:line-break/></text:span><text:span text:style-name="T1194"><text:s/>.</text:span><text:span text:style-name="T1195">then</text:span><text:span text:style-name="T1196">((</text:span><text:span text:style-name="T1197">resolvedValue</text:span><text:span text:style-name="T1198">) =&gt; {</text:span><text:span text:style-name="T1199"><text:line-break/></text:span><text:span text:style-name="T1200">   </text:span><text:span text:style-name="T1201">console</text:span><text:span text:style-name="T1202">.</text:span><text:span text:style-name="T1203">log</text:span><text:span text:style-name="T1204">(</text:span><text:span text:style-name="T1205">resolvedValue</text:span><text:span text:style-name="T1206">);</text:span><text:span text:style-name="T1207"><text:line-break/></text:span><text:span text:style-name="T1208"><text:s/>})</text:span><text:span text:style-name="T1209"><text:line-break/></text:span><text:span text:style-name="T1210"><text:s/>.</text:span><text:span text:style-name="T1211">then</text:span><text:span text:style-name="T1212">(</text:span><text:span text:style-name="T1213">null</text:span><text:span text:style-name="T1214">, (</text:span><text:span text:style-name="T1215">rejectionReason</text:span><text:span text:style-name="T1216">) =&gt; {</text:span><text:span text:style-name="T1217"><text:line-break/></text:span><text:span text:style-name="T1218">   </text:span><text:span text:style-name="T1219">console</text:span><text:span text:style-name="T1220">.</text:span><text:span text:style-name="T1221">log</text:span><text:span text:style-name="T1222">(</text:span><text:span text:style-name="T1223">rejectionReason</text:span><text:span text:style-name="T1224">);</text:span><text:span text:style-name="T1225"><text:line-break/></text:span><text:span text:style-name="T1226"><text:s/>});</text:span><text:span text:style-name="T1227"><text:line-break/></text:span></text:p>
        <text:p text:style-name="P1228"><text:span text:style-name="T1229">Copy to Clipboard</text:span></text:p>
        <text:p text:style-name="P1230">Comme JavaScript ne craint pas les espaces, nous suivons une convention courante : placer chaque élément de cette chaîne sur une nouvelle<text:s/>ligne pour une meilleure lisibilité. Pour un code encore plus lisible, nous pouvons utiliser une fonction de promesse différente :</text:p>
        <text:p text:style-name="P1231"><text:a xlink:href="https://www.codecademy.com/resources/docs/javascript/promise/catch" office:target-frame-name="_top" xlink:show="replace"><text:span text:style-name="T1232">.catch()</text:span></text:a></text:p>
        <text:p text:style-name="P1233"><text:span text:style-name="T1234">Aperçu : Documents Chargement de</text:span><text:span text:style-name="T1235"><text:s/>la description du lien</text:span></text:p>
        <text:p text:style-name="P1236">.</text:p>
        <text:p text:style-name="P1237"><text:span text:style-name="T1238">La </text:span><text:span text:style-name="T1239">.catch()</text:span><text:span text:style-name="T1240">fonction n'accepte qu'un seul argument : </text:span><text:span text:style-name="T1241">onRejected</text:span><text:span text:style-name="T1242">. En cas de rejet d'une promesse, ce gestionnaire d'échec sera invoqué avec la raison du rejet. Utiliser </text:span><text:span text:style-name="T1243">.catch()</text:span><text:span text:style-name="T1244">a revient à utiliser a </text:span><text:span text:style-name="T1245">.then()</text:span><text:span text:style-name="T1246">avec seulement un<text:s/></text:span><text:span text:style-name="T1247">gestionnaire d'échec.</text:span></text:p>
        <text:p text:style-name="P1248"><text:span text:style-name="T1249">Regardons un exemple utilisant </text:span><text:span text:style-name="T1250">.catch()</text:span><text:span text:style-name="T1251">:</text:span></text:p>
        <text:p text:style-name="P1252"><text:span text:style-name="T1253">prom</text:span><text:span text:style-name="T1254"><text:line-break/></text:span><text:span text:style-name="T1255"><text:s/>.</text:span><text:span text:style-name="T1256">then</text:span><text:span text:style-name="T1257">((</text:span><text:span text:style-name="T1258">resolvedValue</text:span><text:span text:style-name="T1259">) =&gt; {</text:span><text:span text:style-name="T1260"><text:line-break/></text:span><text:span text:style-name="T1261">   </text:span><text:span text:style-name="T1262">console</text:span><text:span text:style-name="T1263">.</text:span><text:span text:style-name="T1264">log</text:span><text:span text:style-name="T1265">(</text:span><text:span text:style-name="T1266">resolvedValue</text:span><text:span text:style-name="T1267">);</text:span><text:span text:style-name="T1268"><text:line-break/></text:span><text:span text:style-name="T1269"><text:s/>})</text:span><text:span text:style-name="T1270"><text:line-break/></text:span><text:span text:style-name="T1271"><text:s/>.</text:span><text:span text:style-name="T1272">catch</text:span><text:span text:style-name="T1273">((</text:span><text:span text:style-name="T1274">rejectionReason</text:span><text:span text:style-name="T1275">) =&gt; {</text:span><text:span text:style-name="T1276"><text:line-break/></text:span><text:span text:style-name="T1277">   </text:span><text:span text:style-name="T1278">console</text:span><text:span text:style-name="T1279">.</text:span><text:span text:style-name="T1280">log</text:span><text:span text:style-name="T1281">(</text:span><text:span text:style-name="T1282">rejectionReason</text:span><text:span text:style-name="T1283">);</text:span><text:span text:style-name="T1284"><text:line-break/></text:span><text:span text:style-name="T1285"><text:s/>});</text:span><text:span text:style-name="T1286"><text:line-break/></text:span></text:p>
        <text:p text:style-name="P1287"><text:span text:style-name="T1288">Copy to Clipboard</text:span></text:p>
        <text:p text:style-name="P1289">Décomposons ce qui se passe dans<text:s/>l’exemple de code :</text:p>
        <text:list text:style-name="LFO13" text:continue-numbering="true">
          <text:list-item>
            <text:p text:style-name="P1290"><text:span text:style-name="T1291">prom</text:span><text:span text:style-name="T1292">est une promesse qui se résout aléatoirement avec </text:span><text:span text:style-name="T1293">'Yay!'</text:span><text:span text:style-name="T1294">ou se rejette avec </text:span><text:span text:style-name="T1295">'Ohhh noooo!'</text:span><text:span text:style-name="T1296">.</text:span></text:p>
          </text:list-item>
          <text:list-item>
            <text:p text:style-name="P1297"><text:span text:style-name="T1298">Nous transmettons un gestionnaire de réussite à </text:span><text:span text:style-name="T1299">.then()</text:span><text:span text:style-name="T1300">et un gestionnaire d’échec à </text:span><text:span text:style-name="T1301">.catch()</text:span><text:span text:style-name="T1302">.</text:span></text:p>
          </text:list-item>
          <text:list-item>
            <text:p text:style-name="P1303"><text:span text:style-name="T1304">Si la promesse est résolue, </text:span><text:span text:style-name="T1305">.then()</text:span><text:span text:style-name="T1306">le<text:s/></text:span><text:span text:style-name="T1307">gestionnaire de réussite de sera invoqué avec </text:span><text:span text:style-name="T1308">'Yay!'</text:span><text:span text:style-name="T1309">.</text:span></text:p>
          </text:list-item>
          <text:list-item>
            <text:p text:style-name="P1310"><text:span text:style-name="T1311">Si la promesse est rejetée, </text:span><text:span text:style-name="T1312">.then()</text:span><text:span text:style-name="T1313">une promesse sera renvoyée avec la même raison de rejet que la promesse d'origine, et </text:span><text:span text:style-name="T1314">.catch()</text:span><text:span text:style-name="T1315">le gestionnaire d'échec sera invoqué avec cette raison de rejet.</text:span></text:p>
          </text:list-item>
        </text:list>
        <text:p text:style-name="P1316"><text:span text:style-name="T1317">Pratiquo</text:span><text:span text:style-name="T1318">ns l'écriture</text:span><text:span text:style-name="T1319">.catch()</text:span><text:span text:style-name="T1320"> </text:span></text:p>
        <text:p text:style-name="P1321"><text:a xlink:href="https://www.codecademy.com/resources/docs/javascript/functions" office:target-frame-name="_top" xlink:show="replace"><text:span text:style-name="T1322">fonctions</text:span></text:a></text:p>
        <text:p text:style-name="P1323"><text:span text:style-name="T1324">Aperçu : Documents Chargement de la description du lien</text:span></text:p>
        <text:p text:style-name="P1325">.</text:p>
        <text:p text:style-name="P1326"/>
        <text:h text:style-name="P1327" text:outline-level="3">Enchaîner plusieurs promesses</text:h>
        <text:p text:style-name="P1328"><text:span text:style-name="T1329">15 minutes</text:span></text:p>
        <text:p text:style-name="P1330">Un schéma courant de la programmation<text:s/>asynchrone est celui des opérations multiples qui dépendent les unes des autres pour s'exécuter ou qui doivent être exécutées dans un certain ordre. On peut ainsi effectuer une requête dans une base de données et utiliser les données renvoyées pour en effectuer une autre, et ainsi de suite ! Illustrons cela avec un autre exemple de ménage, la lessive :</text:p>
        <text:p text:style-name="P1331"><text:span text:style-name="T1332">On prend nos vêtements sales et on les met dans la machine à laver. S'ils sont propres, on les met au sèche-linge. Une fois le sèche-linge en marche, s'ils s</text:span><text:span text:style-name="T1333">ont secs, </text:span><text:span text:style-name="T1334">on peut</text:span><text:span text:style-name="T1335"> les plier et les ranger.</text:span></text:p>
        <text:p text:style-name="P1336"><text:span text:style-name="T1337">Ce processus d'enchaînement de promesses est appelé </text:span><text:span text:style-name="T1338">composition</text:span><text:span text:style-name="T1339"> . Les promesses sont conçues dans un souci de composition ! Voici un exemple simple de chaîne de promesses en code :</text:span></text:p>
        <text:p text:style-name="P1340"><text:span text:style-name="T1341">firstPromiseFunction</text:span><text:span text:style-name="T1342">()</text:span><text:span text:style-name="T1343"><text:line-break/></text:span><text:span text:style-name="T1344">.</text:span><text:span text:style-name="T1345">then</text:span><text:span text:style-name="T1346">((</text:span><text:span text:style-name="T1347">firstResolveVal</text:span><text:span text:style-name="T1348">) =&gt; {</text:span><text:span text:style-name="T1349"><text:line-break/></text:span><text:span text:style-name="T1350">  </text:span><text:span text:style-name="T1351">return</text:span><text:span text:style-name="T1352"><text:s/></text:span><text:span text:style-name="T1353">secondPromiseFunction</text:span><text:span text:style-name="T1354">(</text:span><text:span text:style-name="T1355">firstResolveVal</text:span><text:span text:style-name="T1356">);</text:span><text:span text:style-name="T1357"><text:line-break/></text:span><text:span text:style-name="T1358">})</text:span><text:span text:style-name="T1359"><text:line-break/></text:span><text:span text:style-name="T1360">.</text:span><text:span text:style-name="T1361">then</text:span><text:span text:style-name="T1362">((</text:span><text:span text:style-name="T1363">secondResolveVal</text:span><text:span text:style-name="T1364">) =&gt; {</text:span><text:span text:style-name="T1365"><text:line-break/></text:span><text:span text:style-name="T1366">  </text:span><text:span text:style-name="T1367">console</text:span><text:span text:style-name="T1368">.</text:span><text:span text:style-name="T1369">log</text:span><text:span text:style-name="T1370">(</text:span><text:span text:style-name="T1371">secondResolveVal</text:span><text:span text:style-name="T1372">);</text:span><text:span text:style-name="T1373"><text:line-break/></text:span><text:span text:style-name="T1374">});</text:span><text:span text:style-name="T1375"><text:line-break/></text:span></text:p>
        <text:p text:style-name="P1376"><text:span text:style-name="T1377">Copy to Clipboard</text:span></text:p>
        <text:p text:style-name="P1378">Décomposons ce qui se passe dans l’exemple :</text:p>
        <text:list text:style-name="LFO14" text:continue-numbering="true">
          <text:list-item>
            <text:p text:style-name="P1379"><text:span text:style-name="T1380">Nous invoquons une fonction </text:span><text:span text:style-name="T1381">firstPromiseFunction()</text:span><text:span text:style-name="T1382">qui renvoie une promesse.</text:span></text:p>
          </text:list-item>
          <text:list-item>
            <text:p text:style-name="P1383">Nous invoquons</text:p>
          </text:list-item>
        </text:list>
        <text:p text:style-name="P1384"><text:a xlink:href="https://www.codecademy.com/resources/docs/javascript/promise/then" office:target-frame-name="_top" xlink:show="replace"><text:span text:style-name="T1385">.then()</text:span></text:a></text:p>
        <text:p text:style-name="P1386"><text:span text:style-name="T1387">Aperçu : Documents Chargement de la description du lien</text:span></text:p>
        <text:p text:style-name="P1388">avec une fonction anonyme comme gestionnaire de réussite.</text:p>
        <text:list text:style-name="LFO14" text:continue-numbering="true">
          <text:list-item>
            <text:p text:style-name="P1389"><text:span text:style-name="T1390">À l'intéri</text:span><text:span text:style-name="T1391">eur du gestionnaire de réussite, nous </text:span><text:span text:style-name="T1392">renvoyons</text:span><text:span text:style-name="T1393"> une nouvelle promesse — le résultat de l'appel d'une deuxième fonction, </text:span><text:span text:style-name="T1394">secondPromiseFunction()</text:span><text:span text:style-name="T1395">avec la valeur résolue de la première promesse.</text:span></text:p>
          </text:list-item>
          <text:list-item>
            <text:p text:style-name="P1396"><text:span text:style-name="T1397">Nous invoquons un second </text:span><text:span text:style-name="T1398">.then()</text:span><text:span text:style-name="T1399">pour gérer la logique de règlemen</text:span><text:span text:style-name="T1400">t de la deuxième promesse.</text:span></text:p>
          </text:list-item>
          <text:list-item>
            <text:p text:style-name="P1401"><text:span text:style-name="T1402">À l'intérieur</text:span><text:span text:style-name="T1403">.then()</text:span><text:span text:style-name="T1404">, nous avons un gestionnaire de réussite, qui enregistrera la valeur résolue de la deuxième promesse dans la console.</text:span></text:p>
          </text:list-item>
        </text:list>
        <text:p text:style-name="P1405"><text:span text:style-name="T1406">Pour que notre chaîne fonctionne correctement, nous devions utiliser </text:span><text:span text:style-name="T1407">return</text:span><text:span text:style-name="T1408">la promesse </text:span><text:span text:style-name="T1409">secondPromiseFunction(firstResolveVal)</text:span><text:span text:style-name="T1410">. Cela garantissait que la valeur de retour de la première </text:span><text:span text:style-name="T1411">.then()</text:span><text:span text:style-name="T1412">promesse correspondait à notre deuxième promesse, plutôt qu'au retour par défaut d'une nouvelle promesse ayant la même valeur que la promesse initiale.</text:span></text:p>
        <text:p text:style-name="P1413">Écrivons quelques chaînes de promesses !</text:p>
        <text:p text:style-name="P1414"/>
        <text:h text:style-name="P1415" text:outline-level="3">Éviter les erreurs courantes</text:h>
        <text:p text:style-name="P1416"><text:span text:style-name="T1417">9 minutes</text:span></text:p>
        <text:p text:style-name="P1418">La composition de promesses permet un code beaucoup plus lisible que la syntaxe de rappel imbriquée qui la précédait. Cependant, des erreurs peuvent facilement se produire. Dans cet exercice, nous allons aborder deux erreurs courantes liées à la composition de promesses.</text:p>
        <text:p text:style-name="P1419"><text:span text:style-name="T1420">Erreur 1 :</text:span><text:span text:style-name="T1421"> imbriquer les promesses au lieu de les enchaîner.</text:span></text:p>
        <text:p text:style-name="P1422"><text:span text:style-name="T1423">returnsFirstPromise</text:span><text:span text:style-name="T1424">()</text:span><text:span text:style-name="T1425"><text:line-break/></text:span><text:span text:style-name="T1426">.</text:span><text:span text:style-name="T1427">then</text:span><text:span text:style-name="T1428">((</text:span><text:span text:style-name="T1429">firstResolveVal</text:span><text:span text:style-name="T1430">) =&gt; {</text:span><text:span text:style-name="T1431"><text:line-break/></text:span><text:span text:style-name="T1432">  </text:span><text:span text:style-name="T1433">return</text:span><text:span text:style-name="T1434"><text:s/></text:span><text:span text:style-name="T1435">returnsSecondValue</text:span><text:span text:style-name="T1436">(</text:span><text:span text:style-name="T1437">firstResolveVal</text:span><text:span text:style-name="T1438">)</text:span><text:span text:style-name="T1439"><text:line-break/></text:span><text:span text:style-name="T1440">    .</text:span><text:span text:style-name="T1441">then</text:span><text:span text:style-name="T1442">((</text:span><text:span text:style-name="T1443">secondResolveVal</text:span><text:span text:style-name="T1444">) =&gt; {</text:span><text:span text:style-name="T1445"><text:line-break/></text:span><text:span text:style-name="T1446">      </text:span><text:span text:style-name="T1447">console</text:span><text:span text:style-name="T1448">.</text:span><text:span text:style-name="T1449">log</text:span><text:span text:style-name="T1450">(</text:span><text:span text:style-name="T1451">secondResolveVal</text:span><text:span text:style-name="T1452">);</text:span><text:span text:style-name="T1453"><text:line-break/></text:span><text:span text:style-name="T1454">    })</text:span><text:span text:style-name="T1455"><text:line-break/></text:span><text:span text:style-name="T1456">})</text:span><text:span text:style-name="T1457"><text:line-break/></text:span></text:p>
        <text:p text:style-name="P1458"><text:span text:style-name="T1459">Copy to Clipboard</text:span></text:p>
        <text:p text:style-name="P1460">Décomposons ce qui se passe dans le code ci-dessus :</text:p>
        <text:list text:style-name="LFO15" text:continue-numbering="true">
          <text:list-item>
            <text:p text:style-name="P1461"><text:span text:style-name="T1462">Nous invoquons </text:span><text:span text:style-name="T1463">returnsFirstPromise()</text:span><text:span text:style-name="T1464">ce qui renvoie une promesse.</text:span></text:p>
          </text:list-item>
          <text:list-item>
            <text:p text:style-name="P1465">Nous invoquons</text:p>
          </text:list-item>
        </text:list>
        <text:p text:style-name="P1466"><text:a xlink:href="https://www.codecademy.com/resources/docs/javascript/promise/then" office:target-frame-name="_top" xlink:show="replace"><text:span text:style-name="T1467">.then()</text:span></text:a></text:p>
        <text:p text:style-name="P1468"><text:span text:style-name="T1469">Aperçu : Documents Chargement de la description du lien</text:span></text:p>
        <text:soft-page-break/>
        <text:p text:style-name="P1470">avec un gestionnaire de réussite.</text:p>
        <text:list text:style-name="LFO15" text:continue-numbering="true">
          <text:list-item>
            <text:p text:style-name="P1471"><text:span text:style-name="T1472">À l'intérieur du gestionnaire de réussite, nous invoquons </text:span><text:span text:style-name="T1473">returnsSecondValue(</text:span><text:span text:style-name="T1474">)</text:span><text:span text:style-name="T1475">with </text:span><text:span text:style-name="T1476">firstResolveVal</text:span><text:span text:style-name="T1477">, qui renverra une nouvelle promesse.</text:span></text:p>
          </text:list-item>
          <text:list-item>
            <text:p text:style-name="P1478"><text:span text:style-name="T1479">Nous invoquons un second </text:span><text:span text:style-name="T1480">.then()</text:span><text:span text:style-name="T1481">pour gérer la logique de la deuxième promesse, réglant toutes les promesses </text:span><text:span text:style-name="T1482">à l'intérieur</text:span><text:span text:style-name="T1483"> de la première </text:span><text:span text:style-name="T1484">then()</text:span><text:span text:style-name="T1485">!</text:span></text:p>
          </text:list-item>
          <text:list-item>
            <text:p text:style-name="P1486"><text:span text:style-name="T1487">À l'intérieur de cette seconde </text:span><text:span text:style-name="T1488">.then()</text:span><text:span text:style-name="T1489">, nous avons u</text:span><text:span text:style-name="T1490">n gestionnaire de réussite qui enregistrera la valeur résolue de la deuxième promesse dans la console.</text:span></text:p>
          </text:list-item>
        </text:list>
        <text:p text:style-name="P1491">Au lieu d'avoir une chaîne de promesses claire, nous avons imbriqué la logique de l'une dans celle de l'autre. Imaginez si nous devions gérer cinq ou dix<text:s/>promesses !</text:p>
        <text:p text:style-name="P1492"><text:span text:style-name="T1493">Erreur 2 :</text:span><text:span text:style-name="T1494"> Oublier </text:span><text:span text:style-name="T1495">return</text:span><text:span text:style-name="T1496">une promesse.</text:span></text:p>
        <text:p text:style-name="P1497"><text:span text:style-name="T1498">returnsFirstPromise</text:span><text:span text:style-name="T1499">()</text:span><text:span text:style-name="T1500"><text:line-break/></text:span><text:span text:style-name="T1501">.</text:span><text:span text:style-name="T1502">then</text:span><text:span text:style-name="T1503">((</text:span><text:span text:style-name="T1504">firstResolveVal</text:span><text:span text:style-name="T1505">) =&gt; {</text:span><text:span text:style-name="T1506"><text:line-break/></text:span><text:span text:style-name="T1507">  </text:span><text:span text:style-name="T1508">returnsSecondValue</text:span><text:span text:style-name="T1509">(</text:span><text:span text:style-name="T1510">firstResolveVal</text:span><text:span text:style-name="T1511">)</text:span><text:span text:style-name="T1512"><text:line-break/></text:span><text:span text:style-name="T1513">})</text:span><text:span text:style-name="T1514"><text:line-break/></text:span><text:span text:style-name="T1515">.</text:span><text:span text:style-name="T1516">then</text:span><text:span text:style-name="T1517">((</text:span><text:span text:style-name="T1518">someVal</text:span><text:span text:style-name="T1519">) =&gt; {</text:span><text:span text:style-name="T1520"><text:line-break/></text:span><text:span text:style-name="T1521">  </text:span><text:span text:style-name="T1522">console</text:span><text:span text:style-name="T1523">.</text:span><text:span text:style-name="T1524">log</text:span><text:span text:style-name="T1525">(</text:span><text:span text:style-name="T1526">someVal</text:span><text:span text:style-name="T1527">);</text:span><text:span text:style-name="T1528"><text:line-break/></text:span><text:span text:style-name="T1529">})</text:span><text:span text:style-name="T1530"><text:line-break/></text:span></text:p>
        <text:p text:style-name="P1531"><text:span text:style-name="T1532">Copy to Clipboard</text:span></text:p>
        <text:p text:style-name="P1533">Décomposons ce qui se passe dans l’exemple :</text:p>
        <text:list text:style-name="LFO16" text:continue-numbering="true">
          <text:list-item>
            <text:p text:style-name="P1534"><text:span text:style-name="T1535">Nous invoquons </text:span><text:span text:style-name="T1536">returnsFirstPromise()</text:span><text:span text:style-name="T1537">ce qui renvoie une promesse.</text:span></text:p>
          </text:list-item>
          <text:list-item>
            <text:p text:style-name="P1538"><text:span text:style-name="T1539">Nous invoquons </text:span><text:span text:style-name="T1540">.then()</text:span><text:span text:style-name="T1541">avec un gestionnaire de réussite.</text:span></text:p>
          </text:list-item>
          <text:list-item>
            <text:p text:style-name="P1542"><text:span text:style-name="T1543">À l'intérieur du gestionnaire de réussite, nous créons notre deuxième promesse, mais nous </text:span><text:span text:style-name="T1544">return</text:span><text:span text:style-name="T1545">l'oublions !</text:span></text:p>
          </text:list-item>
          <text:list-item>
            <text:p text:style-name="P1546"><text:span text:style-name="T1547">Nous invoquons une seconde</text:span><text:span text:style-name="T1548"><text:s/>méthode </text:span><text:span text:style-name="T1549">.then()</text:span><text:span text:style-name="T1550">. Elle est censée gérer la logique de la seconde promesse, mais comme nous n'avons pas renvoyé cette dernière, elle </text:span><text:span text:style-name="T1551">.then()</text:span><text:span text:style-name="T1552">est invoquée sur une promesse ayant la même valeur définie que la promesse initiale !</text:span></text:p>
          </text:list-item>
        </text:list>
        <text:p text:style-name="P1553">Étant donné que le fait<text:s/>d'oublier de renvoyer notre promesse ne générera pas d'erreur, cela peut être une chose très délicate à déboguer !</text:p>
        <text:p text:style-name="P1554"/>
        <text:p text:style-name="P1555"/>
        <text:p text:style-name="P1556"/>
        <text:h text:style-name="P1557" text:outline-level="3">Utilisation de Promise.all()</text:h>
        <text:p text:style-name="P1558"><text:span text:style-name="T1559">18 minutes</text:span></text:p>
        <text:soft-page-break/>
        <text:p text:style-name="P1560">Lorsqu'elle est correctement réalisée, la composition de promesses est un excellent moyen de gérer<text:s/>les situations où les opérations asynchrones dépendent les unes des autres ou où l'ordre d'exécution est important. Que se passe-t-il si nous avons affaire à plusieurs promesses, mais que l'ordre ne nous importe pas ? Repensons au nettoyage.</text:p>
        <text:p text:style-name="P1561"><text:span text:style-name="T1562">Pour que notr</text:span><text:span text:style-name="T1563">e maison soit propre, il faut que nos vêtements sèchent, que nos poubelles soient vidées et que le lave-vaisselle tourne. </text:span><text:span text:style-name="T1564">Toutes</text:span><text:span text:style-name="T1565"> ces tâches doivent être effectuées, mais sans ordre particulier. De plus, comme elles sont toutes effectuées de manière<text:s/></text:span><text:span text:style-name="T1566">asynchrone, elles peuvent toutes se dérouler en même temps !</text:span></text:p>
        <text:p text:style-name="P1567"><text:span text:style-name="T1568">Pour maximiser l'efficacité, nous devons utiliser </text:span><text:span text:style-name="T1569">la concurrence</text:span><text:span text:style-name="T1570"> , c'est-à-dire plusieurs opérations asynchrones simultanées. Nous pouvons y parvenir avec des promesses grâce à la fonction </text:span><text:span text:style-name="T1571">Promis</text:span><text:span text:style-name="T1572">e.all()</text:span><text:span text:style-name="T1573">.</text:span></text:p>
        <text:p text:style-name="P1574"><text:span text:style-name="T1575">Promise.all()</text:span><text:span text:style-name="T1576">Accepte un tableau de promesses en argument et renvoie une promesse unique.<text:s/></text:span><text:span text:style-name="T1577">Cette promesse unique sera réglée de deux manières :</text:span></text:p>
        <text:list text:style-name="LFO17" text:continue-numbering="true">
          <text:list-item>
            <text:p text:style-name="P1578"><text:span text:style-name="T1579">Si chaque promesse du tableau d'arguments est résolue, la promesse unique renvoyée </text:span><text:span text:style-name="T1580">Promise.all()</text:span><text:span text:style-name="T1581">sera réso</text:span><text:span text:style-name="T1582">lue avec un tableau contenant la valeur résolue de chaque promesse du tableau d'arguments.</text:span></text:p>
          </text:list-item>
          <text:list-item>
            <text:p text:style-name="P1583"><text:span text:style-name="T1584">Si une promesse du tableau d'arguments est rejetée, la promesse unique renvoyée </text:span><text:span text:style-name="T1585">Promise.all()</text:span><text:span text:style-name="T1586">sera immédiatement rejetée, avec la raison du rejet. Ce comportement est</text:span><text:span text:style-name="T1587"><text:s/>parfois appelé «</text:span><text:span text:style-name="T1588"> échec rapide »</text:span><text:span text:style-name="T1589"> , car l'échec d'une promesse interne entraîne la liquidation de la promesse externe, que les autres promesses internes soient terminées ou non.</text:span></text:p>
          </text:list-item>
        </text:list>
        <text:p text:style-name="P1590">Regardons un exemple de code :</text:p>
        <text:p text:style-name="P1591"><text:span text:style-name="T1592">let myPromises</text:span><text:span text:style-name="T1593"><text:s/>= </text:span><text:span text:style-name="T1594">Promise</text:span><text:span text:style-name="T1595">.</text:span><text:span text:style-name="T1596">all</text:span><text:span text:style-name="T1597">([</text:span><text:span text:style-name="T1598">returnsPromOne</text:span><text:span text:style-name="T1599">(),<text:s/></text:span><text:span text:style-name="T1600">returnsPromTwo</text:span><text:span text:style-name="T1601">(),<text:s/></text:span><text:span text:style-name="T1602">returnsPromThree</text:span><text:span text:style-name="T1603">()]);</text:span><text:span text:style-name="T1604"><text:line-break/></text:span><text:span text:style-name="T1605"><text:line-break/></text:span><text:span text:style-name="T1606">myPromises</text:span><text:span text:style-name="T1607"><text:line-break/></text:span><text:span text:style-name="T1608">  .</text:span><text:span text:style-name="T1609">then</text:span><text:span text:style-name="T1610">((</text:span><text:span text:style-name="T1611">arrayOfValues</text:span><text:span text:style-name="T1612">) =&gt; {</text:span><text:span text:style-name="T1613"><text:line-break/></text:span><text:span text:style-name="T1614">    </text:span><text:span text:style-name="T1615">console</text:span><text:span text:style-name="T1616">.</text:span><text:span text:style-name="T1617">log</text:span><text:span text:style-name="T1618">(</text:span><text:span text:style-name="T1619">arrayOfValues</text:span><text:span text:style-name="T1620">);</text:span><text:span text:style-name="T1621"><text:line-break/></text:span><text:span text:style-name="T1622">  })</text:span><text:span text:style-name="T1623"><text:line-break/></text:span><text:span text:style-name="T1624">  .</text:span><text:span text:style-name="T1625">catch</text:span><text:span text:style-name="T1626">((</text:span><text:span text:style-name="T1627">rejectionReason</text:span><text:span text:style-name="T1628">) =&gt; {</text:span><text:span text:style-name="T1629"><text:line-break/></text:span><text:span text:style-name="T1630">    </text:span><text:span text:style-name="T1631">console</text:span><text:span text:style-name="T1632">.</text:span><text:span text:style-name="T1633">log</text:span><text:span text:style-name="T1634">(</text:span><text:span text:style-name="T1635">rejectionReason</text:span><text:span text:style-name="T1636">);</text:span><text:span text:style-name="T1637"><text:line-break/></text:span><text:span text:style-name="T1638">  });</text:span><text:span text:style-name="T1639"><text:line-break/></text:span></text:p>
        <text:p text:style-name="P1640"><text:span text:style-name="T1641">Copy to Clipboard</text:span></text:p>
        <text:p text:style-name="P1642">Décomposons ce qui se passe :</text:p>
        <text:list text:style-name="LFO18" text:continue-numbering="true">
          <text:list-item>
            <text:p text:style-name="P1643"><text:span text:style-name="T1644">Nous déclarons </text:span><text:span text:style-name="T1645">myPromises</text:span><text:span text:style-name="T1646">assigné à l'invocation de </text:span><text:span text:style-name="T1647">Promise.all()</text:span><text:span text:style-name="T1648">.</text:span></text:p>
          </text:list-item>
          <text:list-item>
            <text:p text:style-name="P1649"><text:span text:style-name="T1650">Nous invoquons </text:span><text:span text:style-name="T1651">Promise.all()</text:span><text:span text:style-name="T1652">avec un tableau de trois promesses — les valeurs renvoyées par</text:span></text:p>
          </text:list-item>
        </text:list>
        <text:p text:style-name="P1653"><text:a xlink:href="https://www.codecademy.com/resources/docs/javascript/functions" office:target-frame-name="_top" xlink:show="replace"><text:span text:style-name="T1654">fonctions</text:span></text:a></text:p>
        <text:p text:style-name="P1655"><text:span text:style-name="T1656">Aperçu : Documents Charg</text:span><text:span text:style-name="T1657">ement de la description du lien</text:span></text:p>
        <text:list text:style-name="LFO18" text:continue-numbering="true">
          <text:list-item>
            <text:p text:style-name="P1658">Nous invoquons</text:p>
          </text:list-item>
        </text:list>
        <text:p text:style-name="P1659"><text:a xlink:href="https://www.codecademy.com/resources/docs/javascript/promise/then" office:target-frame-name="_top" xlink:show="replace"><text:span text:style-name="T1660">.then()</text:span></text:a></text:p>
        <text:p text:style-name="P1661"><text:span text:style-name="T1662">Aperçu : Documents Chargement de la description du lien</text:span></text:p>
        <text:p text:style-name="P1663">avec un gestionnaire de réussite, qui imprimera le tableau des<text:s/>valeurs résolues si chaque promesse est résolue avec succès.</text:p>
        <text:list text:style-name="LFO18" text:continue-numbering="true">
          <text:list-item>
            <text:p text:style-name="P1664">Nous invoquons</text:p>
          </text:list-item>
        </text:list>
        <text:p text:style-name="P1665"><text:a xlink:href="https://www.codecademy.com/resources/docs/javascript/promise/catch" office:target-frame-name="_top" xlink:show="replace"><text:span text:style-name="T1666">.catch()</text:span></text:a></text:p>
        <text:p text:style-name="P1667"><text:span text:style-name="T1668">Aperçu : Documents Chargement de la description du lien</text:span></text:p>
        <text:p text:style-name="P1669">avec un gestionnaire d'échec,<text:s/>qui imprimera le premier message de rejet si une promesse est rejetée.</text:p>
        <text:p text:style-name="P1670"/>
        <text:p text:style-name="P1671"><text:span text:style-name="T1672">Bravo ! Les promesses sont un concept complexe, même pour les développeurs expérimentés. Félicitations ! Vous avez beaucoup appris sur JavaScript asynchrone et les promesses.<text:s/></text:span><text:span text:style-name="T1673">Récapitulons :</text:span></text:p>
        <text:list text:style-name="LFO19" text:continue-numbering="true">
          <text:list-item>
            <text:p text:style-name="P1674">Les promesses sont du JavaScript</text:p>
          </text:list-item>
        </text:list>
        <text:p text:style-name="P1675"><text:a xlink:href="https://www.codecademy.com/resources/docs/javascript/objects" office:target-frame-name="_top" xlink:show="replace"><text:span text:style-name="T1676">objets</text:span></text:a></text:p>
        <text:p text:style-name="P1677"><text:span text:style-name="T1678">Preview: Docs A data type for organizing a set of custom properties and behaviors.</text:span></text:p>
        <text:p text:style-name="P1679">qui représentent le résultat final d'une<text:s/>opération asynchrone.</text:p>
        <text:list text:style-name="LFO19" text:continue-numbering="true">
          <text:list-item>
            <text:p text:style-name="P1680">Les promesses peuvent être dans l’un des trois états suivants : en attente, résolues ou rejetées.</text:p>
          </text:list-item>
          <text:list-item>
            <text:p text:style-name="P1681">Une promesse est tenue si elle est résolue ou rejetée.</text:p>
          </text:list-item>
          <text:list-item>
            <text:p text:style-name="P1682"><text:span text:style-name="T1683">Nous construisons une promesse en utilisant le </text:span><text:span text:style-name="T1684">new</text:span><text:span text:style-name="T1685">mot-clé et en passant une<text:s/></text:span><text:span text:style-name="T1686">fonction d'exécution à la </text:span><text:span text:style-name="T1687">Promise</text:span><text:span text:style-name="T1688">méthode constructeur.</text:span></text:p>
          </text:list-item>
          <text:list-item>
            <text:p text:style-name="P1689"><text:a xlink:href="https://www.codecademy.com/resources/docs/javascript/window/setTimeout" office:target-frame-name="_top" xlink:show="replace"><text:span text:style-name="T1690">setTimeout()</text:span></text:a></text:p>
          </text:list-item>
        </text:list>
        <text:p text:style-name="P1691"><text:span text:style-name="T1692">Aperçu : Documents Chargement de la description du lien</text:span></text:p>
        <text:p text:style-name="P1693">est une fonction Node qui retarde l'exécution d'une fonction de rappel à l'aide de la boucle d'événements.</text:p>
        <text:list text:style-name="LFO19" text:continue-numbering="true">
          <text:list-item>
            <text:p text:style-name="P1694">Nous utilisons</text:p>
          </text:list-item>
        </text:list>
        <text:p text:style-name="P1695"><text:a xlink:href="https://www.codecademy.com/resources/docs/javascript/promise/then" office:target-frame-name="_top" xlink:show="replace"><text:span text:style-name="T1696">.then()</text:span></text:a></text:p>
        <text:p text:style-name="P1697"><text:span text:style-name="T1698">Aperçu : Documents Chargement de la description du lien</text:span></text:p>
        <text:p text:style-name="P1699">avec un rappel de gestionnaire<text:s/>de réussite contenant la logique de ce qui doit se passer si une promesse est résolue.</text:p>
        <text:list text:style-name="LFO19" text:continue-numbering="true">
          <text:list-item>
            <text:p text:style-name="P1700">Nous utilisons</text:p>
          </text:list-item>
        </text:list>
        <text:p text:style-name="P1701"><text:a xlink:href="https://www.codecademy.com/resources/docs/javascript/promise/catch" office:target-frame-name="_top" xlink:show="replace"><text:span text:style-name="T1702">.catch()</text:span></text:a></text:p>
        <text:p text:style-name="P1703"><text:span text:style-name="T1704">Aperçu : Documents Chargement de la description du lien</text:span></text:p>
        <text:p text:style-name="P1705">avec<text:s/>un rappel de gestionnaire d'échec contenant la logique de ce qui doit se passer si une promesse est rejetée.</text:p>
        <text:list text:style-name="LFO19" text:continue-numbering="true">
          <text:list-item>
            <text:p text:style-name="P1706"><text:span text:style-name="T1707">La composition de promesses nous permet d'écrire du code complexe et asynchrone, tout en restant lisible. Pour ce faire, nous enchaînons plusieurs </text:span><text:span text:style-name="T1708">.then()</text:span><text:span text:style-name="T1709">« » et </text:span><text:span text:style-name="T1710">.catch()</text:span><text:span text:style-name="T1711">« ».</text:span></text:p>
          </text:list-item>
          <text:list-item>
            <text:p text:style-name="P1712"><text:span text:style-name="T1713">Pour utiliser correctement la composition de promesses, nous devons nous rappeler de </text:span><text:span text:style-name="T1714">return</text:span><text:span text:style-name="T1715">construire des promesses dans un </text:span><text:span text:style-name="T1716">.then()</text:span><text:span text:style-name="T1717">.</text:span></text:p>
          </text:list-item>
          <text:list-item>
            <text:p text:style-name="P1718">Nous devrions enchaîner plusieurs promesses plutôt que de les imbriquer.</text:p>
          </text:list-item>
          <text:list-item>
            <text:p text:style-name="P1719"><text:span text:style-name="T1720">Pour profiter de la con</text:span><text:span text:style-name="T1721">currence, nous pouvons utiliser </text:span><text:span text:style-name="T1722">Promise.all()</text:span><text:span text:style-name="T1723">.</text:span></text:p>
          </text:list-item>
        </text:list>
        <text:p text:style-name="P1724"/>
        <text:h text:style-name="P1725" text:outline-level="3">Introduction</text:h>
        <text:p text:style-name="P1726"><text:span text:style-name="T1727">8 minutes</text:span></text:p>
        <text:p text:style-name="P1728">En développement web, nous devons souvent gérer des actions asynchrones, c'est-à-dire des actions que nous pouvons attendre avant de passer à d'autres tâches.</text:p>
        <text:p text:style-name="P1729"><text:a xlink:href="https://www.codecademy.com/resources/docs/javascript/requests" office:target-frame-name="_top" xlink:show="replace"><text:span text:style-name="T1730">demandes</text:span></text:a></text:p>
        <text:p text:style-name="P1731"><text:span text:style-name="T1732">Aperçu : Documents Chargement de la description du lien</text:span></text:p>
        <text:p text:style-name="P1733"><text:span text:style-name="T1734">aux réseaux, aux bases de données ou à toute autre opération similaire. JavaScript est non bloquant : au lieu d'in</text:span><text:span text:style-name="T1735">terrompre l'exécution du code pendant qu'il attend, JavaScript utilise une </text:span><text:a xlink:href="https://youtu.be/8aGhZQkoFbQ" office:target-frame-name="_top" xlink:show="replace"><text:span text:style-name="T1736">boucle d'événements</text:span></text:a><text:span text:style-name="T1737"> qui lui permet d'exécuter efficacement d'autres tâches en attendant la fin de ces actions asynchrones.</text:span></text:p>
        <text:p text:style-name="P1738">Initialement, JavaScript utilisait le rappel</text:p>
        <text:p text:style-name="P1739"><text:a xlink:href="https://www.codecademy.com/resources/docs/javascript/functions" office:target-frame-name="_top" xlink:show="replace"><text:span text:style-name="T1740">fonctions</text:span></text:a></text:p>
        <text:p text:style-name="P1741"><text:span text:style-name="T1742">Aperçu : Documents Chargement de la description du lien</text:span></text:p>
        <text:p text:style-name="P1743">pour gérer les actions asynchrones. Le problème avec</text:p>
        <text:p text:style-name="P1744"><text:a xlink:href="https://www.codecademy.com/resources/docs/javascript/callbacks" office:target-frame-name="_top" xlink:show="replace"><text:span text:style-name="T1745">rappels</text:span></text:a></text:p>
        <text:p text:style-name="P1746"><text:span text:style-name="T1747">Aperçu : Documents Chargement de la description du lien</text:span></text:p>
        <text:p text:style-name="P1748"><text:span text:style-name="T1749">C'est qu'ils encouragent l'imbrication complexe du code, qui devient rapidement difficile à lire, à déboguer et à faire évoluer. Avec ES</text:span><text:span text:style-name="T1750">6, JavaScript a intégré </text:span><text:a xlink:href="https://developer.mozilla.org/en-US/docs/Web/JavaScript/Reference/Global_Objects/Promise" office:target-frame-name="_top" xlink:show="replace"><text:span text:style-name="T1751">des promesses</text:span></text:a><text:span text:style-name="T1752"> natives , ce qui nous permet d'écrire du code beaucoup plus lisible. JavaScript s'améliore continuellement et </text:span><text:a xlink:href="https://en.wikipedia.org/wiki/ECMAScript#8th_Edition_-_ECMAScript_2017" office:target-frame-name="_top" xlink:show="replace"><text:span text:style-name="T1753">ES8</text:span></text:a><text:span text:style-name="T1754"> propose une nouvelle syntaxe pour gérer nos actions asynchrones. </text:span><text:span text:style-name="T1755">async...await<text:s/></text:span><text:span text:style-name="T1756">Cette </text:span><text:span text:style-name="T1757">async...await<text:s/></text:span><text:span text:style-name="T1758">syntaxe nous permet d'écrire du code asynchrone qui se lit de<text:s/></text:span><text:span text:style-name="T1759">manière similaire aux programmes synchrones impératifs traditionnels.</text:span></text:p>
        <text:p text:style-name="P1760"><text:span text:style-name="T1761">La </text:span><text:span text:style-name="T1762">async...await<text:s/></text:span><text:span text:style-name="T1763">syntaxe est </text:span><text:a xlink:href="https://en.wikipedia.org/wiki/Syntactic_sugar" office:target-frame-name="_top" xlink:show="replace"><text:span text:style-name="T1764">un artifice syntaxique</text:span></text:a><text:span text:style-name="T1765"> : elle n'introduit pas de nouvelles fonctionnalités dans le langage, ma</text:span><text:span text:style-name="T1766">is introduit une nouvelle syntaxe pour<text:s/></text:span><text:soft-page-break/><text:span text:style-name="T1767">l'utilisation des promesses et </text:span><text:a xlink:href="https://developer.mozilla.org/en-US/docs/Web/JavaScript/Reference/Global_Objects/Generator" office:target-frame-name="_top" xlink:show="replace"><text:span text:style-name="T1768">des générateurs</text:span></text:a><text:span text:style-name="T1769"> . Ces deux fonctionnalités étaient déjà intégrées au langage.<text:s/></text:span><text:span text:style-name="T1770">Malgré cela, </text:span><text:span text:style-name="T1771">async...await<text:s/></text:span><text:span text:style-name="T1772">elle améliore considérablement la lisibilité et l'évolutivité de notre code. Apprenons à l’utiliser!</text:span></text:p>
        <text:p text:style-name="P1773"/>
        <text:h text:style-name="P1774" text:outline-level="3">Le mot-clé asynchrone</text:h>
        <text:p text:style-name="P1775"><text:span text:style-name="T1776">14 minutes</text:span></text:p>
        <text:p text:style-name="P1777"><text:span text:style-name="T1778">Le </text:span><text:span text:style-name="T1779">async</text:span><text:span text:style-name="T1780">mot-clé est utilisé pour écrire</text:span></text:p>
        <text:p text:style-name="P1781"><text:a xlink:href="https://www.codecademy.com/resources/docs/javascript/functions" office:target-frame-name="_top" xlink:show="replace"><text:span text:style-name="T1782">fonctions</text:span></text:a></text:p>
        <text:p text:style-name="P1783"><text:span text:style-name="T1784">Preview: Docs Functions are reusable pieces of code that perform tasks, process data, and possibly return values.</text:span></text:p>
        <text:p text:style-name="P1785"><text:span text:style-name="T1786">qui gèrent les actions asynchrones. Nous encapsulons notre logique asynchrone dans une fonction précédée<text:s/></text:span><text:span text:style-name="T1787">du </text:span><text:span text:style-name="T1788">async</text:span><text:span text:style-name="T1789">mot-clé.<text:s/></text:span><text:span text:style-name="T1790">Nous invoquons ensuite cette fonction.</text:span></text:p>
        <text:p text:style-name="P1791"><text:span text:style-name="T1792">async</text:span><text:span text:style-name="T1793"><text:s/></text:span><text:span text:style-name="T1794">function myFunc</text:span><text:span text:style-name="T1795">() {</text:span><text:span text:style-name="T1796"><text:line-break/></text:span><text:span text:style-name="T1797">  </text:span><text:span text:style-name="T1798">// Function body here</text:span><text:span text:style-name="T1799"><text:line-break/></text:span><text:span text:style-name="T1800">};</text:span><text:span text:style-name="T1801"><text:line-break/></text:span><text:span text:style-name="T1802"><text:line-break/></text:span><text:span text:style-name="T1803">myFunc</text:span><text:span text:style-name="T1804">();</text:span><text:span text:style-name="T1805"><text:line-break/></text:span></text:p>
        <text:p text:style-name="P1806"><text:span text:style-name="T1807">Copy to Clipboard</text:span></text:p>
        <text:p text:style-name="P1808"><text:span text:style-name="T1809">Nous utiliserons </text:span><text:span text:style-name="T1810">async</text:span><text:span text:style-name="T1811">des déclarations de fonctions tout au long de cette leçon, mais nous pouvons également créer </text:span><text:span text:style-name="T1812">async</text:span><text:span text:style-name="T1813">des expressions de fonctions :</text:span></text:p>
        <text:p text:style-name="P1814"><text:span text:style-name="T1815">const myFunc</text:span><text:span text:style-name="T1816"><text:s/>= </text:span><text:span text:style-name="T1817">async</text:span><text:span text:style-name="T1818"><text:s/>() =&gt; {</text:span><text:span text:style-name="T1819"><text:line-break/></text:span><text:span text:style-name="T1820">  </text:span><text:span text:style-name="T1821">// Function body here</text:span><text:span text:style-name="T1822"><text:line-break/></text:span><text:span text:style-name="T1823">};</text:span><text:span text:style-name="T1824"><text:line-break/></text:span><text:span text:style-name="T1825"><text:line-break/></text:span><text:span text:style-name="T1826">myFunc</text:span><text:span text:style-name="T1827">();</text:span><text:span text:style-name="T1828"><text:line-break/></text:span></text:p>
        <text:p text:style-name="P1829"><text:span text:style-name="T1830">Copy to Clipboard</text:span></text:p>
        <text:p text:style-name="P1831"><text:span text:style-name="T1832">async</text:span><text:span text:style-name="T1833">Les fonctions renvoient toujours une promesse. Cela signifie que nous pouvons utiliser la syntaxe de promesse traditionnelle, com</text:span><text:span text:style-name="T1834">me</text:span></text:p>
        <text:p text:style-name="P1835"><text:a xlink:href="https://www.codecademy.com/resources/docs/javascript/promise/then" office:target-frame-name="_top" xlink:show="replace"><text:span text:style-name="T1836">.then()</text:span></text:a></text:p>
        <text:p text:style-name="P1837"><text:span text:style-name="T1838">Aperçu : Documents Chargement de la description du lien</text:span></text:p>
        <text:p text:style-name="P1839"><text:span text:style-name="T1840">et </text:span><text:span text:style-name="T1841">.catch</text:span><text:span text:style-name="T1842">, avec nos </text:span><text:span text:style-name="T1843">async</text:span><text:span text:style-name="T1844">fonctions. Une </text:span><text:span text:style-name="T1845">async</text:span><text:span text:style-name="T1846">fonction renvoie une valeur de trois manières :</text:span></text:p>
        <text:list text:style-name="LFO20" text:continue-numbering="true">
          <text:list-item>
            <text:p text:style-name="P1847"><text:span text:style-name="T1848">S'il n'y a<text:s/></text:span><text:span text:style-name="T1849">rien renvoyé par la fonction, elle renverra une promesse avec une valeur résolue de </text:span><text:span text:style-name="T1850">undefined</text:span><text:span text:style-name="T1851">.</text:span></text:p>
          </text:list-item>
          <text:list-item>
            <text:p text:style-name="P1852">Si une valeur non promise est renvoyée par la fonction, elle renverra une promesse résolue à cette valeur.</text:p>
          </text:list-item>
          <text:list-item>
            <text:p text:style-name="P1853">Si une promesse est renvoyée par la fonction, elle renverra simplement cette promesse</text:p>
          </text:list-item>
        </text:list>
        <text:p text:style-name="P1854"><text:span text:style-name="T1855">async</text:span><text:span text:style-name="T1856"><text:s/></text:span><text:span text:style-name="T1857">function fivePromise</text:span><text:span text:style-name="T1858">() { </text:span><text:span text:style-name="T1859"><text:line-break/></text:span><text:span text:style-name="T1860">  </text:span><text:span text:style-name="T1861">return</text:span><text:span text:style-name="T1862"><text:s/></text:span><text:span text:style-name="T1863">5</text:span><text:span text:style-name="T1864">;</text:span><text:span text:style-name="T1865"><text:line-break/></text:span><text:span text:style-name="T1866">}</text:span><text:span text:style-name="T1867"><text:line-break/></text:span><text:span text:style-name="T1868"><text:line-break/></text:span><text:span text:style-name="T1869">fivePromise</text:span><text:span text:style-name="T1870">()</text:span><text:span text:style-name="T1871"><text:line-break/></text:span><text:span text:style-name="T1872">  .</text:span><text:span text:style-name="T1873">then</text:span><text:span text:style-name="T1874">(</text:span><text:span text:style-name="T1875">resolvedValue</text:span><text:span text:style-name="T1876"><text:s/>=&gt; {</text:span><text:span text:style-name="T1877"><text:line-break/></text:span><text:span text:style-name="T1878">    </text:span><text:span text:style-name="T1879">console</text:span><text:span text:style-name="T1880">.</text:span><text:span text:style-name="T1881">log</text:span><text:span text:style-name="T1882">(</text:span><text:span text:style-name="T1883">resolvedValue</text:span><text:span text:style-name="T1884">);</text:span><text:span text:style-name="T1885"><text:line-break/></text:span><text:span text:style-name="T1886">  })  </text:span><text:span text:style-name="T1887">// Prints 5</text:span><text:span text:style-name="T1888"><text:line-break/></text:span></text:p>
        <text:p text:style-name="P1889"><text:span text:style-name="T1890">Copy to Clipboard</text:span></text:p>
        <text:p text:style-name="P1891"><text:span text:style-name="T1892">Dans l'exemple ci-dessus, même si nous retournons </text:span><text:span text:style-name="T1893">5</text:span><text:span text:style-name="T1894">à l'intérieur du</text:span><text:span text:style-name="T1895"><text:s/>corps de la fonction, ce qui est réellement renvoyé lorsque nous l'appelons </text:span><text:span text:style-name="T1896">fivePromise()</text:span><text:span text:style-name="T1897">est une promesse avec une valeur résolue de </text:span><text:span text:style-name="T1898">5</text:span><text:span text:style-name="T1899">.</text:span></text:p>
        <text:p text:style-name="P1900"><text:span text:style-name="T1901">Écrivons une </text:span><text:span text:style-name="T1902">async</text:span><text:span text:style-name="T1903">fonction !</text:span></text:p>
        <text:p text:style-name="P1904"/>
        <text:h text:style-name="P1905" text:outline-level="3">L'opérateur await</text:h>
        <text:p text:style-name="P1906"><text:span text:style-name="T1907">14 minutes</text:span></text:p>
        <text:p text:style-name="P1908"><text:span text:style-name="T1909">Dans l'exercice précédent, nous avons abordé le </text:span><text:span text:style-name="T1910">async</text:span><text:span text:style-name="T1911">mot-clé</text:span><text:span text:style-name="T1912">. En soi, il ne fait pas grand-chose.</text:span><text:span text:style-name="T1913">async</text:span><text:span text:style-name="T1914"> </text:span></text:p>
        <text:p text:style-name="P1915"><text:a xlink:href="https://www.codecademy.com/resources/docs/javascript/functions" office:target-frame-name="_top" xlink:show="replace"><text:span text:style-name="T1916">fonctions</text:span></text:a></text:p>
        <text:p text:style-name="P1917"><text:span text:style-name="T1918">Preview: Docs Functions are reusable pieces of code that perform tasks, process data, and possibly return values.</text:span></text:p>
        <text:p text:style-name="P1919"><text:span text:style-name="T1920">sont<text:s/></text:span><text:span text:style-name="T1921">presque toujours utilisés avec le mot-clé supplémentaire </text:span><text:span text:style-name="T1922">await</text:span><text:span text:style-name="T1923">à l'intérieur du corps de la fonction.</text:span></text:p>
        <text:p text:style-name="P1924"><text:span text:style-name="T1925">Le </text:span><text:span text:style-name="T1926">await</text:span><text:span text:style-name="T1927">mot clé ne peut être utilisé qu'à l'intérieur d'une </text:span><text:span text:style-name="T1928">async</text:span><text:span text:style-name="T1929">fonction. </text:span><text:span text:style-name="T1930">await</text:span><text:span text:style-name="T1931">est un opérateur : il renvoie la valeur résolue d'une</text:span></text:p>
        <text:p text:style-name="P1932"><text:a xlink:href="https://www.codecademy.com/resources/docs/javascript/promise" office:target-frame-name="_top" xlink:show="replace"><text:span text:style-name="T1933">promesse</text:span></text:a></text:p>
        <text:p text:style-name="P1934"><text:span text:style-name="T1935">Aperçu : Documents Chargement de la description du lien</text:span></text:p>
        <text:p text:style-name="P1936"><text:span text:style-name="T1937">. Étant donné que les promesses se résolvent dans un laps de temps indéterminé, </text:span><text:span text:style-name="T1938">await</text:span><text:span text:style-name="T1939">l'exécution de notre fonction s'arrête ou se met<text:s/></text:span><text:span text:style-name="T1940">en pause </text:span><text:span text:style-name="T1941">async</text:span><text:span text:style-name="T1942">jusqu'à ce qu'une promesse donnée soit résolue.</text:span></text:p>
        <text:p text:style-name="P1943"><text:span text:style-name="T1944">Dans la plupart des cas, nous traitons des promesses renvoyées par des fonctions. Généralement, ces fonctions sont disponibles via une bibliothèque, et nous vous les fournirons dans cette leçon.</text:span><text:span text:style-name="T1945"><text:s/>Nous pouvons </text:span><text:span text:style-name="T1946">await</text:span><text:span text:style-name="T1947">résoudre la promesse renvoyée dans une </text:span><text:span text:style-name="T1948">async</text:span><text:span text:style-name="T1949">fonction. Dans l'exemple ci-dessous, </text:span><text:span text:style-name="T1950">myPromise()</text:span><text:span text:style-name="T1951">il s'agit d'une fonction qui renvoie une promesse qui se résoudra en chaîne </text:span><text:span text:style-name="T1952">"I am resolved now!"</text:span><text:span text:style-name="T1953">.</text:span></text:p>
        <text:soft-page-break/>
        <text:p text:style-name="P1954"><text:span text:style-name="T1955">async</text:span><text:span text:style-name="T1956"><text:s/></text:span><text:span text:style-name="T1957">function asyncFuncExample</text:span><text:span text:style-name="T1958">(){</text:span><text:span text:style-name="T1959"><text:line-break/></text:span><text:span text:style-name="T1960">  </text:span><text:span text:style-name="T1961">let<text:s/></text:span><text:span text:style-name="T1962">resolvedValue</text:span><text:span text:style-name="T1963"><text:s/>= </text:span><text:span text:style-name="T1964">await</text:span><text:span text:style-name="T1965"><text:s/></text:span><text:span text:style-name="T1966">myPromise</text:span><text:span text:style-name="T1967">();</text:span><text:span text:style-name="T1968"><text:line-break/></text:span><text:span text:style-name="T1969">  </text:span><text:span text:style-name="T1970">console</text:span><text:span text:style-name="T1971">.</text:span><text:span text:style-name="T1972">log</text:span><text:span text:style-name="T1973">(</text:span><text:span text:style-name="T1974">resolvedValue</text:span><text:span text:style-name="T1975">);</text:span><text:span text:style-name="T1976"><text:line-break/></text:span><text:span text:style-name="T1977">}</text:span><text:span text:style-name="T1978"><text:line-break/></text:span><text:span text:style-name="T1979"><text:line-break/></text:span><text:span text:style-name="T1980">asyncFuncExample</text:span><text:span text:style-name="T1981">();<text:s/></text:span><text:span text:style-name="T1982">// Prints: I am resolved now!</text:span><text:span text:style-name="T1983"><text:line-break/></text:span></text:p>
        <text:p text:style-name="P1984"><text:span text:style-name="T1985">Copy to Clipboard</text:span></text:p>
        <text:p text:style-name="P1986"><text:span text:style-name="T1987">Dans notre </text:span><text:span text:style-name="T1988">async</text:span><text:span text:style-name="T1989">fonction, </text:span><text:span text:style-name="T1990">asyncFuncExample()</text:span><text:span text:style-name="T1991">nous </text:span><text:span text:style-name="T1992">await</text:span><text:span text:style-name="T1993">interrompons l'exécution jusqu'à ce que la </text:span><text:span text:style-name="T1994">myPromise()</text:span><text:span text:style-name="T1995">valeur soit</text:span><text:span text:style-name="T1996"><text:s/>résolue et attribuons sa valeur à la variable </text:span><text:span text:style-name="T1997">resolvedValue</text:span><text:span text:style-name="T1998">. Nous enregistrons ensuite </text:span><text:span text:style-name="T1999">resolvedValue</text:span><text:span text:style-name="T2000">la valeur dans la console. Nous pouvons gérer la logique d'une promesse comme du code synchrone.</text:span></text:p>
        <text:p text:style-name="P2001"/>
        <text:h text:style-name="P2002" text:outline-level="3">Écriture de fonctions asynchrones</text:h>
        <text:p text:style-name="P2003"><text:span text:style-name="T2004">10 minutes</text:span></text:p>
        <text:p text:style-name="P2005"><text:span text:style-name="T2006">Nous avons<text:s/></text:span><text:span text:style-name="T2007">vu que le </text:span><text:span text:style-name="T2008">await</text:span><text:span text:style-name="T2009">mot clé arrête l'exécution d'une </text:span><text:span text:style-name="T2010">async</text:span><text:span text:style-name="T2011">fonction jusqu'à ce qu'un</text:span></text:p>
        <text:p text:style-name="P2012"><text:a xlink:href="https://www.codecademy.com/resources/docs/javascript/promise" office:target-frame-name="_top" xlink:show="replace"><text:span text:style-name="T2013">promesse</text:span></text:a></text:p>
        <text:p text:style-name="P2014"><text:span text:style-name="T2015">Aperçu : Documents Chargement de la description du lien</text:span></text:p>
        <text:p text:style-name="P2016"><text:span text:style-name="T2017">n'est plus en attente. N'oubliez p</text:span><text:span text:style-name="T2018">as le </text:span><text:span text:style-name="T2019">await</text:span><text:span text:style-name="T2020">mot-clé ! Cela peut paraître évident, mais cette erreur peut être difficile à détecter, car notre fonction continuera de s'exécuter, mais elle n'obtiendra pas les résultats escomptés.</text:span></text:p>
        <text:p text:style-name="P2021"><text:span text:style-name="T2022">Nous allons explorer cela en utilisant la fonction suivante,<text:s/></text:span><text:span text:style-name="T2023">qui renvoie une promesse qui se résout </text:span><text:span text:style-name="T2024">'Yay, I resolved!'</text:span><text:span text:style-name="T2025">après un délai d'une seconde :</text:span></text:p>
        <text:p text:style-name="P2026"><text:span text:style-name="T2027">let myPromise</text:span><text:span text:style-name="T2028"><text:s/>= () =&gt; {</text:span><text:span text:style-name="T2029"><text:line-break/></text:span><text:span text:style-name="T2030">  </text:span><text:span text:style-name="T2031">return</text:span><text:span text:style-name="T2032"><text:s/></text:span><text:span text:style-name="T2033">new</text:span><text:span text:style-name="T2034"><text:s/></text:span><text:span text:style-name="T2035">Promise</text:span><text:span text:style-name="T2036">((</text:span><text:span text:style-name="T2037">resolve</text:span><text:span text:style-name="T2038">,<text:s/></text:span><text:span text:style-name="T2039">reject</text:span><text:span text:style-name="T2040">) =&gt; {</text:span><text:span text:style-name="T2041"><text:line-break/></text:span><text:span text:style-name="T2042">    </text:span><text:span text:style-name="T2043">setTimeout</text:span><text:span text:style-name="T2044">(() =&gt; {</text:span><text:span text:style-name="T2045"><text:line-break/></text:span><text:span text:style-name="T2046">      </text:span><text:span text:style-name="T2047">resolve</text:span><text:span text:style-name="T2048">(</text:span><text:span text:style-name="T2049">'Yay, I resolved!'</text:span><text:span text:style-name="T2050">)</text:span><text:span text:style-name="T2051"><text:line-break/></text:span><text:span text:style-name="T2052">    </text:span><text:span text:style-name="T2053">},<text:s/></text:span><text:span text:style-name="T2054">1000</text:span><text:span text:style-name="T2055">);</text:span><text:span text:style-name="T2056"><text:line-break/></text:span><text:span text:style-name="T2057">  });</text:span><text:span text:style-name="T2058"><text:line-break/></text:span><text:span text:style-name="T2059">}</text:span><text:span text:style-name="T2060"><text:line-break/></text:span></text:p>
        <text:p text:style-name="P2061"><text:span text:style-name="T2062">Copy to Clipboard</text:span></text:p>
        <text:p text:style-name="P2063"><text:span text:style-name="T2064">Maintenant, nous allons écrire deux</text:span><text:span text:style-name="T2065">async</text:span><text:span text:style-name="T2066"> </text:span></text:p>
        <text:p text:style-name="P2067"><text:a xlink:href="https://www.codecademy.com/resources/docs/javascript/functions" office:target-frame-name="_top" xlink:show="replace"><text:span text:style-name="T2068">fonctions</text:span></text:a></text:p>
        <text:p text:style-name="P2069"><text:span text:style-name="T2070">Aperçu : Documents Chargement de la description du lien</text:span></text:p>
        <text:p text:style-name="P2071"><text:span text:style-name="T2072">qui invoquent </text:span><text:span text:style-name="T2073">myPromise()</text:span><text:span text:style-name="T2074">:</text:span></text:p>
        <text:p text:style-name="P2075"><text:span text:style-name="T2076">async</text:span><text:span text:style-name="T2077"><text:s/></text:span><text:span text:style-name="T2078">function noAwait</text:span><text:span text:style-name="T2079">() {</text:span><text:span text:style-name="T2080"><text:line-break/></text:span><text:span text:style-name="T2081"><text:s/></text:span><text:span text:style-name="T2082">let value</text:span><text:span text:style-name="T2083"><text:s/>= </text:span><text:span text:style-name="T2084">myPromise</text:span><text:span text:style-name="T2085">();</text:span><text:span text:style-name="T2086"><text:line-break/></text:span><text:span text:style-name="T2087"><text:s/></text:span><text:span text:style-name="T2088">console</text:span><text:span text:style-name="T2089">.</text:span><text:span text:style-name="T2090">log</text:span><text:span text:style-name="T2091">(</text:span><text:span text:style-name="T2092">value</text:span><text:span text:style-name="T2093">);</text:span><text:span text:style-name="T2094"><text:line-break/></text:span><text:soft-page-break/><text:span text:style-name="T2095">}</text:span><text:span text:style-name="T2096"><text:line-break/></text:span><text:span text:style-name="T2097"><text:line-break/></text:span><text:span text:style-name="T2098">async</text:span><text:span text:style-name="T2099"><text:s/></text:span><text:span text:style-name="T2100">function yesAwait</text:span><text:span text:style-name="T2101">() {</text:span><text:span text:style-name="T2102"><text:line-break/></text:span><text:span text:style-name="T2103"><text:s/></text:span><text:span text:style-name="T2104">let value</text:span><text:span text:style-name="T2105"><text:s/>= </text:span><text:span text:style-name="T2106">await</text:span><text:span text:style-name="T2107"><text:s/></text:span><text:span text:style-name="T2108">myPromise</text:span><text:span text:style-name="T2109">();</text:span><text:span text:style-name="T2110"><text:line-break/></text:span><text:span text:style-name="T2111"><text:s/></text:span><text:span text:style-name="T2112">console</text:span><text:span text:style-name="T2113">.</text:span><text:span text:style-name="T2114">log</text:span><text:span text:style-name="T2115">(</text:span><text:span text:style-name="T2116">value</text:span><text:span text:style-name="T2117">);</text:span><text:span text:style-name="T2118"><text:line-break/></text:span><text:span text:style-name="T2119">}</text:span><text:span text:style-name="T2120"><text:line-break/></text:span><text:span text:style-name="T2121"><text:line-break/></text:span><text:span text:style-name="T2122">noAwait</text:span><text:span text:style-name="T2123">();<text:s/></text:span><text:span text:style-name="T2124">// Prints: Promise { &lt;pending&gt; }</text:span><text:span text:style-name="T2125"><text:line-break/></text:span><text:span text:style-name="T2126">yesAwait</text:span><text:span text:style-name="T2127">();<text:s/></text:span><text:span text:style-name="T2128">// Prints: Yay, I resolved!</text:span><text:span text:style-name="T2129"><text:line-break/></text:span></text:p>
        <text:p text:style-name="P2130"><text:span text:style-name="T2131">Copy to Clipboard</text:span></text:p>
        <text:p text:style-name="P2132"><text:span text:style-name="T2133">Dans la première </text:span><text:span text:style-name="T2134">async</text:span><text:span text:style-name="T2135">fonction, </text:span><text:span text:style-name="T2136">noAwait()</text:span><text:span text:style-name="T2137">, nous avons omis le </text:span><text:span text:style-name="T2138">await</text:span><text:span text:style-name="T2139">mot-clé avant </text:span><text:span text:style-name="T2140">myPromise()</text:span><text:span text:style-name="T2141">. Dans la seconde, </text:span><text:span text:style-name="T2142">yesAwait()</text:span><text:span text:style-name="T2143">, nous l'avons inclus. La </text:span><text:span text:style-name="T2144">noAwait()</text:span><text:span text:style-name="T2145">fonction est enregistrée </text:span><text:span text:style-name="T2146">Promise { &lt;pending&gt; }</text:span><text:span text:style-name="T2147">dans la console. Sans le </text:span><text:span text:style-name="T2148">await</text:span><text:span text:style-name="T2149">mot-clé, l'exécution de la fonction n'a pas été interrom</text:span><text:span text:style-name="T2150">pue. L'exécution </text:span><text:span text:style-name="T2151">console.log()</text:span><text:span text:style-name="T2152">de la ligne suivante a été exécutée avant la résolution de la promesse.</text:span></text:p>
        <text:p text:style-name="P2153"><text:span text:style-name="T2154">N'oubliez pas que l' </text:span><text:span text:style-name="T2155">await</text:span><text:span text:style-name="T2156">opérateur renvoie la valeur résolue d'une promesse. Utilisé correctement dans </text:span><text:span text:style-name="T2157">yesAwait()</text:span><text:span text:style-name="T2158">, la variable </text:span><text:span text:style-name="T2159">value</text:span><text:span text:style-name="T2160">se voyait attribuer l</text:span><text:span text:style-name="T2161">a valeur résolue de la </text:span><text:span text:style-name="T2162">myPromise()</text:span><text:span text:style-name="T2163">promesse, tandis que dans </text:span><text:span text:style-name="T2164">noAwait()</text:span><text:span text:style-name="T2165">, </text:span><text:span text:style-name="T2166">value</text:span><text:span text:style-name="T2167">elle se voyait attribuer l'objet promesse lui-même.</text:span></text:p>
        <text:p text:style-name="P2168"/>
        <text:p text:style-name="P2169"><text:span text:style-name="T2170">const<text:s/></text:span><text:span text:style-name="T2171">{</text:span><text:span text:style-name="T2172">shopForBeans</text:span><text:span text:style-name="T2173">,<text:s/></text:span><text:span text:style-name="T2174">soakTheBeans</text:span><text:span text:style-name="T2175">,<text:s/></text:span><text:span text:style-name="T2176">cookTheBeans</text:span><text:span text:style-name="T2177">} =<text:s/></text:span><text:span text:style-name="T2178">require</text:span><text:span text:style-name="T2179">(</text:span><text:span text:style-name="T2180">'./library.js'</text:span><text:span text:style-name="T2181">);</text:span></text:p>
        <text:p text:style-name="P2182"/>
        <text:h text:style-name="P2183" text:outline-level="3">Gestion des promesses dépendantes</text:h>
        <text:p text:style-name="P2184"><text:span text:style-name="T2185">14 minutes</text:span></text:p>
        <text:p text:style-name="P2186"><text:span text:style-name="T2187">Le<text:s/></text:span><text:span text:style-name="T2188">véritable intérêt de la syntaxe </text:span><text:span text:style-name="T2189">async...await</text:span><text:span text:style-name="T2190">de promesse réside dans une série d'actions asynchrones interdépendantes. Par exemple, nous pouvons effectuer une requête réseau basée sur une requête adressée à une base de données. Dans ce cas, nous devons att</text:span><text:span text:style-name="T2191">endre les résultats de la base de données avant d'effectuer la requête. Avec la syntaxe de promesse native, nous utilisons une chaîne de</text:span></text:p>
        <text:p text:style-name="P2192"><text:a xlink:href="https://www.codecademy.com/resources/docs/javascript/promise/then" office:target-frame-name="_top" xlink:show="replace"><text:span text:style-name="T2193">.then()</text:span></text:a></text:p>
        <text:p text:style-name="P2194"><text:span text:style-name="T2195">Aperçu : Documents Chargemen</text:span><text:span text:style-name="T2196">t de la description du lien</text:span></text:p>
        <text:p text:style-name="P2197"> </text:p>
        <text:p text:style-name="P2198"><text:a xlink:href="https://www.codecademy.com/resources/docs/javascript/functions" office:target-frame-name="_top" xlink:show="replace"><text:span text:style-name="T2199">fonctions</text:span></text:a></text:p>
        <text:p text:style-name="P2200"><text:span text:style-name="T2201">Aperçu : Documents Chargement de la description du lien</text:span></text:p>
        <text:p text:style-name="P2202">, en veillant à bien renvoyer chacun d'eux :</text:p>
        <text:p text:style-name="P2203"><text:span text:style-name="T2204">function nativePromiseVersion</text:span><text:span text:style-name="T2205">() {</text:span><text:span text:style-name="T2206"><text:line-break/></text:span><text:span text:style-name="T2207">  </text:span><text:span text:style-name="T2208">returnsFirstPromise</text:span><text:span text:style-name="T2209">()</text:span><text:span text:style-name="T2210"><text:line-break/></text:span><text:soft-page-break/><text:span text:style-name="T2211">    .</text:span><text:span text:style-name="T2212">then</text:span><text:span text:style-name="T2213">((</text:span><text:span text:style-name="T2214">firstValue</text:span><text:span text:style-name="T2215">) =&gt; {</text:span><text:span text:style-name="T2216"><text:line-break/></text:span><text:span text:style-name="T2217">      </text:span><text:span text:style-name="T2218">console</text:span><text:span text:style-name="T2219">.</text:span><text:span text:style-name="T2220">log</text:span><text:span text:style-name="T2221">(</text:span><text:span text:style-name="T2222">firstValue</text:span><text:span text:style-name="T2223">);</text:span><text:span text:style-name="T2224"><text:line-break/></text:span><text:span text:style-name="T2225">      </text:span><text:span text:style-name="T2226">return</text:span><text:span text:style-name="T2227"><text:s/></text:span><text:span text:style-name="T2228">returnsSecondPromise</text:span><text:span text:style-name="T2229">(</text:span><text:span text:style-name="T2230">firstValue</text:span><text:span text:style-name="T2231">);</text:span><text:span text:style-name="T2232"><text:line-break/></text:span><text:span text:style-name="T2233">    })</text:span><text:span text:style-name="T2234"><text:line-break/></text:span><text:span text:style-name="T2235">   .</text:span><text:span text:style-name="T2236">then</text:span><text:span text:style-name="T2237">((</text:span><text:span text:style-name="T2238">secondValue</text:span><text:span text:style-name="T2239">) =&gt; {</text:span><text:span text:style-name="T2240"><text:line-break/></text:span><text:span text:style-name="T2241">      </text:span><text:span text:style-name="T2242">console</text:span><text:span text:style-name="T2243">.</text:span><text:span text:style-name="T2244">log</text:span><text:span text:style-name="T2245">(</text:span><text:span text:style-name="T2246">secondValue</text:span><text:span text:style-name="T2247">);</text:span><text:span text:style-name="T2248"><text:line-break/></text:span><text:span text:style-name="T2249">    });</text:span><text:span text:style-name="T2250"><text:line-break/></text:span><text:span text:style-name="T2251">}</text:span><text:span text:style-name="T2252"><text:line-break/></text:span></text:p>
        <text:p text:style-name="P2253"><text:span text:style-name="T2254">Copy to Clipboard</text:span></text:p>
        <text:p text:style-name="P2255"><text:span text:style-name="T2256">Décomposons ce qui se passe<text:s/></text:span><text:span text:style-name="T2257">dans la </text:span><text:span text:style-name="T2258">nativePromiseVersion()</text:span><text:span text:style-name="T2259">fonction :</text:span></text:p>
        <text:list text:style-name="LFO21" text:continue-numbering="true">
          <text:list-item>
            <text:p text:style-name="P2260"><text:span text:style-name="T2261">Dans notre fonction, nous utilisons deux fonctions qui renvoient des promesses : </text:span><text:span text:style-name="T2262">returnsFirstPromise()</text:span><text:span text:style-name="T2263">et </text:span><text:span text:style-name="T2264">returnsSecondPromise()</text:span><text:span text:style-name="T2265">.</text:span></text:p>
          </text:list-item>
          <text:list-item>
            <text:p text:style-name="P2266"><text:span text:style-name="T2267">Nous invoquons </text:span><text:span text:style-name="T2268">returnsFirstPromise()</text:span><text:span text:style-name="T2269">et garantissons que la première promesse est résol</text:span><text:span text:style-name="T2270">ue en utilisant </text:span><text:span text:style-name="T2271">.then()</text:span><text:span text:style-name="T2272">.</text:span></text:p>
          </text:list-item>
          <text:list-item>
            <text:p text:style-name="P2273"><text:span text:style-name="T2274">Dans le rappel de notre premier </text:span><text:span text:style-name="T2275">.then()</text:span><text:span text:style-name="T2276">, nous enregistrons la valeur résolue de la première promesse, </text:span><text:span text:style-name="T2277">firstValue</text:span><text:span text:style-name="T2278">, puis renvoyons </text:span><text:span text:style-name="T2279">returnsSecondPromise(firstValue)</text:span><text:span text:style-name="T2280">.</text:span></text:p>
          </text:list-item>
          <text:list-item>
            <text:p text:style-name="P2281"><text:span text:style-name="T2282">Nous en utilisons un autre </text:span><text:span text:style-name="T2283">.then()</text:span><text:span text:style-name="T2284">pour imprimer la valeur résolue de</text:span><text:span text:style-name="T2285"><text:s/>la deuxième promesse sur la console.</text:span></text:p>
          </text:list-item>
        </text:list>
        <text:p text:style-name="P2286"><text:span text:style-name="T2287">Voici comment nous écririons une </text:span><text:span text:style-name="T2288">async</text:span><text:span text:style-name="T2289">fonction pour accomplir la même chose :</text:span></text:p>
        <text:p text:style-name="P2290"><text:span text:style-name="T2291">async</text:span><text:span text:style-name="T2292"><text:s/></text:span><text:span text:style-name="T2293">function asyncAwaitVersion</text:span><text:span text:style-name="T2294">() {</text:span><text:span text:style-name="T2295"><text:line-break/></text:span><text:span text:style-name="T2296">  </text:span><text:span text:style-name="T2297">let firstValue</text:span><text:span text:style-name="T2298"><text:s/>= </text:span><text:span text:style-name="T2299">await</text:span><text:span text:style-name="T2300"><text:s/></text:span><text:span text:style-name="T2301">returnsFirstPromise</text:span><text:span text:style-name="T2302">();</text:span><text:span text:style-name="T2303"><text:line-break/></text:span><text:span text:style-name="T2304">  </text:span><text:span text:style-name="T2305">console</text:span><text:span text:style-name="T2306">.</text:span><text:span text:style-name="T2307">log</text:span><text:span text:style-name="T2308">(</text:span><text:span text:style-name="T2309">firstValue</text:span><text:span text:style-name="T2310">);</text:span><text:span text:style-name="T2311"><text:line-break/></text:span><text:span text:style-name="T2312">  </text:span><text:span text:style-name="T2313">let secondValue</text:span><text:span text:style-name="T2314"><text:s/>= </text:span><text:span text:style-name="T2315">await</text:span><text:span text:style-name="T2316"><text:s/></text:span><text:span text:style-name="T2317">re</text:span><text:span text:style-name="T2318">turnsSecondPromise</text:span><text:span text:style-name="T2319">(</text:span><text:span text:style-name="T2320">firstValue</text:span><text:span text:style-name="T2321">);</text:span><text:span text:style-name="T2322"><text:line-break/></text:span><text:span text:style-name="T2323">  </text:span><text:span text:style-name="T2324">console</text:span><text:span text:style-name="T2325">.</text:span><text:span text:style-name="T2326">log</text:span><text:span text:style-name="T2327">(</text:span><text:span text:style-name="T2328">secondValue</text:span><text:span text:style-name="T2329">);</text:span><text:span text:style-name="T2330"><text:line-break/></text:span><text:span text:style-name="T2331">}</text:span><text:span text:style-name="T2332"><text:line-break/></text:span></text:p>
        <text:p text:style-name="P2333"><text:span text:style-name="T2334">Copy to Clipboard</text:span></text:p>
        <text:p text:style-name="P2335"><text:span text:style-name="T2336">Décomposons ce qui se passe dans notre </text:span><text:span text:style-name="T2337">asyncAwaitVersion()</text:span><text:span text:style-name="T2338">fonction :</text:span></text:p>
        <text:list text:style-name="LFO22" text:continue-numbering="true">
          <text:list-item>
            <text:p text:style-name="P2339"><text:span text:style-name="T2340">Nous marquons notre fonction comme </text:span><text:span text:style-name="T2341">async</text:span><text:span text:style-name="T2342">.</text:span></text:p>
          </text:list-item>
          <text:list-item>
            <text:p text:style-name="P2343"><text:span text:style-name="T2344">Dans notre fonction, nous créons une variable </text:span><text:span text:style-name="T2345">firstValue</text:span><text:span text:style-name="T2346">de type<text:s/></text:span><text:span text:style-name="T2347">« assignée » </text:span><text:span text:style-name="T2348">await returnsFirstPromise()</text:span><text:span text:style-name="T2349">. Cela signifie que </text:span><text:span text:style-name="T2350">firstValue</text:span><text:span text:style-name="T2351">la valeur résolue de la promesse attendue lui est attribuée.</text:span></text:p>
          </text:list-item>
          <text:list-item>
            <text:p text:style-name="P2352"><text:span text:style-name="T2353">Ensuite, nous nous connectons </text:span><text:span text:style-name="T2354">firstValue</text:span><text:span text:style-name="T2355">à la console.</text:span></text:p>
          </text:list-item>
          <text:list-item>
            <text:p text:style-name="P2356"><text:span text:style-name="T2357">Ensuite, nous créons une variable </text:span><text:span text:style-name="T2358">secondValue</text:span><text:span text:style-name="T2359">affectée à </text:span><text:span text:style-name="T2360">await<text:s/></text:span><text:span text:style-name="T2361">returnsSecondPromise(firstValue)</text:span><text:span text:style-name="T2362">. Par conséquent, </text:span><text:span text:style-name="T2363">secondValue</text:span><text:span text:style-name="T2364">la valeur résolue de cette promesse lui est attribuée.</text:span></text:p>
          </text:list-item>
          <text:list-item>
            <text:p text:style-name="P2365"><text:span text:style-name="T2366">Enfin, nous nous connectons </text:span><text:span text:style-name="T2367">secondValue</text:span><text:span text:style-name="T2368">à la console.</text:span></text:p>
          </text:list-item>
        </text:list>
        <text:soft-page-break/>
        <text:p text:style-name="P2369"><text:span text:style-name="T2370">Bien que l'utilisation de la </text:span><text:span text:style-name="T2371">async...await</text:span><text:span text:style-name="T2372">syntaxe puisse nous faire gagner du temps, la</text:span><text:span text:style-name="T2373"><text:s/>réduction de la longueur n'est pas l'objectif principal. Compte tenu des deux versions de la fonction, la </text:span><text:span text:style-name="T2374">async...await</text:span><text:span text:style-name="T2375">version s'apparente davantage à du code synchrone, ce qui facilite la maintenance et le débogage du code des développeurs. La </text:span><text:span text:style-name="T2376">async...aw</text:span><text:span text:style-name="T2377">ait</text:span><text:span text:style-name="T2378">syntaxe facilite également le stockage et la référence aux valeurs résolues des promesses plus en amont de la chaîne, ce qui est beaucoup plus difficile avec la syntaxe de promesse native. Créons des </text:span><text:span text:style-name="T2379">async</text:span><text:span text:style-name="T2380">fonctions avec plusieurs </text:span><text:span text:style-name="T2381">await</text:span><text:span text:style-name="T2382">instructions !</text:span></text:p>
        <text:p text:style-name="P2383"/>
        <text:h text:style-name="P2384" text:outline-level="3">Gestion des erreurs</text:h>
        <text:p text:style-name="P2385"><text:span text:style-name="T2386">13 minutes</text:span></text:p>
        <text:p text:style-name="P2387">Quand</text:p>
        <text:p text:style-name="P2388"><text:a xlink:href="https://www.codecademy.com/resources/docs/javascript/promise/catch" office:target-frame-name="_top" xlink:show="replace"><text:span text:style-name="T2389">.catch()</text:span></text:a></text:p>
        <text:p text:style-name="P2390"><text:span text:style-name="T2391">Aperçu : Documents Chargement de la description du lien</text:span></text:p>
        <text:p text:style-name="P2392">Utilisé avec une longue chaîne de promesses, il n'y a aucune<text:s/>indication de l'endroit où l'erreur a été générée. Cela peut compliquer le débogage.</text:p>
        <text:p text:style-name="P2393"><text:span text:style-name="T2394">Avec </text:span><text:span text:style-name="T2395">async...await</text:span><text:span text:style-name="T2396">, nous utilisons</text:span><text:span text:style-name="T2397">try...catch</text:span><text:span text:style-name="T2398"> </text:span></text:p>
        <text:p text:style-name="P2399"><text:a xlink:href="https://www.codecademy.com/resources/docs/javascript/statements" office:target-frame-name="_top" xlink:show="replace"><text:span text:style-name="T2400">déclarations</text:span></text:a></text:p>
        <text:p text:style-name="P2401"><text:span text:style-name="T2402">Aperçu : Documents Chargement<text:s/></text:span><text:span text:style-name="T2403">de la description du lien</text:span></text:p>
        <text:p text:style-name="P2404">pour la gestion des erreurs. En utilisant cette syntaxe, nous pouvons non seulement gérer</text:p>
        <text:p text:style-name="P2405"><text:a xlink:href="https://www.codecademy.com/resources/docs/javascript/errors" office:target-frame-name="_top" xlink:show="replace"><text:span text:style-name="T2406">erreurs</text:span></text:a></text:p>
        <text:p text:style-name="P2407"><text:span text:style-name="T2408">Aperçu : Documents Chargement de la description du lien</text:span></text:p>
        <text:p text:style-name="P2409"><text:span text:style-name="T2410">De la même manière que pour le code synchrone, nous pouvons également détecter les erreurs synchrones et asynchrones.<text:s/></text:span><text:span text:style-name="T2411">Cela facilite le débogage !</text:span></text:p>
        <text:p text:style-name="P2412"><text:span text:style-name="T2413">async</text:span><text:span text:style-name="T2414"><text:s/></text:span><text:span text:style-name="T2415">function usingTryCatch</text:span><text:span text:style-name="T2416">() {</text:span><text:span text:style-name="T2417"><text:line-break/></text:span><text:span text:style-name="T2418"><text:s/></text:span><text:span text:style-name="T2419">try</text:span><text:span text:style-name="T2420"><text:s/>{</text:span><text:span text:style-name="T2421"><text:line-break/></text:span><text:span text:style-name="T2422">   </text:span><text:span text:style-name="T2423">let resolveValue</text:span><text:span text:style-name="T2424"><text:s/>= </text:span><text:span text:style-name="T2425">await</text:span><text:span text:style-name="T2426"><text:s/></text:span><text:span text:style-name="T2427">asyncFunction</text:span><text:span text:style-name="T2428">(</text:span><text:span text:style-name="T2429">'thing that will fail'</text:span><text:span text:style-name="T2430">);</text:span><text:span text:style-name="T2431"><text:line-break/></text:span><text:span text:style-name="T2432">   </text:span><text:span text:style-name="T2433">let secondValue</text:span><text:span text:style-name="T2434"><text:s/>= </text:span><text:span text:style-name="T2435">await</text:span><text:span text:style-name="T2436"><text:s/></text:span><text:span text:style-name="T2437">secondAsyncFunction</text:span><text:span text:style-name="T2438">(</text:span><text:span text:style-name="T2439">resolveValue</text:span><text:span text:style-name="T2440">);</text:span><text:span text:style-name="T2441"><text:line-break/></text:span><text:span text:style-name="T2442"><text:s/>} </text:span><text:span text:style-name="T2443">catch</text:span><text:span text:style-name="T2444"><text:s/>(</text:span><text:span text:style-name="T2445">err</text:span><text:span text:style-name="T2446">) {</text:span><text:span text:style-name="T2447"><text:line-break/></text:span><text:span text:style-name="T2448">   </text:span><text:span text:style-name="T2449">// Catches any errors in the try block</text:span><text:span text:style-name="T2450"><text:line-break/></text:span><text:span text:style-name="T2451">   </text:span><text:span text:style-name="T2452">console</text:span><text:span text:style-name="T2453">.</text:span><text:span text:style-name="T2454">log</text:span><text:span text:style-name="T2455">(</text:span><text:span text:style-name="T2456">err</text:span><text:span text:style-name="T2457">);</text:span><text:span text:style-name="T2458"><text:line-break/></text:span><text:span text:style-name="T2459"><text:s/>}</text:span><text:span text:style-name="T2460"><text:line-break/></text:span><text:span text:style-name="T2461">}</text:span><text:span text:style-name="T2462"><text:line-break/></text:span><text:span text:style-name="T2463"><text:line-break/></text:span><text:span text:style-name="T2464">usingTryCatch</text:span><text:span text:style-name="T2465">();</text:span><text:span text:style-name="T2466"><text:line-break/></text:span></text:p>
        <text:p text:style-name="P2467"><text:span text:style-name="T2468">Copy to Clipboard</text:span></text:p>
        <text:p text:style-name="P2469"><text:span text:style-name="T2470">Rappelez-vous, puisque</text:span><text:span text:style-name="T2471">async</text:span><text:span text:style-name="T2472"> </text:span></text:p>
        <text:p text:style-name="P2473"><text:a xlink:href="https://www.codecademy.com/resources/docs/javascript/functions" office:target-frame-name="_top" xlink:show="replace"><text:span text:style-name="T2474">fonctions</text:span></text:a></text:p>
        <text:p text:style-name="P2475"><text:span text:style-name="T2476">Aperçu : Les fonctions de documentation sont des morceaux de code réutilisables qui exécutent des tâches, traitent des données et renvoient éventuellement des valeurs.</text:span></text:p>
        <text:p text:style-name="P2477"><text:span text:style-name="T2478">les promesses de retour, nous pouvons toujours utiliser les promesses natives </text:span><text:span text:style-name="T2479">.catch()</text:span><text:span text:style-name="T2480">avec une </text:span><text:span text:style-name="T2481">async</text:span><text:span text:style-name="T2482">fonction</text:span></text:p>
        <text:p text:style-name="P2483"><text:span text:style-name="T2484">async</text:span><text:span text:style-name="T2485"><text:s/></text:span><text:span text:style-name="T2486">function usingPromiseCatch</text:span><text:span text:style-name="T2487">() {</text:span><text:span text:style-name="T2488"><text:line-break/></text:span><text:span text:style-name="T2489">   </text:span><text:span text:style-name="T2490">let resolveValue</text:span><text:span text:style-name="T2491"><text:s/>= </text:span><text:span text:style-name="T2492">await</text:span><text:span text:style-name="T2493"><text:s/></text:span><text:span text:style-name="T2494">asyncFunction</text:span><text:span text:style-name="T2495">(</text:span><text:span text:style-name="T2496">'thing that will fail'</text:span><text:span text:style-name="T2497">);</text:span><text:span text:style-name="T2498"><text:line-break/></text:span><text:span text:style-name="T2499">}</text:span><text:span text:style-name="T2500"><text:line-break/></text:span><text:span text:style-name="T2501"><text:line-break/></text:span><text:span text:style-name="T2502">let rejectedPromise</text:span><text:span text:style-name="T2503"><text:s/>= </text:span><text:span text:style-name="T2504">usingPromiseCatch</text:span><text:span text:style-name="T2505">();</text:span><text:span text:style-name="T2506"><text:line-break/></text:span><text:span text:style-name="T2507">rejectedPromise</text:span><text:span text:style-name="T2508">.</text:span><text:span text:style-name="T2509">catch</text:span><text:span text:style-name="T2510">((</text:span><text:span text:style-name="T2511">rejectValue</text:span><text:span text:style-name="T2512">) =&gt; {</text:span><text:span text:style-name="T2513"><text:line-break/></text:span><text:span text:style-name="T2514">console</text:span><text:span text:style-name="T2515">.</text:span><text:span text:style-name="T2516">log</text:span><text:span text:style-name="T2517">(</text:span><text:span text:style-name="T2518">rejectValue</text:span><text:span text:style-name="T2519">);</text:span><text:span text:style-name="T2520"><text:line-break/></text:span><text:span text:style-name="T2521">})</text:span><text:span text:style-name="T2522"><text:line-break/></text:span></text:p>
        <text:p text:style-name="P2523"><text:span text:style-name="T2524">Copy to Clipboard</text:span></text:p>
        <text:p text:style-name="P2525">Ceci est parfois utilisé dans la portée globale pour détecter les erreurs finales dans un code complexe.</text:p>
        <text:p text:style-name="P2526"/>
        <text:h text:style-name="P2527" text:outline-level="3">Gérer les promesses indépendantes</text:h>
        <text:p text:style-name="P2528"><text:span text:style-name="T2529">15 minutes</text:span></text:p>
        <text:p text:style-name="P2530"><text:span text:style-name="T2531">N'oubliez<text:s/></text:span><text:span text:style-name="T2532">pas que cela </text:span><text:span text:style-name="T2533">await</text:span><text:span text:style-name="T2534">interrompt l'exécution de notre </text:span><text:span text:style-name="T2535">async</text:span><text:span text:style-name="T2536">fonction. Cela nous permet d'écrire facilement du code synchrone pour gérer les promesses dépendantes. Mais que se passe-t-il si notre </text:span><text:span text:style-name="T2537">async</text:span><text:span text:style-name="T2538">fonction contient plusieurs promesses dont l'exécution ne dép</text:span><text:span text:style-name="T2539">end pas des résultats des autres ?</text:span></text:p>
        <text:p text:style-name="P2540"><text:span text:style-name="T2541">async</text:span><text:span text:style-name="T2542"><text:s/></text:span><text:span text:style-name="T2543">function waiting</text:span><text:span text:style-name="T2544">() {</text:span><text:span text:style-name="T2545"><text:line-break/></text:span><text:span text:style-name="T2546">  </text:span><text:span text:style-name="T2547">const firstValue</text:span><text:span text:style-name="T2548"><text:s/>= </text:span><text:span text:style-name="T2549">await</text:span><text:span text:style-name="T2550"><text:s/></text:span><text:span text:style-name="T2551">firstAsyncThing</text:span><text:span text:style-name="T2552">();</text:span><text:span text:style-name="T2553"><text:line-break/></text:span><text:span text:style-name="T2554">  </text:span><text:span text:style-name="T2555">const secondValue</text:span><text:span text:style-name="T2556"><text:s/>= </text:span><text:span text:style-name="T2557">await</text:span><text:span text:style-name="T2558"><text:s/></text:span><text:span text:style-name="T2559">secondAsyncThing</text:span><text:span text:style-name="T2560">();</text:span><text:span text:style-name="T2561"><text:line-break/></text:span><text:span text:style-name="T2562">  </text:span><text:span text:style-name="T2563">console</text:span><text:span text:style-name="T2564">.</text:span><text:span text:style-name="T2565">log</text:span><text:span text:style-name="T2566">(</text:span><text:span text:style-name="T2567">firstValue</text:span><text:span text:style-name="T2568">,<text:s/></text:span><text:span text:style-name="T2569">secondValue</text:span><text:span text:style-name="T2570">);</text:span><text:span text:style-name="T2571"><text:line-break/></text:span><text:span text:style-name="T2572">}</text:span><text:span text:style-name="T2573"><text:line-break/></text:span><text:span text:style-name="T2574"><text:line-break/></text:span><text:span text:style-name="T2575">async</text:span><text:span text:style-name="T2576"><text:s/></text:span><text:span text:style-name="T2577">function concurrent</text:span><text:span text:style-name="T2578">() {</text:span><text:span text:style-name="T2579"><text:line-break/></text:span><text:span text:style-name="T2580">  </text:span><text:span text:style-name="T2581">const firstPromise</text:span><text:span text:style-name="T2582"><text:s/>= </text:span><text:span text:style-name="T2583">firstAsyncThing</text:span><text:span text:style-name="T2584">();</text:span><text:span text:style-name="T2585"><text:line-break/></text:span><text:span text:style-name="T2586">  </text:span><text:span text:style-name="T2587">const secondPromise</text:span><text:span text:style-name="T2588"><text:s/>= </text:span><text:span text:style-name="T2589">secondAsyncThing</text:span><text:span text:style-name="T2590">();</text:span><text:span text:style-name="T2591"><text:line-break/></text:span><text:span text:style-name="T2592">  </text:span><text:span text:style-name="T2593">console</text:span><text:span text:style-name="T2594">.</text:span><text:span text:style-name="T2595">log</text:span><text:span text:style-name="T2596">(</text:span><text:span text:style-name="T2597">await</text:span><text:span text:style-name="T2598"><text:s/></text:span><text:span text:style-name="T2599">firstPromise</text:span><text:span text:style-name="T2600">,<text:s/></text:span><text:span text:style-name="T2601">await</text:span><text:span text:style-name="T2602"><text:s/></text:span><text:span text:style-name="T2603">secondPromise</text:span><text:span text:style-name="T2604">);</text:span><text:span text:style-name="T2605"><text:line-break/></text:span><text:span text:style-name="T2606">}</text:span><text:span text:style-name="T2607"><text:line-break/></text:span></text:p>
        <text:p text:style-name="P2608"><text:span text:style-name="T2609">Copy to Clipboard</text:span></text:p>
        <text:p text:style-name="P2610"><text:span text:style-name="T2611">Dans la </text:span><text:span text:style-name="T2612">waiting()</text:span><text:span text:style-name="T2613">fonction, nous la suspendons jusqu'à la résolution de la première promesse, puis nous construisons<text:s/></text:span><text:span text:style-name="T2614">la seconde. Une fois celle-ci résolue, nous affichons les deux valeurs résolues dans la console.</text:span></text:p>
        <text:soft-page-break/>
        <text:p text:style-name="P2615"><text:span text:style-name="T2616">Dans notre </text:span><text:span text:style-name="T2617">concurrent()</text:span><text:span text:style-name="T2618">fonction, les deux promesses sont construites sans utiliser </text:span><text:span text:style-name="T2619">await</text:span><text:span text:style-name="T2620">. Nous </text:span><text:span text:style-name="T2621">await<text:s/></text:span><text:span text:style-name="T2622">affichons ensuite chacune de leurs résolutions sur la cons</text:span><text:span text:style-name="T2623">ole.</text:span></text:p>
        <text:p text:style-name="P2624"><text:span text:style-name="T2625">Grâce à notre </text:span><text:span text:style-name="T2626">concurrent()</text:span><text:span text:style-name="T2627">fonction, les opérations asynchrones des deux promesses peuvent être exécutées simultanément. Si possible, nous souhaitons démarrer chaque opération asynchrone le plus rapidement possible !</text:span><text:span text:style-name="T2628"><text:s/>async</text:span><text:span text:style-name="T2629"> </text:span></text:p>
        <text:p text:style-name="P2630"><text:a xlink:href="https://www.codecademy.com/resources/docs/javascript/functions" office:target-frame-name="_top" xlink:show="replace"><text:span text:style-name="T2631">fonctions</text:span></text:a></text:p>
        <text:p text:style-name="P2632"><text:span text:style-name="T2633">Aperçu : Documents Chargement de la description du lien</text:span></text:p>
        <text:p text:style-name="P2634"><text:span text:style-name="T2635">nous devrions toujours profiter de </text:span><text:span text:style-name="T2636">la concurrence</text:span><text:span text:style-name="T2637"> , la possibilité d'effectuer des actions asynchrones en même t</text:span><text:span text:style-name="T2638">emps.</text:span></text:p>
        <text:p text:style-name="P2639">Remarque : si nous avons plusieurs promesses véritablement indépendantes que nous souhaitons exécuter entièrement en parallèle, nous devons utiliser des promesses individuelles.</text:p>
        <text:p text:style-name="P2640"><text:a xlink:href="https://www.codecademy.com/resources/docs/javascript/promise/then" office:target-frame-name="_top" xlink:show="replace"><text:span text:style-name="T2641">.then()</text:span></text:a></text:p>
        <text:p text:style-name="P2642"><text:span text:style-name="T2643">Preview content is loading</text:span></text:p>
        <text:p text:style-name="P2644"><text:span text:style-name="T2645">fonctions et éviter d'arrêter notre exécution avec </text:span><text:span text:style-name="T2646">await</text:span><text:span text:style-name="T2647">.</text:span></text:p>
        <text:p text:style-name="P2648"/>
        <text:h text:style-name="P2649" text:outline-level="3">Attendre Promise.all()</text:h>
        <text:p text:style-name="P2650"><text:span text:style-name="T2651">13 minutes</text:span></text:p>
        <text:p text:style-name="P2652"><text:span text:style-name="T2653">Une autre façon de tirer parti de la concurrence lorsque nous avons plusieurs promesses qui peuvent être exécutées<text:s/></text:span><text:span text:style-name="T2654">simultanément est d'utiliser </text:span><text:span text:style-name="T2655">await</text:span><text:span text:style-name="T2656">un </text:span><text:span text:style-name="T2657">Promise.all()</text:span><text:span text:style-name="T2658">.</text:span></text:p>
        <text:p text:style-name="P2659"><text:span text:style-name="T2660">Nous pouvons passer un tableau de promesses comme argument à </text:span><text:span text:style-name="T2661">Promise.all()</text:span><text:span text:style-name="T2662">, et il renverra une seule</text:span></text:p>
        <text:p text:style-name="P2663"><text:a xlink:href="https://www.codecademy.com/resources/docs/javascript/promise" office:target-frame-name="_top" xlink:show="replace"><text:span text:style-name="T2664">promesse</text:span></text:a></text:p>
        <text:p text:style-name="P2665"><text:span text:style-name="T2666">Aperçu :<text:s/></text:span><text:span text:style-name="T2667">Documents Chargement de la description du lien</text:span></text:p>
        <text:p text:style-name="P2668">Cette promesse sera résolue lorsque toutes les promesses du tableau d'arguments seront résolues. La valeur de résolution de cette promesse sera un tableau contenant les valeurs résolues de chaque promesse du tableau d'arguments.</text:p>
        <text:p text:style-name="P2669"><text:span text:style-name="T2670">async</text:span><text:span text:style-name="T2671"><text:s/></text:span><text:span text:style-name="T2672">function</text:span><text:span text:style-name="T2673"><text:s/></text:span><text:span text:style-name="T2674">asyncPromAll</text:span><text:span text:style-name="T2675">() {</text:span><text:span text:style-name="T2676"><text:line-break/></text:span><text:span text:style-name="T2677">  </text:span><text:span text:style-name="T2678">const</text:span><text:span text:style-name="T2679"><text:s/></text:span><text:span text:style-name="T2680">resultArray</text:span><text:span text:style-name="T2681"><text:s/>= </text:span><text:span text:style-name="T2682">await</text:span><text:span text:style-name="T2683"><text:s/></text:span><text:span text:style-name="T2684">Promise</text:span><text:span text:style-name="T2685">.</text:span><text:span text:style-name="T2686">all</text:span><text:span text:style-name="T2687">([</text:span><text:span text:style-name="T2688">asyncTask1</text:span><text:span text:style-name="T2689">(),<text:s/></text:span><text:span text:style-name="T2690">asyncTask2</text:span><text:span text:style-name="T2691">(),<text:s/></text:span><text:span text:style-name="T2692">asyncTask3</text:span><text:span text:style-name="T2693">(),<text:s/></text:span><text:span text:style-name="T2694">asyncTask4</text:span><text:span text:style-name="T2695">()]);</text:span><text:span text:style-name="T2696"><text:line-break/></text:span><text:span text:style-name="T2697">  </text:span><text:span text:style-name="T2698">for</text:span><text:span text:style-name="T2699"><text:s/>(</text:span><text:span text:style-name="T2700">let</text:span><text:span text:style-name="T2701"><text:s/></text:span><text:span text:style-name="T2702">i</text:span><text:span text:style-name="T2703"><text:s/>= </text:span><text:span text:style-name="T2704">0</text:span><text:span text:style-name="T2705">;<text:s/></text:span><text:span text:style-name="T2706">i</text:span><text:span text:style-name="T2707">&lt;</text:span><text:span text:style-name="T2708">resultArray</text:span><text:span text:style-name="T2709">.</text:span><text:span text:style-name="T2710">length</text:span><text:span text:style-name="T2711">;<text:s/></text:span><text:span text:style-name="T2712">i</text:span><text:span text:style-name="T2713">++){</text:span><text:span text:style-name="T2714"><text:line-break/></text:span><text:span text:style-name="T2715">    </text:span><text:span text:style-name="T2716">console</text:span><text:span text:style-name="T2717">.</text:span><text:span text:style-name="T2718">log</text:span><text:span text:style-name="T2719">(</text:span><text:span text:style-name="T2720">resultArray</text:span><text:span text:style-name="T2721">[</text:span><text:span text:style-name="T2722">i</text:span><text:span text:style-name="T2723">]);<text:s/></text:span><text:span text:style-name="T2724"><text:line-break/></text:span><text:span text:style-name="T2725">  }</text:span><text:span text:style-name="T2726"><text:line-break/></text:span><text:span text:style-name="T2727">}</text:span><text:span text:style-name="T2728"><text:line-break/></text:span></text:p>
        <text:p text:style-name="P2729"><text:span text:style-name="T2730">Copy to Clipboard</text:span></text:p>
        <text:soft-page-break/>
        <text:p text:style-name="P2731"><text:span text:style-name="T2732">Dans notre exemple ci-dessus, nous </text:span><text:span text:style-name="T2733">await</text:span><text:span text:style-name="T2734">avons résolu un élément </text:span><text:span text:style-name="T2735">Promise.all()</text:span><text:span text:style-name="T2736">. Celui-ci </text:span><text:span text:style-name="T2737">Promise.all()</text:span><text:span text:style-name="T2738">a été invoqué avec un tableau d'arguments contenant quatre promesses (renvoyées par des fonctions requises). Ensuite, nous parcourons notre </text:span><text:span text:style-name="T2739">resultArray</text:span><text:span text:style-name="T2740">élément et enregistrons chaque élément dans la console. Le premier élément </text:span><text:span text:style-name="T2741">resultArray</text:span><text:span text:style-name="T2742">est la valeur résolue de la </text:span><text:span text:style-name="T2743">asyncTask1()</text:span><text:span text:style-name="T2744">promesse, le second est la valeur de la </text:span><text:span text:style-name="T2745">asyncTask2()</text:span><text:span text:style-name="T2746">promesse, et ainsi de suite.</text:span></text:p>
        <text:p text:style-name="P2747"><text:span text:style-name="T2748">Promise.all()</text:span><text:span text:style-name="T2749">Cela nous permet de tirer parti de l</text:span><text:span text:style-name="T2750">'asynchronisme : chacune des quatre tâches asynchrones peut être exécutée simultanément. </text:span><text:span text:style-name="T2751">Promise.all()</text:span><text:span text:style-name="T2752">L'échec est également </text:span><text:span text:style-name="T2753">rapide</text:span><text:span text:style-name="T2754"> , ce qui signifie qu'il n'attend pas la fin des actions asynchrones restantes après le rejet de l'une d'elles. Dès que la pre</text:span><text:span text:style-name="T2755">mière promesse du tableau est rejetée, la promesse renvoyée par </text:span><text:span text:style-name="T2756">Promise.all()</text:span><text:span text:style-name="T2757">rejette également pour cette raison. Comme c'était le cas avec les promesses natives, </text:span><text:span text:style-name="T2758">Promise.all()</text:span><text:span text:style-name="T2759">c'est un bon choix si plusieurs tâches asynchrones sont requises, mais qu'aucune</text:span><text:span text:style-name="T2760"><text:s/>ne doit attendre l'exécution d'une autre.</text:span></text:p>
        <text:p text:style-name="P2761"/>
        <text:h text:style-name="P2762" text:outline-level="3">Revoir</text:h>
        <text:p text:style-name="P2763"><text:span text:style-name="T2764">&lt;1 min</text:span></text:p>
        <text:p text:style-name="P2765"><text:span text:style-name="T2766">Bravo pour votre maîtrise de la </text:span><text:span text:style-name="T2767">async...await</text:span><text:span text:style-name="T2768">syntaxe ! Récapitulons ce que vous avez appris :</text:span></text:p>
        <text:list text:style-name="LFO23" text:continue-numbering="true">
          <text:list-item>
            <text:p text:style-name="P2769"><text:span text:style-name="T2770">async...await</text:span><text:span text:style-name="T2771">est un sucre syntaxique construit sur des promesses et des générateurs JavaScript natifs.</text:span></text:p>
          </text:list-item>
          <text:list-item>
            <text:p text:style-name="P2772"><text:span text:style-name="T2773">Nous déclarons une fonction asynchrone avec le mot-clé </text:span><text:span text:style-name="T2774">async</text:span><text:span text:style-name="T2775">.</text:span></text:p>
          </text:list-item>
          <text:list-item>
            <text:p text:style-name="P2776"><text:span text:style-name="T2777">À l'intérieur d'une </text:span><text:span text:style-name="T2778">async</text:span><text:span text:style-name="T2779">fonction, nous utilisons l' </text:span><text:span text:style-name="T2780">await</text:span><text:span text:style-name="T2781">opérateur pour suspendre l'exécution de notre fonction jusqu'à ce qu'une action asynchrone se termine et que l'action attendue se produi</text:span><text:span text:style-name="T2782">se.</text:span></text:p>
          </text:list-item>
        </text:list>
        <text:p text:style-name="P2783"><text:a xlink:href="https://www.codecademy.com/resources/docs/javascript/promise" office:target-frame-name="_top" xlink:show="replace"><text:span text:style-name="T2784">promesse</text:span></text:a></text:p>
        <text:p text:style-name="P2785"><text:span text:style-name="T2786">Aperçu : Documents Chargement de la description du lien</text:span></text:p>
        <text:p text:style-name="P2787">n'est plus en attente.</text:p>
        <text:list text:style-name="LFO23" text:continue-numbering="true">
          <text:list-item>
            <text:p text:style-name="P2788"><text:span text:style-name="T2789">await</text:span><text:span text:style-name="T2790">renvoie la valeur résolue de la promesse attendue.</text:span></text:p>
          </text:list-item>
          <text:list-item>
            <text:p text:style-name="P2791"><text:span text:style-name="T2792">Nous pouvons écrire plusieurs</text:span><text:span text:style-name="T2793">await</text:span><text:span text:style-name="T2794"> </text:span></text:p>
          </text:list-item>
        </text:list>
        <text:p text:style-name="P2795"><text:a xlink:href="https://www.codecademy.com/resources/docs/javascript/statements" office:target-frame-name="_top" xlink:show="replace"><text:span text:style-name="T2796">déclarations</text:span></text:a></text:p>
        <text:p text:style-name="P2797"><text:span text:style-name="T2798">Aperçu : Documents Chargement de la description du lien</text:span></text:p>
        <text:p text:style-name="P2799">pour produire du code qui se lit comme du code synchrone.</text:p>
        <text:list text:style-name="LFO23" text:continue-numbering="true">
          <text:list-item>
            <text:p text:style-name="P2800"><text:span text:style-name="T2801">Nous utilisons </text:span><text:span text:style-name="T2802">try...catch</text:span><text:span text:style-name="T2803">des déclaration</text:span><text:span text:style-name="T2804">s dans notre</text:span><text:span text:style-name="T2805">async</text:span><text:span text:style-name="T2806"> </text:span></text:p>
          </text:list-item>
        </text:list>
        <text:p text:style-name="P2807"><text:a xlink:href="https://www.codecademy.com/resources/docs/javascript/functions" office:target-frame-name="_top" xlink:show="replace"><text:span text:style-name="T2808">fonctions</text:span></text:a></text:p>
        <text:p text:style-name="P2809"><text:span text:style-name="T2810">Aperçu : Documents Chargement de la description du lien</text:span></text:p>
        <text:soft-page-break/>
        <text:p text:style-name="P2811">pour la gestion des erreurs.</text:p>
        <text:list text:style-name="LFO23" text:continue-numbering="true">
          <text:list-item>
            <text:p text:style-name="P2812"><text:span text:style-name="T2813">Nous devrions toujours tirer parti de la concurrence en écriva</text:span><text:span text:style-name="T2814">nt </text:span><text:span text:style-name="T2815">async</text:span><text:span text:style-name="T2816">des fonctions qui permettent aux actions asynchrones de se produire simultanément chaque fois que cela est possible.</text:span></text:p>
          </text:list-item>
          <text:list-item>
            <text:p text:style-name="P2817"/>
          </text:list-item>
        </text:list>
        <text:list text:style-name="LFO23" text:continue-numbering="true">
          <text:list-item>
            <text:p text:style-name="P2818">Requêtes HTTP</text:p>
          </text:list-item>
          <text:list-item>
            <text:p text:style-name="P2819"><text:span text:style-name="T2820">Comprendre les requêtes HTTP, les méthodes et la manière dont les navigateurs et les serveurs communiquent via le<text:s/></text:span><text:span text:style-name="T2821">Web.</text:span></text:p>
          </text:list-item>
        </text:list>
        <text:list text:style-name="LFO23" text:continue-numbering="true">
          <text:list-item>
            <text:p text:style-name="P2822">Arrière-plan:</text:p>
          </text:list-item>
          <text:list-item>
            <text:p text:style-name="P2823"><text:span text:style-name="T2824">Cette page est générée par un réseau de HTML, CSS et JavaScript, envoyé par Codecademy via Internet. Internet est constitué d'un ensemble de ressources hébergées sur différents serveurs. Le terme « ressource » désigne toute entité présen</text:span><text:span text:style-name="T2825">te sur le web, notamment les fichiers HTML, les feuilles de style, les images, les vidéos et les scripts. Pour accéder au contenu d'Internet, votre navigateur doit demander à ces serveurs les ressources souhaitées, puis vous les afficher. Ce protocole de r</text:span><text:span text:style-name="T2826">equêtes et de réponses vous permet d'afficher </text:span><text:span text:style-name="T2827">cette</text:span><text:span text:style-name="T2828"> page dans votre navigateur.</text:span></text:p>
          </text:list-item>
          <text:list-item>
            <text:p text:style-name="P2829">Cet article se concentre sur un élément fondamental du fonctionnement d’Internet : HTTP.</text:p>
          </text:list-item>
        </text:list>
        <text:list text:style-name="LFO23" text:continue-numbering="true">
          <text:list-item>
            <text:p text:style-name="P2830">Qu'est-ce que HTTP ?</text:p>
          </text:list-item>
          <text:list-item>
            <text:p text:style-name="P2831">HTTP (Hypertext Transfer Protocol) est un protocole utilisé pour<text:s/>structurer les requêtes et les réponses sur Internet. Il nécessite le transfert de données d'un point à un autre sur le réseau.</text:p>
          </text:list-item>
          <text:list-item>
            <text:p text:style-name="P2832">Le transfert de ressources s'effectue via TCP (Transmission Control Protocol). Sur cette page web, TCP gère les canaux entre votre navigateur et le serveur (ici, codecademy.com). TCP est utilisé pour gérer de nombreux types de connexions Internet, où un ordinateur ou un appareil souhaite envoyer des données à un autre. HTTP est le langage de commande que les appareils des deux côtés de la connexion doivent utiliser pour communiquer.</text:p>
          </text:list-item>
        </text:list>
        <text:list text:style-name="LFO23" text:continue-numbering="true">
          <text:list-item>
            <text:p text:style-name="P2833">HTTP et TCP : comment ça marche</text:p>
          </text:list-item>
          <text:list-item>
            <text:p text:style-name="P2834"><text:span text:style-name="T2835">Lorsque vous saisissez une adresse telle que </text:span><text:a xlink:href="https://codecademy.com/" office:target-frame-name="_top" xlink:show="replace"><text:span text:style-name="T2836">www.codecademy.com</text:span></text:a><text:span text:style-name="T2837"> dans votre navigateur, vous lui demandez d'ouvrir un canal TCP ver</text:span><text:span text:style-name="T2838">s le serveur qui répond à cette URL (ou Uniform Resource Locator, dont vous trouverez plus d'informations sur </text:span><text:a xlink:href="https://en.wikipedia.org/wiki/Uniform_Resource_Locator" office:target-frame-name="_top" xlink:show="replace"><text:span text:style-name="T2839">Wikipédia</text:span></text:a><text:span text:style-name="T2840"> ). Une URL est comparable à votre<text:s/></text:span><text:soft-page-break/><text:span text:style-name="T2841">adresse personnelle ou à votre</text:span><text:span text:style-name="T2842"><text:s/>numéro de téléphone, car elle indique comment vous joindre.</text:span></text:p>
          </text:list-item>
          <text:list-item>
            <text:p text:style-name="P2843"><text:span text:style-name="T2844">Dans ce cas, l'ordinateur qui effectue la requête est appelé client. L'URL demandée est l'adresse du serveur. Une fois la connexion TCP établie, le client envoie une requête HTTP </text:span><text:span text:style-name="T2845">GET</text:span><text:span text:style-name="T2846"> au serveur<text:s/></text:span><text:span text:style-name="T2847">pour récupérer la page web à afficher. Après avoir envoyé la réponse, le serveur ferme la connexion TCP. Si vous ouvrez à nouveau le site web dans votre navigateur, ou si votre navigateur demande automatiquement une information au serveur, une nouvelle con</text:span><text:span text:style-name="T2848">nexion est établie, suivant le même processus que celui décrit précédemment. Les requêtes GET sont un type de méthode HTTP qu'un client peut appeler. Vous trouverez plus d'informations sur les autres méthodes courantes ( </text:span><text:span text:style-name="T2849">POST</text:span><text:span text:style-name="T2850"> , </text:span><text:span text:style-name="T2851">PUT</text:span><text:span text:style-name="T2852"> et </text:span><text:span text:style-name="T2853">DELETE</text:span><text:span text:style-name="T2854"> ) dans </text:span><text:a xlink:href="https://www.codecademy.com/articles/what-is-rest" office:target-frame-name="_top" xlink:show="replace"><text:span text:style-name="T2855">cet article</text:span></text:a><text:span text:style-name="T2856"> .</text:span></text:p>
          </text:list-item>
          <text:list-item>
            <text:p text:style-name="P2857">Explorons un exemple de la manière dont les requêtes GET (le type de requête le plus courant) sont utilisées pour aider votre ordinateur (le client) à accéder aux ressources sur le Web.</text:p>
          </text:list-item>
          <text:list-item>
            <text:p text:style-name="P2858"><text:span text:style-name="T2859">Imaginons que vous souhaitiez consulter les dernières offres de cours sur </text:span><text:a xlink:href="http://codecademy.com/" office:target-frame-name="_top" xlink:show="replace"><text:span text:style-name="T2860">http://codecademy.com</text:span></text:a><text:span text:style-name="T2861"> . Après avoir saisi l'URL dans votre navigateur, celui-ci en extraira la </text:span><text:span text:style-name="T2862">http</text:span><text:span text:style-name="T2863">partie et reconnaîtra le nom du protocol</text:span><text:span text:style-name="T2864">e réseau à utiliser. Il extraira ensuite le nom de domaine de l'URL, dans ce cas « codecademy.com », et demandera au serveur de noms de domaine Internet de renvoyer une adresse IP (Internet Protocol).</text:span></text:p>
          </text:list-item>
          <text:list-item>
            <text:p text:style-name="P2865"><text:span text:style-name="T2866">Le client connaît désormais l'adresse IP de la destinat</text:span><text:span text:style-name="T2867">ion. Il ouvre alors une connexion au serveur à cette adresse, en utilisant le </text:span><text:span text:style-name="T2868">http</text:span><text:span text:style-name="T2869">protocole spécifié. Il lance une requête GET vers le serveur contenant l'adresse IP de l'hôte et, éventuellement, une charge utile de données.<text:s/></text:span><text:span text:style-name="T2870">La requête GET contient le text</text:span><text:span text:style-name="T2871">e suivant :</text:span></text:p>
          </text:list-item>
          <text:list-item>
            <text:p text:style-name="P2872"><text:span text:style-name="T2873">GET / HTTP/1.1</text:span><text:span text:style-name="T2874"><text:line-break/></text:span><text:span text:style-name="T2875">Host: www.codecademy.com</text:span><text:span text:style-name="T2876"><text:line-break/></text:span></text:p>
          </text:list-item>
          <text:list-item>
            <text:p text:style-name="P2877"><text:span text:style-name="T2878">Ceci identifie le type de requête, le chemin d'accès sur </text:span><text:a xlink:href="https://codecademy.com/" office:target-frame-name="_top" xlink:show="replace"><text:span text:style-name="T2879">www.codecademy.com</text:span></text:a><text:span text:style-name="T2880"> (ici, « / ») et le protocole « HTTP/1.1 ». HTTP/1.1 est une version révisée du premier</text:span><text:span text:style-name="T2881"><text:s/>HTTP, désormais appelé HTTP/1.0. Avec HTTP/1.0, chaque requête de ressource nécessite une connexion distincte au serveur. HTTP/1.1 utilise une connexion plusieurs fois, ce qui permet de récupérer du contenu supplémentaire (comme des images ou des feuilles</text:span><text:span text:style-name="T2882"><text:s/>de style) même après la consultation de la page. Par conséquent, les requêtes utilisant HTTP/1.1 présentent un délai plus court que celles utilisant HTTP/1.0.</text:span></text:p>
          </text:list-item>
          <text:list-item>
            <text:p text:style-name="P2883"><text:span text:style-name="T2884">La deuxième ligne de la requête contient l'adresse du serveur, qui est </text:span><text:span text:style-name="T2885">"www.codecademy.com"</text:span><text:span text:style-name="T2886">. D'a</text:span><text:span text:style-name="T2887">utres lignes peuvent également être ajoutées, selon les données que votre navigateur choisit d'envoyer.</text:span></text:p>
          </text:list-item>
          <text:list-item>
            <text:p text:style-name="P2888">Si le serveur est en mesure de localiser le chemin demandé, le serveur peut répondre avec l'en-tête :</text:p>
          </text:list-item>
          <text:list-item>
            <text:p text:style-name="P2889"><text:span text:style-name="T2890">HTTP/1.1 200 OK</text:span><text:span text:style-name="T2891"><text:line-break/></text:span><text:span text:style-name="T2892">Content-Type: text/html</text:span><text:span text:style-name="T2893"><text:line-break/></text:span></text:p>
          </text:list-item>
          <text:list-item>
            <text:p text:style-name="P2894"><text:span text:style-name="T2895">Cet en-tê</text:span><text:span text:style-name="T2896">te est suivi du contenu demandé, qui dans ce cas est l'information nécessaire pour rendre </text:span><text:a xlink:href="https://codecademy.com/" office:target-frame-name="_top" xlink:show="replace"><text:span text:style-name="T2897">www.codecademy.com</text:span></text:a><text:span text:style-name="T2898"> .</text:span></text:p>
          </text:list-item>
          <text:list-item>
            <text:p text:style-name="P2899"><text:span text:style-name="T2900">La première ligne de l'en-tête, </text:span><text:span text:style-name="T2901">HTTP/1.1 200 OK</text:span><text:span text:style-name="T2902">, confirme que le serveur comprend le protocole avec lequ</text:span><text:span text:style-name="T2903">el le client souhaite communiquer ( </text:span><text:span text:style-name="T2904">HTTP/1.1</text:span><text:span text:style-name="T2905">), et contient un </text:span><text:a xlink:href="https://en.wikipedia.org/wiki/List_of_HTTP_status_codes" office:target-frame-name="_top" xlink:show="replace"><text:span text:style-name="T2906">code d'état HTTP</text:span></text:a><text:span text:style-name="T2907"> indiquant que la ressource a été trouvée sur le serveur. La deuxième ligne, </text:span><text:span text:style-name="T2908">Content-Type: text/html</text:span><text:span text:style-name="T2909">, ind</text:span><text:span text:style-name="T2910">ique le type de contenu qui sera envoyé au client.</text:span></text:p>
          </text:list-item>
          <text:list-item>
            <text:p text:style-name="P2911">Si le serveur n'est pas en mesure de localiser le chemin demandé par le client, il répondra avec l'en-tête :</text:p>
          </text:list-item>
          <text:list-item>
            <text:p text:style-name="P2912"><text:span text:style-name="T2913">HTTP/1.1 404 NOT FOUND</text:span><text:span text:style-name="T2914"><text:line-break/></text:span></text:p>
          </text:list-item>
          <text:list-item>
            <text:p text:style-name="P2915"><text:span text:style-name="T2916">Dans ce cas, le serveur reconnaît comprendre le protocole HTTP, mais le </text:span><text:span text:style-name="T2917">404 NOT FOUND</text:span><text:span text:style-name="T2918">code d'état indique que le contenu demandé est introuvable. Cela peut se produire si le contenu a été déplacé, si vous avez mal saisi l'URL ou si la page a été supprimée. Pour en savoir plus sur le code d'état 404, communément appelé erreur 40</text:span><text:span text:style-name="T2919">4, </text:span><text:a xlink:href="https://www.codecademy.com/articles/http-errors-404" office:target-frame-name="_top" xlink:show="replace"><text:span text:style-name="T2920">cliquez ici</text:span></text:a><text:span text:style-name="T2921"> .</text:span></text:p>
          </text:list-item>
        </text:list>
        <text:list text:style-name="LFO23" text:continue-numbering="true">
          <text:list-item>
            <text:p text:style-name="P2922">Une analogie :</text:p>
          </text:list-item>
          <text:list-item>
            <text:p text:style-name="P2923">Il peut être difficile de comprendre le fonctionnement de HTTP, car il est difficile d'analyser les actions réelles de votre navigateur. (Et peut-être<text:s/>aussi parce que nous l'avons expliqué avec des acronymes qui vous sont peut-être inconnus.) Revoyons ce que nous avons appris en utilisant une analogie qui pourrait vous être plus familière.</text:p>
          </text:list-item>
          <text:list-item>
            <text:p text:style-name="P2924">Imaginez qu'Internet est une ville. Vous êtes client et votre adresse détermine où vous pouvez être contacté. Les entreprises de la ville, comme Codecademy.com, traitent les demandes qui leur sont adressées. Les autres maisons sont remplies d'autres clients comme vous qui font des demandes et attendent des réponses de ces entreprises. Cette ville dispose également d'un service postal ultra-rapide, avec une armée de facteurs capables de voyager dans des trains rapides comme la lumière.</text:p>
          </text:list-item>
          <text:list-item>
            <text:p text:style-name="P2925">Imaginez que vous souhaitiez lire le journal du matin. Pour le récupérer, vous écrivez<text:s/>ce dont vous avez besoin dans un langage appelé HTTP et demandez à votre facteur local de le récupérer auprès d'une entreprise spécifique. Le facteur accepte et construit une liaison ferroviaire entre<text:s/><text:soft-page-break/>votre domicile et l'entreprise presque instantanément,<text:s/>puis prend le wagon marqué « TCP » pour se rendre à l'adresse de l'entreprise que vous avez fournie.</text:p>
          </text:list-item>
          <text:list-item>
            <text:p text:style-name="P2926">À son arrivée au magasin, elle s'adresse au premier employé disponible pour répondre à la demande. L'employé cherche la page du journal demandée, mais ne la trouve pas et en informe le facteur.</text:p>
          </text:list-item>
          <text:list-item>
            <text:p text:style-name="P2927">Le facteur revient dans le train léger, arrachant les rails au retour, et vous informe qu'il y a un problème « 404 Not Found ». Après avoir vérifié l'orthographe de ce que vous aviez écrit, vous réalisez que vous avez<text:s/>mal orthographié le titre du journal. Vous le corrigez et transmettez le titre corrigé au facteur.</text:p>
          </text:list-item>
          <text:list-item>
            <text:p text:style-name="P2928">Cette fois, le facteur peut le récupérer auprès du commerçant. Vous pouvez alors lire votre journal en toute tranquillité jusqu'à ce que vous décidiez de lire la page suivante. Vous pourrez alors faire une nouvelle demande et le remettre au facteur.</text:p>
          </text:list-item>
        </text:list>
        <text:list text:style-name="LFO23" text:continue-numbering="true">
          <text:list-item>
            <text:p text:style-name="P2929">Qu'est-ce que HTTPS ?</text:p>
          </text:list-item>
          <text:list-item>
            <text:p text:style-name="P2930"><text:span text:style-name="T2931">Étant donné que votre requête HTTP peut être lue par n'importe qui à certains points de connexion du réseau, il n'est peut-être pas judicieu</text:span><text:span text:style-name="T2932">x de transmettre des informations telles que votre carte de crédit ou votre mot de passe via ce protocole. Heureusement, de nombreux serveurs prennent en charge HTTPS (abréviation de HTTP Secure), qui permet de chiffrer les données envoyées et reçues.<text:s/></text:span><text:span text:style-name="T2933">Pour</text:span><text:span text:style-name="T2934"><text:s/>en savoir plus sur HTTPS, consultez </text:span><text:a xlink:href="https://en.wikipedia.org/wiki/HTTPS#Difference_from_HTTP" office:target-frame-name="_top" xlink:show="replace"><text:span text:style-name="T2935">Wikipédia</text:span></text:a><text:span text:style-name="T2936"> .</text:span></text:p>
          </text:list-item>
          <text:list-item>
            <text:p text:style-name="P2937"><text:span text:style-name="T2938">Le protocole HTTPS est important pour la transmission d'informations sensibles ou personnelles vers et depuis des sites web. Cependan</text:span><text:span text:style-name="T2939">t, sa configuration incombe aux entreprises gérant les serveurs. Pour prendre en charge le protocole HTTPS, l'entreprise doit demander un certificat auprès d'une </text:span><text:a xlink:href="https://en.wikipedia.org/wiki/Certificate_authority" office:target-frame-name="_top" xlink:show="replace"><text:span text:style-name="T2940">autorité de certification</text:span></text:a><text:span text:style-name="T2941"> .</text:span></text:p>
          </text:list-item>
          <text:list-item>
            <text:p text:style-name="P2942">Dos</text:p>
          </text:list-item>
          <text:list-item>
            <text:p text:style-name="P2943">Suivant</text:p>
          </text:list-item>
        </text:list>
        <text:h text:style-name="P2944" text:outline-level="1">Introduction aux API Web</text:h>
        <text:p text:style-name="P2945"><text:span text:style-name="T2946">Découvrez ce que sont les API et comment elles constituent des outils utiles pour le développement Web.</text:span></text:p>
        <text:soft-page-break/>
        <text:h text:style-name="P2947" text:outline-level="2">Que sont les API ?</text:h>
        <text:p text:style-name="P2948"><text:span text:style-name="T2949">Une </text:span><text:span text:style-name="T2950">interface de programmation d'application</text:span><text:span text:style-name="T2951"> ( </text:span><text:span text:style-name="T2952">API</text:span><text:span text:style-name="T2953"> ) est un outil logiciel qui facilite<text:s/></text:span><text:span text:style-name="T2954">l'interaction des développeurs avec une autre application afin d'exploiter certaines de ses fonctionnalités. À l'instar des outils du monde physique, les API sont conçues pour résoudre des problèmes spécifiques, récurrents et potentiellement complexes.</text:span></text:p>
        <text:p text:style-name="P2955">Imaginez devoir visser une vis dans un morceau de bois. On pourrait essayer de la prendre et de la visser avec les doigts, mais ce serait difficile et inefficace. Visser une seule vis serait déjà assez difficile : devoir le faire plusieurs fois serait quasiment impossible ! On pourrait plutôt simplifier la tâche en utilisant un outil créé par quelqu'un d'autre, en l'occurrence un tournevis ! Correctement utilisé, le tournevis peut être utilisé pour un type de vis spécifique et réutilisé pour la même tâche à l'infini !</text:p>
        <text:p text:style-name="P2956">Pour reprendre cette analogie avec les API, nous ne souhaitons probablement pas avoir à écrire le même code pour les mêmes problèmes encore et encore. Si l'API adaptée existe pour résoudre notre problème, nous pourrions nous simplifier la tâche en<text:s/>l'utilisant. Mais avant de nous engager pleinement dans l'utilisation d'une API, il est important de prendre en compte quelques considérations importantes !</text:p>
        <text:h text:style-name="P2957" text:outline-level="2">Types d'API</text:h>
        <text:p text:style-name="P2958">Il existe deux principales catégories d’API Web : les API de navigateur et les API<text:s/>tierces.</text:p>
        <text:p text:style-name="P2959"><text:span text:style-name="T2960">Les API de navigateur</text:span><text:span text:style-name="T2961"> sont spécifiques à l'écriture de code lié aux navigateurs et permettent aux développeurs d'accéder à des informations auxquelles le navigateur peut également accéder. Par exemple, l' </text:span><text:a xlink:href="https://developer.mozilla.org/en-US/docs/Web/API/Geolocation_API" office:target-frame-name="_top" xlink:show="replace"><text:span text:style-name="T2962">API de géolocalisation</text:span></text:a><text:span text:style-name="T2963"> permet au programme de savoir où se trouve un utilisateur lorsqu'il accède à notre application. Cette API spécifique nécessite que l'utilisateur autorise le navigateur à accéder à ses<text:s/></text:span><text:span text:style-name="T2964">informations de géolocalisation. Il existe également des API de navigateur pour l'audio, la cryptographie, la réalité virtuelle, et bien plus encore. Pour consulter la liste complète des API de navigateur et savoir comment interagir avec elles, consultez </text:span><text:a xlink:href="https://developer.mozilla.org/en-US/docs/Web/API" office:target-frame-name="_top" xlink:show="replace"><text:span text:style-name="T2965">la documentation MDN sur les API web</text:span></text:a><text:span text:style-name="T2966"> .</text:span></text:p>
        <text:p text:style-name="P2967"><text:span text:style-name="T2968">Les API tierces</text:span><text:span text:style-name="T2969"> sont des applications qui fournissent des fonctionnalités ou des informations provenant d'un tiers, généralement une entreprise. Par exe</text:span><text:span text:style-name="T2970">mple, nous pourrions utiliser l' </text:span><text:a xlink:href="https://openweathermap.org/" office:target-frame-name="_top" xlink:show="replace"><text:span text:style-name="T2971">API OpenWeather</text:span></text:a><text:span text:style-name="T2972"> pour obtenir des informations détaillées sur la météo d'une région, des prévisions, des données météorologiques historiques, et bien plus encore ! Seuls, nous n'a</text:span><text:span text:style-name="T2973">urions même pas accès à ces<text:s/></text:span><text:soft-page-break/><text:span text:style-name="T2974">données et nous ne voudrions certainement pas écrire ce code nous-mêmes pour une seule application !</text:span></text:p>
        <text:h text:style-name="P2975" text:outline-level="2">Demande d'informations à partir d'une API tierce</text:h>
        <text:p text:style-name="P2976">Chaque API a une structure et un protocole spécifiques que nous devons suivre<text:s/>afin d'accéder à ses fonctionnalités.</text:p>
        <text:h text:style-name="P2977" text:outline-level="3"><text:span text:style-name="T2978">Règles et exigences</text:span></text:h>
        <text:p text:style-name="P2979"><text:span text:style-name="T2980">Les organisations qui gèrent des API tierces définissent souvent des règles et des exigences concernant la manière dont les développeurs peuvent interagir avec leurs API. Pour OpenWeather, nous devo</text:span><text:span text:style-name="T2981">ns créer un compte et générer un jeton spécial, appelé </text:span><text:span text:style-name="T2982">clé API</text:span><text:span text:style-name="T2983"> , qui autorise notre compte à effectuer des requêtes API. Ces clés API sont propres à chaque compte et doivent être gardées secrètes. OpenWeather propose des fonctionnalités gratuites et payant</text:span><text:span text:style-name="T2984">es. Avant d'utiliser une API tierce, consultez ses spécifications, souvent disponibles dans la documentation de l'API. Voici </text:span><text:a xlink:href="https://openweathermap.org/api" office:target-frame-name="_top" xlink:show="replace"><text:span text:style-name="T2985">la documentation d'OpenWeather</text:span></text:a><text:span text:style-name="T2986"> à titre d'exemple.</text:span></text:p>
        <text:h text:style-name="P2987" text:outline-level="3"><text:span text:style-name="T2988">Faire des demandes</text:span></text:h>
        <text:p text:style-name="P2989"><text:span text:style-name="T2990">Certaines spéc</text:span><text:span text:style-name="T2991">ifications d'une API concernent la </text:span><text:span text:style-name="T2992">requête</text:span><text:span text:style-name="T2993"> de données. Ces spécifications peuvent inclure des paramètres supplémentaires pour des informations spécifiques ou l'inclusion d'une clé API. Par exemple, lors de l'utilisation de l'API OpenWeather, nous devons fo</text:span><text:span text:style-name="T2994">urnir davantage d'informations pour rechercher des informations météorologiques : le nom d'une ville, l'heure de la journée, le type de prévision, etc. Ces spécifications pour la requête sont également disponibles dans la documentation de l'API.</text:span></text:p>
        <text:h text:style-name="P2995" text:outline-level="3"><text:span text:style-name="T2996">Données de</text:span><text:span text:style-name="T2997"><text:s/>réponse</text:span></text:h>
        <text:p text:style-name="P2998"><text:span text:style-name="T2999">Après une requête API réussie, l'API renvoie les données. De nombreuses API formatent leurs données en utilisant </text:span><text:a xlink:href="https://www.codecademy.com/article/what-is-json" office:target-frame-name="_top" xlink:show="replace"><text:span text:style-name="T3000">JavaScript Object Notation</text:span><text:span text:style-name="T3001"> ( </text:span><text:span text:style-name="T3002">JSON</text:span><text:span text:style-name="T3003"> )</text:span></text:a><text:span text:style-name="T3004"> , qui ressemble à un objet<text:s/></text:span><text:span text:style-name="T3005">JavaScript. Voici un exemple rapide de ce à quoi pourraient ressembler des données JSON :</text:span></text:p>
        <text:p text:style-name="P3006"><text:span text:style-name="T3007">{<text:s/></text:span><text:span text:style-name="T3008"><text:line-break/></text:span><text:span text:style-name="T3009">  </text:span><text:span text:style-name="T3010">"temperature"</text:span><text:span text:style-name="T3011"><text:s/>: {<text:s/></text:span><text:span text:style-name="T3012"><text:line-break/></text:span><text:span text:style-name="T3013">     </text:span><text:span text:style-name="T3014">"celcius"</text:span><text:span text:style-name="T3015"><text:s/>: </text:span><text:span text:style-name="T3016">25</text:span><text:span text:style-name="T3017">,</text:span><text:span text:style-name="T3018"><text:line-break/></text:span><text:span text:style-name="T3019">  },</text:span><text:span text:style-name="T3020"><text:line-break/></text:span><text:span text:style-name="T3021">  </text:span><text:span text:style-name="T3022">"city"</text:span><text:span text:style-name="T3023">:<text:s/></text:span><text:span text:style-name="T3024">"chicago"</text:span><text:span text:style-name="T3025">,<text:s/></text:span><text:span text:style-name="T3026"><text:line-break/></text:span><text:span text:style-name="T3027">}</text:span><text:span text:style-name="T3028"><text:line-break/></text:span></text:p>
        <text:p text:style-name="P3029"><text:span text:style-name="T3030">Il nous appartient ensuite de déterminer comment </text:span><text:span text:style-name="T3031">utiliser</text:span><text:span text:style-name="T3032"> ces informations dans nos applica</text:span><text:span text:style-name="T3033">tions. Si nous récupérions l'exemple JSON ci-dessus, nous pourrions analyser les informations de température et les afficher dans notre application.</text:span></text:p>
        <text:soft-page-break/>
        <text:h text:style-name="P3034" text:outline-level="2">Revoir</text:h>
        <text:p text:style-name="P3035"><text:span text:style-name="T3036">Félicitations, nous avons maintenant abordé les bases des API web !<text:s/></text:span><text:span text:style-name="T3037">Voici un bref récapitulatif :</text:span></text:p>
        <text:list text:style-name="LFO24" text:continue-numbering="true">
          <text:list-item>
            <text:p text:style-name="P3038">Avec les API Web, nous disposons d’un outil que nous pouvons utiliser pour accéder aux fonctionnalités et aux données d’une autre application.</text:p>
          </text:list-item>
          <text:list-item>
            <text:p text:style-name="P3039">Il existe deux principaux types d’API : celles du navigateur et celles tierces.</text:p>
            <text:list text:continue-numbering="true">
              <text:list-item>
                <text:p text:style-name="P3040">Les API de navigateur nécessitent<text:s/>une syntaxe et des autorisations spécifiques.</text:p>
              </text:list-item>
              <text:list-item>
                <text:p text:style-name="P3041">Les API tierces ont leurs propres règles et exigences définies par les organisations qui les gèrent.</text:p>
              </text:list-item>
            </text:list>
          </text:list-item>
          <text:list-item>
            <text:p text:style-name="P3042">Lorsque nous faisons une demande à l'API, nous pouvons être amenés à fournir plus de détails sur les<text:s/>informations que nous souhaitons.</text:p>
          </text:list-item>
          <text:list-item>
            <text:p text:style-name="P3043">Si nous obtenons une réponse positive, nous devons encore décider comment consommer les données de réponse.</text:p>
          </text:list-item>
        </text:list>
        <text:p text:style-name="P3044">C'est beaucoup à assimiler, mais savoir que ces outils existent ouvre davantage de possibilités quant à ce que nous pouvons faire avec nos applications !</text:p>
        <text:p text:style-name="P3045"/>
        <text:p text:style-name="P3046"/>
        <text:h text:style-name="P3047" text:outline-level="1">Qu'est-ce que REST ?</text:h>
        <text:p text:style-name="P3048"><text:span text:style-name="T3049">Découvrez le paradigme REST (Representational State Transfer) et comment l'architecture REST rationalise la communication entre les composants Web.</text:span></text:p>
        <text:p text:style-name="P3050"><text:span text:style-name="T3051"><draw:custom-shape svg:x="0in" svg:y="0in" svg:width="0.33264in" svg:height="0.33264in" draw:id="id18" draw:style-name="a18" draw:name="Rectangle 20" text:anchor-type="as-char"><svg:title/><svg:desc>Modèle d'API REST</svg:desc><draw:enhanced-geometry draw:type="non-primitive" svg:viewBox="0 0 21600 21600" draw:enhanced-path="M 0 0 L 21600 0 21600 21600 0 21600 Z N"/></draw:custom-shape></text:span></text:p>
        <text:h text:style-name="P3052" text:outline-level="2">Transfert d'État représentatif</text:h>
        <text:p text:style-name="P3053">REST, ou<text:s/>REpresentational State Transfer, est un style architectural permettant de fournir des normes entre les systèmes informatiques sur le web, facilitant ainsi leur communication. Les systèmes compatibles REST, souvent appelés systèmes RESTful, se caractérisent<text:s/>par leur absence d'état et la séparation des tâches client et serveur. Nous allons détailler la signification de ces termes et leurs avantages pour les services web. Soyez attentif : si vous envisagez une carrière dans les technologies, il se peut que l'on vous demande de définir REST lors d'un entretien.</text:p>
        <text:soft-page-break/>
        <text:h text:style-name="P3054" text:outline-level="3"><text:span text:style-name="T3055">Séparation du client et du serveur</text:span></text:h>
        <text:p text:style-name="P3056">Dans l'architecture REST, l'implémentation du client et celle du serveur peuvent être réalisées indépendamment l'une de l'autre. Cela signifie que le code côté client peut être modifié à tout moment sans affecter le fonctionnement du serveur, et que le code côté serveur peut être modifié sans affecter le fonctionnement du client.</text:p>
        <text:p text:style-name="P3057">Tant que chaque partie connaît le format des messages à envoyer à l'autre, ils peuvent rester<text:s/>modulaires et distincts. En séparant les problématiques d'interface utilisateur de celles de stockage des données, nous améliorons la flexibilité de l'interface entre les plateformes et optimisons l'évolutivité en simplifiant les composants serveur. De plus, cette séparation permet à chaque composant d'évoluer indépendamment.</text:p>
        <text:p text:style-name="P3058">En utilisant une interface REST, différents clients accèdent aux mêmes points de terminaison REST, effectuent les mêmes actions et reçoivent les mêmes réponses.</text:p>
        <text:h text:style-name="P3059" text:outline-level="3"><text:span text:style-name="T3060">Apatridie</text:span></text:h>
        <text:p text:style-name="P3061"><text:span text:style-name="T3062">Les systèmes</text:span><text:span text:style-name="T3063"><text:s/>qui suivent le paradigme REST sont sans état, ce qui signifie que le serveur n'a pas besoin de connaître l'état du client, et inversement. Ainsi, le serveur et le client peuvent comprendre tout message reçu, même sans consulter les messages précédents. Ce</text:span><text:span text:style-name="T3064">tte contrainte d'absence d'état est appliquée grâce à l'utilisation de </text:span><text:span text:style-name="T3065">ressources</text:span><text:span text:style-name="T3066"> , plutôt que </text:span><text:span text:style-name="T3067">de commandes</text:span><text:span text:style-name="T3068"> . Les ressources sont les noms du Web : elles décrivent tout objet, document ou </text:span><text:span text:style-name="T3069">élément</text:span><text:span text:style-name="T3070"> que vous pourriez avoir besoin de stocker ou d'envoyer à d'a</text:span><text:span text:style-name="T3071">utres services.</text:span></text:p>
        <text:p text:style-name="P3072">Étant donné que les systèmes REST interagissent via des opérations standard sur les ressources, ils ne reposent pas sur l’implémentation d’interfaces.</text:p>
        <text:p text:style-name="P3073">Ces contraintes aident les applications RESTful à atteindre la fiabilité, des performances rapides et une évolutivité, en tant que composants qui peuvent être gérés, mis à jour et réutilisés sans affecter le système dans son ensemble, même pendant le fonctionnement du système.</text:p>
        <text:p text:style-name="P3074">Nous allons maintenant explorer comment la communication entre le client et le serveur se produit réellement lorsque nous implémentons une interface RESTful.</text:p>
        <text:h text:style-name="P3075" text:outline-level="2">Communication entre le client et le serveur</text:h>
        <text:p text:style-name="P3076">Dans l'architecture REST, les clients envoient des requêtes pour récupérer ou modifier des ressources, et les serveurs répondent à ces requêtes. Examinons les méthodes standard pour effectuer des requêtes et envoyer des réponses.</text:p>
        <text:soft-page-break/>
        <text:h text:style-name="P3077" text:outline-level="3"><text:span text:style-name="T3078">Faire des demandes</text:span></text:h>
        <text:p text:style-name="P3079"><text:span text:style-name="T3080">REST nécessite qu'un client adresse une requête au serveur pour récupérer ou modifier des données.<text:s/></text:span><text:span text:style-name="T3081">Une requête comprend générale</text:span><text:span text:style-name="T3082">ment :</text:span></text:p>
        <text:list text:style-name="LFO25" text:continue-numbering="true">
          <text:list-item>
            <text:p text:style-name="P3083">un verbe HTTP, qui définit le type d'opération à effectuer</text:p>
          </text:list-item>
          <text:list-item>
            <text:p text:style-name="P3084"><text:span text:style-name="T3085">un </text:span><text:span text:style-name="T3086">en-tête</text:span><text:span text:style-name="T3087"> , qui permet au client de transmettre des informations sur la demande</text:span></text:p>
          </text:list-item>
          <text:list-item>
            <text:p text:style-name="P3088">un chemin vers une ressource</text:p>
          </text:list-item>
          <text:list-item>
            <text:p text:style-name="P3089">un corps de message facultatif contenant des données</text:p>
          </text:list-item>
        </text:list>
        <text:h text:style-name="P3090" text:outline-level="4">Verbes HTTP</text:h>
        <text:p text:style-name="P3091">Il existe 4<text:s/>verbes HTTP de base que nous utilisons dans les requêtes pour interagir avec les ressources d'un système REST :</text:p>
        <text:list text:style-name="LFO26" text:continue-numbering="true">
          <text:list-item>
            <text:p text:style-name="P3092">GET — récupère une ressource spécifique (par identifiant) ou une collection de ressources</text:p>
          </text:list-item>
          <text:list-item>
            <text:p text:style-name="P3093">POST — créer une nouvelle ressource</text:p>
          </text:list-item>
          <text:list-item>
            <text:p text:style-name="P3094">PUT — mettre à jour une ressource spécifique (par identifiant)</text:p>
          </text:list-item>
          <text:list-item>
            <text:p text:style-name="P3095">SUPPRIMER — supprimer une ressource spécifique par identifiant</text:p>
          </text:list-item>
        </text:list>
        <text:p text:style-name="P3096">Vous pouvez en apprendre plus sur ces verbes HTTP dans l'article Codecademy suivant :</text:p>
        <text:list text:style-name="LFO27" text:continue-numbering="true">
          <text:list-item>
            <text:p text:style-name="P3097"><text:a xlink:href="https://www.codecademy.com/articles/what-is-crud" office:target-frame-name="_top" xlink:show="replace"><text:span text:style-name="T3098">Qu'est-ce que CRUD ?</text:span></text:a></text:p>
          </text:list-item>
        </text:list>
        <text:h text:style-name="P3099" text:outline-level="4">En-têtes et paramètres d'acceptation</text:h>
        <text:p text:style-name="P3100"><text:span text:style-name="T3101">Dans l'en-tête de la requête, le client indique le type de contenu qu'il peut recevoir du serveur. Ce </text:span><text:span text:style-name="T3102">Accept</text:span><text:span text:style-name="T3103">champ garantit que le<text:s/></text:span><text:span text:style-name="T3104">serveur n'envoie pas de données incompréhensibles ou incompréhensibles pour le client. Les options pour les types de contenu sont les types MIME (ou extensions de messagerie Internet polyvalentes), dont vous trouverez plus d'informations dans la </text:span><text:a xlink:href="https://developer.mozilla.org/en-US/docs/Web/HTTP/Basics_of_HTTP/MIME_types" office:target-frame-name="_top" xlink:show="replace"><text:span text:style-name="T3105">documentation Web MDN</text:span></text:a><text:span text:style-name="T3106"> .</text:span></text:p>
        <text:p text:style-name="P3107"><text:span text:style-name="T3108">Les types MIME, utilisés pour spécifier les types de contenu dans le </text:span><text:span text:style-name="T3109">Accept</text:span><text:span text:style-name="T3110">champ, se composent de a </text:span><text:span text:style-name="T3111">type</text:span><text:span text:style-name="T3112">et a </text:span><text:span text:style-name="T3113">subtype</text:span><text:span text:style-name="T3114">. Ils sont séparés par une barre<text:s/></text:span><text:span text:style-name="T3115">oblique (/).</text:span></text:p>
        <text:p text:style-name="P3116"><text:span text:style-name="T3117">Par exemple, un fichier texte contenant du HTML serait spécifié avec le type </text:span><text:span text:style-name="T3118">text/html</text:span><text:span text:style-name="T3119">. Si ce fichier texte contenait du CSS, il serait spécifié comme </text:span><text:span text:style-name="T3120">text/css</text:span><text:span text:style-name="T3121">. Un fichier texte générique serait noté comme </text:span><text:span text:style-name="T3122">text/plain</text:span><text:span text:style-name="T3123">. Cette valeur par défaut, </text:span><text:span text:style-name="T3124">text/plain</text:span><text:span text:style-name="T3125">, n'est cependant pas fourre-tout. Si un client attend </text:span><text:span text:style-name="T3126">text/css</text:span><text:span text:style-name="T3127">et reçoit </text:span><text:span text:style-name="T3128">text/plain</text:span><text:span text:style-name="T3129">, il ne pourra pas reconnaître le contenu.</text:span></text:p>
        <text:p text:style-name="P3130">Autres types et sous-types couramment utilisés :</text:p>
        <text:list text:style-name="LFO28" text:continue-numbering="true">
          <text:list-item>
            <text:p text:style-name="P3131"><text:span text:style-name="T3132">image</text:span><text:span text:style-name="T3133">— </text:span><text:span text:style-name="T3134">image/png</text:span><text:span text:style-name="T3135">, </text:span><text:span text:style-name="T3136">image/jpeg</text:span><text:span text:style-name="T3137">,</text:span><text:span text:style-name="T3138">image/gif</text:span></text:p>
          </text:list-item>
          <text:list-item>
            <text:p text:style-name="P3139"><text:span text:style-name="T3140">audio</text:span><text:span text:style-name="T3141"> — </text:span><text:span text:style-name="T3142">audio/wav</text:span><text:span text:style-name="T3143">,</text:span><text:span text:style-name="T3144">audio/mpeg</text:span></text:p>
          </text:list-item>
          <text:list-item>
            <text:p text:style-name="P3145"><text:span text:style-name="T3146">vid</text:span><text:span text:style-name="T3147">eo</text:span><text:span text:style-name="T3148">— </text:span><text:span text:style-name="T3149">video/mp4</text:span><text:span text:style-name="T3150">,</text:span><text:span text:style-name="T3151">video/ogg</text:span></text:p>
          </text:list-item>
          <text:list-item>
            <text:p text:style-name="P3152"><text:span text:style-name="T3153">application</text:span><text:span text:style-name="T3154"> — </text:span><text:span text:style-name="T3155">application/json</text:span><text:span text:style-name="T3156">, </text:span><text:span text:style-name="T3157">application/pdf</text:span><text:span text:style-name="T3158">, </text:span><text:span text:style-name="T3159">application/xml</text:span><text:span text:style-name="T3160">,</text:span><text:span text:style-name="T3161">application/octet-stream</text:span></text:p>
          </text:list-item>
        </text:list>
        <text:p text:style-name="P3162"><text:span text:style-name="T3163">Par exemple, un client accédant à une ressource avec </text:span><text:span text:style-name="T3164">id</text:span><text:span text:style-name="T3165">23 dans une </text:span><text:span text:style-name="T3166">articles</text:span><text:span text:style-name="T3167">ressource sur un serveur peut envoyer une requête GET comme<text:s/></text:span><text:span text:style-name="T3168">celle-ci :</text:span></text:p>
        <text:p text:style-name="P3169"><text:span text:style-name="T3170">GET /articles/23</text:span><text:span text:style-name="T3171"><text:line-break/></text:span><text:span text:style-name="T3172">Accept: text/html, application/xhtml</text:span><text:span text:style-name="T3173"><text:line-break/></text:span></text:p>
        <text:p text:style-name="P3174"><text:span text:style-name="T3175">Le </text:span><text:span text:style-name="T3176">Accept</text:span><text:span text:style-name="T3177">champ d'en-tête dans ce cas indique que le client acceptera le contenu dans </text:span><text:span text:style-name="T3178">text/html</text:span><text:span text:style-name="T3179">ou </text:span><text:span text:style-name="T3180">application/xhtml</text:span><text:span text:style-name="T3181">.</text:span></text:p>
        <text:h text:style-name="P3182" text:outline-level="4">Chemins</text:h>
        <text:p text:style-name="P3183">Les requêtes doivent contenir un chemin vers la ressource sur laquelle l'opération doit être effectuée. Dans les API RESTful, les chemins doivent être conçus pour aider le client à comprendre ce qui se passe.</text:p>
        <text:p text:style-name="P3184">Par convention, la première partie du chemin doit être la forme plurielle de la ressource. Cela permet de<text:s/>simplifier la lecture et la compréhension des chemins imbriqués.</text:p>
        <text:p text:style-name="P3185"><text:span text:style-name="T3186">Un chemin comme celui-ci </text:span><text:span text:style-name="T3187">fashionboutique.com/customers/223/orders/12</text:span><text:span text:style-name="T3188">indique clairement ce vers quoi il pointe, même si vous ne l'avez jamais vu auparavant, car il est hiérarchique et descript</text:span><text:span text:style-name="T3189">if. Nous pouvons voir que nous accédons à la commande </text:span><text:span text:style-name="T3190">id</text:span><text:span text:style-name="T3191">12 pour le client </text:span><text:span text:style-name="T3192">id</text:span><text:span text:style-name="T3193">223.</text:span></text:p>
        <text:p text:style-name="P3194"><text:span text:style-name="T3195">Les chemins doivent contenir les informations nécessaires à la localisation d'une ressource avec le degré de précision requis. Lorsqu'il s'agit d'une liste ou d'un ensemble de</text:span><text:span text:style-name="T3196"><text:s/>ressources, il n'est pas toujours nécessaire d'ajouter un </text:span><text:span text:style-name="T3197">id</text:span><text:span text:style-name="T3198">. Par exemple, une requête POST sur le </text:span><text:span text:style-name="T3199">fashionboutique.com/customers</text:span><text:span text:style-name="T3200">chemin n'a pas besoin d'identifiant supplémentaire, car le serveur génère un </text:span><text:span text:style-name="T3201">id</text:span><text:span text:style-name="T3202">.</text:span></text:p>
        <text:p text:style-name="P3203"><text:span text:style-name="T3204">Si nous essayons d'accéder à une seule ressour</text:span><text:span text:style-name="T3205">ce, nous devons ajouter un </text:span><text:span text:style-name="T3206">id</text:span><text:span text:style-name="T3207">au chemin. Par exemple : </text:span><text:span text:style-name="T3208">GET fashionboutique.com/customers/:id</text:span><text:span text:style-name="T3209">— récupère l'élément de la </text:span><text:span text:style-name="T3210">customers</text:span><text:span text:style-name="T3211">ressource avec le paramètre </text:span><text:span text:style-name="T3212">id</text:span><text:span text:style-name="T3213">spécifié. </text:span><text:span text:style-name="T3214">DELETE fashionboutique.com/customers/:id</text:span><text:span text:style-name="T3215">— supprime l'élément de la </text:span><text:span text:style-name="T3216">customers</text:span><text:span text:style-name="T3217">ressource ave</text:span><text:span text:style-name="T3218">c le </text:span><text:span text:style-name="T3219">id</text:span><text:span text:style-name="T3220">paramètre spécifié.</text:span></text:p>
        <text:h text:style-name="P3221" text:outline-level="3"><text:span text:style-name="T3222">Envoi de réponses</text:span></text:h>
        <text:h text:style-name="P3223" text:outline-level="4">Types de contenu</text:h>
        <text:p text:style-name="P3224"><text:span text:style-name="T3225">Lorsque le serveur envoie une charge utile de données au client, il doit inclure un champ d' </text:span><text:span text:style-name="T3226">content-type</text:span><text:span text:style-name="T3227">en-tête dans l'en-tête de la réponse. Ce </text:span><text:span text:style-name="T3228">content-type</text:span><text:span text:style-name="T3229">champ d'en-tête informe le client du</text:span><text:span text:style-name="T3230"><text:s/>type de données qu'il envoie dans le corps de la réponse. Ces types de contenu sont des types MIME, tout comme ceux fi</text:span><text:soft-page-break/><text:span text:style-name="T3231">gurant dans le </text:span><text:span text:style-name="T3232">accept</text:span><text:span text:style-name="T3233">champ d'en-tête de la requête. Le </text:span><text:span text:style-name="T3234">content-type</text:span><text:span text:style-name="T3235">champ renvoyé par le serveur dans la réponse doit être l'une des optio</text:span><text:span text:style-name="T3236">ns spécifiées par le client dans le </text:span><text:span text:style-name="T3237">accept</text:span><text:span text:style-name="T3238">champ de la requête.</text:span></text:p>
        <text:p text:style-name="P3239"><text:span text:style-name="T3240">Par exemple, lorsqu'un client accède à une ressource avec </text:span><text:span text:style-name="T3241">id</text:span><text:span text:style-name="T3242">23 dans une </text:span><text:span text:style-name="T3243">articles</text:span><text:span text:style-name="T3244">ressource avec cette requête GET :</text:span></text:p>
        <text:p text:style-name="P3245"><text:span text:style-name="T3246">GET /articles/23 HTTP/1.1</text:span><text:span text:style-name="T3247"><text:line-break/></text:span><text:span text:style-name="T3248">Accept: text/html, application/xhtml</text:span><text:span text:style-name="T3249"><text:line-break/></text:span></text:p>
        <text:p text:style-name="P3250">Le serveur<text:s/>peut renvoyer le contenu avec l'en-tête de réponse :</text:p>
        <text:p text:style-name="P3251"><text:span text:style-name="T3252">HTTP/1.1 200 (OK)</text:span><text:span text:style-name="T3253"><text:line-break/></text:span><text:span text:style-name="T3254">Content-Type: text/html</text:span><text:span text:style-name="T3255"><text:line-break/></text:span></text:p>
        <text:p text:style-name="P3256"><text:span text:style-name="T3257">Cela signifierait que le contenu demandé est renvoyé dans le corps de la réponse avec un </text:span><text:span text:style-name="T3258">content-type</text:span><text:span text:style-name="T3259">de </text:span><text:span text:style-name="T3260">text/html</text:span><text:span text:style-name="T3261">, ce que le client a déclaré pouvoir accepter.</text:span></text:p>
        <text:h text:style-name="P3262" text:outline-level="4">Codes de réponse</text:h>
        <text:p text:style-name="P3263"><text:span text:style-name="T3264">Les réponses du serveur contiennent des codes d'état pour informer le client du succès de l'opération. En tant que développeur, vous n'avez pas besoin de connaître tous les codes d'état (ils sont </text:span><text:a xlink:href="http://www.restapitutorial.com/httpstatuscodes.html" office:target-frame-name="_top" xlink:show="replace"><text:span text:style-name="T3265">nombreux</text:span></text:a><text:span text:style-name="T3266"> ), mais vous devez connaître les plus courants et leur utilisation :</text:span></text:p>
        <table:table table:style-name="Table3267">
          <table:table-columns>
            <table:table-column table:style-name="TableColumn3268"/>
            <table:table-column table:style-name="TableColumn3269"/>
          </table:table-columns>
          <table:table-header-rows>
            <table:table-row table:style-name="TableRow3270">
              <table:table-cell table:style-name="TableCell3271">
                <text:p text:style-name="Normal"><text:span text:style-name="T3272">Code d'état</text:span></text:p>
              </table:table-cell>
              <table:table-cell table:style-name="TableCell3273">
                <text:p text:style-name="P3274">Signification</text:p>
              </table:table-cell>
            </table:table-row>
          </table:table-header-rows>
          <table:table-row table:style-name="TableRow3275">
            <table:table-cell table:style-name="TableCell3276">
              <text:p text:style-name="P3277">200 (OK)</text:p>
            </table:table-cell>
            <table:table-cell table:style-name="TableCell3278">
              <text:p text:style-name="P3279">Il s’agit de la réponse standard pour les requêtes HTTP réussies.</text:p>
            </table:table-cell>
          </table:table-row>
          <table:table-row table:style-name="TableRow3280">
            <table:table-cell table:style-name="TableCell3281">
              <text:p text:style-name="P3282">201 (CRÉÉ)</text:p>
            </table:table-cell>
            <table:table-cell table:style-name="TableCell3283">
              <text:p text:style-name="P3284">Il s’agit de la réponse standard pour<text:s/>une requête HTTP qui a abouti à la création réussie d’un élément.</text:p>
            </table:table-cell>
          </table:table-row>
          <table:table-row table:style-name="TableRow3285">
            <table:table-cell table:style-name="TableCell3286">
              <text:p text:style-name="P3287">204 (AUCUN CONTENU)</text:p>
            </table:table-cell>
            <table:table-cell table:style-name="TableCell3288">
              <text:p text:style-name="P3289">Il s'agit de la réponse standard pour les requêtes HTTP réussies, où rien n'est renvoyé dans le corps de la réponse.</text:p>
            </table:table-cell>
          </table:table-row>
          <table:table-row table:style-name="TableRow3290">
            <table:table-cell table:style-name="TableCell3291">
              <text:p text:style-name="P3292">400 (MAUVAISE DEMANDE)</text:p>
            </table:table-cell>
            <table:table-cell table:style-name="TableCell3293">
              <text:p text:style-name="P3294">La demande ne peut pas être<text:s/>traitée en raison d'une syntaxe de demande incorrecte, d'une taille excessive ou d'une autre erreur client.</text:p>
            </table:table-cell>
          </table:table-row>
          <table:table-row table:style-name="TableRow3295">
            <table:table-cell table:style-name="TableCell3296">
              <text:p text:style-name="P3297">403 (INTERDIT)</text:p>
            </table:table-cell>
            <table:table-cell table:style-name="TableCell3298">
              <text:p text:style-name="P3299">Le client n'a pas l'autorisation d'accéder à cette ressource.</text:p>
            </table:table-cell>
          </table:table-row>
          <table:table-row table:style-name="TableRow3300">
            <table:table-cell table:style-name="TableCell3301">
              <text:p text:style-name="P3302">404 (NON TROUVÉ)</text:p>
            </table:table-cell>
            <table:table-cell table:style-name="TableCell3303">
              <text:p text:style-name="P3304">La ressource est actuellement introuvable. Elle a<text:s/>peut-être été supprimée ou n'existe pas encore.</text:p>
            </table:table-cell>
          </table:table-row>
          <table:table-row table:style-name="TableRow3305">
            <table:table-cell table:style-name="TableCell3306">
              <text:p text:style-name="P3307">500 (ERREUR INTERNE DU SERVEUR)</text:p>
            </table:table-cell>
            <table:table-cell table:style-name="TableCell3308">
              <text:p text:style-name="P3309">La réponse générique à une panne inattendue s'il n'y a pas d'informations plus spécifiques disponibles.</text:p>
            </table:table-cell>
          </table:table-row>
        </table:table>
        <text:p text:style-name="P3310">Pour chaque verbe HTTP, il existe des codes d'état attendus qu'un serveur doit renvoyer en cas de succès :</text:p>
        <text:list text:style-name="LFO29" text:continue-numbering="true">
          <text:list-item>
            <text:p text:style-name="P3311">GET — renvoie 200 (OK)</text:p>
          </text:list-item>
          <text:list-item>
            <text:p text:style-name="P3312">POST — retour 201 (CRÉÉ)</text:p>
          </text:list-item>
          <text:list-item>
            <text:p text:style-name="P3313">PUT — renvoie 200 (OK)</text:p>
          </text:list-item>
          <text:list-item>
            <text:p text:style-name="P3314">SUPPRIMER — renvoyer 204 (AUCUN CONTENU) Si l'opération échoue, renvoyer le code d'état le plus spécifique possible correspondant au problème<text:s/>rencontré.</text:p>
          </text:list-item>
        </text:list>
        <text:soft-page-break/>
        <text:h text:style-name="P3315" text:outline-level="4">Exemples de demandes et de réponses</text:h>
        <text:p text:style-name="P3316"><text:span text:style-name="T3317">Imaginons que nous ayons une application permettant de consulter, créer, modifier et supprimer des clients et des commandes pour une petite boutique de vêtements hébergée chez </text:span><text:span text:style-name="T3318">fashionboutique.com</text:span><text:span text:style-name="T3319">. Nous<text:s/></text:span><text:span text:style-name="T3320">pourrions créer une API HTTP permettant à un client d'exécuter les fonctions suivantes :</text:span></text:p>
        <text:p text:style-name="P3321">Si nous voulions voir tous les clients, la demande ressemblerait à ceci :</text:p>
        <text:p text:style-name="P3322"><text:span text:style-name="T3323">GET http://fashionboutique.com/customers</text:span><text:span text:style-name="T3324"><text:line-break/></text:span><text:span text:style-name="T3325">Accept: application/json</text:span><text:span text:style-name="T3326"><text:line-break/></text:span></text:p>
        <text:p text:style-name="P3327">Un en-tête de réponse possible ressemblerait à :</text:p>
        <text:p text:style-name="P3328"><text:span text:style-name="T3329">Status Code: 200 (OK)</text:span><text:span text:style-name="T3330"><text:line-break/></text:span><text:span text:style-name="T3331">Content-type: application/json</text:span><text:span text:style-name="T3332"><text:line-break/></text:span></text:p>
        <text:p text:style-name="P3333"><text:span text:style-name="T3334">suivi des </text:span><text:span text:style-name="T3335">customers</text:span><text:span text:style-name="T3336">données demandées au </text:span><text:span text:style-name="T3337">application/json</text:span><text:span text:style-name="T3338">format.</text:span></text:p>
        <text:p text:style-name="P3339">Créez un nouveau client en publiant les données :</text:p>
        <text:p text:style-name="P3340"><text:span text:style-name="T3341">POST http://fashionboutique.com/customers</text:span><text:span text:style-name="T3342"><text:line-break/></text:span><text:span text:style-name="T3343">Body:</text:span><text:span text:style-name="T3344"><text:line-break/></text:span><text:span text:style-name="T3345">{</text:span><text:span text:style-name="T3346"><text:line-break/></text:span><text:span text:style-name="T3347">  “customer”: {</text:span><text:span text:style-name="T3348"><text:line-break/></text:span><text:span text:style-name="T3349">    “name” = “Scylla Buss”,</text:span><text:span text:style-name="T3350"><text:line-break/></text:span><text:span text:style-name="T3351">    “email” = “scylla.buss@codecademy.org”</text:span><text:span text:style-name="T3352"><text:line-break/></text:span><text:span text:style-name="T3353">  }</text:span><text:span text:style-name="T3354"><text:line-break/></text:span><text:span text:style-name="T3355">}</text:span><text:span text:style-name="T3356"><text:line-break/></text:span></text:p>
        <text:p text:style-name="P3357"><text:span text:style-name="T3358">Le serveur génère ensuite un </text:span><text:span text:style-name="T3359">id</text:span><text:span text:style-name="T3360">pour cet objet et le renvoie au client, avec un en-tête comme :</text:span></text:p>
        <text:p text:style-name="P3361"><text:span text:style-name="T3362">201 (CREATED)</text:span><text:span text:style-name="T3363"><text:line-break/></text:span><text:span text:style-name="T3364">Content-type: application/json</text:span><text:span text:style-name="T3365"><text:line-break/></text:span></text:p>
        <text:p text:style-name="P3366"><text:span text:style-name="T3367">Pour afficher un seul client, nous<text:s/></text:span><text:span text:style-name="T3368">l' </text:span><text:span text:style-name="T3369">OBTENONS</text:span><text:span text:style-name="T3370"> en spécifiant l'ID de ce client :</text:span></text:p>
        <text:p text:style-name="P3371"><text:span text:style-name="T3372">GET http://fashionboutique.com/customers/123</text:span><text:span text:style-name="T3373"><text:line-break/></text:span><text:span text:style-name="T3374">Accept: application/json</text:span><text:span text:style-name="T3375"><text:line-break/></text:span></text:p>
        <text:p text:style-name="P3376">Un en-tête de réponse possible ressemblerait à :</text:p>
        <text:p text:style-name="P3377"><text:span text:style-name="T3378">Status Code: 200 (OK)</text:span><text:span text:style-name="T3379"><text:line-break/></text:span><text:span text:style-name="T3380">Content-type: application/json</text:span><text:span text:style-name="T3381"><text:line-break/></text:span></text:p>
        <text:p text:style-name="P3382"><text:span text:style-name="T3383">suivi des données de la </text:span><text:span text:style-name="T3384">customer</text:span><text:span text:style-name="T3385">ress</text:span><text:span text:style-name="T3386">ource avec </text:span><text:span text:style-name="T3387">id</text:span><text:span text:style-name="T3388">23 au </text:span><text:span text:style-name="T3389">application/json</text:span><text:span text:style-name="T3390">format.</text:span></text:p>
        <text:p text:style-name="P3391"><text:span text:style-name="T3392">Nous pouvons mettre à jour ce client en </text:span><text:span text:style-name="T3393">PUTtant</text:span><text:span text:style-name="T3394"> les nouvelles données :</text:span></text:p>
        <text:p text:style-name="P3395"><text:span text:style-name="T3396">PUT http://fashionboutique.com/customers/123</text:span><text:span text:style-name="T3397"><text:line-break/></text:span><text:span text:style-name="T3398">Body:</text:span><text:span text:style-name="T3399"><text:line-break/></text:span><text:span text:style-name="T3400">{</text:span><text:span text:style-name="T3401"><text:line-break/></text:span><text:span text:style-name="T3402">  “customer”: {</text:span><text:span text:style-name="T3403"><text:line-break/></text:span><text:soft-page-break/><text:span text:style-name="T3404">    “name” = “Scylla Buss”,</text:span><text:span text:style-name="T3405"><text:line-break/></text:span><text:span text:style-name="T3406">    “email” = “scyllabuss1@codecademy.com”</text:span><text:span text:style-name="T3407"><text:line-break/></text:span><text:span text:style-name="T3408">  }</text:span><text:span text:style-name="T3409"><text:line-break/></text:span><text:span text:style-name="T3410">}</text:span><text:span text:style-name="T3411"><text:line-break/></text:span></text:p>
        <text:p text:style-name="P3412"><text:span text:style-name="T3413">Un en-tête de réponse possible aurait pour fonction </text:span><text:span text:style-name="T3414">Status Code: 200 (OK)</text:span><text:span text:style-name="T3415">de notifier au client que l'élément avec </text:span><text:span text:style-name="T3416">id</text:span><text:span text:style-name="T3417">123 a été modifié.</text:span></text:p>
        <text:p text:style-name="P3418"><text:span text:style-name="T3419">Nous pouvons également </text:span><text:span text:style-name="T3420">SUPPRIMER</text:span><text:span text:style-name="T3421"> ce client en spécifiant son </text:span><text:span text:style-name="T3422">id</text:span><text:span text:style-name="T3423">:</text:span></text:p>
        <text:p text:style-name="P3424"><text:span text:style-name="T3425">DELETE http://fashionboutique.com/customers/123</text:span><text:span text:style-name="T3426"><text:line-break/></text:span></text:p>
        <text:p text:style-name="P3427"><text:span text:style-name="T3428">La réponse aurait un en-tête contenant </text:span><text:span text:style-name="T3429">Status Code: 204 (NO CONTENT)</text:span><text:span text:style-name="T3430">, notifiant au client que l'élément avec </text:span><text:span text:style-name="T3431">id</text:span><text:span text:style-name="T3432">123 a été supprimé, et rien dans le corps.</text:span></text:p>
        <text:h text:style-name="P3433" text:outline-level="2">Pratiquez avec REST</text:h>
        <text:p text:style-name="P3434"><text:span text:style-name="T3435">Imaginons que nous créons un site de collecte de photos. Nous souhaitons créer une</text:span><text:span text:style-name="T3436"><text:s/>API pour suivre les utilisateurs, les lieux et les photos de ces lieux. Ce site utilise un </text:span><text:span text:style-name="T3437">index.html</text:span><text:span text:style-name="T3438">et un </text:span><text:span text:style-name="T3439">style.css</text:span><text:span text:style-name="T3440">. Chaque utilisateur possède un nom d'utilisateur et un mot de passe. Chaque photo possède un lieu et un propriétaire (c'est-à-dire l'utili</text:span><text:span text:style-name="T3441">sateur qui a pris la photo). Chaque lieu possède un nom et une adresse. Pouvez-vous concevoir un système REST qui prendrait en charge :</text:span></text:p>
        <text:list text:style-name="LFO30" text:continue-numbering="true">
          <text:list-item>
            <text:p text:style-name="P3442">stockage des utilisateurs, des photos et des lieux</text:p>
          </text:list-item>
          <text:list-item>
            <text:p text:style-name="P3443">accéder aux lieux et accéder à certaines photos d'un certain lieu</text:p>
          </text:list-item>
        </text:list>
        <text:p text:style-name="P3444">Commencez par écrire :</text:p>
        <text:list text:style-name="LFO31" text:continue-numbering="true">
          <text:list-item>
            <text:p text:style-name="P3445">quels types de demandes nous voudrions faire</text:p>
          </text:list-item>
          <text:list-item>
            <text:p text:style-name="P3446">quelles réponses le serveur doit renvoyer</text:p>
          </text:list-item>
          <text:list-item>
            <text:p text:style-name="P3447"><text:span text:style-name="T3448">quelle </text:span><text:span text:style-name="T3449">content-type</text:span><text:span text:style-name="T3450">devrait être la signification de chaque réponse</text:span></text:p>
          </text:list-item>
        </text:list>
        <text:h text:style-name="P3451" text:outline-level="2">Solution possible - Modèles</text:h>
        <text:p text:style-name="P3452"><text:span text:style-name="T3453">{</text:span><text:span text:style-name="T3454"><text:line-break/></text:span><text:span text:style-name="T3455">  “user”: {</text:span><text:span text:style-name="T3456"><text:line-break/></text:span><text:span text:style-name="T3457">    "id": &lt;Integer&gt;,</text:span><text:span text:style-name="T3458"><text:line-break/></text:span><text:span text:style-name="T3459">    “username”:<text:s/></text:span><text:span text:style-name="T3460">&lt;String&gt;,</text:span><text:span text:style-name="T3461"><text:line-break/></text:span><text:span text:style-name="T3462">    “password”:  &lt;String&gt;</text:span><text:span text:style-name="T3463"><text:line-break/></text:span><text:span text:style-name="T3464">  }</text:span><text:span text:style-name="T3465"><text:line-break/></text:span><text:span text:style-name="T3466">}</text:span><text:span text:style-name="T3467"><text:line-break/></text:span></text:p>
        <text:p text:style-name="P3468"><text:span text:style-name="T3469">{</text:span><text:span text:style-name="T3470"><text:line-break/></text:span><text:span text:style-name="T3471">  “photo”: {</text:span><text:span text:style-name="T3472"><text:line-break/></text:span><text:span text:style-name="T3473">    "id": &lt;Integer&gt;,</text:span><text:span text:style-name="T3474"><text:line-break/></text:span><text:span text:style-name="T3475">    “venue_id”: &lt;Integer&gt;,</text:span><text:span text:style-name="T3476"><text:line-break/></text:span><text:span text:style-name="T3477">    “author_id”: &lt;Integer&gt;</text:span><text:span text:style-name="T3478"><text:line-break/></text:span><text:soft-page-break/><text:span text:style-name="T3479">  }</text:span><text:span text:style-name="T3480"><text:line-break/></text:span><text:span text:style-name="T3481">}</text:span><text:span text:style-name="T3482"><text:line-break/></text:span></text:p>
        <text:p text:style-name="P3483"><text:span text:style-name="T3484">{</text:span><text:span text:style-name="T3485"><text:line-break/></text:span><text:span text:style-name="T3486">  “venue”: {</text:span><text:span text:style-name="T3487"><text:line-break/></text:span><text:span text:style-name="T3488">    "id": &lt;Integer&gt;,</text:span><text:span text:style-name="T3489"><text:line-break/></text:span><text:span text:style-name="T3490">    “name”: &lt;String&gt;,</text:span><text:span text:style-name="T3491"><text:line-break/></text:span><text:span text:style-name="T3492">    “address”: &lt;String&gt;</text:span><text:span text:style-name="T3493"><text:line-break/></text:span><text:span text:style-name="T3494">  }</text:span><text:span text:style-name="T3495"><text:line-break/></text:span><text:span text:style-name="T3496">}</text:span><text:span text:style-name="T3497"><text:line-break/></text:span></text:p>
        <text:h text:style-name="P3498" text:outline-level="2">Solution possible -<text:s/>Demandes/Réponses</text:h>
        <text:h text:style-name="P3499" text:outline-level="4">Requêtes GET</text:h>
        <text:p text:style-name="P3500"><text:span text:style-name="T3501">Demande - </text:span><text:span text:style-name="T3502">GET /index.html</text:span><text:span text:style-name="T3503"> Accepter : </text:span><text:span text:style-name="T3504">text/html</text:span><text:span text:style-name="T3505"> Réponse - 200 (OK) Type de contenu :</text:span><text:span text:style-name="T3506">text/html</text:span></text:p>
        <text:p text:style-name="P3507"><text:span text:style-name="T3508">Demande - </text:span><text:span text:style-name="T3509">GET /style.css</text:span><text:span text:style-name="T3510"> Accepter : </text:span><text:span text:style-name="T3511">text/css</text:span><text:span text:style-name="T3512"> Réponse - 200 (OK) Type de contenu :</text:span><text:span text:style-name="T3513">text/css</text:span></text:p>
        <text:p text:style-name="P3514"><text:span text:style-name="T3515">Demande - </text:span><text:span text:style-name="T3516">GET /venues</text:span><text:span text:style-name="T3517"> Accepter : </text:span><text:span text:style-name="T3518">applicati</text:span><text:span text:style-name="T3519">on/json</text:span><text:span text:style-name="T3520"> Réponse - 200 (OK) Type de contenu :</text:span><text:span text:style-name="T3521">application/json</text:span></text:p>
        <text:p text:style-name="P3522"><text:span text:style-name="T3523">Demande - </text:span><text:span text:style-name="T3524">GET /venues/:id</text:span><text:span text:style-name="T3525"> Accepter : </text:span><text:span text:style-name="T3526">application/json</text:span><text:span text:style-name="T3527"> Réponse - 200 (OK) Type de contenu :</text:span><text:span text:style-name="T3528">application/json</text:span></text:p>
        <text:p text:style-name="P3529"><text:span text:style-name="T3530">Demande - </text:span><text:span text:style-name="T3531">GET /venues/:id/photos/:id</text:span><text:span text:style-name="T3532"> Accepter : </text:span><text:span text:style-name="T3533">application/json</text:span><text:span text:style-name="T3534"> Réponse - 200 (OK) Type</text:span><text:span text:style-name="T3535"><text:s/>de contenu :</text:span><text:span text:style-name="T3536">image/png</text:span></text:p>
        <text:h text:style-name="P3537" text:outline-level="4">Requêtes POST</text:h>
        <text:p text:style-name="P3538"><text:span text:style-name="T3539">Demande- </text:span><text:span text:style-name="T3540">POST /users</text:span><text:span text:style-name="T3541"> Réponse-201 (CRÉÉ) Type de contenu :</text:span><text:span text:style-name="T3542">application/json</text:span></text:p>
        <text:p text:style-name="P3543"><text:span text:style-name="T3544">Demande- </text:span><text:span text:style-name="T3545">POST /venues</text:span><text:span text:style-name="T3546"> Réponse-201 (CRÉÉ) Type de contenu :</text:span><text:span text:style-name="T3547">application/json</text:span></text:p>
        <text:p text:style-name="P3548"><text:span text:style-name="T3549">Demande- </text:span><text:span text:style-name="T3550">POST /venues/:id/photos</text:span><text:span text:style-name="T3551"> Réponse-201 (CRÉÉ) Type de contenu :</text:span><text:span text:style-name="T3552">application/json</text:span></text:p>
        <text:h text:style-name="P3553" text:outline-level="4">Requêtes PUT</text:h>
        <text:p text:style-name="P3554"><text:span text:style-name="T3555">Demande- </text:span><text:span text:style-name="T3556">PUT /users/:id</text:span><text:span text:style-name="T3557"> Réponse-200 (OK)</text:span></text:p>
        <text:p text:style-name="P3558"><text:span text:style-name="T3559">Demande- </text:span><text:span text:style-name="T3560">PUT /venues/:id</text:span><text:span text:style-name="T3561"> Réponse-200 (OK)</text:span></text:p>
        <text:p text:style-name="P3562"><text:span text:style-name="T3563">Demande- </text:span><text:span text:style-name="T3564">PUT /venues/:id/photos/:id</text:span><text:span text:style-name="T3565"> Réponse-200 (OK)</text:span></text:p>
        <text:h text:style-name="P3566" text:outline-level="4">Demandes de SUPPRESSION</text:h>
        <text:p text:style-name="P3567"><text:span text:style-name="T3568">Demande- </text:span><text:span text:style-name="T3569">DELETE /venues/:id</text:span><text:span text:style-name="T3570"> Réponse-204 (AUCUN CONTENU)</text:span></text:p>
        <text:p text:style-name="P3571"><text:span text:style-name="T3572">Demande- </text:span><text:span text:style-name="T3573">D</text:span><text:span text:style-name="T3574">ELETE /venues/:id/photos/:id</text:span><text:span text:style-name="T3575"> Réponse-204 (AUCUN CONTENU)</text:span></text:p>
        <text:p text:style-name="P3576"/>
        <text:p text:style-name="P3577"/>
        <text:soft-page-break/>
        <text:h text:style-name="P3578" text:outline-level="1">Qu'est-ce que JSON ?</text:h>
        <text:p text:style-name="P3579"><text:span text:style-name="T3580">Un bref guide pour comprendre JSON et ses cas d'utilisation.</text:span></text:p>
        <text:h text:style-name="P3581" text:outline-level="2">Introduction</text:h>
        <text:p text:style-name="P3582">Dans un monde submergé de données, il devient de plus en plus important de savoir travailler avec une<text:s/>variété de données. En tant que programmeurs, nous devons être capables de transférer nos structures de données, quel que soit le langage de notre choix, vers un format reconnaissable et lisible par d'autres langages et plateformes. Heureusement, un tel format d'échange de données existe.</text:p>
        <text:h text:style-name="P3583" text:outline-level="2">Qu'est-ce que JSON ?</text:h>
        <text:p text:style-name="P3584"><text:span text:style-name="T3585">JSON, ou JavaScript Object Notation, est un format standard populaire, indépendant du langage, pour le stockage et l'échange de données. Adopté par </text:span><text:a xlink:href="http://ecma-international.org/" office:target-frame-name="_top" xlink:show="replace"><text:span text:style-name="T3586">l'ECMA International</text:span></text:a><text:span text:style-name="T3587"> , une association professionnelle fondée en 1961 pour normaliser les systèmes d'information et de communication, </text:span><text:a xlink:href="http://www.ecma-international.org/publications/files/ECMA-ST/ECMA-404.pdf" office:target-frame-name="_top" xlink:show="replace"><text:span text:style-name="T3588">JSON</text:span></text:a><text:span text:style-name="T3589"> est devenu la norme de fac</text:span><text:span text:style-name="T3590">to facilitant le stockage et l'échange de données entre tous </text:span><text:a xlink:href="https://www.codecademy.com/resources/blog/programming-languages/" office:target-frame-name="_top" xlink:show="replace"><text:span text:style-name="T3591">les langages de programmation</text:span></text:a><text:span text:style-name="T3592"> .</text:span></text:p>
        <text:h text:style-name="P3593" text:outline-level="2">Utilisations courantes de JSON</text:h>
        <text:p text:style-name="P3594">JSON est largement utilisé pour faciliter le transfert de données dans les applications web entre un client, comme un navigateur web, et un serveur. Un exemple typique de ce transfert de données est le remplissage d'un formulaire web. Les données du formulaire sont converties du HTML en objets JavaScript,<text:s/>puis en objets JSON, puis envoyées à un serveur web distant pour traitement. Ces transactions peuvent être aussi simples que la saisie d'une requête dans un moteur de recherche pour une candidature multipage.</text:p>
        <text:p text:style-name="P3595">Lorsque les entreprises rendent leurs données<text:s/>publiques pour d'autres applications, comme Spotify qui partage sa bibliothèque musicale ou Google qui partage ses données cartographiques, les informations sont formatées en JSON. Ainsi, n'importe quelle application, quelle que soit sa langue, peut collecter et analyser les données.</text:p>
        <text:p text:style-name="P3596">Certaines des API Web populaires qui utilisent JSON dans les échanges de données sont :</text:p>
        <text:list text:style-name="LFO32" text:continue-numbering="true">
          <text:list-item>
            <text:p text:style-name="P3597"><text:a xlink:href="https://developers.google.com/maps/documentation/geocoding/start" office:target-frame-name="_top" xlink:show="replace"><text:span text:style-name="T3598">Google Maps</text:span></text:a></text:p>
          </text:list-item>
          <text:list-item>
            <text:p text:style-name="P3599"><text:a xlink:href="https://developers.google.com/identity/protocols/oauth2/service-account" office:target-frame-name="_top" xlink:show="replace"><text:span text:style-name="T3600">Authentification Google Auth 2.0</text:span></text:a></text:p>
          </text:list-item>
          <text:list-item>
            <text:p text:style-name="P3601"><text:a xlink:href="https://developers.facebook.com/docs/messenger-platform/reference/send-api" office:target-frame-name="_top" xlink:show="replace"><text:span text:style-name="T3602">API Facebook Social Graph</text:span></text:a></text:p>
          </text:list-item>
          <text:list-item>
            <text:p text:style-name="P3603"><text:a xlink:href="https://developer.spotify.com/documentation/web-api/" office:target-frame-name="_top" xlink:show="replace"><text:span text:style-name="T3604">API Web Spotify Music</text:span></text:a></text:p>
          </text:list-item>
          <text:list-item>
            <text:p text:style-name="P3605"><text:a xlink:href="https://docs.microsoft.com/en-us/linkedin/shared/integrations/people/profile-api" office:target-frame-name="_top" xlink:show="replace"><text:span text:style-name="T3606">API de profil LinkedIn</text:span></text:a></text:p>
          </text:list-item>
        </text:list>
        <text:h text:style-name="P3607" text:outline-level="2">Syntaxe JSON</text:h>
        <text:p text:style-name="P3608">Étant donné que JSON est dérivé du langage de programmation JavaScript, son apparence est<text:s/>similaire à celle des objets JavaScript.</text:p>
        <text:p text:style-name="P3609">Un exemple d’objet JSON est représenté comme suit :</text:p>
        <text:p text:style-name="P3610"><text:span text:style-name="T3611">{</text:span><text:span text:style-name="T3612"><text:line-break/></text:span><text:span text:style-name="T3613">  </text:span><text:span text:style-name="T3614">"student"</text:span><text:span text:style-name="T3615">: {</text:span><text:span text:style-name="T3616"><text:line-break/></text:span><text:span text:style-name="T3617">    </text:span><text:span text:style-name="T3618">"name"</text:span><text:span text:style-name="T3619">:<text:s/></text:span><text:span text:style-name="T3620">"Rumaisa Mahoney"</text:span><text:span text:style-name="T3621">,</text:span><text:span text:style-name="T3622"><text:line-break/></text:span><text:span text:style-name="T3623">    </text:span><text:span text:style-name="T3624">"age"</text:span><text:span text:style-name="T3625">:<text:s/></text:span><text:span text:style-name="T3626">30</text:span><text:span text:style-name="T3627">,</text:span><text:span text:style-name="T3628"><text:line-break/></text:span><text:span text:style-name="T3629">    </text:span><text:span text:style-name="T3630">"fullTime"</text:span><text:span text:style-name="T3631">:<text:s/></text:span><text:span text:style-name="T3632">true</text:span><text:span text:style-name="T3633">,</text:span><text:span text:style-name="T3634"><text:line-break/></text:span><text:span text:style-name="T3635">    </text:span><text:span text:style-name="T3636">"languages"</text:span><text:span text:style-name="T3637">: [ </text:span><text:span text:style-name="T3638">"JavaScript"</text:span><text:span text:style-name="T3639">,<text:s/></text:span><text:span text:style-name="T3640">"HTML"</text:span><text:span text:style-name="T3641">,<text:s/></text:span><text:span text:style-name="T3642">"CSS"</text:span><text:span text:style-name="T3643"><text:s/>],</text:span><text:span text:style-name="T3644"><text:line-break/></text:span><text:span text:style-name="T3645">    </text:span><text:span text:style-name="T3646">"GPA"</text:span><text:span text:style-name="T3647">:<text:s/></text:span><text:span text:style-name="T3648">3.9</text:span><text:span text:style-name="T3649">,</text:span><text:span text:style-name="T3650"><text:line-break/></text:span><text:span text:style-name="T3651">    </text:span><text:span text:style-name="T3652">"favorit</text:span><text:span text:style-name="T3653">eSubject"</text:span><text:span text:style-name="T3654">:<text:s/></text:span><text:span text:style-name="T3655">null</text:span><text:span text:style-name="T3656"><text:line-break/></text:span><text:span text:style-name="T3657">  }</text:span><text:span text:style-name="T3658"><text:line-break/></text:span><text:span text:style-name="T3659">}</text:span><text:span text:style-name="T3660"><text:line-break/></text:span></text:p>
        <text:p text:style-name="P3661">Notez les règles de syntaxe suivantes pour JSON :</text:p>
        <text:list text:style-name="LFO33" text:continue-numbering="true">
          <text:list-item>
            <text:p text:style-name="P3662"><text:span text:style-name="T3663">Les accolades, </text:span><text:span text:style-name="T3664">{..}</text:span><text:span text:style-name="T3665">, maintiennent les objets.</text:span></text:p>
          </text:list-item>
          <text:list-item>
            <text:p text:style-name="P3666"><text:span text:style-name="T3667">Les crochets, </text:span><text:span text:style-name="T3668">[..]</text:span><text:span text:style-name="T3669">, contiennent des tableaux.</text:span></text:p>
          </text:list-item>
          <text:list-item>
            <text:p text:style-name="P3670"><text:span text:style-name="T3671">Les données sont stockées dans des paires nom-valeur séparées par deux points, </text:span><text:span text:style-name="T3672">:</text:span><text:span text:style-name="T3673">.</text:span></text:p>
          </text:list-item>
          <text:list-item>
            <text:p text:style-name="P3674"><text:span text:style-name="T3675">Chaque<text:s/></text:span><text:span text:style-name="T3676">paire nom-valeur est séparée des autres paires par une virgule. </text:span><text:span text:style-name="T3677">,</text:span><text:span text:style-name="T3678">De même, chaque élément d'un tableau est délimité par une virgule. </text:span><text:a xlink:href="https://developer.mozilla.org/en-US/docs/Web/JavaScript/Reference/Trailing_commas" office:target-frame-name="_top" xlink:show="replace"><text:span text:style-name="T3679">Les virgules de fin</text:span></text:a><text:span text:style-name="T3680"> sont<text:s/></text:span><text:span text:style-name="T3681">interdites.</text:span></text:p>
          </text:list-item>
          <text:list-item>
            <text:p text:style-name="P3682"><text:span text:style-name="T3683">Les noms de propriétés JSON doivent être entre guillemets, </text:span><text:span text:style-name="T3684">(" ")</text:span><text:span text:style-name="T3685">même si les noms JavaScript ne respectent pas cette rigueur.</text:span></text:p>
          </text:list-item>
        </text:list>
        <text:h text:style-name="P3686" text:outline-level="2">Types de données JSON</text:h>
        <text:p text:style-name="P3687">Un type de données JSON doit être l’un des suivants :</text:p>
        <text:list text:style-name="LFO34" text:continue-numbering="true">
          <text:list-item>
            <text:p text:style-name="P3688">chaîne (entre guillemets)</text:p>
          </text:list-item>
          <text:list-item>
            <text:p text:style-name="P3689">nombre (entier ou<text:s/>à virgule flottante)</text:p>
          </text:list-item>
          <text:list-item>
            <text:p text:style-name="P3690">objet (paire nom-valeur)</text:p>
          </text:list-item>
          <text:list-item>
            <text:p text:style-name="P3691">tableau (délimité par des virgules)</text:p>
          </text:list-item>
          <text:list-item>
            <text:p text:style-name="P3692">booléen (vrai ou faux)</text:p>
          </text:list-item>
          <text:list-item>
            <text:p text:style-name="P3693">nul</text:p>
          </text:list-item>
        </text:list>
        <text:p text:style-name="P3694">Essayez de trouver tous les types de données dans cet exemple JSON :</text:p>
        <text:soft-page-break/>
        <text:p text:style-name="P3695"><text:span text:style-name="T3696">{</text:span><text:span text:style-name="T3697"><text:line-break/></text:span><text:span text:style-name="T3698">  </text:span><text:span text:style-name="T3699">"student"</text:span><text:span text:style-name="T3700">: {</text:span><text:span text:style-name="T3701"><text:line-break/></text:span><text:span text:style-name="T3702">    </text:span><text:span text:style-name="T3703">"name"</text:span><text:span text:style-name="T3704">:<text:s/></text:span><text:span text:style-name="T3705">"Rumaisa Mahoney"</text:span><text:span text:style-name="T3706">,</text:span><text:span text:style-name="T3707"><text:line-break/></text:span><text:span text:style-name="T3708">    </text:span><text:span text:style-name="T3709">"age"</text:span><text:span text:style-name="T3710">:<text:s/></text:span><text:span text:style-name="T3711">30</text:span><text:span text:style-name="T3712">,</text:span><text:span text:style-name="T3713"><text:line-break/></text:span><text:span text:style-name="T3714">    </text:span><text:span text:style-name="T3715">"fullTime"</text:span><text:span text:style-name="T3716">:<text:s/></text:span><text:span text:style-name="T3717">true</text:span><text:span text:style-name="T3718">,</text:span><text:span text:style-name="T3719"><text:line-break/></text:span><text:span text:style-name="T3720">    </text:span><text:span text:style-name="T3721">"languages"</text:span><text:span text:style-name="T3722">: [ </text:span><text:span text:style-name="T3723">"JavaScript"</text:span><text:span text:style-name="T3724">,<text:s/></text:span><text:span text:style-name="T3725">"HTML"</text:span><text:span text:style-name="T3726">,<text:s/></text:span><text:span text:style-name="T3727">"CSS"</text:span><text:span text:style-name="T3728"><text:s/>],</text:span><text:span text:style-name="T3729"><text:line-break/></text:span><text:span text:style-name="T3730">    </text:span><text:span text:style-name="T3731">"GPA"</text:span><text:span text:style-name="T3732">:<text:s/></text:span><text:span text:style-name="T3733">3.9</text:span><text:span text:style-name="T3734">,</text:span><text:span text:style-name="T3735"><text:line-break/></text:span><text:span text:style-name="T3736">    </text:span><text:span text:style-name="T3737">"favoriteSubject"</text:span><text:span text:style-name="T3738">:<text:s/></text:span><text:span text:style-name="T3739">null</text:span><text:span text:style-name="T3740"><text:line-break/></text:span><text:span text:style-name="T3741">  }</text:span><text:span text:style-name="T3742"><text:line-break/></text:span><text:span text:style-name="T3743">}</text:span><text:span text:style-name="T3744"><text:line-break/></text:span></text:p>
        <text:p text:style-name="P3745"><text:span text:style-name="T3746">Il est à noter que JSON ne couvre pas tous les types de données. Les types non représentés en JSON, comme les dates, peuvent être stockés sous<text:s/></text:span><text:span text:style-name="T3747">forme de chaîne et convertis en une structure de données spécifique au langage. Voici un format de date internationalement reconnu et acceptable selon </text:span><text:a xlink:href="https://www.iso.org/iso-8601-date-and-time-format.html" office:target-frame-name="_top" xlink:show="replace"><text:span text:style-name="T3748">la norme ISO 8601</text:span></text:a><text:span text:style-name="T3749"> :</text:span></text:p>
        <text:p text:style-name="P3750"><text:span text:style-name="T3751">"2014-01-01T2</text:span><text:span text:style-name="T3752">3:28:56.782Z"</text:span><text:span text:style-name="T3753"><text:line-break/></text:span></text:p>
        <text:p text:style-name="P3754">Le format ci-dessus contient des éléments similaires à une date et une heure. Cependant, en tant que chaîne, il est difficile à utiliser tel quel pour un langage de programmation. Heureusement, chaque langage de programmation intègre des fonctionnalités JSON pour convertir cette chaîne en un format plus lisible et exploitable, par exemple :</text:p>
        <text:p text:style-name="P3755"><text:span text:style-name="T3756">Wed Jan 01 2014 13:28:56 GMT-1000 (Hawaiian Standard Time)</text:span><text:span text:style-name="T3757"><text:line-break/></text:span></text:p>
        <text:p text:style-name="P3758"><text:span text:style-name="T3759">Ceci couvre à peu près la description de base de JSON, sa popularité et sa syntaxe.<text:s/></text:span><text:span text:style-name="T3760">Félicitations pour avoir franchi cette étape !</text:span></text:p>
        <text:p text:style-name="P3761"/>
        <text:h text:style-name="P3762" text:outline-level="1">Travailler avec JSON en JavaScript</text:h>
        <text:p text:style-name="P3763"><text:span text:style-name="T3764">Un guide d'utilisation sur la façon de travailler avec JSON en Javascript.</text:span></text:p>
        <text:h text:style-name="P3765" text:outline-level="2">Introduction</text:h>
        <text:p text:style-name="P3766"><text:span text:style-name="T3767">JSON, abréviation de JavaScript Object Notation, est un format de données indépendant</text:span><text:span text:style-name="T3768"><text:s/>du langage et reconnu comme standard industriel. Basé sur le langage de programmation JavaScript, sa syntaxe ressemble à celle d'un objet JavaScript, avec </text:span><text:a xlink:href="https://www.codecademy.com/articles/what-is-json" office:target-frame-name="_top" xlink:show="replace"><text:span text:style-name="T3769">quelques différences mineures</text:span></text:a><text:span text:style-name="T3770"> . No</text:span><text:span text:style-name="T3771">us examinerons ces subtiles différences. Plus tard, nous apprendrons à analyser JSON et à extraire son contenu en JavaScript. Enfin, nous apprendrons à écrire un objet JSON avec JavaScript. Alors, commençons.</text:span></text:p>
        <text:soft-page-break/>
        <text:h text:style-name="P3772" text:outline-level="2">Objet JSON vs. Objet JavaScript</text:h>
        <text:p text:style-name="P3773">Voici un exemple d'objet JSON d'une personne nommée Kate, âgée de 30 ans, dont les passe-temps incluent la lecture, l'écriture, la cuisine et le tennis :</text:p>
        <text:p text:style-name="P3774"><text:span text:style-name="T3775">{</text:span><text:span text:style-name="T3776"><text:line-break/></text:span><text:span text:style-name="T3777">  </text:span><text:span text:style-name="T3778">"person"</text:span><text:span text:style-name="T3779">: {  </text:span><text:span text:style-name="T3780"><text:line-break/></text:span><text:span text:style-name="T3781">    </text:span><text:span text:style-name="T3782">"name"</text:span><text:span text:style-name="T3783">:<text:s/></text:span><text:span text:style-name="T3784">"Kate"</text:span><text:span text:style-name="T3785">,  </text:span><text:span text:style-name="T3786"><text:line-break/></text:span><text:span text:style-name="T3787">    </text:span><text:span text:style-name="T3788">"age"</text:span><text:span text:style-name="T3789">:<text:s/></text:span><text:span text:style-name="T3790">30</text:span><text:span text:style-name="T3791">,  </text:span><text:span text:style-name="T3792"><text:line-break/></text:span><text:span text:style-name="T3793">    </text:span><text:span text:style-name="T3794">"hobbies"</text:span><text:span text:style-name="T3795">: [ </text:span><text:span text:style-name="T3796">"reading"</text:span><text:span text:style-name="T3797">,<text:s/></text:span><text:span text:style-name="T3798">"writing"</text:span><text:span text:style-name="T3799">,<text:s/></text:span><text:span text:style-name="T3800">"cooking"</text:span><text:span text:style-name="T3801">,<text:s/></text:span><text:span text:style-name="T3802">"tennis"</text:span><text:span text:style-name="T3803"><text:s/></text:span><text:span text:style-name="T3804">] </text:span><text:span text:style-name="T3805"><text:line-break/></text:span><text:span text:style-name="T3806">  }</text:span><text:span text:style-name="T3807"><text:line-break/></text:span><text:span text:style-name="T3808">}</text:span><text:span text:style-name="T3809"><text:line-break/></text:span></text:p>
        <text:p text:style-name="P3810">Représentée sous la forme d'un objet littéral JavaScript, la même information apparaîtrait comme suit :</text:p>
        <text:p text:style-name="P3811"><text:span text:style-name="T3812">{  </text:span><text:span text:style-name="T3813"><text:line-break/></text:span><text:span text:style-name="T3814">  </text:span><text:span text:style-name="T3815">person</text:span><text:span text:style-name="T3816">: {</text:span><text:span text:style-name="T3817"><text:line-break/></text:span><text:span text:style-name="T3818">    </text:span><text:span text:style-name="T3819">name</text:span><text:span text:style-name="T3820">:<text:s/></text:span><text:span text:style-name="T3821">'Kate'</text:span><text:span text:style-name="T3822">,  </text:span><text:span text:style-name="T3823"><text:line-break/></text:span><text:span text:style-name="T3824">    </text:span><text:span text:style-name="T3825">age</text:span><text:span text:style-name="T3826">:<text:s/></text:span><text:span text:style-name="T3827">30</text:span><text:span text:style-name="T3828">,  </text:span><text:span text:style-name="T3829"><text:line-break/></text:span><text:span text:style-name="T3830">    </text:span><text:span text:style-name="T3831">hobbies</text:span><text:span text:style-name="T3832">: [ </text:span><text:span text:style-name="T3833">'reading'</text:span><text:span text:style-name="T3834">,<text:s/></text:span><text:span text:style-name="T3835">'writing'</text:span><text:span text:style-name="T3836">,<text:s/></text:span><text:span text:style-name="T3837">'cooking'</text:span><text:span text:style-name="T3838">,<text:s/></text:span><text:span text:style-name="T3839">'tennis'</text:span><text:span text:style-name="T3840"><text:s/>] </text:span><text:span text:style-name="T3841"><text:line-break/></text:span><text:span text:style-name="T3842">  }</text:span><text:span text:style-name="T3843"><text:line-break/></text:span><text:span text:style-name="T3844">}</text:span><text:span text:style-name="T3845"><text:line-break/></text:span></text:p>
        <text:p text:style-name="P3846">Notez une légère<text:s/>différence entre les deux formats.</text:p>
        <text:list text:style-name="LFO35" text:continue-numbering="true">
          <text:list-item>
            <text:p text:style-name="P3847">La partie nom de chaque paire nom-valeur JSON et toutes les valeurs de chaîne doivent être placées entre guillemets doubles, alors que cela est facultatif en JavaScript.</text:p>
          </text:list-item>
          <text:list-item>
            <text:p text:style-name="P3848"><text:span text:style-name="T3849">JavaScript accepte les valeurs de chaîne entre guil</text:span><text:span text:style-name="T3850">lemets simples ou doubles. Cependant, certains </text:span><text:a xlink:href="https://javascript.plainenglish.io/javascript-style-guides-d5d25df8cb0f" office:target-frame-name="_top" xlink:show="replace"><text:span text:style-name="T3851">guides de style JavaScript</text:span></text:a><text:span text:style-name="T3852"> préfèrent un style à un autre.</text:span></text:p>
          </text:list-item>
        </text:list>
        <text:h text:style-name="P3853" text:outline-level="2">Lecture d'une chaîne JSON</text:h>
        <text:p text:style-name="P3854"><text:span text:style-name="T3855">Dans une application web classique,<text:s/></text:span><text:span text:style-name="T3856">les données JSON reçues d'une requête web se présentent sous la forme d'une chaîne. Parfois, les données JSON sont stockées dans un fichier utilisé pour l'authentification, la configuration ou le stockage en base de données. Ces fichiers portent généraleme</text:span><text:span text:style-name="T3857">nt l' extension </text:span><text:span text:style-name="T3858">.json</text:span><text:span text:style-name="T3859"> et doivent être ouverts pour récupérer la chaîne JSON qu'ils contiennent. Dans les deux cas, il faut convertir la chaîne dans un format permettant d'accéder à ses parties. Chaque langage de programmation possède son propre mécanisme p</text:span><text:span text:style-name="T3860">our gérer cette conversion. En JavaScript, par exemple, nous disposons d'une classe JSON intégrée avec une méthode appelée </text:span><text:a xlink:href="https://developer.mozilla.org/en-US/docs/Web/JavaScript/Reference/Global_Objects/JSON/parse" office:target-frame-name="_top" xlink:show="replace"><text:span text:style-name="T3861">.parse()</text:span></text:a><text:span text:style-name="T3862">qui prend une ch</text:span><text:span text:style-name="T3863">aîne JSON en paramètre et renvoie un objet JavaScript.</text:span></text:p>
        <text:soft-page-break/>
        <text:p text:style-name="P3864"><text:span text:style-name="T3865">Le code suivant convertit un objet chaîne JSON, </text:span><text:span text:style-name="T3866">jsonData</text:span><text:span text:style-name="T3867">, en un objet JavaScript, </text:span><text:span text:style-name="T3868">jsObject</text:span><text:span text:style-name="T3869">, et se connecte </text:span><text:span text:style-name="T3870">jsObject</text:span><text:span text:style-name="T3871">à la console.</text:span></text:p>
        <text:p text:style-name="P3872"/>
        <text:p text:style-name="P3873"><text:span text:style-name="T3874">const jsonData</text:span><text:span text:style-name="T3875"><text:s/>= </text:span><text:span text:style-name="T3876">'{ "book": { "name": "JSON Primer", "price": 29.99, "i</text:span><text:span text:style-name="T3877">nStock": true, "rating": null } }'</text:span><text:span text:style-name="T3878">;</text:span><text:span text:style-name="T3879"><text:line-break/></text:span><text:span text:style-name="T3880"><text:line-break/></text:span><text:span text:style-name="T3881">const jsObject</text:span><text:span text:style-name="T3882"><text:s/>= </text:span><text:span text:style-name="T3883">JSON</text:span><text:span text:style-name="T3884">.</text:span><text:span text:style-name="T3885">parse</text:span><text:span text:style-name="T3886">(</text:span><text:span text:style-name="T3887">jsonData</text:span><text:span text:style-name="T3888">);</text:span><text:span text:style-name="T3889"><text:line-break/></text:span><text:span text:style-name="T3890"><text:line-break/></text:span><text:span text:style-name="T3891">console</text:span><text:span text:style-name="T3892">.</text:span><text:span text:style-name="T3893">log</text:span><text:span text:style-name="T3894">(</text:span><text:span text:style-name="T3895">jsObject</text:span><text:span text:style-name="T3896">);</text:span><text:span text:style-name="T3897"><text:line-break/></text:span></text:p>
        <text:p text:style-name="P3898"><text:span text:style-name="T3899">Cela s'imprimera </text:span><text:span text:style-name="T3900">jsObject<text:s/></text:span><text:span text:style-name="T3901">comme suit :</text:span></text:p>
        <text:p text:style-name="P3902"><text:span text:style-name="T3903">{</text:span><text:span text:style-name="T3904"><text:line-break/></text:span><text:span text:style-name="T3905">  book: { name: 'JSON Primer', price: 29.99, inStock: true, rating: null }</text:span><text:span text:style-name="T3906"><text:line-break/></text:span><text:span text:style-name="T3907">}</text:span><text:span text:style-name="T3908"><text:line-break/></text:span></text:p>
        <text:p text:style-name="P3909"><text:span text:style-name="T3910">Une fois un objet JSON converti en<text:s/></text:span><text:span text:style-name="T3911">objet JavaScript, nous pouvons accéder à ses propriétés individuelles. Pour accéder à une valeur d'un objet JavaScript en fonction de son nom de propriété, nous pouvons utiliser la notation pointée ( </text:span><text:span text:style-name="T3912">.propertyName</text:span><text:span text:style-name="T3913">) ou la notation entre crochets ([</text:span><text:span text:style-name="T3914">'property</text:span><text:span text:style-name="T3915">Name']</text:span><text:span text:style-name="T3916">).</text:span></text:p>
        <text:p text:style-name="P3917"><text:span text:style-name="T3918">Par exemple, pour récupérer la </text:span><text:span text:style-name="T3919">book<text:s/></text:span><text:span text:style-name="T3920">propriété de, </text:span><text:span text:style-name="T3921">jsObject<text:s/></text:span><text:span text:style-name="T3922">nous pourrions procéder comme suit :</text:span></text:p>
        <text:p text:style-name="P3923"><text:span text:style-name="T3924">// Using the dot notation</text:span><text:span text:style-name="T3925"><text:line-break/></text:span><text:span text:style-name="T3926">const book</text:span><text:span text:style-name="T3927"><text:s/>= </text:span><text:span text:style-name="T3928">jsObject</text:span><text:span text:style-name="T3929">.</text:span><text:span text:style-name="T3930">book</text:span><text:span text:style-name="T3931">;<text:s/></text:span><text:span text:style-name="T3932"><text:line-break/></text:span><text:span text:style-name="T3933">console</text:span><text:span text:style-name="T3934">.</text:span><text:span text:style-name="T3935">log</text:span><text:span text:style-name="T3936">(</text:span><text:span text:style-name="T3937">book</text:span><text:span text:style-name="T3938">);</text:span><text:span text:style-name="T3939"><text:line-break/></text:span><text:span text:style-name="T3940">console</text:span><text:span text:style-name="T3941">.</text:span><text:span text:style-name="T3942">log</text:span><text:span text:style-name="T3943">(</text:span><text:span text:style-name="T3944">book</text:span><text:span text:style-name="T3945">.</text:span><text:span text:style-name="T3946">name</text:span><text:span text:style-name="T3947">,<text:s/></text:span><text:span text:style-name="T3948">book</text:span><text:span text:style-name="T3949">.</text:span><text:span text:style-name="T3950">price</text:span><text:span text:style-name="T3951">,<text:s/></text:span><text:span text:style-name="T3952">book</text:span><text:span text:style-name="T3953">.</text:span><text:span text:style-name="T3954">inStock</text:span><text:span text:style-name="T3955">);</text:span><text:span text:style-name="T3956"><text:line-break/></text:span><text:span text:style-name="T3957"><text:line-break/></text:span><text:span text:style-name="T3958">// Using the bracket<text:s/></text:span><text:span text:style-name="T3959">notation</text:span><text:span text:style-name="T3960"><text:line-break/></text:span><text:span text:style-name="T3961">const book2</text:span><text:span text:style-name="T3962"><text:s/>= </text:span><text:span text:style-name="T3963">jsObject</text:span><text:span text:style-name="T3964">[</text:span><text:span text:style-name="T3965">'book'</text:span><text:span text:style-name="T3966">];</text:span><text:span text:style-name="T3967"><text:line-break/></text:span><text:span text:style-name="T3968">console</text:span><text:span text:style-name="T3969">.</text:span><text:span text:style-name="T3970">log</text:span><text:span text:style-name="T3971">(</text:span><text:span text:style-name="T3972">book2</text:span><text:span text:style-name="T3973">);</text:span><text:span text:style-name="T3974"><text:line-break/></text:span><text:span text:style-name="T3975">console</text:span><text:span text:style-name="T3976">.</text:span><text:span text:style-name="T3977">log</text:span><text:span text:style-name="T3978">(</text:span><text:span text:style-name="T3979">book2</text:span><text:span text:style-name="T3980">[</text:span><text:span text:style-name="T3981">"name"</text:span><text:span text:style-name="T3982">],<text:s/></text:span><text:span text:style-name="T3983">book2</text:span><text:span text:style-name="T3984">[</text:span><text:span text:style-name="T3985">"price"</text:span><text:span text:style-name="T3986">],<text:s/></text:span><text:span text:style-name="T3987">book2</text:span><text:span text:style-name="T3988">[</text:span><text:span text:style-name="T3989">"inStock"</text:span><text:span text:style-name="T3990">]);</text:span><text:span text:style-name="T3991"><text:line-break/></text:span></text:p>
        <text:p text:style-name="P3992">Les deux manières d'accéder à la propriété du livre renvoient le même résultat :</text:p>
        <text:p text:style-name="P3993"><text:span text:style-name="T3994">{ name: 'JSON Primer', price: 29.99, inStock: true,</text:span><text:span text:style-name="T3995"><text:s/>rating: null }</text:span><text:span text:style-name="T3996"><text:line-break/></text:span><text:span text:style-name="T3997">JSON Primer 29.99 true</text:span><text:span text:style-name="T3998"><text:line-break/></text:span></text:p>
        <text:p text:style-name="P3999"><text:span text:style-name="T4000">Comme vous pouvez le constater, après avoir analysé </text:span><text:span text:style-name="T4001">jsonData<text:s/></text:span><text:span text:style-name="T4002">un objet JavaScript stocké dans la variable, </text:span><text:span text:style-name="T4003">book<text:s/></text:span><text:span text:style-name="T4004">vous pouvez le traiter </text:span><text:span text:style-name="T4005">book<text:s/></text:span><text:span text:style-name="T4006">comme n'importe quel autre objet ! Cela signifie que vous pouvez accéder aux<text:s/></text:span><text:span text:style-name="T4007">valeurs des propriétés, comme illustré ci-dessus, modifier les valeurs existantes, parcourir les clés et les valeurs, etc.</text:span></text:p>
        <text:soft-page-break/>
        <text:h text:style-name="P4008" text:outline-level="2">Exercice : Lecture d'une chaîne JSON</text:h>
        <text:p text:style-name="P4009">Maintenant que nous vous avons montré comment lire une chaîne JSON, pratiquons un défi de code en écrivant vous-même du code.</text:p>
        <text:p text:style-name="P4010"><text:span text:style-name="T4011">Question de codage</text:span></text:p>
        <text:h text:style-name="P4012" text:outline-level="2">Questions</text:h>
        <text:list text:style-name="LFO36" text:continue-numbering="true">
          <text:list-item>
            <text:p text:style-name="P4013"><text:span text:style-name="T4014">Créez une variable appelée </text:span><text:span text:style-name="T4015">jsObject<text:s/></text:span><text:span text:style-name="T4016">qui est un objet analysé à partir de </text:span><text:span text:style-name="T4017">jsonData</text:span><text:span text:style-name="T4018">.</text:span></text:p>
          </text:list-item>
          <text:list-item>
            <text:p text:style-name="P4019"><text:span text:style-name="T4020">Imprimez le tableau de toutes les </text:span><text:span text:style-name="T4021">children<text:s/></text:span><text:span text:style-name="T4022">propriétés imbriquées dans </text:span><text:span text:style-name="T4023">jsObject</text:span><text:span text:style-name="T4024">. Assurez-vous d'utiliser la notatio</text:span><text:span text:style-name="T4025">n entre crochets ou la notation par points pour accéder aux propriétés imbriquées.</text:span></text:p>
          </text:list-item>
        </text:list>
        <text:h text:style-name="P4026" text:outline-level="3"><text:span text:style-name="T4027">Code</text:span></text:h>
        <text:p text:style-name="P4028">1</text:p>
        <text:p text:style-name="P4029">2</text:p>
        <text:p text:style-name="P4030">3</text:p>
        <text:p text:style-name="P4031"/>
        <text:p text:style-name="P4032"><text:span text:style-name="T4033">Sortir:</text:span></text:p>
        <text:p text:style-name="P4034"><text:span text:style-name="T4035"> </text:span></text:p>
        <text:p text:style-name="P4036"/>
        <text:p text:style-name="P4037">Courir</text:p>
        <text:p text:style-name="P4038">Vérifier la réponse</text:p>
        <text:h text:style-name="P4039" text:outline-level="2">Écriture d'une chaîne JSON</text:h>
        <text:p text:style-name="P4040"><text:span text:style-name="T4041">JSON<text:s/></text:span><text:span text:style-name="T4042">Avant de pouvoir envoyer nos données sur le Web, nous devons les convertir en chaîne JSON.<text:s/></text:span><text:span text:style-name="T4043">En JavaScript, nous utiliserions la méthode de classe intégrée </text:span><text:a xlink:href="https://developer.mozilla.org/en-US/docs/Web/JavaScript/Reference/Global_Objects/JSON/stringify" office:target-frame-name="_top" xlink:show="replace"><text:span text:style-name="T4044">.stringify()</text:span></text:a><text:span text:style-name="T4045">pour transformer notre objet JavaScript en chaîne JSON.</text:span></text:p>
        <text:p text:style-name="P4046"><text:span text:style-name="T4047">Le code<text:s/></text:span><text:span text:style-name="T4048">suivant convertit un objet JavaScript, </text:span><text:span text:style-name="T4049">jsObject</text:span><text:span text:style-name="T4050">, en une chaîne JSON, </text:span><text:span text:style-name="T4051">jsonData</text:span><text:span text:style-name="T4052">.</text:span></text:p>
        <text:p text:style-name="P4053"><text:span text:style-name="T4054">const jsObject</text:span><text:span text:style-name="T4055"><text:s/>= {<text:s/></text:span><text:span text:style-name="T4056">book</text:span><text:span text:style-name="T4057">:<text:s/></text:span><text:span text:style-name="T4058">'JSON Primer'</text:span><text:span text:style-name="T4059">,<text:s/></text:span><text:span text:style-name="T4060">price</text:span><text:span text:style-name="T4061">:<text:s/></text:span><text:span text:style-name="T4062">29.99</text:span><text:span text:style-name="T4063">,<text:s/></text:span><text:span text:style-name="T4064">inStock</text:span><text:span text:style-name="T4065">:<text:s/></text:span><text:span text:style-name="T4066">true</text:span><text:span text:style-name="T4067">,<text:s/></text:span><text:span text:style-name="T4068">rating</text:span><text:span text:style-name="T4069">:<text:s/></text:span><text:span text:style-name="T4070">null</text:span><text:span text:style-name="T4071"><text:s/>};</text:span><text:span text:style-name="T4072"><text:line-break/></text:span><text:span text:style-name="T4073">const jsonData</text:span><text:span text:style-name="T4074"><text:s/>= </text:span><text:span text:style-name="T4075">JSON</text:span><text:span text:style-name="T4076">.</text:span><text:span text:style-name="T4077">stringify</text:span><text:span text:style-name="T4078">(</text:span><text:span text:style-name="T4079">jsObject</text:span><text:span text:style-name="T4080">);</text:span><text:span text:style-name="T4081"><text:line-break/></text:span><text:span text:style-name="T4082">console</text:span><text:span text:style-name="T4083">.</text:span><text:span text:style-name="T4084">log</text:span><text:span text:style-name="T4085">(</text:span><text:span text:style-name="T4086">jsonData</text:span><text:span text:style-name="T4087">);</text:span><text:span text:style-name="T4088"><text:line-break/></text:span></text:p>
        <text:p text:style-name="P4089">Cela affichera la sortie<text:s/>suivante :</text:p>
        <text:p text:style-name="P4090"><text:span text:style-name="T4091">{ "book": "JSON Primer", "price": 29.99, "inStock": true, "rating": null }</text:span><text:span text:style-name="T4092"><text:line-break/></text:span></text:p>
        <text:soft-page-break/>
        <text:h text:style-name="P4093" text:outline-level="2">Exercice : Écriture d'une chaîne JSON</text:h>
        <text:p text:style-name="P4094">Maintenant que nous avons appris à convertir notre objet JavaScript en chaîne JSON, pratiquons un autre défi de code en écrivant du<text:s/>code.</text:p>
        <text:p text:style-name="P4095"><text:span text:style-name="T4096">Question de codage</text:span></text:p>
        <text:h text:style-name="P4097" text:outline-level="2">Questions</text:h>
        <text:p text:style-name="P4098"><text:span text:style-name="T4099">En tant que développeur, vous recevez des données sous forme de chaîne JSON dans la variable . </text:span><text:span text:style-name="T4100">jsonData</text:span><text:span text:style-name="T4101">Cependant, le contenu de </text:span><text:span text:style-name="T4102">jsonData</text:span><text:span text:style-name="T4103">n'est pas tout à fait correct. La </text:span><text:span text:style-name="T4104">age</text:span><text:span text:style-name="T4105">valeur de la propriété parente devrait être </text:span><text:span text:style-name="T4106">35</text:span><text:span text:style-name="T4107">.</text:span><text:span text:style-name="T4108"><text:s/>Sans modifier directement </text:span><text:span text:style-name="T4109">45</text:span><text:span text:style-name="T4110">le contenu de , mettez à jour la valeur, puis enregistrez une nouvelle chaîne JSON avec la valeur correcte dans la console.</text:span><text:span text:style-name="T4111">jsonDataage</text:span></text:p>
        <text:p text:style-name="P4112">Voici un guide étape par étape pour résoudre ce défi :</text:p>
        <text:list text:style-name="LFO37" text:continue-numbering="true">
          <text:list-item>
            <text:p text:style-name="P4113"><text:span text:style-name="T4114">Convertissez </text:span><text:span text:style-name="T4115">jsonData</text:span><text:span text:style-name="T4116">en un objet<text:s/></text:span><text:span text:style-name="T4117">JavaScript en utilisant </text:span><text:span text:style-name="T4118">JSON.parse()</text:span><text:span text:style-name="T4119">et enregistrez le résultat dans une variable appelée </text:span><text:span text:style-name="T4120">jsObject</text:span><text:span text:style-name="T4121">.</text:span></text:p>
          </text:list-item>
          <text:list-item>
            <text:p text:style-name="P4122"><text:span text:style-name="T4123">Utilisez la notation point, </text:span><text:span text:style-name="T4124">.key</text:span><text:span text:style-name="T4125">, ou crochet, </text:span><text:span text:style-name="T4126">['key']</text:span><text:span text:style-name="T4127">, pour accéder à la </text:span><text:span text:style-name="T4128">parent</text:span><text:span text:style-name="T4129">propriété de </text:span><text:span text:style-name="T4130">jsObject</text:span><text:span text:style-name="T4131">, suivie de la </text:span><text:span text:style-name="T4132">age</text:span><text:span text:style-name="T4133">propriété, et changez sa valeur de </text:span><text:span text:style-name="T4134">45</text:span><text:span text:style-name="T4135">à </text:span><text:span text:style-name="T4136">35</text:span><text:span text:style-name="T4137">.</text:span></text:p>
          </text:list-item>
          <text:list-item>
            <text:p text:style-name="P4138"><text:span text:style-name="T4139">Reconvertissez </text:span><text:span text:style-name="T4140">jsObject</text:span><text:span text:style-name="T4141">-le en chaîne JSON en utilisant </text:span><text:span text:style-name="T4142">JSON.stringify()</text:span><text:span text:style-name="T4143">et enregistrez-le comme une autre variable, </text:span><text:span text:style-name="T4144">jsObjectToJson</text:span><text:span text:style-name="T4145">.</text:span></text:p>
          </text:list-item>
          <text:list-item>
            <text:p text:style-name="P4146"><text:span text:style-name="T4147">Enregistrez la </text:span><text:span text:style-name="T4148">jsObjectToJson</text:span><text:span text:style-name="T4149">chaîne sur la console.</text:span></text:p>
          </text:list-item>
        </text:list>
        <text:h text:style-name="P4150" text:outline-level="3"><text:span text:style-name="T4151">Code</text:span></text:h>
        <text:p text:style-name="P4152">1</text:p>
        <text:p text:style-name="P4153">2</text:p>
        <text:p text:style-name="P4154">3</text:p>
        <text:p text:style-name="P4155">4</text:p>
        <text:p text:style-name="P4156">5</text:p>
        <text:p text:style-name="P4157">6</text:p>
        <text:p text:style-name="P4158"/>
        <text:p text:style-name="P4159"><text:span text:style-name="T4160">Sortir:</text:span></text:p>
        <text:p text:style-name="P4161"><text:span text:style-name="T4162">{"parent":{"name":"Sally","âge":35,"childre</text:span><text:span text:style-name="T4163">n":[{"name":"Kim","âge":3},{"name":"Lee","âge":1}]}}</text:span></text:p>
        <text:p text:style-name="P4164"><text:span text:style-name="T4165"> </text:span></text:p>
        <text:p text:style-name="P4166"/>
        <text:p text:style-name="P4167"><text:span text:style-name="T4168">👏</text:span></text:p>
        <text:p text:style-name="P4169"><text:span text:style-name="T4170">Tu l'as eu !</text:span></text:p>
        <text:h text:style-name="P4171" text:outline-level="2">Revoir</text:h>
        <text:p text:style-name="P4172">Dans cet article, vous avez appris à faire ce qui suit :</text:p>
        <text:list text:style-name="LFO38" text:continue-numbering="true">
          <text:list-item>
            <text:p text:style-name="P4173">Comparez JSON avec la syntaxe littérale d'objet de JavaScript.</text:p>
          </text:list-item>
          <text:list-item>
            <text:p text:style-name="P4174">Convertir une chaîne JSON en un objet JavaScript.</text:p>
          </text:list-item>
          <text:list-item>
            <text:p text:style-name="P4175">Convertir un objet JavaScript en une chaîne JSON.</text:p>
          </text:list-item>
        </text:list>
        <text:p text:style-name="P4176">Félicitations pour avoir franchi cette étape ! Avec un peu de pratique, vous maîtriserez bientôt JSON en Javascript avec aisance.</text:p>
        <text:p text:style-name="P4177"/>
        <text:h text:style-name="P4178" text:outline-level="3">Introduction aux requêtes avec ES6</text:h>
        <text:p text:style-name="P4179"><text:span text:style-name="T4180">3 minutes</text:span></text:p>
        <text:p text:style-name="P4181"><text:span text:style-name="T4182">Vous êtes-vous déjà demandé ce</text:span><text:span text:style-name="T4183"><text:s/>qui se passe après avoir cliqué sur le bouton « Envoyer » sur une page web ? Par exemple, si vous soumettez des informations, où vont-elles ? Comment sont-elles traitées ? La réponse aux questions précédentes concerne </text:span><text:a xlink:href="https://developer.mozilla.org/en-US/docs/Web/HTTP/Methods" office:target-frame-name="_top" xlink:show="replace"><text:span text:style-name="T4184">les requêtes HTTP</text:span></text:a><text:span text:style-name="T4185"> .</text:span></text:p>
        <text:p text:style-name="P4186">Il existe de nombreux types de HTTP</text:p>
        <text:p text:style-name="P4187"><text:a xlink:href="https://www.codecademy.com/resources/docs/javascript/requests" office:target-frame-name="_top" xlink:show="replace"><text:span text:style-name="T4188">demandes</text:span></text:a></text:p>
        <text:p text:style-name="P4189"><text:span text:style-name="T4190">Aperçu : Documents Chargement de la description du lien</text:span></text:p>
        <text:p text:style-name="P4191">Les quatre types de requêtes HTTP les plus couramment utilisés sont GET, POST, PUT et DELETE. Dans cette leçon, nous aborderons les requêtes GET et POST.</text:p>
        <text:p text:style-name="P4192"><text:span text:style-name="T4193">Avec une requête GET, nous récupérons </text:span><text:span text:style-name="T4194">des</text:span><text:span text:style-name="T4195"> informations d'une source (généralement un site web). Avec une requête POST, n</text:span><text:span text:style-name="T4196">ous </text:span><text:span text:style-name="T4197">envoyons</text:span><text:span text:style-name="T4198"> des informations à une source qui les traitera et les renverra.</text:span></text:p>
        <text:p text:style-name="P4199"><text:span text:style-name="T4200">JavaScript utilise une </text:span><text:a xlink:href="https://developer.mozilla.org/en-US/docs/Web/JavaScript/EventLoop" office:target-frame-name="_top" xlink:show="replace"><text:span text:style-name="T4201">boucle d'événements</text:span></text:a><text:span text:style-name="T4202"> pour gérer les appels de fonctions asynchrones. Lors<text:s/></text:span><text:span text:style-name="T4203">de l'exécution d'un programme, des appels de fonctions sont effectués et ajoutés à une pile.</text:span></text:p>
        <text:p text:style-name="P4204"><text:a xlink:href="https://www.codecademy.com/resources/docs/javascript/functions" office:target-frame-name="_top" xlink:show="replace"><text:span text:style-name="T4205">fonctions</text:span></text:a></text:p>
        <text:p text:style-name="P4206"><text:span text:style-name="T4207">Aperçu : Documents Chargement de la description du lien</text:span></text:p>
        <text:p text:style-name="P4208">Les requêtes qui<text:s/>doivent attendre la réponse du serveur sont ensuite envoyées vers une file d'attente distincte. Une fois la pile vidée, les fonctions de la file d'attente sont exécutées.</text:p>
        <text:p text:style-name="P4209">Les développeurs Web utilisent la boucle d'événements pour créer une expérience de navigation plus fluide en décidant quand appeler des fonctions et comment gérer les fonctions asynchrones.</text:p>
        <text:p text:style-name="P4210"><text:a xlink:href="https://www.codecademy.com/resources/docs/javascript/events" office:target-frame-name="_top" xlink:show="replace"><text:span text:style-name="T4211">événements</text:span></text:a></text:p>
        <text:p text:style-name="P4212"><text:span text:style-name="T4213">Aperçu : Documents Chargement de la description du lien</text:span></text:p>
        <text:p text:style-name="P4214">Nous entrerons dans l'événement</text:p>
        <text:p text:style-name="P4215"><text:a xlink:href="https://www.codecademy.com/resources/docs/javascript/loops" office:target-frame-name="_top" xlink:show="replace"><text:span text:style-name="T4216">boucles</text:span></text:a></text:p>
        <text:p text:style-name="P4217"><text:span text:style-name="T4218">Aperçu : Documents Chargement de la description du lien</text:span></text:p>
        <text:p text:style-name="P4219"><text:span text:style-name="T4220">plus en détail dans l' article </text:span><text:a xlink:href="https://www.codecademy.com/courses/learn-intermediate-javascript/articles/javascript-concurrency-model-and-event-loop" office:target-frame-name="_top" xlink:show="replace"><text:span text:style-name="T4221">Modèle de concurrence et boucle d'événements en JavaScript</text:span></text:a><text:span text:style-name="T4222"> .</text:span></text:p>
        <text:soft-page-break/>
        <text:p text:style-name="P4223">Pour rendre asynchrone</text:p>
        <text:p text:style-name="P4224"><text:a xlink:href="https://www.codecademy.com/resources/docs/javascript/event-handling" office:target-frame-name="_top" xlink:show="replace"><text:span text:style-name="T4225">gestion des<text:s/></text:span><text:span text:style-name="T4226">événements</text:span></text:a></text:p>
        <text:p text:style-name="P4227"><text:span text:style-name="T4228">Aperçu : Documents Chargement de la description du lien</text:span></text:p>
        <text:p text:style-name="P4229">Plus facile,</text:p>
        <text:p text:style-name="P4230"><text:a xlink:href="https://www.codecademy.com/resources/docs/javascript/promise" office:target-frame-name="_top" xlink:show="replace"><text:span text:style-name="T4231">promesses</text:span></text:a></text:p>
        <text:p text:style-name="P4232"><text:span text:style-name="T4233">Aperçu : Documents Chargement de la description du lien</text:span></text:p>
        <text:p text:style-name="P4234">ont été introduits dans ES6 JavaScript.</text:p>
        <text:p text:style-name="P4235"><text:span text:style-name="T4236">Dans cette leçon, nous expliquerons comment utiliser </text:span><text:span text:style-name="T4237">fetch()</text:span><text:span text:style-name="T4238">les promesses et pour gérer les requêtes. Nous simplifierons ensuite les requêtes à l'aide de </text:span><text:span text:style-name="T4239">async</text:span><text:span text:style-name="T4240">et </text:span><text:span text:style-name="T4241">await</text:span><text:span text:style-name="T4242">.</text:span></text:p>
        <text:p text:style-name="P4243"/>
        <text:h text:style-name="P4244" text:outline-level="3">Introduction aux requêtes GET à l'aide de Fetch</text:h>
        <text:p text:style-name="Normal"><text:span text:style-name="gamut-uidoxx-styledtext">5 minutes</text:span></text:p>
        <text:p text:style-name="P4245">Le premier type de</text:p>
        <text:p text:style-name="Normal"><text:a xlink:href="https://www.codecademy.com/resources/docs/javascript/requests" office:target-frame-name="_top" xlink:show="replace"><text:span text:style-name="T4246">demandes</text:span></text:a></text:p>
        <text:p text:style-name="Normal">Aperçu : Documents Chargement de la description du lien</text:p>
        <text:p text:style-name="Normal">nous allons aborder les requêtes GET en utilisant <text:a xlink:href="https://developer.mozilla.org/en-US/docs/Web/API/Fetch_API" office:target-frame-name="_top" xlink:show="replace"><text:span text:style-name="T4247">fetch()</text:span></text:a>.</text:p>
        <text:p text:style-name="P4248">La <text:span text:style-name="T4249">fetch()</text:span>fonction :</text:p>
        <text:list text:style-name="LFO39" text:continue-numbering="true">
          <text:list-item>
            <text:p text:style-name="P4250">Crée un objet de requête contenant les informations pertinentes dont une API a besoin.</text:p>
          </text:list-item>
          <text:list-item>
            <text:p text:style-name="P4251">Envoie cet objet de requête au point de terminaison API fourni.</text:p>
          </text:list-item>
          <text:list-item>
            <text:p text:style-name="P4252">Renvoie une promesse qui se résout finalement en un objet de réponse, qui contient l'état de la promesse avec les informations renvoyées par l'API.</text:p>
          </text:list-item>
        </text:list>
        <text:p text:style-name="P4253"><text:span text:style-name="T4254">Examinons le code standard à droite pour </text:span><text:span text:style-name="T4255">fetch()</text:span><text:span text:style-name="T4256">créer une requête GET étape par étape.</text:span></text:p>
        <text:p text:style-name="P4257"><text:span text:style-name="T4258">Tout d’abord, appelez</text:span><text:span text:style-name="T4259"><text:s/>la </text:span><text:span text:style-name="T4260">fetch()</text:span><text:span text:style-name="T4261">fonction et transmettez-lui une URL sous forme de chaîne pour le premier argument, déterminant ainsi le point de terminaison de la requête.</text:span></text:p>
        <text:p text:style-name="P4262"><text:span text:style-name="T4263">fetch</text:span><text:span text:style-name="T4264">(</text:span><text:span text:style-name="T4265">'https://api-to-call.com/endpoint'</text:span><text:span text:style-name="T4266">)</text:span><text:span text:style-name="T4267"><text:line-break/></text:span></text:p>
        <text:p text:style-name="PréformatéHTML"><text:span text:style-name="T4268">Copy to Clipboard</text:span></text:p>
        <text:p text:style-name="P4269">Le</text:p>
        <text:p text:style-name="Normal"><text:a xlink:href="https://www.codecademy.com/resources/docs/javascript/promise/then" office:target-frame-name="_top" xlink:show="replace"><text:span text:style-name="T4270">.then()</text:span></text:a></text:p>
        <text:p text:style-name="Normal">Aperçu : Documents Chargement de la description du lien</text:p>
        <text:p text:style-name="Normal">La méthode est chaînée à la fin de la <text:span text:style-name="T4271">fetch()</text:span>fonction et, dans son premier argument, la réponse à la requête GET est transmise à la fonction de rappel fléchée. La <text:span text:style-name="T4272">.then()</text:span>méthode ne se déclenchera qu'une fois l'état de promesse <text:span text:style-name="T4273">fetch()</text:span>résolu.</text:p>
        <text:p text:style-name="P4274"><text:span text:style-name="T4275">Dans la fonction de rappel, la </text:span><text:span text:style-name="T4276">ok</text:span><text:span text:style-name="T4277">propriété de l' </text:span><text:span text:style-name="T4278">response</text:span><text:span text:style-name="T4279">objet renvoie une valeur booléenne. S'il n'y a pas de</text:span></text:p>
        <text:p text:style-name="Normal"><text:a xlink:href="https://www.codecademy.com/resources/docs/javascript/errors" office:target-frame-name="_top" xlink:show="replace"><text:span text:style-name="T4280">erreurs</text:span></text:a></text:p>
        <text:p text:style-name="Normal">Aperçu : Documents Chargement de la description du lien</text:p>
        <text:p text:style-name="Normal">, <text:span text:style-name="T4281">response.ok</text:span>sera <text:span text:style-name="T4282">true</text:span>et le code retournera <text:span text:style-name="T4283">response.json()</text:span>.</text:p>
        <text:p text:style-name="P4284"><text:span text:style-name="T4285">Si </text:span><text:span text:style-name="T4286">response.ok</text:span><text:span text:style-name="T4287">c'est une valeur fausse, notre code générera </text:span><text:span text:style-name="T4288">throw</text:span><text:span text:style-name="T4289">une<text:s/></text:span><text:span text:style-name="T4290">erreur.</text:span></text:p>
        <text:p text:style-name="P4291"><text:span text:style-name="T4292">Throw</text:span><text:span text:style-name="T4293"><text:s/></text:span><text:span text:style-name="T4294">new</text:span><text:span text:style-name="T4295"><text:s/></text:span><text:span text:style-name="T4296">Error</text:span><text:span text:style-name="T4297">(</text:span><text:span text:style-name="T4298">'Request failed!'</text:span><text:span text:style-name="T4299">);</text:span><text:span text:style-name="T4300"><text:line-break/></text:span></text:p>
        <text:p text:style-name="PréformatéHTML"><text:span text:style-name="T4301">Copy to Clipboard</text:span></text:p>
        <text:soft-page-break/>
        <text:p text:style-name="P4302"><text:span text:style-name="T4303">Un deuxième argument passé à </text:span><text:span text:style-name="T4304">.then()</text:span><text:span text:style-name="T4305">sera une autre fonction fléchée qui sera déclenchée lorsque la promesse est rejetée. Il prend un seul paramètre : </text:span><text:span text:style-name="T4306">networkError</text:span><text:span text:style-name="T4307">. Cet objet enregistre </text:span><text:span text:style-name="T4308">networkError</text:span><text:span text:style-name="T4309">si nous n'avons pas pu atteindre le point de terminaison (par exemple, si le serveur est en panne).</text:span></text:p>
        <text:p text:style-name="P4310"><text:span text:style-name="T4311">Une seconde </text:span><text:span text:style-name="T4312">.then()</text:span><text:span text:style-name="T4313">méthode s'exécutera une fois la </text:span><text:span text:style-name="T4314">.then()</text:span><text:span text:style-name="T4315">méthode précédente terminée sans erreur. Elle prend comme paramètre </text:span><text:span text:style-name="T4316">jsonResponse</text:span><text:span text:style-name="T4317">, qui<text:s/></text:span><text:span text:style-name="T4318">contient l' </text:span><text:span text:style-name="T4319">response.json()</text:span><text:span text:style-name="T4320">objet renvoyé par la méthode précédente , et peut désormais être gérée comme bon nous semble.</text:span><text:span text:style-name="T4321">.then()</text:span></text:p>
        <text:p text:style-name="P4322"/>
        <text:p text:style-name="P4323"><text:span text:style-name="T4324">.</text:span><text:span text:style-name="T4325">then</text:span><text:span text:style-name="T4326">((</text:span><text:span text:style-name="T4327">netwokError</text:span><text:span text:style-name="T4328">) =&gt; {</text:span></text:p>
        <text:p text:style-name="P4329"><text:span text:style-name="T4330">       <text:s/></text:span><text:span text:style-name="T4331">console</text:span><text:span text:style-name="T4332">.</text:span><text:span text:style-name="T4333">log</text:span><text:span text:style-name="T4334">(</text:span><text:span text:style-name="T4335">netwokError</text:span><text:span text:style-name="T4336">.</text:span><text:span text:style-name="T4337">message</text:span><text:span text:style-name="T4338">);</text:span></text:p>
        <text:p text:style-name="P4339"><text:span text:style-name="T4340">     <text:s/></text:span><text:span text:style-name="T4341">})</text:span></text:p>
        <text:p text:style-name="P4342"/>
        <text:h text:style-name="P4343" text:outline-level="3">Gestion d'une requête GET</text:h>
        <text:p text:style-name="P4344"><text:span text:style-name="T4345">10 minutes</text:span></text:p>
        <text:p text:style-name="P4346">Excellent<text:s/>travail pour être arrivé jusqu'ici !</text:p>
        <text:p text:style-name="P4347"><text:span text:style-name="T4348">Dans l'exercice précédent, nous avons appelé la </text:span><text:span text:style-name="T4349">fetch()</text:span><text:span text:style-name="T4350">fonction pour effectuer une requête GET vers le point de terminaison de l'API Datamuse. Nous avons ensuite chaîné une</text:span></text:p>
        <text:p text:style-name="P4351"><text:a xlink:href="https://www.codecademy.com/resources/docs/javascript/promise/then" office:target-frame-name="_top" xlink:show="replace"><text:span text:style-name="T4352">.then()</text:span></text:a></text:p>
        <text:p text:style-name="P4353"><text:span text:style-name="T4354">Aperçu : Documents Chargement de la description du lien</text:span></text:p>
        <text:p text:style-name="P4355">méthode et passé deux rappels</text:p>
        <text:p text:style-name="P4356"><text:a xlink:href="https://www.codecademy.com/resources/docs/javascript/functions" office:target-frame-name="_top" xlink:show="replace"><text:span text:style-name="T4357">f</text:span><text:span text:style-name="T4358">onctions</text:span></text:a></text:p>
        <text:p text:style-name="P4359"><text:span text:style-name="T4360">Aperçu : Documents Chargement de la description du lien</text:span></text:p>
        <text:p text:style-name="P4361">comme arguments — un pour gérer la promesse si elle est résolue, et un pour gérer le réseau</text:p>
        <text:p text:style-name="P4362"><text:a xlink:href="https://www.codecademy.com/resources/docs/javascript/errors" office:target-frame-name="_top" xlink:show="replace"><text:span text:style-name="T4363">erreurs</text:span></text:a></text:p>
        <text:p text:style-name="P4364"><text:span text:style-name="T4365">Aperçu : Docum</text:span><text:span text:style-name="T4366">ents Chargement de la description du lien</text:span></text:p>
        <text:p text:style-name="P4367">si la promesse est rejetée.</text:p>
        <text:p text:style-name="P4368"><text:span text:style-name="T4369">Dans cet exercice, nous allons enchaîner une autre </text:span><text:span text:style-name="T4370">.then()</text:span><text:span text:style-name="T4371">méthode, qui nous permettra de manipuler la page web à l'aide des informations renvoyées par la promesse ! Notez que si une erre</text:span><text:span text:style-name="T4372">ur est renvoyée dans la première </text:span><text:span text:style-name="T4373">.then()</text:span><text:span text:style-name="T4374">méthode, la seconde </text:span><text:span text:style-name="T4375">.then()</text:span><text:span text:style-name="T4376">ne s'exécutera pas.</text:span></text:p>
        <text:p text:style-name="P4377"/>
        <text:h text:style-name="P4378" text:outline-level="3">Introduction aux requêtes POST avec Fetch</text:h>
        <text:p text:style-name="P4379"><text:span text:style-name="T4380">4 min</text:span></text:p>
        <text:p text:style-name="P4381">Dans l'exercice précédent, nous avons réussi à écrire une requête GET avec l'API fetch et à gérer les promesses pour<text:s/>obtenir des suggestions de mots de Datamuse. Félicitations !</text:p>
        <text:soft-page-break/>
        <text:p text:style-name="P4382"><text:span text:style-name="T4383">Maintenant, nous allons apprendre à l'utiliser </text:span><text:span text:style-name="T4384">fetch()</text:span><text:span text:style-name="T4385">pour construire des requêtes POST !</text:span></text:p>
        <text:p text:style-name="P4386"><text:span text:style-name="T4387">Regardez le schéma de droite. Il contient le code standard d'une requête POST utilisant </text:span><text:span text:style-name="T4388">fetch()</text:span><text:span text:style-name="T4389">.</text:span></text:p>
        <text:p text:style-name="P4390"><text:span text:style-name="T4391">Notez qu</text:span><text:span text:style-name="T4392">e l' </text:span><text:span text:style-name="T4393">fetch()</text:span><text:span text:style-name="T4394">appel prend deux arguments : un point de terminaison et un objet contenant les informations nécessaires à la requête POST.</text:span></text:p>
        <text:p text:style-name="P4395"><text:span text:style-name="T4396">L'objet passé à la </text:span><text:span text:style-name="T4397">fetch()</text:span><text:span text:style-name="T4398">fonction en second argument contient deux propriétés : </text:span><text:span text:style-name="T4399">method</text:span><text:span text:style-name="T4400">, avec une valeur de </text:span><text:span text:style-name="T4401">'POST'</text:span><text:span text:style-name="T4402">, et </text:span><text:span text:style-name="T4403">bo</text:span><text:span text:style-name="T4404">dy</text:span><text:span text:style-name="T4405">, avec une valeur de </text:span><text:span text:style-name="T4406">JSON.stringify({id: '200'});</text:span><text:span text:style-name="T4407">. Ce second argument détermine si cette requête est une requête POST et quelles informations seront envoyées à l'API.</text:span></text:p>
        <text:p text:style-name="P4408">Une requête POST réussie renverra un corps de réponse, qui variera en fonction de la configuration de l'API.</text:p>
        <text:p text:style-name="P4409">Le reste de la requête est identique à la requête GET.</text:p>
        <text:p text:style-name="P4410"><text:a xlink:href="https://www.codecademy.com/resources/docs/javascript/promise/then" office:target-frame-name="_top" xlink:show="replace"><text:span text:style-name="T4411">.then()</text:span></text:a></text:p>
        <text:p text:style-name="P4412"><text:span text:style-name="T4413">Aperçu : Documents Chargement de la description du lien</text:span></text:p>
        <text:p text:style-name="P4414"><text:span text:style-name="T4415">La méthode est chaînée à la </text:span><text:span text:style-name="T4416">fetch()</text:span><text:span text:style-name="T4417">fonction pour vérifier et renvoyer la valeur, </text:span><text:span text:style-name="T4418">response</text:span><text:span text:style-name="T4419">ainsi que pour lever une exception en cas d'erreur réseau. Une seconde </text:span><text:span text:style-name="T4420">.then()</text:span><text:span text:style-name="T4421">méthode est chaînée afin que nous puissions utiliser la valeur résolue comme bon nous semble.</text:span></text:p>
        <text:p text:style-name="P4422"/>
        <text:h text:style-name="P4423" text:outline-level="3">Faire une requête POST</text:h>
        <text:p text:style-name="Normal"><text:span text:style-name="T4424">13 minutes</text:span></text:p>
        <text:p text:style-name="P4425"><text:span text:style-name="T4426">Dans l'exercice précédent, nous avons parcouru le code standard pour effectuer une requête POST en utilisant </text:span><text:span text:style-name="T4427">fetch()</text:span><text:span text:style-name="T4428">et</text:span></text:p>
        <text:p text:style-name="Normal"><text:a xlink:href="https://www.codecademy.com/resources/docs/javascript/promise/then" office:target-frame-name="_top" xlink:show="replace"><text:span text:style-name="T4429">.then()</text:span></text:a></text:p>
        <text:p text:style-name="Normal"><text:span text:style-name="T4430">Aperçu : Documents Chargement de l</text:span><text:span text:style-name="T4431">a description du lien</text:span></text:p>
        <text:p text:style-name="Normal"><text:span text:style-name="T4432">Dans cet exercice, nous allons utiliser ce code standard pour raccourcir une URL à l'aide de l' </text:span><text:a xlink:href="https://developers.rebrandly.com/" office:target-frame-name="_top" xlink:show="replace"><text:span text:style-name="T4433">API Rebrandly URL Shortener</text:span></text:a><text:span text:style-name="T4434"> .</text:span></text:p>
        <text:p text:style-name="P4435"><text:span text:style-name="T4436">Nous aurons besoin d'une clé API Rebrandly. Pour cela,<text:s/></text:span><text:span text:style-name="T4437">consultez </text:span><text:a xlink:href="https://www.codecademy.com/articles/rebrandly-signup" office:target-frame-name="_top" xlink:show="replace"><text:span text:style-name="T4438">le guide d'inscription Rebrandly</text:span></text:a><text:span text:style-name="T4439"> pour configurer votre API.</text:span></text:p>
        <text:p text:style-name="P4440"><text:span text:style-name="T4441">Gardez à l'esprit que même si vous pouvez utiliser votre clé API dans ces exercices, vous </text:span><text:span text:style-name="T4442">ne</text:span><text:span text:style-name="T4443"> devez la partager avec<text:s/></text:span><text:span text:style-name="T4444">personne (même pas pour poser une question sur les forums) ! De plus, si vous réinitialisez l'exercice, vous devrez recoller votre clé API en haut de la page.</text:span></text:p>
        <text:p text:style-name="P4445">Instructions</text:p>
        <text:list text:style-name="LFO40" text:continue-numbering="true">
          <text:list-item>
            <text:p text:style-name="P4446"><text:span text:style-name="T4447">Point de contrôle 1 passé</text:span></text:p>
          </text:list-item>
        </text:list>
        <text:p text:style-name="P4448">1 .</text:p>
        <text:soft-page-break/>
        <text:p text:style-name="P4449"><text:span text:style-name="T4450">Définissez la valeur de la </text:span><text:span text:style-name="T4451">apiKey</text:span><text:span text:style-name="T4452">variable sur votre<text:s/></text:span><text:span text:style-name="T4453">clé API Rebrandly sous forme de chaîne.</text:span></text:p>
        <text:p text:style-name="P4454">Si une clé correcte n'est pas attribuée, les résultats appropriés ne seront pas visibles dans les étapes suivantes.</text:p>
        <text:list text:style-name="LFO40" text:continue-numbering="true">
          <text:list-item>
            <text:p text:style-name="P4455"><text:span text:style-name="T4456">Point de contrôle 2 passé</text:span></text:p>
          </text:list-item>
        </text:list>
        <text:p text:style-name="P4457">2 .</text:p>
        <text:p text:style-name="P4458"><text:span text:style-name="T4459">Nous allons effectuer notre requête POST dans la </text:span><text:span text:style-name="T4460">shortenUrl()</text:span><text:span text:style-name="T4461">fonction.</text:span><text:span text:style-name="T4462"><text:s/>Dans le bloc de code de </text:span><text:span text:style-name="T4463">shortenUrl()</text:span><text:span text:style-name="T4464">, créez une </text:span><text:span text:style-name="T4465">const</text:span><text:span text:style-name="T4466">variable nommée </text:span><text:span text:style-name="T4467">urlToShorten</text:span><text:span text:style-name="T4468">et assignez-lui </text:span><text:span text:style-name="T4469">inputField.value</text:span><text:span text:style-name="T4470">. </text:span><text:span text:style-name="T4471">urlToShorten</text:span><text:span text:style-name="T4472">conservera la valeur saisie dans le champ de saisie.</text:span></text:p>
        <text:p text:style-name="P4473"><text:span text:style-name="T4474">Notez que nous travaillerons à l’intérieur </text:span><text:span text:style-name="T4475">shortenUrl()</text:span><text:span text:style-name="T4476">pour le reste de cet</text:span><text:span text:style-name="T4477"><text:s/>exercice.</text:span></text:p>
        <text:list text:style-name="LFO40" text:continue-numbering="true">
          <text:list-item>
            <text:p text:style-name="P4478"><text:span text:style-name="T4479">Point de contrôle 3 passé</text:span></text:p>
          </text:list-item>
        </text:list>
        <text:p text:style-name="P4480"><text:span text:style-name="T4481">Sous la </text:span><text:span text:style-name="T4482">urlToShorten<text:s/></text:span><text:span text:style-name="T4483">déclaration, créez une autre </text:span><text:span text:style-name="T4484">const<text:s/></text:span><text:span text:style-name="T4485">variable nommée </text:span><text:span text:style-name="T4486">data<text:s/></text:span><text:span text:style-name="T4487">et assignez-la à la version stringifiée de </text:span><text:span text:style-name="T4488">{destination: urlToShorten}</text:span><text:span text:style-name="T4489">. Nous pouvons utiliser la </text:span><text:a xlink:href="https://developer.mozilla.org/en-US/docs/Web/JavaScript/Reference/Global_Objects/JSON/stringify" office:target-frame-name="_top" xlink:show="replace"><text:span text:style-name="T4490">JSON.stringify()</text:span><text:span text:style-name="T4491">méthode</text:span></text:a><text:span text:style-name="T4492"> pour cela.</text:span></text:p>
        <text:p text:style-name="P4493"><text:span text:style-name="T4494">La </text:span><text:span text:style-name="T4495">data<text:s/></text:span><text:span text:style-name="T4496">variable sera utilisée pour envoyer les informations, qui doivent être au format chaîne, au corps de la requête.</text:span></text:p>
        <text:list text:style-name="LFO40" text:continue-numbering="true">
          <text:list-item>
            <text:p text:style-name="P4497"><text:span text:style-name="T4498">Point de contrôle 4 passé</text:span></text:p>
          </text:list-item>
        </text:list>
        <text:p text:style-name="P4499"><text:span text:style-name="T4500">Sous<text:s/></text:span><text:span text:style-name="T4501">notre </text:span><text:span text:style-name="T4502">data<text:s/></text:span><text:span text:style-name="T4503">déclaration de variable, appelez la </text:span><text:span text:style-name="T4504">fetch()</text:span><text:span text:style-name="T4505">fonction. Passez-la </text:span><text:span text:style-name="T4506">url<text:s/></text:span><text:span text:style-name="T4507">comme premier argument et un objet vide comme second.</text:span></text:p>
        <text:list text:style-name="LFO40" text:continue-numbering="true">
          <text:list-item>
            <text:p text:style-name="P4508"><text:span text:style-name="T4509">Point de contrôle 5 passé</text:span></text:p>
          </text:list-item>
        </text:list>
        <text:p text:style-name="P4510"><text:span text:style-name="T4511">Il est maintenant temps d'ajouter des propriétés à l'objet vide que vous venez de créer. Ajoutez u</text:span><text:span text:style-name="T4512">ne propriété avec la clé </text:span><text:span text:style-name="T4513">method<text:s/></text:span><text:span text:style-name="T4514">et la valeur </text:span><text:span text:style-name="T4515">'POST'</text:span><text:span text:style-name="T4516">.</text:span></text:p>
        <text:list text:style-name="LFO40" text:continue-numbering="true">
          <text:list-item>
            <text:p text:style-name="P4517"><text:span text:style-name="T4518">Point de contrôle 6 passé</text:span></text:p>
          </text:list-item>
        </text:list>
        <text:p text:style-name="P4519"/>
        <text:p text:style-name="P4520"><text:span text:style-name="T4521">Dans le même objet, ajoutez une autre propriété. La clé de cette propriété est </text:span><text:span text:style-name="T4522">headers</text:span><text:span text:style-name="T4523">, et sa valeur sera l'objet suivant :</text:span></text:p>
        <text:p text:style-name="P4524"><text:span text:style-name="T4525">{</text:span><text:span text:style-name="T4526"><text:line-break/></text:span><text:span text:style-name="T4527">  </text:span><text:span text:style-name="T4528">'Content-type'</text:span><text:span text:style-name="T4529">:<text:s/></text:span><text:span text:style-name="T4530">'application/json'</text:span><text:span text:style-name="T4531">,</text:span><text:span text:style-name="T4532"><text:line-break/></text:span><text:span text:style-name="T4533">  </text:span><text:span text:style-name="T4534">'apikey'</text:span><text:span text:style-name="T4535">:<text:s/></text:span><text:span text:style-name="T4536">apiKey</text:span><text:span text:style-name="T4537"><text:line-break/></text:span><text:span text:style-name="T4538">}</text:span><text:span text:style-name="T4539"><text:line-break/></text:span></text:p>
        <text:p text:style-name="PréformatéHTML"><text:span text:style-name="T4540">Copy to Clipboard</text:span></text:p>
        <text:p text:style-name="P4541">Nous l'utiliserons pour nous connecter à l'API.</text:p>
        <text:list text:style-name="LFO40" text:continue-numbering="true">
          <text:list-item>
            <text:p text:style-name="P4542"><text:span text:style-name="T4543">Point de contrôle 7 passé</text:span></text:p>
          </text:list-item>
        </text:list>
        <text:p text:style-name="P4544"/>
        <text:p text:style-name="P4545"><text:span text:style-name="T4546">Dans cet objet possédant les propriétés </text:span><text:span text:style-name="T4547">method<text:s/></text:span><text:span text:style-name="T4548">et </text:span><text:span text:style-name="T4549">headers</text:span><text:span text:style-name="T4550">, ajoutez une autre propriété. La clé est nommée </text:span><text:span text:style-name="T4551">body<text:s/></text:span><text:span text:style-name="T4552">et la valeur est </text:span><text:span text:style-name="T4553">data</text:span><text:span text:style-name="T4554">.</text:span></text:p>
        <text:soft-page-break/>
        <text:p text:style-name="P4555">Nous avons<text:s/>maintenant créé un objet contenant toutes les informations dont nous avons besoin pour notre requête POST !</text:p>
        <text:p text:style-name="P4556"/>
        <text:h text:style-name="P4557" text:outline-level="3">Gestion d'une requête POST</text:h>
        <text:p text:style-name="Normal"><text:span text:style-name="T4558">12 minutes</text:span></text:p>
        <text:p text:style-name="P4559">Dans l'exercice précédent, nous avons configuré la requête POST en fournissant le point de terminaison et<text:s/>l'objet contenant toutes les informations nécessaires. Dans cet exercice, nous gérerons la réponse.</text:p>
        <text:p text:style-name="P4560">La requête renvoie une promesse qui sera résolue ou rejetée. Si la promesse est résolue, nous pouvons vérifier et renvoyer la réponse. Nous enchaînerons une<text:s/>autre.</text:p>
        <text:p text:style-name="Normal"><text:a xlink:href="https://www.codecademy.com/resources/docs/javascript/promise/then" office:target-frame-name="_top" xlink:show="replace"><text:span text:style-name="T4561">.then()</text:span></text:a></text:p>
        <text:p text:style-name="Normal"><text:span text:style-name="T4562">Aperçu : Documents Chargement de la description du lien</text:span></text:p>
        <text:p text:style-name="P4563">méthode, gérer le retour</text:p>
        <text:p text:style-name="Normal"><text:a xlink:href="https://www.codecademy.com/resources/docs/javascript/json" office:target-frame-name="_top" xlink:show="replace"><text:span text:style-name="T4564">J</text:span><text:span text:style-name="T4565">SON</text:span></text:a></text:p>
        <text:p text:style-name="Normal"><text:span text:style-name="T4566">Aperçu : Documents Chargement de la description du lien</text:span></text:p>
        <text:p text:style-name="P4567">objet et afficher les informations sur notre page Web.</text:p>
        <text:p text:style-name="P4568">Mettons en œuvre ces connaissances dans notre code !</text:p>
        <text:p text:style-name="P4569">N'oubliez pas que si vous réinitialisez l'exercice à tout moment, vous devrez à nouveau<text:s/>coller votre clé API en haut !</text:p>
        <text:p text:style-name="P4570">Instructions</text:p>
        <text:list text:style-name="LFO41" text:continue-numbering="true">
          <text:list-item>
            <text:p text:style-name="P4571"><text:span text:style-name="T4572">Point de contrôle 1 passé</text:span></text:p>
          </text:list-item>
        </text:list>
        <text:p text:style-name="P4573">1 .</text:p>
        <text:p text:style-name="P4574"><text:span text:style-name="T4575">Enchaînez une </text:span><text:span text:style-name="T4576">.then()</text:span><text:span text:style-name="T4577">méthode à la fin de la </text:span><text:span text:style-name="T4578">fetch()</text:span><text:span text:style-name="T4579">fonction écrite dans l'exercice précédent. Passez comme premier argument une fonction fléchée comme callback prenant </text:span><text:span text:style-name="T4580">response</text:span><text:span text:style-name="T4581">comme<text:s/></text:span><text:span text:style-name="T4582">unique paramètre.</text:span></text:p>
        <text:list text:style-name="LFO41" text:continue-numbering="true">
          <text:list-item>
            <text:p text:style-name="P4583"><text:span text:style-name="T4584">Point de contrôle 2 passé</text:span></text:p>
          </text:list-item>
        </text:list>
        <text:p text:style-name="P4585">2 .</text:p>
        <text:p text:style-name="P4586"><text:span text:style-name="T4587">Dans la fonction de rappel de </text:span><text:span text:style-name="T4588">.then()</text:span><text:span text:style-name="T4589">, utilisez une instruction conditionnelle pour vérifier la valeur de la </text:span><text:span text:style-name="T4590">ok</text:span><text:span text:style-name="T4591">propriété de </text:span><text:span text:style-name="T4592">response</text:span><text:span text:style-name="T4593">. Si elle est évaluée à une valeur vraie, renvoyez </text:span><text:span text:style-name="T4594">response.json()</text:span><text:span text:style-name="T4595">.</text:span></text:p>
        <text:p text:style-name="P4596">Exécutez<text:s/>le code.</text:p>
        <text:list text:style-name="LFO41" text:continue-numbering="true">
          <text:list-item>
            <text:p text:style-name="P4597"><text:span text:style-name="T4598">Point de contrôle 3 passé</text:span></text:p>
          </text:list-item>
        </text:list>
        <text:p text:style-name="P4599">3 .</text:p>
        <text:p text:style-name="P4600"><text:span text:style-name="T4601">Sous les accolades de l'instruction conditionnelle, </text:span><text:span text:style-name="T4602">throw</text:span><text:span text:style-name="T4603">un nouveau </text:span><text:span text:style-name="T4604">Error</text:span><text:span text:style-name="T4605">cas </text:span><text:span text:style-name="T4606">response.ok</text:span><text:span text:style-name="T4607">est faux.</text:span></text:p>
        <text:p text:style-name="P4608"><text:span text:style-name="T4609">Le message d'erreur devrait être </text:span><text:span text:style-name="T4610">'Request failed!'</text:span><text:span text:style-name="T4611">.</text:span></text:p>
        <text:list text:style-name="LFO41" text:continue-numbering="true">
          <text:list-item>
            <text:p text:style-name="P4612"><text:span text:style-name="T4613">Point de contrôle 4 passé</text:span></text:p>
          </text:list-item>
        </text:list>
        <text:soft-page-break/>
        <text:p text:style-name="P4614">4 .</text:p>
        <text:p text:style-name="P4615"><text:span text:style-name="T4616">En tant que deuxième argument de la </text:span><text:span text:style-name="T4617">.then()</text:span><text:span text:style-name="T4618">méthode, ajoutez une autre fonction de rappel de flèche qui prend </text:span><text:span text:style-name="T4619">networkError</text:span><text:span text:style-name="T4620">comme seul paramètre.</text:span></text:p>
        <text:p text:style-name="P4621"><text:span text:style-name="T4622">Enregistrez l' </text:span><text:span text:style-name="T4623">networkError.message</text:span><text:span text:style-name="T4624">intérieur de la fonction de rappel.</text:span></text:p>
        <text:p text:style-name="P4625">En ajoutant ce deuxième rappel, vous vous protégez dans le cas rare où le réseau renvoie une erreur !</text:p>
        <text:list text:style-name="LFO41" text:continue-numbering="true">
          <text:list-item>
            <text:p text:style-name="P4626"><text:span text:style-name="T4627">Point de contrôle 5 passé</text:span></text:p>
          </text:list-item>
        </text:list>
        <text:p text:style-name="P4628">5 .</text:p>
        <text:p text:style-name="P4629"><text:span text:style-name="T4630">Enchaînez une autre </text:span><text:span text:style-name="T4631">.then()</text:span><text:span text:style-name="T4632">méthode à la fin de la </text:span><text:span text:style-name="T4633">.then()</text:span><text:span text:style-name="T4634">méthode précédente.</text:span></text:p>
        <text:list text:style-name="LFO41" text:continue-numbering="true">
          <text:list-item>
            <text:p text:style-name="P4635"><text:span text:style-name="T4636">Point de contrôle 6 passé</text:span></text:p>
          </text:list-item>
        </text:list>
        <text:p text:style-name="P4637">6 .</text:p>
        <text:p text:style-name="P4638"><text:span text:style-name="T4639">Passez une fonction fléchée anonyme comme argument pour notre deuxième fonction </text:span><text:span text:style-name="T4640">.then()</text:span><text:span text:style-name="T4641">. Cette<text:s/></text:span><text:span text:style-name="T4642">fonction de rappel prendra </text:span><text:span text:style-name="T4643">jsonResponse</text:span><text:span text:style-name="T4644">comme unique paramètre.</text:span></text:p>
        <text:p text:style-name="P4645"><text:span text:style-name="T4646">À l'intérieur de la fonction de rappel, appelez </text:span><text:span text:style-name="T4647">renderResponse()</text:span><text:span text:style-name="T4648">et transmettez </text:span><text:span text:style-name="T4649">jsonResponse</text:span><text:span text:style-name="T4650">.</text:span></text:p>
        <text:p text:style-name="P4651"><text:span text:style-name="T4652">La </text:span><text:span text:style-name="T4653">renderResponse()</text:span><text:span text:style-name="T4654">fonction d'assistance peut être consultée à l'adresse </text:span><text:span text:style-name="T4655">public/helperFunctions.js</text:span><text:span text:style-name="T4656">.</text:span></text:p>
        <text:p text:style-name="P4657">Exécutez le code.</text:p>
        <text:p text:style-name="P4658"><text:span text:style-name="T4659">Saisissez l'URL de votre choix dans le champ de texte, puis cliquez sur le bouton « Réduire » de la page web. Assurez-vous d'inclure le lien complet, y compris </text:span><text:span text:style-name="T4660">'http://'</text:span><text:span text:style-name="T4661">« ou » </text:span><text:span text:style-name="T4662">'https://'</text:span><text:span text:style-name="T4663">.</text:span></text:p>
        <text:p text:style-name="P4664"/>
        <text:h text:style-name="P4665" text:outline-level="3">Introduction aux requêtes GET asynchrones</text:h>
        <text:p text:style-name="P4666"><text:span text:style-name="T4667">3<text:s/></text:span><text:span text:style-name="T4668">minutes</text:span></text:p>
        <text:p text:style-name="P4669"><text:span text:style-name="T4670">Dans les exercices suivants, nous allons utiliser ce que nous avons appris sur le chaînage des promesses et le simplifier grâce aux fonctionnalités introduites dans ES8 : </text:span><text:a xlink:href="https://developer.mozilla.org/en-US/docs/Web/JavaScript/Reference/Statements/async_function" office:target-frame-name="_top" xlink:show="replace"><text:span text:style-name="T4671">async</text:span></text:a><text:span text:style-name="T4672">et </text:span><text:a xlink:href="https://developer.mozilla.org/en-US/docs/Web/JavaScript/Reference/Operators/await" office:target-frame-name="_top" xlink:show="replace"><text:span text:style-name="T4673">await</text:span></text:a><text:span text:style-name="T4674">. Vous avez bien lu, vous avez déjà f</text:span><text:span text:style-name="T4675">ait le plus dur. Il est maintenant temps de simplifier les choses.</text:span></text:p>
        <text:p text:style-name="P4676"><text:span text:style-name="T4677">La structure de cette requête sera légèrement différente. Nous utiliserons les nouveaux mots-clés </text:span><text:span text:style-name="T4678">async</text:span><text:span text:style-name="T4679">« and » </text:span><text:span text:style-name="T4680">await</text:span><text:span text:style-name="T4681">, ainsi que «</text:span><text:span text:style-name="T4682">try</text:span><text:span text:style-name="T4683"> and ».</text:span><text:span text:style-name="T4684">catch</text:span><text:span text:style-name="T4685"> </text:span></text:p>
        <text:p text:style-name="P4686"><text:a xlink:href="https://www.codecademy.com/resources/docs/javascript/statements" office:target-frame-name="_top" xlink:show="replace"><text:span text:style-name="T4687">déclarations</text:span></text:a></text:p>
        <text:p text:style-name="P4688"><text:span text:style-name="T4689">Aperçu : Documents Chargement de la description du lien</text:span></text:p>
        <text:p text:style-name="P4690">.</text:p>
        <text:p text:style-name="P4691">Jetez un œil au schéma sur la droite.</text:p>
        <text:p text:style-name="P4692">Voici quelques points clés à garder à l’esprit lorsque nous parcourons le code :</text:p>
        <text:soft-page-break/>
        <text:list text:style-name="LFO42" text:continue-numbering="true">
          <text:list-item>
            <text:p text:style-name="P4693"><text:span text:style-name="T4694">Le </text:span><text:span text:style-name="T4695">async<text:s/></text:span><text:span text:style-name="T4696">mot clé est utilisé</text:span><text:span text:style-name="T4697"><text:s/>pour déclarer une </text:span><text:span text:style-name="T4698">async<text:s/></text:span><text:span text:style-name="T4699">fonction qui renvoie un</text:span></text:p>
          </text:list-item>
        </text:list>
        <text:p text:style-name="P4700"><text:a xlink:href="https://www.codecademy.com/resources/docs/javascript/promise" office:target-frame-name="_top" xlink:show="replace"><text:span text:style-name="T4701">promesse</text:span></text:a></text:p>
        <text:p text:style-name="P4702"><text:span text:style-name="T4703">Aperçu : Documents Chargement de la description du lien</text:span></text:p>
        <text:p text:style-name="P4704">.</text:p>
        <text:list text:style-name="LFO42" text:continue-numbering="true">
          <text:list-item>
            <text:p text:style-name="P4705"><text:span text:style-name="T4706">Le </text:span><text:span text:style-name="T4707">await<text:s/></text:span><text:span text:style-name="T4708">mot-clé ne peut être utilisé que dans une </text:span><text:span text:style-name="T4709">async<text:s/></text:span><text:span text:style-name="T4710">fonct</text:span><text:span text:style-name="T4711">ion. </text:span><text:span text:style-name="T4712">Await<text:s/></text:span><text:span text:style-name="T4713">suspend le programme en attendant la résolution d'une promesse.</text:span></text:p>
          </text:list-item>
          <text:list-item>
            <text:p text:style-name="P4714"><text:span text:style-name="T4715">Dans une </text:span><text:a xlink:href="https://developer.mozilla.org/en-US/docs/Web/JavaScript/Reference/Statements/try...catch" office:target-frame-name="_top" xlink:show="replace"><text:span text:style-name="T4716">try...catch<text:s/></text:span><text:span text:style-name="T4717">instruction</text:span></text:a><text:span text:style-name="T4718"> , le code du </text:span><text:span text:style-name="T4719">try<text:s/></text:span><text:span text:style-name="T4720">bloc sera exécuté et en<text:s/></text:span><text:span text:style-name="T4721">cas d'exception, le code de l' </text:span><text:span text:style-name="T4722">catch<text:s/></text:span><text:span text:style-name="T4723">instruction sera exécuté.</text:span></text:p>
          </text:list-item>
        </text:list>
        <text:p text:style-name="P4724"><text:span text:style-name="T4725">Étudiez la </text:span><text:span text:style-name="T4726">async</text:span><text:span text:style-name="T4727"> </text:span><text:span text:style-name="T4728">getData()</text:span><text:span text:style-name="T4729">fonction à droite pour voir comment la requête peut être écrite en utilisant </text:span><text:span text:style-name="T4730">async<text:s/></text:span><text:span text:style-name="T4731">et </text:span><text:span text:style-name="T4732">await</text:span><text:span text:style-name="T4733">.</text:span></text:p>
        <text:p text:style-name="P4734"/>
        <text:h text:style-name="P4735" text:outline-level="3">Créer une requête GET asynchrone</text:h>
        <text:p text:style-name="Normal"><text:span text:style-name="T4736">12 minutes</text:span></text:p>
        <text:p text:style-name="P4737"><text:span text:style-name="T4738">Dans l'exercice précédent, no</text:span><text:span text:style-name="T4739">us avons parcouru le code standard pour effectuer une requête GET en utilisant </text:span><text:span text:style-name="T4740">async</text:span><text:span text:style-name="T4741">et </text:span><text:span text:style-name="T4742">await</text:span><text:span text:style-name="T4743">.</text:span></text:p>
        <text:p text:style-name="P4744"><text:span text:style-name="T4745">Dans cet exercice, nous allons appliquer le code pour obtenir les noms qui décrivent le mot saisi à l'aide de l' </text:span><text:a xlink:href="https://www.datamuse.com/api/" office:target-frame-name="_top" xlink:show="replace"><text:span text:style-name="T4746">API Datamuse</text:span></text:a><text:span text:style-name="T4747"> .</text:span></text:p>
        <text:p text:style-name="P4748">Instructions</text:p>
        <text:list text:style-name="LFO43" text:continue-numbering="true">
          <text:list-item>
            <text:p text:style-name="P4749"><text:span text:style-name="T4750">Point de contrôle 1 passé</text:span></text:p>
          </text:list-item>
        </text:list>
        <text:p text:style-name="P4751">1 .</text:p>
        <text:p text:style-name="P4752"><text:span text:style-name="T4753">Sous le commentaire « Fonction asynchrone », créez une </text:span><text:span text:style-name="T4754">const</text:span><text:span text:style-name="T4755">variable appelée </text:span><text:span text:style-name="T4756">getSuggestions</text:span><text:span text:style-name="T4757">et définissez-la sur une nouvelle fonction fléchée à l’aide du </text:span><text:span text:style-name="T4758">async</text:span><text:span text:style-name="T4759">mot-clé.</text:span></text:p>
        <text:p text:style-name="P4760"><text:span text:style-name="T4761">Vous coderez à l'intérieur de<text:s/></text:span><text:span text:style-name="T4762">la </text:span><text:span text:style-name="T4763">getSuggestions()</text:span><text:span text:style-name="T4764">fonction pour le reste de cet exercice.</text:span></text:p>
        <text:list text:style-name="LFO43" text:continue-numbering="true">
          <text:list-item>
            <text:p text:style-name="P4765"><text:span text:style-name="T4766">Point de contrôle 2 passé</text:span></text:p>
          </text:list-item>
        </text:list>
        <text:p text:style-name="P4767">2 .</text:p>
        <text:p text:style-name="P4768"><text:span text:style-name="T4769">À l'intérieur de la </text:span><text:span text:style-name="T4770">getSuggestions()</text:span><text:span text:style-name="T4771">fonction, créez une </text:span><text:span text:style-name="T4772">const</text:span><text:span text:style-name="T4773">variable nommée </text:span><text:span text:style-name="T4774">wordQuery</text:span><text:span text:style-name="T4775">et attribuez-lui </text:span><text:span text:style-name="T4776">inputField.value</text:span><text:span text:style-name="T4777">.</text:span></text:p>
        <text:list text:style-name="LFO43" text:continue-numbering="true">
          <text:list-item>
            <text:p text:style-name="P4778"><text:span text:style-name="T4779">Point de contrôle 3 passé</text:span></text:p>
          </text:list-item>
        </text:list>
        <text:p text:style-name="P4780">3 .</text:p>
        <text:p text:style-name="P4781"><text:span text:style-name="T4782">Créez une autre </text:span><text:span text:style-name="T4783">const</text:span><text:span text:style-name="T4784">variable appelée </text:span><text:span text:style-name="T4785">endpoint</text:span><text:span text:style-name="T4786">et attribuez-lui la valeur d'une chaîne qui est </text:span><text:span text:style-name="T4787">url</text:span><text:span text:style-name="T4788">, </text:span><text:span text:style-name="T4789">queryParams</text:span><text:span text:style-name="T4790">, et </text:span><text:span text:style-name="T4791">wordQuery</text:span><text:span text:style-name="T4792">concaténée dans cet ordre.</text:span></text:p>
        <text:list text:style-name="LFO43" text:continue-numbering="true">
          <text:list-item>
            <text:p text:style-name="P4793"><text:span text:style-name="T4794">Point de contrôle 4 passé</text:span></text:p>
          </text:list-item>
        </text:list>
        <text:p text:style-name="P4795">4 .</text:p>
        <text:soft-page-break/>
        <text:p text:style-name="P4796"><text:span text:style-name="T4797">Ajoutez une </text:span><text:span text:style-name="T4798">try</text:span><text:span text:style-name="T4799">instruction avec un bloc de code vide. En dehors du bloc de code pour </text:span><text:span text:style-name="T4800">try</text:span><text:span text:style-name="T4801">, a</text:span><text:span text:style-name="T4802">joutez une </text:span><text:span text:style-name="T4803">catch(error)</text:span><text:span text:style-name="T4804">instruction avec un bloc de code qui se connecte </text:span><text:span text:style-name="T4805">error</text:span><text:span text:style-name="T4806">à la console.</text:span></text:p>
        <text:list text:style-name="LFO43" text:continue-numbering="true">
          <text:list-item>
            <text:p text:style-name="P4807"><text:span text:style-name="T4808">Checkpoint 5 Passed</text:span></text:p>
          </text:list-item>
        </text:list>
        <text:p text:style-name="P4809">5 .</text:p>
        <text:p text:style-name="P4810"><text:span text:style-name="T4811">Dans le </text:span><text:span text:style-name="T4812">try</text:span><text:span text:style-name="T4813">bloc de code, créez une </text:span><text:span text:style-name="T4814">const</text:span><text:span text:style-name="T4815">variable nommée </text:span><text:span text:style-name="T4816">response</text:span><text:span text:style-name="T4817">et affectez-la au </text:span><text:span text:style-name="T4818">await</text:span><text:span text:style-name="T4819">résultat de l'appel </text:span><text:span text:style-name="T4820">fetch()</text:span><text:span text:style-name="T4821">avec </text:span><text:span text:style-name="T4822">endpoint</text:span><text:span text:style-name="T4823">comme premier<text:s/></text:span><text:span text:style-name="T4824">argument. Pour que cette API fonctionne dans le navigateur Codecademy, ajoutez </text:span><text:span text:style-name="T4825">{cache: 'no-cache'}</text:span><text:span text:style-name="T4826">comme second argument.</text:span></text:p>
        <text:list text:style-name="LFO43" text:continue-numbering="true">
          <text:list-item>
            <text:p text:style-name="P4827"><text:span text:style-name="T4828">Point de contrôle 6 passé</text:span></text:p>
          </text:list-item>
        </text:list>
        <text:p text:style-name="P4829">6 .</text:p>
        <text:p text:style-name="P4830"><text:span text:style-name="T4831">Sous la </text:span><text:span text:style-name="T4832">response</text:span><text:span text:style-name="T4833">déclaration de variable de l'étape précédente, créez une instruction conditionnelle qui v</text:span><text:span text:style-name="T4834">érifie si la </text:span><text:span text:style-name="T4835">ok</text:span><text:span text:style-name="T4836">propriété de l' </text:span><text:span text:style-name="T4837">response</text:span><text:span text:style-name="T4838">évalue à une valeur vraie.</text:span></text:p>
        <text:p text:style-name="P4839"><text:span text:style-name="T4840">À l'intérieur du bloc de code de l'instruction conditionnelle, </text:span><text:span text:style-name="T4841">await</text:span><text:span text:style-name="T4842"> </text:span><text:span text:style-name="T4843">response.json()</text:span><text:span text:style-name="T4844">enregistrez-le dans une nouvelle </text:span><text:span text:style-name="T4845">const</text:span><text:span text:style-name="T4846">variable appelée </text:span><text:span text:style-name="T4847">jsonResponse</text:span><text:span text:style-name="T4848">.</text:span></text:p>
        <text:list text:style-name="LFO43" text:continue-numbering="true">
          <text:list-item>
            <text:p text:style-name="P4849"><text:span text:style-name="T4850">Point de contrôle 7 passé</text:span></text:p>
          </text:list-item>
        </text:list>
        <text:p text:style-name="P4851">7 .</text:p>
        <text:p text:style-name="P4852"><text:span text:style-name="T4853">Toujours dans l'instruction conditionnelle, appelez la fonction </text:span><text:span text:style-name="T4854">renderResponse()</text:span><text:span text:style-name="T4855">et transmettez-lui </text:span><text:span text:style-name="T4856">jsonResponse</text:span><text:span text:style-name="T4857">. Exécutez ensuite le code.</text:span></text:p>
        <text:p text:style-name="P4858">Dans le champ de saisie, saisissez un mot et cliquez sur le bouton Soumettre sur la page Web.</text:p>
        <text:p text:style-name="P4859">Super, nous avons maintenant une liste organisée de mots à partir de la requête GET !</text:p>
        <text:p text:style-name="P4860"><text:span text:style-name="T4861">La déclaration de la </text:span><text:span text:style-name="T4862">renderResponse()</text:span><text:span text:style-name="T4863">fonction peut être trouvée à </text:span><text:span text:style-name="T4864">public/helperFunctions.js</text:span><text:span text:style-name="T4865">.</text:span></text:p>
        <text:p text:style-name="P4866"/>
        <text:h text:style-name="P4867" text:outline-level="3">Introduction aux requêtes POST asynchrones</text:h>
        <text:p text:style-name="P4868"><text:span text:style-name="T4869">1 min</text:span></text:p>
        <text:p text:style-name="P4870"><text:span text:style-name="T4871">Maintenant que vous avez effectué une </text:span><text:span text:style-name="T4872">async</text:span><text:span text:style-name="T4873">requête</text:span><text:span text:style-name="T4874"><text:s/>GET, commençons à nous familiariser avec la </text:span><text:span text:style-name="T4875">async</text:span><text:span text:style-name="T4876">requête POST.</text:span></text:p>
        <text:p text:style-name="P4877">Comme nous l'avons vu précédemment, une requête POST nécessite davantage d'informations. Consultez le schéma à droite.</text:p>
        <text:p text:style-name="P4878"><text:span text:style-name="T4879">Nous conservons la même structure d'utilisation de </text:span><text:span text:style-name="T4880">try</text:span><text:span text:style-name="T4881">et </text:span><text:span text:style-name="T4882">catch</text:span><text:span text:style-name="T4883">que la </text:span><text:span text:style-name="T4884">async</text:span><text:span text:style-name="T4885">requête GET que nous venons d'étudier. Cependant, dans l' </text:span><text:span text:style-name="T4886">fetch()</text:span><text:span text:style-name="T4887">appel, nous devons maintenant inclure un argument supplémentaire contenant plus d'informations, comme </text:span><text:span text:style-name="T4888">method</text:span><text:span text:style-name="T4889">et </text:span><text:span text:style-name="T4890">body</text:span><text:span text:style-name="T4891">.</text:span></text:p>
        <text:soft-page-break/>
        <text:p text:style-name="P4892"><text:span text:style-name="T4893">La </text:span><text:span text:style-name="T4894">method</text:span><text:span text:style-name="T4895">valeur de la propriété est définie sur </text:span><text:span text:style-name="T4896">'POST'</text:span><text:span text:style-name="T4897">pour spécifier<text:s/></text:span><text:span text:style-name="T4898">le type de requête. Nous devons ensuite inclure une </text:span><text:span text:style-name="T4899">body</text:span><text:span text:style-name="T4900">propriété avec la valeur </text:span><text:span text:style-name="T4901">JSON.stringify({id: 200})</text:span><text:span text:style-name="T4902">.</text:span></text:p>
        <text:p text:style-name="P4903"/>
        <text:h text:style-name="P4904" text:outline-level="3">Créer une requête POST asynchrone</text:h>
        <text:p text:style-name="P4905"><text:span text:style-name="T4906">6 minutes</text:span></text:p>
        <text:p text:style-name="P4907"><text:span text:style-name="T4908">Puisque nous avons examiné le code standard d’une </text:span><text:span text:style-name="T4909">async</text:span><text:span text:style-name="T4910">requête POST, l’étape suivante consiste à intégr</text:span><text:span text:style-name="T4911">er cette logique dans la création d’une requête réelle.</text:span></text:p>
        <text:p text:style-name="P4912"><text:span text:style-name="T4913">Dans cet exercice, nous devrons récupérer notre clé API Rebrandly pour accéder à l' </text:span><text:a xlink:href="https://app.rebrandly.com/account/api-keys" office:target-frame-name="_top" xlink:show="replace"><text:span text:style-name="T4914">API Rebrandly</text:span></text:a><text:span text:style-name="T4915"> .</text:span></text:p>
        <text:p text:style-name="P4916"><text:span text:style-name="T4917">Nous passerons ensuite le point de<text:s/></text:span><text:span text:style-name="T4918">terminaison et l'objet de requête dans la </text:span><text:span text:style-name="T4919">fetch()</text:span><text:span text:style-name="T4920">méthode pour effectuer notre requête POST.</text:span></text:p>
        <text:p text:style-name="P4921">Si vous réinitialisez l'exercice à tout moment, vous devrez à nouveau coller votre clé API en haut !</text:p>
        <text:p text:style-name="P4922"/>
        <text:h text:style-name="P4923" text:outline-level="3">Créer une requête POST asynchrone</text:h>
        <text:p text:style-name="P4924"><text:span text:style-name="T4925">6 minutes</text:span></text:p>
        <text:p text:style-name="P4926"><text:span text:style-name="T4927">Puisque nous avons</text:span><text:span text:style-name="T4928"><text:s/>examiné le code standard d’une </text:span><text:span text:style-name="T4929">async</text:span><text:span text:style-name="T4930">requête POST, l’étape suivante consiste à intégrer cette logique dans la création d’une requête réelle.</text:span></text:p>
        <text:p text:style-name="P4931"><text:span text:style-name="T4932">Dans cet exercice, nous devrons récupérer notre clé API Rebrandly pour accéder à l' </text:span><text:a xlink:href="https://app.rebrandly.com/account/api-keys" office:target-frame-name="_top" xlink:show="replace"><text:span text:style-name="T4933">API Rebrandly</text:span></text:a><text:span text:style-name="T4934"> .</text:span></text:p>
        <text:p text:style-name="P4935"><text:span text:style-name="T4936">Nous passerons ensuite le point de terminaison et l'objet de requête dans la </text:span><text:span text:style-name="T4937">fetch()</text:span><text:span text:style-name="T4938">méthode pour effectuer notre requête POST.</text:span></text:p>
        <text:p text:style-name="P4939">Si vous réinitialisez l'exercice à tout moment, vous devrez à nouveau coller votre clé API en haut !</text:p>
        <text:p text:style-name="P4940"/>
        <text:h text:style-name="P4941" text:outline-level="3">Revoir</text:h>
        <text:p text:style-name="Normal"><text:span text:style-name="T4942">1 min</text:span></text:p>
        <text:p text:style-name="P4943">Dans cette leçon, nous avons appris à créer des GET et des POST</text:p>
        <text:p text:style-name="Normal"><text:a xlink:href="https://www.codecademy.com/resources/docs/javascript/requests" office:target-frame-name="_top" xlink:show="replace"><text:span text:style-name="T4944">demandes</text:span></text:a></text:p>
        <text:p text:style-name="Normal"><text:span text:style-name="T4945">Aperçu : Documents Chargement de la<text:s/></text:span><text:span text:style-name="T4946">description du lien</text:span></text:p>
        <text:p text:style-name="Normal"><text:span text:style-name="T4947">En utilisant l'API Fetch et les mots-clés </text:span><text:span text:style-name="T4948">async</text:span><text:span text:style-name="T4949">/ </text:span><text:span text:style-name="T4950">await</text:span><text:span text:style-name="T4951">. Récapitulons les concepts abordés dans les exercices précédents :</text:span></text:p>
        <text:list text:style-name="LFO44" text:continue-numbering="true">
          <text:list-item>
            <text:p text:style-name="P4952">Les requêtes GET et POST peuvent être créées de différentes manières.</text:p>
          </text:list-item>
          <text:list-item>
            <text:p text:style-name="P4953"><text:span text:style-name="T4954">Nous pouvons utiliser </text:span><text:span text:style-name="T4955">fetch()</text:span><text:span text:style-name="T4956">et </text:span><text:span text:style-name="T4957">async</text:span><text:span text:style-name="T4958">/ </text:span><text:span text:style-name="T4959">await</text:span><text:span text:style-name="T4960">pour demander de manière asynchrone des données à partir d'API.</text:span></text:p>
          </text:list-item>
          <text:list-item>
            <text:p text:style-name="P4961">Les promesses sont un type d’objet JavaScript qui représente les données qui seront éventuellement renvoyées à partir d’une requête.</text:p>
          </text:list-item>
          <text:list-item>
            <text:p text:style-name="P4962"><text:span text:style-name="T4963">La </text:span><text:span text:style-name="T4964">fetch()</text:span><text:span text:style-name="T4965">fonction peut être utilisée pour créer des requêt</text:span><text:span text:style-name="T4966">es et renverra des promesses.</text:span></text:p>
          </text:list-item>
          <text:list-item>
            <text:p text:style-name="P4967">Nous pouvons enchaîner</text:p>
          </text:list-item>
        </text:list>
        <text:p text:style-name="P4968"><text:a xlink:href="https://www.codecademy.com/resources/docs/javascript/promise/then" office:target-frame-name="_top" xlink:show="replace"><text:span text:style-name="T4969">.then()</text:span></text:a></text:p>
        <text:p text:style-name="P4970"><text:span text:style-name="T4971">Aperçu : Documents Chargement de la description du lien</text:span></text:p>
        <text:p text:style-name="P4972"> </text:p>
        <text:p text:style-name="P4973"><text:a xlink:href="https://www.codecademy.com/resources/docs/javascript/methods" office:target-frame-name="_top" xlink:show="replace"><text:span text:style-name="T4974">méthodes</text:span></text:a></text:p>
        <text:p text:style-name="P4975"><text:span text:style-name="T4976">Aperçu : Documents Chargement de la description du lien</text:span></text:p>
        <text:p text:style-name="P4977"><text:span text:style-name="T4978">pour gérer les promesses renvoyées par la </text:span><text:span text:style-name="T4979">fetch()</text:span><text:span text:style-name="T4980">fonction.</text:span></text:p>
        <text:list text:style-name="LFO44" text:continue-numbering="true">
          <text:list-item>
            <text:p text:style-name="P4981"><text:span text:style-name="T4982">Le </text:span><text:span text:style-name="T4983">async</text:span><text:span text:style-name="T4984">mot-clé est utilisé pour créer des</text:span></text:p>
          </text:list-item>
        </text:list>
        <text:p text:style-name="P4985"><text:a xlink:href="https://www.codecademy.com/resources/docs/javascript/functions" office:target-frame-name="_top" xlink:show="replace"><text:span text:style-name="T4986">fonctions</text:span></text:a></text:p>
        <text:p text:style-name="P4987"><text:span text:style-name="T4988">Aperçu : Documents Chargement de la description du lien</text:span></text:p>
        <text:p text:style-name="P4989">qui rendra les promesses.</text:p>
        <text:list text:style-name="LFO44" text:continue-numbering="true">
          <text:list-item>
            <text:p text:style-name="P4990"><text:span text:style-name="T4991">Le </text:span><text:span text:style-name="T4992">await</text:span><text:span text:style-name="T4993">mot-clé ne peut être utilisé qu'avec des fonctions déclarées avec le </text:span><text:span text:style-name="T4994">async</text:span><text:span text:style-name="T4995">mot-</text:span><text:span text:style-name="T4996">clé.</text:span></text:p>
          </text:list-item>
          <text:list-item>
            <text:p text:style-name="P4997"><text:span text:style-name="T4998">Le </text:span><text:span text:style-name="T4999">await</text:span><text:span text:style-name="T5000">mot clé suspend le programme en attendant la résolution d'une promesse.</text:span></text:p>
          </text:list-item>
        </text:list>
        <text:p text:style-name="P5001"><text:span text:style-name="T5002">Félicitations pour votre apprentissage des requêtes asynchrones avec </text:span><text:span text:style-name="T5003">fetch()</text:span><text:span text:style-name="T5004">, </text:span><text:span text:style-name="T5005">async</text:span><text:span text:style-name="T5006">, et </text:span><text:span text:style-name="T5007">await</text:span><text:span text:style-name="T5008">! Ces concepts sont essentiels pour développer des applications web plus<text:s/></text:span><text:span text:style-name="T5009">robustes !</text:span></text:p>
        <text:p text:style-name="P5010">Instructions</text:p>
        <text:p text:style-name="P5011"><text:span text:style-name="T5012">Jouez avec le navigateur et le code pour effectuer des requêtes GET et POST. Pour envoyer des requêtes POST à l'API Rebrandly, assurez-vous d'attribuer </text:span><text:span text:style-name="T5013">apiKey<text:s/></text:span><text:span text:style-name="T5014">votre clé API Rebrandly et d'exécuter le code !</text:span></text:p>
        <text:p text:style-name="P5015">Si vous voulez vous mettre au défi :</text:p>
        <text:list text:style-name="LFO45" text:continue-numbering="true">
          <text:list-item>
            <text:list>
              <text:list-item>
                <text:p text:style-name="P5016">Réécrivez les demandes à partir de zéro.</text:p>
              </text:list-item>
              <text:list-item>
                <text:p text:style-name="P5017"><text:span text:style-name="T5018">Remplacez les fonctions d'aide ( </text:span><text:span text:style-name="T5019">renderResponse()<text:s/></text:span><text:span text:style-name="T5020">dans </text:span><text:span text:style-name="T5021">public/helperFunctions.js</text:span><text:span text:style-name="T5022">) par votre propre code.</text:span></text:p>
              </text:list-item>
              <text:list-item>
                <text:p text:style-name="P5023"><text:span text:style-name="T5024">Utilisez différentes API pour effectuer des requêtes GET/POST en utilisant </text:span><text:span text:style-name="T5025">async</text:span><text:span text:style-name="T5026">/ </text:span><text:span text:style-name="T5027">await</text:span><text:span text:style-name="T5028">.</text:span></text:p>
              </text:list-item>
            </text:list>
          </text:list-item>
        </text:list>
        <text:p text:style-name="P5029"/>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onaco, Menlo, 'Ubuntu Mono', '" svg:font-family="Monaco, Menlo, 'Ubuntu Mono', '" style:font-family-generic="system"/>
    <style:font-face style:name="Apercu, apple-system, system-ui" svg:font-family="Apercu, apple-system, system-ui" style:font-family-generic="system"/>
    <style:font-face style:name="Apercu, apple-system, BlinkMacS" svg:font-family="Apercu, apple-system, BlinkMacS" style:font-family-generic="system"/>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D"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style:font-name-asian="Songti SC"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paragraph-properties fo:margin-top="0.1388in"/>
      <style:text-properties style:font-name="Liberation Serif" style:font-name-asian="Songti SC"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Songti SC"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style:font-name="Liberation Serif" style:font-name-asian="Songti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Framecontents" style:display-name="Frame contents" style:family="paragraph" style:parent-style-name="Standard">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ccentuation" style:display-name="Accentuation" style:family="text">
      <style:text-properties fo:font-style="italic" style:font-style-asian="italic" style:font-style-complex="italic"/>
    </style:style>
    <style:style style:name="SourceText" style:display-name="Source Text" style:family="text">
      <style:text-properties style:font-name="Liberation Mono" style:font-name-asian="Liberation Mono" style:font-name-complex="Liberation Mono"/>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gamut-uidoxx-styledtext" style:display-name="gamut-uidoxx-styledtext" style:family="text" style:parent-style-name="Policepardéfaut"/>
    <style:style style:name="g-md-p" style:display-name="g-md-p"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gamut-18awgza-styledtext" style:display-name="gamut-18awgza-styledtext" style:family="text" style:parent-style-name="Policepardéfaut"/>
    <style:style style:name="PréformatéHTML" style:display-name="Préformaté HTML"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mtk9" style:display-name="mtk9" style:family="text" style:parent-style-name="Policepardéfaut"/>
    <style:style style:name="mtk1" style:display-name="mtk1" style:family="text" style:parent-style-name="Policepardéfaut"/>
    <style:style style:name="mtk10" style:display-name="mtk10" style:family="text" style:parent-style-name="Policepardéfaut"/>
    <style:style style:name="mtk5" style:display-name="mtk5" style:family="text" style:parent-style-name="Policepardéfaut"/>
    <style:style style:name="Élevé" style:display-name="Élevé" style:family="text" style:parent-style-name="Policepardéfaut">
      <style:text-properties fo:font-weight="bold" style:font-weight-asian="bold" style:font-weight-complex="bold"/>
    </style:style>
    <style:style style:name="mtk12" style:display-name="mtk12" style:family="text" style:parent-style-name="Policepardéfaut"/>
    <style:style style:name="mtk16" style:display-name="mtk16" style:family="text" style:parent-style-name="Policepardéfaut"/>
    <style:style style:name="mtk8" style:display-name="mtk8" style:family="text" style:parent-style-name="Policepardéfaut"/>
    <style:style style:name="mtk4" style:display-name="mtk4" style:family="text" style:parent-style-name="Policepardéfaut"/>
    <style:style style:name="gamut-1dzl6xd-styledtext" style:display-name="gamut-1dzl6xd-styledtext"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styles_markdown__y5hhd" style:display-name="styles_markdown__y5hhd" style:family="text" style:parent-style-name="Policepardéfaut"/>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gamut-x5l22h-styledtext" style:display-name="gamut-x5l22h-styledtext" style:family="text" style:parent-style-name="Policepardéfaut"/>
    <style:style style:name="gamut-xz9pfx-hiddentext" style:display-name="gamut-xz9pfx-hiddentext" style:family="text" style:parent-style-name="Policepardéfaut"/>
    <style:style style:name="jqconsole-cursor" style:display-name="jqconsole-cursor" style:family="text" style:parent-style-name="Policepardéfaut"/>
    <style:style style:name="jqconsole-stdout" style:display-name="jqconsole-stdout" style:family="text" style:parent-style-name="Policepardéfaut"/>
    <style:style style:name="gamut-j650u4" style:display-name="gamut-j650u4" style:family="text" style:parent-style-name="Policepardéfaut"/>
    <style:style style:name="gamut-1cmg8yk-box" style:display-name="gamut-1cmg8yk-box" style:family="text" style:parent-style-name="Policepardéfaut"/>
    <style:style style:name="styles_checkpointnumber__zdlwv" style:display-name="styles_checkpointnumber__zdlwv"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drigue Malemba</meta:initial-creator>
    <dc:creator>Rodrigue Malemba</dc:creator>
    <meta:creation-date>2025-07-22T10:27:00Z</meta:creation-date>
    <dc:date>2025-10-07T15:15:00Z</dc:date>
    <meta:template xlink:href="Normal" xlink:type="simple"/>
    <meta:editing-cycles>88</meta:editing-cycles>
    <meta:editing-duration>PT373800S</meta:editing-duration>
    <meta:document-statistic meta:page-count="69" meta:paragraph-count="247" meta:word-count="18473" meta:character-count="123527" meta:row-count="877" meta:non-whitespace-character-count="105301"/>
  </office:meta>
</office:document-meta>
</file>